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imes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10000_sent</text:p>
          </table:table-cell>
          <table:table-cell office:value-type="string" calcext:value-type="string">
            <text:p>10000_recv</text:p>
          </table:table-cell>
          <table:table-cell office:value-type="string" calcext:value-type="string">
            <text:p>100000_sent</text:p>
          </table:table-cell>
          <table:table-cell office:value-type="string" calcext:value-type="string">
            <text:p>100000_recv</text:p>
          </table:table-cell>
          <table:table-cell office:value-type="string" calcext:value-type="string">
            <text:p>1000000_sent</text:p>
          </table:table-cell>
          <table:table-cell office:value-type="string" calcext:value-type="string">
            <text:p>1000000_recv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4768090764008E+018" calcext:value-type="float">
            <text:p>1.4768090764008E+018</text:p>
          </table:table-cell>
          <table:table-cell office:value-type="float" office:value="1.47680907640515E+018" calcext:value-type="float">
            <text:p>1.47680907640515E+018</text:p>
          </table:table-cell>
          <table:table-cell office:value-type="float" office:value="1.47680923931824E+018" calcext:value-type="float">
            <text:p>1.47680923931824E+018</text:p>
          </table:table-cell>
          <table:table-cell office:value-type="float" office:value="1.47680923932418E+018" calcext:value-type="float">
            <text:p>1.47680923932418E+018</text:p>
          </table:table-cell>
          <table:table-cell office:value-type="float" office:value="1.47680948068373E+018" calcext:value-type="float">
            <text:p>1.47680948068373E+018</text:p>
          </table:table-cell>
          <table:table-cell office:value-type="float" office:value="1.4768094806893E+018" calcext:value-type="float">
            <text:p>1.4768094806893E+0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7680907640134E+018" calcext:value-type="float">
            <text:p>1.47680907640134E+018</text:p>
          </table:table-cell>
          <table:table-cell office:value-type="float" office:value="1.47680907640585E+018" calcext:value-type="float">
            <text:p>1.47680907640585E+018</text:p>
          </table:table-cell>
          <table:table-cell office:value-type="float" office:value="1.47680923931878E+018" calcext:value-type="float">
            <text:p>1.47680923931878E+018</text:p>
          </table:table-cell>
          <table:table-cell office:value-type="float" office:value="1.4768092393265E+018" calcext:value-type="float">
            <text:p>1.4768092393265E+018</text:p>
          </table:table-cell>
          <table:table-cell office:value-type="float" office:value="1.47680948068426E+018" calcext:value-type="float">
            <text:p>1.47680948068426E+018</text:p>
          </table:table-cell>
          <table:table-cell office:value-type="float" office:value="1.47680948069486E+018" calcext:value-type="float">
            <text:p>1.47680948069486E+0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4768090764017E+018" calcext:value-type="float">
            <text:p>1.4768090764017E+018</text:p>
          </table:table-cell>
          <table:table-cell office:value-type="float" office:value="1.47680907640812E+018" calcext:value-type="float">
            <text:p>1.47680907640812E+018</text:p>
          </table:table-cell>
          <table:table-cell office:value-type="float" office:value="1.47680923931915E+018" calcext:value-type="float">
            <text:p>1.47680923931915E+018</text:p>
          </table:table-cell>
          <table:table-cell office:value-type="float" office:value="1.47680923932719E+018" calcext:value-type="float">
            <text:p>1.47680923932719E+018</text:p>
          </table:table-cell>
          <table:table-cell office:value-type="float" office:value="1.47680948068463E+018" calcext:value-type="float">
            <text:p>1.47680948068463E+018</text:p>
          </table:table-cell>
          <table:table-cell office:value-type="float" office:value="1.47680948069565E+018" calcext:value-type="float">
            <text:p>1.47680948069565E+0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47680907640205E+018" calcext:value-type="float">
            <text:p>1.47680907640205E+018</text:p>
          </table:table-cell>
          <table:table-cell office:value-type="float" office:value="1.47680907640907E+018" calcext:value-type="float">
            <text:p>1.47680907640907E+018</text:p>
          </table:table-cell>
          <table:table-cell office:value-type="float" office:value="1.47680923931951E+018" calcext:value-type="float">
            <text:p>1.47680923931951E+018</text:p>
          </table:table-cell>
          <table:table-cell office:value-type="float" office:value="1.47680923932855E+018" calcext:value-type="float">
            <text:p>1.47680923932855E+018</text:p>
          </table:table-cell>
          <table:table-cell office:value-type="float" office:value="1.47680948068498E+018" calcext:value-type="float">
            <text:p>1.47680948068498E+018</text:p>
          </table:table-cell>
          <table:table-cell office:value-type="float" office:value="1.47680948069607E+018" calcext:value-type="float">
            <text:p>1.47680948069607E+0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4768090764024E+018" calcext:value-type="float">
            <text:p>1.4768090764024E+018</text:p>
          </table:table-cell>
          <table:table-cell office:value-type="float" office:value="1.47680907640977E+018" calcext:value-type="float">
            <text:p>1.47680907640977E+018</text:p>
          </table:table-cell>
          <table:table-cell office:value-type="float" office:value="1.47680923931986E+018" calcext:value-type="float">
            <text:p>1.47680923931986E+018</text:p>
          </table:table-cell>
          <table:table-cell office:value-type="float" office:value="1.47680923932918E+018" calcext:value-type="float">
            <text:p>1.47680923932918E+018</text:p>
          </table:table-cell>
          <table:table-cell office:value-type="float" office:value="1.47680948068534E+018" calcext:value-type="float">
            <text:p>1.47680948068534E+018</text:p>
          </table:table-cell>
          <table:table-cell office:value-type="float" office:value="1.47680948069915E+018" calcext:value-type="float">
            <text:p>1.47680948069915E+0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47680907640274E+018" calcext:value-type="float">
            <text:p>1.47680907640274E+018</text:p>
          </table:table-cell>
          <table:table-cell office:value-type="float" office:value="1.47680907641515E+018" calcext:value-type="float">
            <text:p>1.47680907641515E+018</text:p>
          </table:table-cell>
          <table:table-cell office:value-type="float" office:value="1.47680923932021E+018" calcext:value-type="float">
            <text:p>1.47680923932021E+018</text:p>
          </table:table-cell>
          <table:table-cell office:value-type="float" office:value="1.47680923933139E+018" calcext:value-type="float">
            <text:p>1.47680923933139E+018</text:p>
          </table:table-cell>
          <table:table-cell office:value-type="float" office:value="1.47680948068569E+018" calcext:value-type="float">
            <text:p>1.47680948068569E+018</text:p>
          </table:table-cell>
          <table:table-cell office:value-type="float" office:value="1.47680948070224E+018" calcext:value-type="float">
            <text:p>1.47680948070224E+0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47680907640309E+018" calcext:value-type="float">
            <text:p>1.47680907640309E+018</text:p>
          </table:table-cell>
          <table:table-cell office:value-type="float" office:value="1.47680907641578E+018" calcext:value-type="float">
            <text:p>1.47680907641578E+018</text:p>
          </table:table-cell>
          <table:table-cell office:value-type="float" office:value="1.47680923932056E+018" calcext:value-type="float">
            <text:p>1.47680923932056E+018</text:p>
          </table:table-cell>
          <table:table-cell office:value-type="float" office:value="1.47680923933203E+018" calcext:value-type="float">
            <text:p>1.47680923933203E+018</text:p>
          </table:table-cell>
          <table:table-cell office:value-type="float" office:value="1.47680948068604E+018" calcext:value-type="float">
            <text:p>1.47680948068604E+018</text:p>
          </table:table-cell>
          <table:table-cell office:value-type="float" office:value="1.47680948070747E+018" calcext:value-type="float">
            <text:p>1.47680948070747E+0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47680907640343E+018" calcext:value-type="float">
            <text:p>1.47680907640343E+018</text:p>
          </table:table-cell>
          <table:table-cell office:value-type="float" office:value="1.47680907641716E+018" calcext:value-type="float">
            <text:p>1.47680907641716E+018</text:p>
          </table:table-cell>
          <table:table-cell office:value-type="float" office:value="1.47680923932091E+018" calcext:value-type="float">
            <text:p>1.47680923932091E+018</text:p>
          </table:table-cell>
          <table:table-cell office:value-type="float" office:value="1.47680923933256E+018" calcext:value-type="float">
            <text:p>1.47680923933256E+018</text:p>
          </table:table-cell>
          <table:table-cell office:value-type="float" office:value="1.47680948068644E+018" calcext:value-type="float">
            <text:p>1.47680948068644E+018</text:p>
          </table:table-cell>
          <table:table-cell office:value-type="float" office:value="1.4768094807108E+018" calcext:value-type="float">
            <text:p>1.4768094807108E+0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47680907640383E+018" calcext:value-type="float">
            <text:p>1.47680907640383E+018</text:p>
          </table:table-cell>
          <table:table-cell office:value-type="float" office:value="1.47680907642096E+018" calcext:value-type="float">
            <text:p>1.47680907642096E+018</text:p>
          </table:table-cell>
          <table:table-cell office:value-type="float" office:value="1.47680923932126E+018" calcext:value-type="float">
            <text:p>1.47680923932126E+018</text:p>
          </table:table-cell>
          <table:table-cell office:value-type="float" office:value="1.4768092393332E+018" calcext:value-type="float">
            <text:p>1.4768092393332E+018</text:p>
          </table:table-cell>
          <table:table-cell office:value-type="float" office:value="1.47680948068679E+018" calcext:value-type="float">
            <text:p>1.47680948068679E+018</text:p>
          </table:table-cell>
          <table:table-cell office:value-type="float" office:value="1.47680948071221E+018" calcext:value-type="float">
            <text:p>1.47680948071221E+0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47680907640422E+018" calcext:value-type="float">
            <text:p>1.47680907640422E+018</text:p>
          </table:table-cell>
          <table:table-cell office:value-type="float" office:value="1.47680907642344E+018" calcext:value-type="float">
            <text:p>1.47680907642344E+018</text:p>
          </table:table-cell>
          <table:table-cell office:value-type="float" office:value="1.47680923932161E+018" calcext:value-type="float">
            <text:p>1.47680923932161E+018</text:p>
          </table:table-cell>
          <table:table-cell office:value-type="float" office:value="1.47680923933379E+018" calcext:value-type="float">
            <text:p>1.47680923933379E+018</text:p>
          </table:table-cell>
          <table:table-cell office:value-type="float" office:value="1.47680948068715E+018" calcext:value-type="float">
            <text:p>1.47680948068715E+018</text:p>
          </table:table-cell>
          <table:table-cell office:value-type="float" office:value="1.47680948071286E+018" calcext:value-type="float">
            <text:p>1.47680948071286E+0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47680907640457E+018" calcext:value-type="float">
            <text:p>1.47680907640457E+018</text:p>
          </table:table-cell>
          <table:table-cell office:value-type="float" office:value="1.4768090764247E+018" calcext:value-type="float">
            <text:p>1.4768090764247E+018</text:p>
          </table:table-cell>
          <table:table-cell office:value-type="float" office:value="1.47680923932197E+018" calcext:value-type="float">
            <text:p>1.47680923932197E+018</text:p>
          </table:table-cell>
          <table:table-cell office:value-type="float" office:value="1.47680923933557E+018" calcext:value-type="float">
            <text:p>1.47680923933557E+018</text:p>
          </table:table-cell>
          <table:table-cell office:value-type="float" office:value="1.4768094806875E+018" calcext:value-type="float">
            <text:p>1.4768094806875E+018</text:p>
          </table:table-cell>
          <table:table-cell office:value-type="float" office:value="1.47680948071467E+018" calcext:value-type="float">
            <text:p>1.47680948071467E+0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47680907640558E+018" calcext:value-type="float">
            <text:p>1.47680907640558E+018</text:p>
          </table:table-cell>
          <table:table-cell office:value-type="float" office:value="1.4768090764258E+018" calcext:value-type="float">
            <text:p>1.4768090764258E+018</text:p>
          </table:table-cell>
          <table:table-cell office:value-type="float" office:value="1.47680923932232E+018" calcext:value-type="float">
            <text:p>1.47680923932232E+018</text:p>
          </table:table-cell>
          <table:table-cell office:value-type="float" office:value="1.47680923933617E+018" calcext:value-type="float">
            <text:p>1.47680923933617E+018</text:p>
          </table:table-cell>
          <table:table-cell office:value-type="float" office:value="1.4768094806879E+018" calcext:value-type="float">
            <text:p>1.4768094806879E+018</text:p>
          </table:table-cell>
          <table:table-cell office:value-type="float" office:value="1.47680948072122E+018" calcext:value-type="float">
            <text:p>1.47680948072122E+0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47680907640637E+018" calcext:value-type="float">
            <text:p>1.47680907640637E+018</text:p>
          </table:table-cell>
          <table:table-cell office:value-type="float" office:value="1.47680907642686E+018" calcext:value-type="float">
            <text:p>1.47680907642686E+018</text:p>
          </table:table-cell>
          <table:table-cell office:value-type="float" office:value="1.47680923932273E+018" calcext:value-type="float">
            <text:p>1.47680923932273E+018</text:p>
          </table:table-cell>
          <table:table-cell office:value-type="float" office:value="1.47680923933675E+018" calcext:value-type="float">
            <text:p>1.47680923933675E+018</text:p>
          </table:table-cell>
          <table:table-cell office:value-type="float" office:value="1.47680948068825E+018" calcext:value-type="float">
            <text:p>1.47680948068825E+018</text:p>
          </table:table-cell>
          <table:table-cell office:value-type="float" office:value="1.47680948072184E+018" calcext:value-type="float">
            <text:p>1.47680948072184E+0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4768090764068E+018" calcext:value-type="float">
            <text:p>1.4768090764068E+018</text:p>
          </table:table-cell>
          <table:table-cell office:value-type="float" office:value="1.47680907642744E+018" calcext:value-type="float">
            <text:p>1.47680907642744E+018</text:p>
          </table:table-cell>
          <table:table-cell office:value-type="float" office:value="1.47680923932308E+018" calcext:value-type="float">
            <text:p>1.47680923932308E+018</text:p>
          </table:table-cell>
          <table:table-cell office:value-type="float" office:value="1.47680923933731E+018" calcext:value-type="float">
            <text:p>1.47680923933731E+018</text:p>
          </table:table-cell>
          <table:table-cell office:value-type="float" office:value="1.47680948068861E+018" calcext:value-type="float">
            <text:p>1.47680948068861E+018</text:p>
          </table:table-cell>
          <table:table-cell office:value-type="float" office:value="1.47680948072235E+018" calcext:value-type="float">
            <text:p>1.47680948072235E+0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47680907640716E+018" calcext:value-type="float">
            <text:p>1.47680907640716E+018</text:p>
          </table:table-cell>
          <table:table-cell office:value-type="float" office:value="1.47680907642785E+018" calcext:value-type="float">
            <text:p>1.47680907642785E+018</text:p>
          </table:table-cell>
          <table:table-cell office:value-type="float" office:value="1.47680923932347E+018" calcext:value-type="float">
            <text:p>1.47680923932347E+018</text:p>
          </table:table-cell>
          <table:table-cell office:value-type="float" office:value="1.47680923933881E+018" calcext:value-type="float">
            <text:p>1.47680923933881E+018</text:p>
          </table:table-cell>
          <table:table-cell office:value-type="float" office:value="1.47680948068896E+018" calcext:value-type="float">
            <text:p>1.47680948068896E+018</text:p>
          </table:table-cell>
          <table:table-cell office:value-type="float" office:value="1.47680948072364E+018" calcext:value-type="float">
            <text:p>1.47680948072364E+0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47680907640751E+018" calcext:value-type="float">
            <text:p>1.47680907640751E+018</text:p>
          </table:table-cell>
          <table:table-cell office:value-type="float" office:value="1.47680907642791E+018" calcext:value-type="float">
            <text:p>1.47680907642791E+018</text:p>
          </table:table-cell>
          <table:table-cell office:value-type="float" office:value="1.47680923932383E+018" calcext:value-type="float">
            <text:p>1.47680923932383E+018</text:p>
          </table:table-cell>
          <table:table-cell office:value-type="float" office:value="1.47680923933951E+018" calcext:value-type="float">
            <text:p>1.47680923933951E+018</text:p>
          </table:table-cell>
          <table:table-cell office:value-type="float" office:value="1.47680948068933E+018" calcext:value-type="float">
            <text:p>1.47680948068933E+018</text:p>
          </table:table-cell>
          <table:table-cell office:value-type="float" office:value="1.47680948072403E+018" calcext:value-type="float">
            <text:p>1.47680948072403E+0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47680907640786E+018" calcext:value-type="float">
            <text:p>1.47680907640786E+018</text:p>
          </table:table-cell>
          <table:table-cell office:value-type="float" office:value="1.47680907642797E+018" calcext:value-type="float">
            <text:p>1.47680907642797E+018</text:p>
          </table:table-cell>
          <table:table-cell office:value-type="float" office:value="1.4768092393242E+018" calcext:value-type="float">
            <text:p>1.4768092393242E+018</text:p>
          </table:table-cell>
          <table:table-cell office:value-type="float" office:value="1.47680923934136E+018" calcext:value-type="float">
            <text:p>1.47680923934136E+018</text:p>
          </table:table-cell>
          <table:table-cell office:value-type="float" office:value="1.4768094806897E+018" calcext:value-type="float">
            <text:p>1.4768094806897E+018</text:p>
          </table:table-cell>
          <table:table-cell office:value-type="float" office:value="1.47680948072439E+018" calcext:value-type="float">
            <text:p>1.47680948072439E+0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47680907640855E+018" calcext:value-type="float">
            <text:p>1.47680907640855E+018</text:p>
          </table:table-cell>
          <table:table-cell office:value-type="float" office:value="1.47680907642802E+018" calcext:value-type="float">
            <text:p>1.47680907642802E+018</text:p>
          </table:table-cell>
          <table:table-cell office:value-type="float" office:value="1.47680923932457E+018" calcext:value-type="float">
            <text:p>1.47680923932457E+018</text:p>
          </table:table-cell>
          <table:table-cell office:value-type="float" office:value="1.47680923934352E+018" calcext:value-type="float">
            <text:p>1.47680923934352E+018</text:p>
          </table:table-cell>
          <table:table-cell office:value-type="float" office:value="1.47680948069005E+018" calcext:value-type="float">
            <text:p>1.47680948069005E+018</text:p>
          </table:table-cell>
          <table:table-cell office:value-type="float" office:value="1.4768094807248E+018" calcext:value-type="float">
            <text:p>1.4768094807248E+0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47680907640921E+018" calcext:value-type="float">
            <text:p>1.47680907640921E+018</text:p>
          </table:table-cell>
          <table:table-cell office:value-type="float" office:value="1.47680907642808E+018" calcext:value-type="float">
            <text:p>1.47680907642808E+018</text:p>
          </table:table-cell>
          <table:table-cell office:value-type="float" office:value="1.47680923932492E+018" calcext:value-type="float">
            <text:p>1.47680923932492E+018</text:p>
          </table:table-cell>
          <table:table-cell office:value-type="float" office:value="1.47680923934567E+018" calcext:value-type="float">
            <text:p>1.47680923934567E+018</text:p>
          </table:table-cell>
          <table:table-cell office:value-type="float" office:value="1.4768094806904E+018" calcext:value-type="float">
            <text:p>1.4768094806904E+018</text:p>
          </table:table-cell>
          <table:table-cell office:value-type="float" office:value="1.47680948072517E+018" calcext:value-type="float">
            <text:p>1.47680948072517E+0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4768090764096E+018" calcext:value-type="float">
            <text:p>1.4768090764096E+018</text:p>
          </table:table-cell>
          <table:table-cell office:value-type="float" office:value="1.47680907642813E+018" calcext:value-type="float">
            <text:p>1.47680907642813E+018</text:p>
          </table:table-cell>
          <table:table-cell office:value-type="float" office:value="1.47680923932531E+018" calcext:value-type="float">
            <text:p>1.47680923932531E+018</text:p>
          </table:table-cell>
          <table:table-cell office:value-type="float" office:value="1.47680923934757E+018" calcext:value-type="float">
            <text:p>1.47680923934757E+018</text:p>
          </table:table-cell>
          <table:table-cell office:value-type="float" office:value="1.47680948069074E+018" calcext:value-type="float">
            <text:p>1.47680948069074E+018</text:p>
          </table:table-cell>
          <table:table-cell office:value-type="float" office:value="1.47680948072555E+018" calcext:value-type="float">
            <text:p>1.47680948072555E+0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47680907641021E+018" calcext:value-type="float">
            <text:p>1.47680907641021E+018</text:p>
          </table:table-cell>
          <table:table-cell office:value-type="float" office:value="1.47680907642959E+018" calcext:value-type="float">
            <text:p>1.47680907642959E+018</text:p>
          </table:table-cell>
          <table:table-cell office:value-type="float" office:value="1.47680923932566E+018" calcext:value-type="float">
            <text:p>1.47680923932566E+018</text:p>
          </table:table-cell>
          <table:table-cell office:value-type="float" office:value="1.47680923934821E+018" calcext:value-type="float">
            <text:p>1.47680923934821E+018</text:p>
          </table:table-cell>
          <table:table-cell office:value-type="float" office:value="1.4768094806911E+018" calcext:value-type="float">
            <text:p>1.4768094806911E+018</text:p>
          </table:table-cell>
          <table:table-cell office:value-type="float" office:value="1.47680948072595E+018" calcext:value-type="float">
            <text:p>1.47680948072595E+0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47680907641056E+018" calcext:value-type="float">
            <text:p>1.47680907641056E+018</text:p>
          </table:table-cell>
          <table:table-cell office:value-type="float" office:value="1.47680907643058E+018" calcext:value-type="float">
            <text:p>1.47680907643058E+018</text:p>
          </table:table-cell>
          <table:table-cell office:value-type="float" office:value="1.47680923932602E+018" calcext:value-type="float">
            <text:p>1.47680923932602E+018</text:p>
          </table:table-cell>
          <table:table-cell office:value-type="float" office:value="1.47680923935088E+018" calcext:value-type="float">
            <text:p>1.47680923935088E+018</text:p>
          </table:table-cell>
          <table:table-cell office:value-type="float" office:value="1.47680948069145E+018" calcext:value-type="float">
            <text:p>1.47680948069145E+018</text:p>
          </table:table-cell>
          <table:table-cell office:value-type="float" office:value="1.4768094807264E+018" calcext:value-type="float">
            <text:p>1.4768094807264E+01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47680907641091E+018" calcext:value-type="float">
            <text:p>1.47680907641091E+018</text:p>
          </table:table-cell>
          <table:table-cell office:value-type="float" office:value="1.47680907643229E+018" calcext:value-type="float">
            <text:p>1.47680907643229E+018</text:p>
          </table:table-cell>
          <table:table-cell office:value-type="float" office:value="1.47680923932642E+018" calcext:value-type="float">
            <text:p>1.47680923932642E+018</text:p>
          </table:table-cell>
          <table:table-cell office:value-type="float" office:value="1.47680923935146E+018" calcext:value-type="float">
            <text:p>1.47680923935146E+018</text:p>
          </table:table-cell>
          <table:table-cell office:value-type="float" office:value="1.4768094806918E+018" calcext:value-type="float">
            <text:p>1.4768094806918E+018</text:p>
          </table:table-cell>
          <table:table-cell office:value-type="float" office:value="1.47680948072671E+018" calcext:value-type="float">
            <text:p>1.47680948072671E+01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47680907641126E+018" calcext:value-type="float">
            <text:p>1.47680907641126E+018</text:p>
          </table:table-cell>
          <table:table-cell office:value-type="float" office:value="1.47680907643318E+018" calcext:value-type="float">
            <text:p>1.47680907643318E+018</text:p>
          </table:table-cell>
          <table:table-cell office:value-type="float" office:value="1.47680923932679E+018" calcext:value-type="float">
            <text:p>1.47680923932679E+018</text:p>
          </table:table-cell>
          <table:table-cell office:value-type="float" office:value="1.47680923935311E+018" calcext:value-type="float">
            <text:p>1.47680923935311E+018</text:p>
          </table:table-cell>
          <table:table-cell office:value-type="float" office:value="1.47680948069219E+018" calcext:value-type="float">
            <text:p>1.47680948069219E+018</text:p>
          </table:table-cell>
          <table:table-cell office:value-type="float" office:value="1.47680948072712E+018" calcext:value-type="float">
            <text:p>1.47680948072712E+01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47680907641161E+018" calcext:value-type="float">
            <text:p>1.47680907641161E+018</text:p>
          </table:table-cell>
          <table:table-cell office:value-type="float" office:value="1.47680907643344E+018" calcext:value-type="float">
            <text:p>1.47680907643344E+018</text:p>
          </table:table-cell>
          <table:table-cell office:value-type="float" office:value="1.47680923932716E+018" calcext:value-type="float">
            <text:p>1.47680923932716E+018</text:p>
          </table:table-cell>
          <table:table-cell office:value-type="float" office:value="1.47680923935372E+018" calcext:value-type="float">
            <text:p>1.47680923935372E+018</text:p>
          </table:table-cell>
          <table:table-cell office:value-type="float" office:value="1.47680948069255E+018" calcext:value-type="float">
            <text:p>1.47680948069255E+018</text:p>
          </table:table-cell>
          <table:table-cell office:value-type="float" office:value="1.47680948072785E+018" calcext:value-type="float">
            <text:p>1.47680948072785E+01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47680907641195E+018" calcext:value-type="float">
            <text:p>1.47680907641195E+018</text:p>
          </table:table-cell>
          <table:table-cell office:value-type="float" office:value="1.47680907643492E+018" calcext:value-type="float">
            <text:p>1.47680907643492E+018</text:p>
          </table:table-cell>
          <table:table-cell office:value-type="float" office:value="1.47680923932752E+018" calcext:value-type="float">
            <text:p>1.47680923932752E+018</text:p>
          </table:table-cell>
          <table:table-cell office:value-type="float" office:value="1.47680923935433E+018" calcext:value-type="float">
            <text:p>1.47680923935433E+018</text:p>
          </table:table-cell>
          <table:table-cell office:value-type="float" office:value="1.47680948069293E+018" calcext:value-type="float">
            <text:p>1.47680948069293E+018</text:p>
          </table:table-cell>
          <table:table-cell office:value-type="float" office:value="1.47680948072826E+018" calcext:value-type="float">
            <text:p>1.47680948072826E+01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.4768090764123E+018" calcext:value-type="float">
            <text:p>1.4768090764123E+018</text:p>
          </table:table-cell>
          <table:table-cell office:value-type="float" office:value="1.47680907643559E+018" calcext:value-type="float">
            <text:p>1.47680907643559E+018</text:p>
          </table:table-cell>
          <table:table-cell office:value-type="float" office:value="1.47680923932791E+018" calcext:value-type="float">
            <text:p>1.47680923932791E+018</text:p>
          </table:table-cell>
          <table:table-cell office:value-type="float" office:value="1.47680923935497E+018" calcext:value-type="float">
            <text:p>1.47680923935497E+018</text:p>
          </table:table-cell>
          <table:table-cell office:value-type="float" office:value="1.47680948069328E+018" calcext:value-type="float">
            <text:p>1.47680948069328E+018</text:p>
          </table:table-cell>
          <table:table-cell office:value-type="float" office:value="1.47680948072931E+018" calcext:value-type="float">
            <text:p>1.47680948072931E+01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47680907641265E+018" calcext:value-type="float">
            <text:p>1.47680907641265E+018</text:p>
          </table:table-cell>
          <table:table-cell office:value-type="float" office:value="1.47680907643631E+018" calcext:value-type="float">
            <text:p>1.47680907643631E+018</text:p>
          </table:table-cell>
          <table:table-cell office:value-type="float" office:value="1.4768092393283E+018" calcext:value-type="float">
            <text:p>1.4768092393283E+018</text:p>
          </table:table-cell>
          <table:table-cell office:value-type="float" office:value="1.47680923935566E+018" calcext:value-type="float">
            <text:p>1.47680923935566E+018</text:p>
          </table:table-cell>
          <table:table-cell office:value-type="float" office:value="1.47680948069363E+018" calcext:value-type="float">
            <text:p>1.47680948069363E+018</text:p>
          </table:table-cell>
          <table:table-cell office:value-type="float" office:value="1.47680948072969E+018" calcext:value-type="float">
            <text:p>1.47680948072969E+01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476809076413E+018" calcext:value-type="float">
            <text:p>1.476809076413E+018</text:p>
          </table:table-cell>
          <table:table-cell office:value-type="float" office:value="1.47680907643638E+018" calcext:value-type="float">
            <text:p>1.47680907643638E+018</text:p>
          </table:table-cell>
          <table:table-cell office:value-type="float" office:value="1.47680923932866E+018" calcext:value-type="float">
            <text:p>1.47680923932866E+018</text:p>
          </table:table-cell>
          <table:table-cell office:value-type="float" office:value="1.47680923935605E+018" calcext:value-type="float">
            <text:p>1.47680923935605E+018</text:p>
          </table:table-cell>
          <table:table-cell office:value-type="float" office:value="1.47680948069399E+018" calcext:value-type="float">
            <text:p>1.47680948069399E+018</text:p>
          </table:table-cell>
          <table:table-cell office:value-type="float" office:value="1.47680948073006E+018" calcext:value-type="float">
            <text:p>1.47680948073006E+01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.47680907641334E+018" calcext:value-type="float">
            <text:p>1.47680907641334E+018</text:p>
          </table:table-cell>
          <table:table-cell office:value-type="float" office:value="1.47680907643644E+018" calcext:value-type="float">
            <text:p>1.47680907643644E+018</text:p>
          </table:table-cell>
          <table:table-cell office:value-type="float" office:value="1.47680923932903E+018" calcext:value-type="float">
            <text:p>1.47680923932903E+018</text:p>
          </table:table-cell>
          <table:table-cell office:value-type="float" office:value="1.47680923935813E+018" calcext:value-type="float">
            <text:p>1.47680923935813E+018</text:p>
          </table:table-cell>
          <table:table-cell office:value-type="float" office:value="1.47680948069439E+018" calcext:value-type="float">
            <text:p>1.47680948069439E+018</text:p>
          </table:table-cell>
          <table:table-cell office:value-type="float" office:value="1.47680948073043E+018" calcext:value-type="float">
            <text:p>1.47680948073043E+0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47680907641369E+018" calcext:value-type="float">
            <text:p>1.47680907641369E+018</text:p>
          </table:table-cell>
          <table:table-cell office:value-type="float" office:value="1.47680907643649E+018" calcext:value-type="float">
            <text:p>1.47680907643649E+018</text:p>
          </table:table-cell>
          <table:table-cell office:value-type="float" office:value="1.47680923932939E+018" calcext:value-type="float">
            <text:p>1.47680923932939E+018</text:p>
          </table:table-cell>
          <table:table-cell office:value-type="float" office:value="1.47680923935847E+018" calcext:value-type="float">
            <text:p>1.47680923935847E+018</text:p>
          </table:table-cell>
          <table:table-cell office:value-type="float" office:value="1.47680948069475E+018" calcext:value-type="float">
            <text:p>1.47680948069475E+018</text:p>
          </table:table-cell>
          <table:table-cell office:value-type="float" office:value="1.47680948073087E+018" calcext:value-type="float">
            <text:p>1.47680948073087E+01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.47680907641403E+018" calcext:value-type="float">
            <text:p>1.47680907641403E+018</text:p>
          </table:table-cell>
          <table:table-cell office:value-type="float" office:value="1.47680907643655E+018" calcext:value-type="float">
            <text:p>1.47680907643655E+018</text:p>
          </table:table-cell>
          <table:table-cell office:value-type="float" office:value="1.47680923932974E+018" calcext:value-type="float">
            <text:p>1.47680923932974E+018</text:p>
          </table:table-cell>
          <table:table-cell office:value-type="float" office:value="1.47680923935883E+018" calcext:value-type="float">
            <text:p>1.47680923935883E+018</text:p>
          </table:table-cell>
          <table:table-cell office:value-type="float" office:value="1.47680948069511E+018" calcext:value-type="float">
            <text:p>1.47680948069511E+018</text:p>
          </table:table-cell>
          <table:table-cell office:value-type="float" office:value="1.47680948073125E+018" calcext:value-type="float">
            <text:p>1.47680948073125E+01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47680907641445E+018" calcext:value-type="float">
            <text:p>1.47680907641445E+018</text:p>
          </table:table-cell>
          <table:table-cell office:value-type="float" office:value="1.47680907643673E+018" calcext:value-type="float">
            <text:p>1.47680907643673E+018</text:p>
          </table:table-cell>
          <table:table-cell office:value-type="float" office:value="1.4768092393301E+018" calcext:value-type="float">
            <text:p>1.4768092393301E+018</text:p>
          </table:table-cell>
          <table:table-cell office:value-type="float" office:value="1.47680923935921E+018" calcext:value-type="float">
            <text:p>1.47680923935921E+018</text:p>
          </table:table-cell>
          <table:table-cell office:value-type="float" office:value="1.47680948069547E+018" calcext:value-type="float">
            <text:p>1.47680948069547E+018</text:p>
          </table:table-cell>
          <table:table-cell office:value-type="float" office:value="1.47680948073162E+018" calcext:value-type="float">
            <text:p>1.47680948073162E+01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.4768090764148E+018" calcext:value-type="float">
            <text:p>1.4768090764148E+018</text:p>
          </table:table-cell>
          <table:table-cell office:value-type="float" office:value="1.47680907644075E+018" calcext:value-type="float">
            <text:p>1.47680907644075E+018</text:p>
          </table:table-cell>
          <table:table-cell office:value-type="float" office:value="1.47680923933045E+018" calcext:value-type="float">
            <text:p>1.47680923933045E+018</text:p>
          </table:table-cell>
          <table:table-cell office:value-type="float" office:value="1.47680923935957E+018" calcext:value-type="float">
            <text:p>1.47680923935957E+018</text:p>
          </table:table-cell>
          <table:table-cell office:value-type="float" office:value="1.47680948069588E+018" calcext:value-type="float">
            <text:p>1.47680948069588E+018</text:p>
          </table:table-cell>
          <table:table-cell office:value-type="float" office:value="1.47680948073232E+018" calcext:value-type="float">
            <text:p>1.47680948073232E+01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.47680907641546E+018" calcext:value-type="float">
            <text:p>1.47680907641546E+018</text:p>
          </table:table-cell>
          <table:table-cell office:value-type="float" office:value="1.47680907644149E+018" calcext:value-type="float">
            <text:p>1.47680907644149E+018</text:p>
          </table:table-cell>
          <table:table-cell office:value-type="float" office:value="1.47680923933086E+018" calcext:value-type="float">
            <text:p>1.47680923933086E+018</text:p>
          </table:table-cell>
          <table:table-cell office:value-type="float" office:value="1.47680923935995E+018" calcext:value-type="float">
            <text:p>1.47680923935995E+018</text:p>
          </table:table-cell>
          <table:table-cell office:value-type="float" office:value="1.47680948069663E+018" calcext:value-type="float">
            <text:p>1.47680948069663E+018</text:p>
          </table:table-cell>
          <table:table-cell office:value-type="float" office:value="1.47680948073293E+018" calcext:value-type="float">
            <text:p>1.47680948073293E+01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47680907641608E+018" calcext:value-type="float">
            <text:p>1.47680907641608E+018</text:p>
          </table:table-cell>
          <table:table-cell office:value-type="float" office:value="1.47680907644181E+018" calcext:value-type="float">
            <text:p>1.47680907644181E+018</text:p>
          </table:table-cell>
          <table:table-cell office:value-type="float" office:value="1.47680923933122E+018" calcext:value-type="float">
            <text:p>1.47680923933122E+018</text:p>
          </table:table-cell>
          <table:table-cell office:value-type="float" office:value="1.47680923936032E+018" calcext:value-type="float">
            <text:p>1.47680923936032E+018</text:p>
          </table:table-cell>
          <table:table-cell office:value-type="float" office:value="1.47680948069701E+018" calcext:value-type="float">
            <text:p>1.47680948069701E+018</text:p>
          </table:table-cell>
          <table:table-cell office:value-type="float" office:value="1.47680948073401E+018" calcext:value-type="float">
            <text:p>1.47680948073401E+01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.47680907641654E+018" calcext:value-type="float">
            <text:p>1.47680907641654E+018</text:p>
          </table:table-cell>
          <table:table-cell office:value-type="float" office:value="1.47680907644229E+018" calcext:value-type="float">
            <text:p>1.47680907644229E+018</text:p>
          </table:table-cell>
          <table:table-cell office:value-type="float" office:value="1.47680923933158E+018" calcext:value-type="float">
            <text:p>1.47680923933158E+018</text:p>
          </table:table-cell>
          <table:table-cell office:value-type="float" office:value="1.47680923936075E+018" calcext:value-type="float">
            <text:p>1.47680923936075E+018</text:p>
          </table:table-cell>
          <table:table-cell office:value-type="float" office:value="1.47680948069736E+018" calcext:value-type="float">
            <text:p>1.47680948069736E+018</text:p>
          </table:table-cell>
          <table:table-cell office:value-type="float" office:value="1.47680948073439E+018" calcext:value-type="float">
            <text:p>1.47680948073439E+01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.4768090764169E+018" calcext:value-type="float">
            <text:p>1.4768090764169E+018</text:p>
          </table:table-cell>
          <table:table-cell office:value-type="float" office:value="1.47680907644251E+018" calcext:value-type="float">
            <text:p>1.47680907644251E+018</text:p>
          </table:table-cell>
          <table:table-cell office:value-type="float" office:value="1.47680923933197E+018" calcext:value-type="float">
            <text:p>1.47680923933197E+018</text:p>
          </table:table-cell>
          <table:table-cell office:value-type="float" office:value="1.47680923936113E+018" calcext:value-type="float">
            <text:p>1.47680923936113E+018</text:p>
          </table:table-cell>
          <table:table-cell office:value-type="float" office:value="1.47680948069771E+018" calcext:value-type="float">
            <text:p>1.47680948069771E+018</text:p>
          </table:table-cell>
          <table:table-cell office:value-type="float" office:value="1.47680948073475E+018" calcext:value-type="float">
            <text:p>1.47680948073475E+01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.47680907641756E+018" calcext:value-type="float">
            <text:p>1.47680907641756E+018</text:p>
          </table:table-cell>
          <table:table-cell office:value-type="float" office:value="1.4768090764429E+018" calcext:value-type="float">
            <text:p>1.4768090764429E+018</text:p>
          </table:table-cell>
          <table:table-cell office:value-type="float" office:value="1.47680923933239E+018" calcext:value-type="float">
            <text:p>1.47680923933239E+018</text:p>
          </table:table-cell>
          <table:table-cell office:value-type="float" office:value="1.47680923936151E+018" calcext:value-type="float">
            <text:p>1.47680923936151E+018</text:p>
          </table:table-cell>
          <table:table-cell office:value-type="float" office:value="1.47680948069806E+018" calcext:value-type="float">
            <text:p>1.47680948069806E+018</text:p>
          </table:table-cell>
          <table:table-cell office:value-type="float" office:value="1.47680948073517E+018" calcext:value-type="float">
            <text:p>1.47680948073517E+01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.47680907641791E+018" calcext:value-type="float">
            <text:p>1.47680907641791E+018</text:p>
          </table:table-cell>
          <table:table-cell office:value-type="float" office:value="1.47680907644296E+018" calcext:value-type="float">
            <text:p>1.47680907644296E+018</text:p>
          </table:table-cell>
          <table:table-cell office:value-type="float" office:value="1.47680923933276E+018" calcext:value-type="float">
            <text:p>1.47680923933276E+018</text:p>
          </table:table-cell>
          <table:table-cell office:value-type="float" office:value="1.47680923936188E+018" calcext:value-type="float">
            <text:p>1.47680923936188E+018</text:p>
          </table:table-cell>
          <table:table-cell office:value-type="float" office:value="1.47680948069846E+018" calcext:value-type="float">
            <text:p>1.47680948069846E+018</text:p>
          </table:table-cell>
          <table:table-cell office:value-type="float" office:value="1.47680948073553E+018" calcext:value-type="float">
            <text:p>1.47680948073553E+01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47680907641827E+018" calcext:value-type="float">
            <text:p>1.47680907641827E+018</text:p>
          </table:table-cell>
          <table:table-cell office:value-type="float" office:value="1.47680907644302E+018" calcext:value-type="float">
            <text:p>1.47680907644302E+018</text:p>
          </table:table-cell>
          <table:table-cell office:value-type="float" office:value="1.47680923933317E+018" calcext:value-type="float">
            <text:p>1.47680923933317E+018</text:p>
          </table:table-cell>
          <table:table-cell office:value-type="float" office:value="1.47680923936226E+018" calcext:value-type="float">
            <text:p>1.47680923936226E+018</text:p>
          </table:table-cell>
          <table:table-cell office:value-type="float" office:value="1.47680948069882E+018" calcext:value-type="float">
            <text:p>1.47680948069882E+018</text:p>
          </table:table-cell>
          <table:table-cell office:value-type="float" office:value="1.4768094807359E+018" calcext:value-type="float">
            <text:p>1.4768094807359E+01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.47680907641861E+018" calcext:value-type="float">
            <text:p>1.47680907641861E+018</text:p>
          </table:table-cell>
          <table:table-cell office:value-type="float" office:value="1.47680907644307E+018" calcext:value-type="float">
            <text:p>1.47680907644307E+018</text:p>
          </table:table-cell>
          <table:table-cell office:value-type="float" office:value="1.47680923933354E+018" calcext:value-type="float">
            <text:p>1.47680923933354E+018</text:p>
          </table:table-cell>
          <table:table-cell office:value-type="float" office:value="1.47680923936263E+018" calcext:value-type="float">
            <text:p>1.47680923936263E+018</text:p>
          </table:table-cell>
          <table:table-cell office:value-type="float" office:value="1.47680948069917E+018" calcext:value-type="float">
            <text:p>1.47680948069917E+018</text:p>
          </table:table-cell>
          <table:table-cell office:value-type="float" office:value="1.47680948073637E+018" calcext:value-type="float">
            <text:p>1.47680948073637E+01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.47680907641896E+018" calcext:value-type="float">
            <text:p>1.47680907641896E+018</text:p>
          </table:table-cell>
          <table:table-cell office:value-type="float" office:value="1.47680907644313E+018" calcext:value-type="float">
            <text:p>1.47680907644313E+018</text:p>
          </table:table-cell>
          <table:table-cell office:value-type="float" office:value="1.47680923933391E+018" calcext:value-type="float">
            <text:p>1.47680923933391E+018</text:p>
          </table:table-cell>
          <table:table-cell office:value-type="float" office:value="1.47680923936306E+018" calcext:value-type="float">
            <text:p>1.47680923936306E+018</text:p>
          </table:table-cell>
          <table:table-cell office:value-type="float" office:value="1.47680948069954E+018" calcext:value-type="float">
            <text:p>1.47680948069954E+018</text:p>
          </table:table-cell>
          <table:table-cell office:value-type="float" office:value="1.47680948073695E+018" calcext:value-type="float">
            <text:p>1.47680948073695E+01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.47680907641931E+018" calcext:value-type="float">
            <text:p>1.47680907641931E+018</text:p>
          </table:table-cell>
          <table:table-cell office:value-type="float" office:value="1.4768090764433E+018" calcext:value-type="float">
            <text:p>1.4768090764433E+018</text:p>
          </table:table-cell>
          <table:table-cell office:value-type="float" office:value="1.47680923933427E+018" calcext:value-type="float">
            <text:p>1.47680923933427E+018</text:p>
          </table:table-cell>
          <table:table-cell office:value-type="float" office:value="1.47680923936347E+018" calcext:value-type="float">
            <text:p>1.47680923936347E+018</text:p>
          </table:table-cell>
          <table:table-cell office:value-type="float" office:value="1.47680948070008E+018" calcext:value-type="float">
            <text:p>1.47680948070008E+018</text:p>
          </table:table-cell>
          <table:table-cell office:value-type="float" office:value="1.47680948073757E+018" calcext:value-type="float">
            <text:p>1.47680948073757E+01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.47680907641965E+018" calcext:value-type="float">
            <text:p>1.47680907641965E+018</text:p>
          </table:table-cell>
          <table:table-cell office:value-type="float" office:value="1.4768090764436E+018" calcext:value-type="float">
            <text:p>1.4768090764436E+018</text:p>
          </table:table-cell>
          <table:table-cell office:value-type="float" office:value="1.47680923933463E+018" calcext:value-type="float">
            <text:p>1.47680923933463E+018</text:p>
          </table:table-cell>
          <table:table-cell office:value-type="float" office:value="1.47680923936384E+018" calcext:value-type="float">
            <text:p>1.47680923936384E+018</text:p>
          </table:table-cell>
          <table:table-cell office:value-type="float" office:value="1.47680948070045E+018" calcext:value-type="float">
            <text:p>1.47680948070045E+018</text:p>
          </table:table-cell>
          <table:table-cell office:value-type="float" office:value="1.47680948073939E+018" calcext:value-type="float">
            <text:p>1.47680948073939E+01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47680907642E+018" calcext:value-type="float">
            <text:p>1.47680907642E+018</text:p>
          </table:table-cell>
          <table:table-cell office:value-type="float" office:value="1.47680907644366E+018" calcext:value-type="float">
            <text:p>1.47680907644366E+018</text:p>
          </table:table-cell>
          <table:table-cell office:value-type="float" office:value="1.47680923933505E+018" calcext:value-type="float">
            <text:p>1.47680923933505E+018</text:p>
          </table:table-cell>
          <table:table-cell office:value-type="float" office:value="1.47680923936422E+018" calcext:value-type="float">
            <text:p>1.47680923936422E+018</text:p>
          </table:table-cell>
          <table:table-cell office:value-type="float" office:value="1.4768094807008E+018" calcext:value-type="float">
            <text:p>1.4768094807008E+018</text:p>
          </table:table-cell>
          <table:table-cell office:value-type="float" office:value="1.47680948074046E+018" calcext:value-type="float">
            <text:p>1.47680948074046E+01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.47680907642038E+018" calcext:value-type="float">
            <text:p>1.47680907642038E+018</text:p>
          </table:table-cell>
          <table:table-cell office:value-type="float" office:value="1.47680907644371E+018" calcext:value-type="float">
            <text:p>1.47680907644371E+018</text:p>
          </table:table-cell>
          <table:table-cell office:value-type="float" office:value="1.47680923933541E+018" calcext:value-type="float">
            <text:p>1.47680923933541E+018</text:p>
          </table:table-cell>
          <table:table-cell office:value-type="float" office:value="1.47680923936463E+018" calcext:value-type="float">
            <text:p>1.47680923936463E+018</text:p>
          </table:table-cell>
          <table:table-cell office:value-type="float" office:value="1.47680948070115E+018" calcext:value-type="float">
            <text:p>1.47680948070115E+018</text:p>
          </table:table-cell>
          <table:table-cell office:value-type="float" office:value="1.47680948074232E+018" calcext:value-type="float">
            <text:p>1.47680948074232E+01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.47680907642073E+018" calcext:value-type="float">
            <text:p>1.47680907642073E+018</text:p>
          </table:table-cell>
          <table:table-cell office:value-type="float" office:value="1.47680907644416E+018" calcext:value-type="float">
            <text:p>1.47680907644416E+018</text:p>
          </table:table-cell>
          <table:table-cell office:value-type="float" office:value="1.47680923933577E+018" calcext:value-type="float">
            <text:p>1.47680923933577E+018</text:p>
          </table:table-cell>
          <table:table-cell office:value-type="float" office:value="1.476809239365E+018" calcext:value-type="float">
            <text:p>1.476809239365E+018</text:p>
          </table:table-cell>
          <table:table-cell office:value-type="float" office:value="1.47680948070155E+018" calcext:value-type="float">
            <text:p>1.47680948070155E+018</text:p>
          </table:table-cell>
          <table:table-cell office:value-type="float" office:value="1.47680948074374E+018" calcext:value-type="float">
            <text:p>1.47680948074374E+01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.47680907642138E+018" calcext:value-type="float">
            <text:p>1.47680907642138E+018</text:p>
          </table:table-cell>
          <table:table-cell office:value-type="float" office:value="1.47680907644451E+018" calcext:value-type="float">
            <text:p>1.47680907644451E+018</text:p>
          </table:table-cell>
          <table:table-cell office:value-type="float" office:value="1.47680923933618E+018" calcext:value-type="float">
            <text:p>1.47680923933618E+018</text:p>
          </table:table-cell>
          <table:table-cell office:value-type="float" office:value="1.47680923936544E+018" calcext:value-type="float">
            <text:p>1.47680923936544E+018</text:p>
          </table:table-cell>
          <table:table-cell office:value-type="float" office:value="1.4768094807019E+018" calcext:value-type="float">
            <text:p>1.4768094807019E+018</text:p>
          </table:table-cell>
          <table:table-cell office:value-type="float" office:value="1.47680948074522E+018" calcext:value-type="float">
            <text:p>1.47680948074522E+01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.47680907642173E+018" calcext:value-type="float">
            <text:p>1.47680907642173E+018</text:p>
          </table:table-cell>
          <table:table-cell office:value-type="float" office:value="1.47680907644488E+018" calcext:value-type="float">
            <text:p>1.47680907644488E+018</text:p>
          </table:table-cell>
          <table:table-cell office:value-type="float" office:value="1.47680923933666E+018" calcext:value-type="float">
            <text:p>1.47680923933666E+018</text:p>
          </table:table-cell>
          <table:table-cell office:value-type="float" office:value="1.47680923936609E+018" calcext:value-type="float">
            <text:p>1.47680923936609E+018</text:p>
          </table:table-cell>
          <table:table-cell office:value-type="float" office:value="1.47680948070226E+018" calcext:value-type="float">
            <text:p>1.47680948070226E+018</text:p>
          </table:table-cell>
          <table:table-cell office:value-type="float" office:value="1.4768094807459E+018" calcext:value-type="float">
            <text:p>1.4768094807459E+01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47680907642207E+018" calcext:value-type="float">
            <text:p>1.47680907642207E+018</text:p>
          </table:table-cell>
          <table:table-cell office:value-type="float" office:value="1.47680907644508E+018" calcext:value-type="float">
            <text:p>1.47680907644508E+018</text:p>
          </table:table-cell>
          <table:table-cell office:value-type="float" office:value="1.47680923933705E+018" calcext:value-type="float">
            <text:p>1.47680923933705E+018</text:p>
          </table:table-cell>
          <table:table-cell office:value-type="float" office:value="1.47680923936922E+018" calcext:value-type="float">
            <text:p>1.47680923936922E+018</text:p>
          </table:table-cell>
          <table:table-cell office:value-type="float" office:value="1.47680948070263E+018" calcext:value-type="float">
            <text:p>1.47680948070263E+018</text:p>
          </table:table-cell>
          <table:table-cell office:value-type="float" office:value="1.47680948074705E+018" calcext:value-type="float">
            <text:p>1.47680948074705E+01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.47680907642267E+018" calcext:value-type="float">
            <text:p>1.47680907642267E+018</text:p>
          </table:table-cell>
          <table:table-cell office:value-type="float" office:value="1.47680907644555E+018" calcext:value-type="float">
            <text:p>1.47680907644555E+018</text:p>
          </table:table-cell>
          <table:table-cell office:value-type="float" office:value="1.47680923933742E+018" calcext:value-type="float">
            <text:p>1.47680923933742E+018</text:p>
          </table:table-cell>
          <table:table-cell office:value-type="float" office:value="1.47680923936956E+018" calcext:value-type="float">
            <text:p>1.47680923936956E+018</text:p>
          </table:table-cell>
          <table:table-cell office:value-type="float" office:value="1.47680948070298E+018" calcext:value-type="float">
            <text:p>1.47680948070298E+018</text:p>
          </table:table-cell>
          <table:table-cell office:value-type="float" office:value="1.47680948074954E+018" calcext:value-type="float">
            <text:p>1.47680948074954E+01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.47680907642312E+018" calcext:value-type="float">
            <text:p>1.47680907642312E+018</text:p>
          </table:table-cell>
          <table:table-cell office:value-type="float" office:value="1.4768090764459E+018" calcext:value-type="float">
            <text:p>1.4768090764459E+018</text:p>
          </table:table-cell>
          <table:table-cell office:value-type="float" office:value="1.47680923933778E+018" calcext:value-type="float">
            <text:p>1.47680923933778E+018</text:p>
          </table:table-cell>
          <table:table-cell office:value-type="float" office:value="1.47680923936992E+018" calcext:value-type="float">
            <text:p>1.47680923936992E+018</text:p>
          </table:table-cell>
          <table:table-cell office:value-type="float" office:value="1.47680948070333E+018" calcext:value-type="float">
            <text:p>1.47680948070333E+018</text:p>
          </table:table-cell>
          <table:table-cell office:value-type="float" office:value="1.47680948075055E+018" calcext:value-type="float">
            <text:p>1.47680948075055E+01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.47680907642387E+018" calcext:value-type="float">
            <text:p>1.47680907642387E+018</text:p>
          </table:table-cell>
          <table:table-cell office:value-type="float" office:value="1.47680907644643E+018" calcext:value-type="float">
            <text:p>1.47680907644643E+018</text:p>
          </table:table-cell>
          <table:table-cell office:value-type="float" office:value="1.47680923933817E+018" calcext:value-type="float">
            <text:p>1.47680923933817E+018</text:p>
          </table:table-cell>
          <table:table-cell office:value-type="float" office:value="1.47680923937029E+018" calcext:value-type="float">
            <text:p>1.47680923937029E+018</text:p>
          </table:table-cell>
          <table:table-cell office:value-type="float" office:value="1.47680948070368E+018" calcext:value-type="float">
            <text:p>1.47680948070368E+018</text:p>
          </table:table-cell>
          <table:table-cell office:value-type="float" office:value="1.47680948075098E+018" calcext:value-type="float">
            <text:p>1.47680948075098E+01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.47680907642423E+018" calcext:value-type="float">
            <text:p>1.47680907642423E+018</text:p>
          </table:table-cell>
          <table:table-cell office:value-type="float" office:value="1.47680907644745E+018" calcext:value-type="float">
            <text:p>1.47680907644745E+018</text:p>
          </table:table-cell>
          <table:table-cell office:value-type="float" office:value="1.47680923933853E+018" calcext:value-type="float">
            <text:p>1.47680923933853E+018</text:p>
          </table:table-cell>
          <table:table-cell office:value-type="float" office:value="1.47680923937071E+018" calcext:value-type="float">
            <text:p>1.47680923937071E+018</text:p>
          </table:table-cell>
          <table:table-cell office:value-type="float" office:value="1.47680948070403E+018" calcext:value-type="float">
            <text:p>1.47680948070403E+018</text:p>
          </table:table-cell>
          <table:table-cell office:value-type="float" office:value="1.47680948075135E+018" calcext:value-type="float">
            <text:p>1.47680948075135E+01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.47680907642485E+018" calcext:value-type="float">
            <text:p>1.47680907642485E+018</text:p>
          </table:table-cell>
          <table:table-cell office:value-type="float" office:value="1.4768090764478E+018" calcext:value-type="float">
            <text:p>1.4768090764478E+018</text:p>
          </table:table-cell>
          <table:table-cell office:value-type="float" office:value="1.47680923933892E+018" calcext:value-type="float">
            <text:p>1.47680923933892E+018</text:p>
          </table:table-cell>
          <table:table-cell office:value-type="float" office:value="1.47680923937108E+018" calcext:value-type="float">
            <text:p>1.47680923937108E+018</text:p>
          </table:table-cell>
          <table:table-cell office:value-type="float" office:value="1.47680948070438E+018" calcext:value-type="float">
            <text:p>1.47680948070438E+018</text:p>
          </table:table-cell>
          <table:table-cell office:value-type="float" office:value="1.47680948075173E+018" calcext:value-type="float">
            <text:p>1.47680948075173E+01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.47680907642522E+018" calcext:value-type="float">
            <text:p>1.47680907642522E+018</text:p>
          </table:table-cell>
          <table:table-cell office:value-type="float" office:value="1.47680907644811E+018" calcext:value-type="float">
            <text:p>1.47680907644811E+018</text:p>
          </table:table-cell>
          <table:table-cell office:value-type="float" office:value="1.4768092393393E+018" calcext:value-type="float">
            <text:p>1.4768092393393E+018</text:p>
          </table:table-cell>
          <table:table-cell office:value-type="float" office:value="1.47680923937146E+018" calcext:value-type="float">
            <text:p>1.47680923937146E+018</text:p>
          </table:table-cell>
          <table:table-cell office:value-type="float" office:value="1.47680948070473E+018" calcext:value-type="float">
            <text:p>1.47680948070473E+018</text:p>
          </table:table-cell>
          <table:table-cell office:value-type="float" office:value="1.4768094807521E+018" calcext:value-type="float">
            <text:p>1.4768094807521E+01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.47680907642557E+018" calcext:value-type="float">
            <text:p>1.47680907642557E+018</text:p>
          </table:table-cell>
          <table:table-cell office:value-type="float" office:value="1.47680907644817E+018" calcext:value-type="float">
            <text:p>1.47680907644817E+018</text:p>
          </table:table-cell>
          <table:table-cell office:value-type="float" office:value="1.47680923933966E+018" calcext:value-type="float">
            <text:p>1.47680923933966E+018</text:p>
          </table:table-cell>
          <table:table-cell office:value-type="float" office:value="1.47680923937183E+018" calcext:value-type="float">
            <text:p>1.47680923937183E+018</text:p>
          </table:table-cell>
          <table:table-cell office:value-type="float" office:value="1.47680948070508E+018" calcext:value-type="float">
            <text:p>1.47680948070508E+018</text:p>
          </table:table-cell>
          <table:table-cell office:value-type="float" office:value="1.47680948075247E+018" calcext:value-type="float">
            <text:p>1.47680948075247E+01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.47680907642618E+018" calcext:value-type="float">
            <text:p>1.47680907642618E+018</text:p>
          </table:table-cell>
          <table:table-cell office:value-type="float" office:value="1.47680907644823E+018" calcext:value-type="float">
            <text:p>1.47680907644823E+018</text:p>
          </table:table-cell>
          <table:table-cell office:value-type="float" office:value="1.47680923934002E+018" calcext:value-type="float">
            <text:p>1.47680923934002E+018</text:p>
          </table:table-cell>
          <table:table-cell office:value-type="float" office:value="1.4768092393722E+018" calcext:value-type="float">
            <text:p>1.4768092393722E+018</text:p>
          </table:table-cell>
          <table:table-cell office:value-type="float" office:value="1.47680948070543E+018" calcext:value-type="float">
            <text:p>1.47680948070543E+018</text:p>
          </table:table-cell>
          <table:table-cell office:value-type="float" office:value="1.47680948075311E+018" calcext:value-type="float">
            <text:p>1.47680948075311E+01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.47680907642659E+018" calcext:value-type="float">
            <text:p>1.47680907642659E+018</text:p>
          </table:table-cell>
          <table:table-cell office:value-type="float" office:value="1.4768090764491E+018" calcext:value-type="float">
            <text:p>1.4768090764491E+018</text:p>
          </table:table-cell>
          <table:table-cell office:value-type="float" office:value="1.47680923934037E+018" calcext:value-type="float">
            <text:p>1.47680923934037E+018</text:p>
          </table:table-cell>
          <table:table-cell office:value-type="float" office:value="1.47680923937257E+018" calcext:value-type="float">
            <text:p>1.47680923937257E+018</text:p>
          </table:table-cell>
          <table:table-cell office:value-type="float" office:value="1.47680948070578E+018" calcext:value-type="float">
            <text:p>1.47680948070578E+018</text:p>
          </table:table-cell>
          <table:table-cell office:value-type="float" office:value="1.47680948075634E+018" calcext:value-type="float">
            <text:p>1.47680948075634E+01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47680907642723E+018" calcext:value-type="float">
            <text:p>1.47680907642723E+018</text:p>
          </table:table-cell>
          <table:table-cell office:value-type="float" office:value="1.47680907644964E+018" calcext:value-type="float">
            <text:p>1.47680907644964E+018</text:p>
          </table:table-cell>
          <table:table-cell office:value-type="float" office:value="1.47680923934075E+018" calcext:value-type="float">
            <text:p>1.47680923934075E+018</text:p>
          </table:table-cell>
          <table:table-cell office:value-type="float" office:value="1.47680923937294E+018" calcext:value-type="float">
            <text:p>1.47680923937294E+018</text:p>
          </table:table-cell>
          <table:table-cell office:value-type="float" office:value="1.47680948070613E+018" calcext:value-type="float">
            <text:p>1.47680948070613E+018</text:p>
          </table:table-cell>
          <table:table-cell office:value-type="float" office:value="1.47680948075874E+018" calcext:value-type="float">
            <text:p>1.47680948075874E+01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.47680907642854E+018" calcext:value-type="float">
            <text:p>1.47680907642854E+018</text:p>
          </table:table-cell>
          <table:table-cell office:value-type="float" office:value="1.47680907644998E+018" calcext:value-type="float">
            <text:p>1.47680907644998E+018</text:p>
          </table:table-cell>
          <table:table-cell office:value-type="float" office:value="1.47680923934111E+018" calcext:value-type="float">
            <text:p>1.47680923934111E+018</text:p>
          </table:table-cell>
          <table:table-cell office:value-type="float" office:value="1.47680923937332E+018" calcext:value-type="float">
            <text:p>1.47680923937332E+018</text:p>
          </table:table-cell>
          <table:table-cell office:value-type="float" office:value="1.47680948070684E+018" calcext:value-type="float">
            <text:p>1.47680948070684E+018</text:p>
          </table:table-cell>
          <table:table-cell office:value-type="float" office:value="1.47680948075934E+018" calcext:value-type="float">
            <text:p>1.47680948075934E+01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.47680907642895E+018" calcext:value-type="float">
            <text:p>1.47680907642895E+018</text:p>
          </table:table-cell>
          <table:table-cell office:value-type="float" office:value="1.47680907645017E+018" calcext:value-type="float">
            <text:p>1.47680907645017E+018</text:p>
          </table:table-cell>
          <table:table-cell office:value-type="float" office:value="1.47680923934147E+018" calcext:value-type="float">
            <text:p>1.47680923934147E+018</text:p>
          </table:table-cell>
          <table:table-cell office:value-type="float" office:value="1.47680923937368E+018" calcext:value-type="float">
            <text:p>1.47680923937368E+018</text:p>
          </table:table-cell>
          <table:table-cell office:value-type="float" office:value="1.4768094807072E+018" calcext:value-type="float">
            <text:p>1.4768094807072E+018</text:p>
          </table:table-cell>
          <table:table-cell office:value-type="float" office:value="1.4768094807713E+018" calcext:value-type="float">
            <text:p>1.4768094807713E+01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.47680907642931E+018" calcext:value-type="float">
            <text:p>1.47680907642931E+018</text:p>
          </table:table-cell>
          <table:table-cell office:value-type="float" office:value="1.47680907645074E+018" calcext:value-type="float">
            <text:p>1.47680907645074E+018</text:p>
          </table:table-cell>
          <table:table-cell office:value-type="float" office:value="1.47680923934183E+018" calcext:value-type="float">
            <text:p>1.47680923934183E+018</text:p>
          </table:table-cell>
          <table:table-cell office:value-type="float" office:value="1.47680923937406E+018" calcext:value-type="float">
            <text:p>1.47680923937406E+018</text:p>
          </table:table-cell>
          <table:table-cell office:value-type="float" office:value="1.47680948070756E+018" calcext:value-type="float">
            <text:p>1.47680948070756E+018</text:p>
          </table:table-cell>
          <table:table-cell office:value-type="float" office:value="1.4768094807719E+018" calcext:value-type="float">
            <text:p>1.4768094807719E+01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47680907643006E+018" calcext:value-type="float">
            <text:p>1.47680907643006E+018</text:p>
          </table:table-cell>
          <table:table-cell office:value-type="float" office:value="1.47680907645135E+018" calcext:value-type="float">
            <text:p>1.47680907645135E+018</text:p>
          </table:table-cell>
          <table:table-cell office:value-type="float" office:value="1.47680923934218E+018" calcext:value-type="float">
            <text:p>1.47680923934218E+018</text:p>
          </table:table-cell>
          <table:table-cell office:value-type="float" office:value="1.47680923937443E+018" calcext:value-type="float">
            <text:p>1.47680923937443E+018</text:p>
          </table:table-cell>
          <table:table-cell office:value-type="float" office:value="1.47680948070793E+018" calcext:value-type="float">
            <text:p>1.47680948070793E+018</text:p>
          </table:table-cell>
          <table:table-cell office:value-type="float" office:value="1.47680948077373E+018" calcext:value-type="float">
            <text:p>1.47680948077373E+01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.4768090764307E+018" calcext:value-type="float">
            <text:p>1.4768090764307E+018</text:p>
          </table:table-cell>
          <table:table-cell office:value-type="float" office:value="1.47680907645155E+018" calcext:value-type="float">
            <text:p>1.47680907645155E+018</text:p>
          </table:table-cell>
          <table:table-cell office:value-type="float" office:value="1.47680923934253E+018" calcext:value-type="float">
            <text:p>1.47680923934253E+018</text:p>
          </table:table-cell>
          <table:table-cell office:value-type="float" office:value="1.47680923937482E+018" calcext:value-type="float">
            <text:p>1.47680923937482E+018</text:p>
          </table:table-cell>
          <table:table-cell office:value-type="float" office:value="1.47680948070828E+018" calcext:value-type="float">
            <text:p>1.47680948070828E+018</text:p>
          </table:table-cell>
          <table:table-cell office:value-type="float" office:value="1.47680948077986E+018" calcext:value-type="float">
            <text:p>1.47680948077986E+01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.47680907643109E+018" calcext:value-type="float">
            <text:p>1.47680907643109E+018</text:p>
          </table:table-cell>
          <table:table-cell office:value-type="float" office:value="1.47680907645179E+018" calcext:value-type="float">
            <text:p>1.47680907645179E+018</text:p>
          </table:table-cell>
          <table:table-cell office:value-type="float" office:value="1.47680923934291E+018" calcext:value-type="float">
            <text:p>1.47680923934291E+018</text:p>
          </table:table-cell>
          <table:table-cell office:value-type="float" office:value="1.47680923937518E+018" calcext:value-type="float">
            <text:p>1.47680923937518E+018</text:p>
          </table:table-cell>
          <table:table-cell office:value-type="float" office:value="1.47680948070869E+018" calcext:value-type="float">
            <text:p>1.47680948070869E+018</text:p>
          </table:table-cell>
          <table:table-cell office:value-type="float" office:value="1.47680948078169E+018" calcext:value-type="float">
            <text:p>1.47680948078169E+01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.47680907643149E+018" calcext:value-type="float">
            <text:p>1.47680907643149E+018</text:p>
          </table:table-cell>
          <table:table-cell office:value-type="float" office:value="1.47680907645185E+018" calcext:value-type="float">
            <text:p>1.47680907645185E+018</text:p>
          </table:table-cell>
          <table:table-cell office:value-type="float" office:value="1.47680923934327E+018" calcext:value-type="float">
            <text:p>1.47680923934327E+018</text:p>
          </table:table-cell>
          <table:table-cell office:value-type="float" office:value="1.47680923937554E+018" calcext:value-type="float">
            <text:p>1.47680923937554E+018</text:p>
          </table:table-cell>
          <table:table-cell office:value-type="float" office:value="1.47680948070904E+018" calcext:value-type="float">
            <text:p>1.47680948070904E+018</text:p>
          </table:table-cell>
          <table:table-cell office:value-type="float" office:value="1.47680948078241E+018" calcext:value-type="float">
            <text:p>1.47680948078241E+01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.47680907643184E+018" calcext:value-type="float">
            <text:p>1.47680907643184E+018</text:p>
          </table:table-cell>
          <table:table-cell office:value-type="float" office:value="1.47680907645236E+018" calcext:value-type="float">
            <text:p>1.47680907645236E+018</text:p>
          </table:table-cell>
          <table:table-cell office:value-type="float" office:value="1.47680923934362E+018" calcext:value-type="float">
            <text:p>1.47680923934362E+018</text:p>
          </table:table-cell>
          <table:table-cell office:value-type="float" office:value="1.47680923937592E+018" calcext:value-type="float">
            <text:p>1.47680923937592E+018</text:p>
          </table:table-cell>
          <table:table-cell office:value-type="float" office:value="1.47680948070939E+018" calcext:value-type="float">
            <text:p>1.47680948070939E+018</text:p>
          </table:table-cell>
          <table:table-cell office:value-type="float" office:value="1.47680948078277E+018" calcext:value-type="float">
            <text:p>1.47680948078277E+01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.47680907643247E+018" calcext:value-type="float">
            <text:p>1.47680907643247E+018</text:p>
          </table:table-cell>
          <table:table-cell office:value-type="float" office:value="1.47680907645254E+018" calcext:value-type="float">
            <text:p>1.47680907645254E+018</text:p>
          </table:table-cell>
          <table:table-cell office:value-type="float" office:value="1.47680923934398E+018" calcext:value-type="float">
            <text:p>1.47680923934398E+018</text:p>
          </table:table-cell>
          <table:table-cell office:value-type="float" office:value="1.47680923937636E+018" calcext:value-type="float">
            <text:p>1.47680923937636E+018</text:p>
          </table:table-cell>
          <table:table-cell office:value-type="float" office:value="1.47680948070974E+018" calcext:value-type="float">
            <text:p>1.47680948070974E+018</text:p>
          </table:table-cell>
          <table:table-cell office:value-type="float" office:value="1.47680948078995E+018" calcext:value-type="float">
            <text:p>1.47680948078995E+01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.47680907643284E+018" calcext:value-type="float">
            <text:p>1.47680907643284E+018</text:p>
          </table:table-cell>
          <table:table-cell office:value-type="float" office:value="1.47680907645282E+018" calcext:value-type="float">
            <text:p>1.47680907645282E+018</text:p>
          </table:table-cell>
          <table:table-cell office:value-type="float" office:value="1.47680923934433E+018" calcext:value-type="float">
            <text:p>1.47680923934433E+018</text:p>
          </table:table-cell>
          <table:table-cell office:value-type="float" office:value="1.47680923937668E+018" calcext:value-type="float">
            <text:p>1.47680923937668E+018</text:p>
          </table:table-cell>
          <table:table-cell office:value-type="float" office:value="1.47680948071013E+018" calcext:value-type="float">
            <text:p>1.47680948071013E+018</text:p>
          </table:table-cell>
          <table:table-cell office:value-type="float" office:value="1.47680948079175E+018" calcext:value-type="float">
            <text:p>1.47680948079175E+01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.47680907643372E+018" calcext:value-type="float">
            <text:p>1.47680907643372E+018</text:p>
          </table:table-cell>
          <table:table-cell office:value-type="float" office:value="1.47680907645288E+018" calcext:value-type="float">
            <text:p>1.47680907645288E+018</text:p>
          </table:table-cell>
          <table:table-cell office:value-type="float" office:value="1.47680923934468E+018" calcext:value-type="float">
            <text:p>1.47680923934468E+018</text:p>
          </table:table-cell>
          <table:table-cell office:value-type="float" office:value="1.47680923937704E+018" calcext:value-type="float">
            <text:p>1.47680923937704E+018</text:p>
          </table:table-cell>
          <table:table-cell office:value-type="float" office:value="1.47680948071049E+018" calcext:value-type="float">
            <text:p>1.47680948071049E+018</text:p>
          </table:table-cell>
          <table:table-cell office:value-type="float" office:value="1.47680948079416E+018" calcext:value-type="float">
            <text:p>1.47680948079416E+01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.47680907643431E+018" calcext:value-type="float">
            <text:p>1.47680907643431E+018</text:p>
          </table:table-cell>
          <table:table-cell office:value-type="float" office:value="1.47680907645293E+018" calcext:value-type="float">
            <text:p>1.47680907645293E+018</text:p>
          </table:table-cell>
          <table:table-cell office:value-type="float" office:value="1.47680923934506E+018" calcext:value-type="float">
            <text:p>1.47680923934506E+018</text:p>
          </table:table-cell>
          <table:table-cell office:value-type="float" office:value="1.47680923937742E+018" calcext:value-type="float">
            <text:p>1.47680923937742E+018</text:p>
          </table:table-cell>
          <table:table-cell office:value-type="float" office:value="1.47680948071084E+018" calcext:value-type="float">
            <text:p>1.47680948071084E+018</text:p>
          </table:table-cell>
          <table:table-cell office:value-type="float" office:value="1.47680948079479E+018" calcext:value-type="float">
            <text:p>1.47680948079479E+01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.47680907643466E+018" calcext:value-type="float">
            <text:p>1.47680907643466E+018</text:p>
          </table:table-cell>
          <table:table-cell office:value-type="float" office:value="1.47680907645363E+018" calcext:value-type="float">
            <text:p>1.47680907645363E+018</text:p>
          </table:table-cell>
          <table:table-cell office:value-type="float" office:value="1.47680923934542E+018" calcext:value-type="float">
            <text:p>1.47680923934542E+018</text:p>
          </table:table-cell>
          <table:table-cell office:value-type="float" office:value="1.47680923937779E+018" calcext:value-type="float">
            <text:p>1.47680923937779E+018</text:p>
          </table:table-cell>
          <table:table-cell office:value-type="float" office:value="1.4768094807112E+018" calcext:value-type="float">
            <text:p>1.4768094807112E+018</text:p>
          </table:table-cell>
          <table:table-cell office:value-type="float" office:value="1.47680948079757E+018" calcext:value-type="float">
            <text:p>1.47680948079757E+01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.47680907643531E+018" calcext:value-type="float">
            <text:p>1.47680907643531E+018</text:p>
          </table:table-cell>
          <table:table-cell office:value-type="float" office:value="1.47680907645416E+018" calcext:value-type="float">
            <text:p>1.47680907645416E+018</text:p>
          </table:table-cell>
          <table:table-cell office:value-type="float" office:value="1.47680923934577E+018" calcext:value-type="float">
            <text:p>1.47680923934577E+018</text:p>
          </table:table-cell>
          <table:table-cell office:value-type="float" office:value="1.47680923937817E+018" calcext:value-type="float">
            <text:p>1.47680923937817E+018</text:p>
          </table:table-cell>
          <table:table-cell office:value-type="float" office:value="1.47680948071159E+018" calcext:value-type="float">
            <text:p>1.47680948071159E+018</text:p>
          </table:table-cell>
          <table:table-cell office:value-type="float" office:value="1.47680948079905E+018" calcext:value-type="float">
            <text:p>1.47680948079905E+01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47680907643593E+018" calcext:value-type="float">
            <text:p>1.47680907643593E+018</text:p>
          </table:table-cell>
          <table:table-cell office:value-type="float" office:value="1.47680907645644E+018" calcext:value-type="float">
            <text:p>1.47680907645644E+018</text:p>
          </table:table-cell>
          <table:table-cell office:value-type="float" office:value="1.47680923934613E+018" calcext:value-type="float">
            <text:p>1.47680923934613E+018</text:p>
          </table:table-cell>
          <table:table-cell office:value-type="float" office:value="1.47680923937853E+018" calcext:value-type="float">
            <text:p>1.47680923937853E+018</text:p>
          </table:table-cell>
          <table:table-cell office:value-type="float" office:value="1.47680948071194E+018" calcext:value-type="float">
            <text:p>1.47680948071194E+018</text:p>
          </table:table-cell>
          <table:table-cell office:value-type="float" office:value="1.47680948080341E+018" calcext:value-type="float">
            <text:p>1.47680948080341E+01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.47680907643728E+018" calcext:value-type="float">
            <text:p>1.47680907643728E+018</text:p>
          </table:table-cell>
          <table:table-cell office:value-type="float" office:value="1.47680907645666E+018" calcext:value-type="float">
            <text:p>1.47680907645666E+018</text:p>
          </table:table-cell>
          <table:table-cell office:value-type="float" office:value="1.47680923934653E+018" calcext:value-type="float">
            <text:p>1.47680923934653E+018</text:p>
          </table:table-cell>
          <table:table-cell office:value-type="float" office:value="1.47680923937891E+018" calcext:value-type="float">
            <text:p>1.47680923937891E+018</text:p>
          </table:table-cell>
          <table:table-cell office:value-type="float" office:value="1.47680948071233E+018" calcext:value-type="float">
            <text:p>1.47680948071233E+018</text:p>
          </table:table-cell>
          <table:table-cell office:value-type="float" office:value="1.47680948080396E+018" calcext:value-type="float">
            <text:p>1.47680948080396E+01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.47680907643766E+018" calcext:value-type="float">
            <text:p>1.47680907643766E+018</text:p>
          </table:table-cell>
          <table:table-cell office:value-type="float" office:value="1.47680907645686E+018" calcext:value-type="float">
            <text:p>1.47680907645686E+018</text:p>
          </table:table-cell>
          <table:table-cell office:value-type="float" office:value="1.47680923934692E+018" calcext:value-type="float">
            <text:p>1.47680923934692E+018</text:p>
          </table:table-cell>
          <table:table-cell office:value-type="float" office:value="1.47680923937926E+018" calcext:value-type="float">
            <text:p>1.47680923937926E+018</text:p>
          </table:table-cell>
          <table:table-cell office:value-type="float" office:value="1.4768094807127E+018" calcext:value-type="float">
            <text:p>1.4768094807127E+018</text:p>
          </table:table-cell>
          <table:table-cell office:value-type="float" office:value="1.47680948080476E+018" calcext:value-type="float">
            <text:p>1.47680948080476E+01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.476809076438E+018" calcext:value-type="float">
            <text:p>1.476809076438E+018</text:p>
          </table:table-cell>
          <table:table-cell office:value-type="float" office:value="1.47680907645737E+018" calcext:value-type="float">
            <text:p>1.47680907645737E+018</text:p>
          </table:table-cell>
          <table:table-cell office:value-type="float" office:value="1.47680923934727E+018" calcext:value-type="float">
            <text:p>1.47680923934727E+018</text:p>
          </table:table-cell>
          <table:table-cell office:value-type="float" office:value="1.47680923937964E+018" calcext:value-type="float">
            <text:p>1.47680923937964E+018</text:p>
          </table:table-cell>
          <table:table-cell office:value-type="float" office:value="1.47680948071306E+018" calcext:value-type="float">
            <text:p>1.47680948071306E+018</text:p>
          </table:table-cell>
          <table:table-cell office:value-type="float" office:value="1.47680948080698E+018" calcext:value-type="float">
            <text:p>1.47680948080698E+01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.47680907643837E+018" calcext:value-type="float">
            <text:p>1.47680907643837E+018</text:p>
          </table:table-cell>
          <table:table-cell office:value-type="float" office:value="1.47680907645798E+018" calcext:value-type="float">
            <text:p>1.47680907645798E+018</text:p>
          </table:table-cell>
          <table:table-cell office:value-type="float" office:value="1.47680923934767E+018" calcext:value-type="float">
            <text:p>1.47680923934767E+018</text:p>
          </table:table-cell>
          <table:table-cell office:value-type="float" office:value="1.47680923938001E+018" calcext:value-type="float">
            <text:p>1.47680923938001E+018</text:p>
          </table:table-cell>
          <table:table-cell office:value-type="float" office:value="1.47680948071342E+018" calcext:value-type="float">
            <text:p>1.47680948071342E+018</text:p>
          </table:table-cell>
          <table:table-cell office:value-type="float" office:value="1.47680948080919E+018" calcext:value-type="float">
            <text:p>1.47680948080919E+01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47680907643877E+018" calcext:value-type="float">
            <text:p>1.47680907643877E+018</text:p>
          </table:table-cell>
          <table:table-cell office:value-type="float" office:value="1.47680907645856E+018" calcext:value-type="float">
            <text:p>1.47680907645856E+018</text:p>
          </table:table-cell>
          <table:table-cell office:value-type="float" office:value="1.47680923934804E+018" calcext:value-type="float">
            <text:p>1.47680923934804E+018</text:p>
          </table:table-cell>
          <table:table-cell office:value-type="float" office:value="1.47680923938038E+018" calcext:value-type="float">
            <text:p>1.47680923938038E+018</text:p>
          </table:table-cell>
          <table:table-cell office:value-type="float" office:value="1.47680948071377E+018" calcext:value-type="float">
            <text:p>1.47680948071377E+018</text:p>
          </table:table-cell>
          <table:table-cell office:value-type="float" office:value="1.47680948080991E+018" calcext:value-type="float">
            <text:p>1.47680948080991E+01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.47680907643912E+018" calcext:value-type="float">
            <text:p>1.47680907643912E+018</text:p>
          </table:table-cell>
          <table:table-cell office:value-type="float" office:value="1.47680907645914E+018" calcext:value-type="float">
            <text:p>1.47680907645914E+018</text:p>
          </table:table-cell>
          <table:table-cell office:value-type="float" office:value="1.47680923934841E+018" calcext:value-type="float">
            <text:p>1.47680923934841E+018</text:p>
          </table:table-cell>
          <table:table-cell office:value-type="float" office:value="1.4768092393808E+018" calcext:value-type="float">
            <text:p>1.4768092393808E+018</text:p>
          </table:table-cell>
          <table:table-cell office:value-type="float" office:value="1.47680948071416E+018" calcext:value-type="float">
            <text:p>1.47680948071416E+018</text:p>
          </table:table-cell>
          <table:table-cell office:value-type="float" office:value="1.47680948081067E+018" calcext:value-type="float">
            <text:p>1.47680948081067E+01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.4768090764396E+018" calcext:value-type="float">
            <text:p>1.4768090764396E+018</text:p>
          </table:table-cell>
          <table:table-cell office:value-type="float" office:value="1.47680907645949E+018" calcext:value-type="float">
            <text:p>1.47680907645949E+018</text:p>
          </table:table-cell>
          <table:table-cell office:value-type="float" office:value="1.47680923934877E+018" calcext:value-type="float">
            <text:p>1.47680923934877E+018</text:p>
          </table:table-cell>
          <table:table-cell office:value-type="float" office:value="1.47680923938117E+018" calcext:value-type="float">
            <text:p>1.47680923938117E+018</text:p>
          </table:table-cell>
          <table:table-cell office:value-type="float" office:value="1.47680948071451E+018" calcext:value-type="float">
            <text:p>1.47680948071451E+018</text:p>
          </table:table-cell>
          <table:table-cell office:value-type="float" office:value="1.47680948081142E+018" calcext:value-type="float">
            <text:p>1.47680948081142E+01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.47680907643996E+018" calcext:value-type="float">
            <text:p>1.47680907643996E+018</text:p>
          </table:table-cell>
          <table:table-cell office:value-type="float" office:value="1.47680907645986E+018" calcext:value-type="float">
            <text:p>1.47680907645986E+018</text:p>
          </table:table-cell>
          <table:table-cell office:value-type="float" office:value="1.47680923934912E+018" calcext:value-type="float">
            <text:p>1.47680923934912E+018</text:p>
          </table:table-cell>
          <table:table-cell office:value-type="float" office:value="1.4768092393816E+018" calcext:value-type="float">
            <text:p>1.4768092393816E+018</text:p>
          </table:table-cell>
          <table:table-cell office:value-type="float" office:value="1.47680948071487E+018" calcext:value-type="float">
            <text:p>1.47680948071487E+018</text:p>
          </table:table-cell>
          <table:table-cell office:value-type="float" office:value="1.47680948081357E+018" calcext:value-type="float">
            <text:p>1.47680948081357E+01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.47680907644037E+018" calcext:value-type="float">
            <text:p>1.47680907644037E+018</text:p>
          </table:table-cell>
          <table:table-cell office:value-type="float" office:value="1.47680907646019E+018" calcext:value-type="float">
            <text:p>1.47680907646019E+018</text:p>
          </table:table-cell>
          <table:table-cell office:value-type="float" office:value="1.47680923934947E+018" calcext:value-type="float">
            <text:p>1.47680923934947E+018</text:p>
          </table:table-cell>
          <table:table-cell office:value-type="float" office:value="1.47680923938226E+018" calcext:value-type="float">
            <text:p>1.47680923938226E+018</text:p>
          </table:table-cell>
          <table:table-cell office:value-type="float" office:value="1.47680948071523E+018" calcext:value-type="float">
            <text:p>1.47680948071523E+018</text:p>
          </table:table-cell>
          <table:table-cell office:value-type="float" office:value="1.47680948081416E+018" calcext:value-type="float">
            <text:p>1.47680948081416E+01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.47680907644113E+018" calcext:value-type="float">
            <text:p>1.47680907644113E+018</text:p>
          </table:table-cell>
          <table:table-cell office:value-type="float" office:value="1.47680907646025E+018" calcext:value-type="float">
            <text:p>1.47680907646025E+018</text:p>
          </table:table-cell>
          <table:table-cell office:value-type="float" office:value="1.47680923934982E+018" calcext:value-type="float">
            <text:p>1.47680923934982E+018</text:p>
          </table:table-cell>
          <table:table-cell office:value-type="float" office:value="1.47680923938424E+018" calcext:value-type="float">
            <text:p>1.47680923938424E+018</text:p>
          </table:table-cell>
          <table:table-cell office:value-type="float" office:value="1.47680948071557E+018" calcext:value-type="float">
            <text:p>1.47680948071557E+018</text:p>
          </table:table-cell>
          <table:table-cell office:value-type="float" office:value="1.47680948081549E+018" calcext:value-type="float">
            <text:p>1.47680948081549E+01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.47680907644198E+018" calcext:value-type="float">
            <text:p>1.47680907644198E+018</text:p>
          </table:table-cell>
          <table:table-cell office:value-type="float" office:value="1.4768090764603E+018" calcext:value-type="float">
            <text:p>1.4768090764603E+018</text:p>
          </table:table-cell>
          <table:table-cell office:value-type="float" office:value="1.47680923935023E+018" calcext:value-type="float">
            <text:p>1.47680923935023E+018</text:p>
          </table:table-cell>
          <table:table-cell office:value-type="float" office:value="1.4768092393846E+018" calcext:value-type="float">
            <text:p>1.4768092393846E+018</text:p>
          </table:table-cell>
          <table:table-cell office:value-type="float" office:value="1.47680948071592E+018" calcext:value-type="float">
            <text:p>1.47680948071592E+018</text:p>
          </table:table-cell>
          <table:table-cell office:value-type="float" office:value="1.47680948081625E+018" calcext:value-type="float">
            <text:p>1.47680948081625E+01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.47680907644396E+018" calcext:value-type="float">
            <text:p>1.47680907644396E+018</text:p>
          </table:table-cell>
          <table:table-cell office:value-type="float" office:value="1.47680907646047E+018" calcext:value-type="float">
            <text:p>1.47680907646047E+018</text:p>
          </table:table-cell>
          <table:table-cell office:value-type="float" office:value="1.47680923935059E+018" calcext:value-type="float">
            <text:p>1.47680923935059E+018</text:p>
          </table:table-cell>
          <table:table-cell office:value-type="float" office:value="1.47680923938496E+018" calcext:value-type="float">
            <text:p>1.47680923938496E+018</text:p>
          </table:table-cell>
          <table:table-cell office:value-type="float" office:value="1.47680948071633E+018" calcext:value-type="float">
            <text:p>1.47680948071633E+018</text:p>
          </table:table-cell>
          <table:table-cell office:value-type="float" office:value="1.47680948081882E+018" calcext:value-type="float">
            <text:p>1.47680948081882E+01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.47680907644523E+018" calcext:value-type="float">
            <text:p>1.47680907644523E+018</text:p>
          </table:table-cell>
          <table:table-cell office:value-type="float" office:value="1.47680907646089E+018" calcext:value-type="float">
            <text:p>1.47680907646089E+018</text:p>
          </table:table-cell>
          <table:table-cell office:value-type="float" office:value="1.47680923935095E+018" calcext:value-type="float">
            <text:p>1.47680923935095E+018</text:p>
          </table:table-cell>
          <table:table-cell office:value-type="float" office:value="1.47680923938533E+018" calcext:value-type="float">
            <text:p>1.47680923938533E+018</text:p>
          </table:table-cell>
          <table:table-cell office:value-type="float" office:value="1.47680948071668E+018" calcext:value-type="float">
            <text:p>1.47680948071668E+018</text:p>
          </table:table-cell>
          <table:table-cell office:value-type="float" office:value="1.47680948082061E+018" calcext:value-type="float">
            <text:p>1.47680948082061E+01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.47680907644608E+018" calcext:value-type="float">
            <text:p>1.47680907644608E+018</text:p>
          </table:table-cell>
          <table:table-cell office:value-type="float" office:value="1.47680907646109E+018" calcext:value-type="float">
            <text:p>1.47680907646109E+018</text:p>
          </table:table-cell>
          <table:table-cell office:value-type="float" office:value="1.47680923935132E+018" calcext:value-type="float">
            <text:p>1.47680923935132E+018</text:p>
          </table:table-cell>
          <table:table-cell office:value-type="float" office:value="1.47680923938572E+018" calcext:value-type="float">
            <text:p>1.47680923938572E+018</text:p>
          </table:table-cell>
          <table:table-cell office:value-type="float" office:value="1.47680948071703E+018" calcext:value-type="float">
            <text:p>1.47680948071703E+018</text:p>
          </table:table-cell>
          <table:table-cell office:value-type="float" office:value="1.47680948082246E+018" calcext:value-type="float">
            <text:p>1.47680948082246E+01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47680907644685E+018" calcext:value-type="float">
            <text:p>1.47680907644685E+018</text:p>
          </table:table-cell>
          <table:table-cell office:value-type="float" office:value="1.4768090764617E+018" calcext:value-type="float">
            <text:p>1.4768090764617E+018</text:p>
          </table:table-cell>
          <table:table-cell office:value-type="float" office:value="1.47680923935169E+018" calcext:value-type="float">
            <text:p>1.47680923935169E+018</text:p>
          </table:table-cell>
          <table:table-cell office:value-type="float" office:value="1.47680923938608E+018" calcext:value-type="float">
            <text:p>1.47680923938608E+018</text:p>
          </table:table-cell>
          <table:table-cell office:value-type="float" office:value="1.47680948071738E+018" calcext:value-type="float">
            <text:p>1.47680948071738E+018</text:p>
          </table:table-cell>
          <table:table-cell office:value-type="float" office:value="1.47680948082345E+018" calcext:value-type="float">
            <text:p>1.47680948082345E+01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.47680907644723E+018" calcext:value-type="float">
            <text:p>1.47680907644723E+018</text:p>
          </table:table-cell>
          <table:table-cell office:value-type="float" office:value="1.47680907646221E+018" calcext:value-type="float">
            <text:p>1.47680907646221E+018</text:p>
          </table:table-cell>
          <table:table-cell office:value-type="float" office:value="1.47680923935205E+018" calcext:value-type="float">
            <text:p>1.47680923935205E+018</text:p>
          </table:table-cell>
          <table:table-cell office:value-type="float" office:value="1.47680923938647E+018" calcext:value-type="float">
            <text:p>1.47680923938647E+018</text:p>
          </table:table-cell>
          <table:table-cell office:value-type="float" office:value="1.47680948071773E+018" calcext:value-type="float">
            <text:p>1.47680948071773E+018</text:p>
          </table:table-cell>
          <table:table-cell office:value-type="float" office:value="1.47680948082405E+018" calcext:value-type="float">
            <text:p>1.47680948082405E+01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.47680907644854E+018" calcext:value-type="float">
            <text:p>1.47680907644854E+018</text:p>
          </table:table-cell>
          <table:table-cell office:value-type="float" office:value="1.47680907646314E+018" calcext:value-type="float">
            <text:p>1.47680907646314E+018</text:p>
          </table:table-cell>
          <table:table-cell office:value-type="float" office:value="1.47680923935243E+018" calcext:value-type="float">
            <text:p>1.47680923935243E+018</text:p>
          </table:table-cell>
          <table:table-cell office:value-type="float" office:value="1.47680923938683E+018" calcext:value-type="float">
            <text:p>1.47680923938683E+018</text:p>
          </table:table-cell>
          <table:table-cell office:value-type="float" office:value="1.47680948071808E+018" calcext:value-type="float">
            <text:p>1.47680948071808E+018</text:p>
          </table:table-cell>
          <table:table-cell office:value-type="float" office:value="1.47680948082538E+018" calcext:value-type="float">
            <text:p>1.47680948082538E+01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.47680907644922E+018" calcext:value-type="float">
            <text:p>1.47680907644922E+018</text:p>
          </table:table-cell>
          <table:table-cell office:value-type="float" office:value="1.47680907646342E+018" calcext:value-type="float">
            <text:p>1.47680907646342E+018</text:p>
          </table:table-cell>
          <table:table-cell office:value-type="float" office:value="1.47680923935279E+018" calcext:value-type="float">
            <text:p>1.47680923935279E+018</text:p>
          </table:table-cell>
          <table:table-cell office:value-type="float" office:value="1.4768092393872E+018" calcext:value-type="float">
            <text:p>1.4768092393872E+018</text:p>
          </table:table-cell>
          <table:table-cell office:value-type="float" office:value="1.47680948071843E+018" calcext:value-type="float">
            <text:p>1.47680948071843E+018</text:p>
          </table:table-cell>
          <table:table-cell office:value-type="float" office:value="1.47680948082599E+018" calcext:value-type="float">
            <text:p>1.47680948082599E+01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.47680907645026E+018" calcext:value-type="float">
            <text:p>1.47680907645026E+018</text:p>
          </table:table-cell>
          <table:table-cell office:value-type="float" office:value="1.47680907646383E+018" calcext:value-type="float">
            <text:p>1.47680907646383E+018</text:p>
          </table:table-cell>
          <table:table-cell office:value-type="float" office:value="1.47680923935319E+018" calcext:value-type="float">
            <text:p>1.47680923935319E+018</text:p>
          </table:table-cell>
          <table:table-cell office:value-type="float" office:value="1.47680923938757E+018" calcext:value-type="float">
            <text:p>1.47680923938757E+018</text:p>
          </table:table-cell>
          <table:table-cell office:value-type="float" office:value="1.47680948071878E+018" calcext:value-type="float">
            <text:p>1.47680948071878E+018</text:p>
          </table:table-cell>
          <table:table-cell office:value-type="float" office:value="1.47680948082767E+018" calcext:value-type="float">
            <text:p>1.47680948082767E+01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.47680907645092E+018" calcext:value-type="float">
            <text:p>1.47680907645092E+018</text:p>
          </table:table-cell>
          <table:table-cell office:value-type="float" office:value="1.47680907646425E+018" calcext:value-type="float">
            <text:p>1.47680907646425E+018</text:p>
          </table:table-cell>
          <table:table-cell office:value-type="float" office:value="1.47680923935359E+018" calcext:value-type="float">
            <text:p>1.47680923935359E+018</text:p>
          </table:table-cell>
          <table:table-cell office:value-type="float" office:value="1.47680923938794E+018" calcext:value-type="float">
            <text:p>1.47680923938794E+018</text:p>
          </table:table-cell>
          <table:table-cell office:value-type="float" office:value="1.47680948071913E+018" calcext:value-type="float">
            <text:p>1.47680948071913E+018</text:p>
          </table:table-cell>
          <table:table-cell office:value-type="float" office:value="1.47680948082833E+018" calcext:value-type="float">
            <text:p>1.47680948082833E+01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.47680907645215E+018" calcext:value-type="float">
            <text:p>1.47680907645215E+018</text:p>
          </table:table-cell>
          <table:table-cell office:value-type="float" office:value="1.47680907646457E+018" calcext:value-type="float">
            <text:p>1.47680907646457E+018</text:p>
          </table:table-cell>
          <table:table-cell office:value-type="float" office:value="1.47680923935397E+018" calcext:value-type="float">
            <text:p>1.47680923935397E+018</text:p>
          </table:table-cell>
          <table:table-cell office:value-type="float" office:value="1.47680923938834E+018" calcext:value-type="float">
            <text:p>1.47680923938834E+018</text:p>
          </table:table-cell>
          <table:table-cell office:value-type="float" office:value="1.47680948071948E+018" calcext:value-type="float">
            <text:p>1.47680948071948E+018</text:p>
          </table:table-cell>
          <table:table-cell office:value-type="float" office:value="1.47680948082894E+018" calcext:value-type="float">
            <text:p>1.47680948082894E+01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.47680907645457E+018" calcext:value-type="float">
            <text:p>1.47680907645457E+018</text:p>
          </table:table-cell>
          <table:table-cell office:value-type="float" office:value="1.47680907646603E+018" calcext:value-type="float">
            <text:p>1.47680907646603E+018</text:p>
          </table:table-cell>
          <table:table-cell office:value-type="float" office:value="1.47680923935441E+018" calcext:value-type="float">
            <text:p>1.47680923935441E+018</text:p>
          </table:table-cell>
          <table:table-cell office:value-type="float" office:value="1.47680923938869E+018" calcext:value-type="float">
            <text:p>1.47680923938869E+018</text:p>
          </table:table-cell>
          <table:table-cell office:value-type="float" office:value="1.47680948071983E+018" calcext:value-type="float">
            <text:p>1.47680948071983E+018</text:p>
          </table:table-cell>
          <table:table-cell office:value-type="float" office:value="1.47680948082953E+018" calcext:value-type="float">
            <text:p>1.47680948082953E+01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.47680907645503E+018" calcext:value-type="float">
            <text:p>1.47680907645503E+018</text:p>
          </table:table-cell>
          <table:table-cell office:value-type="float" office:value="1.47680907646628E+018" calcext:value-type="float">
            <text:p>1.47680907646628E+018</text:p>
          </table:table-cell>
          <table:table-cell office:value-type="float" office:value="1.47680923935519E+018" calcext:value-type="float">
            <text:p>1.47680923935519E+018</text:p>
          </table:table-cell>
          <table:table-cell office:value-type="float" office:value="1.47680923938906E+018" calcext:value-type="float">
            <text:p>1.47680923938906E+018</text:p>
          </table:table-cell>
          <table:table-cell office:value-type="float" office:value="1.47680948072018E+018" calcext:value-type="float">
            <text:p>1.47680948072018E+018</text:p>
          </table:table-cell>
          <table:table-cell office:value-type="float" office:value="1.4768094808312E+018" calcext:value-type="float">
            <text:p>1.4768094808312E+01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.47680907645539E+018" calcext:value-type="float">
            <text:p>1.47680907645539E+018</text:p>
          </table:table-cell>
          <table:table-cell office:value-type="float" office:value="1.47680907646682E+018" calcext:value-type="float">
            <text:p>1.47680907646682E+018</text:p>
          </table:table-cell>
          <table:table-cell office:value-type="float" office:value="1.47680923935558E+018" calcext:value-type="float">
            <text:p>1.47680923935558E+018</text:p>
          </table:table-cell>
          <table:table-cell office:value-type="float" office:value="1.47680923938943E+018" calcext:value-type="float">
            <text:p>1.47680923938943E+018</text:p>
          </table:table-cell>
          <table:table-cell office:value-type="float" office:value="1.4768094807206E+018" calcext:value-type="float">
            <text:p>1.4768094807206E+018</text:p>
          </table:table-cell>
          <table:table-cell office:value-type="float" office:value="1.47680948083176E+018" calcext:value-type="float">
            <text:p>1.47680948083176E+0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47680907645573E+018" calcext:value-type="float">
            <text:p>1.47680907645573E+018</text:p>
          </table:table-cell>
          <table:table-cell office:value-type="float" office:value="1.4768090764674E+018" calcext:value-type="float">
            <text:p>1.4768090764674E+018</text:p>
          </table:table-cell>
          <table:table-cell office:value-type="float" office:value="1.47680923935595E+018" calcext:value-type="float">
            <text:p>1.47680923935595E+018</text:p>
          </table:table-cell>
          <table:table-cell office:value-type="float" office:value="1.4768092393898E+018" calcext:value-type="float">
            <text:p>1.4768092393898E+018</text:p>
          </table:table-cell>
          <table:table-cell office:value-type="float" office:value="1.47680948072096E+018" calcext:value-type="float">
            <text:p>1.47680948072096E+018</text:p>
          </table:table-cell>
          <table:table-cell office:value-type="float" office:value="1.47680948083284E+018" calcext:value-type="float">
            <text:p>1.47680948083284E+01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.47680907645608E+018" calcext:value-type="float">
            <text:p>1.47680907645608E+018</text:p>
          </table:table-cell>
          <table:table-cell office:value-type="float" office:value="1.476809076468E+018" calcext:value-type="float">
            <text:p>1.476809076468E+018</text:p>
          </table:table-cell>
          <table:table-cell office:value-type="float" office:value="1.47680923935637E+018" calcext:value-type="float">
            <text:p>1.47680923935637E+018</text:p>
          </table:table-cell>
          <table:table-cell office:value-type="float" office:value="1.47680923939017E+018" calcext:value-type="float">
            <text:p>1.47680923939017E+018</text:p>
          </table:table-cell>
          <table:table-cell office:value-type="float" office:value="1.47680948072131E+018" calcext:value-type="float">
            <text:p>1.47680948072131E+018</text:p>
          </table:table-cell>
          <table:table-cell office:value-type="float" office:value="1.4768094808332E+018" calcext:value-type="float">
            <text:p>1.4768094808332E+01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.47680907645724E+018" calcext:value-type="float">
            <text:p>1.47680907645724E+018</text:p>
          </table:table-cell>
          <table:table-cell office:value-type="float" office:value="1.47680907646843E+018" calcext:value-type="float">
            <text:p>1.47680907646843E+018</text:p>
          </table:table-cell>
          <table:table-cell office:value-type="float" office:value="1.47680923935674E+018" calcext:value-type="float">
            <text:p>1.47680923935674E+018</text:p>
          </table:table-cell>
          <table:table-cell office:value-type="float" office:value="1.47680923939059E+018" calcext:value-type="float">
            <text:p>1.47680923939059E+018</text:p>
          </table:table-cell>
          <table:table-cell office:value-type="float" office:value="1.47680948072189E+018" calcext:value-type="float">
            <text:p>1.47680948072189E+018</text:p>
          </table:table-cell>
          <table:table-cell office:value-type="float" office:value="1.47680948083359E+018" calcext:value-type="float">
            <text:p>1.47680948083359E+01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.47680907645818E+018" calcext:value-type="float">
            <text:p>1.47680907645818E+018</text:p>
          </table:table-cell>
          <table:table-cell office:value-type="float" office:value="1.47680907646872E+018" calcext:value-type="float">
            <text:p>1.47680907646872E+018</text:p>
          </table:table-cell>
          <table:table-cell office:value-type="float" office:value="1.47680923935709E+018" calcext:value-type="float">
            <text:p>1.47680923935709E+018</text:p>
          </table:table-cell>
          <table:table-cell office:value-type="float" office:value="1.47680923939097E+018" calcext:value-type="float">
            <text:p>1.47680923939097E+018</text:p>
          </table:table-cell>
          <table:table-cell office:value-type="float" office:value="1.47680948072227E+018" calcext:value-type="float">
            <text:p>1.47680948072227E+018</text:p>
          </table:table-cell>
          <table:table-cell office:value-type="float" office:value="1.47680948083397E+018" calcext:value-type="float">
            <text:p>1.47680948083397E+01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.47680907645881E+018" calcext:value-type="float">
            <text:p>1.47680907645881E+018</text:p>
          </table:table-cell>
          <table:table-cell office:value-type="float" office:value="1.47680907646879E+018" calcext:value-type="float">
            <text:p>1.47680907646879E+018</text:p>
          </table:table-cell>
          <table:table-cell office:value-type="float" office:value="1.47680923935748E+018" calcext:value-type="float">
            <text:p>1.47680923935748E+018</text:p>
          </table:table-cell>
          <table:table-cell office:value-type="float" office:value="1.47680923939164E+018" calcext:value-type="float">
            <text:p>1.47680923939164E+018</text:p>
          </table:table-cell>
          <table:table-cell office:value-type="float" office:value="1.47680948072264E+018" calcext:value-type="float">
            <text:p>1.47680948072264E+018</text:p>
          </table:table-cell>
          <table:table-cell office:value-type="float" office:value="1.47680948083434E+018" calcext:value-type="float">
            <text:p>1.47680948083434E+01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.47680907645967E+018" calcext:value-type="float">
            <text:p>1.47680907645967E+018</text:p>
          </table:table-cell>
          <table:table-cell office:value-type="float" office:value="1.47680907646884E+018" calcext:value-type="float">
            <text:p>1.47680907646884E+018</text:p>
          </table:table-cell>
          <table:table-cell office:value-type="float" office:value="1.47680923935802E+018" calcext:value-type="float">
            <text:p>1.47680923935802E+018</text:p>
          </table:table-cell>
          <table:table-cell office:value-type="float" office:value="1.47680923939328E+018" calcext:value-type="float">
            <text:p>1.47680923939328E+018</text:p>
          </table:table-cell>
          <table:table-cell office:value-type="float" office:value="1.476809480723E+018" calcext:value-type="float">
            <text:p>1.476809480723E+018</text:p>
          </table:table-cell>
          <table:table-cell office:value-type="float" office:value="1.47680948083475E+018" calcext:value-type="float">
            <text:p>1.47680948083475E+01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.47680907646135E+018" calcext:value-type="float">
            <text:p>1.47680907646135E+018</text:p>
          </table:table-cell>
          <table:table-cell office:value-type="float" office:value="1.47680907647004E+018" calcext:value-type="float">
            <text:p>1.47680907647004E+018</text:p>
          </table:table-cell>
          <table:table-cell office:value-type="float" office:value="1.4768092393584E+018" calcext:value-type="float">
            <text:p>1.4768092393584E+018</text:p>
          </table:table-cell>
          <table:table-cell office:value-type="float" office:value="1.47680923939367E+018" calcext:value-type="float">
            <text:p>1.47680923939367E+018</text:p>
          </table:table-cell>
          <table:table-cell office:value-type="float" office:value="1.47680948072334E+018" calcext:value-type="float">
            <text:p>1.47680948072334E+018</text:p>
          </table:table-cell>
          <table:table-cell office:value-type="float" office:value="1.47680948083512E+018" calcext:value-type="float">
            <text:p>1.47680948083512E+01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.47680907646208E+018" calcext:value-type="float">
            <text:p>1.47680907646208E+018</text:p>
          </table:table-cell>
          <table:table-cell office:value-type="float" office:value="1.47680907647149E+018" calcext:value-type="float">
            <text:p>1.47680907647149E+018</text:p>
          </table:table-cell>
          <table:table-cell office:value-type="float" office:value="1.47680923935878E+018" calcext:value-type="float">
            <text:p>1.47680923935878E+018</text:p>
          </table:table-cell>
          <table:table-cell office:value-type="float" office:value="1.47680923939404E+018" calcext:value-type="float">
            <text:p>1.47680923939404E+018</text:p>
          </table:table-cell>
          <table:table-cell office:value-type="float" office:value="1.4768094807237E+018" calcext:value-type="float">
            <text:p>1.4768094807237E+018</text:p>
          </table:table-cell>
          <table:table-cell office:value-type="float" office:value="1.47680948083575E+018" calcext:value-type="float">
            <text:p>1.47680948083575E+01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.47680907646273E+018" calcext:value-type="float">
            <text:p>1.47680907646273E+018</text:p>
          </table:table-cell>
          <table:table-cell office:value-type="float" office:value="1.47680907647539E+018" calcext:value-type="float">
            <text:p>1.47680907647539E+018</text:p>
          </table:table-cell>
          <table:table-cell office:value-type="float" office:value="1.47680923935915E+018" calcext:value-type="float">
            <text:p>1.47680923935915E+018</text:p>
          </table:table-cell>
          <table:table-cell office:value-type="float" office:value="1.47680923939439E+018" calcext:value-type="float">
            <text:p>1.47680923939439E+018</text:p>
          </table:table-cell>
          <table:table-cell office:value-type="float" office:value="1.4768094807241E+018" calcext:value-type="float">
            <text:p>1.4768094807241E+018</text:p>
          </table:table-cell>
          <table:table-cell office:value-type="float" office:value="1.47680948083657E+018" calcext:value-type="float">
            <text:p>1.47680948083657E+01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.47680907646357E+018" calcext:value-type="float">
            <text:p>1.47680907646357E+018</text:p>
          </table:table-cell>
          <table:table-cell office:value-type="float" office:value="1.47680907647609E+018" calcext:value-type="float">
            <text:p>1.47680907647609E+018</text:p>
          </table:table-cell>
          <table:table-cell office:value-type="float" office:value="1.47680923935953E+018" calcext:value-type="float">
            <text:p>1.47680923935953E+018</text:p>
          </table:table-cell>
          <table:table-cell office:value-type="float" office:value="1.47680923939481E+018" calcext:value-type="float">
            <text:p>1.47680923939481E+018</text:p>
          </table:table-cell>
          <table:table-cell office:value-type="float" office:value="1.47680948072448E+018" calcext:value-type="float">
            <text:p>1.47680948072448E+018</text:p>
          </table:table-cell>
          <table:table-cell office:value-type="float" office:value="1.47680948083812E+018" calcext:value-type="float">
            <text:p>1.47680948083812E+01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.47680907646476E+018" calcext:value-type="float">
            <text:p>1.47680907646476E+018</text:p>
          </table:table-cell>
          <table:table-cell office:value-type="float" office:value="1.47680907647854E+018" calcext:value-type="float">
            <text:p>1.47680907647854E+018</text:p>
          </table:table-cell>
          <table:table-cell office:value-type="float" office:value="1.47680923936016E+018" calcext:value-type="float">
            <text:p>1.47680923936016E+018</text:p>
          </table:table-cell>
          <table:table-cell office:value-type="float" office:value="1.47680923939517E+018" calcext:value-type="float">
            <text:p>1.47680923939517E+018</text:p>
          </table:table-cell>
          <table:table-cell office:value-type="float" office:value="1.47680948072485E+018" calcext:value-type="float">
            <text:p>1.47680948072485E+018</text:p>
          </table:table-cell>
          <table:table-cell office:value-type="float" office:value="1.47680948084168E+018" calcext:value-type="float">
            <text:p>1.47680948084168E+01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.47680907646518E+018" calcext:value-type="float">
            <text:p>1.47680907646518E+018</text:p>
          </table:table-cell>
          <table:table-cell office:value-type="float" office:value="1.47680907648348E+018" calcext:value-type="float">
            <text:p>1.47680907648348E+018</text:p>
          </table:table-cell>
          <table:table-cell office:value-type="float" office:value="1.47680923936055E+018" calcext:value-type="float">
            <text:p>1.47680923936055E+018</text:p>
          </table:table-cell>
          <table:table-cell office:value-type="float" office:value="1.47680923939555E+018" calcext:value-type="float">
            <text:p>1.47680923939555E+018</text:p>
          </table:table-cell>
          <table:table-cell office:value-type="float" office:value="1.47680948072521E+018" calcext:value-type="float">
            <text:p>1.47680948072521E+018</text:p>
          </table:table-cell>
          <table:table-cell office:value-type="float" office:value="1.47680948084348E+018" calcext:value-type="float">
            <text:p>1.47680948084348E+01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.47680907646554E+018" calcext:value-type="float">
            <text:p>1.47680907646554E+018</text:p>
          </table:table-cell>
          <table:table-cell office:value-type="float" office:value="1.47680907648484E+018" calcext:value-type="float">
            <text:p>1.47680907648484E+018</text:p>
          </table:table-cell>
          <table:table-cell office:value-type="float" office:value="1.47680923936093E+018" calcext:value-type="float">
            <text:p>1.47680923936093E+018</text:p>
          </table:table-cell>
          <table:table-cell office:value-type="float" office:value="1.47680923939596E+018" calcext:value-type="float">
            <text:p>1.47680923939596E+018</text:p>
          </table:table-cell>
          <table:table-cell office:value-type="float" office:value="1.47680948072563E+018" calcext:value-type="float">
            <text:p>1.47680948072563E+018</text:p>
          </table:table-cell>
          <table:table-cell office:value-type="float" office:value="1.47680948085239E+018" calcext:value-type="float">
            <text:p>1.47680948085239E+01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.47680907646639E+018" calcext:value-type="float">
            <text:p>1.47680907646639E+018</text:p>
          </table:table-cell>
          <table:table-cell office:value-type="float" office:value="1.47680907648698E+018" calcext:value-type="float">
            <text:p>1.47680907648698E+018</text:p>
          </table:table-cell>
          <table:table-cell office:value-type="float" office:value="1.47680923936131E+018" calcext:value-type="float">
            <text:p>1.47680923936131E+018</text:p>
          </table:table-cell>
          <table:table-cell office:value-type="float" office:value="1.47680923939638E+018" calcext:value-type="float">
            <text:p>1.47680923939638E+018</text:p>
          </table:table-cell>
          <table:table-cell office:value-type="float" office:value="1.476809480726E+018" calcext:value-type="float">
            <text:p>1.476809480726E+018</text:p>
          </table:table-cell>
          <table:table-cell office:value-type="float" office:value="1.47680948085297E+018" calcext:value-type="float">
            <text:p>1.47680948085297E+01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.47680907646706E+018" calcext:value-type="float">
            <text:p>1.47680907646706E+018</text:p>
          </table:table-cell>
          <table:table-cell office:value-type="float" office:value="1.47680907648879E+018" calcext:value-type="float">
            <text:p>1.47680907648879E+018</text:p>
          </table:table-cell>
          <table:table-cell office:value-type="float" office:value="1.47680923936169E+018" calcext:value-type="float">
            <text:p>1.47680923936169E+018</text:p>
          </table:table-cell>
          <table:table-cell office:value-type="float" office:value="1.4768092393967E+018" calcext:value-type="float">
            <text:p>1.4768092393967E+018</text:p>
          </table:table-cell>
          <table:table-cell office:value-type="float" office:value="1.47680948072643E+018" calcext:value-type="float">
            <text:p>1.47680948072643E+018</text:p>
          </table:table-cell>
          <table:table-cell office:value-type="float" office:value="1.47680948085487E+018" calcext:value-type="float">
            <text:p>1.47680948085487E+01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.47680907646769E+018" calcext:value-type="float">
            <text:p>1.47680907646769E+018</text:p>
          </table:table-cell>
          <table:table-cell office:value-type="float" office:value="1.47680907649063E+018" calcext:value-type="float">
            <text:p>1.47680907649063E+018</text:p>
          </table:table-cell>
          <table:table-cell office:value-type="float" office:value="1.47680923936207E+018" calcext:value-type="float">
            <text:p>1.47680923936207E+018</text:p>
          </table:table-cell>
          <table:table-cell office:value-type="float" office:value="1.47680923939711E+018" calcext:value-type="float">
            <text:p>1.47680923939711E+018</text:p>
          </table:table-cell>
          <table:table-cell office:value-type="float" office:value="1.47680948072686E+018" calcext:value-type="float">
            <text:p>1.47680948072686E+018</text:p>
          </table:table-cell>
          <table:table-cell office:value-type="float" office:value="1.47680948085743E+018" calcext:value-type="float">
            <text:p>1.47680948085743E+01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.47680907646852E+018" calcext:value-type="float">
            <text:p>1.47680907646852E+018</text:p>
          </table:table-cell>
          <table:table-cell office:value-type="float" office:value="1.47680907649166E+018" calcext:value-type="float">
            <text:p>1.47680907649166E+018</text:p>
          </table:table-cell>
          <table:table-cell office:value-type="float" office:value="1.47680923936245E+018" calcext:value-type="float">
            <text:p>1.47680923936245E+018</text:p>
          </table:table-cell>
          <table:table-cell office:value-type="float" office:value="1.47680923939748E+018" calcext:value-type="float">
            <text:p>1.47680923939748E+018</text:p>
          </table:table-cell>
          <table:table-cell office:value-type="float" office:value="1.47680948072741E+018" calcext:value-type="float">
            <text:p>1.47680948072741E+018</text:p>
          </table:table-cell>
          <table:table-cell office:value-type="float" office:value="1.47680948085803E+018" calcext:value-type="float">
            <text:p>1.47680948085803E+01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.4768090764694E+018" calcext:value-type="float">
            <text:p>1.4768090764694E+018</text:p>
          </table:table-cell>
          <table:table-cell office:value-type="float" office:value="1.47680907649369E+018" calcext:value-type="float">
            <text:p>1.47680907649369E+018</text:p>
          </table:table-cell>
          <table:table-cell office:value-type="float" office:value="1.47680923936283E+018" calcext:value-type="float">
            <text:p>1.47680923936283E+018</text:p>
          </table:table-cell>
          <table:table-cell office:value-type="float" office:value="1.47680923939785E+018" calcext:value-type="float">
            <text:p>1.47680923939785E+018</text:p>
          </table:table-cell>
          <table:table-cell office:value-type="float" office:value="1.47680948072779E+018" calcext:value-type="float">
            <text:p>1.47680948072779E+018</text:p>
          </table:table-cell>
          <table:table-cell office:value-type="float" office:value="1.47680948086565E+018" calcext:value-type="float">
            <text:p>1.47680948086565E+01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.47680907646977E+018" calcext:value-type="float">
            <text:p>1.47680907646977E+018</text:p>
          </table:table-cell>
          <table:table-cell office:value-type="float" office:value="1.476809076494E+018" calcext:value-type="float">
            <text:p>1.476809076494E+018</text:p>
          </table:table-cell>
          <table:table-cell office:value-type="float" office:value="1.4768092393632E+018" calcext:value-type="float">
            <text:p>1.4768092393632E+018</text:p>
          </table:table-cell>
          <table:table-cell office:value-type="float" office:value="1.47680923939826E+018" calcext:value-type="float">
            <text:p>1.47680923939826E+018</text:p>
          </table:table-cell>
          <table:table-cell office:value-type="float" office:value="1.47680948072816E+018" calcext:value-type="float">
            <text:p>1.47680948072816E+018</text:p>
          </table:table-cell>
          <table:table-cell office:value-type="float" office:value="1.47680948086746E+018" calcext:value-type="float">
            <text:p>1.47680948086746E+01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.47680907647041E+018" calcext:value-type="float">
            <text:p>1.47680907647041E+018</text:p>
          </table:table-cell>
          <table:table-cell office:value-type="float" office:value="1.47680907649439E+018" calcext:value-type="float">
            <text:p>1.47680907649439E+018</text:p>
          </table:table-cell>
          <table:table-cell office:value-type="float" office:value="1.47680923936357E+018" calcext:value-type="float">
            <text:p>1.47680923936357E+018</text:p>
          </table:table-cell>
          <table:table-cell office:value-type="float" office:value="1.47680923939897E+018" calcext:value-type="float">
            <text:p>1.47680923939897E+018</text:p>
          </table:table-cell>
          <table:table-cell office:value-type="float" office:value="1.47680948072853E+018" calcext:value-type="float">
            <text:p>1.47680948072853E+018</text:p>
          </table:table-cell>
          <table:table-cell office:value-type="float" office:value="1.47680948087111E+018" calcext:value-type="float">
            <text:p>1.47680948087111E+01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.47680907647082E+018" calcext:value-type="float">
            <text:p>1.47680907647082E+018</text:p>
          </table:table-cell>
          <table:table-cell office:value-type="float" office:value="1.47680907649481E+018" calcext:value-type="float">
            <text:p>1.47680907649481E+018</text:p>
          </table:table-cell>
          <table:table-cell office:value-type="float" office:value="1.47680923936415E+018" calcext:value-type="float">
            <text:p>1.47680923936415E+018</text:p>
          </table:table-cell>
          <table:table-cell office:value-type="float" office:value="1.47680923939955E+018" calcext:value-type="float">
            <text:p>1.47680923939955E+018</text:p>
          </table:table-cell>
          <table:table-cell office:value-type="float" office:value="1.47680948072888E+018" calcext:value-type="float">
            <text:p>1.47680948072888E+018</text:p>
          </table:table-cell>
          <table:table-cell office:value-type="float" office:value="1.47680948087177E+018" calcext:value-type="float">
            <text:p>1.47680948087177E+01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.47680907647118E+018" calcext:value-type="float">
            <text:p>1.47680907647118E+018</text:p>
          </table:table-cell>
          <table:table-cell office:value-type="float" office:value="1.47680907649521E+018" calcext:value-type="float">
            <text:p>1.47680907649521E+018</text:p>
          </table:table-cell>
          <table:table-cell office:value-type="float" office:value="1.47680923936453E+018" calcext:value-type="float">
            <text:p>1.47680923936453E+018</text:p>
          </table:table-cell>
          <table:table-cell office:value-type="float" office:value="1.47680923940141E+018" calcext:value-type="float">
            <text:p>1.47680923940141E+018</text:p>
          </table:table-cell>
          <table:table-cell office:value-type="float" office:value="1.47680948072923E+018" calcext:value-type="float">
            <text:p>1.47680948072923E+018</text:p>
          </table:table-cell>
          <table:table-cell office:value-type="float" office:value="1.47680948087818E+018" calcext:value-type="float">
            <text:p>1.47680948087818E+01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.47680907647182E+018" calcext:value-type="float">
            <text:p>1.47680907647182E+018</text:p>
          </table:table-cell>
          <table:table-cell office:value-type="float" office:value="1.47680907649566E+018" calcext:value-type="float">
            <text:p>1.47680907649566E+018</text:p>
          </table:table-cell>
          <table:table-cell office:value-type="float" office:value="1.47680923936491E+018" calcext:value-type="float">
            <text:p>1.47680923936491E+018</text:p>
          </table:table-cell>
          <table:table-cell office:value-type="float" office:value="1.47680923940892E+018" calcext:value-type="float">
            <text:p>1.47680923940892E+018</text:p>
          </table:table-cell>
          <table:table-cell office:value-type="float" office:value="1.47680948072963E+018" calcext:value-type="float">
            <text:p>1.47680948072963E+018</text:p>
          </table:table-cell>
          <table:table-cell office:value-type="float" office:value="1.47680948088004E+018" calcext:value-type="float">
            <text:p>1.47680948088004E+01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.47680907647218E+018" calcext:value-type="float">
            <text:p>1.47680907647218E+018</text:p>
          </table:table-cell>
          <table:table-cell office:value-type="float" office:value="1.47680907649604E+018" calcext:value-type="float">
            <text:p>1.47680907649604E+018</text:p>
          </table:table-cell>
          <table:table-cell office:value-type="float" office:value="1.47680923936529E+018" calcext:value-type="float">
            <text:p>1.47680923936529E+018</text:p>
          </table:table-cell>
          <table:table-cell office:value-type="float" office:value="1.47680923941033E+018" calcext:value-type="float">
            <text:p>1.47680923941033E+018</text:p>
          </table:table-cell>
          <table:table-cell office:value-type="float" office:value="1.47680948073001E+018" calcext:value-type="float">
            <text:p>1.47680948073001E+018</text:p>
          </table:table-cell>
          <table:table-cell office:value-type="float" office:value="1.47680948088254E+018" calcext:value-type="float">
            <text:p>1.47680948088254E+01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.47680907647253E+018" calcext:value-type="float">
            <text:p>1.47680907647253E+018</text:p>
          </table:table-cell>
          <table:table-cell office:value-type="float" office:value="1.47680907649645E+018" calcext:value-type="float">
            <text:p>1.47680907649645E+018</text:p>
          </table:table-cell>
          <table:table-cell office:value-type="float" office:value="1.4768092393657E+018" calcext:value-type="float">
            <text:p>1.4768092393657E+018</text:p>
          </table:table-cell>
          <table:table-cell office:value-type="float" office:value="1.47680923941311E+018" calcext:value-type="float">
            <text:p>1.47680923941311E+018</text:p>
          </table:table-cell>
          <table:table-cell office:value-type="float" office:value="1.47680948073038E+018" calcext:value-type="float">
            <text:p>1.47680948073038E+018</text:p>
          </table:table-cell>
          <table:table-cell office:value-type="float" office:value="1.47680948088319E+018" calcext:value-type="float">
            <text:p>1.47680948088319E+01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.47680907647288E+018" calcext:value-type="float">
            <text:p>1.47680907647288E+018</text:p>
          </table:table-cell>
          <table:table-cell office:value-type="float" office:value="1.47680907649687E+018" calcext:value-type="float">
            <text:p>1.47680907649687E+018</text:p>
          </table:table-cell>
          <table:table-cell office:value-type="float" office:value="1.47680923936608E+018" calcext:value-type="float">
            <text:p>1.47680923936608E+018</text:p>
          </table:table-cell>
          <table:table-cell office:value-type="float" office:value="1.47680923941526E+018" calcext:value-type="float">
            <text:p>1.47680923941526E+018</text:p>
          </table:table-cell>
          <table:table-cell office:value-type="float" office:value="1.47680948073075E+018" calcext:value-type="float">
            <text:p>1.47680948073075E+018</text:p>
          </table:table-cell>
          <table:table-cell office:value-type="float" office:value="1.47680948088549E+018" calcext:value-type="float">
            <text:p>1.47680948088549E+01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.47680907647322E+018" calcext:value-type="float">
            <text:p>1.47680907647322E+018</text:p>
          </table:table-cell>
          <table:table-cell office:value-type="float" office:value="1.4768090764973E+018" calcext:value-type="float">
            <text:p>1.4768090764973E+018</text:p>
          </table:table-cell>
          <table:table-cell office:value-type="float" office:value="1.47680923936657E+018" calcext:value-type="float">
            <text:p>1.47680923936657E+018</text:p>
          </table:table-cell>
          <table:table-cell office:value-type="float" office:value="1.47680923941564E+018" calcext:value-type="float">
            <text:p>1.47680923941564E+018</text:p>
          </table:table-cell>
          <table:table-cell office:value-type="float" office:value="1.47680948073115E+018" calcext:value-type="float">
            <text:p>1.47680948073115E+018</text:p>
          </table:table-cell>
          <table:table-cell office:value-type="float" office:value="1.47680948088908E+018" calcext:value-type="float">
            <text:p>1.47680948088908E+01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.47680907647357E+018" calcext:value-type="float">
            <text:p>1.47680907647357E+018</text:p>
          </table:table-cell>
          <table:table-cell office:value-type="float" office:value="1.47680907649788E+018" calcext:value-type="float">
            <text:p>1.47680907649788E+018</text:p>
          </table:table-cell>
          <table:table-cell office:value-type="float" office:value="1.47680923936693E+018" calcext:value-type="float">
            <text:p>1.47680923936693E+018</text:p>
          </table:table-cell>
          <table:table-cell office:value-type="float" office:value="1.47680923941683E+018" calcext:value-type="float">
            <text:p>1.47680923941683E+018</text:p>
          </table:table-cell>
          <table:table-cell office:value-type="float" office:value="1.47680948073155E+018" calcext:value-type="float">
            <text:p>1.47680948073155E+018</text:p>
          </table:table-cell>
          <table:table-cell office:value-type="float" office:value="1.47680948088984E+018" calcext:value-type="float">
            <text:p>1.47680948088984E+01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.47680907647392E+018" calcext:value-type="float">
            <text:p>1.47680907647392E+018</text:p>
          </table:table-cell>
          <table:table-cell office:value-type="float" office:value="1.47680907649823E+018" calcext:value-type="float">
            <text:p>1.47680907649823E+018</text:p>
          </table:table-cell>
          <table:table-cell office:value-type="float" office:value="1.47680923936732E+018" calcext:value-type="float">
            <text:p>1.47680923936732E+018</text:p>
          </table:table-cell>
          <table:table-cell office:value-type="float" office:value="1.47680923941861E+018" calcext:value-type="float">
            <text:p>1.47680923941861E+018</text:p>
          </table:table-cell>
          <table:table-cell office:value-type="float" office:value="1.47680948073206E+018" calcext:value-type="float">
            <text:p>1.47680948073206E+018</text:p>
          </table:table-cell>
          <table:table-cell office:value-type="float" office:value="1.4768094808902E+018" calcext:value-type="float">
            <text:p>1.4768094808902E+01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.47680907647427E+018" calcext:value-type="float">
            <text:p>1.47680907647427E+018</text:p>
          </table:table-cell>
          <table:table-cell office:value-type="float" office:value="1.47680907649877E+018" calcext:value-type="float">
            <text:p>1.47680907649877E+018</text:p>
          </table:table-cell>
          <table:table-cell office:value-type="float" office:value="1.47680923936767E+018" calcext:value-type="float">
            <text:p>1.47680923936767E+018</text:p>
          </table:table-cell>
          <table:table-cell office:value-type="float" office:value="1.47680923942043E+018" calcext:value-type="float">
            <text:p>1.47680923942043E+018</text:p>
          </table:table-cell>
          <table:table-cell office:value-type="float" office:value="1.47680948073244E+018" calcext:value-type="float">
            <text:p>1.47680948073244E+018</text:p>
          </table:table-cell>
          <table:table-cell office:value-type="float" office:value="1.47680948089058E+018" calcext:value-type="float">
            <text:p>1.47680948089058E+01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.47680907647465E+018" calcext:value-type="float">
            <text:p>1.47680907647465E+018</text:p>
          </table:table-cell>
          <table:table-cell office:value-type="float" office:value="1.47680907649936E+018" calcext:value-type="float">
            <text:p>1.47680907649936E+018</text:p>
          </table:table-cell>
          <table:table-cell office:value-type="float" office:value="1.47680923936805E+018" calcext:value-type="float">
            <text:p>1.47680923936805E+018</text:p>
          </table:table-cell>
          <table:table-cell office:value-type="float" office:value="1.47680923942223E+018" calcext:value-type="float">
            <text:p>1.47680923942223E+018</text:p>
          </table:table-cell>
          <table:table-cell office:value-type="float" office:value="1.47680948073281E+018" calcext:value-type="float">
            <text:p>1.47680948073281E+018</text:p>
          </table:table-cell>
          <table:table-cell office:value-type="float" office:value="1.47680948089388E+018" calcext:value-type="float">
            <text:p>1.47680948089388E+01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.47680907647501E+018" calcext:value-type="float">
            <text:p>1.47680907647501E+018</text:p>
          </table:table-cell>
          <table:table-cell office:value-type="float" office:value="1.47680907649943E+018" calcext:value-type="float">
            <text:p>1.47680907649943E+018</text:p>
          </table:table-cell>
          <table:table-cell office:value-type="float" office:value="1.4768092393684E+018" calcext:value-type="float">
            <text:p>1.4768092393684E+018</text:p>
          </table:table-cell>
          <table:table-cell office:value-type="float" office:value="1.47680923942406E+018" calcext:value-type="float">
            <text:p>1.47680923942406E+018</text:p>
          </table:table-cell>
          <table:table-cell office:value-type="float" office:value="1.47680948073318E+018" calcext:value-type="float">
            <text:p>1.47680948073318E+018</text:p>
          </table:table-cell>
          <table:table-cell office:value-type="float" office:value="1.47680948089454E+018" calcext:value-type="float">
            <text:p>1.47680948089454E+01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.4768090764757E+018" calcext:value-type="float">
            <text:p>1.4768090764757E+018</text:p>
          </table:table-cell>
          <table:table-cell office:value-type="float" office:value="1.47680907649966E+018" calcext:value-type="float">
            <text:p>1.47680907649966E+018</text:p>
          </table:table-cell>
          <table:table-cell office:value-type="float" office:value="1.47680923936875E+018" calcext:value-type="float">
            <text:p>1.47680923936875E+018</text:p>
          </table:table-cell>
          <table:table-cell office:value-type="float" office:value="1.47680923942511E+018" calcext:value-type="float">
            <text:p>1.47680923942511E+018</text:p>
          </table:table-cell>
          <table:table-cell office:value-type="float" office:value="1.47680948073353E+018" calcext:value-type="float">
            <text:p>1.47680948073353E+018</text:p>
          </table:table-cell>
          <table:table-cell office:value-type="float" office:value="1.47680948089652E+018" calcext:value-type="float">
            <text:p>1.47680948089652E+01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.47680907647639E+018" calcext:value-type="float">
            <text:p>1.47680907647639E+018</text:p>
          </table:table-cell>
          <table:table-cell office:value-type="float" office:value="1.47680907650401E+018" calcext:value-type="float">
            <text:p>1.47680907650401E+018</text:p>
          </table:table-cell>
          <table:table-cell office:value-type="float" office:value="1.47680923936918E+018" calcext:value-type="float">
            <text:p>1.47680923936918E+018</text:p>
          </table:table-cell>
          <table:table-cell office:value-type="float" office:value="1.47680923942769E+018" calcext:value-type="float">
            <text:p>1.47680923942769E+018</text:p>
          </table:table-cell>
          <table:table-cell office:value-type="float" office:value="1.47680948073388E+018" calcext:value-type="float">
            <text:p>1.47680948073388E+018</text:p>
          </table:table-cell>
          <table:table-cell office:value-type="float" office:value="1.4768094809029E+018" calcext:value-type="float">
            <text:p>1.4768094809029E+01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.47680907647677E+018" calcext:value-type="float">
            <text:p>1.47680907647677E+018</text:p>
          </table:table-cell>
          <table:table-cell office:value-type="float" office:value="1.47680907650455E+018" calcext:value-type="float">
            <text:p>1.47680907650455E+018</text:p>
          </table:table-cell>
          <table:table-cell office:value-type="float" office:value="1.47680923936955E+018" calcext:value-type="float">
            <text:p>1.47680923936955E+018</text:p>
          </table:table-cell>
          <table:table-cell office:value-type="float" office:value="1.47680923942817E+018" calcext:value-type="float">
            <text:p>1.47680923942817E+018</text:p>
          </table:table-cell>
          <table:table-cell office:value-type="float" office:value="1.47680948073424E+018" calcext:value-type="float">
            <text:p>1.47680948073424E+018</text:p>
          </table:table-cell>
          <table:table-cell office:value-type="float" office:value="1.4768094809077E+018" calcext:value-type="float">
            <text:p>1.4768094809077E+01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.47680907647712E+018" calcext:value-type="float">
            <text:p>1.47680907647712E+018</text:p>
          </table:table-cell>
          <table:table-cell office:value-type="float" office:value="1.47680907650489E+018" calcext:value-type="float">
            <text:p>1.47680907650489E+018</text:p>
          </table:table-cell>
          <table:table-cell office:value-type="float" office:value="1.47680923936993E+018" calcext:value-type="float">
            <text:p>1.47680923936993E+018</text:p>
          </table:table-cell>
          <table:table-cell office:value-type="float" office:value="1.47680923942839E+018" calcext:value-type="float">
            <text:p>1.47680923942839E+018</text:p>
          </table:table-cell>
          <table:table-cell office:value-type="float" office:value="1.47680948073466E+018" calcext:value-type="float">
            <text:p>1.47680948073466E+018</text:p>
          </table:table-cell>
          <table:table-cell office:value-type="float" office:value="1.476809480908E+018" calcext:value-type="float">
            <text:p>1.476809480908E+01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.47680907647746E+018" calcext:value-type="float">
            <text:p>1.47680907647746E+018</text:p>
          </table:table-cell>
          <table:table-cell office:value-type="float" office:value="1.47680907650515E+018" calcext:value-type="float">
            <text:p>1.47680907650515E+018</text:p>
          </table:table-cell>
          <table:table-cell office:value-type="float" office:value="1.47680923937031E+018" calcext:value-type="float">
            <text:p>1.47680923937031E+018</text:p>
          </table:table-cell>
          <table:table-cell office:value-type="float" office:value="1.47680923942863E+018" calcext:value-type="float">
            <text:p>1.47680923942863E+018</text:p>
          </table:table-cell>
          <table:table-cell office:value-type="float" office:value="1.47680948073503E+018" calcext:value-type="float">
            <text:p>1.47680948073503E+018</text:p>
          </table:table-cell>
          <table:table-cell office:value-type="float" office:value="1.47680948090836E+018" calcext:value-type="float">
            <text:p>1.47680948090836E+01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.47680907647785E+018" calcext:value-type="float">
            <text:p>1.47680907647785E+018</text:p>
          </table:table-cell>
          <table:table-cell office:value-type="float" office:value="1.47680907650521E+018" calcext:value-type="float">
            <text:p>1.47680907650521E+018</text:p>
          </table:table-cell>
          <table:table-cell office:value-type="float" office:value="1.47680923937068E+018" calcext:value-type="float">
            <text:p>1.47680923937068E+018</text:p>
          </table:table-cell>
          <table:table-cell office:value-type="float" office:value="1.47680923942886E+018" calcext:value-type="float">
            <text:p>1.47680923942886E+018</text:p>
          </table:table-cell>
          <table:table-cell office:value-type="float" office:value="1.4768094807354E+018" calcext:value-type="float">
            <text:p>1.4768094807354E+018</text:p>
          </table:table-cell>
          <table:table-cell office:value-type="float" office:value="1.47680948090965E+018" calcext:value-type="float">
            <text:p>1.47680948090965E+01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.4768090764782E+018" calcext:value-type="float">
            <text:p>1.4768090764782E+018</text:p>
          </table:table-cell>
          <table:table-cell office:value-type="float" office:value="1.47680907650555E+018" calcext:value-type="float">
            <text:p>1.47680907650555E+018</text:p>
          </table:table-cell>
          <table:table-cell office:value-type="float" office:value="1.47680923937105E+018" calcext:value-type="float">
            <text:p>1.47680923937105E+018</text:p>
          </table:table-cell>
          <table:table-cell office:value-type="float" office:value="1.47680923942909E+018" calcext:value-type="float">
            <text:p>1.47680923942909E+018</text:p>
          </table:table-cell>
          <table:table-cell office:value-type="float" office:value="1.47680948073576E+018" calcext:value-type="float">
            <text:p>1.47680948073576E+018</text:p>
          </table:table-cell>
          <table:table-cell office:value-type="float" office:value="1.47680948091053E+018" calcext:value-type="float">
            <text:p>1.47680948091053E+01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.47680907647884E+018" calcext:value-type="float">
            <text:p>1.47680907647884E+018</text:p>
          </table:table-cell>
          <table:table-cell office:value-type="float" office:value="1.47680907650615E+018" calcext:value-type="float">
            <text:p>1.47680907650615E+018</text:p>
          </table:table-cell>
          <table:table-cell office:value-type="float" office:value="1.47680923937158E+018" calcext:value-type="float">
            <text:p>1.47680923937158E+018</text:p>
          </table:table-cell>
          <table:table-cell office:value-type="float" office:value="1.47680923943116E+018" calcext:value-type="float">
            <text:p>1.47680923943116E+018</text:p>
          </table:table-cell>
          <table:table-cell office:value-type="float" office:value="1.47680948073612E+018" calcext:value-type="float">
            <text:p>1.47680948073612E+018</text:p>
          </table:table-cell>
          <table:table-cell office:value-type="float" office:value="1.4768094809112E+018" calcext:value-type="float">
            <text:p>1.4768094809112E+01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.47680907647921E+018" calcext:value-type="float">
            <text:p>1.47680907647921E+018</text:p>
          </table:table-cell>
          <table:table-cell office:value-type="float" office:value="1.47680907650641E+018" calcext:value-type="float">
            <text:p>1.47680907650641E+018</text:p>
          </table:table-cell>
          <table:table-cell office:value-type="float" office:value="1.47680923937206E+018" calcext:value-type="float">
            <text:p>1.47680923937206E+018</text:p>
          </table:table-cell>
          <table:table-cell office:value-type="float" office:value="1.47680923943142E+018" calcext:value-type="float">
            <text:p>1.47680923943142E+018</text:p>
          </table:table-cell>
          <table:table-cell office:value-type="float" office:value="1.4768094807366E+018" calcext:value-type="float">
            <text:p>1.4768094807366E+018</text:p>
          </table:table-cell>
          <table:table-cell office:value-type="float" office:value="1.47680948091146E+018" calcext:value-type="float">
            <text:p>1.47680948091146E+01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.47680907647955E+018" calcext:value-type="float">
            <text:p>1.47680907647955E+018</text:p>
          </table:table-cell>
          <table:table-cell office:value-type="float" office:value="1.47680907650678E+018" calcext:value-type="float">
            <text:p>1.47680907650678E+018</text:p>
          </table:table-cell>
          <table:table-cell office:value-type="float" office:value="1.47680923937245E+018" calcext:value-type="float">
            <text:p>1.47680923937245E+018</text:p>
          </table:table-cell>
          <table:table-cell office:value-type="float" office:value="1.47680923943303E+018" calcext:value-type="float">
            <text:p>1.47680923943303E+018</text:p>
          </table:table-cell>
          <table:table-cell office:value-type="float" office:value="1.47680948073697E+018" calcext:value-type="float">
            <text:p>1.47680948073697E+018</text:p>
          </table:table-cell>
          <table:table-cell office:value-type="float" office:value="1.47680948091168E+018" calcext:value-type="float">
            <text:p>1.47680948091168E+01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.4768090764799E+018" calcext:value-type="float">
            <text:p>1.4768090764799E+018</text:p>
          </table:table-cell>
          <table:table-cell office:value-type="float" office:value="1.47680907650715E+018" calcext:value-type="float">
            <text:p>1.47680907650715E+018</text:p>
          </table:table-cell>
          <table:table-cell office:value-type="float" office:value="1.47680923937284E+018" calcext:value-type="float">
            <text:p>1.47680923937284E+018</text:p>
          </table:table-cell>
          <table:table-cell office:value-type="float" office:value="1.47680923943448E+018" calcext:value-type="float">
            <text:p>1.47680923943448E+018</text:p>
          </table:table-cell>
          <table:table-cell office:value-type="float" office:value="1.47680948073734E+018" calcext:value-type="float">
            <text:p>1.47680948073734E+018</text:p>
          </table:table-cell>
          <table:table-cell office:value-type="float" office:value="1.47680948091207E+018" calcext:value-type="float">
            <text:p>1.47680948091207E+01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.47680907648025E+018" calcext:value-type="float">
            <text:p>1.47680907648025E+018</text:p>
          </table:table-cell>
          <table:table-cell office:value-type="float" office:value="1.47680907650776E+018" calcext:value-type="float">
            <text:p>1.47680907650776E+018</text:p>
          </table:table-cell>
          <table:table-cell office:value-type="float" office:value="1.47680923937322E+018" calcext:value-type="float">
            <text:p>1.47680923937322E+018</text:p>
          </table:table-cell>
          <table:table-cell office:value-type="float" office:value="1.47680923943558E+018" calcext:value-type="float">
            <text:p>1.47680923943558E+018</text:p>
          </table:table-cell>
          <table:table-cell office:value-type="float" office:value="1.4768094807377E+018" calcext:value-type="float">
            <text:p>1.4768094807377E+018</text:p>
          </table:table-cell>
          <table:table-cell office:value-type="float" office:value="1.47680948091387E+018" calcext:value-type="float">
            <text:p>1.47680948091387E+01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.4768090764806E+018" calcext:value-type="float">
            <text:p>1.4768090764806E+018</text:p>
          </table:table-cell>
          <table:table-cell office:value-type="float" office:value="1.47680907650816E+018" calcext:value-type="float">
            <text:p>1.47680907650816E+018</text:p>
          </table:table-cell>
          <table:table-cell office:value-type="float" office:value="1.4768092393736E+018" calcext:value-type="float">
            <text:p>1.4768092393736E+018</text:p>
          </table:table-cell>
          <table:table-cell office:value-type="float" office:value="1.47680923943584E+018" calcext:value-type="float">
            <text:p>1.47680923943584E+018</text:p>
          </table:table-cell>
          <table:table-cell office:value-type="float" office:value="1.47680948073806E+018" calcext:value-type="float">
            <text:p>1.47680948073806E+018</text:p>
          </table:table-cell>
          <table:table-cell office:value-type="float" office:value="1.47680948091793E+018" calcext:value-type="float">
            <text:p>1.47680948091793E+01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.47680907648095E+018" calcext:value-type="float">
            <text:p>1.47680907648095E+018</text:p>
          </table:table-cell>
          <table:table-cell office:value-type="float" office:value="1.47680907650857E+018" calcext:value-type="float">
            <text:p>1.47680907650857E+018</text:p>
          </table:table-cell>
          <table:table-cell office:value-type="float" office:value="1.47680923937397E+018" calcext:value-type="float">
            <text:p>1.47680923937397E+018</text:p>
          </table:table-cell>
          <table:table-cell office:value-type="float" office:value="1.47680923943666E+018" calcext:value-type="float">
            <text:p>1.47680923943666E+018</text:p>
          </table:table-cell>
          <table:table-cell office:value-type="float" office:value="1.47680948073841E+018" calcext:value-type="float">
            <text:p>1.47680948073841E+018</text:p>
          </table:table-cell>
          <table:table-cell office:value-type="float" office:value="1.47680948091847E+018" calcext:value-type="float">
            <text:p>1.47680948091847E+01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.47680907648129E+018" calcext:value-type="float">
            <text:p>1.47680907648129E+018</text:p>
          </table:table-cell>
          <table:table-cell office:value-type="float" office:value="1.47680907650899E+018" calcext:value-type="float">
            <text:p>1.47680907650899E+018</text:p>
          </table:table-cell>
          <table:table-cell office:value-type="float" office:value="1.47680923937435E+018" calcext:value-type="float">
            <text:p>1.47680923937435E+018</text:p>
          </table:table-cell>
          <table:table-cell office:value-type="float" office:value="1.47680923943832E+018" calcext:value-type="float">
            <text:p>1.47680923943832E+018</text:p>
          </table:table-cell>
          <table:table-cell office:value-type="float" office:value="1.4768094807388E+018" calcext:value-type="float">
            <text:p>1.4768094807388E+018</text:p>
          </table:table-cell>
          <table:table-cell office:value-type="float" office:value="1.47680948091909E+018" calcext:value-type="float">
            <text:p>1.47680948091909E+01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.47680907648164E+018" calcext:value-type="float">
            <text:p>1.47680907648164E+018</text:p>
          </table:table-cell>
          <table:table-cell office:value-type="float" office:value="1.47680907650944E+018" calcext:value-type="float">
            <text:p>1.47680907650944E+018</text:p>
          </table:table-cell>
          <table:table-cell office:value-type="float" office:value="1.47680923937473E+018" calcext:value-type="float">
            <text:p>1.47680923937473E+018</text:p>
          </table:table-cell>
          <table:table-cell office:value-type="float" office:value="1.47680923943866E+018" calcext:value-type="float">
            <text:p>1.47680923943866E+018</text:p>
          </table:table-cell>
          <table:table-cell office:value-type="float" office:value="1.47680948073915E+018" calcext:value-type="float">
            <text:p>1.47680948073915E+018</text:p>
          </table:table-cell>
          <table:table-cell office:value-type="float" office:value="1.47680948091969E+018" calcext:value-type="float">
            <text:p>1.47680948091969E+01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.47680907648198E+018" calcext:value-type="float">
            <text:p>1.47680907648198E+018</text:p>
          </table:table-cell>
          <table:table-cell office:value-type="float" office:value="1.47680907650983E+018" calcext:value-type="float">
            <text:p>1.47680907650983E+018</text:p>
          </table:table-cell>
          <table:table-cell office:value-type="float" office:value="1.47680923937512E+018" calcext:value-type="float">
            <text:p>1.47680923937512E+018</text:p>
          </table:table-cell>
          <table:table-cell office:value-type="float" office:value="1.47680923944015E+018" calcext:value-type="float">
            <text:p>1.47680923944015E+018</text:p>
          </table:table-cell>
          <table:table-cell office:value-type="float" office:value="1.4768094807395E+018" calcext:value-type="float">
            <text:p>1.4768094807395E+018</text:p>
          </table:table-cell>
          <table:table-cell office:value-type="float" office:value="1.47680948092619E+018" calcext:value-type="float">
            <text:p>1.47680948092619E+01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.47680907648233E+018" calcext:value-type="float">
            <text:p>1.47680907648233E+018</text:p>
          </table:table-cell>
          <table:table-cell office:value-type="float" office:value="1.47680907651025E+018" calcext:value-type="float">
            <text:p>1.47680907651025E+018</text:p>
          </table:table-cell>
          <table:table-cell office:value-type="float" office:value="1.4768092393755E+018" calcext:value-type="float">
            <text:p>1.4768092393755E+018</text:p>
          </table:table-cell>
          <table:table-cell office:value-type="float" office:value="1.47680923944197E+018" calcext:value-type="float">
            <text:p>1.47680923944197E+018</text:p>
          </table:table-cell>
          <table:table-cell office:value-type="float" office:value="1.4768094807399E+018" calcext:value-type="float">
            <text:p>1.4768094807399E+018</text:p>
          </table:table-cell>
          <table:table-cell office:value-type="float" office:value="1.4768094809269E+018" calcext:value-type="float">
            <text:p>1.4768094809269E+0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47680907648273E+018" calcext:value-type="float">
            <text:p>1.47680907648273E+018</text:p>
          </table:table-cell>
          <table:table-cell office:value-type="float" office:value="1.47680907651071E+018" calcext:value-type="float">
            <text:p>1.47680907651071E+018</text:p>
          </table:table-cell>
          <table:table-cell office:value-type="float" office:value="1.47680923937588E+018" calcext:value-type="float">
            <text:p>1.47680923937588E+018</text:p>
          </table:table-cell>
          <table:table-cell office:value-type="float" office:value="1.47680923944376E+018" calcext:value-type="float">
            <text:p>1.47680923944376E+018</text:p>
          </table:table-cell>
          <table:table-cell office:value-type="float" office:value="1.47680948074025E+018" calcext:value-type="float">
            <text:p>1.47680948074025E+018</text:p>
          </table:table-cell>
          <table:table-cell office:value-type="float" office:value="1.47680948093293E+018" calcext:value-type="float">
            <text:p>1.47680948093293E+01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.47680907648308E+018" calcext:value-type="float">
            <text:p>1.47680907648308E+018</text:p>
          </table:table-cell>
          <table:table-cell office:value-type="float" office:value="1.47680907651153E+018" calcext:value-type="float">
            <text:p>1.47680907651153E+018</text:p>
          </table:table-cell>
          <table:table-cell office:value-type="float" office:value="1.4768092393763E+018" calcext:value-type="float">
            <text:p>1.4768092393763E+018</text:p>
          </table:table-cell>
          <table:table-cell office:value-type="float" office:value="1.47680923944488E+018" calcext:value-type="float">
            <text:p>1.47680923944488E+018</text:p>
          </table:table-cell>
          <table:table-cell office:value-type="float" office:value="1.47680948074061E+018" calcext:value-type="float">
            <text:p>1.47680948074061E+018</text:p>
          </table:table-cell>
          <table:table-cell office:value-type="float" office:value="1.47680948093571E+018" calcext:value-type="float">
            <text:p>1.47680948093571E+01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.47680907648374E+018" calcext:value-type="float">
            <text:p>1.47680907648374E+018</text:p>
          </table:table-cell>
          <table:table-cell office:value-type="float" office:value="1.47680907651212E+018" calcext:value-type="float">
            <text:p>1.47680907651212E+018</text:p>
          </table:table-cell>
          <table:table-cell office:value-type="float" office:value="1.47680923937669E+018" calcext:value-type="float">
            <text:p>1.47680923937669E+018</text:p>
          </table:table-cell>
          <table:table-cell office:value-type="float" office:value="1.47680923944602E+018" calcext:value-type="float">
            <text:p>1.47680923944602E+018</text:p>
          </table:table-cell>
          <table:table-cell office:value-type="float" office:value="1.47680948074097E+018" calcext:value-type="float">
            <text:p>1.47680948074097E+018</text:p>
          </table:table-cell>
          <table:table-cell office:value-type="float" office:value="1.47680948093662E+018" calcext:value-type="float">
            <text:p>1.47680948093662E+01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.47680907648415E+018" calcext:value-type="float">
            <text:p>1.47680907648415E+018</text:p>
          </table:table-cell>
          <table:table-cell office:value-type="float" office:value="1.47680907651269E+018" calcext:value-type="float">
            <text:p>1.47680907651269E+018</text:p>
          </table:table-cell>
          <table:table-cell office:value-type="float" office:value="1.47680923937707E+018" calcext:value-type="float">
            <text:p>1.47680923937707E+018</text:p>
          </table:table-cell>
          <table:table-cell office:value-type="float" office:value="1.47680923944752E+018" calcext:value-type="float">
            <text:p>1.47680923944752E+018</text:p>
          </table:table-cell>
          <table:table-cell office:value-type="float" office:value="1.47680948074131E+018" calcext:value-type="float">
            <text:p>1.47680948074131E+018</text:p>
          </table:table-cell>
          <table:table-cell office:value-type="float" office:value="1.47680948093745E+018" calcext:value-type="float">
            <text:p>1.47680948093745E+01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.47680907648451E+018" calcext:value-type="float">
            <text:p>1.47680907648451E+018</text:p>
          </table:table-cell>
          <table:table-cell office:value-type="float" office:value="1.47680907651325E+018" calcext:value-type="float">
            <text:p>1.47680907651325E+018</text:p>
          </table:table-cell>
          <table:table-cell office:value-type="float" office:value="1.47680923937753E+018" calcext:value-type="float">
            <text:p>1.47680923937753E+018</text:p>
          </table:table-cell>
          <table:table-cell office:value-type="float" office:value="1.47680923944854E+018" calcext:value-type="float">
            <text:p>1.47680923944854E+018</text:p>
          </table:table-cell>
          <table:table-cell office:value-type="float" office:value="1.4768094807417E+018" calcext:value-type="float">
            <text:p>1.4768094807417E+018</text:p>
          </table:table-cell>
          <table:table-cell office:value-type="float" office:value="1.47680948093805E+018" calcext:value-type="float">
            <text:p>1.47680948093805E+01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.47680907648515E+018" calcext:value-type="float">
            <text:p>1.47680907648515E+018</text:p>
          </table:table-cell>
          <table:table-cell office:value-type="float" office:value="1.47680907651358E+018" calcext:value-type="float">
            <text:p>1.47680907651358E+018</text:p>
          </table:table-cell>
          <table:table-cell office:value-type="float" office:value="1.47680923937792E+018" calcext:value-type="float">
            <text:p>1.47680923937792E+018</text:p>
          </table:table-cell>
          <table:table-cell office:value-type="float" office:value="1.47680923945017E+018" calcext:value-type="float">
            <text:p>1.47680923945017E+018</text:p>
          </table:table-cell>
          <table:table-cell office:value-type="float" office:value="1.47680948074205E+018" calcext:value-type="float">
            <text:p>1.47680948074205E+018</text:p>
          </table:table-cell>
          <table:table-cell office:value-type="float" office:value="1.47680948093938E+018" calcext:value-type="float">
            <text:p>1.47680948093938E+01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.47680907648551E+018" calcext:value-type="float">
            <text:p>1.47680907648551E+018</text:p>
          </table:table-cell>
          <table:table-cell office:value-type="float" office:value="1.47680907651397E+018" calcext:value-type="float">
            <text:p>1.47680907651397E+018</text:p>
          </table:table-cell>
          <table:table-cell office:value-type="float" office:value="1.47680923937831E+018" calcext:value-type="float">
            <text:p>1.47680923937831E+018</text:p>
          </table:table-cell>
          <table:table-cell office:value-type="float" office:value="1.47680923945044E+018" calcext:value-type="float">
            <text:p>1.47680923945044E+018</text:p>
          </table:table-cell>
          <table:table-cell office:value-type="float" office:value="1.47680948074241E+018" calcext:value-type="float">
            <text:p>1.47680948074241E+018</text:p>
          </table:table-cell>
          <table:table-cell office:value-type="float" office:value="1.47680948094406E+018" calcext:value-type="float">
            <text:p>1.47680948094406E+01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.47680907648586E+018" calcext:value-type="float">
            <text:p>1.47680907648586E+018</text:p>
          </table:table-cell>
          <table:table-cell office:value-type="float" office:value="1.47680907651457E+018" calcext:value-type="float">
            <text:p>1.47680907651457E+018</text:p>
          </table:table-cell>
          <table:table-cell office:value-type="float" office:value="1.47680923937869E+018" calcext:value-type="float">
            <text:p>1.47680923937869E+018</text:p>
          </table:table-cell>
          <table:table-cell office:value-type="float" office:value="1.47680923945165E+018" calcext:value-type="float">
            <text:p>1.47680923945165E+018</text:p>
          </table:table-cell>
          <table:table-cell office:value-type="float" office:value="1.47680948074277E+018" calcext:value-type="float">
            <text:p>1.47680948074277E+018</text:p>
          </table:table-cell>
          <table:table-cell office:value-type="float" office:value="1.47680948094511E+018" calcext:value-type="float">
            <text:p>1.47680948094511E+01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.47680907648629E+018" calcext:value-type="float">
            <text:p>1.47680907648629E+018</text:p>
          </table:table-cell>
          <table:table-cell office:value-type="float" office:value="1.47680907651487E+018" calcext:value-type="float">
            <text:p>1.47680907651487E+018</text:p>
          </table:table-cell>
          <table:table-cell office:value-type="float" office:value="1.47680923937907E+018" calcext:value-type="float">
            <text:p>1.47680923937907E+018</text:p>
          </table:table-cell>
          <table:table-cell office:value-type="float" office:value="1.47680923945192E+018" calcext:value-type="float">
            <text:p>1.47680923945192E+018</text:p>
          </table:table-cell>
          <table:table-cell office:value-type="float" office:value="1.47680948074315E+018" calcext:value-type="float">
            <text:p>1.47680948074315E+018</text:p>
          </table:table-cell>
          <table:table-cell office:value-type="float" office:value="1.47680948094547E+018" calcext:value-type="float">
            <text:p>1.47680948094547E+01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.47680907648665E+018" calcext:value-type="float">
            <text:p>1.47680907648665E+018</text:p>
          </table:table-cell>
          <table:table-cell office:value-type="float" office:value="1.47680907651493E+018" calcext:value-type="float">
            <text:p>1.47680907651493E+018</text:p>
          </table:table-cell>
          <table:table-cell office:value-type="float" office:value="1.47680923937946E+018" calcext:value-type="float">
            <text:p>1.47680923937946E+018</text:p>
          </table:table-cell>
          <table:table-cell office:value-type="float" office:value="1.47680923945268E+018" calcext:value-type="float">
            <text:p>1.47680923945268E+018</text:p>
          </table:table-cell>
          <table:table-cell office:value-type="float" office:value="1.47680948074351E+018" calcext:value-type="float">
            <text:p>1.47680948074351E+018</text:p>
          </table:table-cell>
          <table:table-cell office:value-type="float" office:value="1.47680948094584E+018" calcext:value-type="float">
            <text:p>1.47680948094584E+01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.4768090764873E+018" calcext:value-type="float">
            <text:p>1.4768090764873E+018</text:p>
          </table:table-cell>
          <table:table-cell office:value-type="float" office:value="1.47680907651498E+018" calcext:value-type="float">
            <text:p>1.47680907651498E+018</text:p>
          </table:table-cell>
          <table:table-cell office:value-type="float" office:value="1.47680923937984E+018" calcext:value-type="float">
            <text:p>1.47680923937984E+018</text:p>
          </table:table-cell>
          <table:table-cell office:value-type="float" office:value="1.47680923945497E+018" calcext:value-type="float">
            <text:p>1.47680923945497E+018</text:p>
          </table:table-cell>
          <table:table-cell office:value-type="float" office:value="1.47680948074387E+018" calcext:value-type="float">
            <text:p>1.47680948074387E+018</text:p>
          </table:table-cell>
          <table:table-cell office:value-type="float" office:value="1.47680948094625E+018" calcext:value-type="float">
            <text:p>1.47680948094625E+01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.47680907648767E+018" calcext:value-type="float">
            <text:p>1.47680907648767E+018</text:p>
          </table:table-cell>
          <table:table-cell office:value-type="float" office:value="1.47680907651527E+018" calcext:value-type="float">
            <text:p>1.47680907651527E+018</text:p>
          </table:table-cell>
          <table:table-cell office:value-type="float" office:value="1.47680923938021E+018" calcext:value-type="float">
            <text:p>1.47680923938021E+018</text:p>
          </table:table-cell>
          <table:table-cell office:value-type="float" office:value="1.47680923945682E+018" calcext:value-type="float">
            <text:p>1.47680923945682E+018</text:p>
          </table:table-cell>
          <table:table-cell office:value-type="float" office:value="1.47680948074422E+018" calcext:value-type="float">
            <text:p>1.47680948074422E+018</text:p>
          </table:table-cell>
          <table:table-cell office:value-type="float" office:value="1.47680948094659E+018" calcext:value-type="float">
            <text:p>1.47680948094659E+01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.47680907648805E+018" calcext:value-type="float">
            <text:p>1.47680907648805E+018</text:p>
          </table:table-cell>
          <table:table-cell office:value-type="float" office:value="1.47680907651533E+018" calcext:value-type="float">
            <text:p>1.47680907651533E+018</text:p>
          </table:table-cell>
          <table:table-cell office:value-type="float" office:value="1.47680923938059E+018" calcext:value-type="float">
            <text:p>1.47680923938059E+018</text:p>
          </table:table-cell>
          <table:table-cell office:value-type="float" office:value="1.47680923945788E+018" calcext:value-type="float">
            <text:p>1.47680923945788E+018</text:p>
          </table:table-cell>
          <table:table-cell office:value-type="float" office:value="1.47680948074461E+018" calcext:value-type="float">
            <text:p>1.47680948074461E+018</text:p>
          </table:table-cell>
          <table:table-cell office:value-type="float" office:value="1.47680948094695E+018" calcext:value-type="float">
            <text:p>1.47680948094695E+01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.47680907648842E+018" calcext:value-type="float">
            <text:p>1.47680907648842E+018</text:p>
          </table:table-cell>
          <table:table-cell office:value-type="float" office:value="1.47680907651538E+018" calcext:value-type="float">
            <text:p>1.47680907651538E+018</text:p>
          </table:table-cell>
          <table:table-cell office:value-type="float" office:value="1.47680923938097E+018" calcext:value-type="float">
            <text:p>1.47680923938097E+018</text:p>
          </table:table-cell>
          <table:table-cell office:value-type="float" office:value="1.47680923945907E+018" calcext:value-type="float">
            <text:p>1.47680923945907E+018</text:p>
          </table:table-cell>
          <table:table-cell office:value-type="float" office:value="1.47680948074496E+018" calcext:value-type="float">
            <text:p>1.47680948074496E+018</text:p>
          </table:table-cell>
          <table:table-cell office:value-type="float" office:value="1.47680948094731E+018" calcext:value-type="float">
            <text:p>1.47680948094731E+01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.47680907648907E+018" calcext:value-type="float">
            <text:p>1.47680907648907E+018</text:p>
          </table:table-cell>
          <table:table-cell office:value-type="float" office:value="1.47680907651543E+018" calcext:value-type="float">
            <text:p>1.47680907651543E+018</text:p>
          </table:table-cell>
          <table:table-cell office:value-type="float" office:value="1.47680923938135E+018" calcext:value-type="float">
            <text:p>1.47680923938135E+018</text:p>
          </table:table-cell>
          <table:table-cell office:value-type="float" office:value="1.47680923946059E+018" calcext:value-type="float">
            <text:p>1.47680923946059E+018</text:p>
          </table:table-cell>
          <table:table-cell office:value-type="float" office:value="1.47680948074536E+018" calcext:value-type="float">
            <text:p>1.47680948074536E+018</text:p>
          </table:table-cell>
          <table:table-cell office:value-type="float" office:value="1.47680948094796E+018" calcext:value-type="float">
            <text:p>1.47680948094796E+01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.47680907648944E+018" calcext:value-type="float">
            <text:p>1.47680907648944E+018</text:p>
          </table:table-cell>
          <table:table-cell office:value-type="float" office:value="1.4768090765156E+018" calcext:value-type="float">
            <text:p>1.4768090765156E+018</text:p>
          </table:table-cell>
          <table:table-cell office:value-type="float" office:value="1.47680923938174E+018" calcext:value-type="float">
            <text:p>1.47680923938174E+018</text:p>
          </table:table-cell>
          <table:table-cell office:value-type="float" office:value="1.47680923946166E+018" calcext:value-type="float">
            <text:p>1.47680923946166E+018</text:p>
          </table:table-cell>
          <table:table-cell office:value-type="float" office:value="1.47680948074572E+018" calcext:value-type="float">
            <text:p>1.47680948074572E+018</text:p>
          </table:table-cell>
          <table:table-cell office:value-type="float" office:value="1.4768094809486E+018" calcext:value-type="float">
            <text:p>1.4768094809486E+01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.47680907648985E+018" calcext:value-type="float">
            <text:p>1.47680907648985E+018</text:p>
          </table:table-cell>
          <table:table-cell office:value-type="float" office:value="1.47680907651599E+018" calcext:value-type="float">
            <text:p>1.47680907651599E+018</text:p>
          </table:table-cell>
          <table:table-cell office:value-type="float" office:value="1.47680923938211E+018" calcext:value-type="float">
            <text:p>1.47680923938211E+018</text:p>
          </table:table-cell>
          <table:table-cell office:value-type="float" office:value="1.47680923946318E+018" calcext:value-type="float">
            <text:p>1.47680923946318E+018</text:p>
          </table:table-cell>
          <table:table-cell office:value-type="float" office:value="1.47680948074608E+018" calcext:value-type="float">
            <text:p>1.47680948074608E+018</text:p>
          </table:table-cell>
          <table:table-cell office:value-type="float" office:value="1.47680948094937E+018" calcext:value-type="float">
            <text:p>1.47680948094937E+01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.47680907649029E+018" calcext:value-type="float">
            <text:p>1.47680907649029E+018</text:p>
          </table:table-cell>
          <table:table-cell office:value-type="float" office:value="1.47680907651626E+018" calcext:value-type="float">
            <text:p>1.47680907651626E+018</text:p>
          </table:table-cell>
          <table:table-cell office:value-type="float" office:value="1.47680923938247E+018" calcext:value-type="float">
            <text:p>1.47680923938247E+018</text:p>
          </table:table-cell>
          <table:table-cell office:value-type="float" office:value="1.47680923946353E+018" calcext:value-type="float">
            <text:p>1.47680923946353E+018</text:p>
          </table:table-cell>
          <table:table-cell office:value-type="float" office:value="1.47680948074648E+018" calcext:value-type="float">
            <text:p>1.47680948074648E+018</text:p>
          </table:table-cell>
          <table:table-cell office:value-type="float" office:value="1.47680948095441E+018" calcext:value-type="float">
            <text:p>1.47680948095441E+01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.47680907649114E+018" calcext:value-type="float">
            <text:p>1.47680907649114E+018</text:p>
          </table:table-cell>
          <table:table-cell office:value-type="float" office:value="1.47680907651682E+018" calcext:value-type="float">
            <text:p>1.47680907651682E+018</text:p>
          </table:table-cell>
          <table:table-cell office:value-type="float" office:value="1.47680923938283E+018" calcext:value-type="float">
            <text:p>1.47680923938283E+018</text:p>
          </table:table-cell>
          <table:table-cell office:value-type="float" office:value="1.47680923946424E+018" calcext:value-type="float">
            <text:p>1.47680923946424E+018</text:p>
          </table:table-cell>
          <table:table-cell office:value-type="float" office:value="1.47680948074683E+018" calcext:value-type="float">
            <text:p>1.47680948074683E+018</text:p>
          </table:table-cell>
          <table:table-cell office:value-type="float" office:value="1.47680948095519E+018" calcext:value-type="float">
            <text:p>1.47680948095519E+01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.47680907649181E+018" calcext:value-type="float">
            <text:p>1.47680907649181E+018</text:p>
          </table:table-cell>
          <table:table-cell office:value-type="float" office:value="1.47680907651737E+018" calcext:value-type="float">
            <text:p>1.47680907651737E+018</text:p>
          </table:table-cell>
          <table:table-cell office:value-type="float" office:value="1.47680923938322E+018" calcext:value-type="float">
            <text:p>1.47680923938322E+018</text:p>
          </table:table-cell>
          <table:table-cell office:value-type="float" office:value="1.47680923946471E+018" calcext:value-type="float">
            <text:p>1.47680923946471E+018</text:p>
          </table:table-cell>
          <table:table-cell office:value-type="float" office:value="1.47680948074719E+018" calcext:value-type="float">
            <text:p>1.47680948074719E+018</text:p>
          </table:table-cell>
          <table:table-cell office:value-type="float" office:value="1.47680948095671E+018" calcext:value-type="float">
            <text:p>1.47680948095671E+01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.47680907649219E+018" calcext:value-type="float">
            <text:p>1.47680907649219E+018</text:p>
          </table:table-cell>
          <table:table-cell office:value-type="float" office:value="1.47680907651818E+018" calcext:value-type="float">
            <text:p>1.47680907651818E+018</text:p>
          </table:table-cell>
          <table:table-cell office:value-type="float" office:value="1.47680923938357E+018" calcext:value-type="float">
            <text:p>1.47680923938357E+018</text:p>
          </table:table-cell>
          <table:table-cell office:value-type="float" office:value="1.47680923946626E+018" calcext:value-type="float">
            <text:p>1.47680923946626E+018</text:p>
          </table:table-cell>
          <table:table-cell office:value-type="float" office:value="1.47680948074755E+018" calcext:value-type="float">
            <text:p>1.47680948074755E+018</text:p>
          </table:table-cell>
          <table:table-cell office:value-type="float" office:value="1.47680948095748E+018" calcext:value-type="float">
            <text:p>1.47680948095748E+01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.47680907649257E+018" calcext:value-type="float">
            <text:p>1.47680907649257E+018</text:p>
          </table:table-cell>
          <table:table-cell office:value-type="float" office:value="1.47680907651841E+018" calcext:value-type="float">
            <text:p>1.47680907651841E+018</text:p>
          </table:table-cell>
          <table:table-cell office:value-type="float" office:value="1.47680923938392E+018" calcext:value-type="float">
            <text:p>1.47680923938392E+018</text:p>
          </table:table-cell>
          <table:table-cell office:value-type="float" office:value="1.47680923946774E+018" calcext:value-type="float">
            <text:p>1.47680923946774E+018</text:p>
          </table:table-cell>
          <table:table-cell office:value-type="float" office:value="1.4768094807479E+018" calcext:value-type="float">
            <text:p>1.4768094807479E+018</text:p>
          </table:table-cell>
          <table:table-cell office:value-type="float" office:value="1.47680948096815E+018" calcext:value-type="float">
            <text:p>1.47680948096815E+01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.47680907649322E+018" calcext:value-type="float">
            <text:p>1.47680907649322E+018</text:p>
          </table:table-cell>
          <table:table-cell office:value-type="float" office:value="1.47680907651847E+018" calcext:value-type="float">
            <text:p>1.47680907651847E+018</text:p>
          </table:table-cell>
          <table:table-cell office:value-type="float" office:value="1.47680923938447E+018" calcext:value-type="float">
            <text:p>1.47680923938447E+018</text:p>
          </table:table-cell>
          <table:table-cell office:value-type="float" office:value="1.47680923946956E+018" calcext:value-type="float">
            <text:p>1.47680923946956E+018</text:p>
          </table:table-cell>
          <table:table-cell office:value-type="float" office:value="1.47680948074825E+018" calcext:value-type="float">
            <text:p>1.47680948074825E+018</text:p>
          </table:table-cell>
          <table:table-cell office:value-type="float" office:value="1.47680948096875E+018" calcext:value-type="float">
            <text:p>1.47680948096875E+01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.4768090764945E+018" calcext:value-type="float">
            <text:p>1.4768090764945E+018</text:p>
          </table:table-cell>
          <table:table-cell office:value-type="float" office:value="1.4768090765187E+018" calcext:value-type="float">
            <text:p>1.4768090765187E+018</text:p>
          </table:table-cell>
          <table:table-cell office:value-type="float" office:value="1.47680923938486E+018" calcext:value-type="float">
            <text:p>1.47680923938486E+018</text:p>
          </table:table-cell>
          <table:table-cell office:value-type="float" office:value="1.47680923947063E+018" calcext:value-type="float">
            <text:p>1.47680923947063E+018</text:p>
          </table:table-cell>
          <table:table-cell office:value-type="float" office:value="1.47680948074859E+018" calcext:value-type="float">
            <text:p>1.47680948074859E+018</text:p>
          </table:table-cell>
          <table:table-cell office:value-type="float" office:value="1.47680948097061E+018" calcext:value-type="float">
            <text:p>1.47680948097061E+01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.47680907649535E+018" calcext:value-type="float">
            <text:p>1.47680907649535E+018</text:p>
          </table:table-cell>
          <table:table-cell office:value-type="float" office:value="1.47680907651893E+018" calcext:value-type="float">
            <text:p>1.47680907651893E+018</text:p>
          </table:table-cell>
          <table:table-cell office:value-type="float" office:value="1.47680923938525E+018" calcext:value-type="float">
            <text:p>1.47680923938525E+018</text:p>
          </table:table-cell>
          <table:table-cell office:value-type="float" office:value="1.47680923947256E+018" calcext:value-type="float">
            <text:p>1.47680923947256E+018</text:p>
          </table:table-cell>
          <table:table-cell office:value-type="float" office:value="1.4768094807491E+018" calcext:value-type="float">
            <text:p>1.4768094807491E+018</text:p>
          </table:table-cell>
          <table:table-cell office:value-type="float" office:value="1.47680948097702E+018" calcext:value-type="float">
            <text:p>1.47680948097702E+01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.47680907649633E+018" calcext:value-type="float">
            <text:p>1.47680907649633E+018</text:p>
          </table:table-cell>
          <table:table-cell office:value-type="float" office:value="1.4768090765198E+018" calcext:value-type="float">
            <text:p>1.4768090765198E+018</text:p>
          </table:table-cell>
          <table:table-cell office:value-type="float" office:value="1.47680923938572E+018" calcext:value-type="float">
            <text:p>1.47680923938572E+018</text:p>
          </table:table-cell>
          <table:table-cell office:value-type="float" office:value="1.47680923947288E+018" calcext:value-type="float">
            <text:p>1.47680923947288E+018</text:p>
          </table:table-cell>
          <table:table-cell office:value-type="float" office:value="1.47680948074947E+018" calcext:value-type="float">
            <text:p>1.47680948074947E+018</text:p>
          </table:table-cell>
          <table:table-cell office:value-type="float" office:value="1.47680948098071E+018" calcext:value-type="float">
            <text:p>1.47680948098071E+01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.47680907649741E+018" calcext:value-type="float">
            <text:p>1.47680907649741E+018</text:p>
          </table:table-cell>
          <table:table-cell office:value-type="float" office:value="1.47680907651999E+018" calcext:value-type="float">
            <text:p>1.47680907651999E+018</text:p>
          </table:table-cell>
          <table:table-cell office:value-type="float" office:value="1.4768092393861E+018" calcext:value-type="float">
            <text:p>1.4768092393861E+018</text:p>
          </table:table-cell>
          <table:table-cell office:value-type="float" office:value="1.47680923947431E+018" calcext:value-type="float">
            <text:p>1.47680923947431E+018</text:p>
          </table:table-cell>
          <table:table-cell office:value-type="float" office:value="1.47680948074984E+018" calcext:value-type="float">
            <text:p>1.47680948074984E+018</text:p>
          </table:table-cell>
          <table:table-cell office:value-type="float" office:value="1.47680948098135E+018" calcext:value-type="float">
            <text:p>1.47680948098135E+01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.47680907649805E+018" calcext:value-type="float">
            <text:p>1.47680907649805E+018</text:p>
          </table:table-cell>
          <table:table-cell office:value-type="float" office:value="1.47680907652217E+018" calcext:value-type="float">
            <text:p>1.47680907652217E+018</text:p>
          </table:table-cell>
          <table:table-cell office:value-type="float" office:value="1.47680923938655E+018" calcext:value-type="float">
            <text:p>1.47680923938655E+018</text:p>
          </table:table-cell>
          <table:table-cell office:value-type="float" office:value="1.47680923947623E+018" calcext:value-type="float">
            <text:p>1.47680923947623E+018</text:p>
          </table:table-cell>
          <table:table-cell office:value-type="float" office:value="1.4768094807502E+018" calcext:value-type="float">
            <text:p>1.4768094807502E+018</text:p>
          </table:table-cell>
          <table:table-cell office:value-type="float" office:value="1.47680948098321E+018" calcext:value-type="float">
            <text:p>1.47680948098321E+01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.47680907649898E+018" calcext:value-type="float">
            <text:p>1.47680907649898E+018</text:p>
          </table:table-cell>
          <table:table-cell office:value-type="float" office:value="1.47680907652276E+018" calcext:value-type="float">
            <text:p>1.47680907652276E+018</text:p>
          </table:table-cell>
          <table:table-cell office:value-type="float" office:value="1.47680923938693E+018" calcext:value-type="float">
            <text:p>1.47680923938693E+018</text:p>
          </table:table-cell>
          <table:table-cell office:value-type="float" office:value="1.47680923947653E+018" calcext:value-type="float">
            <text:p>1.47680923947653E+018</text:p>
          </table:table-cell>
          <table:table-cell office:value-type="float" office:value="1.47680948075055E+018" calcext:value-type="float">
            <text:p>1.47680948075055E+018</text:p>
          </table:table-cell>
          <table:table-cell office:value-type="float" office:value="1.47680948098456E+018" calcext:value-type="float">
            <text:p>1.47680948098456E+01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.47680907649994E+018" calcext:value-type="float">
            <text:p>1.47680907649994E+018</text:p>
          </table:table-cell>
          <table:table-cell office:value-type="float" office:value="1.47680907652295E+018" calcext:value-type="float">
            <text:p>1.47680907652295E+018</text:p>
          </table:table-cell>
          <table:table-cell office:value-type="float" office:value="1.47680923938731E+018" calcext:value-type="float">
            <text:p>1.47680923938731E+018</text:p>
          </table:table-cell>
          <table:table-cell office:value-type="float" office:value="1.47680923947736E+018" calcext:value-type="float">
            <text:p>1.47680923947736E+018</text:p>
          </table:table-cell>
          <table:table-cell office:value-type="float" office:value="1.47680948075091E+018" calcext:value-type="float">
            <text:p>1.47680948075091E+018</text:p>
          </table:table-cell>
          <table:table-cell office:value-type="float" office:value="1.47680948098494E+018" calcext:value-type="float">
            <text:p>1.47680948098494E+01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.47680907650038E+018" calcext:value-type="float">
            <text:p>1.47680907650038E+018</text:p>
          </table:table-cell>
          <table:table-cell office:value-type="float" office:value="1.4768090765234E+018" calcext:value-type="float">
            <text:p>1.4768090765234E+018</text:p>
          </table:table-cell>
          <table:table-cell office:value-type="float" office:value="1.47680923938769E+018" calcext:value-type="float">
            <text:p>1.47680923938769E+018</text:p>
          </table:table-cell>
          <table:table-cell office:value-type="float" office:value="1.4768092394796E+018" calcext:value-type="float">
            <text:p>1.4768092394796E+018</text:p>
          </table:table-cell>
          <table:table-cell office:value-type="float" office:value="1.47680948075128E+018" calcext:value-type="float">
            <text:p>1.47680948075128E+018</text:p>
          </table:table-cell>
          <table:table-cell office:value-type="float" office:value="1.47680948098531E+018" calcext:value-type="float">
            <text:p>1.47680948098531E+01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.47680907650074E+018" calcext:value-type="float">
            <text:p>1.47680907650074E+018</text:p>
          </table:table-cell>
          <table:table-cell office:value-type="float" office:value="1.47680907652359E+018" calcext:value-type="float">
            <text:p>1.47680907652359E+018</text:p>
          </table:table-cell>
          <table:table-cell office:value-type="float" office:value="1.47680923938806E+018" calcext:value-type="float">
            <text:p>1.47680923938806E+018</text:p>
          </table:table-cell>
          <table:table-cell office:value-type="float" office:value="1.47680923948142E+018" calcext:value-type="float">
            <text:p>1.47680923948142E+018</text:p>
          </table:table-cell>
          <table:table-cell office:value-type="float" office:value="1.47680948075169E+018" calcext:value-type="float">
            <text:p>1.47680948075169E+018</text:p>
          </table:table-cell>
          <table:table-cell office:value-type="float" office:value="1.47680948098568E+018" calcext:value-type="float">
            <text:p>1.47680948098568E+01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.47680907650109E+018" calcext:value-type="float">
            <text:p>1.47680907650109E+018</text:p>
          </table:table-cell>
          <table:table-cell office:value-type="float" office:value="1.47680907652446E+018" calcext:value-type="float">
            <text:p>1.47680907652446E+018</text:p>
          </table:table-cell>
          <table:table-cell office:value-type="float" office:value="1.47680923938846E+018" calcext:value-type="float">
            <text:p>1.47680923938846E+018</text:p>
          </table:table-cell>
          <table:table-cell office:value-type="float" office:value="1.47680923948321E+018" calcext:value-type="float">
            <text:p>1.47680923948321E+018</text:p>
          </table:table-cell>
          <table:table-cell office:value-type="float" office:value="1.47680948075206E+018" calcext:value-type="float">
            <text:p>1.47680948075206E+018</text:p>
          </table:table-cell>
          <table:table-cell office:value-type="float" office:value="1.47680948098607E+018" calcext:value-type="float">
            <text:p>1.47680948098607E+01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.47680907650153E+018" calcext:value-type="float">
            <text:p>1.47680907650153E+018</text:p>
          </table:table-cell>
          <table:table-cell office:value-type="float" office:value="1.47680907652504E+018" calcext:value-type="float">
            <text:p>1.47680907652504E+018</text:p>
          </table:table-cell>
          <table:table-cell office:value-type="float" office:value="1.47680923938885E+018" calcext:value-type="float">
            <text:p>1.47680923938885E+018</text:p>
          </table:table-cell>
          <table:table-cell office:value-type="float" office:value="1.47680923948431E+018" calcext:value-type="float">
            <text:p>1.47680923948431E+018</text:p>
          </table:table-cell>
          <table:table-cell office:value-type="float" office:value="1.47680948075243E+018" calcext:value-type="float">
            <text:p>1.47680948075243E+018</text:p>
          </table:table-cell>
          <table:table-cell office:value-type="float" office:value="1.47680948098644E+018" calcext:value-type="float">
            <text:p>1.47680948098644E+01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.47680907650188E+018" calcext:value-type="float">
            <text:p>1.47680907650188E+018</text:p>
          </table:table-cell>
          <table:table-cell office:value-type="float" office:value="1.47680907652537E+018" calcext:value-type="float">
            <text:p>1.47680907652537E+018</text:p>
          </table:table-cell>
          <table:table-cell office:value-type="float" office:value="1.47680923938923E+018" calcext:value-type="float">
            <text:p>1.47680923938923E+018</text:p>
          </table:table-cell>
          <table:table-cell office:value-type="float" office:value="1.47680923948543E+018" calcext:value-type="float">
            <text:p>1.47680923948543E+018</text:p>
          </table:table-cell>
          <table:table-cell office:value-type="float" office:value="1.4768094807528E+018" calcext:value-type="float">
            <text:p>1.4768094807528E+018</text:p>
          </table:table-cell>
          <table:table-cell office:value-type="float" office:value="1.4768094809868E+018" calcext:value-type="float">
            <text:p>1.4768094809868E+01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.47680907650222E+018" calcext:value-type="float">
            <text:p>1.47680907650222E+018</text:p>
          </table:table-cell>
          <table:table-cell office:value-type="float" office:value="1.47680907652575E+018" calcext:value-type="float">
            <text:p>1.47680907652575E+018</text:p>
          </table:table-cell>
          <table:table-cell office:value-type="float" office:value="1.47680923938961E+018" calcext:value-type="float">
            <text:p>1.47680923938961E+018</text:p>
          </table:table-cell>
          <table:table-cell office:value-type="float" office:value="1.4768092394866E+018" calcext:value-type="float">
            <text:p>1.4768092394866E+018</text:p>
          </table:table-cell>
          <table:table-cell office:value-type="float" office:value="1.47680948075316E+018" calcext:value-type="float">
            <text:p>1.47680948075316E+018</text:p>
          </table:table-cell>
          <table:table-cell office:value-type="float" office:value="1.47680948098717E+018" calcext:value-type="float">
            <text:p>1.47680948098717E+01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.47680907650261E+018" calcext:value-type="float">
            <text:p>1.47680907650261E+018</text:p>
          </table:table-cell>
          <table:table-cell office:value-type="float" office:value="1.47680907652642E+018" calcext:value-type="float">
            <text:p>1.47680907652642E+018</text:p>
          </table:table-cell>
          <table:table-cell office:value-type="float" office:value="1.47680923939E+018" calcext:value-type="float">
            <text:p>1.47680923939E+018</text:p>
          </table:table-cell>
          <table:table-cell office:value-type="float" office:value="1.47680923948695E+018" calcext:value-type="float">
            <text:p>1.47680923948695E+018</text:p>
          </table:table-cell>
          <table:table-cell office:value-type="float" office:value="1.47680948075352E+018" calcext:value-type="float">
            <text:p>1.47680948075352E+018</text:p>
          </table:table-cell>
          <table:table-cell office:value-type="float" office:value="1.47680948098755E+018" calcext:value-type="float">
            <text:p>1.47680948098755E+01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.47680907650307E+018" calcext:value-type="float">
            <text:p>1.47680907650307E+018</text:p>
          </table:table-cell>
          <table:table-cell office:value-type="float" office:value="1.47680907652697E+018" calcext:value-type="float">
            <text:p>1.47680907652697E+018</text:p>
          </table:table-cell>
          <table:table-cell office:value-type="float" office:value="1.47680923939038E+018" calcext:value-type="float">
            <text:p>1.47680923939038E+018</text:p>
          </table:table-cell>
          <table:table-cell office:value-type="float" office:value="1.47680923948848E+018" calcext:value-type="float">
            <text:p>1.47680923948848E+018</text:p>
          </table:table-cell>
          <table:table-cell office:value-type="float" office:value="1.47680948075388E+018" calcext:value-type="float">
            <text:p>1.47680948075388E+018</text:p>
          </table:table-cell>
          <table:table-cell office:value-type="float" office:value="1.47680948098792E+018" calcext:value-type="float">
            <text:p>1.47680948098792E+01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.47680907650346E+018" calcext:value-type="float">
            <text:p>1.47680907650346E+018</text:p>
          </table:table-cell>
          <table:table-cell office:value-type="float" office:value="1.47680907652725E+018" calcext:value-type="float">
            <text:p>1.47680907652725E+018</text:p>
          </table:table-cell>
          <table:table-cell office:value-type="float" office:value="1.47680923939075E+018" calcext:value-type="float">
            <text:p>1.47680923939075E+018</text:p>
          </table:table-cell>
          <table:table-cell office:value-type="float" office:value="1.47680923948991E+018" calcext:value-type="float">
            <text:p>1.47680923948991E+018</text:p>
          </table:table-cell>
          <table:table-cell office:value-type="float" office:value="1.47680948075423E+018" calcext:value-type="float">
            <text:p>1.47680948075423E+018</text:p>
          </table:table-cell>
          <table:table-cell office:value-type="float" office:value="1.47680948098829E+018" calcext:value-type="float">
            <text:p>1.47680948098829E+01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.4768090765042E+018" calcext:value-type="float">
            <text:p>1.4768090765042E+018</text:p>
          </table:table-cell>
          <table:table-cell office:value-type="float" office:value="1.47680907652739E+018" calcext:value-type="float">
            <text:p>1.47680907652739E+018</text:p>
          </table:table-cell>
          <table:table-cell office:value-type="float" office:value="1.47680923939114E+018" calcext:value-type="float">
            <text:p>1.47680923939114E+018</text:p>
          </table:table-cell>
          <table:table-cell office:value-type="float" office:value="1.47680923949111E+018" calcext:value-type="float">
            <text:p>1.47680923949111E+018</text:p>
          </table:table-cell>
          <table:table-cell office:value-type="float" office:value="1.47680948075458E+018" calcext:value-type="float">
            <text:p>1.47680948075458E+018</text:p>
          </table:table-cell>
          <table:table-cell office:value-type="float" office:value="1.47680948098895E+018" calcext:value-type="float">
            <text:p>1.47680948098895E+01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.47680907650537E+018" calcext:value-type="float">
            <text:p>1.47680907650537E+018</text:p>
          </table:table-cell>
          <table:table-cell office:value-type="float" office:value="1.47680907652745E+018" calcext:value-type="float">
            <text:p>1.47680907652745E+018</text:p>
          </table:table-cell>
          <table:table-cell office:value-type="float" office:value="1.47680923939152E+018" calcext:value-type="float">
            <text:p>1.47680923939152E+018</text:p>
          </table:table-cell>
          <table:table-cell office:value-type="float" office:value="1.47680923949144E+018" calcext:value-type="float">
            <text:p>1.47680923949144E+018</text:p>
          </table:table-cell>
          <table:table-cell office:value-type="float" office:value="1.47680948075493E+018" calcext:value-type="float">
            <text:p>1.47680948075493E+018</text:p>
          </table:table-cell>
          <table:table-cell office:value-type="float" office:value="1.47680948099006E+018" calcext:value-type="float">
            <text:p>1.47680948099006E+01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.47680907650599E+018" calcext:value-type="float">
            <text:p>1.47680907650599E+018</text:p>
          </table:table-cell>
          <table:table-cell office:value-type="float" office:value="1.47680907652767E+018" calcext:value-type="float">
            <text:p>1.47680907652767E+018</text:p>
          </table:table-cell>
          <table:table-cell office:value-type="float" office:value="1.47680923939189E+018" calcext:value-type="float">
            <text:p>1.47680923939189E+018</text:p>
          </table:table-cell>
          <table:table-cell office:value-type="float" office:value="1.47680923949212E+018" calcext:value-type="float">
            <text:p>1.47680923949212E+018</text:p>
          </table:table-cell>
          <table:table-cell office:value-type="float" office:value="1.47680948075527E+018" calcext:value-type="float">
            <text:p>1.47680948075527E+018</text:p>
          </table:table-cell>
          <table:table-cell office:value-type="float" office:value="1.47680948099048E+018" calcext:value-type="float">
            <text:p>1.47680948099048E+01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.47680907650733E+018" calcext:value-type="float">
            <text:p>1.47680907650733E+018</text:p>
          </table:table-cell>
          <table:table-cell office:value-type="float" office:value="1.47680907652787E+018" calcext:value-type="float">
            <text:p>1.47680907652787E+018</text:p>
          </table:table-cell>
          <table:table-cell office:value-type="float" office:value="1.47680923939225E+018" calcext:value-type="float">
            <text:p>1.47680923939225E+018</text:p>
          </table:table-cell>
          <table:table-cell office:value-type="float" office:value="1.4768092394944E+018" calcext:value-type="float">
            <text:p>1.4768092394944E+018</text:p>
          </table:table-cell>
          <table:table-cell office:value-type="float" office:value="1.47680948075566E+018" calcext:value-type="float">
            <text:p>1.47680948075566E+018</text:p>
          </table:table-cell>
          <table:table-cell office:value-type="float" office:value="1.47680948099092E+018" calcext:value-type="float">
            <text:p>1.47680948099092E+01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.47680907650796E+018" calcext:value-type="float">
            <text:p>1.47680907650796E+018</text:p>
          </table:table-cell>
          <table:table-cell office:value-type="float" office:value="1.47680907652812E+018" calcext:value-type="float">
            <text:p>1.47680907652812E+018</text:p>
          </table:table-cell>
          <table:table-cell office:value-type="float" office:value="1.4768092393926E+018" calcext:value-type="float">
            <text:p>1.4768092393926E+018</text:p>
          </table:table-cell>
          <table:table-cell office:value-type="float" office:value="1.47680923949548E+018" calcext:value-type="float">
            <text:p>1.47680923949548E+018</text:p>
          </table:table-cell>
          <table:table-cell office:value-type="float" office:value="1.47680948075602E+018" calcext:value-type="float">
            <text:p>1.47680948075602E+018</text:p>
          </table:table-cell>
          <table:table-cell office:value-type="float" office:value="1.47680948099129E+018" calcext:value-type="float">
            <text:p>1.47680948099129E+01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.47680907650879E+018" calcext:value-type="float">
            <text:p>1.47680907650879E+018</text:p>
          </table:table-cell>
          <table:table-cell office:value-type="float" office:value="1.47680907652818E+018" calcext:value-type="float">
            <text:p>1.47680907652818E+018</text:p>
          </table:table-cell>
          <table:table-cell office:value-type="float" office:value="1.47680923939294E+018" calcext:value-type="float">
            <text:p>1.47680923939294E+018</text:p>
          </table:table-cell>
          <table:table-cell office:value-type="float" office:value="1.47680923949663E+018" calcext:value-type="float">
            <text:p>1.47680923949663E+018</text:p>
          </table:table-cell>
          <table:table-cell office:value-type="float" office:value="1.47680948075642E+018" calcext:value-type="float">
            <text:p>1.47680948075642E+018</text:p>
          </table:table-cell>
          <table:table-cell office:value-type="float" office:value="1.47680948099169E+018" calcext:value-type="float">
            <text:p>1.47680948099169E+01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.47680907650993E+018" calcext:value-type="float">
            <text:p>1.47680907650993E+018</text:p>
          </table:table-cell>
          <table:table-cell office:value-type="float" office:value="1.47680907652875E+018" calcext:value-type="float">
            <text:p>1.47680907652875E+018</text:p>
          </table:table-cell>
          <table:table-cell office:value-type="float" office:value="1.47680923939335E+018" calcext:value-type="float">
            <text:p>1.47680923939335E+018</text:p>
          </table:table-cell>
          <table:table-cell office:value-type="float" office:value="1.47680923949818E+018" calcext:value-type="float">
            <text:p>1.47680923949818E+018</text:p>
          </table:table-cell>
          <table:table-cell office:value-type="float" office:value="1.47680948075678E+018" calcext:value-type="float">
            <text:p>1.47680948075678E+018</text:p>
          </table:table-cell>
          <table:table-cell office:value-type="float" office:value="1.47680948099206E+018" calcext:value-type="float">
            <text:p>1.47680948099206E+01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.47680907651085E+018" calcext:value-type="float">
            <text:p>1.47680907651085E+018</text:p>
          </table:table-cell>
          <table:table-cell office:value-type="float" office:value="1.47680907652945E+018" calcext:value-type="float">
            <text:p>1.47680907652945E+018</text:p>
          </table:table-cell>
          <table:table-cell office:value-type="float" office:value="1.47680923939373E+018" calcext:value-type="float">
            <text:p>1.47680923939373E+018</text:p>
          </table:table-cell>
          <table:table-cell office:value-type="float" office:value="1.47680923949844E+018" calcext:value-type="float">
            <text:p>1.47680923949844E+018</text:p>
          </table:table-cell>
          <table:table-cell office:value-type="float" office:value="1.47680948075713E+018" calcext:value-type="float">
            <text:p>1.47680948075713E+018</text:p>
          </table:table-cell>
          <table:table-cell office:value-type="float" office:value="1.47680948099243E+018" calcext:value-type="float">
            <text:p>1.47680948099243E+01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.47680907651125E+018" calcext:value-type="float">
            <text:p>1.47680907651125E+018</text:p>
          </table:table-cell>
          <table:table-cell office:value-type="float" office:value="1.47680907653206E+018" calcext:value-type="float">
            <text:p>1.47680907653206E+018</text:p>
          </table:table-cell>
          <table:table-cell office:value-type="float" office:value="1.4768092393941E+018" calcext:value-type="float">
            <text:p>1.4768092393941E+018</text:p>
          </table:table-cell>
          <table:table-cell office:value-type="float" office:value="1.47680923950217E+018" calcext:value-type="float">
            <text:p>1.47680923950217E+018</text:p>
          </table:table-cell>
          <table:table-cell office:value-type="float" office:value="1.47680948075748E+018" calcext:value-type="float">
            <text:p>1.47680948075748E+018</text:p>
          </table:table-cell>
          <table:table-cell office:value-type="float" office:value="1.47680948099285E+018" calcext:value-type="float">
            <text:p>1.47680948099285E+01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.47680907651185E+018" calcext:value-type="float">
            <text:p>1.47680907651185E+018</text:p>
          </table:table-cell>
          <table:table-cell office:value-type="float" office:value="1.47680907653237E+018" calcext:value-type="float">
            <text:p>1.47680907653237E+018</text:p>
          </table:table-cell>
          <table:table-cell office:value-type="float" office:value="1.47680923939448E+018" calcext:value-type="float">
            <text:p>1.47680923939448E+018</text:p>
          </table:table-cell>
          <table:table-cell office:value-type="float" office:value="1.47680923950641E+018" calcext:value-type="float">
            <text:p>1.47680923950641E+018</text:p>
          </table:table-cell>
          <table:table-cell office:value-type="float" office:value="1.47680948075783E+018" calcext:value-type="float">
            <text:p>1.47680948075783E+018</text:p>
          </table:table-cell>
          <table:table-cell office:value-type="float" office:value="1.47680948099348E+018" calcext:value-type="float">
            <text:p>1.47680948099348E+01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.47680907651247E+018" calcext:value-type="float">
            <text:p>1.47680907651247E+018</text:p>
          </table:table-cell>
          <table:table-cell office:value-type="float" office:value="1.47680907653273E+018" calcext:value-type="float">
            <text:p>1.47680907653273E+018</text:p>
          </table:table-cell>
          <table:table-cell office:value-type="float" office:value="1.47680923939485E+018" calcext:value-type="float">
            <text:p>1.47680923939485E+018</text:p>
          </table:table-cell>
          <table:table-cell office:value-type="float" office:value="1.47680923950719E+018" calcext:value-type="float">
            <text:p>1.47680923950719E+018</text:p>
          </table:table-cell>
          <table:table-cell office:value-type="float" office:value="1.47680948075823E+018" calcext:value-type="float">
            <text:p>1.47680948075823E+018</text:p>
          </table:table-cell>
          <table:table-cell office:value-type="float" office:value="1.47680948099449E+018" calcext:value-type="float">
            <text:p>1.47680948099449E+0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47680907651308E+018" calcext:value-type="float">
            <text:p>1.47680907651308E+018</text:p>
          </table:table-cell>
          <table:table-cell office:value-type="float" office:value="1.47680907653334E+018" calcext:value-type="float">
            <text:p>1.47680907653334E+018</text:p>
          </table:table-cell>
          <table:table-cell office:value-type="float" office:value="1.47680923939523E+018" calcext:value-type="float">
            <text:p>1.47680923939523E+018</text:p>
          </table:table-cell>
          <table:table-cell office:value-type="float" office:value="1.47680923951055E+018" calcext:value-type="float">
            <text:p>1.47680923951055E+018</text:p>
          </table:table-cell>
          <table:table-cell office:value-type="float" office:value="1.47680948075862E+018" calcext:value-type="float">
            <text:p>1.47680948075862E+018</text:p>
          </table:table-cell>
          <table:table-cell office:value-type="float" office:value="1.47680948099517E+018" calcext:value-type="float">
            <text:p>1.47680948099517E+01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.47680907651414E+018" calcext:value-type="float">
            <text:p>1.47680907651414E+018</text:p>
          </table:table-cell>
          <table:table-cell office:value-type="float" office:value="1.47680907653368E+018" calcext:value-type="float">
            <text:p>1.47680907653368E+018</text:p>
          </table:table-cell>
          <table:table-cell office:value-type="float" office:value="1.47680923939561E+018" calcext:value-type="float">
            <text:p>1.47680923939561E+018</text:p>
          </table:table-cell>
          <table:table-cell office:value-type="float" office:value="1.47680923951104E+018" calcext:value-type="float">
            <text:p>1.47680923951104E+018</text:p>
          </table:table-cell>
          <table:table-cell office:value-type="float" office:value="1.47680948075899E+018" calcext:value-type="float">
            <text:p>1.47680948075899E+018</text:p>
          </table:table-cell>
          <table:table-cell office:value-type="float" office:value="1.47680948099699E+018" calcext:value-type="float">
            <text:p>1.47680948099699E+01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.47680907651579E+018" calcext:value-type="float">
            <text:p>1.47680907651579E+018</text:p>
          </table:table-cell>
          <table:table-cell office:value-type="float" office:value="1.47680907653454E+018" calcext:value-type="float">
            <text:p>1.47680907653454E+018</text:p>
          </table:table-cell>
          <table:table-cell office:value-type="float" office:value="1.47680923939598E+018" calcext:value-type="float">
            <text:p>1.47680923939598E+018</text:p>
          </table:table-cell>
          <table:table-cell office:value-type="float" office:value="1.47680923951153E+018" calcext:value-type="float">
            <text:p>1.47680923951153E+018</text:p>
          </table:table-cell>
          <table:table-cell office:value-type="float" office:value="1.47680948075935E+018" calcext:value-type="float">
            <text:p>1.47680948075935E+018</text:p>
          </table:table-cell>
          <table:table-cell office:value-type="float" office:value="1.47680948100137E+018" calcext:value-type="float">
            <text:p>1.47680948100137E+01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.47680907651695E+018" calcext:value-type="float">
            <text:p>1.47680907651695E+018</text:p>
          </table:table-cell>
          <table:table-cell office:value-type="float" office:value="1.47680907653487E+018" calcext:value-type="float">
            <text:p>1.47680907653487E+018</text:p>
          </table:table-cell>
          <table:table-cell office:value-type="float" office:value="1.47680923939641E+018" calcext:value-type="float">
            <text:p>1.47680923939641E+018</text:p>
          </table:table-cell>
          <table:table-cell office:value-type="float" office:value="1.47680923951236E+018" calcext:value-type="float">
            <text:p>1.47680923951236E+018</text:p>
          </table:table-cell>
          <table:table-cell office:value-type="float" office:value="1.47680948075972E+018" calcext:value-type="float">
            <text:p>1.47680948075972E+018</text:p>
          </table:table-cell>
          <table:table-cell office:value-type="float" office:value="1.47680948101102E+018" calcext:value-type="float">
            <text:p>1.47680948101102E+01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.4768090765176E+018" calcext:value-type="float">
            <text:p>1.4768090765176E+018</text:p>
          </table:table-cell>
          <table:table-cell office:value-type="float" office:value="1.47680907653548E+018" calcext:value-type="float">
            <text:p>1.47680907653548E+018</text:p>
          </table:table-cell>
          <table:table-cell office:value-type="float" office:value="1.4768092393968E+018" calcext:value-type="float">
            <text:p>1.4768092393968E+018</text:p>
          </table:table-cell>
          <table:table-cell office:value-type="float" office:value="1.47680923951245E+018" calcext:value-type="float">
            <text:p>1.47680923951245E+018</text:p>
          </table:table-cell>
          <table:table-cell office:value-type="float" office:value="1.47680948076007E+018" calcext:value-type="float">
            <text:p>1.47680948076007E+018</text:p>
          </table:table-cell>
          <table:table-cell office:value-type="float" office:value="1.4768094810117E+018" calcext:value-type="float">
            <text:p>1.4768094810117E+01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.47680907651798E+018" calcext:value-type="float">
            <text:p>1.47680907651798E+018</text:p>
          </table:table-cell>
          <table:table-cell office:value-type="float" office:value="1.4768090765358E+018" calcext:value-type="float">
            <text:p>1.4768090765358E+018</text:p>
          </table:table-cell>
          <table:table-cell office:value-type="float" office:value="1.47680923939722E+018" calcext:value-type="float">
            <text:p>1.47680923939722E+018</text:p>
          </table:table-cell>
          <table:table-cell office:value-type="float" office:value="1.47680923951285E+018" calcext:value-type="float">
            <text:p>1.47680923951285E+018</text:p>
          </table:table-cell>
          <table:table-cell office:value-type="float" office:value="1.47680948076042E+018" calcext:value-type="float">
            <text:p>1.47680948076042E+018</text:p>
          </table:table-cell>
          <table:table-cell office:value-type="float" office:value="1.4768094810132E+018" calcext:value-type="float">
            <text:p>1.4768094810132E+01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.47680907651931E+018" calcext:value-type="float">
            <text:p>1.47680907651931E+018</text:p>
          </table:table-cell>
          <table:table-cell office:value-type="float" office:value="1.47680907653618E+018" calcext:value-type="float">
            <text:p>1.47680907653618E+018</text:p>
          </table:table-cell>
          <table:table-cell office:value-type="float" office:value="1.4768092393976E+018" calcext:value-type="float">
            <text:p>1.4768092393976E+018</text:p>
          </table:table-cell>
          <table:table-cell office:value-type="float" office:value="1.47680923951292E+018" calcext:value-type="float">
            <text:p>1.47680923951292E+018</text:p>
          </table:table-cell>
          <table:table-cell office:value-type="float" office:value="1.47680948076077E+018" calcext:value-type="float">
            <text:p>1.47680948076077E+018</text:p>
          </table:table-cell>
          <table:table-cell office:value-type="float" office:value="1.47680948101378E+018" calcext:value-type="float">
            <text:p>1.47680948101378E+01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.47680907652014E+018" calcext:value-type="float">
            <text:p>1.47680907652014E+018</text:p>
          </table:table-cell>
          <table:table-cell office:value-type="float" office:value="1.47680907653653E+018" calcext:value-type="float">
            <text:p>1.47680907653653E+018</text:p>
          </table:table-cell>
          <table:table-cell office:value-type="float" office:value="1.47680923939798E+018" calcext:value-type="float">
            <text:p>1.47680923939798E+018</text:p>
          </table:table-cell>
          <table:table-cell office:value-type="float" office:value="1.47680923951319E+018" calcext:value-type="float">
            <text:p>1.47680923951319E+018</text:p>
          </table:table-cell>
          <table:table-cell office:value-type="float" office:value="1.47680948076112E+018" calcext:value-type="float">
            <text:p>1.47680948076112E+018</text:p>
          </table:table-cell>
          <table:table-cell office:value-type="float" office:value="1.4768094810203E+018" calcext:value-type="float">
            <text:p>1.4768094810203E+01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.47680907652061E+018" calcext:value-type="float">
            <text:p>1.47680907652061E+018</text:p>
          </table:table-cell>
          <table:table-cell office:value-type="float" office:value="1.4768090765371E+018" calcext:value-type="float">
            <text:p>1.4768090765371E+018</text:p>
          </table:table-cell>
          <table:table-cell office:value-type="float" office:value="1.47680923939836E+018" calcext:value-type="float">
            <text:p>1.47680923939836E+018</text:p>
          </table:table-cell>
          <table:table-cell office:value-type="float" office:value="1.47680923951442E+018" calcext:value-type="float">
            <text:p>1.47680923951442E+018</text:p>
          </table:table-cell>
          <table:table-cell office:value-type="float" office:value="1.47680948076147E+018" calcext:value-type="float">
            <text:p>1.47680948076147E+018</text:p>
          </table:table-cell>
          <table:table-cell office:value-type="float" office:value="1.47680948102277E+018" calcext:value-type="float">
            <text:p>1.47680948102277E+01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.47680907652096E+018" calcext:value-type="float">
            <text:p>1.47680907652096E+018</text:p>
          </table:table-cell>
          <table:table-cell office:value-type="float" office:value="1.47680907653744E+018" calcext:value-type="float">
            <text:p>1.47680907653744E+018</text:p>
          </table:table-cell>
          <table:table-cell office:value-type="float" office:value="1.47680923939873E+018" calcext:value-type="float">
            <text:p>1.47680923939873E+018</text:p>
          </table:table-cell>
          <table:table-cell office:value-type="float" office:value="1.47680923951769E+018" calcext:value-type="float">
            <text:p>1.47680923951769E+018</text:p>
          </table:table-cell>
          <table:table-cell office:value-type="float" office:value="1.47680948076181E+018" calcext:value-type="float">
            <text:p>1.47680948076181E+018</text:p>
          </table:table-cell>
          <table:table-cell office:value-type="float" office:value="1.47680948102572E+018" calcext:value-type="float">
            <text:p>1.47680948102572E+01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.47680907652131E+018" calcext:value-type="float">
            <text:p>1.47680907652131E+018</text:p>
          </table:table-cell>
          <table:table-cell office:value-type="float" office:value="1.47680907653782E+018" calcext:value-type="float">
            <text:p>1.47680907653782E+018</text:p>
          </table:table-cell>
          <table:table-cell office:value-type="float" office:value="1.47680923939911E+018" calcext:value-type="float">
            <text:p>1.47680923939911E+018</text:p>
          </table:table-cell>
          <table:table-cell office:value-type="float" office:value="1.47680923951799E+018" calcext:value-type="float">
            <text:p>1.47680923951799E+018</text:p>
          </table:table-cell>
          <table:table-cell office:value-type="float" office:value="1.47680948076216E+018" calcext:value-type="float">
            <text:p>1.47680948076216E+018</text:p>
          </table:table-cell>
          <table:table-cell office:value-type="float" office:value="1.47680948102637E+018" calcext:value-type="float">
            <text:p>1.47680948102637E+01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.47680907652166E+018" calcext:value-type="float">
            <text:p>1.47680907652166E+018</text:p>
          </table:table-cell>
          <table:table-cell office:value-type="float" office:value="1.47680907653818E+018" calcext:value-type="float">
            <text:p>1.47680907653818E+018</text:p>
          </table:table-cell>
          <table:table-cell office:value-type="float" office:value="1.47680923939947E+018" calcext:value-type="float">
            <text:p>1.47680923939947E+018</text:p>
          </table:table-cell>
          <table:table-cell office:value-type="float" office:value="1.47680923952096E+018" calcext:value-type="float">
            <text:p>1.47680923952096E+018</text:p>
          </table:table-cell>
          <table:table-cell office:value-type="float" office:value="1.47680948076252E+018" calcext:value-type="float">
            <text:p>1.47680948076252E+018</text:p>
          </table:table-cell>
          <table:table-cell office:value-type="float" office:value="1.47680948103597E+018" calcext:value-type="float">
            <text:p>1.47680948103597E+01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.476809076522E+018" calcext:value-type="float">
            <text:p>1.476809076522E+018</text:p>
          </table:table-cell>
          <table:table-cell office:value-type="float" office:value="1.47680907653847E+018" calcext:value-type="float">
            <text:p>1.47680907653847E+018</text:p>
          </table:table-cell>
          <table:table-cell office:value-type="float" office:value="1.47680923939984E+018" calcext:value-type="float">
            <text:p>1.47680923939984E+018</text:p>
          </table:table-cell>
          <table:table-cell office:value-type="float" office:value="1.47680923952248E+018" calcext:value-type="float">
            <text:p>1.47680923952248E+018</text:p>
          </table:table-cell>
          <table:table-cell office:value-type="float" office:value="1.47680948076287E+018" calcext:value-type="float">
            <text:p>1.47680948076287E+018</text:p>
          </table:table-cell>
          <table:table-cell office:value-type="float" office:value="1.47680948103679E+018" calcext:value-type="float">
            <text:p>1.47680948103679E+01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.47680907652309E+018" calcext:value-type="float">
            <text:p>1.47680907652309E+018</text:p>
          </table:table-cell>
          <table:table-cell office:value-type="float" office:value="1.47680907653854E+018" calcext:value-type="float">
            <text:p>1.47680907653854E+018</text:p>
          </table:table-cell>
          <table:table-cell office:value-type="float" office:value="1.47680923940021E+018" calcext:value-type="float">
            <text:p>1.47680923940021E+018</text:p>
          </table:table-cell>
          <table:table-cell office:value-type="float" office:value="1.47680923952385E+018" calcext:value-type="float">
            <text:p>1.47680923952385E+018</text:p>
          </table:table-cell>
          <table:table-cell office:value-type="float" office:value="1.47680948076322E+018" calcext:value-type="float">
            <text:p>1.47680948076322E+018</text:p>
          </table:table-cell>
          <table:table-cell office:value-type="float" office:value="1.47680948103832E+018" calcext:value-type="float">
            <text:p>1.47680948103832E+01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.4768090765239E+018" calcext:value-type="float">
            <text:p>1.4768090765239E+018</text:p>
          </table:table-cell>
          <table:table-cell office:value-type="float" office:value="1.47680907653883E+018" calcext:value-type="float">
            <text:p>1.47680907653883E+018</text:p>
          </table:table-cell>
          <table:table-cell office:value-type="float" office:value="1.4768092394006E+018" calcext:value-type="float">
            <text:p>1.4768092394006E+018</text:p>
          </table:table-cell>
          <table:table-cell office:value-type="float" office:value="1.47680923952444E+018" calcext:value-type="float">
            <text:p>1.47680923952444E+018</text:p>
          </table:table-cell>
          <table:table-cell office:value-type="float" office:value="1.47680948076357E+018" calcext:value-type="float">
            <text:p>1.47680948076357E+018</text:p>
          </table:table-cell>
          <table:table-cell office:value-type="float" office:value="1.47680948103898E+018" calcext:value-type="float">
            <text:p>1.47680948103898E+01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.47680907652428E+018" calcext:value-type="float">
            <text:p>1.47680907652428E+018</text:p>
          </table:table-cell>
          <table:table-cell office:value-type="float" office:value="1.47680907653889E+018" calcext:value-type="float">
            <text:p>1.47680907653889E+018</text:p>
          </table:table-cell>
          <table:table-cell office:value-type="float" office:value="1.47680923940096E+018" calcext:value-type="float">
            <text:p>1.47680923940096E+018</text:p>
          </table:table-cell>
          <table:table-cell office:value-type="float" office:value="1.47680923952488E+018" calcext:value-type="float">
            <text:p>1.47680923952488E+018</text:p>
          </table:table-cell>
          <table:table-cell office:value-type="float" office:value="1.47680948076391E+018" calcext:value-type="float">
            <text:p>1.47680948076391E+018</text:p>
          </table:table-cell>
          <table:table-cell office:value-type="float" office:value="1.47680948104125E+018" calcext:value-type="float">
            <text:p>1.47680948104125E+01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.47680907652521E+018" calcext:value-type="float">
            <text:p>1.47680907652521E+018</text:p>
          </table:table-cell>
          <table:table-cell office:value-type="float" office:value="1.47680907653894E+018" calcext:value-type="float">
            <text:p>1.47680907653894E+018</text:p>
          </table:table-cell>
          <table:table-cell office:value-type="float" office:value="1.47680923940131E+018" calcext:value-type="float">
            <text:p>1.47680923940131E+018</text:p>
          </table:table-cell>
          <table:table-cell office:value-type="float" office:value="1.47680923952575E+018" calcext:value-type="float">
            <text:p>1.47680923952575E+018</text:p>
          </table:table-cell>
          <table:table-cell office:value-type="float" office:value="1.47680948076426E+018" calcext:value-type="float">
            <text:p>1.47680948076426E+018</text:p>
          </table:table-cell>
          <table:table-cell office:value-type="float" office:value="1.47680948104438E+018" calcext:value-type="float">
            <text:p>1.47680948104438E+01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.47680907652604E+018" calcext:value-type="float">
            <text:p>1.47680907652604E+018</text:p>
          </table:table-cell>
          <table:table-cell office:value-type="float" office:value="1.476809076539E+018" calcext:value-type="float">
            <text:p>1.476809076539E+018</text:p>
          </table:table-cell>
          <table:table-cell office:value-type="float" office:value="1.47680923940167E+018" calcext:value-type="float">
            <text:p>1.47680923940167E+018</text:p>
          </table:table-cell>
          <table:table-cell office:value-type="float" office:value="1.47680923952635E+018" calcext:value-type="float">
            <text:p>1.47680923952635E+018</text:p>
          </table:table-cell>
          <table:table-cell office:value-type="float" office:value="1.47680948076461E+018" calcext:value-type="float">
            <text:p>1.47680948076461E+018</text:p>
          </table:table-cell>
          <table:table-cell office:value-type="float" office:value="1.47680948104943E+018" calcext:value-type="float">
            <text:p>1.47680948104943E+01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.47680907652673E+018" calcext:value-type="float">
            <text:p>1.47680907652673E+018</text:p>
          </table:table-cell>
          <table:table-cell office:value-type="float" office:value="1.47680907653934E+018" calcext:value-type="float">
            <text:p>1.47680907653934E+018</text:p>
          </table:table-cell>
          <table:table-cell office:value-type="float" office:value="1.47680923940202E+018" calcext:value-type="float">
            <text:p>1.47680923940202E+018</text:p>
          </table:table-cell>
          <table:table-cell office:value-type="float" office:value="1.47680923952667E+018" calcext:value-type="float">
            <text:p>1.47680923952667E+018</text:p>
          </table:table-cell>
          <table:table-cell office:value-type="float" office:value="1.47680948076496E+018" calcext:value-type="float">
            <text:p>1.47680948076496E+018</text:p>
          </table:table-cell>
          <table:table-cell office:value-type="float" office:value="1.47680948105004E+018" calcext:value-type="float">
            <text:p>1.47680948105004E+01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.47680907652885E+018" calcext:value-type="float">
            <text:p>1.47680907652885E+018</text:p>
          </table:table-cell>
          <table:table-cell office:value-type="float" office:value="1.4768090765405E+018" calcext:value-type="float">
            <text:p>1.4768090765405E+018</text:p>
          </table:table-cell>
          <table:table-cell office:value-type="float" office:value="1.47680923940237E+018" calcext:value-type="float">
            <text:p>1.47680923940237E+018</text:p>
          </table:table-cell>
          <table:table-cell office:value-type="float" office:value="1.47680923952688E+018" calcext:value-type="float">
            <text:p>1.47680923952688E+018</text:p>
          </table:table-cell>
          <table:table-cell office:value-type="float" office:value="1.47680948076531E+018" calcext:value-type="float">
            <text:p>1.47680948076531E+018</text:p>
          </table:table-cell>
          <table:table-cell office:value-type="float" office:value="1.47680948105063E+018" calcext:value-type="float">
            <text:p>1.47680948105063E+01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.47680907652928E+018" calcext:value-type="float">
            <text:p>1.47680907652928E+018</text:p>
          </table:table-cell>
          <table:table-cell office:value-type="float" office:value="1.47680907654117E+018" calcext:value-type="float">
            <text:p>1.47680907654117E+018</text:p>
          </table:table-cell>
          <table:table-cell office:value-type="float" office:value="1.47680923940272E+018" calcext:value-type="float">
            <text:p>1.47680923940272E+018</text:p>
          </table:table-cell>
          <table:table-cell office:value-type="float" office:value="1.47680923953807E+018" calcext:value-type="float">
            <text:p>1.47680923953807E+018</text:p>
          </table:table-cell>
          <table:table-cell office:value-type="float" office:value="1.47680948076566E+018" calcext:value-type="float">
            <text:p>1.47680948076566E+018</text:p>
          </table:table-cell>
          <table:table-cell office:value-type="float" office:value="1.47680948105449E+018" calcext:value-type="float">
            <text:p>1.47680948105449E+01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.47680907652992E+018" calcext:value-type="float">
            <text:p>1.47680907652992E+018</text:p>
          </table:table-cell>
          <table:table-cell office:value-type="float" office:value="1.47680907654148E+018" calcext:value-type="float">
            <text:p>1.47680907654148E+018</text:p>
          </table:table-cell>
          <table:table-cell office:value-type="float" office:value="1.47680923940307E+018" calcext:value-type="float">
            <text:p>1.47680923940307E+018</text:p>
          </table:table-cell>
          <table:table-cell office:value-type="float" office:value="1.47680923953867E+018" calcext:value-type="float">
            <text:p>1.47680923953867E+018</text:p>
          </table:table-cell>
          <table:table-cell office:value-type="float" office:value="1.47680948076601E+018" calcext:value-type="float">
            <text:p>1.47680948076601E+018</text:p>
          </table:table-cell>
          <table:table-cell office:value-type="float" office:value="1.47680948105511E+018" calcext:value-type="float">
            <text:p>1.47680948105511E+01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.47680907653028E+018" calcext:value-type="float">
            <text:p>1.47680907653028E+018</text:p>
          </table:table-cell>
          <table:table-cell office:value-type="float" office:value="1.47680907654329E+018" calcext:value-type="float">
            <text:p>1.47680907654329E+018</text:p>
          </table:table-cell>
          <table:table-cell office:value-type="float" office:value="1.47680923940342E+018" calcext:value-type="float">
            <text:p>1.47680923940342E+018</text:p>
          </table:table-cell>
          <table:table-cell office:value-type="float" office:value="1.47680923954062E+018" calcext:value-type="float">
            <text:p>1.47680923954062E+018</text:p>
          </table:table-cell>
          <table:table-cell office:value-type="float" office:value="1.4768094807664E+018" calcext:value-type="float">
            <text:p>1.4768094807664E+018</text:p>
          </table:table-cell>
          <table:table-cell office:value-type="float" office:value="1.47680948105831E+018" calcext:value-type="float">
            <text:p>1.47680948105831E+01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.47680907653063E+018" calcext:value-type="float">
            <text:p>1.47680907653063E+018</text:p>
          </table:table-cell>
          <table:table-cell office:value-type="float" office:value="1.4768090765436E+018" calcext:value-type="float">
            <text:p>1.4768090765436E+018</text:p>
          </table:table-cell>
          <table:table-cell office:value-type="float" office:value="1.47680923940377E+018" calcext:value-type="float">
            <text:p>1.47680923940377E+018</text:p>
          </table:table-cell>
          <table:table-cell office:value-type="float" office:value="1.47680923954232E+018" calcext:value-type="float">
            <text:p>1.47680923954232E+018</text:p>
          </table:table-cell>
          <table:table-cell office:value-type="float" office:value="1.47680948076675E+018" calcext:value-type="float">
            <text:p>1.47680948076675E+018</text:p>
          </table:table-cell>
          <table:table-cell office:value-type="float" office:value="1.47680948105866E+018" calcext:value-type="float">
            <text:p>1.47680948105866E+01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.47680907653097E+018" calcext:value-type="float">
            <text:p>1.47680907653097E+018</text:p>
          </table:table-cell>
          <table:table-cell office:value-type="float" office:value="1.47680907654367E+018" calcext:value-type="float">
            <text:p>1.47680907654367E+018</text:p>
          </table:table-cell>
          <table:table-cell office:value-type="float" office:value="1.47680923940412E+018" calcext:value-type="float">
            <text:p>1.47680923940412E+018</text:p>
          </table:table-cell>
          <table:table-cell office:value-type="float" office:value="1.47680923954629E+018" calcext:value-type="float">
            <text:p>1.47680923954629E+018</text:p>
          </table:table-cell>
          <table:table-cell office:value-type="float" office:value="1.4768094807671E+018" calcext:value-type="float">
            <text:p>1.4768094807671E+018</text:p>
          </table:table-cell>
          <table:table-cell office:value-type="float" office:value="1.47680948105904E+018" calcext:value-type="float">
            <text:p>1.47680948105904E+01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.47680907653132E+018" calcext:value-type="float">
            <text:p>1.47680907653132E+018</text:p>
          </table:table-cell>
          <table:table-cell office:value-type="float" office:value="1.47680907654372E+018" calcext:value-type="float">
            <text:p>1.47680907654372E+018</text:p>
          </table:table-cell>
          <table:table-cell office:value-type="float" office:value="1.47680923940447E+018" calcext:value-type="float">
            <text:p>1.47680923940447E+018</text:p>
          </table:table-cell>
          <table:table-cell office:value-type="float" office:value="1.47680923955028E+018" calcext:value-type="float">
            <text:p>1.47680923955028E+018</text:p>
          </table:table-cell>
          <table:table-cell office:value-type="float" office:value="1.47680948076746E+018" calcext:value-type="float">
            <text:p>1.47680948076746E+018</text:p>
          </table:table-cell>
          <table:table-cell office:value-type="float" office:value="1.47680948105944E+018" calcext:value-type="float">
            <text:p>1.47680948105944E+01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.47680907653174E+018" calcext:value-type="float">
            <text:p>1.47680907653174E+018</text:p>
          </table:table-cell>
          <table:table-cell office:value-type="float" office:value="1.47680907654442E+018" calcext:value-type="float">
            <text:p>1.47680907654442E+018</text:p>
          </table:table-cell>
          <table:table-cell office:value-type="float" office:value="1.47680923940661E+018" calcext:value-type="float">
            <text:p>1.47680923940661E+018</text:p>
          </table:table-cell>
          <table:table-cell office:value-type="float" office:value="1.4768092395531E+018" calcext:value-type="float">
            <text:p>1.4768092395531E+018</text:p>
          </table:table-cell>
          <table:table-cell office:value-type="float" office:value="1.47680948076781E+018" calcext:value-type="float">
            <text:p>1.47680948076781E+018</text:p>
          </table:table-cell>
          <table:table-cell office:value-type="float" office:value="1.47680948105983E+018" calcext:value-type="float">
            <text:p>1.47680948105983E+01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.47680907653282E+018" calcext:value-type="float">
            <text:p>1.47680907653282E+018</text:p>
          </table:table-cell>
          <table:table-cell office:value-type="float" office:value="1.47680907654498E+018" calcext:value-type="float">
            <text:p>1.47680907654498E+018</text:p>
          </table:table-cell>
          <table:table-cell office:value-type="float" office:value="1.476809239407E+018" calcext:value-type="float">
            <text:p>1.476809239407E+018</text:p>
          </table:table-cell>
          <table:table-cell office:value-type="float" office:value="1.47680923955956E+018" calcext:value-type="float">
            <text:p>1.47680923955956E+018</text:p>
          </table:table-cell>
          <table:table-cell office:value-type="float" office:value="1.47680948076816E+018" calcext:value-type="float">
            <text:p>1.47680948076816E+018</text:p>
          </table:table-cell>
          <table:table-cell office:value-type="float" office:value="1.47680948106023E+018" calcext:value-type="float">
            <text:p>1.47680948106023E+01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.47680907653377E+018" calcext:value-type="float">
            <text:p>1.47680907653377E+018</text:p>
          </table:table-cell>
          <table:table-cell office:value-type="float" office:value="1.47680907654534E+018" calcext:value-type="float">
            <text:p>1.47680907654534E+018</text:p>
          </table:table-cell>
          <table:table-cell office:value-type="float" office:value="1.47680923940736E+018" calcext:value-type="float">
            <text:p>1.47680923940736E+018</text:p>
          </table:table-cell>
          <table:table-cell office:value-type="float" office:value="1.47680923956075E+018" calcext:value-type="float">
            <text:p>1.47680923956075E+018</text:p>
          </table:table-cell>
          <table:table-cell office:value-type="float" office:value="1.47680948076851E+018" calcext:value-type="float">
            <text:p>1.47680948076851E+018</text:p>
          </table:table-cell>
          <table:table-cell office:value-type="float" office:value="1.47680948106062E+018" calcext:value-type="float">
            <text:p>1.47680948106062E+01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.47680907653419E+018" calcext:value-type="float">
            <text:p>1.47680907653419E+018</text:p>
          </table:table-cell>
          <table:table-cell office:value-type="float" office:value="1.47680907654572E+018" calcext:value-type="float">
            <text:p>1.47680907654572E+018</text:p>
          </table:table-cell>
          <table:table-cell office:value-type="float" office:value="1.47680923940771E+018" calcext:value-type="float">
            <text:p>1.47680923940771E+018</text:p>
          </table:table-cell>
          <table:table-cell office:value-type="float" office:value="1.47680923956263E+018" calcext:value-type="float">
            <text:p>1.47680923956263E+018</text:p>
          </table:table-cell>
          <table:table-cell office:value-type="float" office:value="1.47680948076886E+018" calcext:value-type="float">
            <text:p>1.47680948076886E+018</text:p>
          </table:table-cell>
          <table:table-cell office:value-type="float" office:value="1.47680948106104E+018" calcext:value-type="float">
            <text:p>1.47680948106104E+01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.47680907653503E+018" calcext:value-type="float">
            <text:p>1.47680907653503E+018</text:p>
          </table:table-cell>
          <table:table-cell office:value-type="float" office:value="1.47680907654597E+018" calcext:value-type="float">
            <text:p>1.47680907654597E+018</text:p>
          </table:table-cell>
          <table:table-cell office:value-type="float" office:value="1.47680923940808E+018" calcext:value-type="float">
            <text:p>1.47680923940808E+018</text:p>
          </table:table-cell>
          <table:table-cell office:value-type="float" office:value="1.47680923956441E+018" calcext:value-type="float">
            <text:p>1.47680923956441E+018</text:p>
          </table:table-cell>
          <table:table-cell office:value-type="float" office:value="1.4768094807692E+018" calcext:value-type="float">
            <text:p>1.4768094807692E+018</text:p>
          </table:table-cell>
          <table:table-cell office:value-type="float" office:value="1.47680948106145E+018" calcext:value-type="float">
            <text:p>1.47680948106145E+01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.47680907653567E+018" calcext:value-type="float">
            <text:p>1.47680907653567E+018</text:p>
          </table:table-cell>
          <table:table-cell office:value-type="float" office:value="1.47680907654604E+018" calcext:value-type="float">
            <text:p>1.47680907654604E+018</text:p>
          </table:table-cell>
          <table:table-cell office:value-type="float" office:value="1.47680923940848E+018" calcext:value-type="float">
            <text:p>1.47680923940848E+018</text:p>
          </table:table-cell>
          <table:table-cell office:value-type="float" office:value="1.47680923956468E+018" calcext:value-type="float">
            <text:p>1.47680923956468E+018</text:p>
          </table:table-cell>
          <table:table-cell office:value-type="float" office:value="1.47680948076956E+018" calcext:value-type="float">
            <text:p>1.47680948076956E+018</text:p>
          </table:table-cell>
          <table:table-cell office:value-type="float" office:value="1.47680948106186E+018" calcext:value-type="float">
            <text:p>1.47680948106186E+01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.47680907653657E+018" calcext:value-type="float">
            <text:p>1.47680907653657E+018</text:p>
          </table:table-cell>
          <table:table-cell office:value-type="float" office:value="1.47680907654626E+018" calcext:value-type="float">
            <text:p>1.47680907654626E+018</text:p>
          </table:table-cell>
          <table:table-cell office:value-type="float" office:value="1.47680923940884E+018" calcext:value-type="float">
            <text:p>1.47680923940884E+018</text:p>
          </table:table-cell>
          <table:table-cell office:value-type="float" office:value="1.47680923957441E+018" calcext:value-type="float">
            <text:p>1.47680923957441E+018</text:p>
          </table:table-cell>
          <table:table-cell office:value-type="float" office:value="1.4768094807699E+018" calcext:value-type="float">
            <text:p>1.4768094807699E+018</text:p>
          </table:table-cell>
          <table:table-cell office:value-type="float" office:value="1.47680948106225E+018" calcext:value-type="float">
            <text:p>1.47680948106225E+01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.47680907653701E+018" calcext:value-type="float">
            <text:p>1.47680907653701E+018</text:p>
          </table:table-cell>
          <table:table-cell office:value-type="float" office:value="1.47680907654677E+018" calcext:value-type="float">
            <text:p>1.47680907654677E+018</text:p>
          </table:table-cell>
          <table:table-cell office:value-type="float" office:value="1.4768092394092E+018" calcext:value-type="float">
            <text:p>1.4768092394092E+018</text:p>
          </table:table-cell>
          <table:table-cell office:value-type="float" office:value="1.47680923957478E+018" calcext:value-type="float">
            <text:p>1.47680923957478E+018</text:p>
          </table:table-cell>
          <table:table-cell office:value-type="float" office:value="1.47680948077025E+018" calcext:value-type="float">
            <text:p>1.47680948077025E+018</text:p>
          </table:table-cell>
          <table:table-cell office:value-type="float" office:value="1.47680948106273E+018" calcext:value-type="float">
            <text:p>1.47680948106273E+01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.47680907653745E+018" calcext:value-type="float">
            <text:p>1.47680907653745E+018</text:p>
          </table:table-cell>
          <table:table-cell office:value-type="float" office:value="1.47680907654771E+018" calcext:value-type="float">
            <text:p>1.47680907654771E+018</text:p>
          </table:table-cell>
          <table:table-cell office:value-type="float" office:value="1.47680923940955E+018" calcext:value-type="float">
            <text:p>1.47680923940955E+018</text:p>
          </table:table-cell>
          <table:table-cell office:value-type="float" office:value="1.47680923958265E+018" calcext:value-type="float">
            <text:p>1.47680923958265E+018</text:p>
          </table:table-cell>
          <table:table-cell office:value-type="float" office:value="1.47680948077064E+018" calcext:value-type="float">
            <text:p>1.47680948077064E+018</text:p>
          </table:table-cell>
          <table:table-cell office:value-type="float" office:value="1.47680948106279E+018" calcext:value-type="float">
            <text:p>1.47680948106279E+01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.47680907653787E+018" calcext:value-type="float">
            <text:p>1.47680907653787E+018</text:p>
          </table:table-cell>
          <table:table-cell office:value-type="float" office:value="1.47680907654813E+018" calcext:value-type="float">
            <text:p>1.47680907654813E+018</text:p>
          </table:table-cell>
          <table:table-cell office:value-type="float" office:value="1.47680923940994E+018" calcext:value-type="float">
            <text:p>1.47680923940994E+018</text:p>
          </table:table-cell>
          <table:table-cell office:value-type="float" office:value="1.47680923958629E+018" calcext:value-type="float">
            <text:p>1.47680923958629E+018</text:p>
          </table:table-cell>
          <table:table-cell office:value-type="float" office:value="1.47680948077099E+018" calcext:value-type="float">
            <text:p>1.47680948077099E+018</text:p>
          </table:table-cell>
          <table:table-cell office:value-type="float" office:value="1.47680948106309E+018" calcext:value-type="float">
            <text:p>1.47680948106309E+01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.47680907653842E+018" calcext:value-type="float">
            <text:p>1.47680907653842E+018</text:p>
          </table:table-cell>
          <table:table-cell office:value-type="float" office:value="1.47680907654837E+018" calcext:value-type="float">
            <text:p>1.47680907654837E+018</text:p>
          </table:table-cell>
          <table:table-cell office:value-type="float" office:value="1.4768092394103E+018" calcext:value-type="float">
            <text:p>1.4768092394103E+018</text:p>
          </table:table-cell>
          <table:table-cell office:value-type="float" office:value="1.47680923958812E+018" calcext:value-type="float">
            <text:p>1.47680923958812E+018</text:p>
          </table:table-cell>
          <table:table-cell office:value-type="float" office:value="1.47680948077139E+018" calcext:value-type="float">
            <text:p>1.47680948077139E+018</text:p>
          </table:table-cell>
          <table:table-cell office:value-type="float" office:value="1.47680948106338E+018" calcext:value-type="float">
            <text:p>1.47680948106338E+01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.47680907653885E+018" calcext:value-type="float">
            <text:p>1.47680907653885E+018</text:p>
          </table:table-cell>
          <table:table-cell office:value-type="float" office:value="1.47680907654908E+018" calcext:value-type="float">
            <text:p>1.47680907654908E+018</text:p>
          </table:table-cell>
          <table:table-cell office:value-type="float" office:value="1.47680923941067E+018" calcext:value-type="float">
            <text:p>1.47680923941067E+018</text:p>
          </table:table-cell>
          <table:table-cell office:value-type="float" office:value="1.47680923959338E+018" calcext:value-type="float">
            <text:p>1.47680923959338E+018</text:p>
          </table:table-cell>
          <table:table-cell office:value-type="float" office:value="1.47680948077176E+018" calcext:value-type="float">
            <text:p>1.47680948077176E+018</text:p>
          </table:table-cell>
          <table:table-cell office:value-type="float" office:value="1.47680948106373E+018" calcext:value-type="float">
            <text:p>1.47680948106373E+018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.47680907653929E+018" calcext:value-type="float">
            <text:p>1.47680907653929E+018</text:p>
          </table:table-cell>
          <table:table-cell office:value-type="float" office:value="1.47680907655179E+018" calcext:value-type="float">
            <text:p>1.47680907655179E+018</text:p>
          </table:table-cell>
          <table:table-cell office:value-type="float" office:value="1.47680923941102E+018" calcext:value-type="float">
            <text:p>1.47680923941102E+018</text:p>
          </table:table-cell>
          <table:table-cell office:value-type="float" office:value="1.47680923959518E+018" calcext:value-type="float">
            <text:p>1.47680923959518E+018</text:p>
          </table:table-cell>
          <table:table-cell office:value-type="float" office:value="1.47680948077212E+018" calcext:value-type="float">
            <text:p>1.47680948077212E+018</text:p>
          </table:table-cell>
          <table:table-cell office:value-type="float" office:value="1.47680948106409E+018" calcext:value-type="float">
            <text:p>1.47680948106409E+01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.47680907653965E+018" calcext:value-type="float">
            <text:p>1.47680907653965E+018</text:p>
          </table:table-cell>
          <table:table-cell office:value-type="float" office:value="1.47680907655329E+018" calcext:value-type="float">
            <text:p>1.47680907655329E+018</text:p>
          </table:table-cell>
          <table:table-cell office:value-type="float" office:value="1.47680923941137E+018" calcext:value-type="float">
            <text:p>1.47680923941137E+018</text:p>
          </table:table-cell>
          <table:table-cell office:value-type="float" office:value="1.47680923959775E+018" calcext:value-type="float">
            <text:p>1.47680923959775E+018</text:p>
          </table:table-cell>
          <table:table-cell office:value-type="float" office:value="1.47680948077247E+018" calcext:value-type="float">
            <text:p>1.47680948077247E+018</text:p>
          </table:table-cell>
          <table:table-cell office:value-type="float" office:value="1.47680948106446E+018" calcext:value-type="float">
            <text:p>1.47680948106446E+01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.47680907654026E+018" calcext:value-type="float">
            <text:p>1.47680907654026E+018</text:p>
          </table:table-cell>
          <table:table-cell office:value-type="float" office:value="1.47680907655385E+018" calcext:value-type="float">
            <text:p>1.47680907655385E+018</text:p>
          </table:table-cell>
          <table:table-cell office:value-type="float" office:value="1.47680923941182E+018" calcext:value-type="float">
            <text:p>1.47680923941182E+018</text:p>
          </table:table-cell>
          <table:table-cell office:value-type="float" office:value="1.47680923959957E+018" calcext:value-type="float">
            <text:p>1.47680923959957E+018</text:p>
          </table:table-cell>
          <table:table-cell office:value-type="float" office:value="1.47680948077282E+018" calcext:value-type="float">
            <text:p>1.47680948077282E+018</text:p>
          </table:table-cell>
          <table:table-cell office:value-type="float" office:value="1.47680948106482E+018" calcext:value-type="float">
            <text:p>1.47680948106482E+01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.4768090765408E+018" calcext:value-type="float">
            <text:p>1.4768090765408E+018</text:p>
          </table:table-cell>
          <table:table-cell office:value-type="float" office:value="1.47680907655409E+018" calcext:value-type="float">
            <text:p>1.47680907655409E+018</text:p>
          </table:table-cell>
          <table:table-cell office:value-type="float" office:value="1.47680923941228E+018" calcext:value-type="float">
            <text:p>1.47680923941228E+018</text:p>
          </table:table-cell>
          <table:table-cell office:value-type="float" office:value="1.4768092396E+018" calcext:value-type="float">
            <text:p>1.4768092396E+018</text:p>
          </table:table-cell>
          <table:table-cell office:value-type="float" office:value="1.47680948077321E+018" calcext:value-type="float">
            <text:p>1.47680948077321E+018</text:p>
          </table:table-cell>
          <table:table-cell office:value-type="float" office:value="1.47680948106519E+018" calcext:value-type="float">
            <text:p>1.47680948106519E+01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.47680907654139E+018" calcext:value-type="float">
            <text:p>1.47680907654139E+018</text:p>
          </table:table-cell>
          <table:table-cell office:value-type="float" office:value="1.47680907655416E+018" calcext:value-type="float">
            <text:p>1.47680907655416E+018</text:p>
          </table:table-cell>
          <table:table-cell office:value-type="float" office:value="1.47680923941272E+018" calcext:value-type="float">
            <text:p>1.47680923941272E+018</text:p>
          </table:table-cell>
          <table:table-cell office:value-type="float" office:value="1.47680923960689E+018" calcext:value-type="float">
            <text:p>1.47680923960689E+018</text:p>
          </table:table-cell>
          <table:table-cell office:value-type="float" office:value="1.47680948077356E+018" calcext:value-type="float">
            <text:p>1.47680948077356E+018</text:p>
          </table:table-cell>
          <table:table-cell office:value-type="float" office:value="1.47680948106557E+018" calcext:value-type="float">
            <text:p>1.47680948106557E+01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.4768090765418E+018" calcext:value-type="float">
            <text:p>1.4768090765418E+018</text:p>
          </table:table-cell>
          <table:table-cell office:value-type="float" office:value="1.47680907655483E+018" calcext:value-type="float">
            <text:p>1.47680907655483E+018</text:p>
          </table:table-cell>
          <table:table-cell office:value-type="float" office:value="1.47680923941309E+018" calcext:value-type="float">
            <text:p>1.47680923941309E+018</text:p>
          </table:table-cell>
          <table:table-cell office:value-type="float" office:value="1.47680923960717E+018" calcext:value-type="float">
            <text:p>1.47680923960717E+018</text:p>
          </table:table-cell>
          <table:table-cell office:value-type="float" office:value="1.47680948077392E+018" calcext:value-type="float">
            <text:p>1.47680948077392E+018</text:p>
          </table:table-cell>
          <table:table-cell office:value-type="float" office:value="1.47680948106585E+018" calcext:value-type="float">
            <text:p>1.47680948106585E+01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.47680907654215E+018" calcext:value-type="float">
            <text:p>1.47680907654215E+018</text:p>
          </table:table-cell>
          <table:table-cell office:value-type="float" office:value="1.47680907655502E+018" calcext:value-type="float">
            <text:p>1.47680907655502E+018</text:p>
          </table:table-cell>
          <table:table-cell office:value-type="float" office:value="1.47680923941346E+018" calcext:value-type="float">
            <text:p>1.47680923941346E+018</text:p>
          </table:table-cell>
          <table:table-cell office:value-type="float" office:value="1.47680923960906E+018" calcext:value-type="float">
            <text:p>1.47680923960906E+018</text:p>
          </table:table-cell>
          <table:table-cell office:value-type="float" office:value="1.47680948077428E+018" calcext:value-type="float">
            <text:p>1.47680948077428E+018</text:p>
          </table:table-cell>
          <table:table-cell office:value-type="float" office:value="1.47680948106633E+018" calcext:value-type="float">
            <text:p>1.47680948106633E+01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.4768090765425E+018" calcext:value-type="float">
            <text:p>1.4768090765425E+018</text:p>
          </table:table-cell>
          <table:table-cell office:value-type="float" office:value="1.47680907655535E+018" calcext:value-type="float">
            <text:p>1.47680907655535E+018</text:p>
          </table:table-cell>
          <table:table-cell office:value-type="float" office:value="1.47680923941381E+018" calcext:value-type="float">
            <text:p>1.47680923941381E+018</text:p>
          </table:table-cell>
          <table:table-cell office:value-type="float" office:value="1.47680923961152E+018" calcext:value-type="float">
            <text:p>1.47680923961152E+018</text:p>
          </table:table-cell>
          <table:table-cell office:value-type="float" office:value="1.47680948077462E+018" calcext:value-type="float">
            <text:p>1.47680948077462E+018</text:p>
          </table:table-cell>
          <table:table-cell office:value-type="float" office:value="1.47680948106663E+018" calcext:value-type="float">
            <text:p>1.47680948106663E+01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.47680907654285E+018" calcext:value-type="float">
            <text:p>1.47680907654285E+018</text:p>
          </table:table-cell>
          <table:table-cell office:value-type="float" office:value="1.47680907655577E+018" calcext:value-type="float">
            <text:p>1.47680907655577E+018</text:p>
          </table:table-cell>
          <table:table-cell office:value-type="float" office:value="1.47680923941416E+018" calcext:value-type="float">
            <text:p>1.47680923941416E+018</text:p>
          </table:table-cell>
          <table:table-cell office:value-type="float" office:value="1.47680923961196E+018" calcext:value-type="float">
            <text:p>1.47680923961196E+018</text:p>
          </table:table-cell>
          <table:table-cell office:value-type="float" office:value="1.47680948077497E+018" calcext:value-type="float">
            <text:p>1.47680948077497E+018</text:p>
          </table:table-cell>
          <table:table-cell office:value-type="float" office:value="1.476809481067E+018" calcext:value-type="float">
            <text:p>1.476809481067E+01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.47680907654327E+018" calcext:value-type="float">
            <text:p>1.47680907654327E+018</text:p>
          </table:table-cell>
          <table:table-cell office:value-type="float" office:value="1.47680907655619E+018" calcext:value-type="float">
            <text:p>1.47680907655619E+018</text:p>
          </table:table-cell>
          <table:table-cell office:value-type="float" office:value="1.47680923941451E+018" calcext:value-type="float">
            <text:p>1.47680923941451E+018</text:p>
          </table:table-cell>
          <table:table-cell office:value-type="float" office:value="1.47680923961487E+018" calcext:value-type="float">
            <text:p>1.47680923961487E+018</text:p>
          </table:table-cell>
          <table:table-cell office:value-type="float" office:value="1.47680948077533E+018" calcext:value-type="float">
            <text:p>1.47680948077533E+018</text:p>
          </table:table-cell>
          <table:table-cell office:value-type="float" office:value="1.4768094810674E+018" calcext:value-type="float">
            <text:p>1.4768094810674E+01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.47680907654376E+018" calcext:value-type="float">
            <text:p>1.47680907654376E+018</text:p>
          </table:table-cell>
          <table:table-cell office:value-type="float" office:value="1.4768090765565E+018" calcext:value-type="float">
            <text:p>1.4768090765565E+018</text:p>
          </table:table-cell>
          <table:table-cell office:value-type="float" office:value="1.4768092394149E+018" calcext:value-type="float">
            <text:p>1.4768092394149E+018</text:p>
          </table:table-cell>
          <table:table-cell office:value-type="float" office:value="1.47680923961639E+018" calcext:value-type="float">
            <text:p>1.47680923961639E+018</text:p>
          </table:table-cell>
          <table:table-cell office:value-type="float" office:value="1.47680948077567E+018" calcext:value-type="float">
            <text:p>1.47680948077567E+018</text:p>
          </table:table-cell>
          <table:table-cell office:value-type="float" office:value="1.47680948106778E+018" calcext:value-type="float">
            <text:p>1.47680948106778E+01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.47680907654413E+018" calcext:value-type="float">
            <text:p>1.47680907654413E+018</text:p>
          </table:table-cell>
          <table:table-cell office:value-type="float" office:value="1.47680907655795E+018" calcext:value-type="float">
            <text:p>1.47680907655795E+018</text:p>
          </table:table-cell>
          <table:table-cell office:value-type="float" office:value="1.47680923941529E+018" calcext:value-type="float">
            <text:p>1.47680923941529E+018</text:p>
          </table:table-cell>
          <table:table-cell office:value-type="float" office:value="1.47680923961823E+018" calcext:value-type="float">
            <text:p>1.47680923961823E+018</text:p>
          </table:table-cell>
          <table:table-cell office:value-type="float" office:value="1.47680948077603E+018" calcext:value-type="float">
            <text:p>1.47680948077603E+018</text:p>
          </table:table-cell>
          <table:table-cell office:value-type="float" office:value="1.47680948106815E+018" calcext:value-type="float">
            <text:p>1.47680948106815E+01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.47680907654455E+018" calcext:value-type="float">
            <text:p>1.47680907654455E+018</text:p>
          </table:table-cell>
          <table:table-cell office:value-type="float" office:value="1.47680907655832E+018" calcext:value-type="float">
            <text:p>1.47680907655832E+018</text:p>
          </table:table-cell>
          <table:table-cell office:value-type="float" office:value="1.47680923941567E+018" calcext:value-type="float">
            <text:p>1.47680923941567E+018</text:p>
          </table:table-cell>
          <table:table-cell office:value-type="float" office:value="1.47680923962219E+018" calcext:value-type="float">
            <text:p>1.47680923962219E+018</text:p>
          </table:table-cell>
          <table:table-cell office:value-type="float" office:value="1.47680948077642E+018" calcext:value-type="float">
            <text:p>1.47680948077642E+018</text:p>
          </table:table-cell>
          <table:table-cell office:value-type="float" office:value="1.47680948106855E+018" calcext:value-type="float">
            <text:p>1.47680948106855E+01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.47680907654497E+018" calcext:value-type="float">
            <text:p>1.47680907654497E+018</text:p>
          </table:table-cell>
          <table:table-cell office:value-type="float" office:value="1.47680907655891E+018" calcext:value-type="float">
            <text:p>1.47680907655891E+018</text:p>
          </table:table-cell>
          <table:table-cell office:value-type="float" office:value="1.47680923941604E+018" calcext:value-type="float">
            <text:p>1.47680923941604E+018</text:p>
          </table:table-cell>
          <table:table-cell office:value-type="float" office:value="1.47680923962362E+018" calcext:value-type="float">
            <text:p>1.47680923962362E+018</text:p>
          </table:table-cell>
          <table:table-cell office:value-type="float" office:value="1.47680948077677E+018" calcext:value-type="float">
            <text:p>1.47680948077677E+018</text:p>
          </table:table-cell>
          <table:table-cell office:value-type="float" office:value="1.47680948106891E+018" calcext:value-type="float">
            <text:p>1.47680948106891E+018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.47680907654541E+018" calcext:value-type="float">
            <text:p>1.47680907654541E+018</text:p>
          </table:table-cell>
          <table:table-cell office:value-type="float" office:value="1.47680907655948E+018" calcext:value-type="float">
            <text:p>1.47680907655948E+018</text:p>
          </table:table-cell>
          <table:table-cell office:value-type="float" office:value="1.47680923941645E+018" calcext:value-type="float">
            <text:p>1.47680923941645E+018</text:p>
          </table:table-cell>
          <table:table-cell office:value-type="float" office:value="1.47680923963142E+018" calcext:value-type="float">
            <text:p>1.47680923963142E+018</text:p>
          </table:table-cell>
          <table:table-cell office:value-type="float" office:value="1.47680948077712E+018" calcext:value-type="float">
            <text:p>1.47680948077712E+018</text:p>
          </table:table-cell>
          <table:table-cell office:value-type="float" office:value="1.47680948106929E+018" calcext:value-type="float">
            <text:p>1.47680948106929E+01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.47680907654608E+018" calcext:value-type="float">
            <text:p>1.47680907654608E+018</text:p>
          </table:table-cell>
          <table:table-cell office:value-type="float" office:value="1.47680907656004E+018" calcext:value-type="float">
            <text:p>1.47680907656004E+018</text:p>
          </table:table-cell>
          <table:table-cell office:value-type="float" office:value="1.47680923941681E+018" calcext:value-type="float">
            <text:p>1.47680923941681E+018</text:p>
          </table:table-cell>
          <table:table-cell office:value-type="float" office:value="1.47680923963504E+018" calcext:value-type="float">
            <text:p>1.47680923963504E+018</text:p>
          </table:table-cell>
          <table:table-cell office:value-type="float" office:value="1.47680948077747E+018" calcext:value-type="float">
            <text:p>1.47680948077747E+018</text:p>
          </table:table-cell>
          <table:table-cell office:value-type="float" office:value="1.4768094810697E+018" calcext:value-type="float">
            <text:p>1.4768094810697E+01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.47680907654655E+018" calcext:value-type="float">
            <text:p>1.47680907654655E+018</text:p>
          </table:table-cell>
          <table:table-cell office:value-type="float" office:value="1.47680907656026E+018" calcext:value-type="float">
            <text:p>1.47680907656026E+018</text:p>
          </table:table-cell>
          <table:table-cell office:value-type="float" office:value="1.47680923941718E+018" calcext:value-type="float">
            <text:p>1.47680923941718E+018</text:p>
          </table:table-cell>
          <table:table-cell office:value-type="float" office:value="1.47680923964283E+018" calcext:value-type="float">
            <text:p>1.47680923964283E+018</text:p>
          </table:table-cell>
          <table:table-cell office:value-type="float" office:value="1.47680948077782E+018" calcext:value-type="float">
            <text:p>1.47680948077782E+018</text:p>
          </table:table-cell>
          <table:table-cell office:value-type="float" office:value="1.47680948107007E+018" calcext:value-type="float">
            <text:p>1.47680948107007E+01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.47680907654704E+018" calcext:value-type="float">
            <text:p>1.47680907654704E+018</text:p>
          </table:table-cell>
          <table:table-cell office:value-type="float" office:value="1.47680907656055E+018" calcext:value-type="float">
            <text:p>1.47680907656055E+018</text:p>
          </table:table-cell>
          <table:table-cell office:value-type="float" office:value="1.47680923941753E+018" calcext:value-type="float">
            <text:p>1.47680923941753E+018</text:p>
          </table:table-cell>
          <table:table-cell office:value-type="float" office:value="1.47680923964466E+018" calcext:value-type="float">
            <text:p>1.47680923964466E+018</text:p>
          </table:table-cell>
          <table:table-cell office:value-type="float" office:value="1.47680948077817E+018" calcext:value-type="float">
            <text:p>1.47680948077817E+018</text:p>
          </table:table-cell>
          <table:table-cell office:value-type="float" office:value="1.47680948107044E+018" calcext:value-type="float">
            <text:p>1.47680948107044E+01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.4768090765474E+018" calcext:value-type="float">
            <text:p>1.4768090765474E+018</text:p>
          </table:table-cell>
          <table:table-cell office:value-type="float" office:value="1.47680907656062E+018" calcext:value-type="float">
            <text:p>1.47680907656062E+018</text:p>
          </table:table-cell>
          <table:table-cell office:value-type="float" office:value="1.47680923941788E+018" calcext:value-type="float">
            <text:p>1.47680923941788E+018</text:p>
          </table:table-cell>
          <table:table-cell office:value-type="float" office:value="1.47680923964728E+018" calcext:value-type="float">
            <text:p>1.47680923964728E+018</text:p>
          </table:table-cell>
          <table:table-cell office:value-type="float" office:value="1.47680948077852E+018" calcext:value-type="float">
            <text:p>1.47680948077852E+018</text:p>
          </table:table-cell>
          <table:table-cell office:value-type="float" office:value="1.4768094810709E+018" calcext:value-type="float">
            <text:p>1.4768094810709E+018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.47680907654782E+018" calcext:value-type="float">
            <text:p>1.47680907654782E+018</text:p>
          </table:table-cell>
          <table:table-cell office:value-type="float" office:value="1.47680907656067E+018" calcext:value-type="float">
            <text:p>1.47680907656067E+018</text:p>
          </table:table-cell>
          <table:table-cell office:value-type="float" office:value="1.47680923941826E+018" calcext:value-type="float">
            <text:p>1.47680923941826E+018</text:p>
          </table:table-cell>
          <table:table-cell office:value-type="float" office:value="1.47680923964761E+018" calcext:value-type="float">
            <text:p>1.47680923964761E+018</text:p>
          </table:table-cell>
          <table:table-cell office:value-type="float" office:value="1.47680948077887E+018" calcext:value-type="float">
            <text:p>1.47680948077887E+018</text:p>
          </table:table-cell>
          <table:table-cell office:value-type="float" office:value="1.47680948107126E+018" calcext:value-type="float">
            <text:p>1.47680948107126E+018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.47680907654836E+018" calcext:value-type="float">
            <text:p>1.47680907654836E+018</text:p>
          </table:table-cell>
          <table:table-cell office:value-type="float" office:value="1.4768090765614E+018" calcext:value-type="float">
            <text:p>1.4768090765614E+018</text:p>
          </table:table-cell>
          <table:table-cell office:value-type="float" office:value="1.47680923941862E+018" calcext:value-type="float">
            <text:p>1.47680923941862E+018</text:p>
          </table:table-cell>
          <table:table-cell office:value-type="float" office:value="1.47680923965546E+018" calcext:value-type="float">
            <text:p>1.47680923965546E+018</text:p>
          </table:table-cell>
          <table:table-cell office:value-type="float" office:value="1.47680948077925E+018" calcext:value-type="float">
            <text:p>1.47680948077925E+018</text:p>
          </table:table-cell>
          <table:table-cell office:value-type="float" office:value="1.47680948111736E+018" calcext:value-type="float">
            <text:p>1.47680948111736E+01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.47680907654886E+018" calcext:value-type="float">
            <text:p>1.47680907654886E+018</text:p>
          </table:table-cell>
          <table:table-cell office:value-type="float" office:value="1.47680907656925E+018" calcext:value-type="float">
            <text:p>1.47680907656925E+018</text:p>
          </table:table-cell>
          <table:table-cell office:value-type="float" office:value="1.47680923941898E+018" calcext:value-type="float">
            <text:p>1.47680923941898E+018</text:p>
          </table:table-cell>
          <table:table-cell office:value-type="float" office:value="1.47680923966069E+018" calcext:value-type="float">
            <text:p>1.47680923966069E+018</text:p>
          </table:table-cell>
          <table:table-cell office:value-type="float" office:value="1.47680948077961E+018" calcext:value-type="float">
            <text:p>1.47680948077961E+018</text:p>
          </table:table-cell>
          <table:table-cell office:value-type="float" office:value="1.47680948111759E+018" calcext:value-type="float">
            <text:p>1.47680948111759E+01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.47680907655205E+018" calcext:value-type="float">
            <text:p>1.47680907655205E+018</text:p>
          </table:table-cell>
          <table:table-cell office:value-type="float" office:value="1.47680907657161E+018" calcext:value-type="float">
            <text:p>1.47680907657161E+018</text:p>
          </table:table-cell>
          <table:table-cell office:value-type="float" office:value="1.47680923941933E+018" calcext:value-type="float">
            <text:p>1.47680923941933E+018</text:p>
          </table:table-cell>
          <table:table-cell office:value-type="float" office:value="1.47680923966103E+018" calcext:value-type="float">
            <text:p>1.47680923966103E+018</text:p>
          </table:table-cell>
          <table:table-cell office:value-type="float" office:value="1.47680948077997E+018" calcext:value-type="float">
            <text:p>1.47680948077997E+018</text:p>
          </table:table-cell>
          <table:table-cell office:value-type="float" office:value="1.47680948111784E+018" calcext:value-type="float">
            <text:p>1.47680948111784E+01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.47680907655245E+018" calcext:value-type="float">
            <text:p>1.47680907655245E+018</text:p>
          </table:table-cell>
          <table:table-cell office:value-type="float" office:value="1.47680907657196E+018" calcext:value-type="float">
            <text:p>1.47680907657196E+018</text:p>
          </table:table-cell>
          <table:table-cell office:value-type="float" office:value="1.47680923941968E+018" calcext:value-type="float">
            <text:p>1.47680923941968E+018</text:p>
          </table:table-cell>
          <table:table-cell office:value-type="float" office:value="1.47680923966128E+018" calcext:value-type="float">
            <text:p>1.47680923966128E+018</text:p>
          </table:table-cell>
          <table:table-cell office:value-type="float" office:value="1.47680948078033E+018" calcext:value-type="float">
            <text:p>1.47680948078033E+018</text:p>
          </table:table-cell>
          <table:table-cell office:value-type="float" office:value="1.47680948111804E+018" calcext:value-type="float">
            <text:p>1.47680948111804E+018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.4768090765528E+018" calcext:value-type="float">
            <text:p>1.4768090765528E+018</text:p>
          </table:table-cell>
          <table:table-cell office:value-type="float" office:value="1.47680907657254E+018" calcext:value-type="float">
            <text:p>1.47680907657254E+018</text:p>
          </table:table-cell>
          <table:table-cell office:value-type="float" office:value="1.47680923942007E+018" calcext:value-type="float">
            <text:p>1.47680923942007E+018</text:p>
          </table:table-cell>
          <table:table-cell office:value-type="float" office:value="1.47680923966148E+018" calcext:value-type="float">
            <text:p>1.47680923966148E+018</text:p>
          </table:table-cell>
          <table:table-cell office:value-type="float" office:value="1.47680948078068E+018" calcext:value-type="float">
            <text:p>1.47680948078068E+018</text:p>
          </table:table-cell>
          <table:table-cell office:value-type="float" office:value="1.47680948111823E+018" calcext:value-type="float">
            <text:p>1.47680948111823E+018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.47680907655321E+018" calcext:value-type="float">
            <text:p>1.47680907655321E+018</text:p>
          </table:table-cell>
          <table:table-cell office:value-type="float" office:value="1.47680907657289E+018" calcext:value-type="float">
            <text:p>1.47680907657289E+018</text:p>
          </table:table-cell>
          <table:table-cell office:value-type="float" office:value="1.47680923942042E+018" calcext:value-type="float">
            <text:p>1.47680923942042E+018</text:p>
          </table:table-cell>
          <table:table-cell office:value-type="float" office:value="1.47680923966179E+018" calcext:value-type="float">
            <text:p>1.47680923966179E+018</text:p>
          </table:table-cell>
          <table:table-cell office:value-type="float" office:value="1.47680948078113E+018" calcext:value-type="float">
            <text:p>1.47680948078113E+018</text:p>
          </table:table-cell>
          <table:table-cell office:value-type="float" office:value="1.47680948111843E+018" calcext:value-type="float">
            <text:p>1.47680948111843E+018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.47680907655358E+018" calcext:value-type="float">
            <text:p>1.47680907655358E+018</text:p>
          </table:table-cell>
          <table:table-cell office:value-type="float" office:value="1.47680907657368E+018" calcext:value-type="float">
            <text:p>1.47680907657368E+018</text:p>
          </table:table-cell>
          <table:table-cell office:value-type="float" office:value="1.47680923942078E+018" calcext:value-type="float">
            <text:p>1.47680923942078E+018</text:p>
          </table:table-cell>
          <table:table-cell office:value-type="float" office:value="1.47680923966864E+018" calcext:value-type="float">
            <text:p>1.47680923966864E+018</text:p>
          </table:table-cell>
          <table:table-cell office:value-type="float" office:value="1.47680948078149E+018" calcext:value-type="float">
            <text:p>1.47680948078149E+018</text:p>
          </table:table-cell>
          <table:table-cell office:value-type="float" office:value="1.47680948111866E+018" calcext:value-type="float">
            <text:p>1.47680948111866E+018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.47680907655407E+018" calcext:value-type="float">
            <text:p>1.47680907655407E+018</text:p>
          </table:table-cell>
          <table:table-cell office:value-type="float" office:value="1.47680907657428E+018" calcext:value-type="float">
            <text:p>1.47680907657428E+018</text:p>
          </table:table-cell>
          <table:table-cell office:value-type="float" office:value="1.47680923942114E+018" calcext:value-type="float">
            <text:p>1.47680923942114E+018</text:p>
          </table:table-cell>
          <table:table-cell office:value-type="float" office:value="1.47680923967145E+018" calcext:value-type="float">
            <text:p>1.47680923967145E+018</text:p>
          </table:table-cell>
          <table:table-cell office:value-type="float" office:value="1.47680948078186E+018" calcext:value-type="float">
            <text:p>1.47680948078186E+018</text:p>
          </table:table-cell>
          <table:table-cell office:value-type="float" office:value="1.47680948111883E+018" calcext:value-type="float">
            <text:p>1.47680948111883E+018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.47680907655445E+018" calcext:value-type="float">
            <text:p>1.47680907655445E+018</text:p>
          </table:table-cell>
          <table:table-cell office:value-type="float" office:value="1.47680907657449E+018" calcext:value-type="float">
            <text:p>1.47680907657449E+018</text:p>
          </table:table-cell>
          <table:table-cell office:value-type="float" office:value="1.4768092394215E+018" calcext:value-type="float">
            <text:p>1.4768092394215E+018</text:p>
          </table:table-cell>
          <table:table-cell office:value-type="float" office:value="1.47680923967184E+018" calcext:value-type="float">
            <text:p>1.47680923967184E+018</text:p>
          </table:table-cell>
          <table:table-cell office:value-type="float" office:value="1.47680948078222E+018" calcext:value-type="float">
            <text:p>1.47680948078222E+018</text:p>
          </table:table-cell>
          <table:table-cell office:value-type="float" office:value="1.47680948111903E+018" calcext:value-type="float">
            <text:p>1.47680948111903E+01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.47680907655487E+018" calcext:value-type="float">
            <text:p>1.47680907655487E+018</text:p>
          </table:table-cell>
          <table:table-cell office:value-type="float" office:value="1.47680907657491E+018" calcext:value-type="float">
            <text:p>1.47680907657491E+018</text:p>
          </table:table-cell>
          <table:table-cell office:value-type="float" office:value="1.47680923942189E+018" calcext:value-type="float">
            <text:p>1.47680923942189E+018</text:p>
          </table:table-cell>
          <table:table-cell office:value-type="float" office:value="1.47680923967974E+018" calcext:value-type="float">
            <text:p>1.47680923967974E+018</text:p>
          </table:table-cell>
          <table:table-cell office:value-type="float" office:value="1.47680948078258E+018" calcext:value-type="float">
            <text:p>1.47680948078258E+018</text:p>
          </table:table-cell>
          <table:table-cell office:value-type="float" office:value="1.4768094811192E+018" calcext:value-type="float">
            <text:p>1.4768094811192E+018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.47680907655537E+018" calcext:value-type="float">
            <text:p>1.47680907655537E+018</text:p>
          </table:table-cell>
          <table:table-cell office:value-type="float" office:value="1.47680907657498E+018" calcext:value-type="float">
            <text:p>1.47680907657498E+018</text:p>
          </table:table-cell>
          <table:table-cell office:value-type="float" office:value="1.47680923942225E+018" calcext:value-type="float">
            <text:p>1.47680923942225E+018</text:p>
          </table:table-cell>
          <table:table-cell office:value-type="float" office:value="1.4768092396833E+018" calcext:value-type="float">
            <text:p>1.4768092396833E+018</text:p>
          </table:table-cell>
          <table:table-cell office:value-type="float" office:value="1.47680948078295E+018" calcext:value-type="float">
            <text:p>1.47680948078295E+018</text:p>
          </table:table-cell>
          <table:table-cell office:value-type="float" office:value="1.47680948111941E+018" calcext:value-type="float">
            <text:p>1.47680948111941E+01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.4768090765558E+018" calcext:value-type="float">
            <text:p>1.4768090765558E+018</text:p>
          </table:table-cell>
          <table:table-cell office:value-type="float" office:value="1.47680907657503E+018" calcext:value-type="float">
            <text:p>1.47680907657503E+018</text:p>
          </table:table-cell>
          <table:table-cell office:value-type="float" office:value="1.47680923942261E+018" calcext:value-type="float">
            <text:p>1.47680923942261E+018</text:p>
          </table:table-cell>
          <table:table-cell office:value-type="float" office:value="1.47680923968511E+018" calcext:value-type="float">
            <text:p>1.47680923968511E+018</text:p>
          </table:table-cell>
          <table:table-cell office:value-type="float" office:value="1.47680948078331E+018" calcext:value-type="float">
            <text:p>1.47680948078331E+018</text:p>
          </table:table-cell>
          <table:table-cell office:value-type="float" office:value="1.47680948111958E+018" calcext:value-type="float">
            <text:p>1.47680948111958E+01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.4768090765563E+018" calcext:value-type="float">
            <text:p>1.4768090765563E+018</text:p>
          </table:table-cell>
          <table:table-cell office:value-type="float" office:value="1.47680907657509E+018" calcext:value-type="float">
            <text:p>1.47680907657509E+018</text:p>
          </table:table-cell>
          <table:table-cell office:value-type="float" office:value="1.47680923942296E+018" calcext:value-type="float">
            <text:p>1.47680923942296E+018</text:p>
          </table:table-cell>
          <table:table-cell office:value-type="float" office:value="1.47680923968576E+018" calcext:value-type="float">
            <text:p>1.47680923968576E+018</text:p>
          </table:table-cell>
          <table:table-cell office:value-type="float" office:value="1.47680948078366E+018" calcext:value-type="float">
            <text:p>1.47680948078366E+018</text:p>
          </table:table-cell>
          <table:table-cell office:value-type="float" office:value="1.47680948111979E+018" calcext:value-type="float">
            <text:p>1.47680948111979E+018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.47680907655675E+018" calcext:value-type="float">
            <text:p>1.47680907655675E+018</text:p>
          </table:table-cell>
          <table:table-cell office:value-type="float" office:value="1.47680907657514E+018" calcext:value-type="float">
            <text:p>1.47680907657514E+018</text:p>
          </table:table-cell>
          <table:table-cell office:value-type="float" office:value="1.47680923942331E+018" calcext:value-type="float">
            <text:p>1.47680923942331E+018</text:p>
          </table:table-cell>
          <table:table-cell office:value-type="float" office:value="1.47680923969237E+018" calcext:value-type="float">
            <text:p>1.47680923969237E+018</text:p>
          </table:table-cell>
          <table:table-cell office:value-type="float" office:value="1.47680948078403E+018" calcext:value-type="float">
            <text:p>1.47680948078403E+018</text:p>
          </table:table-cell>
          <table:table-cell office:value-type="float" office:value="1.47680948111995E+018" calcext:value-type="float">
            <text:p>1.47680948111995E+018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.47680907655711E+018" calcext:value-type="float">
            <text:p>1.47680907655711E+018</text:p>
          </table:table-cell>
          <table:table-cell office:value-type="float" office:value="1.47680907657544E+018" calcext:value-type="float">
            <text:p>1.47680907657544E+018</text:p>
          </table:table-cell>
          <table:table-cell office:value-type="float" office:value="1.47680923942369E+018" calcext:value-type="float">
            <text:p>1.47680923942369E+018</text:p>
          </table:table-cell>
          <table:table-cell office:value-type="float" office:value="1.47680923969276E+018" calcext:value-type="float">
            <text:p>1.47680923969276E+018</text:p>
          </table:table-cell>
          <table:table-cell office:value-type="float" office:value="1.47680948078438E+018" calcext:value-type="float">
            <text:p>1.47680948078438E+018</text:p>
          </table:table-cell>
          <table:table-cell office:value-type="float" office:value="1.47680948112016E+018" calcext:value-type="float">
            <text:p>1.47680948112016E+01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.47680907655745E+018" calcext:value-type="float">
            <text:p>1.47680907655745E+018</text:p>
          </table:table-cell>
          <table:table-cell office:value-type="float" office:value="1.47680907657562E+018" calcext:value-type="float">
            <text:p>1.47680907657562E+018</text:p>
          </table:table-cell>
          <table:table-cell office:value-type="float" office:value="1.47680923942405E+018" calcext:value-type="float">
            <text:p>1.47680923942405E+018</text:p>
          </table:table-cell>
          <table:table-cell office:value-type="float" office:value="1.47680923969327E+018" calcext:value-type="float">
            <text:p>1.47680923969327E+018</text:p>
          </table:table-cell>
          <table:table-cell office:value-type="float" office:value="1.47680948078473E+018" calcext:value-type="float">
            <text:p>1.47680948078473E+018</text:p>
          </table:table-cell>
          <table:table-cell office:value-type="float" office:value="1.47680948112033E+018" calcext:value-type="float">
            <text:p>1.47680948112033E+018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.47680907655784E+018" calcext:value-type="float">
            <text:p>1.47680907655784E+018</text:p>
          </table:table-cell>
          <table:table-cell office:value-type="float" office:value="1.47680907657636E+018" calcext:value-type="float">
            <text:p>1.47680907657636E+018</text:p>
          </table:table-cell>
          <table:table-cell office:value-type="float" office:value="1.47680923942441E+018" calcext:value-type="float">
            <text:p>1.47680923942441E+018</text:p>
          </table:table-cell>
          <table:table-cell office:value-type="float" office:value="1.4768092396935E+018" calcext:value-type="float">
            <text:p>1.4768092396935E+018</text:p>
          </table:table-cell>
          <table:table-cell office:value-type="float" office:value="1.47680948078508E+018" calcext:value-type="float">
            <text:p>1.47680948078508E+018</text:p>
          </table:table-cell>
          <table:table-cell office:value-type="float" office:value="1.47680948112053E+018" calcext:value-type="float">
            <text:p>1.47680948112053E+01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.47680907655829E+018" calcext:value-type="float">
            <text:p>1.47680907655829E+018</text:p>
          </table:table-cell>
          <table:table-cell office:value-type="float" office:value="1.47680907657697E+018" calcext:value-type="float">
            <text:p>1.47680907657697E+018</text:p>
          </table:table-cell>
          <table:table-cell office:value-type="float" office:value="1.47680923942481E+018" calcext:value-type="float">
            <text:p>1.47680923942481E+018</text:p>
          </table:table-cell>
          <table:table-cell office:value-type="float" office:value="1.47680923969377E+018" calcext:value-type="float">
            <text:p>1.47680923969377E+018</text:p>
          </table:table-cell>
          <table:table-cell office:value-type="float" office:value="1.47680948078543E+018" calcext:value-type="float">
            <text:p>1.47680948078543E+018</text:p>
          </table:table-cell>
          <table:table-cell office:value-type="float" office:value="1.47680948112074E+018" calcext:value-type="float">
            <text:p>1.47680948112074E+01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.47680907655866E+018" calcext:value-type="float">
            <text:p>1.47680907655866E+018</text:p>
          </table:table-cell>
          <table:table-cell office:value-type="float" office:value="1.47680907657793E+018" calcext:value-type="float">
            <text:p>1.47680907657793E+018</text:p>
          </table:table-cell>
          <table:table-cell office:value-type="float" office:value="1.47680923942517E+018" calcext:value-type="float">
            <text:p>1.47680923942517E+018</text:p>
          </table:table-cell>
          <table:table-cell office:value-type="float" office:value="1.4768092396941E+018" calcext:value-type="float">
            <text:p>1.4768092396941E+018</text:p>
          </table:table-cell>
          <table:table-cell office:value-type="float" office:value="1.47680948078578E+018" calcext:value-type="float">
            <text:p>1.47680948078578E+018</text:p>
          </table:table-cell>
          <table:table-cell office:value-type="float" office:value="1.47680948112094E+018" calcext:value-type="float">
            <text:p>1.47680948112094E+018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.47680907655908E+018" calcext:value-type="float">
            <text:p>1.47680907655908E+018</text:p>
          </table:table-cell>
          <table:table-cell office:value-type="float" office:value="1.47680907657996E+018" calcext:value-type="float">
            <text:p>1.47680907657996E+018</text:p>
          </table:table-cell>
          <table:table-cell office:value-type="float" office:value="1.47680923942554E+018" calcext:value-type="float">
            <text:p>1.47680923942554E+018</text:p>
          </table:table-cell>
          <table:table-cell office:value-type="float" office:value="1.47680923969427E+018" calcext:value-type="float">
            <text:p>1.47680923969427E+018</text:p>
          </table:table-cell>
          <table:table-cell office:value-type="float" office:value="1.47680948078613E+018" calcext:value-type="float">
            <text:p>1.47680948078613E+018</text:p>
          </table:table-cell>
          <table:table-cell office:value-type="float" office:value="1.4768094811211E+018" calcext:value-type="float">
            <text:p>1.4768094811211E+018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.4768090765595E+018" calcext:value-type="float">
            <text:p>1.4768090765595E+018</text:p>
          </table:table-cell>
          <table:table-cell office:value-type="float" office:value="1.47680907658227E+018" calcext:value-type="float">
            <text:p>1.47680907658227E+018</text:p>
          </table:table-cell>
          <table:table-cell office:value-type="float" office:value="1.47680923942589E+018" calcext:value-type="float">
            <text:p>1.47680923942589E+018</text:p>
          </table:table-cell>
          <table:table-cell office:value-type="float" office:value="1.47680923969459E+018" calcext:value-type="float">
            <text:p>1.47680923969459E+018</text:p>
          </table:table-cell>
          <table:table-cell office:value-type="float" office:value="1.47680948078652E+018" calcext:value-type="float">
            <text:p>1.47680948078652E+018</text:p>
          </table:table-cell>
          <table:table-cell office:value-type="float" office:value="1.47680948112131E+018" calcext:value-type="float">
            <text:p>1.47680948112131E+01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.47680907655987E+018" calcext:value-type="float">
            <text:p>1.47680907655987E+018</text:p>
          </table:table-cell>
          <table:table-cell office:value-type="float" office:value="1.47680907658289E+018" calcext:value-type="float">
            <text:p>1.47680907658289E+018</text:p>
          </table:table-cell>
          <table:table-cell office:value-type="float" office:value="1.47680923942628E+018" calcext:value-type="float">
            <text:p>1.47680923942628E+018</text:p>
          </table:table-cell>
          <table:table-cell office:value-type="float" office:value="1.4768092396947E+018" calcext:value-type="float">
            <text:p>1.4768092396947E+018</text:p>
          </table:table-cell>
          <table:table-cell office:value-type="float" office:value="1.47680948078686E+018" calcext:value-type="float">
            <text:p>1.47680948078686E+018</text:p>
          </table:table-cell>
          <table:table-cell office:value-type="float" office:value="1.4768094811215E+018" calcext:value-type="float">
            <text:p>1.4768094811215E+01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.47680907656039E+018" calcext:value-type="float">
            <text:p>1.47680907656039E+018</text:p>
          </table:table-cell>
          <table:table-cell office:value-type="float" office:value="1.47680907658323E+018" calcext:value-type="float">
            <text:p>1.47680907658323E+018</text:p>
          </table:table-cell>
          <table:table-cell office:value-type="float" office:value="1.47680923942663E+018" calcext:value-type="float">
            <text:p>1.47680923942663E+018</text:p>
          </table:table-cell>
          <table:table-cell office:value-type="float" office:value="1.47680923969497E+018" calcext:value-type="float">
            <text:p>1.47680923969497E+018</text:p>
          </table:table-cell>
          <table:table-cell office:value-type="float" office:value="1.47680948078721E+018" calcext:value-type="float">
            <text:p>1.47680948078721E+018</text:p>
          </table:table-cell>
          <table:table-cell office:value-type="float" office:value="1.47680948112171E+018" calcext:value-type="float">
            <text:p>1.47680948112171E+01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.4768090765609E+018" calcext:value-type="float">
            <text:p>1.4768090765609E+018</text:p>
          </table:table-cell>
          <table:table-cell office:value-type="float" office:value="1.47680907658359E+018" calcext:value-type="float">
            <text:p>1.47680907658359E+018</text:p>
          </table:table-cell>
          <table:table-cell office:value-type="float" office:value="1.47680923942698E+018" calcext:value-type="float">
            <text:p>1.47680923942698E+018</text:p>
          </table:table-cell>
          <table:table-cell office:value-type="float" office:value="1.47680923969508E+018" calcext:value-type="float">
            <text:p>1.47680923969508E+018</text:p>
          </table:table-cell>
          <table:table-cell office:value-type="float" office:value="1.47680948078756E+018" calcext:value-type="float">
            <text:p>1.47680948078756E+018</text:p>
          </table:table-cell>
          <table:table-cell office:value-type="float" office:value="1.47680948112188E+018" calcext:value-type="float">
            <text:p>1.47680948112188E+018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.4768090765613E+018" calcext:value-type="float">
            <text:p>1.4768090765613E+018</text:p>
          </table:table-cell>
          <table:table-cell office:value-type="float" office:value="1.47680907658392E+018" calcext:value-type="float">
            <text:p>1.47680907658392E+018</text:p>
          </table:table-cell>
          <table:table-cell office:value-type="float" office:value="1.47680923942747E+018" calcext:value-type="float">
            <text:p>1.47680923942747E+018</text:p>
          </table:table-cell>
          <table:table-cell office:value-type="float" office:value="1.47680923969547E+018" calcext:value-type="float">
            <text:p>1.47680923969547E+018</text:p>
          </table:table-cell>
          <table:table-cell office:value-type="float" office:value="1.47680948078791E+018" calcext:value-type="float">
            <text:p>1.47680948078791E+018</text:p>
          </table:table-cell>
          <table:table-cell office:value-type="float" office:value="1.47680948112213E+018" calcext:value-type="float">
            <text:p>1.47680948112213E+018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.47680907656169E+018" calcext:value-type="float">
            <text:p>1.47680907656169E+018</text:p>
          </table:table-cell>
          <table:table-cell office:value-type="float" office:value="1.47680907658399E+018" calcext:value-type="float">
            <text:p>1.47680907658399E+018</text:p>
          </table:table-cell>
          <table:table-cell office:value-type="float" office:value="1.47680923942784E+018" calcext:value-type="float">
            <text:p>1.47680923942784E+018</text:p>
          </table:table-cell>
          <table:table-cell office:value-type="float" office:value="1.47680923969558E+018" calcext:value-type="float">
            <text:p>1.47680923969558E+018</text:p>
          </table:table-cell>
          <table:table-cell office:value-type="float" office:value="1.47680948078826E+018" calcext:value-type="float">
            <text:p>1.47680948078826E+018</text:p>
          </table:table-cell>
          <table:table-cell office:value-type="float" office:value="1.4768094811223E+018" calcext:value-type="float">
            <text:p>1.4768094811223E+018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.47680907656206E+018" calcext:value-type="float">
            <text:p>1.47680907656206E+018</text:p>
          </table:table-cell>
          <table:table-cell office:value-type="float" office:value="1.4768090765842E+018" calcext:value-type="float">
            <text:p>1.4768090765842E+018</text:p>
          </table:table-cell>
          <table:table-cell office:value-type="float" office:value="1.47680923942821E+018" calcext:value-type="float">
            <text:p>1.47680923942821E+018</text:p>
          </table:table-cell>
          <table:table-cell office:value-type="float" office:value="1.4768092397008E+018" calcext:value-type="float">
            <text:p>1.4768092397008E+018</text:p>
          </table:table-cell>
          <table:table-cell office:value-type="float" office:value="1.47680948078861E+018" calcext:value-type="float">
            <text:p>1.47680948078861E+018</text:p>
          </table:table-cell>
          <table:table-cell office:value-type="float" office:value="1.47680948112247E+018" calcext:value-type="float">
            <text:p>1.47680948112247E+01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.47680907656241E+018" calcext:value-type="float">
            <text:p>1.47680907656241E+018</text:p>
          </table:table-cell>
          <table:table-cell office:value-type="float" office:value="1.47680907658426E+018" calcext:value-type="float">
            <text:p>1.47680907658426E+018</text:p>
          </table:table-cell>
          <table:table-cell office:value-type="float" office:value="1.47680923942859E+018" calcext:value-type="float">
            <text:p>1.47680923942859E+018</text:p>
          </table:table-cell>
          <table:table-cell office:value-type="float" office:value="1.4768092397011E+018" calcext:value-type="float">
            <text:p>1.4768092397011E+018</text:p>
          </table:table-cell>
          <table:table-cell office:value-type="float" office:value="1.47680948078896E+018" calcext:value-type="float">
            <text:p>1.47680948078896E+018</text:p>
          </table:table-cell>
          <table:table-cell office:value-type="float" office:value="1.47680948112263E+018" calcext:value-type="float">
            <text:p>1.47680948112263E+018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.47680907656286E+018" calcext:value-type="float">
            <text:p>1.47680907656286E+018</text:p>
          </table:table-cell>
          <table:table-cell office:value-type="float" office:value="1.47680907658464E+018" calcext:value-type="float">
            <text:p>1.47680907658464E+018</text:p>
          </table:table-cell>
          <table:table-cell office:value-type="float" office:value="1.47680923942897E+018" calcext:value-type="float">
            <text:p>1.47680923942897E+018</text:p>
          </table:table-cell>
          <table:table-cell office:value-type="float" office:value="1.47680923970137E+018" calcext:value-type="float">
            <text:p>1.47680923970137E+018</text:p>
          </table:table-cell>
          <table:table-cell office:value-type="float" office:value="1.47680948078935E+018" calcext:value-type="float">
            <text:p>1.47680948078935E+018</text:p>
          </table:table-cell>
          <table:table-cell office:value-type="float" office:value="1.4768094811228E+018" calcext:value-type="float">
            <text:p>1.4768094811228E+01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.4768090765632E+018" calcext:value-type="float">
            <text:p>1.4768090765632E+018</text:p>
          </table:table-cell>
          <table:table-cell office:value-type="float" office:value="1.47680907658603E+018" calcext:value-type="float">
            <text:p>1.47680907658603E+018</text:p>
          </table:table-cell>
          <table:table-cell office:value-type="float" office:value="1.47680923942935E+018" calcext:value-type="float">
            <text:p>1.47680923942935E+018</text:p>
          </table:table-cell>
          <table:table-cell office:value-type="float" office:value="1.47680923970169E+018" calcext:value-type="float">
            <text:p>1.47680923970169E+018</text:p>
          </table:table-cell>
          <table:table-cell office:value-type="float" office:value="1.4768094807897E+018" calcext:value-type="float">
            <text:p>1.4768094807897E+018</text:p>
          </table:table-cell>
          <table:table-cell office:value-type="float" office:value="1.476809481123E+018" calcext:value-type="float">
            <text:p>1.476809481123E+01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.47680907656355E+018" calcext:value-type="float">
            <text:p>1.47680907656355E+018</text:p>
          </table:table-cell>
          <table:table-cell office:value-type="float" office:value="1.47680907658688E+018" calcext:value-type="float">
            <text:p>1.47680907658688E+018</text:p>
          </table:table-cell>
          <table:table-cell office:value-type="float" office:value="1.47680923942971E+018" calcext:value-type="float">
            <text:p>1.47680923942971E+018</text:p>
          </table:table-cell>
          <table:table-cell office:value-type="float" office:value="1.47680923970175E+018" calcext:value-type="float">
            <text:p>1.47680923970175E+018</text:p>
          </table:table-cell>
          <table:table-cell office:value-type="float" office:value="1.47680948079006E+018" calcext:value-type="float">
            <text:p>1.47680948079006E+018</text:p>
          </table:table-cell>
          <table:table-cell office:value-type="float" office:value="1.47680948112317E+018" calcext:value-type="float">
            <text:p>1.47680948112317E+018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.4768090765639E+018" calcext:value-type="float">
            <text:p>1.4768090765639E+018</text:p>
          </table:table-cell>
          <table:table-cell office:value-type="float" office:value="1.47680907658743E+018" calcext:value-type="float">
            <text:p>1.47680907658743E+018</text:p>
          </table:table-cell>
          <table:table-cell office:value-type="float" office:value="1.47680923943006E+018" calcext:value-type="float">
            <text:p>1.47680923943006E+018</text:p>
          </table:table-cell>
          <table:table-cell office:value-type="float" office:value="1.476809239702E+018" calcext:value-type="float">
            <text:p>1.476809239702E+018</text:p>
          </table:table-cell>
          <table:table-cell office:value-type="float" office:value="1.47680948079041E+018" calcext:value-type="float">
            <text:p>1.47680948079041E+018</text:p>
          </table:table-cell>
          <table:table-cell office:value-type="float" office:value="1.47680948112338E+018" calcext:value-type="float">
            <text:p>1.47680948112338E+018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.47680907656425E+018" calcext:value-type="float">
            <text:p>1.47680907656425E+018</text:p>
          </table:table-cell>
          <table:table-cell office:value-type="float" office:value="1.47680907659241E+018" calcext:value-type="float">
            <text:p>1.47680907659241E+018</text:p>
          </table:table-cell>
          <table:table-cell office:value-type="float" office:value="1.4768092394304E+018" calcext:value-type="float">
            <text:p>1.4768092394304E+018</text:p>
          </table:table-cell>
          <table:table-cell office:value-type="float" office:value="1.47680923970237E+018" calcext:value-type="float">
            <text:p>1.47680923970237E+018</text:p>
          </table:table-cell>
          <table:table-cell office:value-type="float" office:value="1.47680948079077E+018" calcext:value-type="float">
            <text:p>1.47680948079077E+018</text:p>
          </table:table-cell>
          <table:table-cell office:value-type="float" office:value="1.47680948112358E+018" calcext:value-type="float">
            <text:p>1.47680948112358E+018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.47680907656459E+018" calcext:value-type="float">
            <text:p>1.47680907656459E+018</text:p>
          </table:table-cell>
          <table:table-cell office:value-type="float" office:value="1.47680907659438E+018" calcext:value-type="float">
            <text:p>1.47680907659438E+018</text:p>
          </table:table-cell>
          <table:table-cell office:value-type="float" office:value="1.47680923943083E+018" calcext:value-type="float">
            <text:p>1.47680923943083E+018</text:p>
          </table:table-cell>
          <table:table-cell office:value-type="float" office:value="1.47680923970252E+018" calcext:value-type="float">
            <text:p>1.47680923970252E+018</text:p>
          </table:table-cell>
          <table:table-cell office:value-type="float" office:value="1.47680948079115E+018" calcext:value-type="float">
            <text:p>1.47680948079115E+018</text:p>
          </table:table-cell>
          <table:table-cell office:value-type="float" office:value="1.47680948112375E+018" calcext:value-type="float">
            <text:p>1.47680948112375E+018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.47680907656494E+018" calcext:value-type="float">
            <text:p>1.47680907656494E+018</text:p>
          </table:table-cell>
          <table:table-cell office:value-type="float" office:value="1.47680907659523E+018" calcext:value-type="float">
            <text:p>1.47680907659523E+018</text:p>
          </table:table-cell>
          <table:table-cell office:value-type="float" office:value="1.47680923943119E+018" calcext:value-type="float">
            <text:p>1.47680923943119E+018</text:p>
          </table:table-cell>
          <table:table-cell office:value-type="float" office:value="1.47680923970258E+018" calcext:value-type="float">
            <text:p>1.47680923970258E+018</text:p>
          </table:table-cell>
          <table:table-cell office:value-type="float" office:value="1.4768094807915E+018" calcext:value-type="float">
            <text:p>1.4768094807915E+018</text:p>
          </table:table-cell>
          <table:table-cell office:value-type="float" office:value="1.47680948112396E+018" calcext:value-type="float">
            <text:p>1.47680948112396E+018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.47680907656528E+018" calcext:value-type="float">
            <text:p>1.47680907656528E+018</text:p>
          </table:table-cell>
          <table:table-cell office:value-type="float" office:value="1.47680907659543E+018" calcext:value-type="float">
            <text:p>1.47680907659543E+018</text:p>
          </table:table-cell>
          <table:table-cell office:value-type="float" office:value="1.47680923943157E+018" calcext:value-type="float">
            <text:p>1.47680923943157E+018</text:p>
          </table:table-cell>
          <table:table-cell office:value-type="float" office:value="1.47680923970289E+018" calcext:value-type="float">
            <text:p>1.47680923970289E+018</text:p>
          </table:table-cell>
          <table:table-cell office:value-type="float" office:value="1.47680948079186E+018" calcext:value-type="float">
            <text:p>1.47680948079186E+018</text:p>
          </table:table-cell>
          <table:table-cell office:value-type="float" office:value="1.47680948112416E+018" calcext:value-type="float">
            <text:p>1.47680948112416E+018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.47680907656563E+018" calcext:value-type="float">
            <text:p>1.47680907656563E+018</text:p>
          </table:table-cell>
          <table:table-cell office:value-type="float" office:value="1.47680907659645E+018" calcext:value-type="float">
            <text:p>1.47680907659645E+018</text:p>
          </table:table-cell>
          <table:table-cell office:value-type="float" office:value="1.47680923943193E+018" calcext:value-type="float">
            <text:p>1.47680923943193E+018</text:p>
          </table:table-cell>
          <table:table-cell office:value-type="float" office:value="1.476809239703E+018" calcext:value-type="float">
            <text:p>1.476809239703E+018</text:p>
          </table:table-cell>
          <table:table-cell office:value-type="float" office:value="1.47680948079222E+018" calcext:value-type="float">
            <text:p>1.47680948079222E+018</text:p>
          </table:table-cell>
          <table:table-cell office:value-type="float" office:value="1.47680948112432E+018" calcext:value-type="float">
            <text:p>1.47680948112432E+018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.47680907656598E+018" calcext:value-type="float">
            <text:p>1.47680907656598E+018</text:p>
          </table:table-cell>
          <table:table-cell office:value-type="float" office:value="1.47680907659705E+018" calcext:value-type="float">
            <text:p>1.47680907659705E+018</text:p>
          </table:table-cell>
          <table:table-cell office:value-type="float" office:value="1.47680923943229E+018" calcext:value-type="float">
            <text:p>1.47680923943229E+018</text:p>
          </table:table-cell>
          <table:table-cell office:value-type="float" office:value="1.47680923970326E+018" calcext:value-type="float">
            <text:p>1.47680923970326E+018</text:p>
          </table:table-cell>
          <table:table-cell office:value-type="float" office:value="1.47680948079256E+018" calcext:value-type="float">
            <text:p>1.47680948079256E+018</text:p>
          </table:table-cell>
          <table:table-cell office:value-type="float" office:value="1.47680948112454E+018" calcext:value-type="float">
            <text:p>1.47680948112454E+018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.47680907656637E+018" calcext:value-type="float">
            <text:p>1.47680907656637E+018</text:p>
          </table:table-cell>
          <table:table-cell office:value-type="float" office:value="1.47680907659766E+018" calcext:value-type="float">
            <text:p>1.47680907659766E+018</text:p>
          </table:table-cell>
          <table:table-cell office:value-type="float" office:value="1.47680923943267E+018" calcext:value-type="float">
            <text:p>1.47680923943267E+018</text:p>
          </table:table-cell>
          <table:table-cell office:value-type="float" office:value="1.47680923970332E+018" calcext:value-type="float">
            <text:p>1.47680923970332E+018</text:p>
          </table:table-cell>
          <table:table-cell office:value-type="float" office:value="1.47680948079291E+018" calcext:value-type="float">
            <text:p>1.47680948079291E+018</text:p>
          </table:table-cell>
          <table:table-cell office:value-type="float" office:value="1.47680948112473E+018" calcext:value-type="float">
            <text:p>1.47680948112473E+018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.47680907656672E+018" calcext:value-type="float">
            <text:p>1.47680907656672E+018</text:p>
          </table:table-cell>
          <table:table-cell office:value-type="float" office:value="1.4768090765988E+018" calcext:value-type="float">
            <text:p>1.4768090765988E+018</text:p>
          </table:table-cell>
          <table:table-cell office:value-type="float" office:value="1.47680923943303E+018" calcext:value-type="float">
            <text:p>1.47680923943303E+018</text:p>
          </table:table-cell>
          <table:table-cell office:value-type="float" office:value="1.47680923970361E+018" calcext:value-type="float">
            <text:p>1.47680923970361E+018</text:p>
          </table:table-cell>
          <table:table-cell office:value-type="float" office:value="1.47680948079326E+018" calcext:value-type="float">
            <text:p>1.47680948079326E+018</text:p>
          </table:table-cell>
          <table:table-cell office:value-type="float" office:value="1.47680948112496E+018" calcext:value-type="float">
            <text:p>1.47680948112496E+01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.47680907656707E+018" calcext:value-type="float">
            <text:p>1.47680907656707E+018</text:p>
          </table:table-cell>
          <table:table-cell office:value-type="float" office:value="1.47680907659942E+018" calcext:value-type="float">
            <text:p>1.47680907659942E+018</text:p>
          </table:table-cell>
          <table:table-cell office:value-type="float" office:value="1.47680923943339E+018" calcext:value-type="float">
            <text:p>1.47680923943339E+018</text:p>
          </table:table-cell>
          <table:table-cell office:value-type="float" office:value="1.47680923970367E+018" calcext:value-type="float">
            <text:p>1.47680923970367E+018</text:p>
          </table:table-cell>
          <table:table-cell office:value-type="float" office:value="1.47680948079364E+018" calcext:value-type="float">
            <text:p>1.47680948079364E+018</text:p>
          </table:table-cell>
          <table:table-cell office:value-type="float" office:value="1.47680948112513E+018" calcext:value-type="float">
            <text:p>1.47680948112513E+01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.47680907656741E+018" calcext:value-type="float">
            <text:p>1.47680907656741E+018</text:p>
          </table:table-cell>
          <table:table-cell office:value-type="float" office:value="1.47680907659999E+018" calcext:value-type="float">
            <text:p>1.47680907659999E+018</text:p>
          </table:table-cell>
          <table:table-cell office:value-type="float" office:value="1.47680923943375E+018" calcext:value-type="float">
            <text:p>1.47680923943375E+018</text:p>
          </table:table-cell>
          <table:table-cell office:value-type="float" office:value="1.47680923970373E+018" calcext:value-type="float">
            <text:p>1.47680923970373E+018</text:p>
          </table:table-cell>
          <table:table-cell office:value-type="float" office:value="1.47680948079403E+018" calcext:value-type="float">
            <text:p>1.47680948079403E+018</text:p>
          </table:table-cell>
          <table:table-cell office:value-type="float" office:value="1.47680948112534E+018" calcext:value-type="float">
            <text:p>1.47680948112534E+0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.47680907656776E+018" calcext:value-type="float">
            <text:p>1.47680907656776E+018</text:p>
          </table:table-cell>
          <table:table-cell office:value-type="float" office:value="1.4768090766005E+018" calcext:value-type="float">
            <text:p>1.4768090766005E+018</text:p>
          </table:table-cell>
          <table:table-cell office:value-type="float" office:value="1.47680923943412E+018" calcext:value-type="float">
            <text:p>1.47680923943412E+018</text:p>
          </table:table-cell>
          <table:table-cell office:value-type="float" office:value="1.47680923970398E+018" calcext:value-type="float">
            <text:p>1.47680923970398E+018</text:p>
          </table:table-cell>
          <table:table-cell office:value-type="float" office:value="1.4768094807944E+018" calcext:value-type="float">
            <text:p>1.4768094807944E+018</text:p>
          </table:table-cell>
          <table:table-cell office:value-type="float" office:value="1.4768094811255E+018" calcext:value-type="float">
            <text:p>1.4768094811255E+018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.4768090765681E+018" calcext:value-type="float">
            <text:p>1.4768090765681E+018</text:p>
          </table:table-cell>
          <table:table-cell office:value-type="float" office:value="1.47680907660077E+018" calcext:value-type="float">
            <text:p>1.47680907660077E+018</text:p>
          </table:table-cell>
          <table:table-cell office:value-type="float" office:value="1.47680923943448E+018" calcext:value-type="float">
            <text:p>1.47680923943448E+018</text:p>
          </table:table-cell>
          <table:table-cell office:value-type="float" office:value="1.47680923970403E+018" calcext:value-type="float">
            <text:p>1.47680923970403E+018</text:p>
          </table:table-cell>
          <table:table-cell office:value-type="float" office:value="1.47680948079477E+018" calcext:value-type="float">
            <text:p>1.47680948079477E+018</text:p>
          </table:table-cell>
          <table:table-cell office:value-type="float" office:value="1.47680948112571E+018" calcext:value-type="float">
            <text:p>1.47680948112571E+018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.47680907656869E+018" calcext:value-type="float">
            <text:p>1.47680907656869E+018</text:p>
          </table:table-cell>
          <table:table-cell office:value-type="float" office:value="1.47680907660083E+018" calcext:value-type="float">
            <text:p>1.47680907660083E+018</text:p>
          </table:table-cell>
          <table:table-cell office:value-type="float" office:value="1.47680923943484E+018" calcext:value-type="float">
            <text:p>1.47680923943484E+018</text:p>
          </table:table-cell>
          <table:table-cell office:value-type="float" office:value="1.47680923970429E+018" calcext:value-type="float">
            <text:p>1.47680923970429E+018</text:p>
          </table:table-cell>
          <table:table-cell office:value-type="float" office:value="1.47680948079514E+018" calcext:value-type="float">
            <text:p>1.47680948079514E+018</text:p>
          </table:table-cell>
          <table:table-cell office:value-type="float" office:value="1.47680948112587E+018" calcext:value-type="float">
            <text:p>1.47680948112587E+018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.47680907656933E+018" calcext:value-type="float">
            <text:p>1.47680907656933E+018</text:p>
          </table:table-cell>
          <table:table-cell office:value-type="float" office:value="1.47680907660151E+018" calcext:value-type="float">
            <text:p>1.47680907660151E+018</text:p>
          </table:table-cell>
          <table:table-cell office:value-type="float" office:value="1.47680923943525E+018" calcext:value-type="float">
            <text:p>1.47680923943525E+018</text:p>
          </table:table-cell>
          <table:table-cell office:value-type="float" office:value="1.47680923970435E+018" calcext:value-type="float">
            <text:p>1.47680923970435E+018</text:p>
          </table:table-cell>
          <table:table-cell office:value-type="float" office:value="1.4768094807955E+018" calcext:value-type="float">
            <text:p>1.4768094807955E+018</text:p>
          </table:table-cell>
          <table:table-cell office:value-type="float" office:value="1.47680948112608E+018" calcext:value-type="float">
            <text:p>1.47680948112608E+018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.47680907656971E+018" calcext:value-type="float">
            <text:p>1.47680907656971E+018</text:p>
          </table:table-cell>
          <table:table-cell office:value-type="float" office:value="1.47680907660358E+018" calcext:value-type="float">
            <text:p>1.47680907660358E+018</text:p>
          </table:table-cell>
          <table:table-cell office:value-type="float" office:value="1.47680923943561E+018" calcext:value-type="float">
            <text:p>1.47680923943561E+018</text:p>
          </table:table-cell>
          <table:table-cell office:value-type="float" office:value="1.4768092397046E+018" calcext:value-type="float">
            <text:p>1.4768092397046E+018</text:p>
          </table:table-cell>
          <table:table-cell office:value-type="float" office:value="1.47680948079585E+018" calcext:value-type="float">
            <text:p>1.47680948079585E+018</text:p>
          </table:table-cell>
          <table:table-cell office:value-type="float" office:value="1.47680948112629E+018" calcext:value-type="float">
            <text:p>1.47680948112629E+018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.47680907657008E+018" calcext:value-type="float">
            <text:p>1.47680907657008E+018</text:p>
          </table:table-cell>
          <table:table-cell office:value-type="float" office:value="1.47680907660514E+018" calcext:value-type="float">
            <text:p>1.47680907660514E+018</text:p>
          </table:table-cell>
          <table:table-cell office:value-type="float" office:value="1.47680923943598E+018" calcext:value-type="float">
            <text:p>1.47680923943598E+018</text:p>
          </table:table-cell>
          <table:table-cell office:value-type="float" office:value="1.47680923970465E+018" calcext:value-type="float">
            <text:p>1.47680923970465E+018</text:p>
          </table:table-cell>
          <table:table-cell office:value-type="float" office:value="1.4768094807962E+018" calcext:value-type="float">
            <text:p>1.4768094807962E+018</text:p>
          </table:table-cell>
          <table:table-cell office:value-type="float" office:value="1.47680948112645E+018" calcext:value-type="float">
            <text:p>1.47680948112645E+018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.47680907657044E+018" calcext:value-type="float">
            <text:p>1.47680907657044E+018</text:p>
          </table:table-cell>
          <table:table-cell office:value-type="float" office:value="1.47680907660554E+018" calcext:value-type="float">
            <text:p>1.47680907660554E+018</text:p>
          </table:table-cell>
          <table:table-cell office:value-type="float" office:value="1.47680923943644E+018" calcext:value-type="float">
            <text:p>1.47680923943644E+018</text:p>
          </table:table-cell>
          <table:table-cell office:value-type="float" office:value="1.47680923970483E+018" calcext:value-type="float">
            <text:p>1.47680923970483E+018</text:p>
          </table:table-cell>
          <table:table-cell office:value-type="float" office:value="1.47680948079659E+018" calcext:value-type="float">
            <text:p>1.47680948079659E+018</text:p>
          </table:table-cell>
          <table:table-cell office:value-type="float" office:value="1.47680948112663E+018" calcext:value-type="float">
            <text:p>1.47680948112663E+018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.47680907657078E+018" calcext:value-type="float">
            <text:p>1.47680907657078E+018</text:p>
          </table:table-cell>
          <table:table-cell office:value-type="float" office:value="1.47680907660759E+018" calcext:value-type="float">
            <text:p>1.47680907660759E+018</text:p>
          </table:table-cell>
          <table:table-cell office:value-type="float" office:value="1.47680923943683E+018" calcext:value-type="float">
            <text:p>1.47680923943683E+018</text:p>
          </table:table-cell>
          <table:table-cell office:value-type="float" office:value="1.47680923970512E+018" calcext:value-type="float">
            <text:p>1.47680923970512E+018</text:p>
          </table:table-cell>
          <table:table-cell office:value-type="float" office:value="1.47680948079697E+018" calcext:value-type="float">
            <text:p>1.47680948079697E+018</text:p>
          </table:table-cell>
          <table:table-cell office:value-type="float" office:value="1.47680948112683E+018" calcext:value-type="float">
            <text:p>1.47680948112683E+018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.47680907657113E+018" calcext:value-type="float">
            <text:p>1.47680907657113E+018</text:p>
          </table:table-cell>
          <table:table-cell office:value-type="float" office:value="1.47680907660955E+018" calcext:value-type="float">
            <text:p>1.47680907660955E+018</text:p>
          </table:table-cell>
          <table:table-cell office:value-type="float" office:value="1.47680923943719E+018" calcext:value-type="float">
            <text:p>1.47680923943719E+018</text:p>
          </table:table-cell>
          <table:table-cell office:value-type="float" office:value="1.47680923970517E+018" calcext:value-type="float">
            <text:p>1.47680923970517E+018</text:p>
          </table:table-cell>
          <table:table-cell office:value-type="float" office:value="1.47680948079733E+018" calcext:value-type="float">
            <text:p>1.47680948079733E+018</text:p>
          </table:table-cell>
          <table:table-cell office:value-type="float" office:value="1.476809481127E+018" calcext:value-type="float">
            <text:p>1.476809481127E+01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.47680907657154E+018" calcext:value-type="float">
            <text:p>1.47680907657154E+018</text:p>
          </table:table-cell>
          <table:table-cell office:value-type="float" office:value="1.47680907660986E+018" calcext:value-type="float">
            <text:p>1.47680907660986E+018</text:p>
          </table:table-cell>
          <table:table-cell office:value-type="float" office:value="1.47680923943754E+018" calcext:value-type="float">
            <text:p>1.47680923943754E+018</text:p>
          </table:table-cell>
          <table:table-cell office:value-type="float" office:value="1.47680923970535E+018" calcext:value-type="float">
            <text:p>1.47680923970535E+018</text:p>
          </table:table-cell>
          <table:table-cell office:value-type="float" office:value="1.47680948079769E+018" calcext:value-type="float">
            <text:p>1.47680948079769E+018</text:p>
          </table:table-cell>
          <table:table-cell office:value-type="float" office:value="1.47680948112719E+018" calcext:value-type="float">
            <text:p>1.47680948112719E+01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.47680907657197E+018" calcext:value-type="float">
            <text:p>1.47680907657197E+018</text:p>
          </table:table-cell>
          <table:table-cell office:value-type="float" office:value="1.47680907661099E+018" calcext:value-type="float">
            <text:p>1.47680907661099E+018</text:p>
          </table:table-cell>
          <table:table-cell office:value-type="float" office:value="1.47680923943792E+018" calcext:value-type="float">
            <text:p>1.47680923943792E+018</text:p>
          </table:table-cell>
          <table:table-cell office:value-type="float" office:value="1.47680923970563E+018" calcext:value-type="float">
            <text:p>1.47680923970563E+018</text:p>
          </table:table-cell>
          <table:table-cell office:value-type="float" office:value="1.47680948079805E+018" calcext:value-type="float">
            <text:p>1.47680948079805E+018</text:p>
          </table:table-cell>
          <table:table-cell office:value-type="float" office:value="1.47680948112738E+018" calcext:value-type="float">
            <text:p>1.47680948112738E+01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.47680907657233E+018" calcext:value-type="float">
            <text:p>1.47680907657233E+018</text:p>
          </table:table-cell>
          <table:table-cell office:value-type="float" office:value="1.47680907661354E+018" calcext:value-type="float">
            <text:p>1.47680907661354E+018</text:p>
          </table:table-cell>
          <table:table-cell office:value-type="float" office:value="1.47680923943831E+018" calcext:value-type="float">
            <text:p>1.47680923943831E+018</text:p>
          </table:table-cell>
          <table:table-cell office:value-type="float" office:value="1.47680923970569E+018" calcext:value-type="float">
            <text:p>1.47680923970569E+018</text:p>
          </table:table-cell>
          <table:table-cell office:value-type="float" office:value="1.47680948079844E+018" calcext:value-type="float">
            <text:p>1.47680948079844E+018</text:p>
          </table:table-cell>
          <table:table-cell office:value-type="float" office:value="1.47680948112755E+018" calcext:value-type="float">
            <text:p>1.47680948112755E+01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.4768090765728E+018" calcext:value-type="float">
            <text:p>1.4768090765728E+018</text:p>
          </table:table-cell>
          <table:table-cell office:value-type="float" office:value="1.47680907661693E+018" calcext:value-type="float">
            <text:p>1.47680907661693E+018</text:p>
          </table:table-cell>
          <table:table-cell office:value-type="float" office:value="1.47680923943869E+018" calcext:value-type="float">
            <text:p>1.47680923943869E+018</text:p>
          </table:table-cell>
          <table:table-cell office:value-type="float" office:value="1.47680923970587E+018" calcext:value-type="float">
            <text:p>1.47680923970587E+018</text:p>
          </table:table-cell>
          <table:table-cell office:value-type="float" office:value="1.4768094807988E+018" calcext:value-type="float">
            <text:p>1.4768094807988E+018</text:p>
          </table:table-cell>
          <table:table-cell office:value-type="float" office:value="1.47680948112774E+018" calcext:value-type="float">
            <text:p>1.47680948112774E+018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.47680907657319E+018" calcext:value-type="float">
            <text:p>1.47680907657319E+018</text:p>
          </table:table-cell>
          <table:table-cell office:value-type="float" office:value="1.47680907662074E+018" calcext:value-type="float">
            <text:p>1.47680907662074E+018</text:p>
          </table:table-cell>
          <table:table-cell office:value-type="float" office:value="1.47680923943906E+018" calcext:value-type="float">
            <text:p>1.47680923943906E+018</text:p>
          </table:table-cell>
          <table:table-cell office:value-type="float" office:value="1.47680923970617E+018" calcext:value-type="float">
            <text:p>1.47680923970617E+018</text:p>
          </table:table-cell>
          <table:table-cell office:value-type="float" office:value="1.47680948079916E+018" calcext:value-type="float">
            <text:p>1.47680948079916E+018</text:p>
          </table:table-cell>
          <table:table-cell office:value-type="float" office:value="1.47680948112794E+018" calcext:value-type="float">
            <text:p>1.47680948112794E+01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.47680907657359E+018" calcext:value-type="float">
            <text:p>1.47680907657359E+018</text:p>
          </table:table-cell>
          <table:table-cell office:value-type="float" office:value="1.47680907662543E+018" calcext:value-type="float">
            <text:p>1.47680907662543E+018</text:p>
          </table:table-cell>
          <table:table-cell office:value-type="float" office:value="1.47680923943942E+018" calcext:value-type="float">
            <text:p>1.47680923943942E+018</text:p>
          </table:table-cell>
          <table:table-cell office:value-type="float" office:value="1.47680923970627E+018" calcext:value-type="float">
            <text:p>1.47680923970627E+018</text:p>
          </table:table-cell>
          <table:table-cell office:value-type="float" office:value="1.47680948079952E+018" calcext:value-type="float">
            <text:p>1.47680948079952E+018</text:p>
          </table:table-cell>
          <table:table-cell office:value-type="float" office:value="1.4768094811281E+018" calcext:value-type="float">
            <text:p>1.4768094811281E+01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.47680907657397E+018" calcext:value-type="float">
            <text:p>1.47680907657397E+018</text:p>
          </table:table-cell>
          <table:table-cell office:value-type="float" office:value="1.47680907662595E+018" calcext:value-type="float">
            <text:p>1.47680907662595E+018</text:p>
          </table:table-cell>
          <table:table-cell office:value-type="float" office:value="1.4768092394398E+018" calcext:value-type="float">
            <text:p>1.4768092394398E+018</text:p>
          </table:table-cell>
          <table:table-cell office:value-type="float" office:value="1.47680923970646E+018" calcext:value-type="float">
            <text:p>1.47680923970646E+018</text:p>
          </table:table-cell>
          <table:table-cell office:value-type="float" office:value="1.47680948079987E+018" calcext:value-type="float">
            <text:p>1.47680948079987E+018</text:p>
          </table:table-cell>
          <table:table-cell office:value-type="float" office:value="1.4768094811283E+018" calcext:value-type="float">
            <text:p>1.4768094811283E+018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.47680907657444E+018" calcext:value-type="float">
            <text:p>1.47680907657444E+018</text:p>
          </table:table-cell>
          <table:table-cell office:value-type="float" office:value="1.47680907662999E+018" calcext:value-type="float">
            <text:p>1.47680907662999E+018</text:p>
          </table:table-cell>
          <table:table-cell office:value-type="float" office:value="1.47680923944016E+018" calcext:value-type="float">
            <text:p>1.47680923944016E+018</text:p>
          </table:table-cell>
          <table:table-cell office:value-type="float" office:value="1.47680923970678E+018" calcext:value-type="float">
            <text:p>1.47680923970678E+018</text:p>
          </table:table-cell>
          <table:table-cell office:value-type="float" office:value="1.47680948080191E+018" calcext:value-type="float">
            <text:p>1.47680948080191E+018</text:p>
          </table:table-cell>
          <table:table-cell office:value-type="float" office:value="1.47680948112849E+018" calcext:value-type="float">
            <text:p>1.47680948112849E+018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.47680907657495E+018" calcext:value-type="float">
            <text:p>1.47680907657495E+018</text:p>
          </table:table-cell>
          <table:table-cell office:value-type="float" office:value="1.47680907663267E+018" calcext:value-type="float">
            <text:p>1.47680907663267E+018</text:p>
          </table:table-cell>
          <table:table-cell office:value-type="float" office:value="1.47680923944052E+018" calcext:value-type="float">
            <text:p>1.47680923944052E+018</text:p>
          </table:table-cell>
          <table:table-cell office:value-type="float" office:value="1.47680923970684E+018" calcext:value-type="float">
            <text:p>1.47680923970684E+018</text:p>
          </table:table-cell>
          <table:table-cell office:value-type="float" office:value="1.47680948080233E+018" calcext:value-type="float">
            <text:p>1.47680948080233E+018</text:p>
          </table:table-cell>
          <table:table-cell office:value-type="float" office:value="1.47680948112866E+018" calcext:value-type="float">
            <text:p>1.47680948112866E+018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.47680907657544E+018" calcext:value-type="float">
            <text:p>1.47680907657544E+018</text:p>
          </table:table-cell>
          <table:table-cell office:value-type="float" office:value="1.47680907663353E+018" calcext:value-type="float">
            <text:p>1.47680907663353E+018</text:p>
          </table:table-cell>
          <table:table-cell office:value-type="float" office:value="1.47680923944087E+018" calcext:value-type="float">
            <text:p>1.47680923944087E+018</text:p>
          </table:table-cell>
          <table:table-cell office:value-type="float" office:value="1.4768092397069E+018" calcext:value-type="float">
            <text:p>1.4768092397069E+018</text:p>
          </table:table-cell>
          <table:table-cell office:value-type="float" office:value="1.47680948080307E+018" calcext:value-type="float">
            <text:p>1.47680948080307E+018</text:p>
          </table:table-cell>
          <table:table-cell office:value-type="float" office:value="1.47680948112886E+018" calcext:value-type="float">
            <text:p>1.47680948112886E+018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.47680907657593E+018" calcext:value-type="float">
            <text:p>1.47680907657593E+018</text:p>
          </table:table-cell>
          <table:table-cell office:value-type="float" office:value="1.47680907663648E+018" calcext:value-type="float">
            <text:p>1.47680907663648E+018</text:p>
          </table:table-cell>
          <table:table-cell office:value-type="float" office:value="1.47680923944122E+018" calcext:value-type="float">
            <text:p>1.47680923944122E+018</text:p>
          </table:table-cell>
          <table:table-cell office:value-type="float" office:value="1.47680923970707E+018" calcext:value-type="float">
            <text:p>1.47680923970707E+018</text:p>
          </table:table-cell>
          <table:table-cell office:value-type="float" office:value="1.47680948080344E+018" calcext:value-type="float">
            <text:p>1.47680948080344E+018</text:p>
          </table:table-cell>
          <table:table-cell office:value-type="float" office:value="1.47680948112905E+018" calcext:value-type="float">
            <text:p>1.47680948112905E+01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.47680907657647E+018" calcext:value-type="float">
            <text:p>1.47680907657647E+018</text:p>
          </table:table-cell>
          <table:table-cell office:value-type="float" office:value="1.47680907664058E+018" calcext:value-type="float">
            <text:p>1.47680907664058E+018</text:p>
          </table:table-cell>
          <table:table-cell office:value-type="float" office:value="1.47680923944161E+018" calcext:value-type="float">
            <text:p>1.47680923944161E+018</text:p>
          </table:table-cell>
          <table:table-cell office:value-type="float" office:value="1.47680923970736E+018" calcext:value-type="float">
            <text:p>1.47680923970736E+018</text:p>
          </table:table-cell>
          <table:table-cell office:value-type="float" office:value="1.47680948080381E+018" calcext:value-type="float">
            <text:p>1.47680948080381E+018</text:p>
          </table:table-cell>
          <table:table-cell office:value-type="float" office:value="1.47680948112922E+018" calcext:value-type="float">
            <text:p>1.47680948112922E+018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.47680907657691E+018" calcext:value-type="float">
            <text:p>1.47680907657691E+018</text:p>
          </table:table-cell>
          <table:table-cell office:value-type="float" office:value="1.47680907664262E+018" calcext:value-type="float">
            <text:p>1.47680907664262E+018</text:p>
          </table:table-cell>
          <table:table-cell office:value-type="float" office:value="1.47680923944197E+018" calcext:value-type="float">
            <text:p>1.47680923944197E+018</text:p>
          </table:table-cell>
          <table:table-cell office:value-type="float" office:value="1.47680923970741E+018" calcext:value-type="float">
            <text:p>1.47680923970741E+018</text:p>
          </table:table-cell>
          <table:table-cell office:value-type="float" office:value="1.47680948080422E+018" calcext:value-type="float">
            <text:p>1.47680948080422E+018</text:p>
          </table:table-cell>
          <table:table-cell office:value-type="float" office:value="1.47680948112942E+018" calcext:value-type="float">
            <text:p>1.47680948112942E+018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.4768090765774E+018" calcext:value-type="float">
            <text:p>1.4768090765774E+018</text:p>
          </table:table-cell>
          <table:table-cell office:value-type="float" office:value="1.47680907664454E+018" calcext:value-type="float">
            <text:p>1.47680907664454E+018</text:p>
          </table:table-cell>
          <table:table-cell office:value-type="float" office:value="1.47680923944233E+018" calcext:value-type="float">
            <text:p>1.47680923944233E+018</text:p>
          </table:table-cell>
          <table:table-cell office:value-type="float" office:value="1.47680923970759E+018" calcext:value-type="float">
            <text:p>1.47680923970759E+018</text:p>
          </table:table-cell>
          <table:table-cell office:value-type="float" office:value="1.47680948080458E+018" calcext:value-type="float">
            <text:p>1.47680948080458E+018</text:p>
          </table:table-cell>
          <table:table-cell office:value-type="float" office:value="1.4768094811296E+018" calcext:value-type="float">
            <text:p>1.4768094811296E+018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.4768090765778E+018" calcext:value-type="float">
            <text:p>1.4768090765778E+018</text:p>
          </table:table-cell>
          <table:table-cell office:value-type="float" office:value="1.47680907664693E+018" calcext:value-type="float">
            <text:p>1.47680907664693E+018</text:p>
          </table:table-cell>
          <table:table-cell office:value-type="float" office:value="1.47680923944268E+018" calcext:value-type="float">
            <text:p>1.47680923944268E+018</text:p>
          </table:table-cell>
          <table:table-cell office:value-type="float" office:value="1.47680923970787E+018" calcext:value-type="float">
            <text:p>1.47680923970787E+018</text:p>
          </table:table-cell>
          <table:table-cell office:value-type="float" office:value="1.47680948080495E+018" calcext:value-type="float">
            <text:p>1.47680948080495E+018</text:p>
          </table:table-cell>
          <table:table-cell office:value-type="float" office:value="1.47680948112978E+018" calcext:value-type="float">
            <text:p>1.47680948112978E+018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.47680907657819E+018" calcext:value-type="float">
            <text:p>1.47680907657819E+018</text:p>
          </table:table-cell>
          <table:table-cell office:value-type="float" office:value="1.47680907664769E+018" calcext:value-type="float">
            <text:p>1.47680907664769E+018</text:p>
          </table:table-cell>
          <table:table-cell office:value-type="float" office:value="1.47680923944303E+018" calcext:value-type="float">
            <text:p>1.47680923944303E+018</text:p>
          </table:table-cell>
          <table:table-cell office:value-type="float" office:value="1.47680923970793E+018" calcext:value-type="float">
            <text:p>1.47680923970793E+018</text:p>
          </table:table-cell>
          <table:table-cell office:value-type="float" office:value="1.4768094808053E+018" calcext:value-type="float">
            <text:p>1.4768094808053E+018</text:p>
          </table:table-cell>
          <table:table-cell office:value-type="float" office:value="1.47680948112997E+018" calcext:value-type="float">
            <text:p>1.47680948112997E+018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.47680907657854E+018" calcext:value-type="float">
            <text:p>1.47680907657854E+018</text:p>
          </table:table-cell>
          <table:table-cell office:value-type="float" office:value="1.47680907664793E+018" calcext:value-type="float">
            <text:p>1.47680907664793E+018</text:p>
          </table:table-cell>
          <table:table-cell office:value-type="float" office:value="1.47680923944342E+018" calcext:value-type="float">
            <text:p>1.47680923944342E+018</text:p>
          </table:table-cell>
          <table:table-cell office:value-type="float" office:value="1.47680923970811E+018" calcext:value-type="float">
            <text:p>1.47680923970811E+018</text:p>
          </table:table-cell>
          <table:table-cell office:value-type="float" office:value="1.47680948080565E+018" calcext:value-type="float">
            <text:p>1.47680948080565E+018</text:p>
          </table:table-cell>
          <table:table-cell office:value-type="float" office:value="1.47680948113016E+018" calcext:value-type="float">
            <text:p>1.47680948113016E+018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.47680907657889E+018" calcext:value-type="float">
            <text:p>1.47680907657889E+018</text:p>
          </table:table-cell>
          <table:table-cell office:value-type="float" office:value="1.476809076648E+018" calcext:value-type="float">
            <text:p>1.476809076648E+018</text:p>
          </table:table-cell>
          <table:table-cell office:value-type="float" office:value="1.47680923944378E+018" calcext:value-type="float">
            <text:p>1.47680923944378E+018</text:p>
          </table:table-cell>
          <table:table-cell office:value-type="float" office:value="1.47680923970839E+018" calcext:value-type="float">
            <text:p>1.47680923970839E+018</text:p>
          </table:table-cell>
          <table:table-cell office:value-type="float" office:value="1.476809480806E+018" calcext:value-type="float">
            <text:p>1.476809480806E+018</text:p>
          </table:table-cell>
          <table:table-cell office:value-type="float" office:value="1.47680948113035E+018" calcext:value-type="float">
            <text:p>1.47680948113035E+018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.47680907657934E+018" calcext:value-type="float">
            <text:p>1.47680907657934E+018</text:p>
          </table:table-cell>
          <table:table-cell office:value-type="float" office:value="1.47680907664828E+018" calcext:value-type="float">
            <text:p>1.47680907664828E+018</text:p>
          </table:table-cell>
          <table:table-cell office:value-type="float" office:value="1.47680923944414E+018" calcext:value-type="float">
            <text:p>1.47680923944414E+018</text:p>
          </table:table-cell>
          <table:table-cell office:value-type="float" office:value="1.47680923970845E+018" calcext:value-type="float">
            <text:p>1.47680923970845E+018</text:p>
          </table:table-cell>
          <table:table-cell office:value-type="float" office:value="1.47680948080643E+018" calcext:value-type="float">
            <text:p>1.47680948080643E+018</text:p>
          </table:table-cell>
          <table:table-cell office:value-type="float" office:value="1.47680948113052E+018" calcext:value-type="float">
            <text:p>1.47680948113052E+018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.4768090765797E+018" calcext:value-type="float">
            <text:p>1.4768090765797E+018</text:p>
          </table:table-cell>
          <table:table-cell office:value-type="float" office:value="1.4768090766485E+018" calcext:value-type="float">
            <text:p>1.4768090766485E+018</text:p>
          </table:table-cell>
          <table:table-cell office:value-type="float" office:value="1.47680923944453E+018" calcext:value-type="float">
            <text:p>1.47680923944453E+018</text:p>
          </table:table-cell>
          <table:table-cell office:value-type="float" office:value="1.47680923970863E+018" calcext:value-type="float">
            <text:p>1.47680923970863E+018</text:p>
          </table:table-cell>
          <table:table-cell office:value-type="float" office:value="1.47680948080679E+018" calcext:value-type="float">
            <text:p>1.47680948080679E+018</text:p>
          </table:table-cell>
          <table:table-cell office:value-type="float" office:value="1.47680948113074E+018" calcext:value-type="float">
            <text:p>1.47680948113074E+018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.47680907658039E+018" calcext:value-type="float">
            <text:p>1.47680907658039E+018</text:p>
          </table:table-cell>
          <table:table-cell office:value-type="float" office:value="1.47680907664856E+018" calcext:value-type="float">
            <text:p>1.47680907664856E+018</text:p>
          </table:table-cell>
          <table:table-cell office:value-type="float" office:value="1.47680923944489E+018" calcext:value-type="float">
            <text:p>1.47680923944489E+018</text:p>
          </table:table-cell>
          <table:table-cell office:value-type="float" office:value="1.47680923970891E+018" calcext:value-type="float">
            <text:p>1.47680923970891E+018</text:p>
          </table:table-cell>
          <table:table-cell office:value-type="float" office:value="1.47680948080715E+018" calcext:value-type="float">
            <text:p>1.47680948080715E+018</text:p>
          </table:table-cell>
          <table:table-cell office:value-type="float" office:value="1.47680948113093E+018" calcext:value-type="float">
            <text:p>1.47680948113093E+01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.47680907658077E+018" calcext:value-type="float">
            <text:p>1.47680907658077E+018</text:p>
          </table:table-cell>
          <table:table-cell office:value-type="float" office:value="1.47680907664874E+018" calcext:value-type="float">
            <text:p>1.47680907664874E+018</text:p>
          </table:table-cell>
          <table:table-cell office:value-type="float" office:value="1.47680923944525E+018" calcext:value-type="float">
            <text:p>1.47680923944525E+018</text:p>
          </table:table-cell>
          <table:table-cell office:value-type="float" office:value="1.47680923970897E+018" calcext:value-type="float">
            <text:p>1.47680923970897E+018</text:p>
          </table:table-cell>
          <table:table-cell office:value-type="float" office:value="1.4768094808075E+018" calcext:value-type="float">
            <text:p>1.4768094808075E+018</text:p>
          </table:table-cell>
          <table:table-cell office:value-type="float" office:value="1.47680948113112E+018" calcext:value-type="float">
            <text:p>1.47680948113112E+018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.47680907658111E+018" calcext:value-type="float">
            <text:p>1.47680907658111E+018</text:p>
          </table:table-cell>
          <table:table-cell office:value-type="float" office:value="1.47680907664898E+018" calcext:value-type="float">
            <text:p>1.47680907664898E+018</text:p>
          </table:table-cell>
          <table:table-cell office:value-type="float" office:value="1.47680923944564E+018" calcext:value-type="float">
            <text:p>1.47680923944564E+018</text:p>
          </table:table-cell>
          <table:table-cell office:value-type="float" office:value="1.47680923970915E+018" calcext:value-type="float">
            <text:p>1.47680923970915E+018</text:p>
          </table:table-cell>
          <table:table-cell office:value-type="float" office:value="1.47680948080785E+018" calcext:value-type="float">
            <text:p>1.47680948080785E+018</text:p>
          </table:table-cell>
          <table:table-cell office:value-type="float" office:value="1.47680948113131E+018" calcext:value-type="float">
            <text:p>1.47680948113131E+018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.47680907658146E+018" calcext:value-type="float">
            <text:p>1.47680907658146E+018</text:p>
          </table:table-cell>
          <table:table-cell office:value-type="float" office:value="1.47680907664904E+018" calcext:value-type="float">
            <text:p>1.47680907664904E+018</text:p>
          </table:table-cell>
          <table:table-cell office:value-type="float" office:value="1.47680923944599E+018" calcext:value-type="float">
            <text:p>1.47680923944599E+018</text:p>
          </table:table-cell>
          <table:table-cell office:value-type="float" office:value="1.47680923970943E+018" calcext:value-type="float">
            <text:p>1.47680923970943E+018</text:p>
          </table:table-cell>
          <table:table-cell office:value-type="float" office:value="1.47680948080821E+018" calcext:value-type="float">
            <text:p>1.47680948080821E+018</text:p>
          </table:table-cell>
          <table:table-cell office:value-type="float" office:value="1.47680948113148E+018" calcext:value-type="float">
            <text:p>1.47680948113148E+01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.47680907658181E+018" calcext:value-type="float">
            <text:p>1.47680907658181E+018</text:p>
          </table:table-cell>
          <table:table-cell office:value-type="float" office:value="1.47680907665018E+018" calcext:value-type="float">
            <text:p>1.47680907665018E+018</text:p>
          </table:table-cell>
          <table:table-cell office:value-type="float" office:value="1.4768092394464E+018" calcext:value-type="float">
            <text:p>1.4768092394464E+018</text:p>
          </table:table-cell>
          <table:table-cell office:value-type="float" office:value="1.47680923970949E+018" calcext:value-type="float">
            <text:p>1.47680923970949E+018</text:p>
          </table:table-cell>
          <table:table-cell office:value-type="float" office:value="1.47680948080859E+018" calcext:value-type="float">
            <text:p>1.47680948080859E+018</text:p>
          </table:table-cell>
          <table:table-cell office:value-type="float" office:value="1.47680948113167E+018" calcext:value-type="float">
            <text:p>1.47680948113167E+018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.47680907658221E+018" calcext:value-type="float">
            <text:p>1.47680907658221E+018</text:p>
          </table:table-cell>
          <table:table-cell office:value-type="float" office:value="1.47680907665048E+018" calcext:value-type="float">
            <text:p>1.47680907665048E+018</text:p>
          </table:table-cell>
          <table:table-cell office:value-type="float" office:value="1.47680923944676E+018" calcext:value-type="float">
            <text:p>1.47680923944676E+018</text:p>
          </table:table-cell>
          <table:table-cell office:value-type="float" office:value="1.47680923970967E+018" calcext:value-type="float">
            <text:p>1.47680923970967E+018</text:p>
          </table:table-cell>
          <table:table-cell office:value-type="float" office:value="1.47680948080894E+018" calcext:value-type="float">
            <text:p>1.47680948080894E+018</text:p>
          </table:table-cell>
          <table:table-cell office:value-type="float" office:value="1.47680948113186E+018" calcext:value-type="float">
            <text:p>1.47680948113186E+01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.47680907658262E+018" calcext:value-type="float">
            <text:p>1.47680907658262E+018</text:p>
          </table:table-cell>
          <table:table-cell office:value-type="float" office:value="1.47680907665075E+018" calcext:value-type="float">
            <text:p>1.47680907665075E+018</text:p>
          </table:table-cell>
          <table:table-cell office:value-type="float" office:value="1.47680923944715E+018" calcext:value-type="float">
            <text:p>1.47680923944715E+018</text:p>
          </table:table-cell>
          <table:table-cell office:value-type="float" office:value="1.47680923970995E+018" calcext:value-type="float">
            <text:p>1.47680923970995E+018</text:p>
          </table:table-cell>
          <table:table-cell office:value-type="float" office:value="1.47680948080935E+018" calcext:value-type="float">
            <text:p>1.47680948080935E+018</text:p>
          </table:table-cell>
          <table:table-cell office:value-type="float" office:value="1.47680948113205E+018" calcext:value-type="float">
            <text:p>1.47680948113205E+018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.47680907658304E+018" calcext:value-type="float">
            <text:p>1.47680907658304E+018</text:p>
          </table:table-cell>
          <table:table-cell office:value-type="float" office:value="1.47680907665082E+018" calcext:value-type="float">
            <text:p>1.47680907665082E+018</text:p>
          </table:table-cell>
          <table:table-cell office:value-type="float" office:value="1.47680923944751E+018" calcext:value-type="float">
            <text:p>1.47680923944751E+018</text:p>
          </table:table-cell>
          <table:table-cell office:value-type="float" office:value="1.47680923971001E+018" calcext:value-type="float">
            <text:p>1.47680923971001E+018</text:p>
          </table:table-cell>
          <table:table-cell office:value-type="float" office:value="1.47680948080971E+018" calcext:value-type="float">
            <text:p>1.47680948080971E+018</text:p>
          </table:table-cell>
          <table:table-cell office:value-type="float" office:value="1.47680948113222E+018" calcext:value-type="float">
            <text:p>1.47680948113222E+018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.47680907658354E+018" calcext:value-type="float">
            <text:p>1.47680907658354E+018</text:p>
          </table:table-cell>
          <table:table-cell office:value-type="float" office:value="1.47680907665087E+018" calcext:value-type="float">
            <text:p>1.47680907665087E+018</text:p>
          </table:table-cell>
          <table:table-cell office:value-type="float" office:value="1.47680923944787E+018" calcext:value-type="float">
            <text:p>1.47680923944787E+018</text:p>
          </table:table-cell>
          <table:table-cell office:value-type="float" office:value="1.47680923971026E+018" calcext:value-type="float">
            <text:p>1.47680923971026E+018</text:p>
          </table:table-cell>
          <table:table-cell office:value-type="float" office:value="1.4768094808101E+018" calcext:value-type="float">
            <text:p>1.4768094808101E+018</text:p>
          </table:table-cell>
          <table:table-cell office:value-type="float" office:value="1.47680948113242E+018" calcext:value-type="float">
            <text:p>1.47680948113242E+018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.47680907658408E+018" calcext:value-type="float">
            <text:p>1.47680907658408E+018</text:p>
          </table:table-cell>
          <table:table-cell office:value-type="float" office:value="1.47680907665113E+018" calcext:value-type="float">
            <text:p>1.47680907665113E+018</text:p>
          </table:table-cell>
          <table:table-cell office:value-type="float" office:value="1.47680923944827E+018" calcext:value-type="float">
            <text:p>1.47680923944827E+018</text:p>
          </table:table-cell>
          <table:table-cell office:value-type="float" office:value="1.47680923971032E+018" calcext:value-type="float">
            <text:p>1.47680923971032E+018</text:p>
          </table:table-cell>
          <table:table-cell office:value-type="float" office:value="1.4768094808105E+018" calcext:value-type="float">
            <text:p>1.4768094808105E+018</text:p>
          </table:table-cell>
          <table:table-cell office:value-type="float" office:value="1.47680948113261E+018" calcext:value-type="float">
            <text:p>1.47680948113261E+01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.47680907658448E+018" calcext:value-type="float">
            <text:p>1.47680907658448E+018</text:p>
          </table:table-cell>
          <table:table-cell office:value-type="float" office:value="1.47680907665119E+018" calcext:value-type="float">
            <text:p>1.47680907665119E+018</text:p>
          </table:table-cell>
          <table:table-cell office:value-type="float" office:value="1.47680923944864E+018" calcext:value-type="float">
            <text:p>1.47680923944864E+018</text:p>
          </table:table-cell>
          <table:table-cell office:value-type="float" office:value="1.4768092397105E+018" calcext:value-type="float">
            <text:p>1.4768092397105E+018</text:p>
          </table:table-cell>
          <table:table-cell office:value-type="float" office:value="1.47680948081087E+018" calcext:value-type="float">
            <text:p>1.47680948081087E+018</text:p>
          </table:table-cell>
          <table:table-cell office:value-type="float" office:value="1.47680948113278E+018" calcext:value-type="float">
            <text:p>1.47680948113278E+01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.47680907658492E+018" calcext:value-type="float">
            <text:p>1.47680907658492E+018</text:p>
          </table:table-cell>
          <table:table-cell office:value-type="float" office:value="1.47680907665124E+018" calcext:value-type="float">
            <text:p>1.47680907665124E+018</text:p>
          </table:table-cell>
          <table:table-cell office:value-type="float" office:value="1.476809239449E+018" calcext:value-type="float">
            <text:p>1.476809239449E+018</text:p>
          </table:table-cell>
          <table:table-cell office:value-type="float" office:value="1.47680923971079E+018" calcext:value-type="float">
            <text:p>1.47680923971079E+018</text:p>
          </table:table-cell>
          <table:table-cell office:value-type="float" office:value="1.47680948081123E+018" calcext:value-type="float">
            <text:p>1.47680948081123E+018</text:p>
          </table:table-cell>
          <table:table-cell office:value-type="float" office:value="1.47680948113298E+018" calcext:value-type="float">
            <text:p>1.47680948113298E+018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.47680907658539E+018" calcext:value-type="float">
            <text:p>1.47680907658539E+018</text:p>
          </table:table-cell>
          <table:table-cell office:value-type="float" office:value="1.47680907665142E+018" calcext:value-type="float">
            <text:p>1.47680907665142E+018</text:p>
          </table:table-cell>
          <table:table-cell office:value-type="float" office:value="1.47680923944935E+018" calcext:value-type="float">
            <text:p>1.47680923944935E+018</text:p>
          </table:table-cell>
          <table:table-cell office:value-type="float" office:value="1.47680923971085E+018" calcext:value-type="float">
            <text:p>1.47680923971085E+018</text:p>
          </table:table-cell>
          <table:table-cell office:value-type="float" office:value="1.47680948081159E+018" calcext:value-type="float">
            <text:p>1.47680948081159E+018</text:p>
          </table:table-cell>
          <table:table-cell office:value-type="float" office:value="1.47680948113321E+018" calcext:value-type="float">
            <text:p>1.47680948113321E+018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.47680907658574E+018" calcext:value-type="float">
            <text:p>1.47680907658574E+018</text:p>
          </table:table-cell>
          <table:table-cell office:value-type="float" office:value="1.47680907665171E+018" calcext:value-type="float">
            <text:p>1.47680907665171E+018</text:p>
          </table:table-cell>
          <table:table-cell office:value-type="float" office:value="1.47680923944973E+018" calcext:value-type="float">
            <text:p>1.47680923944973E+018</text:p>
          </table:table-cell>
          <table:table-cell office:value-type="float" office:value="1.47680923971103E+018" calcext:value-type="float">
            <text:p>1.47680923971103E+018</text:p>
          </table:table-cell>
          <table:table-cell office:value-type="float" office:value="1.47680948081195E+018" calcext:value-type="float">
            <text:p>1.47680948081195E+018</text:p>
          </table:table-cell>
          <table:table-cell office:value-type="float" office:value="1.47680948113338E+018" calcext:value-type="float">
            <text:p>1.47680948113338E+01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.47680907658631E+018" calcext:value-type="float">
            <text:p>1.47680907658631E+018</text:p>
          </table:table-cell>
          <table:table-cell office:value-type="float" office:value="1.47680907665177E+018" calcext:value-type="float">
            <text:p>1.47680907665177E+018</text:p>
          </table:table-cell>
          <table:table-cell office:value-type="float" office:value="1.47680923945012E+018" calcext:value-type="float">
            <text:p>1.47680923945012E+018</text:p>
          </table:table-cell>
          <table:table-cell office:value-type="float" office:value="1.47680923971132E+018" calcext:value-type="float">
            <text:p>1.47680923971132E+018</text:p>
          </table:table-cell>
          <table:table-cell office:value-type="float" office:value="1.4768094808123E+018" calcext:value-type="float">
            <text:p>1.4768094808123E+018</text:p>
          </table:table-cell>
          <table:table-cell office:value-type="float" office:value="1.47680948113359E+018" calcext:value-type="float">
            <text:p>1.47680948113359E+018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.47680907658684E+018" calcext:value-type="float">
            <text:p>1.47680907658684E+018</text:p>
          </table:table-cell>
          <table:table-cell office:value-type="float" office:value="1.47680907665182E+018" calcext:value-type="float">
            <text:p>1.47680907665182E+018</text:p>
          </table:table-cell>
          <table:table-cell office:value-type="float" office:value="1.4768092394505E+018" calcext:value-type="float">
            <text:p>1.4768092394505E+018</text:p>
          </table:table-cell>
          <table:table-cell office:value-type="float" office:value="1.47680923971138E+018" calcext:value-type="float">
            <text:p>1.47680923971138E+018</text:p>
          </table:table-cell>
          <table:table-cell office:value-type="float" office:value="1.47680948081265E+018" calcext:value-type="float">
            <text:p>1.47680948081265E+018</text:p>
          </table:table-cell>
          <table:table-cell office:value-type="float" office:value="1.47680948113375E+018" calcext:value-type="float">
            <text:p>1.47680948113375E+018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.47680907658722E+018" calcext:value-type="float">
            <text:p>1.47680907658722E+018</text:p>
          </table:table-cell>
          <table:table-cell office:value-type="float" office:value="1.47680907665187E+018" calcext:value-type="float">
            <text:p>1.47680907665187E+018</text:p>
          </table:table-cell>
          <table:table-cell office:value-type="float" office:value="1.47680923945087E+018" calcext:value-type="float">
            <text:p>1.47680923945087E+018</text:p>
          </table:table-cell>
          <table:table-cell office:value-type="float" office:value="1.47680923971156E+018" calcext:value-type="float">
            <text:p>1.47680923971156E+018</text:p>
          </table:table-cell>
          <table:table-cell office:value-type="float" office:value="1.47680948081306E+018" calcext:value-type="float">
            <text:p>1.47680948081306E+018</text:p>
          </table:table-cell>
          <table:table-cell office:value-type="float" office:value="1.47680948113396E+018" calcext:value-type="float">
            <text:p>1.47680948113396E+018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.47680907658765E+018" calcext:value-type="float">
            <text:p>1.47680907658765E+018</text:p>
          </table:table-cell>
          <table:table-cell office:value-type="float" office:value="1.47680907665205E+018" calcext:value-type="float">
            <text:p>1.47680907665205E+018</text:p>
          </table:table-cell>
          <table:table-cell office:value-type="float" office:value="1.47680923945128E+018" calcext:value-type="float">
            <text:p>1.47680923945128E+018</text:p>
          </table:table-cell>
          <table:table-cell office:value-type="float" office:value="1.47680923971184E+018" calcext:value-type="float">
            <text:p>1.47680923971184E+018</text:p>
          </table:table-cell>
          <table:table-cell office:value-type="float" office:value="1.47680948081341E+018" calcext:value-type="float">
            <text:p>1.47680948081341E+018</text:p>
          </table:table-cell>
          <table:table-cell office:value-type="float" office:value="1.47680948113413E+018" calcext:value-type="float">
            <text:p>1.47680948113413E+018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.47680907658808E+018" calcext:value-type="float">
            <text:p>1.47680907658808E+018</text:p>
          </table:table-cell>
          <table:table-cell office:value-type="float" office:value="1.47680907665255E+018" calcext:value-type="float">
            <text:p>1.47680907665255E+018</text:p>
          </table:table-cell>
          <table:table-cell office:value-type="float" office:value="1.47680923945165E+018" calcext:value-type="float">
            <text:p>1.47680923945165E+018</text:p>
          </table:table-cell>
          <table:table-cell office:value-type="float" office:value="1.4768092397119E+018" calcext:value-type="float">
            <text:p>1.4768092397119E+018</text:p>
          </table:table-cell>
          <table:table-cell office:value-type="float" office:value="1.47680948081378E+018" calcext:value-type="float">
            <text:p>1.47680948081378E+018</text:p>
          </table:table-cell>
          <table:table-cell office:value-type="float" office:value="1.47680948113434E+018" calcext:value-type="float">
            <text:p>1.47680948113434E+018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.47680907658844E+018" calcext:value-type="float">
            <text:p>1.47680907658844E+018</text:p>
          </table:table-cell>
          <table:table-cell office:value-type="float" office:value="1.47680907665277E+018" calcext:value-type="float">
            <text:p>1.47680907665277E+018</text:p>
          </table:table-cell>
          <table:table-cell office:value-type="float" office:value="1.47680923945203E+018" calcext:value-type="float">
            <text:p>1.47680923945203E+018</text:p>
          </table:table-cell>
          <table:table-cell office:value-type="float" office:value="1.47680923971208E+018" calcext:value-type="float">
            <text:p>1.47680923971208E+018</text:p>
          </table:table-cell>
          <table:table-cell office:value-type="float" office:value="1.47680948081414E+018" calcext:value-type="float">
            <text:p>1.47680948081414E+018</text:p>
          </table:table-cell>
          <table:table-cell office:value-type="float" office:value="1.47680948113451E+018" calcext:value-type="float">
            <text:p>1.47680948113451E+018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.47680907658878E+018" calcext:value-type="float">
            <text:p>1.47680907658878E+018</text:p>
          </table:table-cell>
          <table:table-cell office:value-type="float" office:value="1.47680907665283E+018" calcext:value-type="float">
            <text:p>1.47680907665283E+018</text:p>
          </table:table-cell>
          <table:table-cell office:value-type="float" office:value="1.47680923945244E+018" calcext:value-type="float">
            <text:p>1.47680923945244E+018</text:p>
          </table:table-cell>
          <table:table-cell office:value-type="float" office:value="1.47680923971236E+018" calcext:value-type="float">
            <text:p>1.47680923971236E+018</text:p>
          </table:table-cell>
          <table:table-cell office:value-type="float" office:value="1.47680948081451E+018" calcext:value-type="float">
            <text:p>1.47680948081451E+018</text:p>
          </table:table-cell>
          <table:table-cell office:value-type="float" office:value="1.47680948113471E+018" calcext:value-type="float">
            <text:p>1.47680948113471E+01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.47680907658913E+018" calcext:value-type="float">
            <text:p>1.47680907658913E+018</text:p>
          </table:table-cell>
          <table:table-cell office:value-type="float" office:value="1.47680907665665E+018" calcext:value-type="float">
            <text:p>1.47680907665665E+018</text:p>
          </table:table-cell>
          <table:table-cell office:value-type="float" office:value="1.47680923945281E+018" calcext:value-type="float">
            <text:p>1.47680923945281E+018</text:p>
          </table:table-cell>
          <table:table-cell office:value-type="float" office:value="1.47680923971242E+018" calcext:value-type="float">
            <text:p>1.47680923971242E+018</text:p>
          </table:table-cell>
          <table:table-cell office:value-type="float" office:value="1.47680948081489E+018" calcext:value-type="float">
            <text:p>1.47680948081489E+018</text:p>
          </table:table-cell>
          <table:table-cell office:value-type="float" office:value="1.47680948113488E+018" calcext:value-type="float">
            <text:p>1.47680948113488E+018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.47680907658947E+018" calcext:value-type="float">
            <text:p>1.47680907658947E+018</text:p>
          </table:table-cell>
          <table:table-cell office:value-type="float" office:value="1.47680907666054E+018" calcext:value-type="float">
            <text:p>1.47680907666054E+018</text:p>
          </table:table-cell>
          <table:table-cell office:value-type="float" office:value="1.47680923945317E+018" calcext:value-type="float">
            <text:p>1.47680923945317E+018</text:p>
          </table:table-cell>
          <table:table-cell office:value-type="float" office:value="1.4768092397126E+018" calcext:value-type="float">
            <text:p>1.4768092397126E+018</text:p>
          </table:table-cell>
          <table:table-cell office:value-type="float" office:value="1.47680948081524E+018" calcext:value-type="float">
            <text:p>1.47680948081524E+018</text:p>
          </table:table-cell>
          <table:table-cell office:value-type="float" office:value="1.47680948113508E+018" calcext:value-type="float">
            <text:p>1.47680948113508E+018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.47680907658982E+018" calcext:value-type="float">
            <text:p>1.47680907658982E+018</text:p>
          </table:table-cell>
          <table:table-cell office:value-type="float" office:value="1.4768090766632E+018" calcext:value-type="float">
            <text:p>1.4768090766632E+018</text:p>
          </table:table-cell>
          <table:table-cell office:value-type="float" office:value="1.47680923945352E+018" calcext:value-type="float">
            <text:p>1.47680923945352E+018</text:p>
          </table:table-cell>
          <table:table-cell office:value-type="float" office:value="1.47680923971288E+018" calcext:value-type="float">
            <text:p>1.47680923971288E+018</text:p>
          </table:table-cell>
          <table:table-cell office:value-type="float" office:value="1.47680948081564E+018" calcext:value-type="float">
            <text:p>1.47680948081564E+018</text:p>
          </table:table-cell>
          <table:table-cell office:value-type="float" office:value="1.47680948113525E+018" calcext:value-type="float">
            <text:p>1.47680948113525E+018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.47680907659023E+018" calcext:value-type="float">
            <text:p>1.47680907659023E+018</text:p>
          </table:table-cell>
          <table:table-cell office:value-type="float" office:value="1.47680907666367E+018" calcext:value-type="float">
            <text:p>1.47680907666367E+018</text:p>
          </table:table-cell>
          <table:table-cell office:value-type="float" office:value="1.47680923945387E+018" calcext:value-type="float">
            <text:p>1.47680923945387E+018</text:p>
          </table:table-cell>
          <table:table-cell office:value-type="float" office:value="1.47680923971294E+018" calcext:value-type="float">
            <text:p>1.47680923971294E+018</text:p>
          </table:table-cell>
          <table:table-cell office:value-type="float" office:value="1.476809480816E+018" calcext:value-type="float">
            <text:p>1.476809480816E+018</text:p>
          </table:table-cell>
          <table:table-cell office:value-type="float" office:value="1.47680948113546E+018" calcext:value-type="float">
            <text:p>1.47680948113546E+018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.47680907659059E+018" calcext:value-type="float">
            <text:p>1.47680907659059E+018</text:p>
          </table:table-cell>
          <table:table-cell office:value-type="float" office:value="1.47680907666391E+018" calcext:value-type="float">
            <text:p>1.47680907666391E+018</text:p>
          </table:table-cell>
          <table:table-cell office:value-type="float" office:value="1.47680923945422E+018" calcext:value-type="float">
            <text:p>1.47680923945422E+018</text:p>
          </table:table-cell>
          <table:table-cell office:value-type="float" office:value="1.47680923971312E+018" calcext:value-type="float">
            <text:p>1.47680923971312E+018</text:p>
          </table:table-cell>
          <table:table-cell office:value-type="float" office:value="1.47680948081642E+018" calcext:value-type="float">
            <text:p>1.47680948081642E+018</text:p>
          </table:table-cell>
          <table:table-cell office:value-type="float" office:value="1.47680948113563E+018" calcext:value-type="float">
            <text:p>1.47680948113563E+018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.47680907659093E+018" calcext:value-type="float">
            <text:p>1.47680907659093E+018</text:p>
          </table:table-cell>
          <table:table-cell office:value-type="float" office:value="1.47680907666397E+018" calcext:value-type="float">
            <text:p>1.47680907666397E+018</text:p>
          </table:table-cell>
          <table:table-cell office:value-type="float" office:value="1.47680923945461E+018" calcext:value-type="float">
            <text:p>1.47680923945461E+018</text:p>
          </table:table-cell>
          <table:table-cell office:value-type="float" office:value="1.4768092397134E+018" calcext:value-type="float">
            <text:p>1.4768092397134E+018</text:p>
          </table:table-cell>
          <table:table-cell office:value-type="float" office:value="1.47680948081679E+018" calcext:value-type="float">
            <text:p>1.47680948081679E+018</text:p>
          </table:table-cell>
          <table:table-cell office:value-type="float" office:value="1.47680948113583E+018" calcext:value-type="float">
            <text:p>1.47680948113583E+018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.47680907659128E+018" calcext:value-type="float">
            <text:p>1.47680907659128E+018</text:p>
          </table:table-cell>
          <table:table-cell office:value-type="float" office:value="1.47680907666414E+018" calcext:value-type="float">
            <text:p>1.47680907666414E+018</text:p>
          </table:table-cell>
          <table:table-cell office:value-type="float" office:value="1.47680923945497E+018" calcext:value-type="float">
            <text:p>1.47680923945497E+018</text:p>
          </table:table-cell>
          <table:table-cell office:value-type="float" office:value="1.47680923971346E+018" calcext:value-type="float">
            <text:p>1.47680923971346E+018</text:p>
          </table:table-cell>
          <table:table-cell office:value-type="float" office:value="1.47680948081714E+018" calcext:value-type="float">
            <text:p>1.47680948081714E+018</text:p>
          </table:table-cell>
          <table:table-cell office:value-type="float" office:value="1.476809481136E+018" calcext:value-type="float">
            <text:p>1.476809481136E+018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.47680907659175E+018" calcext:value-type="float">
            <text:p>1.47680907659175E+018</text:p>
          </table:table-cell>
          <table:table-cell office:value-type="float" office:value="1.47680907666445E+018" calcext:value-type="float">
            <text:p>1.47680907666445E+018</text:p>
          </table:table-cell>
          <table:table-cell office:value-type="float" office:value="1.47680923945533E+018" calcext:value-type="float">
            <text:p>1.47680923945533E+018</text:p>
          </table:table-cell>
          <table:table-cell office:value-type="float" office:value="1.47680923971364E+018" calcext:value-type="float">
            <text:p>1.47680923971364E+018</text:p>
          </table:table-cell>
          <table:table-cell office:value-type="float" office:value="1.47680948081749E+018" calcext:value-type="float">
            <text:p>1.47680948081749E+018</text:p>
          </table:table-cell>
          <table:table-cell office:value-type="float" office:value="1.47680948113619E+018" calcext:value-type="float">
            <text:p>1.47680948113619E+018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.4768090765921E+018" calcext:value-type="float">
            <text:p>1.4768090765921E+018</text:p>
          </table:table-cell>
          <table:table-cell office:value-type="float" office:value="1.47680907666494E+018" calcext:value-type="float">
            <text:p>1.47680907666494E+018</text:p>
          </table:table-cell>
          <table:table-cell office:value-type="float" office:value="1.47680923945569E+018" calcext:value-type="float">
            <text:p>1.47680923945569E+018</text:p>
          </table:table-cell>
          <table:table-cell office:value-type="float" office:value="1.47680923971392E+018" calcext:value-type="float">
            <text:p>1.47680923971392E+018</text:p>
          </table:table-cell>
          <table:table-cell office:value-type="float" office:value="1.47680948081783E+018" calcext:value-type="float">
            <text:p>1.47680948081783E+018</text:p>
          </table:table-cell>
          <table:table-cell office:value-type="float" office:value="1.47680948113639E+018" calcext:value-type="float">
            <text:p>1.47680948113639E+018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.47680907659251E+018" calcext:value-type="float">
            <text:p>1.47680907659251E+018</text:p>
          </table:table-cell>
          <table:table-cell office:value-type="float" office:value="1.47680907666513E+018" calcext:value-type="float">
            <text:p>1.47680907666513E+018</text:p>
          </table:table-cell>
          <table:table-cell office:value-type="float" office:value="1.47680923945603E+018" calcext:value-type="float">
            <text:p>1.47680923945603E+018</text:p>
          </table:table-cell>
          <table:table-cell office:value-type="float" office:value="1.47680923971398E+018" calcext:value-type="float">
            <text:p>1.47680923971398E+018</text:p>
          </table:table-cell>
          <table:table-cell office:value-type="float" office:value="1.47680948081822E+018" calcext:value-type="float">
            <text:p>1.47680948081822E+018</text:p>
          </table:table-cell>
          <table:table-cell office:value-type="float" office:value="1.47680948113656E+018" calcext:value-type="float">
            <text:p>1.47680948113656E+01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.47680907659288E+018" calcext:value-type="float">
            <text:p>1.47680907659288E+018</text:p>
          </table:table-cell>
          <table:table-cell office:value-type="float" office:value="1.47680907666531E+018" calcext:value-type="float">
            <text:p>1.47680907666531E+018</text:p>
          </table:table-cell>
          <table:table-cell office:value-type="float" office:value="1.47680923945646E+018" calcext:value-type="float">
            <text:p>1.47680923945646E+018</text:p>
          </table:table-cell>
          <table:table-cell office:value-type="float" office:value="1.47680923971416E+018" calcext:value-type="float">
            <text:p>1.47680923971416E+018</text:p>
          </table:table-cell>
          <table:table-cell office:value-type="float" office:value="1.47680948081857E+018" calcext:value-type="float">
            <text:p>1.47680948081857E+018</text:p>
          </table:table-cell>
          <table:table-cell office:value-type="float" office:value="1.47680948113675E+018" calcext:value-type="float">
            <text:p>1.47680948113675E+018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.47680907659323E+018" calcext:value-type="float">
            <text:p>1.47680907659323E+018</text:p>
          </table:table-cell>
          <table:table-cell office:value-type="float" office:value="1.47680907666692E+018" calcext:value-type="float">
            <text:p>1.47680907666692E+018</text:p>
          </table:table-cell>
          <table:table-cell office:value-type="float" office:value="1.47680923945683E+018" calcext:value-type="float">
            <text:p>1.47680923945683E+018</text:p>
          </table:table-cell>
          <table:table-cell office:value-type="float" office:value="1.47680923971444E+018" calcext:value-type="float">
            <text:p>1.47680923971444E+018</text:p>
          </table:table-cell>
          <table:table-cell office:value-type="float" office:value="1.47680948081893E+018" calcext:value-type="float">
            <text:p>1.47680948081893E+018</text:p>
          </table:table-cell>
          <table:table-cell office:value-type="float" office:value="1.47680948113694E+018" calcext:value-type="float">
            <text:p>1.47680948113694E+018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.4768090765938E+018" calcext:value-type="float">
            <text:p>1.4768090765938E+018</text:p>
          </table:table-cell>
          <table:table-cell office:value-type="float" office:value="1.47680907666749E+018" calcext:value-type="float">
            <text:p>1.47680907666749E+018</text:p>
          </table:table-cell>
          <table:table-cell office:value-type="float" office:value="1.4768092394572E+018" calcext:value-type="float">
            <text:p>1.4768092394572E+018</text:p>
          </table:table-cell>
          <table:table-cell office:value-type="float" office:value="1.4768092397145E+018" calcext:value-type="float">
            <text:p>1.4768092397145E+018</text:p>
          </table:table-cell>
          <table:table-cell office:value-type="float" office:value="1.47680948081929E+018" calcext:value-type="float">
            <text:p>1.47680948081929E+018</text:p>
          </table:table-cell>
          <table:table-cell office:value-type="float" office:value="1.47680948113711E+018" calcext:value-type="float">
            <text:p>1.47680948113711E+018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.47680907659418E+018" calcext:value-type="float">
            <text:p>1.47680907659418E+018</text:p>
          </table:table-cell>
          <table:table-cell office:value-type="float" office:value="1.47680907666774E+018" calcext:value-type="float">
            <text:p>1.47680907666774E+018</text:p>
          </table:table-cell>
          <table:table-cell office:value-type="float" office:value="1.4768092394576E+018" calcext:value-type="float">
            <text:p>1.4768092394576E+018</text:p>
          </table:table-cell>
          <table:table-cell office:value-type="float" office:value="1.47680923971468E+018" calcext:value-type="float">
            <text:p>1.47680923971468E+018</text:p>
          </table:table-cell>
          <table:table-cell office:value-type="float" office:value="1.47680948081964E+018" calcext:value-type="float">
            <text:p>1.47680948081964E+018</text:p>
          </table:table-cell>
          <table:table-cell office:value-type="float" office:value="1.47680948113731E+018" calcext:value-type="float">
            <text:p>1.47680948113731E+018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.47680907659463E+018" calcext:value-type="float">
            <text:p>1.47680907659463E+018</text:p>
          </table:table-cell>
          <table:table-cell office:value-type="float" office:value="1.47680907666798E+018" calcext:value-type="float">
            <text:p>1.47680907666798E+018</text:p>
          </table:table-cell>
          <table:table-cell office:value-type="float" office:value="1.47680923945796E+018" calcext:value-type="float">
            <text:p>1.47680923945796E+018</text:p>
          </table:table-cell>
          <table:table-cell office:value-type="float" office:value="1.47680923971496E+018" calcext:value-type="float">
            <text:p>1.47680923971496E+018</text:p>
          </table:table-cell>
          <table:table-cell office:value-type="float" office:value="1.47680948082002E+018" calcext:value-type="float">
            <text:p>1.47680948082002E+018</text:p>
          </table:table-cell>
          <table:table-cell office:value-type="float" office:value="1.47680948113749E+018" calcext:value-type="float">
            <text:p>1.47680948113749E+018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.47680907659499E+018" calcext:value-type="float">
            <text:p>1.47680907659499E+018</text:p>
          </table:table-cell>
          <table:table-cell office:value-type="float" office:value="1.47680907666805E+018" calcext:value-type="float">
            <text:p>1.47680907666805E+018</text:p>
          </table:table-cell>
          <table:table-cell office:value-type="float" office:value="1.47680923945832E+018" calcext:value-type="float">
            <text:p>1.47680923945832E+018</text:p>
          </table:table-cell>
          <table:table-cell office:value-type="float" office:value="1.47680923971502E+018" calcext:value-type="float">
            <text:p>1.47680923971502E+018</text:p>
          </table:table-cell>
          <table:table-cell office:value-type="float" office:value="1.47680948082037E+018" calcext:value-type="float">
            <text:p>1.47680948082037E+018</text:p>
          </table:table-cell>
          <table:table-cell office:value-type="float" office:value="1.47680948113768E+018" calcext:value-type="float">
            <text:p>1.47680948113768E+018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.47680907659553E+018" calcext:value-type="float">
            <text:p>1.47680907659553E+018</text:p>
          </table:table-cell>
          <table:table-cell office:value-type="float" office:value="1.47680907666829E+018" calcext:value-type="float">
            <text:p>1.47680907666829E+018</text:p>
          </table:table-cell>
          <table:table-cell office:value-type="float" office:value="1.47680923945874E+018" calcext:value-type="float">
            <text:p>1.47680923945874E+018</text:p>
          </table:table-cell>
          <table:table-cell office:value-type="float" office:value="1.4768092397152E+018" calcext:value-type="float">
            <text:p>1.4768092397152E+018</text:p>
          </table:table-cell>
          <table:table-cell office:value-type="float" office:value="1.47680948082073E+018" calcext:value-type="float">
            <text:p>1.47680948082073E+018</text:p>
          </table:table-cell>
          <table:table-cell office:value-type="float" office:value="1.47680948113785E+018" calcext:value-type="float">
            <text:p>1.47680948113785E+018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.476809076596E+018" calcext:value-type="float">
            <text:p>1.476809076596E+018</text:p>
          </table:table-cell>
          <table:table-cell office:value-type="float" office:value="1.47680907666873E+018" calcext:value-type="float">
            <text:p>1.47680907666873E+018</text:p>
          </table:table-cell>
          <table:table-cell office:value-type="float" office:value="1.47680923945911E+018" calcext:value-type="float">
            <text:p>1.47680923945911E+018</text:p>
          </table:table-cell>
          <table:table-cell office:value-type="float" office:value="1.47680923971548E+018" calcext:value-type="float">
            <text:p>1.47680923971548E+018</text:p>
          </table:table-cell>
          <table:table-cell office:value-type="float" office:value="1.47680948082108E+018" calcext:value-type="float">
            <text:p>1.47680948082108E+018</text:p>
          </table:table-cell>
          <table:table-cell office:value-type="float" office:value="1.47680948113805E+018" calcext:value-type="float">
            <text:p>1.47680948113805E+018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.47680907659662E+018" calcext:value-type="float">
            <text:p>1.47680907659662E+018</text:p>
          </table:table-cell>
          <table:table-cell office:value-type="float" office:value="1.47680907666894E+018" calcext:value-type="float">
            <text:p>1.47680907666894E+018</text:p>
          </table:table-cell>
          <table:table-cell office:value-type="float" office:value="1.47680923945947E+018" calcext:value-type="float">
            <text:p>1.47680923945947E+018</text:p>
          </table:table-cell>
          <table:table-cell office:value-type="float" office:value="1.47680923971554E+018" calcext:value-type="float">
            <text:p>1.47680923971554E+018</text:p>
          </table:table-cell>
          <table:table-cell office:value-type="float" office:value="1.47680948082143E+018" calcext:value-type="float">
            <text:p>1.47680948082143E+018</text:p>
          </table:table-cell>
          <table:table-cell office:value-type="float" office:value="1.47680948113824E+018" calcext:value-type="float">
            <text:p>1.47680948113824E+018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.47680907659722E+018" calcext:value-type="float">
            <text:p>1.47680907659722E+018</text:p>
          </table:table-cell>
          <table:table-cell office:value-type="float" office:value="1.47680907666934E+018" calcext:value-type="float">
            <text:p>1.47680907666934E+018</text:p>
          </table:table-cell>
          <table:table-cell office:value-type="float" office:value="1.47680923945982E+018" calcext:value-type="float">
            <text:p>1.47680923945982E+018</text:p>
          </table:table-cell>
          <table:table-cell office:value-type="float" office:value="1.47680923971572E+018" calcext:value-type="float">
            <text:p>1.47680923971572E+018</text:p>
          </table:table-cell>
          <table:table-cell office:value-type="float" office:value="1.47680948082182E+018" calcext:value-type="float">
            <text:p>1.47680948082182E+018</text:p>
          </table:table-cell>
          <table:table-cell office:value-type="float" office:value="1.47680948113841E+018" calcext:value-type="float">
            <text:p>1.47680948113841E+018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.47680907659766E+018" calcext:value-type="float">
            <text:p>1.47680907659766E+018</text:p>
          </table:table-cell>
          <table:table-cell office:value-type="float" office:value="1.47680907666957E+018" calcext:value-type="float">
            <text:p>1.47680907666957E+018</text:p>
          </table:table-cell>
          <table:table-cell office:value-type="float" office:value="1.4768092394602E+018" calcext:value-type="float">
            <text:p>1.4768092394602E+018</text:p>
          </table:table-cell>
          <table:table-cell office:value-type="float" office:value="1.47680923971593E+018" calcext:value-type="float">
            <text:p>1.47680923971593E+018</text:p>
          </table:table-cell>
          <table:table-cell office:value-type="float" office:value="1.47680948082217E+018" calcext:value-type="float">
            <text:p>1.47680948082217E+018</text:p>
          </table:table-cell>
          <table:table-cell office:value-type="float" office:value="1.47680948113861E+018" calcext:value-type="float">
            <text:p>1.47680948113861E+018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.47680907659803E+018" calcext:value-type="float">
            <text:p>1.47680907659803E+018</text:p>
          </table:table-cell>
          <table:table-cell office:value-type="float" office:value="1.47680907666963E+018" calcext:value-type="float">
            <text:p>1.47680907666963E+018</text:p>
          </table:table-cell>
          <table:table-cell office:value-type="float" office:value="1.47680923946056E+018" calcext:value-type="float">
            <text:p>1.47680923946056E+018</text:p>
          </table:table-cell>
          <table:table-cell office:value-type="float" office:value="1.47680923971624E+018" calcext:value-type="float">
            <text:p>1.47680923971624E+018</text:p>
          </table:table-cell>
          <table:table-cell office:value-type="float" office:value="1.47680948082253E+018" calcext:value-type="float">
            <text:p>1.47680948082253E+018</text:p>
          </table:table-cell>
          <table:table-cell office:value-type="float" office:value="1.4768094811388E+018" calcext:value-type="float">
            <text:p>1.4768094811388E+018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.47680907659838E+018" calcext:value-type="float">
            <text:p>1.47680907659838E+018</text:p>
          </table:table-cell>
          <table:table-cell office:value-type="float" office:value="1.47680907667099E+018" calcext:value-type="float">
            <text:p>1.47680907667099E+018</text:p>
          </table:table-cell>
          <table:table-cell office:value-type="float" office:value="1.47680923946093E+018" calcext:value-type="float">
            <text:p>1.47680923946093E+018</text:p>
          </table:table-cell>
          <table:table-cell office:value-type="float" office:value="1.4768092397163E+018" calcext:value-type="float">
            <text:p>1.4768092397163E+018</text:p>
          </table:table-cell>
          <table:table-cell office:value-type="float" office:value="1.47680948082293E+018" calcext:value-type="float">
            <text:p>1.47680948082293E+018</text:p>
          </table:table-cell>
          <table:table-cell office:value-type="float" office:value="1.47680948113897E+018" calcext:value-type="float">
            <text:p>1.47680948113897E+018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.47680907659879E+018" calcext:value-type="float">
            <text:p>1.47680907659879E+018</text:p>
          </table:table-cell>
          <table:table-cell office:value-type="float" office:value="1.47680907667139E+018" calcext:value-type="float">
            <text:p>1.47680907667139E+018</text:p>
          </table:table-cell>
          <table:table-cell office:value-type="float" office:value="1.47680923946131E+018" calcext:value-type="float">
            <text:p>1.47680923946131E+018</text:p>
          </table:table-cell>
          <table:table-cell office:value-type="float" office:value="1.47680923971648E+018" calcext:value-type="float">
            <text:p>1.47680923971648E+018</text:p>
          </table:table-cell>
          <table:table-cell office:value-type="float" office:value="1.47680948082331E+018" calcext:value-type="float">
            <text:p>1.47680948082331E+018</text:p>
          </table:table-cell>
          <table:table-cell office:value-type="float" office:value="1.47680948113917E+018" calcext:value-type="float">
            <text:p>1.47680948113917E+018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.47680907659915E+018" calcext:value-type="float">
            <text:p>1.47680907659915E+018</text:p>
          </table:table-cell>
          <table:table-cell office:value-type="float" office:value="1.47680907667278E+018" calcext:value-type="float">
            <text:p>1.47680907667278E+018</text:p>
          </table:table-cell>
          <table:table-cell office:value-type="float" office:value="1.47680923946167E+018" calcext:value-type="float">
            <text:p>1.47680923946167E+018</text:p>
          </table:table-cell>
          <table:table-cell office:value-type="float" office:value="1.47680923971676E+018" calcext:value-type="float">
            <text:p>1.47680923971676E+018</text:p>
          </table:table-cell>
          <table:table-cell office:value-type="float" office:value="1.47680948082368E+018" calcext:value-type="float">
            <text:p>1.47680948082368E+018</text:p>
          </table:table-cell>
          <table:table-cell office:value-type="float" office:value="1.47680948113935E+018" calcext:value-type="float">
            <text:p>1.47680948113935E+018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.47680907659958E+018" calcext:value-type="float">
            <text:p>1.47680907659958E+018</text:p>
          </table:table-cell>
          <table:table-cell office:value-type="float" office:value="1.47680907667314E+018" calcext:value-type="float">
            <text:p>1.47680907667314E+018</text:p>
          </table:table-cell>
          <table:table-cell office:value-type="float" office:value="1.47680923946203E+018" calcext:value-type="float">
            <text:p>1.47680923946203E+018</text:p>
          </table:table-cell>
          <table:table-cell office:value-type="float" office:value="1.47680923971689E+018" calcext:value-type="float">
            <text:p>1.47680923971689E+018</text:p>
          </table:table-cell>
          <table:table-cell office:value-type="float" office:value="1.47680948082404E+018" calcext:value-type="float">
            <text:p>1.47680948082404E+018</text:p>
          </table:table-cell>
          <table:table-cell office:value-type="float" office:value="1.47680948113959E+018" calcext:value-type="float">
            <text:p>1.47680948113959E+018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.4768090766E+018" calcext:value-type="float">
            <text:p>1.4768090766E+018</text:p>
          </table:table-cell>
          <table:table-cell office:value-type="float" office:value="1.47680907667495E+018" calcext:value-type="float">
            <text:p>1.47680907667495E+018</text:p>
          </table:table-cell>
          <table:table-cell office:value-type="float" office:value="1.47680923946238E+018" calcext:value-type="float">
            <text:p>1.47680923946238E+018</text:p>
          </table:table-cell>
          <table:table-cell office:value-type="float" office:value="1.47680923971708E+018" calcext:value-type="float">
            <text:p>1.47680923971708E+018</text:p>
          </table:table-cell>
          <table:table-cell office:value-type="float" office:value="1.4768094808244E+018" calcext:value-type="float">
            <text:p>1.4768094808244E+018</text:p>
          </table:table-cell>
          <table:table-cell office:value-type="float" office:value="1.47680948113976E+018" calcext:value-type="float">
            <text:p>1.47680948113976E+018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.47680907660041E+018" calcext:value-type="float">
            <text:p>1.47680907660041E+018</text:p>
          </table:table-cell>
          <table:table-cell office:value-type="float" office:value="1.47680907668046E+018" calcext:value-type="float">
            <text:p>1.47680907668046E+018</text:p>
          </table:table-cell>
          <table:table-cell office:value-type="float" office:value="1.47680923946276E+018" calcext:value-type="float">
            <text:p>1.47680923946276E+018</text:p>
          </table:table-cell>
          <table:table-cell office:value-type="float" office:value="1.47680923971736E+018" calcext:value-type="float">
            <text:p>1.47680923971736E+018</text:p>
          </table:table-cell>
          <table:table-cell office:value-type="float" office:value="1.47680948082479E+018" calcext:value-type="float">
            <text:p>1.47680948082479E+018</text:p>
          </table:table-cell>
          <table:table-cell office:value-type="float" office:value="1.47680948113992E+018" calcext:value-type="float">
            <text:p>1.47680948113992E+018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.47680907660094E+018" calcext:value-type="float">
            <text:p>1.47680907660094E+018</text:p>
          </table:table-cell>
          <table:table-cell office:value-type="float" office:value="1.4768090766808E+018" calcext:value-type="float">
            <text:p>1.4768090766808E+018</text:p>
          </table:table-cell>
          <table:table-cell office:value-type="float" office:value="1.47680923946317E+018" calcext:value-type="float">
            <text:p>1.47680923946317E+018</text:p>
          </table:table-cell>
          <table:table-cell office:value-type="float" office:value="1.47680923971742E+018" calcext:value-type="float">
            <text:p>1.47680923971742E+018</text:p>
          </table:table-cell>
          <table:table-cell office:value-type="float" office:value="1.47680948082516E+018" calcext:value-type="float">
            <text:p>1.47680948082516E+018</text:p>
          </table:table-cell>
          <table:table-cell office:value-type="float" office:value="1.47680948114009E+018" calcext:value-type="float">
            <text:p>1.47680948114009E+018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.47680907660132E+018" calcext:value-type="float">
            <text:p>1.47680907660132E+018</text:p>
          </table:table-cell>
          <table:table-cell office:value-type="float" office:value="1.47680907668116E+018" calcext:value-type="float">
            <text:p>1.47680907668116E+018</text:p>
          </table:table-cell>
          <table:table-cell office:value-type="float" office:value="1.47680923946355E+018" calcext:value-type="float">
            <text:p>1.47680923946355E+018</text:p>
          </table:table-cell>
          <table:table-cell office:value-type="float" office:value="1.47680923971767E+018" calcext:value-type="float">
            <text:p>1.47680923971767E+018</text:p>
          </table:table-cell>
          <table:table-cell office:value-type="float" office:value="1.47680948082553E+018" calcext:value-type="float">
            <text:p>1.47680948082553E+018</text:p>
          </table:table-cell>
          <table:table-cell office:value-type="float" office:value="1.47680948114025E+018" calcext:value-type="float">
            <text:p>1.47680948114025E+018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.47680907660174E+018" calcext:value-type="float">
            <text:p>1.47680907660174E+018</text:p>
          </table:table-cell>
          <table:table-cell office:value-type="float" office:value="1.4768090766815E+018" calcext:value-type="float">
            <text:p>1.4768090766815E+018</text:p>
          </table:table-cell>
          <table:table-cell office:value-type="float" office:value="1.47680923946397E+018" calcext:value-type="float">
            <text:p>1.47680923946397E+018</text:p>
          </table:table-cell>
          <table:table-cell office:value-type="float" office:value="1.47680923971773E+018" calcext:value-type="float">
            <text:p>1.47680923971773E+018</text:p>
          </table:table-cell>
          <table:table-cell office:value-type="float" office:value="1.47680948082589E+018" calcext:value-type="float">
            <text:p>1.47680948082589E+018</text:p>
          </table:table-cell>
          <table:table-cell office:value-type="float" office:value="1.47680948114042E+018" calcext:value-type="float">
            <text:p>1.47680948114042E+018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.47680907660212E+018" calcext:value-type="float">
            <text:p>1.47680907660212E+018</text:p>
          </table:table-cell>
          <table:table-cell office:value-type="float" office:value="1.47680907668312E+018" calcext:value-type="float">
            <text:p>1.47680907668312E+018</text:p>
          </table:table-cell>
          <table:table-cell office:value-type="float" office:value="1.47680923946439E+018" calcext:value-type="float">
            <text:p>1.47680923946439E+018</text:p>
          </table:table-cell>
          <table:table-cell office:value-type="float" office:value="1.47680923971791E+018" calcext:value-type="float">
            <text:p>1.47680923971791E+018</text:p>
          </table:table-cell>
          <table:table-cell office:value-type="float" office:value="1.4768094808263E+018" calcext:value-type="float">
            <text:p>1.4768094808263E+018</text:p>
          </table:table-cell>
          <table:table-cell office:value-type="float" office:value="1.47680948114059E+018" calcext:value-type="float">
            <text:p>1.47680948114059E+018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.47680907660246E+018" calcext:value-type="float">
            <text:p>1.47680907660246E+018</text:p>
          </table:table-cell>
          <table:table-cell office:value-type="float" office:value="1.47680907669099E+018" calcext:value-type="float">
            <text:p>1.47680907669099E+018</text:p>
          </table:table-cell>
          <table:table-cell office:value-type="float" office:value="1.47680923946477E+018" calcext:value-type="float">
            <text:p>1.47680923946477E+018</text:p>
          </table:table-cell>
          <table:table-cell office:value-type="float" office:value="1.47680923971819E+018" calcext:value-type="float">
            <text:p>1.47680923971819E+018</text:p>
          </table:table-cell>
          <table:table-cell office:value-type="float" office:value="1.47680948082666E+018" calcext:value-type="float">
            <text:p>1.47680948082666E+018</text:p>
          </table:table-cell>
          <table:table-cell office:value-type="float" office:value="1.47680948114081E+018" calcext:value-type="float">
            <text:p>1.47680948114081E+018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.47680907660281E+018" calcext:value-type="float">
            <text:p>1.47680907660281E+018</text:p>
          </table:table-cell>
          <table:table-cell office:value-type="float" office:value="1.47680907669297E+018" calcext:value-type="float">
            <text:p>1.47680907669297E+018</text:p>
          </table:table-cell>
          <table:table-cell office:value-type="float" office:value="1.47680923946514E+018" calcext:value-type="float">
            <text:p>1.47680923946514E+018</text:p>
          </table:table-cell>
          <table:table-cell office:value-type="float" office:value="1.47680923971825E+018" calcext:value-type="float">
            <text:p>1.47680923971825E+018</text:p>
          </table:table-cell>
          <table:table-cell office:value-type="float" office:value="1.47680948082704E+018" calcext:value-type="float">
            <text:p>1.47680948082704E+018</text:p>
          </table:table-cell>
          <table:table-cell office:value-type="float" office:value="1.476809481141E+018" calcext:value-type="float">
            <text:p>1.476809481141E+018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.47680907660327E+018" calcext:value-type="float">
            <text:p>1.47680907660327E+018</text:p>
          </table:table-cell>
          <table:table-cell office:value-type="float" office:value="1.47680907669493E+018" calcext:value-type="float">
            <text:p>1.47680907669493E+018</text:p>
          </table:table-cell>
          <table:table-cell office:value-type="float" office:value="1.47680923946549E+018" calcext:value-type="float">
            <text:p>1.47680923946549E+018</text:p>
          </table:table-cell>
          <table:table-cell office:value-type="float" office:value="1.47680923971843E+018" calcext:value-type="float">
            <text:p>1.47680923971843E+018</text:p>
          </table:table-cell>
          <table:table-cell office:value-type="float" office:value="1.4768094808274E+018" calcext:value-type="float">
            <text:p>1.4768094808274E+018</text:p>
          </table:table-cell>
          <table:table-cell office:value-type="float" office:value="1.47680948114117E+018" calcext:value-type="float">
            <text:p>1.47680948114117E+018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.47680907660368E+018" calcext:value-type="float">
            <text:p>1.47680907660368E+018</text:p>
          </table:table-cell>
          <table:table-cell office:value-type="float" office:value="1.47680907669582E+018" calcext:value-type="float">
            <text:p>1.47680907669582E+018</text:p>
          </table:table-cell>
          <table:table-cell office:value-type="float" office:value="1.47680923946588E+018" calcext:value-type="float">
            <text:p>1.47680923946588E+018</text:p>
          </table:table-cell>
          <table:table-cell office:value-type="float" office:value="1.47680923971871E+018" calcext:value-type="float">
            <text:p>1.47680923971871E+018</text:p>
          </table:table-cell>
          <table:table-cell office:value-type="float" office:value="1.4768094808278E+018" calcext:value-type="float">
            <text:p>1.4768094808278E+018</text:p>
          </table:table-cell>
          <table:table-cell office:value-type="float" office:value="1.47680948114137E+018" calcext:value-type="float">
            <text:p>1.47680948114137E+018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.47680907660404E+018" calcext:value-type="float">
            <text:p>1.47680907660404E+018</text:p>
          </table:table-cell>
          <table:table-cell office:value-type="float" office:value="1.47680907670371E+018" calcext:value-type="float">
            <text:p>1.47680907670371E+018</text:p>
          </table:table-cell>
          <table:table-cell office:value-type="float" office:value="1.47680923946628E+018" calcext:value-type="float">
            <text:p>1.47680923946628E+018</text:p>
          </table:table-cell>
          <table:table-cell office:value-type="float" office:value="1.47680923971877E+018" calcext:value-type="float">
            <text:p>1.47680923971877E+018</text:p>
          </table:table-cell>
          <table:table-cell office:value-type="float" office:value="1.4768094808282E+018" calcext:value-type="float">
            <text:p>1.4768094808282E+018</text:p>
          </table:table-cell>
          <table:table-cell office:value-type="float" office:value="1.47680948114156E+018" calcext:value-type="float">
            <text:p>1.47680948114156E+018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.47680907660439E+018" calcext:value-type="float">
            <text:p>1.47680907660439E+018</text:p>
          </table:table-cell>
          <table:table-cell office:value-type="float" office:value="1.47680907670568E+018" calcext:value-type="float">
            <text:p>1.47680907670568E+018</text:p>
          </table:table-cell>
          <table:table-cell office:value-type="float" office:value="1.47680923946665E+018" calcext:value-type="float">
            <text:p>1.47680923946665E+018</text:p>
          </table:table-cell>
          <table:table-cell office:value-type="float" office:value="1.47680923971895E+018" calcext:value-type="float">
            <text:p>1.47680923971895E+018</text:p>
          </table:table-cell>
          <table:table-cell office:value-type="float" office:value="1.47680948082857E+018" calcext:value-type="float">
            <text:p>1.47680948082857E+018</text:p>
          </table:table-cell>
          <table:table-cell office:value-type="float" office:value="1.47680948114175E+018" calcext:value-type="float">
            <text:p>1.47680948114175E+018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.47680907660484E+018" calcext:value-type="float">
            <text:p>1.47680907660484E+018</text:p>
          </table:table-cell>
          <table:table-cell office:value-type="float" office:value="1.47680907670835E+018" calcext:value-type="float">
            <text:p>1.47680907670835E+018</text:p>
          </table:table-cell>
          <table:table-cell office:value-type="float" office:value="1.476809239467E+018" calcext:value-type="float">
            <text:p>1.476809239467E+018</text:p>
          </table:table-cell>
          <table:table-cell office:value-type="float" office:value="1.47680923971925E+018" calcext:value-type="float">
            <text:p>1.47680923971925E+018</text:p>
          </table:table-cell>
          <table:table-cell office:value-type="float" office:value="1.476809480829E+018" calcext:value-type="float">
            <text:p>1.476809480829E+018</text:p>
          </table:table-cell>
          <table:table-cell office:value-type="float" office:value="1.47680948114191E+018" calcext:value-type="float">
            <text:p>1.47680948114191E+018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.47680907660535E+018" calcext:value-type="float">
            <text:p>1.47680907660535E+018</text:p>
          </table:table-cell>
          <table:table-cell office:value-type="float" office:value="1.47680907670866E+018" calcext:value-type="float">
            <text:p>1.47680907670866E+018</text:p>
          </table:table-cell>
          <table:table-cell office:value-type="float" office:value="1.47680923946739E+018" calcext:value-type="float">
            <text:p>1.47680923946739E+018</text:p>
          </table:table-cell>
          <table:table-cell office:value-type="float" office:value="1.47680923971931E+018" calcext:value-type="float">
            <text:p>1.47680923971931E+018</text:p>
          </table:table-cell>
          <table:table-cell office:value-type="float" office:value="1.47680948082937E+018" calcext:value-type="float">
            <text:p>1.47680948082937E+018</text:p>
          </table:table-cell>
          <table:table-cell office:value-type="float" office:value="1.47680948114211E+018" calcext:value-type="float">
            <text:p>1.47680948114211E+018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.47680907660579E+018" calcext:value-type="float">
            <text:p>1.47680907660579E+018</text:p>
          </table:table-cell>
          <table:table-cell office:value-type="float" office:value="1.47680907670976E+018" calcext:value-type="float">
            <text:p>1.47680907670976E+018</text:p>
          </table:table-cell>
          <table:table-cell office:value-type="float" office:value="1.47680923946775E+018" calcext:value-type="float">
            <text:p>1.47680923946775E+018</text:p>
          </table:table-cell>
          <table:table-cell office:value-type="float" office:value="1.47680923971956E+018" calcext:value-type="float">
            <text:p>1.47680923971956E+018</text:p>
          </table:table-cell>
          <table:table-cell office:value-type="float" office:value="1.47680948082974E+018" calcext:value-type="float">
            <text:p>1.47680948082974E+018</text:p>
          </table:table-cell>
          <table:table-cell office:value-type="float" office:value="1.4768094811423E+018" calcext:value-type="float">
            <text:p>1.4768094811423E+018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.47680907660614E+018" calcext:value-type="float">
            <text:p>1.47680907660614E+018</text:p>
          </table:table-cell>
          <table:table-cell office:value-type="float" office:value="1.47680907671081E+018" calcext:value-type="float">
            <text:p>1.47680907671081E+018</text:p>
          </table:table-cell>
          <table:table-cell office:value-type="float" office:value="1.47680923946811E+018" calcext:value-type="float">
            <text:p>1.47680923946811E+018</text:p>
          </table:table-cell>
          <table:table-cell office:value-type="float" office:value="1.47680923971962E+018" calcext:value-type="float">
            <text:p>1.47680923971962E+018</text:p>
          </table:table-cell>
          <table:table-cell office:value-type="float" office:value="1.47680948083009E+018" calcext:value-type="float">
            <text:p>1.47680948083009E+018</text:p>
          </table:table-cell>
          <table:table-cell office:value-type="float" office:value="1.47680948114249E+018" calcext:value-type="float">
            <text:p>1.47680948114249E+018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.47680907660654E+018" calcext:value-type="float">
            <text:p>1.47680907660654E+018</text:p>
          </table:table-cell>
          <table:table-cell office:value-type="float" office:value="1.47680907671101E+018" calcext:value-type="float">
            <text:p>1.47680907671101E+018</text:p>
          </table:table-cell>
          <table:table-cell office:value-type="float" office:value="1.47680923946846E+018" calcext:value-type="float">
            <text:p>1.47680923946846E+018</text:p>
          </table:table-cell>
          <table:table-cell office:value-type="float" office:value="1.4768092397198E+018" calcext:value-type="float">
            <text:p>1.4768092397198E+018</text:p>
          </table:table-cell>
          <table:table-cell office:value-type="float" office:value="1.47680948083049E+018" calcext:value-type="float">
            <text:p>1.47680948083049E+018</text:p>
          </table:table-cell>
          <table:table-cell office:value-type="float" office:value="1.47680948114266E+018" calcext:value-type="float">
            <text:p>1.47680948114266E+018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.47680907660688E+018" calcext:value-type="float">
            <text:p>1.47680907660688E+018</text:p>
          </table:table-cell>
          <table:table-cell office:value-type="float" office:value="1.47680907671131E+018" calcext:value-type="float">
            <text:p>1.47680907671131E+018</text:p>
          </table:table-cell>
          <table:table-cell office:value-type="float" office:value="1.47680923946881E+018" calcext:value-type="float">
            <text:p>1.47680923946881E+018</text:p>
          </table:table-cell>
          <table:table-cell office:value-type="float" office:value="1.47680923972007E+018" calcext:value-type="float">
            <text:p>1.47680923972007E+018</text:p>
          </table:table-cell>
          <table:table-cell office:value-type="float" office:value="1.47680948083087E+018" calcext:value-type="float">
            <text:p>1.47680948083087E+018</text:p>
          </table:table-cell>
          <table:table-cell office:value-type="float" office:value="1.47680948114285E+018" calcext:value-type="float">
            <text:p>1.47680948114285E+018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.47680907660735E+018" calcext:value-type="float">
            <text:p>1.47680907660735E+018</text:p>
          </table:table-cell>
          <table:table-cell office:value-type="float" office:value="1.47680907671137E+018" calcext:value-type="float">
            <text:p>1.47680907671137E+018</text:p>
          </table:table-cell>
          <table:table-cell office:value-type="float" office:value="1.4768092394692E+018" calcext:value-type="float">
            <text:p>1.4768092394692E+018</text:p>
          </table:table-cell>
          <table:table-cell office:value-type="float" office:value="1.47680923972013E+018" calcext:value-type="float">
            <text:p>1.47680923972013E+018</text:p>
          </table:table-cell>
          <table:table-cell office:value-type="float" office:value="1.47680948083141E+018" calcext:value-type="float">
            <text:p>1.47680948083141E+018</text:p>
          </table:table-cell>
          <table:table-cell office:value-type="float" office:value="1.47680948114303E+018" calcext:value-type="float">
            <text:p>1.47680948114303E+018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.47680907660778E+018" calcext:value-type="float">
            <text:p>1.47680907660778E+018</text:p>
          </table:table-cell>
          <table:table-cell office:value-type="float" office:value="1.47680907671142E+018" calcext:value-type="float">
            <text:p>1.47680907671142E+018</text:p>
          </table:table-cell>
          <table:table-cell office:value-type="float" office:value="1.47680923946956E+018" calcext:value-type="float">
            <text:p>1.47680923946956E+018</text:p>
          </table:table-cell>
          <table:table-cell office:value-type="float" office:value="1.47680923972031E+018" calcext:value-type="float">
            <text:p>1.47680923972031E+018</text:p>
          </table:table-cell>
          <table:table-cell office:value-type="float" office:value="1.47680948083179E+018" calcext:value-type="float">
            <text:p>1.47680948083179E+018</text:p>
          </table:table-cell>
          <table:table-cell office:value-type="float" office:value="1.47680948114322E+018" calcext:value-type="float">
            <text:p>1.47680948114322E+018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.47680907660813E+018" calcext:value-type="float">
            <text:p>1.47680907660813E+018</text:p>
          </table:table-cell>
          <table:table-cell office:value-type="float" office:value="1.47680907671148E+018" calcext:value-type="float">
            <text:p>1.47680907671148E+018</text:p>
          </table:table-cell>
          <table:table-cell office:value-type="float" office:value="1.47680923946992E+018" calcext:value-type="float">
            <text:p>1.47680923946992E+018</text:p>
          </table:table-cell>
          <table:table-cell office:value-type="float" office:value="1.47680923972059E+018" calcext:value-type="float">
            <text:p>1.47680923972059E+018</text:p>
          </table:table-cell>
          <table:table-cell office:value-type="float" office:value="1.47680948083217E+018" calcext:value-type="float">
            <text:p>1.47680948083217E+018</text:p>
          </table:table-cell>
          <table:table-cell office:value-type="float" office:value="1.47680948114341E+018" calcext:value-type="float">
            <text:p>1.47680948114341E+018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.47680907660848E+018" calcext:value-type="float">
            <text:p>1.47680907660848E+018</text:p>
          </table:table-cell>
          <table:table-cell office:value-type="float" office:value="1.47680907671166E+018" calcext:value-type="float">
            <text:p>1.47680907671166E+018</text:p>
          </table:table-cell>
          <table:table-cell office:value-type="float" office:value="1.47680923947032E+018" calcext:value-type="float">
            <text:p>1.47680923947032E+018</text:p>
          </table:table-cell>
          <table:table-cell office:value-type="float" office:value="1.47680923972065E+018" calcext:value-type="float">
            <text:p>1.47680923972065E+018</text:p>
          </table:table-cell>
          <table:table-cell office:value-type="float" office:value="1.47680948083252E+018" calcext:value-type="float">
            <text:p>1.47680948083252E+018</text:p>
          </table:table-cell>
          <table:table-cell office:value-type="float" office:value="1.47680948114358E+018" calcext:value-type="float">
            <text:p>1.47680948114358E+018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.47680907660882E+018" calcext:value-type="float">
            <text:p>1.47680907660882E+018</text:p>
          </table:table-cell>
          <table:table-cell office:value-type="float" office:value="1.47680907671183E+018" calcext:value-type="float">
            <text:p>1.47680907671183E+018</text:p>
          </table:table-cell>
          <table:table-cell office:value-type="float" office:value="1.47680923947067E+018" calcext:value-type="float">
            <text:p>1.47680923947067E+018</text:p>
          </table:table-cell>
          <table:table-cell office:value-type="float" office:value="1.47680923972083E+018" calcext:value-type="float">
            <text:p>1.47680923972083E+018</text:p>
          </table:table-cell>
          <table:table-cell office:value-type="float" office:value="1.47680948083295E+018" calcext:value-type="float">
            <text:p>1.47680948083295E+018</text:p>
          </table:table-cell>
          <table:table-cell office:value-type="float" office:value="1.47680948114378E+018" calcext:value-type="float">
            <text:p>1.47680948114378E+018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.47680907660932E+018" calcext:value-type="float">
            <text:p>1.47680907660932E+018</text:p>
          </table:table-cell>
          <table:table-cell office:value-type="float" office:value="1.47680907671221E+018" calcext:value-type="float">
            <text:p>1.47680907671221E+018</text:p>
          </table:table-cell>
          <table:table-cell office:value-type="float" office:value="1.47680923947104E+018" calcext:value-type="float">
            <text:p>1.47680923947104E+018</text:p>
          </table:table-cell>
          <table:table-cell office:value-type="float" office:value="1.47680923972111E+018" calcext:value-type="float">
            <text:p>1.47680923972111E+018</text:p>
          </table:table-cell>
          <table:table-cell office:value-type="float" office:value="1.47680948083332E+018" calcext:value-type="float">
            <text:p>1.47680948083332E+018</text:p>
          </table:table-cell>
          <table:table-cell office:value-type="float" office:value="1.47680948114396E+018" calcext:value-type="float">
            <text:p>1.47680948114396E+0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.47680907660984E+018" calcext:value-type="float">
            <text:p>1.47680907660984E+018</text:p>
          </table:table-cell>
          <table:table-cell office:value-type="float" office:value="1.47680907671239E+018" calcext:value-type="float">
            <text:p>1.47680907671239E+018</text:p>
          </table:table-cell>
          <table:table-cell office:value-type="float" office:value="1.47680923947141E+018" calcext:value-type="float">
            <text:p>1.47680923947141E+018</text:p>
          </table:table-cell>
          <table:table-cell office:value-type="float" office:value="1.47680923972117E+018" calcext:value-type="float">
            <text:p>1.47680923972117E+018</text:p>
          </table:table-cell>
          <table:table-cell office:value-type="float" office:value="1.47680948083369E+018" calcext:value-type="float">
            <text:p>1.47680948083369E+018</text:p>
          </table:table-cell>
          <table:table-cell office:value-type="float" office:value="1.47680948114416E+018" calcext:value-type="float">
            <text:p>1.47680948114416E+018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.47680907661023E+018" calcext:value-type="float">
            <text:p>1.47680907661023E+018</text:p>
          </table:table-cell>
          <table:table-cell office:value-type="float" office:value="1.47680907671261E+018" calcext:value-type="float">
            <text:p>1.47680907671261E+018</text:p>
          </table:table-cell>
          <table:table-cell office:value-type="float" office:value="1.47680923947176E+018" calcext:value-type="float">
            <text:p>1.47680923947176E+018</text:p>
          </table:table-cell>
          <table:table-cell office:value-type="float" office:value="1.47680923972135E+018" calcext:value-type="float">
            <text:p>1.47680923972135E+018</text:p>
          </table:table-cell>
          <table:table-cell office:value-type="float" office:value="1.47680948083411E+018" calcext:value-type="float">
            <text:p>1.47680948083411E+018</text:p>
          </table:table-cell>
          <table:table-cell office:value-type="float" office:value="1.47680948114433E+018" calcext:value-type="float">
            <text:p>1.47680948114433E+018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.47680907661068E+018" calcext:value-type="float">
            <text:p>1.47680907661068E+018</text:p>
          </table:table-cell>
          <table:table-cell office:value-type="float" office:value="1.47680907671281E+018" calcext:value-type="float">
            <text:p>1.47680907671281E+018</text:p>
          </table:table-cell>
          <table:table-cell office:value-type="float" office:value="1.47680923947215E+018" calcext:value-type="float">
            <text:p>1.47680923947215E+018</text:p>
          </table:table-cell>
          <table:table-cell office:value-type="float" office:value="1.47680923972163E+018" calcext:value-type="float">
            <text:p>1.47680923972163E+018</text:p>
          </table:table-cell>
          <table:table-cell office:value-type="float" office:value="1.47680948083449E+018" calcext:value-type="float">
            <text:p>1.47680948083449E+018</text:p>
          </table:table-cell>
          <table:table-cell office:value-type="float" office:value="1.47680948114454E+018" calcext:value-type="float">
            <text:p>1.47680948114454E+018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.4768090766111E+018" calcext:value-type="float">
            <text:p>1.4768090766111E+018</text:p>
          </table:table-cell>
          <table:table-cell office:value-type="float" office:value="1.47680907671314E+018" calcext:value-type="float">
            <text:p>1.47680907671314E+018</text:p>
          </table:table-cell>
          <table:table-cell office:value-type="float" office:value="1.47680923947254E+018" calcext:value-type="float">
            <text:p>1.47680923947254E+018</text:p>
          </table:table-cell>
          <table:table-cell office:value-type="float" office:value="1.47680923972169E+018" calcext:value-type="float">
            <text:p>1.47680923972169E+018</text:p>
          </table:table-cell>
          <table:table-cell office:value-type="float" office:value="1.47680948083486E+018" calcext:value-type="float">
            <text:p>1.47680948083486E+018</text:p>
          </table:table-cell>
          <table:table-cell office:value-type="float" office:value="1.4768094811447E+018" calcext:value-type="float">
            <text:p>1.4768094811447E+018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.47680907661145E+018" calcext:value-type="float">
            <text:p>1.47680907661145E+018</text:p>
          </table:table-cell>
          <table:table-cell office:value-type="float" office:value="1.47680907671331E+018" calcext:value-type="float">
            <text:p>1.47680907671331E+018</text:p>
          </table:table-cell>
          <table:table-cell office:value-type="float" office:value="1.47680923947292E+018" calcext:value-type="float">
            <text:p>1.47680923947292E+018</text:p>
          </table:table-cell>
          <table:table-cell office:value-type="float" office:value="1.47680923972187E+018" calcext:value-type="float">
            <text:p>1.47680923972187E+018</text:p>
          </table:table-cell>
          <table:table-cell office:value-type="float" office:value="1.47680948083523E+018" calcext:value-type="float">
            <text:p>1.47680948083523E+018</text:p>
          </table:table-cell>
          <table:table-cell office:value-type="float" office:value="1.4768094811449E+018" calcext:value-type="float">
            <text:p>1.4768094811449E+018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.47680907661181E+018" calcext:value-type="float">
            <text:p>1.47680907661181E+018</text:p>
          </table:table-cell>
          <table:table-cell office:value-type="float" office:value="1.47680907671349E+018" calcext:value-type="float">
            <text:p>1.47680907671349E+018</text:p>
          </table:table-cell>
          <table:table-cell office:value-type="float" office:value="1.47680923947329E+018" calcext:value-type="float">
            <text:p>1.47680923947329E+018</text:p>
          </table:table-cell>
          <table:table-cell office:value-type="float" office:value="1.47680923972215E+018" calcext:value-type="float">
            <text:p>1.47680923972215E+018</text:p>
          </table:table-cell>
          <table:table-cell office:value-type="float" office:value="1.47680948083559E+018" calcext:value-type="float">
            <text:p>1.47680948083559E+018</text:p>
          </table:table-cell>
          <table:table-cell office:value-type="float" office:value="1.47680948114509E+018" calcext:value-type="float">
            <text:p>1.47680948114509E+018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.47680907661215E+018" calcext:value-type="float">
            <text:p>1.47680907661215E+018</text:p>
          </table:table-cell>
          <table:table-cell office:value-type="float" office:value="1.47680907671402E+018" calcext:value-type="float">
            <text:p>1.47680907671402E+018</text:p>
          </table:table-cell>
          <table:table-cell office:value-type="float" office:value="1.47680923947365E+018" calcext:value-type="float">
            <text:p>1.47680923947365E+018</text:p>
          </table:table-cell>
          <table:table-cell office:value-type="float" office:value="1.47680923972221E+018" calcext:value-type="float">
            <text:p>1.47680923972221E+018</text:p>
          </table:table-cell>
          <table:table-cell office:value-type="float" office:value="1.476809480836E+018" calcext:value-type="float">
            <text:p>1.476809480836E+018</text:p>
          </table:table-cell>
          <table:table-cell office:value-type="float" office:value="1.47680948114526E+018" calcext:value-type="float">
            <text:p>1.47680948114526E+018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.4768090766125E+018" calcext:value-type="float">
            <text:p>1.4768090766125E+018</text:p>
          </table:table-cell>
          <table:table-cell office:value-type="float" office:value="1.4768090767207E+018" calcext:value-type="float">
            <text:p>1.4768090767207E+018</text:p>
          </table:table-cell>
          <table:table-cell office:value-type="float" office:value="1.47680923947403E+018" calcext:value-type="float">
            <text:p>1.47680923947403E+018</text:p>
          </table:table-cell>
          <table:table-cell office:value-type="float" office:value="1.47680923972239E+018" calcext:value-type="float">
            <text:p>1.47680923972239E+018</text:p>
          </table:table-cell>
          <table:table-cell office:value-type="float" office:value="1.47680948083641E+018" calcext:value-type="float">
            <text:p>1.47680948083641E+018</text:p>
          </table:table-cell>
          <table:table-cell office:value-type="float" office:value="1.47680948114546E+018" calcext:value-type="float">
            <text:p>1.47680948114546E+018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.47680907661286E+018" calcext:value-type="float">
            <text:p>1.47680907661286E+018</text:p>
          </table:table-cell>
          <table:table-cell office:value-type="float" office:value="1.47680907672105E+018" calcext:value-type="float">
            <text:p>1.47680907672105E+018</text:p>
          </table:table-cell>
          <table:table-cell office:value-type="float" office:value="1.47680923947439E+018" calcext:value-type="float">
            <text:p>1.47680923947439E+018</text:p>
          </table:table-cell>
          <table:table-cell office:value-type="float" office:value="1.47680923972267E+018" calcext:value-type="float">
            <text:p>1.47680923972267E+018</text:p>
          </table:table-cell>
          <table:table-cell office:value-type="float" office:value="1.47680948083678E+018" calcext:value-type="float">
            <text:p>1.47680948083678E+018</text:p>
          </table:table-cell>
          <table:table-cell office:value-type="float" office:value="1.47680948114563E+018" calcext:value-type="float">
            <text:p>1.47680948114563E+018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.47680907661332E+018" calcext:value-type="float">
            <text:p>1.47680907661332E+018</text:p>
          </table:table-cell>
          <table:table-cell office:value-type="float" office:value="1.47680907672159E+018" calcext:value-type="float">
            <text:p>1.47680907672159E+018</text:p>
          </table:table-cell>
          <table:table-cell office:value-type="float" office:value="1.47680923947476E+018" calcext:value-type="float">
            <text:p>1.47680923947476E+018</text:p>
          </table:table-cell>
          <table:table-cell office:value-type="float" office:value="1.47680923972273E+018" calcext:value-type="float">
            <text:p>1.47680923972273E+018</text:p>
          </table:table-cell>
          <table:table-cell office:value-type="float" office:value="1.47680948083714E+018" calcext:value-type="float">
            <text:p>1.47680948083714E+018</text:p>
          </table:table-cell>
          <table:table-cell office:value-type="float" office:value="1.47680948114584E+018" calcext:value-type="float">
            <text:p>1.47680948114584E+018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.47680907661374E+018" calcext:value-type="float">
            <text:p>1.47680907661374E+018</text:p>
          </table:table-cell>
          <table:table-cell office:value-type="float" office:value="1.47680907672195E+018" calcext:value-type="float">
            <text:p>1.47680907672195E+018</text:p>
          </table:table-cell>
          <table:table-cell office:value-type="float" office:value="1.47680923947511E+018" calcext:value-type="float">
            <text:p>1.47680923947511E+018</text:p>
          </table:table-cell>
          <table:table-cell office:value-type="float" office:value="1.47680923972291E+018" calcext:value-type="float">
            <text:p>1.47680923972291E+018</text:p>
          </table:table-cell>
          <table:table-cell office:value-type="float" office:value="1.47680948083753E+018" calcext:value-type="float">
            <text:p>1.47680948083753E+018</text:p>
          </table:table-cell>
          <table:table-cell office:value-type="float" office:value="1.47680948114603E+018" calcext:value-type="float">
            <text:p>1.47680948114603E+018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.47680907661409E+018" calcext:value-type="float">
            <text:p>1.47680907661409E+018</text:p>
          </table:table-cell>
          <table:table-cell office:value-type="float" office:value="1.47680907672213E+018" calcext:value-type="float">
            <text:p>1.47680907672213E+018</text:p>
          </table:table-cell>
          <table:table-cell office:value-type="float" office:value="1.47680923947546E+018" calcext:value-type="float">
            <text:p>1.47680923947546E+018</text:p>
          </table:table-cell>
          <table:table-cell office:value-type="float" office:value="1.47680923972319E+018" calcext:value-type="float">
            <text:p>1.47680923972319E+018</text:p>
          </table:table-cell>
          <table:table-cell office:value-type="float" office:value="1.47680948083788E+018" calcext:value-type="float">
            <text:p>1.47680948083788E+018</text:p>
          </table:table-cell>
          <table:table-cell office:value-type="float" office:value="1.47680948114623E+018" calcext:value-type="float">
            <text:p>1.47680948114623E+018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.47680907661444E+018" calcext:value-type="float">
            <text:p>1.47680907661444E+018</text:p>
          </table:table-cell>
          <table:table-cell office:value-type="float" office:value="1.47680907672235E+018" calcext:value-type="float">
            <text:p>1.47680907672235E+018</text:p>
          </table:table-cell>
          <table:table-cell office:value-type="float" office:value="1.47680923947587E+018" calcext:value-type="float">
            <text:p>1.47680923947587E+018</text:p>
          </table:table-cell>
          <table:table-cell office:value-type="float" office:value="1.47680923972324E+018" calcext:value-type="float">
            <text:p>1.47680923972324E+018</text:p>
          </table:table-cell>
          <table:table-cell office:value-type="float" office:value="1.47680948083824E+018" calcext:value-type="float">
            <text:p>1.47680948083824E+018</text:p>
          </table:table-cell>
          <table:table-cell office:value-type="float" office:value="1.4768094811464E+018" calcext:value-type="float">
            <text:p>1.4768094811464E+018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.47680907661479E+018" calcext:value-type="float">
            <text:p>1.47680907661479E+018</text:p>
          </table:table-cell>
          <table:table-cell office:value-type="float" office:value="1.47680907672241E+018" calcext:value-type="float">
            <text:p>1.47680907672241E+018</text:p>
          </table:table-cell>
          <table:table-cell office:value-type="float" office:value="1.47680923947628E+018" calcext:value-type="float">
            <text:p>1.47680923947628E+018</text:p>
          </table:table-cell>
          <table:table-cell office:value-type="float" office:value="1.47680923972342E+018" calcext:value-type="float">
            <text:p>1.47680923972342E+018</text:p>
          </table:table-cell>
          <table:table-cell office:value-type="float" office:value="1.4768094808386E+018" calcext:value-type="float">
            <text:p>1.4768094808386E+018</text:p>
          </table:table-cell>
          <table:table-cell office:value-type="float" office:value="1.4768094811466E+018" calcext:value-type="float">
            <text:p>1.4768094811466E+018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.47680907661513E+018" calcext:value-type="float">
            <text:p>1.47680907661513E+018</text:p>
          </table:table-cell>
          <table:table-cell office:value-type="float" office:value="1.47680907672286E+018" calcext:value-type="float">
            <text:p>1.47680907672286E+018</text:p>
          </table:table-cell>
          <table:table-cell office:value-type="float" office:value="1.47680923947667E+018" calcext:value-type="float">
            <text:p>1.47680923947667E+018</text:p>
          </table:table-cell>
          <table:table-cell office:value-type="float" office:value="1.4768092397237E+018" calcext:value-type="float">
            <text:p>1.4768092397237E+018</text:p>
          </table:table-cell>
          <table:table-cell office:value-type="float" office:value="1.47680948083895E+018" calcext:value-type="float">
            <text:p>1.47680948083895E+018</text:p>
          </table:table-cell>
          <table:table-cell office:value-type="float" office:value="1.47680948114678E+018" calcext:value-type="float">
            <text:p>1.47680948114678E+018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.47680907661548E+018" calcext:value-type="float">
            <text:p>1.47680907661548E+018</text:p>
          </table:table-cell>
          <table:table-cell office:value-type="float" office:value="1.47680907672369E+018" calcext:value-type="float">
            <text:p>1.47680907672369E+018</text:p>
          </table:table-cell>
          <table:table-cell office:value-type="float" office:value="1.47680923947708E+018" calcext:value-type="float">
            <text:p>1.47680923947708E+018</text:p>
          </table:table-cell>
          <table:table-cell office:value-type="float" office:value="1.47680923972376E+018" calcext:value-type="float">
            <text:p>1.47680923972376E+018</text:p>
          </table:table-cell>
          <table:table-cell office:value-type="float" office:value="1.4768094808393E+018" calcext:value-type="float">
            <text:p>1.4768094808393E+018</text:p>
          </table:table-cell>
          <table:table-cell office:value-type="float" office:value="1.47680948114697E+018" calcext:value-type="float">
            <text:p>1.47680948114697E+018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.47680907661583E+018" calcext:value-type="float">
            <text:p>1.47680907661583E+018</text:p>
          </table:table-cell>
          <table:table-cell office:value-type="float" office:value="1.47680907672665E+018" calcext:value-type="float">
            <text:p>1.47680907672665E+018</text:p>
          </table:table-cell>
          <table:table-cell office:value-type="float" office:value="1.47680923947745E+018" calcext:value-type="float">
            <text:p>1.47680923947745E+018</text:p>
          </table:table-cell>
          <table:table-cell office:value-type="float" office:value="1.47680923972394E+018" calcext:value-type="float">
            <text:p>1.47680923972394E+018</text:p>
          </table:table-cell>
          <table:table-cell office:value-type="float" office:value="1.47680948083965E+018" calcext:value-type="float">
            <text:p>1.47680948083965E+018</text:p>
          </table:table-cell>
          <table:table-cell office:value-type="float" office:value="1.47680948114718E+018" calcext:value-type="float">
            <text:p>1.47680948114718E+018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.47680907661618E+018" calcext:value-type="float">
            <text:p>1.47680907661618E+018</text:p>
          </table:table-cell>
          <table:table-cell office:value-type="float" office:value="1.47680907672771E+018" calcext:value-type="float">
            <text:p>1.47680907672771E+018</text:p>
          </table:table-cell>
          <table:table-cell office:value-type="float" office:value="1.47680923947782E+018" calcext:value-type="float">
            <text:p>1.47680923947782E+018</text:p>
          </table:table-cell>
          <table:table-cell office:value-type="float" office:value="1.47680923972432E+018" calcext:value-type="float">
            <text:p>1.47680923972432E+018</text:p>
          </table:table-cell>
          <table:table-cell office:value-type="float" office:value="1.47680948084E+018" calcext:value-type="float">
            <text:p>1.47680948084E+018</text:p>
          </table:table-cell>
          <table:table-cell office:value-type="float" office:value="1.47680948114737E+018" calcext:value-type="float">
            <text:p>1.47680948114737E+018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.47680907661671E+018" calcext:value-type="float">
            <text:p>1.47680907661671E+018</text:p>
          </table:table-cell>
          <table:table-cell office:value-type="float" office:value="1.47680907672815E+018" calcext:value-type="float">
            <text:p>1.47680907672815E+018</text:p>
          </table:table-cell>
          <table:table-cell office:value-type="float" office:value="1.47680923947817E+018" calcext:value-type="float">
            <text:p>1.47680923947817E+018</text:p>
          </table:table-cell>
          <table:table-cell office:value-type="float" office:value="1.47680923972438E+018" calcext:value-type="float">
            <text:p>1.47680923972438E+018</text:p>
          </table:table-cell>
          <table:table-cell office:value-type="float" office:value="1.47680948084035E+018" calcext:value-type="float">
            <text:p>1.47680948084035E+018</text:p>
          </table:table-cell>
          <table:table-cell office:value-type="float" office:value="1.47680948114754E+018" calcext:value-type="float">
            <text:p>1.47680948114754E+018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.47680907661713E+018" calcext:value-type="float">
            <text:p>1.47680907661713E+018</text:p>
          </table:table-cell>
          <table:table-cell office:value-type="float" office:value="1.47680907672854E+018" calcext:value-type="float">
            <text:p>1.47680907672854E+018</text:p>
          </table:table-cell>
          <table:table-cell office:value-type="float" office:value="1.47680923947852E+018" calcext:value-type="float">
            <text:p>1.47680923947852E+018</text:p>
          </table:table-cell>
          <table:table-cell office:value-type="float" office:value="1.47680923972457E+018" calcext:value-type="float">
            <text:p>1.47680923972457E+018</text:p>
          </table:table-cell>
          <table:table-cell office:value-type="float" office:value="1.4768094808407E+018" calcext:value-type="float">
            <text:p>1.4768094808407E+018</text:p>
          </table:table-cell>
          <table:table-cell office:value-type="float" office:value="1.47680948114775E+018" calcext:value-type="float">
            <text:p>1.47680948114775E+018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.47680907661748E+018" calcext:value-type="float">
            <text:p>1.47680907661748E+018</text:p>
          </table:table-cell>
          <table:table-cell office:value-type="float" office:value="1.47680907672873E+018" calcext:value-type="float">
            <text:p>1.47680907672873E+018</text:p>
          </table:table-cell>
          <table:table-cell office:value-type="float" office:value="1.47680923947887E+018" calcext:value-type="float">
            <text:p>1.47680923947887E+018</text:p>
          </table:table-cell>
          <table:table-cell office:value-type="float" office:value="1.47680923972489E+018" calcext:value-type="float">
            <text:p>1.47680923972489E+018</text:p>
          </table:table-cell>
          <table:table-cell office:value-type="float" office:value="1.47680948084108E+018" calcext:value-type="float">
            <text:p>1.47680948084108E+018</text:p>
          </table:table-cell>
          <table:table-cell office:value-type="float" office:value="1.47680948114794E+018" calcext:value-type="float">
            <text:p>1.47680948114794E+018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.47680907661784E+018" calcext:value-type="float">
            <text:p>1.47680907661784E+018</text:p>
          </table:table-cell>
          <table:table-cell office:value-type="float" office:value="1.47680907672896E+018" calcext:value-type="float">
            <text:p>1.47680907672896E+018</text:p>
          </table:table-cell>
          <table:table-cell office:value-type="float" office:value="1.47680923947925E+018" calcext:value-type="float">
            <text:p>1.47680923947925E+018</text:p>
          </table:table-cell>
          <table:table-cell office:value-type="float" office:value="1.47680923972495E+018" calcext:value-type="float">
            <text:p>1.47680923972495E+018</text:p>
          </table:table-cell>
          <table:table-cell office:value-type="float" office:value="1.47680948084143E+018" calcext:value-type="float">
            <text:p>1.47680948084143E+018</text:p>
          </table:table-cell>
          <table:table-cell office:value-type="float" office:value="1.47680948114813E+018" calcext:value-type="float">
            <text:p>1.47680948114813E+018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.4768090766182E+018" calcext:value-type="float">
            <text:p>1.4768090766182E+018</text:p>
          </table:table-cell>
          <table:table-cell office:value-type="float" office:value="1.47680907672933E+018" calcext:value-type="float">
            <text:p>1.47680907672933E+018</text:p>
          </table:table-cell>
          <table:table-cell office:value-type="float" office:value="1.47680923947961E+018" calcext:value-type="float">
            <text:p>1.47680923947961E+018</text:p>
          </table:table-cell>
          <table:table-cell office:value-type="float" office:value="1.476809239725E+018" calcext:value-type="float">
            <text:p>1.476809239725E+018</text:p>
          </table:table-cell>
          <table:table-cell office:value-type="float" office:value="1.47680948084179E+018" calcext:value-type="float">
            <text:p>1.47680948084179E+018</text:p>
          </table:table-cell>
          <table:table-cell office:value-type="float" office:value="1.47680948114834E+018" calcext:value-type="float">
            <text:p>1.47680948114834E+018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.47680907661855E+018" calcext:value-type="float">
            <text:p>1.47680907661855E+018</text:p>
          </table:table-cell>
          <table:table-cell office:value-type="float" office:value="1.47680907673017E+018" calcext:value-type="float">
            <text:p>1.47680907673017E+018</text:p>
          </table:table-cell>
          <table:table-cell office:value-type="float" office:value="1.47680923947998E+018" calcext:value-type="float">
            <text:p>1.47680923947998E+018</text:p>
          </table:table-cell>
          <table:table-cell office:value-type="float" office:value="1.47680923972518E+018" calcext:value-type="float">
            <text:p>1.47680923972518E+018</text:p>
          </table:table-cell>
          <table:table-cell office:value-type="float" office:value="1.47680948084215E+018" calcext:value-type="float">
            <text:p>1.47680948084215E+018</text:p>
          </table:table-cell>
          <table:table-cell office:value-type="float" office:value="1.4768094811485E+018" calcext:value-type="float">
            <text:p>1.4768094811485E+018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.47680907661889E+018" calcext:value-type="float">
            <text:p>1.47680907661889E+018</text:p>
          </table:table-cell>
          <table:table-cell office:value-type="float" office:value="1.47680907673608E+018" calcext:value-type="float">
            <text:p>1.47680907673608E+018</text:p>
          </table:table-cell>
          <table:table-cell office:value-type="float" office:value="1.47680923948033E+018" calcext:value-type="float">
            <text:p>1.47680923948033E+018</text:p>
          </table:table-cell>
          <table:table-cell office:value-type="float" office:value="1.47680923972547E+018" calcext:value-type="float">
            <text:p>1.47680923972547E+018</text:p>
          </table:table-cell>
          <table:table-cell office:value-type="float" office:value="1.4768094808425E+018" calcext:value-type="float">
            <text:p>1.4768094808425E+018</text:p>
          </table:table-cell>
          <table:table-cell office:value-type="float" office:value="1.47680948114872E+018" calcext:value-type="float">
            <text:p>1.47680948114872E+018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.47680907661925E+018" calcext:value-type="float">
            <text:p>1.47680907661925E+018</text:p>
          </table:table-cell>
          <table:table-cell office:value-type="float" office:value="1.47680907673875E+018" calcext:value-type="float">
            <text:p>1.47680907673875E+018</text:p>
          </table:table-cell>
          <table:table-cell office:value-type="float" office:value="1.47680923948067E+018" calcext:value-type="float">
            <text:p>1.47680923948067E+018</text:p>
          </table:table-cell>
          <table:table-cell office:value-type="float" office:value="1.47680923972552E+018" calcext:value-type="float">
            <text:p>1.47680923972552E+018</text:p>
          </table:table-cell>
          <table:table-cell office:value-type="float" office:value="1.47680948084289E+018" calcext:value-type="float">
            <text:p>1.47680948084289E+018</text:p>
          </table:table-cell>
          <table:table-cell office:value-type="float" office:value="1.47680948114892E+018" calcext:value-type="float">
            <text:p>1.47680948114892E+018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.47680907661959E+018" calcext:value-type="float">
            <text:p>1.47680907661959E+018</text:p>
          </table:table-cell>
          <table:table-cell office:value-type="float" office:value="1.47680907673923E+018" calcext:value-type="float">
            <text:p>1.47680907673923E+018</text:p>
          </table:table-cell>
          <table:table-cell office:value-type="float" office:value="1.47680923948106E+018" calcext:value-type="float">
            <text:p>1.47680923948106E+018</text:p>
          </table:table-cell>
          <table:table-cell office:value-type="float" office:value="1.47680923972574E+018" calcext:value-type="float">
            <text:p>1.47680923972574E+018</text:p>
          </table:table-cell>
          <table:table-cell office:value-type="float" office:value="1.47680948084323E+018" calcext:value-type="float">
            <text:p>1.47680948084323E+018</text:p>
          </table:table-cell>
          <table:table-cell office:value-type="float" office:value="1.47680948114909E+018" calcext:value-type="float">
            <text:p>1.47680948114909E+018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.47680907661994E+018" calcext:value-type="float">
            <text:p>1.47680907661994E+018</text:p>
          </table:table-cell>
          <table:table-cell office:value-type="float" office:value="1.47680907673977E+018" calcext:value-type="float">
            <text:p>1.47680907673977E+018</text:p>
          </table:table-cell>
          <table:table-cell office:value-type="float" office:value="1.47680923948142E+018" calcext:value-type="float">
            <text:p>1.47680923948142E+018</text:p>
          </table:table-cell>
          <table:table-cell office:value-type="float" office:value="1.47680923972583E+018" calcext:value-type="float">
            <text:p>1.47680923972583E+018</text:p>
          </table:table-cell>
          <table:table-cell office:value-type="float" office:value="1.47680948084359E+018" calcext:value-type="float">
            <text:p>1.47680948084359E+018</text:p>
          </table:table-cell>
          <table:table-cell office:value-type="float" office:value="1.47680948114929E+018" calcext:value-type="float">
            <text:p>1.47680948114929E+018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.4768090766204E+018" calcext:value-type="float">
            <text:p>1.4768090766204E+018</text:p>
          </table:table-cell>
          <table:table-cell office:value-type="float" office:value="1.47680907674011E+018" calcext:value-type="float">
            <text:p>1.47680907674011E+018</text:p>
          </table:table-cell>
          <table:table-cell office:value-type="float" office:value="1.47680923948178E+018" calcext:value-type="float">
            <text:p>1.47680923948178E+018</text:p>
          </table:table-cell>
          <table:table-cell office:value-type="float" office:value="1.47680923972602E+018" calcext:value-type="float">
            <text:p>1.47680923972602E+018</text:p>
          </table:table-cell>
          <table:table-cell office:value-type="float" office:value="1.47680948084395E+018" calcext:value-type="float">
            <text:p>1.47680948084395E+018</text:p>
          </table:table-cell>
          <table:table-cell office:value-type="float" office:value="1.47680948114948E+018" calcext:value-type="float">
            <text:p>1.47680948114948E+018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.47680907662081E+018" calcext:value-type="float">
            <text:p>1.47680907662081E+018</text:p>
          </table:table-cell>
          <table:table-cell office:value-type="float" office:value="1.47680907674085E+018" calcext:value-type="float">
            <text:p>1.47680907674085E+018</text:p>
          </table:table-cell>
          <table:table-cell office:value-type="float" office:value="1.47680923948213E+018" calcext:value-type="float">
            <text:p>1.47680923948213E+018</text:p>
          </table:table-cell>
          <table:table-cell office:value-type="float" office:value="1.47680923974802E+018" calcext:value-type="float">
            <text:p>1.47680923974802E+018</text:p>
          </table:table-cell>
          <table:table-cell office:value-type="float" office:value="1.4768094808443E+018" calcext:value-type="float">
            <text:p>1.4768094808443E+018</text:p>
          </table:table-cell>
          <table:table-cell office:value-type="float" office:value="1.47680948114967E+018" calcext:value-type="float">
            <text:p>1.47680948114967E+018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.47680907662118E+018" calcext:value-type="float">
            <text:p>1.47680907662118E+018</text:p>
          </table:table-cell>
          <table:table-cell office:value-type="float" office:value="1.47680907674288E+018" calcext:value-type="float">
            <text:p>1.47680907674288E+018</text:p>
          </table:table-cell>
          <table:table-cell office:value-type="float" office:value="1.47680923948248E+018" calcext:value-type="float">
            <text:p>1.47680923948248E+018</text:p>
          </table:table-cell>
          <table:table-cell office:value-type="float" office:value="1.47680923974826E+018" calcext:value-type="float">
            <text:p>1.47680923974826E+018</text:p>
          </table:table-cell>
          <table:table-cell office:value-type="float" office:value="1.47680948084465E+018" calcext:value-type="float">
            <text:p>1.47680948084465E+018</text:p>
          </table:table-cell>
          <table:table-cell office:value-type="float" office:value="1.47680948114986E+018" calcext:value-type="float">
            <text:p>1.47680948114986E+01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.47680907662153E+018" calcext:value-type="float">
            <text:p>1.47680907662153E+018</text:p>
          </table:table-cell>
          <table:table-cell office:value-type="float" office:value="1.47680907675052E+018" calcext:value-type="float">
            <text:p>1.47680907675052E+018</text:p>
          </table:table-cell>
          <table:table-cell office:value-type="float" office:value="1.47680923948286E+018" calcext:value-type="float">
            <text:p>1.47680923948286E+018</text:p>
          </table:table-cell>
          <table:table-cell office:value-type="float" office:value="1.47680923974847E+018" calcext:value-type="float">
            <text:p>1.47680923974847E+018</text:p>
          </table:table-cell>
          <table:table-cell office:value-type="float" office:value="1.476809480845E+018" calcext:value-type="float">
            <text:p>1.476809480845E+018</text:p>
          </table:table-cell>
          <table:table-cell office:value-type="float" office:value="1.47680948115004E+018" calcext:value-type="float">
            <text:p>1.47680948115004E+018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.47680907662188E+018" calcext:value-type="float">
            <text:p>1.47680907662188E+018</text:p>
          </table:table-cell>
          <table:table-cell office:value-type="float" office:value="1.47680907675309E+018" calcext:value-type="float">
            <text:p>1.47680907675309E+018</text:p>
          </table:table-cell>
          <table:table-cell office:value-type="float" office:value="1.47680923948322E+018" calcext:value-type="float">
            <text:p>1.47680923948322E+018</text:p>
          </table:table-cell>
          <table:table-cell office:value-type="float" office:value="1.47680923974868E+018" calcext:value-type="float">
            <text:p>1.47680923974868E+018</text:p>
          </table:table-cell>
          <table:table-cell office:value-type="float" office:value="1.47680948084535E+018" calcext:value-type="float">
            <text:p>1.47680948084535E+018</text:p>
          </table:table-cell>
          <table:table-cell office:value-type="float" office:value="1.47680948115021E+018" calcext:value-type="float">
            <text:p>1.47680948115021E+018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.47680907662222E+018" calcext:value-type="float">
            <text:p>1.47680907662222E+018</text:p>
          </table:table-cell>
          <table:table-cell office:value-type="float" office:value="1.47680907675361E+018" calcext:value-type="float">
            <text:p>1.47680907675361E+018</text:p>
          </table:table-cell>
          <table:table-cell office:value-type="float" office:value="1.47680923948358E+018" calcext:value-type="float">
            <text:p>1.47680923948358E+018</text:p>
          </table:table-cell>
          <table:table-cell office:value-type="float" office:value="1.47680923974896E+018" calcext:value-type="float">
            <text:p>1.47680923974896E+018</text:p>
          </table:table-cell>
          <table:table-cell office:value-type="float" office:value="1.47680948084569E+018" calcext:value-type="float">
            <text:p>1.47680948084569E+018</text:p>
          </table:table-cell>
          <table:table-cell office:value-type="float" office:value="1.47680948115041E+018" calcext:value-type="float">
            <text:p>1.47680948115041E+018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.47680907662257E+018" calcext:value-type="float">
            <text:p>1.47680907662257E+018</text:p>
          </table:table-cell>
          <table:table-cell office:value-type="float" office:value="1.47680907675402E+018" calcext:value-type="float">
            <text:p>1.47680907675402E+018</text:p>
          </table:table-cell>
          <table:table-cell office:value-type="float" office:value="1.47680923948397E+018" calcext:value-type="float">
            <text:p>1.47680923948397E+018</text:p>
          </table:table-cell>
          <table:table-cell office:value-type="float" office:value="1.47680923974917E+018" calcext:value-type="float">
            <text:p>1.47680923974917E+018</text:p>
          </table:table-cell>
          <table:table-cell office:value-type="float" office:value="1.47680948084604E+018" calcext:value-type="float">
            <text:p>1.47680948084604E+018</text:p>
          </table:table-cell>
          <table:table-cell office:value-type="float" office:value="1.4768094811506E+018" calcext:value-type="float">
            <text:p>1.4768094811506E+018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.47680907662292E+018" calcext:value-type="float">
            <text:p>1.47680907662292E+018</text:p>
          </table:table-cell>
          <table:table-cell office:value-type="float" office:value="1.47680907675421E+018" calcext:value-type="float">
            <text:p>1.47680907675421E+018</text:p>
          </table:table-cell>
          <table:table-cell office:value-type="float" office:value="1.47680923948433E+018" calcext:value-type="float">
            <text:p>1.47680923948433E+018</text:p>
          </table:table-cell>
          <table:table-cell office:value-type="float" office:value="1.47680923974939E+018" calcext:value-type="float">
            <text:p>1.47680923974939E+018</text:p>
          </table:table-cell>
          <table:table-cell office:value-type="float" office:value="1.47680948084643E+018" calcext:value-type="float">
            <text:p>1.47680948084643E+018</text:p>
          </table:table-cell>
          <table:table-cell office:value-type="float" office:value="1.4768094811508E+018" calcext:value-type="float">
            <text:p>1.4768094811508E+018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.47680907662326E+018" calcext:value-type="float">
            <text:p>1.47680907662326E+018</text:p>
          </table:table-cell>
          <table:table-cell office:value-type="float" office:value="1.4768090767547E+018" calcext:value-type="float">
            <text:p>1.4768090767547E+018</text:p>
          </table:table-cell>
          <table:table-cell office:value-type="float" office:value="1.47680923948469E+018" calcext:value-type="float">
            <text:p>1.47680923948469E+018</text:p>
          </table:table-cell>
          <table:table-cell office:value-type="float" office:value="1.47680923974959E+018" calcext:value-type="float">
            <text:p>1.47680923974959E+018</text:p>
          </table:table-cell>
          <table:table-cell office:value-type="float" office:value="1.47680948084679E+018" calcext:value-type="float">
            <text:p>1.47680948084679E+018</text:p>
          </table:table-cell>
          <table:table-cell office:value-type="float" office:value="1.47680948115099E+018" calcext:value-type="float">
            <text:p>1.47680948115099E+018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.47680907662361E+018" calcext:value-type="float">
            <text:p>1.47680907662361E+018</text:p>
          </table:table-cell>
          <table:table-cell office:value-type="float" office:value="1.47680907676234E+018" calcext:value-type="float">
            <text:p>1.47680907676234E+018</text:p>
          </table:table-cell>
          <table:table-cell office:value-type="float" office:value="1.47680923948507E+018" calcext:value-type="float">
            <text:p>1.47680923948507E+018</text:p>
          </table:table-cell>
          <table:table-cell office:value-type="float" office:value="1.47680923974981E+018" calcext:value-type="float">
            <text:p>1.47680923974981E+018</text:p>
          </table:table-cell>
          <table:table-cell office:value-type="float" office:value="1.47680948084714E+018" calcext:value-type="float">
            <text:p>1.47680948084714E+018</text:p>
          </table:table-cell>
          <table:table-cell office:value-type="float" office:value="1.47680948115118E+018" calcext:value-type="float">
            <text:p>1.47680948115118E+018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.47680907662396E+018" calcext:value-type="float">
            <text:p>1.47680907662396E+018</text:p>
          </table:table-cell>
          <table:table-cell office:value-type="float" office:value="1.47680907676266E+018" calcext:value-type="float">
            <text:p>1.47680907676266E+018</text:p>
          </table:table-cell>
          <table:table-cell office:value-type="float" office:value="1.47680923948542E+018" calcext:value-type="float">
            <text:p>1.47680923948542E+018</text:p>
          </table:table-cell>
          <table:table-cell office:value-type="float" office:value="1.47680923975002E+018" calcext:value-type="float">
            <text:p>1.47680923975002E+018</text:p>
          </table:table-cell>
          <table:table-cell office:value-type="float" office:value="1.47680948084749E+018" calcext:value-type="float">
            <text:p>1.47680948084749E+018</text:p>
          </table:table-cell>
          <table:table-cell office:value-type="float" office:value="1.47680948115135E+018" calcext:value-type="float">
            <text:p>1.47680948115135E+018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.47680907662431E+018" calcext:value-type="float">
            <text:p>1.47680907662431E+018</text:p>
          </table:table-cell>
          <table:table-cell office:value-type="float" office:value="1.47680907676379E+018" calcext:value-type="float">
            <text:p>1.47680907676379E+018</text:p>
          </table:table-cell>
          <table:table-cell office:value-type="float" office:value="1.47680923948579E+018" calcext:value-type="float">
            <text:p>1.47680923948579E+018</text:p>
          </table:table-cell>
          <table:table-cell office:value-type="float" office:value="1.47680923975023E+018" calcext:value-type="float">
            <text:p>1.47680923975023E+018</text:p>
          </table:table-cell>
          <table:table-cell office:value-type="float" office:value="1.47680948084784E+018" calcext:value-type="float">
            <text:p>1.47680948084784E+018</text:p>
          </table:table-cell>
          <table:table-cell office:value-type="float" office:value="1.47680948115155E+018" calcext:value-type="float">
            <text:p>1.47680948115155E+018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.47680907662465E+018" calcext:value-type="float">
            <text:p>1.47680907662465E+018</text:p>
          </table:table-cell>
          <table:table-cell office:value-type="float" office:value="1.47680907676429E+018" calcext:value-type="float">
            <text:p>1.47680907676429E+018</text:p>
          </table:table-cell>
          <table:table-cell office:value-type="float" office:value="1.47680923948618E+018" calcext:value-type="float">
            <text:p>1.47680923948618E+018</text:p>
          </table:table-cell>
          <table:table-cell office:value-type="float" office:value="1.47680923975044E+018" calcext:value-type="float">
            <text:p>1.47680923975044E+018</text:p>
          </table:table-cell>
          <table:table-cell office:value-type="float" office:value="1.47680948084818E+018" calcext:value-type="float">
            <text:p>1.47680948084818E+018</text:p>
          </table:table-cell>
          <table:table-cell office:value-type="float" office:value="1.47680948115174E+018" calcext:value-type="float">
            <text:p>1.47680948115174E+018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.47680907662512E+018" calcext:value-type="float">
            <text:p>1.47680907662512E+018</text:p>
          </table:table-cell>
          <table:table-cell office:value-type="float" office:value="1.47680907676543E+018" calcext:value-type="float">
            <text:p>1.47680907676543E+018</text:p>
          </table:table-cell>
          <table:table-cell office:value-type="float" office:value="1.47680923948662E+018" calcext:value-type="float">
            <text:p>1.47680923948662E+018</text:p>
          </table:table-cell>
          <table:table-cell office:value-type="float" office:value="1.47680923975065E+018" calcext:value-type="float">
            <text:p>1.47680923975065E+018</text:p>
          </table:table-cell>
          <table:table-cell office:value-type="float" office:value="1.47680948084854E+018" calcext:value-type="float">
            <text:p>1.47680948084854E+018</text:p>
          </table:table-cell>
          <table:table-cell office:value-type="float" office:value="1.47680948115191E+018" calcext:value-type="float">
            <text:p>1.47680948115191E+018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.47680907662563E+018" calcext:value-type="float">
            <text:p>1.47680907662563E+018</text:p>
          </table:table-cell>
          <table:table-cell office:value-type="float" office:value="1.47680907676575E+018" calcext:value-type="float">
            <text:p>1.47680907676575E+018</text:p>
          </table:table-cell>
          <table:table-cell office:value-type="float" office:value="1.47680923948701E+018" calcext:value-type="float">
            <text:p>1.47680923948701E+018</text:p>
          </table:table-cell>
          <table:table-cell office:value-type="float" office:value="1.47680923975086E+018" calcext:value-type="float">
            <text:p>1.47680923975086E+018</text:p>
          </table:table-cell>
          <table:table-cell office:value-type="float" office:value="1.47680948084888E+018" calcext:value-type="float">
            <text:p>1.47680948084888E+018</text:p>
          </table:table-cell>
          <table:table-cell office:value-type="float" office:value="1.4768094811521E+018" calcext:value-type="float">
            <text:p>1.4768094811521E+018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.47680907662608E+018" calcext:value-type="float">
            <text:p>1.47680907662608E+018</text:p>
          </table:table-cell>
          <table:table-cell office:value-type="float" office:value="1.47680907676581E+018" calcext:value-type="float">
            <text:p>1.47680907676581E+018</text:p>
          </table:table-cell>
          <table:table-cell office:value-type="float" office:value="1.47680923948738E+018" calcext:value-type="float">
            <text:p>1.47680923948738E+018</text:p>
          </table:table-cell>
          <table:table-cell office:value-type="float" office:value="1.47680923975116E+018" calcext:value-type="float">
            <text:p>1.47680923975116E+018</text:p>
          </table:table-cell>
          <table:table-cell office:value-type="float" office:value="1.47680948084923E+018" calcext:value-type="float">
            <text:p>1.47680948084923E+018</text:p>
          </table:table-cell>
          <table:table-cell office:value-type="float" office:value="1.4768094811523E+018" calcext:value-type="float">
            <text:p>1.4768094811523E+018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.47680907662649E+018" calcext:value-type="float">
            <text:p>1.47680907662649E+018</text:p>
          </table:table-cell>
          <table:table-cell office:value-type="float" office:value="1.47680907676587E+018" calcext:value-type="float">
            <text:p>1.47680907676587E+018</text:p>
          </table:table-cell>
          <table:table-cell office:value-type="float" office:value="1.47680923948773E+018" calcext:value-type="float">
            <text:p>1.47680923948773E+018</text:p>
          </table:table-cell>
          <table:table-cell office:value-type="float" office:value="1.47680923975121E+018" calcext:value-type="float">
            <text:p>1.47680923975121E+018</text:p>
          </table:table-cell>
          <table:table-cell office:value-type="float" office:value="1.47680948084958E+018" calcext:value-type="float">
            <text:p>1.47680948084958E+018</text:p>
          </table:table-cell>
          <table:table-cell office:value-type="float" office:value="1.47680948115246E+018" calcext:value-type="float">
            <text:p>1.47680948115246E+018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.47680907662684E+018" calcext:value-type="float">
            <text:p>1.47680907662684E+018</text:p>
          </table:table-cell>
          <table:table-cell office:value-type="float" office:value="1.47680907676592E+018" calcext:value-type="float">
            <text:p>1.47680907676592E+018</text:p>
          </table:table-cell>
          <table:table-cell office:value-type="float" office:value="1.47680923948811E+018" calcext:value-type="float">
            <text:p>1.47680923948811E+018</text:p>
          </table:table-cell>
          <table:table-cell office:value-type="float" office:value="1.47680923975139E+018" calcext:value-type="float">
            <text:p>1.47680923975139E+018</text:p>
          </table:table-cell>
          <table:table-cell office:value-type="float" office:value="1.47680948084993E+018" calcext:value-type="float">
            <text:p>1.47680948084993E+018</text:p>
          </table:table-cell>
          <table:table-cell office:value-type="float" office:value="1.47680948115266E+018" calcext:value-type="float">
            <text:p>1.47680948115266E+018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.47680907662719E+018" calcext:value-type="float">
            <text:p>1.47680907662719E+018</text:p>
          </table:table-cell>
          <table:table-cell office:value-type="float" office:value="1.47680907676611E+018" calcext:value-type="float">
            <text:p>1.47680907676611E+018</text:p>
          </table:table-cell>
          <table:table-cell office:value-type="float" office:value="1.47680923948847E+018" calcext:value-type="float">
            <text:p>1.47680923948847E+018</text:p>
          </table:table-cell>
          <table:table-cell office:value-type="float" office:value="1.47680923975167E+018" calcext:value-type="float">
            <text:p>1.47680923975167E+018</text:p>
          </table:table-cell>
          <table:table-cell office:value-type="float" office:value="1.47680948085028E+018" calcext:value-type="float">
            <text:p>1.47680948085028E+018</text:p>
          </table:table-cell>
          <table:table-cell office:value-type="float" office:value="1.47680948115285E+018" calcext:value-type="float">
            <text:p>1.47680948115285E+018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.47680907662753E+018" calcext:value-type="float">
            <text:p>1.47680907662753E+018</text:p>
          </table:table-cell>
          <table:table-cell office:value-type="float" office:value="1.47680907676634E+018" calcext:value-type="float">
            <text:p>1.47680907676634E+018</text:p>
          </table:table-cell>
          <table:table-cell office:value-type="float" office:value="1.47680923948883E+018" calcext:value-type="float">
            <text:p>1.47680923948883E+018</text:p>
          </table:table-cell>
          <table:table-cell office:value-type="float" office:value="1.47680923975173E+018" calcext:value-type="float">
            <text:p>1.47680923975173E+018</text:p>
          </table:table-cell>
          <table:table-cell office:value-type="float" office:value="1.47680948085063E+018" calcext:value-type="float">
            <text:p>1.47680948085063E+018</text:p>
          </table:table-cell>
          <table:table-cell office:value-type="float" office:value="1.47680948115304E+018" calcext:value-type="float">
            <text:p>1.47680948115304E+018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.47680907662788E+018" calcext:value-type="float">
            <text:p>1.47680907662788E+018</text:p>
          </table:table-cell>
          <table:table-cell office:value-type="float" office:value="1.47680907676656E+018" calcext:value-type="float">
            <text:p>1.47680907676656E+018</text:p>
          </table:table-cell>
          <table:table-cell office:value-type="float" office:value="1.47680923948919E+018" calcext:value-type="float">
            <text:p>1.47680923948919E+018</text:p>
          </table:table-cell>
          <table:table-cell office:value-type="float" office:value="1.47680923975191E+018" calcext:value-type="float">
            <text:p>1.47680923975191E+018</text:p>
          </table:table-cell>
          <table:table-cell office:value-type="float" office:value="1.47680948085098E+018" calcext:value-type="float">
            <text:p>1.47680948085098E+018</text:p>
          </table:table-cell>
          <table:table-cell office:value-type="float" office:value="1.47680948115321E+018" calcext:value-type="float">
            <text:p>1.47680948115321E+018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.47680907662823E+018" calcext:value-type="float">
            <text:p>1.47680907662823E+018</text:p>
          </table:table-cell>
          <table:table-cell office:value-type="float" office:value="1.47680907676662E+018" calcext:value-type="float">
            <text:p>1.47680907676662E+018</text:p>
          </table:table-cell>
          <table:table-cell office:value-type="float" office:value="1.47680923948957E+018" calcext:value-type="float">
            <text:p>1.47680923948957E+018</text:p>
          </table:table-cell>
          <table:table-cell office:value-type="float" office:value="1.47680923975219E+018" calcext:value-type="float">
            <text:p>1.47680923975219E+018</text:p>
          </table:table-cell>
          <table:table-cell office:value-type="float" office:value="1.47680948085133E+018" calcext:value-type="float">
            <text:p>1.47680948085133E+018</text:p>
          </table:table-cell>
          <table:table-cell office:value-type="float" office:value="1.47680948115341E+018" calcext:value-type="float">
            <text:p>1.47680948115341E+01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.47680907662858E+018" calcext:value-type="float">
            <text:p>1.47680907662858E+018</text:p>
          </table:table-cell>
          <table:table-cell office:value-type="float" office:value="1.47680907676683E+018" calcext:value-type="float">
            <text:p>1.47680907676683E+018</text:p>
          </table:table-cell>
          <table:table-cell office:value-type="float" office:value="1.47680923948993E+018" calcext:value-type="float">
            <text:p>1.47680923948993E+018</text:p>
          </table:table-cell>
          <table:table-cell office:value-type="float" office:value="1.47680923975225E+018" calcext:value-type="float">
            <text:p>1.47680923975225E+018</text:p>
          </table:table-cell>
          <table:table-cell office:value-type="float" office:value="1.47680948085171E+018" calcext:value-type="float">
            <text:p>1.47680948085171E+018</text:p>
          </table:table-cell>
          <table:table-cell office:value-type="float" office:value="1.47680948115358E+018" calcext:value-type="float">
            <text:p>1.47680948115358E+018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.47680907662893E+018" calcext:value-type="float">
            <text:p>1.47680907662893E+018</text:p>
          </table:table-cell>
          <table:table-cell office:value-type="float" office:value="1.47680907676689E+018" calcext:value-type="float">
            <text:p>1.47680907676689E+018</text:p>
          </table:table-cell>
          <table:table-cell office:value-type="float" office:value="1.4768092394903E+018" calcext:value-type="float">
            <text:p>1.4768092394903E+018</text:p>
          </table:table-cell>
          <table:table-cell office:value-type="float" office:value="1.47680923975243E+018" calcext:value-type="float">
            <text:p>1.47680923975243E+018</text:p>
          </table:table-cell>
          <table:table-cell office:value-type="float" office:value="1.47680948085207E+018" calcext:value-type="float">
            <text:p>1.47680948085207E+018</text:p>
          </table:table-cell>
          <table:table-cell office:value-type="float" office:value="1.47680948115379E+018" calcext:value-type="float">
            <text:p>1.47680948115379E+018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.47680907662927E+018" calcext:value-type="float">
            <text:p>1.47680907662927E+018</text:p>
          </table:table-cell>
          <table:table-cell office:value-type="float" office:value="1.47680907676706E+018" calcext:value-type="float">
            <text:p>1.47680907676706E+018</text:p>
          </table:table-cell>
          <table:table-cell office:value-type="float" office:value="1.47680923949069E+018" calcext:value-type="float">
            <text:p>1.47680923949069E+018</text:p>
          </table:table-cell>
          <table:table-cell office:value-type="float" office:value="1.47680923975264E+018" calcext:value-type="float">
            <text:p>1.47680923975264E+018</text:p>
          </table:table-cell>
          <table:table-cell office:value-type="float" office:value="1.47680948085247E+018" calcext:value-type="float">
            <text:p>1.47680948085247E+018</text:p>
          </table:table-cell>
          <table:table-cell office:value-type="float" office:value="1.47680948115396E+018" calcext:value-type="float">
            <text:p>1.47680948115396E+018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.47680907662974E+018" calcext:value-type="float">
            <text:p>1.47680907662974E+018</text:p>
          </table:table-cell>
          <table:table-cell office:value-type="float" office:value="1.47680907676753E+018" calcext:value-type="float">
            <text:p>1.47680907676753E+018</text:p>
          </table:table-cell>
          <table:table-cell office:value-type="float" office:value="1.47680923949108E+018" calcext:value-type="float">
            <text:p>1.47680923949108E+018</text:p>
          </table:table-cell>
          <table:table-cell office:value-type="float" office:value="1.47680923975292E+018" calcext:value-type="float">
            <text:p>1.47680923975292E+018</text:p>
          </table:table-cell>
          <table:table-cell office:value-type="float" office:value="1.47680948085284E+018" calcext:value-type="float">
            <text:p>1.47680948085284E+018</text:p>
          </table:table-cell>
          <table:table-cell office:value-type="float" office:value="1.47680948115416E+018" calcext:value-type="float">
            <text:p>1.47680948115416E+018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.47680907663015E+018" calcext:value-type="float">
            <text:p>1.47680907663015E+018</text:p>
          </table:table-cell>
          <table:table-cell office:value-type="float" office:value="1.47680907676781E+018" calcext:value-type="float">
            <text:p>1.47680907676781E+018</text:p>
          </table:table-cell>
          <table:table-cell office:value-type="float" office:value="1.47680923949145E+018" calcext:value-type="float">
            <text:p>1.47680923949145E+018</text:p>
          </table:table-cell>
          <table:table-cell office:value-type="float" office:value="1.47680923975298E+018" calcext:value-type="float">
            <text:p>1.47680923975298E+018</text:p>
          </table:table-cell>
          <table:table-cell office:value-type="float" office:value="1.47680948085321E+018" calcext:value-type="float">
            <text:p>1.47680948085321E+018</text:p>
          </table:table-cell>
          <table:table-cell office:value-type="float" office:value="1.47680948115433E+018" calcext:value-type="float">
            <text:p>1.47680948115433E+018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.47680907663051E+018" calcext:value-type="float">
            <text:p>1.47680907663051E+018</text:p>
          </table:table-cell>
          <table:table-cell office:value-type="float" office:value="1.47680907676808E+018" calcext:value-type="float">
            <text:p>1.47680907676808E+018</text:p>
          </table:table-cell>
          <table:table-cell office:value-type="float" office:value="1.47680923949187E+018" calcext:value-type="float">
            <text:p>1.47680923949187E+018</text:p>
          </table:table-cell>
          <table:table-cell office:value-type="float" office:value="1.47680923975316E+018" calcext:value-type="float">
            <text:p>1.47680923975316E+018</text:p>
          </table:table-cell>
          <table:table-cell office:value-type="float" office:value="1.47680948085356E+018" calcext:value-type="float">
            <text:p>1.47680948085356E+018</text:p>
          </table:table-cell>
          <table:table-cell office:value-type="float" office:value="1.47680948115454E+018" calcext:value-type="float">
            <text:p>1.47680948115454E+018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.47680907663086E+018" calcext:value-type="float">
            <text:p>1.47680907663086E+018</text:p>
          </table:table-cell>
          <table:table-cell office:value-type="float" office:value="1.47680907676814E+018" calcext:value-type="float">
            <text:p>1.47680907676814E+018</text:p>
          </table:table-cell>
          <table:table-cell office:value-type="float" office:value="1.47680923949225E+018" calcext:value-type="float">
            <text:p>1.47680923949225E+018</text:p>
          </table:table-cell>
          <table:table-cell office:value-type="float" office:value="1.47680923975344E+018" calcext:value-type="float">
            <text:p>1.47680923975344E+018</text:p>
          </table:table-cell>
          <table:table-cell office:value-type="float" office:value="1.47680948085391E+018" calcext:value-type="float">
            <text:p>1.47680948085391E+018</text:p>
          </table:table-cell>
          <table:table-cell office:value-type="float" office:value="1.47680948115471E+018" calcext:value-type="float">
            <text:p>1.47680948115471E+018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.47680907663121E+018" calcext:value-type="float">
            <text:p>1.47680907663121E+018</text:p>
          </table:table-cell>
          <table:table-cell office:value-type="float" office:value="1.4768090767682E+018" calcext:value-type="float">
            <text:p>1.4768090767682E+018</text:p>
          </table:table-cell>
          <table:table-cell office:value-type="float" office:value="1.47680923949261E+018" calcext:value-type="float">
            <text:p>1.47680923949261E+018</text:p>
          </table:table-cell>
          <table:table-cell office:value-type="float" office:value="1.4768092397535E+018" calcext:value-type="float">
            <text:p>1.4768092397535E+018</text:p>
          </table:table-cell>
          <table:table-cell office:value-type="float" office:value="1.4768094808543E+018" calcext:value-type="float">
            <text:p>1.4768094808543E+018</text:p>
          </table:table-cell>
          <table:table-cell office:value-type="float" office:value="1.4768094811549E+018" calcext:value-type="float">
            <text:p>1.4768094811549E+018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.47680907663156E+018" calcext:value-type="float">
            <text:p>1.47680907663156E+018</text:p>
          </table:table-cell>
          <table:table-cell office:value-type="float" office:value="1.47680907676837E+018" calcext:value-type="float">
            <text:p>1.47680907676837E+018</text:p>
          </table:table-cell>
          <table:table-cell office:value-type="float" office:value="1.47680923949296E+018" calcext:value-type="float">
            <text:p>1.47680923949296E+018</text:p>
          </table:table-cell>
          <table:table-cell office:value-type="float" office:value="1.47680923975368E+018" calcext:value-type="float">
            <text:p>1.47680923975368E+018</text:p>
          </table:table-cell>
          <table:table-cell office:value-type="float" office:value="1.47680948085465E+018" calcext:value-type="float">
            <text:p>1.47680948085465E+018</text:p>
          </table:table-cell>
          <table:table-cell office:value-type="float" office:value="1.47680948115509E+018" calcext:value-type="float">
            <text:p>1.47680948115509E+018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.4768090766319E+018" calcext:value-type="float">
            <text:p>1.4768090766319E+018</text:p>
          </table:table-cell>
          <table:table-cell office:value-type="float" office:value="1.47680907677052E+018" calcext:value-type="float">
            <text:p>1.47680907677052E+018</text:p>
          </table:table-cell>
          <table:table-cell office:value-type="float" office:value="1.4768092394933E+018" calcext:value-type="float">
            <text:p>1.4768092394933E+018</text:p>
          </table:table-cell>
          <table:table-cell office:value-type="float" office:value="1.47680923975396E+018" calcext:value-type="float">
            <text:p>1.47680923975396E+018</text:p>
          </table:table-cell>
          <table:table-cell office:value-type="float" office:value="1.47680948085501E+018" calcext:value-type="float">
            <text:p>1.47680948085501E+018</text:p>
          </table:table-cell>
          <table:table-cell office:value-type="float" office:value="1.47680948115526E+018" calcext:value-type="float">
            <text:p>1.47680948115526E+018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.47680907663235E+018" calcext:value-type="float">
            <text:p>1.47680907663235E+018</text:p>
          </table:table-cell>
          <table:table-cell office:value-type="float" office:value="1.47680907677103E+018" calcext:value-type="float">
            <text:p>1.47680907677103E+018</text:p>
          </table:table-cell>
          <table:table-cell office:value-type="float" office:value="1.47680923949366E+018" calcext:value-type="float">
            <text:p>1.47680923949366E+018</text:p>
          </table:table-cell>
          <table:table-cell office:value-type="float" office:value="1.47680923975402E+018" calcext:value-type="float">
            <text:p>1.47680923975402E+018</text:p>
          </table:table-cell>
          <table:table-cell office:value-type="float" office:value="1.47680948085537E+018" calcext:value-type="float">
            <text:p>1.47680948085537E+018</text:p>
          </table:table-cell>
          <table:table-cell office:value-type="float" office:value="1.47680948115547E+018" calcext:value-type="float">
            <text:p>1.47680948115547E+018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.47680907663277E+018" calcext:value-type="float">
            <text:p>1.47680907663277E+018</text:p>
          </table:table-cell>
          <table:table-cell office:value-type="float" office:value="1.47680907677123E+018" calcext:value-type="float">
            <text:p>1.47680907677123E+018</text:p>
          </table:table-cell>
          <table:table-cell office:value-type="float" office:value="1.47680923949404E+018" calcext:value-type="float">
            <text:p>1.47680923949404E+018</text:p>
          </table:table-cell>
          <table:table-cell office:value-type="float" office:value="1.4768092397542E+018" calcext:value-type="float">
            <text:p>1.4768092397542E+018</text:p>
          </table:table-cell>
          <table:table-cell office:value-type="float" office:value="1.47680948085572E+018" calcext:value-type="float">
            <text:p>1.47680948085572E+018</text:p>
          </table:table-cell>
          <table:table-cell office:value-type="float" office:value="1.47680948115563E+018" calcext:value-type="float">
            <text:p>1.47680948115563E+018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.47680907663323E+018" calcext:value-type="float">
            <text:p>1.47680907663323E+018</text:p>
          </table:table-cell>
          <table:table-cell office:value-type="float" office:value="1.47680907677187E+018" calcext:value-type="float">
            <text:p>1.47680907677187E+018</text:p>
          </table:table-cell>
          <table:table-cell office:value-type="float" office:value="1.4768092394944E+018" calcext:value-type="float">
            <text:p>1.4768092394944E+018</text:p>
          </table:table-cell>
          <table:table-cell office:value-type="float" office:value="1.47680923975448E+018" calcext:value-type="float">
            <text:p>1.47680923975448E+018</text:p>
          </table:table-cell>
          <table:table-cell office:value-type="float" office:value="1.47680948085607E+018" calcext:value-type="float">
            <text:p>1.47680948085607E+018</text:p>
          </table:table-cell>
          <table:table-cell office:value-type="float" office:value="1.47680948115584E+018" calcext:value-type="float">
            <text:p>1.47680948115584E+018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.47680907663365E+018" calcext:value-type="float">
            <text:p>1.47680907663365E+018</text:p>
          </table:table-cell>
          <table:table-cell office:value-type="float" office:value="1.47680907677228E+018" calcext:value-type="float">
            <text:p>1.47680907677228E+018</text:p>
          </table:table-cell>
          <table:table-cell office:value-type="float" office:value="1.47680923949476E+018" calcext:value-type="float">
            <text:p>1.47680923949476E+018</text:p>
          </table:table-cell>
          <table:table-cell office:value-type="float" office:value="1.47680923975454E+018" calcext:value-type="float">
            <text:p>1.47680923975454E+018</text:p>
          </table:table-cell>
          <table:table-cell office:value-type="float" office:value="1.47680948085645E+018" calcext:value-type="float">
            <text:p>1.47680948085645E+018</text:p>
          </table:table-cell>
          <table:table-cell office:value-type="float" office:value="1.47680948115601E+018" calcext:value-type="float">
            <text:p>1.47680948115601E+018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.47680907663404E+018" calcext:value-type="float">
            <text:p>1.47680907663404E+018</text:p>
          </table:table-cell>
          <table:table-cell office:value-type="float" office:value="1.47680907677254E+018" calcext:value-type="float">
            <text:p>1.47680907677254E+018</text:p>
          </table:table-cell>
          <table:table-cell office:value-type="float" office:value="1.47680923949515E+018" calcext:value-type="float">
            <text:p>1.47680923949515E+018</text:p>
          </table:table-cell>
          <table:table-cell office:value-type="float" office:value="1.47680923975472E+018" calcext:value-type="float">
            <text:p>1.47680923975472E+018</text:p>
          </table:table-cell>
          <table:table-cell office:value-type="float" office:value="1.47680948085684E+018" calcext:value-type="float">
            <text:p>1.47680948085684E+018</text:p>
          </table:table-cell>
          <table:table-cell office:value-type="float" office:value="1.47680948115625E+018" calcext:value-type="float">
            <text:p>1.47680948115625E+018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.47680907663439E+018" calcext:value-type="float">
            <text:p>1.47680907663439E+018</text:p>
          </table:table-cell>
          <table:table-cell office:value-type="float" office:value="1.4768090767726E+018" calcext:value-type="float">
            <text:p>1.4768090767726E+018</text:p>
          </table:table-cell>
          <table:table-cell office:value-type="float" office:value="1.47680923949552E+018" calcext:value-type="float">
            <text:p>1.47680923949552E+018</text:p>
          </table:table-cell>
          <table:table-cell office:value-type="float" office:value="1.476809239755E+018" calcext:value-type="float">
            <text:p>1.476809239755E+018</text:p>
          </table:table-cell>
          <table:table-cell office:value-type="float" office:value="1.47680948085723E+018" calcext:value-type="float">
            <text:p>1.47680948085723E+018</text:p>
          </table:table-cell>
          <table:table-cell office:value-type="float" office:value="1.47680948115642E+018" calcext:value-type="float">
            <text:p>1.47680948115642E+018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.47680907663474E+018" calcext:value-type="float">
            <text:p>1.47680907663474E+018</text:p>
          </table:table-cell>
          <table:table-cell office:value-type="float" office:value="1.47680907677266E+018" calcext:value-type="float">
            <text:p>1.47680907677266E+018</text:p>
          </table:table-cell>
          <table:table-cell office:value-type="float" office:value="1.47680923949588E+018" calcext:value-type="float">
            <text:p>1.47680923949588E+018</text:p>
          </table:table-cell>
          <table:table-cell office:value-type="float" office:value="1.47680923975505E+018" calcext:value-type="float">
            <text:p>1.47680923975505E+018</text:p>
          </table:table-cell>
          <table:table-cell office:value-type="float" office:value="1.47680948085759E+018" calcext:value-type="float">
            <text:p>1.47680948085759E+018</text:p>
          </table:table-cell>
          <table:table-cell office:value-type="float" office:value="1.47680948115659E+018" calcext:value-type="float">
            <text:p>1.47680948115659E+018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.47680907663508E+018" calcext:value-type="float">
            <text:p>1.47680907663508E+018</text:p>
          </table:table-cell>
          <table:table-cell office:value-type="float" office:value="1.47680907677288E+018" calcext:value-type="float">
            <text:p>1.47680907677288E+018</text:p>
          </table:table-cell>
          <table:table-cell office:value-type="float" office:value="1.47680923949632E+018" calcext:value-type="float">
            <text:p>1.47680923949632E+018</text:p>
          </table:table-cell>
          <table:table-cell office:value-type="float" office:value="1.47680923975523E+018" calcext:value-type="float">
            <text:p>1.47680923975523E+018</text:p>
          </table:table-cell>
          <table:table-cell office:value-type="float" office:value="1.47680948085796E+018" calcext:value-type="float">
            <text:p>1.47680948085796E+018</text:p>
          </table:table-cell>
          <table:table-cell office:value-type="float" office:value="1.47680948115675E+018" calcext:value-type="float">
            <text:p>1.47680948115675E+018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.47680907663543E+018" calcext:value-type="float">
            <text:p>1.47680907663543E+018</text:p>
          </table:table-cell>
          <table:table-cell office:value-type="float" office:value="1.47680907677302E+018" calcext:value-type="float">
            <text:p>1.47680907677302E+018</text:p>
          </table:table-cell>
          <table:table-cell office:value-type="float" office:value="1.47680923949669E+018" calcext:value-type="float">
            <text:p>1.47680923949669E+018</text:p>
          </table:table-cell>
          <table:table-cell office:value-type="float" office:value="1.47680923975558E+018" calcext:value-type="float">
            <text:p>1.47680923975558E+018</text:p>
          </table:table-cell>
          <table:table-cell office:value-type="float" office:value="1.47680948085833E+018" calcext:value-type="float">
            <text:p>1.47680948085833E+018</text:p>
          </table:table-cell>
          <table:table-cell office:value-type="float" office:value="1.47680948115698E+018" calcext:value-type="float">
            <text:p>1.47680948115698E+018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.47680907663577E+018" calcext:value-type="float">
            <text:p>1.47680907663577E+018</text:p>
          </table:table-cell>
          <table:table-cell office:value-type="float" office:value="1.47680907677321E+018" calcext:value-type="float">
            <text:p>1.47680907677321E+018</text:p>
          </table:table-cell>
          <table:table-cell office:value-type="float" office:value="1.47680923949705E+018" calcext:value-type="float">
            <text:p>1.47680923949705E+018</text:p>
          </table:table-cell>
          <table:table-cell office:value-type="float" office:value="1.47680923975564E+018" calcext:value-type="float">
            <text:p>1.47680923975564E+018</text:p>
          </table:table-cell>
          <table:table-cell office:value-type="float" office:value="1.47680948085868E+018" calcext:value-type="float">
            <text:p>1.47680948085868E+018</text:p>
          </table:table-cell>
          <table:table-cell office:value-type="float" office:value="1.47680948115715E+018" calcext:value-type="float">
            <text:p>1.47680948115715E+018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.47680907663628E+018" calcext:value-type="float">
            <text:p>1.47680907663628E+018</text:p>
          </table:table-cell>
          <table:table-cell office:value-type="float" office:value="1.47680907677451E+018" calcext:value-type="float">
            <text:p>1.47680907677451E+018</text:p>
          </table:table-cell>
          <table:table-cell office:value-type="float" office:value="1.4768092394974E+018" calcext:value-type="float">
            <text:p>1.4768092394974E+018</text:p>
          </table:table-cell>
          <table:table-cell office:value-type="float" office:value="1.47680923975582E+018" calcext:value-type="float">
            <text:p>1.47680923975582E+018</text:p>
          </table:table-cell>
          <table:table-cell office:value-type="float" office:value="1.47680948085904E+018" calcext:value-type="float">
            <text:p>1.47680948085904E+018</text:p>
          </table:table-cell>
          <table:table-cell office:value-type="float" office:value="1.47680948115731E+018" calcext:value-type="float">
            <text:p>1.47680948115731E+018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.47680907663671E+018" calcext:value-type="float">
            <text:p>1.47680907663671E+018</text:p>
          </table:table-cell>
          <table:table-cell office:value-type="float" office:value="1.47680907677597E+018" calcext:value-type="float">
            <text:p>1.47680907677597E+018</text:p>
          </table:table-cell>
          <table:table-cell office:value-type="float" office:value="1.47680923949778E+018" calcext:value-type="float">
            <text:p>1.47680923949778E+018</text:p>
          </table:table-cell>
          <table:table-cell office:value-type="float" office:value="1.4768092397561E+018" calcext:value-type="float">
            <text:p>1.4768092397561E+018</text:p>
          </table:table-cell>
          <table:table-cell office:value-type="float" office:value="1.47680948085939E+018" calcext:value-type="float">
            <text:p>1.47680948085939E+018</text:p>
          </table:table-cell>
          <table:table-cell office:value-type="float" office:value="1.47680948115748E+018" calcext:value-type="float">
            <text:p>1.47680948115748E+018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.47680907663706E+018" calcext:value-type="float">
            <text:p>1.47680907663706E+018</text:p>
          </table:table-cell>
          <table:table-cell office:value-type="float" office:value="1.47680907678003E+018" calcext:value-type="float">
            <text:p>1.47680907678003E+018</text:p>
          </table:table-cell>
          <table:table-cell office:value-type="float" office:value="1.4768092394982E+018" calcext:value-type="float">
            <text:p>1.4768092394982E+018</text:p>
          </table:table-cell>
          <table:table-cell office:value-type="float" office:value="1.47680923975616E+018" calcext:value-type="float">
            <text:p>1.47680923975616E+018</text:p>
          </table:table-cell>
          <table:table-cell office:value-type="float" office:value="1.47680948085974E+018" calcext:value-type="float">
            <text:p>1.47680948085974E+018</text:p>
          </table:table-cell>
          <table:table-cell office:value-type="float" office:value="1.47680948115764E+018" calcext:value-type="float">
            <text:p>1.47680948115764E+018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.47680907663741E+018" calcext:value-type="float">
            <text:p>1.47680907663741E+018</text:p>
          </table:table-cell>
          <table:table-cell office:value-type="float" office:value="1.47680907678165E+018" calcext:value-type="float">
            <text:p>1.47680907678165E+018</text:p>
          </table:table-cell>
          <table:table-cell office:value-type="float" office:value="1.47680923949858E+018" calcext:value-type="float">
            <text:p>1.47680923949858E+018</text:p>
          </table:table-cell>
          <table:table-cell office:value-type="float" office:value="1.47680923975639E+018" calcext:value-type="float">
            <text:p>1.47680923975639E+018</text:p>
          </table:table-cell>
          <table:table-cell office:value-type="float" office:value="1.47680948086008E+018" calcext:value-type="float">
            <text:p>1.47680948086008E+018</text:p>
          </table:table-cell>
          <table:table-cell office:value-type="float" office:value="1.47680948115781E+018" calcext:value-type="float">
            <text:p>1.47680948115781E+018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.47680907663775E+018" calcext:value-type="float">
            <text:p>1.47680907663775E+018</text:p>
          </table:table-cell>
          <table:table-cell office:value-type="float" office:value="1.47680907678431E+018" calcext:value-type="float">
            <text:p>1.47680907678431E+018</text:p>
          </table:table-cell>
          <table:table-cell office:value-type="float" office:value="1.47680923949894E+018" calcext:value-type="float">
            <text:p>1.47680923949894E+018</text:p>
          </table:table-cell>
          <table:table-cell office:value-type="float" office:value="1.47680923975667E+018" calcext:value-type="float">
            <text:p>1.47680923975667E+018</text:p>
          </table:table-cell>
          <table:table-cell office:value-type="float" office:value="1.47680948086043E+018" calcext:value-type="float">
            <text:p>1.47680948086043E+018</text:p>
          </table:table-cell>
          <table:table-cell office:value-type="float" office:value="1.47680948115797E+018" calcext:value-type="float">
            <text:p>1.47680948115797E+018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.4768090766381E+018" calcext:value-type="float">
            <text:p>1.4768090766381E+018</text:p>
          </table:table-cell>
          <table:table-cell office:value-type="float" office:value="1.47680907678461E+018" calcext:value-type="float">
            <text:p>1.47680907678461E+018</text:p>
          </table:table-cell>
          <table:table-cell office:value-type="float" office:value="1.47680923949929E+018" calcext:value-type="float">
            <text:p>1.47680923949929E+018</text:p>
          </table:table-cell>
          <table:table-cell office:value-type="float" office:value="1.47680923975673E+018" calcext:value-type="float">
            <text:p>1.47680923975673E+018</text:p>
          </table:table-cell>
          <table:table-cell office:value-type="float" office:value="1.47680948086078E+018" calcext:value-type="float">
            <text:p>1.47680948086078E+018</text:p>
          </table:table-cell>
          <table:table-cell office:value-type="float" office:value="1.47680948115817E+018" calcext:value-type="float">
            <text:p>1.47680948115817E+018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.47680907663845E+018" calcext:value-type="float">
            <text:p>1.47680907663845E+018</text:p>
          </table:table-cell>
          <table:table-cell office:value-type="float" office:value="1.4768090767857E+018" calcext:value-type="float">
            <text:p>1.4768090767857E+018</text:p>
          </table:table-cell>
          <table:table-cell office:value-type="float" office:value="1.47680923949964E+018" calcext:value-type="float">
            <text:p>1.47680923949964E+018</text:p>
          </table:table-cell>
          <table:table-cell office:value-type="float" office:value="1.47680923975691E+018" calcext:value-type="float">
            <text:p>1.47680923975691E+018</text:p>
          </table:table-cell>
          <table:table-cell office:value-type="float" office:value="1.47680948086114E+018" calcext:value-type="float">
            <text:p>1.47680948086114E+018</text:p>
          </table:table-cell>
          <table:table-cell office:value-type="float" office:value="1.47680948115833E+018" calcext:value-type="float">
            <text:p>1.47680948115833E+018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.4768090766388E+018" calcext:value-type="float">
            <text:p>1.4768090766388E+018</text:p>
          </table:table-cell>
          <table:table-cell office:value-type="float" office:value="1.4768090767898E+018" calcext:value-type="float">
            <text:p>1.4768090767898E+018</text:p>
          </table:table-cell>
          <table:table-cell office:value-type="float" office:value="1.47680923949999E+018" calcext:value-type="float">
            <text:p>1.47680923949999E+018</text:p>
          </table:table-cell>
          <table:table-cell office:value-type="float" office:value="1.47680923975719E+018" calcext:value-type="float">
            <text:p>1.47680923975719E+018</text:p>
          </table:table-cell>
          <table:table-cell office:value-type="float" office:value="1.47680948086149E+018" calcext:value-type="float">
            <text:p>1.47680948086149E+018</text:p>
          </table:table-cell>
          <table:table-cell office:value-type="float" office:value="1.47680948115853E+018" calcext:value-type="float">
            <text:p>1.47680948115853E+018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.47680907663914E+018" calcext:value-type="float">
            <text:p>1.47680907663914E+018</text:p>
          </table:table-cell>
          <table:table-cell office:value-type="float" office:value="1.47680907679008E+018" calcext:value-type="float">
            <text:p>1.47680907679008E+018</text:p>
          </table:table-cell>
          <table:table-cell office:value-type="float" office:value="1.47680923950034E+018" calcext:value-type="float">
            <text:p>1.47680923950034E+018</text:p>
          </table:table-cell>
          <table:table-cell office:value-type="float" office:value="1.47680923975725E+018" calcext:value-type="float">
            <text:p>1.47680923975725E+018</text:p>
          </table:table-cell>
          <table:table-cell office:value-type="float" office:value="1.47680948086183E+018" calcext:value-type="float">
            <text:p>1.47680948086183E+018</text:p>
          </table:table-cell>
          <table:table-cell office:value-type="float" office:value="1.47680948115873E+018" calcext:value-type="float">
            <text:p>1.47680948115873E+018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.47680907663949E+018" calcext:value-type="float">
            <text:p>1.47680907663949E+018</text:p>
          </table:table-cell>
          <table:table-cell office:value-type="float" office:value="1.4768090767912E+018" calcext:value-type="float">
            <text:p>1.4768090767912E+018</text:p>
          </table:table-cell>
          <table:table-cell office:value-type="float" office:value="1.4768092395007E+018" calcext:value-type="float">
            <text:p>1.4768092395007E+018</text:p>
          </table:table-cell>
          <table:table-cell office:value-type="float" office:value="1.47680923975743E+018" calcext:value-type="float">
            <text:p>1.47680923975743E+018</text:p>
          </table:table-cell>
          <table:table-cell office:value-type="float" office:value="1.47680948086218E+018" calcext:value-type="float">
            <text:p>1.47680948086218E+018</text:p>
          </table:table-cell>
          <table:table-cell office:value-type="float" office:value="1.47680948115892E+018" calcext:value-type="float">
            <text:p>1.47680948115892E+01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.47680907663983E+018" calcext:value-type="float">
            <text:p>1.47680907663983E+018</text:p>
          </table:table-cell>
          <table:table-cell office:value-type="float" office:value="1.47680907679602E+018" calcext:value-type="float">
            <text:p>1.47680907679602E+018</text:p>
          </table:table-cell>
          <table:table-cell office:value-type="float" office:value="1.47680923950105E+018" calcext:value-type="float">
            <text:p>1.47680923950105E+018</text:p>
          </table:table-cell>
          <table:table-cell office:value-type="float" office:value="1.47680923975771E+018" calcext:value-type="float">
            <text:p>1.47680923975771E+018</text:p>
          </table:table-cell>
          <table:table-cell office:value-type="float" office:value="1.47680948086253E+018" calcext:value-type="float">
            <text:p>1.47680948086253E+018</text:p>
          </table:table-cell>
          <table:table-cell office:value-type="float" office:value="1.47680948115909E+018" calcext:value-type="float">
            <text:p>1.47680948115909E+018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.47680907664036E+018" calcext:value-type="float">
            <text:p>1.47680907664036E+018</text:p>
          </table:table-cell>
          <table:table-cell office:value-type="float" office:value="1.47680907680084E+018" calcext:value-type="float">
            <text:p>1.47680907680084E+018</text:p>
          </table:table-cell>
          <table:table-cell office:value-type="float" office:value="1.4768092395014E+018" calcext:value-type="float">
            <text:p>1.4768092395014E+018</text:p>
          </table:table-cell>
          <table:table-cell office:value-type="float" office:value="1.47680923975777E+018" calcext:value-type="float">
            <text:p>1.47680923975777E+018</text:p>
          </table:table-cell>
          <table:table-cell office:value-type="float" office:value="1.47680948086289E+018" calcext:value-type="float">
            <text:p>1.47680948086289E+018</text:p>
          </table:table-cell>
          <table:table-cell office:value-type="float" office:value="1.4768094811593E+018" calcext:value-type="float">
            <text:p>1.4768094811593E+018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.4768090766408E+018" calcext:value-type="float">
            <text:p>1.4768090766408E+018</text:p>
          </table:table-cell>
          <table:table-cell office:value-type="float" office:value="1.47680907680131E+018" calcext:value-type="float">
            <text:p>1.47680907680131E+018</text:p>
          </table:table-cell>
          <table:table-cell office:value-type="float" office:value="1.47680923950179E+018" calcext:value-type="float">
            <text:p>1.47680923950179E+018</text:p>
          </table:table-cell>
          <table:table-cell office:value-type="float" office:value="1.47680923975795E+018" calcext:value-type="float">
            <text:p>1.47680923975795E+018</text:p>
          </table:table-cell>
          <table:table-cell office:value-type="float" office:value="1.47680948086324E+018" calcext:value-type="float">
            <text:p>1.47680948086324E+018</text:p>
          </table:table-cell>
          <table:table-cell office:value-type="float" office:value="1.47680948115949E+018" calcext:value-type="float">
            <text:p>1.47680948115949E+018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.47680907664116E+018" calcext:value-type="float">
            <text:p>1.47680907664116E+018</text:p>
          </table:table-cell>
          <table:table-cell office:value-type="float" office:value="1.47680907680605E+018" calcext:value-type="float">
            <text:p>1.47680907680605E+018</text:p>
          </table:table-cell>
          <table:table-cell office:value-type="float" office:value="1.47680923950214E+018" calcext:value-type="float">
            <text:p>1.47680923950214E+018</text:p>
          </table:table-cell>
          <table:table-cell office:value-type="float" office:value="1.47680923975823E+018" calcext:value-type="float">
            <text:p>1.47680923975823E+018</text:p>
          </table:table-cell>
          <table:table-cell office:value-type="float" office:value="1.47680948086359E+018" calcext:value-type="float">
            <text:p>1.47680948086359E+018</text:p>
          </table:table-cell>
          <table:table-cell office:value-type="float" office:value="1.47680948115967E+018" calcext:value-type="float">
            <text:p>1.47680948115967E+018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.47680907664151E+018" calcext:value-type="float">
            <text:p>1.47680907664151E+018</text:p>
          </table:table-cell>
          <table:table-cell office:value-type="float" office:value="1.47680907680909E+018" calcext:value-type="float">
            <text:p>1.47680907680909E+018</text:p>
          </table:table-cell>
          <table:table-cell office:value-type="float" office:value="1.47680923950251E+018" calcext:value-type="float">
            <text:p>1.47680923950251E+018</text:p>
          </table:table-cell>
          <table:table-cell office:value-type="float" office:value="1.47680923975829E+018" calcext:value-type="float">
            <text:p>1.47680923975829E+018</text:p>
          </table:table-cell>
          <table:table-cell office:value-type="float" office:value="1.47680948086394E+018" calcext:value-type="float">
            <text:p>1.47680948086394E+018</text:p>
          </table:table-cell>
          <table:table-cell office:value-type="float" office:value="1.47680948115988E+018" calcext:value-type="float">
            <text:p>1.47680948115988E+018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.47680907664186E+018" calcext:value-type="float">
            <text:p>1.47680907664186E+018</text:p>
          </table:table-cell>
          <table:table-cell office:value-type="float" office:value="1.476809076816E+018" calcext:value-type="float">
            <text:p>1.476809076816E+018</text:p>
          </table:table-cell>
          <table:table-cell office:value-type="float" office:value="1.47680923950286E+018" calcext:value-type="float">
            <text:p>1.47680923950286E+018</text:p>
          </table:table-cell>
          <table:table-cell office:value-type="float" office:value="1.47680923975847E+018" calcext:value-type="float">
            <text:p>1.47680923975847E+018</text:p>
          </table:table-cell>
          <table:table-cell office:value-type="float" office:value="1.47680948086429E+018" calcext:value-type="float">
            <text:p>1.47680948086429E+018</text:p>
          </table:table-cell>
          <table:table-cell office:value-type="float" office:value="1.47680948116008E+018" calcext:value-type="float">
            <text:p>1.47680948116008E+018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.47680907664233E+018" calcext:value-type="float">
            <text:p>1.47680907664233E+018</text:p>
          </table:table-cell>
          <table:table-cell office:value-type="float" office:value="1.47680907681634E+018" calcext:value-type="float">
            <text:p>1.47680907681634E+018</text:p>
          </table:table-cell>
          <table:table-cell office:value-type="float" office:value="1.47680923950321E+018" calcext:value-type="float">
            <text:p>1.47680923950321E+018</text:p>
          </table:table-cell>
          <table:table-cell office:value-type="float" office:value="1.47680923975875E+018" calcext:value-type="float">
            <text:p>1.47680923975875E+018</text:p>
          </table:table-cell>
          <table:table-cell office:value-type="float" office:value="1.47680948086463E+018" calcext:value-type="float">
            <text:p>1.47680948086463E+018</text:p>
          </table:table-cell>
          <table:table-cell office:value-type="float" office:value="1.47680948116025E+018" calcext:value-type="float">
            <text:p>1.47680948116025E+018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.47680907664274E+018" calcext:value-type="float">
            <text:p>1.47680907664274E+018</text:p>
          </table:table-cell>
          <table:table-cell office:value-type="float" office:value="1.47680907681749E+018" calcext:value-type="float">
            <text:p>1.47680907681749E+018</text:p>
          </table:table-cell>
          <table:table-cell office:value-type="float" office:value="1.47680923950356E+018" calcext:value-type="float">
            <text:p>1.47680923950356E+018</text:p>
          </table:table-cell>
          <table:table-cell office:value-type="float" office:value="1.47680923975881E+018" calcext:value-type="float">
            <text:p>1.47680923975881E+018</text:p>
          </table:table-cell>
          <table:table-cell office:value-type="float" office:value="1.47680948086502E+018" calcext:value-type="float">
            <text:p>1.47680948086502E+018</text:p>
          </table:table-cell>
          <table:table-cell office:value-type="float" office:value="1.47680948116046E+018" calcext:value-type="float">
            <text:p>1.47680948116046E+018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.4768090766431E+018" calcext:value-type="float">
            <text:p>1.4768090766431E+018</text:p>
          </table:table-cell>
          <table:table-cell office:value-type="float" office:value="1.47680907681803E+018" calcext:value-type="float">
            <text:p>1.47680907681803E+018</text:p>
          </table:table-cell>
          <table:table-cell office:value-type="float" office:value="1.47680923950391E+018" calcext:value-type="float">
            <text:p>1.47680923950391E+018</text:p>
          </table:table-cell>
          <table:table-cell office:value-type="float" office:value="1.47680923975899E+018" calcext:value-type="float">
            <text:p>1.47680923975899E+018</text:p>
          </table:table-cell>
          <table:table-cell office:value-type="float" office:value="1.47680948086537E+018" calcext:value-type="float">
            <text:p>1.47680948086537E+018</text:p>
          </table:table-cell>
          <table:table-cell office:value-type="float" office:value="1.47680948116067E+018" calcext:value-type="float">
            <text:p>1.47680948116067E+018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.47680907664345E+018" calcext:value-type="float">
            <text:p>1.47680907664345E+018</text:p>
          </table:table-cell>
          <table:table-cell office:value-type="float" office:value="1.47680907681865E+018" calcext:value-type="float">
            <text:p>1.47680907681865E+018</text:p>
          </table:table-cell>
          <table:table-cell office:value-type="float" office:value="1.47680923950426E+018" calcext:value-type="float">
            <text:p>1.47680923950426E+018</text:p>
          </table:table-cell>
          <table:table-cell office:value-type="float" office:value="1.47680923975929E+018" calcext:value-type="float">
            <text:p>1.47680923975929E+018</text:p>
          </table:table-cell>
          <table:table-cell office:value-type="float" office:value="1.47680948086573E+018" calcext:value-type="float">
            <text:p>1.47680948086573E+018</text:p>
          </table:table-cell>
          <table:table-cell office:value-type="float" office:value="1.47680948116086E+018" calcext:value-type="float">
            <text:p>1.47680948116086E+018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.47680907664381E+018" calcext:value-type="float">
            <text:p>1.47680907664381E+018</text:p>
          </table:table-cell>
          <table:table-cell office:value-type="float" office:value="1.47680907681889E+018" calcext:value-type="float">
            <text:p>1.47680907681889E+018</text:p>
          </table:table-cell>
          <table:table-cell office:value-type="float" office:value="1.47680923950461E+018" calcext:value-type="float">
            <text:p>1.47680923950461E+018</text:p>
          </table:table-cell>
          <table:table-cell office:value-type="float" office:value="1.47680923975934E+018" calcext:value-type="float">
            <text:p>1.47680923975934E+018</text:p>
          </table:table-cell>
          <table:table-cell office:value-type="float" office:value="1.47680948086609E+018" calcext:value-type="float">
            <text:p>1.47680948086609E+018</text:p>
          </table:table-cell>
          <table:table-cell office:value-type="float" office:value="1.47680948116107E+018" calcext:value-type="float">
            <text:p>1.47680948116107E+018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.47680907664429E+018" calcext:value-type="float">
            <text:p>1.47680907664429E+018</text:p>
          </table:table-cell>
          <table:table-cell office:value-type="float" office:value="1.47680907681895E+018" calcext:value-type="float">
            <text:p>1.47680907681895E+018</text:p>
          </table:table-cell>
          <table:table-cell office:value-type="float" office:value="1.47680923950496E+018" calcext:value-type="float">
            <text:p>1.47680923950496E+018</text:p>
          </table:table-cell>
          <table:table-cell office:value-type="float" office:value="1.47680923975952E+018" calcext:value-type="float">
            <text:p>1.47680923975952E+018</text:p>
          </table:table-cell>
          <table:table-cell office:value-type="float" office:value="1.47680948086648E+018" calcext:value-type="float">
            <text:p>1.47680948086648E+018</text:p>
          </table:table-cell>
          <table:table-cell office:value-type="float" office:value="1.47680948116125E+018" calcext:value-type="float">
            <text:p>1.47680948116125E+018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.47680907664471E+018" calcext:value-type="float">
            <text:p>1.47680907664471E+018</text:p>
          </table:table-cell>
          <table:table-cell office:value-type="float" office:value="1.47680907681912E+018" calcext:value-type="float">
            <text:p>1.47680907681912E+018</text:p>
          </table:table-cell>
          <table:table-cell office:value-type="float" office:value="1.47680923950531E+018" calcext:value-type="float">
            <text:p>1.47680923950531E+018</text:p>
          </table:table-cell>
          <table:table-cell office:value-type="float" office:value="1.4768092397598E+018" calcext:value-type="float">
            <text:p>1.4768092397598E+018</text:p>
          </table:table-cell>
          <table:table-cell office:value-type="float" office:value="1.47680948086686E+018" calcext:value-type="float">
            <text:p>1.47680948086686E+018</text:p>
          </table:table-cell>
          <table:table-cell office:value-type="float" office:value="1.47680948116143E+018" calcext:value-type="float">
            <text:p>1.47680948116143E+018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.47680907664507E+018" calcext:value-type="float">
            <text:p>1.47680907664507E+018</text:p>
          </table:table-cell>
          <table:table-cell office:value-type="float" office:value="1.47680907681957E+018" calcext:value-type="float">
            <text:p>1.47680907681957E+018</text:p>
          </table:table-cell>
          <table:table-cell office:value-type="float" office:value="1.47680923950566E+018" calcext:value-type="float">
            <text:p>1.47680923950566E+018</text:p>
          </table:table-cell>
          <table:table-cell office:value-type="float" office:value="1.47680923975986E+018" calcext:value-type="float">
            <text:p>1.47680923975986E+018</text:p>
          </table:table-cell>
          <table:table-cell office:value-type="float" office:value="1.47680948086722E+018" calcext:value-type="float">
            <text:p>1.47680948086722E+018</text:p>
          </table:table-cell>
          <table:table-cell office:value-type="float" office:value="1.47680948116164E+018" calcext:value-type="float">
            <text:p>1.47680948116164E+018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.47680907664542E+018" calcext:value-type="float">
            <text:p>1.47680907664542E+018</text:p>
          </table:table-cell>
          <table:table-cell office:value-type="float" office:value="1.47680907681975E+018" calcext:value-type="float">
            <text:p>1.47680907681975E+018</text:p>
          </table:table-cell>
          <table:table-cell office:value-type="float" office:value="1.47680923950604E+018" calcext:value-type="float">
            <text:p>1.47680923950604E+018</text:p>
          </table:table-cell>
          <table:table-cell office:value-type="float" office:value="1.47680923976004E+018" calcext:value-type="float">
            <text:p>1.47680923976004E+018</text:p>
          </table:table-cell>
          <table:table-cell office:value-type="float" office:value="1.47680948086758E+018" calcext:value-type="float">
            <text:p>1.47680948086758E+018</text:p>
          </table:table-cell>
          <table:table-cell office:value-type="float" office:value="1.47680948116184E+018" calcext:value-type="float">
            <text:p>1.47680948116184E+018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.47680907664577E+018" calcext:value-type="float">
            <text:p>1.47680907664577E+018</text:p>
          </table:table-cell>
          <table:table-cell office:value-type="float" office:value="1.47680907682384E+018" calcext:value-type="float">
            <text:p>1.47680907682384E+018</text:p>
          </table:table-cell>
          <table:table-cell office:value-type="float" office:value="1.47680923950645E+018" calcext:value-type="float">
            <text:p>1.47680923950645E+018</text:p>
          </table:table-cell>
          <table:table-cell office:value-type="float" office:value="1.47680923976033E+018" calcext:value-type="float">
            <text:p>1.47680923976033E+018</text:p>
          </table:table-cell>
          <table:table-cell office:value-type="float" office:value="1.47680948086794E+018" calcext:value-type="float">
            <text:p>1.47680948086794E+018</text:p>
          </table:table-cell>
          <table:table-cell office:value-type="float" office:value="1.47680948116201E+018" calcext:value-type="float">
            <text:p>1.47680948116201E+018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.47680907664611E+018" calcext:value-type="float">
            <text:p>1.47680907664611E+018</text:p>
          </table:table-cell>
          <table:table-cell office:value-type="float" office:value="1.47680907682471E+018" calcext:value-type="float">
            <text:p>1.47680907682471E+018</text:p>
          </table:table-cell>
          <table:table-cell office:value-type="float" office:value="1.47680923950686E+018" calcext:value-type="float">
            <text:p>1.47680923950686E+018</text:p>
          </table:table-cell>
          <table:table-cell office:value-type="float" office:value="1.47680923976039E+018" calcext:value-type="float">
            <text:p>1.47680923976039E+018</text:p>
          </table:table-cell>
          <table:table-cell office:value-type="float" office:value="1.47680948086829E+018" calcext:value-type="float">
            <text:p>1.47680948086829E+018</text:p>
          </table:table-cell>
          <table:table-cell office:value-type="float" office:value="1.47680948116222E+018" calcext:value-type="float">
            <text:p>1.47680948116222E+018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.47680907664703E+018" calcext:value-type="float">
            <text:p>1.47680907664703E+018</text:p>
          </table:table-cell>
          <table:table-cell office:value-type="float" office:value="1.47680907682519E+018" calcext:value-type="float">
            <text:p>1.47680907682519E+018</text:p>
          </table:table-cell>
          <table:table-cell office:value-type="float" office:value="1.47680923950723E+018" calcext:value-type="float">
            <text:p>1.47680923950723E+018</text:p>
          </table:table-cell>
          <table:table-cell office:value-type="float" office:value="1.47680923976056E+018" calcext:value-type="float">
            <text:p>1.47680923976056E+018</text:p>
          </table:table-cell>
          <table:table-cell office:value-type="float" office:value="1.47680948086864E+018" calcext:value-type="float">
            <text:p>1.47680948086864E+018</text:p>
          </table:table-cell>
          <table:table-cell office:value-type="float" office:value="1.47680948116241E+018" calcext:value-type="float">
            <text:p>1.47680948116241E+018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.47680907664743E+018" calcext:value-type="float">
            <text:p>1.47680907664743E+018</text:p>
          </table:table-cell>
          <table:table-cell office:value-type="float" office:value="1.47680907682541E+018" calcext:value-type="float">
            <text:p>1.47680907682541E+018</text:p>
          </table:table-cell>
          <table:table-cell office:value-type="float" office:value="1.47680923950759E+018" calcext:value-type="float">
            <text:p>1.47680923950759E+018</text:p>
          </table:table-cell>
          <table:table-cell office:value-type="float" office:value="1.47680923976084E+018" calcext:value-type="float">
            <text:p>1.47680923976084E+018</text:p>
          </table:table-cell>
          <table:table-cell office:value-type="float" office:value="1.47680948086898E+018" calcext:value-type="float">
            <text:p>1.47680948086898E+018</text:p>
          </table:table-cell>
          <table:table-cell office:value-type="float" office:value="1.47680948116258E+018" calcext:value-type="float">
            <text:p>1.47680948116258E+018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.47680907664791E+018" calcext:value-type="float">
            <text:p>1.47680907664791E+018</text:p>
          </table:table-cell>
          <table:table-cell office:value-type="float" office:value="1.47680907682559E+018" calcext:value-type="float">
            <text:p>1.47680907682559E+018</text:p>
          </table:table-cell>
          <table:table-cell office:value-type="float" office:value="1.47680923950794E+018" calcext:value-type="float">
            <text:p>1.47680923950794E+018</text:p>
          </table:table-cell>
          <table:table-cell office:value-type="float" office:value="1.4768092397609E+018" calcext:value-type="float">
            <text:p>1.4768092397609E+018</text:p>
          </table:table-cell>
          <table:table-cell office:value-type="float" office:value="1.47680948086934E+018" calcext:value-type="float">
            <text:p>1.47680948086934E+018</text:p>
          </table:table-cell>
          <table:table-cell office:value-type="float" office:value="1.4768094811628E+018" calcext:value-type="float">
            <text:p>1.4768094811628E+0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47680907664839E+018" calcext:value-type="float">
            <text:p>1.47680907664839E+018</text:p>
          </table:table-cell>
          <table:table-cell office:value-type="float" office:value="1.47680907682613E+018" calcext:value-type="float">
            <text:p>1.47680907682613E+018</text:p>
          </table:table-cell>
          <table:table-cell office:value-type="float" office:value="1.47680923950829E+018" calcext:value-type="float">
            <text:p>1.47680923950829E+018</text:p>
          </table:table-cell>
          <table:table-cell office:value-type="float" office:value="1.47680923976108E+018" calcext:value-type="float">
            <text:p>1.47680923976108E+018</text:p>
          </table:table-cell>
          <table:table-cell office:value-type="float" office:value="1.47680948086969E+018" calcext:value-type="float">
            <text:p>1.47680948086969E+018</text:p>
          </table:table-cell>
          <table:table-cell office:value-type="float" office:value="1.47680948116299E+018" calcext:value-type="float">
            <text:p>1.47680948116299E+018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.47680907664891E+018" calcext:value-type="float">
            <text:p>1.47680907664891E+018</text:p>
          </table:table-cell>
          <table:table-cell office:value-type="float" office:value="1.47680907682677E+018" calcext:value-type="float">
            <text:p>1.47680907682677E+018</text:p>
          </table:table-cell>
          <table:table-cell office:value-type="float" office:value="1.47680923950864E+018" calcext:value-type="float">
            <text:p>1.47680923950864E+018</text:p>
          </table:table-cell>
          <table:table-cell office:value-type="float" office:value="1.47680923976136E+018" calcext:value-type="float">
            <text:p>1.47680923976136E+018</text:p>
          </table:table-cell>
          <table:table-cell office:value-type="float" office:value="1.47680948087004E+018" calcext:value-type="float">
            <text:p>1.47680948087004E+018</text:p>
          </table:table-cell>
          <table:table-cell office:value-type="float" office:value="1.47680948116315E+018" calcext:value-type="float">
            <text:p>1.47680948116315E+018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.47680907664929E+018" calcext:value-type="float">
            <text:p>1.47680907664929E+018</text:p>
          </table:table-cell>
          <table:table-cell office:value-type="float" office:value="1.47680907682841E+018" calcext:value-type="float">
            <text:p>1.47680907682841E+018</text:p>
          </table:table-cell>
          <table:table-cell office:value-type="float" office:value="1.47680923950899E+018" calcext:value-type="float">
            <text:p>1.47680923950899E+018</text:p>
          </table:table-cell>
          <table:table-cell office:value-type="float" office:value="1.47680923976142E+018" calcext:value-type="float">
            <text:p>1.47680923976142E+018</text:p>
          </table:table-cell>
          <table:table-cell office:value-type="float" office:value="1.47680948087043E+018" calcext:value-type="float">
            <text:p>1.47680948087043E+018</text:p>
          </table:table-cell>
          <table:table-cell office:value-type="float" office:value="1.47680948116337E+018" calcext:value-type="float">
            <text:p>1.47680948116337E+018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.47680907664971E+018" calcext:value-type="float">
            <text:p>1.47680907664971E+018</text:p>
          </table:table-cell>
          <table:table-cell office:value-type="float" office:value="1.47680907682886E+018" calcext:value-type="float">
            <text:p>1.47680907682886E+018</text:p>
          </table:table-cell>
          <table:table-cell office:value-type="float" office:value="1.47680923950934E+018" calcext:value-type="float">
            <text:p>1.47680923950934E+018</text:p>
          </table:table-cell>
          <table:table-cell office:value-type="float" office:value="1.4768092397616E+018" calcext:value-type="float">
            <text:p>1.4768092397616E+018</text:p>
          </table:table-cell>
          <table:table-cell office:value-type="float" office:value="1.47680948087079E+018" calcext:value-type="float">
            <text:p>1.47680948087079E+018</text:p>
          </table:table-cell>
          <table:table-cell office:value-type="float" office:value="1.47680948116355E+018" calcext:value-type="float">
            <text:p>1.47680948116355E+018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.47680907665015E+018" calcext:value-type="float">
            <text:p>1.47680907665015E+018</text:p>
          </table:table-cell>
          <table:table-cell office:value-type="float" office:value="1.47680907682977E+018" calcext:value-type="float">
            <text:p>1.47680907682977E+018</text:p>
          </table:table-cell>
          <table:table-cell office:value-type="float" office:value="1.4768092395097E+018" calcext:value-type="float">
            <text:p>1.4768092395097E+018</text:p>
          </table:table-cell>
          <table:table-cell office:value-type="float" office:value="1.47680923976188E+018" calcext:value-type="float">
            <text:p>1.47680923976188E+018</text:p>
          </table:table-cell>
          <table:table-cell office:value-type="float" office:value="1.47680948087119E+018" calcext:value-type="float">
            <text:p>1.47680948087119E+018</text:p>
          </table:table-cell>
          <table:table-cell office:value-type="float" office:value="1.47680948116374E+018" calcext:value-type="float">
            <text:p>1.47680948116374E+018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.47680907665076E+018" calcext:value-type="float">
            <text:p>1.47680907665076E+018</text:p>
          </table:table-cell>
          <table:table-cell office:value-type="float" office:value="1.47680907683486E+018" calcext:value-type="float">
            <text:p>1.47680907683486E+018</text:p>
          </table:table-cell>
          <table:table-cell office:value-type="float" office:value="1.47680923951025E+018" calcext:value-type="float">
            <text:p>1.47680923951025E+018</text:p>
          </table:table-cell>
          <table:table-cell office:value-type="float" office:value="1.47680923976194E+018" calcext:value-type="float">
            <text:p>1.47680923976194E+018</text:p>
          </table:table-cell>
          <table:table-cell office:value-type="float" office:value="1.47680948087156E+018" calcext:value-type="float">
            <text:p>1.47680948087156E+018</text:p>
          </table:table-cell>
          <table:table-cell office:value-type="float" office:value="1.47680948116393E+018" calcext:value-type="float">
            <text:p>1.47680948116393E+018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.47680907665121E+018" calcext:value-type="float">
            <text:p>1.47680907665121E+018</text:p>
          </table:table-cell>
          <table:table-cell office:value-type="float" office:value="1.47680907683542E+018" calcext:value-type="float">
            <text:p>1.47680907683542E+018</text:p>
          </table:table-cell>
          <table:table-cell office:value-type="float" office:value="1.47680923951066E+018" calcext:value-type="float">
            <text:p>1.47680923951066E+018</text:p>
          </table:table-cell>
          <table:table-cell office:value-type="float" office:value="1.47680923976212E+018" calcext:value-type="float">
            <text:p>1.47680923976212E+018</text:p>
          </table:table-cell>
          <table:table-cell office:value-type="float" office:value="1.47680948087192E+018" calcext:value-type="float">
            <text:p>1.47680948087192E+018</text:p>
          </table:table-cell>
          <table:table-cell office:value-type="float" office:value="1.4768094811641E+018" calcext:value-type="float">
            <text:p>1.4768094811641E+018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.47680907665174E+018" calcext:value-type="float">
            <text:p>1.47680907665174E+018</text:p>
          </table:table-cell>
          <table:table-cell office:value-type="float" office:value="1.47680907683592E+018" calcext:value-type="float">
            <text:p>1.47680907683592E+018</text:p>
          </table:table-cell>
          <table:table-cell office:value-type="float" office:value="1.47680923951105E+018" calcext:value-type="float">
            <text:p>1.47680923951105E+018</text:p>
          </table:table-cell>
          <table:table-cell office:value-type="float" office:value="1.4768092397624E+018" calcext:value-type="float">
            <text:p>1.4768092397624E+018</text:p>
          </table:table-cell>
          <table:table-cell office:value-type="float" office:value="1.47680948087228E+018" calcext:value-type="float">
            <text:p>1.47680948087228E+018</text:p>
          </table:table-cell>
          <table:table-cell office:value-type="float" office:value="1.4768094811643E+018" calcext:value-type="float">
            <text:p>1.4768094811643E+018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.47680907665221E+018" calcext:value-type="float">
            <text:p>1.47680907665221E+018</text:p>
          </table:table-cell>
          <table:table-cell office:value-type="float" office:value="1.47680907683825E+018" calcext:value-type="float">
            <text:p>1.47680907683825E+018</text:p>
          </table:table-cell>
          <table:table-cell office:value-type="float" office:value="1.47680923951157E+018" calcext:value-type="float">
            <text:p>1.47680923951157E+018</text:p>
          </table:table-cell>
          <table:table-cell office:value-type="float" office:value="1.47680923976246E+018" calcext:value-type="float">
            <text:p>1.47680923976246E+018</text:p>
          </table:table-cell>
          <table:table-cell office:value-type="float" office:value="1.47680948087262E+018" calcext:value-type="float">
            <text:p>1.47680948087262E+018</text:p>
          </table:table-cell>
          <table:table-cell office:value-type="float" office:value="1.47680948116449E+018" calcext:value-type="float">
            <text:p>1.47680948116449E+018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.47680907665269E+018" calcext:value-type="float">
            <text:p>1.47680907665269E+018</text:p>
          </table:table-cell>
          <table:table-cell office:value-type="float" office:value="1.47680907683882E+018" calcext:value-type="float">
            <text:p>1.47680907683882E+018</text:p>
          </table:table-cell>
          <table:table-cell office:value-type="float" office:value="1.47680923951238E+018" calcext:value-type="float">
            <text:p>1.47680923951238E+018</text:p>
          </table:table-cell>
          <table:table-cell office:value-type="float" office:value="1.47680923976264E+018" calcext:value-type="float">
            <text:p>1.47680923976264E+018</text:p>
          </table:table-cell>
          <table:table-cell office:value-type="float" office:value="1.47680948087297E+018" calcext:value-type="float">
            <text:p>1.47680948087297E+018</text:p>
          </table:table-cell>
          <table:table-cell office:value-type="float" office:value="1.47680948116466E+018" calcext:value-type="float">
            <text:p>1.47680948116466E+018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.47680907665307E+018" calcext:value-type="float">
            <text:p>1.47680907665307E+018</text:p>
          </table:table-cell>
          <table:table-cell office:value-type="float" office:value="1.47680907683958E+018" calcext:value-type="float">
            <text:p>1.47680907683958E+018</text:p>
          </table:table-cell>
          <table:table-cell office:value-type="float" office:value="1.47680923951279E+018" calcext:value-type="float">
            <text:p>1.47680923951279E+018</text:p>
          </table:table-cell>
          <table:table-cell office:value-type="float" office:value="1.47680923976292E+018" calcext:value-type="float">
            <text:p>1.47680923976292E+018</text:p>
          </table:table-cell>
          <table:table-cell office:value-type="float" office:value="1.47680948087332E+018" calcext:value-type="float">
            <text:p>1.47680948087332E+018</text:p>
          </table:table-cell>
          <table:table-cell office:value-type="float" office:value="1.47680948116486E+018" calcext:value-type="float">
            <text:p>1.47680948116486E+018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.47680907665343E+018" calcext:value-type="float">
            <text:p>1.47680907665343E+018</text:p>
          </table:table-cell>
          <table:table-cell office:value-type="float" office:value="1.47680907683978E+018" calcext:value-type="float">
            <text:p>1.47680907683978E+018</text:p>
          </table:table-cell>
          <table:table-cell office:value-type="float" office:value="1.47680923951318E+018" calcext:value-type="float">
            <text:p>1.47680923951318E+018</text:p>
          </table:table-cell>
          <table:table-cell office:value-type="float" office:value="1.47680923976298E+018" calcext:value-type="float">
            <text:p>1.47680923976298E+018</text:p>
          </table:table-cell>
          <table:table-cell office:value-type="float" office:value="1.47680948087368E+018" calcext:value-type="float">
            <text:p>1.47680948087368E+018</text:p>
          </table:table-cell>
          <table:table-cell office:value-type="float" office:value="1.47680948116504E+018" calcext:value-type="float">
            <text:p>1.47680948116504E+01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.47680907665389E+018" calcext:value-type="float">
            <text:p>1.47680907665389E+018</text:p>
          </table:table-cell>
          <table:table-cell office:value-type="float" office:value="1.47680907684E+018" calcext:value-type="float">
            <text:p>1.47680907684E+018</text:p>
          </table:table-cell>
          <table:table-cell office:value-type="float" office:value="1.47680923951382E+018" calcext:value-type="float">
            <text:p>1.47680923951382E+018</text:p>
          </table:table-cell>
          <table:table-cell office:value-type="float" office:value="1.47680923976315E+018" calcext:value-type="float">
            <text:p>1.47680923976315E+018</text:p>
          </table:table-cell>
          <table:table-cell office:value-type="float" office:value="1.47680948087403E+018" calcext:value-type="float">
            <text:p>1.47680948087403E+018</text:p>
          </table:table-cell>
          <table:table-cell office:value-type="float" office:value="1.47680948116522E+018" calcext:value-type="float">
            <text:p>1.47680948116522E+018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.47680907665445E+018" calcext:value-type="float">
            <text:p>1.47680907665445E+018</text:p>
          </table:table-cell>
          <table:table-cell office:value-type="float" office:value="1.47680907684011E+018" calcext:value-type="float">
            <text:p>1.47680907684011E+018</text:p>
          </table:table-cell>
          <table:table-cell office:value-type="float" office:value="1.47680923951421E+018" calcext:value-type="float">
            <text:p>1.47680923951421E+018</text:p>
          </table:table-cell>
          <table:table-cell office:value-type="float" office:value="1.47680923976344E+018" calcext:value-type="float">
            <text:p>1.47680923976344E+018</text:p>
          </table:table-cell>
          <table:table-cell office:value-type="float" office:value="1.47680948087438E+018" calcext:value-type="float">
            <text:p>1.47680948087438E+018</text:p>
          </table:table-cell>
          <table:table-cell office:value-type="float" office:value="1.47680948116541E+018" calcext:value-type="float">
            <text:p>1.47680948116541E+018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.4768090766548E+018" calcext:value-type="float">
            <text:p>1.4768090766548E+018</text:p>
          </table:table-cell>
          <table:table-cell office:value-type="float" office:value="1.4768090768403E+018" calcext:value-type="float">
            <text:p>1.4768090768403E+018</text:p>
          </table:table-cell>
          <table:table-cell office:value-type="float" office:value="1.47680923951459E+018" calcext:value-type="float">
            <text:p>1.47680923951459E+018</text:p>
          </table:table-cell>
          <table:table-cell office:value-type="float" office:value="1.47680923976349E+018" calcext:value-type="float">
            <text:p>1.47680923976349E+018</text:p>
          </table:table-cell>
          <table:table-cell office:value-type="float" office:value="1.47680948087472E+018" calcext:value-type="float">
            <text:p>1.47680948087472E+018</text:p>
          </table:table-cell>
          <table:table-cell office:value-type="float" office:value="1.4768094811656E+018" calcext:value-type="float">
            <text:p>1.4768094811656E+018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.47680907665515E+018" calcext:value-type="float">
            <text:p>1.47680907665515E+018</text:p>
          </table:table-cell>
          <table:table-cell office:value-type="float" office:value="1.47680907684047E+018" calcext:value-type="float">
            <text:p>1.47680907684047E+018</text:p>
          </table:table-cell>
          <table:table-cell office:value-type="float" office:value="1.47680923951495E+018" calcext:value-type="float">
            <text:p>1.47680923951495E+018</text:p>
          </table:table-cell>
          <table:table-cell office:value-type="float" office:value="1.47680923976367E+018" calcext:value-type="float">
            <text:p>1.47680923976367E+018</text:p>
          </table:table-cell>
          <table:table-cell office:value-type="float" office:value="1.47680948087507E+018" calcext:value-type="float">
            <text:p>1.47680948087507E+018</text:p>
          </table:table-cell>
          <table:table-cell office:value-type="float" office:value="1.47680948116579E+018" calcext:value-type="float">
            <text:p>1.47680948116579E+018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.4768090766555E+018" calcext:value-type="float">
            <text:p>1.4768090766555E+018</text:p>
          </table:table-cell>
          <table:table-cell office:value-type="float" office:value="1.47680907684065E+018" calcext:value-type="float">
            <text:p>1.47680907684065E+018</text:p>
          </table:table-cell>
          <table:table-cell office:value-type="float" office:value="1.4768092395153E+018" calcext:value-type="float">
            <text:p>1.4768092395153E+018</text:p>
          </table:table-cell>
          <table:table-cell office:value-type="float" office:value="1.47680923976396E+018" calcext:value-type="float">
            <text:p>1.47680923976396E+018</text:p>
          </table:table-cell>
          <table:table-cell office:value-type="float" office:value="1.47680948087542E+018" calcext:value-type="float">
            <text:p>1.47680948087542E+018</text:p>
          </table:table-cell>
          <table:table-cell office:value-type="float" office:value="1.47680948116598E+018" calcext:value-type="float">
            <text:p>1.47680948116598E+018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.47680907665585E+018" calcext:value-type="float">
            <text:p>1.47680907665585E+018</text:p>
          </table:table-cell>
          <table:table-cell office:value-type="float" office:value="1.47680907684096E+018" calcext:value-type="float">
            <text:p>1.47680907684096E+018</text:p>
          </table:table-cell>
          <table:table-cell office:value-type="float" office:value="1.47680923951605E+018" calcext:value-type="float">
            <text:p>1.47680923951605E+018</text:p>
          </table:table-cell>
          <table:table-cell office:value-type="float" office:value="1.47680923976401E+018" calcext:value-type="float">
            <text:p>1.47680923976401E+018</text:p>
          </table:table-cell>
          <table:table-cell office:value-type="float" office:value="1.47680948087577E+018" calcext:value-type="float">
            <text:p>1.47680948087577E+018</text:p>
          </table:table-cell>
          <table:table-cell office:value-type="float" office:value="1.47680948116617E+018" calcext:value-type="float">
            <text:p>1.47680948116617E+018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.47680907665636E+018" calcext:value-type="float">
            <text:p>1.47680907665636E+018</text:p>
          </table:table-cell>
          <table:table-cell office:value-type="float" office:value="1.47680907684114E+018" calcext:value-type="float">
            <text:p>1.47680907684114E+018</text:p>
          </table:table-cell>
          <table:table-cell office:value-type="float" office:value="1.47680923951646E+018" calcext:value-type="float">
            <text:p>1.47680923951646E+018</text:p>
          </table:table-cell>
          <table:table-cell office:value-type="float" office:value="1.47680923976419E+018" calcext:value-type="float">
            <text:p>1.47680923976419E+018</text:p>
          </table:table-cell>
          <table:table-cell office:value-type="float" office:value="1.47680948087612E+018" calcext:value-type="float">
            <text:p>1.47680948087612E+018</text:p>
          </table:table-cell>
          <table:table-cell office:value-type="float" office:value="1.47680948116637E+018" calcext:value-type="float">
            <text:p>1.47680948116637E+018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.47680907665679E+018" calcext:value-type="float">
            <text:p>1.47680907665679E+018</text:p>
          </table:table-cell>
          <table:table-cell office:value-type="float" office:value="1.47680907684146E+018" calcext:value-type="float">
            <text:p>1.47680907684146E+018</text:p>
          </table:table-cell>
          <table:table-cell office:value-type="float" office:value="1.47680923951681E+018" calcext:value-type="float">
            <text:p>1.47680923951681E+018</text:p>
          </table:table-cell>
          <table:table-cell office:value-type="float" office:value="1.47680923976447E+018" calcext:value-type="float">
            <text:p>1.47680923976447E+018</text:p>
          </table:table-cell>
          <table:table-cell office:value-type="float" office:value="1.47680948087655E+018" calcext:value-type="float">
            <text:p>1.47680948087655E+018</text:p>
          </table:table-cell>
          <table:table-cell office:value-type="float" office:value="1.47680948116654E+018" calcext:value-type="float">
            <text:p>1.47680948116654E+018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.47680907665715E+018" calcext:value-type="float">
            <text:p>1.47680907665715E+018</text:p>
          </table:table-cell>
          <table:table-cell office:value-type="float" office:value="1.47680907684169E+018" calcext:value-type="float">
            <text:p>1.47680907684169E+018</text:p>
          </table:table-cell>
          <table:table-cell office:value-type="float" office:value="1.47680923951723E+018" calcext:value-type="float">
            <text:p>1.47680923951723E+018</text:p>
          </table:table-cell>
          <table:table-cell office:value-type="float" office:value="1.47680923976453E+018" calcext:value-type="float">
            <text:p>1.47680923976453E+018</text:p>
          </table:table-cell>
          <table:table-cell office:value-type="float" office:value="1.4768094808769E+018" calcext:value-type="float">
            <text:p>1.4768094808769E+018</text:p>
          </table:table-cell>
          <table:table-cell office:value-type="float" office:value="1.4768094811667E+018" calcext:value-type="float">
            <text:p>1.4768094811667E+018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.4768090766575E+018" calcext:value-type="float">
            <text:p>1.4768090766575E+018</text:p>
          </table:table-cell>
          <table:table-cell office:value-type="float" office:value="1.47680907684194E+018" calcext:value-type="float">
            <text:p>1.47680907684194E+018</text:p>
          </table:table-cell>
          <table:table-cell office:value-type="float" office:value="1.47680923951764E+018" calcext:value-type="float">
            <text:p>1.47680923951764E+018</text:p>
          </table:table-cell>
          <table:table-cell office:value-type="float" office:value="1.47680923976471E+018" calcext:value-type="float">
            <text:p>1.47680923976471E+018</text:p>
          </table:table-cell>
          <table:table-cell office:value-type="float" office:value="1.47680948087725E+018" calcext:value-type="float">
            <text:p>1.47680948087725E+018</text:p>
          </table:table-cell>
          <table:table-cell office:value-type="float" office:value="1.47680948116692E+018" calcext:value-type="float">
            <text:p>1.47680948116692E+018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.47680907665786E+018" calcext:value-type="float">
            <text:p>1.47680907665786E+018</text:p>
          </table:table-cell>
          <table:table-cell office:value-type="float" office:value="1.47680907684227E+018" calcext:value-type="float">
            <text:p>1.47680907684227E+018</text:p>
          </table:table-cell>
          <table:table-cell office:value-type="float" office:value="1.47680923951802E+018" calcext:value-type="float">
            <text:p>1.47680923951802E+018</text:p>
          </table:table-cell>
          <table:table-cell office:value-type="float" office:value="1.47680923976499E+018" calcext:value-type="float">
            <text:p>1.47680923976499E+018</text:p>
          </table:table-cell>
          <table:table-cell office:value-type="float" office:value="1.47680948087764E+018" calcext:value-type="float">
            <text:p>1.47680948087764E+018</text:p>
          </table:table-cell>
          <table:table-cell office:value-type="float" office:value="1.47680948116708E+018" calcext:value-type="float">
            <text:p>1.47680948116708E+018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.47680907665833E+018" calcext:value-type="float">
            <text:p>1.47680907665833E+018</text:p>
          </table:table-cell>
          <table:table-cell office:value-type="float" office:value="1.47680907684617E+018" calcext:value-type="float">
            <text:p>1.47680907684617E+018</text:p>
          </table:table-cell>
          <table:table-cell office:value-type="float" office:value="1.47680923951838E+018" calcext:value-type="float">
            <text:p>1.47680923951838E+018</text:p>
          </table:table-cell>
          <table:table-cell office:value-type="float" office:value="1.47680923976505E+018" calcext:value-type="float">
            <text:p>1.47680923976505E+018</text:p>
          </table:table-cell>
          <table:table-cell office:value-type="float" office:value="1.47680948087799E+018" calcext:value-type="float">
            <text:p>1.47680948087799E+018</text:p>
          </table:table-cell>
          <table:table-cell office:value-type="float" office:value="1.47680948116729E+018" calcext:value-type="float">
            <text:p>1.47680948116729E+018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.47680907665869E+018" calcext:value-type="float">
            <text:p>1.47680907665869E+018</text:p>
          </table:table-cell>
          <table:table-cell office:value-type="float" office:value="1.47680907684669E+018" calcext:value-type="float">
            <text:p>1.47680907684669E+018</text:p>
          </table:table-cell>
          <table:table-cell office:value-type="float" office:value="1.47680923951879E+018" calcext:value-type="float">
            <text:p>1.47680923951879E+018</text:p>
          </table:table-cell>
          <table:table-cell office:value-type="float" office:value="1.47680923976523E+018" calcext:value-type="float">
            <text:p>1.47680923976523E+018</text:p>
          </table:table-cell>
          <table:table-cell office:value-type="float" office:value="1.47680948087835E+018" calcext:value-type="float">
            <text:p>1.47680948087835E+018</text:p>
          </table:table-cell>
          <table:table-cell office:value-type="float" office:value="1.47680948116745E+018" calcext:value-type="float">
            <text:p>1.47680948116745E+018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.47680907665903E+018" calcext:value-type="float">
            <text:p>1.47680907665903E+018</text:p>
          </table:table-cell>
          <table:table-cell office:value-type="float" office:value="1.47680907684733E+018" calcext:value-type="float">
            <text:p>1.47680907684733E+018</text:p>
          </table:table-cell>
          <table:table-cell office:value-type="float" office:value="1.47680923951915E+018" calcext:value-type="float">
            <text:p>1.47680923951915E+018</text:p>
          </table:table-cell>
          <table:table-cell office:value-type="float" office:value="1.47680923976551E+018" calcext:value-type="float">
            <text:p>1.47680923976551E+018</text:p>
          </table:table-cell>
          <table:table-cell office:value-type="float" office:value="1.47680948087871E+018" calcext:value-type="float">
            <text:p>1.47680948087871E+018</text:p>
          </table:table-cell>
          <table:table-cell office:value-type="float" office:value="1.47680948116766E+018" calcext:value-type="float">
            <text:p>1.47680948116766E+018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.47680907665991E+018" calcext:value-type="float">
            <text:p>1.47680907665991E+018</text:p>
          </table:table-cell>
          <table:table-cell office:value-type="float" office:value="1.4768090768477E+018" calcext:value-type="float">
            <text:p>1.4768090768477E+018</text:p>
          </table:table-cell>
          <table:table-cell office:value-type="float" office:value="1.4768092395195E+018" calcext:value-type="float">
            <text:p>1.4768092395195E+018</text:p>
          </table:table-cell>
          <table:table-cell office:value-type="float" office:value="1.47680923976557E+018" calcext:value-type="float">
            <text:p>1.47680923976557E+018</text:p>
          </table:table-cell>
          <table:table-cell office:value-type="float" office:value="1.47680948087906E+018" calcext:value-type="float">
            <text:p>1.47680948087906E+018</text:p>
          </table:table-cell>
          <table:table-cell office:value-type="float" office:value="1.47680948116783E+018" calcext:value-type="float">
            <text:p>1.47680948116783E+018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.47680907666044E+018" calcext:value-type="float">
            <text:p>1.47680907666044E+018</text:p>
          </table:table-cell>
          <table:table-cell office:value-type="float" office:value="1.47680907684797E+018" calcext:value-type="float">
            <text:p>1.47680907684797E+018</text:p>
          </table:table-cell>
          <table:table-cell office:value-type="float" office:value="1.47680923951985E+018" calcext:value-type="float">
            <text:p>1.47680923951985E+018</text:p>
          </table:table-cell>
          <table:table-cell office:value-type="float" office:value="1.47680923976575E+018" calcext:value-type="float">
            <text:p>1.47680923976575E+018</text:p>
          </table:table-cell>
          <table:table-cell office:value-type="float" office:value="1.47680948087945E+018" calcext:value-type="float">
            <text:p>1.47680948087945E+018</text:p>
          </table:table-cell>
          <table:table-cell office:value-type="float" office:value="1.47680948116802E+018" calcext:value-type="float">
            <text:p>1.47680948116802E+018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.47680907666081E+018" calcext:value-type="float">
            <text:p>1.47680907666081E+018</text:p>
          </table:table-cell>
          <table:table-cell office:value-type="float" office:value="1.47680907684803E+018" calcext:value-type="float">
            <text:p>1.47680907684803E+018</text:p>
          </table:table-cell>
          <table:table-cell office:value-type="float" office:value="1.47680923952019E+018" calcext:value-type="float">
            <text:p>1.47680923952019E+018</text:p>
          </table:table-cell>
          <table:table-cell office:value-type="float" office:value="1.47680923976603E+018" calcext:value-type="float">
            <text:p>1.47680923976603E+018</text:p>
          </table:table-cell>
          <table:table-cell office:value-type="float" office:value="1.4768094808798E+018" calcext:value-type="float">
            <text:p>1.4768094808798E+018</text:p>
          </table:table-cell>
          <table:table-cell office:value-type="float" office:value="1.47680948116822E+018" calcext:value-type="float">
            <text:p>1.47680948116822E+018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.47680907666116E+018" calcext:value-type="float">
            <text:p>1.47680907666116E+018</text:p>
          </table:table-cell>
          <table:table-cell office:value-type="float" office:value="1.47680907684809E+018" calcext:value-type="float">
            <text:p>1.47680907684809E+018</text:p>
          </table:table-cell>
          <table:table-cell office:value-type="float" office:value="1.47680923952059E+018" calcext:value-type="float">
            <text:p>1.47680923952059E+018</text:p>
          </table:table-cell>
          <table:table-cell office:value-type="float" office:value="1.47680923976609E+018" calcext:value-type="float">
            <text:p>1.47680923976609E+018</text:p>
          </table:table-cell>
          <table:table-cell office:value-type="float" office:value="1.47680948088016E+018" calcext:value-type="float">
            <text:p>1.47680948088016E+018</text:p>
          </table:table-cell>
          <table:table-cell office:value-type="float" office:value="1.47680948116838E+018" calcext:value-type="float">
            <text:p>1.47680948116838E+018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.47680907666189E+018" calcext:value-type="float">
            <text:p>1.47680907666189E+018</text:p>
          </table:table-cell>
          <table:table-cell office:value-type="float" office:value="1.47680907684831E+018" calcext:value-type="float">
            <text:p>1.47680907684831E+018</text:p>
          </table:table-cell>
          <table:table-cell office:value-type="float" office:value="1.47680923952095E+018" calcext:value-type="float">
            <text:p>1.47680923952095E+018</text:p>
          </table:table-cell>
          <table:table-cell office:value-type="float" office:value="1.47680923976632E+018" calcext:value-type="float">
            <text:p>1.47680923976632E+018</text:p>
          </table:table-cell>
          <table:table-cell office:value-type="float" office:value="1.47680948088052E+018" calcext:value-type="float">
            <text:p>1.47680948088052E+018</text:p>
          </table:table-cell>
          <table:table-cell office:value-type="float" office:value="1.47680948116859E+018" calcext:value-type="float">
            <text:p>1.47680948116859E+018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.47680907666225E+018" calcext:value-type="float">
            <text:p>1.47680907666225E+018</text:p>
          </table:table-cell>
          <table:table-cell office:value-type="float" office:value="1.47680907684837E+018" calcext:value-type="float">
            <text:p>1.47680907684837E+018</text:p>
          </table:table-cell>
          <table:table-cell office:value-type="float" office:value="1.47680923952131E+018" calcext:value-type="float">
            <text:p>1.47680923952131E+018</text:p>
          </table:table-cell>
          <table:table-cell office:value-type="float" office:value="1.47680923976651E+018" calcext:value-type="float">
            <text:p>1.47680923976651E+018</text:p>
          </table:table-cell>
          <table:table-cell office:value-type="float" office:value="1.47680948088087E+018" calcext:value-type="float">
            <text:p>1.47680948088087E+018</text:p>
          </table:table-cell>
          <table:table-cell office:value-type="float" office:value="1.47680948116876E+018" calcext:value-type="float">
            <text:p>1.47680948116876E+018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.47680907666341E+018" calcext:value-type="float">
            <text:p>1.47680907666341E+018</text:p>
          </table:table-cell>
          <table:table-cell office:value-type="float" office:value="1.47680907684858E+018" calcext:value-type="float">
            <text:p>1.47680907684858E+018</text:p>
          </table:table-cell>
          <table:table-cell office:value-type="float" office:value="1.47680923952166E+018" calcext:value-type="float">
            <text:p>1.47680923952166E+018</text:p>
          </table:table-cell>
          <table:table-cell office:value-type="float" office:value="1.47680923976679E+018" calcext:value-type="float">
            <text:p>1.47680923976679E+018</text:p>
          </table:table-cell>
          <table:table-cell office:value-type="float" office:value="1.47680948088122E+018" calcext:value-type="float">
            <text:p>1.47680948088122E+018</text:p>
          </table:table-cell>
          <table:table-cell office:value-type="float" office:value="1.47680948116897E+018" calcext:value-type="float">
            <text:p>1.47680948116897E+018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.4768090766641E+018" calcext:value-type="float">
            <text:p>1.4768090766641E+018</text:p>
          </table:table-cell>
          <table:table-cell office:value-type="float" office:value="1.47680907684864E+018" calcext:value-type="float">
            <text:p>1.47680907684864E+018</text:p>
          </table:table-cell>
          <table:table-cell office:value-type="float" office:value="1.47680923952205E+018" calcext:value-type="float">
            <text:p>1.47680923952205E+018</text:p>
          </table:table-cell>
          <table:table-cell office:value-type="float" office:value="1.47680923976685E+018" calcext:value-type="float">
            <text:p>1.47680923976685E+018</text:p>
          </table:table-cell>
          <table:table-cell office:value-type="float" office:value="1.47680948088157E+018" calcext:value-type="float">
            <text:p>1.47680948088157E+018</text:p>
          </table:table-cell>
          <table:table-cell office:value-type="float" office:value="1.47680948116913E+018" calcext:value-type="float">
            <text:p>1.47680948116913E+018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.47680907666483E+018" calcext:value-type="float">
            <text:p>1.47680907666483E+018</text:p>
          </table:table-cell>
          <table:table-cell office:value-type="float" office:value="1.47680907684881E+018" calcext:value-type="float">
            <text:p>1.47680907684881E+018</text:p>
          </table:table-cell>
          <table:table-cell office:value-type="float" office:value="1.47680923952248E+018" calcext:value-type="float">
            <text:p>1.47680923952248E+018</text:p>
          </table:table-cell>
          <table:table-cell office:value-type="float" office:value="1.47680923976704E+018" calcext:value-type="float">
            <text:p>1.47680923976704E+018</text:p>
          </table:table-cell>
          <table:table-cell office:value-type="float" office:value="1.47680948088195E+018" calcext:value-type="float">
            <text:p>1.47680948088195E+018</text:p>
          </table:table-cell>
          <table:table-cell office:value-type="float" office:value="1.47680948116934E+018" calcext:value-type="float">
            <text:p>1.47680948116934E+018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.47680907666538E+018" calcext:value-type="float">
            <text:p>1.47680907666538E+018</text:p>
          </table:table-cell>
          <table:table-cell office:value-type="float" office:value="1.47680907685085E+018" calcext:value-type="float">
            <text:p>1.47680907685085E+018</text:p>
          </table:table-cell>
          <table:table-cell office:value-type="float" office:value="1.47680923952349E+018" calcext:value-type="float">
            <text:p>1.47680923952349E+018</text:p>
          </table:table-cell>
          <table:table-cell office:value-type="float" office:value="1.47680923976732E+018" calcext:value-type="float">
            <text:p>1.47680923976732E+018</text:p>
          </table:table-cell>
          <table:table-cell office:value-type="float" office:value="1.47680948088233E+018" calcext:value-type="float">
            <text:p>1.47680948088233E+018</text:p>
          </table:table-cell>
          <table:table-cell office:value-type="float" office:value="1.47680948116951E+018" calcext:value-type="float">
            <text:p>1.47680948116951E+018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.47680907666576E+018" calcext:value-type="float">
            <text:p>1.47680907666576E+018</text:p>
          </table:table-cell>
          <table:table-cell office:value-type="float" office:value="1.47680907685374E+018" calcext:value-type="float">
            <text:p>1.47680907685374E+018</text:p>
          </table:table-cell>
          <table:table-cell office:value-type="float" office:value="1.47680923952399E+018" calcext:value-type="float">
            <text:p>1.47680923952399E+018</text:p>
          </table:table-cell>
          <table:table-cell office:value-type="float" office:value="1.47680923976738E+018" calcext:value-type="float">
            <text:p>1.47680923976738E+018</text:p>
          </table:table-cell>
          <table:table-cell office:value-type="float" office:value="1.47680948088269E+018" calcext:value-type="float">
            <text:p>1.47680948088269E+018</text:p>
          </table:table-cell>
          <table:table-cell office:value-type="float" office:value="1.47680948116972E+018" calcext:value-type="float">
            <text:p>1.47680948116972E+018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.47680907666613E+018" calcext:value-type="float">
            <text:p>1.47680907666613E+018</text:p>
          </table:table-cell>
          <table:table-cell office:value-type="float" office:value="1.4768090768546E+018" calcext:value-type="float">
            <text:p>1.4768090768546E+018</text:p>
          </table:table-cell>
          <table:table-cell office:value-type="float" office:value="1.47680923952445E+018" calcext:value-type="float">
            <text:p>1.47680923952445E+018</text:p>
          </table:table-cell>
          <table:table-cell office:value-type="float" office:value="1.47680923976756E+018" calcext:value-type="float">
            <text:p>1.47680923976756E+018</text:p>
          </table:table-cell>
          <table:table-cell office:value-type="float" office:value="1.47680948088306E+018" calcext:value-type="float">
            <text:p>1.47680948088306E+018</text:p>
          </table:table-cell>
          <table:table-cell office:value-type="float" office:value="1.47680948116988E+018" calcext:value-type="float">
            <text:p>1.47680948116988E+018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.47680907666677E+018" calcext:value-type="float">
            <text:p>1.47680907666677E+018</text:p>
          </table:table-cell>
          <table:table-cell office:value-type="float" office:value="1.4768090768556E+018" calcext:value-type="float">
            <text:p>1.4768090768556E+018</text:p>
          </table:table-cell>
          <table:table-cell office:value-type="float" office:value="1.47680923952485E+018" calcext:value-type="float">
            <text:p>1.47680923952485E+018</text:p>
          </table:table-cell>
          <table:table-cell office:value-type="float" office:value="1.47680923976784E+018" calcext:value-type="float">
            <text:p>1.47680923976784E+018</text:p>
          </table:table-cell>
          <table:table-cell office:value-type="float" office:value="1.47680948088343E+018" calcext:value-type="float">
            <text:p>1.47680948088343E+018</text:p>
          </table:table-cell>
          <table:table-cell office:value-type="float" office:value="1.47680948117009E+018" calcext:value-type="float">
            <text:p>1.47680948117009E+018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.47680907666771E+018" calcext:value-type="float">
            <text:p>1.47680907666771E+018</text:p>
          </table:table-cell>
          <table:table-cell office:value-type="float" office:value="1.47680907685578E+018" calcext:value-type="float">
            <text:p>1.47680907685578E+018</text:p>
          </table:table-cell>
          <table:table-cell office:value-type="float" office:value="1.47680923952543E+018" calcext:value-type="float">
            <text:p>1.47680923952543E+018</text:p>
          </table:table-cell>
          <table:table-cell office:value-type="float" office:value="1.4768092397679E+018" calcext:value-type="float">
            <text:p>1.4768092397679E+018</text:p>
          </table:table-cell>
          <table:table-cell office:value-type="float" office:value="1.47680948088379E+018" calcext:value-type="float">
            <text:p>1.47680948088379E+018</text:p>
          </table:table-cell>
          <table:table-cell office:value-type="float" office:value="1.47680948117025E+018" calcext:value-type="float">
            <text:p>1.47680948117025E+018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.47680907666842E+018" calcext:value-type="float">
            <text:p>1.47680907666842E+018</text:p>
          </table:table-cell>
          <table:table-cell office:value-type="float" office:value="1.47680907685603E+018" calcext:value-type="float">
            <text:p>1.47680907685603E+018</text:p>
          </table:table-cell>
          <table:table-cell office:value-type="float" office:value="1.47680923952593E+018" calcext:value-type="float">
            <text:p>1.47680923952593E+018</text:p>
          </table:table-cell>
          <table:table-cell office:value-type="float" office:value="1.47680923976808E+018" calcext:value-type="float">
            <text:p>1.47680923976808E+018</text:p>
          </table:table-cell>
          <table:table-cell office:value-type="float" office:value="1.47680948088414E+018" calcext:value-type="float">
            <text:p>1.47680948088414E+018</text:p>
          </table:table-cell>
          <table:table-cell office:value-type="float" office:value="1.47680948117046E+018" calcext:value-type="float">
            <text:p>1.47680948117046E+018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.47680907666894E+018" calcext:value-type="float">
            <text:p>1.47680907666894E+018</text:p>
          </table:table-cell>
          <table:table-cell office:value-type="float" office:value="1.47680907685635E+018" calcext:value-type="float">
            <text:p>1.47680907685635E+018</text:p>
          </table:table-cell>
          <table:table-cell office:value-type="float" office:value="1.47680923952658E+018" calcext:value-type="float">
            <text:p>1.47680923952658E+018</text:p>
          </table:table-cell>
          <table:table-cell office:value-type="float" office:value="1.47680923976836E+018" calcext:value-type="float">
            <text:p>1.47680923976836E+018</text:p>
          </table:table-cell>
          <table:table-cell office:value-type="float" office:value="1.47680948088449E+018" calcext:value-type="float">
            <text:p>1.47680948088449E+018</text:p>
          </table:table-cell>
          <table:table-cell office:value-type="float" office:value="1.47680948117063E+018" calcext:value-type="float">
            <text:p>1.47680948117063E+018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.47680907666941E+018" calcext:value-type="float">
            <text:p>1.47680907666941E+018</text:p>
          </table:table-cell>
          <table:table-cell office:value-type="float" office:value="1.47680907685671E+018" calcext:value-type="float">
            <text:p>1.47680907685671E+018</text:p>
          </table:table-cell>
          <table:table-cell office:value-type="float" office:value="1.47680923952699E+018" calcext:value-type="float">
            <text:p>1.47680923952699E+018</text:p>
          </table:table-cell>
          <table:table-cell office:value-type="float" office:value="1.47680923976842E+018" calcext:value-type="float">
            <text:p>1.47680923976842E+018</text:p>
          </table:table-cell>
          <table:table-cell office:value-type="float" office:value="1.47680948088487E+018" calcext:value-type="float">
            <text:p>1.47680948088487E+018</text:p>
          </table:table-cell>
          <table:table-cell office:value-type="float" office:value="1.47680948117084E+018" calcext:value-type="float">
            <text:p>1.47680948117084E+018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.47680907666982E+018" calcext:value-type="float">
            <text:p>1.47680907666982E+018</text:p>
          </table:table-cell>
          <table:table-cell office:value-type="float" office:value="1.47680907685677E+018" calcext:value-type="float">
            <text:p>1.47680907685677E+018</text:p>
          </table:table-cell>
          <table:table-cell office:value-type="float" office:value="1.47680923952738E+018" calcext:value-type="float">
            <text:p>1.47680923952738E+018</text:p>
          </table:table-cell>
          <table:table-cell office:value-type="float" office:value="1.47680923976859E+018" calcext:value-type="float">
            <text:p>1.47680923976859E+018</text:p>
          </table:table-cell>
          <table:table-cell office:value-type="float" office:value="1.47680948088523E+018" calcext:value-type="float">
            <text:p>1.47680948088523E+018</text:p>
          </table:table-cell>
          <table:table-cell office:value-type="float" office:value="1.47680948117104E+018" calcext:value-type="float">
            <text:p>1.47680948117104E+018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.47680907667018E+018" calcext:value-type="float">
            <text:p>1.47680907667018E+018</text:p>
          </table:table-cell>
          <table:table-cell office:value-type="float" office:value="1.476809076857E+018" calcext:value-type="float">
            <text:p>1.476809076857E+018</text:p>
          </table:table-cell>
          <table:table-cell office:value-type="float" office:value="1.47680923952773E+018" calcext:value-type="float">
            <text:p>1.47680923952773E+018</text:p>
          </table:table-cell>
          <table:table-cell office:value-type="float" office:value="1.47680923976887E+018" calcext:value-type="float">
            <text:p>1.47680923976887E+018</text:p>
          </table:table-cell>
          <table:table-cell office:value-type="float" office:value="1.47680948088562E+018" calcext:value-type="float">
            <text:p>1.47680948088562E+018</text:p>
          </table:table-cell>
          <table:table-cell office:value-type="float" office:value="1.47680948117121E+018" calcext:value-type="float">
            <text:p>1.47680948117121E+018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.47680907667064E+018" calcext:value-type="float">
            <text:p>1.47680907667064E+018</text:p>
          </table:table-cell>
          <table:table-cell office:value-type="float" office:value="1.47680907685706E+018" calcext:value-type="float">
            <text:p>1.47680907685706E+018</text:p>
          </table:table-cell>
          <table:table-cell office:value-type="float" office:value="1.47680923952808E+018" calcext:value-type="float">
            <text:p>1.47680923952808E+018</text:p>
          </table:table-cell>
          <table:table-cell office:value-type="float" office:value="1.47680923976893E+018" calcext:value-type="float">
            <text:p>1.47680923976893E+018</text:p>
          </table:table-cell>
          <table:table-cell office:value-type="float" office:value="1.47680948088598E+018" calcext:value-type="float">
            <text:p>1.47680948088598E+018</text:p>
          </table:table-cell>
          <table:table-cell office:value-type="float" office:value="1.47680948117141E+018" calcext:value-type="float">
            <text:p>1.47680948117141E+018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.47680907667116E+018" calcext:value-type="float">
            <text:p>1.47680907667116E+018</text:p>
          </table:table-cell>
          <table:table-cell office:value-type="float" office:value="1.47680907685727E+018" calcext:value-type="float">
            <text:p>1.47680907685727E+018</text:p>
          </table:table-cell>
          <table:table-cell office:value-type="float" office:value="1.47680923952843E+018" calcext:value-type="float">
            <text:p>1.47680923952843E+018</text:p>
          </table:table-cell>
          <table:table-cell office:value-type="float" office:value="1.47680923976911E+018" calcext:value-type="float">
            <text:p>1.47680923976911E+018</text:p>
          </table:table-cell>
          <table:table-cell office:value-type="float" office:value="1.4768094808864E+018" calcext:value-type="float">
            <text:p>1.4768094808864E+018</text:p>
          </table:table-cell>
          <table:table-cell office:value-type="float" office:value="1.47680948117158E+018" calcext:value-type="float">
            <text:p>1.47680948117158E+018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.4768090766716E+018" calcext:value-type="float">
            <text:p>1.4768090766716E+018</text:p>
          </table:table-cell>
          <table:table-cell office:value-type="float" office:value="1.47680907686541E+018" calcext:value-type="float">
            <text:p>1.47680907686541E+018</text:p>
          </table:table-cell>
          <table:table-cell office:value-type="float" office:value="1.47680923952878E+018" calcext:value-type="float">
            <text:p>1.47680923952878E+018</text:p>
          </table:table-cell>
          <table:table-cell office:value-type="float" office:value="1.47680923976939E+018" calcext:value-type="float">
            <text:p>1.47680923976939E+018</text:p>
          </table:table-cell>
          <table:table-cell office:value-type="float" office:value="1.47680948088676E+018" calcext:value-type="float">
            <text:p>1.47680948088676E+018</text:p>
          </table:table-cell>
          <table:table-cell office:value-type="float" office:value="1.47680948117179E+018" calcext:value-type="float">
            <text:p>1.47680948117179E+018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.47680907667196E+018" calcext:value-type="float">
            <text:p>1.47680907667196E+018</text:p>
          </table:table-cell>
          <table:table-cell office:value-type="float" office:value="1.47680907686563E+018" calcext:value-type="float">
            <text:p>1.47680907686563E+018</text:p>
          </table:table-cell>
          <table:table-cell office:value-type="float" office:value="1.47680923952914E+018" calcext:value-type="float">
            <text:p>1.47680923952914E+018</text:p>
          </table:table-cell>
          <table:table-cell office:value-type="float" office:value="1.47680923976945E+018" calcext:value-type="float">
            <text:p>1.47680923976945E+018</text:p>
          </table:table-cell>
          <table:table-cell office:value-type="float" office:value="1.47680948088711E+018" calcext:value-type="float">
            <text:p>1.47680948088711E+018</text:p>
          </table:table-cell>
          <table:table-cell office:value-type="float" office:value="1.47680948117196E+018" calcext:value-type="float">
            <text:p>1.47680948117196E+018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.47680907667249E+018" calcext:value-type="float">
            <text:p>1.47680907667249E+018</text:p>
          </table:table-cell>
          <table:table-cell office:value-type="float" office:value="1.47680907686568E+018" calcext:value-type="float">
            <text:p>1.47680907686568E+018</text:p>
          </table:table-cell>
          <table:table-cell office:value-type="float" office:value="1.47680923952949E+018" calcext:value-type="float">
            <text:p>1.47680923952949E+018</text:p>
          </table:table-cell>
          <table:table-cell office:value-type="float" office:value="1.47680923976963E+018" calcext:value-type="float">
            <text:p>1.47680923976963E+018</text:p>
          </table:table-cell>
          <table:table-cell office:value-type="float" office:value="1.47680948088746E+018" calcext:value-type="float">
            <text:p>1.47680948088746E+018</text:p>
          </table:table-cell>
          <table:table-cell office:value-type="float" office:value="1.47680948117215E+018" calcext:value-type="float">
            <text:p>1.47680948117215E+018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.47680907667304E+018" calcext:value-type="float">
            <text:p>1.47680907667304E+018</text:p>
          </table:table-cell>
          <table:table-cell office:value-type="float" office:value="1.47680907686589E+018" calcext:value-type="float">
            <text:p>1.47680907686589E+018</text:p>
          </table:table-cell>
          <table:table-cell office:value-type="float" office:value="1.47680923952984E+018" calcext:value-type="float">
            <text:p>1.47680923952984E+018</text:p>
          </table:table-cell>
          <table:table-cell office:value-type="float" office:value="1.47680923976984E+018" calcext:value-type="float">
            <text:p>1.47680923976984E+018</text:p>
          </table:table-cell>
          <table:table-cell office:value-type="float" office:value="1.47680948088781E+018" calcext:value-type="float">
            <text:p>1.47680948088781E+018</text:p>
          </table:table-cell>
          <table:table-cell office:value-type="float" office:value="1.47680948117234E+018" calcext:value-type="float">
            <text:p>1.47680948117234E+018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.47680907667345E+018" calcext:value-type="float">
            <text:p>1.47680907667345E+018</text:p>
          </table:table-cell>
          <table:table-cell office:value-type="float" office:value="1.47680907686612E+018" calcext:value-type="float">
            <text:p>1.47680907686612E+018</text:p>
          </table:table-cell>
          <table:table-cell office:value-type="float" office:value="1.47680923953019E+018" calcext:value-type="float">
            <text:p>1.47680923953019E+018</text:p>
          </table:table-cell>
          <table:table-cell office:value-type="float" office:value="1.47680923977005E+018" calcext:value-type="float">
            <text:p>1.47680923977005E+018</text:p>
          </table:table-cell>
          <table:table-cell office:value-type="float" office:value="1.47680948088816E+018" calcext:value-type="float">
            <text:p>1.47680948088816E+018</text:p>
          </table:table-cell>
          <table:table-cell office:value-type="float" office:value="1.47680948117251E+018" calcext:value-type="float">
            <text:p>1.47680948117251E+018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.47680907667382E+018" calcext:value-type="float">
            <text:p>1.47680907667382E+018</text:p>
          </table:table-cell>
          <table:table-cell office:value-type="float" office:value="1.47680907686618E+018" calcext:value-type="float">
            <text:p>1.47680907686618E+018</text:p>
          </table:table-cell>
          <table:table-cell office:value-type="float" office:value="1.47680923953054E+018" calcext:value-type="float">
            <text:p>1.47680923953054E+018</text:p>
          </table:table-cell>
          <table:table-cell office:value-type="float" office:value="1.47680923977033E+018" calcext:value-type="float">
            <text:p>1.47680923977033E+018</text:p>
          </table:table-cell>
          <table:table-cell office:value-type="float" office:value="1.47680948088859E+018" calcext:value-type="float">
            <text:p>1.47680948088859E+018</text:p>
          </table:table-cell>
          <table:table-cell office:value-type="float" office:value="1.47680948117272E+018" calcext:value-type="float">
            <text:p>1.47680948117272E+018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.47680907667418E+018" calcext:value-type="float">
            <text:p>1.47680907667418E+018</text:p>
          </table:table-cell>
          <table:table-cell office:value-type="float" office:value="1.47680907686638E+018" calcext:value-type="float">
            <text:p>1.47680907686638E+018</text:p>
          </table:table-cell>
          <table:table-cell office:value-type="float" office:value="1.47680923953089E+018" calcext:value-type="float">
            <text:p>1.47680923953089E+018</text:p>
          </table:table-cell>
          <table:table-cell office:value-type="float" office:value="1.47680923977039E+018" calcext:value-type="float">
            <text:p>1.47680923977039E+018</text:p>
          </table:table-cell>
          <table:table-cell office:value-type="float" office:value="1.47680948088895E+018" calcext:value-type="float">
            <text:p>1.47680948088895E+018</text:p>
          </table:table-cell>
          <table:table-cell office:value-type="float" office:value="1.47680948117288E+018" calcext:value-type="float">
            <text:p>1.47680948117288E+018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.47680907667463E+018" calcext:value-type="float">
            <text:p>1.47680907667463E+018</text:p>
          </table:table-cell>
          <table:table-cell office:value-type="float" office:value="1.47680907686667E+018" calcext:value-type="float">
            <text:p>1.47680907686667E+018</text:p>
          </table:table-cell>
          <table:table-cell office:value-type="float" office:value="1.47680923953124E+018" calcext:value-type="float">
            <text:p>1.47680923953124E+018</text:p>
          </table:table-cell>
          <table:table-cell office:value-type="float" office:value="1.47680923977057E+018" calcext:value-type="float">
            <text:p>1.47680923977057E+018</text:p>
          </table:table-cell>
          <table:table-cell office:value-type="float" office:value="1.47680948088931E+018" calcext:value-type="float">
            <text:p>1.47680948088931E+018</text:p>
          </table:table-cell>
          <table:table-cell office:value-type="float" office:value="1.47680948117309E+018" calcext:value-type="float">
            <text:p>1.47680948117309E+018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.47680907667504E+018" calcext:value-type="float">
            <text:p>1.47680907667504E+018</text:p>
          </table:table-cell>
          <table:table-cell office:value-type="float" office:value="1.47680907686695E+018" calcext:value-type="float">
            <text:p>1.47680907686695E+018</text:p>
          </table:table-cell>
          <table:table-cell office:value-type="float" office:value="1.47680923953159E+018" calcext:value-type="float">
            <text:p>1.47680923953159E+018</text:p>
          </table:table-cell>
          <table:table-cell office:value-type="float" office:value="1.47680923977078E+018" calcext:value-type="float">
            <text:p>1.47680923977078E+018</text:p>
          </table:table-cell>
          <table:table-cell office:value-type="float" office:value="1.47680948088967E+018" calcext:value-type="float">
            <text:p>1.47680948088967E+018</text:p>
          </table:table-cell>
          <table:table-cell office:value-type="float" office:value="1.47680948117326E+018" calcext:value-type="float">
            <text:p>1.47680948117326E+018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.4768090766754E+018" calcext:value-type="float">
            <text:p>1.4768090766754E+018</text:p>
          </table:table-cell>
          <table:table-cell office:value-type="float" office:value="1.47680907686719E+018" calcext:value-type="float">
            <text:p>1.47680907686719E+018</text:p>
          </table:table-cell>
          <table:table-cell office:value-type="float" office:value="1.47680923953194E+018" calcext:value-type="float">
            <text:p>1.47680923953194E+018</text:p>
          </table:table-cell>
          <table:table-cell office:value-type="float" office:value="1.47680923977106E+018" calcext:value-type="float">
            <text:p>1.47680923977106E+018</text:p>
          </table:table-cell>
          <table:table-cell office:value-type="float" office:value="1.47680948089003E+018" calcext:value-type="float">
            <text:p>1.47680948089003E+018</text:p>
          </table:table-cell>
          <table:table-cell office:value-type="float" office:value="1.47680948117347E+018" calcext:value-type="float">
            <text:p>1.47680948117347E+018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.47680907667575E+018" calcext:value-type="float">
            <text:p>1.47680907667575E+018</text:p>
          </table:table-cell>
          <table:table-cell office:value-type="float" office:value="1.47680907686725E+018" calcext:value-type="float">
            <text:p>1.47680907686725E+018</text:p>
          </table:table-cell>
          <table:table-cell office:value-type="float" office:value="1.47680923953229E+018" calcext:value-type="float">
            <text:p>1.47680923953229E+018</text:p>
          </table:table-cell>
          <table:table-cell office:value-type="float" office:value="1.47680923977111E+018" calcext:value-type="float">
            <text:p>1.47680923977111E+018</text:p>
          </table:table-cell>
          <table:table-cell office:value-type="float" office:value="1.47680948089039E+018" calcext:value-type="float">
            <text:p>1.47680948089039E+018</text:p>
          </table:table-cell>
          <table:table-cell office:value-type="float" office:value="1.47680948117364E+018" calcext:value-type="float">
            <text:p>1.47680948117364E+018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.4768090766761E+018" calcext:value-type="float">
            <text:p>1.4768090766761E+018</text:p>
          </table:table-cell>
          <table:table-cell office:value-type="float" office:value="1.47680907686731E+018" calcext:value-type="float">
            <text:p>1.47680907686731E+018</text:p>
          </table:table-cell>
          <table:table-cell office:value-type="float" office:value="1.47680923953264E+018" calcext:value-type="float">
            <text:p>1.47680923953264E+018</text:p>
          </table:table-cell>
          <table:table-cell office:value-type="float" office:value="1.47680923977129E+018" calcext:value-type="float">
            <text:p>1.47680923977129E+018</text:p>
          </table:table-cell>
          <table:table-cell office:value-type="float" office:value="1.47680948089076E+018" calcext:value-type="float">
            <text:p>1.47680948089076E+018</text:p>
          </table:table-cell>
          <table:table-cell office:value-type="float" office:value="1.47680948117384E+018" calcext:value-type="float">
            <text:p>1.47680948117384E+018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.47680907667649E+018" calcext:value-type="float">
            <text:p>1.47680907667649E+018</text:p>
          </table:table-cell>
          <table:table-cell office:value-type="float" office:value="1.47680907686747E+018" calcext:value-type="float">
            <text:p>1.47680907686747E+018</text:p>
          </table:table-cell>
          <table:table-cell office:value-type="float" office:value="1.47680923953299E+018" calcext:value-type="float">
            <text:p>1.47680923953299E+018</text:p>
          </table:table-cell>
          <table:table-cell office:value-type="float" office:value="1.47680923977157E+018" calcext:value-type="float">
            <text:p>1.47680923977157E+018</text:p>
          </table:table-cell>
          <table:table-cell office:value-type="float" office:value="1.47680948089112E+018" calcext:value-type="float">
            <text:p>1.47680948089112E+018</text:p>
          </table:table-cell>
          <table:table-cell office:value-type="float" office:value="1.47680948117401E+018" calcext:value-type="float">
            <text:p>1.47680948117401E+018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.47680907667683E+018" calcext:value-type="float">
            <text:p>1.47680907667683E+018</text:p>
          </table:table-cell>
          <table:table-cell office:value-type="float" office:value="1.47680907686764E+018" calcext:value-type="float">
            <text:p>1.47680907686764E+018</text:p>
          </table:table-cell>
          <table:table-cell office:value-type="float" office:value="1.47680923953334E+018" calcext:value-type="float">
            <text:p>1.47680923953334E+018</text:p>
          </table:table-cell>
          <table:table-cell office:value-type="float" office:value="1.47680923977163E+018" calcext:value-type="float">
            <text:p>1.47680923977163E+018</text:p>
          </table:table-cell>
          <table:table-cell office:value-type="float" office:value="1.47680948089147E+018" calcext:value-type="float">
            <text:p>1.47680948089147E+018</text:p>
          </table:table-cell>
          <table:table-cell office:value-type="float" office:value="1.47680948117422E+018" calcext:value-type="float">
            <text:p>1.47680948117422E+018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.47680907667718E+018" calcext:value-type="float">
            <text:p>1.47680907667718E+018</text:p>
          </table:table-cell>
          <table:table-cell office:value-type="float" office:value="1.4768090768678E+018" calcext:value-type="float">
            <text:p>1.4768090768678E+018</text:p>
          </table:table-cell>
          <table:table-cell office:value-type="float" office:value="1.47680923953369E+018" calcext:value-type="float">
            <text:p>1.47680923953369E+018</text:p>
          </table:table-cell>
          <table:table-cell office:value-type="float" office:value="1.47680923977181E+018" calcext:value-type="float">
            <text:p>1.47680923977181E+018</text:p>
          </table:table-cell>
          <table:table-cell office:value-type="float" office:value="1.47680948089181E+018" calcext:value-type="float">
            <text:p>1.47680948089181E+018</text:p>
          </table:table-cell>
          <table:table-cell office:value-type="float" office:value="1.47680948117438E+018" calcext:value-type="float">
            <text:p>1.47680948117438E+018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.47680907667752E+018" calcext:value-type="float">
            <text:p>1.47680907667752E+018</text:p>
          </table:table-cell>
          <table:table-cell office:value-type="float" office:value="1.47680907686805E+018" calcext:value-type="float">
            <text:p>1.47680907686805E+018</text:p>
          </table:table-cell>
          <table:table-cell office:value-type="float" office:value="1.47680923953405E+018" calcext:value-type="float">
            <text:p>1.47680923953405E+018</text:p>
          </table:table-cell>
          <table:table-cell office:value-type="float" office:value="1.47680923977215E+018" calcext:value-type="float">
            <text:p>1.47680923977215E+018</text:p>
          </table:table-cell>
          <table:table-cell office:value-type="float" office:value="1.47680948089217E+018" calcext:value-type="float">
            <text:p>1.47680948089217E+018</text:p>
          </table:table-cell>
          <table:table-cell office:value-type="float" office:value="1.47680948117461E+018" calcext:value-type="float">
            <text:p>1.47680948117461E+018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.47680907667787E+018" calcext:value-type="float">
            <text:p>1.47680907667787E+018</text:p>
          </table:table-cell>
          <table:table-cell office:value-type="float" office:value="1.4768090768683E+018" calcext:value-type="float">
            <text:p>1.4768090768683E+018</text:p>
          </table:table-cell>
          <table:table-cell office:value-type="float" office:value="1.4768092395344E+018" calcext:value-type="float">
            <text:p>1.4768092395344E+018</text:p>
          </table:table-cell>
          <table:table-cell office:value-type="float" office:value="1.47680923977221E+018" calcext:value-type="float">
            <text:p>1.47680923977221E+018</text:p>
          </table:table-cell>
          <table:table-cell office:value-type="float" office:value="1.47680948089252E+018" calcext:value-type="float">
            <text:p>1.47680948089252E+018</text:p>
          </table:table-cell>
          <table:table-cell office:value-type="float" office:value="1.47680948117477E+018" calcext:value-type="float">
            <text:p>1.47680948117477E+018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.47680907667822E+018" calcext:value-type="float">
            <text:p>1.47680907667822E+018</text:p>
          </table:table-cell>
          <table:table-cell office:value-type="float" office:value="1.47680907686847E+018" calcext:value-type="float">
            <text:p>1.47680907686847E+018</text:p>
          </table:table-cell>
          <table:table-cell office:value-type="float" office:value="1.47680923953475E+018" calcext:value-type="float">
            <text:p>1.47680923953475E+018</text:p>
          </table:table-cell>
          <table:table-cell office:value-type="float" office:value="1.47680923977239E+018" calcext:value-type="float">
            <text:p>1.47680923977239E+018</text:p>
          </table:table-cell>
          <table:table-cell office:value-type="float" office:value="1.47680948089287E+018" calcext:value-type="float">
            <text:p>1.47680948089287E+018</text:p>
          </table:table-cell>
          <table:table-cell office:value-type="float" office:value="1.47680948117494E+018" calcext:value-type="float">
            <text:p>1.47680948117494E+018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.47680907667856E+018" calcext:value-type="float">
            <text:p>1.47680907667856E+018</text:p>
          </table:table-cell>
          <table:table-cell office:value-type="float" office:value="1.47680907686863E+018" calcext:value-type="float">
            <text:p>1.47680907686863E+018</text:p>
          </table:table-cell>
          <table:table-cell office:value-type="float" office:value="1.4768092395351E+018" calcext:value-type="float">
            <text:p>1.4768092395351E+018</text:p>
          </table:table-cell>
          <table:table-cell office:value-type="float" office:value="1.47680923977268E+018" calcext:value-type="float">
            <text:p>1.47680923977268E+018</text:p>
          </table:table-cell>
          <table:table-cell office:value-type="float" office:value="1.47680948089325E+018" calcext:value-type="float">
            <text:p>1.47680948089325E+018</text:p>
          </table:table-cell>
          <table:table-cell office:value-type="float" office:value="1.47680948117511E+018" calcext:value-type="float">
            <text:p>1.47680948117511E+018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.47680907667891E+018" calcext:value-type="float">
            <text:p>1.47680907667891E+018</text:p>
          </table:table-cell>
          <table:table-cell office:value-type="float" office:value="1.47680907686895E+018" calcext:value-type="float">
            <text:p>1.47680907686895E+018</text:p>
          </table:table-cell>
          <table:table-cell office:value-type="float" office:value="1.47680923953545E+018" calcext:value-type="float">
            <text:p>1.47680923953545E+018</text:p>
          </table:table-cell>
          <table:table-cell office:value-type="float" office:value="1.47680923977273E+018" calcext:value-type="float">
            <text:p>1.47680923977273E+018</text:p>
          </table:table-cell>
          <table:table-cell office:value-type="float" office:value="1.47680948089361E+018" calcext:value-type="float">
            <text:p>1.47680948089361E+018</text:p>
          </table:table-cell>
          <table:table-cell office:value-type="float" office:value="1.47680948117531E+018" calcext:value-type="float">
            <text:p>1.47680948117531E+018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.47680907667925E+018" calcext:value-type="float">
            <text:p>1.47680907667925E+018</text:p>
          </table:table-cell>
          <table:table-cell office:value-type="float" office:value="1.47680907686926E+018" calcext:value-type="float">
            <text:p>1.47680907686926E+018</text:p>
          </table:table-cell>
          <table:table-cell office:value-type="float" office:value="1.4768092395358E+018" calcext:value-type="float">
            <text:p>1.4768092395358E+018</text:p>
          </table:table-cell>
          <table:table-cell office:value-type="float" office:value="1.47680923977291E+018" calcext:value-type="float">
            <text:p>1.47680923977291E+018</text:p>
          </table:table-cell>
          <table:table-cell office:value-type="float" office:value="1.47680948089401E+018" calcext:value-type="float">
            <text:p>1.47680948089401E+018</text:p>
          </table:table-cell>
          <table:table-cell office:value-type="float" office:value="1.47680948117547E+018" calcext:value-type="float">
            <text:p>1.47680948117547E+018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.4768090766796E+018" calcext:value-type="float">
            <text:p>1.4768090766796E+018</text:p>
          </table:table-cell>
          <table:table-cell office:value-type="float" office:value="1.47680907686953E+018" calcext:value-type="float">
            <text:p>1.47680907686953E+018</text:p>
          </table:table-cell>
          <table:table-cell office:value-type="float" office:value="1.47680923953615E+018" calcext:value-type="float">
            <text:p>1.47680923953615E+018</text:p>
          </table:table-cell>
          <table:table-cell office:value-type="float" office:value="1.47680923977319E+018" calcext:value-type="float">
            <text:p>1.47680923977319E+018</text:p>
          </table:table-cell>
          <table:table-cell office:value-type="float" office:value="1.47680948089437E+018" calcext:value-type="float">
            <text:p>1.47680948089437E+018</text:p>
          </table:table-cell>
          <table:table-cell office:value-type="float" office:value="1.47680948117568E+018" calcext:value-type="float">
            <text:p>1.47680948117568E+018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.47680907668009E+018" calcext:value-type="float">
            <text:p>1.47680907668009E+018</text:p>
          </table:table-cell>
          <table:table-cell office:value-type="float" office:value="1.47680907686959E+018" calcext:value-type="float">
            <text:p>1.47680907686959E+018</text:p>
          </table:table-cell>
          <table:table-cell office:value-type="float" office:value="1.47680923953655E+018" calcext:value-type="float">
            <text:p>1.47680923953655E+018</text:p>
          </table:table-cell>
          <table:table-cell office:value-type="float" office:value="1.47680923977325E+018" calcext:value-type="float">
            <text:p>1.47680923977325E+018</text:p>
          </table:table-cell>
          <table:table-cell office:value-type="float" office:value="1.47680948089473E+018" calcext:value-type="float">
            <text:p>1.47680948089473E+018</text:p>
          </table:table-cell>
          <table:table-cell office:value-type="float" office:value="1.47680948117587E+018" calcext:value-type="float">
            <text:p>1.47680948117587E+018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.47680907668056E+018" calcext:value-type="float">
            <text:p>1.47680907668056E+018</text:p>
          </table:table-cell>
          <table:table-cell office:value-type="float" office:value="1.47680907686965E+018" calcext:value-type="float">
            <text:p>1.47680907686965E+018</text:p>
          </table:table-cell>
          <table:table-cell office:value-type="float" office:value="1.4768092395369E+018" calcext:value-type="float">
            <text:p>1.4768092395369E+018</text:p>
          </table:table-cell>
          <table:table-cell office:value-type="float" office:value="1.47680923977343E+018" calcext:value-type="float">
            <text:p>1.47680923977343E+018</text:p>
          </table:table-cell>
          <table:table-cell office:value-type="float" office:value="1.47680948089509E+018" calcext:value-type="float">
            <text:p>1.47680948089509E+018</text:p>
          </table:table-cell>
          <table:table-cell office:value-type="float" office:value="1.47680948117603E+018" calcext:value-type="float">
            <text:p>1.47680948117603E+018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.47680907668117E+018" calcext:value-type="float">
            <text:p>1.47680907668117E+018</text:p>
          </table:table-cell>
          <table:table-cell office:value-type="float" office:value="1.47680907686981E+018" calcext:value-type="float">
            <text:p>1.47680907686981E+018</text:p>
          </table:table-cell>
          <table:table-cell office:value-type="float" office:value="1.47680923953725E+018" calcext:value-type="float">
            <text:p>1.47680923953725E+018</text:p>
          </table:table-cell>
          <table:table-cell office:value-type="float" office:value="1.47680923977371E+018" calcext:value-type="float">
            <text:p>1.47680923977371E+018</text:p>
          </table:table-cell>
          <table:table-cell office:value-type="float" office:value="1.47680948089543E+018" calcext:value-type="float">
            <text:p>1.47680948089543E+018</text:p>
          </table:table-cell>
          <table:table-cell office:value-type="float" office:value="1.47680948117627E+018" calcext:value-type="float">
            <text:p>1.47680948117627E+018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.47680907668161E+018" calcext:value-type="float">
            <text:p>1.47680907668161E+018</text:p>
          </table:table-cell>
          <table:table-cell office:value-type="float" office:value="1.47680907687001E+018" calcext:value-type="float">
            <text:p>1.47680907687001E+018</text:p>
          </table:table-cell>
          <table:table-cell office:value-type="float" office:value="1.47680923953764E+018" calcext:value-type="float">
            <text:p>1.47680923953764E+018</text:p>
          </table:table-cell>
          <table:table-cell office:value-type="float" office:value="1.47680923977377E+018" calcext:value-type="float">
            <text:p>1.47680923977377E+018</text:p>
          </table:table-cell>
          <table:table-cell office:value-type="float" office:value="1.47680948089592E+018" calcext:value-type="float">
            <text:p>1.47680948089592E+018</text:p>
          </table:table-cell>
          <table:table-cell office:value-type="float" office:value="1.47680948117644E+018" calcext:value-type="float">
            <text:p>1.47680948117644E+018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.476809076682E+018" calcext:value-type="float">
            <text:p>1.476809076682E+018</text:p>
          </table:table-cell>
          <table:table-cell office:value-type="float" office:value="1.47680907687007E+018" calcext:value-type="float">
            <text:p>1.47680907687007E+018</text:p>
          </table:table-cell>
          <table:table-cell office:value-type="float" office:value="1.476809239538E+018" calcext:value-type="float">
            <text:p>1.476809239538E+018</text:p>
          </table:table-cell>
          <table:table-cell office:value-type="float" office:value="1.47680923977395E+018" calcext:value-type="float">
            <text:p>1.47680923977395E+018</text:p>
          </table:table-cell>
          <table:table-cell office:value-type="float" office:value="1.47680948089632E+018" calcext:value-type="float">
            <text:p>1.47680948089632E+018</text:p>
          </table:table-cell>
          <table:table-cell office:value-type="float" office:value="1.47680948117661E+018" calcext:value-type="float">
            <text:p>1.47680948117661E+018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.47680907668235E+018" calcext:value-type="float">
            <text:p>1.47680907668235E+018</text:p>
          </table:table-cell>
          <table:table-cell office:value-type="float" office:value="1.47680907687024E+018" calcext:value-type="float">
            <text:p>1.47680907687024E+018</text:p>
          </table:table-cell>
          <table:table-cell office:value-type="float" office:value="1.47680923953842E+018" calcext:value-type="float">
            <text:p>1.47680923953842E+018</text:p>
          </table:table-cell>
          <table:table-cell office:value-type="float" office:value="1.47680923977423E+018" calcext:value-type="float">
            <text:p>1.47680923977423E+018</text:p>
          </table:table-cell>
          <table:table-cell office:value-type="float" office:value="1.47680948089669E+018" calcext:value-type="float">
            <text:p>1.47680948089669E+018</text:p>
          </table:table-cell>
          <table:table-cell office:value-type="float" office:value="1.4768094811768E+018" calcext:value-type="float">
            <text:p>1.4768094811768E+018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.47680907668282E+018" calcext:value-type="float">
            <text:p>1.47680907668282E+018</text:p>
          </table:table-cell>
          <table:table-cell office:value-type="float" office:value="1.47680907687053E+018" calcext:value-type="float">
            <text:p>1.47680907687053E+018</text:p>
          </table:table-cell>
          <table:table-cell office:value-type="float" office:value="1.47680923953879E+018" calcext:value-type="float">
            <text:p>1.47680923953879E+018</text:p>
          </table:table-cell>
          <table:table-cell office:value-type="float" office:value="1.47680923977429E+018" calcext:value-type="float">
            <text:p>1.47680923977429E+018</text:p>
          </table:table-cell>
          <table:table-cell office:value-type="float" office:value="1.47680948089706E+018" calcext:value-type="float">
            <text:p>1.47680948089706E+018</text:p>
          </table:table-cell>
          <table:table-cell office:value-type="float" office:value="1.47680948117697E+018" calcext:value-type="float">
            <text:p>1.47680948117697E+018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.47680907668323E+018" calcext:value-type="float">
            <text:p>1.47680907668323E+018</text:p>
          </table:table-cell>
          <table:table-cell office:value-type="float" office:value="1.47680907687073E+018" calcext:value-type="float">
            <text:p>1.47680907687073E+018</text:p>
          </table:table-cell>
          <table:table-cell office:value-type="float" office:value="1.47680923953915E+018" calcext:value-type="float">
            <text:p>1.47680923953915E+018</text:p>
          </table:table-cell>
          <table:table-cell office:value-type="float" office:value="1.47680923977455E+018" calcext:value-type="float">
            <text:p>1.47680923977455E+018</text:p>
          </table:table-cell>
          <table:table-cell office:value-type="float" office:value="1.47680948089741E+018" calcext:value-type="float">
            <text:p>1.47680948089741E+018</text:p>
          </table:table-cell>
          <table:table-cell office:value-type="float" office:value="1.47680948117718E+018" calcext:value-type="float">
            <text:p>1.47680948117718E+018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.47680907668359E+018" calcext:value-type="float">
            <text:p>1.47680907668359E+018</text:p>
          </table:table-cell>
          <table:table-cell office:value-type="float" office:value="1.47680907687079E+018" calcext:value-type="float">
            <text:p>1.47680907687079E+018</text:p>
          </table:table-cell>
          <table:table-cell office:value-type="float" office:value="1.4768092395395E+018" calcext:value-type="float">
            <text:p>1.4768092395395E+018</text:p>
          </table:table-cell>
          <table:table-cell office:value-type="float" office:value="1.47680923977488E+018" calcext:value-type="float">
            <text:p>1.47680923977488E+018</text:p>
          </table:table-cell>
          <table:table-cell office:value-type="float" office:value="1.47680948089776E+018" calcext:value-type="float">
            <text:p>1.47680948089776E+018</text:p>
          </table:table-cell>
          <table:table-cell office:value-type="float" office:value="1.47680948117737E+018" calcext:value-type="float">
            <text:p>1.47680948117737E+018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.47680907668394E+018" calcext:value-type="float">
            <text:p>1.47680907668394E+018</text:p>
          </table:table-cell>
          <table:table-cell office:value-type="float" office:value="1.47680907687101E+018" calcext:value-type="float">
            <text:p>1.47680907687101E+018</text:p>
          </table:table-cell>
          <table:table-cell office:value-type="float" office:value="1.47680923953985E+018" calcext:value-type="float">
            <text:p>1.47680923953985E+018</text:p>
          </table:table-cell>
          <table:table-cell office:value-type="float" office:value="1.47680923977493E+018" calcext:value-type="float">
            <text:p>1.47680923977493E+018</text:p>
          </table:table-cell>
          <table:table-cell office:value-type="float" office:value="1.47680948089811E+018" calcext:value-type="float">
            <text:p>1.47680948089811E+018</text:p>
          </table:table-cell>
          <table:table-cell office:value-type="float" office:value="1.47680948117755E+018" calcext:value-type="float">
            <text:p>1.47680948117755E+018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.47680907668428E+018" calcext:value-type="float">
            <text:p>1.47680907668428E+018</text:p>
          </table:table-cell>
          <table:table-cell office:value-type="float" office:value="1.47680907687123E+018" calcext:value-type="float">
            <text:p>1.47680907687123E+018</text:p>
          </table:table-cell>
          <table:table-cell office:value-type="float" office:value="1.47680923954023E+018" calcext:value-type="float">
            <text:p>1.47680923954023E+018</text:p>
          </table:table-cell>
          <table:table-cell office:value-type="float" office:value="1.47680923977499E+018" calcext:value-type="float">
            <text:p>1.47680923977499E+018</text:p>
          </table:table-cell>
          <table:table-cell office:value-type="float" office:value="1.47680948089846E+018" calcext:value-type="float">
            <text:p>1.47680948089846E+018</text:p>
          </table:table-cell>
          <table:table-cell office:value-type="float" office:value="1.47680948117776E+018" calcext:value-type="float">
            <text:p>1.47680948117776E+018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.47680907668463E+018" calcext:value-type="float">
            <text:p>1.47680907668463E+018</text:p>
          </table:table-cell>
          <table:table-cell office:value-type="float" office:value="1.47680907687129E+018" calcext:value-type="float">
            <text:p>1.47680907687129E+018</text:p>
          </table:table-cell>
          <table:table-cell office:value-type="float" office:value="1.47680923954059E+018" calcext:value-type="float">
            <text:p>1.47680923954059E+018</text:p>
          </table:table-cell>
          <table:table-cell office:value-type="float" office:value="1.47680923977518E+018" calcext:value-type="float">
            <text:p>1.47680923977518E+018</text:p>
          </table:table-cell>
          <table:table-cell office:value-type="float" office:value="1.47680948089881E+018" calcext:value-type="float">
            <text:p>1.47680948089881E+018</text:p>
          </table:table-cell>
          <table:table-cell office:value-type="float" office:value="1.47680948117796E+018" calcext:value-type="float">
            <text:p>1.47680948117796E+018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.47680907668497E+018" calcext:value-type="float">
            <text:p>1.47680907668497E+018</text:p>
          </table:table-cell>
          <table:table-cell office:value-type="float" office:value="1.47680907687151E+018" calcext:value-type="float">
            <text:p>1.47680907687151E+018</text:p>
          </table:table-cell>
          <table:table-cell office:value-type="float" office:value="1.47680923954096E+018" calcext:value-type="float">
            <text:p>1.47680923954096E+018</text:p>
          </table:table-cell>
          <table:table-cell office:value-type="float" office:value="1.47680923977546E+018" calcext:value-type="float">
            <text:p>1.47680923977546E+018</text:p>
          </table:table-cell>
          <table:table-cell office:value-type="float" office:value="1.47680948089916E+018" calcext:value-type="float">
            <text:p>1.47680948089916E+018</text:p>
          </table:table-cell>
          <table:table-cell office:value-type="float" office:value="1.47680948117813E+018" calcext:value-type="float">
            <text:p>1.47680948117813E+018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.47680907668532E+018" calcext:value-type="float">
            <text:p>1.47680907668532E+018</text:p>
          </table:table-cell>
          <table:table-cell office:value-type="float" office:value="1.47680907687174E+018" calcext:value-type="float">
            <text:p>1.47680907687174E+018</text:p>
          </table:table-cell>
          <table:table-cell office:value-type="float" office:value="1.47680923954131E+018" calcext:value-type="float">
            <text:p>1.47680923954131E+018</text:p>
          </table:table-cell>
          <table:table-cell office:value-type="float" office:value="1.47680923977552E+018" calcext:value-type="float">
            <text:p>1.47680923977552E+018</text:p>
          </table:table-cell>
          <table:table-cell office:value-type="float" office:value="1.47680948089951E+018" calcext:value-type="float">
            <text:p>1.47680948089951E+018</text:p>
          </table:table-cell>
          <table:table-cell office:value-type="float" office:value="1.47680948117834E+018" calcext:value-type="float">
            <text:p>1.47680948117834E+018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.47680907668566E+018" calcext:value-type="float">
            <text:p>1.47680907668566E+018</text:p>
          </table:table-cell>
          <table:table-cell office:value-type="float" office:value="1.47680907687179E+018" calcext:value-type="float">
            <text:p>1.47680907687179E+018</text:p>
          </table:table-cell>
          <table:table-cell office:value-type="float" office:value="1.47680923954166E+018" calcext:value-type="float">
            <text:p>1.47680923954166E+018</text:p>
          </table:table-cell>
          <table:table-cell office:value-type="float" office:value="1.47680923977577E+018" calcext:value-type="float">
            <text:p>1.47680923977577E+018</text:p>
          </table:table-cell>
          <table:table-cell office:value-type="float" office:value="1.47680948089985E+018" calcext:value-type="float">
            <text:p>1.47680948089985E+018</text:p>
          </table:table-cell>
          <table:table-cell office:value-type="float" office:value="1.47680948117851E+018" calcext:value-type="float">
            <text:p>1.47680948117851E+018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.47680907668601E+018" calcext:value-type="float">
            <text:p>1.47680907668601E+018</text:p>
          </table:table-cell>
          <table:table-cell office:value-type="float" office:value="1.47680907687201E+018" calcext:value-type="float">
            <text:p>1.47680907687201E+018</text:p>
          </table:table-cell>
          <table:table-cell office:value-type="float" office:value="1.47680923954205E+018" calcext:value-type="float">
            <text:p>1.47680923954205E+018</text:p>
          </table:table-cell>
          <table:table-cell office:value-type="float" office:value="1.47680923977583E+018" calcext:value-type="float">
            <text:p>1.47680923977583E+018</text:p>
          </table:table-cell>
          <table:table-cell office:value-type="float" office:value="1.4768094809002E+018" calcext:value-type="float">
            <text:p>1.4768094809002E+018</text:p>
          </table:table-cell>
          <table:table-cell office:value-type="float" office:value="1.47680948117872E+018" calcext:value-type="float">
            <text:p>1.47680948117872E+018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.4768090766864E+018" calcext:value-type="float">
            <text:p>1.4768090766864E+018</text:p>
          </table:table-cell>
          <table:table-cell office:value-type="float" office:value="1.47680907687228E+018" calcext:value-type="float">
            <text:p>1.47680907687228E+018</text:p>
          </table:table-cell>
          <table:table-cell office:value-type="float" office:value="1.47680923954242E+018" calcext:value-type="float">
            <text:p>1.47680923954242E+018</text:p>
          </table:table-cell>
          <table:table-cell office:value-type="float" office:value="1.47680923977608E+018" calcext:value-type="float">
            <text:p>1.47680923977608E+018</text:p>
          </table:table-cell>
          <table:table-cell office:value-type="float" office:value="1.47680948090055E+018" calcext:value-type="float">
            <text:p>1.47680948090055E+018</text:p>
          </table:table-cell>
          <table:table-cell office:value-type="float" office:value="1.47680948117891E+018" calcext:value-type="float">
            <text:p>1.47680948117891E+018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.47680907668675E+018" calcext:value-type="float">
            <text:p>1.47680907668675E+018</text:p>
          </table:table-cell>
          <table:table-cell office:value-type="float" office:value="1.47680907687258E+018" calcext:value-type="float">
            <text:p>1.47680907687258E+018</text:p>
          </table:table-cell>
          <table:table-cell office:value-type="float" office:value="1.47680923954277E+018" calcext:value-type="float">
            <text:p>1.47680923954277E+018</text:p>
          </table:table-cell>
          <table:table-cell office:value-type="float" office:value="1.47680923977614E+018" calcext:value-type="float">
            <text:p>1.47680923977614E+018</text:p>
          </table:table-cell>
          <table:table-cell office:value-type="float" office:value="1.4768094809009E+018" calcext:value-type="float">
            <text:p>1.4768094809009E+018</text:p>
          </table:table-cell>
          <table:table-cell office:value-type="float" office:value="1.4768094811791E+018" calcext:value-type="float">
            <text:p>1.4768094811791E+018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.4768090766871E+018" calcext:value-type="float">
            <text:p>1.4768090766871E+018</text:p>
          </table:table-cell>
          <table:table-cell office:value-type="float" office:value="1.47680907687275E+018" calcext:value-type="float">
            <text:p>1.47680907687275E+018</text:p>
          </table:table-cell>
          <table:table-cell office:value-type="float" office:value="1.47680923954313E+018" calcext:value-type="float">
            <text:p>1.47680923954313E+018</text:p>
          </table:table-cell>
          <table:table-cell office:value-type="float" office:value="1.47680923977637E+018" calcext:value-type="float">
            <text:p>1.47680923977637E+018</text:p>
          </table:table-cell>
          <table:table-cell office:value-type="float" office:value="1.47680948090125E+018" calcext:value-type="float">
            <text:p>1.47680948090125E+018</text:p>
          </table:table-cell>
          <table:table-cell office:value-type="float" office:value="1.47680948117929E+018" calcext:value-type="float">
            <text:p>1.47680948117929E+018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.47680907668745E+018" calcext:value-type="float">
            <text:p>1.47680907668745E+018</text:p>
          </table:table-cell>
          <table:table-cell office:value-type="float" office:value="1.47680907687302E+018" calcext:value-type="float">
            <text:p>1.47680907687302E+018</text:p>
          </table:table-cell>
          <table:table-cell office:value-type="float" office:value="1.47680923954347E+018" calcext:value-type="float">
            <text:p>1.47680923954347E+018</text:p>
          </table:table-cell>
          <table:table-cell office:value-type="float" office:value="1.47680923977665E+018" calcext:value-type="float">
            <text:p>1.47680923977665E+018</text:p>
          </table:table-cell>
          <table:table-cell office:value-type="float" office:value="1.47680948090161E+018" calcext:value-type="float">
            <text:p>1.47680948090161E+018</text:p>
          </table:table-cell>
          <table:table-cell office:value-type="float" office:value="1.47680948117949E+018" calcext:value-type="float">
            <text:p>1.47680948117949E+018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.47680907668779E+018" calcext:value-type="float">
            <text:p>1.47680907668779E+018</text:p>
          </table:table-cell>
          <table:table-cell office:value-type="float" office:value="1.47680907687308E+018" calcext:value-type="float">
            <text:p>1.47680907687308E+018</text:p>
          </table:table-cell>
          <table:table-cell office:value-type="float" office:value="1.47680923954382E+018" calcext:value-type="float">
            <text:p>1.47680923954382E+018</text:p>
          </table:table-cell>
          <table:table-cell office:value-type="float" office:value="1.47680923977671E+018" calcext:value-type="float">
            <text:p>1.47680923977671E+018</text:p>
          </table:table-cell>
          <table:table-cell office:value-type="float" office:value="1.47680948090195E+018" calcext:value-type="float">
            <text:p>1.47680948090195E+018</text:p>
          </table:table-cell>
          <table:table-cell office:value-type="float" office:value="1.47680948117968E+018" calcext:value-type="float">
            <text:p>1.47680948117968E+018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.47680907668813E+018" calcext:value-type="float">
            <text:p>1.47680907668813E+018</text:p>
          </table:table-cell>
          <table:table-cell office:value-type="float" office:value="1.47680907687314E+018" calcext:value-type="float">
            <text:p>1.47680907687314E+018</text:p>
          </table:table-cell>
          <table:table-cell office:value-type="float" office:value="1.47680923954417E+018" calcext:value-type="float">
            <text:p>1.47680923954417E+018</text:p>
          </table:table-cell>
          <table:table-cell office:value-type="float" office:value="1.47680923977696E+018" calcext:value-type="float">
            <text:p>1.47680923977696E+018</text:p>
          </table:table-cell>
          <table:table-cell office:value-type="float" office:value="1.47680948090235E+018" calcext:value-type="float">
            <text:p>1.47680948090235E+018</text:p>
          </table:table-cell>
          <table:table-cell office:value-type="float" office:value="1.47680948117986E+018" calcext:value-type="float">
            <text:p>1.47680948117986E+018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.47680907668848E+018" calcext:value-type="float">
            <text:p>1.47680907668848E+018</text:p>
          </table:table-cell>
          <table:table-cell office:value-type="float" office:value="1.4768090768733E+018" calcext:value-type="float">
            <text:p>1.4768090768733E+018</text:p>
          </table:table-cell>
          <table:table-cell office:value-type="float" office:value="1.47680923954453E+018" calcext:value-type="float">
            <text:p>1.47680923954453E+018</text:p>
          </table:table-cell>
          <table:table-cell office:value-type="float" office:value="1.47680923977702E+018" calcext:value-type="float">
            <text:p>1.47680923977702E+018</text:p>
          </table:table-cell>
          <table:table-cell office:value-type="float" office:value="1.4768094809027E+018" calcext:value-type="float">
            <text:p>1.4768094809027E+018</text:p>
          </table:table-cell>
          <table:table-cell office:value-type="float" office:value="1.47680948118006E+018" calcext:value-type="float">
            <text:p>1.47680948118006E+018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.47680907668883E+018" calcext:value-type="float">
            <text:p>1.47680907668883E+018</text:p>
          </table:table-cell>
          <table:table-cell office:value-type="float" office:value="1.47680907687351E+018" calcext:value-type="float">
            <text:p>1.47680907687351E+018</text:p>
          </table:table-cell>
          <table:table-cell office:value-type="float" office:value="1.47680923954488E+018" calcext:value-type="float">
            <text:p>1.47680923954488E+018</text:p>
          </table:table-cell>
          <table:table-cell office:value-type="float" office:value="1.4768092397772E+018" calcext:value-type="float">
            <text:p>1.4768092397772E+018</text:p>
          </table:table-cell>
          <table:table-cell office:value-type="float" office:value="1.47680948090306E+018" calcext:value-type="float">
            <text:p>1.47680948090306E+018</text:p>
          </table:table-cell>
          <table:table-cell office:value-type="float" office:value="1.47680948118025E+018" calcext:value-type="float">
            <text:p>1.47680948118025E+018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.47680907668917E+018" calcext:value-type="float">
            <text:p>1.47680907668917E+018</text:p>
          </table:table-cell>
          <table:table-cell office:value-type="float" office:value="1.47680907687356E+018" calcext:value-type="float">
            <text:p>1.47680907687356E+018</text:p>
          </table:table-cell>
          <table:table-cell office:value-type="float" office:value="1.47680923954523E+018" calcext:value-type="float">
            <text:p>1.47680923954523E+018</text:p>
          </table:table-cell>
          <table:table-cell office:value-type="float" office:value="1.47680923977748E+018" calcext:value-type="float">
            <text:p>1.47680923977748E+018</text:p>
          </table:table-cell>
          <table:table-cell office:value-type="float" office:value="1.47680948090342E+018" calcext:value-type="float">
            <text:p>1.47680948090342E+018</text:p>
          </table:table-cell>
          <table:table-cell office:value-type="float" office:value="1.47680948118044E+018" calcext:value-type="float">
            <text:p>1.47680948118044E+018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.47680907668952E+018" calcext:value-type="float">
            <text:p>1.47680907668952E+018</text:p>
          </table:table-cell>
          <table:table-cell office:value-type="float" office:value="1.47680907687373E+018" calcext:value-type="float">
            <text:p>1.47680907687373E+018</text:p>
          </table:table-cell>
          <table:table-cell office:value-type="float" office:value="1.47680923954558E+018" calcext:value-type="float">
            <text:p>1.47680923954558E+018</text:p>
          </table:table-cell>
          <table:table-cell office:value-type="float" office:value="1.47680923977754E+018" calcext:value-type="float">
            <text:p>1.47680923977754E+018</text:p>
          </table:table-cell>
          <table:table-cell office:value-type="float" office:value="1.47680948090378E+018" calcext:value-type="float">
            <text:p>1.47680948090378E+018</text:p>
          </table:table-cell>
          <table:table-cell office:value-type="float" office:value="1.47680948118064E+018" calcext:value-type="float">
            <text:p>1.47680948118064E+018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.47680907668988E+018" calcext:value-type="float">
            <text:p>1.47680907668988E+018</text:p>
          </table:table-cell>
          <table:table-cell office:value-type="float" office:value="1.47680907687389E+018" calcext:value-type="float">
            <text:p>1.47680907687389E+018</text:p>
          </table:table-cell>
          <table:table-cell office:value-type="float" office:value="1.47680923954597E+018" calcext:value-type="float">
            <text:p>1.47680923954597E+018</text:p>
          </table:table-cell>
          <table:table-cell office:value-type="float" office:value="1.47680923977772E+018" calcext:value-type="float">
            <text:p>1.47680923977772E+018</text:p>
          </table:table-cell>
          <table:table-cell office:value-type="float" office:value="1.47680948090413E+018" calcext:value-type="float">
            <text:p>1.47680948090413E+018</text:p>
          </table:table-cell>
          <table:table-cell office:value-type="float" office:value="1.47680948118098E+018" calcext:value-type="float">
            <text:p>1.47680948118098E+018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.47680907669024E+018" calcext:value-type="float">
            <text:p>1.47680907669024E+018</text:p>
          </table:table-cell>
          <table:table-cell office:value-type="float" office:value="1.47680907687432E+018" calcext:value-type="float">
            <text:p>1.47680907687432E+018</text:p>
          </table:table-cell>
          <table:table-cell office:value-type="float" office:value="1.47680923954637E+018" calcext:value-type="float">
            <text:p>1.47680923954637E+018</text:p>
          </table:table-cell>
          <table:table-cell office:value-type="float" office:value="1.476809239778E+018" calcext:value-type="float">
            <text:p>1.476809239778E+018</text:p>
          </table:table-cell>
          <table:table-cell office:value-type="float" office:value="1.47680948090447E+018" calcext:value-type="float">
            <text:p>1.47680948090447E+018</text:p>
          </table:table-cell>
          <table:table-cell office:value-type="float" office:value="1.47680948118115E+018" calcext:value-type="float">
            <text:p>1.47680948118115E+018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.47680907669078E+018" calcext:value-type="float">
            <text:p>1.47680907669078E+018</text:p>
          </table:table-cell>
          <table:table-cell office:value-type="float" office:value="1.4768090768747E+018" calcext:value-type="float">
            <text:p>1.4768090768747E+018</text:p>
          </table:table-cell>
          <table:table-cell office:value-type="float" office:value="1.47680923954674E+018" calcext:value-type="float">
            <text:p>1.47680923954674E+018</text:p>
          </table:table-cell>
          <table:table-cell office:value-type="float" office:value="1.47680923977806E+018" calcext:value-type="float">
            <text:p>1.47680923977806E+018</text:p>
          </table:table-cell>
          <table:table-cell office:value-type="float" office:value="1.47680948090483E+018" calcext:value-type="float">
            <text:p>1.47680948090483E+018</text:p>
          </table:table-cell>
          <table:table-cell office:value-type="float" office:value="1.47680948118131E+018" calcext:value-type="float">
            <text:p>1.47680948118131E+018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.47680907669121E+018" calcext:value-type="float">
            <text:p>1.47680907669121E+018</text:p>
          </table:table-cell>
          <table:table-cell office:value-type="float" office:value="1.47680907687487E+018" calcext:value-type="float">
            <text:p>1.47680907687487E+018</text:p>
          </table:table-cell>
          <table:table-cell office:value-type="float" office:value="1.47680923954709E+018" calcext:value-type="float">
            <text:p>1.47680923954709E+018</text:p>
          </table:table-cell>
          <table:table-cell office:value-type="float" office:value="1.47680923977824E+018" calcext:value-type="float">
            <text:p>1.47680923977824E+018</text:p>
          </table:table-cell>
          <table:table-cell office:value-type="float" office:value="1.47680948090518E+018" calcext:value-type="float">
            <text:p>1.47680948090518E+018</text:p>
          </table:table-cell>
          <table:table-cell office:value-type="float" office:value="1.47680948118148E+018" calcext:value-type="float">
            <text:p>1.47680948118148E+018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.47680907669156E+018" calcext:value-type="float">
            <text:p>1.47680907669156E+018</text:p>
          </table:table-cell>
          <table:table-cell office:value-type="float" office:value="1.47680907687519E+018" calcext:value-type="float">
            <text:p>1.47680907687519E+018</text:p>
          </table:table-cell>
          <table:table-cell office:value-type="float" office:value="1.47680923954744E+018" calcext:value-type="float">
            <text:p>1.47680923954744E+018</text:p>
          </table:table-cell>
          <table:table-cell office:value-type="float" office:value="1.47680923977852E+018" calcext:value-type="float">
            <text:p>1.47680923977852E+018</text:p>
          </table:table-cell>
          <table:table-cell office:value-type="float" office:value="1.47680948090553E+018" calcext:value-type="float">
            <text:p>1.47680948090553E+018</text:p>
          </table:table-cell>
          <table:table-cell office:value-type="float" office:value="1.47680948118169E+018" calcext:value-type="float">
            <text:p>1.47680948118169E+01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47680907669191E+018" calcext:value-type="float">
            <text:p>1.47680907669191E+018</text:p>
          </table:table-cell>
          <table:table-cell office:value-type="float" office:value="1.47680907687525E+018" calcext:value-type="float">
            <text:p>1.47680907687525E+018</text:p>
          </table:table-cell>
          <table:table-cell office:value-type="float" office:value="1.47680923954779E+018" calcext:value-type="float">
            <text:p>1.47680923954779E+018</text:p>
          </table:table-cell>
          <table:table-cell office:value-type="float" office:value="1.47680923977858E+018" calcext:value-type="float">
            <text:p>1.47680923977858E+018</text:p>
          </table:table-cell>
          <table:table-cell office:value-type="float" office:value="1.47680948090594E+018" calcext:value-type="float">
            <text:p>1.47680948090594E+018</text:p>
          </table:table-cell>
          <table:table-cell office:value-type="float" office:value="1.47680948118174E+018" calcext:value-type="float">
            <text:p>1.47680948118174E+018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.47680907669225E+018" calcext:value-type="float">
            <text:p>1.47680907669225E+018</text:p>
          </table:table-cell>
          <table:table-cell office:value-type="float" office:value="1.4768090768753E+018" calcext:value-type="float">
            <text:p>1.4768090768753E+018</text:p>
          </table:table-cell>
          <table:table-cell office:value-type="float" office:value="1.47680923954814E+018" calcext:value-type="float">
            <text:p>1.47680923954814E+018</text:p>
          </table:table-cell>
          <table:table-cell office:value-type="float" office:value="1.47680923977876E+018" calcext:value-type="float">
            <text:p>1.47680923977876E+018</text:p>
          </table:table-cell>
          <table:table-cell office:value-type="float" office:value="1.47680948090634E+018" calcext:value-type="float">
            <text:p>1.47680948090634E+018</text:p>
          </table:table-cell>
          <table:table-cell office:value-type="float" office:value="1.47680948118191E+018" calcext:value-type="float">
            <text:p>1.47680948118191E+018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.47680907669272E+018" calcext:value-type="float">
            <text:p>1.47680907669272E+018</text:p>
          </table:table-cell>
          <table:table-cell office:value-type="float" office:value="1.47680907687536E+018" calcext:value-type="float">
            <text:p>1.47680907687536E+018</text:p>
          </table:table-cell>
          <table:table-cell office:value-type="float" office:value="1.47680923954849E+018" calcext:value-type="float">
            <text:p>1.47680923954849E+018</text:p>
          </table:table-cell>
          <table:table-cell office:value-type="float" office:value="1.47680923977904E+018" calcext:value-type="float">
            <text:p>1.47680923977904E+018</text:p>
          </table:table-cell>
          <table:table-cell office:value-type="float" office:value="1.47680948090787E+018" calcext:value-type="float">
            <text:p>1.47680948090787E+018</text:p>
          </table:table-cell>
          <table:table-cell office:value-type="float" office:value="1.47680948118212E+018" calcext:value-type="float">
            <text:p>1.47680948118212E+018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.47680907669313E+018" calcext:value-type="float">
            <text:p>1.47680907669313E+018</text:p>
          </table:table-cell>
          <table:table-cell office:value-type="float" office:value="1.47680907687552E+018" calcext:value-type="float">
            <text:p>1.47680907687552E+018</text:p>
          </table:table-cell>
          <table:table-cell office:value-type="float" office:value="1.47680923954884E+018" calcext:value-type="float">
            <text:p>1.47680923954884E+018</text:p>
          </table:table-cell>
          <table:table-cell office:value-type="float" office:value="1.4768092397791E+018" calcext:value-type="float">
            <text:p>1.4768092397791E+018</text:p>
          </table:table-cell>
          <table:table-cell office:value-type="float" office:value="1.4768094809083E+018" calcext:value-type="float">
            <text:p>1.4768094809083E+018</text:p>
          </table:table-cell>
          <table:table-cell office:value-type="float" office:value="1.47680948118218E+018" calcext:value-type="float">
            <text:p>1.47680948118218E+018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.47680907669348E+018" calcext:value-type="float">
            <text:p>1.47680907669348E+018</text:p>
          </table:table-cell>
          <table:table-cell office:value-type="float" office:value="1.47680907687573E+018" calcext:value-type="float">
            <text:p>1.47680907687573E+018</text:p>
          </table:table-cell>
          <table:table-cell office:value-type="float" office:value="1.47680923954919E+018" calcext:value-type="float">
            <text:p>1.47680923954919E+018</text:p>
          </table:table-cell>
          <table:table-cell office:value-type="float" office:value="1.47680923977928E+018" calcext:value-type="float">
            <text:p>1.47680923977928E+018</text:p>
          </table:table-cell>
          <table:table-cell office:value-type="float" office:value="1.47680948090916E+018" calcext:value-type="float">
            <text:p>1.47680948090916E+018</text:p>
          </table:table-cell>
          <table:table-cell office:value-type="float" office:value="1.47680948118234E+018" calcext:value-type="float">
            <text:p>1.47680948118234E+018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.47680907669383E+018" calcext:value-type="float">
            <text:p>1.47680907669383E+018</text:p>
          </table:table-cell>
          <table:table-cell office:value-type="float" office:value="1.47680907687578E+018" calcext:value-type="float">
            <text:p>1.47680907687578E+018</text:p>
          </table:table-cell>
          <table:table-cell office:value-type="float" office:value="1.47680923954954E+018" calcext:value-type="float">
            <text:p>1.47680923954954E+018</text:p>
          </table:table-cell>
          <table:table-cell office:value-type="float" office:value="1.47680923977956E+018" calcext:value-type="float">
            <text:p>1.47680923977956E+018</text:p>
          </table:table-cell>
          <table:table-cell office:value-type="float" office:value="1.47680948090956E+018" calcext:value-type="float">
            <text:p>1.47680948090956E+018</text:p>
          </table:table-cell>
          <table:table-cell office:value-type="float" office:value="1.47680948118251E+018" calcext:value-type="float">
            <text:p>1.47680948118251E+018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.47680907669417E+018" calcext:value-type="float">
            <text:p>1.47680907669417E+018</text:p>
          </table:table-cell>
          <table:table-cell office:value-type="float" office:value="1.4768090768761E+018" calcext:value-type="float">
            <text:p>1.4768090768761E+018</text:p>
          </table:table-cell>
          <table:table-cell office:value-type="float" office:value="1.47680923954993E+018" calcext:value-type="float">
            <text:p>1.47680923954993E+018</text:p>
          </table:table-cell>
          <table:table-cell office:value-type="float" office:value="1.47680923977962E+018" calcext:value-type="float">
            <text:p>1.47680923977962E+018</text:p>
          </table:table-cell>
          <table:table-cell office:value-type="float" office:value="1.47680948090994E+018" calcext:value-type="float">
            <text:p>1.47680948090994E+018</text:p>
          </table:table-cell>
          <table:table-cell office:value-type="float" office:value="1.47680948118267E+018" calcext:value-type="float">
            <text:p>1.47680948118267E+018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.47680907669463E+018" calcext:value-type="float">
            <text:p>1.47680907669463E+018</text:p>
          </table:table-cell>
          <table:table-cell office:value-type="float" office:value="1.47680907687639E+018" calcext:value-type="float">
            <text:p>1.47680907687639E+018</text:p>
          </table:table-cell>
          <table:table-cell office:value-type="float" office:value="1.47680923955029E+018" calcext:value-type="float">
            <text:p>1.47680923955029E+018</text:p>
          </table:table-cell>
          <table:table-cell office:value-type="float" office:value="1.4768092397798E+018" calcext:value-type="float">
            <text:p>1.4768092397798E+018</text:p>
          </table:table-cell>
          <table:table-cell office:value-type="float" office:value="1.4768094809103E+018" calcext:value-type="float">
            <text:p>1.4768094809103E+018</text:p>
          </table:table-cell>
          <table:table-cell office:value-type="float" office:value="1.47680948118284E+018" calcext:value-type="float">
            <text:p>1.47680948118284E+018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.47680907669505E+018" calcext:value-type="float">
            <text:p>1.47680907669505E+018</text:p>
          </table:table-cell>
          <table:table-cell office:value-type="float" office:value="1.4768090768766E+018" calcext:value-type="float">
            <text:p>1.4768090768766E+018</text:p>
          </table:table-cell>
          <table:table-cell office:value-type="float" office:value="1.47680923955066E+018" calcext:value-type="float">
            <text:p>1.47680923955066E+018</text:p>
          </table:table-cell>
          <table:table-cell office:value-type="float" office:value="1.47680923978008E+018" calcext:value-type="float">
            <text:p>1.47680923978008E+018</text:p>
          </table:table-cell>
          <table:table-cell office:value-type="float" office:value="1.47680948091066E+018" calcext:value-type="float">
            <text:p>1.47680948091066E+018</text:p>
          </table:table-cell>
          <table:table-cell office:value-type="float" office:value="1.47680948118301E+018" calcext:value-type="float">
            <text:p>1.47680948118301E+018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.47680907669552E+018" calcext:value-type="float">
            <text:p>1.47680907669552E+018</text:p>
          </table:table-cell>
          <table:table-cell office:value-type="float" office:value="1.47680907687666E+018" calcext:value-type="float">
            <text:p>1.47680907687666E+018</text:p>
          </table:table-cell>
          <table:table-cell office:value-type="float" office:value="1.47680923955101E+018" calcext:value-type="float">
            <text:p>1.47680923955101E+018</text:p>
          </table:table-cell>
          <table:table-cell office:value-type="float" office:value="1.47680923978014E+018" calcext:value-type="float">
            <text:p>1.47680923978014E+018</text:p>
          </table:table-cell>
          <table:table-cell office:value-type="float" office:value="1.47680948091125E+018" calcext:value-type="float">
            <text:p>1.47680948091125E+018</text:p>
          </table:table-cell>
          <table:table-cell office:value-type="float" office:value="1.47680948118338E+018" calcext:value-type="float">
            <text:p>1.47680948118338E+018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.47680907669593E+018" calcext:value-type="float">
            <text:p>1.47680907669593E+018</text:p>
          </table:table-cell>
          <table:table-cell office:value-type="float" office:value="1.4768090768769E+018" calcext:value-type="float">
            <text:p>1.4768090768769E+018</text:p>
          </table:table-cell>
          <table:table-cell office:value-type="float" office:value="1.47680923955136E+018" calcext:value-type="float">
            <text:p>1.47680923955136E+018</text:p>
          </table:table-cell>
          <table:table-cell office:value-type="float" office:value="1.47680923978032E+018" calcext:value-type="float">
            <text:p>1.47680923978032E+018</text:p>
          </table:table-cell>
          <table:table-cell office:value-type="float" office:value="1.47680948091165E+018" calcext:value-type="float">
            <text:p>1.47680948091165E+018</text:p>
          </table:table-cell>
          <table:table-cell office:value-type="float" office:value="1.47680948118362E+018" calcext:value-type="float">
            <text:p>1.47680948118362E+018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.47680907669635E+018" calcext:value-type="float">
            <text:p>1.47680907669635E+018</text:p>
          </table:table-cell>
          <table:table-cell office:value-type="float" office:value="1.47680907687696E+018" calcext:value-type="float">
            <text:p>1.47680907687696E+018</text:p>
          </table:table-cell>
          <table:table-cell office:value-type="float" office:value="1.47680923955171E+018" calcext:value-type="float">
            <text:p>1.47680923955171E+018</text:p>
          </table:table-cell>
          <table:table-cell office:value-type="float" office:value="1.4768092397806E+018" calcext:value-type="float">
            <text:p>1.4768092397806E+018</text:p>
          </table:table-cell>
          <table:table-cell office:value-type="float" office:value="1.47680948091203E+018" calcext:value-type="float">
            <text:p>1.47680948091203E+018</text:p>
          </table:table-cell>
          <table:table-cell office:value-type="float" office:value="1.47680948118386E+018" calcext:value-type="float">
            <text:p>1.47680948118386E+018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.4768090766967E+018" calcext:value-type="float">
            <text:p>1.4768090766967E+018</text:p>
          </table:table-cell>
          <table:table-cell office:value-type="float" office:value="1.47680907687701E+018" calcext:value-type="float">
            <text:p>1.47680907687701E+018</text:p>
          </table:table-cell>
          <table:table-cell office:value-type="float" office:value="1.47680923955206E+018" calcext:value-type="float">
            <text:p>1.47680923955206E+018</text:p>
          </table:table-cell>
          <table:table-cell office:value-type="float" office:value="1.47680923978066E+018" calcext:value-type="float">
            <text:p>1.47680923978066E+018</text:p>
          </table:table-cell>
          <table:table-cell office:value-type="float" office:value="1.47680948091241E+018" calcext:value-type="float">
            <text:p>1.47680948091241E+018</text:p>
          </table:table-cell>
          <table:table-cell office:value-type="float" office:value="1.4768094811841E+018" calcext:value-type="float">
            <text:p>1.4768094811841E+018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.47680907669705E+018" calcext:value-type="float">
            <text:p>1.47680907669705E+018</text:p>
          </table:table-cell>
          <table:table-cell office:value-type="float" office:value="1.47680907687718E+018" calcext:value-type="float">
            <text:p>1.47680907687718E+018</text:p>
          </table:table-cell>
          <table:table-cell office:value-type="float" office:value="1.47680923955241E+018" calcext:value-type="float">
            <text:p>1.47680923955241E+018</text:p>
          </table:table-cell>
          <table:table-cell office:value-type="float" office:value="1.47680923978084E+018" calcext:value-type="float">
            <text:p>1.47680923978084E+018</text:p>
          </table:table-cell>
          <table:table-cell office:value-type="float" office:value="1.47680948091276E+018" calcext:value-type="float">
            <text:p>1.47680948091276E+018</text:p>
          </table:table-cell>
          <table:table-cell office:value-type="float" office:value="1.47680948118447E+018" calcext:value-type="float">
            <text:p>1.47680948118447E+018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.4768090766974E+018" calcext:value-type="float">
            <text:p>1.4768090766974E+018</text:p>
          </table:table-cell>
          <table:table-cell office:value-type="float" office:value="1.47680907687738E+018" calcext:value-type="float">
            <text:p>1.47680907687738E+018</text:p>
          </table:table-cell>
          <table:table-cell office:value-type="float" office:value="1.4768092395528E+018" calcext:value-type="float">
            <text:p>1.4768092395528E+018</text:p>
          </table:table-cell>
          <table:table-cell office:value-type="float" office:value="1.47680923978112E+018" calcext:value-type="float">
            <text:p>1.47680923978112E+018</text:p>
          </table:table-cell>
          <table:table-cell office:value-type="float" office:value="1.47680948091336E+018" calcext:value-type="float">
            <text:p>1.47680948091336E+018</text:p>
          </table:table-cell>
          <table:table-cell office:value-type="float" office:value="1.47680948118472E+018" calcext:value-type="float">
            <text:p>1.47680948118472E+018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.47680907669774E+018" calcext:value-type="float">
            <text:p>1.47680907669774E+018</text:p>
          </table:table-cell>
          <table:table-cell office:value-type="float" office:value="1.47680907687744E+018" calcext:value-type="float">
            <text:p>1.47680907687744E+018</text:p>
          </table:table-cell>
          <table:table-cell office:value-type="float" office:value="1.47680923955319E+018" calcext:value-type="float">
            <text:p>1.47680923955319E+018</text:p>
          </table:table-cell>
          <table:table-cell office:value-type="float" office:value="1.47680923978118E+018" calcext:value-type="float">
            <text:p>1.47680923978118E+018</text:p>
          </table:table-cell>
          <table:table-cell office:value-type="float" office:value="1.47680948091373E+018" calcext:value-type="float">
            <text:p>1.47680948091373E+018</text:p>
          </table:table-cell>
          <table:table-cell office:value-type="float" office:value="1.47680948118478E+018" calcext:value-type="float">
            <text:p>1.47680948118478E+018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.47680907669811E+018" calcext:value-type="float">
            <text:p>1.47680907669811E+018</text:p>
          </table:table-cell>
          <table:table-cell office:value-type="float" office:value="1.4768090768776E+018" calcext:value-type="float">
            <text:p>1.4768090768776E+018</text:p>
          </table:table-cell>
          <table:table-cell office:value-type="float" office:value="1.47680923955355E+018" calcext:value-type="float">
            <text:p>1.47680923955355E+018</text:p>
          </table:table-cell>
          <table:table-cell office:value-type="float" office:value="1.47680923978136E+018" calcext:value-type="float">
            <text:p>1.47680923978136E+018</text:p>
          </table:table-cell>
          <table:table-cell office:value-type="float" office:value="1.4768094809141E+018" calcext:value-type="float">
            <text:p>1.4768094809141E+018</text:p>
          </table:table-cell>
          <table:table-cell office:value-type="float" office:value="1.47680948118483E+018" calcext:value-type="float">
            <text:p>1.47680948118483E+018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.47680907669846E+018" calcext:value-type="float">
            <text:p>1.47680907669846E+018</text:p>
          </table:table-cell>
          <table:table-cell office:value-type="float" office:value="1.47680907687776E+018" calcext:value-type="float">
            <text:p>1.47680907687776E+018</text:p>
          </table:table-cell>
          <table:table-cell office:value-type="float" office:value="1.4768092395539E+018" calcext:value-type="float">
            <text:p>1.4768092395539E+018</text:p>
          </table:table-cell>
          <table:table-cell office:value-type="float" office:value="1.47680923978163E+018" calcext:value-type="float">
            <text:p>1.47680923978163E+018</text:p>
          </table:table-cell>
          <table:table-cell office:value-type="float" office:value="1.47680948091446E+018" calcext:value-type="float">
            <text:p>1.47680948091446E+018</text:p>
          </table:table-cell>
          <table:table-cell office:value-type="float" office:value="1.47680948118504E+018" calcext:value-type="float">
            <text:p>1.47680948118504E+018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.4768090766988E+018" calcext:value-type="float">
            <text:p>1.4768090766988E+018</text:p>
          </table:table-cell>
          <table:table-cell office:value-type="float" office:value="1.47680907687795E+018" calcext:value-type="float">
            <text:p>1.47680907687795E+018</text:p>
          </table:table-cell>
          <table:table-cell office:value-type="float" office:value="1.47680923955425E+018" calcext:value-type="float">
            <text:p>1.47680923955425E+018</text:p>
          </table:table-cell>
          <table:table-cell office:value-type="float" office:value="1.47680923978169E+018" calcext:value-type="float">
            <text:p>1.47680923978169E+018</text:p>
          </table:table-cell>
          <table:table-cell office:value-type="float" office:value="1.47680948091481E+018" calcext:value-type="float">
            <text:p>1.47680948091481E+018</text:p>
          </table:table-cell>
          <table:table-cell office:value-type="float" office:value="1.4768094811851E+018" calcext:value-type="float">
            <text:p>1.4768094811851E+018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.47680907669915E+018" calcext:value-type="float">
            <text:p>1.47680907669915E+018</text:p>
          </table:table-cell>
          <table:table-cell office:value-type="float" office:value="1.47680907687829E+018" calcext:value-type="float">
            <text:p>1.47680907687829E+018</text:p>
          </table:table-cell>
          <table:table-cell office:value-type="float" office:value="1.4768092395546E+018" calcext:value-type="float">
            <text:p>1.4768092395546E+018</text:p>
          </table:table-cell>
          <table:table-cell office:value-type="float" office:value="1.47680923978187E+018" calcext:value-type="float">
            <text:p>1.47680923978187E+018</text:p>
          </table:table-cell>
          <table:table-cell office:value-type="float" office:value="1.47680948091539E+018" calcext:value-type="float">
            <text:p>1.47680948091539E+018</text:p>
          </table:table-cell>
          <table:table-cell office:value-type="float" office:value="1.47680948118534E+018" calcext:value-type="float">
            <text:p>1.47680948118534E+018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.4768090766995E+018" calcext:value-type="float">
            <text:p>1.4768090766995E+018</text:p>
          </table:table-cell>
          <table:table-cell office:value-type="float" office:value="1.4768090768785E+018" calcext:value-type="float">
            <text:p>1.4768090768785E+018</text:p>
          </table:table-cell>
          <table:table-cell office:value-type="float" office:value="1.47680923955495E+018" calcext:value-type="float">
            <text:p>1.47680923955495E+018</text:p>
          </table:table-cell>
          <table:table-cell office:value-type="float" office:value="1.47680923978215E+018" calcext:value-type="float">
            <text:p>1.47680923978215E+018</text:p>
          </table:table-cell>
          <table:table-cell office:value-type="float" office:value="1.47680948091574E+018" calcext:value-type="float">
            <text:p>1.47680948091574E+018</text:p>
          </table:table-cell>
          <table:table-cell office:value-type="float" office:value="1.4768094811854E+018" calcext:value-type="float">
            <text:p>1.4768094811854E+018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.47680907669985E+018" calcext:value-type="float">
            <text:p>1.47680907669985E+018</text:p>
          </table:table-cell>
          <table:table-cell office:value-type="float" office:value="1.47680907687855E+018" calcext:value-type="float">
            <text:p>1.47680907687855E+018</text:p>
          </table:table-cell>
          <table:table-cell office:value-type="float" office:value="1.4768092395553E+018" calcext:value-type="float">
            <text:p>1.4768092395553E+018</text:p>
          </table:table-cell>
          <table:table-cell office:value-type="float" office:value="1.47680923978221E+018" calcext:value-type="float">
            <text:p>1.47680923978221E+018</text:p>
          </table:table-cell>
          <table:table-cell office:value-type="float" office:value="1.4768094809161E+018" calcext:value-type="float">
            <text:p>1.4768094809161E+018</text:p>
          </table:table-cell>
          <table:table-cell office:value-type="float" office:value="1.47680948118545E+018" calcext:value-type="float">
            <text:p>1.47680948118545E+018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.4768090767002E+018" calcext:value-type="float">
            <text:p>1.4768090767002E+018</text:p>
          </table:table-cell>
          <table:table-cell office:value-type="float" office:value="1.47680907687879E+018" calcext:value-type="float">
            <text:p>1.47680907687879E+018</text:p>
          </table:table-cell>
          <table:table-cell office:value-type="float" office:value="1.47680923955565E+018" calcext:value-type="float">
            <text:p>1.47680923955565E+018</text:p>
          </table:table-cell>
          <table:table-cell office:value-type="float" office:value="1.47680923978239E+018" calcext:value-type="float">
            <text:p>1.47680923978239E+018</text:p>
          </table:table-cell>
          <table:table-cell office:value-type="float" office:value="1.4768094809165E+018" calcext:value-type="float">
            <text:p>1.4768094809165E+018</text:p>
          </table:table-cell>
          <table:table-cell office:value-type="float" office:value="1.47680948118576E+018" calcext:value-type="float">
            <text:p>1.47680948118576E+018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.47680907670054E+018" calcext:value-type="float">
            <text:p>1.47680907670054E+018</text:p>
          </table:table-cell>
          <table:table-cell office:value-type="float" office:value="1.47680907687895E+018" calcext:value-type="float">
            <text:p>1.47680907687895E+018</text:p>
          </table:table-cell>
          <table:table-cell office:value-type="float" office:value="1.476809239556E+018" calcext:value-type="float">
            <text:p>1.476809239556E+018</text:p>
          </table:table-cell>
          <table:table-cell office:value-type="float" office:value="1.47680923978267E+018" calcext:value-type="float">
            <text:p>1.47680923978267E+018</text:p>
          </table:table-cell>
          <table:table-cell office:value-type="float" office:value="1.47680948091685E+018" calcext:value-type="float">
            <text:p>1.47680948091685E+018</text:p>
          </table:table-cell>
          <table:table-cell office:value-type="float" office:value="1.47680948118582E+018" calcext:value-type="float">
            <text:p>1.47680948118582E+018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.47680907670089E+018" calcext:value-type="float">
            <text:p>1.47680907670089E+018</text:p>
          </table:table-cell>
          <table:table-cell office:value-type="float" office:value="1.47680907687912E+018" calcext:value-type="float">
            <text:p>1.47680907687912E+018</text:p>
          </table:table-cell>
          <table:table-cell office:value-type="float" office:value="1.4768092395564E+018" calcext:value-type="float">
            <text:p>1.4768092395564E+018</text:p>
          </table:table-cell>
          <table:table-cell office:value-type="float" office:value="1.47680923978273E+018" calcext:value-type="float">
            <text:p>1.47680923978273E+018</text:p>
          </table:table-cell>
          <table:table-cell office:value-type="float" office:value="1.47680948091724E+018" calcext:value-type="float">
            <text:p>1.47680948091724E+018</text:p>
          </table:table-cell>
          <table:table-cell office:value-type="float" office:value="1.47680948118587E+018" calcext:value-type="float">
            <text:p>1.47680948118587E+018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.47680907670123E+018" calcext:value-type="float">
            <text:p>1.47680907670123E+018</text:p>
          </table:table-cell>
          <table:table-cell office:value-type="float" office:value="1.47680907687951E+018" calcext:value-type="float">
            <text:p>1.47680907687951E+018</text:p>
          </table:table-cell>
          <table:table-cell office:value-type="float" office:value="1.47680923955675E+018" calcext:value-type="float">
            <text:p>1.47680923955675E+018</text:p>
          </table:table-cell>
          <table:table-cell office:value-type="float" office:value="1.4768092397829E+018" calcext:value-type="float">
            <text:p>1.4768092397829E+018</text:p>
          </table:table-cell>
          <table:table-cell office:value-type="float" office:value="1.47680948091759E+018" calcext:value-type="float">
            <text:p>1.47680948091759E+018</text:p>
          </table:table-cell>
          <table:table-cell office:value-type="float" office:value="1.47680948118593E+018" calcext:value-type="float">
            <text:p>1.47680948118593E+018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.47680907670158E+018" calcext:value-type="float">
            <text:p>1.47680907670158E+018</text:p>
          </table:table-cell>
          <table:table-cell office:value-type="float" office:value="1.47680907687974E+018" calcext:value-type="float">
            <text:p>1.47680907687974E+018</text:p>
          </table:table-cell>
          <table:table-cell office:value-type="float" office:value="1.47680923955709E+018" calcext:value-type="float">
            <text:p>1.47680923955709E+018</text:p>
          </table:table-cell>
          <table:table-cell office:value-type="float" office:value="1.4768092397832E+018" calcext:value-type="float">
            <text:p>1.4768092397832E+018</text:p>
          </table:table-cell>
          <table:table-cell office:value-type="float" office:value="1.47680948091798E+018" calcext:value-type="float">
            <text:p>1.47680948091798E+018</text:p>
          </table:table-cell>
          <table:table-cell office:value-type="float" office:value="1.47680948118598E+018" calcext:value-type="float">
            <text:p>1.47680948118598E+018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.47680907670193E+018" calcext:value-type="float">
            <text:p>1.47680907670193E+018</text:p>
          </table:table-cell>
          <table:table-cell office:value-type="float" office:value="1.4768090768798E+018" calcext:value-type="float">
            <text:p>1.4768090768798E+018</text:p>
          </table:table-cell>
          <table:table-cell office:value-type="float" office:value="1.47680923955745E+018" calcext:value-type="float">
            <text:p>1.47680923955745E+018</text:p>
          </table:table-cell>
          <table:table-cell office:value-type="float" office:value="1.47680923978326E+018" calcext:value-type="float">
            <text:p>1.47680923978326E+018</text:p>
          </table:table-cell>
          <table:table-cell office:value-type="float" office:value="1.47680948091839E+018" calcext:value-type="float">
            <text:p>1.47680948091839E+018</text:p>
          </table:table-cell>
          <table:table-cell office:value-type="float" office:value="1.47680948118615E+018" calcext:value-type="float">
            <text:p>1.47680948118615E+018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.47680907670228E+018" calcext:value-type="float">
            <text:p>1.47680907670228E+018</text:p>
          </table:table-cell>
          <table:table-cell office:value-type="float" office:value="1.47680907688E+018" calcext:value-type="float">
            <text:p>1.47680907688E+018</text:p>
          </table:table-cell>
          <table:table-cell office:value-type="float" office:value="1.4768092395578E+018" calcext:value-type="float">
            <text:p>1.4768092395578E+018</text:p>
          </table:table-cell>
          <table:table-cell office:value-type="float" office:value="1.47680923978344E+018" calcext:value-type="float">
            <text:p>1.47680923978344E+018</text:p>
          </table:table-cell>
          <table:table-cell office:value-type="float" office:value="1.47680948091877E+018" calcext:value-type="float">
            <text:p>1.47680948091877E+018</text:p>
          </table:table-cell>
          <table:table-cell office:value-type="float" office:value="1.47680948118643E+018" calcext:value-type="float">
            <text:p>1.47680948118643E+018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.47680907670264E+018" calcext:value-type="float">
            <text:p>1.47680907670264E+018</text:p>
          </table:table-cell>
          <table:table-cell office:value-type="float" office:value="1.47680907688006E+018" calcext:value-type="float">
            <text:p>1.47680907688006E+018</text:p>
          </table:table-cell>
          <table:table-cell office:value-type="float" office:value="1.47680923955815E+018" calcext:value-type="float">
            <text:p>1.47680923955815E+018</text:p>
          </table:table-cell>
          <table:table-cell office:value-type="float" office:value="1.47680923978372E+018" calcext:value-type="float">
            <text:p>1.47680923978372E+018</text:p>
          </table:table-cell>
          <table:table-cell office:value-type="float" office:value="1.47680948091917E+018" calcext:value-type="float">
            <text:p>1.47680948091917E+018</text:p>
          </table:table-cell>
          <table:table-cell office:value-type="float" office:value="1.47680948118649E+018" calcext:value-type="float">
            <text:p>1.47680948118649E+018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.47680907670299E+018" calcext:value-type="float">
            <text:p>1.47680907670299E+018</text:p>
          </table:table-cell>
          <table:table-cell office:value-type="float" office:value="1.47680907688022E+018" calcext:value-type="float">
            <text:p>1.47680907688022E+018</text:p>
          </table:table-cell>
          <table:table-cell office:value-type="float" office:value="1.4768092395585E+018" calcext:value-type="float">
            <text:p>1.4768092395585E+018</text:p>
          </table:table-cell>
          <table:table-cell office:value-type="float" office:value="1.47680923978378E+018" calcext:value-type="float">
            <text:p>1.47680923978378E+018</text:p>
          </table:table-cell>
          <table:table-cell office:value-type="float" office:value="1.47680948091954E+018" calcext:value-type="float">
            <text:p>1.47680948091954E+018</text:p>
          </table:table-cell>
          <table:table-cell office:value-type="float" office:value="1.47680948118655E+018" calcext:value-type="float">
            <text:p>1.47680948118655E+018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.47680907670346E+018" calcext:value-type="float">
            <text:p>1.47680907670346E+018</text:p>
          </table:table-cell>
          <table:table-cell office:value-type="float" office:value="1.47680907688043E+018" calcext:value-type="float">
            <text:p>1.47680907688043E+018</text:p>
          </table:table-cell>
          <table:table-cell office:value-type="float" office:value="1.47680923955885E+018" calcext:value-type="float">
            <text:p>1.47680923955885E+018</text:p>
          </table:table-cell>
          <table:table-cell office:value-type="float" office:value="1.47680923978396E+018" calcext:value-type="float">
            <text:p>1.47680923978396E+018</text:p>
          </table:table-cell>
          <table:table-cell office:value-type="float" office:value="1.47680948091991E+018" calcext:value-type="float">
            <text:p>1.47680948091991E+018</text:p>
          </table:table-cell>
          <table:table-cell office:value-type="float" office:value="1.47680948118683E+018" calcext:value-type="float">
            <text:p>1.47680948118683E+018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.47680907670387E+018" calcext:value-type="float">
            <text:p>1.47680907670387E+018</text:p>
          </table:table-cell>
          <table:table-cell office:value-type="float" office:value="1.47680907688048E+018" calcext:value-type="float">
            <text:p>1.47680907688048E+018</text:p>
          </table:table-cell>
          <table:table-cell office:value-type="float" office:value="1.47680923955925E+018" calcext:value-type="float">
            <text:p>1.47680923955925E+018</text:p>
          </table:table-cell>
          <table:table-cell office:value-type="float" office:value="1.47680923978424E+018" calcext:value-type="float">
            <text:p>1.47680923978424E+018</text:p>
          </table:table-cell>
          <table:table-cell office:value-type="float" office:value="1.47680948092026E+018" calcext:value-type="float">
            <text:p>1.47680948092026E+018</text:p>
          </table:table-cell>
          <table:table-cell office:value-type="float" office:value="1.47680948118688E+018" calcext:value-type="float">
            <text:p>1.47680948118688E+018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.47680907670423E+018" calcext:value-type="float">
            <text:p>1.47680907670423E+018</text:p>
          </table:table-cell>
          <table:table-cell office:value-type="float" office:value="1.47680907688079E+018" calcext:value-type="float">
            <text:p>1.47680907688079E+018</text:p>
          </table:table-cell>
          <table:table-cell office:value-type="float" office:value="1.4768092395596E+018" calcext:value-type="float">
            <text:p>1.4768092395596E+018</text:p>
          </table:table-cell>
          <table:table-cell office:value-type="float" office:value="1.4768092397843E+018" calcext:value-type="float">
            <text:p>1.4768092397843E+018</text:p>
          </table:table-cell>
          <table:table-cell office:value-type="float" office:value="1.47680948092061E+018" calcext:value-type="float">
            <text:p>1.47680948092061E+018</text:p>
          </table:table-cell>
          <table:table-cell office:value-type="float" office:value="1.47680948118694E+018" calcext:value-type="float">
            <text:p>1.47680948118694E+018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.47680907670457E+018" calcext:value-type="float">
            <text:p>1.47680907670457E+018</text:p>
          </table:table-cell>
          <table:table-cell office:value-type="float" office:value="1.47680907688143E+018" calcext:value-type="float">
            <text:p>1.47680907688143E+018</text:p>
          </table:table-cell>
          <table:table-cell office:value-type="float" office:value="1.47680923955997E+018" calcext:value-type="float">
            <text:p>1.47680923955997E+018</text:p>
          </table:table-cell>
          <table:table-cell office:value-type="float" office:value="1.47680923978448E+018" calcext:value-type="float">
            <text:p>1.47680923978448E+018</text:p>
          </table:table-cell>
          <table:table-cell office:value-type="float" office:value="1.47680948092096E+018" calcext:value-type="float">
            <text:p>1.47680948092096E+018</text:p>
          </table:table-cell>
          <table:table-cell office:value-type="float" office:value="1.47680948118699E+018" calcext:value-type="float">
            <text:p>1.47680948118699E+018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.47680907670492E+018" calcext:value-type="float">
            <text:p>1.47680907670492E+018</text:p>
          </table:table-cell>
          <table:table-cell office:value-type="float" office:value="1.47680907688159E+018" calcext:value-type="float">
            <text:p>1.47680907688159E+018</text:p>
          </table:table-cell>
          <table:table-cell office:value-type="float" office:value="1.47680923956036E+018" calcext:value-type="float">
            <text:p>1.47680923956036E+018</text:p>
          </table:table-cell>
          <table:table-cell office:value-type="float" office:value="1.47680923978476E+018" calcext:value-type="float">
            <text:p>1.47680923978476E+018</text:p>
          </table:table-cell>
          <table:table-cell office:value-type="float" office:value="1.47680948092131E+018" calcext:value-type="float">
            <text:p>1.47680948092131E+018</text:p>
          </table:table-cell>
          <table:table-cell office:value-type="float" office:value="1.47680948118724E+018" calcext:value-type="float">
            <text:p>1.47680948118724E+018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.47680907670537E+018" calcext:value-type="float">
            <text:p>1.47680907670537E+018</text:p>
          </table:table-cell>
          <table:table-cell office:value-type="float" office:value="1.47680907688188E+018" calcext:value-type="float">
            <text:p>1.47680907688188E+018</text:p>
          </table:table-cell>
          <table:table-cell office:value-type="float" office:value="1.47680923956072E+018" calcext:value-type="float">
            <text:p>1.47680923956072E+018</text:p>
          </table:table-cell>
          <table:table-cell office:value-type="float" office:value="1.47680923978482E+018" calcext:value-type="float">
            <text:p>1.47680923978482E+018</text:p>
          </table:table-cell>
          <table:table-cell office:value-type="float" office:value="1.47680948092166E+018" calcext:value-type="float">
            <text:p>1.47680948092166E+018</text:p>
          </table:table-cell>
          <table:table-cell office:value-type="float" office:value="1.47680948118729E+018" calcext:value-type="float">
            <text:p>1.47680948118729E+018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.4768090767058E+018" calcext:value-type="float">
            <text:p>1.4768090767058E+018</text:p>
          </table:table-cell>
          <table:table-cell office:value-type="float" office:value="1.4768090768822E+018" calcext:value-type="float">
            <text:p>1.4768090768822E+018</text:p>
          </table:table-cell>
          <table:table-cell office:value-type="float" office:value="1.47680923956108E+018" calcext:value-type="float">
            <text:p>1.47680923956108E+018</text:p>
          </table:table-cell>
          <table:table-cell office:value-type="float" office:value="1.476809239785E+018" calcext:value-type="float">
            <text:p>1.476809239785E+018</text:p>
          </table:table-cell>
          <table:table-cell office:value-type="float" office:value="1.47680948092202E+018" calcext:value-type="float">
            <text:p>1.47680948092202E+018</text:p>
          </table:table-cell>
          <table:table-cell office:value-type="float" office:value="1.47680948118735E+018" calcext:value-type="float">
            <text:p>1.47680948118735E+018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.47680907670617E+018" calcext:value-type="float">
            <text:p>1.47680907670617E+018</text:p>
          </table:table-cell>
          <table:table-cell office:value-type="float" office:value="1.47680907688226E+018" calcext:value-type="float">
            <text:p>1.47680907688226E+018</text:p>
          </table:table-cell>
          <table:table-cell office:value-type="float" office:value="1.47680923956144E+018" calcext:value-type="float">
            <text:p>1.47680923956144E+018</text:p>
          </table:table-cell>
          <table:table-cell office:value-type="float" office:value="1.47680923978528E+018" calcext:value-type="float">
            <text:p>1.47680923978528E+018</text:p>
          </table:table-cell>
          <table:table-cell office:value-type="float" office:value="1.47680948092237E+018" calcext:value-type="float">
            <text:p>1.47680948092237E+018</text:p>
          </table:table-cell>
          <table:table-cell office:value-type="float" office:value="1.47680948118759E+018" calcext:value-type="float">
            <text:p>1.47680948118759E+018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.47680907670657E+018" calcext:value-type="float">
            <text:p>1.47680907670657E+018</text:p>
          </table:table-cell>
          <table:table-cell office:value-type="float" office:value="1.47680907688232E+018" calcext:value-type="float">
            <text:p>1.47680907688232E+018</text:p>
          </table:table-cell>
          <table:table-cell office:value-type="float" office:value="1.47680923956179E+018" calcext:value-type="float">
            <text:p>1.47680923956179E+018</text:p>
          </table:table-cell>
          <table:table-cell office:value-type="float" office:value="1.47680923978534E+018" calcext:value-type="float">
            <text:p>1.47680923978534E+018</text:p>
          </table:table-cell>
          <table:table-cell office:value-type="float" office:value="1.47680948092272E+018" calcext:value-type="float">
            <text:p>1.47680948092272E+018</text:p>
          </table:table-cell>
          <table:table-cell office:value-type="float" office:value="1.47680948118765E+018" calcext:value-type="float">
            <text:p>1.47680948118765E+018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.47680907670691E+018" calcext:value-type="float">
            <text:p>1.47680907670691E+018</text:p>
          </table:table-cell>
          <table:table-cell office:value-type="float" office:value="1.47680907688237E+018" calcext:value-type="float">
            <text:p>1.47680907688237E+018</text:p>
          </table:table-cell>
          <table:table-cell office:value-type="float" office:value="1.47680923956217E+018" calcext:value-type="float">
            <text:p>1.47680923956217E+018</text:p>
          </table:table-cell>
          <table:table-cell office:value-type="float" office:value="1.47680923978552E+018" calcext:value-type="float">
            <text:p>1.47680923978552E+018</text:p>
          </table:table-cell>
          <table:table-cell office:value-type="float" office:value="1.47680948092306E+018" calcext:value-type="float">
            <text:p>1.47680948092306E+018</text:p>
          </table:table-cell>
          <table:table-cell office:value-type="float" office:value="1.4768094811877E+018" calcext:value-type="float">
            <text:p>1.4768094811877E+018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.47680907670726E+018" calcext:value-type="float">
            <text:p>1.47680907670726E+018</text:p>
          </table:table-cell>
          <table:table-cell office:value-type="float" office:value="1.47680907688258E+018" calcext:value-type="float">
            <text:p>1.47680907688258E+018</text:p>
          </table:table-cell>
          <table:table-cell office:value-type="float" office:value="1.47680923956253E+018" calcext:value-type="float">
            <text:p>1.47680923956253E+018</text:p>
          </table:table-cell>
          <table:table-cell office:value-type="float" office:value="1.47680923978579E+018" calcext:value-type="float">
            <text:p>1.47680923978579E+018</text:p>
          </table:table-cell>
          <table:table-cell office:value-type="float" office:value="1.47680948092342E+018" calcext:value-type="float">
            <text:p>1.47680948092342E+018</text:p>
          </table:table-cell>
          <table:table-cell office:value-type="float" office:value="1.47680948118787E+018" calcext:value-type="float">
            <text:p>1.47680948118787E+018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.4768090767076E+018" calcext:value-type="float">
            <text:p>1.4768090767076E+018</text:p>
          </table:table-cell>
          <table:table-cell office:value-type="float" office:value="1.47680907688263E+018" calcext:value-type="float">
            <text:p>1.47680907688263E+018</text:p>
          </table:table-cell>
          <table:table-cell office:value-type="float" office:value="1.4768092395629E+018" calcext:value-type="float">
            <text:p>1.4768092395629E+018</text:p>
          </table:table-cell>
          <table:table-cell office:value-type="float" office:value="1.47680923978585E+018" calcext:value-type="float">
            <text:p>1.47680923978585E+018</text:p>
          </table:table-cell>
          <table:table-cell office:value-type="float" office:value="1.47680948092377E+018" calcext:value-type="float">
            <text:p>1.47680948092377E+018</text:p>
          </table:table-cell>
          <table:table-cell office:value-type="float" office:value="1.47680948118811E+018" calcext:value-type="float">
            <text:p>1.47680948118811E+018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.47680907670812E+018" calcext:value-type="float">
            <text:p>1.47680907670812E+018</text:p>
          </table:table-cell>
          <table:table-cell office:value-type="float" office:value="1.47680907688294E+018" calcext:value-type="float">
            <text:p>1.47680907688294E+018</text:p>
          </table:table-cell>
          <table:table-cell office:value-type="float" office:value="1.47680923956326E+018" calcext:value-type="float">
            <text:p>1.47680923956326E+018</text:p>
          </table:table-cell>
          <table:table-cell office:value-type="float" office:value="1.47680923978603E+018" calcext:value-type="float">
            <text:p>1.47680923978603E+018</text:p>
          </table:table-cell>
          <table:table-cell office:value-type="float" office:value="1.47680948092412E+018" calcext:value-type="float">
            <text:p>1.47680948092412E+018</text:p>
          </table:table-cell>
          <table:table-cell office:value-type="float" office:value="1.47680948118817E+018" calcext:value-type="float">
            <text:p>1.47680948118817E+018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.47680907670865E+018" calcext:value-type="float">
            <text:p>1.47680907670865E+018</text:p>
          </table:table-cell>
          <table:table-cell office:value-type="float" office:value="1.476809076883E+018" calcext:value-type="float">
            <text:p>1.476809076883E+018</text:p>
          </table:table-cell>
          <table:table-cell office:value-type="float" office:value="1.47680923956361E+018" calcext:value-type="float">
            <text:p>1.47680923956361E+018</text:p>
          </table:table-cell>
          <table:table-cell office:value-type="float" office:value="1.47680923978634E+018" calcext:value-type="float">
            <text:p>1.47680923978634E+018</text:p>
          </table:table-cell>
          <table:table-cell office:value-type="float" office:value="1.47680948092447E+018" calcext:value-type="float">
            <text:p>1.47680948092447E+018</text:p>
          </table:table-cell>
          <table:table-cell office:value-type="float" office:value="1.47680948118823E+018" calcext:value-type="float">
            <text:p>1.47680948118823E+018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.47680907670902E+018" calcext:value-type="float">
            <text:p>1.47680907670902E+018</text:p>
          </table:table-cell>
          <table:table-cell office:value-type="float" office:value="1.47680907688305E+018" calcext:value-type="float">
            <text:p>1.47680907688305E+018</text:p>
          </table:table-cell>
          <table:table-cell office:value-type="float" office:value="1.47680923956403E+018" calcext:value-type="float">
            <text:p>1.47680923956403E+018</text:p>
          </table:table-cell>
          <table:table-cell office:value-type="float" office:value="1.4768092397864E+018" calcext:value-type="float">
            <text:p>1.4768092397864E+018</text:p>
          </table:table-cell>
          <table:table-cell office:value-type="float" office:value="1.47680948092482E+018" calcext:value-type="float">
            <text:p>1.47680948092482E+018</text:p>
          </table:table-cell>
          <table:table-cell office:value-type="float" office:value="1.47680948118839E+018" calcext:value-type="float">
            <text:p>1.47680948118839E+018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.47680907670985E+018" calcext:value-type="float">
            <text:p>1.47680907670985E+018</text:p>
          </table:table-cell>
          <table:table-cell office:value-type="float" office:value="1.4768090768831E+018" calcext:value-type="float">
            <text:p>1.4768090768831E+018</text:p>
          </table:table-cell>
          <table:table-cell office:value-type="float" office:value="1.47680923956444E+018" calcext:value-type="float">
            <text:p>1.47680923956444E+018</text:p>
          </table:table-cell>
          <table:table-cell office:value-type="float" office:value="1.47680923978658E+018" calcext:value-type="float">
            <text:p>1.47680923978658E+018</text:p>
          </table:table-cell>
          <table:table-cell office:value-type="float" office:value="1.47680948092518E+018" calcext:value-type="float">
            <text:p>1.47680948092518E+018</text:p>
          </table:table-cell>
          <table:table-cell office:value-type="float" office:value="1.4768094811886E+018" calcext:value-type="float">
            <text:p>1.4768094811886E+018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.47680907671024E+018" calcext:value-type="float">
            <text:p>1.47680907671024E+018</text:p>
          </table:table-cell>
          <table:table-cell office:value-type="float" office:value="1.47680907688316E+018" calcext:value-type="float">
            <text:p>1.47680907688316E+018</text:p>
          </table:table-cell>
          <table:table-cell office:value-type="float" office:value="1.47680923956482E+018" calcext:value-type="float">
            <text:p>1.47680923956482E+018</text:p>
          </table:table-cell>
          <table:table-cell office:value-type="float" office:value="1.47680923978686E+018" calcext:value-type="float">
            <text:p>1.47680923978686E+018</text:p>
          </table:table-cell>
          <table:table-cell office:value-type="float" office:value="1.47680948092557E+018" calcext:value-type="float">
            <text:p>1.47680948092557E+018</text:p>
          </table:table-cell>
          <table:table-cell office:value-type="float" office:value="1.47680948118865E+018" calcext:value-type="float">
            <text:p>1.47680948118865E+018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.47680907671068E+018" calcext:value-type="float">
            <text:p>1.47680907671068E+018</text:p>
          </table:table-cell>
          <table:table-cell office:value-type="float" office:value="1.47680907688332E+018" calcext:value-type="float">
            <text:p>1.47680907688332E+018</text:p>
          </table:table-cell>
          <table:table-cell office:value-type="float" office:value="1.47680923956519E+018" calcext:value-type="float">
            <text:p>1.47680923956519E+018</text:p>
          </table:table-cell>
          <table:table-cell office:value-type="float" office:value="1.47680923978692E+018" calcext:value-type="float">
            <text:p>1.47680923978692E+018</text:p>
          </table:table-cell>
          <table:table-cell office:value-type="float" office:value="1.47680948092592E+018" calcext:value-type="float">
            <text:p>1.47680948092592E+018</text:p>
          </table:table-cell>
          <table:table-cell office:value-type="float" office:value="1.47680948118882E+018" calcext:value-type="float">
            <text:p>1.47680948118882E+018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.47680907671119E+018" calcext:value-type="float">
            <text:p>1.47680907671119E+018</text:p>
          </table:table-cell>
          <table:table-cell office:value-type="float" office:value="1.4768090768836E+018" calcext:value-type="float">
            <text:p>1.4768090768836E+018</text:p>
          </table:table-cell>
          <table:table-cell office:value-type="float" office:value="1.47680923956554E+018" calcext:value-type="float">
            <text:p>1.47680923956554E+018</text:p>
          </table:table-cell>
          <table:table-cell office:value-type="float" office:value="1.47680923978717E+018" calcext:value-type="float">
            <text:p>1.47680923978717E+018</text:p>
          </table:table-cell>
          <table:table-cell office:value-type="float" office:value="1.47680948092635E+018" calcext:value-type="float">
            <text:p>1.47680948092635E+018</text:p>
          </table:table-cell>
          <table:table-cell office:value-type="float" office:value="1.47680948118902E+018" calcext:value-type="float">
            <text:p>1.47680948118902E+018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.47680907671167E+018" calcext:value-type="float">
            <text:p>1.47680907671167E+018</text:p>
          </table:table-cell>
          <table:table-cell office:value-type="float" office:value="1.47680907688366E+018" calcext:value-type="float">
            <text:p>1.47680907688366E+018</text:p>
          </table:table-cell>
          <table:table-cell office:value-type="float" office:value="1.47680923956589E+018" calcext:value-type="float">
            <text:p>1.47680923956589E+018</text:p>
          </table:table-cell>
          <table:table-cell office:value-type="float" office:value="1.47680923978723E+018" calcext:value-type="float">
            <text:p>1.47680923978723E+018</text:p>
          </table:table-cell>
          <table:table-cell office:value-type="float" office:value="1.47680948092672E+018" calcext:value-type="float">
            <text:p>1.47680948092672E+018</text:p>
          </table:table-cell>
          <table:table-cell office:value-type="float" office:value="1.47680948118908E+018" calcext:value-type="float">
            <text:p>1.47680948118908E+018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.47680907671216E+018" calcext:value-type="float">
            <text:p>1.47680907671216E+018</text:p>
          </table:table-cell>
          <table:table-cell office:value-type="float" office:value="1.47680907688372E+018" calcext:value-type="float">
            <text:p>1.47680907688372E+018</text:p>
          </table:table-cell>
          <table:table-cell office:value-type="float" office:value="1.47680923956627E+018" calcext:value-type="float">
            <text:p>1.47680923956627E+018</text:p>
          </table:table-cell>
          <table:table-cell office:value-type="float" office:value="1.47680923978741E+018" calcext:value-type="float">
            <text:p>1.47680923978741E+018</text:p>
          </table:table-cell>
          <table:table-cell office:value-type="float" office:value="1.47680948092709E+018" calcext:value-type="float">
            <text:p>1.47680948092709E+018</text:p>
          </table:table-cell>
          <table:table-cell office:value-type="float" office:value="1.47680948118925E+018" calcext:value-type="float">
            <text:p>1.47680948118925E+018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.47680907671266E+018" calcext:value-type="float">
            <text:p>1.47680907671266E+018</text:p>
          </table:table-cell>
          <table:table-cell office:value-type="float" office:value="1.47680907688377E+018" calcext:value-type="float">
            <text:p>1.47680907688377E+018</text:p>
          </table:table-cell>
          <table:table-cell office:value-type="float" office:value="1.47680923956663E+018" calcext:value-type="float">
            <text:p>1.47680923956663E+018</text:p>
          </table:table-cell>
          <table:table-cell office:value-type="float" office:value="1.47680923978769E+018" calcext:value-type="float">
            <text:p>1.47680923978769E+018</text:p>
          </table:table-cell>
          <table:table-cell office:value-type="float" office:value="1.47680948092745E+018" calcext:value-type="float">
            <text:p>1.47680948092745E+018</text:p>
          </table:table-cell>
          <table:table-cell office:value-type="float" office:value="1.47680948118945E+018" calcext:value-type="float">
            <text:p>1.47680948118945E+018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.47680907671316E+018" calcext:value-type="float">
            <text:p>1.47680907671316E+018</text:p>
          </table:table-cell>
          <table:table-cell office:value-type="float" office:value="1.47680907688393E+018" calcext:value-type="float">
            <text:p>1.47680907688393E+018</text:p>
          </table:table-cell>
          <table:table-cell office:value-type="float" office:value="1.47680923956698E+018" calcext:value-type="float">
            <text:p>1.47680923956698E+018</text:p>
          </table:table-cell>
          <table:table-cell office:value-type="float" office:value="1.47680923978775E+018" calcext:value-type="float">
            <text:p>1.47680923978775E+018</text:p>
          </table:table-cell>
          <table:table-cell office:value-type="float" office:value="1.4768094809278E+018" calcext:value-type="float">
            <text:p>1.4768094809278E+018</text:p>
          </table:table-cell>
          <table:table-cell office:value-type="float" office:value="1.47680948118951E+018" calcext:value-type="float">
            <text:p>1.47680948118951E+018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.47680907671372E+018" calcext:value-type="float">
            <text:p>1.47680907671372E+018</text:p>
          </table:table-cell>
          <table:table-cell office:value-type="float" office:value="1.4768090768841E+018" calcext:value-type="float">
            <text:p>1.4768090768841E+018</text:p>
          </table:table-cell>
          <table:table-cell office:value-type="float" office:value="1.47680923956733E+018" calcext:value-type="float">
            <text:p>1.47680923956733E+018</text:p>
          </table:table-cell>
          <table:table-cell office:value-type="float" office:value="1.47680923978793E+018" calcext:value-type="float">
            <text:p>1.47680923978793E+018</text:p>
          </table:table-cell>
          <table:table-cell office:value-type="float" office:value="1.47680948092815E+018" calcext:value-type="float">
            <text:p>1.47680948092815E+018</text:p>
          </table:table-cell>
          <table:table-cell office:value-type="float" office:value="1.47680948118968E+018" calcext:value-type="float">
            <text:p>1.47680948118968E+018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.47680907671417E+018" calcext:value-type="float">
            <text:p>1.47680907671417E+018</text:p>
          </table:table-cell>
          <table:table-cell office:value-type="float" office:value="1.47680907688437E+018" calcext:value-type="float">
            <text:p>1.47680907688437E+018</text:p>
          </table:table-cell>
          <table:table-cell office:value-type="float" office:value="1.47680923956769E+018" calcext:value-type="float">
            <text:p>1.47680923956769E+018</text:p>
          </table:table-cell>
          <table:table-cell office:value-type="float" office:value="1.47680923978827E+018" calcext:value-type="float">
            <text:p>1.47680923978827E+018</text:p>
          </table:table-cell>
          <table:table-cell office:value-type="float" office:value="1.4768094809285E+018" calcext:value-type="float">
            <text:p>1.4768094809285E+018</text:p>
          </table:table-cell>
          <table:table-cell office:value-type="float" office:value="1.4768094811899E+018" calcext:value-type="float">
            <text:p>1.4768094811899E+018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.47680907671454E+018" calcext:value-type="float">
            <text:p>1.47680907671454E+018</text:p>
          </table:table-cell>
          <table:table-cell office:value-type="float" office:value="1.47680907688443E+018" calcext:value-type="float">
            <text:p>1.47680907688443E+018</text:p>
          </table:table-cell>
          <table:table-cell office:value-type="float" office:value="1.47680923956803E+018" calcext:value-type="float">
            <text:p>1.47680923956803E+018</text:p>
          </table:table-cell>
          <table:table-cell office:value-type="float" office:value="1.47680923978833E+018" calcext:value-type="float">
            <text:p>1.47680923978833E+018</text:p>
          </table:table-cell>
          <table:table-cell office:value-type="float" office:value="1.47680948092885E+018" calcext:value-type="float">
            <text:p>1.47680948092885E+018</text:p>
          </table:table-cell>
          <table:table-cell office:value-type="float" office:value="1.47680948119011E+018" calcext:value-type="float">
            <text:p>1.47680948119011E+018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.47680907671489E+018" calcext:value-type="float">
            <text:p>1.47680907671489E+018</text:p>
          </table:table-cell>
          <table:table-cell office:value-type="float" office:value="1.47680907688459E+018" calcext:value-type="float">
            <text:p>1.47680907688459E+018</text:p>
          </table:table-cell>
          <table:table-cell office:value-type="float" office:value="1.47680923956838E+018" calcext:value-type="float">
            <text:p>1.47680923956838E+018</text:p>
          </table:table-cell>
          <table:table-cell office:value-type="float" office:value="1.47680923978858E+018" calcext:value-type="float">
            <text:p>1.47680923978858E+018</text:p>
          </table:table-cell>
          <table:table-cell office:value-type="float" office:value="1.4768094809292E+018" calcext:value-type="float">
            <text:p>1.4768094809292E+018</text:p>
          </table:table-cell>
          <table:table-cell office:value-type="float" office:value="1.47680948119017E+018" calcext:value-type="float">
            <text:p>1.47680948119017E+018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.47680907671524E+018" calcext:value-type="float">
            <text:p>1.47680907671524E+018</text:p>
          </table:table-cell>
          <table:table-cell office:value-type="float" office:value="1.47680907688479E+018" calcext:value-type="float">
            <text:p>1.47680907688479E+018</text:p>
          </table:table-cell>
          <table:table-cell office:value-type="float" office:value="1.47680923956873E+018" calcext:value-type="float">
            <text:p>1.47680923956873E+018</text:p>
          </table:table-cell>
          <table:table-cell office:value-type="float" office:value="1.47680923978864E+018" calcext:value-type="float">
            <text:p>1.47680923978864E+018</text:p>
          </table:table-cell>
          <table:table-cell office:value-type="float" office:value="1.47680948092954E+018" calcext:value-type="float">
            <text:p>1.47680948092954E+018</text:p>
          </table:table-cell>
          <table:table-cell office:value-type="float" office:value="1.47680948119034E+018" calcext:value-type="float">
            <text:p>1.47680948119034E+018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.47680907671558E+018" calcext:value-type="float">
            <text:p>1.47680907671558E+018</text:p>
          </table:table-cell>
          <table:table-cell office:value-type="float" office:value="1.47680907688485E+018" calcext:value-type="float">
            <text:p>1.47680907688485E+018</text:p>
          </table:table-cell>
          <table:table-cell office:value-type="float" office:value="1.47680923956908E+018" calcext:value-type="float">
            <text:p>1.47680923956908E+018</text:p>
          </table:table-cell>
          <table:table-cell office:value-type="float" office:value="1.47680923978889E+018" calcext:value-type="float">
            <text:p>1.47680923978889E+018</text:p>
          </table:table-cell>
          <table:table-cell office:value-type="float" office:value="1.4768094809299E+018" calcext:value-type="float">
            <text:p>1.4768094809299E+018</text:p>
          </table:table-cell>
          <table:table-cell office:value-type="float" office:value="1.47680948119054E+018" calcext:value-type="float">
            <text:p>1.47680948119054E+018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.47680907671592E+018" calcext:value-type="float">
            <text:p>1.47680907671592E+018</text:p>
          </table:table-cell>
          <table:table-cell office:value-type="float" office:value="1.47680907688502E+018" calcext:value-type="float">
            <text:p>1.47680907688502E+018</text:p>
          </table:table-cell>
          <table:table-cell office:value-type="float" office:value="1.47680923956943E+018" calcext:value-type="float">
            <text:p>1.47680923956943E+018</text:p>
          </table:table-cell>
          <table:table-cell office:value-type="float" office:value="1.47680923978894E+018" calcext:value-type="float">
            <text:p>1.47680923978894E+018</text:p>
          </table:table-cell>
          <table:table-cell office:value-type="float" office:value="1.47680948093025E+018" calcext:value-type="float">
            <text:p>1.47680948093025E+018</text:p>
          </table:table-cell>
          <table:table-cell office:value-type="float" office:value="1.4768094811906E+018" calcext:value-type="float">
            <text:p>1.4768094811906E+018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.47680907671632E+018" calcext:value-type="float">
            <text:p>1.47680907671632E+018</text:p>
          </table:table-cell>
          <table:table-cell office:value-type="float" office:value="1.47680907688524E+018" calcext:value-type="float">
            <text:p>1.47680907688524E+018</text:p>
          </table:table-cell>
          <table:table-cell office:value-type="float" office:value="1.47680923956979E+018" calcext:value-type="float">
            <text:p>1.47680923956979E+018</text:p>
          </table:table-cell>
          <table:table-cell office:value-type="float" office:value="1.47680923978912E+018" calcext:value-type="float">
            <text:p>1.47680923978912E+018</text:p>
          </table:table-cell>
          <table:table-cell office:value-type="float" office:value="1.4768094809306E+018" calcext:value-type="float">
            <text:p>1.4768094809306E+018</text:p>
          </table:table-cell>
          <table:table-cell office:value-type="float" office:value="1.47680948119093E+018" calcext:value-type="float">
            <text:p>1.47680948119093E+018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.47680907671667E+018" calcext:value-type="float">
            <text:p>1.47680907671667E+018</text:p>
          </table:table-cell>
          <table:table-cell office:value-type="float" office:value="1.47680907688541E+018" calcext:value-type="float">
            <text:p>1.47680907688541E+018</text:p>
          </table:table-cell>
          <table:table-cell office:value-type="float" office:value="1.47680923957013E+018" calcext:value-type="float">
            <text:p>1.47680923957013E+018</text:p>
          </table:table-cell>
          <table:table-cell office:value-type="float" office:value="1.47680923978941E+018" calcext:value-type="float">
            <text:p>1.47680923978941E+018</text:p>
          </table:table-cell>
          <table:table-cell office:value-type="float" office:value="1.47680948093095E+018" calcext:value-type="float">
            <text:p>1.47680948093095E+018</text:p>
          </table:table-cell>
          <table:table-cell office:value-type="float" office:value="1.47680948119117E+018" calcext:value-type="float">
            <text:p>1.47680948119117E+018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.47680907671702E+018" calcext:value-type="float">
            <text:p>1.47680907671702E+018</text:p>
          </table:table-cell>
          <table:table-cell office:value-type="float" office:value="1.47680907688557E+018" calcext:value-type="float">
            <text:p>1.47680907688557E+018</text:p>
          </table:table-cell>
          <table:table-cell office:value-type="float" office:value="1.47680923957048E+018" calcext:value-type="float">
            <text:p>1.47680923957048E+018</text:p>
          </table:table-cell>
          <table:table-cell office:value-type="float" office:value="1.47680923978946E+018" calcext:value-type="float">
            <text:p>1.47680923978946E+018</text:p>
          </table:table-cell>
          <table:table-cell office:value-type="float" office:value="1.4768094809313E+018" calcext:value-type="float">
            <text:p>1.4768094809313E+018</text:p>
          </table:table-cell>
          <table:table-cell office:value-type="float" office:value="1.47680948119137E+018" calcext:value-type="float">
            <text:p>1.47680948119137E+018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.47680907671737E+018" calcext:value-type="float">
            <text:p>1.47680907671737E+018</text:p>
          </table:table-cell>
          <table:table-cell office:value-type="float" office:value="1.47680907688591E+018" calcext:value-type="float">
            <text:p>1.47680907688591E+018</text:p>
          </table:table-cell>
          <table:table-cell office:value-type="float" office:value="1.47680923957083E+018" calcext:value-type="float">
            <text:p>1.47680923957083E+018</text:p>
          </table:table-cell>
          <table:table-cell office:value-type="float" office:value="1.47680923978971E+018" calcext:value-type="float">
            <text:p>1.47680923978971E+018</text:p>
          </table:table-cell>
          <table:table-cell office:value-type="float" office:value="1.47680948093165E+018" calcext:value-type="float">
            <text:p>1.47680948093165E+018</text:p>
          </table:table-cell>
          <table:table-cell office:value-type="float" office:value="1.47680948119143E+018" calcext:value-type="float">
            <text:p>1.47680948119143E+018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.47680907671771E+018" calcext:value-type="float">
            <text:p>1.47680907671771E+018</text:p>
          </table:table-cell>
          <table:table-cell office:value-type="float" office:value="1.47680907688611E+018" calcext:value-type="float">
            <text:p>1.47680907688611E+018</text:p>
          </table:table-cell>
          <table:table-cell office:value-type="float" office:value="1.47680923957118E+018" calcext:value-type="float">
            <text:p>1.47680923957118E+018</text:p>
          </table:table-cell>
          <table:table-cell office:value-type="float" office:value="1.47680923978977E+018" calcext:value-type="float">
            <text:p>1.47680923978977E+018</text:p>
          </table:table-cell>
          <table:table-cell office:value-type="float" office:value="1.476809480932E+018" calcext:value-type="float">
            <text:p>1.476809480932E+018</text:p>
          </table:table-cell>
          <table:table-cell office:value-type="float" office:value="1.47680948119168E+018" calcext:value-type="float">
            <text:p>1.47680948119168E+018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.47680907671806E+018" calcext:value-type="float">
            <text:p>1.47680907671806E+018</text:p>
          </table:table-cell>
          <table:table-cell office:value-type="float" office:value="1.47680907688617E+018" calcext:value-type="float">
            <text:p>1.47680907688617E+018</text:p>
          </table:table-cell>
          <table:table-cell office:value-type="float" office:value="1.47680923957154E+018" calcext:value-type="float">
            <text:p>1.47680923957154E+018</text:p>
          </table:table-cell>
          <table:table-cell office:value-type="float" office:value="1.47680923978995E+018" calcext:value-type="float">
            <text:p>1.47680923978995E+018</text:p>
          </table:table-cell>
          <table:table-cell office:value-type="float" office:value="1.47680948093239E+018" calcext:value-type="float">
            <text:p>1.47680948093239E+018</text:p>
          </table:table-cell>
          <table:table-cell office:value-type="float" office:value="1.47680948119174E+018" calcext:value-type="float">
            <text:p>1.47680948119174E+018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.4768090767184E+018" calcext:value-type="float">
            <text:p>1.4768090767184E+018</text:p>
          </table:table-cell>
          <table:table-cell office:value-type="float" office:value="1.47680907688637E+018" calcext:value-type="float">
            <text:p>1.47680907688637E+018</text:p>
          </table:table-cell>
          <table:table-cell office:value-type="float" office:value="1.47680923957189E+018" calcext:value-type="float">
            <text:p>1.47680923957189E+018</text:p>
          </table:table-cell>
          <table:table-cell office:value-type="float" office:value="1.47680923979024E+018" calcext:value-type="float">
            <text:p>1.47680923979024E+018</text:p>
          </table:table-cell>
          <table:table-cell office:value-type="float" office:value="1.47680948093274E+018" calcext:value-type="float">
            <text:p>1.47680948093274E+018</text:p>
          </table:table-cell>
          <table:table-cell office:value-type="float" office:value="1.47680948119179E+018" calcext:value-type="float">
            <text:p>1.47680948119179E+018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.47680907671875E+018" calcext:value-type="float">
            <text:p>1.47680907671875E+018</text:p>
          </table:table-cell>
          <table:table-cell office:value-type="float" office:value="1.47680907688658E+018" calcext:value-type="float">
            <text:p>1.47680907688658E+018</text:p>
          </table:table-cell>
          <table:table-cell office:value-type="float" office:value="1.47680923957224E+018" calcext:value-type="float">
            <text:p>1.47680923957224E+018</text:p>
          </table:table-cell>
          <table:table-cell office:value-type="float" office:value="1.47680923979029E+018" calcext:value-type="float">
            <text:p>1.47680923979029E+018</text:p>
          </table:table-cell>
          <table:table-cell office:value-type="float" office:value="1.4768094809331E+018" calcext:value-type="float">
            <text:p>1.4768094809331E+018</text:p>
          </table:table-cell>
          <table:table-cell office:value-type="float" office:value="1.476809481192E+018" calcext:value-type="float">
            <text:p>1.476809481192E+018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.4768090767191E+018" calcext:value-type="float">
            <text:p>1.4768090767191E+018</text:p>
          </table:table-cell>
          <table:table-cell office:value-type="float" office:value="1.47680907688664E+018" calcext:value-type="float">
            <text:p>1.47680907688664E+018</text:p>
          </table:table-cell>
          <table:table-cell office:value-type="float" office:value="1.47680923957259E+018" calcext:value-type="float">
            <text:p>1.47680923957259E+018</text:p>
          </table:table-cell>
          <table:table-cell office:value-type="float" office:value="1.47680923979047E+018" calcext:value-type="float">
            <text:p>1.47680923979047E+018</text:p>
          </table:table-cell>
          <table:table-cell office:value-type="float" office:value="1.47680948093345E+018" calcext:value-type="float">
            <text:p>1.47680948093345E+018</text:p>
          </table:table-cell>
          <table:table-cell office:value-type="float" office:value="1.47680948119205E+018" calcext:value-type="float">
            <text:p>1.47680948119205E+018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.47680907671944E+018" calcext:value-type="float">
            <text:p>1.47680907671944E+018</text:p>
          </table:table-cell>
          <table:table-cell office:value-type="float" office:value="1.47680907688685E+018" calcext:value-type="float">
            <text:p>1.47680907688685E+018</text:p>
          </table:table-cell>
          <table:table-cell office:value-type="float" office:value="1.47680923957294E+018" calcext:value-type="float">
            <text:p>1.47680923957294E+018</text:p>
          </table:table-cell>
          <table:table-cell office:value-type="float" office:value="1.47680923979076E+018" calcext:value-type="float">
            <text:p>1.47680923979076E+018</text:p>
          </table:table-cell>
          <table:table-cell office:value-type="float" office:value="1.4768094809338E+018" calcext:value-type="float">
            <text:p>1.4768094809338E+018</text:p>
          </table:table-cell>
          <table:table-cell office:value-type="float" office:value="1.47680948119226E+018" calcext:value-type="float">
            <text:p>1.47680948119226E+018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.47680907671979E+018" calcext:value-type="float">
            <text:p>1.47680907671979E+018</text:p>
          </table:table-cell>
          <table:table-cell office:value-type="float" office:value="1.47680907688714E+018" calcext:value-type="float">
            <text:p>1.47680907688714E+018</text:p>
          </table:table-cell>
          <table:table-cell office:value-type="float" office:value="1.47680923957329E+018" calcext:value-type="float">
            <text:p>1.47680923957329E+018</text:p>
          </table:table-cell>
          <table:table-cell office:value-type="float" office:value="1.47680923979082E+018" calcext:value-type="float">
            <text:p>1.47680923979082E+018</text:p>
          </table:table-cell>
          <table:table-cell office:value-type="float" office:value="1.47680948093415E+018" calcext:value-type="float">
            <text:p>1.47680948093415E+018</text:p>
          </table:table-cell>
          <table:table-cell office:value-type="float" office:value="1.47680948119232E+018" calcext:value-type="float">
            <text:p>1.47680948119232E+018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.47680907672031E+018" calcext:value-type="float">
            <text:p>1.47680907672031E+018</text:p>
          </table:table-cell>
          <table:table-cell office:value-type="float" office:value="1.47680907688737E+018" calcext:value-type="float">
            <text:p>1.47680907688737E+018</text:p>
          </table:table-cell>
          <table:table-cell office:value-type="float" office:value="1.47680923957363E+018" calcext:value-type="float">
            <text:p>1.47680923957363E+018</text:p>
          </table:table-cell>
          <table:table-cell office:value-type="float" office:value="1.47680923979099E+018" calcext:value-type="float">
            <text:p>1.47680923979099E+018</text:p>
          </table:table-cell>
          <table:table-cell office:value-type="float" office:value="1.4768094809345E+018" calcext:value-type="float">
            <text:p>1.4768094809345E+018</text:p>
          </table:table-cell>
          <table:table-cell office:value-type="float" office:value="1.47680948119252E+018" calcext:value-type="float">
            <text:p>1.47680948119252E+018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.47680907672081E+018" calcext:value-type="float">
            <text:p>1.47680907672081E+018</text:p>
          </table:table-cell>
          <table:table-cell office:value-type="float" office:value="1.47680907688742E+018" calcext:value-type="float">
            <text:p>1.47680907688742E+018</text:p>
          </table:table-cell>
          <table:table-cell office:value-type="float" office:value="1.47680923957403E+018" calcext:value-type="float">
            <text:p>1.47680923957403E+018</text:p>
          </table:table-cell>
          <table:table-cell office:value-type="float" office:value="1.47680923979129E+018" calcext:value-type="float">
            <text:p>1.47680923979129E+018</text:p>
          </table:table-cell>
          <table:table-cell office:value-type="float" office:value="1.47680948093489E+018" calcext:value-type="float">
            <text:p>1.47680948093489E+018</text:p>
          </table:table-cell>
          <table:table-cell office:value-type="float" office:value="1.47680948119258E+018" calcext:value-type="float">
            <text:p>1.47680948119258E+018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.47680907672135E+018" calcext:value-type="float">
            <text:p>1.47680907672135E+018</text:p>
          </table:table-cell>
          <table:table-cell office:value-type="float" office:value="1.47680907688759E+018" calcext:value-type="float">
            <text:p>1.47680907688759E+018</text:p>
          </table:table-cell>
          <table:table-cell office:value-type="float" office:value="1.47680923957443E+018" calcext:value-type="float">
            <text:p>1.47680923957443E+018</text:p>
          </table:table-cell>
          <table:table-cell office:value-type="float" office:value="1.47680923979135E+018" calcext:value-type="float">
            <text:p>1.47680923979135E+018</text:p>
          </table:table-cell>
          <table:table-cell office:value-type="float" office:value="1.47680948093525E+018" calcext:value-type="float">
            <text:p>1.47680948093525E+018</text:p>
          </table:table-cell>
          <table:table-cell office:value-type="float" office:value="1.47680948119279E+018" calcext:value-type="float">
            <text:p>1.47680948119279E+018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.47680907672189E+018" calcext:value-type="float">
            <text:p>1.47680907672189E+018</text:p>
          </table:table-cell>
          <table:table-cell office:value-type="float" office:value="1.47680907688775E+018" calcext:value-type="float">
            <text:p>1.47680907688775E+018</text:p>
          </table:table-cell>
          <table:table-cell office:value-type="float" office:value="1.47680923957482E+018" calcext:value-type="float">
            <text:p>1.47680923957482E+018</text:p>
          </table:table-cell>
          <table:table-cell office:value-type="float" office:value="1.47680923979153E+018" calcext:value-type="float">
            <text:p>1.47680923979153E+018</text:p>
          </table:table-cell>
          <table:table-cell office:value-type="float" office:value="1.4768094809356E+018" calcext:value-type="float">
            <text:p>1.4768094809356E+018</text:p>
          </table:table-cell>
          <table:table-cell office:value-type="float" office:value="1.47680948119284E+018" calcext:value-type="float">
            <text:p>1.47680948119284E+018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.4768090767225E+018" calcext:value-type="float">
            <text:p>1.4768090767225E+018</text:p>
          </table:table-cell>
          <table:table-cell office:value-type="float" office:value="1.47680907688801E+018" calcext:value-type="float">
            <text:p>1.47680907688801E+018</text:p>
          </table:table-cell>
          <table:table-cell office:value-type="float" office:value="1.4768092395752E+018" calcext:value-type="float">
            <text:p>1.4768092395752E+018</text:p>
          </table:table-cell>
          <table:table-cell office:value-type="float" office:value="1.47680923979181E+018" calcext:value-type="float">
            <text:p>1.47680923979181E+018</text:p>
          </table:table-cell>
          <table:table-cell office:value-type="float" office:value="1.47680948093601E+018" calcext:value-type="float">
            <text:p>1.47680948093601E+018</text:p>
          </table:table-cell>
          <table:table-cell office:value-type="float" office:value="1.47680948119305E+018" calcext:value-type="float">
            <text:p>1.47680948119305E+018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.47680907672294E+018" calcext:value-type="float">
            <text:p>1.47680907672294E+018</text:p>
          </table:table-cell>
          <table:table-cell office:value-type="float" office:value="1.47680907688824E+018" calcext:value-type="float">
            <text:p>1.47680907688824E+018</text:p>
          </table:table-cell>
          <table:table-cell office:value-type="float" office:value="1.47680923957555E+018" calcext:value-type="float">
            <text:p>1.47680923957555E+018</text:p>
          </table:table-cell>
          <table:table-cell office:value-type="float" office:value="1.47680923979187E+018" calcext:value-type="float">
            <text:p>1.47680923979187E+018</text:p>
          </table:table-cell>
          <table:table-cell office:value-type="float" office:value="1.47680948093641E+018" calcext:value-type="float">
            <text:p>1.47680948093641E+018</text:p>
          </table:table-cell>
          <table:table-cell office:value-type="float" office:value="1.4768094811931E+018" calcext:value-type="float">
            <text:p>1.4768094811931E+018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.47680907672342E+018" calcext:value-type="float">
            <text:p>1.47680907672342E+018</text:p>
          </table:table-cell>
          <table:table-cell office:value-type="float" office:value="1.4768090768883E+018" calcext:value-type="float">
            <text:p>1.4768090768883E+018</text:p>
          </table:table-cell>
          <table:table-cell office:value-type="float" office:value="1.4768092395759E+018" calcext:value-type="float">
            <text:p>1.4768092395759E+018</text:p>
          </table:table-cell>
          <table:table-cell office:value-type="float" office:value="1.47680923979204E+018" calcext:value-type="float">
            <text:p>1.47680923979204E+018</text:p>
          </table:table-cell>
          <table:table-cell office:value-type="float" office:value="1.47680948093685E+018" calcext:value-type="float">
            <text:p>1.47680948093685E+018</text:p>
          </table:table-cell>
          <table:table-cell office:value-type="float" office:value="1.47680948119327E+018" calcext:value-type="float">
            <text:p>1.47680948119327E+018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.47680907672385E+018" calcext:value-type="float">
            <text:p>1.47680907672385E+018</text:p>
          </table:table-cell>
          <table:table-cell office:value-type="float" office:value="1.47680907688846E+018" calcext:value-type="float">
            <text:p>1.47680907688846E+018</text:p>
          </table:table-cell>
          <table:table-cell office:value-type="float" office:value="1.47680923957629E+018" calcext:value-type="float">
            <text:p>1.47680923957629E+018</text:p>
          </table:table-cell>
          <table:table-cell office:value-type="float" office:value="1.47680923979233E+018" calcext:value-type="float">
            <text:p>1.47680923979233E+018</text:p>
          </table:table-cell>
          <table:table-cell office:value-type="float" office:value="1.47680948093727E+018" calcext:value-type="float">
            <text:p>1.47680948093727E+018</text:p>
          </table:table-cell>
          <table:table-cell office:value-type="float" office:value="1.47680948119356E+018" calcext:value-type="float">
            <text:p>1.47680948119356E+018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.47680907672421E+018" calcext:value-type="float">
            <text:p>1.47680907672421E+018</text:p>
          </table:table-cell>
          <table:table-cell office:value-type="float" office:value="1.47680907688863E+018" calcext:value-type="float">
            <text:p>1.47680907688863E+018</text:p>
          </table:table-cell>
          <table:table-cell office:value-type="float" office:value="1.47680923957665E+018" calcext:value-type="float">
            <text:p>1.47680923957665E+018</text:p>
          </table:table-cell>
          <table:table-cell office:value-type="float" office:value="1.47680923979239E+018" calcext:value-type="float">
            <text:p>1.47680923979239E+018</text:p>
          </table:table-cell>
          <table:table-cell office:value-type="float" office:value="1.47680948093764E+018" calcext:value-type="float">
            <text:p>1.47680948093764E+018</text:p>
          </table:table-cell>
          <table:table-cell office:value-type="float" office:value="1.4768094811938E+018" calcext:value-type="float">
            <text:p>1.4768094811938E+018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.47680907672456E+018" calcext:value-type="float">
            <text:p>1.47680907672456E+018</text:p>
          </table:table-cell>
          <table:table-cell office:value-type="float" office:value="1.47680907688891E+018" calcext:value-type="float">
            <text:p>1.47680907688891E+018</text:p>
          </table:table-cell>
          <table:table-cell office:value-type="float" office:value="1.47680923957699E+018" calcext:value-type="float">
            <text:p>1.47680923957699E+018</text:p>
          </table:table-cell>
          <table:table-cell office:value-type="float" office:value="1.47680923979256E+018" calcext:value-type="float">
            <text:p>1.47680923979256E+018</text:p>
          </table:table-cell>
          <table:table-cell office:value-type="float" office:value="1.47680948093801E+018" calcext:value-type="float">
            <text:p>1.47680948093801E+018</text:p>
          </table:table-cell>
          <table:table-cell office:value-type="float" office:value="1.47680948119401E+018" calcext:value-type="float">
            <text:p>1.47680948119401E+018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.4768090767249E+018" calcext:value-type="float">
            <text:p>1.4768090767249E+018</text:p>
          </table:table-cell>
          <table:table-cell office:value-type="float" office:value="1.47680907688907E+018" calcext:value-type="float">
            <text:p>1.47680907688907E+018</text:p>
          </table:table-cell>
          <table:table-cell office:value-type="float" office:value="1.47680923957734E+018" calcext:value-type="float">
            <text:p>1.47680923957734E+018</text:p>
          </table:table-cell>
          <table:table-cell office:value-type="float" office:value="1.47680923979285E+018" calcext:value-type="float">
            <text:p>1.47680923979285E+018</text:p>
          </table:table-cell>
          <table:table-cell office:value-type="float" office:value="1.47680948093839E+018" calcext:value-type="float">
            <text:p>1.47680948093839E+018</text:p>
          </table:table-cell>
          <table:table-cell office:value-type="float" office:value="1.47680948119407E+018" calcext:value-type="float">
            <text:p>1.47680948119407E+018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.47680907672525E+018" calcext:value-type="float">
            <text:p>1.47680907672525E+018</text:p>
          </table:table-cell>
          <table:table-cell office:value-type="float" office:value="1.47680907688923E+018" calcext:value-type="float">
            <text:p>1.47680907688923E+018</text:p>
          </table:table-cell>
          <table:table-cell office:value-type="float" office:value="1.47680923957769E+018" calcext:value-type="float">
            <text:p>1.47680923957769E+018</text:p>
          </table:table-cell>
          <table:table-cell office:value-type="float" office:value="1.4768092397929E+018" calcext:value-type="float">
            <text:p>1.4768092397929E+018</text:p>
          </table:table-cell>
          <table:table-cell office:value-type="float" office:value="1.47680948093879E+018" calcext:value-type="float">
            <text:p>1.47680948093879E+018</text:p>
          </table:table-cell>
          <table:table-cell office:value-type="float" office:value="1.47680948119431E+018" calcext:value-type="float">
            <text:p>1.47680948119431E+018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.47680907672559E+018" calcext:value-type="float">
            <text:p>1.47680907672559E+018</text:p>
          </table:table-cell>
          <table:table-cell office:value-type="float" office:value="1.4768090768894E+018" calcext:value-type="float">
            <text:p>1.4768090768894E+018</text:p>
          </table:table-cell>
          <table:table-cell office:value-type="float" office:value="1.47680923957804E+018" calcext:value-type="float">
            <text:p>1.47680923957804E+018</text:p>
          </table:table-cell>
          <table:table-cell office:value-type="float" office:value="1.47680923979309E+018" calcext:value-type="float">
            <text:p>1.47680923979309E+018</text:p>
          </table:table-cell>
          <table:table-cell office:value-type="float" office:value="1.47680948093915E+018" calcext:value-type="float">
            <text:p>1.47680948093915E+018</text:p>
          </table:table-cell>
          <table:table-cell office:value-type="float" office:value="1.47680948119437E+018" calcext:value-type="float">
            <text:p>1.47680948119437E+018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.47680907672594E+018" calcext:value-type="float">
            <text:p>1.47680907672594E+018</text:p>
          </table:table-cell>
          <table:table-cell office:value-type="float" office:value="1.4768090768896E+018" calcext:value-type="float">
            <text:p>1.4768090768896E+018</text:p>
          </table:table-cell>
          <table:table-cell office:value-type="float" office:value="1.4768092395784E+018" calcext:value-type="float">
            <text:p>1.4768092395784E+018</text:p>
          </table:table-cell>
          <table:table-cell office:value-type="float" office:value="1.47680923979337E+018" calcext:value-type="float">
            <text:p>1.47680923979337E+018</text:p>
          </table:table-cell>
          <table:table-cell office:value-type="float" office:value="1.47680948093951E+018" calcext:value-type="float">
            <text:p>1.47680948093951E+018</text:p>
          </table:table-cell>
          <table:table-cell office:value-type="float" office:value="1.47680948119443E+018" calcext:value-type="float">
            <text:p>1.47680948119443E+018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.4768090767265E+018" calcext:value-type="float">
            <text:p>1.4768090767265E+018</text:p>
          </table:table-cell>
          <table:table-cell office:value-type="float" office:value="1.47680907688977E+018" calcext:value-type="float">
            <text:p>1.47680907688977E+018</text:p>
          </table:table-cell>
          <table:table-cell office:value-type="float" office:value="1.47680923957875E+018" calcext:value-type="float">
            <text:p>1.47680923957875E+018</text:p>
          </table:table-cell>
          <table:table-cell office:value-type="float" office:value="1.47680923979343E+018" calcext:value-type="float">
            <text:p>1.47680923979343E+018</text:p>
          </table:table-cell>
          <table:table-cell office:value-type="float" office:value="1.47680948093987E+018" calcext:value-type="float">
            <text:p>1.47680948093987E+018</text:p>
          </table:table-cell>
          <table:table-cell office:value-type="float" office:value="1.47680948119459E+018" calcext:value-type="float">
            <text:p>1.47680948119459E+018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.4768090767269E+018" calcext:value-type="float">
            <text:p>1.4768090767269E+018</text:p>
          </table:table-cell>
          <table:table-cell office:value-type="float" office:value="1.47680907688995E+018" calcext:value-type="float">
            <text:p>1.47680907688995E+018</text:p>
          </table:table-cell>
          <table:table-cell office:value-type="float" office:value="1.47680923957912E+018" calcext:value-type="float">
            <text:p>1.47680923957912E+018</text:p>
          </table:table-cell>
          <table:table-cell office:value-type="float" office:value="1.47680923979361E+018" calcext:value-type="float">
            <text:p>1.47680923979361E+018</text:p>
          </table:table-cell>
          <table:table-cell office:value-type="float" office:value="1.47680948094025E+018" calcext:value-type="float">
            <text:p>1.47680948094025E+018</text:p>
          </table:table-cell>
          <table:table-cell office:value-type="float" office:value="1.47680948119486E+018" calcext:value-type="float">
            <text:p>1.47680948119486E+018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.47680907672736E+018" calcext:value-type="float">
            <text:p>1.47680907672736E+018</text:p>
          </table:table-cell>
          <table:table-cell office:value-type="float" office:value="1.47680907689028E+018" calcext:value-type="float">
            <text:p>1.47680907689028E+018</text:p>
          </table:table-cell>
          <table:table-cell office:value-type="float" office:value="1.47680923957947E+018" calcext:value-type="float">
            <text:p>1.47680923957947E+018</text:p>
          </table:table-cell>
          <table:table-cell office:value-type="float" office:value="1.47680923979388E+018" calcext:value-type="float">
            <text:p>1.47680923979388E+018</text:p>
          </table:table-cell>
          <table:table-cell office:value-type="float" office:value="1.4768094809406E+018" calcext:value-type="float">
            <text:p>1.4768094809406E+018</text:p>
          </table:table-cell>
          <table:table-cell office:value-type="float" office:value="1.47680948119492E+018" calcext:value-type="float">
            <text:p>1.47680948119492E+018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.47680907672792E+018" calcext:value-type="float">
            <text:p>1.47680907672792E+018</text:p>
          </table:table-cell>
          <table:table-cell office:value-type="float" office:value="1.47680907689058E+018" calcext:value-type="float">
            <text:p>1.47680907689058E+018</text:p>
          </table:table-cell>
          <table:table-cell office:value-type="float" office:value="1.47680923957981E+018" calcext:value-type="float">
            <text:p>1.47680923957981E+018</text:p>
          </table:table-cell>
          <table:table-cell office:value-type="float" office:value="1.47680923979394E+018" calcext:value-type="float">
            <text:p>1.47680923979394E+018</text:p>
          </table:table-cell>
          <table:table-cell office:value-type="float" office:value="1.47680948094095E+018" calcext:value-type="float">
            <text:p>1.47680948094095E+018</text:p>
          </table:table-cell>
          <table:table-cell office:value-type="float" office:value="1.47680948119498E+018" calcext:value-type="float">
            <text:p>1.47680948119498E+018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.47680907672844E+018" calcext:value-type="float">
            <text:p>1.47680907672844E+018</text:p>
          </table:table-cell>
          <table:table-cell office:value-type="float" office:value="1.47680907689081E+018" calcext:value-type="float">
            <text:p>1.47680907689081E+018</text:p>
          </table:table-cell>
          <table:table-cell office:value-type="float" office:value="1.47680923958016E+018" calcext:value-type="float">
            <text:p>1.47680923958016E+018</text:p>
          </table:table-cell>
          <table:table-cell office:value-type="float" office:value="1.47680923979412E+018" calcext:value-type="float">
            <text:p>1.47680923979412E+018</text:p>
          </table:table-cell>
          <table:table-cell office:value-type="float" office:value="1.4768094809413E+018" calcext:value-type="float">
            <text:p>1.4768094809413E+018</text:p>
          </table:table-cell>
          <table:table-cell office:value-type="float" office:value="1.47680948119514E+018" calcext:value-type="float">
            <text:p>1.47680948119514E+018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.47680907672904E+018" calcext:value-type="float">
            <text:p>1.47680907672904E+018</text:p>
          </table:table-cell>
          <table:table-cell office:value-type="float" office:value="1.47680907689087E+018" calcext:value-type="float">
            <text:p>1.47680907689087E+018</text:p>
          </table:table-cell>
          <table:table-cell office:value-type="float" office:value="1.47680923958052E+018" calcext:value-type="float">
            <text:p>1.47680923958052E+018</text:p>
          </table:table-cell>
          <table:table-cell office:value-type="float" office:value="1.4768092397944E+018" calcext:value-type="float">
            <text:p>1.4768092397944E+018</text:p>
          </table:table-cell>
          <table:table-cell office:value-type="float" office:value="1.47680948094165E+018" calcext:value-type="float">
            <text:p>1.47680948094165E+018</text:p>
          </table:table-cell>
          <table:table-cell office:value-type="float" office:value="1.47680948119539E+018" calcext:value-type="float">
            <text:p>1.47680948119539E+018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.47680907672949E+018" calcext:value-type="float">
            <text:p>1.47680907672949E+018</text:p>
          </table:table-cell>
          <table:table-cell office:value-type="float" office:value="1.47680907689103E+018" calcext:value-type="float">
            <text:p>1.47680907689103E+018</text:p>
          </table:table-cell>
          <table:table-cell office:value-type="float" office:value="1.47680923958087E+018" calcext:value-type="float">
            <text:p>1.47680923958087E+018</text:p>
          </table:table-cell>
          <table:table-cell office:value-type="float" office:value="1.47680923979446E+018" calcext:value-type="float">
            <text:p>1.47680923979446E+018</text:p>
          </table:table-cell>
          <table:table-cell office:value-type="float" office:value="1.476809480942E+018" calcext:value-type="float">
            <text:p>1.476809480942E+018</text:p>
          </table:table-cell>
          <table:table-cell office:value-type="float" office:value="1.47680948119544E+018" calcext:value-type="float">
            <text:p>1.47680948119544E+018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.47680907672999E+018" calcext:value-type="float">
            <text:p>1.47680907672999E+018</text:p>
          </table:table-cell>
          <table:table-cell office:value-type="float" office:value="1.47680907689124E+018" calcext:value-type="float">
            <text:p>1.47680907689124E+018</text:p>
          </table:table-cell>
          <table:table-cell office:value-type="float" office:value="1.47680923958122E+018" calcext:value-type="float">
            <text:p>1.47680923958122E+018</text:p>
          </table:table-cell>
          <table:table-cell office:value-type="float" office:value="1.47680923979464E+018" calcext:value-type="float">
            <text:p>1.47680923979464E+018</text:p>
          </table:table-cell>
          <table:table-cell office:value-type="float" office:value="1.47680948094235E+018" calcext:value-type="float">
            <text:p>1.47680948094235E+018</text:p>
          </table:table-cell>
          <table:table-cell office:value-type="float" office:value="1.4768094811955E+018" calcext:value-type="float">
            <text:p>1.4768094811955E+018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.47680907673041E+018" calcext:value-type="float">
            <text:p>1.47680907673041E+018</text:p>
          </table:table-cell>
          <table:table-cell office:value-type="float" office:value="1.47680907689129E+018" calcext:value-type="float">
            <text:p>1.47680907689129E+018</text:p>
          </table:table-cell>
          <table:table-cell office:value-type="float" office:value="1.47680923958157E+018" calcext:value-type="float">
            <text:p>1.47680923958157E+018</text:p>
          </table:table-cell>
          <table:table-cell office:value-type="float" office:value="1.47680923979492E+018" calcext:value-type="float">
            <text:p>1.47680923979492E+018</text:p>
          </table:table-cell>
          <table:table-cell office:value-type="float" office:value="1.4768094809427E+018" calcext:value-type="float">
            <text:p>1.4768094809427E+018</text:p>
          </table:table-cell>
          <table:table-cell office:value-type="float" office:value="1.47680948119574E+018" calcext:value-type="float">
            <text:p>1.47680948119574E+018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.47680907673077E+018" calcext:value-type="float">
            <text:p>1.47680907673077E+018</text:p>
          </table:table-cell>
          <table:table-cell office:value-type="float" office:value="1.47680907689152E+018" calcext:value-type="float">
            <text:p>1.47680907689152E+018</text:p>
          </table:table-cell>
          <table:table-cell office:value-type="float" office:value="1.47680923958192E+018" calcext:value-type="float">
            <text:p>1.47680923958192E+018</text:p>
          </table:table-cell>
          <table:table-cell office:value-type="float" office:value="1.47680923979498E+018" calcext:value-type="float">
            <text:p>1.47680923979498E+018</text:p>
          </table:table-cell>
          <table:table-cell office:value-type="float" office:value="1.47680948094305E+018" calcext:value-type="float">
            <text:p>1.47680948094305E+018</text:p>
          </table:table-cell>
          <table:table-cell office:value-type="float" office:value="1.4768094811958E+018" calcext:value-type="float">
            <text:p>1.4768094811958E+018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.47680907673112E+018" calcext:value-type="float">
            <text:p>1.47680907673112E+018</text:p>
          </table:table-cell>
          <table:table-cell office:value-type="float" office:value="1.47680907689174E+018" calcext:value-type="float">
            <text:p>1.47680907689174E+018</text:p>
          </table:table-cell>
          <table:table-cell office:value-type="float" office:value="1.47680923958232E+018" calcext:value-type="float">
            <text:p>1.47680923958232E+018</text:p>
          </table:table-cell>
          <table:table-cell office:value-type="float" office:value="1.47680923979516E+018" calcext:value-type="float">
            <text:p>1.47680923979516E+018</text:p>
          </table:table-cell>
          <table:table-cell office:value-type="float" office:value="1.47680948094356E+018" calcext:value-type="float">
            <text:p>1.47680948094356E+018</text:p>
          </table:table-cell>
          <table:table-cell office:value-type="float" office:value="1.47680948119585E+018" calcext:value-type="float">
            <text:p>1.47680948119585E+018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.47680907673146E+018" calcext:value-type="float">
            <text:p>1.47680907673146E+018</text:p>
          </table:table-cell>
          <table:table-cell office:value-type="float" office:value="1.4768090768918E+018" calcext:value-type="float">
            <text:p>1.4768090768918E+018</text:p>
          </table:table-cell>
          <table:table-cell office:value-type="float" office:value="1.47680923958268E+018" calcext:value-type="float">
            <text:p>1.47680923958268E+018</text:p>
          </table:table-cell>
          <table:table-cell office:value-type="float" office:value="1.47680923979544E+018" calcext:value-type="float">
            <text:p>1.47680923979544E+018</text:p>
          </table:table-cell>
          <table:table-cell office:value-type="float" office:value="1.47680948094393E+018" calcext:value-type="float">
            <text:p>1.47680948094393E+018</text:p>
          </table:table-cell>
          <table:table-cell office:value-type="float" office:value="1.47680948119606E+018" calcext:value-type="float">
            <text:p>1.47680948119606E+018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.47680907673181E+018" calcext:value-type="float">
            <text:p>1.47680907673181E+018</text:p>
          </table:table-cell>
          <table:table-cell office:value-type="float" office:value="1.47680907689196E+018" calcext:value-type="float">
            <text:p>1.47680907689196E+018</text:p>
          </table:table-cell>
          <table:table-cell office:value-type="float" office:value="1.47680923958304E+018" calcext:value-type="float">
            <text:p>1.47680923958304E+018</text:p>
          </table:table-cell>
          <table:table-cell office:value-type="float" office:value="1.4768092397955E+018" calcext:value-type="float">
            <text:p>1.4768092397955E+018</text:p>
          </table:table-cell>
          <table:table-cell office:value-type="float" office:value="1.47680948094429E+018" calcext:value-type="float">
            <text:p>1.47680948094429E+018</text:p>
          </table:table-cell>
          <table:table-cell office:value-type="float" office:value="1.47680948119612E+018" calcext:value-type="float">
            <text:p>1.47680948119612E+018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.47680907673215E+018" calcext:value-type="float">
            <text:p>1.47680907673215E+018</text:p>
          </table:table-cell>
          <table:table-cell office:value-type="float" office:value="1.47680907689229E+018" calcext:value-type="float">
            <text:p>1.47680907689229E+018</text:p>
          </table:table-cell>
          <table:table-cell office:value-type="float" office:value="1.47680923958339E+018" calcext:value-type="float">
            <text:p>1.47680923958339E+018</text:p>
          </table:table-cell>
          <table:table-cell office:value-type="float" office:value="1.47680923979568E+018" calcext:value-type="float">
            <text:p>1.47680923979568E+018</text:p>
          </table:table-cell>
          <table:table-cell office:value-type="float" office:value="1.47680948094465E+018" calcext:value-type="float">
            <text:p>1.47680948094465E+018</text:p>
          </table:table-cell>
          <table:table-cell office:value-type="float" office:value="1.47680948119636E+018" calcext:value-type="float">
            <text:p>1.47680948119636E+01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.4768090767325E+018" calcext:value-type="float">
            <text:p>1.4768090767325E+018</text:p>
          </table:table-cell>
          <table:table-cell office:value-type="float" office:value="1.47680907689249E+018" calcext:value-type="float">
            <text:p>1.47680907689249E+018</text:p>
          </table:table-cell>
          <table:table-cell office:value-type="float" office:value="1.47680923958374E+018" calcext:value-type="float">
            <text:p>1.47680923958374E+018</text:p>
          </table:table-cell>
          <table:table-cell office:value-type="float" office:value="1.47680923979596E+018" calcext:value-type="float">
            <text:p>1.47680923979596E+018</text:p>
          </table:table-cell>
          <table:table-cell office:value-type="float" office:value="1.476809480945E+018" calcext:value-type="float">
            <text:p>1.476809480945E+018</text:p>
          </table:table-cell>
          <table:table-cell office:value-type="float" office:value="1.47680948119642E+018" calcext:value-type="float">
            <text:p>1.47680948119642E+018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.47680907673287E+018" calcext:value-type="float">
            <text:p>1.47680907673287E+018</text:p>
          </table:table-cell>
          <table:table-cell office:value-type="float" office:value="1.47680907689255E+018" calcext:value-type="float">
            <text:p>1.47680907689255E+018</text:p>
          </table:table-cell>
          <table:table-cell office:value-type="float" office:value="1.47680923958409E+018" calcext:value-type="float">
            <text:p>1.47680923958409E+018</text:p>
          </table:table-cell>
          <table:table-cell office:value-type="float" office:value="1.47680923979602E+018" calcext:value-type="float">
            <text:p>1.47680923979602E+018</text:p>
          </table:table-cell>
          <table:table-cell office:value-type="float" office:value="1.47680948094541E+018" calcext:value-type="float">
            <text:p>1.47680948094541E+018</text:p>
          </table:table-cell>
          <table:table-cell office:value-type="float" office:value="1.47680948119662E+018" calcext:value-type="float">
            <text:p>1.47680948119662E+018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.47680907673322E+018" calcext:value-type="float">
            <text:p>1.47680907673322E+018</text:p>
          </table:table-cell>
          <table:table-cell office:value-type="float" office:value="1.47680907689272E+018" calcext:value-type="float">
            <text:p>1.47680907689272E+018</text:p>
          </table:table-cell>
          <table:table-cell office:value-type="float" office:value="1.47680923958444E+018" calcext:value-type="float">
            <text:p>1.47680923958444E+018</text:p>
          </table:table-cell>
          <table:table-cell office:value-type="float" office:value="1.47680923979619E+018" calcext:value-type="float">
            <text:p>1.47680923979619E+018</text:p>
          </table:table-cell>
          <table:table-cell office:value-type="float" office:value="1.47680948094578E+018" calcext:value-type="float">
            <text:p>1.47680948094578E+018</text:p>
          </table:table-cell>
          <table:table-cell office:value-type="float" office:value="1.47680948119668E+018" calcext:value-type="float">
            <text:p>1.47680948119668E+018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.47680907673356E+018" calcext:value-type="float">
            <text:p>1.47680907673356E+018</text:p>
          </table:table-cell>
          <table:table-cell office:value-type="float" office:value="1.47680907689292E+018" calcext:value-type="float">
            <text:p>1.47680907689292E+018</text:p>
          </table:table-cell>
          <table:table-cell office:value-type="float" office:value="1.4768092395848E+018" calcext:value-type="float">
            <text:p>1.4768092395848E+018</text:p>
          </table:table-cell>
          <table:table-cell office:value-type="float" office:value="1.4768092397965E+018" calcext:value-type="float">
            <text:p>1.4768092397965E+018</text:p>
          </table:table-cell>
          <table:table-cell office:value-type="float" office:value="1.47680948094616E+018" calcext:value-type="float">
            <text:p>1.47680948094616E+018</text:p>
          </table:table-cell>
          <table:table-cell office:value-type="float" office:value="1.47680948119684E+018" calcext:value-type="float">
            <text:p>1.47680948119684E+018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.47680907673391E+018" calcext:value-type="float">
            <text:p>1.47680907673391E+018</text:p>
          </table:table-cell>
          <table:table-cell office:value-type="float" office:value="1.47680907689298E+018" calcext:value-type="float">
            <text:p>1.47680907689298E+018</text:p>
          </table:table-cell>
          <table:table-cell office:value-type="float" office:value="1.47680923958515E+018" calcext:value-type="float">
            <text:p>1.47680923958515E+018</text:p>
          </table:table-cell>
          <table:table-cell office:value-type="float" office:value="1.47680923979656E+018" calcext:value-type="float">
            <text:p>1.47680923979656E+018</text:p>
          </table:table-cell>
          <table:table-cell office:value-type="float" office:value="1.47680948094658E+018" calcext:value-type="float">
            <text:p>1.47680948094658E+018</text:p>
          </table:table-cell>
          <table:table-cell office:value-type="float" office:value="1.47680948119725E+018" calcext:value-type="float">
            <text:p>1.47680948119725E+018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.47680907673425E+018" calcext:value-type="float">
            <text:p>1.47680907673425E+018</text:p>
          </table:table-cell>
          <table:table-cell office:value-type="float" office:value="1.47680907689323E+018" calcext:value-type="float">
            <text:p>1.47680907689323E+018</text:p>
          </table:table-cell>
          <table:table-cell office:value-type="float" office:value="1.4768092395855E+018" calcext:value-type="float">
            <text:p>1.4768092395855E+018</text:p>
          </table:table-cell>
          <table:table-cell office:value-type="float" office:value="1.47680923979674E+018" calcext:value-type="float">
            <text:p>1.47680923979674E+018</text:p>
          </table:table-cell>
          <table:table-cell office:value-type="float" office:value="1.47680948094695E+018" calcext:value-type="float">
            <text:p>1.47680948094695E+018</text:p>
          </table:table-cell>
          <table:table-cell office:value-type="float" office:value="1.47680948119745E+018" calcext:value-type="float">
            <text:p>1.47680948119745E+018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.4768090767346E+018" calcext:value-type="float">
            <text:p>1.4768090767346E+018</text:p>
          </table:table-cell>
          <table:table-cell office:value-type="float" office:value="1.4768090768934E+018" calcext:value-type="float">
            <text:p>1.4768090768934E+018</text:p>
          </table:table-cell>
          <table:table-cell office:value-type="float" office:value="1.47680923958589E+018" calcext:value-type="float">
            <text:p>1.47680923958589E+018</text:p>
          </table:table-cell>
          <table:table-cell office:value-type="float" office:value="1.47680923979702E+018" calcext:value-type="float">
            <text:p>1.47680923979702E+018</text:p>
          </table:table-cell>
          <table:table-cell office:value-type="float" office:value="1.47680948094737E+018" calcext:value-type="float">
            <text:p>1.47680948094737E+018</text:p>
          </table:table-cell>
          <table:table-cell office:value-type="float" office:value="1.47680948119751E+018" calcext:value-type="float">
            <text:p>1.47680948119751E+018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.47680907673495E+018" calcext:value-type="float">
            <text:p>1.47680907673495E+018</text:p>
          </table:table-cell>
          <table:table-cell office:value-type="float" office:value="1.47680907689356E+018" calcext:value-type="float">
            <text:p>1.47680907689356E+018</text:p>
          </table:table-cell>
          <table:table-cell office:value-type="float" office:value="1.47680923958629E+018" calcext:value-type="float">
            <text:p>1.47680923958629E+018</text:p>
          </table:table-cell>
          <table:table-cell office:value-type="float" office:value="1.47680923979708E+018" calcext:value-type="float">
            <text:p>1.47680923979708E+018</text:p>
          </table:table-cell>
          <table:table-cell office:value-type="float" office:value="1.47680948094775E+018" calcext:value-type="float">
            <text:p>1.47680948094775E+018</text:p>
          </table:table-cell>
          <table:table-cell office:value-type="float" office:value="1.47680948119779E+018" calcext:value-type="float">
            <text:p>1.47680948119779E+018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.4768090767353E+018" calcext:value-type="float">
            <text:p>1.4768090767353E+018</text:p>
          </table:table-cell>
          <table:table-cell office:value-type="float" office:value="1.47680907689379E+018" calcext:value-type="float">
            <text:p>1.47680907689379E+018</text:p>
          </table:table-cell>
          <table:table-cell office:value-type="float" office:value="1.47680923958666E+018" calcext:value-type="float">
            <text:p>1.47680923958666E+018</text:p>
          </table:table-cell>
          <table:table-cell office:value-type="float" office:value="1.47680923979726E+018" calcext:value-type="float">
            <text:p>1.47680923979726E+018</text:p>
          </table:table-cell>
          <table:table-cell office:value-type="float" office:value="1.47680948094811E+018" calcext:value-type="float">
            <text:p>1.47680948094811E+018</text:p>
          </table:table-cell>
          <table:table-cell office:value-type="float" office:value="1.47680948119785E+018" calcext:value-type="float">
            <text:p>1.47680948119785E+018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.47680907673575E+018" calcext:value-type="float">
            <text:p>1.47680907673575E+018</text:p>
          </table:table-cell>
          <table:table-cell office:value-type="float" office:value="1.47680907689409E+018" calcext:value-type="float">
            <text:p>1.47680907689409E+018</text:p>
          </table:table-cell>
          <table:table-cell office:value-type="float" office:value="1.47680923958702E+018" calcext:value-type="float">
            <text:p>1.47680923958702E+018</text:p>
          </table:table-cell>
          <table:table-cell office:value-type="float" office:value="1.47680923979754E+018" calcext:value-type="float">
            <text:p>1.47680923979754E+018</text:p>
          </table:table-cell>
          <table:table-cell office:value-type="float" office:value="1.47680948094847E+018" calcext:value-type="float">
            <text:p>1.47680948094847E+018</text:p>
          </table:table-cell>
          <table:table-cell office:value-type="float" office:value="1.47680948119791E+018" calcext:value-type="float">
            <text:p>1.47680948119791E+018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.47680907673616E+018" calcext:value-type="float">
            <text:p>1.47680907673616E+018</text:p>
          </table:table-cell>
          <table:table-cell office:value-type="float" office:value="1.47680907689426E+018" calcext:value-type="float">
            <text:p>1.47680907689426E+018</text:p>
          </table:table-cell>
          <table:table-cell office:value-type="float" office:value="1.47680923958737E+018" calcext:value-type="float">
            <text:p>1.47680923958737E+018</text:p>
          </table:table-cell>
          <table:table-cell office:value-type="float" office:value="1.4768092397976E+018" calcext:value-type="float">
            <text:p>1.4768092397976E+018</text:p>
          </table:table-cell>
          <table:table-cell office:value-type="float" office:value="1.47680948094888E+018" calcext:value-type="float">
            <text:p>1.47680948094888E+018</text:p>
          </table:table-cell>
          <table:table-cell office:value-type="float" office:value="1.47680948119796E+018" calcext:value-type="float">
            <text:p>1.47680948119796E+018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.47680907673658E+018" calcext:value-type="float">
            <text:p>1.47680907673658E+018</text:p>
          </table:table-cell>
          <table:table-cell office:value-type="float" office:value="1.47680907689449E+018" calcext:value-type="float">
            <text:p>1.47680907689449E+018</text:p>
          </table:table-cell>
          <table:table-cell office:value-type="float" office:value="1.47680923958776E+018" calcext:value-type="float">
            <text:p>1.47680923958776E+018</text:p>
          </table:table-cell>
          <table:table-cell office:value-type="float" office:value="1.47680923979778E+018" calcext:value-type="float">
            <text:p>1.47680923979778E+018</text:p>
          </table:table-cell>
          <table:table-cell office:value-type="float" office:value="1.47680948094924E+018" calcext:value-type="float">
            <text:p>1.47680948094924E+018</text:p>
          </table:table-cell>
          <table:table-cell office:value-type="float" office:value="1.47680948119816E+018" calcext:value-type="float">
            <text:p>1.47680948119816E+018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.47680907673692E+018" calcext:value-type="float">
            <text:p>1.47680907673692E+018</text:p>
          </table:table-cell>
          <table:table-cell office:value-type="float" office:value="1.47680907689455E+018" calcext:value-type="float">
            <text:p>1.47680907689455E+018</text:p>
          </table:table-cell>
          <table:table-cell office:value-type="float" office:value="1.47680923958812E+018" calcext:value-type="float">
            <text:p>1.47680923958812E+018</text:p>
          </table:table-cell>
          <table:table-cell office:value-type="float" office:value="1.47680923979806E+018" calcext:value-type="float">
            <text:p>1.47680923979806E+018</text:p>
          </table:table-cell>
          <table:table-cell office:value-type="float" office:value="1.4768094809496E+018" calcext:value-type="float">
            <text:p>1.4768094809496E+018</text:p>
          </table:table-cell>
          <table:table-cell office:value-type="float" office:value="1.47680948119822E+018" calcext:value-type="float">
            <text:p>1.47680948119822E+018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.47680907673727E+018" calcext:value-type="float">
            <text:p>1.47680907673727E+018</text:p>
          </table:table-cell>
          <table:table-cell office:value-type="float" office:value="1.47680907689477E+018" calcext:value-type="float">
            <text:p>1.47680907689477E+018</text:p>
          </table:table-cell>
          <table:table-cell office:value-type="float" office:value="1.47680923958849E+018" calcext:value-type="float">
            <text:p>1.47680923958849E+018</text:p>
          </table:table-cell>
          <table:table-cell office:value-type="float" office:value="1.47680923979812E+018" calcext:value-type="float">
            <text:p>1.47680923979812E+018</text:p>
          </table:table-cell>
          <table:table-cell office:value-type="float" office:value="1.47680948094996E+018" calcext:value-type="float">
            <text:p>1.47680948094996E+018</text:p>
          </table:table-cell>
          <table:table-cell office:value-type="float" office:value="1.47680948119847E+018" calcext:value-type="float">
            <text:p>1.47680948119847E+018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.47680907673762E+018" calcext:value-type="float">
            <text:p>1.47680907673762E+018</text:p>
          </table:table-cell>
          <table:table-cell office:value-type="float" office:value="1.47680907689498E+018" calcext:value-type="float">
            <text:p>1.47680907689498E+018</text:p>
          </table:table-cell>
          <table:table-cell office:value-type="float" office:value="1.47680923958884E+018" calcext:value-type="float">
            <text:p>1.47680923958884E+018</text:p>
          </table:table-cell>
          <table:table-cell office:value-type="float" office:value="1.4768092397983E+018" calcext:value-type="float">
            <text:p>1.4768092397983E+018</text:p>
          </table:table-cell>
          <table:table-cell office:value-type="float" office:value="1.47680948095031E+018" calcext:value-type="float">
            <text:p>1.47680948095031E+018</text:p>
          </table:table-cell>
          <table:table-cell office:value-type="float" office:value="1.47680948119852E+018" calcext:value-type="float">
            <text:p>1.47680948119852E+018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.47680907673799E+018" calcext:value-type="float">
            <text:p>1.47680907673799E+018</text:p>
          </table:table-cell>
          <table:table-cell office:value-type="float" office:value="1.47680907689503E+018" calcext:value-type="float">
            <text:p>1.47680907689503E+018</text:p>
          </table:table-cell>
          <table:table-cell office:value-type="float" office:value="1.47680923958919E+018" calcext:value-type="float">
            <text:p>1.47680923958919E+018</text:p>
          </table:table-cell>
          <table:table-cell office:value-type="float" office:value="1.47680923979858E+018" calcext:value-type="float">
            <text:p>1.47680923979858E+018</text:p>
          </table:table-cell>
          <table:table-cell office:value-type="float" office:value="1.47680948095065E+018" calcext:value-type="float">
            <text:p>1.47680948095065E+018</text:p>
          </table:table-cell>
          <table:table-cell office:value-type="float" office:value="1.47680948119858E+018" calcext:value-type="float">
            <text:p>1.47680948119858E+018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.47680907673844E+018" calcext:value-type="float">
            <text:p>1.47680907673844E+018</text:p>
          </table:table-cell>
          <table:table-cell office:value-type="float" office:value="1.4768090768952E+018" calcext:value-type="float">
            <text:p>1.4768090768952E+018</text:p>
          </table:table-cell>
          <table:table-cell office:value-type="float" office:value="1.47680923958954E+018" calcext:value-type="float">
            <text:p>1.47680923958954E+018</text:p>
          </table:table-cell>
          <table:table-cell office:value-type="float" office:value="1.47680923979864E+018" calcext:value-type="float">
            <text:p>1.47680923979864E+018</text:p>
          </table:table-cell>
          <table:table-cell office:value-type="float" office:value="1.476809480951E+018" calcext:value-type="float">
            <text:p>1.476809480951E+018</text:p>
          </table:table-cell>
          <table:table-cell office:value-type="float" office:value="1.47680948119874E+018" calcext:value-type="float">
            <text:p>1.47680948119874E+018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.47680907673893E+018" calcext:value-type="float">
            <text:p>1.47680907673893E+018</text:p>
          </table:table-cell>
          <table:table-cell office:value-type="float" office:value="1.4768090768954E+018" calcext:value-type="float">
            <text:p>1.4768090768954E+018</text:p>
          </table:table-cell>
          <table:table-cell office:value-type="float" office:value="1.47680923958989E+018" calcext:value-type="float">
            <text:p>1.47680923958989E+018</text:p>
          </table:table-cell>
          <table:table-cell office:value-type="float" office:value="1.47680923979882E+018" calcext:value-type="float">
            <text:p>1.47680923979882E+018</text:p>
          </table:table-cell>
          <table:table-cell office:value-type="float" office:value="1.47680948095136E+018" calcext:value-type="float">
            <text:p>1.47680948095136E+018</text:p>
          </table:table-cell>
          <table:table-cell office:value-type="float" office:value="1.476809481199E+018" calcext:value-type="float">
            <text:p>1.476809481199E+018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.47680907673952E+018" calcext:value-type="float">
            <text:p>1.47680907673952E+018</text:p>
          </table:table-cell>
          <table:table-cell office:value-type="float" office:value="1.47680907689546E+018" calcext:value-type="float">
            <text:p>1.47680907689546E+018</text:p>
          </table:table-cell>
          <table:table-cell office:value-type="float" office:value="1.47680923959024E+018" calcext:value-type="float">
            <text:p>1.47680923959024E+018</text:p>
          </table:table-cell>
          <table:table-cell office:value-type="float" office:value="1.4768092397991E+018" calcext:value-type="float">
            <text:p>1.4768092397991E+018</text:p>
          </table:table-cell>
          <table:table-cell office:value-type="float" office:value="1.47680948095172E+018" calcext:value-type="float">
            <text:p>1.47680948095172E+018</text:p>
          </table:table-cell>
          <table:table-cell office:value-type="float" office:value="1.47680948119906E+018" calcext:value-type="float">
            <text:p>1.47680948119906E+018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.47680907674005E+018" calcext:value-type="float">
            <text:p>1.47680907674005E+018</text:p>
          </table:table-cell>
          <table:table-cell office:value-type="float" office:value="1.47680907689567E+018" calcext:value-type="float">
            <text:p>1.47680907689567E+018</text:p>
          </table:table-cell>
          <table:table-cell office:value-type="float" office:value="1.47680923959059E+018" calcext:value-type="float">
            <text:p>1.47680923959059E+018</text:p>
          </table:table-cell>
          <table:table-cell office:value-type="float" office:value="1.47680923979917E+018" calcext:value-type="float">
            <text:p>1.47680923979917E+018</text:p>
          </table:table-cell>
          <table:table-cell office:value-type="float" office:value="1.47680948095207E+018" calcext:value-type="float">
            <text:p>1.47680948095207E+018</text:p>
          </table:table-cell>
          <table:table-cell office:value-type="float" office:value="1.47680948119912E+018" calcext:value-type="float">
            <text:p>1.47680948119912E+018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.4768090767406E+018" calcext:value-type="float">
            <text:p>1.4768090767406E+018</text:p>
          </table:table-cell>
          <table:table-cell office:value-type="float" office:value="1.47680907689584E+018" calcext:value-type="float">
            <text:p>1.47680907689584E+018</text:p>
          </table:table-cell>
          <table:table-cell office:value-type="float" office:value="1.47680923959094E+018" calcext:value-type="float">
            <text:p>1.47680923959094E+018</text:p>
          </table:table-cell>
          <table:table-cell office:value-type="float" office:value="1.47680923979935E+018" calcext:value-type="float">
            <text:p>1.47680923979935E+018</text:p>
          </table:table-cell>
          <table:table-cell office:value-type="float" office:value="1.47680948095242E+018" calcext:value-type="float">
            <text:p>1.47680948095242E+018</text:p>
          </table:table-cell>
          <table:table-cell office:value-type="float" office:value="1.4768094811993E+018" calcext:value-type="float">
            <text:p>1.4768094811993E+018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.47680907674105E+018" calcext:value-type="float">
            <text:p>1.47680907674105E+018</text:p>
          </table:table-cell>
          <table:table-cell office:value-type="float" office:value="1.476809076896E+018" calcext:value-type="float">
            <text:p>1.476809076896E+018</text:p>
          </table:table-cell>
          <table:table-cell office:value-type="float" office:value="1.47680923959129E+018" calcext:value-type="float">
            <text:p>1.47680923959129E+018</text:p>
          </table:table-cell>
          <table:table-cell office:value-type="float" office:value="1.47680923979963E+018" calcext:value-type="float">
            <text:p>1.47680923979963E+018</text:p>
          </table:table-cell>
          <table:table-cell office:value-type="float" office:value="1.47680948095277E+018" calcext:value-type="float">
            <text:p>1.47680948095277E+018</text:p>
          </table:table-cell>
          <table:table-cell office:value-type="float" office:value="1.47680948119955E+018" calcext:value-type="float">
            <text:p>1.47680948119955E+018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.47680907674141E+018" calcext:value-type="float">
            <text:p>1.47680907674141E+018</text:p>
          </table:table-cell>
          <table:table-cell office:value-type="float" office:value="1.47680907689633E+018" calcext:value-type="float">
            <text:p>1.47680907689633E+018</text:p>
          </table:table-cell>
          <table:table-cell office:value-type="float" office:value="1.47680923959165E+018" calcext:value-type="float">
            <text:p>1.47680923959165E+018</text:p>
          </table:table-cell>
          <table:table-cell office:value-type="float" office:value="1.47680923979969E+018" calcext:value-type="float">
            <text:p>1.47680923979969E+018</text:p>
          </table:table-cell>
          <table:table-cell office:value-type="float" office:value="1.47680948095312E+018" calcext:value-type="float">
            <text:p>1.47680948095312E+018</text:p>
          </table:table-cell>
          <table:table-cell office:value-type="float" office:value="1.47680948119961E+018" calcext:value-type="float">
            <text:p>1.47680948119961E+018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.47680907674176E+018" calcext:value-type="float">
            <text:p>1.47680907674176E+018</text:p>
          </table:table-cell>
          <table:table-cell office:value-type="float" office:value="1.47680907689656E+018" calcext:value-type="float">
            <text:p>1.47680907689656E+018</text:p>
          </table:table-cell>
          <table:table-cell office:value-type="float" office:value="1.476809239592E+018" calcext:value-type="float">
            <text:p>1.476809239592E+018</text:p>
          </table:table-cell>
          <table:table-cell office:value-type="float" office:value="1.47680923979987E+018" calcext:value-type="float">
            <text:p>1.47680923979987E+018</text:p>
          </table:table-cell>
          <table:table-cell office:value-type="float" office:value="1.47680948095347E+018" calcext:value-type="float">
            <text:p>1.47680948095347E+018</text:p>
          </table:table-cell>
          <table:table-cell office:value-type="float" office:value="1.47680948119966E+018" calcext:value-type="float">
            <text:p>1.47680948119966E+018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.4768090767421E+018" calcext:value-type="float">
            <text:p>1.4768090767421E+018</text:p>
          </table:table-cell>
          <table:table-cell office:value-type="float" office:value="1.47680907689662E+018" calcext:value-type="float">
            <text:p>1.47680907689662E+018</text:p>
          </table:table-cell>
          <table:table-cell office:value-type="float" office:value="1.47680923959235E+018" calcext:value-type="float">
            <text:p>1.47680923959235E+018</text:p>
          </table:table-cell>
          <table:table-cell office:value-type="float" office:value="1.47680923980015E+018" calcext:value-type="float">
            <text:p>1.47680923980015E+018</text:p>
          </table:table-cell>
          <table:table-cell office:value-type="float" office:value="1.47680948095387E+018" calcext:value-type="float">
            <text:p>1.47680948095387E+018</text:p>
          </table:table-cell>
          <table:table-cell office:value-type="float" office:value="1.47680948119983E+018" calcext:value-type="float">
            <text:p>1.47680948119983E+018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.47680907674256E+018" calcext:value-type="float">
            <text:p>1.47680907674256E+018</text:p>
          </table:table-cell>
          <table:table-cell office:value-type="float" office:value="1.47680907689678E+018" calcext:value-type="float">
            <text:p>1.47680907689678E+018</text:p>
          </table:table-cell>
          <table:table-cell office:value-type="float" office:value="1.47680923959269E+018" calcext:value-type="float">
            <text:p>1.47680923959269E+018</text:p>
          </table:table-cell>
          <table:table-cell office:value-type="float" office:value="1.47680923980021E+018" calcext:value-type="float">
            <text:p>1.47680923980021E+018</text:p>
          </table:table-cell>
          <table:table-cell office:value-type="float" office:value="1.47680948095422E+018" calcext:value-type="float">
            <text:p>1.47680948095422E+018</text:p>
          </table:table-cell>
          <table:table-cell office:value-type="float" office:value="1.47680948120003E+018" calcext:value-type="float">
            <text:p>1.47680948120003E+018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.47680907674298E+018" calcext:value-type="float">
            <text:p>1.47680907674298E+018</text:p>
          </table:table-cell>
          <table:table-cell office:value-type="float" office:value="1.47680907689695E+018" calcext:value-type="float">
            <text:p>1.47680907689695E+018</text:p>
          </table:table-cell>
          <table:table-cell office:value-type="float" office:value="1.47680923959309E+018" calcext:value-type="float">
            <text:p>1.47680923959309E+018</text:p>
          </table:table-cell>
          <table:table-cell office:value-type="float" office:value="1.47680923980039E+018" calcext:value-type="float">
            <text:p>1.47680923980039E+018</text:p>
          </table:table-cell>
          <table:table-cell office:value-type="float" office:value="1.47680948095462E+018" calcext:value-type="float">
            <text:p>1.47680948095462E+018</text:p>
          </table:table-cell>
          <table:table-cell office:value-type="float" office:value="1.47680948120009E+018" calcext:value-type="float">
            <text:p>1.47680948120009E+018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.47680907674334E+018" calcext:value-type="float">
            <text:p>1.47680907674334E+018</text:p>
          </table:table-cell>
          <table:table-cell office:value-type="float" office:value="1.47680907689726E+018" calcext:value-type="float">
            <text:p>1.47680907689726E+018</text:p>
          </table:table-cell>
          <table:table-cell office:value-type="float" office:value="1.47680923959345E+018" calcext:value-type="float">
            <text:p>1.47680923959345E+018</text:p>
          </table:table-cell>
          <table:table-cell office:value-type="float" office:value="1.47680923980067E+018" calcext:value-type="float">
            <text:p>1.47680923980067E+018</text:p>
          </table:table-cell>
          <table:table-cell office:value-type="float" office:value="1.47680948095499E+018" calcext:value-type="float">
            <text:p>1.47680948095499E+018</text:p>
          </table:table-cell>
          <table:table-cell office:value-type="float" office:value="1.4768094812003E+018" calcext:value-type="float">
            <text:p>1.4768094812003E+018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.47680907674369E+018" calcext:value-type="float">
            <text:p>1.47680907674369E+018</text:p>
          </table:table-cell>
          <table:table-cell office:value-type="float" office:value="1.47680907689749E+018" calcext:value-type="float">
            <text:p>1.47680907689749E+018</text:p>
          </table:table-cell>
          <table:table-cell office:value-type="float" office:value="1.47680923959381E+018" calcext:value-type="float">
            <text:p>1.47680923959381E+018</text:p>
          </table:table-cell>
          <table:table-cell office:value-type="float" office:value="1.47680923980073E+018" calcext:value-type="float">
            <text:p>1.47680923980073E+018</text:p>
          </table:table-cell>
          <table:table-cell office:value-type="float" office:value="1.47680948095535E+018" calcext:value-type="float">
            <text:p>1.47680948095535E+018</text:p>
          </table:table-cell>
          <table:table-cell office:value-type="float" office:value="1.47680948120035E+018" calcext:value-type="float">
            <text:p>1.47680948120035E+018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.47680907674403E+018" calcext:value-type="float">
            <text:p>1.47680907674403E+018</text:p>
          </table:table-cell>
          <table:table-cell office:value-type="float" office:value="1.47680907689755E+018" calcext:value-type="float">
            <text:p>1.47680907689755E+018</text:p>
          </table:table-cell>
          <table:table-cell office:value-type="float" office:value="1.47680923959416E+018" calcext:value-type="float">
            <text:p>1.47680923959416E+018</text:p>
          </table:table-cell>
          <table:table-cell office:value-type="float" office:value="1.47680923980091E+018" calcext:value-type="float">
            <text:p>1.47680923980091E+018</text:p>
          </table:table-cell>
          <table:table-cell office:value-type="float" office:value="1.47680948095571E+018" calcext:value-type="float">
            <text:p>1.47680948095571E+018</text:p>
          </table:table-cell>
          <table:table-cell office:value-type="float" office:value="1.47680948120052E+018" calcext:value-type="float">
            <text:p>1.47680948120052E+018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.47680907674438E+018" calcext:value-type="float">
            <text:p>1.47680907674438E+018</text:p>
          </table:table-cell>
          <table:table-cell office:value-type="float" office:value="1.47680907690877E+018" calcext:value-type="float">
            <text:p>1.47680907690877E+018</text:p>
          </table:table-cell>
          <table:table-cell office:value-type="float" office:value="1.47680923959451E+018" calcext:value-type="float">
            <text:p>1.47680923959451E+018</text:p>
          </table:table-cell>
          <table:table-cell office:value-type="float" office:value="1.47680923980118E+018" calcext:value-type="float">
            <text:p>1.47680923980118E+018</text:p>
          </table:table-cell>
          <table:table-cell office:value-type="float" office:value="1.47680948095609E+018" calcext:value-type="float">
            <text:p>1.47680948095609E+018</text:p>
          </table:table-cell>
          <table:table-cell office:value-type="float" office:value="1.47680948120073E+018" calcext:value-type="float">
            <text:p>1.47680948120073E+018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.47680907674473E+018" calcext:value-type="float">
            <text:p>1.47680907674473E+018</text:p>
          </table:table-cell>
          <table:table-cell office:value-type="float" office:value="1.47680907690907E+018" calcext:value-type="float">
            <text:p>1.47680907690907E+018</text:p>
          </table:table-cell>
          <table:table-cell office:value-type="float" office:value="1.4768092395949E+018" calcext:value-type="float">
            <text:p>1.4768092395949E+018</text:p>
          </table:table-cell>
          <table:table-cell office:value-type="float" office:value="1.47680923980124E+018" calcext:value-type="float">
            <text:p>1.47680923980124E+018</text:p>
          </table:table-cell>
          <table:table-cell office:value-type="float" office:value="1.4768094809565E+018" calcext:value-type="float">
            <text:p>1.4768094809565E+018</text:p>
          </table:table-cell>
          <table:table-cell office:value-type="float" office:value="1.47680948120078E+018" calcext:value-type="float">
            <text:p>1.47680948120078E+018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.47680907674511E+018" calcext:value-type="float">
            <text:p>1.47680907674511E+018</text:p>
          </table:table-cell>
          <table:table-cell office:value-type="float" office:value="1.47680907690913E+018" calcext:value-type="float">
            <text:p>1.47680907690913E+018</text:p>
          </table:table-cell>
          <table:table-cell office:value-type="float" office:value="1.47680923959526E+018" calcext:value-type="float">
            <text:p>1.47680923959526E+018</text:p>
          </table:table-cell>
          <table:table-cell office:value-type="float" office:value="1.47680923980142E+018" calcext:value-type="float">
            <text:p>1.47680923980142E+018</text:p>
          </table:table-cell>
          <table:table-cell office:value-type="float" office:value="1.4768094809569E+018" calcext:value-type="float">
            <text:p>1.4768094809569E+018</text:p>
          </table:table-cell>
          <table:table-cell office:value-type="float" office:value="1.47680948120095E+018" calcext:value-type="float">
            <text:p>1.47680948120095E+018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.47680907674546E+018" calcext:value-type="float">
            <text:p>1.47680907674546E+018</text:p>
          </table:table-cell>
          <table:table-cell office:value-type="float" office:value="1.47680907690918E+018" calcext:value-type="float">
            <text:p>1.47680907690918E+018</text:p>
          </table:table-cell>
          <table:table-cell office:value-type="float" office:value="1.47680923959562E+018" calcext:value-type="float">
            <text:p>1.47680923959562E+018</text:p>
          </table:table-cell>
          <table:table-cell office:value-type="float" office:value="1.4768092398017E+018" calcext:value-type="float">
            <text:p>1.4768092398017E+018</text:p>
          </table:table-cell>
          <table:table-cell office:value-type="float" office:value="1.47680948095727E+018" calcext:value-type="float">
            <text:p>1.47680948095727E+018</text:p>
          </table:table-cell>
          <table:table-cell office:value-type="float" office:value="1.47680948120111E+018" calcext:value-type="float">
            <text:p>1.47680948120111E+018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.47680907674582E+018" calcext:value-type="float">
            <text:p>1.47680907674582E+018</text:p>
          </table:table-cell>
          <table:table-cell office:value-type="float" office:value="1.47680907690935E+018" calcext:value-type="float">
            <text:p>1.47680907690935E+018</text:p>
          </table:table-cell>
          <table:table-cell office:value-type="float" office:value="1.47680923959597E+018" calcext:value-type="float">
            <text:p>1.47680923959597E+018</text:p>
          </table:table-cell>
          <table:table-cell office:value-type="float" office:value="1.47680923980176E+018" calcext:value-type="float">
            <text:p>1.47680923980176E+018</text:p>
          </table:table-cell>
          <table:table-cell office:value-type="float" office:value="1.47680948095763E+018" calcext:value-type="float">
            <text:p>1.47680948095763E+018</text:p>
          </table:table-cell>
          <table:table-cell office:value-type="float" office:value="1.47680948120145E+018" calcext:value-type="float">
            <text:p>1.47680948120145E+018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.47680907674618E+018" calcext:value-type="float">
            <text:p>1.47680907674618E+018</text:p>
          </table:table-cell>
          <table:table-cell office:value-type="float" office:value="1.4768090769101E+018" calcext:value-type="float">
            <text:p>1.4768090769101E+018</text:p>
          </table:table-cell>
          <table:table-cell office:value-type="float" office:value="1.47680923959637E+018" calcext:value-type="float">
            <text:p>1.47680923959637E+018</text:p>
          </table:table-cell>
          <table:table-cell office:value-type="float" office:value="1.47680923980194E+018" calcext:value-type="float">
            <text:p>1.47680923980194E+018</text:p>
          </table:table-cell>
          <table:table-cell office:value-type="float" office:value="1.47680948095798E+018" calcext:value-type="float">
            <text:p>1.47680948095798E+018</text:p>
          </table:table-cell>
          <table:table-cell office:value-type="float" office:value="1.47680948120169E+018" calcext:value-type="float">
            <text:p>1.47680948120169E+018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.47680907674658E+018" calcext:value-type="float">
            <text:p>1.47680907674658E+018</text:p>
          </table:table-cell>
          <table:table-cell office:value-type="float" office:value="1.47680907691027E+018" calcext:value-type="float">
            <text:p>1.47680907691027E+018</text:p>
          </table:table-cell>
          <table:table-cell office:value-type="float" office:value="1.47680923959672E+018" calcext:value-type="float">
            <text:p>1.47680923959672E+018</text:p>
          </table:table-cell>
          <table:table-cell office:value-type="float" office:value="1.47680923980222E+018" calcext:value-type="float">
            <text:p>1.47680923980222E+018</text:p>
          </table:table-cell>
          <table:table-cell office:value-type="float" office:value="1.47680948095833E+018" calcext:value-type="float">
            <text:p>1.47680948095833E+018</text:p>
          </table:table-cell>
          <table:table-cell office:value-type="float" office:value="1.4768094812019E+018" calcext:value-type="float">
            <text:p>1.4768094812019E+018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.47680907674693E+018" calcext:value-type="float">
            <text:p>1.47680907674693E+018</text:p>
          </table:table-cell>
          <table:table-cell office:value-type="float" office:value="1.47680907691062E+018" calcext:value-type="float">
            <text:p>1.47680907691062E+018</text:p>
          </table:table-cell>
          <table:table-cell office:value-type="float" office:value="1.47680923959707E+018" calcext:value-type="float">
            <text:p>1.47680923959707E+018</text:p>
          </table:table-cell>
          <table:table-cell office:value-type="float" office:value="1.47680923980228E+018" calcext:value-type="float">
            <text:p>1.47680923980228E+018</text:p>
          </table:table-cell>
          <table:table-cell office:value-type="float" office:value="1.47680948095868E+018" calcext:value-type="float">
            <text:p>1.47680948095868E+018</text:p>
          </table:table-cell>
          <table:table-cell office:value-type="float" office:value="1.47680948120195E+018" calcext:value-type="float">
            <text:p>1.47680948120195E+018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.47680907674727E+018" calcext:value-type="float">
            <text:p>1.47680907674727E+018</text:p>
          </table:table-cell>
          <table:table-cell office:value-type="float" office:value="1.47680907691068E+018" calcext:value-type="float">
            <text:p>1.47680907691068E+018</text:p>
          </table:table-cell>
          <table:table-cell office:value-type="float" office:value="1.47680923959746E+018" calcext:value-type="float">
            <text:p>1.47680923959746E+018</text:p>
          </table:table-cell>
          <table:table-cell office:value-type="float" office:value="1.47680923980246E+018" calcext:value-type="float">
            <text:p>1.47680923980246E+018</text:p>
          </table:table-cell>
          <table:table-cell office:value-type="float" office:value="1.47680948095903E+018" calcext:value-type="float">
            <text:p>1.47680948095903E+018</text:p>
          </table:table-cell>
          <table:table-cell office:value-type="float" office:value="1.4768094812022E+018" calcext:value-type="float">
            <text:p>1.4768094812022E+018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.47680907674762E+018" calcext:value-type="float">
            <text:p>1.47680907674762E+018</text:p>
          </table:table-cell>
          <table:table-cell office:value-type="float" office:value="1.47680907691073E+018" calcext:value-type="float">
            <text:p>1.47680907691073E+018</text:p>
          </table:table-cell>
          <table:table-cell office:value-type="float" office:value="1.47680923959782E+018" calcext:value-type="float">
            <text:p>1.47680923959782E+018</text:p>
          </table:table-cell>
          <table:table-cell office:value-type="float" office:value="1.47680923980274E+018" calcext:value-type="float">
            <text:p>1.47680923980274E+018</text:p>
          </table:table-cell>
          <table:table-cell office:value-type="float" office:value="1.47680948095938E+018" calcext:value-type="float">
            <text:p>1.47680948095938E+018</text:p>
          </table:table-cell>
          <table:table-cell office:value-type="float" office:value="1.47680948120226E+018" calcext:value-type="float">
            <text:p>1.47680948120226E+018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.47680907674796E+018" calcext:value-type="float">
            <text:p>1.47680907674796E+018</text:p>
          </table:table-cell>
          <table:table-cell office:value-type="float" office:value="1.47680907691078E+018" calcext:value-type="float">
            <text:p>1.47680907691078E+018</text:p>
          </table:table-cell>
          <table:table-cell office:value-type="float" office:value="1.47680923959818E+018" calcext:value-type="float">
            <text:p>1.47680923959818E+018</text:p>
          </table:table-cell>
          <table:table-cell office:value-type="float" office:value="1.4768092398028E+018" calcext:value-type="float">
            <text:p>1.4768092398028E+018</text:p>
          </table:table-cell>
          <table:table-cell office:value-type="float" office:value="1.47680948095973E+018" calcext:value-type="float">
            <text:p>1.47680948095973E+018</text:p>
          </table:table-cell>
          <table:table-cell office:value-type="float" office:value="1.47680948120231E+018" calcext:value-type="float">
            <text:p>1.47680948120231E+018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.47680907674831E+018" calcext:value-type="float">
            <text:p>1.47680907674831E+018</text:p>
          </table:table-cell>
          <table:table-cell office:value-type="float" office:value="1.47680907691084E+018" calcext:value-type="float">
            <text:p>1.47680907691084E+018</text:p>
          </table:table-cell>
          <table:table-cell office:value-type="float" office:value="1.47680923959853E+018" calcext:value-type="float">
            <text:p>1.47680923959853E+018</text:p>
          </table:table-cell>
          <table:table-cell office:value-type="float" office:value="1.47680923980298E+018" calcext:value-type="float">
            <text:p>1.47680923980298E+018</text:p>
          </table:table-cell>
          <table:table-cell office:value-type="float" office:value="1.47680948096008E+018" calcext:value-type="float">
            <text:p>1.47680948096008E+018</text:p>
          </table:table-cell>
          <table:table-cell office:value-type="float" office:value="1.47680948120252E+018" calcext:value-type="float">
            <text:p>1.47680948120252E+018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.47680907674866E+018" calcext:value-type="float">
            <text:p>1.47680907674866E+018</text:p>
          </table:table-cell>
          <table:table-cell office:value-type="float" office:value="1.47680907691104E+018" calcext:value-type="float">
            <text:p>1.47680907691104E+018</text:p>
          </table:table-cell>
          <table:table-cell office:value-type="float" office:value="1.47680923959888E+018" calcext:value-type="float">
            <text:p>1.47680923959888E+018</text:p>
          </table:table-cell>
          <table:table-cell office:value-type="float" office:value="1.47680923980326E+018" calcext:value-type="float">
            <text:p>1.47680923980326E+018</text:p>
          </table:table-cell>
          <table:table-cell office:value-type="float" office:value="1.47680948096043E+018" calcext:value-type="float">
            <text:p>1.47680948096043E+018</text:p>
          </table:table-cell>
          <table:table-cell office:value-type="float" office:value="1.47680948120258E+018" calcext:value-type="float">
            <text:p>1.47680948120258E+018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.47680907674901E+018" calcext:value-type="float">
            <text:p>1.47680907674901E+018</text:p>
          </table:table-cell>
          <table:table-cell office:value-type="float" office:value="1.4768090769111E+018" calcext:value-type="float">
            <text:p>1.4768090769111E+018</text:p>
          </table:table-cell>
          <table:table-cell office:value-type="float" office:value="1.47680923959927E+018" calcext:value-type="float">
            <text:p>1.47680923959927E+018</text:p>
          </table:table-cell>
          <table:table-cell office:value-type="float" office:value="1.47680923980332E+018" calcext:value-type="float">
            <text:p>1.47680923980332E+018</text:p>
          </table:table-cell>
          <table:table-cell office:value-type="float" office:value="1.47680948096078E+018" calcext:value-type="float">
            <text:p>1.47680948096078E+018</text:p>
          </table:table-cell>
          <table:table-cell office:value-type="float" office:value="1.47680948120278E+018" calcext:value-type="float">
            <text:p>1.47680948120278E+018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.47680907674935E+018" calcext:value-type="float">
            <text:p>1.47680907674935E+018</text:p>
          </table:table-cell>
          <table:table-cell office:value-type="float" office:value="1.4768090769113E+018" calcext:value-type="float">
            <text:p>1.4768090769113E+018</text:p>
          </table:table-cell>
          <table:table-cell office:value-type="float" office:value="1.47680923959967E+018" calcext:value-type="float">
            <text:p>1.47680923959967E+018</text:p>
          </table:table-cell>
          <table:table-cell office:value-type="float" office:value="1.4768092398035E+018" calcext:value-type="float">
            <text:p>1.4768092398035E+018</text:p>
          </table:table-cell>
          <table:table-cell office:value-type="float" office:value="1.47680948096113E+018" calcext:value-type="float">
            <text:p>1.47680948096113E+018</text:p>
          </table:table-cell>
          <table:table-cell office:value-type="float" office:value="1.47680948120284E+018" calcext:value-type="float">
            <text:p>1.47680948120284E+018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.4768090767497E+018" calcext:value-type="float">
            <text:p>1.4768090767497E+018</text:p>
          </table:table-cell>
          <table:table-cell office:value-type="float" office:value="1.47680907691136E+018" calcext:value-type="float">
            <text:p>1.47680907691136E+018</text:p>
          </table:table-cell>
          <table:table-cell office:value-type="float" office:value="1.47680923960005E+018" calcext:value-type="float">
            <text:p>1.47680923960005E+018</text:p>
          </table:table-cell>
          <table:table-cell office:value-type="float" office:value="1.47680923980378E+018" calcext:value-type="float">
            <text:p>1.47680923980378E+018</text:p>
          </table:table-cell>
          <table:table-cell office:value-type="float" office:value="1.47680948096148E+018" calcext:value-type="float">
            <text:p>1.47680948096148E+018</text:p>
          </table:table-cell>
          <table:table-cell office:value-type="float" office:value="1.47680948120304E+018" calcext:value-type="float">
            <text:p>1.47680948120304E+018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.47680907675016E+018" calcext:value-type="float">
            <text:p>1.47680907675016E+018</text:p>
          </table:table-cell>
          <table:table-cell office:value-type="float" office:value="1.47680907691156E+018" calcext:value-type="float">
            <text:p>1.47680907691156E+018</text:p>
          </table:table-cell>
          <table:table-cell office:value-type="float" office:value="1.47680923960043E+018" calcext:value-type="float">
            <text:p>1.47680923960043E+018</text:p>
          </table:table-cell>
          <table:table-cell office:value-type="float" office:value="1.47680923980384E+018" calcext:value-type="float">
            <text:p>1.47680923980384E+018</text:p>
          </table:table-cell>
          <table:table-cell office:value-type="float" office:value="1.47680948096183E+018" calcext:value-type="float">
            <text:p>1.47680948096183E+018</text:p>
          </table:table-cell>
          <table:table-cell office:value-type="float" office:value="1.4768094812031E+018" calcext:value-type="float">
            <text:p>1.4768094812031E+018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.47680907675058E+018" calcext:value-type="float">
            <text:p>1.47680907675058E+018</text:p>
          </table:table-cell>
          <table:table-cell office:value-type="float" office:value="1.47680907691162E+018" calcext:value-type="float">
            <text:p>1.47680907691162E+018</text:p>
          </table:table-cell>
          <table:table-cell office:value-type="float" office:value="1.47680923960078E+018" calcext:value-type="float">
            <text:p>1.47680923960078E+018</text:p>
          </table:table-cell>
          <table:table-cell office:value-type="float" office:value="1.47680923980401E+018" calcext:value-type="float">
            <text:p>1.47680923980401E+018</text:p>
          </table:table-cell>
          <table:table-cell office:value-type="float" office:value="1.47680948096218E+018" calcext:value-type="float">
            <text:p>1.47680948096218E+018</text:p>
          </table:table-cell>
          <table:table-cell office:value-type="float" office:value="1.47680948120331E+018" calcext:value-type="float">
            <text:p>1.47680948120331E+018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.47680907675094E+018" calcext:value-type="float">
            <text:p>1.47680907675094E+018</text:p>
          </table:table-cell>
          <table:table-cell office:value-type="float" office:value="1.47680907691185E+018" calcext:value-type="float">
            <text:p>1.47680907691185E+018</text:p>
          </table:table-cell>
          <table:table-cell office:value-type="float" office:value="1.47680923960113E+018" calcext:value-type="float">
            <text:p>1.47680923960113E+018</text:p>
          </table:table-cell>
          <table:table-cell office:value-type="float" office:value="1.47680923980434E+018" calcext:value-type="float">
            <text:p>1.47680923980434E+018</text:p>
          </table:table-cell>
          <table:table-cell office:value-type="float" office:value="1.47680948096253E+018" calcext:value-type="float">
            <text:p>1.47680948096253E+018</text:p>
          </table:table-cell>
          <table:table-cell office:value-type="float" office:value="1.47680948120342E+018" calcext:value-type="float">
            <text:p>1.47680948120342E+018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.47680907675129E+018" calcext:value-type="float">
            <text:p>1.47680907675129E+018</text:p>
          </table:table-cell>
          <table:table-cell office:value-type="float" office:value="1.47680907691206E+018" calcext:value-type="float">
            <text:p>1.47680907691206E+018</text:p>
          </table:table-cell>
          <table:table-cell office:value-type="float" office:value="1.47680923960148E+018" calcext:value-type="float">
            <text:p>1.47680923960148E+018</text:p>
          </table:table-cell>
          <table:table-cell office:value-type="float" office:value="1.4768092398044E+018" calcext:value-type="float">
            <text:p>1.4768092398044E+018</text:p>
          </table:table-cell>
          <table:table-cell office:value-type="float" office:value="1.47680948096288E+018" calcext:value-type="float">
            <text:p>1.47680948096288E+018</text:p>
          </table:table-cell>
          <table:table-cell office:value-type="float" office:value="1.47680948120359E+018" calcext:value-type="float">
            <text:p>1.47680948120359E+018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.47680907675164E+018" calcext:value-type="float">
            <text:p>1.47680907675164E+018</text:p>
          </table:table-cell>
          <table:table-cell office:value-type="float" office:value="1.47680907691212E+018" calcext:value-type="float">
            <text:p>1.47680907691212E+018</text:p>
          </table:table-cell>
          <table:table-cell office:value-type="float" office:value="1.47680923960183E+018" calcext:value-type="float">
            <text:p>1.47680923960183E+018</text:p>
          </table:table-cell>
          <table:table-cell office:value-type="float" office:value="1.47680923980458E+018" calcext:value-type="float">
            <text:p>1.47680923980458E+018</text:p>
          </table:table-cell>
          <table:table-cell office:value-type="float" office:value="1.47680948096322E+018" calcext:value-type="float">
            <text:p>1.47680948096322E+018</text:p>
          </table:table-cell>
          <table:table-cell office:value-type="float" office:value="1.4768094812038E+018" calcext:value-type="float">
            <text:p>1.4768094812038E+018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.47680907675198E+018" calcext:value-type="float">
            <text:p>1.47680907675198E+018</text:p>
          </table:table-cell>
          <table:table-cell office:value-type="float" office:value="1.47680907691228E+018" calcext:value-type="float">
            <text:p>1.47680907691228E+018</text:p>
          </table:table-cell>
          <table:table-cell office:value-type="float" office:value="1.47680923960218E+018" calcext:value-type="float">
            <text:p>1.47680923960218E+018</text:p>
          </table:table-cell>
          <table:table-cell office:value-type="float" office:value="1.47680923980487E+018" calcext:value-type="float">
            <text:p>1.47680923980487E+018</text:p>
          </table:table-cell>
          <table:table-cell office:value-type="float" office:value="1.47680948096357E+018" calcext:value-type="float">
            <text:p>1.47680948096357E+018</text:p>
          </table:table-cell>
          <table:table-cell office:value-type="float" office:value="1.47680948120402E+018" calcext:value-type="float">
            <text:p>1.47680948120402E+018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.47680907675233E+018" calcext:value-type="float">
            <text:p>1.47680907675233E+018</text:p>
          </table:table-cell>
          <table:table-cell office:value-type="float" office:value="1.47680907691248E+018" calcext:value-type="float">
            <text:p>1.47680907691248E+018</text:p>
          </table:table-cell>
          <table:table-cell office:value-type="float" office:value="1.47680923960253E+018" calcext:value-type="float">
            <text:p>1.47680923960253E+018</text:p>
          </table:table-cell>
          <table:table-cell office:value-type="float" office:value="1.47680923980493E+018" calcext:value-type="float">
            <text:p>1.47680923980493E+018</text:p>
          </table:table-cell>
          <table:table-cell office:value-type="float" office:value="1.47680948096392E+018" calcext:value-type="float">
            <text:p>1.47680948096392E+018</text:p>
          </table:table-cell>
          <table:table-cell office:value-type="float" office:value="1.47680948120423E+018" calcext:value-type="float">
            <text:p>1.47680948120423E+018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.47680907675278E+018" calcext:value-type="float">
            <text:p>1.47680907675278E+018</text:p>
          </table:table-cell>
          <table:table-cell office:value-type="float" office:value="1.47680907691254E+018" calcext:value-type="float">
            <text:p>1.47680907691254E+018</text:p>
          </table:table-cell>
          <table:table-cell office:value-type="float" office:value="1.47680923960289E+018" calcext:value-type="float">
            <text:p>1.47680923960289E+018</text:p>
          </table:table-cell>
          <table:table-cell office:value-type="float" office:value="1.47680923980519E+018" calcext:value-type="float">
            <text:p>1.47680923980519E+018</text:p>
          </table:table-cell>
          <table:table-cell office:value-type="float" office:value="1.47680948096427E+018" calcext:value-type="float">
            <text:p>1.47680948096427E+018</text:p>
          </table:table-cell>
          <table:table-cell office:value-type="float" office:value="1.47680948120429E+018" calcext:value-type="float">
            <text:p>1.47680948120429E+018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.47680907675335E+018" calcext:value-type="float">
            <text:p>1.47680907675335E+018</text:p>
          </table:table-cell>
          <table:table-cell office:value-type="float" office:value="1.4768090769127E+018" calcext:value-type="float">
            <text:p>1.4768090769127E+018</text:p>
          </table:table-cell>
          <table:table-cell office:value-type="float" office:value="1.47680923960324E+018" calcext:value-type="float">
            <text:p>1.47680923960324E+018</text:p>
          </table:table-cell>
          <table:table-cell office:value-type="float" office:value="1.47680923980525E+018" calcext:value-type="float">
            <text:p>1.47680923980525E+018</text:p>
          </table:table-cell>
          <table:table-cell office:value-type="float" office:value="1.47680948096462E+018" calcext:value-type="float">
            <text:p>1.47680948096462E+018</text:p>
          </table:table-cell>
          <table:table-cell office:value-type="float" office:value="1.47680948120454E+018" calcext:value-type="float">
            <text:p>1.47680948120454E+018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.47680907675384E+018" calcext:value-type="float">
            <text:p>1.47680907675384E+018</text:p>
          </table:table-cell>
          <table:table-cell office:value-type="float" office:value="1.47680907691289E+018" calcext:value-type="float">
            <text:p>1.47680907691289E+018</text:p>
          </table:table-cell>
          <table:table-cell office:value-type="float" office:value="1.47680923960359E+018" calcext:value-type="float">
            <text:p>1.47680923960359E+018</text:p>
          </table:table-cell>
          <table:table-cell office:value-type="float" office:value="1.47680923980543E+018" calcext:value-type="float">
            <text:p>1.47680923980543E+018</text:p>
          </table:table-cell>
          <table:table-cell office:value-type="float" office:value="1.47680948096497E+018" calcext:value-type="float">
            <text:p>1.47680948096497E+018</text:p>
          </table:table-cell>
          <table:table-cell office:value-type="float" office:value="1.47680948120459E+018" calcext:value-type="float">
            <text:p>1.47680948120459E+018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.47680907675445E+018" calcext:value-type="float">
            <text:p>1.47680907675445E+018</text:p>
          </table:table-cell>
          <table:table-cell office:value-type="float" office:value="1.47680907691319E+018" calcext:value-type="float">
            <text:p>1.47680907691319E+018</text:p>
          </table:table-cell>
          <table:table-cell office:value-type="float" office:value="1.47680923960394E+018" calcext:value-type="float">
            <text:p>1.47680923960394E+018</text:p>
          </table:table-cell>
          <table:table-cell office:value-type="float" office:value="1.47680923980571E+018" calcext:value-type="float">
            <text:p>1.47680923980571E+018</text:p>
          </table:table-cell>
          <table:table-cell office:value-type="float" office:value="1.47680948096532E+018" calcext:value-type="float">
            <text:p>1.47680948096532E+018</text:p>
          </table:table-cell>
          <table:table-cell office:value-type="float" office:value="1.47680948120465E+018" calcext:value-type="float">
            <text:p>1.47680948120465E+018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.47680907675489E+018" calcext:value-type="float">
            <text:p>1.47680907675489E+018</text:p>
          </table:table-cell>
          <table:table-cell office:value-type="float" office:value="1.47680907691339E+018" calcext:value-type="float">
            <text:p>1.47680907691339E+018</text:p>
          </table:table-cell>
          <table:table-cell office:value-type="float" office:value="1.47680923960429E+018" calcext:value-type="float">
            <text:p>1.47680923960429E+018</text:p>
          </table:table-cell>
          <table:table-cell office:value-type="float" office:value="1.47680923980577E+018" calcext:value-type="float">
            <text:p>1.47680923980577E+018</text:p>
          </table:table-cell>
          <table:table-cell office:value-type="float" office:value="1.47680948096567E+018" calcext:value-type="float">
            <text:p>1.47680948096567E+018</text:p>
          </table:table-cell>
          <table:table-cell office:value-type="float" office:value="1.47680948120481E+018" calcext:value-type="float">
            <text:p>1.47680948120481E+018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.47680907675526E+018" calcext:value-type="float">
            <text:p>1.47680907675526E+018</text:p>
          </table:table-cell>
          <table:table-cell office:value-type="float" office:value="1.47680907691345E+018" calcext:value-type="float">
            <text:p>1.47680907691345E+018</text:p>
          </table:table-cell>
          <table:table-cell office:value-type="float" office:value="1.47680923960463E+018" calcext:value-type="float">
            <text:p>1.47680923960463E+018</text:p>
          </table:table-cell>
          <table:table-cell office:value-type="float" office:value="1.47680923980595E+018" calcext:value-type="float">
            <text:p>1.47680923980595E+018</text:p>
          </table:table-cell>
          <table:table-cell office:value-type="float" office:value="1.47680948096602E+018" calcext:value-type="float">
            <text:p>1.47680948096602E+018</text:p>
          </table:table-cell>
          <table:table-cell office:value-type="float" office:value="1.4768094812051E+018" calcext:value-type="float">
            <text:p>1.4768094812051E+018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.47680907675561E+018" calcext:value-type="float">
            <text:p>1.47680907675561E+018</text:p>
          </table:table-cell>
          <table:table-cell office:value-type="float" office:value="1.47680907691361E+018" calcext:value-type="float">
            <text:p>1.47680907691361E+018</text:p>
          </table:table-cell>
          <table:table-cell office:value-type="float" office:value="1.476809239605E+018" calcext:value-type="float">
            <text:p>1.476809239605E+018</text:p>
          </table:table-cell>
          <table:table-cell office:value-type="float" office:value="1.47680923980628E+018" calcext:value-type="float">
            <text:p>1.47680923980628E+018</text:p>
          </table:table-cell>
          <table:table-cell office:value-type="float" office:value="1.47680948096642E+018" calcext:value-type="float">
            <text:p>1.47680948096642E+018</text:p>
          </table:table-cell>
          <table:table-cell office:value-type="float" office:value="1.47680948120515E+018" calcext:value-type="float">
            <text:p>1.47680948120515E+018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.47680907675596E+018" calcext:value-type="float">
            <text:p>1.47680907675596E+018</text:p>
          </table:table-cell>
          <table:table-cell office:value-type="float" office:value="1.47680907691381E+018" calcext:value-type="float">
            <text:p>1.47680907691381E+018</text:p>
          </table:table-cell>
          <table:table-cell office:value-type="float" office:value="1.47680923960535E+018" calcext:value-type="float">
            <text:p>1.47680923960535E+018</text:p>
          </table:table-cell>
          <table:table-cell office:value-type="float" office:value="1.47680923980634E+018" calcext:value-type="float">
            <text:p>1.47680923980634E+018</text:p>
          </table:table-cell>
          <table:table-cell office:value-type="float" office:value="1.47680948096677E+018" calcext:value-type="float">
            <text:p>1.47680948096677E+018</text:p>
          </table:table-cell>
          <table:table-cell office:value-type="float" office:value="1.47680948120521E+018" calcext:value-type="float">
            <text:p>1.47680948120521E+018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.47680907675635E+018" calcext:value-type="float">
            <text:p>1.47680907675635E+018</text:p>
          </table:table-cell>
          <table:table-cell office:value-type="float" office:value="1.47680907691403E+018" calcext:value-type="float">
            <text:p>1.47680907691403E+018</text:p>
          </table:table-cell>
          <table:table-cell office:value-type="float" office:value="1.4768092396057E+018" calcext:value-type="float">
            <text:p>1.4768092396057E+018</text:p>
          </table:table-cell>
          <table:table-cell office:value-type="float" office:value="1.47680923980652E+018" calcext:value-type="float">
            <text:p>1.47680923980652E+018</text:p>
          </table:table-cell>
          <table:table-cell office:value-type="float" office:value="1.47680948096712E+018" calcext:value-type="float">
            <text:p>1.47680948096712E+018</text:p>
          </table:table-cell>
          <table:table-cell office:value-type="float" office:value="1.47680948120526E+018" calcext:value-type="float">
            <text:p>1.47680948120526E+018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.4768090767567E+018" calcext:value-type="float">
            <text:p>1.4768090767567E+018</text:p>
          </table:table-cell>
          <table:table-cell office:value-type="float" office:value="1.47680907691419E+018" calcext:value-type="float">
            <text:p>1.47680907691419E+018</text:p>
          </table:table-cell>
          <table:table-cell office:value-type="float" office:value="1.47680923960605E+018" calcext:value-type="float">
            <text:p>1.47680923960605E+018</text:p>
          </table:table-cell>
          <table:table-cell office:value-type="float" office:value="1.4768092398068E+018" calcext:value-type="float">
            <text:p>1.4768092398068E+018</text:p>
          </table:table-cell>
          <table:table-cell office:value-type="float" office:value="1.47680948096751E+018" calcext:value-type="float">
            <text:p>1.47680948096751E+018</text:p>
          </table:table-cell>
          <table:table-cell office:value-type="float" office:value="1.47680948120543E+018" calcext:value-type="float">
            <text:p>1.47680948120543E+018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.47680907675704E+018" calcext:value-type="float">
            <text:p>1.47680907675704E+018</text:p>
          </table:table-cell>
          <table:table-cell office:value-type="float" office:value="1.47680907691446E+018" calcext:value-type="float">
            <text:p>1.47680907691446E+018</text:p>
          </table:table-cell>
          <table:table-cell office:value-type="float" office:value="1.47680923960647E+018" calcext:value-type="float">
            <text:p>1.47680923960647E+018</text:p>
          </table:table-cell>
          <table:table-cell office:value-type="float" office:value="1.47680923980686E+018" calcext:value-type="float">
            <text:p>1.47680923980686E+018</text:p>
          </table:table-cell>
          <table:table-cell office:value-type="float" office:value="1.47680948096786E+018" calcext:value-type="float">
            <text:p>1.47680948096786E+018</text:p>
          </table:table-cell>
          <table:table-cell office:value-type="float" office:value="1.47680948120563E+018" calcext:value-type="float">
            <text:p>1.47680948120563E+018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.47680907675739E+018" calcext:value-type="float">
            <text:p>1.47680907675739E+018</text:p>
          </table:table-cell>
          <table:table-cell office:value-type="float" office:value="1.47680907691463E+018" calcext:value-type="float">
            <text:p>1.47680907691463E+018</text:p>
          </table:table-cell>
          <table:table-cell office:value-type="float" office:value="1.47680923960688E+018" calcext:value-type="float">
            <text:p>1.47680923960688E+018</text:p>
          </table:table-cell>
          <table:table-cell office:value-type="float" office:value="1.47680923980712E+018" calcext:value-type="float">
            <text:p>1.47680923980712E+018</text:p>
          </table:table-cell>
          <table:table-cell office:value-type="float" office:value="1.47680948096826E+018" calcext:value-type="float">
            <text:p>1.47680948096826E+018</text:p>
          </table:table-cell>
          <table:table-cell office:value-type="float" office:value="1.47680948120569E+018" calcext:value-type="float">
            <text:p>1.47680948120569E+018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.47680907675774E+018" calcext:value-type="float">
            <text:p>1.47680907675774E+018</text:p>
          </table:table-cell>
          <table:table-cell office:value-type="float" office:value="1.47680907691481E+018" calcext:value-type="float">
            <text:p>1.47680907691481E+018</text:p>
          </table:table-cell>
          <table:table-cell office:value-type="float" office:value="1.47680923960726E+018" calcext:value-type="float">
            <text:p>1.47680923960726E+018</text:p>
          </table:table-cell>
          <table:table-cell office:value-type="float" office:value="1.47680923980718E+018" calcext:value-type="float">
            <text:p>1.47680923980718E+018</text:p>
          </table:table-cell>
          <table:table-cell office:value-type="float" office:value="1.47680948096863E+018" calcext:value-type="float">
            <text:p>1.47680948096863E+018</text:p>
          </table:table-cell>
          <table:table-cell office:value-type="float" office:value="1.4768094812059E+018" calcext:value-type="float">
            <text:p>1.4768094812059E+018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.47680907675808E+018" calcext:value-type="float">
            <text:p>1.47680907675808E+018</text:p>
          </table:table-cell>
          <table:table-cell office:value-type="float" office:value="1.47680907691498E+018" calcext:value-type="float">
            <text:p>1.47680907691498E+018</text:p>
          </table:table-cell>
          <table:table-cell office:value-type="float" office:value="1.47680923960762E+018" calcext:value-type="float">
            <text:p>1.47680923960762E+018</text:p>
          </table:table-cell>
          <table:table-cell office:value-type="float" office:value="1.47680923980736E+018" calcext:value-type="float">
            <text:p>1.47680923980736E+018</text:p>
          </table:table-cell>
          <table:table-cell office:value-type="float" office:value="1.476809480969E+018" calcext:value-type="float">
            <text:p>1.476809480969E+018</text:p>
          </table:table-cell>
          <table:table-cell office:value-type="float" office:value="1.47680948120595E+018" calcext:value-type="float">
            <text:p>1.47680948120595E+018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.47680907675843E+018" calcext:value-type="float">
            <text:p>1.47680907675843E+018</text:p>
          </table:table-cell>
          <table:table-cell office:value-type="float" office:value="1.47680907691514E+018" calcext:value-type="float">
            <text:p>1.47680907691514E+018</text:p>
          </table:table-cell>
          <table:table-cell office:value-type="float" office:value="1.47680923960797E+018" calcext:value-type="float">
            <text:p>1.47680923960797E+018</text:p>
          </table:table-cell>
          <table:table-cell office:value-type="float" office:value="1.47680923980765E+018" calcext:value-type="float">
            <text:p>1.47680923980765E+018</text:p>
          </table:table-cell>
          <table:table-cell office:value-type="float" office:value="1.47680948096935E+018" calcext:value-type="float">
            <text:p>1.47680948096935E+018</text:p>
          </table:table-cell>
          <table:table-cell office:value-type="float" office:value="1.47680948120612E+018" calcext:value-type="float">
            <text:p>1.47680948120612E+018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.47680907675878E+018" calcext:value-type="float">
            <text:p>1.47680907675878E+018</text:p>
          </table:table-cell>
          <table:table-cell office:value-type="float" office:value="1.47680907691545E+018" calcext:value-type="float">
            <text:p>1.47680907691545E+018</text:p>
          </table:table-cell>
          <table:table-cell office:value-type="float" office:value="1.47680923960832E+018" calcext:value-type="float">
            <text:p>1.47680923960832E+018</text:p>
          </table:table-cell>
          <table:table-cell office:value-type="float" office:value="1.4768092398077E+018" calcext:value-type="float">
            <text:p>1.4768092398077E+018</text:p>
          </table:table-cell>
          <table:table-cell office:value-type="float" office:value="1.4768094809697E+018" calcext:value-type="float">
            <text:p>1.4768094809697E+018</text:p>
          </table:table-cell>
          <table:table-cell office:value-type="float" office:value="1.47680948120632E+018" calcext:value-type="float">
            <text:p>1.47680948120632E+018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.47680907675912E+018" calcext:value-type="float">
            <text:p>1.47680907675912E+018</text:p>
          </table:table-cell>
          <table:table-cell office:value-type="float" office:value="1.47680907691564E+018" calcext:value-type="float">
            <text:p>1.47680907691564E+018</text:p>
          </table:table-cell>
          <table:table-cell office:value-type="float" office:value="1.47680923960871E+018" calcext:value-type="float">
            <text:p>1.47680923960871E+018</text:p>
          </table:table-cell>
          <table:table-cell office:value-type="float" office:value="1.47680923980796E+018" calcext:value-type="float">
            <text:p>1.47680923980796E+018</text:p>
          </table:table-cell>
          <table:table-cell office:value-type="float" office:value="1.47680948097009E+018" calcext:value-type="float">
            <text:p>1.47680948097009E+018</text:p>
          </table:table-cell>
          <table:table-cell office:value-type="float" office:value="1.47680948120657E+018" calcext:value-type="float">
            <text:p>1.47680948120657E+018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.47680907675947E+018" calcext:value-type="float">
            <text:p>1.47680907675947E+018</text:p>
          </table:table-cell>
          <table:table-cell office:value-type="float" office:value="1.4768090769158E+018" calcext:value-type="float">
            <text:p>1.4768090769158E+018</text:p>
          </table:table-cell>
          <table:table-cell office:value-type="float" office:value="1.47680923960907E+018" calcext:value-type="float">
            <text:p>1.47680923960907E+018</text:p>
          </table:table-cell>
          <table:table-cell office:value-type="float" office:value="1.47680923980802E+018" calcext:value-type="float">
            <text:p>1.47680923980802E+018</text:p>
          </table:table-cell>
          <table:table-cell office:value-type="float" office:value="1.47680948097044E+018" calcext:value-type="float">
            <text:p>1.47680948097044E+018</text:p>
          </table:table-cell>
          <table:table-cell office:value-type="float" office:value="1.47680948120663E+018" calcext:value-type="float">
            <text:p>1.47680948120663E+018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.47680907675981E+018" calcext:value-type="float">
            <text:p>1.47680907675981E+018</text:p>
          </table:table-cell>
          <table:table-cell office:value-type="float" office:value="1.47680907691602E+018" calcext:value-type="float">
            <text:p>1.47680907691602E+018</text:p>
          </table:table-cell>
          <table:table-cell office:value-type="float" office:value="1.47680923960944E+018" calcext:value-type="float">
            <text:p>1.47680923960944E+018</text:p>
          </table:table-cell>
          <table:table-cell office:value-type="float" office:value="1.4768092398082E+018" calcext:value-type="float">
            <text:p>1.4768092398082E+018</text:p>
          </table:table-cell>
          <table:table-cell office:value-type="float" office:value="1.4768094809708E+018" calcext:value-type="float">
            <text:p>1.4768094809708E+018</text:p>
          </table:table-cell>
          <table:table-cell office:value-type="float" office:value="1.47680948120668E+018" calcext:value-type="float">
            <text:p>1.47680948120668E+018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.47680907676016E+018" calcext:value-type="float">
            <text:p>1.47680907676016E+018</text:p>
          </table:table-cell>
          <table:table-cell office:value-type="float" office:value="1.47680907691632E+018" calcext:value-type="float">
            <text:p>1.47680907691632E+018</text:p>
          </table:table-cell>
          <table:table-cell office:value-type="float" office:value="1.47680923960979E+018" calcext:value-type="float">
            <text:p>1.47680923960979E+018</text:p>
          </table:table-cell>
          <table:table-cell office:value-type="float" office:value="1.47680923980848E+018" calcext:value-type="float">
            <text:p>1.47680923980848E+018</text:p>
          </table:table-cell>
          <table:table-cell office:value-type="float" office:value="1.47680948097116E+018" calcext:value-type="float">
            <text:p>1.47680948097116E+018</text:p>
          </table:table-cell>
          <table:table-cell office:value-type="float" office:value="1.47680948120711E+018" calcext:value-type="float">
            <text:p>1.47680948120711E+018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.47680907676054E+018" calcext:value-type="float">
            <text:p>1.47680907676054E+018</text:p>
          </table:table-cell>
          <table:table-cell office:value-type="float" office:value="1.47680907691652E+018" calcext:value-type="float">
            <text:p>1.47680907691652E+018</text:p>
          </table:table-cell>
          <table:table-cell office:value-type="float" office:value="1.47680923961014E+018" calcext:value-type="float">
            <text:p>1.47680923961014E+018</text:p>
          </table:table-cell>
          <table:table-cell office:value-type="float" office:value="1.47680923980854E+018" calcext:value-type="float">
            <text:p>1.47680923980854E+018</text:p>
          </table:table-cell>
          <table:table-cell office:value-type="float" office:value="1.4768094809715E+018" calcext:value-type="float">
            <text:p>1.4768094809715E+018</text:p>
          </table:table-cell>
          <table:table-cell office:value-type="float" office:value="1.47680948120732E+018" calcext:value-type="float">
            <text:p>1.47680948120732E+018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.47680907676089E+018" calcext:value-type="float">
            <text:p>1.47680907676089E+018</text:p>
          </table:table-cell>
          <table:table-cell office:value-type="float" office:value="1.47680907691658E+018" calcext:value-type="float">
            <text:p>1.47680907691658E+018</text:p>
          </table:table-cell>
          <table:table-cell office:value-type="float" office:value="1.47680923961049E+018" calcext:value-type="float">
            <text:p>1.47680923961049E+018</text:p>
          </table:table-cell>
          <table:table-cell office:value-type="float" office:value="1.47680923980872E+018" calcext:value-type="float">
            <text:p>1.47680923980872E+018</text:p>
          </table:table-cell>
          <table:table-cell office:value-type="float" office:value="1.47680948097185E+018" calcext:value-type="float">
            <text:p>1.47680948097185E+018</text:p>
          </table:table-cell>
          <table:table-cell office:value-type="float" office:value="1.47680948120738E+018" calcext:value-type="float">
            <text:p>1.47680948120738E+018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.47680907676124E+018" calcext:value-type="float">
            <text:p>1.47680907676124E+018</text:p>
          </table:table-cell>
          <table:table-cell office:value-type="float" office:value="1.47680907691678E+018" calcext:value-type="float">
            <text:p>1.47680907691678E+018</text:p>
          </table:table-cell>
          <table:table-cell office:value-type="float" office:value="1.47680923961084E+018" calcext:value-type="float">
            <text:p>1.47680923961084E+018</text:p>
          </table:table-cell>
          <table:table-cell office:value-type="float" office:value="1.476809239809E+018" calcext:value-type="float">
            <text:p>1.476809239809E+018</text:p>
          </table:table-cell>
          <table:table-cell office:value-type="float" office:value="1.47680948097221E+018" calcext:value-type="float">
            <text:p>1.47680948097221E+018</text:p>
          </table:table-cell>
          <table:table-cell office:value-type="float" office:value="1.47680948120754E+018" calcext:value-type="float">
            <text:p>1.47680948120754E+018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.47680907676158E+018" calcext:value-type="float">
            <text:p>1.47680907676158E+018</text:p>
          </table:table-cell>
          <table:table-cell office:value-type="float" office:value="1.47680907691694E+018" calcext:value-type="float">
            <text:p>1.47680907691694E+018</text:p>
          </table:table-cell>
          <table:table-cell office:value-type="float" office:value="1.47680923961123E+018" calcext:value-type="float">
            <text:p>1.47680923961123E+018</text:p>
          </table:table-cell>
          <table:table-cell office:value-type="float" office:value="1.47680923980905E+018" calcext:value-type="float">
            <text:p>1.47680923980905E+018</text:p>
          </table:table-cell>
          <table:table-cell office:value-type="float" office:value="1.47680948097256E+018" calcext:value-type="float">
            <text:p>1.47680948097256E+018</text:p>
          </table:table-cell>
          <table:table-cell office:value-type="float" office:value="1.47680948120783E+018" calcext:value-type="float">
            <text:p>1.47680948120783E+018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.4768090767622E+018" calcext:value-type="float">
            <text:p>1.4768090767622E+018</text:p>
          </table:table-cell>
          <table:table-cell office:value-type="float" office:value="1.47680907691715E+018" calcext:value-type="float">
            <text:p>1.47680907691715E+018</text:p>
          </table:table-cell>
          <table:table-cell office:value-type="float" office:value="1.47680923961163E+018" calcext:value-type="float">
            <text:p>1.47680923961163E+018</text:p>
          </table:table-cell>
          <table:table-cell office:value-type="float" office:value="1.47680923980923E+018" calcext:value-type="float">
            <text:p>1.47680923980923E+018</text:p>
          </table:table-cell>
          <table:table-cell office:value-type="float" office:value="1.47680948097291E+018" calcext:value-type="float">
            <text:p>1.47680948097291E+018</text:p>
          </table:table-cell>
          <table:table-cell office:value-type="float" office:value="1.47680948120788E+018" calcext:value-type="float">
            <text:p>1.47680948120788E+018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.47680907676266E+018" calcext:value-type="float">
            <text:p>1.47680907676266E+018</text:p>
          </table:table-cell>
          <table:table-cell office:value-type="float" office:value="1.4768090769172E+018" calcext:value-type="float">
            <text:p>1.4768090769172E+018</text:p>
          </table:table-cell>
          <table:table-cell office:value-type="float" office:value="1.47680923961201E+018" calcext:value-type="float">
            <text:p>1.47680923961201E+018</text:p>
          </table:table-cell>
          <table:table-cell office:value-type="float" office:value="1.47680923980951E+018" calcext:value-type="float">
            <text:p>1.47680923980951E+018</text:p>
          </table:table-cell>
          <table:table-cell office:value-type="float" office:value="1.47680948097326E+018" calcext:value-type="float">
            <text:p>1.47680948097326E+018</text:p>
          </table:table-cell>
          <table:table-cell office:value-type="float" office:value="1.47680948120794E+018" calcext:value-type="float">
            <text:p>1.47680948120794E+018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.47680907676303E+018" calcext:value-type="float">
            <text:p>1.47680907676303E+018</text:p>
          </table:table-cell>
          <table:table-cell office:value-type="float" office:value="1.47680907691737E+018" calcext:value-type="float">
            <text:p>1.47680907691737E+018</text:p>
          </table:table-cell>
          <table:table-cell office:value-type="float" office:value="1.47680923961238E+018" calcext:value-type="float">
            <text:p>1.47680923961238E+018</text:p>
          </table:table-cell>
          <table:table-cell office:value-type="float" office:value="1.47680923980957E+018" calcext:value-type="float">
            <text:p>1.47680923980957E+018</text:p>
          </table:table-cell>
          <table:table-cell office:value-type="float" office:value="1.47680948097361E+018" calcext:value-type="float">
            <text:p>1.47680948097361E+018</text:p>
          </table:table-cell>
          <table:table-cell office:value-type="float" office:value="1.47680948120799E+018" calcext:value-type="float">
            <text:p>1.47680948120799E+018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.47680907676349E+018" calcext:value-type="float">
            <text:p>1.47680907676349E+018</text:p>
          </table:table-cell>
          <table:table-cell office:value-type="float" office:value="1.47680907691757E+018" calcext:value-type="float">
            <text:p>1.47680907691757E+018</text:p>
          </table:table-cell>
          <table:table-cell office:value-type="float" office:value="1.47680923961274E+018" calcext:value-type="float">
            <text:p>1.47680923961274E+018</text:p>
          </table:table-cell>
          <table:table-cell office:value-type="float" office:value="1.47680923980975E+018" calcext:value-type="float">
            <text:p>1.47680923980975E+018</text:p>
          </table:table-cell>
          <table:table-cell office:value-type="float" office:value="1.47680948097396E+018" calcext:value-type="float">
            <text:p>1.47680948097396E+018</text:p>
          </table:table-cell>
          <table:table-cell office:value-type="float" office:value="1.4768094812082E+018" calcext:value-type="float">
            <text:p>1.4768094812082E+018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.47680907676437E+018" calcext:value-type="float">
            <text:p>1.47680907676437E+018</text:p>
          </table:table-cell>
          <table:table-cell office:value-type="float" office:value="1.47680907691763E+018" calcext:value-type="float">
            <text:p>1.47680907691763E+018</text:p>
          </table:table-cell>
          <table:table-cell office:value-type="float" office:value="1.47680923961309E+018" calcext:value-type="float">
            <text:p>1.47680923961309E+018</text:p>
          </table:table-cell>
          <table:table-cell office:value-type="float" office:value="1.47680923981003E+018" calcext:value-type="float">
            <text:p>1.47680923981003E+018</text:p>
          </table:table-cell>
          <table:table-cell office:value-type="float" office:value="1.4768094809743E+018" calcext:value-type="float">
            <text:p>1.4768094809743E+018</text:p>
          </table:table-cell>
          <table:table-cell office:value-type="float" office:value="1.47680948120826E+018" calcext:value-type="float">
            <text:p>1.47680948120826E+018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.47680907676477E+018" calcext:value-type="float">
            <text:p>1.47680907676477E+018</text:p>
          </table:table-cell>
          <table:table-cell office:value-type="float" office:value="1.47680907691785E+018" calcext:value-type="float">
            <text:p>1.47680907691785E+018</text:p>
          </table:table-cell>
          <table:table-cell office:value-type="float" office:value="1.47680923961344E+018" calcext:value-type="float">
            <text:p>1.47680923961344E+018</text:p>
          </table:table-cell>
          <table:table-cell office:value-type="float" office:value="1.47680923981009E+018" calcext:value-type="float">
            <text:p>1.47680923981009E+018</text:p>
          </table:table-cell>
          <table:table-cell office:value-type="float" office:value="1.47680948097466E+018" calcext:value-type="float">
            <text:p>1.47680948097466E+018</text:p>
          </table:table-cell>
          <table:table-cell office:value-type="float" office:value="1.47680948120846E+018" calcext:value-type="float">
            <text:p>1.47680948120846E+018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.47680907676513E+018" calcext:value-type="float">
            <text:p>1.47680907676513E+018</text:p>
          </table:table-cell>
          <table:table-cell office:value-type="float" office:value="1.47680907691814E+018" calcext:value-type="float">
            <text:p>1.47680907691814E+018</text:p>
          </table:table-cell>
          <table:table-cell office:value-type="float" office:value="1.47680923961379E+018" calcext:value-type="float">
            <text:p>1.47680923961379E+018</text:p>
          </table:table-cell>
          <table:table-cell office:value-type="float" office:value="1.47680923981034E+018" calcext:value-type="float">
            <text:p>1.47680923981034E+018</text:p>
          </table:table-cell>
          <table:table-cell office:value-type="float" office:value="1.47680948097501E+018" calcext:value-type="float">
            <text:p>1.47680948097501E+018</text:p>
          </table:table-cell>
          <table:table-cell office:value-type="float" office:value="1.47680948120852E+018" calcext:value-type="float">
            <text:p>1.47680948120852E+018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.4768090767656E+018" calcext:value-type="float">
            <text:p>1.4768090767656E+018</text:p>
          </table:table-cell>
          <table:table-cell office:value-type="float" office:value="1.47680907691837E+018" calcext:value-type="float">
            <text:p>1.47680907691837E+018</text:p>
          </table:table-cell>
          <table:table-cell office:value-type="float" office:value="1.47680923961414E+018" calcext:value-type="float">
            <text:p>1.47680923961414E+018</text:p>
          </table:table-cell>
          <table:table-cell office:value-type="float" office:value="1.4768092398104E+018" calcext:value-type="float">
            <text:p>1.4768092398104E+018</text:p>
          </table:table-cell>
          <table:table-cell office:value-type="float" office:value="1.47680948097536E+018" calcext:value-type="float">
            <text:p>1.47680948097536E+018</text:p>
          </table:table-cell>
          <table:table-cell office:value-type="float" office:value="1.47680948120873E+018" calcext:value-type="float">
            <text:p>1.47680948120873E+018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.47680907676602E+018" calcext:value-type="float">
            <text:p>1.47680907676602E+018</text:p>
          </table:table-cell>
          <table:table-cell office:value-type="float" office:value="1.47680907691843E+018" calcext:value-type="float">
            <text:p>1.47680907691843E+018</text:p>
          </table:table-cell>
          <table:table-cell office:value-type="float" office:value="1.47680923961453E+018" calcext:value-type="float">
            <text:p>1.47680923961453E+018</text:p>
          </table:table-cell>
          <table:table-cell office:value-type="float" office:value="1.47680923981058E+018" calcext:value-type="float">
            <text:p>1.47680923981058E+018</text:p>
          </table:table-cell>
          <table:table-cell office:value-type="float" office:value="1.47680948097571E+018" calcext:value-type="float">
            <text:p>1.47680948097571E+018</text:p>
          </table:table-cell>
          <table:table-cell office:value-type="float" office:value="1.47680948120878E+018" calcext:value-type="float">
            <text:p>1.47680948120878E+018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.47680907676663E+018" calcext:value-type="float">
            <text:p>1.47680907676663E+018</text:p>
          </table:table-cell>
          <table:table-cell office:value-type="float" office:value="1.47680907691859E+018" calcext:value-type="float">
            <text:p>1.47680907691859E+018</text:p>
          </table:table-cell>
          <table:table-cell office:value-type="float" office:value="1.47680923961489E+018" calcext:value-type="float">
            <text:p>1.47680923961489E+018</text:p>
          </table:table-cell>
          <table:table-cell office:value-type="float" office:value="1.47680923981086E+018" calcext:value-type="float">
            <text:p>1.47680923981086E+018</text:p>
          </table:table-cell>
          <table:table-cell office:value-type="float" office:value="1.47680948097606E+018" calcext:value-type="float">
            <text:p>1.47680948097606E+018</text:p>
          </table:table-cell>
          <table:table-cell office:value-type="float" office:value="1.47680948120895E+018" calcext:value-type="float">
            <text:p>1.47680948120895E+018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.47680907676709E+018" calcext:value-type="float">
            <text:p>1.47680907676709E+018</text:p>
          </table:table-cell>
          <table:table-cell office:value-type="float" office:value="1.47680907691882E+018" calcext:value-type="float">
            <text:p>1.47680907691882E+018</text:p>
          </table:table-cell>
          <table:table-cell office:value-type="float" office:value="1.47680923961526E+018" calcext:value-type="float">
            <text:p>1.47680923961526E+018</text:p>
          </table:table-cell>
          <table:table-cell office:value-type="float" office:value="1.47680923981092E+018" calcext:value-type="float">
            <text:p>1.47680923981092E+018</text:p>
          </table:table-cell>
          <table:table-cell office:value-type="float" office:value="1.47680948097648E+018" calcext:value-type="float">
            <text:p>1.47680948097648E+018</text:p>
          </table:table-cell>
          <table:table-cell office:value-type="float" office:value="1.47680948120912E+018" calcext:value-type="float">
            <text:p>1.47680948120912E+018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.47680907676753E+018" calcext:value-type="float">
            <text:p>1.47680907676753E+018</text:p>
          </table:table-cell>
          <table:table-cell office:value-type="float" office:value="1.47680907691888E+018" calcext:value-type="float">
            <text:p>1.47680907691888E+018</text:p>
          </table:table-cell>
          <table:table-cell office:value-type="float" office:value="1.47680923961561E+018" calcext:value-type="float">
            <text:p>1.47680923961561E+018</text:p>
          </table:table-cell>
          <table:table-cell office:value-type="float" office:value="1.4768092398111E+018" calcext:value-type="float">
            <text:p>1.4768092398111E+018</text:p>
          </table:table-cell>
          <table:table-cell office:value-type="float" office:value="1.47680948097684E+018" calcext:value-type="float">
            <text:p>1.47680948097684E+018</text:p>
          </table:table-cell>
          <table:table-cell office:value-type="float" office:value="1.47680948120937E+018" calcext:value-type="float">
            <text:p>1.47680948120937E+018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.47680907676812E+018" calcext:value-type="float">
            <text:p>1.47680907676812E+018</text:p>
          </table:table-cell>
          <table:table-cell office:value-type="float" office:value="1.47680907691946E+018" calcext:value-type="float">
            <text:p>1.47680907691946E+018</text:p>
          </table:table-cell>
          <table:table-cell office:value-type="float" office:value="1.476809239616E+018" calcext:value-type="float">
            <text:p>1.476809239616E+018</text:p>
          </table:table-cell>
          <table:table-cell office:value-type="float" office:value="1.47680923981138E+018" calcext:value-type="float">
            <text:p>1.47680923981138E+018</text:p>
          </table:table-cell>
          <table:table-cell office:value-type="float" office:value="1.4768094809772E+018" calcext:value-type="float">
            <text:p>1.4768094809772E+018</text:p>
          </table:table-cell>
          <table:table-cell office:value-type="float" office:value="1.47680948120943E+018" calcext:value-type="float">
            <text:p>1.47680948120943E+018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.47680907676857E+018" calcext:value-type="float">
            <text:p>1.47680907676857E+018</text:p>
          </table:table-cell>
          <table:table-cell office:value-type="float" office:value="1.47680907691962E+018" calcext:value-type="float">
            <text:p>1.47680907691962E+018</text:p>
          </table:table-cell>
          <table:table-cell office:value-type="float" office:value="1.4768092396164E+018" calcext:value-type="float">
            <text:p>1.4768092396164E+018</text:p>
          </table:table-cell>
          <table:table-cell office:value-type="float" office:value="1.47680923981144E+018" calcext:value-type="float">
            <text:p>1.47680923981144E+018</text:p>
          </table:table-cell>
          <table:table-cell office:value-type="float" office:value="1.47680948097757E+018" calcext:value-type="float">
            <text:p>1.47680948097757E+018</text:p>
          </table:table-cell>
          <table:table-cell office:value-type="float" office:value="1.47680948120948E+018" calcext:value-type="float">
            <text:p>1.47680948120948E+018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.47680907676894E+018" calcext:value-type="float">
            <text:p>1.47680907676894E+018</text:p>
          </table:table-cell>
          <table:table-cell office:value-type="float" office:value="1.47680907691986E+018" calcext:value-type="float">
            <text:p>1.47680907691986E+018</text:p>
          </table:table-cell>
          <table:table-cell office:value-type="float" office:value="1.47680923961678E+018" calcext:value-type="float">
            <text:p>1.47680923961678E+018</text:p>
          </table:table-cell>
          <table:table-cell office:value-type="float" office:value="1.47680923981161E+018" calcext:value-type="float">
            <text:p>1.47680923981161E+018</text:p>
          </table:table-cell>
          <table:table-cell office:value-type="float" office:value="1.47680948097792E+018" calcext:value-type="float">
            <text:p>1.47680948097792E+018</text:p>
          </table:table-cell>
          <table:table-cell office:value-type="float" office:value="1.47680948120965E+018" calcext:value-type="float">
            <text:p>1.47680948120965E+018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.47680907676929E+018" calcext:value-type="float">
            <text:p>1.47680907676929E+018</text:p>
          </table:table-cell>
          <table:table-cell office:value-type="float" office:value="1.47680907691992E+018" calcext:value-type="float">
            <text:p>1.47680907691992E+018</text:p>
          </table:table-cell>
          <table:table-cell office:value-type="float" office:value="1.47680923961713E+018" calcext:value-type="float">
            <text:p>1.47680923961713E+018</text:p>
          </table:table-cell>
          <table:table-cell office:value-type="float" office:value="1.4768092398119E+018" calcext:value-type="float">
            <text:p>1.4768092398119E+018</text:p>
          </table:table-cell>
          <table:table-cell office:value-type="float" office:value="1.47680948097827E+018" calcext:value-type="float">
            <text:p>1.47680948097827E+018</text:p>
          </table:table-cell>
          <table:table-cell office:value-type="float" office:value="1.47680948120989E+018" calcext:value-type="float">
            <text:p>1.47680948120989E+018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.47680907676963E+018" calcext:value-type="float">
            <text:p>1.47680907676963E+018</text:p>
          </table:table-cell>
          <table:table-cell office:value-type="float" office:value="1.47680907691998E+018" calcext:value-type="float">
            <text:p>1.47680907691998E+018</text:p>
          </table:table-cell>
          <table:table-cell office:value-type="float" office:value="1.47680923961748E+018" calcext:value-type="float">
            <text:p>1.47680923961748E+018</text:p>
          </table:table-cell>
          <table:table-cell office:value-type="float" office:value="1.47680923981196E+018" calcext:value-type="float">
            <text:p>1.47680923981196E+018</text:p>
          </table:table-cell>
          <table:table-cell office:value-type="float" office:value="1.47680948097862E+018" calcext:value-type="float">
            <text:p>1.47680948097862E+018</text:p>
          </table:table-cell>
          <table:table-cell office:value-type="float" office:value="1.47680948120995E+018" calcext:value-type="float">
            <text:p>1.47680948120995E+018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.47680907677027E+018" calcext:value-type="float">
            <text:p>1.47680907677027E+018</text:p>
          </table:table-cell>
          <table:table-cell office:value-type="float" office:value="1.47680907692018E+018" calcext:value-type="float">
            <text:p>1.47680907692018E+018</text:p>
          </table:table-cell>
          <table:table-cell office:value-type="float" office:value="1.47680923961789E+018" calcext:value-type="float">
            <text:p>1.47680923961789E+018</text:p>
          </table:table-cell>
          <table:table-cell office:value-type="float" office:value="1.47680923981213E+018" calcext:value-type="float">
            <text:p>1.47680923981213E+018</text:p>
          </table:table-cell>
          <table:table-cell office:value-type="float" office:value="1.47680948097897E+018" calcext:value-type="float">
            <text:p>1.47680948097897E+018</text:p>
          </table:table-cell>
          <table:table-cell office:value-type="float" office:value="1.47680948121E+018" calcext:value-type="float">
            <text:p>1.47680948121E+018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.47680907677082E+018" calcext:value-type="float">
            <text:p>1.47680907677082E+018</text:p>
          </table:table-cell>
          <table:table-cell office:value-type="float" office:value="1.47680907692024E+018" calcext:value-type="float">
            <text:p>1.47680907692024E+018</text:p>
          </table:table-cell>
          <table:table-cell office:value-type="float" office:value="1.47680923961825E+018" calcext:value-type="float">
            <text:p>1.47680923961825E+018</text:p>
          </table:table-cell>
          <table:table-cell office:value-type="float" office:value="1.47680923981241E+018" calcext:value-type="float">
            <text:p>1.47680923981241E+018</text:p>
          </table:table-cell>
          <table:table-cell office:value-type="float" office:value="1.47680948097933E+018" calcext:value-type="float">
            <text:p>1.47680948097933E+018</text:p>
          </table:table-cell>
          <table:table-cell office:value-type="float" office:value="1.47680948121017E+018" calcext:value-type="float">
            <text:p>1.47680948121017E+018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.47680907677133E+018" calcext:value-type="float">
            <text:p>1.47680907677133E+018</text:p>
          </table:table-cell>
          <table:table-cell office:value-type="float" office:value="1.47680907692044E+018" calcext:value-type="float">
            <text:p>1.47680907692044E+018</text:p>
          </table:table-cell>
          <table:table-cell office:value-type="float" office:value="1.47680923961862E+018" calcext:value-type="float">
            <text:p>1.47680923961862E+018</text:p>
          </table:table-cell>
          <table:table-cell office:value-type="float" office:value="1.47680923981247E+018" calcext:value-type="float">
            <text:p>1.47680923981247E+018</text:p>
          </table:table-cell>
          <table:table-cell office:value-type="float" office:value="1.47680948097967E+018" calcext:value-type="float">
            <text:p>1.47680948097967E+018</text:p>
          </table:table-cell>
          <table:table-cell office:value-type="float" office:value="1.47680948121041E+018" calcext:value-type="float">
            <text:p>1.47680948121041E+018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.4768090767717E+018" calcext:value-type="float">
            <text:p>1.4768090767717E+018</text:p>
          </table:table-cell>
          <table:table-cell office:value-type="float" office:value="1.4768090769205E+018" calcext:value-type="float">
            <text:p>1.4768090769205E+018</text:p>
          </table:table-cell>
          <table:table-cell office:value-type="float" office:value="1.47680923961897E+018" calcext:value-type="float">
            <text:p>1.47680923961897E+018</text:p>
          </table:table-cell>
          <table:table-cell office:value-type="float" office:value="1.47680923981265E+018" calcext:value-type="float">
            <text:p>1.47680923981265E+018</text:p>
          </table:table-cell>
          <table:table-cell office:value-type="float" office:value="1.47680948098006E+018" calcext:value-type="float">
            <text:p>1.47680948098006E+018</text:p>
          </table:table-cell>
          <table:table-cell office:value-type="float" office:value="1.47680948121047E+018" calcext:value-type="float">
            <text:p>1.47680948121047E+018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.47680907677217E+018" calcext:value-type="float">
            <text:p>1.47680907677217E+018</text:p>
          </table:table-cell>
          <table:table-cell office:value-type="float" office:value="1.4768090769207E+018" calcext:value-type="float">
            <text:p>1.4768090769207E+018</text:p>
          </table:table-cell>
          <table:table-cell office:value-type="float" office:value="1.47680923961932E+018" calcext:value-type="float">
            <text:p>1.47680923961932E+018</text:p>
          </table:table-cell>
          <table:table-cell office:value-type="float" office:value="1.47680923981286E+018" calcext:value-type="float">
            <text:p>1.47680923981286E+018</text:p>
          </table:table-cell>
          <table:table-cell office:value-type="float" office:value="1.47680948098042E+018" calcext:value-type="float">
            <text:p>1.47680948098042E+018</text:p>
          </table:table-cell>
          <table:table-cell office:value-type="float" office:value="1.47680948121053E+018" calcext:value-type="float">
            <text:p>1.47680948121053E+018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.47680907677266E+018" calcext:value-type="float">
            <text:p>1.47680907677266E+018</text:p>
          </table:table-cell>
          <table:table-cell office:value-type="float" office:value="1.47680907692076E+018" calcext:value-type="float">
            <text:p>1.47680907692076E+018</text:p>
          </table:table-cell>
          <table:table-cell office:value-type="float" office:value="1.47680923961967E+018" calcext:value-type="float">
            <text:p>1.47680923961967E+018</text:p>
          </table:table-cell>
          <table:table-cell office:value-type="float" office:value="1.47680923981308E+018" calcext:value-type="float">
            <text:p>1.47680923981308E+018</text:p>
          </table:table-cell>
          <table:table-cell office:value-type="float" office:value="1.47680948098081E+018" calcext:value-type="float">
            <text:p>1.47680948098081E+018</text:p>
          </table:table-cell>
          <table:table-cell office:value-type="float" office:value="1.47680948121069E+018" calcext:value-type="float">
            <text:p>1.47680948121069E+01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.47680907677309E+018" calcext:value-type="float">
            <text:p>1.47680907677309E+018</text:p>
          </table:table-cell>
          <table:table-cell office:value-type="float" office:value="1.47680907692104E+018" calcext:value-type="float">
            <text:p>1.47680907692104E+018</text:p>
          </table:table-cell>
          <table:table-cell office:value-type="float" office:value="1.47680923962002E+018" calcext:value-type="float">
            <text:p>1.47680923962002E+018</text:p>
          </table:table-cell>
          <table:table-cell office:value-type="float" office:value="1.47680923981336E+018" calcext:value-type="float">
            <text:p>1.47680923981336E+018</text:p>
          </table:table-cell>
          <table:table-cell office:value-type="float" office:value="1.47680948098118E+018" calcext:value-type="float">
            <text:p>1.47680948098118E+018</text:p>
          </table:table-cell>
          <table:table-cell office:value-type="float" office:value="1.47680948121086E+018" calcext:value-type="float">
            <text:p>1.47680948121086E+018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.4768090767735E+018" calcext:value-type="float">
            <text:p>1.4768090767735E+018</text:p>
          </table:table-cell>
          <table:table-cell office:value-type="float" office:value="1.47680907692125E+018" calcext:value-type="float">
            <text:p>1.47680907692125E+018</text:p>
          </table:table-cell>
          <table:table-cell office:value-type="float" office:value="1.47680923962037E+018" calcext:value-type="float">
            <text:p>1.47680923962037E+018</text:p>
          </table:table-cell>
          <table:table-cell office:value-type="float" office:value="1.47680923981341E+018" calcext:value-type="float">
            <text:p>1.47680923981341E+018</text:p>
          </table:table-cell>
          <table:table-cell office:value-type="float" office:value="1.47680948098154E+018" calcext:value-type="float">
            <text:p>1.47680948098154E+018</text:p>
          </table:table-cell>
          <table:table-cell office:value-type="float" office:value="1.47680948121135E+018" calcext:value-type="float">
            <text:p>1.47680948121135E+018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.47680907677385E+018" calcext:value-type="float">
            <text:p>1.47680907677385E+018</text:p>
          </table:table-cell>
          <table:table-cell office:value-type="float" office:value="1.47680907692131E+018" calcext:value-type="float">
            <text:p>1.47680907692131E+018</text:p>
          </table:table-cell>
          <table:table-cell office:value-type="float" office:value="1.47680923962072E+018" calcext:value-type="float">
            <text:p>1.47680923962072E+018</text:p>
          </table:table-cell>
          <table:table-cell office:value-type="float" office:value="1.47680923981366E+018" calcext:value-type="float">
            <text:p>1.47680923981366E+018</text:p>
          </table:table-cell>
          <table:table-cell office:value-type="float" office:value="1.4768094809819E+018" calcext:value-type="float">
            <text:p>1.4768094809819E+018</text:p>
          </table:table-cell>
          <table:table-cell office:value-type="float" office:value="1.47680948121156E+018" calcext:value-type="float">
            <text:p>1.47680948121156E+018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.47680907677432E+018" calcext:value-type="float">
            <text:p>1.47680907677432E+018</text:p>
          </table:table-cell>
          <table:table-cell office:value-type="float" office:value="1.47680907692147E+018" calcext:value-type="float">
            <text:p>1.47680907692147E+018</text:p>
          </table:table-cell>
          <table:table-cell office:value-type="float" office:value="1.47680923962107E+018" calcext:value-type="float">
            <text:p>1.47680923962107E+018</text:p>
          </table:table-cell>
          <table:table-cell office:value-type="float" office:value="1.47680923981372E+018" calcext:value-type="float">
            <text:p>1.47680923981372E+018</text:p>
          </table:table-cell>
          <table:table-cell office:value-type="float" office:value="1.47680948098225E+018" calcext:value-type="float">
            <text:p>1.47680948098225E+018</text:p>
          </table:table-cell>
          <table:table-cell office:value-type="float" office:value="1.47680948121162E+018" calcext:value-type="float">
            <text:p>1.47680948121162E+018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.47680907677474E+018" calcext:value-type="float">
            <text:p>1.47680907677474E+018</text:p>
          </table:table-cell>
          <table:table-cell office:value-type="float" office:value="1.47680907692163E+018" calcext:value-type="float">
            <text:p>1.47680907692163E+018</text:p>
          </table:table-cell>
          <table:table-cell office:value-type="float" office:value="1.47680923962142E+018" calcext:value-type="float">
            <text:p>1.47680923962142E+018</text:p>
          </table:table-cell>
          <table:table-cell office:value-type="float" office:value="1.4768092398139E+018" calcext:value-type="float">
            <text:p>1.4768092398139E+018</text:p>
          </table:table-cell>
          <table:table-cell office:value-type="float" office:value="1.47680948098283E+018" calcext:value-type="float">
            <text:p>1.47680948098283E+018</text:p>
          </table:table-cell>
          <table:table-cell office:value-type="float" office:value="1.47680948121178E+018" calcext:value-type="float">
            <text:p>1.47680948121178E+018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.47680907677509E+018" calcext:value-type="float">
            <text:p>1.47680907677509E+018</text:p>
          </table:table-cell>
          <table:table-cell office:value-type="float" office:value="1.47680907692187E+018" calcext:value-type="float">
            <text:p>1.47680907692187E+018</text:p>
          </table:table-cell>
          <table:table-cell office:value-type="float" office:value="1.47680923962181E+018" calcext:value-type="float">
            <text:p>1.47680923962181E+018</text:p>
          </table:table-cell>
          <table:table-cell office:value-type="float" office:value="1.47680923981422E+018" calcext:value-type="float">
            <text:p>1.47680923981422E+018</text:p>
          </table:table-cell>
          <table:table-cell office:value-type="float" office:value="1.4768094809832E+018" calcext:value-type="float">
            <text:p>1.4768094809832E+018</text:p>
          </table:table-cell>
          <table:table-cell office:value-type="float" office:value="1.47680948121199E+018" calcext:value-type="float">
            <text:p>1.47680948121199E+018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.47680907677567E+018" calcext:value-type="float">
            <text:p>1.47680907677567E+018</text:p>
          </table:table-cell>
          <table:table-cell office:value-type="float" office:value="1.47680907692193E+018" calcext:value-type="float">
            <text:p>1.47680907692193E+018</text:p>
          </table:table-cell>
          <table:table-cell office:value-type="float" office:value="1.47680923962217E+018" calcext:value-type="float">
            <text:p>1.47680923962217E+018</text:p>
          </table:table-cell>
          <table:table-cell office:value-type="float" office:value="1.47680923981428E+018" calcext:value-type="float">
            <text:p>1.47680923981428E+018</text:p>
          </table:table-cell>
          <table:table-cell office:value-type="float" office:value="1.47680948098356E+018" calcext:value-type="float">
            <text:p>1.47680948098356E+018</text:p>
          </table:table-cell>
          <table:table-cell office:value-type="float" office:value="1.47680948121205E+018" calcext:value-type="float">
            <text:p>1.47680948121205E+018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.47680907677609E+018" calcext:value-type="float">
            <text:p>1.47680907677609E+018</text:p>
          </table:table-cell>
          <table:table-cell office:value-type="float" office:value="1.47680907692214E+018" calcext:value-type="float">
            <text:p>1.47680907692214E+018</text:p>
          </table:table-cell>
          <table:table-cell office:value-type="float" office:value="1.47680923962253E+018" calcext:value-type="float">
            <text:p>1.47680923962253E+018</text:p>
          </table:table-cell>
          <table:table-cell office:value-type="float" office:value="1.47680923981434E+018" calcext:value-type="float">
            <text:p>1.47680923981434E+018</text:p>
          </table:table-cell>
          <table:table-cell office:value-type="float" office:value="1.47680948098394E+018" calcext:value-type="float">
            <text:p>1.47680948098394E+018</text:p>
          </table:table-cell>
          <table:table-cell office:value-type="float" office:value="1.47680948121235E+018" calcext:value-type="float">
            <text:p>1.47680948121235E+018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.47680907677665E+018" calcext:value-type="float">
            <text:p>1.47680907677665E+018</text:p>
          </table:table-cell>
          <table:table-cell office:value-type="float" office:value="1.47680907692242E+018" calcext:value-type="float">
            <text:p>1.47680907692242E+018</text:p>
          </table:table-cell>
          <table:table-cell office:value-type="float" office:value="1.47680923962288E+018" calcext:value-type="float">
            <text:p>1.47680923962288E+018</text:p>
          </table:table-cell>
          <table:table-cell office:value-type="float" office:value="1.47680923981451E+018" calcext:value-type="float">
            <text:p>1.47680923981451E+018</text:p>
          </table:table-cell>
          <table:table-cell office:value-type="float" office:value="1.47680948098429E+018" calcext:value-type="float">
            <text:p>1.47680948098429E+018</text:p>
          </table:table-cell>
          <table:table-cell office:value-type="float" office:value="1.47680948121241E+018" calcext:value-type="float">
            <text:p>1.47680948121241E+018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.47680907677701E+018" calcext:value-type="float">
            <text:p>1.47680907677701E+018</text:p>
          </table:table-cell>
          <table:table-cell office:value-type="float" office:value="1.47680907692259E+018" calcext:value-type="float">
            <text:p>1.47680907692259E+018</text:p>
          </table:table-cell>
          <table:table-cell office:value-type="float" office:value="1.47680923962327E+018" calcext:value-type="float">
            <text:p>1.47680923962327E+018</text:p>
          </table:table-cell>
          <table:table-cell office:value-type="float" office:value="1.47680923981472E+018" calcext:value-type="float">
            <text:p>1.47680923981472E+018</text:p>
          </table:table-cell>
          <table:table-cell office:value-type="float" office:value="1.47680948098465E+018" calcext:value-type="float">
            <text:p>1.47680948098465E+018</text:p>
          </table:table-cell>
          <table:table-cell office:value-type="float" office:value="1.47680948121247E+018" calcext:value-type="float">
            <text:p>1.47680948121247E+018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.47680907677738E+018" calcext:value-type="float">
            <text:p>1.47680907677738E+018</text:p>
          </table:table-cell>
          <table:table-cell office:value-type="float" office:value="1.47680907692279E+018" calcext:value-type="float">
            <text:p>1.47680907692279E+018</text:p>
          </table:table-cell>
          <table:table-cell office:value-type="float" office:value="1.47680923962363E+018" calcext:value-type="float">
            <text:p>1.47680923962363E+018</text:p>
          </table:table-cell>
          <table:table-cell office:value-type="float" office:value="1.47680923981505E+018" calcext:value-type="float">
            <text:p>1.47680923981505E+018</text:p>
          </table:table-cell>
          <table:table-cell office:value-type="float" office:value="1.47680948098502E+018" calcext:value-type="float">
            <text:p>1.47680948098502E+018</text:p>
          </table:table-cell>
          <table:table-cell office:value-type="float" office:value="1.47680948121252E+018" calcext:value-type="float">
            <text:p>1.47680948121252E+018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.47680907677777E+018" calcext:value-type="float">
            <text:p>1.47680907677777E+018</text:p>
          </table:table-cell>
          <table:table-cell office:value-type="float" office:value="1.47680907692285E+018" calcext:value-type="float">
            <text:p>1.47680907692285E+018</text:p>
          </table:table-cell>
          <table:table-cell office:value-type="float" office:value="1.476809239624E+018" calcext:value-type="float">
            <text:p>1.476809239624E+018</text:p>
          </table:table-cell>
          <table:table-cell office:value-type="float" office:value="1.47680923981511E+018" calcext:value-type="float">
            <text:p>1.47680923981511E+018</text:p>
          </table:table-cell>
          <table:table-cell office:value-type="float" office:value="1.47680948098538E+018" calcext:value-type="float">
            <text:p>1.47680948098538E+018</text:p>
          </table:table-cell>
          <table:table-cell office:value-type="float" office:value="1.47680948121258E+018" calcext:value-type="float">
            <text:p>1.47680948121258E+018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.47680907677814E+018" calcext:value-type="float">
            <text:p>1.47680907677814E+018</text:p>
          </table:table-cell>
          <table:table-cell office:value-type="float" office:value="1.4768090769231E+018" calcext:value-type="float">
            <text:p>1.4768090769231E+018</text:p>
          </table:table-cell>
          <table:table-cell office:value-type="float" office:value="1.47680923962435E+018" calcext:value-type="float">
            <text:p>1.47680923962435E+018</text:p>
          </table:table-cell>
          <table:table-cell office:value-type="float" office:value="1.47680923981517E+018" calcext:value-type="float">
            <text:p>1.47680923981517E+018</text:p>
          </table:table-cell>
          <table:table-cell office:value-type="float" office:value="1.47680948098575E+018" calcext:value-type="float">
            <text:p>1.47680948098575E+018</text:p>
          </table:table-cell>
          <table:table-cell office:value-type="float" office:value="1.47680948121274E+018" calcext:value-type="float">
            <text:p>1.47680948121274E+018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.47680907677849E+018" calcext:value-type="float">
            <text:p>1.47680907677849E+018</text:p>
          </table:table-cell>
          <table:table-cell office:value-type="float" office:value="1.47680907692327E+018" calcext:value-type="float">
            <text:p>1.47680907692327E+018</text:p>
          </table:table-cell>
          <table:table-cell office:value-type="float" office:value="1.4768092396247E+018" calcext:value-type="float">
            <text:p>1.4768092396247E+018</text:p>
          </table:table-cell>
          <table:table-cell office:value-type="float" office:value="1.47680923981535E+018" calcext:value-type="float">
            <text:p>1.47680923981535E+018</text:p>
          </table:table-cell>
          <table:table-cell office:value-type="float" office:value="1.47680948098617E+018" calcext:value-type="float">
            <text:p>1.47680948098617E+018</text:p>
          </table:table-cell>
          <table:table-cell office:value-type="float" office:value="1.47680948121306E+018" calcext:value-type="float">
            <text:p>1.47680948121306E+018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.47680907677883E+018" calcext:value-type="float">
            <text:p>1.47680907677883E+018</text:p>
          </table:table-cell>
          <table:table-cell office:value-type="float" office:value="1.4768090769235E+018" calcext:value-type="float">
            <text:p>1.4768090769235E+018</text:p>
          </table:table-cell>
          <table:table-cell office:value-type="float" office:value="1.47680923962505E+018" calcext:value-type="float">
            <text:p>1.47680923962505E+018</text:p>
          </table:table-cell>
          <table:table-cell office:value-type="float" office:value="1.47680923981568E+018" calcext:value-type="float">
            <text:p>1.47680923981568E+018</text:p>
          </table:table-cell>
          <table:table-cell office:value-type="float" office:value="1.4768094809866E+018" calcext:value-type="float">
            <text:p>1.4768094809866E+018</text:p>
          </table:table-cell>
          <table:table-cell office:value-type="float" office:value="1.47680948121312E+018" calcext:value-type="float">
            <text:p>1.47680948121312E+018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.47680907677918E+018" calcext:value-type="float">
            <text:p>1.47680907677918E+018</text:p>
          </table:table-cell>
          <table:table-cell office:value-type="float" office:value="1.47680907692355E+018" calcext:value-type="float">
            <text:p>1.47680907692355E+018</text:p>
          </table:table-cell>
          <table:table-cell office:value-type="float" office:value="1.4768092396254E+018" calcext:value-type="float">
            <text:p>1.4768092396254E+018</text:p>
          </table:table-cell>
          <table:table-cell office:value-type="float" office:value="1.47680923981573E+018" calcext:value-type="float">
            <text:p>1.47680923981573E+018</text:p>
          </table:table-cell>
          <table:table-cell office:value-type="float" office:value="1.47680948098697E+018" calcext:value-type="float">
            <text:p>1.47680948098697E+018</text:p>
          </table:table-cell>
          <table:table-cell office:value-type="float" office:value="1.47680948121318E+018" calcext:value-type="float">
            <text:p>1.47680948121318E+018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.47680907677971E+018" calcext:value-type="float">
            <text:p>1.47680907677971E+018</text:p>
          </table:table-cell>
          <table:table-cell office:value-type="float" office:value="1.47680907692372E+018" calcext:value-type="float">
            <text:p>1.47680907692372E+018</text:p>
          </table:table-cell>
          <table:table-cell office:value-type="float" office:value="1.47680923962575E+018" calcext:value-type="float">
            <text:p>1.47680923962575E+018</text:p>
          </table:table-cell>
          <table:table-cell office:value-type="float" office:value="1.47680923981579E+018" calcext:value-type="float">
            <text:p>1.47680923981579E+018</text:p>
          </table:table-cell>
          <table:table-cell office:value-type="float" office:value="1.47680948098735E+018" calcext:value-type="float">
            <text:p>1.47680948098735E+018</text:p>
          </table:table-cell>
          <table:table-cell office:value-type="float" office:value="1.47680948121323E+018" calcext:value-type="float">
            <text:p>1.47680948121323E+018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.47680907678014E+018" calcext:value-type="float">
            <text:p>1.47680907678014E+018</text:p>
          </table:table-cell>
          <table:table-cell office:value-type="float" office:value="1.47680907692388E+018" calcext:value-type="float">
            <text:p>1.47680907692388E+018</text:p>
          </table:table-cell>
          <table:table-cell office:value-type="float" office:value="1.4768092396261E+018" calcext:value-type="float">
            <text:p>1.4768092396261E+018</text:p>
          </table:table-cell>
          <table:table-cell office:value-type="float" office:value="1.47680923981597E+018" calcext:value-type="float">
            <text:p>1.47680923981597E+018</text:p>
          </table:table-cell>
          <table:table-cell office:value-type="float" office:value="1.47680948098772E+018" calcext:value-type="float">
            <text:p>1.47680948098772E+018</text:p>
          </table:table-cell>
          <table:table-cell office:value-type="float" office:value="1.47680948121328E+018" calcext:value-type="float">
            <text:p>1.47680948121328E+018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.4768090767805E+018" calcext:value-type="float">
            <text:p>1.4768090767805E+018</text:p>
          </table:table-cell>
          <table:table-cell office:value-type="float" office:value="1.47680907692414E+018" calcext:value-type="float">
            <text:p>1.47680907692414E+018</text:p>
          </table:table-cell>
          <table:table-cell office:value-type="float" office:value="1.4768092396265E+018" calcext:value-type="float">
            <text:p>1.4768092396265E+018</text:p>
          </table:table-cell>
          <table:table-cell office:value-type="float" office:value="1.47680923981632E+018" calcext:value-type="float">
            <text:p>1.47680923981632E+018</text:p>
          </table:table-cell>
          <table:table-cell office:value-type="float" office:value="1.47680948098823E+018" calcext:value-type="float">
            <text:p>1.47680948098823E+018</text:p>
          </table:table-cell>
          <table:table-cell office:value-type="float" office:value="1.47680948121345E+018" calcext:value-type="float">
            <text:p>1.47680948121345E+018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.47680907678085E+018" calcext:value-type="float">
            <text:p>1.47680907678085E+018</text:p>
          </table:table-cell>
          <table:table-cell office:value-type="float" office:value="1.47680907692437E+018" calcext:value-type="float">
            <text:p>1.47680907692437E+018</text:p>
          </table:table-cell>
          <table:table-cell office:value-type="float" office:value="1.47680923962685E+018" calcext:value-type="float">
            <text:p>1.47680923962685E+018</text:p>
          </table:table-cell>
          <table:table-cell office:value-type="float" office:value="1.47680923981637E+018" calcext:value-type="float">
            <text:p>1.47680923981637E+018</text:p>
          </table:table-cell>
          <table:table-cell office:value-type="float" office:value="1.47680948098863E+018" calcext:value-type="float">
            <text:p>1.47680948098863E+018</text:p>
          </table:table-cell>
          <table:table-cell office:value-type="float" office:value="1.47680948121369E+018" calcext:value-type="float">
            <text:p>1.47680948121369E+018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.47680907678131E+018" calcext:value-type="float">
            <text:p>1.47680907678131E+018</text:p>
          </table:table-cell>
          <table:table-cell office:value-type="float" office:value="1.47680907692443E+018" calcext:value-type="float">
            <text:p>1.47680907692443E+018</text:p>
          </table:table-cell>
          <table:table-cell office:value-type="float" office:value="1.4768092396272E+018" calcext:value-type="float">
            <text:p>1.4768092396272E+018</text:p>
          </table:table-cell>
          <table:table-cell office:value-type="float" office:value="1.47680923981643E+018" calcext:value-type="float">
            <text:p>1.47680923981643E+018</text:p>
          </table:table-cell>
          <table:table-cell office:value-type="float" office:value="1.47680948098901E+018" calcext:value-type="float">
            <text:p>1.47680948098901E+018</text:p>
          </table:table-cell>
          <table:table-cell office:value-type="float" office:value="1.47680948121375E+018" calcext:value-type="float">
            <text:p>1.47680948121375E+018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.47680907678174E+018" calcext:value-type="float">
            <text:p>1.47680907678174E+018</text:p>
          </table:table-cell>
          <table:table-cell office:value-type="float" office:value="1.47680907692464E+018" calcext:value-type="float">
            <text:p>1.47680907692464E+018</text:p>
          </table:table-cell>
          <table:table-cell office:value-type="float" office:value="1.47680923962755E+018" calcext:value-type="float">
            <text:p>1.47680923962755E+018</text:p>
          </table:table-cell>
          <table:table-cell office:value-type="float" office:value="1.47680923981668E+018" calcext:value-type="float">
            <text:p>1.47680923981668E+018</text:p>
          </table:table-cell>
          <table:table-cell office:value-type="float" office:value="1.47680948098938E+018" calcext:value-type="float">
            <text:p>1.47680948098938E+018</text:p>
          </table:table-cell>
          <table:table-cell office:value-type="float" office:value="1.47680948121381E+018" calcext:value-type="float">
            <text:p>1.47680948121381E+018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.4768090767821E+018" calcext:value-type="float">
            <text:p>1.4768090767821E+018</text:p>
          </table:table-cell>
          <table:table-cell office:value-type="float" office:value="1.47680907692487E+018" calcext:value-type="float">
            <text:p>1.47680907692487E+018</text:p>
          </table:table-cell>
          <table:table-cell office:value-type="float" office:value="1.4768092396279E+018" calcext:value-type="float">
            <text:p>1.4768092396279E+018</text:p>
          </table:table-cell>
          <table:table-cell office:value-type="float" office:value="1.47680923981674E+018" calcext:value-type="float">
            <text:p>1.47680923981674E+018</text:p>
          </table:table-cell>
          <table:table-cell office:value-type="float" office:value="1.47680948098973E+018" calcext:value-type="float">
            <text:p>1.47680948098973E+018</text:p>
          </table:table-cell>
          <table:table-cell office:value-type="float" office:value="1.47680948121401E+018" calcext:value-type="float">
            <text:p>1.47680948121401E+018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.47680907678244E+018" calcext:value-type="float">
            <text:p>1.47680907678244E+018</text:p>
          </table:table-cell>
          <table:table-cell office:value-type="float" office:value="1.47680907692493E+018" calcext:value-type="float">
            <text:p>1.47680907692493E+018</text:p>
          </table:table-cell>
          <table:table-cell office:value-type="float" office:value="1.47680923962825E+018" calcext:value-type="float">
            <text:p>1.47680923962825E+018</text:p>
          </table:table-cell>
          <table:table-cell office:value-type="float" office:value="1.47680923981699E+018" calcext:value-type="float">
            <text:p>1.47680923981699E+018</text:p>
          </table:table-cell>
          <table:table-cell office:value-type="float" office:value="1.47680948099009E+018" calcext:value-type="float">
            <text:p>1.47680948099009E+018</text:p>
          </table:table-cell>
          <table:table-cell office:value-type="float" office:value="1.47680948121407E+018" calcext:value-type="float">
            <text:p>1.47680948121407E+018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.47680907678279E+018" calcext:value-type="float">
            <text:p>1.47680907678279E+018</text:p>
          </table:table-cell>
          <table:table-cell office:value-type="float" office:value="1.47680907692514E+018" calcext:value-type="float">
            <text:p>1.47680907692514E+018</text:p>
          </table:table-cell>
          <table:table-cell office:value-type="float" office:value="1.4768092396286E+018" calcext:value-type="float">
            <text:p>1.4768092396286E+018</text:p>
          </table:table-cell>
          <table:table-cell office:value-type="float" office:value="1.47680923981704E+018" calcext:value-type="float">
            <text:p>1.47680923981704E+018</text:p>
          </table:table-cell>
          <table:table-cell office:value-type="float" office:value="1.47680948099053E+018" calcext:value-type="float">
            <text:p>1.47680948099053E+018</text:p>
          </table:table-cell>
          <table:table-cell office:value-type="float" office:value="1.47680948121423E+018" calcext:value-type="float">
            <text:p>1.47680948121423E+018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.47680907678313E+018" calcext:value-type="float">
            <text:p>1.47680907678313E+018</text:p>
          </table:table-cell>
          <table:table-cell office:value-type="float" office:value="1.47680907692537E+018" calcext:value-type="float">
            <text:p>1.47680907692537E+018</text:p>
          </table:table-cell>
          <table:table-cell office:value-type="float" office:value="1.47680923962895E+018" calcext:value-type="float">
            <text:p>1.47680923962895E+018</text:p>
          </table:table-cell>
          <table:table-cell office:value-type="float" office:value="1.47680923981729E+018" calcext:value-type="float">
            <text:p>1.47680923981729E+018</text:p>
          </table:table-cell>
          <table:table-cell office:value-type="float" office:value="1.47680948099091E+018" calcext:value-type="float">
            <text:p>1.47680948099091E+018</text:p>
          </table:table-cell>
          <table:table-cell office:value-type="float" office:value="1.47680948121444E+018" calcext:value-type="float">
            <text:p>1.47680948121444E+018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.47680907678348E+018" calcext:value-type="float">
            <text:p>1.47680907678348E+018</text:p>
          </table:table-cell>
          <table:table-cell office:value-type="float" office:value="1.47680907692543E+018" calcext:value-type="float">
            <text:p>1.47680907692543E+018</text:p>
          </table:table-cell>
          <table:table-cell office:value-type="float" office:value="1.4768092396293E+018" calcext:value-type="float">
            <text:p>1.4768092396293E+018</text:p>
          </table:table-cell>
          <table:table-cell office:value-type="float" office:value="1.47680923981735E+018" calcext:value-type="float">
            <text:p>1.47680923981735E+018</text:p>
          </table:table-cell>
          <table:table-cell office:value-type="float" office:value="1.47680948099128E+018" calcext:value-type="float">
            <text:p>1.47680948099128E+018</text:p>
          </table:table-cell>
          <table:table-cell office:value-type="float" office:value="1.4768094812145E+018" calcext:value-type="float">
            <text:p>1.4768094812145E+018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.47680907678403E+018" calcext:value-type="float">
            <text:p>1.47680907678403E+018</text:p>
          </table:table-cell>
          <table:table-cell office:value-type="float" office:value="1.47680907692564E+018" calcext:value-type="float">
            <text:p>1.47680907692564E+018</text:p>
          </table:table-cell>
          <table:table-cell office:value-type="float" office:value="1.47680923962966E+018" calcext:value-type="float">
            <text:p>1.47680923962966E+018</text:p>
          </table:table-cell>
          <table:table-cell office:value-type="float" office:value="1.4768092398176E+018" calcext:value-type="float">
            <text:p>1.4768092398176E+018</text:p>
          </table:table-cell>
          <table:table-cell office:value-type="float" office:value="1.47680948099165E+018" calcext:value-type="float">
            <text:p>1.47680948099165E+018</text:p>
          </table:table-cell>
          <table:table-cell office:value-type="float" office:value="1.47680948121466E+018" calcext:value-type="float">
            <text:p>1.47680948121466E+018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.47680907678457E+018" calcext:value-type="float">
            <text:p>1.47680907678457E+018</text:p>
          </table:table-cell>
          <table:table-cell office:value-type="float" office:value="1.47680907692592E+018" calcext:value-type="float">
            <text:p>1.47680907692592E+018</text:p>
          </table:table-cell>
          <table:table-cell office:value-type="float" office:value="1.47680923963001E+018" calcext:value-type="float">
            <text:p>1.47680923963001E+018</text:p>
          </table:table-cell>
          <table:table-cell office:value-type="float" office:value="1.47680923981766E+018" calcext:value-type="float">
            <text:p>1.47680923981766E+018</text:p>
          </table:table-cell>
          <table:table-cell office:value-type="float" office:value="1.47680948099202E+018" calcext:value-type="float">
            <text:p>1.47680948099202E+018</text:p>
          </table:table-cell>
          <table:table-cell office:value-type="float" office:value="1.47680948121493E+018" calcext:value-type="float">
            <text:p>1.47680948121493E+018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.47680907678495E+018" calcext:value-type="float">
            <text:p>1.47680907678495E+018</text:p>
          </table:table-cell>
          <table:table-cell office:value-type="float" office:value="1.47680907692626E+018" calcext:value-type="float">
            <text:p>1.47680907692626E+018</text:p>
          </table:table-cell>
          <table:table-cell office:value-type="float" office:value="1.47680923963036E+018" calcext:value-type="float">
            <text:p>1.47680923963036E+018</text:p>
          </table:table-cell>
          <table:table-cell office:value-type="float" office:value="1.47680923981791E+018" calcext:value-type="float">
            <text:p>1.47680923981791E+018</text:p>
          </table:table-cell>
          <table:table-cell office:value-type="float" office:value="1.47680948099239E+018" calcext:value-type="float">
            <text:p>1.47680948099239E+018</text:p>
          </table:table-cell>
          <table:table-cell office:value-type="float" office:value="1.47680948121517E+018" calcext:value-type="float">
            <text:p>1.47680948121517E+018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.47680907678542E+018" calcext:value-type="float">
            <text:p>1.47680907678542E+018</text:p>
          </table:table-cell>
          <table:table-cell office:value-type="float" office:value="1.47680907692643E+018" calcext:value-type="float">
            <text:p>1.47680907692643E+018</text:p>
          </table:table-cell>
          <table:table-cell office:value-type="float" office:value="1.47680923963071E+018" calcext:value-type="float">
            <text:p>1.47680923963071E+018</text:p>
          </table:table-cell>
          <table:table-cell office:value-type="float" office:value="1.47680923981797E+018" calcext:value-type="float">
            <text:p>1.47680923981797E+018</text:p>
          </table:table-cell>
          <table:table-cell office:value-type="float" office:value="1.47680948099276E+018" calcext:value-type="float">
            <text:p>1.47680948099276E+018</text:p>
          </table:table-cell>
          <table:table-cell office:value-type="float" office:value="1.47680948121538E+018" calcext:value-type="float">
            <text:p>1.47680948121538E+018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.47680907678585E+018" calcext:value-type="float">
            <text:p>1.47680907678585E+018</text:p>
          </table:table-cell>
          <table:table-cell office:value-type="float" office:value="1.47680907692673E+018" calcext:value-type="float">
            <text:p>1.47680907692673E+018</text:p>
          </table:table-cell>
          <table:table-cell office:value-type="float" office:value="1.47680923963112E+018" calcext:value-type="float">
            <text:p>1.47680923963112E+018</text:p>
          </table:table-cell>
          <table:table-cell office:value-type="float" office:value="1.47680923981825E+018" calcext:value-type="float">
            <text:p>1.47680923981825E+018</text:p>
          </table:table-cell>
          <table:table-cell office:value-type="float" office:value="1.47680948099313E+018" calcext:value-type="float">
            <text:p>1.47680948099313E+018</text:p>
          </table:table-cell>
          <table:table-cell office:value-type="float" office:value="1.47680948121543E+018" calcext:value-type="float">
            <text:p>1.47680948121543E+018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.47680907678626E+018" calcext:value-type="float">
            <text:p>1.47680907678626E+018</text:p>
          </table:table-cell>
          <table:table-cell office:value-type="float" office:value="1.47680907692679E+018" calcext:value-type="float">
            <text:p>1.47680907692679E+018</text:p>
          </table:table-cell>
          <table:table-cell office:value-type="float" office:value="1.47680923963148E+018" calcext:value-type="float">
            <text:p>1.47680923963148E+018</text:p>
          </table:table-cell>
          <table:table-cell office:value-type="float" office:value="1.47680923981831E+018" calcext:value-type="float">
            <text:p>1.47680923981831E+018</text:p>
          </table:table-cell>
          <table:table-cell office:value-type="float" office:value="1.47680948099349E+018" calcext:value-type="float">
            <text:p>1.47680948099349E+018</text:p>
          </table:table-cell>
          <table:table-cell office:value-type="float" office:value="1.47680948121568E+018" calcext:value-type="float">
            <text:p>1.47680948121568E+018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.47680907678661E+018" calcext:value-type="float">
            <text:p>1.47680907678661E+018</text:p>
          </table:table-cell>
          <table:table-cell office:value-type="float" office:value="1.47680907692685E+018" calcext:value-type="float">
            <text:p>1.47680907692685E+018</text:p>
          </table:table-cell>
          <table:table-cell office:value-type="float" office:value="1.47680923963184E+018" calcext:value-type="float">
            <text:p>1.47680923963184E+018</text:p>
          </table:table-cell>
          <table:table-cell office:value-type="float" office:value="1.47680923981837E+018" calcext:value-type="float">
            <text:p>1.47680923981837E+018</text:p>
          </table:table-cell>
          <table:table-cell office:value-type="float" office:value="1.4768094809939E+018" calcext:value-type="float">
            <text:p>1.4768094809939E+018</text:p>
          </table:table-cell>
          <table:table-cell office:value-type="float" office:value="1.47680948121573E+018" calcext:value-type="float">
            <text:p>1.47680948121573E+018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.47680907678695E+018" calcext:value-type="float">
            <text:p>1.47680907678695E+018</text:p>
          </table:table-cell>
          <table:table-cell office:value-type="float" office:value="1.4768090769269E+018" calcext:value-type="float">
            <text:p>1.4768090769269E+018</text:p>
          </table:table-cell>
          <table:table-cell office:value-type="float" office:value="1.47680923963219E+018" calcext:value-type="float">
            <text:p>1.47680923963219E+018</text:p>
          </table:table-cell>
          <table:table-cell office:value-type="float" office:value="1.47680923981855E+018" calcext:value-type="float">
            <text:p>1.47680923981855E+018</text:p>
          </table:table-cell>
          <table:table-cell office:value-type="float" office:value="1.47680948099425E+018" calcext:value-type="float">
            <text:p>1.47680948099425E+018</text:p>
          </table:table-cell>
          <table:table-cell office:value-type="float" office:value="1.47680948121579E+018" calcext:value-type="float">
            <text:p>1.47680948121579E+018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.4768090767873E+018" calcext:value-type="float">
            <text:p>1.4768090767873E+018</text:p>
          </table:table-cell>
          <table:table-cell office:value-type="float" office:value="1.47680907692706E+018" calcext:value-type="float">
            <text:p>1.47680907692706E+018</text:p>
          </table:table-cell>
          <table:table-cell office:value-type="float" office:value="1.47680923963254E+018" calcext:value-type="float">
            <text:p>1.47680923963254E+018</text:p>
          </table:table-cell>
          <table:table-cell office:value-type="float" office:value="1.47680923981883E+018" calcext:value-type="float">
            <text:p>1.47680923981883E+018</text:p>
          </table:table-cell>
          <table:table-cell office:value-type="float" office:value="1.47680948099465E+018" calcext:value-type="float">
            <text:p>1.47680948099465E+018</text:p>
          </table:table-cell>
          <table:table-cell office:value-type="float" office:value="1.47680948121595E+018" calcext:value-type="float">
            <text:p>1.47680948121595E+018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.47680907678765E+018" calcext:value-type="float">
            <text:p>1.47680907678765E+018</text:p>
          </table:table-cell>
          <table:table-cell office:value-type="float" office:value="1.47680907692723E+018" calcext:value-type="float">
            <text:p>1.47680907692723E+018</text:p>
          </table:table-cell>
          <table:table-cell office:value-type="float" office:value="1.47680923963289E+018" calcext:value-type="float">
            <text:p>1.47680923963289E+018</text:p>
          </table:table-cell>
          <table:table-cell office:value-type="float" office:value="1.47680923981889E+018" calcext:value-type="float">
            <text:p>1.47680923981889E+018</text:p>
          </table:table-cell>
          <table:table-cell office:value-type="float" office:value="1.47680948099502E+018" calcext:value-type="float">
            <text:p>1.47680948099502E+018</text:p>
          </table:table-cell>
          <table:table-cell office:value-type="float" office:value="1.4768094812162E+018" calcext:value-type="float">
            <text:p>1.4768094812162E+018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.47680907678799E+018" calcext:value-type="float">
            <text:p>1.47680907678799E+018</text:p>
          </table:table-cell>
          <table:table-cell office:value-type="float" office:value="1.47680907692748E+018" calcext:value-type="float">
            <text:p>1.47680907692748E+018</text:p>
          </table:table-cell>
          <table:table-cell office:value-type="float" office:value="1.47680923963324E+018" calcext:value-type="float">
            <text:p>1.47680923963324E+018</text:p>
          </table:table-cell>
          <table:table-cell office:value-type="float" office:value="1.47680923981895E+018" calcext:value-type="float">
            <text:p>1.47680923981895E+018</text:p>
          </table:table-cell>
          <table:table-cell office:value-type="float" office:value="1.47680948099538E+018" calcext:value-type="float">
            <text:p>1.47680948099538E+018</text:p>
          </table:table-cell>
          <table:table-cell office:value-type="float" office:value="1.47680948121629E+018" calcext:value-type="float">
            <text:p>1.47680948121629E+018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.47680907678834E+018" calcext:value-type="float">
            <text:p>1.47680907678834E+018</text:p>
          </table:table-cell>
          <table:table-cell office:value-type="float" office:value="1.47680907692754E+018" calcext:value-type="float">
            <text:p>1.47680907692754E+018</text:p>
          </table:table-cell>
          <table:table-cell office:value-type="float" office:value="1.47680923963359E+018" calcext:value-type="float">
            <text:p>1.47680923963359E+018</text:p>
          </table:table-cell>
          <table:table-cell office:value-type="float" office:value="1.47680923981916E+018" calcext:value-type="float">
            <text:p>1.47680923981916E+018</text:p>
          </table:table-cell>
          <table:table-cell office:value-type="float" office:value="1.47680948099573E+018" calcext:value-type="float">
            <text:p>1.47680948099573E+018</text:p>
          </table:table-cell>
          <table:table-cell office:value-type="float" office:value="1.47680948121635E+018" calcext:value-type="float">
            <text:p>1.47680948121635E+018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.47680907678869E+018" calcext:value-type="float">
            <text:p>1.47680907678869E+018</text:p>
          </table:table-cell>
          <table:table-cell office:value-type="float" office:value="1.47680907692759E+018" calcext:value-type="float">
            <text:p>1.47680907692759E+018</text:p>
          </table:table-cell>
          <table:table-cell office:value-type="float" office:value="1.47680923963395E+018" calcext:value-type="float">
            <text:p>1.47680923963395E+018</text:p>
          </table:table-cell>
          <table:table-cell office:value-type="float" office:value="1.47680923981944E+018" calcext:value-type="float">
            <text:p>1.47680923981944E+018</text:p>
          </table:table-cell>
          <table:table-cell office:value-type="float" office:value="1.47680948099608E+018" calcext:value-type="float">
            <text:p>1.47680948099608E+018</text:p>
          </table:table-cell>
          <table:table-cell office:value-type="float" office:value="1.4768094812166E+018" calcext:value-type="float">
            <text:p>1.4768094812166E+018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.47680907678903E+018" calcext:value-type="float">
            <text:p>1.47680907678903E+018</text:p>
          </table:table-cell>
          <table:table-cell office:value-type="float" office:value="1.47680907692775E+018" calcext:value-type="float">
            <text:p>1.47680907692775E+018</text:p>
          </table:table-cell>
          <table:table-cell office:value-type="float" office:value="1.4768092396343E+018" calcext:value-type="float">
            <text:p>1.4768092396343E+018</text:p>
          </table:table-cell>
          <table:table-cell office:value-type="float" office:value="1.4768092398195E+018" calcext:value-type="float">
            <text:p>1.4768092398195E+018</text:p>
          </table:table-cell>
          <table:table-cell office:value-type="float" office:value="1.47680948099652E+018" calcext:value-type="float">
            <text:p>1.47680948099652E+018</text:p>
          </table:table-cell>
          <table:table-cell office:value-type="float" office:value="1.47680948121685E+018" calcext:value-type="float">
            <text:p>1.47680948121685E+018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.47680907678953E+018" calcext:value-type="float">
            <text:p>1.47680907678953E+018</text:p>
          </table:table-cell>
          <table:table-cell office:value-type="float" office:value="1.47680907692803E+018" calcext:value-type="float">
            <text:p>1.47680907692803E+018</text:p>
          </table:table-cell>
          <table:table-cell office:value-type="float" office:value="1.47680923963468E+018" calcext:value-type="float">
            <text:p>1.47680923963468E+018</text:p>
          </table:table-cell>
          <table:table-cell office:value-type="float" office:value="1.47680923981981E+018" calcext:value-type="float">
            <text:p>1.47680923981981E+018</text:p>
          </table:table-cell>
          <table:table-cell office:value-type="float" office:value="1.47680948099687E+018" calcext:value-type="float">
            <text:p>1.47680948099687E+018</text:p>
          </table:table-cell>
          <table:table-cell office:value-type="float" office:value="1.47680948121696E+018" calcext:value-type="float">
            <text:p>1.47680948121696E+018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.47680907679006E+018" calcext:value-type="float">
            <text:p>1.47680907679006E+018</text:p>
          </table:table-cell>
          <table:table-cell office:value-type="float" office:value="1.47680907692808E+018" calcext:value-type="float">
            <text:p>1.47680907692808E+018</text:p>
          </table:table-cell>
          <table:table-cell office:value-type="float" office:value="1.47680923963504E+018" calcext:value-type="float">
            <text:p>1.47680923963504E+018</text:p>
          </table:table-cell>
          <table:table-cell office:value-type="float" office:value="1.47680923981987E+018" calcext:value-type="float">
            <text:p>1.47680923981987E+018</text:p>
          </table:table-cell>
          <table:table-cell office:value-type="float" office:value="1.47680948099724E+018" calcext:value-type="float">
            <text:p>1.47680948099724E+018</text:p>
          </table:table-cell>
          <table:table-cell office:value-type="float" office:value="1.47680948121702E+018" calcext:value-type="float">
            <text:p>1.47680948121702E+018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.47680907679044E+018" calcext:value-type="float">
            <text:p>1.47680907679044E+018</text:p>
          </table:table-cell>
          <table:table-cell office:value-type="float" office:value="1.47680907692833E+018" calcext:value-type="float">
            <text:p>1.47680907692833E+018</text:p>
          </table:table-cell>
          <table:table-cell office:value-type="float" office:value="1.47680923963541E+018" calcext:value-type="float">
            <text:p>1.47680923963541E+018</text:p>
          </table:table-cell>
          <table:table-cell office:value-type="float" office:value="1.47680923982016E+018" calcext:value-type="float">
            <text:p>1.47680923982016E+018</text:p>
          </table:table-cell>
          <table:table-cell office:value-type="float" office:value="1.47680948099759E+018" calcext:value-type="float">
            <text:p>1.47680948099759E+018</text:p>
          </table:table-cell>
          <table:table-cell office:value-type="float" office:value="1.47680948121723E+018" calcext:value-type="float">
            <text:p>1.47680948121723E+018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.4768090767909E+018" calcext:value-type="float">
            <text:p>1.4768090767909E+018</text:p>
          </table:table-cell>
          <table:table-cell office:value-type="float" office:value="1.47680907692857E+018" calcext:value-type="float">
            <text:p>1.47680907692857E+018</text:p>
          </table:table-cell>
          <table:table-cell office:value-type="float" office:value="1.47680923963576E+018" calcext:value-type="float">
            <text:p>1.47680923963576E+018</text:p>
          </table:table-cell>
          <table:table-cell office:value-type="float" office:value="1.47680923982022E+018" calcext:value-type="float">
            <text:p>1.47680923982022E+018</text:p>
          </table:table-cell>
          <table:table-cell office:value-type="float" office:value="1.47680948099793E+018" calcext:value-type="float">
            <text:p>1.47680948099793E+018</text:p>
          </table:table-cell>
          <table:table-cell office:value-type="float" office:value="1.47680948121729E+018" calcext:value-type="float">
            <text:p>1.47680948121729E+018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.47680907679133E+018" calcext:value-type="float">
            <text:p>1.47680907679133E+018</text:p>
          </table:table-cell>
          <table:table-cell office:value-type="float" office:value="1.47680907692862E+018" calcext:value-type="float">
            <text:p>1.47680907692862E+018</text:p>
          </table:table-cell>
          <table:table-cell office:value-type="float" office:value="1.47680923963611E+018" calcext:value-type="float">
            <text:p>1.47680923963611E+018</text:p>
          </table:table-cell>
          <table:table-cell office:value-type="float" office:value="1.47680923982027E+018" calcext:value-type="float">
            <text:p>1.47680923982027E+018</text:p>
          </table:table-cell>
          <table:table-cell office:value-type="float" office:value="1.47680948099828E+018" calcext:value-type="float">
            <text:p>1.47680948099828E+018</text:p>
          </table:table-cell>
          <table:table-cell office:value-type="float" office:value="1.47680948121753E+018" calcext:value-type="float">
            <text:p>1.47680948121753E+018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.47680907679169E+018" calcext:value-type="float">
            <text:p>1.47680907679169E+018</text:p>
          </table:table-cell>
          <table:table-cell office:value-type="float" office:value="1.47680907692879E+018" calcext:value-type="float">
            <text:p>1.47680907692879E+018</text:p>
          </table:table-cell>
          <table:table-cell office:value-type="float" office:value="1.47680923963651E+018" calcext:value-type="float">
            <text:p>1.47680923963651E+018</text:p>
          </table:table-cell>
          <table:table-cell office:value-type="float" office:value="1.47680923982056E+018" calcext:value-type="float">
            <text:p>1.47680923982056E+018</text:p>
          </table:table-cell>
          <table:table-cell office:value-type="float" office:value="1.47680948099863E+018" calcext:value-type="float">
            <text:p>1.47680948099863E+018</text:p>
          </table:table-cell>
          <table:table-cell office:value-type="float" office:value="1.47680948121759E+018" calcext:value-type="float">
            <text:p>1.47680948121759E+018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.4768090767921E+018" calcext:value-type="float">
            <text:p>1.4768090767921E+018</text:p>
          </table:table-cell>
          <table:table-cell office:value-type="float" office:value="1.47680907692899E+018" calcext:value-type="float">
            <text:p>1.47680907692899E+018</text:p>
          </table:table-cell>
          <table:table-cell office:value-type="float" office:value="1.47680923963686E+018" calcext:value-type="float">
            <text:p>1.47680923963686E+018</text:p>
          </table:table-cell>
          <table:table-cell office:value-type="float" office:value="1.47680923982062E+018" calcext:value-type="float">
            <text:p>1.47680923982062E+018</text:p>
          </table:table-cell>
          <table:table-cell office:value-type="float" office:value="1.47680948099899E+018" calcext:value-type="float">
            <text:p>1.47680948099899E+018</text:p>
          </table:table-cell>
          <table:table-cell office:value-type="float" office:value="1.47680948121764E+018" calcext:value-type="float">
            <text:p>1.47680948121764E+018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.47680907679247E+018" calcext:value-type="float">
            <text:p>1.47680907679247E+018</text:p>
          </table:table-cell>
          <table:table-cell office:value-type="float" office:value="1.47680907692905E+018" calcext:value-type="float">
            <text:p>1.47680907692905E+018</text:p>
          </table:table-cell>
          <table:table-cell office:value-type="float" office:value="1.47680923963721E+018" calcext:value-type="float">
            <text:p>1.47680923963721E+018</text:p>
          </table:table-cell>
          <table:table-cell office:value-type="float" office:value="1.47680923982068E+018" calcext:value-type="float">
            <text:p>1.47680923982068E+018</text:p>
          </table:table-cell>
          <table:table-cell office:value-type="float" office:value="1.47680948099934E+018" calcext:value-type="float">
            <text:p>1.47680948099934E+018</text:p>
          </table:table-cell>
          <table:table-cell office:value-type="float" office:value="1.47680948121785E+018" calcext:value-type="float">
            <text:p>1.47680948121785E+018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.47680907679282E+018" calcext:value-type="float">
            <text:p>1.47680907679282E+018</text:p>
          </table:table-cell>
          <table:table-cell office:value-type="float" office:value="1.47680907692922E+018" calcext:value-type="float">
            <text:p>1.47680907692922E+018</text:p>
          </table:table-cell>
          <table:table-cell office:value-type="float" office:value="1.47680923963755E+018" calcext:value-type="float">
            <text:p>1.47680923963755E+018</text:p>
          </table:table-cell>
          <table:table-cell office:value-type="float" office:value="1.47680923982086E+018" calcext:value-type="float">
            <text:p>1.47680923982086E+018</text:p>
          </table:table-cell>
          <table:table-cell office:value-type="float" office:value="1.47680948099969E+018" calcext:value-type="float">
            <text:p>1.47680948099969E+018</text:p>
          </table:table-cell>
          <table:table-cell office:value-type="float" office:value="1.47680948121791E+018" calcext:value-type="float">
            <text:p>1.47680948121791E+018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.47680907679318E+018" calcext:value-type="float">
            <text:p>1.47680907679318E+018</text:p>
          </table:table-cell>
          <table:table-cell office:value-type="float" office:value="1.47680907692938E+018" calcext:value-type="float">
            <text:p>1.47680907692938E+018</text:p>
          </table:table-cell>
          <table:table-cell office:value-type="float" office:value="1.4768092396379E+018" calcext:value-type="float">
            <text:p>1.4768092396379E+018</text:p>
          </table:table-cell>
          <table:table-cell office:value-type="float" office:value="1.47680923982118E+018" calcext:value-type="float">
            <text:p>1.47680923982118E+018</text:p>
          </table:table-cell>
          <table:table-cell office:value-type="float" office:value="1.47680948100003E+018" calcext:value-type="float">
            <text:p>1.47680948100003E+018</text:p>
          </table:table-cell>
          <table:table-cell office:value-type="float" office:value="1.47680948121807E+018" calcext:value-type="float">
            <text:p>1.47680948121807E+018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.47680907679353E+018" calcext:value-type="float">
            <text:p>1.47680907679353E+018</text:p>
          </table:table-cell>
          <table:table-cell office:value-type="float" office:value="1.47680907692961E+018" calcext:value-type="float">
            <text:p>1.47680907692961E+018</text:p>
          </table:table-cell>
          <table:table-cell office:value-type="float" office:value="1.47680923963826E+018" calcext:value-type="float">
            <text:p>1.47680923963826E+018</text:p>
          </table:table-cell>
          <table:table-cell office:value-type="float" office:value="1.47680923982124E+018" calcext:value-type="float">
            <text:p>1.47680923982124E+018</text:p>
          </table:table-cell>
          <table:table-cell office:value-type="float" office:value="1.47680948100038E+018" calcext:value-type="float">
            <text:p>1.47680948100038E+018</text:p>
          </table:table-cell>
          <table:table-cell office:value-type="float" office:value="1.47680948121828E+018" calcext:value-type="float">
            <text:p>1.47680948121828E+018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.47680907679389E+018" calcext:value-type="float">
            <text:p>1.47680907679389E+018</text:p>
          </table:table-cell>
          <table:table-cell office:value-type="float" office:value="1.47680907692991E+018" calcext:value-type="float">
            <text:p>1.47680907692991E+018</text:p>
          </table:table-cell>
          <table:table-cell office:value-type="float" office:value="1.47680923963861E+018" calcext:value-type="float">
            <text:p>1.47680923963861E+018</text:p>
          </table:table-cell>
          <table:table-cell office:value-type="float" office:value="1.47680923982129E+018" calcext:value-type="float">
            <text:p>1.47680923982129E+018</text:p>
          </table:table-cell>
          <table:table-cell office:value-type="float" office:value="1.47680948100078E+018" calcext:value-type="float">
            <text:p>1.47680948100078E+018</text:p>
          </table:table-cell>
          <table:table-cell office:value-type="float" office:value="1.47680948121833E+018" calcext:value-type="float">
            <text:p>1.47680948121833E+018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.47680907679425E+018" calcext:value-type="float">
            <text:p>1.47680907679425E+018</text:p>
          </table:table-cell>
          <table:table-cell office:value-type="float" office:value="1.47680907693033E+018" calcext:value-type="float">
            <text:p>1.47680907693033E+018</text:p>
          </table:table-cell>
          <table:table-cell office:value-type="float" office:value="1.47680923963896E+018" calcext:value-type="float">
            <text:p>1.47680923963896E+018</text:p>
          </table:table-cell>
          <table:table-cell office:value-type="float" office:value="1.47680923982154E+018" calcext:value-type="float">
            <text:p>1.47680923982154E+018</text:p>
          </table:table-cell>
          <table:table-cell office:value-type="float" office:value="1.47680948100114E+018" calcext:value-type="float">
            <text:p>1.47680948100114E+018</text:p>
          </table:table-cell>
          <table:table-cell office:value-type="float" office:value="1.47680948121854E+018" calcext:value-type="float">
            <text:p>1.47680948121854E+018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.4768090767946E+018" calcext:value-type="float">
            <text:p>1.4768090767946E+018</text:p>
          </table:table-cell>
          <table:table-cell office:value-type="float" office:value="1.47680907693052E+018" calcext:value-type="float">
            <text:p>1.47680907693052E+018</text:p>
          </table:table-cell>
          <table:table-cell office:value-type="float" office:value="1.47680923963932E+018" calcext:value-type="float">
            <text:p>1.47680923963932E+018</text:p>
          </table:table-cell>
          <table:table-cell office:value-type="float" office:value="1.4768092398216E+018" calcext:value-type="float">
            <text:p>1.4768092398216E+018</text:p>
          </table:table-cell>
          <table:table-cell office:value-type="float" office:value="1.47680948100149E+018" calcext:value-type="float">
            <text:p>1.47680948100149E+018</text:p>
          </table:table-cell>
          <table:table-cell office:value-type="float" office:value="1.4768094812186E+018" calcext:value-type="float">
            <text:p>1.4768094812186E+018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.47680907679495E+018" calcext:value-type="float">
            <text:p>1.47680907679495E+018</text:p>
          </table:table-cell>
          <table:table-cell office:value-type="float" office:value="1.47680907693078E+018" calcext:value-type="float">
            <text:p>1.47680907693078E+018</text:p>
          </table:table-cell>
          <table:table-cell office:value-type="float" office:value="1.47680923963966E+018" calcext:value-type="float">
            <text:p>1.47680923963966E+018</text:p>
          </table:table-cell>
          <table:table-cell office:value-type="float" office:value="1.47680923982185E+018" calcext:value-type="float">
            <text:p>1.47680923982185E+018</text:p>
          </table:table-cell>
          <table:table-cell office:value-type="float" office:value="1.47680948100185E+018" calcext:value-type="float">
            <text:p>1.47680948100185E+018</text:p>
          </table:table-cell>
          <table:table-cell office:value-type="float" office:value="1.4768094812188E+018" calcext:value-type="float">
            <text:p>1.4768094812188E+018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.47680907679529E+018" calcext:value-type="float">
            <text:p>1.47680907679529E+018</text:p>
          </table:table-cell>
          <table:table-cell office:value-type="float" office:value="1.47680907693084E+018" calcext:value-type="float">
            <text:p>1.47680907693084E+018</text:p>
          </table:table-cell>
          <table:table-cell office:value-type="float" office:value="1.47680923964001E+018" calcext:value-type="float">
            <text:p>1.47680923964001E+018</text:p>
          </table:table-cell>
          <table:table-cell office:value-type="float" office:value="1.4768092398219E+018" calcext:value-type="float">
            <text:p>1.4768092398219E+018</text:p>
          </table:table-cell>
          <table:table-cell office:value-type="float" office:value="1.4768094810022E+018" calcext:value-type="float">
            <text:p>1.4768094810022E+018</text:p>
          </table:table-cell>
          <table:table-cell office:value-type="float" office:value="1.47680948121886E+018" calcext:value-type="float">
            <text:p>1.47680948121886E+018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.47680907679576E+018" calcext:value-type="float">
            <text:p>1.47680907679576E+018</text:p>
          </table:table-cell>
          <table:table-cell office:value-type="float" office:value="1.4768090769309E+018" calcext:value-type="float">
            <text:p>1.4768090769309E+018</text:p>
          </table:table-cell>
          <table:table-cell office:value-type="float" office:value="1.47680923964036E+018" calcext:value-type="float">
            <text:p>1.47680923964036E+018</text:p>
          </table:table-cell>
          <table:table-cell office:value-type="float" office:value="1.47680923982208E+018" calcext:value-type="float">
            <text:p>1.47680923982208E+018</text:p>
          </table:table-cell>
          <table:table-cell office:value-type="float" office:value="1.47680948100255E+018" calcext:value-type="float">
            <text:p>1.47680948100255E+018</text:p>
          </table:table-cell>
          <table:table-cell office:value-type="float" office:value="1.47680948121902E+018" calcext:value-type="float">
            <text:p>1.47680948121902E+018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.47680907679618E+018" calcext:value-type="float">
            <text:p>1.47680907679618E+018</text:p>
          </table:table-cell>
          <table:table-cell office:value-type="float" office:value="1.47680907693106E+018" calcext:value-type="float">
            <text:p>1.47680907693106E+018</text:p>
          </table:table-cell>
          <table:table-cell office:value-type="float" office:value="1.47680923964071E+018" calcext:value-type="float">
            <text:p>1.47680923964071E+018</text:p>
          </table:table-cell>
          <table:table-cell office:value-type="float" office:value="1.47680923982237E+018" calcext:value-type="float">
            <text:p>1.47680923982237E+018</text:p>
          </table:table-cell>
          <table:table-cell office:value-type="float" office:value="1.4768094810029E+018" calcext:value-type="float">
            <text:p>1.4768094810029E+018</text:p>
          </table:table-cell>
          <table:table-cell office:value-type="float" office:value="1.47680948121923E+018" calcext:value-type="float">
            <text:p>1.47680948121923E+018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.47680907679658E+018" calcext:value-type="float">
            <text:p>1.47680907679658E+018</text:p>
          </table:table-cell>
          <table:table-cell office:value-type="float" office:value="1.47680907693131E+018" calcext:value-type="float">
            <text:p>1.47680907693131E+018</text:p>
          </table:table-cell>
          <table:table-cell office:value-type="float" office:value="1.47680923964107E+018" calcext:value-type="float">
            <text:p>1.47680923964107E+018</text:p>
          </table:table-cell>
          <table:table-cell office:value-type="float" office:value="1.47680923982246E+018" calcext:value-type="float">
            <text:p>1.47680923982246E+018</text:p>
          </table:table-cell>
          <table:table-cell office:value-type="float" office:value="1.47680948100325E+018" calcext:value-type="float">
            <text:p>1.47680948100325E+018</text:p>
          </table:table-cell>
          <table:table-cell office:value-type="float" office:value="1.47680948121929E+018" calcext:value-type="float">
            <text:p>1.47680948121929E+018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.47680907679693E+018" calcext:value-type="float">
            <text:p>1.47680907679693E+018</text:p>
          </table:table-cell>
          <table:table-cell office:value-type="float" office:value="1.47680907693136E+018" calcext:value-type="float">
            <text:p>1.47680907693136E+018</text:p>
          </table:table-cell>
          <table:table-cell office:value-type="float" office:value="1.47680923964142E+018" calcext:value-type="float">
            <text:p>1.47680923964142E+018</text:p>
          </table:table-cell>
          <table:table-cell office:value-type="float" office:value="1.47680923982252E+018" calcext:value-type="float">
            <text:p>1.47680923982252E+018</text:p>
          </table:table-cell>
          <table:table-cell office:value-type="float" office:value="1.47680948100361E+018" calcext:value-type="float">
            <text:p>1.47680948100361E+018</text:p>
          </table:table-cell>
          <table:table-cell office:value-type="float" office:value="1.47680948121945E+018" calcext:value-type="float">
            <text:p>1.47680948121945E+018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.47680907679728E+018" calcext:value-type="float">
            <text:p>1.47680907679728E+018</text:p>
          </table:table-cell>
          <table:table-cell office:value-type="float" office:value="1.47680907693142E+018" calcext:value-type="float">
            <text:p>1.47680907693142E+018</text:p>
          </table:table-cell>
          <table:table-cell office:value-type="float" office:value="1.47680923964177E+018" calcext:value-type="float">
            <text:p>1.47680923964177E+018</text:p>
          </table:table-cell>
          <table:table-cell office:value-type="float" office:value="1.4768092398227E+018" calcext:value-type="float">
            <text:p>1.4768092398227E+018</text:p>
          </table:table-cell>
          <table:table-cell office:value-type="float" office:value="1.47680948100396E+018" calcext:value-type="float">
            <text:p>1.47680948100396E+018</text:p>
          </table:table-cell>
          <table:table-cell office:value-type="float" office:value="1.47680948121966E+018" calcext:value-type="float">
            <text:p>1.47680948121966E+018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.47680907679762E+018" calcext:value-type="float">
            <text:p>1.47680907679762E+018</text:p>
          </table:table-cell>
          <table:table-cell office:value-type="float" office:value="1.47680907693158E+018" calcext:value-type="float">
            <text:p>1.47680907693158E+018</text:p>
          </table:table-cell>
          <table:table-cell office:value-type="float" office:value="1.47680923964212E+018" calcext:value-type="float">
            <text:p>1.47680923964212E+018</text:p>
          </table:table-cell>
          <table:table-cell office:value-type="float" office:value="1.4768092398231E+018" calcext:value-type="float">
            <text:p>1.4768092398231E+018</text:p>
          </table:table-cell>
          <table:table-cell office:value-type="float" office:value="1.47680948100433E+018" calcext:value-type="float">
            <text:p>1.47680948100433E+018</text:p>
          </table:table-cell>
          <table:table-cell office:value-type="float" office:value="1.47680948121972E+018" calcext:value-type="float">
            <text:p>1.47680948121972E+018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.47680907679797E+018" calcext:value-type="float">
            <text:p>1.47680907679797E+018</text:p>
          </table:table-cell>
          <table:table-cell office:value-type="float" office:value="1.47680907693181E+018" calcext:value-type="float">
            <text:p>1.47680907693181E+018</text:p>
          </table:table-cell>
          <table:table-cell office:value-type="float" office:value="1.47680923964252E+018" calcext:value-type="float">
            <text:p>1.47680923964252E+018</text:p>
          </table:table-cell>
          <table:table-cell office:value-type="float" office:value="1.47680923982317E+018" calcext:value-type="float">
            <text:p>1.47680923982317E+018</text:p>
          </table:table-cell>
          <table:table-cell office:value-type="float" office:value="1.47680948100467E+018" calcext:value-type="float">
            <text:p>1.47680948100467E+018</text:p>
          </table:table-cell>
          <table:table-cell office:value-type="float" office:value="1.47680948121989E+018" calcext:value-type="float">
            <text:p>1.47680948121989E+018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.47680907679832E+018" calcext:value-type="float">
            <text:p>1.47680907679832E+018</text:p>
          </table:table-cell>
          <table:table-cell office:value-type="float" office:value="1.47680907693187E+018" calcext:value-type="float">
            <text:p>1.47680907693187E+018</text:p>
          </table:table-cell>
          <table:table-cell office:value-type="float" office:value="1.47680923964288E+018" calcext:value-type="float">
            <text:p>1.47680923964288E+018</text:p>
          </table:table-cell>
          <table:table-cell office:value-type="float" office:value="1.47680923982323E+018" calcext:value-type="float">
            <text:p>1.47680923982323E+018</text:p>
          </table:table-cell>
          <table:table-cell office:value-type="float" office:value="1.47680948100502E+018" calcext:value-type="float">
            <text:p>1.47680948100502E+018</text:p>
          </table:table-cell>
          <table:table-cell office:value-type="float" office:value="1.47680948122009E+018" calcext:value-type="float">
            <text:p>1.47680948122009E+018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.47680907679867E+018" calcext:value-type="float">
            <text:p>1.47680907679867E+018</text:p>
          </table:table-cell>
          <table:table-cell office:value-type="float" office:value="1.47680907693206E+018" calcext:value-type="float">
            <text:p>1.47680907693206E+018</text:p>
          </table:table-cell>
          <table:table-cell office:value-type="float" office:value="1.47680923964324E+018" calcext:value-type="float">
            <text:p>1.47680923964324E+018</text:p>
          </table:table-cell>
          <table:table-cell office:value-type="float" office:value="1.47680923982328E+018" calcext:value-type="float">
            <text:p>1.47680923982328E+018</text:p>
          </table:table-cell>
          <table:table-cell office:value-type="float" office:value="1.47680948100537E+018" calcext:value-type="float">
            <text:p>1.47680948100537E+018</text:p>
          </table:table-cell>
          <table:table-cell office:value-type="float" office:value="1.47680948122015E+018" calcext:value-type="float">
            <text:p>1.47680948122015E+018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.47680907679901E+018" calcext:value-type="float">
            <text:p>1.47680907679901E+018</text:p>
          </table:table-cell>
          <table:table-cell office:value-type="float" office:value="1.47680907693223E+018" calcext:value-type="float">
            <text:p>1.47680907693223E+018</text:p>
          </table:table-cell>
          <table:table-cell office:value-type="float" office:value="1.47680923964359E+018" calcext:value-type="float">
            <text:p>1.47680923964359E+018</text:p>
          </table:table-cell>
          <table:table-cell office:value-type="float" office:value="1.47680923982333E+018" calcext:value-type="float">
            <text:p>1.47680923982333E+018</text:p>
          </table:table-cell>
          <table:table-cell office:value-type="float" office:value="1.47680948100572E+018" calcext:value-type="float">
            <text:p>1.47680948100572E+018</text:p>
          </table:table-cell>
          <table:table-cell office:value-type="float" office:value="1.47680948122032E+018" calcext:value-type="float">
            <text:p>1.47680948122032E+018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.47680907679936E+018" calcext:value-type="float">
            <text:p>1.47680907679936E+018</text:p>
          </table:table-cell>
          <table:table-cell office:value-type="float" office:value="1.47680907693239E+018" calcext:value-type="float">
            <text:p>1.47680907693239E+018</text:p>
          </table:table-cell>
          <table:table-cell office:value-type="float" office:value="1.47680923964393E+018" calcext:value-type="float">
            <text:p>1.47680923964393E+018</text:p>
          </table:table-cell>
          <table:table-cell office:value-type="float" office:value="1.47680923982352E+018" calcext:value-type="float">
            <text:p>1.47680923982352E+018</text:p>
          </table:table-cell>
          <table:table-cell office:value-type="float" office:value="1.47680948100607E+018" calcext:value-type="float">
            <text:p>1.47680948100607E+018</text:p>
          </table:table-cell>
          <table:table-cell office:value-type="float" office:value="1.47680948122069E+018" calcext:value-type="float">
            <text:p>1.47680948122069E+018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.4768090767997E+018" calcext:value-type="float">
            <text:p>1.4768090767997E+018</text:p>
          </table:table-cell>
          <table:table-cell office:value-type="float" office:value="1.47680907693264E+018" calcext:value-type="float">
            <text:p>1.47680907693264E+018</text:p>
          </table:table-cell>
          <table:table-cell office:value-type="float" office:value="1.47680923964432E+018" calcext:value-type="float">
            <text:p>1.47680923964432E+018</text:p>
          </table:table-cell>
          <table:table-cell office:value-type="float" office:value="1.47680923982384E+018" calcext:value-type="float">
            <text:p>1.47680923982384E+018</text:p>
          </table:table-cell>
          <table:table-cell office:value-type="float" office:value="1.47680948100646E+018" calcext:value-type="float">
            <text:p>1.47680948100646E+018</text:p>
          </table:table-cell>
          <table:table-cell office:value-type="float" office:value="1.47680948122093E+018" calcext:value-type="float">
            <text:p>1.47680948122093E+018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.47680907680005E+018" calcext:value-type="float">
            <text:p>1.47680907680005E+018</text:p>
          </table:table-cell>
          <table:table-cell office:value-type="float" office:value="1.47680907693283E+018" calcext:value-type="float">
            <text:p>1.47680907693283E+018</text:p>
          </table:table-cell>
          <table:table-cell office:value-type="float" office:value="1.47680923964468E+018" calcext:value-type="float">
            <text:p>1.47680923964468E+018</text:p>
          </table:table-cell>
          <table:table-cell office:value-type="float" office:value="1.4768092398239E+018" calcext:value-type="float">
            <text:p>1.4768092398239E+018</text:p>
          </table:table-cell>
          <table:table-cell office:value-type="float" office:value="1.47680948100681E+018" calcext:value-type="float">
            <text:p>1.47680948100681E+018</text:p>
          </table:table-cell>
          <table:table-cell office:value-type="float" office:value="1.47680948122114E+018" calcext:value-type="float">
            <text:p>1.47680948122114E+018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.47680907680051E+018" calcext:value-type="float">
            <text:p>1.47680907680051E+018</text:p>
          </table:table-cell>
          <table:table-cell office:value-type="float" office:value="1.47680907693299E+018" calcext:value-type="float">
            <text:p>1.47680907693299E+018</text:p>
          </table:table-cell>
          <table:table-cell office:value-type="float" office:value="1.47680923964505E+018" calcext:value-type="float">
            <text:p>1.47680923964505E+018</text:p>
          </table:table-cell>
          <table:table-cell office:value-type="float" office:value="1.47680923982396E+018" calcext:value-type="float">
            <text:p>1.47680923982396E+018</text:p>
          </table:table-cell>
          <table:table-cell office:value-type="float" office:value="1.47680948100715E+018" calcext:value-type="float">
            <text:p>1.47680948100715E+018</text:p>
          </table:table-cell>
          <table:table-cell office:value-type="float" office:value="1.47680948122119E+018" calcext:value-type="float">
            <text:p>1.47680948122119E+018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.476809076801E+018" calcext:value-type="float">
            <text:p>1.476809076801E+018</text:p>
          </table:table-cell>
          <table:table-cell office:value-type="float" office:value="1.47680907693316E+018" calcext:value-type="float">
            <text:p>1.47680907693316E+018</text:p>
          </table:table-cell>
          <table:table-cell office:value-type="float" office:value="1.4768092396454E+018" calcext:value-type="float">
            <text:p>1.4768092396454E+018</text:p>
          </table:table-cell>
          <table:table-cell office:value-type="float" office:value="1.4768092398242E+018" calcext:value-type="float">
            <text:p>1.4768092398242E+018</text:p>
          </table:table-cell>
          <table:table-cell office:value-type="float" office:value="1.4768094810075E+018" calcext:value-type="float">
            <text:p>1.4768094810075E+018</text:p>
          </table:table-cell>
          <table:table-cell office:value-type="float" office:value="1.47680948122144E+018" calcext:value-type="float">
            <text:p>1.47680948122144E+018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.47680907680142E+018" calcext:value-type="float">
            <text:p>1.47680907680142E+018</text:p>
          </table:table-cell>
          <table:table-cell office:value-type="float" office:value="1.47680907693339E+018" calcext:value-type="float">
            <text:p>1.47680907693339E+018</text:p>
          </table:table-cell>
          <table:table-cell office:value-type="float" office:value="1.47680923964575E+018" calcext:value-type="float">
            <text:p>1.47680923964575E+018</text:p>
          </table:table-cell>
          <table:table-cell office:value-type="float" office:value="1.47680923982426E+018" calcext:value-type="float">
            <text:p>1.47680923982426E+018</text:p>
          </table:table-cell>
          <table:table-cell office:value-type="float" office:value="1.47680948100785E+018" calcext:value-type="float">
            <text:p>1.47680948100785E+018</text:p>
          </table:table-cell>
          <table:table-cell office:value-type="float" office:value="1.47680948122149E+018" calcext:value-type="float">
            <text:p>1.47680948122149E+018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.47680907680179E+018" calcext:value-type="float">
            <text:p>1.47680907680179E+018</text:p>
          </table:table-cell>
          <table:table-cell office:value-type="float" office:value="1.47680907693358E+018" calcext:value-type="float">
            <text:p>1.47680907693358E+018</text:p>
          </table:table-cell>
          <table:table-cell office:value-type="float" office:value="1.4768092396461E+018" calcext:value-type="float">
            <text:p>1.4768092396461E+018</text:p>
          </table:table-cell>
          <table:table-cell office:value-type="float" office:value="1.47680923982444E+018" calcext:value-type="float">
            <text:p>1.47680923982444E+018</text:p>
          </table:table-cell>
          <table:table-cell office:value-type="float" office:value="1.4768094810082E+018" calcext:value-type="float">
            <text:p>1.4768094810082E+018</text:p>
          </table:table-cell>
          <table:table-cell office:value-type="float" office:value="1.47680948122155E+018" calcext:value-type="float">
            <text:p>1.47680948122155E+018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.47680907680216E+018" calcext:value-type="float">
            <text:p>1.47680907680216E+018</text:p>
          </table:table-cell>
          <table:table-cell office:value-type="float" office:value="1.47680907693389E+018" calcext:value-type="float">
            <text:p>1.47680907693389E+018</text:p>
          </table:table-cell>
          <table:table-cell office:value-type="float" office:value="1.47680923964649E+018" calcext:value-type="float">
            <text:p>1.47680923964649E+018</text:p>
          </table:table-cell>
          <table:table-cell office:value-type="float" office:value="1.4768092398249E+018" calcext:value-type="float">
            <text:p>1.4768092398249E+018</text:p>
          </table:table-cell>
          <table:table-cell office:value-type="float" office:value="1.47680948100855E+018" calcext:value-type="float">
            <text:p>1.47680948100855E+018</text:p>
          </table:table-cell>
          <table:table-cell office:value-type="float" office:value="1.47680948122175E+018" calcext:value-type="float">
            <text:p>1.47680948122175E+018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.47680907680251E+018" calcext:value-type="float">
            <text:p>1.47680907680251E+018</text:p>
          </table:table-cell>
          <table:table-cell office:value-type="float" office:value="1.47680907693428E+018" calcext:value-type="float">
            <text:p>1.47680907693428E+018</text:p>
          </table:table-cell>
          <table:table-cell office:value-type="float" office:value="1.47680923964688E+018" calcext:value-type="float">
            <text:p>1.47680923964688E+018</text:p>
          </table:table-cell>
          <table:table-cell office:value-type="float" office:value="1.47680923982496E+018" calcext:value-type="float">
            <text:p>1.47680923982496E+018</text:p>
          </table:table-cell>
          <table:table-cell office:value-type="float" office:value="1.4768094810089E+018" calcext:value-type="float">
            <text:p>1.4768094810089E+018</text:p>
          </table:table-cell>
          <table:table-cell office:value-type="float" office:value="1.47680948122181E+018" calcext:value-type="float">
            <text:p>1.47680948122181E+018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.47680907680285E+018" calcext:value-type="float">
            <text:p>1.47680907680285E+018</text:p>
          </table:table-cell>
          <table:table-cell office:value-type="float" office:value="1.47680907693445E+018" calcext:value-type="float">
            <text:p>1.47680907693445E+018</text:p>
          </table:table-cell>
          <table:table-cell office:value-type="float" office:value="1.47680923964727E+018" calcext:value-type="float">
            <text:p>1.47680923964727E+018</text:p>
          </table:table-cell>
          <table:table-cell office:value-type="float" office:value="1.47680923982501E+018" calcext:value-type="float">
            <text:p>1.47680923982501E+018</text:p>
          </table:table-cell>
          <table:table-cell office:value-type="float" office:value="1.47680948100925E+018" calcext:value-type="float">
            <text:p>1.47680948100925E+018</text:p>
          </table:table-cell>
          <table:table-cell office:value-type="float" office:value="1.47680948122198E+018" calcext:value-type="float">
            <text:p>1.47680948122198E+018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.4768090768032E+018" calcext:value-type="float">
            <text:p>1.4768090768032E+018</text:p>
          </table:table-cell>
          <table:table-cell office:value-type="float" office:value="1.47680907693469E+018" calcext:value-type="float">
            <text:p>1.47680907693469E+018</text:p>
          </table:table-cell>
          <table:table-cell office:value-type="float" office:value="1.47680923964766E+018" calcext:value-type="float">
            <text:p>1.47680923964766E+018</text:p>
          </table:table-cell>
          <table:table-cell office:value-type="float" office:value="1.47680923982507E+018" calcext:value-type="float">
            <text:p>1.47680923982507E+018</text:p>
          </table:table-cell>
          <table:table-cell office:value-type="float" office:value="1.4768094810096E+018" calcext:value-type="float">
            <text:p>1.4768094810096E+018</text:p>
          </table:table-cell>
          <table:table-cell office:value-type="float" office:value="1.47680948122218E+018" calcext:value-type="float">
            <text:p>1.47680948122218E+018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.47680907680355E+018" calcext:value-type="float">
            <text:p>1.47680907680355E+018</text:p>
          </table:table-cell>
          <table:table-cell office:value-type="float" office:value="1.47680907693475E+018" calcext:value-type="float">
            <text:p>1.47680907693475E+018</text:p>
          </table:table-cell>
          <table:table-cell office:value-type="float" office:value="1.47680923964803E+018" calcext:value-type="float">
            <text:p>1.47680923964803E+018</text:p>
          </table:table-cell>
          <table:table-cell office:value-type="float" office:value="1.47680923982532E+018" calcext:value-type="float">
            <text:p>1.47680923982532E+018</text:p>
          </table:table-cell>
          <table:table-cell office:value-type="float" office:value="1.47680948100994E+018" calcext:value-type="float">
            <text:p>1.47680948100994E+018</text:p>
          </table:table-cell>
          <table:table-cell office:value-type="float" office:value="1.47680948122224E+018" calcext:value-type="float">
            <text:p>1.47680948122224E+018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.47680907680389E+018" calcext:value-type="float">
            <text:p>1.47680907680389E+018</text:p>
          </table:table-cell>
          <table:table-cell office:value-type="float" office:value="1.4768090769348E+018" calcext:value-type="float">
            <text:p>1.4768090769348E+018</text:p>
          </table:table-cell>
          <table:table-cell office:value-type="float" office:value="1.47680923964838E+018" calcext:value-type="float">
            <text:p>1.47680923964838E+018</text:p>
          </table:table-cell>
          <table:table-cell office:value-type="float" office:value="1.47680923982538E+018" calcext:value-type="float">
            <text:p>1.47680923982538E+018</text:p>
          </table:table-cell>
          <table:table-cell office:value-type="float" office:value="1.47680948101033E+018" calcext:value-type="float">
            <text:p>1.47680948101033E+018</text:p>
          </table:table-cell>
          <table:table-cell office:value-type="float" office:value="1.47680948122249E+018" calcext:value-type="float">
            <text:p>1.47680948122249E+018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.47680907680425E+018" calcext:value-type="float">
            <text:p>1.47680907680425E+018</text:p>
          </table:table-cell>
          <table:table-cell office:value-type="float" office:value="1.47680907693497E+018" calcext:value-type="float">
            <text:p>1.47680907693497E+018</text:p>
          </table:table-cell>
          <table:table-cell office:value-type="float" office:value="1.47680923964874E+018" calcext:value-type="float">
            <text:p>1.47680923964874E+018</text:p>
          </table:table-cell>
          <table:table-cell office:value-type="float" office:value="1.47680923982566E+018" calcext:value-type="float">
            <text:p>1.47680923982566E+018</text:p>
          </table:table-cell>
          <table:table-cell office:value-type="float" office:value="1.47680948101069E+018" calcext:value-type="float">
            <text:p>1.47680948101069E+018</text:p>
          </table:table-cell>
          <table:table-cell office:value-type="float" office:value="1.47680948122273E+018" calcext:value-type="float">
            <text:p>1.47680948122273E+018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.47680907680459E+018" calcext:value-type="float">
            <text:p>1.47680907680459E+018</text:p>
          </table:table-cell>
          <table:table-cell office:value-type="float" office:value="1.47680907693517E+018" calcext:value-type="float">
            <text:p>1.47680907693517E+018</text:p>
          </table:table-cell>
          <table:table-cell office:value-type="float" office:value="1.47680923964909E+018" calcext:value-type="float">
            <text:p>1.47680923964909E+018</text:p>
          </table:table-cell>
          <table:table-cell office:value-type="float" office:value="1.47680923982572E+018" calcext:value-type="float">
            <text:p>1.47680923982572E+018</text:p>
          </table:table-cell>
          <table:table-cell office:value-type="float" office:value="1.47680948101108E+018" calcext:value-type="float">
            <text:p>1.47680948101108E+018</text:p>
          </table:table-cell>
          <table:table-cell office:value-type="float" office:value="1.47680948122294E+018" calcext:value-type="float">
            <text:p>1.47680948122294E+018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.47680907680494E+018" calcext:value-type="float">
            <text:p>1.47680907680494E+018</text:p>
          </table:table-cell>
          <table:table-cell office:value-type="float" office:value="1.47680907693523E+018" calcext:value-type="float">
            <text:p>1.47680907693523E+018</text:p>
          </table:table-cell>
          <table:table-cell office:value-type="float" office:value="1.47680923964944E+018" calcext:value-type="float">
            <text:p>1.47680923964944E+018</text:p>
          </table:table-cell>
          <table:table-cell office:value-type="float" office:value="1.47680923982578E+018" calcext:value-type="float">
            <text:p>1.47680923982578E+018</text:p>
          </table:table-cell>
          <table:table-cell office:value-type="float" office:value="1.47680948101145E+018" calcext:value-type="float">
            <text:p>1.47680948101145E+018</text:p>
          </table:table-cell>
          <table:table-cell office:value-type="float" office:value="1.47680948122299E+018" calcext:value-type="float">
            <text:p>1.47680948122299E+018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.47680907680528E+018" calcext:value-type="float">
            <text:p>1.47680907680528E+018</text:p>
          </table:table-cell>
          <table:table-cell office:value-type="float" office:value="1.4768090769354E+018" calcext:value-type="float">
            <text:p>1.4768090769354E+018</text:p>
          </table:table-cell>
          <table:table-cell office:value-type="float" office:value="1.47680923964979E+018" calcext:value-type="float">
            <text:p>1.47680923964979E+018</text:p>
          </table:table-cell>
          <table:table-cell office:value-type="float" office:value="1.47680923982603E+018" calcext:value-type="float">
            <text:p>1.47680923982603E+018</text:p>
          </table:table-cell>
          <table:table-cell office:value-type="float" office:value="1.47680948101181E+018" calcext:value-type="float">
            <text:p>1.47680948101181E+018</text:p>
          </table:table-cell>
          <table:table-cell office:value-type="float" office:value="1.4768094812232E+018" calcext:value-type="float">
            <text:p>1.4768094812232E+018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.47680907680574E+018" calcext:value-type="float">
            <text:p>1.47680907680574E+018</text:p>
          </table:table-cell>
          <table:table-cell office:value-type="float" office:value="1.47680907693556E+018" calcext:value-type="float">
            <text:p>1.47680907693556E+018</text:p>
          </table:table-cell>
          <table:table-cell office:value-type="float" office:value="1.47680923965014E+018" calcext:value-type="float">
            <text:p>1.47680923965014E+018</text:p>
          </table:table-cell>
          <table:table-cell office:value-type="float" office:value="1.47680923982609E+018" calcext:value-type="float">
            <text:p>1.47680923982609E+018</text:p>
          </table:table-cell>
          <table:table-cell office:value-type="float" office:value="1.47680948101217E+018" calcext:value-type="float">
            <text:p>1.47680948101217E+018</text:p>
          </table:table-cell>
          <table:table-cell office:value-type="float" office:value="1.47680948122326E+018" calcext:value-type="float">
            <text:p>1.47680948122326E+018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.47680907680615E+018" calcext:value-type="float">
            <text:p>1.47680907680615E+018</text:p>
          </table:table-cell>
          <table:table-cell office:value-type="float" office:value="1.47680907693573E+018" calcext:value-type="float">
            <text:p>1.47680907693573E+018</text:p>
          </table:table-cell>
          <table:table-cell office:value-type="float" office:value="1.47680923965049E+018" calcext:value-type="float">
            <text:p>1.47680923965049E+018</text:p>
          </table:table-cell>
          <table:table-cell office:value-type="float" office:value="1.4768092398264E+018" calcext:value-type="float">
            <text:p>1.4768092398264E+018</text:p>
          </table:table-cell>
          <table:table-cell office:value-type="float" office:value="1.47680948101256E+018" calcext:value-type="float">
            <text:p>1.47680948101256E+018</text:p>
          </table:table-cell>
          <table:table-cell office:value-type="float" office:value="1.4768094812235E+018" calcext:value-type="float">
            <text:p>1.4768094812235E+018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.47680907680657E+018" calcext:value-type="float">
            <text:p>1.47680907680657E+018</text:p>
          </table:table-cell>
          <table:table-cell office:value-type="float" office:value="1.47680907693606E+018" calcext:value-type="float">
            <text:p>1.47680907693606E+018</text:p>
          </table:table-cell>
          <table:table-cell office:value-type="float" office:value="1.47680923965084E+018" calcext:value-type="float">
            <text:p>1.47680923965084E+018</text:p>
          </table:table-cell>
          <table:table-cell office:value-type="float" office:value="1.47680923982646E+018" calcext:value-type="float">
            <text:p>1.47680923982646E+018</text:p>
          </table:table-cell>
          <table:table-cell office:value-type="float" office:value="1.47680948101291E+018" calcext:value-type="float">
            <text:p>1.47680948101291E+018</text:p>
          </table:table-cell>
          <table:table-cell office:value-type="float" office:value="1.47680948122356E+018" calcext:value-type="float">
            <text:p>1.47680948122356E+018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.47680907680692E+018" calcext:value-type="float">
            <text:p>1.47680907680692E+018</text:p>
          </table:table-cell>
          <table:table-cell office:value-type="float" office:value="1.4768090769364E+018" calcext:value-type="float">
            <text:p>1.4768090769364E+018</text:p>
          </table:table-cell>
          <table:table-cell office:value-type="float" office:value="1.47680923965119E+018" calcext:value-type="float">
            <text:p>1.47680923965119E+018</text:p>
          </table:table-cell>
          <table:table-cell office:value-type="float" office:value="1.47680923982652E+018" calcext:value-type="float">
            <text:p>1.47680923982652E+018</text:p>
          </table:table-cell>
          <table:table-cell office:value-type="float" office:value="1.47680948101331E+018" calcext:value-type="float">
            <text:p>1.47680948101331E+018</text:p>
          </table:table-cell>
          <table:table-cell office:value-type="float" office:value="1.47680948122361E+018" calcext:value-type="float">
            <text:p>1.47680948122361E+018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.47680907680726E+018" calcext:value-type="float">
            <text:p>1.47680907680726E+018</text:p>
          </table:table-cell>
          <table:table-cell office:value-type="float" office:value="1.47680907693661E+018" calcext:value-type="float">
            <text:p>1.47680907693661E+018</text:p>
          </table:table-cell>
          <table:table-cell office:value-type="float" office:value="1.47680923965154E+018" calcext:value-type="float">
            <text:p>1.47680923965154E+018</text:p>
          </table:table-cell>
          <table:table-cell office:value-type="float" office:value="1.47680923982669E+018" calcext:value-type="float">
            <text:p>1.47680923982669E+018</text:p>
          </table:table-cell>
          <table:table-cell office:value-type="float" office:value="1.47680948101368E+018" calcext:value-type="float">
            <text:p>1.47680948101368E+018</text:p>
          </table:table-cell>
          <table:table-cell office:value-type="float" office:value="1.47680948122382E+018" calcext:value-type="float">
            <text:p>1.47680948122382E+018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.47680907680761E+018" calcext:value-type="float">
            <text:p>1.47680907680761E+018</text:p>
          </table:table-cell>
          <table:table-cell office:value-type="float" office:value="1.47680907693667E+018" calcext:value-type="float">
            <text:p>1.47680907693667E+018</text:p>
          </table:table-cell>
          <table:table-cell office:value-type="float" office:value="1.47680923965189E+018" calcext:value-type="float">
            <text:p>1.47680923965189E+018</text:p>
          </table:table-cell>
          <table:table-cell office:value-type="float" office:value="1.47680923982702E+018" calcext:value-type="float">
            <text:p>1.47680923982702E+018</text:p>
          </table:table-cell>
          <table:table-cell office:value-type="float" office:value="1.47680948101404E+018" calcext:value-type="float">
            <text:p>1.47680948101404E+018</text:p>
          </table:table-cell>
          <table:table-cell office:value-type="float" office:value="1.47680948122388E+018" calcext:value-type="float">
            <text:p>1.47680948122388E+018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.47680907680801E+018" calcext:value-type="float">
            <text:p>1.47680907680801E+018</text:p>
          </table:table-cell>
          <table:table-cell office:value-type="float" office:value="1.47680907693683E+018" calcext:value-type="float">
            <text:p>1.47680907693683E+018</text:p>
          </table:table-cell>
          <table:table-cell office:value-type="float" office:value="1.47680923965224E+018" calcext:value-type="float">
            <text:p>1.47680923965224E+018</text:p>
          </table:table-cell>
          <table:table-cell office:value-type="float" office:value="1.47680923982708E+018" calcext:value-type="float">
            <text:p>1.47680923982708E+018</text:p>
          </table:table-cell>
          <table:table-cell office:value-type="float" office:value="1.47680948101439E+018" calcext:value-type="float">
            <text:p>1.47680948101439E+018</text:p>
          </table:table-cell>
          <table:table-cell office:value-type="float" office:value="1.47680948122404E+018" calcext:value-type="float">
            <text:p>1.47680948122404E+018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.47680907680836E+018" calcext:value-type="float">
            <text:p>1.47680907680836E+018</text:p>
          </table:table-cell>
          <table:table-cell office:value-type="float" office:value="1.47680907693715E+018" calcext:value-type="float">
            <text:p>1.47680907693715E+018</text:p>
          </table:table-cell>
          <table:table-cell office:value-type="float" office:value="1.47680923965259E+018" calcext:value-type="float">
            <text:p>1.47680923965259E+018</text:p>
          </table:table-cell>
          <table:table-cell office:value-type="float" office:value="1.47680923982713E+018" calcext:value-type="float">
            <text:p>1.47680923982713E+018</text:p>
          </table:table-cell>
          <table:table-cell office:value-type="float" office:value="1.47680948101474E+018" calcext:value-type="float">
            <text:p>1.47680948101474E+018</text:p>
          </table:table-cell>
          <table:table-cell office:value-type="float" office:value="1.47680948122425E+018" calcext:value-type="float">
            <text:p>1.47680948122425E+018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.47680907680885E+018" calcext:value-type="float">
            <text:p>1.47680907680885E+018</text:p>
          </table:table-cell>
          <table:table-cell office:value-type="float" office:value="1.47680907693741E+018" calcext:value-type="float">
            <text:p>1.47680907693741E+018</text:p>
          </table:table-cell>
          <table:table-cell office:value-type="float" office:value="1.476809239653E+018" calcext:value-type="float">
            <text:p>1.476809239653E+018</text:p>
          </table:table-cell>
          <table:table-cell office:value-type="float" office:value="1.47680923982739E+018" calcext:value-type="float">
            <text:p>1.47680923982739E+018</text:p>
          </table:table-cell>
          <table:table-cell office:value-type="float" office:value="1.47680948101509E+018" calcext:value-type="float">
            <text:p>1.47680948101509E+018</text:p>
          </table:table-cell>
          <table:table-cell office:value-type="float" office:value="1.47680948122431E+018" calcext:value-type="float">
            <text:p>1.47680948122431E+018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.47680907680928E+018" calcext:value-type="float">
            <text:p>1.47680907680928E+018</text:p>
          </table:table-cell>
          <table:table-cell office:value-type="float" office:value="1.47680907693747E+018" calcext:value-type="float">
            <text:p>1.47680907693747E+018</text:p>
          </table:table-cell>
          <table:table-cell office:value-type="float" office:value="1.47680923965336E+018" calcext:value-type="float">
            <text:p>1.47680923965336E+018</text:p>
          </table:table-cell>
          <table:table-cell office:value-type="float" office:value="1.47680923982744E+018" calcext:value-type="float">
            <text:p>1.47680923982744E+018</text:p>
          </table:table-cell>
          <table:table-cell office:value-type="float" office:value="1.47680948101544E+018" calcext:value-type="float">
            <text:p>1.47680948101544E+018</text:p>
          </table:table-cell>
          <table:table-cell office:value-type="float" office:value="1.47680948122451E+018" calcext:value-type="float">
            <text:p>1.47680948122451E+018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.47680907680967E+018" calcext:value-type="float">
            <text:p>1.47680907680967E+018</text:p>
          </table:table-cell>
          <table:table-cell office:value-type="float" office:value="1.47680907693753E+018" calcext:value-type="float">
            <text:p>1.47680907693753E+018</text:p>
          </table:table-cell>
          <table:table-cell office:value-type="float" office:value="1.47680923965371E+018" calcext:value-type="float">
            <text:p>1.47680923965371E+018</text:p>
          </table:table-cell>
          <table:table-cell office:value-type="float" office:value="1.47680923982769E+018" calcext:value-type="float">
            <text:p>1.47680923982769E+018</text:p>
          </table:table-cell>
          <table:table-cell office:value-type="float" office:value="1.4768094810158E+018" calcext:value-type="float">
            <text:p>1.4768094810158E+018</text:p>
          </table:table-cell>
          <table:table-cell office:value-type="float" office:value="1.47680948122457E+018" calcext:value-type="float">
            <text:p>1.47680948122457E+018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.47680907681005E+018" calcext:value-type="float">
            <text:p>1.47680907681005E+018</text:p>
          </table:table-cell>
          <table:table-cell office:value-type="float" office:value="1.47680907693773E+018" calcext:value-type="float">
            <text:p>1.47680907693773E+018</text:p>
          </table:table-cell>
          <table:table-cell office:value-type="float" office:value="1.47680923965405E+018" calcext:value-type="float">
            <text:p>1.47680923965405E+018</text:p>
          </table:table-cell>
          <table:table-cell office:value-type="float" office:value="1.47680923982775E+018" calcext:value-type="float">
            <text:p>1.47680923982775E+018</text:p>
          </table:table-cell>
          <table:table-cell office:value-type="float" office:value="1.47680948101615E+018" calcext:value-type="float">
            <text:p>1.47680948101615E+018</text:p>
          </table:table-cell>
          <table:table-cell office:value-type="float" office:value="1.47680948122474E+018" calcext:value-type="float">
            <text:p>1.47680948122474E+018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.4768090768104E+018" calcext:value-type="float">
            <text:p>1.4768090768104E+018</text:p>
          </table:table-cell>
          <table:table-cell office:value-type="float" office:value="1.47680907693779E+018" calcext:value-type="float">
            <text:p>1.47680907693779E+018</text:p>
          </table:table-cell>
          <table:table-cell office:value-type="float" office:value="1.47680923965441E+018" calcext:value-type="float">
            <text:p>1.47680923965441E+018</text:p>
          </table:table-cell>
          <table:table-cell office:value-type="float" office:value="1.47680923982804E+018" calcext:value-type="float">
            <text:p>1.47680923982804E+018</text:p>
          </table:table-cell>
          <table:table-cell office:value-type="float" office:value="1.47680948101654E+018" calcext:value-type="float">
            <text:p>1.47680948101654E+018</text:p>
          </table:table-cell>
          <table:table-cell office:value-type="float" office:value="1.4768094812249E+018" calcext:value-type="float">
            <text:p>1.4768094812249E+018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.47680907681075E+018" calcext:value-type="float">
            <text:p>1.47680907681075E+018</text:p>
          </table:table-cell>
          <table:table-cell office:value-type="float" office:value="1.47680907693795E+018" calcext:value-type="float">
            <text:p>1.47680907693795E+018</text:p>
          </table:table-cell>
          <table:table-cell office:value-type="float" office:value="1.47680923965476E+018" calcext:value-type="float">
            <text:p>1.47680923965476E+018</text:p>
          </table:table-cell>
          <table:table-cell office:value-type="float" office:value="1.4768092398281E+018" calcext:value-type="float">
            <text:p>1.4768092398281E+018</text:p>
          </table:table-cell>
          <table:table-cell office:value-type="float" office:value="1.47680948101689E+018" calcext:value-type="float">
            <text:p>1.47680948101689E+018</text:p>
          </table:table-cell>
          <table:table-cell office:value-type="float" office:value="1.47680948122511E+018" calcext:value-type="float">
            <text:p>1.47680948122511E+018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.47680907681109E+018" calcext:value-type="float">
            <text:p>1.47680907681109E+018</text:p>
          </table:table-cell>
          <table:table-cell office:value-type="float" office:value="1.47680907693812E+018" calcext:value-type="float">
            <text:p>1.47680907693812E+018</text:p>
          </table:table-cell>
          <table:table-cell office:value-type="float" office:value="1.47680923965515E+018" calcext:value-type="float">
            <text:p>1.47680923965515E+018</text:p>
          </table:table-cell>
          <table:table-cell office:value-type="float" office:value="1.47680923982815E+018" calcext:value-type="float">
            <text:p>1.47680923982815E+018</text:p>
          </table:table-cell>
          <table:table-cell office:value-type="float" office:value="1.47680948101724E+018" calcext:value-type="float">
            <text:p>1.47680948101724E+018</text:p>
          </table:table-cell>
          <table:table-cell office:value-type="float" office:value="1.47680948122517E+018" calcext:value-type="float">
            <text:p>1.47680948122517E+018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.47680907681144E+018" calcext:value-type="float">
            <text:p>1.47680907681144E+018</text:p>
          </table:table-cell>
          <table:table-cell office:value-type="float" office:value="1.47680907693832E+018" calcext:value-type="float">
            <text:p>1.47680907693832E+018</text:p>
          </table:table-cell>
          <table:table-cell office:value-type="float" office:value="1.47680923965551E+018" calcext:value-type="float">
            <text:p>1.47680923965551E+018</text:p>
          </table:table-cell>
          <table:table-cell office:value-type="float" office:value="1.4768092398284E+018" calcext:value-type="float">
            <text:p>1.4768092398284E+018</text:p>
          </table:table-cell>
          <table:table-cell office:value-type="float" office:value="1.47680948101759E+018" calcext:value-type="float">
            <text:p>1.47680948101759E+018</text:p>
          </table:table-cell>
          <table:table-cell office:value-type="float" office:value="1.47680948122537E+018" calcext:value-type="float">
            <text:p>1.47680948122537E+01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.47680907681179E+018" calcext:value-type="float">
            <text:p>1.47680907681179E+018</text:p>
          </table:table-cell>
          <table:table-cell office:value-type="float" office:value="1.47680907693838E+018" calcext:value-type="float">
            <text:p>1.47680907693838E+018</text:p>
          </table:table-cell>
          <table:table-cell office:value-type="float" office:value="1.47680923965588E+018" calcext:value-type="float">
            <text:p>1.47680923965588E+018</text:p>
          </table:table-cell>
          <table:table-cell office:value-type="float" office:value="1.47680923982846E+018" calcext:value-type="float">
            <text:p>1.47680923982846E+018</text:p>
          </table:table-cell>
          <table:table-cell office:value-type="float" office:value="1.47680948101794E+018" calcext:value-type="float">
            <text:p>1.47680948101794E+018</text:p>
          </table:table-cell>
          <table:table-cell office:value-type="float" office:value="1.47680948122543E+018" calcext:value-type="float">
            <text:p>1.47680948122543E+018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.47680907681213E+018" calcext:value-type="float">
            <text:p>1.47680907681213E+018</text:p>
          </table:table-cell>
          <table:table-cell office:value-type="float" office:value="1.47680907693859E+018" calcext:value-type="float">
            <text:p>1.47680907693859E+018</text:p>
          </table:table-cell>
          <table:table-cell office:value-type="float" office:value="1.47680923965627E+018" calcext:value-type="float">
            <text:p>1.47680923965627E+018</text:p>
          </table:table-cell>
          <table:table-cell office:value-type="float" office:value="1.47680923982871E+018" calcext:value-type="float">
            <text:p>1.47680923982871E+018</text:p>
          </table:table-cell>
          <table:table-cell office:value-type="float" office:value="1.47680948101829E+018" calcext:value-type="float">
            <text:p>1.47680948101829E+018</text:p>
          </table:table-cell>
          <table:table-cell office:value-type="float" office:value="1.47680948122559E+018" calcext:value-type="float">
            <text:p>1.47680948122559E+018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.47680907681248E+018" calcext:value-type="float">
            <text:p>1.47680907681248E+018</text:p>
          </table:table-cell>
          <table:table-cell office:value-type="float" office:value="1.47680907693875E+018" calcext:value-type="float">
            <text:p>1.47680907693875E+018</text:p>
          </table:table-cell>
          <table:table-cell office:value-type="float" office:value="1.47680923965663E+018" calcext:value-type="float">
            <text:p>1.47680923965663E+018</text:p>
          </table:table-cell>
          <table:table-cell office:value-type="float" office:value="1.47680923982877E+018" calcext:value-type="float">
            <text:p>1.47680923982877E+018</text:p>
          </table:table-cell>
          <table:table-cell office:value-type="float" office:value="1.47680948101864E+018" calcext:value-type="float">
            <text:p>1.47680948101864E+018</text:p>
          </table:table-cell>
          <table:table-cell office:value-type="float" office:value="1.4768094812258E+018" calcext:value-type="float">
            <text:p>1.4768094812258E+018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.47680907681282E+018" calcext:value-type="float">
            <text:p>1.47680907681282E+018</text:p>
          </table:table-cell>
          <table:table-cell office:value-type="float" office:value="1.47680907693891E+018" calcext:value-type="float">
            <text:p>1.47680907693891E+018</text:p>
          </table:table-cell>
          <table:table-cell office:value-type="float" office:value="1.47680923965699E+018" calcext:value-type="float">
            <text:p>1.47680923965699E+018</text:p>
          </table:table-cell>
          <table:table-cell office:value-type="float" office:value="1.47680923982902E+018" calcext:value-type="float">
            <text:p>1.47680923982902E+018</text:p>
          </table:table-cell>
          <table:table-cell office:value-type="float" office:value="1.47680948101899E+018" calcext:value-type="float">
            <text:p>1.47680948101899E+018</text:p>
          </table:table-cell>
          <table:table-cell office:value-type="float" office:value="1.47680948122586E+018" calcext:value-type="float">
            <text:p>1.47680948122586E+018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.47680907681317E+018" calcext:value-type="float">
            <text:p>1.47680907681317E+018</text:p>
          </table:table-cell>
          <table:table-cell office:value-type="float" office:value="1.47680907693908E+018" calcext:value-type="float">
            <text:p>1.47680907693908E+018</text:p>
          </table:table-cell>
          <table:table-cell office:value-type="float" office:value="1.47680923965734E+018" calcext:value-type="float">
            <text:p>1.47680923965734E+018</text:p>
          </table:table-cell>
          <table:table-cell office:value-type="float" office:value="1.47680923982908E+018" calcext:value-type="float">
            <text:p>1.47680923982908E+018</text:p>
          </table:table-cell>
          <table:table-cell office:value-type="float" office:value="1.47680948101934E+018" calcext:value-type="float">
            <text:p>1.47680948101934E+018</text:p>
          </table:table-cell>
          <table:table-cell office:value-type="float" office:value="1.47680948122602E+018" calcext:value-type="float">
            <text:p>1.47680948122602E+018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.47680907681351E+018" calcext:value-type="float">
            <text:p>1.47680907681351E+018</text:p>
          </table:table-cell>
          <table:table-cell office:value-type="float" office:value="1.47680907693936E+018" calcext:value-type="float">
            <text:p>1.47680907693936E+018</text:p>
          </table:table-cell>
          <table:table-cell office:value-type="float" office:value="1.4768092396577E+018" calcext:value-type="float">
            <text:p>1.4768092396577E+018</text:p>
          </table:table-cell>
          <table:table-cell office:value-type="float" office:value="1.47680923982937E+018" calcext:value-type="float">
            <text:p>1.47680923982937E+018</text:p>
          </table:table-cell>
          <table:table-cell office:value-type="float" office:value="1.47680948101973E+018" calcext:value-type="float">
            <text:p>1.47680948101973E+018</text:p>
          </table:table-cell>
          <table:table-cell office:value-type="float" office:value="1.47680948122619E+018" calcext:value-type="float">
            <text:p>1.47680948122619E+018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.47680907681386E+018" calcext:value-type="float">
            <text:p>1.47680907681386E+018</text:p>
          </table:table-cell>
          <table:table-cell office:value-type="float" office:value="1.47680907693952E+018" calcext:value-type="float">
            <text:p>1.47680907693952E+018</text:p>
          </table:table-cell>
          <table:table-cell office:value-type="float" office:value="1.47680923965805E+018" calcext:value-type="float">
            <text:p>1.47680923965805E+018</text:p>
          </table:table-cell>
          <table:table-cell office:value-type="float" office:value="1.47680923982943E+018" calcext:value-type="float">
            <text:p>1.47680923982943E+018</text:p>
          </table:table-cell>
          <table:table-cell office:value-type="float" office:value="1.47680948102008E+018" calcext:value-type="float">
            <text:p>1.47680948102008E+018</text:p>
          </table:table-cell>
          <table:table-cell office:value-type="float" office:value="1.47680948122644E+018" calcext:value-type="float">
            <text:p>1.47680948122644E+018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.47680907681421E+018" calcext:value-type="float">
            <text:p>1.47680907681421E+018</text:p>
          </table:table-cell>
          <table:table-cell office:value-type="float" office:value="1.47680907693969E+018" calcext:value-type="float">
            <text:p>1.47680907693969E+018</text:p>
          </table:table-cell>
          <table:table-cell office:value-type="float" office:value="1.4768092396584E+018" calcext:value-type="float">
            <text:p>1.4768092396584E+018</text:p>
          </table:table-cell>
          <table:table-cell office:value-type="float" office:value="1.47680923982948E+018" calcext:value-type="float">
            <text:p>1.47680923982948E+018</text:p>
          </table:table-cell>
          <table:table-cell office:value-type="float" office:value="1.47680948102044E+018" calcext:value-type="float">
            <text:p>1.47680948102044E+018</text:p>
          </table:table-cell>
          <table:table-cell office:value-type="float" office:value="1.47680948122649E+018" calcext:value-type="float">
            <text:p>1.47680948122649E+018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.47680907681455E+018" calcext:value-type="float">
            <text:p>1.47680907681455E+018</text:p>
          </table:table-cell>
          <table:table-cell office:value-type="float" office:value="1.47680907694036E+018" calcext:value-type="float">
            <text:p>1.47680907694036E+018</text:p>
          </table:table-cell>
          <table:table-cell office:value-type="float" office:value="1.47680923965875E+018" calcext:value-type="float">
            <text:p>1.47680923965875E+018</text:p>
          </table:table-cell>
          <table:table-cell office:value-type="float" office:value="1.47680923982966E+018" calcext:value-type="float">
            <text:p>1.47680923982966E+018</text:p>
          </table:table-cell>
          <table:table-cell office:value-type="float" office:value="1.4768094810208E+018" calcext:value-type="float">
            <text:p>1.4768094810208E+018</text:p>
          </table:table-cell>
          <table:table-cell office:value-type="float" office:value="1.47680948122666E+018" calcext:value-type="float">
            <text:p>1.47680948122666E+018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.4768090768149E+018" calcext:value-type="float">
            <text:p>1.4768090768149E+018</text:p>
          </table:table-cell>
          <table:table-cell office:value-type="float" office:value="1.47680907694053E+018" calcext:value-type="float">
            <text:p>1.47680907694053E+018</text:p>
          </table:table-cell>
          <table:table-cell office:value-type="float" office:value="1.4768092396591E+018" calcext:value-type="float">
            <text:p>1.4768092396591E+018</text:p>
          </table:table-cell>
          <table:table-cell office:value-type="float" office:value="1.47680923982995E+018" calcext:value-type="float">
            <text:p>1.47680923982995E+018</text:p>
          </table:table-cell>
          <table:table-cell office:value-type="float" office:value="1.47680948102115E+018" calcext:value-type="float">
            <text:p>1.47680948102115E+018</text:p>
          </table:table-cell>
          <table:table-cell office:value-type="float" office:value="1.47680948122683E+018" calcext:value-type="float">
            <text:p>1.47680948122683E+018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.47680907681524E+018" calcext:value-type="float">
            <text:p>1.47680907681524E+018</text:p>
          </table:table-cell>
          <table:table-cell office:value-type="float" office:value="1.47680907694084E+018" calcext:value-type="float">
            <text:p>1.47680907694084E+018</text:p>
          </table:table-cell>
          <table:table-cell office:value-type="float" office:value="1.47680923965945E+018" calcext:value-type="float">
            <text:p>1.47680923965945E+018</text:p>
          </table:table-cell>
          <table:table-cell office:value-type="float" office:value="1.47680923983001E+018" calcext:value-type="float">
            <text:p>1.47680923983001E+018</text:p>
          </table:table-cell>
          <table:table-cell office:value-type="float" office:value="1.4768094810215E+018" calcext:value-type="float">
            <text:p>1.4768094810215E+018</text:p>
          </table:table-cell>
          <table:table-cell office:value-type="float" office:value="1.47680948122704E+018" calcext:value-type="float">
            <text:p>1.47680948122704E+018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.47680907681576E+018" calcext:value-type="float">
            <text:p>1.47680907681576E+018</text:p>
          </table:table-cell>
          <table:table-cell office:value-type="float" office:value="1.4768090769409E+018" calcext:value-type="float">
            <text:p>1.4768090769409E+018</text:p>
          </table:table-cell>
          <table:table-cell office:value-type="float" office:value="1.47680923965979E+018" calcext:value-type="float">
            <text:p>1.47680923965979E+018</text:p>
          </table:table-cell>
          <table:table-cell office:value-type="float" office:value="1.47680923983006E+018" calcext:value-type="float">
            <text:p>1.47680923983006E+018</text:p>
          </table:table-cell>
          <table:table-cell office:value-type="float" office:value="1.47680948102185E+018" calcext:value-type="float">
            <text:p>1.47680948102185E+018</text:p>
          </table:table-cell>
          <table:table-cell office:value-type="float" office:value="1.47680948122709E+018" calcext:value-type="float">
            <text:p>1.47680948122709E+018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.47680907681634E+018" calcext:value-type="float">
            <text:p>1.47680907681634E+018</text:p>
          </table:table-cell>
          <table:table-cell office:value-type="float" office:value="1.47680907694096E+018" calcext:value-type="float">
            <text:p>1.47680907694096E+018</text:p>
          </table:table-cell>
          <table:table-cell office:value-type="float" office:value="1.47680923966027E+018" calcext:value-type="float">
            <text:p>1.47680923966027E+018</text:p>
          </table:table-cell>
          <table:table-cell office:value-type="float" office:value="1.47680923983027E+018" calcext:value-type="float">
            <text:p>1.47680923983027E+018</text:p>
          </table:table-cell>
          <table:table-cell office:value-type="float" office:value="1.47680948102224E+018" calcext:value-type="float">
            <text:p>1.47680948102224E+018</text:p>
          </table:table-cell>
          <table:table-cell office:value-type="float" office:value="1.47680948122726E+018" calcext:value-type="float">
            <text:p>1.47680948122726E+018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.47680907681673E+018" calcext:value-type="float">
            <text:p>1.47680907681673E+018</text:p>
          </table:table-cell>
          <table:table-cell office:value-type="float" office:value="1.47680907694101E+018" calcext:value-type="float">
            <text:p>1.47680907694101E+018</text:p>
          </table:table-cell>
          <table:table-cell office:value-type="float" office:value="1.47680923966065E+018" calcext:value-type="float">
            <text:p>1.47680923966065E+018</text:p>
          </table:table-cell>
          <table:table-cell office:value-type="float" office:value="1.47680923983055E+018" calcext:value-type="float">
            <text:p>1.47680923983055E+018</text:p>
          </table:table-cell>
          <table:table-cell office:value-type="float" office:value="1.47680948102259E+018" calcext:value-type="float">
            <text:p>1.47680948102259E+018</text:p>
          </table:table-cell>
          <table:table-cell office:value-type="float" office:value="1.47680948122748E+018" calcext:value-type="float">
            <text:p>1.47680948122748E+018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.47680907681719E+018" calcext:value-type="float">
            <text:p>1.47680907681719E+018</text:p>
          </table:table-cell>
          <table:table-cell office:value-type="float" office:value="1.47680907694118E+018" calcext:value-type="float">
            <text:p>1.47680907694118E+018</text:p>
          </table:table-cell>
          <table:table-cell office:value-type="float" office:value="1.47680923966103E+018" calcext:value-type="float">
            <text:p>1.47680923966103E+018</text:p>
          </table:table-cell>
          <table:table-cell office:value-type="float" office:value="1.47680923983061E+018" calcext:value-type="float">
            <text:p>1.47680923983061E+018</text:p>
          </table:table-cell>
          <table:table-cell office:value-type="float" office:value="1.47680948102295E+018" calcext:value-type="float">
            <text:p>1.47680948102295E+018</text:p>
          </table:table-cell>
          <table:table-cell office:value-type="float" office:value="1.47680948122768E+018" calcext:value-type="float">
            <text:p>1.47680948122768E+018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.47680907681778E+018" calcext:value-type="float">
            <text:p>1.47680907681778E+018</text:p>
          </table:table-cell>
          <table:table-cell office:value-type="float" office:value="1.47680907694139E+018" calcext:value-type="float">
            <text:p>1.47680907694139E+018</text:p>
          </table:table-cell>
          <table:table-cell office:value-type="float" office:value="1.47680923966141E+018" calcext:value-type="float">
            <text:p>1.47680923966141E+018</text:p>
          </table:table-cell>
          <table:table-cell office:value-type="float" office:value="1.47680923983094E+018" calcext:value-type="float">
            <text:p>1.47680923983094E+018</text:p>
          </table:table-cell>
          <table:table-cell office:value-type="float" office:value="1.47680948102331E+018" calcext:value-type="float">
            <text:p>1.47680948102331E+018</text:p>
          </table:table-cell>
          <table:table-cell office:value-type="float" office:value="1.47680948122774E+018" calcext:value-type="float">
            <text:p>1.47680948122774E+018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.47680907681833E+018" calcext:value-type="float">
            <text:p>1.47680907681833E+018</text:p>
          </table:table-cell>
          <table:table-cell office:value-type="float" office:value="1.47680907694144E+018" calcext:value-type="float">
            <text:p>1.47680907694144E+018</text:p>
          </table:table-cell>
          <table:table-cell office:value-type="float" office:value="1.47680923966179E+018" calcext:value-type="float">
            <text:p>1.47680923966179E+018</text:p>
          </table:table-cell>
          <table:table-cell office:value-type="float" office:value="1.476809239831E+018" calcext:value-type="float">
            <text:p>1.476809239831E+018</text:p>
          </table:table-cell>
          <table:table-cell office:value-type="float" office:value="1.47680948102365E+018" calcext:value-type="float">
            <text:p>1.47680948102365E+018</text:p>
          </table:table-cell>
          <table:table-cell office:value-type="float" office:value="1.47680948122791E+018" calcext:value-type="float">
            <text:p>1.47680948122791E+018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.47680907681891E+018" calcext:value-type="float">
            <text:p>1.47680907681891E+018</text:p>
          </table:table-cell>
          <table:table-cell office:value-type="float" office:value="1.47680907694193E+018" calcext:value-type="float">
            <text:p>1.47680907694193E+018</text:p>
          </table:table-cell>
          <table:table-cell office:value-type="float" office:value="1.47680923966217E+018" calcext:value-type="float">
            <text:p>1.47680923966217E+018</text:p>
          </table:table-cell>
          <table:table-cell office:value-type="float" office:value="1.47680923983106E+018" calcext:value-type="float">
            <text:p>1.47680923983106E+018</text:p>
          </table:table-cell>
          <table:table-cell office:value-type="float" office:value="1.47680948102401E+018" calcext:value-type="float">
            <text:p>1.47680948102401E+018</text:p>
          </table:table-cell>
          <table:table-cell office:value-type="float" office:value="1.47680948122812E+018" calcext:value-type="float">
            <text:p>1.47680948122812E+018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.47680907681939E+018" calcext:value-type="float">
            <text:p>1.47680907681939E+018</text:p>
          </table:table-cell>
          <table:table-cell office:value-type="float" office:value="1.4768090769421E+018" calcext:value-type="float">
            <text:p>1.4768090769421E+018</text:p>
          </table:table-cell>
          <table:table-cell office:value-type="float" office:value="1.47680923966253E+018" calcext:value-type="float">
            <text:p>1.47680923966253E+018</text:p>
          </table:table-cell>
          <table:table-cell office:value-type="float" office:value="1.47680923983111E+018" calcext:value-type="float">
            <text:p>1.47680923983111E+018</text:p>
          </table:table-cell>
          <table:table-cell office:value-type="float" office:value="1.47680948102436E+018" calcext:value-type="float">
            <text:p>1.47680948102436E+018</text:p>
          </table:table-cell>
          <table:table-cell office:value-type="float" office:value="1.47680948122817E+018" calcext:value-type="float">
            <text:p>1.47680948122817E+018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.4768090768199E+018" calcext:value-type="float">
            <text:p>1.4768090768199E+018</text:p>
          </table:table-cell>
          <table:table-cell office:value-type="float" office:value="1.47680907694241E+018" calcext:value-type="float">
            <text:p>1.47680907694241E+018</text:p>
          </table:table-cell>
          <table:table-cell office:value-type="float" office:value="1.47680923966288E+018" calcext:value-type="float">
            <text:p>1.47680923966288E+018</text:p>
          </table:table-cell>
          <table:table-cell office:value-type="float" office:value="1.47680923983137E+018" calcext:value-type="float">
            <text:p>1.47680923983137E+018</text:p>
          </table:table-cell>
          <table:table-cell office:value-type="float" office:value="1.47680948102471E+018" calcext:value-type="float">
            <text:p>1.47680948102471E+018</text:p>
          </table:table-cell>
          <table:table-cell office:value-type="float" office:value="1.47680948122834E+018" calcext:value-type="float">
            <text:p>1.47680948122834E+018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.47680907682026E+018" calcext:value-type="float">
            <text:p>1.47680907682026E+018</text:p>
          </table:table-cell>
          <table:table-cell office:value-type="float" office:value="1.47680907694246E+018" calcext:value-type="float">
            <text:p>1.47680907694246E+018</text:p>
          </table:table-cell>
          <table:table-cell office:value-type="float" office:value="1.47680923966323E+018" calcext:value-type="float">
            <text:p>1.47680923966323E+018</text:p>
          </table:table-cell>
          <table:table-cell office:value-type="float" office:value="1.47680923983143E+018" calcext:value-type="float">
            <text:p>1.47680923983143E+018</text:p>
          </table:table-cell>
          <table:table-cell office:value-type="float" office:value="1.4768094810251E+018" calcext:value-type="float">
            <text:p>1.4768094810251E+018</text:p>
          </table:table-cell>
          <table:table-cell office:value-type="float" office:value="1.47680948122854E+018" calcext:value-type="float">
            <text:p>1.47680948122854E+018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.47680907682061E+018" calcext:value-type="float">
            <text:p>1.47680907682061E+018</text:p>
          </table:table-cell>
          <table:table-cell office:value-type="float" office:value="1.47680907694252E+018" calcext:value-type="float">
            <text:p>1.47680907694252E+018</text:p>
          </table:table-cell>
          <table:table-cell office:value-type="float" office:value="1.47680923966358E+018" calcext:value-type="float">
            <text:p>1.47680923966358E+018</text:p>
          </table:table-cell>
          <table:table-cell office:value-type="float" office:value="1.47680923983172E+018" calcext:value-type="float">
            <text:p>1.47680923983172E+018</text:p>
          </table:table-cell>
          <table:table-cell office:value-type="float" office:value="1.47680948102545E+018" calcext:value-type="float">
            <text:p>1.47680948102545E+018</text:p>
          </table:table-cell>
          <table:table-cell office:value-type="float" office:value="1.4768094812286E+018" calcext:value-type="float">
            <text:p>1.4768094812286E+018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.47680907682096E+018" calcext:value-type="float">
            <text:p>1.47680907682096E+018</text:p>
          </table:table-cell>
          <table:table-cell office:value-type="float" office:value="1.47680907694257E+018" calcext:value-type="float">
            <text:p>1.47680907694257E+018</text:p>
          </table:table-cell>
          <table:table-cell office:value-type="float" office:value="1.47680923966393E+018" calcext:value-type="float">
            <text:p>1.47680923966393E+018</text:p>
          </table:table-cell>
          <table:table-cell office:value-type="float" office:value="1.47680923983178E+018" calcext:value-type="float">
            <text:p>1.47680923983178E+018</text:p>
          </table:table-cell>
          <table:table-cell office:value-type="float" office:value="1.47680948102585E+018" calcext:value-type="float">
            <text:p>1.47680948102585E+018</text:p>
          </table:table-cell>
          <table:table-cell office:value-type="float" office:value="1.47680948122877E+018" calcext:value-type="float">
            <text:p>1.47680948122877E+018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.47680907682131E+018" calcext:value-type="float">
            <text:p>1.47680907682131E+018</text:p>
          </table:table-cell>
          <table:table-cell office:value-type="float" office:value="1.47680907694274E+018" calcext:value-type="float">
            <text:p>1.47680907694274E+018</text:p>
          </table:table-cell>
          <table:table-cell office:value-type="float" office:value="1.47680923966428E+018" calcext:value-type="float">
            <text:p>1.47680923966428E+018</text:p>
          </table:table-cell>
          <table:table-cell office:value-type="float" office:value="1.47680923983183E+018" calcext:value-type="float">
            <text:p>1.47680923983183E+018</text:p>
          </table:table-cell>
          <table:table-cell office:value-type="float" office:value="1.47680948102625E+018" calcext:value-type="float">
            <text:p>1.47680948102625E+018</text:p>
          </table:table-cell>
          <table:table-cell office:value-type="float" office:value="1.47680948122902E+018" calcext:value-type="float">
            <text:p>1.47680948122902E+018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.47680907682166E+018" calcext:value-type="float">
            <text:p>1.47680907682166E+018</text:p>
          </table:table-cell>
          <table:table-cell office:value-type="float" office:value="1.47680907694298E+018" calcext:value-type="float">
            <text:p>1.47680907694298E+018</text:p>
          </table:table-cell>
          <table:table-cell office:value-type="float" office:value="1.47680923966463E+018" calcext:value-type="float">
            <text:p>1.47680923966463E+018</text:p>
          </table:table-cell>
          <table:table-cell office:value-type="float" office:value="1.47680923983201E+018" calcext:value-type="float">
            <text:p>1.47680923983201E+018</text:p>
          </table:table-cell>
          <table:table-cell office:value-type="float" office:value="1.47680948102662E+018" calcext:value-type="float">
            <text:p>1.47680948102662E+018</text:p>
          </table:table-cell>
          <table:table-cell office:value-type="float" office:value="1.47680948122926E+018" calcext:value-type="float">
            <text:p>1.47680948122926E+018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.476809076822E+018" calcext:value-type="float">
            <text:p>1.476809076822E+018</text:p>
          </table:table-cell>
          <table:table-cell office:value-type="float" office:value="1.47680907694304E+018" calcext:value-type="float">
            <text:p>1.47680907694304E+018</text:p>
          </table:table-cell>
          <table:table-cell office:value-type="float" office:value="1.47680923966499E+018" calcext:value-type="float">
            <text:p>1.47680923966499E+018</text:p>
          </table:table-cell>
          <table:table-cell office:value-type="float" office:value="1.4768092398323E+018" calcext:value-type="float">
            <text:p>1.4768092398323E+018</text:p>
          </table:table-cell>
          <table:table-cell office:value-type="float" office:value="1.47680948102698E+018" calcext:value-type="float">
            <text:p>1.47680948102698E+018</text:p>
          </table:table-cell>
          <table:table-cell office:value-type="float" office:value="1.47680948122972E+018" calcext:value-type="float">
            <text:p>1.47680948122972E+018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.47680907682235E+018" calcext:value-type="float">
            <text:p>1.47680907682235E+018</text:p>
          </table:table-cell>
          <table:table-cell office:value-type="float" office:value="1.47680907694309E+018" calcext:value-type="float">
            <text:p>1.47680907694309E+018</text:p>
          </table:table-cell>
          <table:table-cell office:value-type="float" office:value="1.47680923966533E+018" calcext:value-type="float">
            <text:p>1.47680923966533E+018</text:p>
          </table:table-cell>
          <table:table-cell office:value-type="float" office:value="1.47680923983236E+018" calcext:value-type="float">
            <text:p>1.47680923983236E+018</text:p>
          </table:table-cell>
          <table:table-cell office:value-type="float" office:value="1.47680948102733E+018" calcext:value-type="float">
            <text:p>1.47680948102733E+018</text:p>
          </table:table-cell>
          <table:table-cell office:value-type="float" office:value="1.47680948123018E+018" calcext:value-type="float">
            <text:p>1.47680948123018E+018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.4768090768227E+018" calcext:value-type="float">
            <text:p>1.4768090768227E+018</text:p>
          </table:table-cell>
          <table:table-cell office:value-type="float" office:value="1.47680907694325E+018" calcext:value-type="float">
            <text:p>1.47680907694325E+018</text:p>
          </table:table-cell>
          <table:table-cell office:value-type="float" office:value="1.47680923966568E+018" calcext:value-type="float">
            <text:p>1.47680923966568E+018</text:p>
          </table:table-cell>
          <table:table-cell office:value-type="float" office:value="1.47680923983241E+018" calcext:value-type="float">
            <text:p>1.47680923983241E+018</text:p>
          </table:table-cell>
          <table:table-cell office:value-type="float" office:value="1.47680948102768E+018" calcext:value-type="float">
            <text:p>1.47680948102768E+018</text:p>
          </table:table-cell>
          <table:table-cell office:value-type="float" office:value="1.47680948123035E+018" calcext:value-type="float">
            <text:p>1.47680948123035E+018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.47680907682304E+018" calcext:value-type="float">
            <text:p>1.47680907682304E+018</text:p>
          </table:table-cell>
          <table:table-cell office:value-type="float" office:value="1.47680907694346E+018" calcext:value-type="float">
            <text:p>1.47680907694346E+018</text:p>
          </table:table-cell>
          <table:table-cell office:value-type="float" office:value="1.47680923966603E+018" calcext:value-type="float">
            <text:p>1.47680923966603E+018</text:p>
          </table:table-cell>
          <table:table-cell office:value-type="float" office:value="1.47680923983262E+018" calcext:value-type="float">
            <text:p>1.47680923983262E+018</text:p>
          </table:table-cell>
          <table:table-cell office:value-type="float" office:value="1.47680948102803E+018" calcext:value-type="float">
            <text:p>1.47680948102803E+018</text:p>
          </table:table-cell>
          <table:table-cell office:value-type="float" office:value="1.47680948123067E+018" calcext:value-type="float">
            <text:p>1.47680948123067E+018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.47680907682351E+018" calcext:value-type="float">
            <text:p>1.47680907682351E+018</text:p>
          </table:table-cell>
          <table:table-cell office:value-type="float" office:value="1.47680907694352E+018" calcext:value-type="float">
            <text:p>1.47680907694352E+018</text:p>
          </table:table-cell>
          <table:table-cell office:value-type="float" office:value="1.47680923966642E+018" calcext:value-type="float">
            <text:p>1.47680923966642E+018</text:p>
          </table:table-cell>
          <table:table-cell office:value-type="float" office:value="1.47680923983295E+018" calcext:value-type="float">
            <text:p>1.47680923983295E+018</text:p>
          </table:table-cell>
          <table:table-cell office:value-type="float" office:value="1.47680948102838E+018" calcext:value-type="float">
            <text:p>1.47680948102838E+018</text:p>
          </table:table-cell>
          <table:table-cell office:value-type="float" office:value="1.47680948123073E+018" calcext:value-type="float">
            <text:p>1.47680948123073E+018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.47680907682392E+018" calcext:value-type="float">
            <text:p>1.47680907682392E+018</text:p>
          </table:table-cell>
          <table:table-cell office:value-type="float" office:value="1.47680907694368E+018" calcext:value-type="float">
            <text:p>1.47680907694368E+018</text:p>
          </table:table-cell>
          <table:table-cell office:value-type="float" office:value="1.47680923966677E+018" calcext:value-type="float">
            <text:p>1.47680923966677E+018</text:p>
          </table:table-cell>
          <table:table-cell office:value-type="float" office:value="1.47680923983301E+018" calcext:value-type="float">
            <text:p>1.47680923983301E+018</text:p>
          </table:table-cell>
          <table:table-cell office:value-type="float" office:value="1.47680948102873E+018" calcext:value-type="float">
            <text:p>1.47680948102873E+018</text:p>
          </table:table-cell>
          <table:table-cell office:value-type="float" office:value="1.47680948123078E+018" calcext:value-type="float">
            <text:p>1.47680948123078E+018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.47680907682445E+018" calcext:value-type="float">
            <text:p>1.47680907682445E+018</text:p>
          </table:table-cell>
          <table:table-cell office:value-type="float" office:value="1.47680907694396E+018" calcext:value-type="float">
            <text:p>1.47680907694396E+018</text:p>
          </table:table-cell>
          <table:table-cell office:value-type="float" office:value="1.47680923966712E+018" calcext:value-type="float">
            <text:p>1.47680923966712E+018</text:p>
          </table:table-cell>
          <table:table-cell office:value-type="float" office:value="1.47680923983307E+018" calcext:value-type="float">
            <text:p>1.47680923983307E+018</text:p>
          </table:table-cell>
          <table:table-cell office:value-type="float" office:value="1.47680948102908E+018" calcext:value-type="float">
            <text:p>1.47680948102908E+018</text:p>
          </table:table-cell>
          <table:table-cell office:value-type="float" office:value="1.47680948123084E+018" calcext:value-type="float">
            <text:p>1.47680948123084E+018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.47680907682492E+018" calcext:value-type="float">
            <text:p>1.47680907682492E+018</text:p>
          </table:table-cell>
          <table:table-cell office:value-type="float" office:value="1.47680907694424E+018" calcext:value-type="float">
            <text:p>1.47680907694424E+018</text:p>
          </table:table-cell>
          <table:table-cell office:value-type="float" office:value="1.47680923966747E+018" calcext:value-type="float">
            <text:p>1.47680923966747E+018</text:p>
          </table:table-cell>
          <table:table-cell office:value-type="float" office:value="1.47680923983325E+018" calcext:value-type="float">
            <text:p>1.47680923983325E+018</text:p>
          </table:table-cell>
          <table:table-cell office:value-type="float" office:value="1.47680948102943E+018" calcext:value-type="float">
            <text:p>1.47680948102943E+018</text:p>
          </table:table-cell>
          <table:table-cell office:value-type="float" office:value="1.47680948123112E+018" calcext:value-type="float">
            <text:p>1.47680948123112E+018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.47680907682541E+018" calcext:value-type="float">
            <text:p>1.47680907682541E+018</text:p>
          </table:table-cell>
          <table:table-cell office:value-type="float" office:value="1.47680907694429E+018" calcext:value-type="float">
            <text:p>1.47680907694429E+018</text:p>
          </table:table-cell>
          <table:table-cell office:value-type="float" office:value="1.47680923966782E+018" calcext:value-type="float">
            <text:p>1.47680923966782E+018</text:p>
          </table:table-cell>
          <table:table-cell office:value-type="float" office:value="1.47680923983364E+018" calcext:value-type="float">
            <text:p>1.47680923983364E+018</text:p>
          </table:table-cell>
          <table:table-cell office:value-type="float" office:value="1.47680948102978E+018" calcext:value-type="float">
            <text:p>1.47680948102978E+018</text:p>
          </table:table-cell>
          <table:table-cell office:value-type="float" office:value="1.47680948123118E+018" calcext:value-type="float">
            <text:p>1.47680948123118E+018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.47680907682596E+018" calcext:value-type="float">
            <text:p>1.47680907682596E+018</text:p>
          </table:table-cell>
          <table:table-cell office:value-type="float" office:value="1.47680907694441E+018" calcext:value-type="float">
            <text:p>1.47680907694441E+018</text:p>
          </table:table-cell>
          <table:table-cell office:value-type="float" office:value="1.4768092396682E+018" calcext:value-type="float">
            <text:p>1.4768092396682E+018</text:p>
          </table:table-cell>
          <table:table-cell office:value-type="float" office:value="1.47680923983375E+018" calcext:value-type="float">
            <text:p>1.47680923983375E+018</text:p>
          </table:table-cell>
          <table:table-cell office:value-type="float" office:value="1.47680948103015E+018" calcext:value-type="float">
            <text:p>1.47680948103015E+018</text:p>
          </table:table-cell>
          <table:table-cell office:value-type="float" office:value="1.47680948123129E+018" calcext:value-type="float">
            <text:p>1.47680948123129E+018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.47680907682655E+018" calcext:value-type="float">
            <text:p>1.47680907682655E+018</text:p>
          </table:table-cell>
          <table:table-cell office:value-type="float" office:value="1.47680907694458E+018" calcext:value-type="float">
            <text:p>1.47680907694458E+018</text:p>
          </table:table-cell>
          <table:table-cell office:value-type="float" office:value="1.47680923966859E+018" calcext:value-type="float">
            <text:p>1.47680923966859E+018</text:p>
          </table:table-cell>
          <table:table-cell office:value-type="float" office:value="1.47680923983381E+018" calcext:value-type="float">
            <text:p>1.47680923983381E+018</text:p>
          </table:table-cell>
          <table:table-cell office:value-type="float" office:value="1.4768094810305E+018" calcext:value-type="float">
            <text:p>1.4768094810305E+018</text:p>
          </table:table-cell>
          <table:table-cell office:value-type="float" office:value="1.47680948123134E+018" calcext:value-type="float">
            <text:p>1.47680948123134E+018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.476809076827E+018" calcext:value-type="float">
            <text:p>1.476809076827E+018</text:p>
          </table:table-cell>
          <table:table-cell office:value-type="float" office:value="1.47680907694486E+018" calcext:value-type="float">
            <text:p>1.47680907694486E+018</text:p>
          </table:table-cell>
          <table:table-cell office:value-type="float" office:value="1.47680923966896E+018" calcext:value-type="float">
            <text:p>1.47680923966896E+018</text:p>
          </table:table-cell>
          <table:table-cell office:value-type="float" office:value="1.47680923983387E+018" calcext:value-type="float">
            <text:p>1.47680923983387E+018</text:p>
          </table:table-cell>
          <table:table-cell office:value-type="float" office:value="1.47680948103085E+018" calcext:value-type="float">
            <text:p>1.47680948103085E+018</text:p>
          </table:table-cell>
          <table:table-cell office:value-type="float" office:value="1.47680948123173E+018" calcext:value-type="float">
            <text:p>1.47680948123173E+018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.47680907682735E+018" calcext:value-type="float">
            <text:p>1.47680907682735E+018</text:p>
          </table:table-cell>
          <table:table-cell office:value-type="float" office:value="1.47680907694492E+018" calcext:value-type="float">
            <text:p>1.47680907694492E+018</text:p>
          </table:table-cell>
          <table:table-cell office:value-type="float" office:value="1.47680923966931E+018" calcext:value-type="float">
            <text:p>1.47680923966931E+018</text:p>
          </table:table-cell>
          <table:table-cell office:value-type="float" office:value="1.47680923983392E+018" calcext:value-type="float">
            <text:p>1.47680923983392E+018</text:p>
          </table:table-cell>
          <table:table-cell office:value-type="float" office:value="1.4768094810312E+018" calcext:value-type="float">
            <text:p>1.4768094810312E+018</text:p>
          </table:table-cell>
          <table:table-cell office:value-type="float" office:value="1.47680948123178E+018" calcext:value-type="float">
            <text:p>1.47680948123178E+018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.4768090768277E+018" calcext:value-type="float">
            <text:p>1.4768090768277E+018</text:p>
          </table:table-cell>
          <table:table-cell office:value-type="float" office:value="1.47680907694497E+018" calcext:value-type="float">
            <text:p>1.47680907694497E+018</text:p>
          </table:table-cell>
          <table:table-cell office:value-type="float" office:value="1.47680923966966E+018" calcext:value-type="float">
            <text:p>1.47680923966966E+018</text:p>
          </table:table-cell>
          <table:table-cell office:value-type="float" office:value="1.4768092398341E+018" calcext:value-type="float">
            <text:p>1.4768092398341E+018</text:p>
          </table:table-cell>
          <table:table-cell office:value-type="float" office:value="1.47680948103154E+018" calcext:value-type="float">
            <text:p>1.47680948103154E+018</text:p>
          </table:table-cell>
          <table:table-cell office:value-type="float" office:value="1.47680948123184E+018" calcext:value-type="float">
            <text:p>1.47680948123184E+018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.47680907682816E+018" calcext:value-type="float">
            <text:p>1.47680907682816E+018</text:p>
          </table:table-cell>
          <table:table-cell office:value-type="float" office:value="1.47680907694514E+018" calcext:value-type="float">
            <text:p>1.47680907694514E+018</text:p>
          </table:table-cell>
          <table:table-cell office:value-type="float" office:value="1.47680923967001E+018" calcext:value-type="float">
            <text:p>1.47680923967001E+018</text:p>
          </table:table-cell>
          <table:table-cell office:value-type="float" office:value="1.47680923983443E+018" calcext:value-type="float">
            <text:p>1.47680923983443E+018</text:p>
          </table:table-cell>
          <table:table-cell office:value-type="float" office:value="1.47680948103189E+018" calcext:value-type="float">
            <text:p>1.47680948103189E+018</text:p>
          </table:table-cell>
          <table:table-cell office:value-type="float" office:value="1.47680948123189E+018" calcext:value-type="float">
            <text:p>1.47680948123189E+018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.47680907682865E+018" calcext:value-type="float">
            <text:p>1.47680907682865E+018</text:p>
          </table:table-cell>
          <table:table-cell office:value-type="float" office:value="1.47680907694531E+018" calcext:value-type="float">
            <text:p>1.47680907694531E+018</text:p>
          </table:table-cell>
          <table:table-cell office:value-type="float" office:value="1.47680923967036E+018" calcext:value-type="float">
            <text:p>1.47680923967036E+018</text:p>
          </table:table-cell>
          <table:table-cell office:value-type="float" office:value="1.47680923983449E+018" calcext:value-type="float">
            <text:p>1.47680923983449E+018</text:p>
          </table:table-cell>
          <table:table-cell office:value-type="float" office:value="1.47680948103224E+018" calcext:value-type="float">
            <text:p>1.47680948103224E+018</text:p>
          </table:table-cell>
          <table:table-cell office:value-type="float" office:value="1.47680948123195E+018" calcext:value-type="float">
            <text:p>1.47680948123195E+018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.47680907682908E+018" calcext:value-type="float">
            <text:p>1.47680907682908E+018</text:p>
          </table:table-cell>
          <table:table-cell office:value-type="float" office:value="1.47680907694551E+018" calcext:value-type="float">
            <text:p>1.47680907694551E+018</text:p>
          </table:table-cell>
          <table:table-cell office:value-type="float" office:value="1.47680923967071E+018" calcext:value-type="float">
            <text:p>1.47680923967071E+018</text:p>
          </table:table-cell>
          <table:table-cell office:value-type="float" office:value="1.47680923983454E+018" calcext:value-type="float">
            <text:p>1.47680923983454E+018</text:p>
          </table:table-cell>
          <table:table-cell office:value-type="float" office:value="1.47680948103259E+018" calcext:value-type="float">
            <text:p>1.47680948103259E+018</text:p>
          </table:table-cell>
          <table:table-cell office:value-type="float" office:value="1.476809481232E+018" calcext:value-type="float">
            <text:p>1.476809481232E+018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.47680907682955E+018" calcext:value-type="float">
            <text:p>1.47680907682955E+018</text:p>
          </table:table-cell>
          <table:table-cell office:value-type="float" office:value="1.47680907694557E+018" calcext:value-type="float">
            <text:p>1.47680907694557E+018</text:p>
          </table:table-cell>
          <table:table-cell office:value-type="float" office:value="1.4768092396711E+018" calcext:value-type="float">
            <text:p>1.4768092396711E+018</text:p>
          </table:table-cell>
          <table:table-cell office:value-type="float" office:value="1.47680923983479E+018" calcext:value-type="float">
            <text:p>1.47680923983479E+018</text:p>
          </table:table-cell>
          <table:table-cell office:value-type="float" office:value="1.47680948103294E+018" calcext:value-type="float">
            <text:p>1.47680948103294E+018</text:p>
          </table:table-cell>
          <table:table-cell office:value-type="float" office:value="1.47680948123206E+018" calcext:value-type="float">
            <text:p>1.47680948123206E+018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.47680907682997E+018" calcext:value-type="float">
            <text:p>1.47680907682997E+018</text:p>
          </table:table-cell>
          <table:table-cell office:value-type="float" office:value="1.47680907694578E+018" calcext:value-type="float">
            <text:p>1.47680907694578E+018</text:p>
          </table:table-cell>
          <table:table-cell office:value-type="float" office:value="1.4768092396715E+018" calcext:value-type="float">
            <text:p>1.4768092396715E+018</text:p>
          </table:table-cell>
          <table:table-cell office:value-type="float" office:value="1.47680923983485E+018" calcext:value-type="float">
            <text:p>1.47680923983485E+018</text:p>
          </table:table-cell>
          <table:table-cell office:value-type="float" office:value="1.47680948103329E+018" calcext:value-type="float">
            <text:p>1.47680948103329E+018</text:p>
          </table:table-cell>
          <table:table-cell office:value-type="float" office:value="1.47680948123222E+018" calcext:value-type="float">
            <text:p>1.47680948123222E+018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.47680907683032E+018" calcext:value-type="float">
            <text:p>1.47680907683032E+018</text:p>
          </table:table-cell>
          <table:table-cell office:value-type="float" office:value="1.47680907694595E+018" calcext:value-type="float">
            <text:p>1.47680907694595E+018</text:p>
          </table:table-cell>
          <table:table-cell office:value-type="float" office:value="1.47680923967188E+018" calcext:value-type="float">
            <text:p>1.47680923967188E+018</text:p>
          </table:table-cell>
          <table:table-cell office:value-type="float" office:value="1.4768092398351E+018" calcext:value-type="float">
            <text:p>1.4768092398351E+018</text:p>
          </table:table-cell>
          <table:table-cell office:value-type="float" office:value="1.47680948103364E+018" calcext:value-type="float">
            <text:p>1.47680948103364E+018</text:p>
          </table:table-cell>
          <table:table-cell office:value-type="float" office:value="1.47680948123271E+018" calcext:value-type="float">
            <text:p>1.47680948123271E+018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.47680907683067E+018" calcext:value-type="float">
            <text:p>1.47680907683067E+018</text:p>
          </table:table-cell>
          <table:table-cell office:value-type="float" office:value="1.47680907694611E+018" calcext:value-type="float">
            <text:p>1.47680907694611E+018</text:p>
          </table:table-cell>
          <table:table-cell office:value-type="float" office:value="1.47680923967226E+018" calcext:value-type="float">
            <text:p>1.47680923967226E+018</text:p>
          </table:table-cell>
          <table:table-cell office:value-type="float" office:value="1.47680923983516E+018" calcext:value-type="float">
            <text:p>1.47680923983516E+018</text:p>
          </table:table-cell>
          <table:table-cell office:value-type="float" office:value="1.47680948103399E+018" calcext:value-type="float">
            <text:p>1.47680948103399E+018</text:p>
          </table:table-cell>
          <table:table-cell office:value-type="float" office:value="1.47680948123277E+018" calcext:value-type="float">
            <text:p>1.47680948123277E+018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.47680907683102E+018" calcext:value-type="float">
            <text:p>1.47680907683102E+018</text:p>
          </table:table-cell>
          <table:table-cell office:value-type="float" office:value="1.47680907694631E+018" calcext:value-type="float">
            <text:p>1.47680907694631E+018</text:p>
          </table:table-cell>
          <table:table-cell office:value-type="float" office:value="1.47680923967261E+018" calcext:value-type="float">
            <text:p>1.47680923967261E+018</text:p>
          </table:table-cell>
          <table:table-cell office:value-type="float" office:value="1.47680923983534E+018" calcext:value-type="float">
            <text:p>1.47680923983534E+018</text:p>
          </table:table-cell>
          <table:table-cell office:value-type="float" office:value="1.47680948103434E+018" calcext:value-type="float">
            <text:p>1.47680948103434E+018</text:p>
          </table:table-cell>
          <table:table-cell office:value-type="float" office:value="1.47680948123283E+018" calcext:value-type="float">
            <text:p>1.47680948123283E+018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.47680907683137E+018" calcext:value-type="float">
            <text:p>1.47680907683137E+018</text:p>
          </table:table-cell>
          <table:table-cell office:value-type="float" office:value="1.47680907694671E+018" calcext:value-type="float">
            <text:p>1.47680907694671E+018</text:p>
          </table:table-cell>
          <table:table-cell office:value-type="float" office:value="1.47680923967296E+018" calcext:value-type="float">
            <text:p>1.47680923967296E+018</text:p>
          </table:table-cell>
          <table:table-cell office:value-type="float" office:value="1.47680923983562E+018" calcext:value-type="float">
            <text:p>1.47680923983562E+018</text:p>
          </table:table-cell>
          <table:table-cell office:value-type="float" office:value="1.47680948103469E+018" calcext:value-type="float">
            <text:p>1.47680948103469E+018</text:p>
          </table:table-cell>
          <table:table-cell office:value-type="float" office:value="1.47680948123288E+018" calcext:value-type="float">
            <text:p>1.47680948123288E+018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.47680907683171E+018" calcext:value-type="float">
            <text:p>1.47680907683171E+018</text:p>
          </table:table-cell>
          <table:table-cell office:value-type="float" office:value="1.47680907694709E+018" calcext:value-type="float">
            <text:p>1.47680907694709E+018</text:p>
          </table:table-cell>
          <table:table-cell office:value-type="float" office:value="1.47680923967332E+018" calcext:value-type="float">
            <text:p>1.47680923967332E+018</text:p>
          </table:table-cell>
          <table:table-cell office:value-type="float" office:value="1.47680923983568E+018" calcext:value-type="float">
            <text:p>1.47680923983568E+018</text:p>
          </table:table-cell>
          <table:table-cell office:value-type="float" office:value="1.47680948103504E+018" calcext:value-type="float">
            <text:p>1.47680948103504E+018</text:p>
          </table:table-cell>
          <table:table-cell office:value-type="float" office:value="1.47680948123294E+018" calcext:value-type="float">
            <text:p>1.47680948123294E+018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.47680907683206E+018" calcext:value-type="float">
            <text:p>1.47680907683206E+018</text:p>
          </table:table-cell>
          <table:table-cell office:value-type="float" office:value="1.47680907694732E+018" calcext:value-type="float">
            <text:p>1.47680907694732E+018</text:p>
          </table:table-cell>
          <table:table-cell office:value-type="float" office:value="1.47680923967367E+018" calcext:value-type="float">
            <text:p>1.47680923967367E+018</text:p>
          </table:table-cell>
          <table:table-cell office:value-type="float" office:value="1.47680923983586E+018" calcext:value-type="float">
            <text:p>1.47680923983586E+018</text:p>
          </table:table-cell>
          <table:table-cell office:value-type="float" office:value="1.47680948103543E+018" calcext:value-type="float">
            <text:p>1.47680948103543E+018</text:p>
          </table:table-cell>
          <table:table-cell office:value-type="float" office:value="1.47680948123299E+018" calcext:value-type="float">
            <text:p>1.47680948123299E+018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.47680907683241E+018" calcext:value-type="float">
            <text:p>1.47680907683241E+018</text:p>
          </table:table-cell>
          <table:table-cell office:value-type="float" office:value="1.47680907694738E+018" calcext:value-type="float">
            <text:p>1.47680907694738E+018</text:p>
          </table:table-cell>
          <table:table-cell office:value-type="float" office:value="1.47680923967402E+018" calcext:value-type="float">
            <text:p>1.47680923967402E+018</text:p>
          </table:table-cell>
          <table:table-cell office:value-type="float" office:value="1.47680923983618E+018" calcext:value-type="float">
            <text:p>1.47680923983618E+018</text:p>
          </table:table-cell>
          <table:table-cell office:value-type="float" office:value="1.47680948103578E+018" calcext:value-type="float">
            <text:p>1.47680948103578E+018</text:p>
          </table:table-cell>
          <table:table-cell office:value-type="float" office:value="1.47680948123304E+018" calcext:value-type="float">
            <text:p>1.47680948123304E+018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.47680907683275E+018" calcext:value-type="float">
            <text:p>1.47680907683275E+018</text:p>
          </table:table-cell>
          <table:table-cell office:value-type="float" office:value="1.47680907694766E+018" calcext:value-type="float">
            <text:p>1.47680907694766E+018</text:p>
          </table:table-cell>
          <table:table-cell office:value-type="float" office:value="1.47680923967437E+018" calcext:value-type="float">
            <text:p>1.47680923967437E+018</text:p>
          </table:table-cell>
          <table:table-cell office:value-type="float" office:value="1.47680923983627E+018" calcext:value-type="float">
            <text:p>1.47680923983627E+018</text:p>
          </table:table-cell>
          <table:table-cell office:value-type="float" office:value="1.47680948103618E+018" calcext:value-type="float">
            <text:p>1.47680948103618E+018</text:p>
          </table:table-cell>
          <table:table-cell office:value-type="float" office:value="1.4768094812331E+018" calcext:value-type="float">
            <text:p>1.4768094812331E+018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.4768090768331E+018" calcext:value-type="float">
            <text:p>1.4768090768331E+018</text:p>
          </table:table-cell>
          <table:table-cell office:value-type="float" office:value="1.47680907694772E+018" calcext:value-type="float">
            <text:p>1.47680907694772E+018</text:p>
          </table:table-cell>
          <table:table-cell office:value-type="float" office:value="1.47680923967471E+018" calcext:value-type="float">
            <text:p>1.47680923967471E+018</text:p>
          </table:table-cell>
          <table:table-cell office:value-type="float" office:value="1.47680923983632E+018" calcext:value-type="float">
            <text:p>1.47680923983632E+018</text:p>
          </table:table-cell>
          <table:table-cell office:value-type="float" office:value="1.47680948103659E+018" calcext:value-type="float">
            <text:p>1.47680948103659E+018</text:p>
          </table:table-cell>
          <table:table-cell office:value-type="float" office:value="1.47680948123326E+018" calcext:value-type="float">
            <text:p>1.47680948123326E+018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.47680907683345E+018" calcext:value-type="float">
            <text:p>1.47680907683345E+018</text:p>
          </table:table-cell>
          <table:table-cell office:value-type="float" office:value="1.47680907694777E+018" calcext:value-type="float">
            <text:p>1.47680907694777E+018</text:p>
          </table:table-cell>
          <table:table-cell office:value-type="float" office:value="1.47680923967507E+018" calcext:value-type="float">
            <text:p>1.47680923967507E+018</text:p>
          </table:table-cell>
          <table:table-cell office:value-type="float" office:value="1.47680923983662E+018" calcext:value-type="float">
            <text:p>1.47680923983662E+018</text:p>
          </table:table-cell>
          <table:table-cell office:value-type="float" office:value="1.47680948103696E+018" calcext:value-type="float">
            <text:p>1.47680948103696E+018</text:p>
          </table:table-cell>
          <table:table-cell office:value-type="float" office:value="1.47680948123358E+018" calcext:value-type="float">
            <text:p>1.47680948123358E+018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.47680907683379E+018" calcext:value-type="float">
            <text:p>1.47680907683379E+018</text:p>
          </table:table-cell>
          <table:table-cell office:value-type="float" office:value="1.47680907694782E+018" calcext:value-type="float">
            <text:p>1.47680907694782E+018</text:p>
          </table:table-cell>
          <table:table-cell office:value-type="float" office:value="1.47680923967542E+018" calcext:value-type="float">
            <text:p>1.47680923967542E+018</text:p>
          </table:table-cell>
          <table:table-cell office:value-type="float" office:value="1.47680923983667E+018" calcext:value-type="float">
            <text:p>1.47680923983667E+018</text:p>
          </table:table-cell>
          <table:table-cell office:value-type="float" office:value="1.47680948103732E+018" calcext:value-type="float">
            <text:p>1.47680948103732E+018</text:p>
          </table:table-cell>
          <table:table-cell office:value-type="float" office:value="1.47680948123364E+018" calcext:value-type="float">
            <text:p>1.47680948123364E+018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.47680907683416E+018" calcext:value-type="float">
            <text:p>1.47680907683416E+018</text:p>
          </table:table-cell>
          <table:table-cell office:value-type="float" office:value="1.47680907694799E+018" calcext:value-type="float">
            <text:p>1.47680907694799E+018</text:p>
          </table:table-cell>
          <table:table-cell office:value-type="float" office:value="1.47680923967577E+018" calcext:value-type="float">
            <text:p>1.47680923967577E+018</text:p>
          </table:table-cell>
          <table:table-cell office:value-type="float" office:value="1.47680923983673E+018" calcext:value-type="float">
            <text:p>1.47680923983673E+018</text:p>
          </table:table-cell>
          <table:table-cell office:value-type="float" office:value="1.47680948103771E+018" calcext:value-type="float">
            <text:p>1.47680948103771E+018</text:p>
          </table:table-cell>
          <table:table-cell office:value-type="float" office:value="1.4768094812337E+018" calcext:value-type="float">
            <text:p>1.4768094812337E+018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.47680907683462E+018" calcext:value-type="float">
            <text:p>1.47680907683462E+018</text:p>
          </table:table-cell>
          <table:table-cell office:value-type="float" office:value="1.47680907694823E+018" calcext:value-type="float">
            <text:p>1.47680907694823E+018</text:p>
          </table:table-cell>
          <table:table-cell office:value-type="float" office:value="1.47680923967612E+018" calcext:value-type="float">
            <text:p>1.47680923967612E+018</text:p>
          </table:table-cell>
          <table:table-cell office:value-type="float" office:value="1.47680923983695E+018" calcext:value-type="float">
            <text:p>1.47680923983695E+018</text:p>
          </table:table-cell>
          <table:table-cell office:value-type="float" office:value="1.47680948103806E+018" calcext:value-type="float">
            <text:p>1.47680948103806E+018</text:p>
          </table:table-cell>
          <table:table-cell office:value-type="float" office:value="1.47680948123375E+018" calcext:value-type="float">
            <text:p>1.47680948123375E+018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.47680907683513E+018" calcext:value-type="float">
            <text:p>1.47680907683513E+018</text:p>
          </table:table-cell>
          <table:table-cell office:value-type="float" office:value="1.47680907694829E+018" calcext:value-type="float">
            <text:p>1.47680907694829E+018</text:p>
          </table:table-cell>
          <table:table-cell office:value-type="float" office:value="1.47680923967651E+018" calcext:value-type="float">
            <text:p>1.47680923967651E+018</text:p>
          </table:table-cell>
          <table:table-cell office:value-type="float" office:value="1.47680923983704E+018" calcext:value-type="float">
            <text:p>1.47680923983704E+018</text:p>
          </table:table-cell>
          <table:table-cell office:value-type="float" office:value="1.47680948103846E+018" calcext:value-type="float">
            <text:p>1.47680948103846E+018</text:p>
          </table:table-cell>
          <table:table-cell office:value-type="float" office:value="1.4768094812338E+018" calcext:value-type="float">
            <text:p>1.4768094812338E+018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.47680907683563E+018" calcext:value-type="float">
            <text:p>1.47680907683563E+018</text:p>
          </table:table-cell>
          <table:table-cell office:value-type="float" office:value="1.47680907694834E+018" calcext:value-type="float">
            <text:p>1.47680907694834E+018</text:p>
          </table:table-cell>
          <table:table-cell office:value-type="float" office:value="1.47680923967686E+018" calcext:value-type="float">
            <text:p>1.47680923967686E+018</text:p>
          </table:table-cell>
          <table:table-cell office:value-type="float" office:value="1.47680923983722E+018" calcext:value-type="float">
            <text:p>1.47680923983722E+018</text:p>
          </table:table-cell>
          <table:table-cell office:value-type="float" office:value="1.47680948103882E+018" calcext:value-type="float">
            <text:p>1.47680948103882E+018</text:p>
          </table:table-cell>
          <table:table-cell office:value-type="float" office:value="1.47680948123401E+018" calcext:value-type="float">
            <text:p>1.47680948123401E+018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.47680907683607E+018" calcext:value-type="float">
            <text:p>1.47680907683607E+018</text:p>
          </table:table-cell>
          <table:table-cell office:value-type="float" office:value="1.47680907694865E+018" calcext:value-type="float">
            <text:p>1.47680907694865E+018</text:p>
          </table:table-cell>
          <table:table-cell office:value-type="float" office:value="1.47680923967721E+018" calcext:value-type="float">
            <text:p>1.47680923967721E+018</text:p>
          </table:table-cell>
          <table:table-cell office:value-type="float" office:value="1.47680923983758E+018" calcext:value-type="float">
            <text:p>1.47680923983758E+018</text:p>
          </table:table-cell>
          <table:table-cell office:value-type="float" office:value="1.47680948103919E+018" calcext:value-type="float">
            <text:p>1.47680948103919E+018</text:p>
          </table:table-cell>
          <table:table-cell office:value-type="float" office:value="1.47680948123407E+018" calcext:value-type="float">
            <text:p>1.47680948123407E+018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.47680907683647E+018" calcext:value-type="float">
            <text:p>1.47680907683647E+018</text:p>
          </table:table-cell>
          <table:table-cell office:value-type="float" office:value="1.47680907694894E+018" calcext:value-type="float">
            <text:p>1.47680907694894E+018</text:p>
          </table:table-cell>
          <table:table-cell office:value-type="float" office:value="1.47680923967756E+018" calcext:value-type="float">
            <text:p>1.47680923967756E+018</text:p>
          </table:table-cell>
          <table:table-cell office:value-type="float" office:value="1.47680923983764E+018" calcext:value-type="float">
            <text:p>1.47680923983764E+018</text:p>
          </table:table-cell>
          <table:table-cell office:value-type="float" office:value="1.47680948103954E+018" calcext:value-type="float">
            <text:p>1.47680948103954E+018</text:p>
          </table:table-cell>
          <table:table-cell office:value-type="float" office:value="1.47680948123438E+018" calcext:value-type="float">
            <text:p>1.47680948123438E+018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.47680907683682E+018" calcext:value-type="float">
            <text:p>1.47680907683682E+018</text:p>
          </table:table-cell>
          <table:table-cell office:value-type="float" office:value="1.47680907694914E+018" calcext:value-type="float">
            <text:p>1.47680907694914E+018</text:p>
          </table:table-cell>
          <table:table-cell office:value-type="float" office:value="1.47680923967791E+018" calcext:value-type="float">
            <text:p>1.47680923967791E+018</text:p>
          </table:table-cell>
          <table:table-cell office:value-type="float" office:value="1.47680923983769E+018" calcext:value-type="float">
            <text:p>1.47680923983769E+018</text:p>
          </table:table-cell>
          <table:table-cell office:value-type="float" office:value="1.47680948103989E+018" calcext:value-type="float">
            <text:p>1.47680948103989E+018</text:p>
          </table:table-cell>
          <table:table-cell office:value-type="float" office:value="1.47680948123443E+018" calcext:value-type="float">
            <text:p>1.47680948123443E+018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.47680907683717E+018" calcext:value-type="float">
            <text:p>1.47680907683717E+018</text:p>
          </table:table-cell>
          <table:table-cell office:value-type="float" office:value="1.4768090769492E+018" calcext:value-type="float">
            <text:p>1.4768090769492E+018</text:p>
          </table:table-cell>
          <table:table-cell office:value-type="float" office:value="1.47680923967826E+018" calcext:value-type="float">
            <text:p>1.47680923967826E+018</text:p>
          </table:table-cell>
          <table:table-cell office:value-type="float" office:value="1.47680923983774E+018" calcext:value-type="float">
            <text:p>1.47680923983774E+018</text:p>
          </table:table-cell>
          <table:table-cell office:value-type="float" office:value="1.47680948104024E+018" calcext:value-type="float">
            <text:p>1.47680948104024E+018</text:p>
          </table:table-cell>
          <table:table-cell office:value-type="float" office:value="1.47680948123449E+018" calcext:value-type="float">
            <text:p>1.47680948123449E+018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.47680907683751E+018" calcext:value-type="float">
            <text:p>1.47680907683751E+018</text:p>
          </table:table-cell>
          <table:table-cell office:value-type="float" office:value="1.47680907694944E+018" calcext:value-type="float">
            <text:p>1.47680907694944E+018</text:p>
          </table:table-cell>
          <table:table-cell office:value-type="float" office:value="1.47680923967862E+018" calcext:value-type="float">
            <text:p>1.47680923967862E+018</text:p>
          </table:table-cell>
          <table:table-cell office:value-type="float" office:value="1.47680923983799E+018" calcext:value-type="float">
            <text:p>1.47680923983799E+018</text:p>
          </table:table-cell>
          <table:table-cell office:value-type="float" office:value="1.47680948104065E+018" calcext:value-type="float">
            <text:p>1.47680948104065E+018</text:p>
          </table:table-cell>
          <table:table-cell office:value-type="float" office:value="1.47680948123454E+018" calcext:value-type="float">
            <text:p>1.47680948123454E+018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.47680907683799E+018" calcext:value-type="float">
            <text:p>1.47680907683799E+018</text:p>
          </table:table-cell>
          <table:table-cell office:value-type="float" office:value="1.4768090769495E+018" calcext:value-type="float">
            <text:p>1.4768090769495E+018</text:p>
          </table:table-cell>
          <table:table-cell office:value-type="float" office:value="1.47680923967896E+018" calcext:value-type="float">
            <text:p>1.47680923967896E+018</text:p>
          </table:table-cell>
          <table:table-cell office:value-type="float" office:value="1.47680923983805E+018" calcext:value-type="float">
            <text:p>1.47680923983805E+018</text:p>
          </table:table-cell>
          <table:table-cell office:value-type="float" office:value="1.47680948104101E+018" calcext:value-type="float">
            <text:p>1.47680948104101E+018</text:p>
          </table:table-cell>
          <table:table-cell office:value-type="float" office:value="1.4768094812346E+018" calcext:value-type="float">
            <text:p>1.4768094812346E+018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.4768090768388E+018" calcext:value-type="float">
            <text:p>1.4768090768388E+018</text:p>
          </table:table-cell>
          <table:table-cell office:value-type="float" office:value="1.47680907694955E+018" calcext:value-type="float">
            <text:p>1.47680907694955E+018</text:p>
          </table:table-cell>
          <table:table-cell office:value-type="float" office:value="1.47680923967935E+018" calcext:value-type="float">
            <text:p>1.47680923967935E+018</text:p>
          </table:table-cell>
          <table:table-cell office:value-type="float" office:value="1.47680923983834E+018" calcext:value-type="float">
            <text:p>1.47680923983834E+018</text:p>
          </table:table-cell>
          <table:table-cell office:value-type="float" office:value="1.47680948104137E+018" calcext:value-type="float">
            <text:p>1.47680948104137E+018</text:p>
          </table:table-cell>
          <table:table-cell office:value-type="float" office:value="1.47680948123476E+018" calcext:value-type="float">
            <text:p>1.47680948123476E+018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.47680907683921E+018" calcext:value-type="float">
            <text:p>1.47680907683921E+018</text:p>
          </table:table-cell>
          <table:table-cell office:value-type="float" office:value="1.47680907694971E+018" calcext:value-type="float">
            <text:p>1.47680907694971E+018</text:p>
          </table:table-cell>
          <table:table-cell office:value-type="float" office:value="1.47680923967971E+018" calcext:value-type="float">
            <text:p>1.47680923967971E+018</text:p>
          </table:table-cell>
          <table:table-cell office:value-type="float" office:value="1.4768092398384E+018" calcext:value-type="float">
            <text:p>1.4768092398384E+018</text:p>
          </table:table-cell>
          <table:table-cell office:value-type="float" office:value="1.47680948104172E+018" calcext:value-type="float">
            <text:p>1.47680948104172E+018</text:p>
          </table:table-cell>
          <table:table-cell office:value-type="float" office:value="1.47680948123501E+018" calcext:value-type="float">
            <text:p>1.47680948123501E+018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.4768090768397E+018" calcext:value-type="float">
            <text:p>1.4768090768397E+018</text:p>
          </table:table-cell>
          <table:table-cell office:value-type="float" office:value="1.47680907694993E+018" calcext:value-type="float">
            <text:p>1.47680907694993E+018</text:p>
          </table:table-cell>
          <table:table-cell office:value-type="float" office:value="1.47680923968007E+018" calcext:value-type="float">
            <text:p>1.47680923968007E+018</text:p>
          </table:table-cell>
          <table:table-cell office:value-type="float" office:value="1.47680923983845E+018" calcext:value-type="float">
            <text:p>1.47680923983845E+018</text:p>
          </table:table-cell>
          <table:table-cell office:value-type="float" office:value="1.47680948104208E+018" calcext:value-type="float">
            <text:p>1.47680948104208E+018</text:p>
          </table:table-cell>
          <table:table-cell office:value-type="float" office:value="1.47680948123507E+018" calcext:value-type="float">
            <text:p>1.47680948123507E+018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.47680907684033E+018" calcext:value-type="float">
            <text:p>1.47680907684033E+018</text:p>
          </table:table-cell>
          <table:table-cell office:value-type="float" office:value="1.47680907694998E+018" calcext:value-type="float">
            <text:p>1.47680907694998E+018</text:p>
          </table:table-cell>
          <table:table-cell office:value-type="float" office:value="1.47680923968042E+018" calcext:value-type="float">
            <text:p>1.47680923968042E+018</text:p>
          </table:table-cell>
          <table:table-cell office:value-type="float" office:value="1.47680923983874E+018" calcext:value-type="float">
            <text:p>1.47680923983874E+018</text:p>
          </table:table-cell>
          <table:table-cell office:value-type="float" office:value="1.47680948104243E+018" calcext:value-type="float">
            <text:p>1.47680948104243E+018</text:p>
          </table:table-cell>
          <table:table-cell office:value-type="float" office:value="1.47680948123512E+018" calcext:value-type="float">
            <text:p>1.47680948123512E+018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.47680907684098E+018" calcext:value-type="float">
            <text:p>1.47680907684098E+018</text:p>
          </table:table-cell>
          <table:table-cell office:value-type="float" office:value="1.47680907695015E+018" calcext:value-type="float">
            <text:p>1.47680907695015E+018</text:p>
          </table:table-cell>
          <table:table-cell office:value-type="float" office:value="1.47680923968077E+018" calcext:value-type="float">
            <text:p>1.47680923968077E+018</text:p>
          </table:table-cell>
          <table:table-cell office:value-type="float" office:value="1.4768092398388E+018" calcext:value-type="float">
            <text:p>1.4768092398388E+018</text:p>
          </table:table-cell>
          <table:table-cell office:value-type="float" office:value="1.47680948104278E+018" calcext:value-type="float">
            <text:p>1.47680948104278E+018</text:p>
          </table:table-cell>
          <table:table-cell office:value-type="float" office:value="1.47680948123529E+018" calcext:value-type="float">
            <text:p>1.47680948123529E+018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.47680907684149E+018" calcext:value-type="float">
            <text:p>1.47680907684149E+018</text:p>
          </table:table-cell>
          <table:table-cell office:value-type="float" office:value="1.47680907695033E+018" calcext:value-type="float">
            <text:p>1.47680907695033E+018</text:p>
          </table:table-cell>
          <table:table-cell office:value-type="float" office:value="1.47680923968113E+018" calcext:value-type="float">
            <text:p>1.47680923968113E+018</text:p>
          </table:table-cell>
          <table:table-cell office:value-type="float" office:value="1.47680923983886E+018" calcext:value-type="float">
            <text:p>1.47680923983886E+018</text:p>
          </table:table-cell>
          <table:table-cell office:value-type="float" office:value="1.47680948104312E+018" calcext:value-type="float">
            <text:p>1.47680948104312E+018</text:p>
          </table:table-cell>
          <table:table-cell office:value-type="float" office:value="1.47680948123546E+018" calcext:value-type="float">
            <text:p>1.47680948123546E+018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.47680907684206E+018" calcext:value-type="float">
            <text:p>1.47680907684206E+018</text:p>
          </table:table-cell>
          <table:table-cell office:value-type="float" office:value="1.4768090769505E+018" calcext:value-type="float">
            <text:p>1.4768090769505E+018</text:p>
          </table:table-cell>
          <table:table-cell office:value-type="float" office:value="1.47680923968147E+018" calcext:value-type="float">
            <text:p>1.47680923968147E+018</text:p>
          </table:table-cell>
          <table:table-cell office:value-type="float" office:value="1.47680923983911E+018" calcext:value-type="float">
            <text:p>1.47680923983911E+018</text:p>
          </table:table-cell>
          <table:table-cell office:value-type="float" office:value="1.47680948104347E+018" calcext:value-type="float">
            <text:p>1.47680948104347E+018</text:p>
          </table:table-cell>
          <table:table-cell office:value-type="float" office:value="1.47680948123569E+018" calcext:value-type="float">
            <text:p>1.47680948123569E+018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.47680907684251E+018" calcext:value-type="float">
            <text:p>1.47680907684251E+018</text:p>
          </table:table-cell>
          <table:table-cell office:value-type="float" office:value="1.4768090769509E+018" calcext:value-type="float">
            <text:p>1.4768090769509E+018</text:p>
          </table:table-cell>
          <table:table-cell office:value-type="float" office:value="1.47680923968183E+018" calcext:value-type="float">
            <text:p>1.47680923968183E+018</text:p>
          </table:table-cell>
          <table:table-cell office:value-type="float" office:value="1.47680923983918E+018" calcext:value-type="float">
            <text:p>1.47680923983918E+018</text:p>
          </table:table-cell>
          <table:table-cell office:value-type="float" office:value="1.47680948104386E+018" calcext:value-type="float">
            <text:p>1.47680948104386E+018</text:p>
          </table:table-cell>
          <table:table-cell office:value-type="float" office:value="1.47680948123589E+018" calcext:value-type="float">
            <text:p>1.47680948123589E+018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.47680907684287E+018" calcext:value-type="float">
            <text:p>1.47680907684287E+018</text:p>
          </table:table-cell>
          <table:table-cell office:value-type="float" office:value="1.47680907695118E+018" calcext:value-type="float">
            <text:p>1.47680907695118E+018</text:p>
          </table:table-cell>
          <table:table-cell office:value-type="float" office:value="1.47680923968218E+018" calcext:value-type="float">
            <text:p>1.47680923968218E+018</text:p>
          </table:table-cell>
          <table:table-cell office:value-type="float" office:value="1.47680923983947E+018" calcext:value-type="float">
            <text:p>1.47680923983947E+018</text:p>
          </table:table-cell>
          <table:table-cell office:value-type="float" office:value="1.47680948104421E+018" calcext:value-type="float">
            <text:p>1.47680948104421E+018</text:p>
          </table:table-cell>
          <table:table-cell office:value-type="float" office:value="1.47680948123595E+018" calcext:value-type="float">
            <text:p>1.47680948123595E+018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.47680907684324E+018" calcext:value-type="float">
            <text:p>1.47680907684324E+018</text:p>
          </table:table-cell>
          <table:table-cell office:value-type="float" office:value="1.47680907695134E+018" calcext:value-type="float">
            <text:p>1.47680907695134E+018</text:p>
          </table:table-cell>
          <table:table-cell office:value-type="float" office:value="1.47680923968253E+018" calcext:value-type="float">
            <text:p>1.47680923968253E+018</text:p>
          </table:table-cell>
          <table:table-cell office:value-type="float" office:value="1.47680923983953E+018" calcext:value-type="float">
            <text:p>1.47680923983953E+018</text:p>
          </table:table-cell>
          <table:table-cell office:value-type="float" office:value="1.47680948104458E+018" calcext:value-type="float">
            <text:p>1.47680948104458E+018</text:p>
          </table:table-cell>
          <table:table-cell office:value-type="float" office:value="1.47680948123619E+018" calcext:value-type="float">
            <text:p>1.47680948123619E+018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.47680907684359E+018" calcext:value-type="float">
            <text:p>1.47680907684359E+018</text:p>
          </table:table-cell>
          <table:table-cell office:value-type="float" office:value="1.47680907695161E+018" calcext:value-type="float">
            <text:p>1.47680907695161E+018</text:p>
          </table:table-cell>
          <table:table-cell office:value-type="float" office:value="1.47680923968293E+018" calcext:value-type="float">
            <text:p>1.47680923968293E+018</text:p>
          </table:table-cell>
          <table:table-cell office:value-type="float" office:value="1.47680923983958E+018" calcext:value-type="float">
            <text:p>1.47680923983958E+018</text:p>
          </table:table-cell>
          <table:table-cell office:value-type="float" office:value="1.47680948104493E+018" calcext:value-type="float">
            <text:p>1.47680948104493E+018</text:p>
          </table:table-cell>
          <table:table-cell office:value-type="float" office:value="1.47680948123629E+018" calcext:value-type="float">
            <text:p>1.47680948123629E+018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.47680907684394E+018" calcext:value-type="float">
            <text:p>1.47680907684394E+018</text:p>
          </table:table-cell>
          <table:table-cell office:value-type="float" office:value="1.47680907695166E+018" calcext:value-type="float">
            <text:p>1.47680907695166E+018</text:p>
          </table:table-cell>
          <table:table-cell office:value-type="float" office:value="1.47680923968329E+018" calcext:value-type="float">
            <text:p>1.47680923968329E+018</text:p>
          </table:table-cell>
          <table:table-cell office:value-type="float" office:value="1.47680923983983E+018" calcext:value-type="float">
            <text:p>1.47680923983983E+018</text:p>
          </table:table-cell>
          <table:table-cell office:value-type="float" office:value="1.47680948104528E+018" calcext:value-type="float">
            <text:p>1.47680948104528E+018</text:p>
          </table:table-cell>
          <table:table-cell office:value-type="float" office:value="1.47680948123634E+018" calcext:value-type="float">
            <text:p>1.47680948123634E+018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.47680907684429E+018" calcext:value-type="float">
            <text:p>1.47680907684429E+018</text:p>
          </table:table-cell>
          <table:table-cell office:value-type="float" office:value="1.47680907695172E+018" calcext:value-type="float">
            <text:p>1.47680907695172E+018</text:p>
          </table:table-cell>
          <table:table-cell office:value-type="float" office:value="1.47680923968366E+018" calcext:value-type="float">
            <text:p>1.47680923968366E+018</text:p>
          </table:table-cell>
          <table:table-cell office:value-type="float" office:value="1.47680923983989E+018" calcext:value-type="float">
            <text:p>1.47680923983989E+018</text:p>
          </table:table-cell>
          <table:table-cell office:value-type="float" office:value="1.47680948104563E+018" calcext:value-type="float">
            <text:p>1.47680948104563E+018</text:p>
          </table:table-cell>
          <table:table-cell office:value-type="float" office:value="1.47680948123655E+018" calcext:value-type="float">
            <text:p>1.47680948123655E+018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.47680907684463E+018" calcext:value-type="float">
            <text:p>1.47680907684463E+018</text:p>
          </table:table-cell>
          <table:table-cell office:value-type="float" office:value="1.47680907695189E+018" calcext:value-type="float">
            <text:p>1.47680907695189E+018</text:p>
          </table:table-cell>
          <table:table-cell office:value-type="float" office:value="1.47680923968402E+018" calcext:value-type="float">
            <text:p>1.47680923968402E+018</text:p>
          </table:table-cell>
          <table:table-cell office:value-type="float" office:value="1.47680923984014E+018" calcext:value-type="float">
            <text:p>1.47680923984014E+018</text:p>
          </table:table-cell>
          <table:table-cell office:value-type="float" office:value="1.47680948104598E+018" calcext:value-type="float">
            <text:p>1.47680948104598E+018</text:p>
          </table:table-cell>
          <table:table-cell office:value-type="float" office:value="1.47680948123661E+018" calcext:value-type="float">
            <text:p>1.47680948123661E+018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.47680907684498E+018" calcext:value-type="float">
            <text:p>1.47680907684498E+018</text:p>
          </table:table-cell>
          <table:table-cell office:value-type="float" office:value="1.47680907695216E+018" calcext:value-type="float">
            <text:p>1.47680907695216E+018</text:p>
          </table:table-cell>
          <table:table-cell office:value-type="float" office:value="1.47680923968437E+018" calcext:value-type="float">
            <text:p>1.47680923968437E+018</text:p>
          </table:table-cell>
          <table:table-cell office:value-type="float" office:value="1.4768092398402E+018" calcext:value-type="float">
            <text:p>1.4768092398402E+018</text:p>
          </table:table-cell>
          <table:table-cell office:value-type="float" office:value="1.47680948104637E+018" calcext:value-type="float">
            <text:p>1.47680948104637E+018</text:p>
          </table:table-cell>
          <table:table-cell office:value-type="float" office:value="1.47680948123685E+018" calcext:value-type="float">
            <text:p>1.47680948123685E+018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.47680907684532E+018" calcext:value-type="float">
            <text:p>1.47680907684532E+018</text:p>
          </table:table-cell>
          <table:table-cell office:value-type="float" office:value="1.47680907695222E+018" calcext:value-type="float">
            <text:p>1.47680907695222E+018</text:p>
          </table:table-cell>
          <table:table-cell office:value-type="float" office:value="1.47680923968475E+018" calcext:value-type="float">
            <text:p>1.47680923968475E+018</text:p>
          </table:table-cell>
          <table:table-cell office:value-type="float" office:value="1.47680923984045E+018" calcext:value-type="float">
            <text:p>1.47680923984045E+018</text:p>
          </table:table-cell>
          <table:table-cell office:value-type="float" office:value="1.47680948104672E+018" calcext:value-type="float">
            <text:p>1.47680948104672E+018</text:p>
          </table:table-cell>
          <table:table-cell office:value-type="float" office:value="1.47680948123691E+018" calcext:value-type="float">
            <text:p>1.47680948123691E+018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.47680907684609E+018" calcext:value-type="float">
            <text:p>1.47680907684609E+018</text:p>
          </table:table-cell>
          <table:table-cell office:value-type="float" office:value="1.47680907695228E+018" calcext:value-type="float">
            <text:p>1.47680907695228E+018</text:p>
          </table:table-cell>
          <table:table-cell office:value-type="float" office:value="1.4768092396851E+018" calcext:value-type="float">
            <text:p>1.4768092396851E+018</text:p>
          </table:table-cell>
          <table:table-cell office:value-type="float" office:value="1.4768092398405E+018" calcext:value-type="float">
            <text:p>1.4768092398405E+018</text:p>
          </table:table-cell>
          <table:table-cell office:value-type="float" office:value="1.47680948104707E+018" calcext:value-type="float">
            <text:p>1.47680948104707E+018</text:p>
          </table:table-cell>
          <table:table-cell office:value-type="float" office:value="1.47680948123696E+018" calcext:value-type="float">
            <text:p>1.47680948123696E+018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.47680907684665E+018" calcext:value-type="float">
            <text:p>1.47680907684665E+018</text:p>
          </table:table-cell>
          <table:table-cell office:value-type="float" office:value="1.47680907695244E+018" calcext:value-type="float">
            <text:p>1.47680907695244E+018</text:p>
          </table:table-cell>
          <table:table-cell office:value-type="float" office:value="1.47680923968552E+018" calcext:value-type="float">
            <text:p>1.47680923968552E+018</text:p>
          </table:table-cell>
          <table:table-cell office:value-type="float" office:value="1.47680923984075E+018" calcext:value-type="float">
            <text:p>1.47680923984075E+018</text:p>
          </table:table-cell>
          <table:table-cell office:value-type="float" office:value="1.47680948104742E+018" calcext:value-type="float">
            <text:p>1.47680948104742E+018</text:p>
          </table:table-cell>
          <table:table-cell office:value-type="float" office:value="1.47680948123713E+018" calcext:value-type="float">
            <text:p>1.47680948123713E+018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.47680907684703E+018" calcext:value-type="float">
            <text:p>1.47680907684703E+018</text:p>
          </table:table-cell>
          <table:table-cell office:value-type="float" office:value="1.4768090769526E+018" calcext:value-type="float">
            <text:p>1.4768090769526E+018</text:p>
          </table:table-cell>
          <table:table-cell office:value-type="float" office:value="1.47680923968589E+018" calcext:value-type="float">
            <text:p>1.47680923968589E+018</text:p>
          </table:table-cell>
          <table:table-cell office:value-type="float" office:value="1.47680923984081E+018" calcext:value-type="float">
            <text:p>1.47680923984081E+018</text:p>
          </table:table-cell>
          <table:table-cell office:value-type="float" office:value="1.47680948104777E+018" calcext:value-type="float">
            <text:p>1.47680948104777E+018</text:p>
          </table:table-cell>
          <table:table-cell office:value-type="float" office:value="1.47680948123731E+018" calcext:value-type="float">
            <text:p>1.47680948123731E+018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.47680907684748E+018" calcext:value-type="float">
            <text:p>1.47680907684748E+018</text:p>
          </table:table-cell>
          <table:table-cell office:value-type="float" office:value="1.47680907695277E+018" calcext:value-type="float">
            <text:p>1.47680907695277E+018</text:p>
          </table:table-cell>
          <table:table-cell office:value-type="float" office:value="1.4768092396863E+018" calcext:value-type="float">
            <text:p>1.4768092396863E+018</text:p>
          </table:table-cell>
          <table:table-cell office:value-type="float" office:value="1.47680923984099E+018" calcext:value-type="float">
            <text:p>1.47680923984099E+018</text:p>
          </table:table-cell>
          <table:table-cell office:value-type="float" office:value="1.47680948104811E+018" calcext:value-type="float">
            <text:p>1.47680948104811E+018</text:p>
          </table:table-cell>
          <table:table-cell office:value-type="float" office:value="1.47680948123752E+018" calcext:value-type="float">
            <text:p>1.47680948123752E+018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.47680907684801E+018" calcext:value-type="float">
            <text:p>1.47680907684801E+018</text:p>
          </table:table-cell>
          <table:table-cell office:value-type="float" office:value="1.47680907695293E+018" calcext:value-type="float">
            <text:p>1.47680907695293E+018</text:p>
          </table:table-cell>
          <table:table-cell office:value-type="float" office:value="1.47680923968665E+018" calcext:value-type="float">
            <text:p>1.47680923968665E+018</text:p>
          </table:table-cell>
          <table:table-cell office:value-type="float" office:value="1.47680923984124E+018" calcext:value-type="float">
            <text:p>1.47680923984124E+018</text:p>
          </table:table-cell>
          <table:table-cell office:value-type="float" office:value="1.47680948104846E+018" calcext:value-type="float">
            <text:p>1.47680948104846E+018</text:p>
          </table:table-cell>
          <table:table-cell office:value-type="float" office:value="1.47680948123758E+018" calcext:value-type="float">
            <text:p>1.47680948123758E+018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.47680907684851E+018" calcext:value-type="float">
            <text:p>1.47680907684851E+018</text:p>
          </table:table-cell>
          <table:table-cell office:value-type="float" office:value="1.47680907695327E+018" calcext:value-type="float">
            <text:p>1.47680907695327E+018</text:p>
          </table:table-cell>
          <table:table-cell office:value-type="float" office:value="1.476809239687E+018" calcext:value-type="float">
            <text:p>1.476809239687E+018</text:p>
          </table:table-cell>
          <table:table-cell office:value-type="float" office:value="1.47680923984133E+018" calcext:value-type="float">
            <text:p>1.47680923984133E+018</text:p>
          </table:table-cell>
          <table:table-cell office:value-type="float" office:value="1.47680948104885E+018" calcext:value-type="float">
            <text:p>1.47680948104885E+018</text:p>
          </table:table-cell>
          <table:table-cell office:value-type="float" office:value="1.47680948123782E+018" calcext:value-type="float">
            <text:p>1.47680948123782E+018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.47680907684896E+018" calcext:value-type="float">
            <text:p>1.47680907684896E+018</text:p>
          </table:table-cell>
          <table:table-cell office:value-type="float" office:value="1.4768090769535E+018" calcext:value-type="float">
            <text:p>1.4768090769535E+018</text:p>
          </table:table-cell>
          <table:table-cell office:value-type="float" office:value="1.47680923968735E+018" calcext:value-type="float">
            <text:p>1.47680923968735E+018</text:p>
          </table:table-cell>
          <table:table-cell office:value-type="float" office:value="1.47680923984151E+018" calcext:value-type="float">
            <text:p>1.47680923984151E+018</text:p>
          </table:table-cell>
          <table:table-cell office:value-type="float" office:value="1.47680948104924E+018" calcext:value-type="float">
            <text:p>1.47680948104924E+018</text:p>
          </table:table-cell>
          <table:table-cell office:value-type="float" office:value="1.47680948123788E+018" calcext:value-type="float">
            <text:p>1.47680948123788E+018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.47680907684932E+018" calcext:value-type="float">
            <text:p>1.47680907684932E+018</text:p>
          </table:table-cell>
          <table:table-cell office:value-type="float" office:value="1.47680907695356E+018" calcext:value-type="float">
            <text:p>1.47680907695356E+018</text:p>
          </table:table-cell>
          <table:table-cell office:value-type="float" office:value="1.4768092396877E+018" calcext:value-type="float">
            <text:p>1.4768092396877E+018</text:p>
          </table:table-cell>
          <table:table-cell office:value-type="float" office:value="1.47680923984183E+018" calcext:value-type="float">
            <text:p>1.47680923984183E+018</text:p>
          </table:table-cell>
          <table:table-cell office:value-type="float" office:value="1.4768094810496E+018" calcext:value-type="float">
            <text:p>1.4768094810496E+018</text:p>
          </table:table-cell>
          <table:table-cell office:value-type="float" office:value="1.47680948123794E+018" calcext:value-type="float">
            <text:p>1.47680948123794E+018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.47680907684969E+018" calcext:value-type="float">
            <text:p>1.47680907684969E+018</text:p>
          </table:table-cell>
          <table:table-cell office:value-type="float" office:value="1.47680907695372E+018" calcext:value-type="float">
            <text:p>1.47680907695372E+018</text:p>
          </table:table-cell>
          <table:table-cell office:value-type="float" office:value="1.47680923968805E+018" calcext:value-type="float">
            <text:p>1.47680923968805E+018</text:p>
          </table:table-cell>
          <table:table-cell office:value-type="float" office:value="1.47680923984189E+018" calcext:value-type="float">
            <text:p>1.47680923984189E+018</text:p>
          </table:table-cell>
          <table:table-cell office:value-type="float" office:value="1.47680948105E+018" calcext:value-type="float">
            <text:p>1.47680948105E+018</text:p>
          </table:table-cell>
          <table:table-cell office:value-type="float" office:value="1.47680948123814E+018" calcext:value-type="float">
            <text:p>1.47680948123814E+018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.47680907685006E+018" calcext:value-type="float">
            <text:p>1.47680907685006E+018</text:p>
          </table:table-cell>
          <table:table-cell office:value-type="float" office:value="1.47680907695407E+018" calcext:value-type="float">
            <text:p>1.47680907695407E+018</text:p>
          </table:table-cell>
          <table:table-cell office:value-type="float" office:value="1.47680923968841E+018" calcext:value-type="float">
            <text:p>1.47680923968841E+018</text:p>
          </table:table-cell>
          <table:table-cell office:value-type="float" office:value="1.47680923984194E+018" calcext:value-type="float">
            <text:p>1.47680923984194E+018</text:p>
          </table:table-cell>
          <table:table-cell office:value-type="float" office:value="1.47680948105038E+018" calcext:value-type="float">
            <text:p>1.47680948105038E+018</text:p>
          </table:table-cell>
          <table:table-cell office:value-type="float" office:value="1.4768094812382E+018" calcext:value-type="float">
            <text:p>1.4768094812382E+018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.47680907685052E+018" calcext:value-type="float">
            <text:p>1.47680907685052E+018</text:p>
          </table:table-cell>
          <table:table-cell office:value-type="float" office:value="1.47680907695433E+018" calcext:value-type="float">
            <text:p>1.47680907695433E+018</text:p>
          </table:table-cell>
          <table:table-cell office:value-type="float" office:value="1.47680923968875E+018" calcext:value-type="float">
            <text:p>1.47680923968875E+018</text:p>
          </table:table-cell>
          <table:table-cell office:value-type="float" office:value="1.47680923984223E+018" calcext:value-type="float">
            <text:p>1.47680923984223E+018</text:p>
          </table:table-cell>
          <table:table-cell office:value-type="float" office:value="1.47680948105074E+018" calcext:value-type="float">
            <text:p>1.47680948105074E+018</text:p>
          </table:table-cell>
          <table:table-cell office:value-type="float" office:value="1.47680948123841E+018" calcext:value-type="float">
            <text:p>1.47680948123841E+018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.47680907685094E+018" calcext:value-type="float">
            <text:p>1.47680907685094E+018</text:p>
          </table:table-cell>
          <table:table-cell office:value-type="float" office:value="1.47680907695439E+018" calcext:value-type="float">
            <text:p>1.47680907695439E+018</text:p>
          </table:table-cell>
          <table:table-cell office:value-type="float" office:value="1.4768092396891E+018" calcext:value-type="float">
            <text:p>1.4768092396891E+018</text:p>
          </table:table-cell>
          <table:table-cell office:value-type="float" office:value="1.47680923984229E+018" calcext:value-type="float">
            <text:p>1.47680923984229E+018</text:p>
          </table:table-cell>
          <table:table-cell office:value-type="float" office:value="1.4768094810511E+018" calcext:value-type="float">
            <text:p>1.4768094810511E+018</text:p>
          </table:table-cell>
          <table:table-cell office:value-type="float" office:value="1.47680948123846E+018" calcext:value-type="float">
            <text:p>1.47680948123846E+018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.4768090768513E+018" calcext:value-type="float">
            <text:p>1.4768090768513E+018</text:p>
          </table:table-cell>
          <table:table-cell office:value-type="float" office:value="1.47680907695444E+018" calcext:value-type="float">
            <text:p>1.47680907695444E+018</text:p>
          </table:table-cell>
          <table:table-cell office:value-type="float" office:value="1.47680923968945E+018" calcext:value-type="float">
            <text:p>1.47680923968945E+018</text:p>
          </table:table-cell>
          <table:table-cell office:value-type="float" office:value="1.47680923984234E+018" calcext:value-type="float">
            <text:p>1.47680923984234E+018</text:p>
          </table:table-cell>
          <table:table-cell office:value-type="float" office:value="1.47680948105145E+018" calcext:value-type="float">
            <text:p>1.47680948105145E+018</text:p>
          </table:table-cell>
          <table:table-cell office:value-type="float" office:value="1.47680948123863E+018" calcext:value-type="float">
            <text:p>1.47680948123863E+018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.47680907685165E+018" calcext:value-type="float">
            <text:p>1.47680907685165E+018</text:p>
          </table:table-cell>
          <table:table-cell office:value-type="float" office:value="1.47680907695465E+018" calcext:value-type="float">
            <text:p>1.47680907695465E+018</text:p>
          </table:table-cell>
          <table:table-cell office:value-type="float" office:value="1.4768092396898E+018" calcext:value-type="float">
            <text:p>1.4768092396898E+018</text:p>
          </table:table-cell>
          <table:table-cell office:value-type="float" office:value="1.47680923984259E+018" calcext:value-type="float">
            <text:p>1.47680923984259E+018</text:p>
          </table:table-cell>
          <table:table-cell office:value-type="float" office:value="1.4768094810518E+018" calcext:value-type="float">
            <text:p>1.4768094810518E+018</text:p>
          </table:table-cell>
          <table:table-cell office:value-type="float" office:value="1.4768094812388E+018" calcext:value-type="float">
            <text:p>1.4768094812388E+018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.47680907685199E+018" calcext:value-type="float">
            <text:p>1.47680907685199E+018</text:p>
          </table:table-cell>
          <table:table-cell office:value-type="float" office:value="1.4768090769547E+018" calcext:value-type="float">
            <text:p>1.4768090769547E+018</text:p>
          </table:table-cell>
          <table:table-cell office:value-type="float" office:value="1.47680923969015E+018" calcext:value-type="float">
            <text:p>1.47680923969015E+018</text:p>
          </table:table-cell>
          <table:table-cell office:value-type="float" office:value="1.47680923984265E+018" calcext:value-type="float">
            <text:p>1.47680923984265E+018</text:p>
          </table:table-cell>
          <table:table-cell office:value-type="float" office:value="1.47680948105215E+018" calcext:value-type="float">
            <text:p>1.47680948105215E+018</text:p>
          </table:table-cell>
          <table:table-cell office:value-type="float" office:value="1.47680948123903E+018" calcext:value-type="float">
            <text:p>1.47680948123903E+018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.47680907685234E+018" calcext:value-type="float">
            <text:p>1.47680907685234E+018</text:p>
          </table:table-cell>
          <table:table-cell office:value-type="float" office:value="1.47680907695491E+018" calcext:value-type="float">
            <text:p>1.47680907695491E+018</text:p>
          </table:table-cell>
          <table:table-cell office:value-type="float" office:value="1.4768092396905E+018" calcext:value-type="float">
            <text:p>1.4768092396905E+018</text:p>
          </table:table-cell>
          <table:table-cell office:value-type="float" office:value="1.47680923984294E+018" calcext:value-type="float">
            <text:p>1.47680923984294E+018</text:p>
          </table:table-cell>
          <table:table-cell office:value-type="float" office:value="1.4768094810525E+018" calcext:value-type="float">
            <text:p>1.4768094810525E+018</text:p>
          </table:table-cell>
          <table:table-cell office:value-type="float" office:value="1.47680948123923E+018" calcext:value-type="float">
            <text:p>1.47680948123923E+018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.47680907685269E+018" calcext:value-type="float">
            <text:p>1.47680907685269E+018</text:p>
          </table:table-cell>
          <table:table-cell office:value-type="float" office:value="1.47680907695497E+018" calcext:value-type="float">
            <text:p>1.47680907695497E+018</text:p>
          </table:table-cell>
          <table:table-cell office:value-type="float" office:value="1.47680923969085E+018" calcext:value-type="float">
            <text:p>1.47680923969085E+018</text:p>
          </table:table-cell>
          <table:table-cell office:value-type="float" office:value="1.47680923984299E+018" calcext:value-type="float">
            <text:p>1.47680923984299E+018</text:p>
          </table:table-cell>
          <table:table-cell office:value-type="float" office:value="1.47680948105285E+018" calcext:value-type="float">
            <text:p>1.47680948105285E+018</text:p>
          </table:table-cell>
          <table:table-cell office:value-type="float" office:value="1.47680948123929E+018" calcext:value-type="float">
            <text:p>1.47680948123929E+018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.47680907685303E+018" calcext:value-type="float">
            <text:p>1.47680907685303E+018</text:p>
          </table:table-cell>
          <table:table-cell office:value-type="float" office:value="1.47680907695516E+018" calcext:value-type="float">
            <text:p>1.47680907695516E+018</text:p>
          </table:table-cell>
          <table:table-cell office:value-type="float" office:value="1.47680923969121E+018" calcext:value-type="float">
            <text:p>1.47680923969121E+018</text:p>
          </table:table-cell>
          <table:table-cell office:value-type="float" office:value="1.47680923984305E+018" calcext:value-type="float">
            <text:p>1.47680923984305E+018</text:p>
          </table:table-cell>
          <table:table-cell office:value-type="float" office:value="1.4768094810532E+018" calcext:value-type="float">
            <text:p>1.4768094810532E+018</text:p>
          </table:table-cell>
          <table:table-cell office:value-type="float" office:value="1.4768094812395E+018" calcext:value-type="float">
            <text:p>1.4768094812395E+018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.4768090768535E+018" calcext:value-type="float">
            <text:p>1.4768090768535E+018</text:p>
          </table:table-cell>
          <table:table-cell office:value-type="float" office:value="1.47680907695532E+018" calcext:value-type="float">
            <text:p>1.47680907695532E+018</text:p>
          </table:table-cell>
          <table:table-cell office:value-type="float" office:value="1.47680923969156E+018" calcext:value-type="float">
            <text:p>1.47680923969156E+018</text:p>
          </table:table-cell>
          <table:table-cell office:value-type="float" office:value="1.47680923984323E+018" calcext:value-type="float">
            <text:p>1.47680923984323E+018</text:p>
          </table:table-cell>
          <table:table-cell office:value-type="float" office:value="1.47680948105355E+018" calcext:value-type="float">
            <text:p>1.47680948105355E+018</text:p>
          </table:table-cell>
          <table:table-cell office:value-type="float" office:value="1.47680948123955E+018" calcext:value-type="float">
            <text:p>1.47680948123955E+018</text:p>
          </table:table-cell>
        </table:table-row>
      </table:table>
      <table:table table:name="time_difference_ms" table:style-name="ta1">
        <table:table-column table:style-name="co2" table:default-cell-style-name="Default"/>
        <table:table-column table:style-name="co2" table:number-columns-repeated="3" table:default-cell-style-name="ce1"/>
        <table:table-row table:style-name="ro1">
          <table:table-cell office:value-type="string" calcext:value-type="string">
            <text:p>id</text:p>
          </table:table-cell>
          <table:table-cell table:style-name="Default" office:value-type="float" office:value="10000" calcext:value-type="float">
            <text:p>10000</text:p>
          </table:table-cell>
          <table:table-cell table:style-name="Default" office:value-type="float" office:value="100000" calcext:value-type="float">
            <text:p>100000</text:p>
          </table:table-cell>
          <table:table-cell table:style-name="Default" office:value-type="float" office:value="1000000" calcext:value-type="float">
            <text:p>1000000</text:p>
          </table:table-cell>
        </table:table-row>
        <table:table-row table:style-name="ro1">
          <table:table-cell table:formula="of:=[times.A2]" office:value-type="float" office:value="0" calcext:value-type="float">
            <text:p>0</text:p>
          </table:table-cell>
          <table:table-cell table:formula="of:= ([times.C2] - [times.B2]) / 1000000" office:value-type="float" office:value="4.349184" calcext:value-type="float">
            <text:p>4.349184</text:p>
          </table:table-cell>
          <table:table-cell table:formula="of:= ([times.E2] - [times.D2]) / 1000000" office:value-type="float" office:value="5.9392" calcext:value-type="float">
            <text:p>5.9392</text:p>
          </table:table-cell>
          <table:table-cell table:formula="of:= ([times.G2] - [times.F2]) / 1000000" office:value-type="float" office:value="5.570048" calcext:value-type="float">
            <text:p>5.570048</text:p>
          </table:table-cell>
        </table:table-row>
        <table:table-row table:style-name="ro1">
          <table:table-cell table:formula="of:=[times.A3]" office:value-type="float" office:value="1" calcext:value-type="float">
            <text:p>1</text:p>
          </table:table-cell>
          <table:table-cell table:formula="of:= ([times.C3] - [times.B3]) / 1000000" office:value-type="float" office:value="4.510208" calcext:value-type="float">
            <text:p>4.510208</text:p>
          </table:table-cell>
          <table:table-cell table:formula="of:= ([times.E3] - [times.D3]) / 1000000" office:value-type="float" office:value="7.718912" calcext:value-type="float">
            <text:p>7.718912</text:p>
          </table:table-cell>
          <table:table-cell table:formula="of:= ([times.G3] - [times.F3]) / 1000000" office:value-type="float" office:value="10.597888" calcext:value-type="float">
            <text:p>10.597888</text:p>
          </table:table-cell>
        </table:table-row>
        <table:table-row table:style-name="ro1">
          <table:table-cell table:formula="of:=[times.A4]" office:value-type="float" office:value="2" calcext:value-type="float">
            <text:p>2</text:p>
          </table:table-cell>
          <table:table-cell table:formula="of:= ([times.C4] - [times.B4]) / 1000000" office:value-type="float" office:value="6.42304" calcext:value-type="float">
            <text:p>6.42304</text:p>
          </table:table-cell>
          <table:table-cell table:formula="of:= ([times.E4] - [times.D4]) / 1000000" office:value-type="float" office:value="8.04096" calcext:value-type="float">
            <text:p>8.04096</text:p>
          </table:table-cell>
          <table:table-cell table:formula="of:= ([times.G4] - [times.F4]) / 1000000" office:value-type="float" office:value="11.016192" calcext:value-type="float">
            <text:p>11.016192</text:p>
          </table:table-cell>
        </table:table-row>
        <table:table-row table:style-name="ro1">
          <table:table-cell table:formula="of:=[times.A5]" office:value-type="float" office:value="3" calcext:value-type="float">
            <text:p>3</text:p>
          </table:table-cell>
          <table:table-cell table:formula="of:= ([times.C5] - [times.B5]) / 1000000" office:value-type="float" office:value="7.02592" calcext:value-type="float">
            <text:p>7.02592</text:p>
          </table:table-cell>
          <table:table-cell table:formula="of:= ([times.E5] - [times.D5]) / 1000000" office:value-type="float" office:value="9.04704" calcext:value-type="float">
            <text:p>9.04704</text:p>
          </table:table-cell>
          <table:table-cell table:formula="of:= ([times.G5] - [times.F5]) / 1000000" office:value-type="float" office:value="11.08992" calcext:value-type="float">
            <text:p>11.08992</text:p>
          </table:table-cell>
        </table:table-row>
        <table:table-row table:style-name="ro1">
          <table:table-cell table:formula="of:=[times.A6]" office:value-type="float" office:value="4" calcext:value-type="float">
            <text:p>4</text:p>
          </table:table-cell>
          <table:table-cell table:formula="of:= ([times.C6] - [times.B6]) / 1000000" office:value-type="float" office:value="7.37024" calcext:value-type="float">
            <text:p>7.37024</text:p>
          </table:table-cell>
          <table:table-cell table:formula="of:= ([times.E6] - [times.D6]) / 1000000" office:value-type="float" office:value="9.325056" calcext:value-type="float">
            <text:p>9.325056</text:p>
          </table:table-cell>
          <table:table-cell table:formula="of:= ([times.G6] - [times.F6]) / 1000000" office:value-type="float" office:value="13.814784" calcext:value-type="float">
            <text:p>13.814784</text:p>
          </table:table-cell>
        </table:table-row>
        <table:table-row table:style-name="ro1">
          <table:table-cell table:formula="of:=[times.A7]" office:value-type="float" office:value="5" calcext:value-type="float">
            <text:p>5</text:p>
          </table:table-cell>
          <table:table-cell table:formula="of:= ([times.C7] - [times.B7]) / 1000000" office:value-type="float" office:value="12.404224" calcext:value-type="float">
            <text:p>12.404224</text:p>
          </table:table-cell>
          <table:table-cell table:formula="of:= ([times.E7] - [times.D7]) / 1000000" office:value-type="float" office:value="11.183104" calcext:value-type="float">
            <text:p>11.183104</text:p>
          </table:table-cell>
          <table:table-cell table:formula="of:= ([times.G7] - [times.F7]) / 1000000" office:value-type="float" office:value="16.550144" calcext:value-type="float">
            <text:p>16.550144</text:p>
          </table:table-cell>
        </table:table-row>
        <table:table-row table:style-name="ro1">
          <table:table-cell table:formula="of:=[times.A8]" office:value-type="float" office:value="6" calcext:value-type="float">
            <text:p>6</text:p>
          </table:table-cell>
          <table:table-cell table:formula="of:= ([times.C8] - [times.B8]) / 1000000" office:value-type="float" office:value="12.69376" calcext:value-type="float">
            <text:p>12.69376</text:p>
          </table:table-cell>
          <table:table-cell table:formula="of:= ([times.E8] - [times.D8]) / 1000000" office:value-type="float" office:value="11.465728" calcext:value-type="float">
            <text:p>11.465728</text:p>
          </table:table-cell>
          <table:table-cell table:formula="of:= ([times.G8] - [times.F8]) / 1000000" office:value-type="float" office:value="21.432832" calcext:value-type="float">
            <text:p>21.432832</text:p>
          </table:table-cell>
        </table:table-row>
        <table:table-row table:style-name="ro1">
          <table:table-cell table:formula="of:=[times.A9]" office:value-type="float" office:value="7" calcext:value-type="float">
            <text:p>7</text:p>
          </table:table-cell>
          <table:table-cell table:formula="of:= ([times.C9] - [times.B9]) / 1000000" office:value-type="float" office:value="13.728256" calcext:value-type="float">
            <text:p>13.728256</text:p>
          </table:table-cell>
          <table:table-cell table:formula="of:= ([times.E9] - [times.D9]) / 1000000" office:value-type="float" office:value="11.652864" calcext:value-type="float">
            <text:p>11.652864</text:p>
          </table:table-cell>
          <table:table-cell table:formula="of:= ([times.G9] - [times.F9]) / 1000000" office:value-type="float" office:value="24.361984" calcext:value-type="float">
            <text:p>24.361984</text:p>
          </table:table-cell>
        </table:table-row>
        <table:table-row table:style-name="ro1">
          <table:table-cell table:formula="of:=[times.A10]" office:value-type="float" office:value="8" calcext:value-type="float">
            <text:p>8</text:p>
          </table:table-cell>
          <table:table-cell table:formula="of:= ([times.C10] - [times.B10]) / 1000000" office:value-type="float" office:value="17.131776" calcext:value-type="float">
            <text:p>17.131776</text:p>
          </table:table-cell>
          <table:table-cell table:formula="of:= ([times.E10] - [times.D10]) / 1000000" office:value-type="float" office:value="11.942144" calcext:value-type="float">
            <text:p>11.942144</text:p>
          </table:table-cell>
          <table:table-cell table:formula="of:= ([times.G10] - [times.F10]) / 1000000" office:value-type="float" office:value="25.417984" calcext:value-type="float">
            <text:p>25.417984</text:p>
          </table:table-cell>
        </table:table-row>
        <table:table-row table:style-name="ro1">
          <table:table-cell table:formula="of:=[times.A11]" office:value-type="float" office:value="9" calcext:value-type="float">
            <text:p>9</text:p>
          </table:table-cell>
          <table:table-cell table:formula="of:= ([times.C11] - [times.B11]) / 1000000" office:value-type="float" office:value="19.217152" calcext:value-type="float">
            <text:p>19.217152</text:p>
          </table:table-cell>
          <table:table-cell table:formula="of:= ([times.E11] - [times.D11]) / 1000000" office:value-type="float" office:value="12.177152" calcext:value-type="float">
            <text:p>12.177152</text:p>
          </table:table-cell>
          <table:table-cell table:formula="of:= ([times.G11] - [times.F11]) / 1000000" office:value-type="float" office:value="25.71008" calcext:value-type="float">
            <text:p>25.71008</text:p>
          </table:table-cell>
        </table:table-row>
        <table:table-row table:style-name="ro1">
          <table:table-cell table:formula="of:=[times.A12]" office:value-type="float" office:value="10" calcext:value-type="float">
            <text:p>10</text:p>
          </table:table-cell>
          <table:table-cell table:formula="of:= ([times.C12] - [times.B12]) / 1000000" office:value-type="float" office:value="20.12928" calcext:value-type="float">
            <text:p>20.12928</text:p>
          </table:table-cell>
          <table:table-cell table:formula="of:= ([times.E12] - [times.D12]) / 1000000" office:value-type="float" office:value="13.598464" calcext:value-type="float">
            <text:p>13.598464</text:p>
          </table:table-cell>
          <table:table-cell table:formula="of:= ([times.G12] - [times.F12]) / 1000000" office:value-type="float" office:value="27.172096" calcext:value-type="float">
            <text:p>27.172096</text:p>
          </table:table-cell>
        </table:table-row>
        <table:table-row table:style-name="ro1">
          <table:table-cell table:formula="of:=[times.A13]" office:value-type="float" office:value="11" calcext:value-type="float">
            <text:p>11</text:p>
          </table:table-cell>
          <table:table-cell table:formula="of:= ([times.C13] - [times.B13]) / 1000000" office:value-type="float" office:value="20.214016" calcext:value-type="float">
            <text:p>20.214016</text:p>
          </table:table-cell>
          <table:table-cell table:formula="of:= ([times.E13] - [times.D13]) / 1000000" office:value-type="float" office:value="13.857792" calcext:value-type="float">
            <text:p>13.857792</text:p>
          </table:table-cell>
          <table:table-cell table:formula="of:= ([times.G13] - [times.F13]) / 1000000" office:value-type="float" office:value="33.32608" calcext:value-type="float">
            <text:p>33.32608</text:p>
          </table:table-cell>
        </table:table-row>
        <table:table-row table:style-name="ro1">
          <table:table-cell table:formula="of:=[times.A14]" office:value-type="float" office:value="12" calcext:value-type="float">
            <text:p>12</text:p>
          </table:table-cell>
          <table:table-cell table:formula="of:= ([times.C14] - [times.B14]) / 1000000" office:value-type="float" office:value="20.48384" calcext:value-type="float">
            <text:p>20.48384</text:p>
          </table:table-cell>
          <table:table-cell table:formula="of:= ([times.E14] - [times.D14]) / 1000000" office:value-type="float" office:value="14.027776" calcext:value-type="float">
            <text:p>14.027776</text:p>
          </table:table-cell>
          <table:table-cell table:formula="of:= ([times.G14] - [times.F14]) / 1000000" office:value-type="float" office:value="33.585152" calcext:value-type="float">
            <text:p>33.585152</text:p>
          </table:table-cell>
        </table:table-row>
        <table:table-row table:style-name="ro1">
          <table:table-cell table:formula="of:=[times.A15]" office:value-type="float" office:value="13" calcext:value-type="float">
            <text:p>13</text:p>
          </table:table-cell>
          <table:table-cell table:formula="of:= ([times.C15] - [times.B15]) / 1000000" office:value-type="float" office:value="20.636416" calcext:value-type="float">
            <text:p>20.636416</text:p>
          </table:table-cell>
          <table:table-cell table:formula="of:= ([times.E15] - [times.D15]) / 1000000" office:value-type="float" office:value="14.226176" calcext:value-type="float">
            <text:p>14.226176</text:p>
          </table:table-cell>
          <table:table-cell table:formula="of:= ([times.G15] - [times.F15]) / 1000000" office:value-type="float" office:value="33.742592" calcext:value-type="float">
            <text:p>33.742592</text:p>
          </table:table-cell>
        </table:table-row>
        <table:table-row table:style-name="ro1">
          <table:table-cell table:formula="of:=[times.A16]" office:value-type="float" office:value="14" calcext:value-type="float">
            <text:p>14</text:p>
          </table:table-cell>
          <table:table-cell table:formula="of:= ([times.C16] - [times.B16]) / 1000000" office:value-type="float" office:value="20.688896" calcext:value-type="float">
            <text:p>20.688896</text:p>
          </table:table-cell>
          <table:table-cell table:formula="of:= ([times.E16] - [times.D16]) / 1000000" office:value-type="float" office:value="15.345408" calcext:value-type="float">
            <text:p>15.345408</text:p>
          </table:table-cell>
          <table:table-cell table:formula="of:= ([times.G16] - [times.F16]) / 1000000" office:value-type="float" office:value="34.6752" calcext:value-type="float">
            <text:p>34.6752</text:p>
          </table:table-cell>
        </table:table-row>
        <table:table-row table:style-name="ro1">
          <table:table-cell table:formula="of:=[times.A17]" office:value-type="float" office:value="15" calcext:value-type="float">
            <text:p>15</text:p>
          </table:table-cell>
          <table:table-cell table:formula="of:= ([times.C17] - [times.B17]) / 1000000" office:value-type="float" office:value="20.400896" calcext:value-type="float">
            <text:p>20.400896</text:p>
          </table:table-cell>
          <table:table-cell table:formula="of:= ([times.E17] - [times.D17]) / 1000000" office:value-type="float" office:value="15.682304" calcext:value-type="float">
            <text:p>15.682304</text:p>
          </table:table-cell>
          <table:table-cell table:formula="of:= ([times.G17] - [times.F17]) / 1000000" office:value-type="float" office:value="34.701312" calcext:value-type="float">
            <text:p>34.701312</text:p>
          </table:table-cell>
        </table:table-row>
        <table:table-row table:style-name="ro1">
          <table:table-cell table:formula="of:=[times.A18]" office:value-type="float" office:value="16" calcext:value-type="float">
            <text:p>16</text:p>
          </table:table-cell>
          <table:table-cell table:formula="of:= ([times.C18] - [times.B18]) / 1000000" office:value-type="float" office:value="20.104448" calcext:value-type="float">
            <text:p>20.104448</text:p>
          </table:table-cell>
          <table:table-cell table:formula="of:= ([times.E18] - [times.D18]) / 1000000" office:value-type="float" office:value="17.157888" calcext:value-type="float">
            <text:p>17.157888</text:p>
          </table:table-cell>
          <table:table-cell table:formula="of:= ([times.G18] - [times.F18]) / 1000000" office:value-type="float" office:value="34.69312" calcext:value-type="float">
            <text:p>34.69312</text:p>
          </table:table-cell>
        </table:table-row>
        <table:table-row table:style-name="ro1">
          <table:table-cell table:formula="of:=[times.A19]" office:value-type="float" office:value="17" calcext:value-type="float">
            <text:p>17</text:p>
          </table:table-cell>
          <table:table-cell table:formula="of:= ([times.C19] - [times.B19]) / 1000000" office:value-type="float" office:value="19.472896" calcext:value-type="float">
            <text:p>19.472896</text:p>
          </table:table-cell>
          <table:table-cell table:formula="of:= ([times.E19] - [times.D19]) / 1000000" office:value-type="float" office:value="18.957056" calcext:value-type="float">
            <text:p>18.957056</text:p>
          </table:table-cell>
          <table:table-cell table:formula="of:= ([times.G19] - [times.F19]) / 1000000" office:value-type="float" office:value="34.756864" calcext:value-type="float">
            <text:p>34.756864</text:p>
          </table:table-cell>
        </table:table-row>
        <table:table-row table:style-name="ro1">
          <table:table-cell table:formula="of:=[times.A20]" office:value-type="float" office:value="18" calcext:value-type="float">
            <text:p>18</text:p>
          </table:table-cell>
          <table:table-cell table:formula="of:= ([times.C20] - [times.B20]) / 1000000" office:value-type="float" office:value="18.867968" calcext:value-type="float">
            <text:p>18.867968</text:p>
          </table:table-cell>
          <table:table-cell table:formula="of:= ([times.E20] - [times.D20]) / 1000000" office:value-type="float" office:value="20.7488" calcext:value-type="float">
            <text:p>20.7488</text:p>
          </table:table-cell>
          <table:table-cell table:formula="of:= ([times.G20] - [times.F20]) / 1000000" office:value-type="float" office:value="34.777856" calcext:value-type="float">
            <text:p>34.777856</text:p>
          </table:table-cell>
        </table:table-row>
        <table:table-row table:style-name="ro1">
          <table:table-cell table:formula="of:=[times.A21]" office:value-type="float" office:value="19" calcext:value-type="float">
            <text:p>19</text:p>
          </table:table-cell>
          <table:table-cell table:formula="of:= ([times.C21] - [times.B21]) / 1000000" office:value-type="float" office:value="18.53184" calcext:value-type="float">
            <text:p>18.53184</text:p>
          </table:table-cell>
          <table:table-cell table:formula="of:= ([times.E21] - [times.D21]) / 1000000" office:value-type="float" office:value="22.264064" calcext:value-type="float">
            <text:p>22.264064</text:p>
          </table:table-cell>
          <table:table-cell table:formula="of:= ([times.G21] - [times.F21]) / 1000000" office:value-type="float" office:value="34.808064" calcext:value-type="float">
            <text:p>34.808064</text:p>
          </table:table-cell>
        </table:table-row>
        <table:table-row table:style-name="ro1">
          <table:table-cell table:formula="of:=[times.A22]" office:value-type="float" office:value="20" calcext:value-type="float">
            <text:p>20</text:p>
          </table:table-cell>
          <table:table-cell table:formula="of:= ([times.C22] - [times.B22]) / 1000000" office:value-type="float" office:value="19.373312" calcext:value-type="float">
            <text:p>19.373312</text:p>
          </table:table-cell>
          <table:table-cell table:formula="of:= ([times.E22] - [times.D22]) / 1000000" office:value-type="float" office:value="22.546944" calcext:value-type="float">
            <text:p>22.546944</text:p>
          </table:table-cell>
          <table:table-cell table:formula="of:= ([times.G22] - [times.F22]) / 1000000" office:value-type="float" office:value="34.846976" calcext:value-type="float">
            <text:p>34.846976</text:p>
          </table:table-cell>
        </table:table-row>
        <table:table-row table:style-name="ro1">
          <table:table-cell table:formula="of:=[times.A23]" office:value-type="float" office:value="21" calcext:value-type="float">
            <text:p>21</text:p>
          </table:table-cell>
          <table:table-cell table:formula="of:= ([times.C23] - [times.B23]) / 1000000" office:value-type="float" office:value="20.018176" calcext:value-type="float">
            <text:p>20.018176</text:p>
          </table:table-cell>
          <table:table-cell table:formula="of:= ([times.E23] - [times.D23]) / 1000000" office:value-type="float" office:value="24.859136" calcext:value-type="float">
            <text:p>24.859136</text:p>
          </table:table-cell>
          <table:table-cell table:formula="of:= ([times.G23] - [times.F23]) / 1000000" office:value-type="float" office:value="34.945792" calcext:value-type="float">
            <text:p>34.945792</text:p>
          </table:table-cell>
        </table:table-row>
        <table:table-row table:style-name="ro1">
          <table:table-cell table:formula="of:=[times.A24]" office:value-type="float" office:value="22" calcext:value-type="float">
            <text:p>22</text:p>
          </table:table-cell>
          <table:table-cell table:formula="of:= ([times.C24] - [times.B24]) / 1000000" office:value-type="float" office:value="21.378048" calcext:value-type="float">
            <text:p>21.378048</text:p>
          </table:table-cell>
          <table:table-cell table:formula="of:= ([times.E24] - [times.D24]) / 1000000" office:value-type="float" office:value="25.033984" calcext:value-type="float">
            <text:p>25.033984</text:p>
          </table:table-cell>
          <table:table-cell table:formula="of:= ([times.G24] - [times.F24]) / 1000000" office:value-type="float" office:value="34.909696" calcext:value-type="float">
            <text:p>34.909696</text:p>
          </table:table-cell>
        </table:table-row>
        <table:table-row table:style-name="ro1">
          <table:table-cell table:formula="of:=[times.A25]" office:value-type="float" office:value="23" calcext:value-type="float">
            <text:p>23</text:p>
          </table:table-cell>
          <table:table-cell table:formula="of:= ([times.C25] - [times.B25]) / 1000000" office:value-type="float" office:value="21.915136" calcext:value-type="float">
            <text:p>21.915136</text:p>
          </table:table-cell>
          <table:table-cell table:formula="of:= ([times.E25] - [times.D25]) / 1000000" office:value-type="float" office:value="26.31808" calcext:value-type="float">
            <text:p>26.31808</text:p>
          </table:table-cell>
          <table:table-cell table:formula="of:= ([times.G25] - [times.F25]) / 1000000" office:value-type="float" office:value="34.92992" calcext:value-type="float">
            <text:p>34.92992</text:p>
          </table:table-cell>
        </table:table-row>
        <table:table-row table:style-name="ro1">
          <table:table-cell table:formula="of:=[times.A26]" office:value-type="float" office:value="24" calcext:value-type="float">
            <text:p>24</text:p>
          </table:table-cell>
          <table:table-cell table:formula="of:= ([times.C26] - [times.B26]) / 1000000" office:value-type="float" office:value="21.82912" calcext:value-type="float">
            <text:p>21.82912</text:p>
          </table:table-cell>
          <table:table-cell table:formula="of:= ([times.E26] - [times.D26]) / 1000000" office:value-type="float" office:value="26.558208" calcext:value-type="float">
            <text:p>26.558208</text:p>
          </table:table-cell>
          <table:table-cell table:formula="of:= ([times.G26] - [times.F26]) / 1000000" office:value-type="float" office:value="35.301888" calcext:value-type="float">
            <text:p>35.301888</text:p>
          </table:table-cell>
        </table:table-row>
        <table:table-row table:style-name="ro1">
          <table:table-cell table:formula="of:=[times.A27]" office:value-type="float" office:value="25" calcext:value-type="float">
            <text:p>25</text:p>
          </table:table-cell>
          <table:table-cell table:formula="of:= ([times.C27] - [times.B27]) / 1000000" office:value-type="float" office:value="22.96832" calcext:value-type="float">
            <text:p>22.96832</text:p>
          </table:table-cell>
          <table:table-cell table:formula="of:= ([times.E27] - [times.D27]) / 1000000" office:value-type="float" office:value="26.81088" calcext:value-type="float">
            <text:p>26.81088</text:p>
          </table:table-cell>
          <table:table-cell table:formula="of:= ([times.G27] - [times.F27]) / 1000000" office:value-type="float" office:value="35.328" calcext:value-type="float">
            <text:p>35.328</text:p>
          </table:table-cell>
        </table:table-row>
        <table:table-row table:style-name="ro1">
          <table:table-cell table:formula="of:=[times.A28]" office:value-type="float" office:value="26" calcext:value-type="float">
            <text:p>26</text:p>
          </table:table-cell>
          <table:table-cell table:formula="of:= ([times.C28] - [times.B28]) / 1000000" office:value-type="float" office:value="23.290112" calcext:value-type="float">
            <text:p>23.290112</text:p>
          </table:table-cell>
          <table:table-cell table:formula="of:= ([times.E28] - [times.D28]) / 1000000" office:value-type="float" office:value="27.05792" calcext:value-type="float">
            <text:p>27.05792</text:p>
          </table:table-cell>
          <table:table-cell table:formula="of:= ([times.G28] - [times.F28]) / 1000000" office:value-type="float" office:value="36.030976" calcext:value-type="float">
            <text:p>36.030976</text:p>
          </table:table-cell>
        </table:table-row>
        <table:table-row table:style-name="ro1">
          <table:table-cell table:formula="of:=[times.A29]" office:value-type="float" office:value="27" calcext:value-type="float">
            <text:p>27</text:p>
          </table:table-cell>
          <table:table-cell table:formula="of:= ([times.C29] - [times.B29]) / 1000000" office:value-type="float" office:value="23.66208" calcext:value-type="float">
            <text:p>23.66208</text:p>
          </table:table-cell>
          <table:table-cell table:formula="of:= ([times.E29] - [times.D29]) / 1000000" office:value-type="float" office:value="27.36384" calcext:value-type="float">
            <text:p>27.36384</text:p>
          </table:table-cell>
          <table:table-cell table:formula="of:= ([times.G29] - [times.F29]) / 1000000" office:value-type="float" office:value="36.052736" calcext:value-type="float">
            <text:p>36.052736</text:p>
          </table:table-cell>
        </table:table-row>
        <table:table-row table:style-name="ro1">
          <table:table-cell table:formula="of:=[times.A30]" office:value-type="float" office:value="28" calcext:value-type="float">
            <text:p>28</text:p>
          </table:table-cell>
          <table:table-cell table:formula="of:= ([times.C30] - [times.B30]) / 1000000" office:value-type="float" office:value="23.38816" calcext:value-type="float">
            <text:p>23.38816</text:p>
          </table:table-cell>
          <table:table-cell table:formula="of:= ([times.E30] - [times.D30]) / 1000000" office:value-type="float" office:value="27.384832" calcext:value-type="float">
            <text:p>27.384832</text:p>
          </table:table-cell>
          <table:table-cell table:formula="of:= ([times.G30] - [times.F30]) / 1000000" office:value-type="float" office:value="36.067328" calcext:value-type="float">
            <text:p>36.067328</text:p>
          </table:table-cell>
        </table:table-row>
        <table:table-row table:style-name="ro1">
          <table:table-cell table:formula="of:=[times.A31]" office:value-type="float" office:value="29" calcext:value-type="float">
            <text:p>29</text:p>
          </table:table-cell>
          <table:table-cell table:formula="of:= ([times.C31] - [times.B31]) / 1000000" office:value-type="float" office:value="23.096832" calcext:value-type="float">
            <text:p>23.096832</text:p>
          </table:table-cell>
          <table:table-cell table:formula="of:= ([times.E31] - [times.D31]) / 1000000" office:value-type="float" office:value="29.100032" calcext:value-type="float">
            <text:p>29.100032</text:p>
          </table:table-cell>
          <table:table-cell table:formula="of:= ([times.G31] - [times.F31]) / 1000000" office:value-type="float" office:value="36.037888" calcext:value-type="float">
            <text:p>36.037888</text:p>
          </table:table-cell>
        </table:table-row>
        <table:table-row table:style-name="ro1">
          <table:table-cell table:formula="of:=[times.A32]" office:value-type="float" office:value="30" calcext:value-type="float">
            <text:p>30</text:p>
          </table:table-cell>
          <table:table-cell table:formula="of:= ([times.C32] - [times.B32]) / 1000000" office:value-type="float" office:value="22.806016" calcext:value-type="float">
            <text:p>22.806016</text:p>
          </table:table-cell>
          <table:table-cell table:formula="of:= ([times.E32] - [times.D32]) / 1000000" office:value-type="float" office:value="29.075968" calcext:value-type="float">
            <text:p>29.075968</text:p>
          </table:table-cell>
          <table:table-cell table:formula="of:= ([times.G32] - [times.F32]) / 1000000" office:value-type="float" office:value="36.12416" calcext:value-type="float">
            <text:p>36.12416</text:p>
          </table:table-cell>
        </table:table-row>
        <table:table-row table:style-name="ro1">
          <table:table-cell table:formula="of:=[times.A33]" office:value-type="float" office:value="31" calcext:value-type="float">
            <text:p>31</text:p>
          </table:table-cell>
          <table:table-cell table:formula="of:= ([times.C33] - [times.B33]) / 1000000" office:value-type="float" office:value="22.516224" calcext:value-type="float">
            <text:p>22.516224</text:p>
          </table:table-cell>
          <table:table-cell table:formula="of:= ([times.E33] - [times.D33]) / 1000000" office:value-type="float" office:value="29.085184" calcext:value-type="float">
            <text:p>29.085184</text:p>
          </table:table-cell>
          <table:table-cell table:formula="of:= ([times.G33] - [times.F33]) / 1000000" office:value-type="float" office:value="36.141568" calcext:value-type="float">
            <text:p>36.141568</text:p>
          </table:table-cell>
        </table:table-row>
        <table:table-row table:style-name="ro1">
          <table:table-cell table:formula="of:=[times.A34]" office:value-type="float" office:value="32" calcext:value-type="float">
            <text:p>32</text:p>
          </table:table-cell>
          <table:table-cell table:formula="of:= ([times.C34] - [times.B34]) / 1000000" office:value-type="float" office:value="22.284544" calcext:value-type="float">
            <text:p>22.284544</text:p>
          </table:table-cell>
          <table:table-cell table:formula="of:= ([times.E34] - [times.D34]) / 1000000" office:value-type="float" office:value="29.108992" calcext:value-type="float">
            <text:p>29.108992</text:p>
          </table:table-cell>
          <table:table-cell table:formula="of:= ([times.G34] - [times.F34]) / 1000000" office:value-type="float" office:value="36.147968" calcext:value-type="float">
            <text:p>36.147968</text:p>
          </table:table-cell>
        </table:table-row>
        <table:table-row table:style-name="ro1">
          <table:table-cell table:formula="of:=[times.A35]" office:value-type="float" office:value="33" calcext:value-type="float">
            <text:p>33</text:p>
          </table:table-cell>
          <table:table-cell table:formula="of:= ([times.C35] - [times.B35]) / 1000000" office:value-type="float" office:value="25.942272" calcext:value-type="float">
            <text:p>25.942272</text:p>
          </table:table-cell>
          <table:table-cell table:formula="of:= ([times.E35] - [times.D35]) / 1000000" office:value-type="float" office:value="29.125888" calcext:value-type="float">
            <text:p>29.125888</text:p>
          </table:table-cell>
          <table:table-cell table:formula="of:= ([times.G35] - [times.F35]) / 1000000" office:value-type="float" office:value="36.441088" calcext:value-type="float">
            <text:p>36.441088</text:p>
          </table:table-cell>
        </table:table-row>
        <table:table-row table:style-name="ro1">
          <table:table-cell table:formula="of:=[times.A36]" office:value-type="float" office:value="34" calcext:value-type="float">
            <text:p>34</text:p>
          </table:table-cell>
          <table:table-cell table:formula="of:= ([times.C36] - [times.B36]) / 1000000" office:value-type="float" office:value="26.038784" calcext:value-type="float">
            <text:p>26.038784</text:p>
          </table:table-cell>
          <table:table-cell table:formula="of:= ([times.E36] - [times.D36]) / 1000000" office:value-type="float" office:value="29.091328" calcext:value-type="float">
            <text:p>29.091328</text:p>
          </table:table-cell>
          <table:table-cell table:formula="of:= ([times.G36] - [times.F36]) / 1000000" office:value-type="float" office:value="36.300032" calcext:value-type="float">
            <text:p>36.300032</text:p>
          </table:table-cell>
        </table:table-row>
        <table:table-row table:style-name="ro1">
          <table:table-cell table:formula="of:=[times.A37]" office:value-type="float" office:value="35" calcext:value-type="float">
            <text:p>35</text:p>
          </table:table-cell>
          <table:table-cell table:formula="of:= ([times.C37] - [times.B37]) / 1000000" office:value-type="float" office:value="25.737728" calcext:value-type="float">
            <text:p>25.737728</text:p>
          </table:table-cell>
          <table:table-cell table:formula="of:= ([times.E37] - [times.D37]) / 1000000" office:value-type="float" office:value="29.103104" calcext:value-type="float">
            <text:p>29.103104</text:p>
          </table:table-cell>
          <table:table-cell table:formula="of:= ([times.G37] - [times.F37]) / 1000000" office:value-type="float" office:value="37.009664" calcext:value-type="float">
            <text:p>37.009664</text:p>
          </table:table-cell>
        </table:table-row>
        <table:table-row table:style-name="ro1">
          <table:table-cell table:formula="of:=[times.A38]" office:value-type="float" office:value="36" calcext:value-type="float">
            <text:p>36</text:p>
          </table:table-cell>
          <table:table-cell table:formula="of:= ([times.C38] - [times.B38]) / 1000000" office:value-type="float" office:value="25.752064" calcext:value-type="float">
            <text:p>25.752064</text:p>
          </table:table-cell>
          <table:table-cell table:formula="of:= ([times.E38] - [times.D38]) / 1000000" office:value-type="float" office:value="29.173248" calcext:value-type="float">
            <text:p>29.173248</text:p>
          </table:table-cell>
          <table:table-cell table:formula="of:= ([times.G38] - [times.F38]) / 1000000" office:value-type="float" office:value="37.03296" calcext:value-type="float">
            <text:p>37.03296</text:p>
          </table:table-cell>
        </table:table-row>
        <table:table-row table:style-name="ro1">
          <table:table-cell table:formula="of:=[times.A39]" office:value-type="float" office:value="37" calcext:value-type="float">
            <text:p>37</text:p>
          </table:table-cell>
          <table:table-cell table:formula="of:= ([times.C39] - [times.B39]) / 1000000" office:value-type="float" office:value="25.60896" calcext:value-type="float">
            <text:p>25.60896</text:p>
          </table:table-cell>
          <table:table-cell table:formula="of:= ([times.E39] - [times.D39]) / 1000000" office:value-type="float" office:value="29.158656" calcext:value-type="float">
            <text:p>29.158656</text:p>
          </table:table-cell>
          <table:table-cell table:formula="of:= ([times.G39] - [times.F39]) / 1000000" office:value-type="float" office:value="37.039616" calcext:value-type="float">
            <text:p>37.039616</text:p>
          </table:table-cell>
        </table:table-row>
        <table:table-row table:style-name="ro1">
          <table:table-cell table:formula="of:=[times.A40]" office:value-type="float" office:value="38" calcext:value-type="float">
            <text:p>38</text:p>
          </table:table-cell>
          <table:table-cell table:formula="of:= ([times.C40] - [times.B40]) / 1000000" office:value-type="float" office:value="25.34528" calcext:value-type="float">
            <text:p>25.34528</text:p>
          </table:table-cell>
          <table:table-cell table:formula="of:= ([times.E40] - [times.D40]) / 1000000" office:value-type="float" office:value="29.125632" calcext:value-type="float">
            <text:p>29.125632</text:p>
          </table:table-cell>
          <table:table-cell table:formula="of:= ([times.G40] - [times.F40]) / 1000000" office:value-type="float" office:value="37.113856" calcext:value-type="float">
            <text:p>37.113856</text:p>
          </table:table-cell>
        </table:table-row>
        <table:table-row table:style-name="ro1">
          <table:table-cell table:formula="of:=[times.A41]" office:value-type="float" office:value="39" calcext:value-type="float">
            <text:p>39</text:p>
          </table:table-cell>
          <table:table-cell table:formula="of:= ([times.C41] - [times.B41]) / 1000000" office:value-type="float" office:value="25.051136" calcext:value-type="float">
            <text:p>25.051136</text:p>
          </table:table-cell>
          <table:table-cell table:formula="of:= ([times.E41] - [times.D41]) / 1000000" office:value-type="float" office:value="29.113856" calcext:value-type="float">
            <text:p>29.113856</text:p>
          </table:table-cell>
          <table:table-cell table:formula="of:= ([times.G41] - [times.F41]) / 1000000" office:value-type="float" office:value="37.071616" calcext:value-type="float">
            <text:p>37.071616</text:p>
          </table:table-cell>
        </table:table-row>
        <table:table-row table:style-name="ro1">
          <table:table-cell table:formula="of:=[times.A42]" office:value-type="float" office:value="40" calcext:value-type="float">
            <text:p>40</text:p>
          </table:table-cell>
          <table:table-cell table:formula="of:= ([times.C42] - [times.B42]) / 1000000" office:value-type="float" office:value="24.751872" calcext:value-type="float">
            <text:p>24.751872</text:p>
          </table:table-cell>
          <table:table-cell table:formula="of:= ([times.E42] - [times.D42]) / 1000000" office:value-type="float" office:value="29.086976" calcext:value-type="float">
            <text:p>29.086976</text:p>
          </table:table-cell>
          <table:table-cell table:formula="of:= ([times.G42] - [times.F42]) / 1000000" office:value-type="float" office:value="37.083136" calcext:value-type="float">
            <text:p>37.083136</text:p>
          </table:table-cell>
        </table:table-row>
        <table:table-row table:style-name="ro1">
          <table:table-cell table:formula="of:=[times.A43]" office:value-type="float" office:value="41" calcext:value-type="float">
            <text:p>41</text:p>
          </table:table-cell>
          <table:table-cell table:formula="of:= ([times.C43] - [times.B43]) / 1000000" office:value-type="float" office:value="24.459008" calcext:value-type="float">
            <text:p>24.459008</text:p>
          </table:table-cell>
          <table:table-cell table:formula="of:= ([times.E43] - [times.D43]) / 1000000" office:value-type="float" office:value="29.083136" calcext:value-type="float">
            <text:p>29.083136</text:p>
          </table:table-cell>
          <table:table-cell table:formula="of:= ([times.G43] - [times.F43]) / 1000000" office:value-type="float" office:value="37.197056" calcext:value-type="float">
            <text:p>37.197056</text:p>
          </table:table-cell>
        </table:table-row>
        <table:table-row table:style-name="ro1">
          <table:table-cell table:formula="of:=[times.A44]" office:value-type="float" office:value="42" calcext:value-type="float">
            <text:p>42</text:p>
          </table:table-cell>
          <table:table-cell table:formula="of:= ([times.C44] - [times.B44]) / 1000000" office:value-type="float" office:value="24.168192" calcext:value-type="float">
            <text:p>24.168192</text:p>
          </table:table-cell>
          <table:table-cell table:formula="of:= ([times.E44] - [times.D44]) / 1000000" office:value-type="float" office:value="29.153792" calcext:value-type="float">
            <text:p>29.153792</text:p>
          </table:table-cell>
          <table:table-cell table:formula="of:= ([times.G44] - [times.F44]) / 1000000" office:value-type="float" office:value="37.414144" calcext:value-type="float">
            <text:p>37.414144</text:p>
          </table:table-cell>
        </table:table-row>
        <table:table-row table:style-name="ro1">
          <table:table-cell table:formula="of:=[times.A45]" office:value-type="float" office:value="43" calcext:value-type="float">
            <text:p>43</text:p>
          </table:table-cell>
          <table:table-cell table:formula="of:= ([times.C45] - [times.B45]) / 1000000" office:value-type="float" office:value="23.987968" calcext:value-type="float">
            <text:p>23.987968</text:p>
          </table:table-cell>
          <table:table-cell table:formula="of:= ([times.E45] - [times.D45]) / 1000000" office:value-type="float" office:value="29.199104" calcext:value-type="float">
            <text:p>29.199104</text:p>
          </table:table-cell>
          <table:table-cell table:formula="of:= ([times.G45] - [times.F45]) / 1000000" office:value-type="float" office:value="37.488128" calcext:value-type="float">
            <text:p>37.488128</text:p>
          </table:table-cell>
        </table:table-row>
        <table:table-row table:style-name="ro1">
          <table:table-cell table:formula="of:=[times.A46]" office:value-type="float" office:value="44" calcext:value-type="float">
            <text:p>44</text:p>
          </table:table-cell>
          <table:table-cell table:formula="of:= ([times.C46] - [times.B46]) / 1000000" office:value-type="float" office:value="23.948288" calcext:value-type="float">
            <text:p>23.948288</text:p>
          </table:table-cell>
          <table:table-cell table:formula="of:= ([times.E46] - [times.D46]) / 1000000" office:value-type="float" office:value="29.204736" calcext:value-type="float">
            <text:p>29.204736</text:p>
          </table:table-cell>
          <table:table-cell table:formula="of:= ([times.G46] - [times.F46]) / 1000000" office:value-type="float" office:value="38.945024" calcext:value-type="float">
            <text:p>38.945024</text:p>
          </table:table-cell>
        </table:table-row>
        <table:table-row table:style-name="ro1">
          <table:table-cell table:formula="of:=[times.A47]" office:value-type="float" office:value="45" calcext:value-type="float">
            <text:p>45</text:p>
          </table:table-cell>
          <table:table-cell table:formula="of:= ([times.C47] - [times.B47]) / 1000000" office:value-type="float" office:value="23.66208" calcext:value-type="float">
            <text:p>23.66208</text:p>
          </table:table-cell>
          <table:table-cell table:formula="of:= ([times.E47] - [times.D47]) / 1000000" office:value-type="float" office:value="29.170688" calcext:value-type="float">
            <text:p>29.170688</text:p>
          </table:table-cell>
          <table:table-cell table:formula="of:= ([times.G47] - [times.F47]) / 1000000" office:value-type="float" office:value="39.666688" calcext:value-type="float">
            <text:p>39.666688</text:p>
          </table:table-cell>
        </table:table-row>
        <table:table-row table:style-name="ro1">
          <table:table-cell table:formula="of:=[times.A48]" office:value-type="float" office:value="46" calcext:value-type="float">
            <text:p>46</text:p>
          </table:table-cell>
          <table:table-cell table:formula="of:= ([times.C48] - [times.B48]) / 1000000" office:value-type="float" office:value="23.332096" calcext:value-type="float">
            <text:p>23.332096</text:p>
          </table:table-cell>
          <table:table-cell table:formula="of:= ([times.E48] - [times.D48]) / 1000000" office:value-type="float" office:value="29.220864" calcext:value-type="float">
            <text:p>29.220864</text:p>
          </table:table-cell>
          <table:table-cell table:formula="of:= ([times.G48] - [times.F48]) / 1000000" office:value-type="float" office:value="41.174272" calcext:value-type="float">
            <text:p>41.174272</text:p>
          </table:table-cell>
        </table:table-row>
        <table:table-row table:style-name="ro1">
          <table:table-cell table:formula="of:=[times.A49]" office:value-type="float" office:value="47" calcext:value-type="float">
            <text:p>47</text:p>
          </table:table-cell>
          <table:table-cell table:formula="of:= ([times.C49] - [times.B49]) / 1000000" office:value-type="float" office:value="23.426048" calcext:value-type="float">
            <text:p>23.426048</text:p>
          </table:table-cell>
          <table:table-cell table:formula="of:= ([times.E49] - [times.D49]) / 1000000" office:value-type="float" office:value="29.232896" calcext:value-type="float">
            <text:p>29.232896</text:p>
          </table:table-cell>
          <table:table-cell table:formula="of:= ([times.G49] - [times.F49]) / 1000000" office:value-type="float" office:value="42.193152" calcext:value-type="float">
            <text:p>42.193152</text:p>
          </table:table-cell>
        </table:table-row>
        <table:table-row table:style-name="ro1">
          <table:table-cell table:formula="of:=[times.A50]" office:value-type="float" office:value="48" calcext:value-type="float">
            <text:p>48</text:p>
          </table:table-cell>
          <table:table-cell table:formula="of:= ([times.C50] - [times.B50]) / 1000000" office:value-type="float" office:value="23.138816" calcext:value-type="float">
            <text:p>23.138816</text:p>
          </table:table-cell>
          <table:table-cell table:formula="of:= ([times.E50] - [times.D50]) / 1000000" office:value-type="float" office:value="29.259776" calcext:value-type="float">
            <text:p>29.259776</text:p>
          </table:table-cell>
          <table:table-cell table:formula="of:= ([times.G50] - [times.F50]) / 1000000" office:value-type="float" office:value="43.315456" calcext:value-type="float">
            <text:p>43.315456</text:p>
          </table:table-cell>
        </table:table-row>
        <table:table-row table:style-name="ro1">
          <table:table-cell table:formula="of:=[times.A51]" office:value-type="float" office:value="49" calcext:value-type="float">
            <text:p>49</text:p>
          </table:table-cell>
          <table:table-cell table:formula="of:= ([times.C51] - [times.B51]) / 1000000" office:value-type="float" office:value="23.151872" calcext:value-type="float">
            <text:p>23.151872</text:p>
          </table:table-cell>
          <table:table-cell table:formula="of:= ([times.E51] - [times.D51]) / 1000000" office:value-type="float" office:value="29.422592" calcext:value-type="float">
            <text:p>29.422592</text:p>
          </table:table-cell>
          <table:table-cell table:formula="of:= ([times.G51] - [times.F51]) / 1000000" office:value-type="float" office:value="43.631872" calcext:value-type="float">
            <text:p>43.631872</text:p>
          </table:table-cell>
        </table:table-row>
        <table:table-row table:style-name="ro1">
          <table:table-cell table:formula="of:=[times.A52]" office:value-type="float" office:value="50" calcext:value-type="float">
            <text:p>50</text:p>
          </table:table-cell>
          <table:table-cell table:formula="of:= ([times.C52] - [times.B52]) / 1000000" office:value-type="float" office:value="23.012096" calcext:value-type="float">
            <text:p>23.012096</text:p>
          </table:table-cell>
          <table:table-cell table:formula="of:= ([times.E52] - [times.D52]) / 1000000" office:value-type="float" office:value="32.16512" calcext:value-type="float">
            <text:p>32.16512</text:p>
          </table:table-cell>
          <table:table-cell table:formula="of:= ([times.G52] - [times.F52]) / 1000000" office:value-type="float" office:value="44.41984" calcext:value-type="float">
            <text:p>44.41984</text:p>
          </table:table-cell>
        </table:table-row>
        <table:table-row table:style-name="ro1">
          <table:table-cell table:formula="of:=[times.A53]" office:value-type="float" office:value="51" calcext:value-type="float">
            <text:p>51</text:p>
          </table:table-cell>
          <table:table-cell table:formula="of:= ([times.C53] - [times.B53]) / 1000000" office:value-type="float" office:value="22.886144" calcext:value-type="float">
            <text:p>22.886144</text:p>
          </table:table-cell>
          <table:table-cell table:formula="of:= ([times.E53] - [times.D53]) / 1000000" office:value-type="float" office:value="32.13696" calcext:value-type="float">
            <text:p>32.13696</text:p>
          </table:table-cell>
          <table:table-cell table:formula="of:= ([times.G53] - [times.F53]) / 1000000" office:value-type="float" office:value="46.56384" calcext:value-type="float">
            <text:p>46.56384</text:p>
          </table:table-cell>
        </table:table-row>
        <table:table-row table:style-name="ro1">
          <table:table-cell table:formula="of:=[times.A54]" office:value-type="float" office:value="52" calcext:value-type="float">
            <text:p>52</text:p>
          </table:table-cell>
          <table:table-cell table:formula="of:= ([times.C54] - [times.B54]) / 1000000" office:value-type="float" office:value="22.78528" calcext:value-type="float">
            <text:p>22.78528</text:p>
          </table:table-cell>
          <table:table-cell table:formula="of:= ([times.E54] - [times.D54]) / 1000000" office:value-type="float" office:value="32.137984" calcext:value-type="float">
            <text:p>32.137984</text:p>
          </table:table-cell>
          <table:table-cell table:formula="of:= ([times.G54] - [times.F54]) / 1000000" office:value-type="float" office:value="47.22176" calcext:value-type="float">
            <text:p>47.22176</text:p>
          </table:table-cell>
        </table:table-row>
        <table:table-row table:style-name="ro1">
          <table:table-cell table:formula="of:=[times.A55]" office:value-type="float" office:value="53" calcext:value-type="float">
            <text:p>53</text:p>
          </table:table-cell>
          <table:table-cell table:formula="of:= ([times.C55] - [times.B55]) / 1000000" office:value-type="float" office:value="22.562048" calcext:value-type="float">
            <text:p>22.562048</text:p>
          </table:table-cell>
          <table:table-cell table:formula="of:= ([times.E55] - [times.D55]) / 1000000" office:value-type="float" office:value="32.11904" calcext:value-type="float">
            <text:p>32.11904</text:p>
          </table:table-cell>
          <table:table-cell table:formula="of:= ([times.G55] - [times.F55]) / 1000000" office:value-type="float" office:value="47.29984" calcext:value-type="float">
            <text:p>47.29984</text:p>
          </table:table-cell>
        </table:table-row>
        <table:table-row table:style-name="ro1">
          <table:table-cell table:formula="of:=[times.A56]" office:value-type="float" office:value="54" calcext:value-type="float">
            <text:p>54</text:p>
          </table:table-cell>
          <table:table-cell table:formula="of:= ([times.C56] - [times.B56]) / 1000000" office:value-type="float" office:value="23.218176" calcext:value-type="float">
            <text:p>23.218176</text:p>
          </table:table-cell>
          <table:table-cell table:formula="of:= ([times.E56] - [times.D56]) / 1000000" office:value-type="float" office:value="32.18176" calcext:value-type="float">
            <text:p>32.18176</text:p>
          </table:table-cell>
          <table:table-cell table:formula="of:= ([times.G56] - [times.F56]) / 1000000" office:value-type="float" office:value="47.31904" calcext:value-type="float">
            <text:p>47.31904</text:p>
          </table:table-cell>
        </table:table-row>
        <table:table-row table:style-name="ro1">
          <table:table-cell table:formula="of:=[times.A57]" office:value-type="float" office:value="55" calcext:value-type="float">
            <text:p>55</text:p>
          </table:table-cell>
          <table:table-cell table:formula="of:= ([times.C57] - [times.B57]) / 1000000" office:value-type="float" office:value="22.951936" calcext:value-type="float">
            <text:p>22.951936</text:p>
          </table:table-cell>
          <table:table-cell table:formula="of:= ([times.E57] - [times.D57]) / 1000000" office:value-type="float" office:value="32.158976" calcext:value-type="float">
            <text:p>32.158976</text:p>
          </table:table-cell>
          <table:table-cell table:formula="of:= ([times.G57] - [times.F57]) / 1000000" office:value-type="float" office:value="47.35104" calcext:value-type="float">
            <text:p>47.35104</text:p>
          </table:table-cell>
        </table:table-row>
        <table:table-row table:style-name="ro1">
          <table:table-cell table:formula="of:=[times.A58]" office:value-type="float" office:value="56" calcext:value-type="float">
            <text:p>56</text:p>
          </table:table-cell>
          <table:table-cell table:formula="of:= ([times.C58] - [times.B58]) / 1000000" office:value-type="float" office:value="22.893568" calcext:value-type="float">
            <text:p>22.893568</text:p>
          </table:table-cell>
          <table:table-cell table:formula="of:= ([times.E58] - [times.D58]) / 1000000" office:value-type="float" office:value="32.163072" calcext:value-type="float">
            <text:p>32.163072</text:p>
          </table:table-cell>
          <table:table-cell table:formula="of:= ([times.G58] - [times.F58]) / 1000000" office:value-type="float" office:value="47.370752" calcext:value-type="float">
            <text:p>47.370752</text:p>
          </table:table-cell>
        </table:table-row>
        <table:table-row table:style-name="ro1">
          <table:table-cell table:formula="of:=[times.A59]" office:value-type="float" office:value="57" calcext:value-type="float">
            <text:p>57</text:p>
          </table:table-cell>
          <table:table-cell table:formula="of:= ([times.C59] - [times.B59]) / 1000000" office:value-type="float" office:value="22.605824" calcext:value-type="float">
            <text:p>22.605824</text:p>
          </table:table-cell>
          <table:table-cell table:formula="of:= ([times.E59] - [times.D59]) / 1000000" office:value-type="float" office:value="32.166144" calcext:value-type="float">
            <text:p>32.166144</text:p>
          </table:table-cell>
          <table:table-cell table:formula="of:= ([times.G59] - [times.F59]) / 1000000" office:value-type="float" office:value="47.389952" calcext:value-type="float">
            <text:p>47.389952</text:p>
          </table:table-cell>
        </table:table-row>
        <table:table-row table:style-name="ro1">
          <table:table-cell table:formula="of:=[times.A60]" office:value-type="float" office:value="58" calcext:value-type="float">
            <text:p>58</text:p>
          </table:table-cell>
          <table:table-cell table:formula="of:= ([times.C60] - [times.B60]) / 1000000" office:value-type="float" office:value="22.046976" calcext:value-type="float">
            <text:p>22.046976</text:p>
          </table:table-cell>
          <table:table-cell table:formula="of:= ([times.E60] - [times.D60]) / 1000000" office:value-type="float" office:value="32.178432" calcext:value-type="float">
            <text:p>32.178432</text:p>
          </table:table-cell>
          <table:table-cell table:formula="of:= ([times.G60] - [times.F60]) / 1000000" office:value-type="float" office:value="47.679232" calcext:value-type="float">
            <text:p>47.679232</text:p>
          </table:table-cell>
        </table:table-row>
        <table:table-row table:style-name="ro1">
          <table:table-cell table:formula="of:=[times.A61]" office:value-type="float" office:value="59" calcext:value-type="float">
            <text:p>59</text:p>
          </table:table-cell>
          <table:table-cell table:formula="of:= ([times.C61] - [times.B61]) / 1000000" office:value-type="float" office:value="22.514176" calcext:value-type="float">
            <text:p>22.514176</text:p>
          </table:table-cell>
          <table:table-cell table:formula="of:= ([times.E61] - [times.D61]) / 1000000" office:value-type="float" office:value="32.196608" calcext:value-type="float">
            <text:p>32.196608</text:p>
          </table:table-cell>
          <table:table-cell table:formula="of:= ([times.G61] - [times.F61]) / 1000000" office:value-type="float" office:value="50.555648" calcext:value-type="float">
            <text:p>50.555648</text:p>
          </table:table-cell>
        </table:table-row>
        <table:table-row table:style-name="ro1">
          <table:table-cell table:formula="of:=[times.A62]" office:value-type="float" office:value="60" calcext:value-type="float">
            <text:p>60</text:p>
          </table:table-cell>
          <table:table-cell table:formula="of:= ([times.C62] - [times.B62]) / 1000000" office:value-type="float" office:value="22.406144" calcext:value-type="float">
            <text:p>22.406144</text:p>
          </table:table-cell>
          <table:table-cell table:formula="of:= ([times.E62] - [times.D62]) / 1000000" office:value-type="float" office:value="32.187392" calcext:value-type="float">
            <text:p>32.187392</text:p>
          </table:table-cell>
          <table:table-cell table:formula="of:= ([times.G62] - [times.F62]) / 1000000" office:value-type="float" office:value="52.607232" calcext:value-type="float">
            <text:p>52.607232</text:p>
          </table:table-cell>
        </table:table-row>
        <table:table-row table:style-name="ro1">
          <table:table-cell table:formula="of:=[times.A63]" office:value-type="float" office:value="61" calcext:value-type="float">
            <text:p>61</text:p>
          </table:table-cell>
          <table:table-cell table:formula="of:= ([times.C63] - [times.B63]) / 1000000" office:value-type="float" office:value="21.433856" calcext:value-type="float">
            <text:p>21.433856</text:p>
          </table:table-cell>
          <table:table-cell table:formula="of:= ([times.E63] - [times.D63]) / 1000000" office:value-type="float" office:value="32.20864" calcext:value-type="float">
            <text:p>32.20864</text:p>
          </table:table-cell>
          <table:table-cell table:formula="of:= ([times.G63] - [times.F63]) / 1000000" office:value-type="float" office:value="52.504064" calcext:value-type="float">
            <text:p>52.504064</text:p>
          </table:table-cell>
        </table:table-row>
        <table:table-row table:style-name="ro1">
          <table:table-cell table:formula="of:=[times.A64]" office:value-type="float" office:value="62" calcext:value-type="float">
            <text:p>62</text:p>
          </table:table-cell>
          <table:table-cell table:formula="of:= ([times.C64] - [times.B64]) / 1000000" office:value-type="float" office:value="21.21984" calcext:value-type="float">
            <text:p>21.21984</text:p>
          </table:table-cell>
          <table:table-cell table:formula="of:= ([times.E64] - [times.D64]) / 1000000" office:value-type="float" office:value="32.211712" calcext:value-type="float">
            <text:p>32.211712</text:p>
          </table:table-cell>
          <table:table-cell table:formula="of:= ([times.G64] - [times.F64]) / 1000000" office:value-type="float" office:value="64.10368" calcext:value-type="float">
            <text:p>64.10368</text:p>
          </table:table-cell>
        </table:table-row>
        <table:table-row table:style-name="ro1">
          <table:table-cell table:formula="of:=[times.A65]" office:value-type="float" office:value="63" calcext:value-type="float">
            <text:p>63</text:p>
          </table:table-cell>
          <table:table-cell table:formula="of:= ([times.C65] - [times.B65]) / 1000000" office:value-type="float" office:value="21.439232" calcext:value-type="float">
            <text:p>21.439232</text:p>
          </table:table-cell>
          <table:table-cell table:formula="of:= ([times.E65] - [times.D65]) / 1000000" office:value-type="float" office:value="32.233984" calcext:value-type="float">
            <text:p>32.233984</text:p>
          </table:table-cell>
          <table:table-cell table:formula="of:= ([times.G65] - [times.F65]) / 1000000" office:value-type="float" office:value="64.333824" calcext:value-type="float">
            <text:p>64.333824</text:p>
          </table:table-cell>
        </table:table-row>
        <table:table-row table:style-name="ro1">
          <table:table-cell table:formula="of:=[times.A66]" office:value-type="float" office:value="64" calcext:value-type="float">
            <text:p>64</text:p>
          </table:table-cell>
          <table:table-cell table:formula="of:= ([times.C66] - [times.B66]) / 1000000" office:value-type="float" office:value="21.295872" calcext:value-type="float">
            <text:p>21.295872</text:p>
          </table:table-cell>
          <table:table-cell table:formula="of:= ([times.E66] - [times.D66]) / 1000000" office:value-type="float" office:value="32.253952" calcext:value-type="float">
            <text:p>32.253952</text:p>
          </table:table-cell>
          <table:table-cell table:formula="of:= ([times.G66] - [times.F66]) / 1000000" office:value-type="float" office:value="65.800192" calcext:value-type="float">
            <text:p>65.800192</text:p>
          </table:table-cell>
        </table:table-row>
        <table:table-row table:style-name="ro1">
          <table:table-cell table:formula="of:=[times.A67]" office:value-type="float" office:value="65" calcext:value-type="float">
            <text:p>65</text:p>
          </table:table-cell>
          <table:table-cell table:formula="of:= ([times.C67] - [times.B67]) / 1000000" office:value-type="float" office:value="20.845056" calcext:value-type="float">
            <text:p>20.845056</text:p>
          </table:table-cell>
          <table:table-cell table:formula="of:= ([times.E67] - [times.D67]) / 1000000" office:value-type="float" office:value="32.287744" calcext:value-type="float">
            <text:p>32.287744</text:p>
          </table:table-cell>
          <table:table-cell table:formula="of:= ([times.G67] - [times.F67]) / 1000000" office:value-type="float" office:value="71.588352" calcext:value-type="float">
            <text:p>71.588352</text:p>
          </table:table-cell>
        </table:table-row>
        <table:table-row table:style-name="ro1">
          <table:table-cell table:formula="of:=[times.A68]" office:value-type="float" office:value="66" calcext:value-type="float">
            <text:p>66</text:p>
          </table:table-cell>
          <table:table-cell table:formula="of:= ([times.C68] - [times.B68]) / 1000000" office:value-type="float" office:value="20.703232" calcext:value-type="float">
            <text:p>20.703232</text:p>
          </table:table-cell>
          <table:table-cell table:formula="of:= ([times.E68] - [times.D68]) / 1000000" office:value-type="float" office:value="32.267776" calcext:value-type="float">
            <text:p>32.267776</text:p>
          </table:table-cell>
          <table:table-cell table:formula="of:= ([times.G68] - [times.F68]) / 1000000" office:value-type="float" office:value="73.000192" calcext:value-type="float">
            <text:p>73.000192</text:p>
          </table:table-cell>
        </table:table-row>
        <table:table-row table:style-name="ro1">
          <table:table-cell table:formula="of:=[times.A69]" office:value-type="float" office:value="67" calcext:value-type="float">
            <text:p>67</text:p>
          </table:table-cell>
          <table:table-cell table:formula="of:= ([times.C69] - [times.B69]) / 1000000" office:value-type="float" office:value="20.359168" calcext:value-type="float">
            <text:p>20.359168</text:p>
          </table:table-cell>
          <table:table-cell table:formula="of:= ([times.E69] - [times.D69]) / 1000000" office:value-type="float" office:value="32.278016" calcext:value-type="float">
            <text:p>32.278016</text:p>
          </table:table-cell>
          <table:table-cell table:formula="of:= ([times.G69] - [times.F69]) / 1000000" office:value-type="float" office:value="73.368832" calcext:value-type="float">
            <text:p>73.368832</text:p>
          </table:table-cell>
        </table:table-row>
        <table:table-row table:style-name="ro1">
          <table:table-cell table:formula="of:=[times.A70]" office:value-type="float" office:value="68" calcext:value-type="float">
            <text:p>68</text:p>
          </table:table-cell>
          <table:table-cell table:formula="of:= ([times.C70] - [times.B70]) / 1000000" office:value-type="float" office:value="20.516352" calcext:value-type="float">
            <text:p>20.516352</text:p>
          </table:table-cell>
          <table:table-cell table:formula="of:= ([times.E70] - [times.D70]) / 1000000" office:value-type="float" office:value="32.292352" calcext:value-type="float">
            <text:p>32.292352</text:p>
          </table:table-cell>
          <table:table-cell table:formula="of:= ([times.G70] - [times.F70]) / 1000000" office:value-type="float" office:value="73.381888" calcext:value-type="float">
            <text:p>73.381888</text:p>
          </table:table-cell>
        </table:table-row>
        <table:table-row table:style-name="ro1">
          <table:table-cell table:formula="of:=[times.A71]" office:value-type="float" office:value="69" calcext:value-type="float">
            <text:p>69</text:p>
          </table:table-cell>
          <table:table-cell table:formula="of:= ([times.C71] - [times.B71]) / 1000000" office:value-type="float" office:value="20.065024" calcext:value-type="float">
            <text:p>20.065024</text:p>
          </table:table-cell>
          <table:table-cell table:formula="of:= ([times.E71] - [times.D71]) / 1000000" office:value-type="float" office:value="32.379904" calcext:value-type="float">
            <text:p>32.379904</text:p>
          </table:table-cell>
          <table:table-cell table:formula="of:= ([times.G71] - [times.F71]) / 1000000" office:value-type="float" office:value="80.208896" calcext:value-type="float">
            <text:p>80.208896</text:p>
          </table:table-cell>
        </table:table-row>
        <table:table-row table:style-name="ro1">
          <table:table-cell table:formula="of:=[times.A72]" office:value-type="float" office:value="70" calcext:value-type="float">
            <text:p>70</text:p>
          </table:table-cell>
          <table:table-cell table:formula="of:= ([times.C72] - [times.B72]) / 1000000" office:value-type="float" office:value="19.979008" calcext:value-type="float">
            <text:p>19.979008</text:p>
          </table:table-cell>
          <table:table-cell table:formula="of:= ([times.E72] - [times.D72]) / 1000000" office:value-type="float" office:value="32.345088" calcext:value-type="float">
            <text:p>32.345088</text:p>
          </table:table-cell>
          <table:table-cell table:formula="of:= ([times.G72] - [times.F72]) / 1000000" office:value-type="float" office:value="81.625856" calcext:value-type="float">
            <text:p>81.625856</text:p>
          </table:table-cell>
        </table:table-row>
        <table:table-row table:style-name="ro1">
          <table:table-cell table:formula="of:=[times.A73]" office:value-type="float" office:value="71" calcext:value-type="float">
            <text:p>71</text:p>
          </table:table-cell>
          <table:table-cell table:formula="of:= ([times.C73] - [times.B73]) / 1000000" office:value-type="float" office:value="19.158784" calcext:value-type="float">
            <text:p>19.158784</text:p>
          </table:table-cell>
          <table:table-cell table:formula="of:= ([times.E73] - [times.D73]) / 1000000" office:value-type="float" office:value="32.358912" calcext:value-type="float">
            <text:p>32.358912</text:p>
          </table:table-cell>
          <table:table-cell table:formula="of:= ([times.G73] - [times.F73]) / 1000000" office:value-type="float" office:value="83.67872" calcext:value-type="float">
            <text:p>83.67872</text:p>
          </table:table-cell>
        </table:table-row>
        <table:table-row table:style-name="ro1">
          <table:table-cell table:formula="of:=[times.A74]" office:value-type="float" office:value="72" calcext:value-type="float">
            <text:p>72</text:p>
          </table:table-cell>
          <table:table-cell table:formula="of:= ([times.C74] - [times.B74]) / 1000000" office:value-type="float" office:value="18.626304" calcext:value-type="float">
            <text:p>18.626304</text:p>
          </table:table-cell>
          <table:table-cell table:formula="of:= ([times.E74] - [times.D74]) / 1000000" office:value-type="float" office:value="32.354048" calcext:value-type="float">
            <text:p>32.354048</text:p>
          </table:table-cell>
          <table:table-cell table:formula="of:= ([times.G74] - [times.F74]) / 1000000" office:value-type="float" office:value="83.943168" calcext:value-type="float">
            <text:p>83.943168</text:p>
          </table:table-cell>
        </table:table-row>
        <table:table-row table:style-name="ro1">
          <table:table-cell table:formula="of:=[times.A75]" office:value-type="float" office:value="73" calcext:value-type="float">
            <text:p>73</text:p>
          </table:table-cell>
          <table:table-cell table:formula="of:= ([times.C75] - [times.B75]) / 1000000" office:value-type="float" office:value="18.965248" calcext:value-type="float">
            <text:p>18.965248</text:p>
          </table:table-cell>
          <table:table-cell table:formula="of:= ([times.E75] - [times.D75]) / 1000000" office:value-type="float" office:value="32.3712" calcext:value-type="float">
            <text:p>32.3712</text:p>
          </table:table-cell>
          <table:table-cell table:formula="of:= ([times.G75] - [times.F75]) / 1000000" office:value-type="float" office:value="86.373376" calcext:value-type="float">
            <text:p>86.373376</text:p>
          </table:table-cell>
        </table:table-row>
        <table:table-row table:style-name="ro1">
          <table:table-cell table:formula="of:=[times.A76]" office:value-type="float" office:value="74" calcext:value-type="float">
            <text:p>74</text:p>
          </table:table-cell>
          <table:table-cell table:formula="of:= ([times.C76] - [times.B76]) / 1000000" office:value-type="float" office:value="18.855936" calcext:value-type="float">
            <text:p>18.855936</text:p>
          </table:table-cell>
          <table:table-cell table:formula="of:= ([times.E76] - [times.D76]) / 1000000" office:value-type="float" office:value="32.396288" calcext:value-type="float">
            <text:p>32.396288</text:p>
          </table:table-cell>
          <table:table-cell table:formula="of:= ([times.G76] - [times.F76]) / 1000000" office:value-type="float" office:value="87.459328" calcext:value-type="float">
            <text:p>87.459328</text:p>
          </table:table-cell>
        </table:table-row>
        <table:table-row table:style-name="ro1">
          <table:table-cell table:formula="of:=[times.A77]" office:value-type="float" office:value="75" calcext:value-type="float">
            <text:p>75</text:p>
          </table:table-cell>
          <table:table-cell table:formula="of:= ([times.C77] - [times.B77]) / 1000000" office:value-type="float" office:value="20.514048" calcext:value-type="float">
            <text:p>20.514048</text:p>
          </table:table-cell>
          <table:table-cell table:formula="of:= ([times.E77] - [times.D77]) / 1000000" office:value-type="float" office:value="32.40192" calcext:value-type="float">
            <text:p>32.40192</text:p>
          </table:table-cell>
          <table:table-cell table:formula="of:= ([times.G77] - [times.F77]) / 1000000" office:value-type="float" office:value="91.471104" calcext:value-type="float">
            <text:p>91.471104</text:p>
          </table:table-cell>
        </table:table-row>
        <table:table-row table:style-name="ro1">
          <table:table-cell table:formula="of:=[times.A78]" office:value-type="float" office:value="76" calcext:value-type="float">
            <text:p>76</text:p>
          </table:table-cell>
          <table:table-cell table:formula="of:= ([times.C78] - [times.B78]) / 1000000" office:value-type="float" office:value="19.37024" calcext:value-type="float">
            <text:p>19.37024</text:p>
          </table:table-cell>
          <table:table-cell table:formula="of:= ([times.E78] - [times.D78]) / 1000000" office:value-type="float" office:value="32.374528" calcext:value-type="float">
            <text:p>32.374528</text:p>
          </table:table-cell>
          <table:table-cell table:formula="of:= ([times.G78] - [times.F78]) / 1000000" office:value-type="float" office:value="91.622656" calcext:value-type="float">
            <text:p>91.622656</text:p>
          </table:table-cell>
        </table:table-row>
        <table:table-row table:style-name="ro1">
          <table:table-cell table:formula="of:=[times.A79]" office:value-type="float" office:value="77" calcext:value-type="float">
            <text:p>77</text:p>
          </table:table-cell>
          <table:table-cell table:formula="of:= ([times.C79] - [times.B79]) / 1000000" office:value-type="float" office:value="19.200512" calcext:value-type="float">
            <text:p>19.200512</text:p>
          </table:table-cell>
          <table:table-cell table:formula="of:= ([times.E79] - [times.D79]) / 1000000" office:value-type="float" office:value="32.342272" calcext:value-type="float">
            <text:p>32.342272</text:p>
          </table:table-cell>
          <table:table-cell table:formula="of:= ([times.G79] - [times.F79]) / 1000000" office:value-type="float" office:value="92.058112" calcext:value-type="float">
            <text:p>92.058112</text:p>
          </table:table-cell>
        </table:table-row>
        <table:table-row table:style-name="ro1">
          <table:table-cell table:formula="of:=[times.A80]" office:value-type="float" office:value="78" calcext:value-type="float">
            <text:p>78</text:p>
          </table:table-cell>
          <table:table-cell table:formula="of:= ([times.C80] - [times.B80]) / 1000000" office:value-type="float" office:value="19.363072" calcext:value-type="float">
            <text:p>19.363072</text:p>
          </table:table-cell>
          <table:table-cell table:formula="of:= ([times.E80] - [times.D80]) / 1000000" office:value-type="float" office:value="32.3648" calcext:value-type="float">
            <text:p>32.3648</text:p>
          </table:table-cell>
          <table:table-cell table:formula="of:= ([times.G80] - [times.F80]) / 1000000" office:value-type="float" office:value="93.913088" calcext:value-type="float">
            <text:p>93.913088</text:p>
          </table:table-cell>
        </table:table-row>
        <table:table-row table:style-name="ro1">
          <table:table-cell table:formula="of:=[times.A81]" office:value-type="float" office:value="79" calcext:value-type="float">
            <text:p>79</text:p>
          </table:table-cell>
          <table:table-cell table:formula="of:= ([times.C81] - [times.B81]) / 1000000" office:value-type="float" office:value="19.602176" calcext:value-type="float">
            <text:p>19.602176</text:p>
          </table:table-cell>
          <table:table-cell table:formula="of:= ([times.E81] - [times.D81]) / 1000000" office:value-type="float" office:value="32.337152" calcext:value-type="float">
            <text:p>32.337152</text:p>
          </table:table-cell>
          <table:table-cell table:formula="of:= ([times.G81] - [times.F81]) / 1000000" office:value-type="float" office:value="95.765504" calcext:value-type="float">
            <text:p>95.765504</text:p>
          </table:table-cell>
        </table:table-row>
        <table:table-row table:style-name="ro1">
          <table:table-cell table:formula="of:=[times.A82]" office:value-type="float" office:value="80" calcext:value-type="float">
            <text:p>80</text:p>
          </table:table-cell>
          <table:table-cell table:formula="of:= ([times.C82] - [times.B82]) / 1000000" office:value-type="float" office:value="19.791872" calcext:value-type="float">
            <text:p>19.791872</text:p>
          </table:table-cell>
          <table:table-cell table:formula="of:= ([times.E82] - [times.D82]) / 1000000" office:value-type="float" office:value="32.33792" calcext:value-type="float">
            <text:p>32.33792</text:p>
          </table:table-cell>
          <table:table-cell table:formula="of:= ([times.G82] - [times.F82]) / 1000000" office:value-type="float" office:value="96.139008" calcext:value-type="float">
            <text:p>96.139008</text:p>
          </table:table-cell>
        </table:table-row>
        <table:table-row table:style-name="ro1">
          <table:table-cell table:formula="of:=[times.A83]" office:value-type="float" office:value="81" calcext:value-type="float">
            <text:p>81</text:p>
          </table:table-cell>
          <table:table-cell table:formula="of:= ([times.C83] - [times.B83]) / 1000000" office:value-type="float" office:value="20.019712" calcext:value-type="float">
            <text:p>20.019712</text:p>
          </table:table-cell>
          <table:table-cell table:formula="of:= ([times.E83] - [times.D83]) / 1000000" office:value-type="float" office:value="32.383232" calcext:value-type="float">
            <text:p>32.383232</text:p>
          </table:table-cell>
          <table:table-cell table:formula="of:= ([times.G83] - [times.F83]) / 1000000" office:value-type="float" office:value="96.513792" calcext:value-type="float">
            <text:p>96.513792</text:p>
          </table:table-cell>
        </table:table-row>
        <table:table-row table:style-name="ro1">
          <table:table-cell table:formula="of:=[times.A84]" office:value-type="float" office:value="82" calcext:value-type="float">
            <text:p>82</text:p>
          </table:table-cell>
          <table:table-cell table:formula="of:= ([times.C84] - [times.B84]) / 1000000" office:value-type="float" office:value="19.885056" calcext:value-type="float">
            <text:p>19.885056</text:p>
          </table:table-cell>
          <table:table-cell table:formula="of:= ([times.E84] - [times.D84]) / 1000000" office:value-type="float" office:value="32.403712" calcext:value-type="float">
            <text:p>32.403712</text:p>
          </table:table-cell>
          <table:table-cell table:formula="of:= ([times.G84] - [times.F84]) / 1000000" office:value-type="float" office:value="96.9088" calcext:value-type="float">
            <text:p>96.9088</text:p>
          </table:table-cell>
        </table:table-row>
        <table:table-row table:style-name="ro1">
          <table:table-cell table:formula="of:=[times.A85]" office:value-type="float" office:value="83" calcext:value-type="float">
            <text:p>83</text:p>
          </table:table-cell>
          <table:table-cell table:formula="of:= ([times.C85] - [times.B85]) / 1000000" office:value-type="float" office:value="19.897856" calcext:value-type="float">
            <text:p>19.897856</text:p>
          </table:table-cell>
          <table:table-cell table:formula="of:= ([times.E85] - [times.D85]) / 1000000" office:value-type="float" office:value="32.484096" calcext:value-type="float">
            <text:p>32.484096</text:p>
          </table:table-cell>
          <table:table-cell table:formula="of:= ([times.G85] - [times.F85]) / 1000000" office:value-type="float" office:value="98.696704" calcext:value-type="float">
            <text:p>98.696704</text:p>
          </table:table-cell>
        </table:table-row>
        <table:table-row table:style-name="ro1">
          <table:table-cell table:formula="of:=[times.A86]" office:value-type="float" office:value="84" calcext:value-type="float">
            <text:p>84</text:p>
          </table:table-cell>
          <table:table-cell table:formula="of:= ([times.C86] - [times.B86]) / 1000000" office:value-type="float" office:value="19.81312" calcext:value-type="float">
            <text:p>19.81312</text:p>
          </table:table-cell>
          <table:table-cell table:formula="of:= ([times.E86] - [times.D86]) / 1000000" office:value-type="float" office:value="32.79104" calcext:value-type="float">
            <text:p>32.79104</text:p>
          </table:table-cell>
          <table:table-cell table:formula="of:= ([times.G86] - [times.F86]) / 1000000" office:value-type="float" office:value="98.934016" calcext:value-type="float">
            <text:p>98.934016</text:p>
          </table:table-cell>
        </table:table-row>
        <table:table-row table:style-name="ro1">
          <table:table-cell table:formula="of:=[times.A87]" office:value-type="float" office:value="85" calcext:value-type="float">
            <text:p>85</text:p>
          </table:table-cell>
          <table:table-cell table:formula="of:= ([times.C87] - [times.B87]) / 1000000" office:value-type="float" office:value="19.11808" calcext:value-type="float">
            <text:p>19.11808</text:p>
          </table:table-cell>
          <table:table-cell table:formula="of:= ([times.E87] - [times.D87]) / 1000000" office:value-type="float" office:value="34.422272" calcext:value-type="float">
            <text:p>34.422272</text:p>
          </table:table-cell>
          <table:table-cell table:formula="of:= ([times.G87] - [times.F87]) / 1000000" office:value-type="float" office:value="99.919104" calcext:value-type="float">
            <text:p>99.919104</text:p>
          </table:table-cell>
        </table:table-row>
        <table:table-row table:style-name="ro1">
          <table:table-cell table:formula="of:=[times.A88]" office:value-type="float" office:value="86" calcext:value-type="float">
            <text:p>86</text:p>
          </table:table-cell>
          <table:table-cell table:formula="of:= ([times.C88] - [times.B88]) / 1000000" office:value-type="float" office:value="18.31808" calcext:value-type="float">
            <text:p>18.31808</text:p>
          </table:table-cell>
          <table:table-cell table:formula="of:= ([times.E88] - [times.D88]) / 1000000" office:value-type="float" office:value="34.367232" calcext:value-type="float">
            <text:p>34.367232</text:p>
          </table:table-cell>
          <table:table-cell table:formula="of:= ([times.G88] - [times.F88]) / 1000000" office:value-type="float" office:value="100.329984" calcext:value-type="float">
            <text:p>100.329984</text:p>
          </table:table-cell>
        </table:table-row>
        <table:table-row table:style-name="ro1">
          <table:table-cell table:formula="of:=[times.A89]" office:value-type="float" office:value="87" calcext:value-type="float">
            <text:p>87</text:p>
          </table:table-cell>
          <table:table-cell table:formula="of:= ([times.C89] - [times.B89]) / 1000000" office:value-type="float" office:value="16.503552" calcext:value-type="float">
            <text:p>16.503552</text:p>
          </table:table-cell>
          <table:table-cell table:formula="of:= ([times.E89] - [times.D89]) / 1000000" office:value-type="float" office:value="34.372352" calcext:value-type="float">
            <text:p>34.372352</text:p>
          </table:table-cell>
          <table:table-cell table:formula="of:= ([times.G89] - [times.F89]) / 1000000" office:value-type="float" office:value="102.49472" calcext:value-type="float">
            <text:p>102.49472</text:p>
          </table:table-cell>
        </table:table-row>
        <table:table-row table:style-name="ro1">
          <table:table-cell table:formula="of:=[times.A90]" office:value-type="float" office:value="88" calcext:value-type="float">
            <text:p>88</text:p>
          </table:table-cell>
          <table:table-cell table:formula="of:= ([times.C90] - [times.B90]) / 1000000" office:value-type="float" office:value="15.652864" calcext:value-type="float">
            <text:p>15.652864</text:p>
          </table:table-cell>
          <table:table-cell table:formula="of:= ([times.E90] - [times.D90]) / 1000000" office:value-type="float" office:value="34.38464" calcext:value-type="float">
            <text:p>34.38464</text:p>
          </table:table-cell>
          <table:table-cell table:formula="of:= ([times.G90] - [times.F90]) / 1000000" office:value-type="float" office:value="103.929856" calcext:value-type="float">
            <text:p>103.929856</text:p>
          </table:table-cell>
        </table:table-row>
        <table:table-row table:style-name="ro1">
          <table:table-cell table:formula="of:=[times.A91]" office:value-type="float" office:value="89" calcext:value-type="float">
            <text:p>89</text:p>
          </table:table-cell>
          <table:table-cell table:formula="of:= ([times.C91] - [times.B91]) / 1000000" office:value-type="float" office:value="15.003904" calcext:value-type="float">
            <text:p>15.003904</text:p>
          </table:table-cell>
          <table:table-cell table:formula="of:= ([times.E91] - [times.D91]) / 1000000" office:value-type="float" office:value="34.400256" calcext:value-type="float">
            <text:p>34.400256</text:p>
          </table:table-cell>
          <table:table-cell table:formula="of:= ([times.G91] - [times.F91]) / 1000000" office:value-type="float" office:value="105.429248" calcext:value-type="float">
            <text:p>105.429248</text:p>
          </table:table-cell>
        </table:table-row>
        <table:table-row table:style-name="ro1">
          <table:table-cell table:formula="of:=[times.A92]" office:value-type="float" office:value="90" calcext:value-type="float">
            <text:p>90</text:p>
          </table:table-cell>
          <table:table-cell table:formula="of:= ([times.C92] - [times.B92]) / 1000000" office:value-type="float" office:value="14.849536" calcext:value-type="float">
            <text:p>14.849536</text:p>
          </table:table-cell>
          <table:table-cell table:formula="of:= ([times.E92] - [times.D92]) / 1000000" office:value-type="float" office:value="34.38976" calcext:value-type="float">
            <text:p>34.38976</text:p>
          </table:table-cell>
          <table:table-cell table:formula="of:= ([times.G92] - [times.F92]) / 1000000" office:value-type="float" office:value="106.07104" calcext:value-type="float">
            <text:p>106.07104</text:p>
          </table:table-cell>
        </table:table-row>
        <table:table-row table:style-name="ro1">
          <table:table-cell table:formula="of:=[times.A93]" office:value-type="float" office:value="91" calcext:value-type="float">
            <text:p>91</text:p>
          </table:table-cell>
          <table:table-cell table:formula="of:= ([times.C93] - [times.B93]) / 1000000" office:value-type="float" office:value="14.98496" calcext:value-type="float">
            <text:p>14.98496</text:p>
          </table:table-cell>
          <table:table-cell table:formula="of:= ([times.E93] - [times.D93]) / 1000000" office:value-type="float" office:value="34.420736" calcext:value-type="float">
            <text:p>34.420736</text:p>
          </table:table-cell>
          <table:table-cell table:formula="of:= ([times.G93] - [times.F93]) / 1000000" office:value-type="float" office:value="106.322688" calcext:value-type="float">
            <text:p>106.322688</text:p>
          </table:table-cell>
        </table:table-row>
        <table:table-row table:style-name="ro1">
          <table:table-cell table:formula="of:=[times.A94]" office:value-type="float" office:value="92" calcext:value-type="float">
            <text:p>92</text:p>
          </table:table-cell>
          <table:table-cell table:formula="of:= ([times.C94] - [times.B94]) / 1000000" office:value-type="float" office:value="14.597632" calcext:value-type="float">
            <text:p>14.597632</text:p>
          </table:table-cell>
          <table:table-cell table:formula="of:= ([times.E94] - [times.D94]) / 1000000" office:value-type="float" office:value="34.393344" calcext:value-type="float">
            <text:p>34.393344</text:p>
          </table:table-cell>
          <table:table-cell table:formula="of:= ([times.G94] - [times.F94]) / 1000000" office:value-type="float" office:value="107.307008" calcext:value-type="float">
            <text:p>107.307008</text:p>
          </table:table-cell>
        </table:table-row>
        <table:table-row table:style-name="ro1">
          <table:table-cell table:formula="of:=[times.A95]" office:value-type="float" office:value="93" calcext:value-type="float">
            <text:p>93</text:p>
          </table:table-cell>
          <table:table-cell table:formula="of:= ([times.C95] - [times.B95]) / 1000000" office:value-type="float" office:value="14.20032" calcext:value-type="float">
            <text:p>14.20032</text:p>
          </table:table-cell>
          <table:table-cell table:formula="of:= ([times.E95] - [times.D95]) / 1000000" office:value-type="float" office:value="34.412544" calcext:value-type="float">
            <text:p>34.412544</text:p>
          </table:table-cell>
          <table:table-cell table:formula="of:= ([times.G95] - [times.F95]) / 1000000" office:value-type="float" office:value="107.56096" calcext:value-type="float">
            <text:p>107.56096</text:p>
          </table:table-cell>
        </table:table-row>
        <table:table-row table:style-name="ro1">
          <table:table-cell table:formula="of:=[times.A96]" office:value-type="float" office:value="94" calcext:value-type="float">
            <text:p>94</text:p>
          </table:table-cell>
          <table:table-cell table:formula="of:= ([times.C96] - [times.B96]) / 1000000" office:value-type="float" office:value="13.566976" calcext:value-type="float">
            <text:p>13.566976</text:p>
          </table:table-cell>
          <table:table-cell table:formula="of:= ([times.E96] - [times.D96]) / 1000000" office:value-type="float" office:value="34.37824" calcext:value-type="float">
            <text:p>34.37824</text:p>
          </table:table-cell>
          <table:table-cell table:formula="of:= ([times.G96] - [times.F96]) / 1000000" office:value-type="float" office:value="108.89216" calcext:value-type="float">
            <text:p>108.89216</text:p>
          </table:table-cell>
        </table:table-row>
        <table:table-row table:style-name="ro1">
          <table:table-cell table:formula="of:=[times.A97]" office:value-type="float" office:value="95" calcext:value-type="float">
            <text:p>95</text:p>
          </table:table-cell>
          <table:table-cell table:formula="of:= ([times.C97] - [times.B97]) / 1000000" office:value-type="float" office:value="13.338112" calcext:value-type="float">
            <text:p>13.338112</text:p>
          </table:table-cell>
          <table:table-cell table:formula="of:= ([times.E97] - [times.D97]) / 1000000" office:value-type="float" office:value="34.343936" calcext:value-type="float">
            <text:p>34.343936</text:p>
          </table:table-cell>
          <table:table-cell table:formula="of:= ([times.G97] - [times.F97]) / 1000000" office:value-type="float" office:value="109.201152" calcext:value-type="float">
            <text:p>109.201152</text:p>
          </table:table-cell>
        </table:table-row>
        <table:table-row table:style-name="ro1">
          <table:table-cell table:formula="of:=[times.A98]" office:value-type="float" office:value="96" calcext:value-type="float">
            <text:p>96</text:p>
          </table:table-cell>
          <table:table-cell table:formula="of:= ([times.C98] - [times.B98]) / 1000000" office:value-type="float" office:value="12.416768" calcext:value-type="float">
            <text:p>12.416768</text:p>
          </table:table-cell>
          <table:table-cell table:formula="of:= ([times.E98] - [times.D98]) / 1000000" office:value-type="float" office:value="34.368" calcext:value-type="float">
            <text:p>34.368</text:p>
          </table:table-cell>
          <table:table-cell table:formula="of:= ([times.G98] - [times.F98]) / 1000000" office:value-type="float" office:value="109.464576" calcext:value-type="float">
            <text:p>109.464576</text:p>
          </table:table-cell>
        </table:table-row>
        <table:table-row table:style-name="ro1">
          <table:table-cell table:formula="of:=[times.A99]" office:value-type="float" office:value="97" calcext:value-type="float">
            <text:p>97</text:p>
          </table:table-cell>
          <table:table-cell table:formula="of:= ([times.C99] - [times.B99]) / 1000000" office:value-type="float" office:value="11.460864" calcext:value-type="float">
            <text:p>11.460864</text:p>
          </table:table-cell>
          <table:table-cell table:formula="of:= ([times.E99] - [times.D99]) / 1000000" office:value-type="float" office:value="34.274304" calcext:value-type="float">
            <text:p>34.274304</text:p>
          </table:table-cell>
          <table:table-cell table:formula="of:= ([times.G99] - [times.F99]) / 1000000" office:value-type="float" office:value="109.705216" calcext:value-type="float">
            <text:p>109.705216</text:p>
          </table:table-cell>
        </table:table-row>
        <table:table-row table:style-name="ro1">
          <table:table-cell table:formula="of:=[times.A100]" office:value-type="float" office:value="98" calcext:value-type="float">
            <text:p>98</text:p>
          </table:table-cell>
          <table:table-cell table:formula="of:= ([times.C100] - [times.B100]) / 1000000" office:value-type="float" office:value="11.24992" calcext:value-type="float">
            <text:p>11.24992</text:p>
          </table:table-cell>
          <table:table-cell table:formula="of:= ([times.E100] - [times.D100]) / 1000000" office:value-type="float" office:value="33.878016" calcext:value-type="float">
            <text:p>33.878016</text:p>
          </table:table-cell>
          <table:table-cell table:formula="of:= ([times.G100] - [times.F100]) / 1000000" office:value-type="float" office:value="111.02208" calcext:value-type="float">
            <text:p>111.02208</text:p>
          </table:table-cell>
        </table:table-row>
        <table:table-row table:style-name="ro1">
          <table:table-cell table:formula="of:=[times.A101]" office:value-type="float" office:value="99" calcext:value-type="float">
            <text:p>99</text:p>
          </table:table-cell>
          <table:table-cell table:formula="of:= ([times.C101] - [times.B101]) / 1000000" office:value-type="float" office:value="11.435776" calcext:value-type="float">
            <text:p>11.435776</text:p>
          </table:table-cell>
          <table:table-cell table:formula="of:= ([times.E101] - [times.D101]) / 1000000" office:value-type="float" office:value="33.85472" calcext:value-type="float">
            <text:p>33.85472</text:p>
          </table:table-cell>
          <table:table-cell table:formula="of:= ([times.G101] - [times.F101]) / 1000000" office:value-type="float" office:value="111.161088" calcext:value-type="float">
            <text:p>111.161088</text:p>
          </table:table-cell>
        </table:table-row>
        <table:table-row table:style-name="ro1">
          <table:table-cell table:formula="of:=[times.A102]" office:value-type="float" office:value="100" calcext:value-type="float">
            <text:p>100</text:p>
          </table:table-cell>
          <table:table-cell table:formula="of:= ([times.C102] - [times.B102]) / 1000000" office:value-type="float" office:value="11.668736" calcext:value-type="float">
            <text:p>11.668736</text:p>
          </table:table-cell>
          <table:table-cell table:formula="of:= ([times.E102] - [times.D102]) / 1000000" office:value-type="float" office:value="33.848832" calcext:value-type="float">
            <text:p>33.848832</text:p>
          </table:table-cell>
          <table:table-cell table:formula="of:= ([times.G102] - [times.F102]) / 1000000" office:value-type="float" office:value="111.87712" calcext:value-type="float">
            <text:p>111.87712</text:p>
          </table:table-cell>
        </table:table-row>
        <table:table-row table:style-name="ro1">
          <table:table-cell table:formula="of:=[times.A103]" office:value-type="float" office:value="101" calcext:value-type="float">
            <text:p>101</text:p>
          </table:table-cell>
          <table:table-cell table:formula="of:= ([times.C103] - [times.B103]) / 1000000" office:value-type="float" office:value="11.915776" calcext:value-type="float">
            <text:p>11.915776</text:p>
          </table:table-cell>
          <table:table-cell table:formula="of:= ([times.E103] - [times.D103]) / 1000000" office:value-type="float" office:value="33.795072" calcext:value-type="float">
            <text:p>33.795072</text:p>
          </table:table-cell>
          <table:table-cell table:formula="of:= ([times.G103] - [times.F103]) / 1000000" office:value-type="float" office:value="111.884288" calcext:value-type="float">
            <text:p>111.884288</text:p>
          </table:table-cell>
        </table:table-row>
        <table:table-row table:style-name="ro1">
          <table:table-cell table:formula="of:=[times.A104]" office:value-type="float" office:value="102" calcext:value-type="float">
            <text:p>102</text:p>
          </table:table-cell>
          <table:table-cell table:formula="of:= ([times.C104] - [times.B104]) / 1000000" office:value-type="float" office:value="11.187968" calcext:value-type="float">
            <text:p>11.187968</text:p>
          </table:table-cell>
          <table:table-cell table:formula="of:= ([times.E104] - [times.D104]) / 1000000" office:value-type="float" office:value="33.85216" calcext:value-type="float">
            <text:p>33.85216</text:p>
          </table:table-cell>
          <table:table-cell table:formula="of:= ([times.G104] - [times.F104]) / 1000000" office:value-type="float" office:value="111.705856" calcext:value-type="float">
            <text:p>111.705856</text:p>
          </table:table-cell>
        </table:table-row>
        <table:table-row table:style-name="ro1">
          <table:table-cell table:formula="of:=[times.A105]" office:value-type="float" office:value="103" calcext:value-type="float">
            <text:p>103</text:p>
          </table:table-cell>
          <table:table-cell table:formula="of:= ([times.C105] - [times.B105]) / 1000000" office:value-type="float" office:value="10.542592" calcext:value-type="float">
            <text:p>10.542592</text:p>
          </table:table-cell>
          <table:table-cell table:formula="of:= ([times.E105] - [times.D105]) / 1000000" office:value-type="float" office:value="33.880064" calcext:value-type="float">
            <text:p>33.880064</text:p>
          </table:table-cell>
          <table:table-cell table:formula="of:= ([times.G105] - [times.F105]) / 1000000" office:value-type="float" office:value="111.700736" calcext:value-type="float">
            <text:p>111.700736</text:p>
          </table:table-cell>
        </table:table-row>
        <table:table-row table:style-name="ro1">
          <table:table-cell table:formula="of:=[times.A106]" office:value-type="float" office:value="104" calcext:value-type="float">
            <text:p>104</text:p>
          </table:table-cell>
          <table:table-cell table:formula="of:= ([times.C106] - [times.B106]) / 1000000" office:value-type="float" office:value="9.971968" calcext:value-type="float">
            <text:p>9.971968</text:p>
          </table:table-cell>
          <table:table-cell table:formula="of:= ([times.E106] - [times.D106]) / 1000000" office:value-type="float" office:value="34.164224" calcext:value-type="float">
            <text:p>34.164224</text:p>
          </table:table-cell>
          <table:table-cell table:formula="of:= ([times.G106] - [times.F106]) / 1000000" office:value-type="float" office:value="111.69408" calcext:value-type="float">
            <text:p>111.69408</text:p>
          </table:table-cell>
        </table:table-row>
        <table:table-row table:style-name="ro1">
          <table:table-cell table:formula="of:=[times.A107]" office:value-type="float" office:value="105" calcext:value-type="float">
            <text:p>105</text:p>
          </table:table-cell>
          <table:table-cell table:formula="of:= ([times.C107] - [times.B107]) / 1000000" office:value-type="float" office:value="9.174016" calcext:value-type="float">
            <text:p>9.174016</text:p>
          </table:table-cell>
          <table:table-cell table:formula="of:= ([times.E107] - [times.D107]) / 1000000" office:value-type="float" office:value="35.25632" calcext:value-type="float">
            <text:p>35.25632</text:p>
          </table:table-cell>
          <table:table-cell table:formula="of:= ([times.G107] - [times.F107]) / 1000000" office:value-type="float" office:value="111.757056" calcext:value-type="float">
            <text:p>111.757056</text:p>
          </table:table-cell>
        </table:table-row>
        <table:table-row table:style-name="ro1">
          <table:table-cell table:formula="of:=[times.A108]" office:value-type="float" office:value="106" calcext:value-type="float">
            <text:p>106</text:p>
          </table:table-cell>
          <table:table-cell table:formula="of:= ([times.C108] - [times.B108]) / 1000000" office:value-type="float" office:value="8.692224" calcext:value-type="float">
            <text:p>8.692224</text:p>
          </table:table-cell>
          <table:table-cell table:formula="of:= ([times.E108] - [times.D108]) / 1000000" office:value-type="float" office:value="35.26912" calcext:value-type="float">
            <text:p>35.26912</text:p>
          </table:table-cell>
          <table:table-cell table:formula="of:= ([times.G108] - [times.F108]) / 1000000" office:value-type="float" office:value="111.771136" calcext:value-type="float">
            <text:p>111.771136</text:p>
          </table:table-cell>
        </table:table-row>
        <table:table-row table:style-name="ro1">
          <table:table-cell table:formula="of:=[times.A109]" office:value-type="float" office:value="107" calcext:value-type="float">
            <text:p>107</text:p>
          </table:table-cell>
          <table:table-cell table:formula="of:= ([times.C109] - [times.B109]) / 1000000" office:value-type="float" office:value="9.415168" calcext:value-type="float">
            <text:p>9.415168</text:p>
          </table:table-cell>
          <table:table-cell table:formula="of:= ([times.E109] - [times.D109]) / 1000000" office:value-type="float" office:value="35.260416" calcext:value-type="float">
            <text:p>35.260416</text:p>
          </table:table-cell>
          <table:table-cell table:formula="of:= ([times.G109] - [times.F109]) / 1000000" office:value-type="float" office:value="112.057344" calcext:value-type="float">
            <text:p>112.057344</text:p>
          </table:table-cell>
        </table:table-row>
        <table:table-row table:style-name="ro1">
          <table:table-cell table:formula="of:=[times.A110]" office:value-type="float" office:value="108" calcext:value-type="float">
            <text:p>108</text:p>
          </table:table-cell>
          <table:table-cell table:formula="of:= ([times.C110] - [times.B110]) / 1000000" office:value-type="float" office:value="12.659712" calcext:value-type="float">
            <text:p>12.659712</text:p>
          </table:table-cell>
          <table:table-cell table:formula="of:= ([times.E110] - [times.D110]) / 1000000" office:value-type="float" office:value="35.240192" calcext:value-type="float">
            <text:p>35.240192</text:p>
          </table:table-cell>
          <table:table-cell table:formula="of:= ([times.G110] - [times.F110]) / 1000000" office:value-type="float" office:value="112.472064" calcext:value-type="float">
            <text:p>112.472064</text:p>
          </table:table-cell>
        </table:table-row>
        <table:table-row table:style-name="ro1">
          <table:table-cell table:formula="of:=[times.A111]" office:value-type="float" office:value="109" calcext:value-type="float">
            <text:p>109</text:p>
          </table:table-cell>
          <table:table-cell table:formula="of:= ([times.C111] - [times.B111]) / 1000000" office:value-type="float" office:value="12.51328" calcext:value-type="float">
            <text:p>12.51328</text:p>
          </table:table-cell>
          <table:table-cell table:formula="of:= ([times.E111] - [times.D111]) / 1000000" office:value-type="float" office:value="35.284224" calcext:value-type="float">
            <text:p>35.284224</text:p>
          </table:table-cell>
          <table:table-cell table:formula="of:= ([times.G111] - [times.F111]) / 1000000" office:value-type="float" office:value="113.645056" calcext:value-type="float">
            <text:p>113.645056</text:p>
          </table:table-cell>
        </table:table-row>
        <table:table-row table:style-name="ro1">
          <table:table-cell table:formula="of:=[times.A112]" office:value-type="float" office:value="110" calcext:value-type="float">
            <text:p>110</text:p>
          </table:table-cell>
          <table:table-cell table:formula="of:= ([times.C112] - [times.B112]) / 1000000" office:value-type="float" office:value="13.783552" calcext:value-type="float">
            <text:p>13.783552</text:p>
          </table:table-cell>
          <table:table-cell table:formula="of:= ([times.E112] - [times.D112]) / 1000000" office:value-type="float" office:value="35.012864" calcext:value-type="float">
            <text:p>35.012864</text:p>
          </table:table-cell>
          <table:table-cell table:formula="of:= ([times.G112] - [times.F112]) / 1000000" office:value-type="float" office:value="116.83712" calcext:value-type="float">
            <text:p>116.83712</text:p>
          </table:table-cell>
        </table:table-row>
        <table:table-row table:style-name="ro1">
          <table:table-cell table:formula="of:=[times.A113]" office:value-type="float" office:value="111" calcext:value-type="float">
            <text:p>111</text:p>
          </table:table-cell>
          <table:table-cell table:formula="of:= ([times.C113] - [times.B113]) / 1000000" office:value-type="float" office:value="18.30016" calcext:value-type="float">
            <text:p>18.30016</text:p>
          </table:table-cell>
          <table:table-cell table:formula="of:= ([times.E113] - [times.D113]) / 1000000" office:value-type="float" office:value="34.997248" calcext:value-type="float">
            <text:p>34.997248</text:p>
          </table:table-cell>
          <table:table-cell table:formula="of:= ([times.G113] - [times.F113]) / 1000000" office:value-type="float" office:value="118.262784" calcext:value-type="float">
            <text:p>118.262784</text:p>
          </table:table-cell>
        </table:table-row>
        <table:table-row table:style-name="ro1">
          <table:table-cell table:formula="of:=[times.A114]" office:value-type="float" office:value="112" calcext:value-type="float">
            <text:p>112</text:p>
          </table:table-cell>
          <table:table-cell table:formula="of:= ([times.C114] - [times.B114]) / 1000000" office:value-type="float" office:value="19.30496" calcext:value-type="float">
            <text:p>19.30496</text:p>
          </table:table-cell>
          <table:table-cell table:formula="of:= ([times.E114] - [times.D114]) / 1000000" office:value-type="float" office:value="35.031808" calcext:value-type="float">
            <text:p>35.031808</text:p>
          </table:table-cell>
          <table:table-cell table:formula="of:= ([times.G114] - [times.F114]) / 1000000" office:value-type="float" office:value="126.759168" calcext:value-type="float">
            <text:p>126.759168</text:p>
          </table:table-cell>
        </table:table-row>
        <table:table-row table:style-name="ro1">
          <table:table-cell table:formula="of:=[times.A115]" office:value-type="float" office:value="113" calcext:value-type="float">
            <text:p>113</text:p>
          </table:table-cell>
          <table:table-cell table:formula="of:= ([times.C115] - [times.B115]) / 1000000" office:value-type="float" office:value="20.591104" calcext:value-type="float">
            <text:p>20.591104</text:p>
          </table:table-cell>
          <table:table-cell table:formula="of:= ([times.E115] - [times.D115]) / 1000000" office:value-type="float" office:value="35.070976" calcext:value-type="float">
            <text:p>35.070976</text:p>
          </table:table-cell>
          <table:table-cell table:formula="of:= ([times.G115] - [times.F115]) / 1000000" office:value-type="float" office:value="126.966784" calcext:value-type="float">
            <text:p>126.966784</text:p>
          </table:table-cell>
        </table:table-row>
        <table:table-row table:style-name="ro1">
          <table:table-cell table:formula="of:=[times.A116]" office:value-type="float" office:value="114" calcext:value-type="float">
            <text:p>114</text:p>
          </table:table-cell>
          <table:table-cell table:formula="of:= ([times.C116] - [times.B116]) / 1000000" office:value-type="float" office:value="21.728768" calcext:value-type="float">
            <text:p>21.728768</text:p>
          </table:table-cell>
          <table:table-cell table:formula="of:= ([times.E116] - [times.D116]) / 1000000" office:value-type="float" office:value="35.005696" calcext:value-type="float">
            <text:p>35.005696</text:p>
          </table:table-cell>
          <table:table-cell table:formula="of:= ([times.G116] - [times.F116]) / 1000000" office:value-type="float" office:value="128.449024" calcext:value-type="float">
            <text:p>128.449024</text:p>
          </table:table-cell>
        </table:table-row>
        <table:table-row table:style-name="ro1">
          <table:table-cell table:formula="of:=[times.A117]" office:value-type="float" office:value="115" calcext:value-type="float">
            <text:p>115</text:p>
          </table:table-cell>
          <table:table-cell table:formula="of:= ([times.C117] - [times.B117]) / 1000000" office:value-type="float" office:value="22.93888" calcext:value-type="float">
            <text:p>22.93888</text:p>
          </table:table-cell>
          <table:table-cell table:formula="of:= ([times.E117] - [times.D117]) / 1000000" office:value-type="float" office:value="35.041024" calcext:value-type="float">
            <text:p>35.041024</text:p>
          </table:table-cell>
          <table:table-cell table:formula="of:= ([times.G117] - [times.F117]) / 1000000" office:value-type="float" office:value="130.566144" calcext:value-type="float">
            <text:p>130.566144</text:p>
          </table:table-cell>
        </table:table-row>
        <table:table-row table:style-name="ro1">
          <table:table-cell table:formula="of:=[times.A118]" office:value-type="float" office:value="116" calcext:value-type="float">
            <text:p>116</text:p>
          </table:table-cell>
          <table:table-cell table:formula="of:= ([times.C118] - [times.B118]) / 1000000" office:value-type="float" office:value="23.138304" calcext:value-type="float">
            <text:p>23.138304</text:p>
          </table:table-cell>
          <table:table-cell table:formula="of:= ([times.E118] - [times.D118]) / 1000000" office:value-type="float" office:value="35.026176" calcext:value-type="float">
            <text:p>35.026176</text:p>
          </table:table-cell>
          <table:table-cell table:formula="of:= ([times.G118] - [times.F118]) / 1000000" office:value-type="float" office:value="130.623488" calcext:value-type="float">
            <text:p>130.623488</text:p>
          </table:table-cell>
        </table:table-row>
        <table:table-row table:style-name="ro1">
          <table:table-cell table:formula="of:=[times.A119]" office:value-type="float" office:value="117" calcext:value-type="float">
            <text:p>117</text:p>
          </table:table-cell>
          <table:table-cell table:formula="of:= ([times.C119] - [times.B119]) / 1000000" office:value-type="float" office:value="24.289024" calcext:value-type="float">
            <text:p>24.289024</text:p>
          </table:table-cell>
          <table:table-cell table:formula="of:= ([times.E119] - [times.D119]) / 1000000" office:value-type="float" office:value="35.017472" calcext:value-type="float">
            <text:p>35.017472</text:p>
          </table:table-cell>
          <table:table-cell table:formula="of:= ([times.G119] - [times.F119]) / 1000000" office:value-type="float" office:value="137.861888" calcext:value-type="float">
            <text:p>137.861888</text:p>
          </table:table-cell>
        </table:table-row>
        <table:table-row table:style-name="ro1">
          <table:table-cell table:formula="of:=[times.A120]" office:value-type="float" office:value="118" calcext:value-type="float">
            <text:p>118</text:p>
          </table:table-cell>
          <table:table-cell table:formula="of:= ([times.C120] - [times.B120]) / 1000000" office:value-type="float" office:value="24.228864" calcext:value-type="float">
            <text:p>24.228864</text:p>
          </table:table-cell>
          <table:table-cell table:formula="of:= ([times.E120] - [times.D120]) / 1000000" office:value-type="float" office:value="35.053312" calcext:value-type="float">
            <text:p>35.053312</text:p>
          </table:table-cell>
          <table:table-cell table:formula="of:= ([times.G120] - [times.F120]) / 1000000" office:value-type="float" office:value="139.29728" calcext:value-type="float">
            <text:p>139.29728</text:p>
          </table:table-cell>
        </table:table-row>
        <table:table-row table:style-name="ro1">
          <table:table-cell table:formula="of:=[times.A121]" office:value-type="float" office:value="119" calcext:value-type="float">
            <text:p>119</text:p>
          </table:table-cell>
          <table:table-cell table:formula="of:= ([times.C121] - [times.B121]) / 1000000" office:value-type="float" office:value="23.973632" calcext:value-type="float">
            <text:p>23.973632</text:p>
          </table:table-cell>
          <table:table-cell table:formula="of:= ([times.E121] - [times.D121]) / 1000000" office:value-type="float" office:value="35.395072" calcext:value-type="float">
            <text:p>35.395072</text:p>
          </table:table-cell>
          <table:table-cell table:formula="of:= ([times.G121] - [times.F121]) / 1000000" office:value-type="float" office:value="142.584064" calcext:value-type="float">
            <text:p>142.584064</text:p>
          </table:table-cell>
        </table:table-row>
        <table:table-row table:style-name="ro1">
          <table:table-cell table:formula="of:=[times.A122]" office:value-type="float" office:value="120" calcext:value-type="float">
            <text:p>120</text:p>
          </table:table-cell>
          <table:table-cell table:formula="of:= ([times.C122] - [times.B122]) / 1000000" office:value-type="float" office:value="23.984128" calcext:value-type="float">
            <text:p>23.984128</text:p>
          </table:table-cell>
          <table:table-cell table:formula="of:= ([times.E122] - [times.D122]) / 1000000" office:value-type="float" office:value="35.405056" calcext:value-type="float">
            <text:p>35.405056</text:p>
          </table:table-cell>
          <table:table-cell table:formula="of:= ([times.G122] - [times.F122]) / 1000000" office:value-type="float" office:value="142.885376" calcext:value-type="float">
            <text:p>142.885376</text:p>
          </table:table-cell>
        </table:table-row>
        <table:table-row table:style-name="ro1">
          <table:table-cell table:formula="of:=[times.A123]" office:value-type="float" office:value="121" calcext:value-type="float">
            <text:p>121</text:p>
          </table:table-cell>
          <table:table-cell table:formula="of:= ([times.C123] - [times.B123]) / 1000000" office:value-type="float" office:value="24.029696" calcext:value-type="float">
            <text:p>24.029696</text:p>
          </table:table-cell>
          <table:table-cell table:formula="of:= ([times.E123] - [times.D123]) / 1000000" office:value-type="float" office:value="36.87424" calcext:value-type="float">
            <text:p>36.87424</text:p>
          </table:table-cell>
          <table:table-cell table:formula="of:= ([times.G123] - [times.F123]) / 1000000" office:value-type="float" office:value="148.950784" calcext:value-type="float">
            <text:p>148.950784</text:p>
          </table:table-cell>
        </table:table-row>
        <table:table-row table:style-name="ro1">
          <table:table-cell table:formula="of:=[times.A124]" office:value-type="float" office:value="122" calcext:value-type="float">
            <text:p>122</text:p>
          </table:table-cell>
          <table:table-cell table:formula="of:= ([times.C124] - [times.B124]) / 1000000" office:value-type="float" office:value="23.837952" calcext:value-type="float">
            <text:p>23.837952</text:p>
          </table:table-cell>
          <table:table-cell table:formula="of:= ([times.E124] - [times.D124]) / 1000000" office:value-type="float" office:value="44.002304" calcext:value-type="float">
            <text:p>44.002304</text:p>
          </table:table-cell>
          <table:table-cell table:formula="of:= ([times.G124] - [times.F124]) / 1000000" office:value-type="float" office:value="150.41408" calcext:value-type="float">
            <text:p>150.41408</text:p>
          </table:table-cell>
        </table:table-row>
        <table:table-row table:style-name="ro1">
          <table:table-cell table:formula="of:=[times.A125]" office:value-type="float" office:value="123" calcext:value-type="float">
            <text:p>123</text:p>
          </table:table-cell>
          <table:table-cell table:formula="of:= ([times.C125] - [times.B125]) / 1000000" office:value-type="float" office:value="23.857408" calcext:value-type="float">
            <text:p>23.857408</text:p>
          </table:table-cell>
          <table:table-cell table:formula="of:= ([times.E125] - [times.D125]) / 1000000" office:value-type="float" office:value="45.03552" calcext:value-type="float">
            <text:p>45.03552</text:p>
          </table:table-cell>
          <table:table-cell table:formula="of:= ([times.G125] - [times.F125]) / 1000000" office:value-type="float" office:value="152.53504" calcext:value-type="float">
            <text:p>152.53504</text:p>
          </table:table-cell>
        </table:table-row>
        <table:table-row table:style-name="ro1">
          <table:table-cell table:formula="of:=[times.A126]" office:value-type="float" office:value="124" calcext:value-type="float">
            <text:p>124</text:p>
          </table:table-cell>
          <table:table-cell table:formula="of:= ([times.C126] - [times.B126]) / 1000000" office:value-type="float" office:value="23.9232" calcext:value-type="float">
            <text:p>23.9232</text:p>
          </table:table-cell>
          <table:table-cell table:formula="of:= ([times.E126] - [times.D126]) / 1000000" office:value-type="float" office:value="47.408384" calcext:value-type="float">
            <text:p>47.408384</text:p>
          </table:table-cell>
          <table:table-cell table:formula="of:= ([times.G126] - [times.F126]) / 1000000" office:value-type="float" office:value="152.806656" calcext:value-type="float">
            <text:p>152.806656</text:p>
          </table:table-cell>
        </table:table-row>
        <table:table-row table:style-name="ro1">
          <table:table-cell table:formula="of:=[times.A127]" office:value-type="float" office:value="125" calcext:value-type="float">
            <text:p>125</text:p>
          </table:table-cell>
          <table:table-cell table:formula="of:= ([times.C127] - [times.B127]) / 1000000" office:value-type="float" office:value="23.992576" calcext:value-type="float">
            <text:p>23.992576</text:p>
          </table:table-cell>
          <table:table-cell table:formula="of:= ([times.E127] - [times.D127]) / 1000000" office:value-type="float" office:value="49.177344" calcext:value-type="float">
            <text:p>49.177344</text:p>
          </table:table-cell>
          <table:table-cell table:formula="of:= ([times.G127] - [times.F127]) / 1000000" office:value-type="float" office:value="154.742784" calcext:value-type="float">
            <text:p>154.742784</text:p>
          </table:table-cell>
        </table:table-row>
        <table:table-row table:style-name="ro1">
          <table:table-cell table:formula="of:=[times.A128]" office:value-type="float" office:value="126" calcext:value-type="float">
            <text:p>126</text:p>
          </table:table-cell>
          <table:table-cell table:formula="of:= ([times.C128] - [times.B128]) / 1000000" office:value-type="float" office:value="24.079872" calcext:value-type="float">
            <text:p>24.079872</text:p>
          </table:table-cell>
          <table:table-cell table:formula="of:= ([times.E128] - [times.D128]) / 1000000" office:value-type="float" office:value="49.068544" calcext:value-type="float">
            <text:p>49.068544</text:p>
          </table:table-cell>
          <table:table-cell table:formula="of:= ([times.G128] - [times.F128]) / 1000000" office:value-type="float" office:value="157.922816" calcext:value-type="float">
            <text:p>157.922816</text:p>
          </table:table-cell>
        </table:table-row>
        <table:table-row table:style-name="ro1">
          <table:table-cell table:formula="of:=[times.A129]" office:value-type="float" office:value="127" calcext:value-type="float">
            <text:p>127</text:p>
          </table:table-cell>
          <table:table-cell table:formula="of:= ([times.C129] - [times.B129]) / 1000000" office:value-type="float" office:value="24.30976" calcext:value-type="float">
            <text:p>24.30976</text:p>
          </table:table-cell>
          <table:table-cell table:formula="of:= ([times.E129] - [times.D129]) / 1000000" office:value-type="float" office:value="49.894912" calcext:value-type="float">
            <text:p>49.894912</text:p>
          </table:table-cell>
          <table:table-cell table:formula="of:= ([times.G129] - [times.F129]) / 1000000" office:value-type="float" office:value="158.297856" calcext:value-type="float">
            <text:p>158.297856</text:p>
          </table:table-cell>
        </table:table-row>
        <table:table-row table:style-name="ro1">
          <table:table-cell table:formula="of:=[times.A130]" office:value-type="float" office:value="128" calcext:value-type="float">
            <text:p>128</text:p>
          </table:table-cell>
          <table:table-cell table:formula="of:= ([times.C130] - [times.B130]) / 1000000" office:value-type="float" office:value="24.3072" calcext:value-type="float">
            <text:p>24.3072</text:p>
          </table:table-cell>
          <table:table-cell table:formula="of:= ([times.E130] - [times.D130]) / 1000000" office:value-type="float" office:value="51.288064" calcext:value-type="float">
            <text:p>51.288064</text:p>
          </table:table-cell>
          <table:table-cell table:formula="of:= ([times.G130] - [times.F130]) / 1000000" office:value-type="float" office:value="158.144" calcext:value-type="float">
            <text:p>158.144</text:p>
          </table:table-cell>
        </table:table-row>
        <table:table-row table:style-name="ro1">
          <table:table-cell table:formula="of:=[times.A131]" office:value-type="float" office:value="129" calcext:value-type="float">
            <text:p>129</text:p>
          </table:table-cell>
          <table:table-cell table:formula="of:= ([times.C131] - [times.B131]) / 1000000" office:value-type="float" office:value="24.503296" calcext:value-type="float">
            <text:p>24.503296</text:p>
          </table:table-cell>
          <table:table-cell table:formula="of:= ([times.E131] - [times.D131]) / 1000000" office:value-type="float" office:value="52.756224" calcext:value-type="float">
            <text:p>52.756224</text:p>
          </table:table-cell>
          <table:table-cell table:formula="of:= ([times.G131] - [times.F131]) / 1000000" office:value-type="float" office:value="158.140928" calcext:value-type="float">
            <text:p>158.140928</text:p>
          </table:table-cell>
        </table:table-row>
        <table:table-row table:style-name="ro1">
          <table:table-cell table:formula="of:=[times.A132]" office:value-type="float" office:value="130" calcext:value-type="float">
            <text:p>130</text:p>
          </table:table-cell>
          <table:table-cell table:formula="of:= ([times.C132] - [times.B132]) / 1000000" office:value-type="float" office:value="24.710656" calcext:value-type="float">
            <text:p>24.710656</text:p>
          </table:table-cell>
          <table:table-cell table:formula="of:= ([times.E132] - [times.D132]) / 1000000" office:value-type="float" office:value="54.185728" calcext:value-type="float">
            <text:p>54.185728</text:p>
          </table:table-cell>
          <table:table-cell table:formula="of:= ([times.G132] - [times.F132]) / 1000000" office:value-type="float" office:value="161.069056" calcext:value-type="float">
            <text:p>161.069056</text:p>
          </table:table-cell>
        </table:table-row>
        <table:table-row table:style-name="ro1">
          <table:table-cell table:formula="of:=[times.A133]" office:value-type="float" office:value="131" calcext:value-type="float">
            <text:p>131</text:p>
          </table:table-cell>
          <table:table-cell table:formula="of:= ([times.C133] - [times.B133]) / 1000000" office:value-type="float" office:value="24.428032" calcext:value-type="float">
            <text:p>24.428032</text:p>
          </table:table-cell>
          <table:table-cell table:formula="of:= ([times.E133] - [times.D133]) / 1000000" office:value-type="float" office:value="55.662848" calcext:value-type="float">
            <text:p>55.662848</text:p>
          </table:table-cell>
          <table:table-cell table:formula="of:= ([times.G133] - [times.F133]) / 1000000" office:value-type="float" office:value="161.365248" calcext:value-type="float">
            <text:p>161.365248</text:p>
          </table:table-cell>
        </table:table-row>
        <table:table-row table:style-name="ro1">
          <table:table-cell table:formula="of:=[times.A134]" office:value-type="float" office:value="132" calcext:value-type="float">
            <text:p>132</text:p>
          </table:table-cell>
          <table:table-cell table:formula="of:= ([times.C134] - [times.B134]) / 1000000" office:value-type="float" office:value="23.960064" calcext:value-type="float">
            <text:p>23.960064</text:p>
          </table:table-cell>
          <table:table-cell table:formula="of:= ([times.E134] - [times.D134]) / 1000000" office:value-type="float" office:value="56.359168" calcext:value-type="float">
            <text:p>56.359168</text:p>
          </table:table-cell>
          <table:table-cell table:formula="of:= ([times.G134] - [times.F134]) / 1000000" office:value-type="float" office:value="162.986496" calcext:value-type="float">
            <text:p>162.986496</text:p>
          </table:table-cell>
        </table:table-row>
        <table:table-row table:style-name="ro1">
          <table:table-cell table:formula="of:=[times.A135]" office:value-type="float" office:value="133" calcext:value-type="float">
            <text:p>133</text:p>
          </table:table-cell>
          <table:table-cell table:formula="of:= ([times.C135] - [times.B135]) / 1000000" office:value-type="float" office:value="27.622912" calcext:value-type="float">
            <text:p>27.622912</text:p>
          </table:table-cell>
          <table:table-cell table:formula="of:= ([times.E135] - [times.D135]) / 1000000" office:value-type="float" office:value="58.515456" calcext:value-type="float">
            <text:p>58.515456</text:p>
          </table:table-cell>
          <table:table-cell table:formula="of:= ([times.G135] - [times.F135]) / 1000000" office:value-type="float" office:value="169.022208" calcext:value-type="float">
            <text:p>169.022208</text:p>
          </table:table-cell>
        </table:table-row>
        <table:table-row table:style-name="ro1">
          <table:table-cell table:formula="of:=[times.A136]" office:value-type="float" office:value="134" calcext:value-type="float">
            <text:p>134</text:p>
          </table:table-cell>
          <table:table-cell table:formula="of:= ([times.C136] - [times.B136]) / 1000000" office:value-type="float" office:value="27.785472" calcext:value-type="float">
            <text:p>27.785472</text:p>
          </table:table-cell>
          <table:table-cell table:formula="of:= ([times.E136] - [times.D136]) / 1000000" office:value-type="float" office:value="58.619904" calcext:value-type="float">
            <text:p>58.619904</text:p>
          </table:table-cell>
          <table:table-cell table:formula="of:= ([times.G136] - [times.F136]) / 1000000" office:value-type="float" office:value="173.460224" calcext:value-type="float">
            <text:p>173.460224</text:p>
          </table:table-cell>
        </table:table-row>
        <table:table-row table:style-name="ro1">
          <table:table-cell table:formula="of:=[times.A137]" office:value-type="float" office:value="135" calcext:value-type="float">
            <text:p>135</text:p>
          </table:table-cell>
          <table:table-cell table:formula="of:= ([times.C137] - [times.B137]) / 1000000" office:value-type="float" office:value="27.778304" calcext:value-type="float">
            <text:p>27.778304</text:p>
          </table:table-cell>
          <table:table-cell table:formula="of:= ([times.E137] - [times.D137]) / 1000000" office:value-type="float" office:value="58.461184" calcext:value-type="float">
            <text:p>58.461184</text:p>
          </table:table-cell>
          <table:table-cell table:formula="of:= ([times.G137] - [times.F137]) / 1000000" office:value-type="float" office:value="173.342208" calcext:value-type="float">
            <text:p>173.342208</text:p>
          </table:table-cell>
        </table:table-row>
        <table:table-row table:style-name="ro1">
          <table:table-cell table:formula="of:=[times.A138]" office:value-type="float" office:value="136" calcext:value-type="float">
            <text:p>136</text:p>
          </table:table-cell>
          <table:table-cell table:formula="of:= ([times.C138] - [times.B138]) / 1000000" office:value-type="float" office:value="27.68896" calcext:value-type="float">
            <text:p>27.68896</text:p>
          </table:table-cell>
          <table:table-cell table:formula="of:= ([times.E138] - [times.D138]) / 1000000" office:value-type="float" office:value="58.3232" calcext:value-type="float">
            <text:p>58.3232</text:p>
          </table:table-cell>
          <table:table-cell table:formula="of:= ([times.G138] - [times.F138]) / 1000000" office:value-type="float" office:value="173.332224" calcext:value-type="float">
            <text:p>173.332224</text:p>
          </table:table-cell>
        </table:table-row>
        <table:table-row table:style-name="ro1">
          <table:table-cell table:formula="of:=[times.A139]" office:value-type="float" office:value="137" calcext:value-type="float">
            <text:p>137</text:p>
          </table:table-cell>
          <table:table-cell table:formula="of:= ([times.C139] - [times.B139]) / 1000000" office:value-type="float" office:value="27.362048" calcext:value-type="float">
            <text:p>27.362048</text:p>
          </table:table-cell>
          <table:table-cell table:formula="of:= ([times.E139] - [times.D139]) / 1000000" office:value-type="float" office:value="58.180864" calcext:value-type="float">
            <text:p>58.180864</text:p>
          </table:table-cell>
          <table:table-cell table:formula="of:= ([times.G139] - [times.F139]) / 1000000" office:value-type="float" office:value="174.2592" calcext:value-type="float">
            <text:p>174.2592</text:p>
          </table:table-cell>
        </table:table-row>
        <table:table-row table:style-name="ro1">
          <table:table-cell table:formula="of:=[times.A140]" office:value-type="float" office:value="138" calcext:value-type="float">
            <text:p>138</text:p>
          </table:table-cell>
          <table:table-cell table:formula="of:= ([times.C140] - [times.B140]) / 1000000" office:value-type="float" office:value="27.350784" calcext:value-type="float">
            <text:p>27.350784</text:p>
          </table:table-cell>
          <table:table-cell table:formula="of:= ([times.E140] - [times.D140]) / 1000000" office:value-type="float" office:value="58.038272" calcext:value-type="float">
            <text:p>58.038272</text:p>
          </table:table-cell>
          <table:table-cell table:formula="of:= ([times.G140] - [times.F140]) / 1000000" office:value-type="float" office:value="174.771712" calcext:value-type="float">
            <text:p>174.771712</text:p>
          </table:table-cell>
        </table:table-row>
        <table:table-row table:style-name="ro1">
          <table:table-cell table:formula="of:=[times.A141]" office:value-type="float" office:value="139" calcext:value-type="float">
            <text:p>139</text:p>
          </table:table-cell>
          <table:table-cell table:formula="of:= ([times.C141] - [times.B141]) / 1000000" office:value-type="float" office:value="27.305984" calcext:value-type="float">
            <text:p>27.305984</text:p>
          </table:table-cell>
          <table:table-cell table:formula="of:= ([times.E141] - [times.D141]) / 1000000" office:value-type="float" office:value="59.576064" calcext:value-type="float">
            <text:p>59.576064</text:p>
          </table:table-cell>
          <table:table-cell table:formula="of:= ([times.G141] - [times.F141]) / 1000000" office:value-type="float" office:value="175.072512" calcext:value-type="float">
            <text:p>175.072512</text:p>
          </table:table-cell>
        </table:table-row>
        <table:table-row table:style-name="ro1">
          <table:table-cell table:formula="of:=[times.A142]" office:value-type="float" office:value="140" calcext:value-type="float">
            <text:p>140</text:p>
          </table:table-cell>
          <table:table-cell table:formula="of:= ([times.C142] - [times.B142]) / 1000000" office:value-type="float" office:value="27.203072" calcext:value-type="float">
            <text:p>27.203072</text:p>
          </table:table-cell>
          <table:table-cell table:formula="of:= ([times.E142] - [times.D142]) / 1000000" office:value-type="float" office:value="59.355136" calcext:value-type="float">
            <text:p>59.355136</text:p>
          </table:table-cell>
          <table:table-cell table:formula="of:= ([times.G142] - [times.F142]) / 1000000" office:value-type="float" office:value="174.86208" calcext:value-type="float">
            <text:p>174.86208</text:p>
          </table:table-cell>
        </table:table-row>
        <table:table-row table:style-name="ro1">
          <table:table-cell table:formula="of:=[times.A143]" office:value-type="float" office:value="141" calcext:value-type="float">
            <text:p>141</text:p>
          </table:table-cell>
          <table:table-cell table:formula="of:= ([times.C143] - [times.B143]) / 1000000" office:value-type="float" office:value="27.225856" calcext:value-type="float">
            <text:p>27.225856</text:p>
          </table:table-cell>
          <table:table-cell table:formula="of:= ([times.E143] - [times.D143]) / 1000000" office:value-type="float" office:value="60.57472" calcext:value-type="float">
            <text:p>60.57472</text:p>
          </table:table-cell>
          <table:table-cell table:formula="of:= ([times.G143] - [times.F143]) / 1000000" office:value-type="float" office:value="174.708736" calcext:value-type="float">
            <text:p>174.708736</text:p>
          </table:table-cell>
        </table:table-row>
        <table:table-row table:style-name="ro1">
          <table:table-cell table:formula="of:=[times.A144]" office:value-type="float" office:value="142" calcext:value-type="float">
            <text:p>142</text:p>
          </table:table-cell>
          <table:table-cell table:formula="of:= ([times.C144] - [times.B144]) / 1000000" office:value-type="float" office:value="27.243776" calcext:value-type="float">
            <text:p>27.243776</text:p>
          </table:table-cell>
          <table:table-cell table:formula="of:= ([times.E144] - [times.D144]) / 1000000" office:value-type="float" office:value="61.638656" calcext:value-type="float">
            <text:p>61.638656</text:p>
          </table:table-cell>
          <table:table-cell table:formula="of:= ([times.G144] - [times.F144]) / 1000000" office:value-type="float" office:value="174.722048" calcext:value-type="float">
            <text:p>174.722048</text:p>
          </table:table-cell>
        </table:table-row>
        <table:table-row table:style-name="ro1">
          <table:table-cell table:formula="of:=[times.A145]" office:value-type="float" office:value="143" calcext:value-type="float">
            <text:p>143</text:p>
          </table:table-cell>
          <table:table-cell table:formula="of:= ([times.C145] - [times.B145]) / 1000000" office:value-type="float" office:value="27.508224" calcext:value-type="float">
            <text:p>27.508224</text:p>
          </table:table-cell>
          <table:table-cell table:formula="of:= ([times.E145] - [times.D145]) / 1000000" office:value-type="float" office:value="62.364928" calcext:value-type="float">
            <text:p>62.364928</text:p>
          </table:table-cell>
          <table:table-cell table:formula="of:= ([times.G145] - [times.F145]) / 1000000" office:value-type="float" office:value="176.162048" calcext:value-type="float">
            <text:p>176.162048</text:p>
          </table:table-cell>
        </table:table-row>
        <table:table-row table:style-name="ro1">
          <table:table-cell table:formula="of:=[times.A146]" office:value-type="float" office:value="144" calcext:value-type="float">
            <text:p>144</text:p>
          </table:table-cell>
          <table:table-cell table:formula="of:= ([times.C146] - [times.B146]) / 1000000" office:value-type="float" office:value="27.565824" calcext:value-type="float">
            <text:p>27.565824</text:p>
          </table:table-cell>
          <table:table-cell table:formula="of:= ([times.E146] - [times.D146]) / 1000000" office:value-type="float" office:value="62.246656" calcext:value-type="float">
            <text:p>62.246656</text:p>
          </table:table-cell>
          <table:table-cell table:formula="of:= ([times.G146] - [times.F146]) / 1000000" office:value-type="float" office:value="179.874048" calcext:value-type="float">
            <text:p>179.874048</text:p>
          </table:table-cell>
        </table:table-row>
        <table:table-row table:style-name="ro1">
          <table:table-cell table:formula="of:=[times.A147]" office:value-type="float" office:value="145" calcext:value-type="float">
            <text:p>145</text:p>
          </table:table-cell>
          <table:table-cell table:formula="of:= ([times.C147] - [times.B147]) / 1000000" office:value-type="float" office:value="27.628288" calcext:value-type="float">
            <text:p>27.628288</text:p>
          </table:table-cell>
          <table:table-cell table:formula="of:= ([times.E147] - [times.D147]) / 1000000" office:value-type="float" office:value="62.686976" calcext:value-type="float">
            <text:p>62.686976</text:p>
          </table:table-cell>
          <table:table-cell table:formula="of:= ([times.G147] - [times.F147]) / 1000000" office:value-type="float" office:value="180.060928" calcext:value-type="float">
            <text:p>180.060928</text:p>
          </table:table-cell>
        </table:table-row>
        <table:table-row table:style-name="ro1">
          <table:table-cell table:formula="of:=[times.A148]" office:value-type="float" office:value="146" calcext:value-type="float">
            <text:p>146</text:p>
          </table:table-cell>
          <table:table-cell table:formula="of:= ([times.C148] - [times.B148]) / 1000000" office:value-type="float" office:value="27.696384" calcext:value-type="float">
            <text:p>27.696384</text:p>
          </table:table-cell>
          <table:table-cell table:formula="of:= ([times.E148] - [times.D148]) / 1000000" office:value-type="float" office:value="63.97696" calcext:value-type="float">
            <text:p>63.97696</text:p>
          </table:table-cell>
          <table:table-cell table:formula="of:= ([times.G148] - [times.F148]) / 1000000" office:value-type="float" office:value="180.294912" calcext:value-type="float">
            <text:p>180.294912</text:p>
          </table:table-cell>
        </table:table-row>
        <table:table-row table:style-name="ro1">
          <table:table-cell table:formula="of:=[times.A149]" office:value-type="float" office:value="147" calcext:value-type="float">
            <text:p>147</text:p>
          </table:table-cell>
          <table:table-cell table:formula="of:= ([times.C149] - [times.B149]) / 1000000" office:value-type="float" office:value="27.799296" calcext:value-type="float">
            <text:p>27.799296</text:p>
          </table:table-cell>
          <table:table-cell table:formula="of:= ([times.E149] - [times.D149]) / 1000000" office:value-type="float" office:value="63.928064" calcext:value-type="float">
            <text:p>63.928064</text:p>
          </table:table-cell>
          <table:table-cell table:formula="of:= ([times.G149] - [times.F149]) / 1000000" office:value-type="float" office:value="180.543744" calcext:value-type="float">
            <text:p>180.543744</text:p>
          </table:table-cell>
        </table:table-row>
        <table:table-row table:style-name="ro1">
          <table:table-cell table:formula="of:=[times.A150]" office:value-type="float" office:value="148" calcext:value-type="float">
            <text:p>148</text:p>
          </table:table-cell>
          <table:table-cell table:formula="of:= ([times.C150] - [times.B150]) / 1000000" office:value-type="float" office:value="27.853568" calcext:value-type="float">
            <text:p>27.853568</text:p>
          </table:table-cell>
          <table:table-cell table:formula="of:= ([times.E150] - [times.D150]) / 1000000" office:value-type="float" office:value="65.032192" calcext:value-type="float">
            <text:p>65.032192</text:p>
          </table:table-cell>
          <table:table-cell table:formula="of:= ([times.G150] - [times.F150]) / 1000000" office:value-type="float" office:value="186.681856" calcext:value-type="float">
            <text:p>186.681856</text:p>
          </table:table-cell>
        </table:table-row>
        <table:table-row table:style-name="ro1">
          <table:table-cell table:formula="of:=[times.A151]" office:value-type="float" office:value="149" calcext:value-type="float">
            <text:p>149</text:p>
          </table:table-cell>
          <table:table-cell table:formula="of:= ([times.C151] - [times.B151]) / 1000000" office:value-type="float" office:value="27.929088" calcext:value-type="float">
            <text:p>27.929088</text:p>
          </table:table-cell>
          <table:table-cell table:formula="of:= ([times.E151] - [times.D151]) / 1000000" office:value-type="float" office:value="66.464256" calcext:value-type="float">
            <text:p>66.464256</text:p>
          </table:table-cell>
          <table:table-cell table:formula="of:= ([times.G151] - [times.F151]) / 1000000" office:value-type="float" office:value="187.008" calcext:value-type="float">
            <text:p>187.008</text:p>
          </table:table-cell>
        </table:table-row>
        <table:table-row table:style-name="ro1">
          <table:table-cell table:formula="of:=[times.A152]" office:value-type="float" office:value="150" calcext:value-type="float">
            <text:p>150</text:p>
          </table:table-cell>
          <table:table-cell table:formula="of:= ([times.C152] - [times.B152]) / 1000000" office:value-type="float" office:value="27.98592" calcext:value-type="float">
            <text:p>27.98592</text:p>
          </table:table-cell>
          <table:table-cell table:formula="of:= ([times.E152] - [times.D152]) / 1000000" office:value-type="float" office:value="67.883776" calcext:value-type="float">
            <text:p>67.883776</text:p>
          </table:table-cell>
          <table:table-cell table:formula="of:= ([times.G152] - [times.F152]) / 1000000" office:value-type="float" office:value="192.679936" calcext:value-type="float">
            <text:p>192.679936</text:p>
          </table:table-cell>
        </table:table-row>
        <table:table-row table:style-name="ro1">
          <table:table-cell table:formula="of:=[times.A153]" office:value-type="float" office:value="151" calcext:value-type="float">
            <text:p>151</text:p>
          </table:table-cell>
          <table:table-cell table:formula="of:= ([times.C153] - [times.B153]) / 1000000" office:value-type="float" office:value="28.448" calcext:value-type="float">
            <text:p>28.448</text:p>
          </table:table-cell>
          <table:table-cell table:formula="of:= ([times.E153] - [times.D153]) / 1000000" office:value-type="float" office:value="68.575232" calcext:value-type="float">
            <text:p>68.575232</text:p>
          </table:table-cell>
          <table:table-cell table:formula="of:= ([times.G153] - [times.F153]) / 1000000" office:value-type="float" office:value="195.101952" calcext:value-type="float">
            <text:p>195.101952</text:p>
          </table:table-cell>
        </table:table-row>
        <table:table-row table:style-name="ro1">
          <table:table-cell table:formula="of:=[times.A154]" office:value-type="float" office:value="152" calcext:value-type="float">
            <text:p>152</text:p>
          </table:table-cell>
          <table:table-cell table:formula="of:= ([times.C154] - [times.B154]) / 1000000" office:value-type="float" office:value="28.386048" calcext:value-type="float">
            <text:p>28.386048</text:p>
          </table:table-cell>
          <table:table-cell table:formula="of:= ([times.E154] - [times.D154]) / 1000000" office:value-type="float" office:value="69.327872" calcext:value-type="float">
            <text:p>69.327872</text:p>
          </table:table-cell>
          <table:table-cell table:formula="of:= ([times.G154] - [times.F154]) / 1000000" office:value-type="float" office:value="195.657984" calcext:value-type="float">
            <text:p>195.657984</text:p>
          </table:table-cell>
        </table:table-row>
        <table:table-row table:style-name="ro1">
          <table:table-cell table:formula="of:=[times.A155]" office:value-type="float" office:value="153" calcext:value-type="float">
            <text:p>153</text:p>
          </table:table-cell>
          <table:table-cell table:formula="of:= ([times.C155] - [times.B155]) / 1000000" office:value-type="float" office:value="28.542976" calcext:value-type="float">
            <text:p>28.542976</text:p>
          </table:table-cell>
          <table:table-cell table:formula="of:= ([times.E155] - [times.D155]) / 1000000" office:value-type="float" office:value="70.446848" calcext:value-type="float">
            <text:p>70.446848</text:p>
          </table:table-cell>
          <table:table-cell table:formula="of:= ([times.G155] - [times.F155]) / 1000000" office:value-type="float" office:value="196.134144" calcext:value-type="float">
            <text:p>196.134144</text:p>
          </table:table-cell>
        </table:table-row>
        <table:table-row table:style-name="ro1">
          <table:table-cell table:formula="of:=[times.A156]" office:value-type="float" office:value="154" calcext:value-type="float">
            <text:p>154</text:p>
          </table:table-cell>
          <table:table-cell table:formula="of:= ([times.C156] - [times.B156]) / 1000000" office:value-type="float" office:value="28.746752" calcext:value-type="float">
            <text:p>28.746752</text:p>
          </table:table-cell>
          <table:table-cell table:formula="of:= ([times.E156] - [times.D156]) / 1000000" office:value-type="float" office:value="71.008" calcext:value-type="float">
            <text:p>71.008</text:p>
          </table:table-cell>
          <table:table-cell table:formula="of:= ([times.G156] - [times.F156]) / 1000000" office:value-type="float" office:value="196.35712" calcext:value-type="float">
            <text:p>196.35712</text:p>
          </table:table-cell>
        </table:table-row>
        <table:table-row table:style-name="ro1">
          <table:table-cell table:formula="of:=[times.A157]" office:value-type="float" office:value="155" calcext:value-type="float">
            <text:p>155</text:p>
          </table:table-cell>
          <table:table-cell table:formula="of:= ([times.C157] - [times.B157]) / 1000000" office:value-type="float" office:value="28.432384" calcext:value-type="float">
            <text:p>28.432384</text:p>
          </table:table-cell>
          <table:table-cell table:formula="of:= ([times.E157] - [times.D157]) / 1000000" office:value-type="float" office:value="72.245504" calcext:value-type="float">
            <text:p>72.245504</text:p>
          </table:table-cell>
          <table:table-cell table:formula="of:= ([times.G157] - [times.F157]) / 1000000" office:value-type="float" office:value="197.328128" calcext:value-type="float">
            <text:p>197.328128</text:p>
          </table:table-cell>
        </table:table-row>
        <table:table-row table:style-name="ro1">
          <table:table-cell table:formula="of:=[times.A158]" office:value-type="float" office:value="156" calcext:value-type="float">
            <text:p>156</text:p>
          </table:table-cell>
          <table:table-cell table:formula="of:= ([times.C158] - [times.B158]) / 1000000" office:value-type="float" office:value="28.45696" calcext:value-type="float">
            <text:p>28.45696</text:p>
          </table:table-cell>
          <table:table-cell table:formula="of:= ([times.E158] - [times.D158]) / 1000000" office:value-type="float" office:value="72.125696" calcext:value-type="float">
            <text:p>72.125696</text:p>
          </table:table-cell>
          <table:table-cell table:formula="of:= ([times.G158] - [times.F158]) / 1000000" office:value-type="float" office:value="201.658368" calcext:value-type="float">
            <text:p>201.658368</text:p>
          </table:table-cell>
        </table:table-row>
        <table:table-row table:style-name="ro1">
          <table:table-cell table:formula="of:=[times.A159]" office:value-type="float" office:value="157" calcext:value-type="float">
            <text:p>157</text:p>
          </table:table-cell>
          <table:table-cell table:formula="of:= ([times.C159] - [times.B159]) / 1000000" office:value-type="float" office:value="28.70528" calcext:value-type="float">
            <text:p>28.70528</text:p>
          </table:table-cell>
          <table:table-cell table:formula="of:= ([times.E159] - [times.D159]) / 1000000" office:value-type="float" office:value="72.961792" calcext:value-type="float">
            <text:p>72.961792</text:p>
          </table:table-cell>
          <table:table-cell table:formula="of:= ([times.G159] - [times.F159]) / 1000000" office:value-type="float" office:value="202.341632" calcext:value-type="float">
            <text:p>202.341632</text:p>
          </table:table-cell>
        </table:table-row>
        <table:table-row table:style-name="ro1">
          <table:table-cell table:formula="of:=[times.A160]" office:value-type="float" office:value="158" calcext:value-type="float">
            <text:p>158</text:p>
          </table:table-cell>
          <table:table-cell table:formula="of:= ([times.C160] - [times.B160]) / 1000000" office:value-type="float" office:value="28.573952" calcext:value-type="float">
            <text:p>28.573952</text:p>
          </table:table-cell>
          <table:table-cell table:formula="of:= ([times.E160] - [times.D160]) / 1000000" office:value-type="float" office:value="72.845568" calcext:value-type="float">
            <text:p>72.845568</text:p>
          </table:table-cell>
          <table:table-cell table:formula="of:= ([times.G160] - [times.F160]) / 1000000" office:value-type="float" office:value="202.320896" calcext:value-type="float">
            <text:p>202.320896</text:p>
          </table:table-cell>
        </table:table-row>
        <table:table-row table:style-name="ro1">
          <table:table-cell table:formula="of:=[times.A161]" office:value-type="float" office:value="159" calcext:value-type="float">
            <text:p>159</text:p>
          </table:table-cell>
          <table:table-cell table:formula="of:= ([times.C161] - [times.B161]) / 1000000" office:value-type="float" office:value="28.2752" calcext:value-type="float">
            <text:p>28.2752</text:p>
          </table:table-cell>
          <table:table-cell table:formula="of:= ([times.E161] - [times.D161]) / 1000000" office:value-type="float" office:value="73.227776" calcext:value-type="float">
            <text:p>73.227776</text:p>
          </table:table-cell>
          <table:table-cell table:formula="of:= ([times.G161] - [times.F161]) / 1000000" office:value-type="float" office:value="202.333952" calcext:value-type="float">
            <text:p>202.333952</text:p>
          </table:table-cell>
        </table:table-row>
        <table:table-row table:style-name="ro1">
          <table:table-cell table:formula="of:=[times.A162]" office:value-type="float" office:value="160" calcext:value-type="float">
            <text:p>160</text:p>
          </table:table-cell>
          <table:table-cell table:formula="of:= ([times.C162] - [times.B162]) / 1000000" office:value-type="float" office:value="27.678208" calcext:value-type="float">
            <text:p>27.678208</text:p>
          </table:table-cell>
          <table:table-cell table:formula="of:= ([times.E162] - [times.D162]) / 1000000" office:value-type="float" office:value="75.137536" calcext:value-type="float">
            <text:p>75.137536</text:p>
          </table:table-cell>
          <table:table-cell table:formula="of:= ([times.G162] - [times.F162]) / 1000000" office:value-type="float" office:value="202.379776" calcext:value-type="float">
            <text:p>202.379776</text:p>
          </table:table-cell>
        </table:table-row>
        <table:table-row table:style-name="ro1">
          <table:table-cell table:formula="of:=[times.A163]" office:value-type="float" office:value="161" calcext:value-type="float">
            <text:p>161</text:p>
          </table:table-cell>
          <table:table-cell table:formula="of:= ([times.C163] - [times.B163]) / 1000000" office:value-type="float" office:value="27.59808" calcext:value-type="float">
            <text:p>27.59808</text:p>
          </table:table-cell>
          <table:table-cell table:formula="of:= ([times.E163] - [times.D163]) / 1000000" office:value-type="float" office:value="76.607488" calcext:value-type="float">
            <text:p>76.607488</text:p>
          </table:table-cell>
          <table:table-cell table:formula="of:= ([times.G163] - [times.F163]) / 1000000" office:value-type="float" office:value="202.36544" calcext:value-type="float">
            <text:p>202.36544</text:p>
          </table:table-cell>
        </table:table-row>
        <table:table-row table:style-name="ro1">
          <table:table-cell table:formula="of:=[times.A164]" office:value-type="float" office:value="162" calcext:value-type="float">
            <text:p>162</text:p>
          </table:table-cell>
          <table:table-cell table:formula="of:= ([times.C164] - [times.B164]) / 1000000" office:value-type="float" office:value="27.2704" calcext:value-type="float">
            <text:p>27.2704</text:p>
          </table:table-cell>
          <table:table-cell table:formula="of:= ([times.E164] - [times.D164]) / 1000000" office:value-type="float" office:value="77.28512" calcext:value-type="float">
            <text:p>77.28512</text:p>
          </table:table-cell>
          <table:table-cell table:formula="of:= ([times.G164] - [times.F164]) / 1000000" office:value-type="float" office:value="202.34496" calcext:value-type="float">
            <text:p>202.34496</text:p>
          </table:table-cell>
        </table:table-row>
        <table:table-row table:style-name="ro1">
          <table:table-cell table:formula="of:=[times.A165]" office:value-type="float" office:value="163" calcext:value-type="float">
            <text:p>163</text:p>
          </table:table-cell>
          <table:table-cell table:formula="of:= ([times.C165] - [times.B165]) / 1000000" office:value-type="float" office:value="26.962944" calcext:value-type="float">
            <text:p>26.962944</text:p>
          </table:table-cell>
          <table:table-cell table:formula="of:= ([times.E165] - [times.D165]) / 1000000" office:value-type="float" office:value="78.0992" calcext:value-type="float">
            <text:p>78.0992</text:p>
          </table:table-cell>
          <table:table-cell table:formula="of:= ([times.G165] - [times.F165]) / 1000000" office:value-type="float" office:value="202.351104" calcext:value-type="float">
            <text:p>202.351104</text:p>
          </table:table-cell>
        </table:table-row>
        <table:table-row table:style-name="ro1">
          <table:table-cell table:formula="of:=[times.A166]" office:value-type="float" office:value="164" calcext:value-type="float">
            <text:p>164</text:p>
          </table:table-cell>
          <table:table-cell table:formula="of:= ([times.C166] - [times.B166]) / 1000000" office:value-type="float" office:value="26.361088" calcext:value-type="float">
            <text:p>26.361088</text:p>
          </table:table-cell>
          <table:table-cell table:formula="of:= ([times.E166] - [times.D166]) / 1000000" office:value-type="float" office:value="79.23968" calcext:value-type="float">
            <text:p>79.23968</text:p>
          </table:table-cell>
          <table:table-cell table:formula="of:= ([times.G166] - [times.F166]) / 1000000" office:value-type="float" office:value="202.605568" calcext:value-type="float">
            <text:p>202.605568</text:p>
          </table:table-cell>
        </table:table-row>
        <table:table-row table:style-name="ro1">
          <table:table-cell table:formula="of:=[times.A167]" office:value-type="float" office:value="165" calcext:value-type="float">
            <text:p>165</text:p>
          </table:table-cell>
          <table:table-cell table:formula="of:= ([times.C167] - [times.B167]) / 1000000" office:value-type="float" office:value="26.159104" calcext:value-type="float">
            <text:p>26.159104</text:p>
          </table:table-cell>
          <table:table-cell table:formula="of:= ([times.E167] - [times.D167]) / 1000000" office:value-type="float" office:value="79.925248" calcext:value-type="float">
            <text:p>79.925248</text:p>
          </table:table-cell>
          <table:table-cell table:formula="of:= ([times.G167] - [times.F167]) / 1000000" office:value-type="float" office:value="202.884864" calcext:value-type="float">
            <text:p>202.884864</text:p>
          </table:table-cell>
        </table:table-row>
        <table:table-row table:style-name="ro1">
          <table:table-cell table:formula="of:=[times.A168]" office:value-type="float" office:value="166" calcext:value-type="float">
            <text:p>166</text:p>
          </table:table-cell>
          <table:table-cell table:formula="of:= ([times.C168] - [times.B168]) / 1000000" office:value-type="float" office:value="26.139904" calcext:value-type="float">
            <text:p>26.139904</text:p>
          </table:table-cell>
          <table:table-cell table:formula="of:= ([times.E168] - [times.D168]) / 1000000" office:value-type="float" office:value="81.0752" calcext:value-type="float">
            <text:p>81.0752</text:p>
          </table:table-cell>
          <table:table-cell table:formula="of:= ([times.G168] - [times.F168]) / 1000000" office:value-type="float" office:value="203.291904" calcext:value-type="float">
            <text:p>203.291904</text:p>
          </table:table-cell>
        </table:table-row>
        <table:table-row table:style-name="ro1">
          <table:table-cell table:formula="of:=[times.A169]" office:value-type="float" office:value="167" calcext:value-type="float">
            <text:p>167</text:p>
          </table:table-cell>
          <table:table-cell table:formula="of:= ([times.C169] - [times.B169]) / 1000000" office:value-type="float" office:value="25.970176" calcext:value-type="float">
            <text:p>25.970176</text:p>
          </table:table-cell>
          <table:table-cell table:formula="of:= ([times.E169] - [times.D169]) / 1000000" office:value-type="float" office:value="81.05216" calcext:value-type="float">
            <text:p>81.05216</text:p>
          </table:table-cell>
          <table:table-cell table:formula="of:= ([times.G169] - [times.F169]) / 1000000" office:value-type="float" office:value="207.92704" calcext:value-type="float">
            <text:p>207.92704</text:p>
          </table:table-cell>
        </table:table-row>
        <table:table-row table:style-name="ro1">
          <table:table-cell table:formula="of:=[times.A170]" office:value-type="float" office:value="168" calcext:value-type="float">
            <text:p>168</text:p>
          </table:table-cell>
          <table:table-cell table:formula="of:= ([times.C170] - [times.B170]) / 1000000" office:value-type="float" office:value="25.676032" calcext:value-type="float">
            <text:p>25.676032</text:p>
          </table:table-cell>
          <table:table-cell table:formula="of:= ([times.E170] - [times.D170]) / 1000000" office:value-type="float" office:value="81.412096" calcext:value-type="float">
            <text:p>81.412096</text:p>
          </table:table-cell>
          <table:table-cell table:formula="of:= ([times.G170] - [times.F170]) / 1000000" office:value-type="float" office:value="208.359936" calcext:value-type="float">
            <text:p>208.359936</text:p>
          </table:table-cell>
        </table:table-row>
        <table:table-row table:style-name="ro1">
          <table:table-cell table:formula="of:=[times.A171]" office:value-type="float" office:value="169" calcext:value-type="float">
            <text:p>169</text:p>
          </table:table-cell>
          <table:table-cell table:formula="of:= ([times.C171] - [times.B171]) / 1000000" office:value-type="float" office:value="25.568768" calcext:value-type="float">
            <text:p>25.568768</text:p>
          </table:table-cell>
          <table:table-cell table:formula="of:= ([times.E171] - [times.D171]) / 1000000" office:value-type="float" office:value="81.49504" calcext:value-type="float">
            <text:p>81.49504</text:p>
          </table:table-cell>
          <table:table-cell table:formula="of:= ([times.G171] - [times.F171]) / 1000000" office:value-type="float" office:value="209.51424" calcext:value-type="float">
            <text:p>209.51424</text:p>
          </table:table-cell>
        </table:table-row>
        <table:table-row table:style-name="ro1">
          <table:table-cell table:formula="of:=[times.A172]" office:value-type="float" office:value="170" calcext:value-type="float">
            <text:p>170</text:p>
          </table:table-cell>
          <table:table-cell table:formula="of:= ([times.C172] - [times.B172]) / 1000000" office:value-type="float" office:value="25.992448" calcext:value-type="float">
            <text:p>25.992448</text:p>
          </table:table-cell>
          <table:table-cell table:formula="of:= ([times.E172] - [times.D172]) / 1000000" office:value-type="float" office:value="82.694656" calcext:value-type="float">
            <text:p>82.694656</text:p>
          </table:table-cell>
          <table:table-cell table:formula="of:= ([times.G172] - [times.F172]) / 1000000" office:value-type="float" office:value="209.937152" calcext:value-type="float">
            <text:p>209.937152</text:p>
          </table:table-cell>
        </table:table-row>
        <table:table-row table:style-name="ro1">
          <table:table-cell table:formula="of:=[times.A173]" office:value-type="float" office:value="171" calcext:value-type="float">
            <text:p>171</text:p>
          </table:table-cell>
          <table:table-cell table:formula="of:= ([times.C173] - [times.B173]) / 1000000" office:value-type="float" office:value="25.839616" calcext:value-type="float">
            <text:p>25.839616</text:p>
          </table:table-cell>
          <table:table-cell table:formula="of:= ([times.E173] - [times.D173]) / 1000000" office:value-type="float" office:value="83.81696" calcext:value-type="float">
            <text:p>83.81696</text:p>
          </table:table-cell>
          <table:table-cell table:formula="of:= ([times.G173] - [times.F173]) / 1000000" office:value-type="float" office:value="220.250112" calcext:value-type="float">
            <text:p>220.250112</text:p>
          </table:table-cell>
        </table:table-row>
        <table:table-row table:style-name="ro1">
          <table:table-cell table:formula="of:=[times.A174]" office:value-type="float" office:value="172" calcext:value-type="float">
            <text:p>172</text:p>
          </table:table-cell>
          <table:table-cell table:formula="of:= ([times.C174] - [times.B174]) / 1000000" office:value-type="float" office:value="25.251328" calcext:value-type="float">
            <text:p>25.251328</text:p>
          </table:table-cell>
          <table:table-cell table:formula="of:= ([times.E174] - [times.D174]) / 1000000" office:value-type="float" office:value="85.089792" calcext:value-type="float">
            <text:p>85.089792</text:p>
          </table:table-cell>
          <table:table-cell table:formula="of:= ([times.G174] - [times.F174]) / 1000000" office:value-type="float" office:value="220.504064" calcext:value-type="float">
            <text:p>220.504064</text:p>
          </table:table-cell>
        </table:table-row>
        <table:table-row table:style-name="ro1">
          <table:table-cell table:formula="of:=[times.A175]" office:value-type="float" office:value="173" calcext:value-type="float">
            <text:p>173</text:p>
          </table:table-cell>
          <table:table-cell table:formula="of:= ([times.C175] - [times.B175]) / 1000000" office:value-type="float" office:value="24.194816" calcext:value-type="float">
            <text:p>24.194816</text:p>
          </table:table-cell>
          <table:table-cell table:formula="of:= ([times.E175] - [times.D175]) / 1000000" office:value-type="float" office:value="85.766656" calcext:value-type="float">
            <text:p>85.766656</text:p>
          </table:table-cell>
          <table:table-cell table:formula="of:= ([times.G175] - [times.F175]) / 1000000" office:value-type="float" office:value="222.013184" calcext:value-type="float">
            <text:p>222.013184</text:p>
          </table:table-cell>
        </table:table-row>
        <table:table-row table:style-name="ro1">
          <table:table-cell table:formula="of:=[times.A176]" office:value-type="float" office:value="174" calcext:value-type="float">
            <text:p>174</text:p>
          </table:table-cell>
          <table:table-cell table:formula="of:= ([times.C176] - [times.B176]) / 1000000" office:value-type="float" office:value="23.587072" calcext:value-type="float">
            <text:p>23.587072</text:p>
          </table:table-cell>
          <table:table-cell table:formula="of:= ([times.E176] - [times.D176]) / 1000000" office:value-type="float" office:value="87.316736" calcext:value-type="float">
            <text:p>87.316736</text:p>
          </table:table-cell>
          <table:table-cell table:formula="of:= ([times.G176] - [times.F176]) / 1000000" office:value-type="float" office:value="227.92064" calcext:value-type="float">
            <text:p>227.92064</text:p>
          </table:table-cell>
        </table:table-row>
        <table:table-row table:style-name="ro1">
          <table:table-cell table:formula="of:=[times.A177]" office:value-type="float" office:value="175" calcext:value-type="float">
            <text:p>175</text:p>
          </table:table-cell>
          <table:table-cell table:formula="of:= ([times.C177] - [times.B177]) / 1000000" office:value-type="float" office:value="23.465984" calcext:value-type="float">
            <text:p>23.465984</text:p>
          </table:table-cell>
          <table:table-cell table:formula="of:= ([times.E177] - [times.D177]) / 1000000" office:value-type="float" office:value="87.16288" calcext:value-type="float">
            <text:p>87.16288</text:p>
          </table:table-cell>
          <table:table-cell table:formula="of:= ([times.G177] - [times.F177]) / 1000000" office:value-type="float" office:value="231.24096" calcext:value-type="float">
            <text:p>231.24096</text:p>
          </table:table-cell>
        </table:table-row>
        <table:table-row table:style-name="ro1">
          <table:table-cell table:formula="of:=[times.A178]" office:value-type="float" office:value="176" calcext:value-type="float">
            <text:p>176</text:p>
          </table:table-cell>
          <table:table-cell table:formula="of:= ([times.C178] - [times.B178]) / 1000000" office:value-type="float" office:value="22.583552" calcext:value-type="float">
            <text:p>22.583552</text:p>
          </table:table-cell>
          <table:table-cell table:formula="of:= ([times.E178] - [times.D178]) / 1000000" office:value-type="float" office:value="88.209152" calcext:value-type="float">
            <text:p>88.209152</text:p>
          </table:table-cell>
          <table:table-cell table:formula="of:= ([times.G178] - [times.F178]) / 1000000" office:value-type="float" office:value="231.510016" calcext:value-type="float">
            <text:p>231.510016</text:p>
          </table:table-cell>
        </table:table-row>
        <table:table-row table:style-name="ro1">
          <table:table-cell table:formula="of:=[times.A179]" office:value-type="float" office:value="177" calcext:value-type="float">
            <text:p>177</text:p>
          </table:table-cell>
          <table:table-cell table:formula="of:= ([times.C179] - [times.B179]) / 1000000" office:value-type="float" office:value="24.122112" calcext:value-type="float">
            <text:p>24.122112</text:p>
          </table:table-cell>
          <table:table-cell table:formula="of:= ([times.E179] - [times.D179]) / 1000000" office:value-type="float" office:value="89.685248" calcext:value-type="float">
            <text:p>89.685248</text:p>
          </table:table-cell>
          <table:table-cell table:formula="of:= ([times.G179] - [times.F179]) / 1000000" office:value-type="float" office:value="233.01504" calcext:value-type="float">
            <text:p>233.01504</text:p>
          </table:table-cell>
        </table:table-row>
        <table:table-row table:style-name="ro1">
          <table:table-cell table:formula="of:=[times.A180]" office:value-type="float" office:value="178" calcext:value-type="float">
            <text:p>178</text:p>
          </table:table-cell>
          <table:table-cell table:formula="of:= ([times.C180] - [times.B180]) / 1000000" office:value-type="float" office:value="23.786752" calcext:value-type="float">
            <text:p>23.786752</text:p>
          </table:table-cell>
          <table:table-cell table:formula="of:= ([times.E180] - [times.D180]) / 1000000" office:value-type="float" office:value="89.591808" calcext:value-type="float">
            <text:p>89.591808</text:p>
          </table:table-cell>
          <table:table-cell table:formula="of:= ([times.G180] - [times.F180]) / 1000000" office:value-type="float" office:value="234.011136" calcext:value-type="float">
            <text:p>234.011136</text:p>
          </table:table-cell>
        </table:table-row>
        <table:table-row table:style-name="ro1">
          <table:table-cell table:formula="of:=[times.A181]" office:value-type="float" office:value="179" calcext:value-type="float">
            <text:p>179</text:p>
          </table:table-cell>
          <table:table-cell table:formula="of:= ([times.C181] - [times.B181]) / 1000000" office:value-type="float" office:value="23.014144" calcext:value-type="float">
            <text:p>23.014144</text:p>
          </table:table-cell>
          <table:table-cell table:formula="of:= ([times.E181] - [times.D181]) / 1000000" office:value-type="float" office:value="90.047488" calcext:value-type="float">
            <text:p>90.047488</text:p>
          </table:table-cell>
          <table:table-cell table:formula="of:= ([times.G181] - [times.F181]) / 1000000" office:value-type="float" office:value="234.025984" calcext:value-type="float">
            <text:p>234.025984</text:p>
          </table:table-cell>
        </table:table-row>
        <table:table-row table:style-name="ro1">
          <table:table-cell table:formula="of:=[times.A182]" office:value-type="float" office:value="180" calcext:value-type="float">
            <text:p>180</text:p>
          </table:table-cell>
          <table:table-cell table:formula="of:= ([times.C182] - [times.B182]) / 1000000" office:value-type="float" office:value="23.025664" calcext:value-type="float">
            <text:p>23.025664</text:p>
          </table:table-cell>
          <table:table-cell table:formula="of:= ([times.E182] - [times.D182]) / 1000000" office:value-type="float" office:value="91.913472" calcext:value-type="float">
            <text:p>91.913472</text:p>
          </table:table-cell>
          <table:table-cell table:formula="of:= ([times.G182] - [times.F182]) / 1000000" office:value-type="float" office:value="234.03008" calcext:value-type="float">
            <text:p>234.03008</text:p>
          </table:table-cell>
        </table:table-row>
        <table:table-row table:style-name="ro1">
          <table:table-cell table:formula="of:=[times.A183]" office:value-type="float" office:value="181" calcext:value-type="float">
            <text:p>181</text:p>
          </table:table-cell>
          <table:table-cell table:formula="of:= ([times.C183] - [times.B183]) / 1000000" office:value-type="float" office:value="22.84288" calcext:value-type="float">
            <text:p>22.84288</text:p>
          </table:table-cell>
          <table:table-cell table:formula="of:= ([times.E183] - [times.D183]) / 1000000" office:value-type="float" office:value="93.359616" calcext:value-type="float">
            <text:p>93.359616</text:p>
          </table:table-cell>
          <table:table-cell table:formula="of:= ([times.G183] - [times.F183]) / 1000000" office:value-type="float" office:value="233.990912" calcext:value-type="float">
            <text:p>233.990912</text:p>
          </table:table-cell>
        </table:table-row>
        <table:table-row table:style-name="ro1">
          <table:table-cell table:formula="of:=[times.A184]" office:value-type="float" office:value="182" calcext:value-type="float">
            <text:p>182</text:p>
          </table:table-cell>
          <table:table-cell table:formula="of:= ([times.C184] - [times.B184]) / 1000000" office:value-type="float" office:value="23.368448" calcext:value-type="float">
            <text:p>23.368448</text:p>
          </table:table-cell>
          <table:table-cell table:formula="of:= ([times.E184] - [times.D184]) / 1000000" office:value-type="float" office:value="94.743296" calcext:value-type="float">
            <text:p>94.743296</text:p>
          </table:table-cell>
          <table:table-cell table:formula="of:= ([times.G184] - [times.F184]) / 1000000" office:value-type="float" office:value="234.00192" calcext:value-type="float">
            <text:p>234.00192</text:p>
          </table:table-cell>
        </table:table-row>
        <table:table-row table:style-name="ro1">
          <table:table-cell table:formula="of:=[times.A185]" office:value-type="float" office:value="183" calcext:value-type="float">
            <text:p>183</text:p>
          </table:table-cell>
          <table:table-cell table:formula="of:= ([times.C185] - [times.B185]) / 1000000" office:value-type="float" office:value="23.513856" calcext:value-type="float">
            <text:p>23.513856</text:p>
          </table:table-cell>
          <table:table-cell table:formula="of:= ([times.E185] - [times.D185]) / 1000000" office:value-type="float" office:value="95.462144" calcext:value-type="float">
            <text:p>95.462144</text:p>
          </table:table-cell>
          <table:table-cell table:formula="of:= ([times.G185] - [times.F185]) / 1000000" office:value-type="float" office:value="234.002944" calcext:value-type="float">
            <text:p>234.002944</text:p>
          </table:table-cell>
        </table:table-row>
        <table:table-row table:style-name="ro1">
          <table:table-cell table:formula="of:=[times.A186]" office:value-type="float" office:value="184" calcext:value-type="float">
            <text:p>184</text:p>
          </table:table-cell>
          <table:table-cell table:formula="of:= ([times.C186] - [times.B186]) / 1000000" office:value-type="float" office:value="23.48928" calcext:value-type="float">
            <text:p>23.48928</text:p>
          </table:table-cell>
          <table:table-cell table:formula="of:= ([times.E186] - [times.D186]) / 1000000" office:value-type="float" office:value="96.201728" calcext:value-type="float">
            <text:p>96.201728</text:p>
          </table:table-cell>
          <table:table-cell table:formula="of:= ([times.G186] - [times.F186]) / 1000000" office:value-type="float" office:value="233.997312" calcext:value-type="float">
            <text:p>233.997312</text:p>
          </table:table-cell>
        </table:table-row>
        <table:table-row table:style-name="ro1">
          <table:table-cell table:formula="of:=[times.A187]" office:value-type="float" office:value="185" calcext:value-type="float">
            <text:p>185</text:p>
          </table:table-cell>
          <table:table-cell table:formula="of:= ([times.C187] - [times.B187]) / 1000000" office:value-type="float" office:value="23.527424" calcext:value-type="float">
            <text:p>23.527424</text:p>
          </table:table-cell>
          <table:table-cell table:formula="of:= ([times.E187] - [times.D187]) / 1000000" office:value-type="float" office:value="96.987904" calcext:value-type="float">
            <text:p>96.987904</text:p>
          </table:table-cell>
          <table:table-cell table:formula="of:= ([times.G187] - [times.F187]) / 1000000" office:value-type="float" office:value="234.012672" calcext:value-type="float">
            <text:p>234.012672</text:p>
          </table:table-cell>
        </table:table-row>
        <table:table-row table:style-name="ro1">
          <table:table-cell table:formula="of:=[times.A188]" office:value-type="float" office:value="186" calcext:value-type="float">
            <text:p>186</text:p>
          </table:table-cell>
          <table:table-cell table:formula="of:= ([times.C188] - [times.B188]) / 1000000" office:value-type="float" office:value="23.802368" calcext:value-type="float">
            <text:p>23.802368</text:p>
          </table:table-cell>
          <table:table-cell table:formula="of:= ([times.E188] - [times.D188]) / 1000000" office:value-type="float" office:value="96.951808" calcext:value-type="float">
            <text:p>96.951808</text:p>
          </table:table-cell>
          <table:table-cell table:formula="of:= ([times.G188] - [times.F188]) / 1000000" office:value-type="float" office:value="234.029056" calcext:value-type="float">
            <text:p>234.029056</text:p>
          </table:table-cell>
        </table:table-row>
        <table:table-row table:style-name="ro1">
          <table:table-cell table:formula="of:=[times.A189]" office:value-type="float" office:value="187" calcext:value-type="float">
            <text:p>187</text:p>
          </table:table-cell>
          <table:table-cell table:formula="of:= ([times.C189] - [times.B189]) / 1000000" office:value-type="float" office:value="23.901696" calcext:value-type="float">
            <text:p>23.901696</text:p>
          </table:table-cell>
          <table:table-cell table:formula="of:= ([times.E189] - [times.D189]) / 1000000" office:value-type="float" office:value="98.100224" calcext:value-type="float">
            <text:p>98.100224</text:p>
          </table:table-cell>
          <table:table-cell table:formula="of:= ([times.G189] - [times.F189]) / 1000000" office:value-type="float" office:value="234.040064" calcext:value-type="float">
            <text:p>234.040064</text:p>
          </table:table-cell>
        </table:table-row>
        <table:table-row table:style-name="ro1">
          <table:table-cell table:formula="of:=[times.A190]" office:value-type="float" office:value="188" calcext:value-type="float">
            <text:p>188</text:p>
          </table:table-cell>
          <table:table-cell table:formula="of:= ([times.C190] - [times.B190]) / 1000000" office:value-type="float" office:value="23.79392" calcext:value-type="float">
            <text:p>23.79392</text:p>
          </table:table-cell>
          <table:table-cell table:formula="of:= ([times.E190] - [times.D190]) / 1000000" office:value-type="float" office:value="99.161088" calcext:value-type="float">
            <text:p>99.161088</text:p>
          </table:table-cell>
          <table:table-cell table:formula="of:= ([times.G190] - [times.F190]) / 1000000" office:value-type="float" office:value="234.06592" calcext:value-type="float">
            <text:p>234.06592</text:p>
          </table:table-cell>
        </table:table-row>
        <table:table-row table:style-name="ro1">
          <table:table-cell table:formula="of:=[times.A191]" office:value-type="float" office:value="189" calcext:value-type="float">
            <text:p>189</text:p>
          </table:table-cell>
          <table:table-cell table:formula="of:= ([times.C191] - [times.B191]) / 1000000" office:value-type="float" office:value="23.188992" calcext:value-type="float">
            <text:p>23.188992</text:p>
          </table:table-cell>
          <table:table-cell table:formula="of:= ([times.E191] - [times.D191]) / 1000000" office:value-type="float" office:value="99.972352" calcext:value-type="float">
            <text:p>99.972352</text:p>
          </table:table-cell>
          <table:table-cell table:formula="of:= ([times.G191] - [times.F191]) / 1000000" office:value-type="float" office:value="234.37312" calcext:value-type="float">
            <text:p>234.37312</text:p>
          </table:table-cell>
        </table:table-row>
        <table:table-row table:style-name="ro1">
          <table:table-cell table:formula="of:=[times.A192]" office:value-type="float" office:value="190" calcext:value-type="float">
            <text:p>190</text:p>
          </table:table-cell>
          <table:table-cell table:formula="of:= ([times.C192] - [times.B192]) / 1000000" office:value-type="float" office:value="22.084096" calcext:value-type="float">
            <text:p>22.084096</text:p>
          </table:table-cell>
          <table:table-cell table:formula="of:= ([times.E192] - [times.D192]) / 1000000" office:value-type="float" office:value="99.921152" calcext:value-type="float">
            <text:p>99.921152</text:p>
          </table:table-cell>
          <table:table-cell table:formula="of:= ([times.G192] - [times.F192]) / 1000000" office:value-type="float" office:value="235.139072" calcext:value-type="float">
            <text:p>235.139072</text:p>
          </table:table-cell>
        </table:table-row>
        <table:table-row table:style-name="ro1">
          <table:table-cell table:formula="of:=[times.A193]" office:value-type="float" office:value="191" calcext:value-type="float">
            <text:p>191</text:p>
          </table:table-cell>
          <table:table-cell table:formula="of:= ([times.C193] - [times.B193]) / 1000000" office:value-type="float" office:value="21.678592" calcext:value-type="float">
            <text:p>21.678592</text:p>
          </table:table-cell>
          <table:table-cell table:formula="of:= ([times.E193] - [times.D193]) / 1000000" office:value-type="float" office:value="100.230912" calcext:value-type="float">
            <text:p>100.230912</text:p>
          </table:table-cell>
          <table:table-cell table:formula="of:= ([times.G193] - [times.F193]) / 1000000" office:value-type="float" office:value="235.21152" calcext:value-type="float">
            <text:p>235.21152</text:p>
          </table:table-cell>
        </table:table-row>
        <table:table-row table:style-name="ro1">
          <table:table-cell table:formula="of:=[times.A194]" office:value-type="float" office:value="192" calcext:value-type="float">
            <text:p>192</text:p>
          </table:table-cell>
          <table:table-cell table:formula="of:= ([times.C194] - [times.B194]) / 1000000" office:value-type="float" office:value="20.538368" calcext:value-type="float">
            <text:p>20.538368</text:p>
          </table:table-cell>
          <table:table-cell table:formula="of:= ([times.E194] - [times.D194]) / 1000000" office:value-type="float" office:value="102.153728" calcext:value-type="float">
            <text:p>102.153728</text:p>
          </table:table-cell>
          <table:table-cell table:formula="of:= ([times.G194] - [times.F194]) / 1000000" office:value-type="float" office:value="235.256576" calcext:value-type="float">
            <text:p>235.256576</text:p>
          </table:table-cell>
        </table:table-row>
        <table:table-row table:style-name="ro1">
          <table:table-cell table:formula="of:=[times.A195]" office:value-type="float" office:value="193" calcext:value-type="float">
            <text:p>193</text:p>
          </table:table-cell>
          <table:table-cell table:formula="of:= ([times.C195] - [times.B195]) / 1000000" office:value-type="float" office:value="20.156928" calcext:value-type="float">
            <text:p>20.156928</text:p>
          </table:table-cell>
          <table:table-cell table:formula="of:= ([times.E195] - [times.D195]) / 1000000" office:value-type="float" office:value="102.88512" calcext:value-type="float">
            <text:p>102.88512</text:p>
          </table:table-cell>
          <table:table-cell table:formula="of:= ([times.G195] - [times.F195]) / 1000000" office:value-type="float" office:value="235.277056" calcext:value-type="float">
            <text:p>235.277056</text:p>
          </table:table-cell>
        </table:table-row>
        <table:table-row table:style-name="ro1">
          <table:table-cell table:formula="of:=[times.A196]" office:value-type="float" office:value="194" calcext:value-type="float">
            <text:p>194</text:p>
          </table:table-cell>
          <table:table-cell table:formula="of:= ([times.C196] - [times.B196]) / 1000000" office:value-type="float" office:value="19.383552" calcext:value-type="float">
            <text:p>19.383552</text:p>
          </table:table-cell>
          <table:table-cell table:formula="of:= ([times.E196] - [times.D196]) / 1000000" office:value-type="float" office:value="103.686656" calcext:value-type="float">
            <text:p>103.686656</text:p>
          </table:table-cell>
          <table:table-cell table:formula="of:= ([times.G196] - [times.F196]) / 1000000" office:value-type="float" office:value="235.271168" calcext:value-type="float">
            <text:p>235.271168</text:p>
          </table:table-cell>
        </table:table-row>
        <table:table-row table:style-name="ro1">
          <table:table-cell table:formula="of:=[times.A197]" office:value-type="float" office:value="195" calcext:value-type="float">
            <text:p>195</text:p>
          </table:table-cell>
          <table:table-cell table:formula="of:= ([times.C197] - [times.B197]) / 1000000" office:value-type="float" office:value="18.819072" calcext:value-type="float">
            <text:p>18.819072</text:p>
          </table:table-cell>
          <table:table-cell table:formula="of:= ([times.E197] - [times.D197]) / 1000000" office:value-type="float" office:value="104.830208" calcext:value-type="float">
            <text:p>104.830208</text:p>
          </table:table-cell>
          <table:table-cell table:formula="of:= ([times.G197] - [times.F197]) / 1000000" office:value-type="float" office:value="235.279872" calcext:value-type="float">
            <text:p>235.279872</text:p>
          </table:table-cell>
        </table:table-row>
        <table:table-row table:style-name="ro1">
          <table:table-cell table:formula="of:=[times.A198]" office:value-type="float" office:value="196" calcext:value-type="float">
            <text:p>196</text:p>
          </table:table-cell>
          <table:table-cell table:formula="of:= ([times.C198] - [times.B198]) / 1000000" office:value-type="float" office:value="18.60608" calcext:value-type="float">
            <text:p>18.60608</text:p>
          </table:table-cell>
          <table:table-cell table:formula="of:= ([times.E198] - [times.D198]) / 1000000" office:value-type="float" office:value="104.717312" calcext:value-type="float">
            <text:p>104.717312</text:p>
          </table:table-cell>
          <table:table-cell table:formula="of:= ([times.G198] - [times.F198]) / 1000000" office:value-type="float" office:value="235.301376" calcext:value-type="float">
            <text:p>235.301376</text:p>
          </table:table-cell>
        </table:table-row>
        <table:table-row table:style-name="ro1">
          <table:table-cell table:formula="of:=[times.A199]" office:value-type="float" office:value="197" calcext:value-type="float">
            <text:p>197</text:p>
          </table:table-cell>
          <table:table-cell table:formula="of:= ([times.C199] - [times.B199]) / 1000000" office:value-type="float" office:value="20.811776" calcext:value-type="float">
            <text:p>20.811776</text:p>
          </table:table-cell>
          <table:table-cell table:formula="of:= ([times.E199] - [times.D199]) / 1000000" office:value-type="float" office:value="108.066816" calcext:value-type="float">
            <text:p>108.066816</text:p>
          </table:table-cell>
          <table:table-cell table:formula="of:= ([times.G199] - [times.F199]) / 1000000" office:value-type="float" office:value="235.371008" calcext:value-type="float">
            <text:p>235.371008</text:p>
          </table:table-cell>
        </table:table-row>
        <table:table-row table:style-name="ro1">
          <table:table-cell table:formula="of:=[times.A200]" office:value-type="float" office:value="198" calcext:value-type="float">
            <text:p>198</text:p>
          </table:table-cell>
          <table:table-cell table:formula="of:= ([times.C200] - [times.B200]) / 1000000" office:value-type="float" office:value="20.51328" calcext:value-type="float">
            <text:p>20.51328</text:p>
          </table:table-cell>
          <table:table-cell table:formula="of:= ([times.E200] - [times.D200]) / 1000000" office:value-type="float" office:value="111.931648" calcext:value-type="float">
            <text:p>111.931648</text:p>
          </table:table-cell>
          <table:table-cell table:formula="of:= ([times.G200] - [times.F200]) / 1000000" office:value-type="float" office:value="235.657984" calcext:value-type="float">
            <text:p>235.657984</text:p>
          </table:table-cell>
        </table:table-row>
        <table:table-row table:style-name="ro1">
          <table:table-cell table:formula="of:=[times.A201]" office:value-type="float" office:value="199" calcext:value-type="float">
            <text:p>199</text:p>
          </table:table-cell>
          <table:table-cell table:formula="of:= ([times.C201] - [times.B201]) / 1000000" office:value-type="float" office:value="20.260864" calcext:value-type="float">
            <text:p>20.260864</text:p>
          </table:table-cell>
          <table:table-cell table:formula="of:= ([times.E201] - [times.D201]) / 1000000" office:value-type="float" office:value="112.335104" calcext:value-type="float">
            <text:p>112.335104</text:p>
          </table:table-cell>
          <table:table-cell table:formula="of:= ([times.G201] - [times.F201]) / 1000000" office:value-type="float" office:value="236.260864" calcext:value-type="float">
            <text:p>236.260864</text:p>
          </table:table-cell>
        </table:table-row>
        <table:table-row table:style-name="ro1">
          <table:table-cell table:formula="of:=[times.A202]" office:value-type="float" office:value="200" calcext:value-type="float">
            <text:p>200</text:p>
          </table:table-cell>
          <table:table-cell table:formula="of:= ([times.C202] - [times.B202]) / 1000000" office:value-type="float" office:value="20.262912" calcext:value-type="float">
            <text:p>20.262912</text:p>
          </table:table-cell>
          <table:table-cell table:formula="of:= ([times.E202] - [times.D202]) / 1000000" office:value-type="float" office:value="115.3152" calcext:value-type="float">
            <text:p>115.3152</text:p>
          </table:table-cell>
          <table:table-cell table:formula="of:= ([times.G202] - [times.F202]) / 1000000" office:value-type="float" office:value="236.553472" calcext:value-type="float">
            <text:p>236.553472</text:p>
          </table:table-cell>
        </table:table-row>
        <table:table-row table:style-name="ro1">
          <table:table-cell table:formula="of:=[times.A203]" office:value-type="float" office:value="201" calcext:value-type="float">
            <text:p>201</text:p>
          </table:table-cell>
          <table:table-cell table:formula="of:= ([times.C203] - [times.B203]) / 1000000" office:value-type="float" office:value="19.532288" calcext:value-type="float">
            <text:p>19.532288</text:p>
          </table:table-cell>
          <table:table-cell table:formula="of:= ([times.E203] - [times.D203]) / 1000000" office:value-type="float" office:value="115.433216" calcext:value-type="float">
            <text:p>115.433216</text:p>
          </table:table-cell>
          <table:table-cell table:formula="of:= ([times.G203] - [times.F203]) / 1000000" office:value-type="float" office:value="238.004736" calcext:value-type="float">
            <text:p>238.004736</text:p>
          </table:table-cell>
        </table:table-row>
        <table:table-row table:style-name="ro1">
          <table:table-cell table:formula="of:=[times.A204]" office:value-type="float" office:value="202" calcext:value-type="float">
            <text:p>202</text:p>
          </table:table-cell>
          <table:table-cell table:formula="of:= ([times.C204] - [times.B204]) / 1000000" office:value-type="float" office:value="18.747136" calcext:value-type="float">
            <text:p>18.747136</text:p>
          </table:table-cell>
          <table:table-cell table:formula="of:= ([times.E204] - [times.D204]) / 1000000" office:value-type="float" office:value="115.54304" calcext:value-type="float">
            <text:p>115.54304</text:p>
          </table:table-cell>
          <table:table-cell table:formula="of:= ([times.G204] - [times.F204]) / 1000000" office:value-type="float" office:value="242.014208" calcext:value-type="float">
            <text:p>242.014208</text:p>
          </table:table-cell>
        </table:table-row>
        <table:table-row table:style-name="ro1">
          <table:table-cell table:formula="of:=[times.A205]" office:value-type="float" office:value="203" calcext:value-type="float">
            <text:p>203</text:p>
          </table:table-cell>
          <table:table-cell table:formula="of:= ([times.C205] - [times.B205]) / 1000000" office:value-type="float" office:value="17.918976" calcext:value-type="float">
            <text:p>17.918976</text:p>
          </table:table-cell>
          <table:table-cell table:formula="of:= ([times.E205] - [times.D205]) / 1000000" office:value-type="float" office:value="115.954944" calcext:value-type="float">
            <text:p>115.954944</text:p>
          </table:table-cell>
          <table:table-cell table:formula="of:= ([times.G205] - [times.F205]) / 1000000" office:value-type="float" office:value="251.297536" calcext:value-type="float">
            <text:p>251.297536</text:p>
          </table:table-cell>
        </table:table-row>
        <table:table-row table:style-name="ro1">
          <table:table-cell table:formula="of:=[times.A206]" office:value-type="float" office:value="204" calcext:value-type="float">
            <text:p>204</text:p>
          </table:table-cell>
          <table:table-cell table:formula="of:= ([times.C206] - [times.B206]) / 1000000" office:value-type="float" office:value="17.88288" calcext:value-type="float">
            <text:p>17.88288</text:p>
          </table:table-cell>
          <table:table-cell table:formula="of:= ([times.E206] - [times.D206]) / 1000000" office:value-type="float" office:value="115.65312" calcext:value-type="float">
            <text:p>115.65312</text:p>
          </table:table-cell>
          <table:table-cell table:formula="of:= ([times.G206] - [times.F206]) / 1000000" office:value-type="float" office:value="251.626752" calcext:value-type="float">
            <text:p>251.626752</text:p>
          </table:table-cell>
        </table:table-row>
        <table:table-row table:style-name="ro1">
          <table:table-cell table:formula="of:=[times.A207]" office:value-type="float" office:value="205" calcext:value-type="float">
            <text:p>205</text:p>
          </table:table-cell>
          <table:table-cell table:formula="of:= ([times.C207] - [times.B207]) / 1000000" office:value-type="float" office:value="17.825024" calcext:value-type="float">
            <text:p>17.825024</text:p>
          </table:table-cell>
          <table:table-cell table:formula="of:= ([times.E207] - [times.D207]) / 1000000" office:value-type="float" office:value="115.62496" calcext:value-type="float">
            <text:p>115.62496</text:p>
          </table:table-cell>
          <table:table-cell table:formula="of:= ([times.G207] - [times.F207]) / 1000000" office:value-type="float" office:value="252.774144" calcext:value-type="float">
            <text:p>252.774144</text:p>
          </table:table-cell>
        </table:table-row>
        <table:table-row table:style-name="ro1">
          <table:table-cell table:formula="of:=[times.A208]" office:value-type="float" office:value="206" calcext:value-type="float">
            <text:p>206</text:p>
          </table:table-cell>
          <table:table-cell table:formula="of:= ([times.C208] - [times.B208]) / 1000000" office:value-type="float" office:value="16.870144" calcext:value-type="float">
            <text:p>16.870144</text:p>
          </table:table-cell>
          <table:table-cell table:formula="of:= ([times.E208] - [times.D208]) / 1000000" office:value-type="float" office:value="115.323904" calcext:value-type="float">
            <text:p>115.323904</text:p>
          </table:table-cell>
          <table:table-cell table:formula="of:= ([times.G208] - [times.F208]) / 1000000" office:value-type="float" office:value="253.008128" calcext:value-type="float">
            <text:p>253.008128</text:p>
          </table:table-cell>
        </table:table-row>
        <table:table-row table:style-name="ro1">
          <table:table-cell table:formula="of:=[times.A209]" office:value-type="float" office:value="207" calcext:value-type="float">
            <text:p>207</text:p>
          </table:table-cell>
          <table:table-cell table:formula="of:= ([times.C209] - [times.B209]) / 1000000" office:value-type="float" office:value="16.388864" calcext:value-type="float">
            <text:p>16.388864</text:p>
          </table:table-cell>
          <table:table-cell table:formula="of:= ([times.E209] - [times.D209]) / 1000000" office:value-type="float" office:value="115.208448" calcext:value-type="float">
            <text:p>115.208448</text:p>
          </table:table-cell>
          <table:table-cell table:formula="of:= ([times.G209] - [times.F209]) / 1000000" office:value-type="float" office:value="259.183104" calcext:value-type="float">
            <text:p>259.183104</text:p>
          </table:table-cell>
        </table:table-row>
        <table:table-row table:style-name="ro1">
          <table:table-cell table:formula="of:=[times.A210]" office:value-type="float" office:value="208" calcext:value-type="float">
            <text:p>208</text:p>
          </table:table-cell>
          <table:table-cell table:formula="of:= ([times.C210] - [times.B210]) / 1000000" office:value-type="float" office:value="16.489728" calcext:value-type="float">
            <text:p>16.489728</text:p>
          </table:table-cell>
          <table:table-cell table:formula="of:= ([times.E210] - [times.D210]) / 1000000" office:value-type="float" office:value="116.061952" calcext:value-type="float">
            <text:p>116.061952</text:p>
          </table:table-cell>
          <table:table-cell table:formula="of:= ([times.G210] - [times.F210]) / 1000000" office:value-type="float" office:value="261.303296" calcext:value-type="float">
            <text:p>261.303296</text:p>
          </table:table-cell>
        </table:table-row>
        <table:table-row table:style-name="ro1">
          <table:table-cell table:formula="of:=[times.A211]" office:value-type="float" office:value="209" calcext:value-type="float">
            <text:p>209</text:p>
          </table:table-cell>
          <table:table-cell table:formula="of:= ([times.C211] - [times.B211]) / 1000000" office:value-type="float" office:value="16.477184" calcext:value-type="float">
            <text:p>16.477184</text:p>
          </table:table-cell>
          <table:table-cell table:formula="of:= ([times.E211] - [times.D211]) / 1000000" office:value-type="float" office:value="118.956288" calcext:value-type="float">
            <text:p>118.956288</text:p>
          </table:table-cell>
          <table:table-cell table:formula="of:= ([times.G211] - [times.F211]) / 1000000" office:value-type="float" office:value="263.904512" calcext:value-type="float">
            <text:p>263.904512</text:p>
          </table:table-cell>
        </table:table-row>
        <table:table-row table:style-name="ro1">
          <table:table-cell table:formula="of:=[times.A212]" office:value-type="float" office:value="210" calcext:value-type="float">
            <text:p>210</text:p>
          </table:table-cell>
          <table:table-cell table:formula="of:= ([times.C212] - [times.B212]) / 1000000" office:value-type="float" office:value="16.512512" calcext:value-type="float">
            <text:p>16.512512</text:p>
          </table:table-cell>
          <table:table-cell table:formula="of:= ([times.E212] - [times.D212]) / 1000000" office:value-type="float" office:value="118.880256" calcext:value-type="float">
            <text:p>118.880256</text:p>
          </table:table-cell>
          <table:table-cell table:formula="of:= ([times.G212] - [times.F212]) / 1000000" office:value-type="float" office:value="264.204288" calcext:value-type="float">
            <text:p>264.204288</text:p>
          </table:table-cell>
        </table:table-row>
        <table:table-row table:style-name="ro1">
          <table:table-cell table:formula="of:=[times.A213]" office:value-type="float" office:value="211" calcext:value-type="float">
            <text:p>211</text:p>
          </table:table-cell>
          <table:table-cell table:formula="of:= ([times.C213] - [times.B213]) / 1000000" office:value-type="float" office:value="16.52096" calcext:value-type="float">
            <text:p>16.52096</text:p>
          </table:table-cell>
          <table:table-cell table:formula="of:= ([times.E213] - [times.D213]) / 1000000" office:value-type="float" office:value="121.48608" calcext:value-type="float">
            <text:p>121.48608</text:p>
          </table:table-cell>
          <table:table-cell table:formula="of:= ([times.G213] - [times.F213]) / 1000000" office:value-type="float" office:value="273.453056" calcext:value-type="float">
            <text:p>273.453056</text:p>
          </table:table-cell>
        </table:table-row>
        <table:table-row table:style-name="ro1">
          <table:table-cell table:formula="of:=[times.A214]" office:value-type="float" office:value="212" calcext:value-type="float">
            <text:p>212</text:p>
          </table:table-cell>
          <table:table-cell table:formula="of:= ([times.C214] - [times.B214]) / 1000000" office:value-type="float" office:value="16.470016" calcext:value-type="float">
            <text:p>16.470016</text:p>
          </table:table-cell>
          <table:table-cell table:formula="of:= ([times.E214] - [times.D214]) / 1000000" office:value-type="float" office:value="122.640384" calcext:value-type="float">
            <text:p>122.640384</text:p>
          </table:table-cell>
          <table:table-cell table:formula="of:= ([times.G214] - [times.F214]) / 1000000" office:value-type="float" office:value="273.925888" calcext:value-type="float">
            <text:p>273.925888</text:p>
          </table:table-cell>
        </table:table-row>
        <table:table-row table:style-name="ro1">
          <table:table-cell table:formula="of:=[times.A215]" office:value-type="float" office:value="213" calcext:value-type="float">
            <text:p>213</text:p>
          </table:table-cell>
          <table:table-cell table:formula="of:= ([times.C215] - [times.B215]) / 1000000" office:value-type="float" office:value="15.44192" calcext:value-type="float">
            <text:p>15.44192</text:p>
          </table:table-cell>
          <table:table-cell table:formula="of:= ([times.E215] - [times.D215]) / 1000000" office:value-type="float" office:value="123.640064" calcext:value-type="float">
            <text:p>123.640064</text:p>
          </table:table-cell>
          <table:table-cell table:formula="of:= ([times.G215] - [times.F215]) / 1000000" office:value-type="float" office:value="275.102208" calcext:value-type="float">
            <text:p>275.102208</text:p>
          </table:table-cell>
        </table:table-row>
        <table:table-row table:style-name="ro1">
          <table:table-cell table:formula="of:=[times.A216]" office:value-type="float" office:value="214" calcext:value-type="float">
            <text:p>214</text:p>
          </table:table-cell>
          <table:table-cell table:formula="of:= ([times.C216] - [times.B216]) / 1000000" office:value-type="float" office:value="14.931968" calcext:value-type="float">
            <text:p>14.931968</text:p>
          </table:table-cell>
          <table:table-cell table:formula="of:= ([times.E216] - [times.D216]) / 1000000" office:value-type="float" office:value="123.84" calcext:value-type="float">
            <text:p>123.84</text:p>
          </table:table-cell>
          <table:table-cell table:formula="of:= ([times.G216] - [times.F216]) / 1000000" office:value-type="float" office:value="275.41376" calcext:value-type="float">
            <text:p>275.41376</text:p>
          </table:table-cell>
        </table:table-row>
        <table:table-row table:style-name="ro1">
          <table:table-cell table:formula="of:=[times.A217]" office:value-type="float" office:value="215" calcext:value-type="float">
            <text:p>215</text:p>
          </table:table-cell>
          <table:table-cell table:formula="of:= ([times.C217] - [times.B217]) / 1000000" office:value-type="float" office:value="14.60992" calcext:value-type="float">
            <text:p>14.60992</text:p>
          </table:table-cell>
          <table:table-cell table:formula="of:= ([times.E217] - [times.D217]) / 1000000" office:value-type="float" office:value="123.924992" calcext:value-type="float">
            <text:p>123.924992</text:p>
          </table:table-cell>
          <table:table-cell table:formula="of:= ([times.G217] - [times.F217]) / 1000000" office:value-type="float" office:value="277.33376" calcext:value-type="float">
            <text:p>277.33376</text:p>
          </table:table-cell>
        </table:table-row>
        <table:table-row table:style-name="ro1">
          <table:table-cell table:formula="of:=[times.A218]" office:value-type="float" office:value="216" calcext:value-type="float">
            <text:p>216</text:p>
          </table:table-cell>
          <table:table-cell table:formula="of:= ([times.C218] - [times.B218]) / 1000000" office:value-type="float" office:value="13.735424" calcext:value-type="float">
            <text:p>13.735424</text:p>
          </table:table-cell>
          <table:table-cell table:formula="of:= ([times.E218] - [times.D218]) / 1000000" office:value-type="float" office:value="124.443136" calcext:value-type="float">
            <text:p>124.443136</text:p>
          </table:table-cell>
          <table:table-cell table:formula="of:= ([times.G218] - [times.F218]) / 1000000" office:value-type="float" office:value="280.12032" calcext:value-type="float">
            <text:p>280.12032</text:p>
          </table:table-cell>
        </table:table-row>
        <table:table-row table:style-name="ro1">
          <table:table-cell table:formula="of:=[times.A219]" office:value-type="float" office:value="217" calcext:value-type="float">
            <text:p>217</text:p>
          </table:table-cell>
          <table:table-cell table:formula="of:= ([times.C219] - [times.B219]) / 1000000" office:value-type="float" office:value="12.95616" calcext:value-type="float">
            <text:p>12.95616</text:p>
          </table:table-cell>
          <table:table-cell table:formula="of:= ([times.E219] - [times.D219]) / 1000000" office:value-type="float" office:value="124.683776" calcext:value-type="float">
            <text:p>124.683776</text:p>
          </table:table-cell>
          <table:table-cell table:formula="of:= ([times.G219] - [times.F219]) / 1000000" office:value-type="float" office:value="284.820992" calcext:value-type="float">
            <text:p>284.820992</text:p>
          </table:table-cell>
        </table:table-row>
        <table:table-row table:style-name="ro1">
          <table:table-cell table:formula="of:=[times.A220]" office:value-type="float" office:value="218" calcext:value-type="float">
            <text:p>218</text:p>
          </table:table-cell>
          <table:table-cell table:formula="of:= ([times.C220] - [times.B220]) / 1000000" office:value-type="float" office:value="12.605952" calcext:value-type="float">
            <text:p>12.605952</text:p>
          </table:table-cell>
          <table:table-cell table:formula="of:= ([times.E220] - [times.D220]) / 1000000" office:value-type="float" office:value="124.649216" calcext:value-type="float">
            <text:p>124.649216</text:p>
          </table:table-cell>
          <table:table-cell table:formula="of:= ([times.G220] - [times.F220]) / 1000000" office:value-type="float" office:value="285.071872" calcext:value-type="float">
            <text:p>285.071872</text:p>
          </table:table-cell>
        </table:table-row>
        <table:table-row table:style-name="ro1">
          <table:table-cell table:formula="of:=[times.A221]" office:value-type="float" office:value="219" calcext:value-type="float">
            <text:p>219</text:p>
          </table:table-cell>
          <table:table-cell table:formula="of:= ([times.C221] - [times.B221]) / 1000000" office:value-type="float" office:value="11.65312" calcext:value-type="float">
            <text:p>11.65312</text:p>
          </table:table-cell>
          <table:table-cell table:formula="of:= ([times.E221] - [times.D221]) / 1000000" office:value-type="float" office:value="124.510976" calcext:value-type="float">
            <text:p>124.510976</text:p>
          </table:table-cell>
          <table:table-cell table:formula="of:= ([times.G221] - [times.F221]) / 1000000" office:value-type="float" office:value="285.322752" calcext:value-type="float">
            <text:p>285.322752</text:p>
          </table:table-cell>
        </table:table-row>
        <table:table-row table:style-name="ro1">
          <table:table-cell table:formula="of:=[times.A222]" office:value-type="float" office:value="220" calcext:value-type="float">
            <text:p>220</text:p>
          </table:table-cell>
          <table:table-cell table:formula="of:= ([times.C222] - [times.B222]) / 1000000" office:value-type="float" office:value="11.884288" calcext:value-type="float">
            <text:p>11.884288</text:p>
          </table:table-cell>
          <table:table-cell table:formula="of:= ([times.E222] - [times.D222]) / 1000000" office:value-type="float" office:value="135.344128" calcext:value-type="float">
            <text:p>135.344128</text:p>
          </table:table-cell>
          <table:table-cell table:formula="of:= ([times.G222] - [times.F222]) / 1000000" office:value-type="float" office:value="288.827648" calcext:value-type="float">
            <text:p>288.827648</text:p>
          </table:table-cell>
        </table:table-row>
        <table:table-row table:style-name="ro1">
          <table:table-cell table:formula="of:=[times.A223]" office:value-type="float" office:value="221" calcext:value-type="float">
            <text:p>221</text:p>
          </table:table-cell>
          <table:table-cell table:formula="of:= ([times.C223] - [times.B223]) / 1000000" office:value-type="float" office:value="11.558912" calcext:value-type="float">
            <text:p>11.558912</text:p>
          </table:table-cell>
          <table:table-cell table:formula="of:= ([times.E223] - [times.D223]) / 1000000" office:value-type="float" office:value="135.597056" calcext:value-type="float">
            <text:p>135.597056</text:p>
          </table:table-cell>
          <table:table-cell table:formula="of:= ([times.G223] - [times.F223]) / 1000000" office:value-type="float" office:value="289.101824" calcext:value-type="float">
            <text:p>289.101824</text:p>
          </table:table-cell>
        </table:table-row>
        <table:table-row table:style-name="ro1">
          <table:table-cell table:formula="of:=[times.A224]" office:value-type="float" office:value="222" calcext:value-type="float">
            <text:p>222</text:p>
          </table:table-cell>
          <table:table-cell table:formula="of:= ([times.C224] - [times.B224]) / 1000000" office:value-type="float" office:value="13.007872" calcext:value-type="float">
            <text:p>13.007872</text:p>
          </table:table-cell>
          <table:table-cell table:formula="of:= ([times.E224] - [times.D224]) / 1000000" office:value-type="float" office:value="137.195008" calcext:value-type="float">
            <text:p>137.195008</text:p>
          </table:table-cell>
          <table:table-cell table:formula="of:= ([times.G224] - [times.F224]) / 1000000" office:value-type="float" office:value="291.91296" calcext:value-type="float">
            <text:p>291.91296</text:p>
          </table:table-cell>
        </table:table-row>
        <table:table-row table:style-name="ro1">
          <table:table-cell table:formula="of:=[times.A225]" office:value-type="float" office:value="223" calcext:value-type="float">
            <text:p>223</text:p>
          </table:table-cell>
          <table:table-cell table:formula="of:= ([times.C225] - [times.B225]) / 1000000" office:value-type="float" office:value="12.976896" calcext:value-type="float">
            <text:p>12.976896</text:p>
          </table:table-cell>
          <table:table-cell table:formula="of:= ([times.E225] - [times.D225]) / 1000000" office:value-type="float" office:value="138.54976" calcext:value-type="float">
            <text:p>138.54976</text:p>
          </table:table-cell>
          <table:table-cell table:formula="of:= ([times.G225] - [times.F225]) / 1000000" office:value-type="float" office:value="291.9168" calcext:value-type="float">
            <text:p>291.9168</text:p>
          </table:table-cell>
        </table:table-row>
        <table:table-row table:style-name="ro1">
          <table:table-cell table:formula="of:=[times.A226]" office:value-type="float" office:value="224" calcext:value-type="float">
            <text:p>224</text:p>
          </table:table-cell>
          <table:table-cell table:formula="of:= ([times.C226] - [times.B226]) / 1000000" office:value-type="float" office:value="12.695552" calcext:value-type="float">
            <text:p>12.695552</text:p>
          </table:table-cell>
          <table:table-cell table:formula="of:= ([times.E226] - [times.D226]) / 1000000" office:value-type="float" office:value="142.172928" calcext:value-type="float">
            <text:p>142.172928</text:p>
          </table:table-cell>
          <table:table-cell table:formula="of:= ([times.G226] - [times.F226]) / 1000000" office:value-type="float" office:value="291.94112" calcext:value-type="float">
            <text:p>291.94112</text:p>
          </table:table-cell>
        </table:table-row>
        <table:table-row table:style-name="ro1">
          <table:table-cell table:formula="of:=[times.A227]" office:value-type="float" office:value="225" calcext:value-type="float">
            <text:p>225</text:p>
          </table:table-cell>
          <table:table-cell table:formula="of:= ([times.C227] - [times.B227]) / 1000000" office:value-type="float" office:value="12.40832" calcext:value-type="float">
            <text:p>12.40832</text:p>
          </table:table-cell>
          <table:table-cell table:formula="of:= ([times.E227] - [times.D227]) / 1000000" office:value-type="float" office:value="145.810944" calcext:value-type="float">
            <text:p>145.810944</text:p>
          </table:table-cell>
          <table:table-cell table:formula="of:= ([times.G227] - [times.F227]) / 1000000" office:value-type="float" office:value="291.973888" calcext:value-type="float">
            <text:p>291.973888</text:p>
          </table:table-cell>
        </table:table-row>
        <table:table-row table:style-name="ro1">
          <table:table-cell table:formula="of:=[times.A228]" office:value-type="float" office:value="226" calcext:value-type="float">
            <text:p>226</text:p>
          </table:table-cell>
          <table:table-cell table:formula="of:= ([times.C228] - [times.B228]) / 1000000" office:value-type="float" office:value="12.684032" calcext:value-type="float">
            <text:p>12.684032</text:p>
          </table:table-cell>
          <table:table-cell table:formula="of:= ([times.E228] - [times.D228]) / 1000000" office:value-type="float" office:value="146.489344" calcext:value-type="float">
            <text:p>146.489344</text:p>
          </table:table-cell>
          <table:table-cell table:formula="of:= ([times.G228] - [times.F228]) / 1000000" office:value-type="float" office:value="292.015104" calcext:value-type="float">
            <text:p>292.015104</text:p>
          </table:table-cell>
        </table:table-row>
        <table:table-row table:style-name="ro1">
          <table:table-cell table:formula="of:=[times.A229]" office:value-type="float" office:value="227" calcext:value-type="float">
            <text:p>227</text:p>
          </table:table-cell>
          <table:table-cell table:formula="of:= ([times.C229] - [times.B229]) / 1000000" office:value-type="float" office:value="12.159232" calcext:value-type="float">
            <text:p>12.159232</text:p>
          </table:table-cell>
          <table:table-cell table:formula="of:= ([times.E229] - [times.D229]) / 1000000" office:value-type="float" office:value="152.56192" calcext:value-type="float">
            <text:p>152.56192</text:p>
          </table:table-cell>
          <table:table-cell table:formula="of:= ([times.G229] - [times.F229]) / 1000000" office:value-type="float" office:value="292.066816" calcext:value-type="float">
            <text:p>292.066816</text:p>
          </table:table-cell>
        </table:table-row>
        <table:table-row table:style-name="ro1">
          <table:table-cell table:formula="of:=[times.A230]" office:value-type="float" office:value="228" calcext:value-type="float">
            <text:p>228</text:p>
          </table:table-cell>
          <table:table-cell table:formula="of:= ([times.C230] - [times.B230]) / 1000000" office:value-type="float" office:value="11.566336" calcext:value-type="float">
            <text:p>11.566336</text:p>
          </table:table-cell>
          <table:table-cell table:formula="of:= ([times.E230] - [times.D230]) / 1000000" office:value-type="float" office:value="153.390336" calcext:value-type="float">
            <text:p>153.390336</text:p>
          </table:table-cell>
          <table:table-cell table:formula="of:= ([times.G230] - [times.F230]) / 1000000" office:value-type="float" office:value="292.114176" calcext:value-type="float">
            <text:p>292.114176</text:p>
          </table:table-cell>
        </table:table-row>
        <table:table-row table:style-name="ro1">
          <table:table-cell table:formula="of:=[times.A231]" office:value-type="float" office:value="229" calcext:value-type="float">
            <text:p>229</text:p>
          </table:table-cell>
          <table:table-cell table:formula="of:= ([times.C231] - [times.B231]) / 1000000" office:value-type="float" office:value="11.529728" calcext:value-type="float">
            <text:p>11.529728</text:p>
          </table:table-cell>
          <table:table-cell table:formula="of:= ([times.E231] - [times.D231]) / 1000000" office:value-type="float" office:value="154.921472" calcext:value-type="float">
            <text:p>154.921472</text:p>
          </table:table-cell>
          <table:table-cell table:formula="of:= ([times.G231] - [times.F231]) / 1000000" office:value-type="float" office:value="292.18688" calcext:value-type="float">
            <text:p>292.18688</text:p>
          </table:table-cell>
        </table:table-row>
        <table:table-row table:style-name="ro1">
          <table:table-cell table:formula="of:=[times.A232]" office:value-type="float" office:value="230" calcext:value-type="float">
            <text:p>230</text:p>
          </table:table-cell>
          <table:table-cell table:formula="of:= ([times.C232] - [times.B232]) / 1000000" office:value-type="float" office:value="10.939392" calcext:value-type="float">
            <text:p>10.939392</text:p>
          </table:table-cell>
          <table:table-cell table:formula="of:= ([times.E232] - [times.D232]) / 1000000" office:value-type="float" office:value="156.331776" calcext:value-type="float">
            <text:p>156.331776</text:p>
          </table:table-cell>
          <table:table-cell table:formula="of:= ([times.G232] - [times.F232]) / 1000000" office:value-type="float" office:value="292.245248" calcext:value-type="float">
            <text:p>292.245248</text:p>
          </table:table-cell>
        </table:table-row>
        <table:table-row table:style-name="ro1">
          <table:table-cell table:formula="of:=[times.A233]" office:value-type="float" office:value="231" calcext:value-type="float">
            <text:p>231</text:p>
          </table:table-cell>
          <table:table-cell table:formula="of:= ([times.C233] - [times.B233]) / 1000000" office:value-type="float" office:value="10.368768" calcext:value-type="float">
            <text:p>10.368768</text:p>
          </table:table-cell>
          <table:table-cell table:formula="of:= ([times.E233] - [times.D233]) / 1000000" office:value-type="float" office:value="156.203776" calcext:value-type="float">
            <text:p>156.203776</text:p>
          </table:table-cell>
          <table:table-cell table:formula="of:= ([times.G233] - [times.F233]) / 1000000" office:value-type="float" office:value="292.300032" calcext:value-type="float">
            <text:p>292.300032</text:p>
          </table:table-cell>
        </table:table-row>
        <table:table-row table:style-name="ro1">
          <table:table-cell table:formula="of:=[times.A234]" office:value-type="float" office:value="232" calcext:value-type="float">
            <text:p>232</text:p>
          </table:table-cell>
          <table:table-cell table:formula="of:= ([times.C234] - [times.B234]) / 1000000" office:value-type="float" office:value="9.682432" calcext:value-type="float">
            <text:p>9.682432</text:p>
          </table:table-cell>
          <table:table-cell table:formula="of:= ([times.E234] - [times.D234]) / 1000000" office:value-type="float" office:value="165.57312" calcext:value-type="float">
            <text:p>165.57312</text:p>
          </table:table-cell>
          <table:table-cell table:formula="of:= ([times.G234] - [times.F234]) / 1000000" office:value-type="float" office:value="292.347904" calcext:value-type="float">
            <text:p>292.347904</text:p>
          </table:table-cell>
        </table:table-row>
        <table:table-row table:style-name="ro1">
          <table:table-cell table:formula="of:=[times.A235]" office:value-type="float" office:value="233" calcext:value-type="float">
            <text:p>233</text:p>
          </table:table-cell>
          <table:table-cell table:formula="of:= ([times.C235] - [times.B235]) / 1000000" office:value-type="float" office:value="9.764608" calcext:value-type="float">
            <text:p>9.764608</text:p>
          </table:table-cell>
          <table:table-cell table:formula="of:= ([times.E235] - [times.D235]) / 1000000" office:value-type="float" office:value="165.577216" calcext:value-type="float">
            <text:p>165.577216</text:p>
          </table:table-cell>
          <table:table-cell table:formula="of:= ([times.G235] - [times.F235]) / 1000000" office:value-type="float" office:value="292.475648" calcext:value-type="float">
            <text:p>292.475648</text:p>
          </table:table-cell>
        </table:table-row>
        <table:table-row table:style-name="ro1">
          <table:table-cell table:formula="of:=[times.A236]" office:value-type="float" office:value="234" calcext:value-type="float">
            <text:p>234</text:p>
          </table:table-cell>
          <table:table-cell table:formula="of:= ([times.C236] - [times.B236]) / 1000000" office:value-type="float" office:value="10.262784" calcext:value-type="float">
            <text:p>10.262784</text:p>
          </table:table-cell>
          <table:table-cell table:formula="of:= ([times.E236] - [times.D236]) / 1000000" office:value-type="float" office:value="173.09824" calcext:value-type="float">
            <text:p>173.09824</text:p>
          </table:table-cell>
          <table:table-cell table:formula="of:= ([times.G236] - [times.F236]) / 1000000" office:value-type="float" office:value="292.154368" calcext:value-type="float">
            <text:p>292.154368</text:p>
          </table:table-cell>
        </table:table-row>
        <table:table-row table:style-name="ro1">
          <table:table-cell table:formula="of:=[times.A237]" office:value-type="float" office:value="235" calcext:value-type="float">
            <text:p>235</text:p>
          </table:table-cell>
          <table:table-cell table:formula="of:= ([times.C237] - [times.B237]) / 1000000" office:value-type="float" office:value="10.265088" calcext:value-type="float">
            <text:p>10.265088</text:p>
          </table:table-cell>
          <table:table-cell table:formula="of:= ([times.E237] - [times.D237]) / 1000000" office:value-type="float" office:value="176.351744" calcext:value-type="float">
            <text:p>176.351744</text:p>
          </table:table-cell>
          <table:table-cell table:formula="of:= ([times.G237] - [times.F237]) / 1000000" office:value-type="float" office:value="292.098816" calcext:value-type="float">
            <text:p>292.098816</text:p>
          </table:table-cell>
        </table:table-row>
        <table:table-row table:style-name="ro1">
          <table:table-cell table:formula="of:=[times.A238]" office:value-type="float" office:value="236" calcext:value-type="float">
            <text:p>236</text:p>
          </table:table-cell>
          <table:table-cell table:formula="of:= ([times.C238] - [times.B238]) / 1000000" office:value-type="float" office:value="9.95584" calcext:value-type="float">
            <text:p>9.95584</text:p>
          </table:table-cell>
          <table:table-cell table:formula="of:= ([times.E238] - [times.D238]) / 1000000" office:value-type="float" office:value="177.820928" calcext:value-type="float">
            <text:p>177.820928</text:p>
          </table:table-cell>
          <table:table-cell table:formula="of:= ([times.G238] - [times.F238]) / 1000000" office:value-type="float" office:value="291.992064" calcext:value-type="float">
            <text:p>291.992064</text:p>
          </table:table-cell>
        </table:table-row>
        <table:table-row table:style-name="ro1">
          <table:table-cell table:formula="of:=[times.A239]" office:value-type="float" office:value="237" calcext:value-type="float">
            <text:p>237</text:p>
          </table:table-cell>
          <table:table-cell table:formula="of:= ([times.C239] - [times.B239]) / 1000000" office:value-type="float" office:value="10.235904" calcext:value-type="float">
            <text:p>10.235904</text:p>
          </table:table-cell>
          <table:table-cell table:formula="of:= ([times.E239] - [times.D239]) / 1000000" office:value-type="float" office:value="182.715904" calcext:value-type="float">
            <text:p>182.715904</text:p>
          </table:table-cell>
          <table:table-cell table:formula="of:= ([times.G239] - [times.F239]) / 1000000" office:value-type="float" office:value="291.969792" calcext:value-type="float">
            <text:p>291.969792</text:p>
          </table:table-cell>
        </table:table-row>
        <table:table-row table:style-name="ro1">
          <table:table-cell table:formula="of:=[times.A240]" office:value-type="float" office:value="238" calcext:value-type="float">
            <text:p>238</text:p>
          </table:table-cell>
          <table:table-cell table:formula="of:= ([times.C240] - [times.B240]) / 1000000" office:value-type="float" office:value="12.502272" calcext:value-type="float">
            <text:p>12.502272</text:p>
          </table:table-cell>
          <table:table-cell table:formula="of:= ([times.E240] - [times.D240]) / 1000000" office:value-type="float" office:value="184.16" calcext:value-type="float">
            <text:p>184.16</text:p>
          </table:table-cell>
          <table:table-cell table:formula="of:= ([times.G240] - [times.F240]) / 1000000" office:value-type="float" office:value="291.975168" calcext:value-type="float">
            <text:p>291.975168</text:p>
          </table:table-cell>
        </table:table-row>
        <table:table-row table:style-name="ro1">
          <table:table-cell table:formula="of:=[times.A241]" office:value-type="float" office:value="239" calcext:value-type="float">
            <text:p>239</text:p>
          </table:table-cell>
          <table:table-cell table:formula="of:= ([times.C241] - [times.B241]) / 1000000" office:value-type="float" office:value="13.639936" calcext:value-type="float">
            <text:p>13.639936</text:p>
          </table:table-cell>
          <table:table-cell table:formula="of:= ([times.E241] - [times.D241]) / 1000000" office:value-type="float" office:value="186.384128" calcext:value-type="float">
            <text:p>186.384128</text:p>
          </table:table-cell>
          <table:table-cell table:formula="of:= ([times.G241] - [times.F241]) / 1000000" office:value-type="float" office:value="291.984896" calcext:value-type="float">
            <text:p>291.984896</text:p>
          </table:table-cell>
        </table:table-row>
        <table:table-row table:style-name="ro1">
          <table:table-cell table:formula="of:=[times.A242]" office:value-type="float" office:value="240" calcext:value-type="float">
            <text:p>240</text:p>
          </table:table-cell>
          <table:table-cell table:formula="of:= ([times.C242] - [times.B242]) / 1000000" office:value-type="float" office:value="13.586176" calcext:value-type="float">
            <text:p>13.586176</text:p>
          </table:table-cell>
          <table:table-cell table:formula="of:= ([times.E242] - [times.D242]) / 1000000" office:value-type="float" office:value="187.755008" calcext:value-type="float">
            <text:p>187.755008</text:p>
          </table:table-cell>
          <table:table-cell table:formula="of:= ([times.G242] - [times.F242]) / 1000000" office:value-type="float" office:value="291.997184" calcext:value-type="float">
            <text:p>291.997184</text:p>
          </table:table-cell>
        </table:table-row>
        <table:table-row table:style-name="ro1">
          <table:table-cell table:formula="of:=[times.A243]" office:value-type="float" office:value="241" calcext:value-type="float">
            <text:p>241</text:p>
          </table:table-cell>
          <table:table-cell table:formula="of:= ([times.C243] - [times.B243]) / 1000000" office:value-type="float" office:value="13.292032" calcext:value-type="float">
            <text:p>13.292032</text:p>
          </table:table-cell>
          <table:table-cell table:formula="of:= ([times.E243] - [times.D243]) / 1000000" office:value-type="float" office:value="187.723776" calcext:value-type="float">
            <text:p>187.723776</text:p>
          </table:table-cell>
          <table:table-cell table:formula="of:= ([times.G243] - [times.F243]) / 1000000" office:value-type="float" office:value="291.979776" calcext:value-type="float">
            <text:p>291.979776</text:p>
          </table:table-cell>
        </table:table-row>
        <table:table-row table:style-name="ro1">
          <table:table-cell table:formula="of:=[times.A244]" office:value-type="float" office:value="242" calcext:value-type="float">
            <text:p>242</text:p>
          </table:table-cell>
          <table:table-cell table:formula="of:= ([times.C244] - [times.B244]) / 1000000" office:value-type="float" office:value="12.762368" calcext:value-type="float">
            <text:p>12.762368</text:p>
          </table:table-cell>
          <table:table-cell table:formula="of:= ([times.E244] - [times.D244]) / 1000000" office:value-type="float" office:value="194.166272" calcext:value-type="float">
            <text:p>194.166272</text:p>
          </table:table-cell>
          <table:table-cell table:formula="of:= ([times.G244] - [times.F244]) / 1000000" office:value-type="float" office:value="292.007936" calcext:value-type="float">
            <text:p>292.007936</text:p>
          </table:table-cell>
        </table:table-row>
        <table:table-row table:style-name="ro1">
          <table:table-cell table:formula="of:=[times.A245]" office:value-type="float" office:value="243" calcext:value-type="float">
            <text:p>243</text:p>
          </table:table-cell>
          <table:table-cell table:formula="of:= ([times.C245] - [times.B245]) / 1000000" office:value-type="float" office:value="13.032704" calcext:value-type="float">
            <text:p>13.032704</text:p>
          </table:table-cell>
          <table:table-cell table:formula="of:= ([times.E245] - [times.D245]) / 1000000" office:value-type="float" office:value="194.082304" calcext:value-type="float">
            <text:p>194.082304</text:p>
          </table:table-cell>
          <table:table-cell table:formula="of:= ([times.G245] - [times.F245]) / 1000000" office:value-type="float" office:value="291.930112" calcext:value-type="float">
            <text:p>291.930112</text:p>
          </table:table-cell>
        </table:table-row>
        <table:table-row table:style-name="ro1">
          <table:table-cell table:formula="of:=[times.A246]" office:value-type="float" office:value="244" calcext:value-type="float">
            <text:p>244</text:p>
          </table:table-cell>
          <table:table-cell table:formula="of:= ([times.C246] - [times.B246]) / 1000000" office:value-type="float" office:value="12.867072" calcext:value-type="float">
            <text:p>12.867072</text:p>
          </table:table-cell>
          <table:table-cell table:formula="of:= ([times.E246] - [times.D246]) / 1000000" office:value-type="float" office:value="195.59808" calcext:value-type="float">
            <text:p>195.59808</text:p>
          </table:table-cell>
          <table:table-cell table:formula="of:= ([times.G246] - [times.F246]) / 1000000" office:value-type="float" office:value="292.054016" calcext:value-type="float">
            <text:p>292.054016</text:p>
          </table:table-cell>
        </table:table-row>
        <table:table-row table:style-name="ro1">
          <table:table-cell table:formula="of:=[times.A247]" office:value-type="float" office:value="245" calcext:value-type="float">
            <text:p>245</text:p>
          </table:table-cell>
          <table:table-cell table:formula="of:= ([times.C247] - [times.B247]) / 1000000" office:value-type="float" office:value="12.844032" calcext:value-type="float">
            <text:p>12.844032</text:p>
          </table:table-cell>
          <table:table-cell table:formula="of:= ([times.E247] - [times.D247]) / 1000000" office:value-type="float" office:value="197.715712" calcext:value-type="float">
            <text:p>197.715712</text:p>
          </table:table-cell>
          <table:table-cell table:formula="of:= ([times.G247] - [times.F247]) / 1000000" office:value-type="float" office:value="292.00512" calcext:value-type="float">
            <text:p>292.00512</text:p>
          </table:table-cell>
        </table:table-row>
        <table:table-row table:style-name="ro1">
          <table:table-cell table:formula="of:=[times.A248]" office:value-type="float" office:value="246" calcext:value-type="float">
            <text:p>246</text:p>
          </table:table-cell>
          <table:table-cell table:formula="of:= ([times.C248] - [times.B248]) / 1000000" office:value-type="float" office:value="12.918016" calcext:value-type="float">
            <text:p>12.918016</text:p>
          </table:table-cell>
          <table:table-cell table:formula="of:= ([times.E248] - [times.D248]) / 1000000" office:value-type="float" office:value="197.805056" calcext:value-type="float">
            <text:p>197.805056</text:p>
          </table:table-cell>
          <table:table-cell table:formula="of:= ([times.G248] - [times.F248]) / 1000000" office:value-type="float" office:value="292.025088" calcext:value-type="float">
            <text:p>292.025088</text:p>
          </table:table-cell>
        </table:table-row>
        <table:table-row table:style-name="ro1">
          <table:table-cell table:formula="of:=[times.A249]" office:value-type="float" office:value="247" calcext:value-type="float">
            <text:p>247</text:p>
          </table:table-cell>
          <table:table-cell table:formula="of:= ([times.C249] - [times.B249]) / 1000000" office:value-type="float" office:value="12.92544" calcext:value-type="float">
            <text:p>12.92544</text:p>
          </table:table-cell>
          <table:table-cell table:formula="of:= ([times.E249] - [times.D249]) / 1000000" office:value-type="float" office:value="200.359936" calcext:value-type="float">
            <text:p>200.359936</text:p>
          </table:table-cell>
          <table:table-cell table:formula="of:= ([times.G249] - [times.F249]) / 1000000" office:value-type="float" office:value="292.077568" calcext:value-type="float">
            <text:p>292.077568</text:p>
          </table:table-cell>
        </table:table-row>
        <table:table-row table:style-name="ro1">
          <table:table-cell table:formula="of:=[times.A250]" office:value-type="float" office:value="248" calcext:value-type="float">
            <text:p>248</text:p>
          </table:table-cell>
          <table:table-cell table:formula="of:= ([times.C250] - [times.B250]) / 1000000" office:value-type="float" office:value="12.744448" calcext:value-type="float">
            <text:p>12.744448</text:p>
          </table:table-cell>
          <table:table-cell table:formula="of:= ([times.E250] - [times.D250]) / 1000000" office:value-type="float" office:value="201.495552" calcext:value-type="float">
            <text:p>201.495552</text:p>
          </table:table-cell>
          <table:table-cell table:formula="of:= ([times.G250] - [times.F250]) / 1000000" office:value-type="float" office:value="292.103936" calcext:value-type="float">
            <text:p>292.103936</text:p>
          </table:table-cell>
        </table:table-row>
        <table:table-row table:style-name="ro1">
          <table:table-cell table:formula="of:=[times.A251]" office:value-type="float" office:value="249" calcext:value-type="float">
            <text:p>249</text:p>
          </table:table-cell>
          <table:table-cell table:formula="of:= ([times.C251] - [times.B251]) / 1000000" office:value-type="float" office:value="13.824768" calcext:value-type="float">
            <text:p>13.824768</text:p>
          </table:table-cell>
          <table:table-cell table:formula="of:= ([times.E251] - [times.D251]) / 1000000" office:value-type="float" office:value="202.93888" calcext:value-type="float">
            <text:p>202.93888</text:p>
          </table:table-cell>
          <table:table-cell table:formula="of:= ([times.G251] - [times.F251]) / 1000000" office:value-type="float" office:value="292.12416" calcext:value-type="float">
            <text:p>292.12416</text:p>
          </table:table-cell>
        </table:table-row>
        <table:table-row table:style-name="ro1">
          <table:table-cell table:formula="of:=[times.A252]" office:value-type="float" office:value="250" calcext:value-type="float">
            <text:p>250</text:p>
          </table:table-cell>
          <table:table-cell table:formula="of:= ([times.C252] - [times.B252]) / 1000000" office:value-type="float" office:value="13.765376" calcext:value-type="float">
            <text:p>13.765376</text:p>
          </table:table-cell>
          <table:table-cell table:formula="of:= ([times.E252] - [times.D252]) / 1000000" office:value-type="float" office:value="206.51392" calcext:value-type="float">
            <text:p>206.51392</text:p>
          </table:table-cell>
          <table:table-cell table:formula="of:= ([times.G252] - [times.F252]) / 1000000" office:value-type="float" office:value="292.128" calcext:value-type="float">
            <text:p>292.128</text:p>
          </table:table-cell>
        </table:table-row>
        <table:table-row table:style-name="ro1">
          <table:table-cell table:formula="of:=[times.A253]" office:value-type="float" office:value="251" calcext:value-type="float">
            <text:p>251</text:p>
          </table:table-cell>
          <table:table-cell table:formula="of:= ([times.C253] - [times.B253]) / 1000000" office:value-type="float" office:value="13.9328" calcext:value-type="float">
            <text:p>13.9328</text:p>
          </table:table-cell>
          <table:table-cell table:formula="of:= ([times.E253] - [times.D253]) / 1000000" office:value-type="float" office:value="207.579648" calcext:value-type="float">
            <text:p>207.579648</text:p>
          </table:table-cell>
          <table:table-cell table:formula="of:= ([times.G253] - [times.F253]) / 1000000" office:value-type="float" office:value="292.143616" calcext:value-type="float">
            <text:p>292.143616</text:p>
          </table:table-cell>
        </table:table-row>
        <table:table-row table:style-name="ro1">
          <table:table-cell table:formula="of:=[times.A254]" office:value-type="float" office:value="252" calcext:value-type="float">
            <text:p>252</text:p>
          </table:table-cell>
          <table:table-cell table:formula="of:= ([times.C254] - [times.B254]) / 1000000" office:value-type="float" office:value="14.064896" calcext:value-type="float">
            <text:p>14.064896</text:p>
          </table:table-cell>
          <table:table-cell table:formula="of:= ([times.E254] - [times.D254]) / 1000000" office:value-type="float" office:value="214.972928" calcext:value-type="float">
            <text:p>214.972928</text:p>
          </table:table-cell>
          <table:table-cell table:formula="of:= ([times.G254] - [times.F254]) / 1000000" office:value-type="float" office:value="292.171008" calcext:value-type="float">
            <text:p>292.171008</text:p>
          </table:table-cell>
        </table:table-row>
        <table:table-row table:style-name="ro1">
          <table:table-cell table:formula="of:=[times.A255]" office:value-type="float" office:value="253" calcext:value-type="float">
            <text:p>253</text:p>
          </table:table-cell>
          <table:table-cell table:formula="of:= ([times.C255] - [times.B255]) / 1000000" office:value-type="float" office:value="13.961984" calcext:value-type="float">
            <text:p>13.961984</text:p>
          </table:table-cell>
          <table:table-cell table:formula="of:= ([times.E255] - [times.D255]) / 1000000" office:value-type="float" office:value="218.227968" calcext:value-type="float">
            <text:p>218.227968</text:p>
          </table:table-cell>
          <table:table-cell table:formula="of:= ([times.G255] - [times.F255]) / 1000000" office:value-type="float" office:value="292.237312" calcext:value-type="float">
            <text:p>292.237312</text:p>
          </table:table-cell>
        </table:table-row>
        <table:table-row table:style-name="ro1">
          <table:table-cell table:formula="of:=[times.A256]" office:value-type="float" office:value="254" calcext:value-type="float">
            <text:p>254</text:p>
          </table:table-cell>
          <table:table-cell table:formula="of:= ([times.C256] - [times.B256]) / 1000000" office:value-type="float" office:value="13.712128" calcext:value-type="float">
            <text:p>13.712128</text:p>
          </table:table-cell>
          <table:table-cell table:formula="of:= ([times.E256] - [times.D256]) / 1000000" office:value-type="float" office:value="225.64992" calcext:value-type="float">
            <text:p>225.64992</text:p>
          </table:table-cell>
          <table:table-cell table:formula="of:= ([times.G256] - [times.F256]) / 1000000" office:value-type="float" office:value="292.254976" calcext:value-type="float">
            <text:p>292.254976</text:p>
          </table:table-cell>
        </table:table-row>
        <table:table-row table:style-name="ro1">
          <table:table-cell table:formula="of:=[times.A257]" office:value-type="float" office:value="255" calcext:value-type="float">
            <text:p>255</text:p>
          </table:table-cell>
          <table:table-cell table:formula="of:= ([times.C257] - [times.B257]) / 1000000" office:value-type="float" office:value="13.510912" calcext:value-type="float">
            <text:p>13.510912</text:p>
          </table:table-cell>
          <table:table-cell table:formula="of:= ([times.E257] - [times.D257]) / 1000000" office:value-type="float" office:value="227.132928" calcext:value-type="float">
            <text:p>227.132928</text:p>
          </table:table-cell>
          <table:table-cell table:formula="of:= ([times.G257] - [times.F257]) / 1000000" office:value-type="float" office:value="292.27008" calcext:value-type="float">
            <text:p>292.27008</text:p>
          </table:table-cell>
        </table:table-row>
        <table:table-row table:style-name="ro1">
          <table:table-cell table:formula="of:=[times.A258]" office:value-type="float" office:value="256" calcext:value-type="float">
            <text:p>256</text:p>
          </table:table-cell>
          <table:table-cell table:formula="of:= ([times.C258] - [times.B258]) / 1000000" office:value-type="float" office:value="13.21984" calcext:value-type="float">
            <text:p>13.21984</text:p>
          </table:table-cell>
          <table:table-cell table:formula="of:= ([times.E258] - [times.D258]) / 1000000" office:value-type="float" office:value="229.404672" calcext:value-type="float">
            <text:p>229.404672</text:p>
          </table:table-cell>
          <table:table-cell table:formula="of:= ([times.G258] - [times.F258]) / 1000000" office:value-type="float" office:value="292.385024" calcext:value-type="float">
            <text:p>292.385024</text:p>
          </table:table-cell>
        </table:table-row>
        <table:table-row table:style-name="ro1">
          <table:table-cell table:formula="of:=[times.A259]" office:value-type="float" office:value="257" calcext:value-type="float">
            <text:p>257</text:p>
          </table:table-cell>
          <table:table-cell table:formula="of:= ([times.C259] - [times.B259]) / 1000000" office:value-type="float" office:value="12.85888" calcext:value-type="float">
            <text:p>12.85888</text:p>
          </table:table-cell>
          <table:table-cell table:formula="of:= ([times.E259] - [times.D259]) / 1000000" office:value-type="float" office:value="229.351936" calcext:value-type="float">
            <text:p>229.351936</text:p>
          </table:table-cell>
          <table:table-cell table:formula="of:= ([times.G259] - [times.F259]) / 1000000" office:value-type="float" office:value="292.392448" calcext:value-type="float">
            <text:p>292.392448</text:p>
          </table:table-cell>
        </table:table-row>
        <table:table-row table:style-name="ro1">
          <table:table-cell table:formula="of:=[times.A260]" office:value-type="float" office:value="258" calcext:value-type="float">
            <text:p>258</text:p>
          </table:table-cell>
          <table:table-cell table:formula="of:= ([times.C260] - [times.B260]) / 1000000" office:value-type="float" office:value="13.042944" calcext:value-type="float">
            <text:p>13.042944</text:p>
          </table:table-cell>
          <table:table-cell table:formula="of:= ([times.E260] - [times.D260]) / 1000000" office:value-type="float" office:value="236.839424" calcext:value-type="float">
            <text:p>236.839424</text:p>
          </table:table-cell>
          <table:table-cell table:formula="of:= ([times.G260] - [times.F260]) / 1000000" office:value-type="float" office:value="338.107136" calcext:value-type="float">
            <text:p>338.107136</text:p>
          </table:table-cell>
        </table:table-row>
        <table:table-row table:style-name="ro1">
          <table:table-cell table:formula="of:=[times.A261]" office:value-type="float" office:value="259" calcext:value-type="float">
            <text:p>259</text:p>
          </table:table-cell>
          <table:table-cell table:formula="of:= ([times.C261] - [times.B261]) / 1000000" office:value-type="float" office:value="20.389888" calcext:value-type="float">
            <text:p>20.389888</text:p>
          </table:table-cell>
          <table:table-cell table:formula="of:= ([times.E261] - [times.D261]) / 1000000" office:value-type="float" office:value="241.707776" calcext:value-type="float">
            <text:p>241.707776</text:p>
          </table:table-cell>
          <table:table-cell table:formula="of:= ([times.G261] - [times.F261]) / 1000000" office:value-type="float" office:value="337.981952" calcext:value-type="float">
            <text:p>337.981952</text:p>
          </table:table-cell>
        </table:table-row>
        <table:table-row table:style-name="ro1">
          <table:table-cell table:formula="of:=[times.A262]" office:value-type="float" office:value="260" calcext:value-type="float">
            <text:p>260</text:p>
          </table:table-cell>
          <table:table-cell table:formula="of:= ([times.C262] - [times.B262]) / 1000000" office:value-type="float" office:value="19.558912" calcext:value-type="float">
            <text:p>19.558912</text:p>
          </table:table-cell>
          <table:table-cell table:formula="of:= ([times.E262] - [times.D262]) / 1000000" office:value-type="float" office:value="241.694464" calcext:value-type="float">
            <text:p>241.694464</text:p>
          </table:table-cell>
          <table:table-cell table:formula="of:= ([times.G262] - [times.F262]) / 1000000" office:value-type="float" office:value="337.880064" calcext:value-type="float">
            <text:p>337.880064</text:p>
          </table:table-cell>
        </table:table-row>
        <table:table-row table:style-name="ro1">
          <table:table-cell table:formula="of:=[times.A263]" office:value-type="float" office:value="261" calcext:value-type="float">
            <text:p>261</text:p>
          </table:table-cell>
          <table:table-cell table:formula="of:= ([times.C263] - [times.B263]) / 1000000" office:value-type="float" office:value="19.509248" calcext:value-type="float">
            <text:p>19.509248</text:p>
          </table:table-cell>
          <table:table-cell table:formula="of:= ([times.E263] - [times.D263]) / 1000000" office:value-type="float" office:value="241.597952" calcext:value-type="float">
            <text:p>241.597952</text:p>
          </table:table-cell>
          <table:table-cell table:formula="of:= ([times.G263] - [times.F263]) / 1000000" office:value-type="float" office:value="337.7088" calcext:value-type="float">
            <text:p>337.7088</text:p>
          </table:table-cell>
        </table:table-row>
        <table:table-row table:style-name="ro1">
          <table:table-cell table:formula="of:=[times.A264]" office:value-type="float" office:value="262" calcext:value-type="float">
            <text:p>262</text:p>
          </table:table-cell>
          <table:table-cell table:formula="of:= ([times.C264] - [times.B264]) / 1000000" office:value-type="float" office:value="19.737344" calcext:value-type="float">
            <text:p>19.737344</text:p>
          </table:table-cell>
          <table:table-cell table:formula="of:= ([times.E264] - [times.D264]) / 1000000" office:value-type="float" office:value="241.41824" calcext:value-type="float">
            <text:p>241.41824</text:p>
          </table:table-cell>
          <table:table-cell table:formula="of:= ([times.G264] - [times.F264]) / 1000000" office:value-type="float" office:value="337.547264" calcext:value-type="float">
            <text:p>337.547264</text:p>
          </table:table-cell>
        </table:table-row>
        <table:table-row table:style-name="ro1">
          <table:table-cell table:formula="of:=[times.A265]" office:value-type="float" office:value="263" calcext:value-type="float">
            <text:p>263</text:p>
          </table:table-cell>
          <table:table-cell table:formula="of:= ([times.C265] - [times.B265]) / 1000000" office:value-type="float" office:value="19.675136" calcext:value-type="float">
            <text:p>19.675136</text:p>
          </table:table-cell>
          <table:table-cell table:formula="of:= ([times.E265] - [times.D265]) / 1000000" office:value-type="float" office:value="241.364224" calcext:value-type="float">
            <text:p>241.364224</text:p>
          </table:table-cell>
          <table:table-cell table:formula="of:= ([times.G265] - [times.F265]) / 1000000" office:value-type="float" office:value="337.297152" calcext:value-type="float">
            <text:p>337.297152</text:p>
          </table:table-cell>
        </table:table-row>
        <table:table-row table:style-name="ro1">
          <table:table-cell table:formula="of:=[times.A266]" office:value-type="float" office:value="264" calcext:value-type="float">
            <text:p>264</text:p>
          </table:table-cell>
          <table:table-cell table:formula="of:= ([times.C266] - [times.B266]) / 1000000" office:value-type="float" office:value="20.104192" calcext:value-type="float">
            <text:p>20.104192</text:p>
          </table:table-cell>
          <table:table-cell table:formula="of:= ([times.E266] - [times.D266]) / 1000000" office:value-type="float" office:value="247.85024" calcext:value-type="float">
            <text:p>247.85024</text:p>
          </table:table-cell>
          <table:table-cell table:formula="of:= ([times.G266] - [times.F266]) / 1000000" office:value-type="float" office:value="337.167104" calcext:value-type="float">
            <text:p>337.167104</text:p>
          </table:table-cell>
        </table:table-row>
        <table:table-row table:style-name="ro1">
          <table:table-cell table:formula="of:=[times.A267]" office:value-type="float" office:value="265" calcext:value-type="float">
            <text:p>265</text:p>
          </table:table-cell>
          <table:table-cell table:formula="of:= ([times.C267] - [times.B267]) / 1000000" office:value-type="float" office:value="20.205824" calcext:value-type="float">
            <text:p>20.205824</text:p>
          </table:table-cell>
          <table:table-cell table:formula="of:= ([times.E267] - [times.D267]) / 1000000" office:value-type="float" office:value="250.319872" calcext:value-type="float">
            <text:p>250.319872</text:p>
          </table:table-cell>
          <table:table-cell table:formula="of:= ([times.G267] - [times.F267]) / 1000000" office:value-type="float" office:value="336.97024" calcext:value-type="float">
            <text:p>336.97024</text:p>
          </table:table-cell>
        </table:table-row>
        <table:table-row table:style-name="ro1">
          <table:table-cell table:formula="of:=[times.A268]" office:value-type="float" office:value="266" calcext:value-type="float">
            <text:p>266</text:p>
          </table:table-cell>
          <table:table-cell table:formula="of:= ([times.C268] - [times.B268]) / 1000000" office:value-type="float" office:value="20.046592" calcext:value-type="float">
            <text:p>20.046592</text:p>
          </table:table-cell>
          <table:table-cell table:formula="of:= ([times.E268] - [times.D268]) / 1000000" office:value-type="float" office:value="250.340864" calcext:value-type="float">
            <text:p>250.340864</text:p>
          </table:table-cell>
          <table:table-cell table:formula="of:= ([times.G268] - [times.F268]) / 1000000" office:value-type="float" office:value="336.812288" calcext:value-type="float">
            <text:p>336.812288</text:p>
          </table:table-cell>
        </table:table-row>
        <table:table-row table:style-name="ro1">
          <table:table-cell table:formula="of:=[times.A269]" office:value-type="float" office:value="267" calcext:value-type="float">
            <text:p>267</text:p>
          </table:table-cell>
          <table:table-cell table:formula="of:= ([times.C269] - [times.B269]) / 1000000" office:value-type="float" office:value="20.048896" calcext:value-type="float">
            <text:p>20.048896</text:p>
          </table:table-cell>
          <table:table-cell table:formula="of:= ([times.E269] - [times.D269]) / 1000000" office:value-type="float" office:value="257.851904" calcext:value-type="float">
            <text:p>257.851904</text:p>
          </table:table-cell>
          <table:table-cell table:formula="of:= ([times.G269] - [times.F269]) / 1000000" office:value-type="float" office:value="336.615936" calcext:value-type="float">
            <text:p>336.615936</text:p>
          </table:table-cell>
        </table:table-row>
        <table:table-row table:style-name="ro1">
          <table:table-cell table:formula="of:=[times.A270]" office:value-type="float" office:value="268" calcext:value-type="float">
            <text:p>268</text:p>
          </table:table-cell>
          <table:table-cell table:formula="of:= ([times.C270] - [times.B270]) / 1000000" office:value-type="float" office:value="19.609856" calcext:value-type="float">
            <text:p>19.609856</text:p>
          </table:table-cell>
          <table:table-cell table:formula="of:= ([times.E270] - [times.D270]) / 1000000" office:value-type="float" office:value="261.055744" calcext:value-type="float">
            <text:p>261.055744</text:p>
          </table:table-cell>
          <table:table-cell table:formula="of:= ([times.G270] - [times.F270]) / 1000000" office:value-type="float" office:value="336.454656" calcext:value-type="float">
            <text:p>336.454656</text:p>
          </table:table-cell>
        </table:table-row>
        <table:table-row table:style-name="ro1">
          <table:table-cell table:formula="of:=[times.A271]" office:value-type="float" office:value="269" calcext:value-type="float">
            <text:p>269</text:p>
          </table:table-cell>
          <table:table-cell table:formula="of:= ([times.C271] - [times.B271]) / 1000000" office:value-type="float" office:value="19.230208" calcext:value-type="float">
            <text:p>19.230208</text:p>
          </table:table-cell>
          <table:table-cell table:formula="of:= ([times.E271] - [times.D271]) / 1000000" office:value-type="float" office:value="262.500864" calcext:value-type="float">
            <text:p>262.500864</text:p>
          </table:table-cell>
          <table:table-cell table:formula="of:= ([times.G271] - [times.F271]) / 1000000" office:value-type="float" office:value="336.26624" calcext:value-type="float">
            <text:p>336.26624</text:p>
          </table:table-cell>
        </table:table-row>
        <table:table-row table:style-name="ro1">
          <table:table-cell table:formula="of:=[times.A272]" office:value-type="float" office:value="270" calcext:value-type="float">
            <text:p>270</text:p>
          </table:table-cell>
          <table:table-cell table:formula="of:= ([times.C272] - [times.B272]) / 1000000" office:value-type="float" office:value="18.79168" calcext:value-type="float">
            <text:p>18.79168</text:p>
          </table:table-cell>
          <table:table-cell table:formula="of:= ([times.E272] - [times.D272]) / 1000000" office:value-type="float" office:value="262.802944" calcext:value-type="float">
            <text:p>262.802944</text:p>
          </table:table-cell>
          <table:table-cell table:formula="of:= ([times.G272] - [times.F272]) / 1000000" office:value-type="float" office:value="336.124928" calcext:value-type="float">
            <text:p>336.124928</text:p>
          </table:table-cell>
        </table:table-row>
        <table:table-row table:style-name="ro1">
          <table:table-cell table:formula="of:=[times.A273]" office:value-type="float" office:value="271" calcext:value-type="float">
            <text:p>271</text:p>
          </table:table-cell>
          <table:table-cell table:formula="of:= ([times.C273] - [times.B273]) / 1000000" office:value-type="float" office:value="18.391808" calcext:value-type="float">
            <text:p>18.391808</text:p>
          </table:table-cell>
          <table:table-cell table:formula="of:= ([times.E273] - [times.D273]) / 1000000" office:value-type="float" office:value="269.069824" calcext:value-type="float">
            <text:p>269.069824</text:p>
          </table:table-cell>
          <table:table-cell table:formula="of:= ([times.G273] - [times.F273]) / 1000000" office:value-type="float" office:value="335.924992" calcext:value-type="float">
            <text:p>335.924992</text:p>
          </table:table-cell>
        </table:table-row>
        <table:table-row table:style-name="ro1">
          <table:table-cell table:formula="of:=[times.A274]" office:value-type="float" office:value="272" calcext:value-type="float">
            <text:p>272</text:p>
          </table:table-cell>
          <table:table-cell table:formula="of:= ([times.C274] - [times.B274]) / 1000000" office:value-type="float" office:value="18.33216" calcext:value-type="float">
            <text:p>18.33216</text:p>
          </table:table-cell>
          <table:table-cell table:formula="of:= ([times.E274] - [times.D274]) / 1000000" office:value-type="float" office:value="269.071872" calcext:value-type="float">
            <text:p>269.071872</text:p>
          </table:table-cell>
          <table:table-cell table:formula="of:= ([times.G274] - [times.F274]) / 1000000" office:value-type="float" office:value="335.780352" calcext:value-type="float">
            <text:p>335.780352</text:p>
          </table:table-cell>
        </table:table-row>
        <table:table-row table:style-name="ro1">
          <table:table-cell table:formula="of:=[times.A275]" office:value-type="float" office:value="273" calcext:value-type="float">
            <text:p>273</text:p>
          </table:table-cell>
          <table:table-cell table:formula="of:= ([times.C275] - [times.B275]) / 1000000" office:value-type="float" office:value="18.16576" calcext:value-type="float">
            <text:p>18.16576</text:p>
          </table:table-cell>
          <table:table-cell table:formula="of:= ([times.E275] - [times.D275]) / 1000000" office:value-type="float" office:value="269.220864" calcext:value-type="float">
            <text:p>269.220864</text:p>
          </table:table-cell>
          <table:table-cell table:formula="of:= ([times.G275] - [times.F275]) / 1000000" office:value-type="float" office:value="335.597056" calcext:value-type="float">
            <text:p>335.597056</text:p>
          </table:table-cell>
        </table:table-row>
        <table:table-row table:style-name="ro1">
          <table:table-cell table:formula="of:=[times.A276]" office:value-type="float" office:value="274" calcext:value-type="float">
            <text:p>274</text:p>
          </table:table-cell>
          <table:table-cell table:formula="of:= ([times.C276] - [times.B276]) / 1000000" office:value-type="float" office:value="18.518016" calcext:value-type="float">
            <text:p>18.518016</text:p>
          </table:table-cell>
          <table:table-cell table:formula="of:= ([times.E276] - [times.D276]) / 1000000" office:value-type="float" office:value="269.085952" calcext:value-type="float">
            <text:p>269.085952</text:p>
          </table:table-cell>
          <table:table-cell table:formula="of:= ([times.G276] - [times.F276]) / 1000000" office:value-type="float" office:value="335.457536" calcext:value-type="float">
            <text:p>335.457536</text:p>
          </table:table-cell>
        </table:table-row>
        <table:table-row table:style-name="ro1">
          <table:table-cell table:formula="of:=[times.A277]" office:value-type="float" office:value="275" calcext:value-type="float">
            <text:p>275</text:p>
          </table:table-cell>
          <table:table-cell table:formula="of:= ([times.C277] - [times.B277]) / 1000000" office:value-type="float" office:value="18.678016" calcext:value-type="float">
            <text:p>18.678016</text:p>
          </table:table-cell>
          <table:table-cell table:formula="of:= ([times.E277] - [times.D277]) / 1000000" office:value-type="float" office:value="268.955904" calcext:value-type="float">
            <text:p>268.955904</text:p>
          </table:table-cell>
          <table:table-cell table:formula="of:= ([times.G277] - [times.F277]) / 1000000" office:value-type="float" office:value="335.314944" calcext:value-type="float">
            <text:p>335.314944</text:p>
          </table:table-cell>
        </table:table-row>
        <table:table-row table:style-name="ro1">
          <table:table-cell table:formula="of:=[times.A278]" office:value-type="float" office:value="276" calcext:value-type="float">
            <text:p>276</text:p>
          </table:table-cell>
          <table:table-cell table:formula="of:= ([times.C278] - [times.B278]) / 1000000" office:value-type="float" office:value="19.264" calcext:value-type="float">
            <text:p>19.264</text:p>
          </table:table-cell>
          <table:table-cell table:formula="of:= ([times.E278] - [times.D278]) / 1000000" office:value-type="float" office:value="268.929024" calcext:value-type="float">
            <text:p>268.929024</text:p>
          </table:table-cell>
          <table:table-cell table:formula="of:= ([times.G278] - [times.F278]) / 1000000" office:value-type="float" office:value="335.158272" calcext:value-type="float">
            <text:p>335.158272</text:p>
          </table:table-cell>
        </table:table-row>
        <table:table-row table:style-name="ro1">
          <table:table-cell table:formula="of:=[times.A279]" office:value-type="float" office:value="277" calcext:value-type="float">
            <text:p>277</text:p>
          </table:table-cell>
          <table:table-cell table:formula="of:= ([times.C279] - [times.B279]) / 1000000" office:value-type="float" office:value="20.873984" calcext:value-type="float">
            <text:p>20.873984</text:p>
          </table:table-cell>
          <table:table-cell table:formula="of:= ([times.E279] - [times.D279]) / 1000000" office:value-type="float" office:value="268.729856" calcext:value-type="float">
            <text:p>268.729856</text:p>
          </table:table-cell>
          <table:table-cell table:formula="of:= ([times.G279] - [times.F279]) / 1000000" office:value-type="float" office:value="334.976768" calcext:value-type="float">
            <text:p>334.976768</text:p>
          </table:table-cell>
        </table:table-row>
        <table:table-row table:style-name="ro1">
          <table:table-cell table:formula="of:=[times.A280]" office:value-type="float" office:value="278" calcext:value-type="float">
            <text:p>278</text:p>
          </table:table-cell>
          <table:table-cell table:formula="of:= ([times.C280] - [times.B280]) / 1000000" office:value-type="float" office:value="22.770176" calcext:value-type="float">
            <text:p>22.770176</text:p>
          </table:table-cell>
          <table:table-cell table:formula="of:= ([times.E280] - [times.D280]) / 1000000" office:value-type="float" office:value="268.702976" calcext:value-type="float">
            <text:p>268.702976</text:p>
          </table:table-cell>
          <table:table-cell table:formula="of:= ([times.G280] - [times.F280]) / 1000000" office:value-type="float" office:value="334.79424" calcext:value-type="float">
            <text:p>334.79424</text:p>
          </table:table-cell>
        </table:table-row>
        <table:table-row table:style-name="ro1">
          <table:table-cell table:formula="of:=[times.A281]" office:value-type="float" office:value="279" calcext:value-type="float">
            <text:p>279</text:p>
          </table:table-cell>
          <table:table-cell table:formula="of:= ([times.C281] - [times.B281]) / 1000000" office:value-type="float" office:value="23.0208" calcext:value-type="float">
            <text:p>23.0208</text:p>
          </table:table-cell>
          <table:table-cell table:formula="of:= ([times.E281] - [times.D281]) / 1000000" office:value-type="float" office:value="268.421888" calcext:value-type="float">
            <text:p>268.421888</text:p>
          </table:table-cell>
          <table:table-cell table:formula="of:= ([times.G281] - [times.F281]) / 1000000" office:value-type="float" office:value="334.636288" calcext:value-type="float">
            <text:p>334.636288</text:p>
          </table:table-cell>
        </table:table-row>
        <table:table-row table:style-name="ro1">
          <table:table-cell table:formula="of:=[times.A282]" office:value-type="float" office:value="280" calcext:value-type="float">
            <text:p>280</text:p>
          </table:table-cell>
          <table:table-cell table:formula="of:= ([times.C282] - [times.B282]) / 1000000" office:value-type="float" office:value="22.836992" calcext:value-type="float">
            <text:p>22.836992</text:p>
          </table:table-cell>
          <table:table-cell table:formula="of:= ([times.E282] - [times.D282]) / 1000000" office:value-type="float" office:value="268.336896" calcext:value-type="float">
            <text:p>268.336896</text:p>
          </table:table-cell>
          <table:table-cell table:formula="of:= ([times.G282] - [times.F282]) / 1000000" office:value-type="float" office:value="334.50112" calcext:value-type="float">
            <text:p>334.50112</text:p>
          </table:table-cell>
        </table:table-row>
        <table:table-row table:style-name="ro1">
          <table:table-cell table:formula="of:=[times.A283]" office:value-type="float" office:value="281" calcext:value-type="float">
            <text:p>281</text:p>
          </table:table-cell>
          <table:table-cell table:formula="of:= ([times.C283] - [times.B283]) / 1000000" office:value-type="float" office:value="22.69056" calcext:value-type="float">
            <text:p>22.69056</text:p>
          </table:table-cell>
          <table:table-cell table:formula="of:= ([times.E283] - [times.D283]) / 1000000" office:value-type="float" office:value="268.097024" calcext:value-type="float">
            <text:p>268.097024</text:p>
          </table:table-cell>
          <table:table-cell table:formula="of:= ([times.G283] - [times.F283]) / 1000000" office:value-type="float" office:value="334.3168" calcext:value-type="float">
            <text:p>334.3168</text:p>
          </table:table-cell>
        </table:table-row>
        <table:table-row table:style-name="ro1">
          <table:table-cell table:formula="of:=[times.A284]" office:value-type="float" office:value="282" calcext:value-type="float">
            <text:p>282</text:p>
          </table:table-cell>
          <table:table-cell table:formula="of:= ([times.C284] - [times.B284]) / 1000000" office:value-type="float" office:value="22.618112" calcext:value-type="float">
            <text:p>22.618112</text:p>
          </table:table-cell>
          <table:table-cell table:formula="of:= ([times.E284] - [times.D284]) / 1000000" office:value-type="float" office:value="267.999744" calcext:value-type="float">
            <text:p>267.999744</text:p>
          </table:table-cell>
          <table:table-cell table:formula="of:= ([times.G284] - [times.F284]) / 1000000" office:value-type="float" office:value="334.221056" calcext:value-type="float">
            <text:p>334.221056</text:p>
          </table:table-cell>
        </table:table-row>
        <table:table-row table:style-name="ro1">
          <table:table-cell table:formula="of:=[times.A285]" office:value-type="float" office:value="283" calcext:value-type="float">
            <text:p>283</text:p>
          </table:table-cell>
          <table:table-cell table:formula="of:= ([times.C285] - [times.B285]) / 1000000" office:value-type="float" office:value="22.295808" calcext:value-type="float">
            <text:p>22.295808</text:p>
          </table:table-cell>
          <table:table-cell table:formula="of:= ([times.E285] - [times.D285]) / 1000000" office:value-type="float" office:value="267.746304" calcext:value-type="float">
            <text:p>267.746304</text:p>
          </table:table-cell>
          <table:table-cell table:formula="of:= ([times.G285] - [times.F285]) / 1000000" office:value-type="float" office:value="334.038016" calcext:value-type="float">
            <text:p>334.038016</text:p>
          </table:table-cell>
        </table:table-row>
        <table:table-row table:style-name="ro1">
          <table:table-cell table:formula="of:=[times.A286]" office:value-type="float" office:value="284" calcext:value-type="float">
            <text:p>284</text:p>
          </table:table-cell>
          <table:table-cell table:formula="of:= ([times.C286] - [times.B286]) / 1000000" office:value-type="float" office:value="22.138112" calcext:value-type="float">
            <text:p>22.138112</text:p>
          </table:table-cell>
          <table:table-cell table:formula="of:= ([times.E286] - [times.D286]) / 1000000" office:value-type="float" office:value="272.592128" calcext:value-type="float">
            <text:p>272.592128</text:p>
          </table:table-cell>
          <table:table-cell table:formula="of:= ([times.G286] - [times.F286]) / 1000000" office:value-type="float" office:value="333.854976" calcext:value-type="float">
            <text:p>333.854976</text:p>
          </table:table-cell>
        </table:table-row>
        <table:table-row table:style-name="ro1">
          <table:table-cell table:formula="of:=[times.A287]" office:value-type="float" office:value="285" calcext:value-type="float">
            <text:p>285</text:p>
          </table:table-cell>
          <table:table-cell table:formula="of:= ([times.C287] - [times.B287]) / 1000000" office:value-type="float" office:value="21.847808" calcext:value-type="float">
            <text:p>21.847808</text:p>
          </table:table-cell>
          <table:table-cell table:formula="of:= ([times.E287] - [times.D287]) / 1000000" office:value-type="float" office:value="272.509952" calcext:value-type="float">
            <text:p>272.509952</text:p>
          </table:table-cell>
          <table:table-cell table:formula="of:= ([times.G287] - [times.F287]) / 1000000" office:value-type="float" office:value="333.673728" calcext:value-type="float">
            <text:p>333.673728</text:p>
          </table:table-cell>
        </table:table-row>
        <table:table-row table:style-name="ro1">
          <table:table-cell table:formula="of:=[times.A288]" office:value-type="float" office:value="286" calcext:value-type="float">
            <text:p>286</text:p>
          </table:table-cell>
          <table:table-cell table:formula="of:= ([times.C288] - [times.B288]) / 1000000" office:value-type="float" office:value="21.784832" calcext:value-type="float">
            <text:p>21.784832</text:p>
          </table:table-cell>
          <table:table-cell table:formula="of:= ([times.E288] - [times.D288]) / 1000000" office:value-type="float" office:value="272.402944" calcext:value-type="float">
            <text:p>272.402944</text:p>
          </table:table-cell>
          <table:table-cell table:formula="of:= ([times.G288] - [times.F288]) / 1000000" office:value-type="float" office:value="333.449472" calcext:value-type="float">
            <text:p>333.449472</text:p>
          </table:table-cell>
        </table:table-row>
        <table:table-row table:style-name="ro1">
          <table:table-cell table:formula="of:=[times.A289]" office:value-type="float" office:value="287" calcext:value-type="float">
            <text:p>287</text:p>
          </table:table-cell>
          <table:table-cell table:formula="of:= ([times.C289] - [times.B289]) / 1000000" office:value-type="float" office:value="22.82624" calcext:value-type="float">
            <text:p>22.82624</text:p>
          </table:table-cell>
          <table:table-cell table:formula="of:= ([times.E289] - [times.D289]) / 1000000" office:value-type="float" office:value="272.34432" calcext:value-type="float">
            <text:p>272.34432</text:p>
          </table:table-cell>
          <table:table-cell table:formula="of:= ([times.G289] - [times.F289]) / 1000000" office:value-type="float" office:value="333.30304" calcext:value-type="float">
            <text:p>333.30304</text:p>
          </table:table-cell>
        </table:table-row>
        <table:table-row table:style-name="ro1">
          <table:table-cell table:formula="of:=[times.A290]" office:value-type="float" office:value="288" calcext:value-type="float">
            <text:p>288</text:p>
          </table:table-cell>
          <table:table-cell table:formula="of:= ([times.C290] - [times.B290]) / 1000000" office:value-type="float" office:value="23.327232" calcext:value-type="float">
            <text:p>23.327232</text:p>
          </table:table-cell>
          <table:table-cell table:formula="of:= ([times.E290] - [times.D290]) / 1000000" office:value-type="float" office:value="272.045568" calcext:value-type="float">
            <text:p>272.045568</text:p>
          </table:table-cell>
          <table:table-cell table:formula="of:= ([times.G290] - [times.F290]) / 1000000" office:value-type="float" office:value="333.113856" calcext:value-type="float">
            <text:p>333.113856</text:p>
          </table:table-cell>
        </table:table-row>
        <table:table-row table:style-name="ro1">
          <table:table-cell table:formula="of:=[times.A291]" office:value-type="float" office:value="289" calcext:value-type="float">
            <text:p>289</text:p>
          </table:table-cell>
          <table:table-cell table:formula="of:= ([times.C291] - [times.B291]) / 1000000" office:value-type="float" office:value="23.529984" calcext:value-type="float">
            <text:p>23.529984</text:p>
          </table:table-cell>
          <table:table-cell table:formula="of:= ([times.E291] - [times.D291]) / 1000000" office:value-type="float" office:value="271.943936" calcext:value-type="float">
            <text:p>271.943936</text:p>
          </table:table-cell>
          <table:table-cell table:formula="of:= ([times.G291] - [times.F291]) / 1000000" office:value-type="float" office:value="332.969984" calcext:value-type="float">
            <text:p>332.969984</text:p>
          </table:table-cell>
        </table:table-row>
        <table:table-row table:style-name="ro1">
          <table:table-cell table:formula="of:=[times.A292]" office:value-type="float" office:value="290" calcext:value-type="float">
            <text:p>290</text:p>
          </table:table-cell>
          <table:table-cell table:formula="of:= ([times.C292] - [times.B292]) / 1000000" office:value-type="float" office:value="28.16384" calcext:value-type="float">
            <text:p>28.16384</text:p>
          </table:table-cell>
          <table:table-cell table:formula="of:= ([times.E292] - [times.D292]) / 1000000" office:value-type="float" office:value="271.968" calcext:value-type="float">
            <text:p>271.968</text:p>
          </table:table-cell>
          <table:table-cell table:formula="of:= ([times.G292] - [times.F292]) / 1000000" office:value-type="float" office:value="332.819456" calcext:value-type="float">
            <text:p>332.819456</text:p>
          </table:table-cell>
        </table:table-row>
        <table:table-row table:style-name="ro1">
          <table:table-cell table:formula="of:=[times.A293]" office:value-type="float" office:value="291" calcext:value-type="float">
            <text:p>291</text:p>
          </table:table-cell>
          <table:table-cell table:formula="of:= ([times.C293] - [times.B293]) / 1000000" office:value-type="float" office:value="29.789696" calcext:value-type="float">
            <text:p>29.789696</text:p>
          </table:table-cell>
          <table:table-cell table:formula="of:= ([times.E293] - [times.D293]) / 1000000" office:value-type="float" office:value="271.696896" calcext:value-type="float">
            <text:p>271.696896</text:p>
          </table:table-cell>
          <table:table-cell table:formula="of:= ([times.G293] - [times.F293]) / 1000000" office:value-type="float" office:value="332.603136" calcext:value-type="float">
            <text:p>332.603136</text:p>
          </table:table-cell>
        </table:table-row>
        <table:table-row table:style-name="ro1">
          <table:table-cell table:formula="of:=[times.A294]" office:value-type="float" office:value="292" calcext:value-type="float">
            <text:p>292</text:p>
          </table:table-cell>
          <table:table-cell table:formula="of:= ([times.C294] - [times.B294]) / 1000000" office:value-type="float" office:value="30.290944" calcext:value-type="float">
            <text:p>30.290944</text:p>
          </table:table-cell>
          <table:table-cell table:formula="of:= ([times.E294] - [times.D294]) / 1000000" office:value-type="float" office:value="271.38816" calcext:value-type="float">
            <text:p>271.38816</text:p>
          </table:table-cell>
          <table:table-cell table:formula="of:= ([times.G294] - [times.F294]) / 1000000" office:value-type="float" office:value="332.456192" calcext:value-type="float">
            <text:p>332.456192</text:p>
          </table:table-cell>
        </table:table-row>
        <table:table-row table:style-name="ro1">
          <table:table-cell table:formula="of:=[times.A295]" office:value-type="float" office:value="293" calcext:value-type="float">
            <text:p>293</text:p>
          </table:table-cell>
          <table:table-cell table:formula="of:= ([times.C295] - [times.B295]) / 1000000" office:value-type="float" office:value="30.150144" calcext:value-type="float">
            <text:p>30.150144</text:p>
          </table:table-cell>
          <table:table-cell table:formula="of:= ([times.E295] - [times.D295]) / 1000000" office:value-type="float" office:value="271.322624" calcext:value-type="float">
            <text:p>271.322624</text:p>
          </table:table-cell>
          <table:table-cell table:formula="of:= ([times.G295] - [times.F295]) / 1000000" office:value-type="float" office:value="332.296448" calcext:value-type="float">
            <text:p>332.296448</text:p>
          </table:table-cell>
        </table:table-row>
        <table:table-row table:style-name="ro1">
          <table:table-cell table:formula="of:=[times.A296]" office:value-type="float" office:value="294" calcext:value-type="float">
            <text:p>294</text:p>
          </table:table-cell>
          <table:table-cell table:formula="of:= ([times.C296] - [times.B296]) / 1000000" office:value-type="float" office:value="30.82112" calcext:value-type="float">
            <text:p>30.82112</text:p>
          </table:table-cell>
          <table:table-cell table:formula="of:= ([times.E296] - [times.D296]) / 1000000" office:value-type="float" office:value="271.067136" calcext:value-type="float">
            <text:p>271.067136</text:p>
          </table:table-cell>
          <table:table-cell table:formula="of:= ([times.G296] - [times.F296]) / 1000000" office:value-type="float" office:value="332.107776" calcext:value-type="float">
            <text:p>332.107776</text:p>
          </table:table-cell>
        </table:table-row>
        <table:table-row table:style-name="ro1">
          <table:table-cell table:formula="of:=[times.A297]" office:value-type="float" office:value="295" calcext:value-type="float">
            <text:p>295</text:p>
          </table:table-cell>
          <table:table-cell table:formula="of:= ([times.C297] - [times.B297]) / 1000000" office:value-type="float" office:value="31.065856" calcext:value-type="float">
            <text:p>31.065856</text:p>
          </table:table-cell>
          <table:table-cell table:formula="of:= ([times.E297] - [times.D297]) / 1000000" office:value-type="float" office:value="270.976" calcext:value-type="float">
            <text:p>270.976</text:p>
          </table:table-cell>
          <table:table-cell table:formula="of:= ([times.G297] - [times.F297]) / 1000000" office:value-type="float" office:value="331.97312" calcext:value-type="float">
            <text:p>331.97312</text:p>
          </table:table-cell>
        </table:table-row>
        <table:table-row table:style-name="ro1">
          <table:table-cell table:formula="of:=[times.A298]" office:value-type="float" office:value="296" calcext:value-type="float">
            <text:p>296</text:p>
          </table:table-cell>
          <table:table-cell table:formula="of:= ([times.C298] - [times.B298]) / 1000000" office:value-type="float" office:value="31.29088" calcext:value-type="float">
            <text:p>31.29088</text:p>
          </table:table-cell>
          <table:table-cell table:formula="of:= ([times.E298] - [times.D298]) / 1000000" office:value-type="float" office:value="270.650368" calcext:value-type="float">
            <text:p>270.650368</text:p>
          </table:table-cell>
          <table:table-cell table:formula="of:= ([times.G298] - [times.F298]) / 1000000" office:value-type="float" office:value="331.812096" calcext:value-type="float">
            <text:p>331.812096</text:p>
          </table:table-cell>
        </table:table-row>
        <table:table-row table:style-name="ro1">
          <table:table-cell table:formula="of:=[times.A299]" office:value-type="float" office:value="297" calcext:value-type="float">
            <text:p>297</text:p>
          </table:table-cell>
          <table:table-cell table:formula="of:= ([times.C299] - [times.B299]) / 1000000" office:value-type="float" office:value="32.082688" calcext:value-type="float">
            <text:p>32.082688</text:p>
          </table:table-cell>
          <table:table-cell table:formula="of:= ([times.E299] - [times.D299]) / 1000000" office:value-type="float" office:value="270.58432" calcext:value-type="float">
            <text:p>270.58432</text:p>
          </table:table-cell>
          <table:table-cell table:formula="of:= ([times.G299] - [times.F299]) / 1000000" office:value-type="float" office:value="331.700736" calcext:value-type="float">
            <text:p>331.700736</text:p>
          </table:table-cell>
        </table:table-row>
        <table:table-row table:style-name="ro1">
          <table:table-cell table:formula="of:=[times.A300]" office:value-type="float" office:value="298" calcext:value-type="float">
            <text:p>298</text:p>
          </table:table-cell>
          <table:table-cell table:formula="of:= ([times.C300] - [times.B300]) / 1000000" office:value-type="float" office:value="32.348672" calcext:value-type="float">
            <text:p>32.348672</text:p>
          </table:table-cell>
          <table:table-cell table:formula="of:= ([times.E300] - [times.D300]) / 1000000" office:value-type="float" office:value="270.276864" calcext:value-type="float">
            <text:p>270.276864</text:p>
          </table:table-cell>
          <table:table-cell table:formula="of:= ([times.G300] - [times.F300]) / 1000000" office:value-type="float" office:value="331.48416" calcext:value-type="float">
            <text:p>331.48416</text:p>
          </table:table-cell>
        </table:table-row>
        <table:table-row table:style-name="ro1">
          <table:table-cell table:formula="of:=[times.A301]" office:value-type="float" office:value="299" calcext:value-type="float">
            <text:p>299</text:p>
          </table:table-cell>
          <table:table-cell table:formula="of:= ([times.C301] - [times.B301]) / 1000000" office:value-type="float" office:value="32.573696" calcext:value-type="float">
            <text:p>32.573696</text:p>
          </table:table-cell>
          <table:table-cell table:formula="of:= ([times.E301] - [times.D301]) / 1000000" office:value-type="float" office:value="269.979136" calcext:value-type="float">
            <text:p>269.979136</text:p>
          </table:table-cell>
          <table:table-cell table:formula="of:= ([times.G301] - [times.F301]) / 1000000" office:value-type="float" office:value="331.307264" calcext:value-type="float">
            <text:p>331.307264</text:p>
          </table:table-cell>
        </table:table-row>
        <table:table-row table:style-name="ro1">
          <table:table-cell table:formula="of:=[times.A302]" office:value-type="float" office:value="300" calcext:value-type="float">
            <text:p>300</text:p>
          </table:table-cell>
          <table:table-cell table:formula="of:= ([times.C302] - [times.B302]) / 1000000" office:value-type="float" office:value="32.747264" calcext:value-type="float">
            <text:p>32.747264</text:p>
          </table:table-cell>
          <table:table-cell table:formula="of:= ([times.E302] - [times.D302]) / 1000000" office:value-type="float" office:value="269.853184" calcext:value-type="float">
            <text:p>269.853184</text:p>
          </table:table-cell>
          <table:table-cell table:formula="of:= ([times.G302] - [times.F302]) / 1000000" office:value-type="float" office:value="331.108352" calcext:value-type="float">
            <text:p>331.108352</text:p>
          </table:table-cell>
        </table:table-row>
        <table:table-row table:style-name="ro1">
          <table:table-cell table:formula="of:=[times.A303]" office:value-type="float" office:value="301" calcext:value-type="float">
            <text:p>301</text:p>
          </table:table-cell>
          <table:table-cell table:formula="of:= ([times.C303] - [times.B303]) / 1000000" office:value-type="float" office:value="32.669184" calcext:value-type="float">
            <text:p>32.669184</text:p>
          </table:table-cell>
          <table:table-cell table:formula="of:= ([times.E303] - [times.D303]) / 1000000" office:value-type="float" office:value="269.552896" calcext:value-type="float">
            <text:p>269.552896</text:p>
          </table:table-cell>
          <table:table-cell table:formula="of:= ([times.G303] - [times.F303]) / 1000000" office:value-type="float" office:value="330.938112" calcext:value-type="float">
            <text:p>330.938112</text:p>
          </table:table-cell>
        </table:table-row>
        <table:table-row table:style-name="ro1">
          <table:table-cell table:formula="of:=[times.A304]" office:value-type="float" office:value="302" calcext:value-type="float">
            <text:p>302</text:p>
          </table:table-cell>
          <table:table-cell table:formula="of:= ([times.C304] - [times.B304]) / 1000000" office:value-type="float" office:value="32.146944" calcext:value-type="float">
            <text:p>32.146944</text:p>
          </table:table-cell>
          <table:table-cell table:formula="of:= ([times.E304] - [times.D304]) / 1000000" office:value-type="float" office:value="269.44512" calcext:value-type="float">
            <text:p>269.44512</text:p>
          </table:table-cell>
          <table:table-cell table:formula="of:= ([times.G304] - [times.F304]) / 1000000" office:value-type="float" office:value="330.732032" calcext:value-type="float">
            <text:p>330.732032</text:p>
          </table:table-cell>
        </table:table-row>
        <table:table-row table:style-name="ro1">
          <table:table-cell table:formula="of:=[times.A305]" office:value-type="float" office:value="303" calcext:value-type="float">
            <text:p>303</text:p>
          </table:table-cell>
          <table:table-cell table:formula="of:= ([times.C305] - [times.B305]) / 1000000" office:value-type="float" office:value="32.17792" calcext:value-type="float">
            <text:p>32.17792</text:p>
          </table:table-cell>
          <table:table-cell table:formula="of:= ([times.E305] - [times.D305]) / 1000000" office:value-type="float" office:value="269.100032" calcext:value-type="float">
            <text:p>269.100032</text:p>
          </table:table-cell>
          <table:table-cell table:formula="of:= ([times.G305] - [times.F305]) / 1000000" office:value-type="float" office:value="330.58304" calcext:value-type="float">
            <text:p>330.58304</text:p>
          </table:table-cell>
        </table:table-row>
        <table:table-row table:style-name="ro1">
          <table:table-cell table:formula="of:=[times.A306]" office:value-type="float" office:value="304" calcext:value-type="float">
            <text:p>304</text:p>
          </table:table-cell>
          <table:table-cell table:formula="of:= ([times.C306] - [times.B306]) / 1000000" office:value-type="float" office:value="33.867776" calcext:value-type="float">
            <text:p>33.867776</text:p>
          </table:table-cell>
          <table:table-cell table:formula="of:= ([times.E306] - [times.D306]) / 1000000" office:value-type="float" office:value="268.987392" calcext:value-type="float">
            <text:p>268.987392</text:p>
          </table:table-cell>
          <table:table-cell table:formula="of:= ([times.G306] - [times.F306]) / 1000000" office:value-type="float" office:value="330.439936" calcext:value-type="float">
            <text:p>330.439936</text:p>
          </table:table-cell>
        </table:table-row>
        <table:table-row table:style-name="ro1">
          <table:table-cell table:formula="of:=[times.A307]" office:value-type="float" office:value="305" calcext:value-type="float">
            <text:p>305</text:p>
          </table:table-cell>
          <table:table-cell table:formula="of:= ([times.C307] - [times.B307]) / 1000000" office:value-type="float" office:value="35.060224" calcext:value-type="float">
            <text:p>35.060224</text:p>
          </table:table-cell>
          <table:table-cell table:formula="of:= ([times.E307] - [times.D307]) / 1000000" office:value-type="float" office:value="268.671232" calcext:value-type="float">
            <text:p>268.671232</text:p>
          </table:table-cell>
          <table:table-cell table:formula="of:= ([times.G307] - [times.F307]) / 1000000" office:value-type="float" office:value="330.2592" calcext:value-type="float">
            <text:p>330.2592</text:p>
          </table:table-cell>
        </table:table-row>
        <table:table-row table:style-name="ro1">
          <table:table-cell table:formula="of:=[times.A308]" office:value-type="float" office:value="306" calcext:value-type="float">
            <text:p>306</text:p>
          </table:table-cell>
          <table:table-cell table:formula="of:= ([times.C308] - [times.B308]) / 1000000" office:value-type="float" office:value="35.10784" calcext:value-type="float">
            <text:p>35.10784</text:p>
          </table:table-cell>
          <table:table-cell table:formula="of:= ([times.E308] - [times.D308]) / 1000000" office:value-type="float" office:value="268.393984" calcext:value-type="float">
            <text:p>268.393984</text:p>
          </table:table-cell>
          <table:table-cell table:formula="of:= ([times.G308] - [times.F308]) / 1000000" office:value-type="float" office:value="330.04416" calcext:value-type="float">
            <text:p>330.04416</text:p>
          </table:table-cell>
        </table:table-row>
        <table:table-row table:style-name="ro1">
          <table:table-cell table:formula="of:=[times.A309]" office:value-type="float" office:value="307" calcext:value-type="float">
            <text:p>307</text:p>
          </table:table-cell>
          <table:table-cell table:formula="of:= ([times.C309] - [times.B309]) / 1000000" office:value-type="float" office:value="36.809728" calcext:value-type="float">
            <text:p>36.809728</text:p>
          </table:table-cell>
          <table:table-cell table:formula="of:= ([times.E309] - [times.D309]) / 1000000" office:value-type="float" office:value="268.290304" calcext:value-type="float">
            <text:p>268.290304</text:p>
          </table:table-cell>
          <table:table-cell table:formula="of:= ([times.G309] - [times.F309]) / 1000000" office:value-type="float" office:value="329.858048" calcext:value-type="float">
            <text:p>329.858048</text:p>
          </table:table-cell>
        </table:table-row>
        <table:table-row table:style-name="ro1">
          <table:table-cell table:formula="of:=[times.A310]" office:value-type="float" office:value="308" calcext:value-type="float">
            <text:p>308</text:p>
          </table:table-cell>
          <table:table-cell table:formula="of:= ([times.C310] - [times.B310]) / 1000000" office:value-type="float" office:value="38.41792" calcext:value-type="float">
            <text:p>38.41792</text:p>
          </table:table-cell>
          <table:table-cell table:formula="of:= ([times.E310] - [times.D310]) / 1000000" office:value-type="float" office:value="267.98976" calcext:value-type="float">
            <text:p>267.98976</text:p>
          </table:table-cell>
          <table:table-cell table:formula="of:= ([times.G310] - [times.F310]) / 1000000" office:value-type="float" office:value="329.671424" calcext:value-type="float">
            <text:p>329.671424</text:p>
          </table:table-cell>
        </table:table-row>
        <table:table-row table:style-name="ro1">
          <table:table-cell table:formula="of:=[times.A311]" office:value-type="float" office:value="309" calcext:value-type="float">
            <text:p>309</text:p>
          </table:table-cell>
          <table:table-cell table:formula="of:= ([times.C311] - [times.B311]) / 1000000" office:value-type="float" office:value="38.32704" calcext:value-type="float">
            <text:p>38.32704</text:p>
          </table:table-cell>
          <table:table-cell table:formula="of:= ([times.E311] - [times.D311]) / 1000000" office:value-type="float" office:value="267.815168" calcext:value-type="float">
            <text:p>267.815168</text:p>
          </table:table-cell>
          <table:table-cell table:formula="of:= ([times.G311] - [times.F311]) / 1000000" office:value-type="float" office:value="329.49888" calcext:value-type="float">
            <text:p>329.49888</text:p>
          </table:table-cell>
        </table:table-row>
        <table:table-row table:style-name="ro1">
          <table:table-cell table:formula="of:=[times.A312]" office:value-type="float" office:value="310" calcext:value-type="float">
            <text:p>310</text:p>
          </table:table-cell>
          <table:table-cell table:formula="of:= ([times.C312] - [times.B312]) / 1000000" office:value-type="float" office:value="39.022336" calcext:value-type="float">
            <text:p>39.022336</text:p>
          </table:table-cell>
          <table:table-cell table:formula="of:= ([times.E312] - [times.D312]) / 1000000" office:value-type="float" office:value="267.712768" calcext:value-type="float">
            <text:p>267.712768</text:p>
          </table:table-cell>
          <table:table-cell table:formula="of:= ([times.G312] - [times.F312]) / 1000000" office:value-type="float" office:value="329.32608" calcext:value-type="float">
            <text:p>329.32608</text:p>
          </table:table-cell>
        </table:table-row>
        <table:table-row table:style-name="ro1">
          <table:table-cell table:formula="of:=[times.A313]" office:value-type="float" office:value="311" calcext:value-type="float">
            <text:p>311</text:p>
          </table:table-cell>
          <table:table-cell table:formula="of:= ([times.C313] - [times.B313]) / 1000000" office:value-type="float" office:value="41.209856" calcext:value-type="float">
            <text:p>41.209856</text:p>
          </table:table-cell>
          <table:table-cell table:formula="of:= ([times.E313] - [times.D313]) / 1000000" office:value-type="float" office:value="267.382272" calcext:value-type="float">
            <text:p>267.382272</text:p>
          </table:table-cell>
          <table:table-cell table:formula="of:= ([times.G313] - [times.F313]) / 1000000" office:value-type="float" office:value="329.106944" calcext:value-type="float">
            <text:p>329.106944</text:p>
          </table:table-cell>
        </table:table-row>
        <table:table-row table:style-name="ro1">
          <table:table-cell table:formula="of:=[times.A314]" office:value-type="float" office:value="312" calcext:value-type="float">
            <text:p>312</text:p>
          </table:table-cell>
          <table:table-cell table:formula="of:= ([times.C314] - [times.B314]) / 1000000" office:value-type="float" office:value="44.137728" calcext:value-type="float">
            <text:p>44.137728</text:p>
          </table:table-cell>
          <table:table-cell table:formula="of:= ([times.E314] - [times.D314]) / 1000000" office:value-type="float" office:value="267.181056" calcext:value-type="float">
            <text:p>267.181056</text:p>
          </table:table-cell>
          <table:table-cell table:formula="of:= ([times.G314] - [times.F314]) / 1000000" office:value-type="float" office:value="328.947712" calcext:value-type="float">
            <text:p>328.947712</text:p>
          </table:table-cell>
        </table:table-row>
        <table:table-row table:style-name="ro1">
          <table:table-cell table:formula="of:=[times.A315]" office:value-type="float" office:value="313" calcext:value-type="float">
            <text:p>313</text:p>
          </table:table-cell>
          <table:table-cell table:formula="of:= ([times.C315] - [times.B315]) / 1000000" office:value-type="float" office:value="47.549184" calcext:value-type="float">
            <text:p>47.549184</text:p>
          </table:table-cell>
          <table:table-cell table:formula="of:= ([times.E315] - [times.D315]) / 1000000" office:value-type="float" office:value="267.10528" calcext:value-type="float">
            <text:p>267.10528</text:p>
          </table:table-cell>
          <table:table-cell table:formula="of:= ([times.G315] - [times.F315]) / 1000000" office:value-type="float" office:value="328.779008" calcext:value-type="float">
            <text:p>328.779008</text:p>
          </table:table-cell>
        </table:table-row>
        <table:table-row table:style-name="ro1">
          <table:table-cell table:formula="of:=[times.A316]" office:value-type="float" office:value="314" calcext:value-type="float">
            <text:p>314</text:p>
          </table:table-cell>
          <table:table-cell table:formula="of:= ([times.C316] - [times.B316]) / 1000000" office:value-type="float" office:value="51.84512" calcext:value-type="float">
            <text:p>51.84512</text:p>
          </table:table-cell>
          <table:table-cell table:formula="of:= ([times.E316] - [times.D316]) / 1000000" office:value-type="float" office:value="266.85696" calcext:value-type="float">
            <text:p>266.85696</text:p>
          </table:table-cell>
          <table:table-cell table:formula="of:= ([times.G316] - [times.F316]) / 1000000" office:value-type="float" office:value="328.580608" calcext:value-type="float">
            <text:p>328.580608</text:p>
          </table:table-cell>
        </table:table-row>
        <table:table-row table:style-name="ro1">
          <table:table-cell table:formula="of:=[times.A317]" office:value-type="float" office:value="315" calcext:value-type="float">
            <text:p>315</text:p>
          </table:table-cell>
          <table:table-cell table:formula="of:= ([times.C317] - [times.B317]) / 1000000" office:value-type="float" office:value="51.981312" calcext:value-type="float">
            <text:p>51.981312</text:p>
          </table:table-cell>
          <table:table-cell table:formula="of:= ([times.E317] - [times.D317]) / 1000000" office:value-type="float" office:value="266.653184" calcext:value-type="float">
            <text:p>266.653184</text:p>
          </table:table-cell>
          <table:table-cell table:formula="of:= ([times.G317] - [times.F317]) / 1000000" office:value-type="float" office:value="328.425216" calcext:value-type="float">
            <text:p>328.425216</text:p>
          </table:table-cell>
        </table:table-row>
        <table:table-row table:style-name="ro1">
          <table:table-cell table:formula="of:=[times.A318]" office:value-type="float" office:value="316" calcext:value-type="float">
            <text:p>316</text:p>
          </table:table-cell>
          <table:table-cell table:formula="of:= ([times.C318] - [times.B318]) / 1000000" office:value-type="float" office:value="55.549696" calcext:value-type="float">
            <text:p>55.549696</text:p>
          </table:table-cell>
          <table:table-cell table:formula="of:= ([times.E318] - [times.D318]) / 1000000" office:value-type="float" office:value="266.62016" calcext:value-type="float">
            <text:p>266.62016</text:p>
          </table:table-cell>
          <table:table-cell table:formula="of:= ([times.G318] - [times.F318]) / 1000000" office:value-type="float" office:value="326.576896" calcext:value-type="float">
            <text:p>326.576896</text:p>
          </table:table-cell>
        </table:table-row>
        <table:table-row table:style-name="ro1">
          <table:table-cell table:formula="of:=[times.A319]" office:value-type="float" office:value="317" calcext:value-type="float">
            <text:p>317</text:p>
          </table:table-cell>
          <table:table-cell table:formula="of:= ([times.C319] - [times.B319]) / 1000000" office:value-type="float" office:value="57.723904" calcext:value-type="float">
            <text:p>57.723904</text:p>
          </table:table-cell>
          <table:table-cell table:formula="of:= ([times.E319] - [times.D319]) / 1000000" office:value-type="float" office:value="266.317312" calcext:value-type="float">
            <text:p>266.317312</text:p>
          </table:table-cell>
          <table:table-cell table:formula="of:= ([times.G319] - [times.F319]) / 1000000" office:value-type="float" office:value="326.332416" calcext:value-type="float">
            <text:p>326.332416</text:p>
          </table:table-cell>
        </table:table-row>
        <table:table-row table:style-name="ro1">
          <table:table-cell table:formula="of:=[times.A320]" office:value-type="float" office:value="318" calcext:value-type="float">
            <text:p>318</text:p>
          </table:table-cell>
          <table:table-cell table:formula="of:= ([times.C320] - [times.B320]) / 1000000" office:value-type="float" office:value="58.087936" calcext:value-type="float">
            <text:p>58.087936</text:p>
          </table:table-cell>
          <table:table-cell table:formula="of:= ([times.E320] - [times.D320]) / 1000000" office:value-type="float" office:value="266.0224" calcext:value-type="float">
            <text:p>266.0224</text:p>
          </table:table-cell>
          <table:table-cell table:formula="of:= ([times.G320] - [times.F320]) / 1000000" office:value-type="float" office:value="325.790976" calcext:value-type="float">
            <text:p>325.790976</text:p>
          </table:table-cell>
        </table:table-row>
        <table:table-row table:style-name="ro1">
          <table:table-cell table:formula="of:=[times.A321]" office:value-type="float" office:value="319" calcext:value-type="float">
            <text:p>319</text:p>
          </table:table-cell>
          <table:table-cell table:formula="of:= ([times.C321] - [times.B321]) / 1000000" office:value-type="float" office:value="60.553216" calcext:value-type="float">
            <text:p>60.553216</text:p>
          </table:table-cell>
          <table:table-cell table:formula="of:= ([times.E321] - [times.D321]) / 1000000" office:value-type="float" office:value="265.851392" calcext:value-type="float">
            <text:p>265.851392</text:p>
          </table:table-cell>
          <table:table-cell table:formula="of:= ([times.G321] - [times.F321]) / 1000000" office:value-type="float" office:value="325.604352" calcext:value-type="float">
            <text:p>325.604352</text:p>
          </table:table-cell>
        </table:table-row>
        <table:table-row table:style-name="ro1">
          <table:table-cell table:formula="of:=[times.A322]" office:value-type="float" office:value="320" calcext:value-type="float">
            <text:p>320</text:p>
          </table:table-cell>
          <table:table-cell table:formula="of:= ([times.C322] - [times.B322]) / 1000000" office:value-type="float" office:value="64.111872" calcext:value-type="float">
            <text:p>64.111872</text:p>
          </table:table-cell>
          <table:table-cell table:formula="of:= ([times.E322] - [times.D322]) / 1000000" office:value-type="float" office:value="265.748224" calcext:value-type="float">
            <text:p>265.748224</text:p>
          </table:table-cell>
          <table:table-cell table:formula="of:= ([times.G322] - [times.F322]) / 1000000" office:value-type="float" office:value="325.40416" calcext:value-type="float">
            <text:p>325.40416</text:p>
          </table:table-cell>
        </table:table-row>
        <table:table-row table:style-name="ro1">
          <table:table-cell table:formula="of:=[times.A323]" office:value-type="float" office:value="321" calcext:value-type="float">
            <text:p>321</text:p>
          </table:table-cell>
          <table:table-cell table:formula="of:= ([times.C323] - [times.B323]) / 1000000" office:value-type="float" office:value="65.705984" calcext:value-type="float">
            <text:p>65.705984</text:p>
          </table:table-cell>
          <table:table-cell table:formula="of:= ([times.E323] - [times.D323]) / 1000000" office:value-type="float" office:value="265.445888" calcext:value-type="float">
            <text:p>265.445888</text:p>
          </table:table-cell>
          <table:table-cell table:formula="of:= ([times.G323] - [times.F323]) / 1000000" office:value-type="float" office:value="325.196288" calcext:value-type="float">
            <text:p>325.196288</text:p>
          </table:table-cell>
        </table:table-row>
        <table:table-row table:style-name="ro1">
          <table:table-cell table:formula="of:=[times.A324]" office:value-type="float" office:value="322" calcext:value-type="float">
            <text:p>322</text:p>
          </table:table-cell>
          <table:table-cell table:formula="of:= ([times.C324] - [times.B324]) / 1000000" office:value-type="float" office:value="67.144704" calcext:value-type="float">
            <text:p>67.144704</text:p>
          </table:table-cell>
          <table:table-cell table:formula="of:= ([times.E324] - [times.D324]) / 1000000" office:value-type="float" office:value="265.259776" calcext:value-type="float">
            <text:p>265.259776</text:p>
          </table:table-cell>
          <table:table-cell table:formula="of:= ([times.G324] - [times.F324]) / 1000000" office:value-type="float" office:value="325.020928" calcext:value-type="float">
            <text:p>325.020928</text:p>
          </table:table-cell>
        </table:table-row>
        <table:table-row table:style-name="ro1">
          <table:table-cell table:formula="of:=[times.A325]" office:value-type="float" office:value="323" calcext:value-type="float">
            <text:p>323</text:p>
          </table:table-cell>
          <table:table-cell table:formula="of:= ([times.C325] - [times.B325]) / 1000000" office:value-type="float" office:value="69.1328" calcext:value-type="float">
            <text:p>69.1328</text:p>
          </table:table-cell>
          <table:table-cell table:formula="of:= ([times.E325] - [times.D325]) / 1000000" office:value-type="float" office:value="265.191424" calcext:value-type="float">
            <text:p>265.191424</text:p>
          </table:table-cell>
          <table:table-cell table:formula="of:= ([times.G325] - [times.F325]) / 1000000" office:value-type="float" office:value="324.829952" calcext:value-type="float">
            <text:p>324.829952</text:p>
          </table:table-cell>
        </table:table-row>
        <table:table-row table:style-name="ro1">
          <table:table-cell table:formula="of:=[times.A326]" office:value-type="float" office:value="324" calcext:value-type="float">
            <text:p>324</text:p>
          </table:table-cell>
          <table:table-cell table:formula="of:= ([times.C326] - [times.B326]) / 1000000" office:value-type="float" office:value="69.501696" calcext:value-type="float">
            <text:p>69.501696</text:p>
          </table:table-cell>
          <table:table-cell table:formula="of:= ([times.E326] - [times.D326]) / 1000000" office:value-type="float" office:value="264.89984" calcext:value-type="float">
            <text:p>264.89984</text:p>
          </table:table-cell>
          <table:table-cell table:formula="of:= ([times.G326] - [times.F326]) / 1000000" office:value-type="float" office:value="324.669696" calcext:value-type="float">
            <text:p>324.669696</text:p>
          </table:table-cell>
        </table:table-row>
        <table:table-row table:style-name="ro1">
          <table:table-cell table:formula="of:=[times.A327]" office:value-type="float" office:value="325" calcext:value-type="float">
            <text:p>325</text:p>
          </table:table-cell>
          <table:table-cell table:formula="of:= ([times.C327] - [times.B327]) / 1000000" office:value-type="float" office:value="69.39264" calcext:value-type="float">
            <text:p>69.39264</text:p>
          </table:table-cell>
          <table:table-cell table:formula="of:= ([times.E327] - [times.D327]) / 1000000" office:value-type="float" office:value="264.692992" calcext:value-type="float">
            <text:p>264.692992</text:p>
          </table:table-cell>
          <table:table-cell table:formula="of:= ([times.G327] - [times.F327]) / 1000000" office:value-type="float" office:value="324.510976" calcext:value-type="float">
            <text:p>324.510976</text:p>
          </table:table-cell>
        </table:table-row>
        <table:table-row table:style-name="ro1">
          <table:table-cell table:formula="of:=[times.A328]" office:value-type="float" office:value="326" calcext:value-type="float">
            <text:p>326</text:p>
          </table:table-cell>
          <table:table-cell table:formula="of:= ([times.C328] - [times.B328]) / 1000000" office:value-type="float" office:value="69.110272" calcext:value-type="float">
            <text:p>69.110272</text:p>
          </table:table-cell>
          <table:table-cell table:formula="of:= ([times.E328] - [times.D328]) / 1000000" office:value-type="float" office:value="264.611072" calcext:value-type="float">
            <text:p>264.611072</text:p>
          </table:table-cell>
          <table:table-cell table:formula="of:= ([times.G328] - [times.F328]) / 1000000" office:value-type="float" office:value="324.352" calcext:value-type="float">
            <text:p>324.352</text:p>
          </table:table-cell>
        </table:table-row>
        <table:table-row table:style-name="ro1">
          <table:table-cell table:formula="of:=[times.A329]" office:value-type="float" office:value="327" calcext:value-type="float">
            <text:p>327</text:p>
          </table:table-cell>
          <table:table-cell table:formula="of:= ([times.C329] - [times.B329]) / 1000000" office:value-type="float" office:value="68.939776" calcext:value-type="float">
            <text:p>68.939776</text:p>
          </table:table-cell>
          <table:table-cell table:formula="of:= ([times.E329] - [times.D329]) / 1000000" office:value-type="float" office:value="264.307712" calcext:value-type="float">
            <text:p>264.307712</text:p>
          </table:table-cell>
          <table:table-cell table:formula="of:= ([times.G329] - [times.F329]) / 1000000" office:value-type="float" office:value="324.094208" calcext:value-type="float">
            <text:p>324.094208</text:p>
          </table:table-cell>
        </table:table-row>
        <table:table-row table:style-name="ro1">
          <table:table-cell table:formula="of:=[times.A330]" office:value-type="float" office:value="328" calcext:value-type="float">
            <text:p>328</text:p>
          </table:table-cell>
          <table:table-cell table:formula="of:= ([times.C330] - [times.B330]) / 1000000" office:value-type="float" office:value="68.805888" calcext:value-type="float">
            <text:p>68.805888</text:p>
          </table:table-cell>
          <table:table-cell table:formula="of:= ([times.E330] - [times.D330]) / 1000000" office:value-type="float" office:value="264.097024" calcext:value-type="float">
            <text:p>264.097024</text:p>
          </table:table-cell>
          <table:table-cell table:formula="of:= ([times.G330] - [times.F330]) / 1000000" office:value-type="float" office:value="323.954176" calcext:value-type="float">
            <text:p>323.954176</text:p>
          </table:table-cell>
        </table:table-row>
        <table:table-row table:style-name="ro1">
          <table:table-cell table:formula="of:=[times.A331]" office:value-type="float" office:value="329" calcext:value-type="float">
            <text:p>329</text:p>
          </table:table-cell>
          <table:table-cell table:formula="of:= ([times.C331] - [times.B331]) / 1000000" office:value-type="float" office:value="68.172032" calcext:value-type="float">
            <text:p>68.172032</text:p>
          </table:table-cell>
          <table:table-cell table:formula="of:= ([times.E331] - [times.D331]) / 1000000" office:value-type="float" office:value="264.0192" calcext:value-type="float">
            <text:p>264.0192</text:p>
          </table:table-cell>
          <table:table-cell table:formula="of:= ([times.G331] - [times.F331]) / 1000000" office:value-type="float" office:value="323.78112" calcext:value-type="float">
            <text:p>323.78112</text:p>
          </table:table-cell>
        </table:table-row>
        <table:table-row table:style-name="ro1">
          <table:table-cell table:formula="of:=[times.A332]" office:value-type="float" office:value="330" calcext:value-type="float">
            <text:p>330</text:p>
          </table:table-cell>
          <table:table-cell table:formula="of:= ([times.C332] - [times.B332]) / 1000000" office:value-type="float" office:value="67.971072" calcext:value-type="float">
            <text:p>67.971072</text:p>
          </table:table-cell>
          <table:table-cell table:formula="of:= ([times.E332] - [times.D332]) / 1000000" office:value-type="float" office:value="263.713792" calcext:value-type="float">
            <text:p>263.713792</text:p>
          </table:table-cell>
          <table:table-cell table:formula="of:= ([times.G332] - [times.F332]) / 1000000" office:value-type="float" office:value="323.615232" calcext:value-type="float">
            <text:p>323.615232</text:p>
          </table:table-cell>
        </table:table-row>
        <table:table-row table:style-name="ro1">
          <table:table-cell table:formula="of:=[times.A333]" office:value-type="float" office:value="331" calcext:value-type="float">
            <text:p>331</text:p>
          </table:table-cell>
          <table:table-cell table:formula="of:= ([times.C333] - [times.B333]) / 1000000" office:value-type="float" office:value="67.868672" calcext:value-type="float">
            <text:p>67.868672</text:p>
          </table:table-cell>
          <table:table-cell table:formula="of:= ([times.E333] - [times.D333]) / 1000000" office:value-type="float" office:value="263.512064" calcext:value-type="float">
            <text:p>263.512064</text:p>
          </table:table-cell>
          <table:table-cell table:formula="of:= ([times.G333] - [times.F333]) / 1000000" office:value-type="float" office:value="323.453184" calcext:value-type="float">
            <text:p>323.453184</text:p>
          </table:table-cell>
        </table:table-row>
        <table:table-row table:style-name="ro1">
          <table:table-cell table:formula="of:=[times.A334]" office:value-type="float" office:value="332" calcext:value-type="float">
            <text:p>332</text:p>
          </table:table-cell>
          <table:table-cell table:formula="of:= ([times.C334] - [times.B334]) / 1000000" office:value-type="float" office:value="67.578624" calcext:value-type="float">
            <text:p>67.578624</text:p>
          </table:table-cell>
          <table:table-cell table:formula="of:= ([times.E334] - [times.D334]) / 1000000" office:value-type="float" office:value="263.4368" calcext:value-type="float">
            <text:p>263.4368</text:p>
          </table:table-cell>
          <table:table-cell table:formula="of:= ([times.G334] - [times.F334]) / 1000000" office:value-type="float" office:value="323.272192" calcext:value-type="float">
            <text:p>323.272192</text:p>
          </table:table-cell>
        </table:table-row>
        <table:table-row table:style-name="ro1">
          <table:table-cell table:formula="of:=[times.A335]" office:value-type="float" office:value="333" calcext:value-type="float">
            <text:p>333</text:p>
          </table:table-cell>
          <table:table-cell table:formula="of:= ([times.C335] - [times.B335]) / 1000000" office:value-type="float" office:value="68.368896" calcext:value-type="float">
            <text:p>68.368896</text:p>
          </table:table-cell>
          <table:table-cell table:formula="of:= ([times.E335] - [times.D335]) / 1000000" office:value-type="float" office:value="263.083776" calcext:value-type="float">
            <text:p>263.083776</text:p>
          </table:table-cell>
          <table:table-cell table:formula="of:= ([times.G335] - [times.F335]) / 1000000" office:value-type="float" office:value="323.083008" calcext:value-type="float">
            <text:p>323.083008</text:p>
          </table:table-cell>
        </table:table-row>
        <table:table-row table:style-name="ro1">
          <table:table-cell table:formula="of:=[times.A336]" office:value-type="float" office:value="334" calcext:value-type="float">
            <text:p>334</text:p>
          </table:table-cell>
          <table:table-cell table:formula="of:= ([times.C336] - [times.B336]) / 1000000" office:value-type="float" office:value="68.268288" calcext:value-type="float">
            <text:p>68.268288</text:p>
          </table:table-cell>
          <table:table-cell table:formula="of:= ([times.E336] - [times.D336]) / 1000000" office:value-type="float" office:value="262.902784" calcext:value-type="float">
            <text:p>262.902784</text:p>
          </table:table-cell>
          <table:table-cell table:formula="of:= ([times.G336] - [times.F336]) / 1000000" office:value-type="float" office:value="322.918912" calcext:value-type="float">
            <text:p>322.918912</text:p>
          </table:table-cell>
        </table:table-row>
        <table:table-row table:style-name="ro1">
          <table:table-cell table:formula="of:=[times.A337]" office:value-type="float" office:value="335" calcext:value-type="float">
            <text:p>335</text:p>
          </table:table-cell>
          <table:table-cell table:formula="of:= ([times.C337] - [times.B337]) / 1000000" office:value-type="float" office:value="68.130048" calcext:value-type="float">
            <text:p>68.130048</text:p>
          </table:table-cell>
          <table:table-cell table:formula="of:= ([times.E337] - [times.D337]) / 1000000" office:value-type="float" office:value="262.806016" calcext:value-type="float">
            <text:p>262.806016</text:p>
          </table:table-cell>
          <table:table-cell table:formula="of:= ([times.G337] - [times.F337]) / 1000000" office:value-type="float" office:value="322.706688" calcext:value-type="float">
            <text:p>322.706688</text:p>
          </table:table-cell>
        </table:table-row>
        <table:table-row table:style-name="ro1">
          <table:table-cell table:formula="of:=[times.A338]" office:value-type="float" office:value="336" calcext:value-type="float">
            <text:p>336</text:p>
          </table:table-cell>
          <table:table-cell table:formula="of:= ([times.C338] - [times.B338]) / 1000000" office:value-type="float" office:value="67.77216" calcext:value-type="float">
            <text:p>67.77216</text:p>
          </table:table-cell>
          <table:table-cell table:formula="of:= ([times.E338] - [times.D338]) / 1000000" office:value-type="float" office:value="262.50496" calcext:value-type="float">
            <text:p>262.50496</text:p>
          </table:table-cell>
          <table:table-cell table:formula="of:= ([times.G338] - [times.F338]) / 1000000" office:value-type="float" office:value="322.511872" calcext:value-type="float">
            <text:p>322.511872</text:p>
          </table:table-cell>
        </table:table-row>
        <table:table-row table:style-name="ro1">
          <table:table-cell table:formula="of:=[times.A339]" office:value-type="float" office:value="337" calcext:value-type="float">
            <text:p>337</text:p>
          </table:table-cell>
          <table:table-cell table:formula="of:= ([times.C339] - [times.B339]) / 1000000" office:value-type="float" office:value="67.331328" calcext:value-type="float">
            <text:p>67.331328</text:p>
          </table:table-cell>
          <table:table-cell table:formula="of:= ([times.E339] - [times.D339]) / 1000000" office:value-type="float" office:value="262.39488" calcext:value-type="float">
            <text:p>262.39488</text:p>
          </table:table-cell>
          <table:table-cell table:formula="of:= ([times.G339] - [times.F339]) / 1000000" office:value-type="float" office:value="322.320896" calcext:value-type="float">
            <text:p>322.320896</text:p>
          </table:table-cell>
        </table:table-row>
        <table:table-row table:style-name="ro1">
          <table:table-cell table:formula="of:=[times.A340]" office:value-type="float" office:value="338" calcext:value-type="float">
            <text:p>338</text:p>
          </table:table-cell>
          <table:table-cell table:formula="of:= ([times.C340] - [times.B340]) / 1000000" office:value-type="float" office:value="67.042304" calcext:value-type="float">
            <text:p>67.042304</text:p>
          </table:table-cell>
          <table:table-cell table:formula="of:= ([times.E340] - [times.D340]) / 1000000" office:value-type="float" office:value="262.05184" calcext:value-type="float">
            <text:p>262.05184</text:p>
          </table:table-cell>
          <table:table-cell table:formula="of:= ([times.G340] - [times.F340]) / 1000000" office:value-type="float" office:value="322.105856" calcext:value-type="float">
            <text:p>322.105856</text:p>
          </table:table-cell>
        </table:table-row>
        <table:table-row table:style-name="ro1">
          <table:table-cell table:formula="of:=[times.A341]" office:value-type="float" office:value="339" calcext:value-type="float">
            <text:p>339</text:p>
          </table:table-cell>
          <table:table-cell table:formula="of:= ([times.C341] - [times.B341]) / 1000000" office:value-type="float" office:value="66.706944" calcext:value-type="float">
            <text:p>66.706944</text:p>
          </table:table-cell>
          <table:table-cell table:formula="of:= ([times.E341] - [times.D341]) / 1000000" office:value-type="float" office:value="261.862912" calcext:value-type="float">
            <text:p>261.862912</text:p>
          </table:table-cell>
          <table:table-cell table:formula="of:= ([times.G341] - [times.F341]) / 1000000" office:value-type="float" office:value="321.908224" calcext:value-type="float">
            <text:p>321.908224</text:p>
          </table:table-cell>
        </table:table-row>
        <table:table-row table:style-name="ro1">
          <table:table-cell table:formula="of:=[times.A342]" office:value-type="float" office:value="340" calcext:value-type="float">
            <text:p>340</text:p>
          </table:table-cell>
          <table:table-cell table:formula="of:= ([times.C342] - [times.B342]) / 1000000" office:value-type="float" office:value="66.3232" calcext:value-type="float">
            <text:p>66.3232</text:p>
          </table:table-cell>
          <table:table-cell table:formula="of:= ([times.E342] - [times.D342]) / 1000000" office:value-type="float" office:value="261.790976" calcext:value-type="float">
            <text:p>261.790976</text:p>
          </table:table-cell>
          <table:table-cell table:formula="of:= ([times.G342] - [times.F342]) / 1000000" office:value-type="float" office:value="321.749504" calcext:value-type="float">
            <text:p>321.749504</text:p>
          </table:table-cell>
        </table:table-row>
        <table:table-row table:style-name="ro1">
          <table:table-cell table:formula="of:=[times.A343]" office:value-type="float" office:value="341" calcext:value-type="float">
            <text:p>341</text:p>
          </table:table-cell>
          <table:table-cell table:formula="of:= ([times.C343] - [times.B343]) / 1000000" office:value-type="float" office:value="66.03008" calcext:value-type="float">
            <text:p>66.03008</text:p>
          </table:table-cell>
          <table:table-cell table:formula="of:= ([times.E343] - [times.D343]) / 1000000" office:value-type="float" office:value="261.49888" calcext:value-type="float">
            <text:p>261.49888</text:p>
          </table:table-cell>
          <table:table-cell table:formula="of:= ([times.G343] - [times.F343]) / 1000000" office:value-type="float" office:value="321.622528" calcext:value-type="float">
            <text:p>321.622528</text:p>
          </table:table-cell>
        </table:table-row>
        <table:table-row table:style-name="ro1">
          <table:table-cell table:formula="of:=[times.A344]" office:value-type="float" office:value="342" calcext:value-type="float">
            <text:p>342</text:p>
          </table:table-cell>
          <table:table-cell table:formula="of:= ([times.C344] - [times.B344]) / 1000000" office:value-type="float" office:value="65.961984" calcext:value-type="float">
            <text:p>65.961984</text:p>
          </table:table-cell>
          <table:table-cell table:formula="of:= ([times.E344] - [times.D344]) / 1000000" office:value-type="float" office:value="261.303296" calcext:value-type="float">
            <text:p>261.303296</text:p>
          </table:table-cell>
          <table:table-cell table:formula="of:= ([times.G344] - [times.F344]) / 1000000" office:value-type="float" office:value="321.43488" calcext:value-type="float">
            <text:p>321.43488</text:p>
          </table:table-cell>
        </table:table-row>
        <table:table-row table:style-name="ro1">
          <table:table-cell table:formula="of:=[times.A345]" office:value-type="float" office:value="343" calcext:value-type="float">
            <text:p>343</text:p>
          </table:table-cell>
          <table:table-cell table:formula="of:= ([times.C345] - [times.B345]) / 1000000" office:value-type="float" office:value="65.45408" calcext:value-type="float">
            <text:p>65.45408</text:p>
          </table:table-cell>
          <table:table-cell table:formula="of:= ([times.E345] - [times.D345]) / 1000000" office:value-type="float" office:value="261.200896" calcext:value-type="float">
            <text:p>261.200896</text:p>
          </table:table-cell>
          <table:table-cell table:formula="of:= ([times.G345] - [times.F345]) / 1000000" office:value-type="float" office:value="321.289984" calcext:value-type="float">
            <text:p>321.289984</text:p>
          </table:table-cell>
        </table:table-row>
        <table:table-row table:style-name="ro1">
          <table:table-cell table:formula="of:=[times.A346]" office:value-type="float" office:value="344" calcext:value-type="float">
            <text:p>344</text:p>
          </table:table-cell>
          <table:table-cell table:formula="of:= ([times.C346] - [times.B346]) / 1000000" office:value-type="float" office:value="64.985856" calcext:value-type="float">
            <text:p>64.985856</text:p>
          </table:table-cell>
          <table:table-cell table:formula="of:= ([times.E346] - [times.D346]) / 1000000" office:value-type="float" office:value="260.878848" calcext:value-type="float">
            <text:p>260.878848</text:p>
          </table:table-cell>
          <table:table-cell table:formula="of:= ([times.G346] - [times.F346]) / 1000000" office:value-type="float" office:value="321.108736" calcext:value-type="float">
            <text:p>321.108736</text:p>
          </table:table-cell>
        </table:table-row>
        <table:table-row table:style-name="ro1">
          <table:table-cell table:formula="of:=[times.A347]" office:value-type="float" office:value="345" calcext:value-type="float">
            <text:p>345</text:p>
          </table:table-cell>
          <table:table-cell table:formula="of:= ([times.C347] - [times.B347]) / 1000000" office:value-type="float" office:value="64.65792" calcext:value-type="float">
            <text:p>64.65792</text:p>
          </table:table-cell>
          <table:table-cell table:formula="of:= ([times.E347] - [times.D347]) / 1000000" office:value-type="float" office:value="260.691968" calcext:value-type="float">
            <text:p>260.691968</text:p>
          </table:table-cell>
          <table:table-cell table:formula="of:= ([times.G347] - [times.F347]) / 1000000" office:value-type="float" office:value="320.905472" calcext:value-type="float">
            <text:p>320.905472</text:p>
          </table:table-cell>
        </table:table-row>
        <table:table-row table:style-name="ro1">
          <table:table-cell table:formula="of:=[times.A348]" office:value-type="float" office:value="346" calcext:value-type="float">
            <text:p>346</text:p>
          </table:table-cell>
          <table:table-cell table:formula="of:= ([times.C348] - [times.B348]) / 1000000" office:value-type="float" office:value="64.403968" calcext:value-type="float">
            <text:p>64.403968</text:p>
          </table:table-cell>
          <table:table-cell table:formula="of:= ([times.E348] - [times.D348]) / 1000000" office:value-type="float" office:value="260.559104" calcext:value-type="float">
            <text:p>260.559104</text:p>
          </table:table-cell>
          <table:table-cell table:formula="of:= ([times.G348] - [times.F348]) / 1000000" office:value-type="float" office:value="320.717056" calcext:value-type="float">
            <text:p>320.717056</text:p>
          </table:table-cell>
        </table:table-row>
        <table:table-row table:style-name="ro1">
          <table:table-cell table:formula="of:=[times.A349]" office:value-type="float" office:value="347" calcext:value-type="float">
            <text:p>347</text:p>
          </table:table-cell>
          <table:table-cell table:formula="of:= ([times.C349] - [times.B349]) / 1000000" office:value-type="float" office:value="64.475648" calcext:value-type="float">
            <text:p>64.475648</text:p>
          </table:table-cell>
          <table:table-cell table:formula="of:= ([times.E349] - [times.D349]) / 1000000" office:value-type="float" office:value="260.251392" calcext:value-type="float">
            <text:p>260.251392</text:p>
          </table:table-cell>
          <table:table-cell table:formula="of:= ([times.G349] - [times.F349]) / 1000000" office:value-type="float" office:value="320.562944" calcext:value-type="float">
            <text:p>320.562944</text:p>
          </table:table-cell>
        </table:table-row>
        <table:table-row table:style-name="ro1">
          <table:table-cell table:formula="of:=[times.A350]" office:value-type="float" office:value="348" calcext:value-type="float">
            <text:p>348</text:p>
          </table:table-cell>
          <table:table-cell table:formula="of:= ([times.C350] - [times.B350]) / 1000000" office:value-type="float" office:value="64.335872" calcext:value-type="float">
            <text:p>64.335872</text:p>
          </table:table-cell>
          <table:table-cell table:formula="of:= ([times.E350] - [times.D350]) / 1000000" office:value-type="float" office:value="260.052992" calcext:value-type="float">
            <text:p>260.052992</text:p>
          </table:table-cell>
          <table:table-cell table:formula="of:= ([times.G350] - [times.F350]) / 1000000" office:value-type="float" office:value="320.364288" calcext:value-type="float">
            <text:p>320.364288</text:p>
          </table:table-cell>
        </table:table-row>
        <table:table-row table:style-name="ro1">
          <table:table-cell table:formula="of:=[times.A351]" office:value-type="float" office:value="349" calcext:value-type="float">
            <text:p>349</text:p>
          </table:table-cell>
          <table:table-cell table:formula="of:= ([times.C351] - [times.B351]) / 1000000" office:value-type="float" office:value="64.04992" calcext:value-type="float">
            <text:p>64.04992</text:p>
          </table:table-cell>
          <table:table-cell table:formula="of:= ([times.E351] - [times.D351]) / 1000000" office:value-type="float" office:value="259.921152" calcext:value-type="float">
            <text:p>259.921152</text:p>
          </table:table-cell>
          <table:table-cell table:formula="of:= ([times.G351] - [times.F351]) / 1000000" office:value-type="float" office:value="320.203008" calcext:value-type="float">
            <text:p>320.203008</text:p>
          </table:table-cell>
        </table:table-row>
        <table:table-row table:style-name="ro1">
          <table:table-cell table:formula="of:=[times.A352]" office:value-type="float" office:value="350" calcext:value-type="float">
            <text:p>350</text:p>
          </table:table-cell>
          <table:table-cell table:formula="of:= ([times.C352] - [times.B352]) / 1000000" office:value-type="float" office:value="67.522816" calcext:value-type="float">
            <text:p>67.522816</text:p>
          </table:table-cell>
          <table:table-cell table:formula="of:= ([times.E352] - [times.D352]) / 1000000" office:value-type="float" office:value="259.607808" calcext:value-type="float">
            <text:p>259.607808</text:p>
          </table:table-cell>
          <table:table-cell table:formula="of:= ([times.G352] - [times.F352]) / 1000000" office:value-type="float" office:value="319.9872" calcext:value-type="float">
            <text:p>319.9872</text:p>
          </table:table-cell>
        </table:table-row>
        <table:table-row table:style-name="ro1">
          <table:table-cell table:formula="of:=[times.A353]" office:value-type="float" office:value="351" calcext:value-type="float">
            <text:p>351</text:p>
          </table:table-cell>
          <table:table-cell table:formula="of:= ([times.C353] - [times.B353]) / 1000000" office:value-type="float" office:value="71.069952" calcext:value-type="float">
            <text:p>71.069952</text:p>
          </table:table-cell>
          <table:table-cell table:formula="of:= ([times.E353] - [times.D353]) / 1000000" office:value-type="float" office:value="259.428864" calcext:value-type="float">
            <text:p>259.428864</text:p>
          </table:table-cell>
          <table:table-cell table:formula="of:= ([times.G353] - [times.F353]) / 1000000" office:value-type="float" office:value="319.839232" calcext:value-type="float">
            <text:p>319.839232</text:p>
          </table:table-cell>
        </table:table-row>
        <table:table-row table:style-name="ro1">
          <table:table-cell table:formula="of:=[times.A354]" office:value-type="float" office:value="352" calcext:value-type="float">
            <text:p>352</text:p>
          </table:table-cell>
          <table:table-cell table:formula="of:= ([times.C354] - [times.B354]) / 1000000" office:value-type="float" office:value="73.37984" calcext:value-type="float">
            <text:p>73.37984</text:p>
          </table:table-cell>
          <table:table-cell table:formula="of:= ([times.E354] - [times.D354]) / 1000000" office:value-type="float" office:value="259.359744" calcext:value-type="float">
            <text:p>259.359744</text:p>
          </table:table-cell>
          <table:table-cell table:formula="of:= ([times.G354] - [times.F354]) / 1000000" office:value-type="float" office:value="319.613696" calcext:value-type="float">
            <text:p>319.613696</text:p>
          </table:table-cell>
        </table:table-row>
        <table:table-row table:style-name="ro1">
          <table:table-cell table:formula="of:=[times.A355]" office:value-type="float" office:value="353" calcext:value-type="float">
            <text:p>353</text:p>
          </table:table-cell>
          <table:table-cell table:formula="of:= ([times.C355] - [times.B355]) / 1000000" office:value-type="float" office:value="73.438976" calcext:value-type="float">
            <text:p>73.438976</text:p>
          </table:table-cell>
          <table:table-cell table:formula="of:= ([times.E355] - [times.D355]) / 1000000" office:value-type="float" office:value="259.067904" calcext:value-type="float">
            <text:p>259.067904</text:p>
          </table:table-cell>
          <table:table-cell table:formula="of:= ([times.G355] - [times.F355]) / 1000000" office:value-type="float" office:value="319.453952" calcext:value-type="float">
            <text:p>319.453952</text:p>
          </table:table-cell>
        </table:table-row>
        <table:table-row table:style-name="ro1">
          <table:table-cell table:formula="of:=[times.A356]" office:value-type="float" office:value="354" calcext:value-type="float">
            <text:p>354</text:p>
          </table:table-cell>
          <table:table-cell table:formula="of:= ([times.C356] - [times.B356]) / 1000000" office:value-type="float" office:value="73.324288" calcext:value-type="float">
            <text:p>73.324288</text:p>
          </table:table-cell>
          <table:table-cell table:formula="of:= ([times.E356] - [times.D356]) / 1000000" office:value-type="float" office:value="258.89792" calcext:value-type="float">
            <text:p>258.89792</text:p>
          </table:table-cell>
          <table:table-cell table:formula="of:= ([times.G356] - [times.F356]) / 1000000" office:value-type="float" office:value="319.20896" calcext:value-type="float">
            <text:p>319.20896</text:p>
          </table:table-cell>
        </table:table-row>
        <table:table-row table:style-name="ro1">
          <table:table-cell table:formula="of:=[times.A357]" office:value-type="float" office:value="355" calcext:value-type="float">
            <text:p>355</text:p>
          </table:table-cell>
          <table:table-cell table:formula="of:= ([times.C357] - [times.B357]) / 1000000" office:value-type="float" office:value="73.037824" calcext:value-type="float">
            <text:p>73.037824</text:p>
          </table:table-cell>
          <table:table-cell table:formula="of:= ([times.E357] - [times.D357]) / 1000000" office:value-type="float" office:value="258.793984" calcext:value-type="float">
            <text:p>258.793984</text:p>
          </table:table-cell>
          <table:table-cell table:formula="of:= ([times.G357] - [times.F357]) / 1000000" office:value-type="float" office:value="319.048192" calcext:value-type="float">
            <text:p>319.048192</text:p>
          </table:table-cell>
        </table:table-row>
        <table:table-row table:style-name="ro1">
          <table:table-cell table:formula="of:=[times.A358]" office:value-type="float" office:value="356" calcext:value-type="float">
            <text:p>356</text:p>
          </table:table-cell>
          <table:table-cell table:formula="of:= ([times.C358] - [times.B358]) / 1000000" office:value-type="float" office:value="72.862464" calcext:value-type="float">
            <text:p>72.862464</text:p>
          </table:table-cell>
          <table:table-cell table:formula="of:= ([times.E358] - [times.D358]) / 1000000" office:value-type="float" office:value="258.49088" calcext:value-type="float">
            <text:p>258.49088</text:p>
          </table:table-cell>
          <table:table-cell table:formula="of:= ([times.G358] - [times.F358]) / 1000000" office:value-type="float" office:value="318.863872" calcext:value-type="float">
            <text:p>318.863872</text:p>
          </table:table-cell>
        </table:table-row>
        <table:table-row table:style-name="ro1">
          <table:table-cell table:formula="of:=[times.A359]" office:value-type="float" office:value="357" calcext:value-type="float">
            <text:p>357</text:p>
          </table:table-cell>
          <table:table-cell table:formula="of:= ([times.C359] - [times.B359]) / 1000000" office:value-type="float" office:value="72.70528" calcext:value-type="float">
            <text:p>72.70528</text:p>
          </table:table-cell>
          <table:table-cell table:formula="of:= ([times.E359] - [times.D359]) / 1000000" office:value-type="float" office:value="258.304256" calcext:value-type="float">
            <text:p>258.304256</text:p>
          </table:table-cell>
          <table:table-cell table:formula="of:= ([times.G359] - [times.F359]) / 1000000" office:value-type="float" office:value="318.70208" calcext:value-type="float">
            <text:p>318.70208</text:p>
          </table:table-cell>
        </table:table-row>
        <table:table-row table:style-name="ro1">
          <table:table-cell table:formula="of:=[times.A360]" office:value-type="float" office:value="358" calcext:value-type="float">
            <text:p>358</text:p>
          </table:table-cell>
          <table:table-cell table:formula="of:= ([times.C360] - [times.B360]) / 1000000" office:value-type="float" office:value="72.841984" calcext:value-type="float">
            <text:p>72.841984</text:p>
          </table:table-cell>
          <table:table-cell table:formula="of:= ([times.E360] - [times.D360]) / 1000000" office:value-type="float" office:value="258.23488" calcext:value-type="float">
            <text:p>258.23488</text:p>
          </table:table-cell>
          <table:table-cell table:formula="of:= ([times.G360] - [times.F360]) / 1000000" office:value-type="float" office:value="318.56" calcext:value-type="float">
            <text:p>318.56</text:p>
          </table:table-cell>
        </table:table-row>
        <table:table-row table:style-name="ro1">
          <table:table-cell table:formula="of:=[times.A361]" office:value-type="float" office:value="359" calcext:value-type="float">
            <text:p>359</text:p>
          </table:table-cell>
          <table:table-cell table:formula="of:= ([times.C361] - [times.B361]) / 1000000" office:value-type="float" office:value="72.617984" calcext:value-type="float">
            <text:p>72.617984</text:p>
          </table:table-cell>
          <table:table-cell table:formula="of:= ([times.E361] - [times.D361]) / 1000000" office:value-type="float" office:value="257.946368" calcext:value-type="float">
            <text:p>257.946368</text:p>
          </table:table-cell>
          <table:table-cell table:formula="of:= ([times.G361] - [times.F361]) / 1000000" office:value-type="float" office:value="318.34368" calcext:value-type="float">
            <text:p>318.34368</text:p>
          </table:table-cell>
        </table:table-row>
        <table:table-row table:style-name="ro1">
          <table:table-cell table:formula="of:=[times.A362]" office:value-type="float" office:value="360" calcext:value-type="float">
            <text:p>360</text:p>
          </table:table-cell>
          <table:table-cell table:formula="of:= ([times.C362] - [times.B362]) / 1000000" office:value-type="float" office:value="72.428288" calcext:value-type="float">
            <text:p>72.428288</text:p>
          </table:table-cell>
          <table:table-cell table:formula="of:= ([times.E362] - [times.D362]) / 1000000" office:value-type="float" office:value="257.695232" calcext:value-type="float">
            <text:p>257.695232</text:p>
          </table:table-cell>
          <table:table-cell table:formula="of:= ([times.G362] - [times.F362]) / 1000000" office:value-type="float" office:value="318.176256" calcext:value-type="float">
            <text:p>318.176256</text:p>
          </table:table-cell>
        </table:table-row>
        <table:table-row table:style-name="ro1">
          <table:table-cell table:formula="of:=[times.A363]" office:value-type="float" office:value="361" calcext:value-type="float">
            <text:p>361</text:p>
          </table:table-cell>
          <table:table-cell table:formula="of:= ([times.C363] - [times.B363]) / 1000000" office:value-type="float" office:value="73.691136" calcext:value-type="float">
            <text:p>73.691136</text:p>
          </table:table-cell>
          <table:table-cell table:formula="of:= ([times.E363] - [times.D363]) / 1000000" office:value-type="float" office:value="257.609984" calcext:value-type="float">
            <text:p>257.609984</text:p>
          </table:table-cell>
          <table:table-cell table:formula="of:= ([times.G363] - [times.F363]) / 1000000" office:value-type="float" office:value="318.006016" calcext:value-type="float">
            <text:p>318.006016</text:p>
          </table:table-cell>
        </table:table-row>
        <table:table-row table:style-name="ro1">
          <table:table-cell table:formula="of:=[times.A364]" office:value-type="float" office:value="362" calcext:value-type="float">
            <text:p>362</text:p>
          </table:table-cell>
          <table:table-cell table:formula="of:= ([times.C364] - [times.B364]) / 1000000" office:value-type="float" office:value="73.690368" calcext:value-type="float">
            <text:p>73.690368</text:p>
          </table:table-cell>
          <table:table-cell table:formula="of:= ([times.E364] - [times.D364]) / 1000000" office:value-type="float" office:value="257.302016" calcext:value-type="float">
            <text:p>257.302016</text:p>
          </table:table-cell>
          <table:table-cell table:formula="of:= ([times.G364] - [times.F364]) / 1000000" office:value-type="float" office:value="317.821952" calcext:value-type="float">
            <text:p>317.821952</text:p>
          </table:table-cell>
        </table:table-row>
        <table:table-row table:style-name="ro1">
          <table:table-cell table:formula="of:=[times.A365]" office:value-type="float" office:value="363" calcext:value-type="float">
            <text:p>363</text:p>
          </table:table-cell>
          <table:table-cell table:formula="of:= ([times.C365] - [times.B365]) / 1000000" office:value-type="float" office:value="73.560064" calcext:value-type="float">
            <text:p>73.560064</text:p>
          </table:table-cell>
          <table:table-cell table:formula="of:= ([times.E365] - [times.D365]) / 1000000" office:value-type="float" office:value="257.077248" calcext:value-type="float">
            <text:p>257.077248</text:p>
          </table:table-cell>
          <table:table-cell table:formula="of:= ([times.G365] - [times.F365]) / 1000000" office:value-type="float" office:value="317.667072" calcext:value-type="float">
            <text:p>317.667072</text:p>
          </table:table-cell>
        </table:table-row>
        <table:table-row table:style-name="ro1">
          <table:table-cell table:formula="of:=[times.A366]" office:value-type="float" office:value="364" calcext:value-type="float">
            <text:p>364</text:p>
          </table:table-cell>
          <table:table-cell table:formula="of:= ([times.C366] - [times.B366]) / 1000000" office:value-type="float" office:value="73.349888" calcext:value-type="float">
            <text:p>73.349888</text:p>
          </table:table-cell>
          <table:table-cell table:formula="of:= ([times.E366] - [times.D366]) / 1000000" office:value-type="float" office:value="257.00096" calcext:value-type="float">
            <text:p>257.00096</text:p>
          </table:table-cell>
          <table:table-cell table:formula="of:= ([times.G366] - [times.F366]) / 1000000" office:value-type="float" office:value="317.47584" calcext:value-type="float">
            <text:p>317.47584</text:p>
          </table:table-cell>
        </table:table-row>
        <table:table-row table:style-name="ro1">
          <table:table-cell table:formula="of:=[times.A367]" office:value-type="float" office:value="365" calcext:value-type="float">
            <text:p>365</text:p>
          </table:table-cell>
          <table:table-cell table:formula="of:= ([times.C367] - [times.B367]) / 1000000" office:value-type="float" office:value="73.055744" calcext:value-type="float">
            <text:p>73.055744</text:p>
          </table:table-cell>
          <table:table-cell table:formula="of:= ([times.E367] - [times.D367]) / 1000000" office:value-type="float" office:value="256.696832" calcext:value-type="float">
            <text:p>256.696832</text:p>
          </table:table-cell>
          <table:table-cell table:formula="of:= ([times.G367] - [times.F367]) / 1000000" office:value-type="float" office:value="317.314048" calcext:value-type="float">
            <text:p>317.314048</text:p>
          </table:table-cell>
        </table:table-row>
        <table:table-row table:style-name="ro1">
          <table:table-cell table:formula="of:=[times.A368]" office:value-type="float" office:value="366" calcext:value-type="float">
            <text:p>366</text:p>
          </table:table-cell>
          <table:table-cell table:formula="of:= ([times.C368] - [times.B368]) / 1000000" office:value-type="float" office:value="72.759296" calcext:value-type="float">
            <text:p>72.759296</text:p>
          </table:table-cell>
          <table:table-cell table:formula="of:= ([times.E368] - [times.D368]) / 1000000" office:value-type="float" office:value="256.459264" calcext:value-type="float">
            <text:p>256.459264</text:p>
          </table:table-cell>
          <table:table-cell table:formula="of:= ([times.G368] - [times.F368]) / 1000000" office:value-type="float" office:value="317.124096" calcext:value-type="float">
            <text:p>317.124096</text:p>
          </table:table-cell>
        </table:table-row>
        <table:table-row table:style-name="ro1">
          <table:table-cell table:formula="of:=[times.A369]" office:value-type="float" office:value="367" calcext:value-type="float">
            <text:p>367</text:p>
          </table:table-cell>
          <table:table-cell table:formula="of:= ([times.C369] - [times.B369]) / 1000000" office:value-type="float" office:value="72.726016" calcext:value-type="float">
            <text:p>72.726016</text:p>
          </table:table-cell>
          <table:table-cell table:formula="of:= ([times.E369] - [times.D369]) / 1000000" office:value-type="float" office:value="256.373248" calcext:value-type="float">
            <text:p>256.373248</text:p>
          </table:table-cell>
          <table:table-cell table:formula="of:= ([times.G369] - [times.F369]) / 1000000" office:value-type="float" office:value="316.965632" calcext:value-type="float">
            <text:p>316.965632</text:p>
          </table:table-cell>
        </table:table-row>
        <table:table-row table:style-name="ro1">
          <table:table-cell table:formula="of:=[times.A370]" office:value-type="float" office:value="368" calcext:value-type="float">
            <text:p>368</text:p>
          </table:table-cell>
          <table:table-cell table:formula="of:= ([times.C370] - [times.B370]) / 1000000" office:value-type="float" office:value="72.317184" calcext:value-type="float">
            <text:p>72.317184</text:p>
          </table:table-cell>
          <table:table-cell table:formula="of:= ([times.E370] - [times.D370]) / 1000000" office:value-type="float" office:value="256.068096" calcext:value-type="float">
            <text:p>256.068096</text:p>
          </table:table-cell>
          <table:table-cell table:formula="of:= ([times.G370] - [times.F370]) / 1000000" office:value-type="float" office:value="316.804096" calcext:value-type="float">
            <text:p>316.804096</text:p>
          </table:table-cell>
        </table:table-row>
        <table:table-row table:style-name="ro1">
          <table:table-cell table:formula="of:=[times.A371]" office:value-type="float" office:value="369" calcext:value-type="float">
            <text:p>369</text:p>
          </table:table-cell>
          <table:table-cell table:formula="of:= ([times.C371] - [times.B371]) / 1000000" office:value-type="float" office:value="72.125952" calcext:value-type="float">
            <text:p>72.125952</text:p>
          </table:table-cell>
          <table:table-cell table:formula="of:= ([times.E371] - [times.D371]) / 1000000" office:value-type="float" office:value="255.897856" calcext:value-type="float">
            <text:p>255.897856</text:p>
          </table:table-cell>
          <table:table-cell table:formula="of:= ([times.G371] - [times.F371]) / 1000000" office:value-type="float" office:value="316.594176" calcext:value-type="float">
            <text:p>316.594176</text:p>
          </table:table-cell>
        </table:table-row>
        <table:table-row table:style-name="ro1">
          <table:table-cell table:formula="of:=[times.A372]" office:value-type="float" office:value="370" calcext:value-type="float">
            <text:p>370</text:p>
          </table:table-cell>
          <table:table-cell table:formula="of:= ([times.C372] - [times.B372]) / 1000000" office:value-type="float" office:value="71.908864" calcext:value-type="float">
            <text:p>71.908864</text:p>
          </table:table-cell>
          <table:table-cell table:formula="of:= ([times.E372] - [times.D372]) / 1000000" office:value-type="float" office:value="255.730944" calcext:value-type="float">
            <text:p>255.730944</text:p>
          </table:table-cell>
          <table:table-cell table:formula="of:= ([times.G372] - [times.F372]) / 1000000" office:value-type="float" office:value="316.436736" calcext:value-type="float">
            <text:p>316.436736</text:p>
          </table:table-cell>
        </table:table-row>
        <table:table-row table:style-name="ro1">
          <table:table-cell table:formula="of:=[times.A373]" office:value-type="float" office:value="371" calcext:value-type="float">
            <text:p>371</text:p>
          </table:table-cell>
          <table:table-cell table:formula="of:= ([times.C373] - [times.B373]) / 1000000" office:value-type="float" office:value="71.59808" calcext:value-type="float">
            <text:p>71.59808</text:p>
          </table:table-cell>
          <table:table-cell table:formula="of:= ([times.E373] - [times.D373]) / 1000000" office:value-type="float" office:value="255.680768" calcext:value-type="float">
            <text:p>255.680768</text:p>
          </table:table-cell>
          <table:table-cell table:formula="of:= ([times.G373] - [times.F373]) / 1000000" office:value-type="float" office:value="316.271872" calcext:value-type="float">
            <text:p>316.271872</text:p>
          </table:table-cell>
        </table:table-row>
        <table:table-row table:style-name="ro1">
          <table:table-cell table:formula="of:=[times.A374]" office:value-type="float" office:value="372" calcext:value-type="float">
            <text:p>372</text:p>
          </table:table-cell>
          <table:table-cell table:formula="of:= ([times.C374] - [times.B374]) / 1000000" office:value-type="float" office:value="72.60672" calcext:value-type="float">
            <text:p>72.60672</text:p>
          </table:table-cell>
          <table:table-cell table:formula="of:= ([times.E374] - [times.D374]) / 1000000" office:value-type="float" office:value="255.370752" calcext:value-type="float">
            <text:p>255.370752</text:p>
          </table:table-cell>
          <table:table-cell table:formula="of:= ([times.G374] - [times.F374]) / 1000000" office:value-type="float" office:value="316.04224" calcext:value-type="float">
            <text:p>316.04224</text:p>
          </table:table-cell>
        </table:table-row>
        <table:table-row table:style-name="ro1">
          <table:table-cell table:formula="of:=[times.A375]" office:value-type="float" office:value="373" calcext:value-type="float">
            <text:p>373</text:p>
          </table:table-cell>
          <table:table-cell table:formula="of:= ([times.C375] - [times.B375]) / 1000000" office:value-type="float" office:value="72.60416" calcext:value-type="float">
            <text:p>72.60416</text:p>
          </table:table-cell>
          <table:table-cell table:formula="of:= ([times.E375] - [times.D375]) / 1000000" office:value-type="float" office:value="255.16416" calcext:value-type="float">
            <text:p>255.16416</text:p>
          </table:table-cell>
          <table:table-cell table:formula="of:= ([times.G375] - [times.F375]) / 1000000" office:value-type="float" office:value="315.856128" calcext:value-type="float">
            <text:p>315.856128</text:p>
          </table:table-cell>
        </table:table-row>
        <table:table-row table:style-name="ro1">
          <table:table-cell table:formula="of:=[times.A376]" office:value-type="float" office:value="374" calcext:value-type="float">
            <text:p>374</text:p>
          </table:table-cell>
          <table:table-cell table:formula="of:= ([times.C376] - [times.B376]) / 1000000" office:value-type="float" office:value="73.62304" calcext:value-type="float">
            <text:p>73.62304</text:p>
          </table:table-cell>
          <table:table-cell table:formula="of:= ([times.E376] - [times.D376]) / 1000000" office:value-type="float" office:value="255.085056" calcext:value-type="float">
            <text:p>255.085056</text:p>
          </table:table-cell>
          <table:table-cell table:formula="of:= ([times.G376] - [times.F376]) / 1000000" office:value-type="float" office:value="315.67488" calcext:value-type="float">
            <text:p>315.67488</text:p>
          </table:table-cell>
        </table:table-row>
        <table:table-row table:style-name="ro1">
          <table:table-cell table:formula="of:=[times.A377]" office:value-type="float" office:value="375" calcext:value-type="float">
            <text:p>375</text:p>
          </table:table-cell>
          <table:table-cell table:formula="of:= ([times.C377] - [times.B377]) / 1000000" office:value-type="float" office:value="73.552128" calcext:value-type="float">
            <text:p>73.552128</text:p>
          </table:table-cell>
          <table:table-cell table:formula="of:= ([times.E377] - [times.D377]) / 1000000" office:value-type="float" office:value="254.860288" calcext:value-type="float">
            <text:p>254.860288</text:p>
          </table:table-cell>
          <table:table-cell table:formula="of:= ([times.G377] - [times.F377]) / 1000000" office:value-type="float" office:value="315.547904" calcext:value-type="float">
            <text:p>315.547904</text:p>
          </table:table-cell>
        </table:table-row>
        <table:table-row table:style-name="ro1">
          <table:table-cell table:formula="of:=[times.A378]" office:value-type="float" office:value="376" calcext:value-type="float">
            <text:p>376</text:p>
          </table:table-cell>
          <table:table-cell table:formula="of:= ([times.C378] - [times.B378]) / 1000000" office:value-type="float" office:value="74.941952" calcext:value-type="float">
            <text:p>74.941952</text:p>
          </table:table-cell>
          <table:table-cell table:formula="of:= ([times.E378] - [times.D378]) / 1000000" office:value-type="float" office:value="254.695936" calcext:value-type="float">
            <text:p>254.695936</text:p>
          </table:table-cell>
          <table:table-cell table:formula="of:= ([times.G378] - [times.F378]) / 1000000" office:value-type="float" office:value="315.35616" calcext:value-type="float">
            <text:p>315.35616</text:p>
          </table:table-cell>
        </table:table-row>
        <table:table-row table:style-name="ro1">
          <table:table-cell table:formula="of:=[times.A379]" office:value-type="float" office:value="377" calcext:value-type="float">
            <text:p>377</text:p>
          </table:table-cell>
          <table:table-cell table:formula="of:= ([times.C379] - [times.B379]) / 1000000" office:value-type="float" office:value="80.04608" calcext:value-type="float">
            <text:p>80.04608</text:p>
          </table:table-cell>
          <table:table-cell table:formula="of:= ([times.E379] - [times.D379]) / 1000000" office:value-type="float" office:value="254.5984" calcext:value-type="float">
            <text:p>254.5984</text:p>
          </table:table-cell>
          <table:table-cell table:formula="of:= ([times.G379] - [times.F379]) / 1000000" office:value-type="float" office:value="315.13216" calcext:value-type="float">
            <text:p>315.13216</text:p>
          </table:table-cell>
        </table:table-row>
        <table:table-row table:style-name="ro1">
          <table:table-cell table:formula="of:=[times.A380]" office:value-type="float" office:value="378" calcext:value-type="float">
            <text:p>378</text:p>
          </table:table-cell>
          <table:table-cell table:formula="of:= ([times.C380] - [times.B380]) / 1000000" office:value-type="float" office:value="79.854336" calcext:value-type="float">
            <text:p>79.854336</text:p>
          </table:table-cell>
          <table:table-cell table:formula="of:= ([times.E380] - [times.D380]) / 1000000" office:value-type="float" office:value="254.255872" calcext:value-type="float">
            <text:p>254.255872</text:p>
          </table:table-cell>
          <table:table-cell table:formula="of:= ([times.G380] - [times.F380]) / 1000000" office:value-type="float" office:value="314.926592" calcext:value-type="float">
            <text:p>314.926592</text:p>
          </table:table-cell>
        </table:table-row>
        <table:table-row table:style-name="ro1">
          <table:table-cell table:formula="of:=[times.A381]" office:value-type="float" office:value="379" calcext:value-type="float">
            <text:p>379</text:p>
          </table:table-cell>
          <table:table-cell table:formula="of:= ([times.C381] - [times.B381]) / 1000000" office:value-type="float" office:value="79.84384" calcext:value-type="float">
            <text:p>79.84384</text:p>
          </table:table-cell>
          <table:table-cell table:formula="of:= ([times.E381] - [times.D381]) / 1000000" office:value-type="float" office:value="254.119424" calcext:value-type="float">
            <text:p>254.119424</text:p>
          </table:table-cell>
          <table:table-cell table:formula="of:= ([times.G381] - [times.F381]) / 1000000" office:value-type="float" office:value="314.727936" calcext:value-type="float">
            <text:p>314.727936</text:p>
          </table:table-cell>
        </table:table-row>
        <table:table-row table:style-name="ro1">
          <table:table-cell table:formula="of:=[times.A382]" office:value-type="float" office:value="380" calcext:value-type="float">
            <text:p>380</text:p>
          </table:table-cell>
          <table:table-cell table:formula="of:= ([times.C382] - [times.B382]) / 1000000" office:value-type="float" office:value="79.7568" calcext:value-type="float">
            <text:p>79.7568</text:p>
          </table:table-cell>
          <table:table-cell table:formula="of:= ([times.E382] - [times.D382]) / 1000000" office:value-type="float" office:value="253.755136" calcext:value-type="float">
            <text:p>253.755136</text:p>
          </table:table-cell>
          <table:table-cell table:formula="of:= ([times.G382] - [times.F382]) / 1000000" office:value-type="float" office:value="314.52928" calcext:value-type="float">
            <text:p>314.52928</text:p>
          </table:table-cell>
        </table:table-row>
        <table:table-row table:style-name="ro1">
          <table:table-cell table:formula="of:=[times.A383]" office:value-type="float" office:value="381" calcext:value-type="float">
            <text:p>381</text:p>
          </table:table-cell>
          <table:table-cell table:formula="of:= ([times.C383] - [times.B383]) / 1000000" office:value-type="float" office:value="81.00608" calcext:value-type="float">
            <text:p>81.00608</text:p>
          </table:table-cell>
          <table:table-cell table:formula="of:= ([times.E383] - [times.D383]) / 1000000" office:value-type="float" office:value="253.52192" calcext:value-type="float">
            <text:p>253.52192</text:p>
          </table:table-cell>
          <table:table-cell table:formula="of:= ([times.G383] - [times.F383]) / 1000000" office:value-type="float" office:value="314.289152" calcext:value-type="float">
            <text:p>314.289152</text:p>
          </table:table-cell>
        </table:table-row>
        <table:table-row table:style-name="ro1">
          <table:table-cell table:formula="of:=[times.A384]" office:value-type="float" office:value="382" calcext:value-type="float">
            <text:p>382</text:p>
          </table:table-cell>
          <table:table-cell table:formula="of:= ([times.C384] - [times.B384]) / 1000000" office:value-type="float" office:value="88.522496" calcext:value-type="float">
            <text:p>88.522496</text:p>
          </table:table-cell>
          <table:table-cell table:formula="of:= ([times.E384] - [times.D384]) / 1000000" office:value-type="float" office:value="253.424896" calcext:value-type="float">
            <text:p>253.424896</text:p>
          </table:table-cell>
          <table:table-cell table:formula="of:= ([times.G384] - [times.F384]) / 1000000" office:value-type="float" office:value="314.155264" calcext:value-type="float">
            <text:p>314.155264</text:p>
          </table:table-cell>
        </table:table-row>
        <table:table-row table:style-name="ro1">
          <table:table-cell table:formula="of:=[times.A385]" office:value-type="float" office:value="383" calcext:value-type="float">
            <text:p>383</text:p>
          </table:table-cell>
          <table:table-cell table:formula="of:= ([times.C385] - [times.B385]) / 1000000" office:value-type="float" office:value="90.162944" calcext:value-type="float">
            <text:p>90.162944</text:p>
          </table:table-cell>
          <table:table-cell table:formula="of:= ([times.E385] - [times.D385]) / 1000000" office:value-type="float" office:value="253.108736" calcext:value-type="float">
            <text:p>253.108736</text:p>
          </table:table-cell>
          <table:table-cell table:formula="of:= ([times.G385] - [times.F385]) / 1000000" office:value-type="float" office:value="313.958912" calcext:value-type="float">
            <text:p>313.958912</text:p>
          </table:table-cell>
        </table:table-row>
        <table:table-row table:style-name="ro1">
          <table:table-cell table:formula="of:=[times.A386]" office:value-type="float" office:value="384" calcext:value-type="float">
            <text:p>384</text:p>
          </table:table-cell>
          <table:table-cell table:formula="of:= ([times.C386] - [times.B386]) / 1000000" office:value-type="float" office:value="91.660032" calcext:value-type="float">
            <text:p>91.660032</text:p>
          </table:table-cell>
          <table:table-cell table:formula="of:= ([times.E386] - [times.D386]) / 1000000" office:value-type="float" office:value="252.935168" calcext:value-type="float">
            <text:p>252.935168</text:p>
          </table:table-cell>
          <table:table-cell table:formula="of:= ([times.G386] - [times.F386]) / 1000000" office:value-type="float" office:value="313.770752" calcext:value-type="float">
            <text:p>313.770752</text:p>
          </table:table-cell>
        </table:table-row>
        <table:table-row table:style-name="ro1">
          <table:table-cell table:formula="of:=[times.A387]" office:value-type="float" office:value="385" calcext:value-type="float">
            <text:p>385</text:p>
          </table:table-cell>
          <table:table-cell table:formula="of:= ([times.C387] - [times.B387]) / 1000000" office:value-type="float" office:value="92.137216" calcext:value-type="float">
            <text:p>92.137216</text:p>
          </table:table-cell>
          <table:table-cell table:formula="of:= ([times.E387] - [times.D387]) / 1000000" office:value-type="float" office:value="252.835072" calcext:value-type="float">
            <text:p>252.835072</text:p>
          </table:table-cell>
          <table:table-cell table:formula="of:= ([times.G387] - [times.F387]) / 1000000" office:value-type="float" office:value="313.569024" calcext:value-type="float">
            <text:p>313.569024</text:p>
          </table:table-cell>
        </table:table-row>
        <table:table-row table:style-name="ro1">
          <table:table-cell table:formula="of:=[times.A388]" office:value-type="float" office:value="386" calcext:value-type="float">
            <text:p>386</text:p>
          </table:table-cell>
          <table:table-cell table:formula="of:= ([times.C388] - [times.B388]) / 1000000" office:value-type="float" office:value="99.674112" calcext:value-type="float">
            <text:p>99.674112</text:p>
          </table:table-cell>
          <table:table-cell table:formula="of:= ([times.E388] - [times.D388]) / 1000000" office:value-type="float" office:value="252.4928" calcext:value-type="float">
            <text:p>252.4928</text:p>
          </table:table-cell>
          <table:table-cell table:formula="of:= ([times.G388] - [times.F388]) / 1000000" office:value-type="float" office:value="313.355776" calcext:value-type="float">
            <text:p>313.355776</text:p>
          </table:table-cell>
        </table:table-row>
        <table:table-row table:style-name="ro1">
          <table:table-cell table:formula="of:=[times.A389]" office:value-type="float" office:value="387" calcext:value-type="float">
            <text:p>387</text:p>
          </table:table-cell>
          <table:table-cell table:formula="of:= ([times.C389] - [times.B389]) / 1000000" office:value-type="float" office:value="101.291264" calcext:value-type="float">
            <text:p>101.291264</text:p>
          </table:table-cell>
          <table:table-cell table:formula="of:= ([times.E389] - [times.D389]) / 1000000" office:value-type="float" office:value="252.304896" calcext:value-type="float">
            <text:p>252.304896</text:p>
          </table:table-cell>
          <table:table-cell table:formula="of:= ([times.G389] - [times.F389]) / 1000000" office:value-type="float" office:value="313.171712" calcext:value-type="float">
            <text:p>313.171712</text:p>
          </table:table-cell>
        </table:table-row>
        <table:table-row table:style-name="ro1">
          <table:table-cell table:formula="of:=[times.A390]" office:value-type="float" office:value="388" calcext:value-type="float">
            <text:p>388</text:p>
          </table:table-cell>
          <table:table-cell table:formula="of:= ([times.C390] - [times.B390]) / 1000000" office:value-type="float" office:value="103.515136" calcext:value-type="float">
            <text:p>103.515136</text:p>
          </table:table-cell>
          <table:table-cell table:formula="of:= ([times.E390] - [times.D390]) / 1000000" office:value-type="float" office:value="252.248832" calcext:value-type="float">
            <text:p>252.248832</text:p>
          </table:table-cell>
          <table:table-cell table:formula="of:= ([times.G390] - [times.F390]) / 1000000" office:value-type="float" office:value="312.916736" calcext:value-type="float">
            <text:p>312.916736</text:p>
          </table:table-cell>
        </table:table-row>
        <table:table-row table:style-name="ro1">
          <table:table-cell table:formula="of:=[times.A391]" office:value-type="float" office:value="389" calcext:value-type="float">
            <text:p>389</text:p>
          </table:table-cell>
          <table:table-cell table:formula="of:= ([times.C391] - [times.B391]) / 1000000" office:value-type="float" office:value="103.31008" calcext:value-type="float">
            <text:p>103.31008</text:p>
          </table:table-cell>
          <table:table-cell table:formula="of:= ([times.E391] - [times.D391]) / 1000000" office:value-type="float" office:value="251.919872" calcext:value-type="float">
            <text:p>251.919872</text:p>
          </table:table-cell>
          <table:table-cell table:formula="of:= ([times.G391] - [times.F391]) / 1000000" office:value-type="float" office:value="312.73728" calcext:value-type="float">
            <text:p>312.73728</text:p>
          </table:table-cell>
        </table:table-row>
        <table:table-row table:style-name="ro1">
          <table:table-cell table:formula="of:=[times.A392]" office:value-type="float" office:value="390" calcext:value-type="float">
            <text:p>390</text:p>
          </table:table-cell>
          <table:table-cell table:formula="of:= ([times.C392] - [times.B392]) / 1000000" office:value-type="float" office:value="103.972096" calcext:value-type="float">
            <text:p>103.972096</text:p>
          </table:table-cell>
          <table:table-cell table:formula="of:= ([times.E392] - [times.D392]) / 1000000" office:value-type="float" office:value="251.809024" calcext:value-type="float">
            <text:p>251.809024</text:p>
          </table:table-cell>
          <table:table-cell table:formula="of:= ([times.G392] - [times.F392]) / 1000000" office:value-type="float" office:value="312.56192" calcext:value-type="float">
            <text:p>312.56192</text:p>
          </table:table-cell>
        </table:table-row>
        <table:table-row table:style-name="ro1">
          <table:table-cell table:formula="of:=[times.A393]" office:value-type="float" office:value="391" calcext:value-type="float">
            <text:p>391</text:p>
          </table:table-cell>
          <table:table-cell table:formula="of:= ([times.C393] - [times.B393]) / 1000000" office:value-type="float" office:value="104.66304" calcext:value-type="float">
            <text:p>104.66304</text:p>
          </table:table-cell>
          <table:table-cell table:formula="of:= ([times.E393] - [times.D393]) / 1000000" office:value-type="float" office:value="251.504128" calcext:value-type="float">
            <text:p>251.504128</text:p>
          </table:table-cell>
          <table:table-cell table:formula="of:= ([times.G393] - [times.F393]) / 1000000" office:value-type="float" office:value="312.395776" calcext:value-type="float">
            <text:p>312.395776</text:p>
          </table:table-cell>
        </table:table-row>
        <table:table-row table:style-name="ro1">
          <table:table-cell table:formula="of:=[times.A394]" office:value-type="float" office:value="392" calcext:value-type="float">
            <text:p>392</text:p>
          </table:table-cell>
          <table:table-cell table:formula="of:= ([times.C394] - [times.B394]) / 1000000" office:value-type="float" office:value="104.4672" calcext:value-type="float">
            <text:p>104.4672</text:p>
          </table:table-cell>
          <table:table-cell table:formula="of:= ([times.E394] - [times.D394]) / 1000000" office:value-type="float" office:value="251.332352" calcext:value-type="float">
            <text:p>251.332352</text:p>
          </table:table-cell>
          <table:table-cell table:formula="of:= ([times.G394] - [times.F394]) / 1000000" office:value-type="float" office:value="312.164864" calcext:value-type="float">
            <text:p>312.164864</text:p>
          </table:table-cell>
        </table:table-row>
        <table:table-row table:style-name="ro1">
          <table:table-cell table:formula="of:=[times.A395]" office:value-type="float" office:value="393" calcext:value-type="float">
            <text:p>393</text:p>
          </table:table-cell>
          <table:table-cell table:formula="of:= ([times.C395] - [times.B395]) / 1000000" office:value-type="float" office:value="104.42112" calcext:value-type="float">
            <text:p>104.42112</text:p>
          </table:table-cell>
          <table:table-cell table:formula="of:= ([times.E395] - [times.D395]) / 1000000" office:value-type="float" office:value="251.264" calcext:value-type="float">
            <text:p>251.264</text:p>
          </table:table-cell>
          <table:table-cell table:formula="of:= ([times.G395] - [times.F395]) / 1000000" office:value-type="float" office:value="311.98592" calcext:value-type="float">
            <text:p>311.98592</text:p>
          </table:table-cell>
        </table:table-row>
        <table:table-row table:style-name="ro1">
          <table:table-cell table:formula="of:=[times.A396]" office:value-type="float" office:value="394" calcext:value-type="float">
            <text:p>394</text:p>
          </table:table-cell>
          <table:table-cell table:formula="of:= ([times.C396] - [times.B396]) / 1000000" office:value-type="float" office:value="104.01408" calcext:value-type="float">
            <text:p>104.01408</text:p>
          </table:table-cell>
          <table:table-cell table:formula="of:= ([times.E396] - [times.D396]) / 1000000" office:value-type="float" office:value="250.936064" calcext:value-type="float">
            <text:p>250.936064</text:p>
          </table:table-cell>
          <table:table-cell table:formula="of:= ([times.G396] - [times.F396]) / 1000000" office:value-type="float" office:value="311.617024" calcext:value-type="float">
            <text:p>311.617024</text:p>
          </table:table-cell>
        </table:table-row>
        <table:table-row table:style-name="ro1">
          <table:table-cell table:formula="of:=[times.A397]" office:value-type="float" office:value="395" calcext:value-type="float">
            <text:p>395</text:p>
          </table:table-cell>
          <table:table-cell table:formula="of:= ([times.C397] - [times.B397]) / 1000000" office:value-type="float" office:value="103.646208" calcext:value-type="float">
            <text:p>103.646208</text:p>
          </table:table-cell>
          <table:table-cell table:formula="of:= ([times.E397] - [times.D397]) / 1000000" office:value-type="float" office:value="250.754816" calcext:value-type="float">
            <text:p>250.754816</text:p>
          </table:table-cell>
          <table:table-cell table:formula="of:= ([times.G397] - [times.F397]) / 1000000" office:value-type="float" office:value="311.429888" calcext:value-type="float">
            <text:p>311.429888</text:p>
          </table:table-cell>
        </table:table-row>
        <table:table-row table:style-name="ro1">
          <table:table-cell table:formula="of:=[times.A398]" office:value-type="float" office:value="396" calcext:value-type="float">
            <text:p>396</text:p>
          </table:table-cell>
          <table:table-cell table:formula="of:= ([times.C398] - [times.B398]) / 1000000" office:value-type="float" office:value="103.346944" calcext:value-type="float">
            <text:p>103.346944</text:p>
          </table:table-cell>
          <table:table-cell table:formula="of:= ([times.E398] - [times.D398]) / 1000000" office:value-type="float" office:value="250.6752" calcext:value-type="float">
            <text:p>250.6752</text:p>
          </table:table-cell>
          <table:table-cell table:formula="of:= ([times.G398] - [times.F398]) / 1000000" office:value-type="float" office:value="311.246592" calcext:value-type="float">
            <text:p>311.246592</text:p>
          </table:table-cell>
        </table:table-row>
        <table:table-row table:style-name="ro1">
          <table:table-cell table:formula="of:=[times.A399]" office:value-type="float" office:value="397" calcext:value-type="float">
            <text:p>397</text:p>
          </table:table-cell>
          <table:table-cell table:formula="of:= ([times.C399] - [times.B399]) / 1000000" office:value-type="float" office:value="103.182848" calcext:value-type="float">
            <text:p>103.182848</text:p>
          </table:table-cell>
          <table:table-cell table:formula="of:= ([times.E399] - [times.D399]) / 1000000" office:value-type="float" office:value="250.336256" calcext:value-type="float">
            <text:p>250.336256</text:p>
          </table:table-cell>
          <table:table-cell table:formula="of:= ([times.G399] - [times.F399]) / 1000000" office:value-type="float" office:value="311.060736" calcext:value-type="float">
            <text:p>311.060736</text:p>
          </table:table-cell>
        </table:table-row>
        <table:table-row table:style-name="ro1">
          <table:table-cell table:formula="of:=[times.A400]" office:value-type="float" office:value="398" calcext:value-type="float">
            <text:p>398</text:p>
          </table:table-cell>
          <table:table-cell table:formula="of:= ([times.C400] - [times.B400]) / 1000000" office:value-type="float" office:value="103.01184" calcext:value-type="float">
            <text:p>103.01184</text:p>
          </table:table-cell>
          <table:table-cell table:formula="of:= ([times.E400] - [times.D400]) / 1000000" office:value-type="float" office:value="250.155008" calcext:value-type="float">
            <text:p>250.155008</text:p>
          </table:table-cell>
          <table:table-cell table:formula="of:= ([times.G400] - [times.F400]) / 1000000" office:value-type="float" office:value="310.831104" calcext:value-type="float">
            <text:p>310.831104</text:p>
          </table:table-cell>
        </table:table-row>
        <table:table-row table:style-name="ro1">
          <table:table-cell table:formula="of:=[times.A401]" office:value-type="float" office:value="399" calcext:value-type="float">
            <text:p>399</text:p>
          </table:table-cell>
          <table:table-cell table:formula="of:= ([times.C401] - [times.B401]) / 1000000" office:value-type="float" office:value="102.889984" calcext:value-type="float">
            <text:p>102.889984</text:p>
          </table:table-cell>
          <table:table-cell table:formula="of:= ([times.E401] - [times.D401]) / 1000000" office:value-type="float" office:value="250.074112" calcext:value-type="float">
            <text:p>250.074112</text:p>
          </table:table-cell>
          <table:table-cell table:formula="of:= ([times.G401] - [times.F401]) / 1000000" office:value-type="float" office:value="310.631168" calcext:value-type="float">
            <text:p>310.631168</text:p>
          </table:table-cell>
        </table:table-row>
        <table:table-row table:style-name="ro1">
          <table:table-cell table:formula="of:=[times.A402]" office:value-type="float" office:value="400" calcext:value-type="float">
            <text:p>400</text:p>
          </table:table-cell>
          <table:table-cell table:formula="of:= ([times.C402] - [times.B402]) / 1000000" office:value-type="float" office:value="102.545152" calcext:value-type="float">
            <text:p>102.545152</text:p>
          </table:table-cell>
          <table:table-cell table:formula="of:= ([times.E402] - [times.D402]) / 1000000" office:value-type="float" office:value="249.76" calcext:value-type="float">
            <text:p>249.76</text:p>
          </table:table-cell>
          <table:table-cell table:formula="of:= ([times.G402] - [times.F402]) / 1000000" office:value-type="float" office:value="310.470656" calcext:value-type="float">
            <text:p>310.470656</text:p>
          </table:table-cell>
        </table:table-row>
        <table:table-row table:style-name="ro1">
          <table:table-cell table:formula="of:=[times.A403]" office:value-type="float" office:value="401" calcext:value-type="float">
            <text:p>401</text:p>
          </table:table-cell>
          <table:table-cell table:formula="of:= ([times.C403] - [times.B403]) / 1000000" office:value-type="float" office:value="102.383104" calcext:value-type="float">
            <text:p>102.383104</text:p>
          </table:table-cell>
          <table:table-cell table:formula="of:= ([times.E403] - [times.D403]) / 1000000" office:value-type="float" office:value="249.588736" calcext:value-type="float">
            <text:p>249.588736</text:p>
          </table:table-cell>
          <table:table-cell table:formula="of:= ([times.G403] - [times.F403]) / 1000000" office:value-type="float" office:value="310.21824" calcext:value-type="float">
            <text:p>310.21824</text:p>
          </table:table-cell>
        </table:table-row>
        <table:table-row table:style-name="ro1">
          <table:table-cell table:formula="of:=[times.A404]" office:value-type="float" office:value="402" calcext:value-type="float">
            <text:p>402</text:p>
          </table:table-cell>
          <table:table-cell table:formula="of:= ([times.C404] - [times.B404]) / 1000000" office:value-type="float" office:value="102.133248" calcext:value-type="float">
            <text:p>102.133248</text:p>
          </table:table-cell>
          <table:table-cell table:formula="of:= ([times.E404] - [times.D404]) / 1000000" office:value-type="float" office:value="249.48096" calcext:value-type="float">
            <text:p>249.48096</text:p>
          </table:table-cell>
          <table:table-cell table:formula="of:= ([times.G404] - [times.F404]) / 1000000" office:value-type="float" office:value="310.049792" calcext:value-type="float">
            <text:p>310.049792</text:p>
          </table:table-cell>
        </table:table-row>
        <table:table-row table:style-name="ro1">
          <table:table-cell table:formula="of:=[times.A405]" office:value-type="float" office:value="403" calcext:value-type="float">
            <text:p>403</text:p>
          </table:table-cell>
          <table:table-cell table:formula="of:= ([times.C405] - [times.B405]) / 1000000" office:value-type="float" office:value="102.040064" calcext:value-type="float">
            <text:p>102.040064</text:p>
          </table:table-cell>
          <table:table-cell table:formula="of:= ([times.E405] - [times.D405]) / 1000000" office:value-type="float" office:value="249.150208" calcext:value-type="float">
            <text:p>249.150208</text:p>
          </table:table-cell>
          <table:table-cell table:formula="of:= ([times.G405] - [times.F405]) / 1000000" office:value-type="float" office:value="309.846784" calcext:value-type="float">
            <text:p>309.846784</text:p>
          </table:table-cell>
        </table:table-row>
        <table:table-row table:style-name="ro1">
          <table:table-cell table:formula="of:=[times.A406]" office:value-type="float" office:value="404" calcext:value-type="float">
            <text:p>404</text:p>
          </table:table-cell>
          <table:table-cell table:formula="of:= ([times.C406] - [times.B406]) / 1000000" office:value-type="float" office:value="101.85728" calcext:value-type="float">
            <text:p>101.85728</text:p>
          </table:table-cell>
          <table:table-cell table:formula="of:= ([times.E406] - [times.D406]) / 1000000" office:value-type="float" office:value="248.945408" calcext:value-type="float">
            <text:p>248.945408</text:p>
          </table:table-cell>
          <table:table-cell table:formula="of:= ([times.G406] - [times.F406]) / 1000000" office:value-type="float" office:value="309.66912" calcext:value-type="float">
            <text:p>309.66912</text:p>
          </table:table-cell>
        </table:table-row>
        <table:table-row table:style-name="ro1">
          <table:table-cell table:formula="of:=[times.A407]" office:value-type="float" office:value="405" calcext:value-type="float">
            <text:p>405</text:p>
          </table:table-cell>
          <table:table-cell table:formula="of:= ([times.C407] - [times.B407]) / 1000000" office:value-type="float" office:value="101.686784" calcext:value-type="float">
            <text:p>101.686784</text:p>
          </table:table-cell>
          <table:table-cell table:formula="of:= ([times.E407] - [times.D407]) / 1000000" office:value-type="float" office:value="248.856832" calcext:value-type="float">
            <text:p>248.856832</text:p>
          </table:table-cell>
          <table:table-cell table:formula="of:= ([times.G407] - [times.F407]) / 1000000" office:value-type="float" office:value="309.496832" calcext:value-type="float">
            <text:p>309.496832</text:p>
          </table:table-cell>
        </table:table-row>
        <table:table-row table:style-name="ro1">
          <table:table-cell table:formula="of:=[times.A408]" office:value-type="float" office:value="406" calcext:value-type="float">
            <text:p>406</text:p>
          </table:table-cell>
          <table:table-cell table:formula="of:= ([times.C408] - [times.B408]) / 1000000" office:value-type="float" office:value="101.864704" calcext:value-type="float">
            <text:p>101.864704</text:p>
          </table:table-cell>
          <table:table-cell table:formula="of:= ([times.E408] - [times.D408]) / 1000000" office:value-type="float" office:value="248.563712" calcext:value-type="float">
            <text:p>248.563712</text:p>
          </table:table-cell>
          <table:table-cell table:formula="of:= ([times.G408] - [times.F408]) / 1000000" office:value-type="float" office:value="309.257728" calcext:value-type="float">
            <text:p>309.257728</text:p>
          </table:table-cell>
        </table:table-row>
        <table:table-row table:style-name="ro1">
          <table:table-cell table:formula="of:=[times.A409]" office:value-type="float" office:value="407" calcext:value-type="float">
            <text:p>407</text:p>
          </table:table-cell>
          <table:table-cell table:formula="of:= ([times.C409] - [times.B409]) / 1000000" office:value-type="float" office:value="108.196864" calcext:value-type="float">
            <text:p>108.196864</text:p>
          </table:table-cell>
          <table:table-cell table:formula="of:= ([times.E409] - [times.D409]) / 1000000" office:value-type="float" office:value="248.353792" calcext:value-type="float">
            <text:p>248.353792</text:p>
          </table:table-cell>
          <table:table-cell table:formula="of:= ([times.G409] - [times.F409]) / 1000000" office:value-type="float" office:value="309.05216" calcext:value-type="float">
            <text:p>309.05216</text:p>
          </table:table-cell>
        </table:table-row>
        <table:table-row table:style-name="ro1">
          <table:table-cell table:formula="of:=[times.A410]" office:value-type="float" office:value="408" calcext:value-type="float">
            <text:p>408</text:p>
          </table:table-cell>
          <table:table-cell table:formula="of:= ([times.C410] - [times.B410]) / 1000000" office:value-type="float" office:value="108.18816" calcext:value-type="float">
            <text:p>108.18816</text:p>
          </table:table-cell>
          <table:table-cell table:formula="of:= ([times.E410] - [times.D410]) / 1000000" office:value-type="float" office:value="248.27392" calcext:value-type="float">
            <text:p>248.27392</text:p>
          </table:table-cell>
          <table:table-cell table:formula="of:= ([times.G410] - [times.F410]) / 1000000" office:value-type="float" office:value="308.84736" calcext:value-type="float">
            <text:p>308.84736</text:p>
          </table:table-cell>
        </table:table-row>
        <table:table-row table:style-name="ro1">
          <table:table-cell table:formula="of:=[times.A411]" office:value-type="float" office:value="409" calcext:value-type="float">
            <text:p>409</text:p>
          </table:table-cell>
          <table:table-cell table:formula="of:= ([times.C411] - [times.B411]) / 1000000" office:value-type="float" office:value="108.272128" calcext:value-type="float">
            <text:p>108.272128</text:p>
          </table:table-cell>
          <table:table-cell table:formula="of:= ([times.E411] - [times.D411]) / 1000000" office:value-type="float" office:value="247.971072" calcext:value-type="float">
            <text:p>247.971072</text:p>
          </table:table-cell>
          <table:table-cell table:formula="of:= ([times.G411] - [times.F411]) / 1000000" office:value-type="float" office:value="308.694016" calcext:value-type="float">
            <text:p>308.694016</text:p>
          </table:table-cell>
        </table:table-row>
        <table:table-row table:style-name="ro1">
          <table:table-cell table:formula="of:=[times.A412]" office:value-type="float" office:value="410" calcext:value-type="float">
            <text:p>410</text:p>
          </table:table-cell>
          <table:table-cell table:formula="of:= ([times.C412] - [times.B412]) / 1000000" office:value-type="float" office:value="108.205056" calcext:value-type="float">
            <text:p>108.205056</text:p>
          </table:table-cell>
          <table:table-cell table:formula="of:= ([times.E412] - [times.D412]) / 1000000" office:value-type="float" office:value="247.79904" calcext:value-type="float">
            <text:p>247.79904</text:p>
          </table:table-cell>
          <table:table-cell table:formula="of:= ([times.G412] - [times.F412]) / 1000000" office:value-type="float" office:value="308.50304" calcext:value-type="float">
            <text:p>308.50304</text:p>
          </table:table-cell>
        </table:table-row>
        <table:table-row table:style-name="ro1">
          <table:table-cell table:formula="of:=[times.A413]" office:value-type="float" office:value="411" calcext:value-type="float">
            <text:p>411</text:p>
          </table:table-cell>
          <table:table-cell table:formula="of:= ([times.C413] - [times.B413]) / 1000000" office:value-type="float" office:value="108.035584" calcext:value-type="float">
            <text:p>108.035584</text:p>
          </table:table-cell>
          <table:table-cell table:formula="of:= ([times.E413] - [times.D413]) / 1000000" office:value-type="float" office:value="247.730944" calcext:value-type="float">
            <text:p>247.730944</text:p>
          </table:table-cell>
          <table:table-cell table:formula="of:= ([times.G413] - [times.F413]) / 1000000" office:value-type="float" office:value="308.35072" calcext:value-type="float">
            <text:p>308.35072</text:p>
          </table:table-cell>
        </table:table-row>
        <table:table-row table:style-name="ro1">
          <table:table-cell table:formula="of:=[times.A414]" office:value-type="float" office:value="412" calcext:value-type="float">
            <text:p>412</text:p>
          </table:table-cell>
          <table:table-cell table:formula="of:= ([times.C414] - [times.B414]) / 1000000" office:value-type="float" office:value="107.91552" calcext:value-type="float">
            <text:p>107.91552</text:p>
          </table:table-cell>
          <table:table-cell table:formula="of:= ([times.E414] - [times.D414]) / 1000000" office:value-type="float" office:value="247.369984" calcext:value-type="float">
            <text:p>247.369984</text:p>
          </table:table-cell>
          <table:table-cell table:formula="of:= ([times.G414] - [times.F414]) / 1000000" office:value-type="float" office:value="308.16" calcext:value-type="float">
            <text:p>308.16</text:p>
          </table:table-cell>
        </table:table-row>
        <table:table-row table:style-name="ro1">
          <table:table-cell table:formula="of:=[times.A415]" office:value-type="float" office:value="413" calcext:value-type="float">
            <text:p>413</text:p>
          </table:table-cell>
          <table:table-cell table:formula="of:= ([times.C415] - [times.B415]) / 1000000" office:value-type="float" office:value="107.626752" calcext:value-type="float">
            <text:p>107.626752</text:p>
          </table:table-cell>
          <table:table-cell table:formula="of:= ([times.E415] - [times.D415]) / 1000000" office:value-type="float" office:value="247.143936" calcext:value-type="float">
            <text:p>247.143936</text:p>
          </table:table-cell>
          <table:table-cell table:formula="of:= ([times.G415] - [times.F415]) / 1000000" office:value-type="float" office:value="307.997696" calcext:value-type="float">
            <text:p>307.997696</text:p>
          </table:table-cell>
        </table:table-row>
        <table:table-row table:style-name="ro1">
          <table:table-cell table:formula="of:=[times.A416]" office:value-type="float" office:value="414" calcext:value-type="float">
            <text:p>414</text:p>
          </table:table-cell>
          <table:table-cell table:formula="of:= ([times.C416] - [times.B416]) / 1000000" office:value-type="float" office:value="107.723264" calcext:value-type="float">
            <text:p>107.723264</text:p>
          </table:table-cell>
          <table:table-cell table:formula="of:= ([times.E416] - [times.D416]) / 1000000" office:value-type="float" office:value="247.032832" calcext:value-type="float">
            <text:p>247.032832</text:p>
          </table:table-cell>
          <table:table-cell table:formula="of:= ([times.G416] - [times.F416]) / 1000000" office:value-type="float" office:value="307.824128" calcext:value-type="float">
            <text:p>307.824128</text:p>
          </table:table-cell>
        </table:table-row>
        <table:table-row table:style-name="ro1">
          <table:table-cell table:formula="of:=[times.A417]" office:value-type="float" office:value="415" calcext:value-type="float">
            <text:p>415</text:p>
          </table:table-cell>
          <table:table-cell table:formula="of:= ([times.C417] - [times.B417]) / 1000000" office:value-type="float" office:value="108.210944" calcext:value-type="float">
            <text:p>108.210944</text:p>
          </table:table-cell>
          <table:table-cell table:formula="of:= ([times.E417] - [times.D417]) / 1000000" office:value-type="float" office:value="246.678016" calcext:value-type="float">
            <text:p>246.678016</text:p>
          </table:table-cell>
          <table:table-cell table:formula="of:= ([times.G417] - [times.F417]) / 1000000" office:value-type="float" office:value="307.67104" calcext:value-type="float">
            <text:p>307.67104</text:p>
          </table:table-cell>
        </table:table-row>
        <table:table-row table:style-name="ro1">
          <table:table-cell table:formula="of:=[times.A418]" office:value-type="float" office:value="416" calcext:value-type="float">
            <text:p>416</text:p>
          </table:table-cell>
          <table:table-cell table:formula="of:= ([times.C418] - [times.B418]) / 1000000" office:value-type="float" office:value="110.816768" calcext:value-type="float">
            <text:p>110.816768</text:p>
          </table:table-cell>
          <table:table-cell table:formula="of:= ([times.E418] - [times.D418]) / 1000000" office:value-type="float" office:value="246.48576" calcext:value-type="float">
            <text:p>246.48576</text:p>
          </table:table-cell>
          <table:table-cell table:formula="of:= ([times.G418] - [times.F418]) / 1000000" office:value-type="float" office:value="307.52896" calcext:value-type="float">
            <text:p>307.52896</text:p>
          </table:table-cell>
        </table:table-row>
        <table:table-row table:style-name="ro1">
          <table:table-cell table:formula="of:=[times.A419]" office:value-type="float" office:value="417" calcext:value-type="float">
            <text:p>417</text:p>
          </table:table-cell>
          <table:table-cell table:formula="of:= ([times.C419] - [times.B419]) / 1000000" office:value-type="float" office:value="111.527936" calcext:value-type="float">
            <text:p>111.527936</text:p>
          </table:table-cell>
          <table:table-cell table:formula="of:= ([times.E419] - [times.D419]) / 1000000" office:value-type="float" office:value="246.50112" calcext:value-type="float">
            <text:p>246.50112</text:p>
          </table:table-cell>
          <table:table-cell table:formula="of:= ([times.G419] - [times.F419]) / 1000000" office:value-type="float" office:value="307.365632" calcext:value-type="float">
            <text:p>307.365632</text:p>
          </table:table-cell>
        </table:table-row>
        <table:table-row table:style-name="ro1">
          <table:table-cell table:formula="of:=[times.A420]" office:value-type="float" office:value="418" calcext:value-type="float">
            <text:p>418</text:p>
          </table:table-cell>
          <table:table-cell table:formula="of:= ([times.C420] - [times.B420]) / 1000000" office:value-type="float" office:value="111.441152" calcext:value-type="float">
            <text:p>111.441152</text:p>
          </table:table-cell>
          <table:table-cell table:formula="of:= ([times.E420] - [times.D420]) / 1000000" office:value-type="float" office:value="246.21312" calcext:value-type="float">
            <text:p>246.21312</text:p>
          </table:table-cell>
          <table:table-cell table:formula="of:= ([times.G420] - [times.F420]) / 1000000" office:value-type="float" office:value="307.183872" calcext:value-type="float">
            <text:p>307.183872</text:p>
          </table:table-cell>
        </table:table-row>
        <table:table-row table:style-name="ro1">
          <table:table-cell table:formula="of:=[times.A421]" office:value-type="float" office:value="419" calcext:value-type="float">
            <text:p>419</text:p>
          </table:table-cell>
          <table:table-cell table:formula="of:= ([times.C421] - [times.B421]) / 1000000" office:value-type="float" office:value="111.41632" calcext:value-type="float">
            <text:p>111.41632</text:p>
          </table:table-cell>
          <table:table-cell table:formula="of:= ([times.E421] - [times.D421]) / 1000000" office:value-type="float" office:value="246.04928" calcext:value-type="float">
            <text:p>246.04928</text:p>
          </table:table-cell>
          <table:table-cell table:formula="of:= ([times.G421] - [times.F421]) / 1000000" office:value-type="float" office:value="307.052032" calcext:value-type="float">
            <text:p>307.052032</text:p>
          </table:table-cell>
        </table:table-row>
        <table:table-row table:style-name="ro1">
          <table:table-cell table:formula="of:=[times.A422]" office:value-type="float" office:value="420" calcext:value-type="float">
            <text:p>420</text:p>
          </table:table-cell>
          <table:table-cell table:formula="of:= ([times.C422] - [times.B422]) / 1000000" office:value-type="float" office:value="111.24992" calcext:value-type="float">
            <text:p>111.24992</text:p>
          </table:table-cell>
          <table:table-cell table:formula="of:= ([times.E422] - [times.D422]) / 1000000" office:value-type="float" office:value="246.022912" calcext:value-type="float">
            <text:p>246.022912</text:p>
          </table:table-cell>
          <table:table-cell table:formula="of:= ([times.G422] - [times.F422]) / 1000000" office:value-type="float" office:value="306.85696" calcext:value-type="float">
            <text:p>306.85696</text:p>
          </table:table-cell>
        </table:table-row>
        <table:table-row table:style-name="ro1">
          <table:table-cell table:formula="of:=[times.A423]" office:value-type="float" office:value="421" calcext:value-type="float">
            <text:p>421</text:p>
          </table:table-cell>
          <table:table-cell table:formula="of:= ([times.C423] - [times.B423]) / 1000000" office:value-type="float" office:value="111.120896" calcext:value-type="float">
            <text:p>111.120896</text:p>
          </table:table-cell>
          <table:table-cell table:formula="of:= ([times.E423] - [times.D423]) / 1000000" office:value-type="float" office:value="245.694976" calcext:value-type="float">
            <text:p>245.694976</text:p>
          </table:table-cell>
          <table:table-cell table:formula="of:= ([times.G423] - [times.F423]) / 1000000" office:value-type="float" office:value="306.693888" calcext:value-type="float">
            <text:p>306.693888</text:p>
          </table:table-cell>
        </table:table-row>
        <table:table-row table:style-name="ro1">
          <table:table-cell table:formula="of:=[times.A424]" office:value-type="float" office:value="422" calcext:value-type="float">
            <text:p>422</text:p>
          </table:table-cell>
          <table:table-cell table:formula="of:= ([times.C424] - [times.B424]) / 1000000" office:value-type="float" office:value="111.126528" calcext:value-type="float">
            <text:p>111.126528</text:p>
          </table:table-cell>
          <table:table-cell table:formula="of:= ([times.E424] - [times.D424]) / 1000000" office:value-type="float" office:value="245.389568" calcext:value-type="float">
            <text:p>245.389568</text:p>
          </table:table-cell>
          <table:table-cell table:formula="of:= ([times.G424] - [times.F424]) / 1000000" office:value-type="float" office:value="306.543616" calcext:value-type="float">
            <text:p>306.543616</text:p>
          </table:table-cell>
        </table:table-row>
        <table:table-row table:style-name="ro1">
          <table:table-cell table:formula="of:=[times.A425]" office:value-type="float" office:value="423" calcext:value-type="float">
            <text:p>423</text:p>
          </table:table-cell>
          <table:table-cell table:formula="of:= ([times.C425] - [times.B425]) / 1000000" office:value-type="float" office:value="111.62112" calcext:value-type="float">
            <text:p>111.62112</text:p>
          </table:table-cell>
          <table:table-cell table:formula="of:= ([times.E425] - [times.D425]) / 1000000" office:value-type="float" office:value="245.206016" calcext:value-type="float">
            <text:p>245.206016</text:p>
          </table:table-cell>
          <table:table-cell table:formula="of:= ([times.G425] - [times.F425]) / 1000000" office:value-type="float" office:value="306.35392" calcext:value-type="float">
            <text:p>306.35392</text:p>
          </table:table-cell>
        </table:table-row>
        <table:table-row table:style-name="ro1">
          <table:table-cell table:formula="of:=[times.A426]" office:value-type="float" office:value="424" calcext:value-type="float">
            <text:p>424</text:p>
          </table:table-cell>
          <table:table-cell table:formula="of:= ([times.C426] - [times.B426]) / 1000000" office:value-type="float" office:value="117.193984" calcext:value-type="float">
            <text:p>117.193984</text:p>
          </table:table-cell>
          <table:table-cell table:formula="of:= ([times.E426] - [times.D426]) / 1000000" office:value-type="float" office:value="245.140224" calcext:value-type="float">
            <text:p>245.140224</text:p>
          </table:table-cell>
          <table:table-cell table:formula="of:= ([times.G426] - [times.F426]) / 1000000" office:value-type="float" office:value="306.215168" calcext:value-type="float">
            <text:p>306.215168</text:p>
          </table:table-cell>
        </table:table-row>
        <table:table-row table:style-name="ro1">
          <table:table-cell table:formula="of:=[times.A427]" office:value-type="float" office:value="425" calcext:value-type="float">
            <text:p>425</text:p>
          </table:table-cell>
          <table:table-cell table:formula="of:= ([times.C427] - [times.B427]) / 1000000" office:value-type="float" office:value="119.50976" calcext:value-type="float">
            <text:p>119.50976</text:p>
          </table:table-cell>
          <table:table-cell table:formula="of:= ([times.E427] - [times.D427]) / 1000000" office:value-type="float" office:value="244.849152" calcext:value-type="float">
            <text:p>244.849152</text:p>
          </table:table-cell>
          <table:table-cell table:formula="of:= ([times.G427] - [times.F427]) / 1000000" office:value-type="float" office:value="306.029824" calcext:value-type="float">
            <text:p>306.029824</text:p>
          </table:table-cell>
        </table:table-row>
        <table:table-row table:style-name="ro1">
          <table:table-cell table:formula="of:=[times.A428]" office:value-type="float" office:value="426" calcext:value-type="float">
            <text:p>426</text:p>
          </table:table-cell>
          <table:table-cell table:formula="of:= ([times.C428] - [times.B428]) / 1000000" office:value-type="float" office:value="119.636224" calcext:value-type="float">
            <text:p>119.636224</text:p>
          </table:table-cell>
          <table:table-cell table:formula="of:= ([times.E428] - [times.D428]) / 1000000" office:value-type="float" office:value="244.686336" calcext:value-type="float">
            <text:p>244.686336</text:p>
          </table:table-cell>
          <table:table-cell table:formula="of:= ([times.G428] - [times.F428]) / 1000000" office:value-type="float" office:value="305.851904" calcext:value-type="float">
            <text:p>305.851904</text:p>
          </table:table-cell>
        </table:table-row>
        <table:table-row table:style-name="ro1">
          <table:table-cell table:formula="of:=[times.A429]" office:value-type="float" office:value="427" calcext:value-type="float">
            <text:p>427</text:p>
          </table:table-cell>
          <table:table-cell table:formula="of:= ([times.C429] - [times.B429]) / 1000000" office:value-type="float" office:value="119.833088" calcext:value-type="float">
            <text:p>119.833088</text:p>
          </table:table-cell>
          <table:table-cell table:formula="of:= ([times.E429] - [times.D429]) / 1000000" office:value-type="float" office:value="244.417792" calcext:value-type="float">
            <text:p>244.417792</text:p>
          </table:table-cell>
          <table:table-cell table:formula="of:= ([times.G429] - [times.F429]) / 1000000" office:value-type="float" office:value="305.694464" calcext:value-type="float">
            <text:p>305.694464</text:p>
          </table:table-cell>
        </table:table-row>
        <table:table-row table:style-name="ro1">
          <table:table-cell table:formula="of:=[times.A430]" office:value-type="float" office:value="428" calcext:value-type="float">
            <text:p>428</text:p>
          </table:table-cell>
          <table:table-cell table:formula="of:= ([times.C430] - [times.B430]) / 1000000" office:value-type="float" office:value="119.710208" calcext:value-type="float">
            <text:p>119.710208</text:p>
          </table:table-cell>
          <table:table-cell table:formula="of:= ([times.E430] - [times.D430]) / 1000000" office:value-type="float" office:value="244.240128" calcext:value-type="float">
            <text:p>244.240128</text:p>
          </table:table-cell>
          <table:table-cell table:formula="of:= ([times.G430] - [times.F430]) / 1000000" office:value-type="float" office:value="305.527552" calcext:value-type="float">
            <text:p>305.527552</text:p>
          </table:table-cell>
        </table:table-row>
        <table:table-row table:style-name="ro1">
          <table:table-cell table:formula="of:=[times.A431]" office:value-type="float" office:value="429" calcext:value-type="float">
            <text:p>429</text:p>
          </table:table-cell>
          <table:table-cell table:formula="of:= ([times.C431] - [times.B431]) / 1000000" office:value-type="float" office:value="120.035328" calcext:value-type="float">
            <text:p>120.035328</text:p>
          </table:table-cell>
          <table:table-cell table:formula="of:= ([times.E431] - [times.D431]) / 1000000" office:value-type="float" office:value="265.890048" calcext:value-type="float">
            <text:p>265.890048</text:p>
          </table:table-cell>
          <table:table-cell table:formula="of:= ([times.G431] - [times.F431]) / 1000000" office:value-type="float" office:value="305.365504" calcext:value-type="float">
            <text:p>305.365504</text:p>
          </table:table-cell>
        </table:table-row>
        <table:table-row table:style-name="ro1">
          <table:table-cell table:formula="of:=[times.A432]" office:value-type="float" office:value="430" calcext:value-type="float">
            <text:p>430</text:p>
          </table:table-cell>
          <table:table-cell table:formula="of:= ([times.C432] - [times.B432]) / 1000000" office:value-type="float" office:value="121.705984" calcext:value-type="float">
            <text:p>121.705984</text:p>
          </table:table-cell>
          <table:table-cell table:formula="of:= ([times.E432] - [times.D432]) / 1000000" office:value-type="float" office:value="265.784064" calcext:value-type="float">
            <text:p>265.784064</text:p>
          </table:table-cell>
          <table:table-cell table:formula="of:= ([times.G432] - [times.F432]) / 1000000" office:value-type="float" office:value="305.206016" calcext:value-type="float">
            <text:p>305.206016</text:p>
          </table:table-cell>
        </table:table-row>
        <table:table-row table:style-name="ro1">
          <table:table-cell table:formula="of:=[times.A433]" office:value-type="float" office:value="431" calcext:value-type="float">
            <text:p>431</text:p>
          </table:table-cell>
          <table:table-cell table:formula="of:= ([times.C433] - [times.B433]) / 1000000" office:value-type="float" office:value="128.99328" calcext:value-type="float">
            <text:p>128.99328</text:p>
          </table:table-cell>
          <table:table-cell table:formula="of:= ([times.E433] - [times.D433]) / 1000000" office:value-type="float" office:value="265.6128" calcext:value-type="float">
            <text:p>265.6128</text:p>
          </table:table-cell>
          <table:table-cell table:formula="of:= ([times.G433] - [times.F433]) / 1000000" office:value-type="float" office:value="305.04704" calcext:value-type="float">
            <text:p>305.04704</text:p>
          </table:table-cell>
        </table:table-row>
        <table:table-row table:style-name="ro1">
          <table:table-cell table:formula="of:=[times.A434]" office:value-type="float" office:value="432" calcext:value-type="float">
            <text:p>432</text:p>
          </table:table-cell>
          <table:table-cell table:formula="of:= ([times.C434] - [times.B434]) / 1000000" office:value-type="float" office:value="131.215104" calcext:value-type="float">
            <text:p>131.215104</text:p>
          </table:table-cell>
          <table:table-cell table:formula="of:= ([times.E434] - [times.D434]) / 1000000" office:value-type="float" office:value="265.462016" calcext:value-type="float">
            <text:p>265.462016</text:p>
          </table:table-cell>
          <table:table-cell table:formula="of:= ([times.G434] - [times.F434]) / 1000000" office:value-type="float" office:value="304.868096" calcext:value-type="float">
            <text:p>304.868096</text:p>
          </table:table-cell>
        </table:table-row>
        <table:table-row table:style-name="ro1">
          <table:table-cell table:formula="of:=[times.A435]" office:value-type="float" office:value="433" calcext:value-type="float">
            <text:p>433</text:p>
          </table:table-cell>
          <table:table-cell table:formula="of:= ([times.C435] - [times.B435]) / 1000000" office:value-type="float" office:value="131.385856" calcext:value-type="float">
            <text:p>131.385856</text:p>
          </table:table-cell>
          <table:table-cell table:formula="of:= ([times.E435] - [times.D435]) / 1000000" office:value-type="float" office:value="265.375488" calcext:value-type="float">
            <text:p>265.375488</text:p>
          </table:table-cell>
          <table:table-cell table:formula="of:= ([times.G435] - [times.F435]) / 1000000" office:value-type="float" office:value="304.7232" calcext:value-type="float">
            <text:p>304.7232</text:p>
          </table:table-cell>
        </table:table-row>
        <table:table-row table:style-name="ro1">
          <table:table-cell table:formula="of:=[times.A436]" office:value-type="float" office:value="434" calcext:value-type="float">
            <text:p>434</text:p>
          </table:table-cell>
          <table:table-cell table:formula="of:= ([times.C436] - [times.B436]) / 1000000" office:value-type="float" office:value="131.45088" calcext:value-type="float">
            <text:p>131.45088</text:p>
          </table:table-cell>
          <table:table-cell table:formula="of:= ([times.E436] - [times.D436]) / 1000000" office:value-type="float" office:value="265.202944" calcext:value-type="float">
            <text:p>265.202944</text:p>
          </table:table-cell>
          <table:table-cell table:formula="of:= ([times.G436] - [times.F436]) / 1000000" office:value-type="float" office:value="304.559616" calcext:value-type="float">
            <text:p>304.559616</text:p>
          </table:table-cell>
        </table:table-row>
        <table:table-row table:style-name="ro1">
          <table:table-cell table:formula="of:=[times.A437]" office:value-type="float" office:value="435" calcext:value-type="float">
            <text:p>435</text:p>
          </table:table-cell>
          <table:table-cell table:formula="of:= ([times.C437] - [times.B437]) / 1000000" office:value-type="float" office:value="131.294976" calcext:value-type="float">
            <text:p>131.294976</text:p>
          </table:table-cell>
          <table:table-cell table:formula="of:= ([times.E437] - [times.D437]) / 1000000" office:value-type="float" office:value="265.059328" calcext:value-type="float">
            <text:p>265.059328</text:p>
          </table:table-cell>
          <table:table-cell table:formula="of:= ([times.G437] - [times.F437]) / 1000000" office:value-type="float" office:value="304.364288" calcext:value-type="float">
            <text:p>304.364288</text:p>
          </table:table-cell>
        </table:table-row>
        <table:table-row table:style-name="ro1">
          <table:table-cell table:formula="of:=[times.A438]" office:value-type="float" office:value="436" calcext:value-type="float">
            <text:p>436</text:p>
          </table:table-cell>
          <table:table-cell table:formula="of:= ([times.C438] - [times.B438]) / 1000000" office:value-type="float" office:value="131.442432" calcext:value-type="float">
            <text:p>131.442432</text:p>
          </table:table-cell>
          <table:table-cell table:formula="of:= ([times.E438] - [times.D438]) / 1000000" office:value-type="float" office:value="264.907008" calcext:value-type="float">
            <text:p>264.907008</text:p>
          </table:table-cell>
          <table:table-cell table:formula="of:= ([times.G438] - [times.F438]) / 1000000" office:value-type="float" office:value="304.194816" calcext:value-type="float">
            <text:p>304.194816</text:p>
          </table:table-cell>
        </table:table-row>
        <table:table-row table:style-name="ro1">
          <table:table-cell table:formula="of:=[times.A439]" office:value-type="float" office:value="437" calcext:value-type="float">
            <text:p>437</text:p>
          </table:table-cell>
          <table:table-cell table:formula="of:= ([times.C439] - [times.B439]) / 1000000" office:value-type="float" office:value="138.735616" calcext:value-type="float">
            <text:p>138.735616</text:p>
          </table:table-cell>
          <table:table-cell table:formula="of:= ([times.E439] - [times.D439]) / 1000000" office:value-type="float" office:value="264.740608" calcext:value-type="float">
            <text:p>264.740608</text:p>
          </table:table-cell>
          <table:table-cell table:formula="of:= ([times.G439] - [times.F439]) / 1000000" office:value-type="float" office:value="304.034816" calcext:value-type="float">
            <text:p>304.034816</text:p>
          </table:table-cell>
        </table:table-row>
        <table:table-row table:style-name="ro1">
          <table:table-cell table:formula="of:=[times.A440]" office:value-type="float" office:value="438" calcext:value-type="float">
            <text:p>438</text:p>
          </table:table-cell>
          <table:table-cell table:formula="of:= ([times.C440] - [times.B440]) / 1000000" office:value-type="float" office:value="138.7008" calcext:value-type="float">
            <text:p>138.7008</text:p>
          </table:table-cell>
          <table:table-cell table:formula="of:= ([times.E440] - [times.D440]) / 1000000" office:value-type="float" office:value="264.592896" calcext:value-type="float">
            <text:p>264.592896</text:p>
          </table:table-cell>
          <table:table-cell table:formula="of:= ([times.G440] - [times.F440]) / 1000000" office:value-type="float" office:value="303.859968" calcext:value-type="float">
            <text:p>303.859968</text:p>
          </table:table-cell>
        </table:table-row>
        <table:table-row table:style-name="ro1">
          <table:table-cell table:formula="of:=[times.A441]" office:value-type="float" office:value="439" calcext:value-type="float">
            <text:p>439</text:p>
          </table:table-cell>
          <table:table-cell table:formula="of:= ([times.C441] - [times.B441]) / 1000000" office:value-type="float" office:value="139.486976" calcext:value-type="float">
            <text:p>139.486976</text:p>
          </table:table-cell>
          <table:table-cell table:formula="of:= ([times.E441] - [times.D441]) / 1000000" office:value-type="float" office:value="264.439296" calcext:value-type="float">
            <text:p>264.439296</text:p>
          </table:table-cell>
          <table:table-cell table:formula="of:= ([times.G441] - [times.F441]) / 1000000" office:value-type="float" office:value="303.707648" calcext:value-type="float">
            <text:p>303.707648</text:p>
          </table:table-cell>
        </table:table-row>
        <table:table-row table:style-name="ro1">
          <table:table-cell table:formula="of:=[times.A442]" office:value-type="float" office:value="440" calcext:value-type="float">
            <text:p>440</text:p>
          </table:table-cell>
          <table:table-cell table:formula="of:= ([times.C442] - [times.B442]) / 1000000" office:value-type="float" office:value="139.639808" calcext:value-type="float">
            <text:p>139.639808</text:p>
          </table:table-cell>
          <table:table-cell table:formula="of:= ([times.E442] - [times.D442]) / 1000000" office:value-type="float" office:value="264.268032" calcext:value-type="float">
            <text:p>264.268032</text:p>
          </table:table-cell>
          <table:table-cell table:formula="of:= ([times.G442] - [times.F442]) / 1000000" office:value-type="float" office:value="303.551232" calcext:value-type="float">
            <text:p>303.551232</text:p>
          </table:table-cell>
        </table:table-row>
        <table:table-row table:style-name="ro1">
          <table:table-cell table:formula="of:=[times.A443]" office:value-type="float" office:value="441" calcext:value-type="float">
            <text:p>441</text:p>
          </table:table-cell>
          <table:table-cell table:formula="of:= ([times.C443] - [times.B443]) / 1000000" office:value-type="float" office:value="140.314624" calcext:value-type="float">
            <text:p>140.314624</text:p>
          </table:table-cell>
          <table:table-cell table:formula="of:= ([times.E443] - [times.D443]) / 1000000" office:value-type="float" office:value="264.029184" calcext:value-type="float">
            <text:p>264.029184</text:p>
          </table:table-cell>
          <table:table-cell table:formula="of:= ([times.G443] - [times.F443]) / 1000000" office:value-type="float" office:value="303.369984" calcext:value-type="float">
            <text:p>303.369984</text:p>
          </table:table-cell>
        </table:table-row>
        <table:table-row table:style-name="ro1">
          <table:table-cell table:formula="of:=[times.A444]" office:value-type="float" office:value="442" calcext:value-type="float">
            <text:p>442</text:p>
          </table:table-cell>
          <table:table-cell table:formula="of:= ([times.C444] - [times.B444]) / 1000000" office:value-type="float" office:value="140.122624" calcext:value-type="float">
            <text:p>140.122624</text:p>
          </table:table-cell>
          <table:table-cell table:formula="of:= ([times.E444] - [times.D444]) / 1000000" office:value-type="float" office:value="263.853824" calcext:value-type="float">
            <text:p>263.853824</text:p>
          </table:table-cell>
          <table:table-cell table:formula="of:= ([times.G444] - [times.F444]) / 1000000" office:value-type="float" office:value="303.222016" calcext:value-type="float">
            <text:p>303.222016</text:p>
          </table:table-cell>
        </table:table-row>
        <table:table-row table:style-name="ro1">
          <table:table-cell table:formula="of:=[times.A445]" office:value-type="float" office:value="443" calcext:value-type="float">
            <text:p>443</text:p>
          </table:table-cell>
          <table:table-cell table:formula="of:= ([times.C445] - [times.B445]) / 1000000" office:value-type="float" office:value="139.73632" calcext:value-type="float">
            <text:p>139.73632</text:p>
          </table:table-cell>
          <table:table-cell table:formula="of:= ([times.E445] - [times.D445]) / 1000000" office:value-type="float" office:value="263.775744" calcext:value-type="float">
            <text:p>263.775744</text:p>
          </table:table-cell>
          <table:table-cell table:formula="of:= ([times.G445] - [times.F445]) / 1000000" office:value-type="float" office:value="303.062272" calcext:value-type="float">
            <text:p>303.062272</text:p>
          </table:table-cell>
        </table:table-row>
        <table:table-row table:style-name="ro1">
          <table:table-cell table:formula="of:=[times.A446]" office:value-type="float" office:value="444" calcext:value-type="float">
            <text:p>444</text:p>
          </table:table-cell>
          <table:table-cell table:formula="of:= ([times.C446] - [times.B446]) / 1000000" office:value-type="float" office:value="139.377152" calcext:value-type="float">
            <text:p>139.377152</text:p>
          </table:table-cell>
          <table:table-cell table:formula="of:= ([times.E446] - [times.D446]) / 1000000" office:value-type="float" office:value="263.481856" calcext:value-type="float">
            <text:p>263.481856</text:p>
          </table:table-cell>
          <table:table-cell table:formula="of:= ([times.G446] - [times.F446]) / 1000000" office:value-type="float" office:value="302.879744" calcext:value-type="float">
            <text:p>302.879744</text:p>
          </table:table-cell>
        </table:table-row>
        <table:table-row table:style-name="ro1">
          <table:table-cell table:formula="of:=[times.A447]" office:value-type="float" office:value="445" calcext:value-type="float">
            <text:p>445</text:p>
          </table:table-cell>
          <table:table-cell table:formula="of:= ([times.C447] - [times.B447]) / 1000000" office:value-type="float" office:value="139.080192" calcext:value-type="float">
            <text:p>139.080192</text:p>
          </table:table-cell>
          <table:table-cell table:formula="of:= ([times.E447] - [times.D447]) / 1000000" office:value-type="float" office:value="263.284736" calcext:value-type="float">
            <text:p>263.284736</text:p>
          </table:table-cell>
          <table:table-cell table:formula="of:= ([times.G447] - [times.F447]) / 1000000" office:value-type="float" office:value="302.728192" calcext:value-type="float">
            <text:p>302.728192</text:p>
          </table:table-cell>
        </table:table-row>
        <table:table-row table:style-name="ro1">
          <table:table-cell table:formula="of:=[times.A448]" office:value-type="float" office:value="446" calcext:value-type="float">
            <text:p>446</text:p>
          </table:table-cell>
          <table:table-cell table:formula="of:= ([times.C448] - [times.B448]) / 1000000" office:value-type="float" office:value="138.915072" calcext:value-type="float">
            <text:p>138.915072</text:p>
          </table:table-cell>
          <table:table-cell table:formula="of:= ([times.E448] - [times.D448]) / 1000000" office:value-type="float" office:value="263.207936" calcext:value-type="float">
            <text:p>263.207936</text:p>
          </table:table-cell>
          <table:table-cell table:formula="of:= ([times.G448] - [times.F448]) / 1000000" office:value-type="float" office:value="302.566656" calcext:value-type="float">
            <text:p>302.566656</text:p>
          </table:table-cell>
        </table:table-row>
        <table:table-row table:style-name="ro1">
          <table:table-cell table:formula="of:=[times.A449]" office:value-type="float" office:value="447" calcext:value-type="float">
            <text:p>447</text:p>
          </table:table-cell>
          <table:table-cell table:formula="of:= ([times.C449] - [times.B449]) / 1000000" office:value-type="float" office:value="138.804736" calcext:value-type="float">
            <text:p>138.804736</text:p>
          </table:table-cell>
          <table:table-cell table:formula="of:= ([times.E449] - [times.D449]) / 1000000" office:value-type="float" office:value="262.899712" calcext:value-type="float">
            <text:p>262.899712</text:p>
          </table:table-cell>
          <table:table-cell table:formula="of:= ([times.G449] - [times.F449]) / 1000000" office:value-type="float" office:value="302.407168" calcext:value-type="float">
            <text:p>302.407168</text:p>
          </table:table-cell>
        </table:table-row>
        <table:table-row table:style-name="ro1">
          <table:table-cell table:formula="of:=[times.A450]" office:value-type="float" office:value="448" calcext:value-type="float">
            <text:p>448</text:p>
          </table:table-cell>
          <table:table-cell table:formula="of:= ([times.C450] - [times.B450]) / 1000000" office:value-type="float" office:value="138.678784" calcext:value-type="float">
            <text:p>138.678784</text:p>
          </table:table-cell>
          <table:table-cell table:formula="of:= ([times.E450] - [times.D450]) / 1000000" office:value-type="float" office:value="262.723328" calcext:value-type="float">
            <text:p>262.723328</text:p>
          </table:table-cell>
          <table:table-cell table:formula="of:= ([times.G450] - [times.F450]) / 1000000" office:value-type="float" office:value="302.232064" calcext:value-type="float">
            <text:p>302.232064</text:p>
          </table:table-cell>
        </table:table-row>
        <table:table-row table:style-name="ro1">
          <table:table-cell table:formula="of:=[times.A451]" office:value-type="float" office:value="449" calcext:value-type="float">
            <text:p>449</text:p>
          </table:table-cell>
          <table:table-cell table:formula="of:= ([times.C451] - [times.B451]) / 1000000" office:value-type="float" office:value="138.39104" calcext:value-type="float">
            <text:p>138.39104</text:p>
          </table:table-cell>
          <table:table-cell table:formula="of:= ([times.E451] - [times.D451]) / 1000000" office:value-type="float" office:value="262.621696" calcext:value-type="float">
            <text:p>262.621696</text:p>
          </table:table-cell>
          <table:table-cell table:formula="of:= ([times.G451] - [times.F451]) / 1000000" office:value-type="float" office:value="302.083072" calcext:value-type="float">
            <text:p>302.083072</text:p>
          </table:table-cell>
        </table:table-row>
        <table:table-row table:style-name="ro1">
          <table:table-cell table:formula="of:=[times.A452]" office:value-type="float" office:value="450" calcext:value-type="float">
            <text:p>450</text:p>
          </table:table-cell>
          <table:table-cell table:formula="of:= ([times.C452] - [times.B452]) / 1000000" office:value-type="float" office:value="138.253056" calcext:value-type="float">
            <text:p>138.253056</text:p>
          </table:table-cell>
          <table:table-cell table:formula="of:= ([times.E452] - [times.D452]) / 1000000" office:value-type="float" office:value="262.320896" calcext:value-type="float">
            <text:p>262.320896</text:p>
          </table:table-cell>
          <table:table-cell table:formula="of:= ([times.G452] - [times.F452]) / 1000000" office:value-type="float" office:value="301.865984" calcext:value-type="float">
            <text:p>301.865984</text:p>
          </table:table-cell>
        </table:table-row>
        <table:table-row table:style-name="ro1">
          <table:table-cell table:formula="of:=[times.A453]" office:value-type="float" office:value="451" calcext:value-type="float">
            <text:p>451</text:p>
          </table:table-cell>
          <table:table-cell table:formula="of:= ([times.C453] - [times.B453]) / 1000000" office:value-type="float" office:value="137.965312" calcext:value-type="float">
            <text:p>137.965312</text:p>
          </table:table-cell>
          <table:table-cell table:formula="of:= ([times.E453] - [times.D453]) / 1000000" office:value-type="float" office:value="262.127616" calcext:value-type="float">
            <text:p>262.127616</text:p>
          </table:table-cell>
          <table:table-cell table:formula="of:= ([times.G453] - [times.F453]) / 1000000" office:value-type="float" office:value="301.717248" calcext:value-type="float">
            <text:p>301.717248</text:p>
          </table:table-cell>
        </table:table-row>
        <table:table-row table:style-name="ro1">
          <table:table-cell table:formula="of:=[times.A454]" office:value-type="float" office:value="452" calcext:value-type="float">
            <text:p>452</text:p>
          </table:table-cell>
          <table:table-cell table:formula="of:= ([times.C454] - [times.B454]) / 1000000" office:value-type="float" office:value="137.789696" calcext:value-type="float">
            <text:p>137.789696</text:p>
          </table:table-cell>
          <table:table-cell table:formula="of:= ([times.E454] - [times.D454]) / 1000000" office:value-type="float" office:value="261.945856" calcext:value-type="float">
            <text:p>261.945856</text:p>
          </table:table-cell>
          <table:table-cell table:formula="of:= ([times.G454] - [times.F454]) / 1000000" office:value-type="float" office:value="301.485824" calcext:value-type="float">
            <text:p>301.485824</text:p>
          </table:table-cell>
        </table:table-row>
        <table:table-row table:style-name="ro1">
          <table:table-cell table:formula="of:=[times.A455]" office:value-type="float" office:value="453" calcext:value-type="float">
            <text:p>453</text:p>
          </table:table-cell>
          <table:table-cell table:formula="of:= ([times.C455] - [times.B455]) / 1000000" office:value-type="float" office:value="137.784832" calcext:value-type="float">
            <text:p>137.784832</text:p>
          </table:table-cell>
          <table:table-cell table:formula="of:= ([times.E455] - [times.D455]) / 1000000" office:value-type="float" office:value="261.846016" calcext:value-type="float">
            <text:p>261.846016</text:p>
          </table:table-cell>
          <table:table-cell table:formula="of:= ([times.G455] - [times.F455]) / 1000000" office:value-type="float" office:value="301.321984" calcext:value-type="float">
            <text:p>301.321984</text:p>
          </table:table-cell>
        </table:table-row>
        <table:table-row table:style-name="ro1">
          <table:table-cell table:formula="of:=[times.A456]" office:value-type="float" office:value="454" calcext:value-type="float">
            <text:p>454</text:p>
          </table:table-cell>
          <table:table-cell table:formula="of:= ([times.C456] - [times.B456]) / 1000000" office:value-type="float" office:value="137.655296" calcext:value-type="float">
            <text:p>137.655296</text:p>
          </table:table-cell>
          <table:table-cell table:formula="of:= ([times.E456] - [times.D456]) / 1000000" office:value-type="float" office:value="261.524992" calcext:value-type="float">
            <text:p>261.524992</text:p>
          </table:table-cell>
          <table:table-cell table:formula="of:= ([times.G456] - [times.F456]) / 1000000" office:value-type="float" office:value="301.121792" calcext:value-type="float">
            <text:p>301.121792</text:p>
          </table:table-cell>
        </table:table-row>
        <table:table-row table:style-name="ro1">
          <table:table-cell table:formula="of:=[times.A457]" office:value-type="float" office:value="455" calcext:value-type="float">
            <text:p>455</text:p>
          </table:table-cell>
          <table:table-cell table:formula="of:= ([times.C457] - [times.B457]) / 1000000" office:value-type="float" office:value="137.569024" calcext:value-type="float">
            <text:p>137.569024</text:p>
          </table:table-cell>
          <table:table-cell table:formula="of:= ([times.E457] - [times.D457]) / 1000000" office:value-type="float" office:value="261.284352" calcext:value-type="float">
            <text:p>261.284352</text:p>
          </table:table-cell>
          <table:table-cell table:formula="of:= ([times.G457] - [times.F457]) / 1000000" office:value-type="float" office:value="300.973056" calcext:value-type="float">
            <text:p>300.973056</text:p>
          </table:table-cell>
        </table:table-row>
        <table:table-row table:style-name="ro1">
          <table:table-cell table:formula="of:=[times.A458]" office:value-type="float" office:value="456" calcext:value-type="float">
            <text:p>456</text:p>
          </table:table-cell>
          <table:table-cell table:formula="of:= ([times.C458] - [times.B458]) / 1000000" office:value-type="float" office:value="137.281536" calcext:value-type="float">
            <text:p>137.281536</text:p>
          </table:table-cell>
          <table:table-cell table:formula="of:= ([times.E458] - [times.D458]) / 1000000" office:value-type="float" office:value="261.195776" calcext:value-type="float">
            <text:p>261.195776</text:p>
          </table:table-cell>
          <table:table-cell table:formula="of:= ([times.G458] - [times.F458]) / 1000000" office:value-type="float" office:value="300.794112" calcext:value-type="float">
            <text:p>300.794112</text:p>
          </table:table-cell>
        </table:table-row>
        <table:table-row table:style-name="ro1">
          <table:table-cell table:formula="of:=[times.A459]" office:value-type="float" office:value="457" calcext:value-type="float">
            <text:p>457</text:p>
          </table:table-cell>
          <table:table-cell table:formula="of:= ([times.C459] - [times.B459]) / 1000000" office:value-type="float" office:value="136.99072" calcext:value-type="float">
            <text:p>136.99072</text:p>
          </table:table-cell>
          <table:table-cell table:formula="of:= ([times.E459] - [times.D459]) / 1000000" office:value-type="float" office:value="260.893696" calcext:value-type="float">
            <text:p>260.893696</text:p>
          </table:table-cell>
          <table:table-cell table:formula="of:= ([times.G459] - [times.F459]) / 1000000" office:value-type="float" office:value="300.600064" calcext:value-type="float">
            <text:p>300.600064</text:p>
          </table:table-cell>
        </table:table-row>
        <table:table-row table:style-name="ro1">
          <table:table-cell table:formula="of:=[times.A460]" office:value-type="float" office:value="458" calcext:value-type="float">
            <text:p>458</text:p>
          </table:table-cell>
          <table:table-cell table:formula="of:= ([times.C460] - [times.B460]) / 1000000" office:value-type="float" office:value="136.815872" calcext:value-type="float">
            <text:p>136.815872</text:p>
          </table:table-cell>
          <table:table-cell table:formula="of:= ([times.E460] - [times.D460]) / 1000000" office:value-type="float" office:value="260.723456" calcext:value-type="float">
            <text:p>260.723456</text:p>
          </table:table-cell>
          <table:table-cell table:formula="of:= ([times.G460] - [times.F460]) / 1000000" office:value-type="float" office:value="300.440064" calcext:value-type="float">
            <text:p>300.440064</text:p>
          </table:table-cell>
        </table:table-row>
        <table:table-row table:style-name="ro1">
          <table:table-cell table:formula="of:=[times.A461]" office:value-type="float" office:value="459" calcext:value-type="float">
            <text:p>459</text:p>
          </table:table-cell>
          <table:table-cell table:formula="of:= ([times.C461] - [times.B461]) / 1000000" office:value-type="float" office:value="138.620928" calcext:value-type="float">
            <text:p>138.620928</text:p>
          </table:table-cell>
          <table:table-cell table:formula="of:= ([times.E461] - [times.D461]) / 1000000" office:value-type="float" office:value="260.656128" calcext:value-type="float">
            <text:p>260.656128</text:p>
          </table:table-cell>
          <table:table-cell table:formula="of:= ([times.G461] - [times.F461]) / 1000000" office:value-type="float" office:value="300.246016" calcext:value-type="float">
            <text:p>300.246016</text:p>
          </table:table-cell>
        </table:table-row>
        <table:table-row table:style-name="ro1">
          <table:table-cell table:formula="of:=[times.A462]" office:value-type="float" office:value="460" calcext:value-type="float">
            <text:p>460</text:p>
          </table:table-cell>
          <table:table-cell table:formula="of:= ([times.C462] - [times.B462]) / 1000000" office:value-type="float" office:value="138.680064" calcext:value-type="float">
            <text:p>138.680064</text:p>
          </table:table-cell>
          <table:table-cell table:formula="of:= ([times.E462] - [times.D462]) / 1000000" office:value-type="float" office:value="260.362752" calcext:value-type="float">
            <text:p>260.362752</text:p>
          </table:table-cell>
          <table:table-cell table:formula="of:= ([times.G462] - [times.F462]) / 1000000" office:value-type="float" office:value="300.098304" calcext:value-type="float">
            <text:p>300.098304</text:p>
          </table:table-cell>
        </table:table-row>
        <table:table-row table:style-name="ro1">
          <table:table-cell table:formula="of:=[times.A463]" office:value-type="float" office:value="461" calcext:value-type="float">
            <text:p>461</text:p>
          </table:table-cell>
          <table:table-cell table:formula="of:= ([times.C463] - [times.B463]) / 1000000" office:value-type="float" office:value="138.46144" calcext:value-type="float">
            <text:p>138.46144</text:p>
          </table:table-cell>
          <table:table-cell table:formula="of:= ([times.E463] - [times.D463]) / 1000000" office:value-type="float" office:value="260.158976" calcext:value-type="float">
            <text:p>260.158976</text:p>
          </table:table-cell>
          <table:table-cell table:formula="of:= ([times.G463] - [times.F463]) / 1000000" office:value-type="float" office:value="299.916288" calcext:value-type="float">
            <text:p>299.916288</text:p>
          </table:table-cell>
        </table:table-row>
        <table:table-row table:style-name="ro1">
          <table:table-cell table:formula="of:=[times.A464]" office:value-type="float" office:value="462" calcext:value-type="float">
            <text:p>462</text:p>
          </table:table-cell>
          <table:table-cell table:formula="of:= ([times.C464] - [times.B464]) / 1000000" office:value-type="float" office:value="138.64192" calcext:value-type="float">
            <text:p>138.64192</text:p>
          </table:table-cell>
          <table:table-cell table:formula="of:= ([times.E464] - [times.D464]) / 1000000" office:value-type="float" office:value="260.079104" calcext:value-type="float">
            <text:p>260.079104</text:p>
          </table:table-cell>
          <table:table-cell table:formula="of:= ([times.G464] - [times.F464]) / 1000000" office:value-type="float" office:value="299.773184" calcext:value-type="float">
            <text:p>299.773184</text:p>
          </table:table-cell>
        </table:table-row>
        <table:table-row table:style-name="ro1">
          <table:table-cell table:formula="of:=[times.A465]" office:value-type="float" office:value="463" calcext:value-type="float">
            <text:p>463</text:p>
          </table:table-cell>
          <table:table-cell table:formula="of:= ([times.C465] - [times.B465]) / 1000000" office:value-type="float" office:value="138.624768" calcext:value-type="float">
            <text:p>138.624768</text:p>
          </table:table-cell>
          <table:table-cell table:formula="of:= ([times.E465] - [times.D465]) / 1000000" office:value-type="float" office:value="259.774208" calcext:value-type="float">
            <text:p>259.774208</text:p>
          </table:table-cell>
          <table:table-cell table:formula="of:= ([times.G465] - [times.F465]) / 1000000" office:value-type="float" office:value="299.556096" calcext:value-type="float">
            <text:p>299.556096</text:p>
          </table:table-cell>
        </table:table-row>
        <table:table-row table:style-name="ro1">
          <table:table-cell table:formula="of:=[times.A466]" office:value-type="float" office:value="464" calcext:value-type="float">
            <text:p>464</text:p>
          </table:table-cell>
          <table:table-cell table:formula="of:= ([times.C466] - [times.B466]) / 1000000" office:value-type="float" office:value="138.504448" calcext:value-type="float">
            <text:p>138.504448</text:p>
          </table:table-cell>
          <table:table-cell table:formula="of:= ([times.E466] - [times.D466]) / 1000000" office:value-type="float" office:value="259.56224" calcext:value-type="float">
            <text:p>259.56224</text:p>
          </table:table-cell>
          <table:table-cell table:formula="of:= ([times.G466] - [times.F466]) / 1000000" office:value-type="float" office:value="299.408896" calcext:value-type="float">
            <text:p>299.408896</text:p>
          </table:table-cell>
        </table:table-row>
        <table:table-row table:style-name="ro1">
          <table:table-cell table:formula="of:=[times.A467]" office:value-type="float" office:value="465" calcext:value-type="float">
            <text:p>465</text:p>
          </table:table-cell>
          <table:table-cell table:formula="of:= ([times.C467] - [times.B467]) / 1000000" office:value-type="float" office:value="138.214912" calcext:value-type="float">
            <text:p>138.214912</text:p>
          </table:table-cell>
          <table:table-cell table:formula="of:= ([times.E467] - [times.D467]) / 1000000" office:value-type="float" office:value="259.478016" calcext:value-type="float">
            <text:p>259.478016</text:p>
          </table:table-cell>
          <table:table-cell table:formula="of:= ([times.G467] - [times.F467]) / 1000000" office:value-type="float" office:value="299.189248" calcext:value-type="float">
            <text:p>299.189248</text:p>
          </table:table-cell>
        </table:table-row>
        <table:table-row table:style-name="ro1">
          <table:table-cell table:formula="of:=[times.A468]" office:value-type="float" office:value="466" calcext:value-type="float">
            <text:p>466</text:p>
          </table:table-cell>
          <table:table-cell table:formula="of:= ([times.C468] - [times.B468]) / 1000000" office:value-type="float" office:value="137.92128" calcext:value-type="float">
            <text:p>137.92128</text:p>
          </table:table-cell>
          <table:table-cell table:formula="of:= ([times.E468] - [times.D468]) / 1000000" office:value-type="float" office:value="259.175424" calcext:value-type="float">
            <text:p>259.175424</text:p>
          </table:table-cell>
          <table:table-cell table:formula="of:= ([times.G468] - [times.F468]) / 1000000" office:value-type="float" office:value="298.992128" calcext:value-type="float">
            <text:p>298.992128</text:p>
          </table:table-cell>
        </table:table-row>
        <table:table-row table:style-name="ro1">
          <table:table-cell table:formula="of:=[times.A469]" office:value-type="float" office:value="467" calcext:value-type="float">
            <text:p>467</text:p>
          </table:table-cell>
          <table:table-cell table:formula="of:= ([times.C469] - [times.B469]) / 1000000" office:value-type="float" office:value="137.79712" calcext:value-type="float">
            <text:p>137.79712</text:p>
          </table:table-cell>
          <table:table-cell table:formula="of:= ([times.E469] - [times.D469]) / 1000000" office:value-type="float" office:value="258.912" calcext:value-type="float">
            <text:p>258.912</text:p>
          </table:table-cell>
          <table:table-cell table:formula="of:= ([times.G469] - [times.F469]) / 1000000" office:value-type="float" office:value="298.788864" calcext:value-type="float">
            <text:p>298.788864</text:p>
          </table:table-cell>
        </table:table-row>
        <table:table-row table:style-name="ro1">
          <table:table-cell table:formula="of:=[times.A470]" office:value-type="float" office:value="468" calcext:value-type="float">
            <text:p>468</text:p>
          </table:table-cell>
          <table:table-cell table:formula="of:= ([times.C470] - [times.B470]) / 1000000" office:value-type="float" office:value="137.595392" calcext:value-type="float">
            <text:p>137.595392</text:p>
          </table:table-cell>
          <table:table-cell table:formula="of:= ([times.E470] - [times.D470]) / 1000000" office:value-type="float" office:value="258.89408" calcext:value-type="float">
            <text:p>258.89408</text:p>
          </table:table-cell>
          <table:table-cell table:formula="of:= ([times.G470] - [times.F470]) / 1000000" office:value-type="float" office:value="298.649856" calcext:value-type="float">
            <text:p>298.649856</text:p>
          </table:table-cell>
        </table:table-row>
        <table:table-row table:style-name="ro1">
          <table:table-cell table:formula="of:=[times.A471]" office:value-type="float" office:value="469" calcext:value-type="float">
            <text:p>469</text:p>
          </table:table-cell>
          <table:table-cell table:formula="of:= ([times.C471] - [times.B471]) / 1000000" office:value-type="float" office:value="137.439744" calcext:value-type="float">
            <text:p>137.439744</text:p>
          </table:table-cell>
          <table:table-cell table:formula="of:= ([times.E471] - [times.D471]) / 1000000" office:value-type="float" office:value="258.587648" calcext:value-type="float">
            <text:p>258.587648</text:p>
          </table:table-cell>
          <table:table-cell table:formula="of:= ([times.G471] - [times.F471]) / 1000000" office:value-type="float" office:value="298.46272" calcext:value-type="float">
            <text:p>298.46272</text:p>
          </table:table-cell>
        </table:table-row>
        <table:table-row table:style-name="ro1">
          <table:table-cell table:formula="of:=[times.A472]" office:value-type="float" office:value="470" calcext:value-type="float">
            <text:p>470</text:p>
          </table:table-cell>
          <table:table-cell table:formula="of:= ([times.C472] - [times.B472]) / 1000000" office:value-type="float" office:value="138.235392" calcext:value-type="float">
            <text:p>138.235392</text:p>
          </table:table-cell>
          <table:table-cell table:formula="of:= ([times.E472] - [times.D472]) / 1000000" office:value-type="float" office:value="258.41664" calcext:value-type="float">
            <text:p>258.41664</text:p>
          </table:table-cell>
          <table:table-cell table:formula="of:= ([times.G472] - [times.F472]) / 1000000" office:value-type="float" office:value="298.276608" calcext:value-type="float">
            <text:p>298.276608</text:p>
          </table:table-cell>
        </table:table-row>
        <table:table-row table:style-name="ro1">
          <table:table-cell table:formula="of:=[times.A473]" office:value-type="float" office:value="471" calcext:value-type="float">
            <text:p>471</text:p>
          </table:table-cell>
          <table:table-cell table:formula="of:= ([times.C473] - [times.B473]) / 1000000" office:value-type="float" office:value="139.259904" calcext:value-type="float">
            <text:p>139.259904</text:p>
          </table:table-cell>
          <table:table-cell table:formula="of:= ([times.E473] - [times.D473]) / 1000000" office:value-type="float" office:value="258.324224" calcext:value-type="float">
            <text:p>258.324224</text:p>
          </table:table-cell>
          <table:table-cell table:formula="of:= ([times.G473] - [times.F473]) / 1000000" office:value-type="float" office:value="298.091264" calcext:value-type="float">
            <text:p>298.091264</text:p>
          </table:table-cell>
        </table:table-row>
        <table:table-row table:style-name="ro1">
          <table:table-cell table:formula="of:=[times.A474]" office:value-type="float" office:value="472" calcext:value-type="float">
            <text:p>472</text:p>
          </table:table-cell>
          <table:table-cell table:formula="of:= ([times.C474] - [times.B474]) / 1000000" office:value-type="float" office:value="142.97344" calcext:value-type="float">
            <text:p>142.97344</text:p>
          </table:table-cell>
          <table:table-cell table:formula="of:= ([times.E474] - [times.D474]) / 1000000" office:value-type="float" office:value="257.9648" calcext:value-type="float">
            <text:p>257.9648</text:p>
          </table:table-cell>
          <table:table-cell table:formula="of:= ([times.G474] - [times.F474]) / 1000000" office:value-type="float" office:value="297.909248" calcext:value-type="float">
            <text:p>297.909248</text:p>
          </table:table-cell>
        </table:table-row>
        <table:table-row table:style-name="ro1">
          <table:table-cell table:formula="of:=[times.A475]" office:value-type="float" office:value="473" calcext:value-type="float">
            <text:p>473</text:p>
          </table:table-cell>
          <table:table-cell table:formula="of:= ([times.C475] - [times.B475]) / 1000000" office:value-type="float" office:value="144.24576" calcext:value-type="float">
            <text:p>144.24576</text:p>
          </table:table-cell>
          <table:table-cell table:formula="of:= ([times.E475] - [times.D475]) / 1000000" office:value-type="float" office:value="257.810944" calcext:value-type="float">
            <text:p>257.810944</text:p>
          </table:table-cell>
          <table:table-cell table:formula="of:= ([times.G475] - [times.F475]) / 1000000" office:value-type="float" office:value="297.728" calcext:value-type="float">
            <text:p>297.728</text:p>
          </table:table-cell>
        </table:table-row>
        <table:table-row table:style-name="ro1">
          <table:table-cell table:formula="of:=[times.A476]" office:value-type="float" office:value="474" calcext:value-type="float">
            <text:p>474</text:p>
          </table:table-cell>
          <table:table-cell table:formula="of:= ([times.C476] - [times.B476]) / 1000000" office:value-type="float" office:value="146.553856" calcext:value-type="float">
            <text:p>146.553856</text:p>
          </table:table-cell>
          <table:table-cell table:formula="of:= ([times.E476] - [times.D476]) / 1000000" office:value-type="float" office:value="257.73056" calcext:value-type="float">
            <text:p>257.73056</text:p>
          </table:table-cell>
          <table:table-cell table:formula="of:= ([times.G476] - [times.F476]) / 1000000" office:value-type="float" office:value="297.541376" calcext:value-type="float">
            <text:p>297.541376</text:p>
          </table:table-cell>
        </table:table-row>
        <table:table-row table:style-name="ro1">
          <table:table-cell table:formula="of:=[times.A477]" office:value-type="float" office:value="475" calcext:value-type="float">
            <text:p>475</text:p>
          </table:table-cell>
          <table:table-cell table:formula="of:= ([times.C477] - [times.B477]) / 1000000" office:value-type="float" office:value="146.512896" calcext:value-type="float">
            <text:p>146.512896</text:p>
          </table:table-cell>
          <table:table-cell table:formula="of:= ([times.E477] - [times.D477]) / 1000000" office:value-type="float" office:value="257.437952" calcext:value-type="float">
            <text:p>257.437952</text:p>
          </table:table-cell>
          <table:table-cell table:formula="of:= ([times.G477] - [times.F477]) / 1000000" office:value-type="float" office:value="297.384704" calcext:value-type="float">
            <text:p>297.384704</text:p>
          </table:table-cell>
        </table:table-row>
        <table:table-row table:style-name="ro1">
          <table:table-cell table:formula="of:=[times.A478]" office:value-type="float" office:value="476" calcext:value-type="float">
            <text:p>476</text:p>
          </table:table-cell>
          <table:table-cell table:formula="of:= ([times.C478] - [times.B478]) / 1000000" office:value-type="float" office:value="147.251712" calcext:value-type="float">
            <text:p>147.251712</text:p>
          </table:table-cell>
          <table:table-cell table:formula="of:= ([times.E478] - [times.D478]) / 1000000" office:value-type="float" office:value="257.268224" calcext:value-type="float">
            <text:p>257.268224</text:p>
          </table:table-cell>
          <table:table-cell table:formula="of:= ([times.G478] - [times.F478]) / 1000000" office:value-type="float" office:value="297.198848" calcext:value-type="float">
            <text:p>297.198848</text:p>
          </table:table-cell>
        </table:table-row>
        <table:table-row table:style-name="ro1">
          <table:table-cell table:formula="of:=[times.A479]" office:value-type="float" office:value="477" calcext:value-type="float">
            <text:p>477</text:p>
          </table:table-cell>
          <table:table-cell table:formula="of:= ([times.C479] - [times.B479]) / 1000000" office:value-type="float" office:value="151.00672" calcext:value-type="float">
            <text:p>151.00672</text:p>
          </table:table-cell>
          <table:table-cell table:formula="of:= ([times.E479] - [times.D479]) / 1000000" office:value-type="float" office:value="257.198592" calcext:value-type="float">
            <text:p>257.198592</text:p>
          </table:table-cell>
          <table:table-cell table:formula="of:= ([times.G479] - [times.F479]) / 1000000" office:value-type="float" office:value="297.04064" calcext:value-type="float">
            <text:p>297.04064</text:p>
          </table:table-cell>
        </table:table-row>
        <table:table-row table:style-name="ro1">
          <table:table-cell table:formula="of:=[times.A480]" office:value-type="float" office:value="478" calcext:value-type="float">
            <text:p>478</text:p>
          </table:table-cell>
          <table:table-cell table:formula="of:= ([times.C480] - [times.B480]) / 1000000" office:value-type="float" office:value="150.935808" calcext:value-type="float">
            <text:p>150.935808</text:p>
          </table:table-cell>
          <table:table-cell table:formula="of:= ([times.E480] - [times.D480]) / 1000000" office:value-type="float" office:value="256.910336" calcext:value-type="float">
            <text:p>256.910336</text:p>
          </table:table-cell>
          <table:table-cell table:formula="of:= ([times.G480] - [times.F480]) / 1000000" office:value-type="float" office:value="296.894208" calcext:value-type="float">
            <text:p>296.894208</text:p>
          </table:table-cell>
        </table:table-row>
        <table:table-row table:style-name="ro1">
          <table:table-cell table:formula="of:=[times.A481]" office:value-type="float" office:value="479" calcext:value-type="float">
            <text:p>479</text:p>
          </table:table-cell>
          <table:table-cell table:formula="of:= ([times.C481] - [times.B481]) / 1000000" office:value-type="float" office:value="151.713792" calcext:value-type="float">
            <text:p>151.713792</text:p>
          </table:table-cell>
          <table:table-cell table:formula="of:= ([times.E481] - [times.D481]) / 1000000" office:value-type="float" office:value="256.731648" calcext:value-type="float">
            <text:p>256.731648</text:p>
          </table:table-cell>
          <table:table-cell table:formula="of:= ([times.G481] - [times.F481]) / 1000000" office:value-type="float" office:value="296.735232" calcext:value-type="float">
            <text:p>296.735232</text:p>
          </table:table-cell>
        </table:table-row>
        <table:table-row table:style-name="ro1">
          <table:table-cell table:formula="of:=[times.A482]" office:value-type="float" office:value="480" calcext:value-type="float">
            <text:p>480</text:p>
          </table:table-cell>
          <table:table-cell table:formula="of:= ([times.C482] - [times.B482]) / 1000000" office:value-type="float" office:value="156.185856" calcext:value-type="float">
            <text:p>156.185856</text:p>
          </table:table-cell>
          <table:table-cell table:formula="of:= ([times.E482] - [times.D482]) / 1000000" office:value-type="float" office:value="256.660992" calcext:value-type="float">
            <text:p>256.660992</text:p>
          </table:table-cell>
          <table:table-cell table:formula="of:= ([times.G482] - [times.F482]) / 1000000" office:value-type="float" office:value="296.555776" calcext:value-type="float">
            <text:p>296.555776</text:p>
          </table:table-cell>
        </table:table-row>
        <table:table-row table:style-name="ro1">
          <table:table-cell table:formula="of:=[times.A483]" office:value-type="float" office:value="481" calcext:value-type="float">
            <text:p>481</text:p>
          </table:table-cell>
          <table:table-cell table:formula="of:= ([times.C483] - [times.B483]) / 1000000" office:value-type="float" office:value="160.475136" calcext:value-type="float">
            <text:p>160.475136</text:p>
          </table:table-cell>
          <table:table-cell table:formula="of:= ([times.E483] - [times.D483]) / 1000000" office:value-type="float" office:value="256.371968" calcext:value-type="float">
            <text:p>256.371968</text:p>
          </table:table-cell>
          <table:table-cell table:formula="of:= ([times.G483] - [times.F483]) / 1000000" office:value-type="float" office:value="296.41728" calcext:value-type="float">
            <text:p>296.41728</text:p>
          </table:table-cell>
        </table:table-row>
        <table:table-row table:style-name="ro1">
          <table:table-cell table:formula="of:=[times.A484]" office:value-type="float" office:value="482" calcext:value-type="float">
            <text:p>482</text:p>
          </table:table-cell>
          <table:table-cell table:formula="of:= ([times.C484] - [times.B484]) / 1000000" office:value-type="float" office:value="160.513024" calcext:value-type="float">
            <text:p>160.513024</text:p>
          </table:table-cell>
          <table:table-cell table:formula="of:= ([times.E484] - [times.D484]) / 1000000" office:value-type="float" office:value="256.163072" calcext:value-type="float">
            <text:p>256.163072</text:p>
          </table:table-cell>
          <table:table-cell table:formula="of:= ([times.G484] - [times.F484]) / 1000000" office:value-type="float" office:value="296.257024" calcext:value-type="float">
            <text:p>296.257024</text:p>
          </table:table-cell>
        </table:table-row>
        <table:table-row table:style-name="ro1">
          <table:table-cell table:formula="of:=[times.A485]" office:value-type="float" office:value="483" calcext:value-type="float">
            <text:p>483</text:p>
          </table:table-cell>
          <table:table-cell table:formula="of:= ([times.C485] - [times.B485]) / 1000000" office:value-type="float" office:value="164.892928" calcext:value-type="float">
            <text:p>164.892928</text:p>
          </table:table-cell>
          <table:table-cell table:formula="of:= ([times.E485] - [times.D485]) / 1000000" office:value-type="float" office:value="256.091904" calcext:value-type="float">
            <text:p>256.091904</text:p>
          </table:table-cell>
          <table:table-cell table:formula="of:= ([times.G485] - [times.F485]) / 1000000" office:value-type="float" office:value="296.080128" calcext:value-type="float">
            <text:p>296.080128</text:p>
          </table:table-cell>
        </table:table-row>
        <table:table-row table:style-name="ro1">
          <table:table-cell table:formula="of:=[times.A486]" office:value-type="float" office:value="484" calcext:value-type="float">
            <text:p>484</text:p>
          </table:table-cell>
          <table:table-cell table:formula="of:= ([times.C486] - [times.B486]) / 1000000" office:value-type="float" office:value="167.580928" calcext:value-type="float">
            <text:p>167.580928</text:p>
          </table:table-cell>
          <table:table-cell table:formula="of:= ([times.E486] - [times.D486]) / 1000000" office:value-type="float" office:value="255.783936" calcext:value-type="float">
            <text:p>255.783936</text:p>
          </table:table-cell>
          <table:table-cell table:formula="of:= ([times.G486] - [times.F486]) / 1000000" office:value-type="float" office:value="295.943936" calcext:value-type="float">
            <text:p>295.943936</text:p>
          </table:table-cell>
        </table:table-row>
        <table:table-row table:style-name="ro1">
          <table:table-cell table:formula="of:=[times.A487]" office:value-type="float" office:value="485" calcext:value-type="float">
            <text:p>485</text:p>
          </table:table-cell>
          <table:table-cell table:formula="of:= ([times.C487] - [times.B487]) / 1000000" office:value-type="float" office:value="174.134016" calcext:value-type="float">
            <text:p>174.134016</text:p>
          </table:table-cell>
          <table:table-cell table:formula="of:= ([times.E487] - [times.D487]) / 1000000" office:value-type="float" office:value="255.61216" calcext:value-type="float">
            <text:p>255.61216</text:p>
          </table:table-cell>
          <table:table-cell table:formula="of:= ([times.G487] - [times.F487]) / 1000000" office:value-type="float" office:value="295.796736" calcext:value-type="float">
            <text:p>295.796736</text:p>
          </table:table-cell>
        </table:table-row>
        <table:table-row table:style-name="ro1">
          <table:table-cell table:formula="of:=[times.A488]" office:value-type="float" office:value="486" calcext:value-type="float">
            <text:p>486</text:p>
          </table:table-cell>
          <table:table-cell table:formula="of:= ([times.C488] - [times.B488]) / 1000000" office:value-type="float" office:value="174.013952" calcext:value-type="float">
            <text:p>174.013952</text:p>
          </table:table-cell>
          <table:table-cell table:formula="of:= ([times.E488] - [times.D488]) / 1000000" office:value-type="float" office:value="255.542016" calcext:value-type="float">
            <text:p>255.542016</text:p>
          </table:table-cell>
          <table:table-cell table:formula="of:= ([times.G488] - [times.F488]) / 1000000" office:value-type="float" office:value="295.616" calcext:value-type="float">
            <text:p>295.616</text:p>
          </table:table-cell>
        </table:table-row>
        <table:table-row table:style-name="ro1">
          <table:table-cell table:formula="of:=[times.A489]" office:value-type="float" office:value="487" calcext:value-type="float">
            <text:p>487</text:p>
          </table:table-cell>
          <table:table-cell table:formula="of:= ([times.C489] - [times.B489]) / 1000000" office:value-type="float" office:value="174.744832" calcext:value-type="float">
            <text:p>174.744832</text:p>
          </table:table-cell>
          <table:table-cell table:formula="of:= ([times.E489] - [times.D489]) / 1000000" office:value-type="float" office:value="255.248896" calcext:value-type="float">
            <text:p>255.248896</text:p>
          </table:table-cell>
          <table:table-cell table:formula="of:= ([times.G489] - [times.F489]) / 1000000" office:value-type="float" office:value="295.446016" calcext:value-type="float">
            <text:p>295.446016</text:p>
          </table:table-cell>
        </table:table-row>
        <table:table-row table:style-name="ro1">
          <table:table-cell table:formula="of:=[times.A490]" office:value-type="float" office:value="488" calcext:value-type="float">
            <text:p>488</text:p>
          </table:table-cell>
          <table:table-cell table:formula="of:= ([times.C490] - [times.B490]) / 1000000" office:value-type="float" office:value="174.931968" calcext:value-type="float">
            <text:p>174.931968</text:p>
          </table:table-cell>
          <table:table-cell table:formula="of:= ([times.E490] - [times.D490]) / 1000000" office:value-type="float" office:value="255.079936" calcext:value-type="float">
            <text:p>255.079936</text:p>
          </table:table-cell>
          <table:table-cell table:formula="of:= ([times.G490] - [times.F490]) / 1000000" office:value-type="float" office:value="295.29472" calcext:value-type="float">
            <text:p>295.29472</text:p>
          </table:table-cell>
        </table:table-row>
        <table:table-row table:style-name="ro1">
          <table:table-cell table:formula="of:=[times.A491]" office:value-type="float" office:value="489" calcext:value-type="float">
            <text:p>489</text:p>
          </table:table-cell>
          <table:table-cell table:formula="of:= ([times.C491] - [times.B491]) / 1000000" office:value-type="float" office:value="175.2064" calcext:value-type="float">
            <text:p>175.2064</text:p>
          </table:table-cell>
          <table:table-cell table:formula="of:= ([times.E491] - [times.D491]) / 1000000" office:value-type="float" office:value="255.027968" calcext:value-type="float">
            <text:p>255.027968</text:p>
          </table:table-cell>
          <table:table-cell table:formula="of:= ([times.G491] - [times.F491]) / 1000000" office:value-type="float" office:value="295.129856" calcext:value-type="float">
            <text:p>295.129856</text:p>
          </table:table-cell>
        </table:table-row>
        <table:table-row table:style-name="ro1">
          <table:table-cell table:formula="of:=[times.A492]" office:value-type="float" office:value="490" calcext:value-type="float">
            <text:p>490</text:p>
          </table:table-cell>
          <table:table-cell table:formula="of:= ([times.C492] - [times.B492]) / 1000000" office:value-type="float" office:value="175.07712" calcext:value-type="float">
            <text:p>175.07712</text:p>
          </table:table-cell>
          <table:table-cell table:formula="of:= ([times.E492] - [times.D492]) / 1000000" office:value-type="float" office:value="254.735616" calcext:value-type="float">
            <text:p>254.735616</text:p>
          </table:table-cell>
          <table:table-cell table:formula="of:= ([times.G492] - [times.F492]) / 1000000" office:value-type="float" office:value="294.979072" calcext:value-type="float">
            <text:p>294.979072</text:p>
          </table:table-cell>
        </table:table-row>
        <table:table-row table:style-name="ro1">
          <table:table-cell table:formula="of:=[times.A493]" office:value-type="float" office:value="491" calcext:value-type="float">
            <text:p>491</text:p>
          </table:table-cell>
          <table:table-cell table:formula="of:= ([times.C493] - [times.B493]) / 1000000" office:value-type="float" office:value="174.662912" calcext:value-type="float">
            <text:p>174.662912</text:p>
          </table:table-cell>
          <table:table-cell table:formula="of:= ([times.E493] - [times.D493]) / 1000000" office:value-type="float" office:value="254.565888" calcext:value-type="float">
            <text:p>254.565888</text:p>
          </table:table-cell>
          <table:table-cell table:formula="of:= ([times.G493] - [times.F493]) / 1000000" office:value-type="float" office:value="294.774016" calcext:value-type="float">
            <text:p>294.774016</text:p>
          </table:table-cell>
        </table:table-row>
        <table:table-row table:style-name="ro1">
          <table:table-cell table:formula="of:=[times.A494]" office:value-type="float" office:value="492" calcext:value-type="float">
            <text:p>492</text:p>
          </table:table-cell>
          <table:table-cell table:formula="of:= ([times.C494] - [times.B494]) / 1000000" office:value-type="float" office:value="174.411776" calcext:value-type="float">
            <text:p>174.411776</text:p>
          </table:table-cell>
          <table:table-cell table:formula="of:= ([times.E494] - [times.D494]) / 1000000" office:value-type="float" office:value="254.493952" calcext:value-type="float">
            <text:p>254.493952</text:p>
          </table:table-cell>
          <table:table-cell table:formula="of:= ([times.G494] - [times.F494]) / 1000000" office:value-type="float" office:value="294.564864" calcext:value-type="float">
            <text:p>294.564864</text:p>
          </table:table-cell>
        </table:table-row>
        <table:table-row table:style-name="ro1">
          <table:table-cell table:formula="of:=[times.A495]" office:value-type="float" office:value="493" calcext:value-type="float">
            <text:p>493</text:p>
          </table:table-cell>
          <table:table-cell table:formula="of:= ([times.C495] - [times.B495]) / 1000000" office:value-type="float" office:value="174.503424" calcext:value-type="float">
            <text:p>174.503424</text:p>
          </table:table-cell>
          <table:table-cell table:formula="of:= ([times.E495] - [times.D495]) / 1000000" office:value-type="float" office:value="254.200832" calcext:value-type="float">
            <text:p>254.200832</text:p>
          </table:table-cell>
          <table:table-cell table:formula="of:= ([times.G495] - [times.F495]) / 1000000" office:value-type="float" office:value="294.427136" calcext:value-type="float">
            <text:p>294.427136</text:p>
          </table:table-cell>
        </table:table-row>
        <table:table-row table:style-name="ro1">
          <table:table-cell table:formula="of:=[times.A496]" office:value-type="float" office:value="494" calcext:value-type="float">
            <text:p>494</text:p>
          </table:table-cell>
          <table:table-cell table:formula="of:= ([times.C496] - [times.B496]) / 1000000" office:value-type="float" office:value="174.337024" calcext:value-type="float">
            <text:p>174.337024</text:p>
          </table:table-cell>
          <table:table-cell table:formula="of:= ([times.E496] - [times.D496]) / 1000000" office:value-type="float" office:value="254.004992" calcext:value-type="float">
            <text:p>254.004992</text:p>
          </table:table-cell>
          <table:table-cell table:formula="of:= ([times.G496] - [times.F496]) / 1000000" office:value-type="float" office:value="294.262272" calcext:value-type="float">
            <text:p>294.262272</text:p>
          </table:table-cell>
        </table:table-row>
        <table:table-row table:style-name="ro1">
          <table:table-cell table:formula="of:=[times.A497]" office:value-type="float" office:value="495" calcext:value-type="float">
            <text:p>495</text:p>
          </table:table-cell>
          <table:table-cell table:formula="of:= ([times.C497] - [times.B497]) / 1000000" office:value-type="float" office:value="178.075904" calcext:value-type="float">
            <text:p>178.075904</text:p>
          </table:table-cell>
          <table:table-cell table:formula="of:= ([times.E497] - [times.D497]) / 1000000" office:value-type="float" office:value="253.880064" calcext:value-type="float">
            <text:p>253.880064</text:p>
          </table:table-cell>
          <table:table-cell table:formula="of:= ([times.G497] - [times.F497]) / 1000000" office:value-type="float" office:value="294.072064" calcext:value-type="float">
            <text:p>294.072064</text:p>
          </table:table-cell>
        </table:table-row>
        <table:table-row table:style-name="ro1">
          <table:table-cell table:formula="of:=[times.A498]" office:value-type="float" office:value="496" calcext:value-type="float">
            <text:p>496</text:p>
          </table:table-cell>
          <table:table-cell table:formula="of:= ([times.C498] - [times.B498]) / 1000000" office:value-type="float" office:value="178.596608" calcext:value-type="float">
            <text:p>178.596608</text:p>
          </table:table-cell>
          <table:table-cell table:formula="of:= ([times.E498] - [times.D498]) / 1000000" office:value-type="float" office:value="253.522944" calcext:value-type="float">
            <text:p>253.522944</text:p>
          </table:table-cell>
          <table:table-cell table:formula="of:= ([times.G498] - [times.F498]) / 1000000" office:value-type="float" office:value="293.932032" calcext:value-type="float">
            <text:p>293.932032</text:p>
          </table:table-cell>
        </table:table-row>
        <table:table-row table:style-name="ro1">
          <table:table-cell table:formula="of:=[times.A499]" office:value-type="float" office:value="497" calcext:value-type="float">
            <text:p>497</text:p>
          </table:table-cell>
          <table:table-cell table:formula="of:= ([times.C499] - [times.B499]) / 1000000" office:value-type="float" office:value="178.15808" calcext:value-type="float">
            <text:p>178.15808</text:p>
          </table:table-cell>
          <table:table-cell table:formula="of:= ([times.E499] - [times.D499]) / 1000000" office:value-type="float" office:value="253.334528" calcext:value-type="float">
            <text:p>253.334528</text:p>
          </table:table-cell>
          <table:table-cell table:formula="of:= ([times.G499] - [times.F499]) / 1000000" office:value-type="float" office:value="293.773824" calcext:value-type="float">
            <text:p>293.773824</text:p>
          </table:table-cell>
        </table:table-row>
        <table:table-row table:style-name="ro1">
          <table:table-cell table:formula="of:=[times.A500]" office:value-type="float" office:value="498" calcext:value-type="float">
            <text:p>498</text:p>
          </table:table-cell>
          <table:table-cell table:formula="of:= ([times.C500] - [times.B500]) / 1000000" office:value-type="float" office:value="177.980928" calcext:value-type="float">
            <text:p>177.980928</text:p>
          </table:table-cell>
          <table:table-cell table:formula="of:= ([times.E500] - [times.D500]) / 1000000" office:value-type="float" office:value="253.25312" calcext:value-type="float">
            <text:p>253.25312</text:p>
          </table:table-cell>
          <table:table-cell table:formula="of:= ([times.G500] - [times.F500]) / 1000000" office:value-type="float" office:value="293.59488" calcext:value-type="float">
            <text:p>293.59488</text:p>
          </table:table-cell>
        </table:table-row>
        <table:table-row table:style-name="ro1">
          <table:table-cell table:formula="of:=[times.A501]" office:value-type="float" office:value="499" calcext:value-type="float">
            <text:p>499</text:p>
          </table:table-cell>
          <table:table-cell table:formula="of:= ([times.C501] - [times.B501]) / 1000000" office:value-type="float" office:value="177.681152" calcext:value-type="float">
            <text:p>177.681152</text:p>
          </table:table-cell>
          <table:table-cell table:formula="of:= ([times.E501] - [times.D501]) / 1000000" office:value-type="float" office:value="252.962304" calcext:value-type="float">
            <text:p>252.962304</text:p>
          </table:table-cell>
          <table:table-cell table:formula="of:= ([times.G501] - [times.F501]) / 1000000" office:value-type="float" office:value="293.456128" calcext:value-type="float">
            <text:p>293.456128</text:p>
          </table:table-cell>
        </table:table-row>
        <table:table-row table:style-name="ro1">
          <table:table-cell table:formula="of:=[times.A502]" office:value-type="float" office:value="500" calcext:value-type="float">
            <text:p>500</text:p>
          </table:table-cell>
          <table:table-cell table:formula="of:= ([times.C502] - [times.B502]) / 1000000" office:value-type="float" office:value="177.742848" calcext:value-type="float">
            <text:p>177.742848</text:p>
          </table:table-cell>
          <table:table-cell table:formula="of:= ([times.E502] - [times.D502]) / 1000000" office:value-type="float" office:value="252.792832" calcext:value-type="float">
            <text:p>252.792832</text:p>
          </table:table-cell>
          <table:table-cell table:formula="of:= ([times.G502] - [times.F502]) / 1000000" office:value-type="float" office:value="293.29408" calcext:value-type="float">
            <text:p>293.29408</text:p>
          </table:table-cell>
        </table:table-row>
        <table:table-row table:style-name="ro1">
          <table:table-cell table:formula="of:=[times.A503]" office:value-type="float" office:value="501" calcext:value-type="float">
            <text:p>501</text:p>
          </table:table-cell>
          <table:table-cell table:formula="of:= ([times.C503] - [times.B503]) / 1000000" office:value-type="float" office:value="177.85728" calcext:value-type="float">
            <text:p>177.85728</text:p>
          </table:table-cell>
          <table:table-cell table:formula="of:= ([times.E503] - [times.D503]) / 1000000" office:value-type="float" office:value="252.723968" calcext:value-type="float">
            <text:p>252.723968</text:p>
          </table:table-cell>
          <table:table-cell table:formula="of:= ([times.G503] - [times.F503]) / 1000000" office:value-type="float" office:value="293.110784" calcext:value-type="float">
            <text:p>293.110784</text:p>
          </table:table-cell>
        </table:table-row>
        <table:table-row table:style-name="ro1">
          <table:table-cell table:formula="of:=[times.A504]" office:value-type="float" office:value="502" calcext:value-type="float">
            <text:p>502</text:p>
          </table:table-cell>
          <table:table-cell table:formula="of:= ([times.C504] - [times.B504]) / 1000000" office:value-type="float" office:value="179.113216" calcext:value-type="float">
            <text:p>179.113216</text:p>
          </table:table-cell>
          <table:table-cell table:formula="of:= ([times.E504] - [times.D504]) / 1000000" office:value-type="float" office:value="252.4288" calcext:value-type="float">
            <text:p>252.4288</text:p>
          </table:table-cell>
          <table:table-cell table:formula="of:= ([times.G504] - [times.F504]) / 1000000" office:value-type="float" office:value="292.946944" calcext:value-type="float">
            <text:p>292.946944</text:p>
          </table:table-cell>
        </table:table-row>
        <table:table-row table:style-name="ro1">
          <table:table-cell table:formula="of:=[times.A505]" office:value-type="float" office:value="503" calcext:value-type="float">
            <text:p>503</text:p>
          </table:table-cell>
          <table:table-cell table:formula="of:= ([times.C505] - [times.B505]) / 1000000" office:value-type="float" office:value="179.147008" calcext:value-type="float">
            <text:p>179.147008</text:p>
          </table:table-cell>
          <table:table-cell table:formula="of:= ([times.E505] - [times.D505]) / 1000000" office:value-type="float" office:value="252.255744" calcext:value-type="float">
            <text:p>252.255744</text:p>
          </table:table-cell>
          <table:table-cell table:formula="of:= ([times.G505] - [times.F505]) / 1000000" office:value-type="float" office:value="292.751104" calcext:value-type="float">
            <text:p>292.751104</text:p>
          </table:table-cell>
        </table:table-row>
        <table:table-row table:style-name="ro1">
          <table:table-cell table:formula="of:=[times.A506]" office:value-type="float" office:value="504" calcext:value-type="float">
            <text:p>504</text:p>
          </table:table-cell>
          <table:table-cell table:formula="of:= ([times.C506] - [times.B506]) / 1000000" office:value-type="float" office:value="179.621632" calcext:value-type="float">
            <text:p>179.621632</text:p>
          </table:table-cell>
          <table:table-cell table:formula="of:= ([times.E506] - [times.D506]) / 1000000" office:value-type="float" office:value="252.177664" calcext:value-type="float">
            <text:p>252.177664</text:p>
          </table:table-cell>
          <table:table-cell table:formula="of:= ([times.G506] - [times.F506]) / 1000000" office:value-type="float" office:value="292.558848" calcext:value-type="float">
            <text:p>292.558848</text:p>
          </table:table-cell>
        </table:table-row>
        <table:table-row table:style-name="ro1">
          <table:table-cell table:formula="of:=[times.A507]" office:value-type="float" office:value="505" calcext:value-type="float">
            <text:p>505</text:p>
          </table:table-cell>
          <table:table-cell table:formula="of:= ([times.C507] - [times.B507]) / 1000000" office:value-type="float" office:value="184.101376" calcext:value-type="float">
            <text:p>184.101376</text:p>
          </table:table-cell>
          <table:table-cell table:formula="of:= ([times.E507] - [times.D507]) / 1000000" office:value-type="float" office:value="251.689984" calcext:value-type="float">
            <text:p>251.689984</text:p>
          </table:table-cell>
          <table:table-cell table:formula="of:= ([times.G507] - [times.F507]) / 1000000" office:value-type="float" office:value="292.37632" calcext:value-type="float">
            <text:p>292.37632</text:p>
          </table:table-cell>
        </table:table-row>
        <table:table-row table:style-name="ro1">
          <table:table-cell table:formula="of:=[times.A508]" office:value-type="float" office:value="506" calcext:value-type="float">
            <text:p>506</text:p>
          </table:table-cell>
          <table:table-cell table:formula="of:= ([times.C508] - [times.B508]) / 1000000" office:value-type="float" office:value="184.210432" calcext:value-type="float">
            <text:p>184.210432</text:p>
          </table:table-cell>
          <table:table-cell table:formula="of:= ([times.E508] - [times.D508]) / 1000000" office:value-type="float" office:value="251.452672" calcext:value-type="float">
            <text:p>251.452672</text:p>
          </table:table-cell>
          <table:table-cell table:formula="of:= ([times.G508] - [times.F508]) / 1000000" office:value-type="float" office:value="292.181248" calcext:value-type="float">
            <text:p>292.181248</text:p>
          </table:table-cell>
        </table:table-row>
        <table:table-row table:style-name="ro1">
          <table:table-cell table:formula="of:=[times.A509]" office:value-type="float" office:value="507" calcext:value-type="float">
            <text:p>507</text:p>
          </table:table-cell>
          <table:table-cell table:formula="of:= ([times.C509] - [times.B509]) / 1000000" office:value-type="float" office:value="184.18304" calcext:value-type="float">
            <text:p>184.18304</text:p>
          </table:table-cell>
          <table:table-cell table:formula="of:= ([times.E509] - [times.D509]) / 1000000" office:value-type="float" office:value="251.350016" calcext:value-type="float">
            <text:p>251.350016</text:p>
          </table:table-cell>
          <table:table-cell table:formula="of:= ([times.G509] - [times.F509]) / 1000000" office:value-type="float" office:value="292.021248" calcext:value-type="float">
            <text:p>292.021248</text:p>
          </table:table-cell>
        </table:table-row>
        <table:table-row table:style-name="ro1">
          <table:table-cell table:formula="of:=[times.A510]" office:value-type="float" office:value="508" calcext:value-type="float">
            <text:p>508</text:p>
          </table:table-cell>
          <table:table-cell table:formula="of:= ([times.C510] - [times.B510]) / 1000000" office:value-type="float" office:value="186.040832" calcext:value-type="float">
            <text:p>186.040832</text:p>
          </table:table-cell>
          <table:table-cell table:formula="of:= ([times.E510] - [times.D510]) / 1000000" office:value-type="float" office:value="250.886912" calcext:value-type="float">
            <text:p>250.886912</text:p>
          </table:table-cell>
          <table:table-cell table:formula="of:= ([times.G510] - [times.F510]) / 1000000" office:value-type="float" office:value="291.866368" calcext:value-type="float">
            <text:p>291.866368</text:p>
          </table:table-cell>
        </table:table-row>
        <table:table-row table:style-name="ro1">
          <table:table-cell table:formula="of:=[times.A511]" office:value-type="float" office:value="509" calcext:value-type="float">
            <text:p>509</text:p>
          </table:table-cell>
          <table:table-cell table:formula="of:= ([times.C511] - [times.B511]) / 1000000" office:value-type="float" office:value="186.128128" calcext:value-type="float">
            <text:p>186.128128</text:p>
          </table:table-cell>
          <table:table-cell table:formula="of:= ([times.E511] - [times.D511]) / 1000000" office:value-type="float" office:value="250.254336" calcext:value-type="float">
            <text:p>250.254336</text:p>
          </table:table-cell>
          <table:table-cell table:formula="of:= ([times.G511] - [times.F511]) / 1000000" office:value-type="float" office:value="291.684352" calcext:value-type="float">
            <text:p>291.684352</text:p>
          </table:table-cell>
        </table:table-row>
        <table:table-row table:style-name="ro1">
          <table:table-cell table:formula="of:=[times.A512]" office:value-type="float" office:value="510" calcext:value-type="float">
            <text:p>510</text:p>
          </table:table-cell>
          <table:table-cell table:formula="of:= ([times.C512] - [times.B512]) / 1000000" office:value-type="float" office:value="186.512128" calcext:value-type="float">
            <text:p>186.512128</text:p>
          </table:table-cell>
          <table:table-cell table:formula="of:= ([times.E512] - [times.D512]) / 1000000" office:value-type="float" office:value="250.129664" calcext:value-type="float">
            <text:p>250.129664</text:p>
          </table:table-cell>
          <table:table-cell table:formula="of:= ([times.G512] - [times.F512]) / 1000000" office:value-type="float" office:value="291.532032" calcext:value-type="float">
            <text:p>291.532032</text:p>
          </table:table-cell>
        </table:table-row>
        <table:table-row table:style-name="ro1">
          <table:table-cell table:formula="of:=[times.A513]" office:value-type="float" office:value="511" calcext:value-type="float">
            <text:p>511</text:p>
          </table:table-cell>
          <table:table-cell table:formula="of:= ([times.C513] - [times.B513]) / 1000000" office:value-type="float" office:value="186.356992" calcext:value-type="float">
            <text:p>186.356992</text:p>
          </table:table-cell>
          <table:table-cell table:formula="of:= ([times.E513] - [times.D513]) / 1000000" office:value-type="float" office:value="249.801728" calcext:value-type="float">
            <text:p>249.801728</text:p>
          </table:table-cell>
          <table:table-cell table:formula="of:= ([times.G513] - [times.F513]) / 1000000" office:value-type="float" office:value="291.368448" calcext:value-type="float">
            <text:p>291.368448</text:p>
          </table:table-cell>
        </table:table-row>
        <table:table-row table:style-name="ro1">
          <table:table-cell table:formula="of:=[times.A514]" office:value-type="float" office:value="512" calcext:value-type="float">
            <text:p>512</text:p>
          </table:table-cell>
          <table:table-cell table:formula="of:= ([times.C514] - [times.B514]) / 1000000" office:value-type="float" office:value="186.114816" calcext:value-type="float">
            <text:p>186.114816</text:p>
          </table:table-cell>
          <table:table-cell table:formula="of:= ([times.E514] - [times.D514]) / 1000000" office:value-type="float" office:value="249.334272" calcext:value-type="float">
            <text:p>249.334272</text:p>
          </table:table-cell>
          <table:table-cell table:formula="of:= ([times.G514] - [times.F514]) / 1000000" office:value-type="float" office:value="291.190784" calcext:value-type="float">
            <text:p>291.190784</text:p>
          </table:table-cell>
        </table:table-row>
        <table:table-row table:style-name="ro1">
          <table:table-cell table:formula="of:=[times.A515]" office:value-type="float" office:value="513" calcext:value-type="float">
            <text:p>513</text:p>
          </table:table-cell>
          <table:table-cell table:formula="of:= ([times.C515] - [times.B515]) / 1000000" office:value-type="float" office:value="185.661696" calcext:value-type="float">
            <text:p>185.661696</text:p>
          </table:table-cell>
          <table:table-cell table:formula="of:= ([times.E515] - [times.D515]) / 1000000" office:value-type="float" office:value="249.230336" calcext:value-type="float">
            <text:p>249.230336</text:p>
          </table:table-cell>
          <table:table-cell table:formula="of:= ([times.G515] - [times.F515]) / 1000000" office:value-type="float" office:value="291.038208" calcext:value-type="float">
            <text:p>291.038208</text:p>
          </table:table-cell>
        </table:table-row>
        <table:table-row table:style-name="ro1">
          <table:table-cell table:formula="of:=[times.A516]" office:value-type="float" office:value="514" calcext:value-type="float">
            <text:p>514</text:p>
          </table:table-cell>
          <table:table-cell table:formula="of:= ([times.C516] - [times.B516]) / 1000000" office:value-type="float" office:value="185.495296" calcext:value-type="float">
            <text:p>185.495296</text:p>
          </table:table-cell>
          <table:table-cell table:formula="of:= ([times.E516] - [times.D516]) / 1000000" office:value-type="float" office:value="248.909568" calcext:value-type="float">
            <text:p>248.909568</text:p>
          </table:table-cell>
          <table:table-cell table:formula="of:= ([times.G516] - [times.F516]) / 1000000" office:value-type="float" office:value="290.878208" calcext:value-type="float">
            <text:p>290.878208</text:p>
          </table:table-cell>
        </table:table-row>
        <table:table-row table:style-name="ro1">
          <table:table-cell table:formula="of:=[times.A517]" office:value-type="float" office:value="515" calcext:value-type="float">
            <text:p>515</text:p>
          </table:table-cell>
          <table:table-cell table:formula="of:= ([times.C517] - [times.B517]) / 1000000" office:value-type="float" office:value="185.320192" calcext:value-type="float">
            <text:p>185.320192</text:p>
          </table:table-cell>
          <table:table-cell table:formula="of:= ([times.E517] - [times.D517]) / 1000000" office:value-type="float" office:value="248.727808" calcext:value-type="float">
            <text:p>248.727808</text:p>
          </table:table-cell>
          <table:table-cell table:formula="of:= ([times.G517] - [times.F517]) / 1000000" office:value-type="float" office:value="290.71872" calcext:value-type="float">
            <text:p>290.71872</text:p>
          </table:table-cell>
        </table:table-row>
        <table:table-row table:style-name="ro1">
          <table:table-cell table:formula="of:=[times.A518]" office:value-type="float" office:value="516" calcext:value-type="float">
            <text:p>516</text:p>
          </table:table-cell>
          <table:table-cell table:formula="of:= ([times.C518] - [times.B518]) / 1000000" office:value-type="float" office:value="185.14432" calcext:value-type="float">
            <text:p>185.14432</text:p>
          </table:table-cell>
          <table:table-cell table:formula="of:= ([times.E518] - [times.D518]) / 1000000" office:value-type="float" office:value="248.65792" calcext:value-type="float">
            <text:p>248.65792</text:p>
          </table:table-cell>
          <table:table-cell table:formula="of:= ([times.G518] - [times.F518]) / 1000000" office:value-type="float" office:value="290.552832" calcext:value-type="float">
            <text:p>290.552832</text:p>
          </table:table-cell>
        </table:table-row>
        <table:table-row table:style-name="ro1">
          <table:table-cell table:formula="of:=[times.A519]" office:value-type="float" office:value="517" calcext:value-type="float">
            <text:p>517</text:p>
          </table:table-cell>
          <table:table-cell table:formula="of:= ([times.C519] - [times.B519]) / 1000000" office:value-type="float" office:value="185.114112" calcext:value-type="float">
            <text:p>185.114112</text:p>
          </table:table-cell>
          <table:table-cell table:formula="of:= ([times.E519] - [times.D519]) / 1000000" office:value-type="float" office:value="247.966976" calcext:value-type="float">
            <text:p>247.966976</text:p>
          </table:table-cell>
          <table:table-cell table:formula="of:= ([times.G519] - [times.F519]) / 1000000" office:value-type="float" office:value="290.392832" calcext:value-type="float">
            <text:p>290.392832</text:p>
          </table:table-cell>
        </table:table-row>
        <table:table-row table:style-name="ro1">
          <table:table-cell table:formula="of:=[times.A520]" office:value-type="float" office:value="518" calcext:value-type="float">
            <text:p>518</text:p>
          </table:table-cell>
          <table:table-cell table:formula="of:= ([times.C520] - [times.B520]) / 1000000" office:value-type="float" office:value="184.779264" calcext:value-type="float">
            <text:p>184.779264</text:p>
          </table:table-cell>
          <table:table-cell table:formula="of:= ([times.E520] - [times.D520]) / 1000000" office:value-type="float" office:value="247.736064" calcext:value-type="float">
            <text:p>247.736064</text:p>
          </table:table-cell>
          <table:table-cell table:formula="of:= ([times.G520] - [times.F520]) / 1000000" office:value-type="float" office:value="290.242816" calcext:value-type="float">
            <text:p>290.242816</text:p>
          </table:table-cell>
        </table:table-row>
        <table:table-row table:style-name="ro1">
          <table:table-cell table:formula="of:=[times.A521]" office:value-type="float" office:value="519" calcext:value-type="float">
            <text:p>519</text:p>
          </table:table-cell>
          <table:table-cell table:formula="of:= ([times.C521] - [times.B521]) / 1000000" office:value-type="float" office:value="184.67584" calcext:value-type="float">
            <text:p>184.67584</text:p>
          </table:table-cell>
          <table:table-cell table:formula="of:= ([times.E521] - [times.D521]) / 1000000" office:value-type="float" office:value="247.663104" calcext:value-type="float">
            <text:p>247.663104</text:p>
          </table:table-cell>
          <table:table-cell table:formula="of:= ([times.G521] - [times.F521]) / 1000000" office:value-type="float" office:value="289.985792" calcext:value-type="float">
            <text:p>289.985792</text:p>
          </table:table-cell>
        </table:table-row>
        <table:table-row table:style-name="ro1">
          <table:table-cell table:formula="of:=[times.A522]" office:value-type="float" office:value="520" calcext:value-type="float">
            <text:p>520</text:p>
          </table:table-cell>
          <table:table-cell table:formula="of:= ([times.C522] - [times.B522]) / 1000000" office:value-type="float" office:value="184.536832" calcext:value-type="float">
            <text:p>184.536832</text:p>
          </table:table-cell>
          <table:table-cell table:formula="of:= ([times.E522] - [times.D522]) / 1000000" office:value-type="float" office:value="247.306752" calcext:value-type="float">
            <text:p>247.306752</text:p>
          </table:table-cell>
          <table:table-cell table:formula="of:= ([times.G522] - [times.F522]) / 1000000" office:value-type="float" office:value="289.802752" calcext:value-type="float">
            <text:p>289.802752</text:p>
          </table:table-cell>
        </table:table-row>
        <table:table-row table:style-name="ro1">
          <table:table-cell table:formula="of:=[times.A523]" office:value-type="float" office:value="521" calcext:value-type="float">
            <text:p>521</text:p>
          </table:table-cell>
          <table:table-cell table:formula="of:= ([times.C523] - [times.B523]) / 1000000" office:value-type="float" office:value="184.438016" calcext:value-type="float">
            <text:p>184.438016</text:p>
          </table:table-cell>
          <table:table-cell table:formula="of:= ([times.E523] - [times.D523]) / 1000000" office:value-type="float" office:value="247.074816" calcext:value-type="float">
            <text:p>247.074816</text:p>
          </table:table-cell>
          <table:table-cell table:formula="of:= ([times.G523] - [times.F523]) / 1000000" office:value-type="float" office:value="289.667072" calcext:value-type="float">
            <text:p>289.667072</text:p>
          </table:table-cell>
        </table:table-row>
        <table:table-row table:style-name="ro1">
          <table:table-cell table:formula="of:=[times.A524]" office:value-type="float" office:value="522" calcext:value-type="float">
            <text:p>522</text:p>
          </table:table-cell>
          <table:table-cell table:formula="of:= ([times.C524] - [times.B524]) / 1000000" office:value-type="float" office:value="184.416" calcext:value-type="float">
            <text:p>184.416</text:p>
          </table:table-cell>
          <table:table-cell table:formula="of:= ([times.E524] - [times.D524]) / 1000000" office:value-type="float" office:value="246.974976" calcext:value-type="float">
            <text:p>246.974976</text:p>
          </table:table-cell>
          <table:table-cell table:formula="of:= ([times.G524] - [times.F524]) / 1000000" office:value-type="float" office:value="289.444864" calcext:value-type="float">
            <text:p>289.444864</text:p>
          </table:table-cell>
        </table:table-row>
        <table:table-row table:style-name="ro1">
          <table:table-cell table:formula="of:=[times.A525]" office:value-type="float" office:value="523" calcext:value-type="float">
            <text:p>523</text:p>
          </table:table-cell>
          <table:table-cell table:formula="of:= ([times.C525] - [times.B525]) / 1000000" office:value-type="float" office:value="187.83488" calcext:value-type="float">
            <text:p>187.83488</text:p>
          </table:table-cell>
          <table:table-cell table:formula="of:= ([times.E525] - [times.D525]) / 1000000" office:value-type="float" office:value="246.664192" calcext:value-type="float">
            <text:p>246.664192</text:p>
          </table:table-cell>
          <table:table-cell table:formula="of:= ([times.G525] - [times.F525]) / 1000000" office:value-type="float" office:value="289.297408" calcext:value-type="float">
            <text:p>289.297408</text:p>
          </table:table-cell>
        </table:table-row>
        <table:table-row table:style-name="ro1">
          <table:table-cell table:formula="of:=[times.A526]" office:value-type="float" office:value="524" calcext:value-type="float">
            <text:p>524</text:p>
          </table:table-cell>
          <table:table-cell table:formula="of:= ([times.C526] - [times.B526]) / 1000000" office:value-type="float" office:value="188.002048" calcext:value-type="float">
            <text:p>188.002048</text:p>
          </table:table-cell>
          <table:table-cell table:formula="of:= ([times.E526] - [times.D526]) / 1000000" office:value-type="float" office:value="246.440192" calcext:value-type="float">
            <text:p>246.440192</text:p>
          </table:table-cell>
          <table:table-cell table:formula="of:= ([times.G526] - [times.F526]) / 1000000" office:value-type="float" office:value="289.1008" calcext:value-type="float">
            <text:p>289.1008</text:p>
          </table:table-cell>
        </table:table-row>
        <table:table-row table:style-name="ro1">
          <table:table-cell table:formula="of:=[times.A527]" office:value-type="float" office:value="525" calcext:value-type="float">
            <text:p>525</text:p>
          </table:table-cell>
          <table:table-cell table:formula="of:= ([times.C527] - [times.B527]) / 1000000" office:value-type="float" office:value="188.297728" calcext:value-type="float">
            <text:p>188.297728</text:p>
          </table:table-cell>
          <table:table-cell table:formula="of:= ([times.E527] - [times.D527]) / 1000000" office:value-type="float" office:value="246.365184" calcext:value-type="float">
            <text:p>246.365184</text:p>
          </table:table-cell>
          <table:table-cell table:formula="of:= ([times.G527] - [times.F527]) / 1000000" office:value-type="float" office:value="288.950016" calcext:value-type="float">
            <text:p>288.950016</text:p>
          </table:table-cell>
        </table:table-row>
        <table:table-row table:style-name="ro1">
          <table:table-cell table:formula="of:=[times.A528]" office:value-type="float" office:value="526" calcext:value-type="float">
            <text:p>526</text:p>
          </table:table-cell>
          <table:table-cell table:formula="of:= ([times.C528] - [times.B528]) / 1000000" office:value-type="float" office:value="187.790848" calcext:value-type="float">
            <text:p>187.790848</text:p>
          </table:table-cell>
          <table:table-cell table:formula="of:= ([times.E528] - [times.D528]) / 1000000" office:value-type="float" office:value="246.072832" calcext:value-type="float">
            <text:p>246.072832</text:p>
          </table:table-cell>
          <table:table-cell table:formula="of:= ([times.G528] - [times.F528]) / 1000000" office:value-type="float" office:value="288.765184" calcext:value-type="float">
            <text:p>288.765184</text:p>
          </table:table-cell>
        </table:table-row>
        <table:table-row table:style-name="ro1">
          <table:table-cell table:formula="of:=[times.A529]" office:value-type="float" office:value="527" calcext:value-type="float">
            <text:p>527</text:p>
          </table:table-cell>
          <table:table-cell table:formula="of:= ([times.C529] - [times.B529]) / 1000000" office:value-type="float" office:value="187.531776" calcext:value-type="float">
            <text:p>187.531776</text:p>
          </table:table-cell>
          <table:table-cell table:formula="of:= ([times.E529] - [times.D529]) / 1000000" office:value-type="float" office:value="245.900288" calcext:value-type="float">
            <text:p>245.900288</text:p>
          </table:table-cell>
          <table:table-cell table:formula="of:= ([times.G529] - [times.F529]) / 1000000" office:value-type="float" office:value="288.572928" calcext:value-type="float">
            <text:p>288.572928</text:p>
          </table:table-cell>
        </table:table-row>
        <table:table-row table:style-name="ro1">
          <table:table-cell table:formula="of:=[times.A530]" office:value-type="float" office:value="528" calcext:value-type="float">
            <text:p>528</text:p>
          </table:table-cell>
          <table:table-cell table:formula="of:= ([times.C530] - [times.B530]) / 1000000" office:value-type="float" office:value="187.221248" calcext:value-type="float">
            <text:p>187.221248</text:p>
          </table:table-cell>
          <table:table-cell table:formula="of:= ([times.E530] - [times.D530]) / 1000000" office:value-type="float" office:value="245.835264" calcext:value-type="float">
            <text:p>245.835264</text:p>
          </table:table-cell>
          <table:table-cell table:formula="of:= ([times.G530] - [times.F530]) / 1000000" office:value-type="float" office:value="288.416256" calcext:value-type="float">
            <text:p>288.416256</text:p>
          </table:table-cell>
        </table:table-row>
        <table:table-row table:style-name="ro1">
          <table:table-cell table:formula="of:=[times.A531]" office:value-type="float" office:value="529" calcext:value-type="float">
            <text:p>529</text:p>
          </table:table-cell>
          <table:table-cell table:formula="of:= ([times.C531] - [times.B531]) / 1000000" office:value-type="float" office:value="186.92608" calcext:value-type="float">
            <text:p>186.92608</text:p>
          </table:table-cell>
          <table:table-cell table:formula="of:= ([times.E531] - [times.D531]) / 1000000" office:value-type="float" office:value="245.502976" calcext:value-type="float">
            <text:p>245.502976</text:p>
          </table:table-cell>
          <table:table-cell table:formula="of:= ([times.G531] - [times.F531]) / 1000000" office:value-type="float" office:value="288.221696" calcext:value-type="float">
            <text:p>288.221696</text:p>
          </table:table-cell>
        </table:table-row>
        <table:table-row table:style-name="ro1">
          <table:table-cell table:formula="of:=[times.A532]" office:value-type="float" office:value="530" calcext:value-type="float">
            <text:p>530</text:p>
          </table:table-cell>
          <table:table-cell table:formula="of:= ([times.C532] - [times.B532]) / 1000000" office:value-type="float" office:value="186.4128" calcext:value-type="float">
            <text:p>186.4128</text:p>
          </table:table-cell>
          <table:table-cell table:formula="of:= ([times.E532] - [times.D532]) / 1000000" office:value-type="float" office:value="245.378048" calcext:value-type="float">
            <text:p>245.378048</text:p>
          </table:table-cell>
          <table:table-cell table:formula="of:= ([times.G532] - [times.F532]) / 1000000" office:value-type="float" office:value="288.074496" calcext:value-type="float">
            <text:p>288.074496</text:p>
          </table:table-cell>
        </table:table-row>
        <table:table-row table:style-name="ro1">
          <table:table-cell table:formula="of:=[times.A533]" office:value-type="float" office:value="531" calcext:value-type="float">
            <text:p>531</text:p>
          </table:table-cell>
          <table:table-cell table:formula="of:= ([times.C533] - [times.B533]) / 1000000" office:value-type="float" office:value="186.115072" calcext:value-type="float">
            <text:p>186.115072</text:p>
          </table:table-cell>
          <table:table-cell table:formula="of:= ([times.E533] - [times.D533]) / 1000000" office:value-type="float" office:value="245.195776" calcext:value-type="float">
            <text:p>245.195776</text:p>
          </table:table-cell>
          <table:table-cell table:formula="of:= ([times.G533] - [times.F533]) / 1000000" office:value-type="float" office:value="287.8912" calcext:value-type="float">
            <text:p>287.8912</text:p>
          </table:table-cell>
        </table:table-row>
        <table:table-row table:style-name="ro1">
          <table:table-cell table:formula="of:=[times.A534]" office:value-type="float" office:value="532" calcext:value-type="float">
            <text:p>532</text:p>
          </table:table-cell>
          <table:table-cell table:formula="of:= ([times.C534] - [times.B534]) / 1000000" office:value-type="float" office:value="185.17632" calcext:value-type="float">
            <text:p>185.17632</text:p>
          </table:table-cell>
          <table:table-cell table:formula="of:= ([times.E534] - [times.D534]) / 1000000" office:value-type="float" office:value="245.125888" calcext:value-type="float">
            <text:p>245.125888</text:p>
          </table:table-cell>
          <table:table-cell table:formula="of:= ([times.G534] - [times.F534]) / 1000000" office:value-type="float" office:value="287.74912" calcext:value-type="float">
            <text:p>287.74912</text:p>
          </table:table-cell>
        </table:table-row>
        <table:table-row table:style-name="ro1">
          <table:table-cell table:formula="of:=[times.A535]" office:value-type="float" office:value="533" calcext:value-type="float">
            <text:p>533</text:p>
          </table:table-cell>
          <table:table-cell table:formula="of:= ([times.C535] - [times.B535]) / 1000000" office:value-type="float" office:value="184.537856" calcext:value-type="float">
            <text:p>184.537856</text:p>
          </table:table-cell>
          <table:table-cell table:formula="of:= ([times.E535] - [times.D535]) / 1000000" office:value-type="float" office:value="244.791296" calcext:value-type="float">
            <text:p>244.791296</text:p>
          </table:table-cell>
          <table:table-cell table:formula="of:= ([times.G535] - [times.F535]) / 1000000" office:value-type="float" office:value="287.568896" calcext:value-type="float">
            <text:p>287.568896</text:p>
          </table:table-cell>
        </table:table-row>
        <table:table-row table:style-name="ro1">
          <table:table-cell table:formula="of:=[times.A536]" office:value-type="float" office:value="534" calcext:value-type="float">
            <text:p>534</text:p>
          </table:table-cell>
          <table:table-cell table:formula="of:= ([times.C536] - [times.B536]) / 1000000" office:value-type="float" office:value="183.979264" calcext:value-type="float">
            <text:p>183.979264</text:p>
          </table:table-cell>
          <table:table-cell table:formula="of:= ([times.E536] - [times.D536]) / 1000000" office:value-type="float" office:value="244.5568" calcext:value-type="float">
            <text:p>244.5568</text:p>
          </table:table-cell>
          <table:table-cell table:formula="of:= ([times.G536] - [times.F536]) / 1000000" office:value-type="float" office:value="287.396096" calcext:value-type="float">
            <text:p>287.396096</text:p>
          </table:table-cell>
        </table:table-row>
        <table:table-row table:style-name="ro1">
          <table:table-cell table:formula="of:=[times.A537]" office:value-type="float" office:value="535" calcext:value-type="float">
            <text:p>535</text:p>
          </table:table-cell>
          <table:table-cell table:formula="of:= ([times.C537] - [times.B537]) / 1000000" office:value-type="float" office:value="185.473792" calcext:value-type="float">
            <text:p>185.473792</text:p>
          </table:table-cell>
          <table:table-cell table:formula="of:= ([times.E537] - [times.D537]) / 1000000" office:value-type="float" office:value="243.834368" calcext:value-type="float">
            <text:p>243.834368</text:p>
          </table:table-cell>
          <table:table-cell table:formula="of:= ([times.G537] - [times.F537]) / 1000000" office:value-type="float" office:value="287.180032" calcext:value-type="float">
            <text:p>287.180032</text:p>
          </table:table-cell>
        </table:table-row>
        <table:table-row table:style-name="ro1">
          <table:table-cell table:formula="of:=[times.A538]" office:value-type="float" office:value="536" calcext:value-type="float">
            <text:p>536</text:p>
          </table:table-cell>
          <table:table-cell table:formula="of:= ([times.C538] - [times.B538]) / 1000000" office:value-type="float" office:value="187.981056" calcext:value-type="float">
            <text:p>187.981056</text:p>
          </table:table-cell>
          <table:table-cell table:formula="of:= ([times.E538] - [times.D538]) / 1000000" office:value-type="float" office:value="243.389184" calcext:value-type="float">
            <text:p>243.389184</text:p>
          </table:table-cell>
          <table:table-cell table:formula="of:= ([times.G538] - [times.F538]) / 1000000" office:value-type="float" office:value="287.024896" calcext:value-type="float">
            <text:p>287.024896</text:p>
          </table:table-cell>
        </table:table-row>
        <table:table-row table:style-name="ro1">
          <table:table-cell table:formula="of:=[times.A539]" office:value-type="float" office:value="537" calcext:value-type="float">
            <text:p>537</text:p>
          </table:table-cell>
          <table:table-cell table:formula="of:= ([times.C539] - [times.B539]) / 1000000" office:value-type="float" office:value="188.468736" calcext:value-type="float">
            <text:p>188.468736</text:p>
          </table:table-cell>
          <table:table-cell table:formula="of:= ([times.E539] - [times.D539]) / 1000000" office:value-type="float" office:value="243.114752" calcext:value-type="float">
            <text:p>243.114752</text:p>
          </table:table-cell>
          <table:table-cell table:formula="of:= ([times.G539] - [times.F539]) / 1000000" office:value-type="float" office:value="286.822144" calcext:value-type="float">
            <text:p>286.822144</text:p>
          </table:table-cell>
        </table:table-row>
        <table:table-row table:style-name="ro1">
          <table:table-cell table:formula="of:=[times.A540]" office:value-type="float" office:value="538" calcext:value-type="float">
            <text:p>538</text:p>
          </table:table-cell>
          <table:table-cell table:formula="of:= ([times.C540] - [times.B540]) / 1000000" office:value-type="float" office:value="188.836096" calcext:value-type="float">
            <text:p>188.836096</text:p>
          </table:table-cell>
          <table:table-cell table:formula="of:= ([times.E540] - [times.D540]) / 1000000" office:value-type="float" office:value="242.991872" calcext:value-type="float">
            <text:p>242.991872</text:p>
          </table:table-cell>
          <table:table-cell table:formula="of:= ([times.G540] - [times.F540]) / 1000000" office:value-type="float" office:value="286.655488" calcext:value-type="float">
            <text:p>286.655488</text:p>
          </table:table-cell>
        </table:table-row>
        <table:table-row table:style-name="ro1">
          <table:table-cell table:formula="of:=[times.A541]" office:value-type="float" office:value="539" calcext:value-type="float">
            <text:p>539</text:p>
          </table:table-cell>
          <table:table-cell table:formula="of:= ([times.C541] - [times.B541]) / 1000000" office:value-type="float" office:value="188.064" calcext:value-type="float">
            <text:p>188.064</text:p>
          </table:table-cell>
          <table:table-cell table:formula="of:= ([times.E541] - [times.D541]) / 1000000" office:value-type="float" office:value="242.470656" calcext:value-type="float">
            <text:p>242.470656</text:p>
          </table:table-cell>
          <table:table-cell table:formula="of:= ([times.G541] - [times.F541]) / 1000000" office:value-type="float" office:value="286.464" calcext:value-type="float">
            <text:p>286.464</text:p>
          </table:table-cell>
        </table:table-row>
        <table:table-row table:style-name="ro1">
          <table:table-cell table:formula="of:=[times.A542]" office:value-type="float" office:value="540" calcext:value-type="float">
            <text:p>540</text:p>
          </table:table-cell>
          <table:table-cell table:formula="of:= ([times.C542] - [times.B542]) / 1000000" office:value-type="float" office:value="187.611136" calcext:value-type="float">
            <text:p>187.611136</text:p>
          </table:table-cell>
          <table:table-cell table:formula="of:= ([times.E542] - [times.D542]) / 1000000" office:value-type="float" office:value="242.14784" calcext:value-type="float">
            <text:p>242.14784</text:p>
          </table:table-cell>
          <table:table-cell table:formula="of:= ([times.G542] - [times.F542]) / 1000000" office:value-type="float" office:value="286.321152" calcext:value-type="float">
            <text:p>286.321152</text:p>
          </table:table-cell>
        </table:table-row>
        <table:table-row table:style-name="ro1">
          <table:table-cell table:formula="of:=[times.A543]" office:value-type="float" office:value="541" calcext:value-type="float">
            <text:p>541</text:p>
          </table:table-cell>
          <table:table-cell table:formula="of:= ([times.C543] - [times.B543]) / 1000000" office:value-type="float" office:value="187.40992" calcext:value-type="float">
            <text:p>187.40992</text:p>
          </table:table-cell>
          <table:table-cell table:formula="of:= ([times.E543] - [times.D543]) / 1000000" office:value-type="float" office:value="241.781504" calcext:value-type="float">
            <text:p>241.781504</text:p>
          </table:table-cell>
          <table:table-cell table:formula="of:= ([times.G543] - [times.F543]) / 1000000" office:value-type="float" office:value="286.13632" calcext:value-type="float">
            <text:p>286.13632</text:p>
          </table:table-cell>
        </table:table-row>
        <table:table-row table:style-name="ro1">
          <table:table-cell table:formula="of:=[times.A544]" office:value-type="float" office:value="542" calcext:value-type="float">
            <text:p>542</text:p>
          </table:table-cell>
          <table:table-cell table:formula="of:= ([times.C544] - [times.B544]) / 1000000" office:value-type="float" office:value="187.294208" calcext:value-type="float">
            <text:p>187.294208</text:p>
          </table:table-cell>
          <table:table-cell table:formula="of:= ([times.E544] - [times.D544]) / 1000000" office:value-type="float" office:value="241.43104" calcext:value-type="float">
            <text:p>241.43104</text:p>
          </table:table-cell>
          <table:table-cell table:formula="of:= ([times.G544] - [times.F544]) / 1000000" office:value-type="float" office:value="285.970176" calcext:value-type="float">
            <text:p>285.970176</text:p>
          </table:table-cell>
        </table:table-row>
        <table:table-row table:style-name="ro1">
          <table:table-cell table:formula="of:=[times.A545]" office:value-type="float" office:value="543" calcext:value-type="float">
            <text:p>543</text:p>
          </table:table-cell>
          <table:table-cell table:formula="of:= ([times.C545] - [times.B545]) / 1000000" office:value-type="float" office:value="186.950144" calcext:value-type="float">
            <text:p>186.950144</text:p>
          </table:table-cell>
          <table:table-cell table:formula="of:= ([times.E545] - [times.D545]) / 1000000" office:value-type="float" office:value="241.213184" calcext:value-type="float">
            <text:p>241.213184</text:p>
          </table:table-cell>
          <table:table-cell table:formula="of:= ([times.G545] - [times.F545]) / 1000000" office:value-type="float" office:value="285.807104" calcext:value-type="float">
            <text:p>285.807104</text:p>
          </table:table-cell>
        </table:table-row>
        <table:table-row table:style-name="ro1">
          <table:table-cell table:formula="of:=[times.A546]" office:value-type="float" office:value="544" calcext:value-type="float">
            <text:p>544</text:p>
          </table:table-cell>
          <table:table-cell table:formula="of:= ([times.C546] - [times.B546]) / 1000000" office:value-type="float" office:value="186.825984" calcext:value-type="float">
            <text:p>186.825984</text:p>
          </table:table-cell>
          <table:table-cell table:formula="of:= ([times.E546] - [times.D546]) / 1000000" office:value-type="float" office:value="241.138176" calcext:value-type="float">
            <text:p>241.138176</text:p>
          </table:table-cell>
          <table:table-cell table:formula="of:= ([times.G546] - [times.F546]) / 1000000" office:value-type="float" office:value="285.592576" calcext:value-type="float">
            <text:p>285.592576</text:p>
          </table:table-cell>
        </table:table-row>
        <table:table-row table:style-name="ro1">
          <table:table-cell table:formula="of:=[times.A547]" office:value-type="float" office:value="545" calcext:value-type="float">
            <text:p>545</text:p>
          </table:table-cell>
          <table:table-cell table:formula="of:= ([times.C547] - [times.B547]) / 1000000" office:value-type="float" office:value="186.422784" calcext:value-type="float">
            <text:p>186.422784</text:p>
          </table:table-cell>
          <table:table-cell table:formula="of:= ([times.E547] - [times.D547]) / 1000000" office:value-type="float" office:value="240.847104" calcext:value-type="float">
            <text:p>240.847104</text:p>
          </table:table-cell>
          <table:table-cell table:formula="of:= ([times.G547] - [times.F547]) / 1000000" office:value-type="float" office:value="285.433088" calcext:value-type="float">
            <text:p>285.433088</text:p>
          </table:table-cell>
        </table:table-row>
        <table:table-row table:style-name="ro1">
          <table:table-cell table:formula="of:=[times.A548]" office:value-type="float" office:value="546" calcext:value-type="float">
            <text:p>546</text:p>
          </table:table-cell>
          <table:table-cell table:formula="of:= ([times.C548] - [times.B548]) / 1000000" office:value-type="float" office:value="186.113024" calcext:value-type="float">
            <text:p>186.113024</text:p>
          </table:table-cell>
          <table:table-cell table:formula="of:= ([times.E548] - [times.D548]) / 1000000" office:value-type="float" office:value="240.676096" calcext:value-type="float">
            <text:p>240.676096</text:p>
          </table:table-cell>
          <table:table-cell table:formula="of:= ([times.G548] - [times.F548]) / 1000000" office:value-type="float" office:value="285.18016" calcext:value-type="float">
            <text:p>285.18016</text:p>
          </table:table-cell>
        </table:table-row>
        <table:table-row table:style-name="ro1">
          <table:table-cell table:formula="of:=[times.A549]" office:value-type="float" office:value="547" calcext:value-type="float">
            <text:p>547</text:p>
          </table:table-cell>
          <table:table-cell table:formula="of:= ([times.C549] - [times.B549]) / 1000000" office:value-type="float" office:value="193.806592" calcext:value-type="float">
            <text:p>193.806592</text:p>
          </table:table-cell>
          <table:table-cell table:formula="of:= ([times.E549] - [times.D549]) / 1000000" office:value-type="float" office:value="240.607232" calcext:value-type="float">
            <text:p>240.607232</text:p>
          </table:table-cell>
          <table:table-cell table:formula="of:= ([times.G549] - [times.F549]) / 1000000" office:value-type="float" office:value="285.03296" calcext:value-type="float">
            <text:p>285.03296</text:p>
          </table:table-cell>
        </table:table-row>
        <table:table-row table:style-name="ro1">
          <table:table-cell table:formula="of:=[times.A550]" office:value-type="float" office:value="548" calcext:value-type="float">
            <text:p>548</text:p>
          </table:table-cell>
          <table:table-cell table:formula="of:= ([times.C550] - [times.B550]) / 1000000" office:value-type="float" office:value="193.66272" calcext:value-type="float">
            <text:p>193.66272</text:p>
          </table:table-cell>
          <table:table-cell table:formula="of:= ([times.E550] - [times.D550]) / 1000000" office:value-type="float" office:value="240.313856" calcext:value-type="float">
            <text:p>240.313856</text:p>
          </table:table-cell>
          <table:table-cell table:formula="of:= ([times.G550] - [times.F550]) / 1000000" office:value-type="float" office:value="284.848896" calcext:value-type="float">
            <text:p>284.848896</text:p>
          </table:table-cell>
        </table:table-row>
        <table:table-row table:style-name="ro1">
          <table:table-cell table:formula="of:=[times.A551]" office:value-type="float" office:value="549" calcext:value-type="float">
            <text:p>549</text:p>
          </table:table-cell>
          <table:table-cell table:formula="of:= ([times.C551] - [times.B551]) / 1000000" office:value-type="float" office:value="193.191936" calcext:value-type="float">
            <text:p>193.191936</text:p>
          </table:table-cell>
          <table:table-cell table:formula="of:= ([times.E551] - [times.D551]) / 1000000" office:value-type="float" office:value="240.140288" calcext:value-type="float">
            <text:p>240.140288</text:p>
          </table:table-cell>
          <table:table-cell table:formula="of:= ([times.G551] - [times.F551]) / 1000000" office:value-type="float" office:value="284.687104" calcext:value-type="float">
            <text:p>284.687104</text:p>
          </table:table-cell>
        </table:table-row>
        <table:table-row table:style-name="ro1">
          <table:table-cell table:formula="of:=[times.A552]" office:value-type="float" office:value="550" calcext:value-type="float">
            <text:p>550</text:p>
          </table:table-cell>
          <table:table-cell table:formula="of:= ([times.C552] - [times.B552]) / 1000000" office:value-type="float" office:value="192.846592" calcext:value-type="float">
            <text:p>192.846592</text:p>
          </table:table-cell>
          <table:table-cell table:formula="of:= ([times.E552] - [times.D552]) / 1000000" office:value-type="float" office:value="239.996672" calcext:value-type="float">
            <text:p>239.996672</text:p>
          </table:table-cell>
          <table:table-cell table:formula="of:= ([times.G552] - [times.F552]) / 1000000" office:value-type="float" office:value="284.532992" calcext:value-type="float">
            <text:p>284.532992</text:p>
          </table:table-cell>
        </table:table-row>
        <table:table-row table:style-name="ro1">
          <table:table-cell table:formula="of:=[times.A553]" office:value-type="float" office:value="551" calcext:value-type="float">
            <text:p>551</text:p>
          </table:table-cell>
          <table:table-cell table:formula="of:= ([times.C553] - [times.B553]) / 1000000" office:value-type="float" office:value="192.664064" calcext:value-type="float">
            <text:p>192.664064</text:p>
          </table:table-cell>
          <table:table-cell table:formula="of:= ([times.E553] - [times.D553]) / 1000000" office:value-type="float" office:value="239.855872" calcext:value-type="float">
            <text:p>239.855872</text:p>
          </table:table-cell>
          <table:table-cell table:formula="of:= ([times.G553] - [times.F553]) / 1000000" office:value-type="float" office:value="284.352" calcext:value-type="float">
            <text:p>284.352</text:p>
          </table:table-cell>
        </table:table-row>
        <table:table-row table:style-name="ro1">
          <table:table-cell table:formula="of:=[times.A554]" office:value-type="float" office:value="552" calcext:value-type="float">
            <text:p>552</text:p>
          </table:table-cell>
          <table:table-cell table:formula="of:= ([times.C554] - [times.B554]) / 1000000" office:value-type="float" office:value="192.358656" calcext:value-type="float">
            <text:p>192.358656</text:p>
          </table:table-cell>
          <table:table-cell table:formula="of:= ([times.E554] - [times.D554]) / 1000000" office:value-type="float" office:value="239.789056" calcext:value-type="float">
            <text:p>239.789056</text:p>
          </table:table-cell>
          <table:table-cell table:formula="of:= ([times.G554] - [times.F554]) / 1000000" office:value-type="float" office:value="284.12928" calcext:value-type="float">
            <text:p>284.12928</text:p>
          </table:table-cell>
        </table:table-row>
        <table:table-row table:style-name="ro1">
          <table:table-cell table:formula="of:=[times.A555]" office:value-type="float" office:value="553" calcext:value-type="float">
            <text:p>553</text:p>
          </table:table-cell>
          <table:table-cell table:formula="of:= ([times.C555] - [times.B555]) / 1000000" office:value-type="float" office:value="192.208128" calcext:value-type="float">
            <text:p>192.208128</text:p>
          </table:table-cell>
          <table:table-cell table:formula="of:= ([times.E555] - [times.D555]) / 1000000" office:value-type="float" office:value="239.500032" calcext:value-type="float">
            <text:p>239.500032</text:p>
          </table:table-cell>
          <table:table-cell table:formula="of:= ([times.G555] - [times.F555]) / 1000000" office:value-type="float" office:value="283.938816" calcext:value-type="float">
            <text:p>283.938816</text:p>
          </table:table-cell>
        </table:table-row>
        <table:table-row table:style-name="ro1">
          <table:table-cell table:formula="of:=[times.A556]" office:value-type="float" office:value="554" calcext:value-type="float">
            <text:p>554</text:p>
          </table:table-cell>
          <table:table-cell table:formula="of:= ([times.C556] - [times.B556]) / 1000000" office:value-type="float" office:value="192.045056" calcext:value-type="float">
            <text:p>192.045056</text:p>
          </table:table-cell>
          <table:table-cell table:formula="of:= ([times.E556] - [times.D556]) / 1000000" office:value-type="float" office:value="239.325696" calcext:value-type="float">
            <text:p>239.325696</text:p>
          </table:table-cell>
          <table:table-cell table:formula="of:= ([times.G556] - [times.F556]) / 1000000" office:value-type="float" office:value="283.782144" calcext:value-type="float">
            <text:p>283.782144</text:p>
          </table:table-cell>
        </table:table-row>
        <table:table-row table:style-name="ro1">
          <table:table-cell table:formula="of:=[times.A557]" office:value-type="float" office:value="555" calcext:value-type="float">
            <text:p>555</text:p>
          </table:table-cell>
          <table:table-cell table:formula="of:= ([times.C557] - [times.B557]) / 1000000" office:value-type="float" office:value="191.90784" calcext:value-type="float">
            <text:p>191.90784</text:p>
          </table:table-cell>
          <table:table-cell table:formula="of:= ([times.E557] - [times.D557]) / 1000000" office:value-type="float" office:value="239.185408" calcext:value-type="float">
            <text:p>239.185408</text:p>
          </table:table-cell>
          <table:table-cell table:formula="of:= ([times.G557] - [times.F557]) / 1000000" office:value-type="float" office:value="283.590912" calcext:value-type="float">
            <text:p>283.590912</text:p>
          </table:table-cell>
        </table:table-row>
        <table:table-row table:style-name="ro1">
          <table:table-cell table:formula="of:=[times.A558]" office:value-type="float" office:value="556" calcext:value-type="float">
            <text:p>556</text:p>
          </table:table-cell>
          <table:table-cell table:formula="of:= ([times.C558] - [times.B558]) / 1000000" office:value-type="float" office:value="191.792896" calcext:value-type="float">
            <text:p>191.792896</text:p>
          </table:table-cell>
          <table:table-cell table:formula="of:= ([times.E558] - [times.D558]) / 1000000" office:value-type="float" office:value="239.113216" calcext:value-type="float">
            <text:p>239.113216</text:p>
          </table:table-cell>
          <table:table-cell table:formula="of:= ([times.G558] - [times.F558]) / 1000000" office:value-type="float" office:value="283.443712" calcext:value-type="float">
            <text:p>283.443712</text:p>
          </table:table-cell>
        </table:table-row>
        <table:table-row table:style-name="ro1">
          <table:table-cell table:formula="of:=[times.A559]" office:value-type="float" office:value="557" calcext:value-type="float">
            <text:p>557</text:p>
          </table:table-cell>
          <table:table-cell table:formula="of:= ([times.C559] - [times.B559]) / 1000000" office:value-type="float" office:value="191.505408" calcext:value-type="float">
            <text:p>191.505408</text:p>
          </table:table-cell>
          <table:table-cell table:formula="of:= ([times.E559] - [times.D559]) / 1000000" office:value-type="float" office:value="238.819328" calcext:value-type="float">
            <text:p>238.819328</text:p>
          </table:table-cell>
          <table:table-cell table:formula="of:= ([times.G559] - [times.F559]) / 1000000" office:value-type="float" office:value="283.243776" calcext:value-type="float">
            <text:p>283.243776</text:p>
          </table:table-cell>
        </table:table-row>
        <table:table-row table:style-name="ro1">
          <table:table-cell table:formula="of:=[times.A560]" office:value-type="float" office:value="558" calcext:value-type="float">
            <text:p>558</text:p>
          </table:table-cell>
          <table:table-cell table:formula="of:= ([times.C560] - [times.B560]) / 1000000" office:value-type="float" office:value="191.213056" calcext:value-type="float">
            <text:p>191.213056</text:p>
          </table:table-cell>
          <table:table-cell table:formula="of:= ([times.E560] - [times.D560]) / 1000000" office:value-type="float" office:value="238.647808" calcext:value-type="float">
            <text:p>238.647808</text:p>
          </table:table-cell>
          <table:table-cell table:formula="of:= ([times.G560] - [times.F560]) / 1000000" office:value-type="float" office:value="283.081984" calcext:value-type="float">
            <text:p>283.081984</text:p>
          </table:table-cell>
        </table:table-row>
        <table:table-row table:style-name="ro1">
          <table:table-cell table:formula="of:=[times.A561]" office:value-type="float" office:value="559" calcext:value-type="float">
            <text:p>559</text:p>
          </table:table-cell>
          <table:table-cell table:formula="of:= ([times.C561] - [times.B561]) / 1000000" office:value-type="float" office:value="190.986752" calcext:value-type="float">
            <text:p>190.986752</text:p>
          </table:table-cell>
          <table:table-cell table:formula="of:= ([times.E561] - [times.D561]) / 1000000" office:value-type="float" office:value="238.5792" calcext:value-type="float">
            <text:p>238.5792</text:p>
          </table:table-cell>
          <table:table-cell table:formula="of:= ([times.G561] - [times.F561]) / 1000000" office:value-type="float" office:value="282.8928" calcext:value-type="float">
            <text:p>282.8928</text:p>
          </table:table-cell>
        </table:table-row>
        <table:table-row table:style-name="ro1">
          <table:table-cell table:formula="of:=[times.A562]" office:value-type="float" office:value="560" calcext:value-type="float">
            <text:p>560</text:p>
          </table:table-cell>
          <table:table-cell table:formula="of:= ([times.C562] - [times.B562]) / 1000000" office:value-type="float" office:value="190.802944" calcext:value-type="float">
            <text:p>190.802944</text:p>
          </table:table-cell>
          <table:table-cell table:formula="of:= ([times.E562] - [times.D562]) / 1000000" office:value-type="float" office:value="238.28736" calcext:value-type="float">
            <text:p>238.28736</text:p>
          </table:table-cell>
          <table:table-cell table:formula="of:= ([times.G562] - [times.F562]) / 1000000" office:value-type="float" office:value="282.750976" calcext:value-type="float">
            <text:p>282.750976</text:p>
          </table:table-cell>
        </table:table-row>
        <table:table-row table:style-name="ro1">
          <table:table-cell table:formula="of:=[times.A563]" office:value-type="float" office:value="561" calcext:value-type="float">
            <text:p>561</text:p>
          </table:table-cell>
          <table:table-cell table:formula="of:= ([times.C563] - [times.B563]) / 1000000" office:value-type="float" office:value="190.62016" calcext:value-type="float">
            <text:p>190.62016</text:p>
          </table:table-cell>
          <table:table-cell table:formula="of:= ([times.E563] - [times.D563]) / 1000000" office:value-type="float" office:value="238.116608" calcext:value-type="float">
            <text:p>238.116608</text:p>
          </table:table-cell>
          <table:table-cell table:formula="of:= ([times.G563] - [times.F563]) / 1000000" office:value-type="float" office:value="282.571264" calcext:value-type="float">
            <text:p>282.571264</text:p>
          </table:table-cell>
        </table:table-row>
        <table:table-row table:style-name="ro1">
          <table:table-cell table:formula="of:=[times.A564]" office:value-type="float" office:value="562" calcext:value-type="float">
            <text:p>562</text:p>
          </table:table-cell>
          <table:table-cell table:formula="of:= ([times.C564] - [times.B564]) / 1000000" office:value-type="float" office:value="190.523904" calcext:value-type="float">
            <text:p>190.523904</text:p>
          </table:table-cell>
          <table:table-cell table:formula="of:= ([times.E564] - [times.D564]) / 1000000" office:value-type="float" office:value="238.104832" calcext:value-type="float">
            <text:p>238.104832</text:p>
          </table:table-cell>
          <table:table-cell table:formula="of:= ([times.G564] - [times.F564]) / 1000000" office:value-type="float" office:value="282.438144" calcext:value-type="float">
            <text:p>282.438144</text:p>
          </table:table-cell>
        </table:table-row>
        <table:table-row table:style-name="ro1">
          <table:table-cell table:formula="of:=[times.A565]" office:value-type="float" office:value="563" calcext:value-type="float">
            <text:p>563</text:p>
          </table:table-cell>
          <table:table-cell table:formula="of:= ([times.C565] - [times.B565]) / 1000000" office:value-type="float" office:value="190.433024" calcext:value-type="float">
            <text:p>190.433024</text:p>
          </table:table-cell>
          <table:table-cell table:formula="of:= ([times.E565] - [times.D565]) / 1000000" office:value-type="float" office:value="237.814784" calcext:value-type="float">
            <text:p>237.814784</text:p>
          </table:table-cell>
          <table:table-cell table:formula="of:= ([times.G565] - [times.F565]) / 1000000" office:value-type="float" office:value="282.25536" calcext:value-type="float">
            <text:p>282.25536</text:p>
          </table:table-cell>
        </table:table-row>
        <table:table-row table:style-name="ro1">
          <table:table-cell table:formula="of:=[times.A566]" office:value-type="float" office:value="564" calcext:value-type="float">
            <text:p>564</text:p>
          </table:table-cell>
          <table:table-cell table:formula="of:= ([times.C566] - [times.B566]) / 1000000" office:value-type="float" office:value="190.253568" calcext:value-type="float">
            <text:p>190.253568</text:p>
          </table:table-cell>
          <table:table-cell table:formula="of:= ([times.E566] - [times.D566]) / 1000000" office:value-type="float" office:value="237.642752" calcext:value-type="float">
            <text:p>237.642752</text:p>
          </table:table-cell>
          <table:table-cell table:formula="of:= ([times.G566] - [times.F566]) / 1000000" office:value-type="float" office:value="282.07616" calcext:value-type="float">
            <text:p>282.07616</text:p>
          </table:table-cell>
        </table:table-row>
        <table:table-row table:style-name="ro1">
          <table:table-cell table:formula="of:=[times.A567]" office:value-type="float" office:value="565" calcext:value-type="float">
            <text:p>565</text:p>
          </table:table-cell>
          <table:table-cell table:formula="of:= ([times.C567] - [times.B567]) / 1000000" office:value-type="float" office:value="190.072064" calcext:value-type="float">
            <text:p>190.072064</text:p>
          </table:table-cell>
          <table:table-cell table:formula="of:= ([times.E567] - [times.D567]) / 1000000" office:value-type="float" office:value="237.57696" calcext:value-type="float">
            <text:p>237.57696</text:p>
          </table:table-cell>
          <table:table-cell table:formula="of:= ([times.G567] - [times.F567]) / 1000000" office:value-type="float" office:value="281.857792" calcext:value-type="float">
            <text:p>281.857792</text:p>
          </table:table-cell>
        </table:table-row>
        <table:table-row table:style-name="ro1">
          <table:table-cell table:formula="of:=[times.A568]" office:value-type="float" office:value="566" calcext:value-type="float">
            <text:p>566</text:p>
          </table:table-cell>
          <table:table-cell table:formula="of:= ([times.C568] - [times.B568]) / 1000000" office:value-type="float" office:value="190.04672" calcext:value-type="float">
            <text:p>190.04672</text:p>
          </table:table-cell>
          <table:table-cell table:formula="of:= ([times.E568] - [times.D568]) / 1000000" office:value-type="float" office:value="237.286144" calcext:value-type="float">
            <text:p>237.286144</text:p>
          </table:table-cell>
          <table:table-cell table:formula="of:= ([times.G568] - [times.F568]) / 1000000" office:value-type="float" office:value="281.700608" calcext:value-type="float">
            <text:p>281.700608</text:p>
          </table:table-cell>
        </table:table-row>
        <table:table-row table:style-name="ro1">
          <table:table-cell table:formula="of:=[times.A569]" office:value-type="float" office:value="567" calcext:value-type="float">
            <text:p>567</text:p>
          </table:table-cell>
          <table:table-cell table:formula="of:= ([times.C569] - [times.B569]) / 1000000" office:value-type="float" office:value="190.006016" calcext:value-type="float">
            <text:p>190.006016</text:p>
          </table:table-cell>
          <table:table-cell table:formula="of:= ([times.E569] - [times.D569]) / 1000000" office:value-type="float" office:value="237.112064" calcext:value-type="float">
            <text:p>237.112064</text:p>
          </table:table-cell>
          <table:table-cell table:formula="of:= ([times.G569] - [times.F569]) / 1000000" office:value-type="float" office:value="281.468672" calcext:value-type="float">
            <text:p>281.468672</text:p>
          </table:table-cell>
        </table:table-row>
        <table:table-row table:style-name="ro1">
          <table:table-cell table:formula="of:=[times.A570]" office:value-type="float" office:value="568" calcext:value-type="float">
            <text:p>568</text:p>
          </table:table-cell>
          <table:table-cell table:formula="of:= ([times.C570] - [times.B570]) / 1000000" office:value-type="float" office:value="189.934848" calcext:value-type="float">
            <text:p>189.934848</text:p>
          </table:table-cell>
          <table:table-cell table:formula="of:= ([times.E570] - [times.D570]) / 1000000" office:value-type="float" office:value="237.048064" calcext:value-type="float">
            <text:p>237.048064</text:p>
          </table:table-cell>
          <table:table-cell table:formula="of:= ([times.G570] - [times.F570]) / 1000000" office:value-type="float" office:value="281.309952" calcext:value-type="float">
            <text:p>281.309952</text:p>
          </table:table-cell>
        </table:table-row>
        <table:table-row table:style-name="ro1">
          <table:table-cell table:formula="of:=[times.A571]" office:value-type="float" office:value="569" calcext:value-type="float">
            <text:p>569</text:p>
          </table:table-cell>
          <table:table-cell table:formula="of:= ([times.C571] - [times.B571]) / 1000000" office:value-type="float" office:value="189.495296" calcext:value-type="float">
            <text:p>189.495296</text:p>
          </table:table-cell>
          <table:table-cell table:formula="of:= ([times.E571] - [times.D571]) / 1000000" office:value-type="float" office:value="236.701696" calcext:value-type="float">
            <text:p>236.701696</text:p>
          </table:table-cell>
          <table:table-cell table:formula="of:= ([times.G571] - [times.F571]) / 1000000" office:value-type="float" office:value="281.131776" calcext:value-type="float">
            <text:p>281.131776</text:p>
          </table:table-cell>
        </table:table-row>
        <table:table-row table:style-name="ro1">
          <table:table-cell table:formula="of:=[times.A572]" office:value-type="float" office:value="570" calcext:value-type="float">
            <text:p>570</text:p>
          </table:table-cell>
          <table:table-cell table:formula="of:= ([times.C572] - [times.B572]) / 1000000" office:value-type="float" office:value="189.08416" calcext:value-type="float">
            <text:p>189.08416</text:p>
          </table:table-cell>
          <table:table-cell table:formula="of:= ([times.E572] - [times.D572]) / 1000000" office:value-type="float" office:value="236.527872" calcext:value-type="float">
            <text:p>236.527872</text:p>
          </table:table-cell>
          <table:table-cell table:formula="of:= ([times.G572] - [times.F572]) / 1000000" office:value-type="float" office:value="280.946944" calcext:value-type="float">
            <text:p>280.946944</text:p>
          </table:table-cell>
        </table:table-row>
        <table:table-row table:style-name="ro1">
          <table:table-cell table:formula="of:=[times.A573]" office:value-type="float" office:value="571" calcext:value-type="float">
            <text:p>571</text:p>
          </table:table-cell>
          <table:table-cell table:formula="of:= ([times.C573] - [times.B573]) / 1000000" office:value-type="float" office:value="188.642048" calcext:value-type="float">
            <text:p>188.642048</text:p>
          </table:table-cell>
          <table:table-cell table:formula="of:= ([times.E573] - [times.D573]) / 1000000" office:value-type="float" office:value="236.460288" calcext:value-type="float">
            <text:p>236.460288</text:p>
          </table:table-cell>
          <table:table-cell table:formula="of:= ([times.G573] - [times.F573]) / 1000000" office:value-type="float" office:value="280.832768" calcext:value-type="float">
            <text:p>280.832768</text:p>
          </table:table-cell>
        </table:table-row>
        <table:table-row table:style-name="ro1">
          <table:table-cell table:formula="of:=[times.A574]" office:value-type="float" office:value="572" calcext:value-type="float">
            <text:p>572</text:p>
          </table:table-cell>
          <table:table-cell table:formula="of:= ([times.C574] - [times.B574]) / 1000000" office:value-type="float" office:value="188.40064" calcext:value-type="float">
            <text:p>188.40064</text:p>
          </table:table-cell>
          <table:table-cell table:formula="of:= ([times.E574] - [times.D574]) / 1000000" office:value-type="float" office:value="236.125952" calcext:value-type="float">
            <text:p>236.125952</text:p>
          </table:table-cell>
          <table:table-cell table:formula="of:= ([times.G574] - [times.F574]) / 1000000" office:value-type="float" office:value="280.516096" calcext:value-type="float">
            <text:p>280.516096</text:p>
          </table:table-cell>
        </table:table-row>
        <table:table-row table:style-name="ro1">
          <table:table-cell table:formula="of:=[times.A575]" office:value-type="float" office:value="573" calcext:value-type="float">
            <text:p>573</text:p>
          </table:table-cell>
          <table:table-cell table:formula="of:= ([times.C575] - [times.B575]) / 1000000" office:value-type="float" office:value="188.06784" calcext:value-type="float">
            <text:p>188.06784</text:p>
          </table:table-cell>
          <table:table-cell table:formula="of:= ([times.E575] - [times.D575]) / 1000000" office:value-type="float" office:value="235.947008" calcext:value-type="float">
            <text:p>235.947008</text:p>
          </table:table-cell>
          <table:table-cell table:formula="of:= ([times.G575] - [times.F575]) / 1000000" office:value-type="float" office:value="280.286208" calcext:value-type="float">
            <text:p>280.286208</text:p>
          </table:table-cell>
        </table:table-row>
        <table:table-row table:style-name="ro1">
          <table:table-cell table:formula="of:=[times.A576]" office:value-type="float" office:value="574" calcext:value-type="float">
            <text:p>574</text:p>
          </table:table-cell>
          <table:table-cell table:formula="of:= ([times.C576] - [times.B576]) / 1000000" office:value-type="float" office:value="187.88096" calcext:value-type="float">
            <text:p>187.88096</text:p>
          </table:table-cell>
          <table:table-cell table:formula="of:= ([times.E576] - [times.D576]) / 1000000" office:value-type="float" office:value="235.809792" calcext:value-type="float">
            <text:p>235.809792</text:p>
          </table:table-cell>
          <table:table-cell table:formula="of:= ([times.G576] - [times.F576]) / 1000000" office:value-type="float" office:value="280.105216" calcext:value-type="float">
            <text:p>280.105216</text:p>
          </table:table-cell>
        </table:table-row>
        <table:table-row table:style-name="ro1">
          <table:table-cell table:formula="of:=[times.A577]" office:value-type="float" office:value="575" calcext:value-type="float">
            <text:p>575</text:p>
          </table:table-cell>
          <table:table-cell table:formula="of:= ([times.C577] - [times.B577]) / 1000000" office:value-type="float" office:value="187.708928" calcext:value-type="float">
            <text:p>187.708928</text:p>
          </table:table-cell>
          <table:table-cell table:formula="of:= ([times.E577] - [times.D577]) / 1000000" office:value-type="float" office:value="235.495936" calcext:value-type="float">
            <text:p>235.495936</text:p>
          </table:table-cell>
          <table:table-cell table:formula="of:= ([times.G577] - [times.F577]) / 1000000" office:value-type="float" office:value="279.906048" calcext:value-type="float">
            <text:p>279.906048</text:p>
          </table:table-cell>
        </table:table-row>
        <table:table-row table:style-name="ro1">
          <table:table-cell table:formula="of:=[times.A578]" office:value-type="float" office:value="576" calcext:value-type="float">
            <text:p>576</text:p>
          </table:table-cell>
          <table:table-cell table:formula="of:= ([times.C578] - [times.B578]) / 1000000" office:value-type="float" office:value="187.505408" calcext:value-type="float">
            <text:p>187.505408</text:p>
          </table:table-cell>
          <table:table-cell table:formula="of:= ([times.E578] - [times.D578]) / 1000000" office:value-type="float" office:value="235.398912" calcext:value-type="float">
            <text:p>235.398912</text:p>
          </table:table-cell>
          <table:table-cell table:formula="of:= ([times.G578] - [times.F578]) / 1000000" office:value-type="float" office:value="279.76832" calcext:value-type="float">
            <text:p>279.76832</text:p>
          </table:table-cell>
        </table:table-row>
        <table:table-row table:style-name="ro1">
          <table:table-cell table:formula="of:=[times.A579]" office:value-type="float" office:value="577" calcext:value-type="float">
            <text:p>577</text:p>
          </table:table-cell>
          <table:table-cell table:formula="of:= ([times.C579] - [times.B579]) / 1000000" office:value-type="float" office:value="187.200256" calcext:value-type="float">
            <text:p>187.200256</text:p>
          </table:table-cell>
          <table:table-cell table:formula="of:= ([times.E579] - [times.D579]) / 1000000" office:value-type="float" office:value="235.374848" calcext:value-type="float">
            <text:p>235.374848</text:p>
          </table:table-cell>
          <table:table-cell table:formula="of:= ([times.G579] - [times.F579]) / 1000000" office:value-type="float" office:value="279.604224" calcext:value-type="float">
            <text:p>279.604224</text:p>
          </table:table-cell>
        </table:table-row>
        <table:table-row table:style-name="ro1">
          <table:table-cell table:formula="of:=[times.A580]" office:value-type="float" office:value="578" calcext:value-type="float">
            <text:p>578</text:p>
          </table:table-cell>
          <table:table-cell table:formula="of:= ([times.C580] - [times.B580]) / 1000000" office:value-type="float" office:value="187.07328" calcext:value-type="float">
            <text:p>187.07328</text:p>
          </table:table-cell>
          <table:table-cell table:formula="of:= ([times.E580] - [times.D580]) / 1000000" office:value-type="float" office:value="235.084032" calcext:value-type="float">
            <text:p>235.084032</text:p>
          </table:table-cell>
          <table:table-cell table:formula="of:= ([times.G580] - [times.F580]) / 1000000" office:value-type="float" office:value="279.441152" calcext:value-type="float">
            <text:p>279.441152</text:p>
          </table:table-cell>
        </table:table-row>
        <table:table-row table:style-name="ro1">
          <table:table-cell table:formula="of:=[times.A581]" office:value-type="float" office:value="579" calcext:value-type="float">
            <text:p>579</text:p>
          </table:table-cell>
          <table:table-cell table:formula="of:= ([times.C581] - [times.B581]) / 1000000" office:value-type="float" office:value="186.953472" calcext:value-type="float">
            <text:p>186.953472</text:p>
          </table:table-cell>
          <table:table-cell table:formula="of:= ([times.E581] - [times.D581]) / 1000000" office:value-type="float" office:value="234.755328" calcext:value-type="float">
            <text:p>234.755328</text:p>
          </table:table-cell>
          <table:table-cell table:formula="of:= ([times.G581] - [times.F581]) / 1000000" office:value-type="float" office:value="279.297024" calcext:value-type="float">
            <text:p>279.297024</text:p>
          </table:table-cell>
        </table:table-row>
        <table:table-row table:style-name="ro1">
          <table:table-cell table:formula="of:=[times.A582]" office:value-type="float" office:value="580" calcext:value-type="float">
            <text:p>580</text:p>
          </table:table-cell>
          <table:table-cell table:formula="of:= ([times.C582] - [times.B582]) / 1000000" office:value-type="float" office:value="186.665216" calcext:value-type="float">
            <text:p>186.665216</text:p>
          </table:table-cell>
          <table:table-cell table:formula="of:= ([times.E582] - [times.D582]) / 1000000" office:value-type="float" office:value="234.591232" calcext:value-type="float">
            <text:p>234.591232</text:p>
          </table:table-cell>
          <table:table-cell table:formula="of:= ([times.G582] - [times.F582]) / 1000000" office:value-type="float" office:value="279.1488" calcext:value-type="float">
            <text:p>279.1488</text:p>
          </table:table-cell>
        </table:table-row>
        <table:table-row table:style-name="ro1">
          <table:table-cell table:formula="of:=[times.A583]" office:value-type="float" office:value="581" calcext:value-type="float">
            <text:p>581</text:p>
          </table:table-cell>
          <table:table-cell table:formula="of:= ([times.C583] - [times.B583]) / 1000000" office:value-type="float" office:value="186.534912" calcext:value-type="float">
            <text:p>186.534912</text:p>
          </table:table-cell>
          <table:table-cell table:formula="of:= ([times.E583] - [times.D583]) / 1000000" office:value-type="float" office:value="234.506752" calcext:value-type="float">
            <text:p>234.506752</text:p>
          </table:table-cell>
          <table:table-cell table:formula="of:= ([times.G583] - [times.F583]) / 1000000" office:value-type="float" office:value="278.969088" calcext:value-type="float">
            <text:p>278.969088</text:p>
          </table:table-cell>
        </table:table-row>
        <table:table-row table:style-name="ro1">
          <table:table-cell table:formula="of:=[times.A584]" office:value-type="float" office:value="582" calcext:value-type="float">
            <text:p>582</text:p>
          </table:table-cell>
          <table:table-cell table:formula="of:= ([times.C584] - [times.B584]) / 1000000" office:value-type="float" office:value="186.41792" calcext:value-type="float">
            <text:p>186.41792</text:p>
          </table:table-cell>
          <table:table-cell table:formula="of:= ([times.E584] - [times.D584]) / 1000000" office:value-type="float" office:value="234.214656" calcext:value-type="float">
            <text:p>234.214656</text:p>
          </table:table-cell>
          <table:table-cell table:formula="of:= ([times.G584] - [times.F584]) / 1000000" office:value-type="float" office:value="278.838016" calcext:value-type="float">
            <text:p>278.838016</text:p>
          </table:table-cell>
        </table:table-row>
        <table:table-row table:style-name="ro1">
          <table:table-cell table:formula="of:=[times.A585]" office:value-type="float" office:value="583" calcext:value-type="float">
            <text:p>583</text:p>
          </table:table-cell>
          <table:table-cell table:formula="of:= ([times.C585] - [times.B585]) / 1000000" office:value-type="float" office:value="186.134016" calcext:value-type="float">
            <text:p>186.134016</text:p>
          </table:table-cell>
          <table:table-cell table:formula="of:= ([times.E585] - [times.D585]) / 1000000" office:value-type="float" office:value="234.115328" calcext:value-type="float">
            <text:p>234.115328</text:p>
          </table:table-cell>
          <table:table-cell table:formula="of:= ([times.G585] - [times.F585]) / 1000000" office:value-type="float" office:value="278.656" calcext:value-type="float">
            <text:p>278.656</text:p>
          </table:table-cell>
        </table:table-row>
        <table:table-row table:style-name="ro1">
          <table:table-cell table:formula="of:=[times.A586]" office:value-type="float" office:value="584" calcext:value-type="float">
            <text:p>584</text:p>
          </table:table-cell>
          <table:table-cell table:formula="of:= ([times.C586] - [times.B586]) / 1000000" office:value-type="float" office:value="185.999104" calcext:value-type="float">
            <text:p>185.999104</text:p>
          </table:table-cell>
          <table:table-cell table:formula="of:= ([times.E586] - [times.D586]) / 1000000" office:value-type="float" office:value="233.780224" calcext:value-type="float">
            <text:p>233.780224</text:p>
          </table:table-cell>
          <table:table-cell table:formula="of:= ([times.G586] - [times.F586]) / 1000000" office:value-type="float" office:value="278.514176" calcext:value-type="float">
            <text:p>278.514176</text:p>
          </table:table-cell>
        </table:table-row>
        <table:table-row table:style-name="ro1">
          <table:table-cell table:formula="of:=[times.A587]" office:value-type="float" office:value="585" calcext:value-type="float">
            <text:p>585</text:p>
          </table:table-cell>
          <table:table-cell table:formula="of:= ([times.C587] - [times.B587]) / 1000000" office:value-type="float" office:value="185.88416" calcext:value-type="float">
            <text:p>185.88416</text:p>
          </table:table-cell>
          <table:table-cell table:formula="of:= ([times.E587] - [times.D587]) / 1000000" office:value-type="float" office:value="233.668096" calcext:value-type="float">
            <text:p>233.668096</text:p>
          </table:table-cell>
          <table:table-cell table:formula="of:= ([times.G587] - [times.F587]) / 1000000" office:value-type="float" office:value="278.356736" calcext:value-type="float">
            <text:p>278.356736</text:p>
          </table:table-cell>
        </table:table-row>
        <table:table-row table:style-name="ro1">
          <table:table-cell table:formula="of:=[times.A588]" office:value-type="float" office:value="586" calcext:value-type="float">
            <text:p>586</text:p>
          </table:table-cell>
          <table:table-cell table:formula="of:= ([times.C588] - [times.B588]) / 1000000" office:value-type="float" office:value="185.82912" calcext:value-type="float">
            <text:p>185.82912</text:p>
          </table:table-cell>
          <table:table-cell table:formula="of:= ([times.E588] - [times.D588]) / 1000000" office:value-type="float" office:value="233.36704" calcext:value-type="float">
            <text:p>233.36704</text:p>
          </table:table-cell>
          <table:table-cell table:formula="of:= ([times.G588] - [times.F588]) / 1000000" office:value-type="float" office:value="278.196224" calcext:value-type="float">
            <text:p>278.196224</text:p>
          </table:table-cell>
        </table:table-row>
        <table:table-row table:style-name="ro1">
          <table:table-cell table:formula="of:=[times.A589]" office:value-type="float" office:value="587" calcext:value-type="float">
            <text:p>587</text:p>
          </table:table-cell>
          <table:table-cell table:formula="of:= ([times.C589] - [times.B589]) / 1000000" office:value-type="float" office:value="185.645824" calcext:value-type="float">
            <text:p>185.645824</text:p>
          </table:table-cell>
          <table:table-cell table:formula="of:= ([times.E589] - [times.D589]) / 1000000" office:value-type="float" office:value="233.242112" calcext:value-type="float">
            <text:p>233.242112</text:p>
          </table:table-cell>
          <table:table-cell table:formula="of:= ([times.G589] - [times.F589]) / 1000000" office:value-type="float" office:value="278.03136" calcext:value-type="float">
            <text:p>278.03136</text:p>
          </table:table-cell>
        </table:table-row>
        <table:table-row table:style-name="ro1">
          <table:table-cell table:formula="of:=[times.A590]" office:value-type="float" office:value="588" calcext:value-type="float">
            <text:p>588</text:p>
          </table:table-cell>
          <table:table-cell table:formula="of:= ([times.C590] - [times.B590]) / 1000000" office:value-type="float" office:value="185.577472" calcext:value-type="float">
            <text:p>185.577472</text:p>
          </table:table-cell>
          <table:table-cell table:formula="of:= ([times.E590] - [times.D590]) / 1000000" office:value-type="float" office:value="233.181184" calcext:value-type="float">
            <text:p>233.181184</text:p>
          </table:table-cell>
          <table:table-cell table:formula="of:= ([times.G590] - [times.F590]) / 1000000" office:value-type="float" office:value="277.881856" calcext:value-type="float">
            <text:p>277.881856</text:p>
          </table:table-cell>
        </table:table-row>
        <table:table-row table:style-name="ro1">
          <table:table-cell table:formula="of:=[times.A591]" office:value-type="float" office:value="589" calcext:value-type="float">
            <text:p>589</text:p>
          </table:table-cell>
          <table:table-cell table:formula="of:= ([times.C591] - [times.B591]) / 1000000" office:value-type="float" office:value="185.290496" calcext:value-type="float">
            <text:p>185.290496</text:p>
          </table:table-cell>
          <table:table-cell table:formula="of:= ([times.E591] - [times.D591]) / 1000000" office:value-type="float" office:value="232.889088" calcext:value-type="float">
            <text:p>232.889088</text:p>
          </table:table-cell>
          <table:table-cell table:formula="of:= ([times.G591] - [times.F591]) / 1000000" office:value-type="float" office:value="277.721088" calcext:value-type="float">
            <text:p>277.721088</text:p>
          </table:table-cell>
        </table:table-row>
        <table:table-row table:style-name="ro1">
          <table:table-cell table:formula="of:=[times.A592]" office:value-type="float" office:value="590" calcext:value-type="float">
            <text:p>590</text:p>
          </table:table-cell>
          <table:table-cell table:formula="of:= ([times.C592] - [times.B592]) / 1000000" office:value-type="float" office:value="185.001984" calcext:value-type="float">
            <text:p>185.001984</text:p>
          </table:table-cell>
          <table:table-cell table:formula="of:= ([times.E592] - [times.D592]) / 1000000" office:value-type="float" office:value="232.786432" calcext:value-type="float">
            <text:p>232.786432</text:p>
          </table:table-cell>
          <table:table-cell table:formula="of:= ([times.G592] - [times.F592]) / 1000000" office:value-type="float" office:value="277.51168" calcext:value-type="float">
            <text:p>277.51168</text:p>
          </table:table-cell>
        </table:table-row>
        <table:table-row table:style-name="ro1">
          <table:table-cell table:formula="of:=[times.A593]" office:value-type="float" office:value="591" calcext:value-type="float">
            <text:p>591</text:p>
          </table:table-cell>
          <table:table-cell table:formula="of:= ([times.C593] - [times.B593]) / 1000000" office:value-type="float" office:value="184.8192" calcext:value-type="float">
            <text:p>184.8192</text:p>
          </table:table-cell>
          <table:table-cell table:formula="of:= ([times.E593] - [times.D593]) / 1000000" office:value-type="float" office:value="232.491776" calcext:value-type="float">
            <text:p>232.491776</text:p>
          </table:table-cell>
          <table:table-cell table:formula="of:= ([times.G593] - [times.F593]) / 1000000" office:value-type="float" office:value="277.362944" calcext:value-type="float">
            <text:p>277.362944</text:p>
          </table:table-cell>
        </table:table-row>
        <table:table-row table:style-name="ro1">
          <table:table-cell table:formula="of:=[times.A594]" office:value-type="float" office:value="592" calcext:value-type="float">
            <text:p>592</text:p>
          </table:table-cell>
          <table:table-cell table:formula="of:= ([times.C594] - [times.B594]) / 1000000" office:value-type="float" office:value="184.6784" calcext:value-type="float">
            <text:p>184.6784</text:p>
          </table:table-cell>
          <table:table-cell table:formula="of:= ([times.E594] - [times.D594]) / 1000000" office:value-type="float" office:value="232.32" calcext:value-type="float">
            <text:p>232.32</text:p>
          </table:table-cell>
          <table:table-cell table:formula="of:= ([times.G594] - [times.F594]) / 1000000" office:value-type="float" office:value="277.186048" calcext:value-type="float">
            <text:p>277.186048</text:p>
          </table:table-cell>
        </table:table-row>
        <table:table-row table:style-name="ro1">
          <table:table-cell table:formula="of:=[times.A595]" office:value-type="float" office:value="593" calcext:value-type="float">
            <text:p>593</text:p>
          </table:table-cell>
          <table:table-cell table:formula="of:= ([times.C595] - [times.B595]) / 1000000" office:value-type="float" office:value="184.388864" calcext:value-type="float">
            <text:p>184.388864</text:p>
          </table:table-cell>
          <table:table-cell table:formula="of:= ([times.E595] - [times.D595]) / 1000000" office:value-type="float" office:value="232.25216" calcext:value-type="float">
            <text:p>232.25216</text:p>
          </table:table-cell>
          <table:table-cell table:formula="of:= ([times.G595] - [times.F595]) / 1000000" office:value-type="float" office:value="277.017088" calcext:value-type="float">
            <text:p>277.017088</text:p>
          </table:table-cell>
        </table:table-row>
        <table:table-row table:style-name="ro1">
          <table:table-cell table:formula="of:=[times.A596]" office:value-type="float" office:value="594" calcext:value-type="float">
            <text:p>594</text:p>
          </table:table-cell>
          <table:table-cell table:formula="of:= ([times.C596] - [times.B596]) / 1000000" office:value-type="float" office:value="184.205312" calcext:value-type="float">
            <text:p>184.205312</text:p>
          </table:table-cell>
          <table:table-cell table:formula="of:= ([times.E596] - [times.D596]) / 1000000" office:value-type="float" office:value="231.960832" calcext:value-type="float">
            <text:p>231.960832</text:p>
          </table:table-cell>
          <table:table-cell table:formula="of:= ([times.G596] - [times.F596]) / 1000000" office:value-type="float" office:value="276.864768" calcext:value-type="float">
            <text:p>276.864768</text:p>
          </table:table-cell>
        </table:table-row>
        <table:table-row table:style-name="ro1">
          <table:table-cell table:formula="of:=[times.A597]" office:value-type="float" office:value="595" calcext:value-type="float">
            <text:p>595</text:p>
          </table:table-cell>
          <table:table-cell table:formula="of:= ([times.C597] - [times.B597]) / 1000000" office:value-type="float" office:value="184.00768" calcext:value-type="float">
            <text:p>184.00768</text:p>
          </table:table-cell>
          <table:table-cell table:formula="of:= ([times.E597] - [times.D597]) / 1000000" office:value-type="float" office:value="231.74912" calcext:value-type="float">
            <text:p>231.74912</text:p>
          </table:table-cell>
          <table:table-cell table:formula="of:= ([times.G597] - [times.F597]) / 1000000" office:value-type="float" office:value="276.852992" calcext:value-type="float">
            <text:p>276.852992</text:p>
          </table:table-cell>
        </table:table-row>
        <table:table-row table:style-name="ro1">
          <table:table-cell table:formula="of:=[times.A598]" office:value-type="float" office:value="596" calcext:value-type="float">
            <text:p>596</text:p>
          </table:table-cell>
          <table:table-cell table:formula="of:= ([times.C598] - [times.B598]) / 1000000" office:value-type="float" office:value="184.08192" calcext:value-type="float">
            <text:p>184.08192</text:p>
          </table:table-cell>
          <table:table-cell table:formula="of:= ([times.E598] - [times.D598]) / 1000000" office:value-type="float" office:value="231.627264" calcext:value-type="float">
            <text:p>231.627264</text:p>
          </table:table-cell>
          <table:table-cell table:formula="of:= ([times.G598] - [times.F598]) / 1000000" office:value-type="float" office:value="276.672768" calcext:value-type="float">
            <text:p>276.672768</text:p>
          </table:table-cell>
        </table:table-row>
        <table:table-row table:style-name="ro1">
          <table:table-cell table:formula="of:=[times.A599]" office:value-type="float" office:value="597" calcext:value-type="float">
            <text:p>597</text:p>
          </table:table-cell>
          <table:table-cell table:formula="of:= ([times.C599] - [times.B599]) / 1000000" office:value-type="float" office:value="183.92704" calcext:value-type="float">
            <text:p>183.92704</text:p>
          </table:table-cell>
          <table:table-cell table:formula="of:= ([times.E599] - [times.D599]) / 1000000" office:value-type="float" office:value="231.317248" calcext:value-type="float">
            <text:p>231.317248</text:p>
          </table:table-cell>
          <table:table-cell table:formula="of:= ([times.G599] - [times.F599]) / 1000000" office:value-type="float" office:value="276.48384" calcext:value-type="float">
            <text:p>276.48384</text:p>
          </table:table-cell>
        </table:table-row>
        <table:table-row table:style-name="ro1">
          <table:table-cell table:formula="of:=[times.A600]" office:value-type="float" office:value="598" calcext:value-type="float">
            <text:p>598</text:p>
          </table:table-cell>
          <table:table-cell table:formula="of:= ([times.C600] - [times.B600]) / 1000000" office:value-type="float" office:value="183.664896" calcext:value-type="float">
            <text:p>183.664896</text:p>
          </table:table-cell>
          <table:table-cell table:formula="of:= ([times.E600] - [times.D600]) / 1000000" office:value-type="float" office:value="231.147264" calcext:value-type="float">
            <text:p>231.147264</text:p>
          </table:table-cell>
          <table:table-cell table:formula="of:= ([times.G600] - [times.F600]) / 1000000" office:value-type="float" office:value="276.297984" calcext:value-type="float">
            <text:p>276.297984</text:p>
          </table:table-cell>
        </table:table-row>
        <table:table-row table:style-name="ro1">
          <table:table-cell table:formula="of:=[times.A601]" office:value-type="float" office:value="599" calcext:value-type="float">
            <text:p>599</text:p>
          </table:table-cell>
          <table:table-cell table:formula="of:= ([times.C601] - [times.B601]) / 1000000" office:value-type="float" office:value="183.629056" calcext:value-type="float">
            <text:p>183.629056</text:p>
          </table:table-cell>
          <table:table-cell table:formula="of:= ([times.E601] - [times.D601]) / 1000000" office:value-type="float" office:value="231.08096" calcext:value-type="float">
            <text:p>231.08096</text:p>
          </table:table-cell>
          <table:table-cell table:formula="of:= ([times.G601] - [times.F601]) / 1000000" office:value-type="float" office:value="276.154112" calcext:value-type="float">
            <text:p>276.154112</text:p>
          </table:table-cell>
        </table:table-row>
        <table:table-row table:style-name="ro1">
          <table:table-cell table:formula="of:=[times.A602]" office:value-type="float" office:value="600" calcext:value-type="float">
            <text:p>600</text:p>
          </table:table-cell>
          <table:table-cell table:formula="of:= ([times.C602] - [times.B602]) / 1000000" office:value-type="float" office:value="183.340288" calcext:value-type="float">
            <text:p>183.340288</text:p>
          </table:table-cell>
          <table:table-cell table:formula="of:= ([times.E602] - [times.D602]) / 1000000" office:value-type="float" office:value="230.786816" calcext:value-type="float">
            <text:p>230.786816</text:p>
          </table:table-cell>
          <table:table-cell table:formula="of:= ([times.G602] - [times.F602]) / 1000000" office:value-type="float" office:value="275.809024" calcext:value-type="float">
            <text:p>275.809024</text:p>
          </table:table-cell>
        </table:table-row>
        <table:table-row table:style-name="ro1">
          <table:table-cell table:formula="of:=[times.A603]" office:value-type="float" office:value="601" calcext:value-type="float">
            <text:p>601</text:p>
          </table:table-cell>
          <table:table-cell table:formula="of:= ([times.C603] - [times.B603]) / 1000000" office:value-type="float" office:value="183.049728" calcext:value-type="float">
            <text:p>183.049728</text:p>
          </table:table-cell>
          <table:table-cell table:formula="of:= ([times.E603] - [times.D603]) / 1000000" office:value-type="float" office:value="230.619136" calcext:value-type="float">
            <text:p>230.619136</text:p>
          </table:table-cell>
          <table:table-cell table:formula="of:= ([times.G603] - [times.F603]) / 1000000" office:value-type="float" office:value="275.574784" calcext:value-type="float">
            <text:p>275.574784</text:p>
          </table:table-cell>
        </table:table-row>
        <table:table-row table:style-name="ro1">
          <table:table-cell table:formula="of:=[times.A604]" office:value-type="float" office:value="602" calcext:value-type="float">
            <text:p>602</text:p>
          </table:table-cell>
          <table:table-cell table:formula="of:= ([times.C604] - [times.B604]) / 1000000" office:value-type="float" office:value="182.638592" calcext:value-type="float">
            <text:p>182.638592</text:p>
          </table:table-cell>
          <table:table-cell table:formula="of:= ([times.E604] - [times.D604]) / 1000000" office:value-type="float" office:value="230.54592" calcext:value-type="float">
            <text:p>230.54592</text:p>
          </table:table-cell>
          <table:table-cell table:formula="of:= ([times.G604] - [times.F604]) / 1000000" office:value-type="float" office:value="274.249984" calcext:value-type="float">
            <text:p>274.249984</text:p>
          </table:table-cell>
        </table:table-row>
        <table:table-row table:style-name="ro1">
          <table:table-cell table:formula="of:=[times.A605]" office:value-type="float" office:value="603" calcext:value-type="float">
            <text:p>603</text:p>
          </table:table-cell>
          <table:table-cell table:formula="of:= ([times.C605] - [times.B605]) / 1000000" office:value-type="float" office:value="182.391552" calcext:value-type="float">
            <text:p>182.391552</text:p>
          </table:table-cell>
          <table:table-cell table:formula="of:= ([times.E605] - [times.D605]) / 1000000" office:value-type="float" office:value="230.254848" calcext:value-type="float">
            <text:p>230.254848</text:p>
          </table:table-cell>
          <table:table-cell table:formula="of:= ([times.G605] - [times.F605]) / 1000000" office:value-type="float" office:value="273.878016" calcext:value-type="float">
            <text:p>273.878016</text:p>
          </table:table-cell>
        </table:table-row>
        <table:table-row table:style-name="ro1">
          <table:table-cell table:formula="of:=[times.A606]" office:value-type="float" office:value="604" calcext:value-type="float">
            <text:p>604</text:p>
          </table:table-cell>
          <table:table-cell table:formula="of:= ([times.C606] - [times.B606]) / 1000000" office:value-type="float" office:value="182.241792" calcext:value-type="float">
            <text:p>182.241792</text:p>
          </table:table-cell>
          <table:table-cell table:formula="of:= ([times.E606] - [times.D606]) / 1000000" office:value-type="float" office:value="230.0864" calcext:value-type="float">
            <text:p>230.0864</text:p>
          </table:table-cell>
          <table:table-cell table:formula="of:= ([times.G606] - [times.F606]) / 1000000" office:value-type="float" office:value="273.181184" calcext:value-type="float">
            <text:p>273.181184</text:p>
          </table:table-cell>
        </table:table-row>
        <table:table-row table:style-name="ro1">
          <table:table-cell table:formula="of:=[times.A607]" office:value-type="float" office:value="605" calcext:value-type="float">
            <text:p>605</text:p>
          </table:table-cell>
          <table:table-cell table:formula="of:= ([times.C607] - [times.B607]) / 1000000" office:value-type="float" office:value="181.954816" calcext:value-type="float">
            <text:p>181.954816</text:p>
          </table:table-cell>
          <table:table-cell table:formula="of:= ([times.E607] - [times.D607]) / 1000000" office:value-type="float" office:value="230.020096" calcext:value-type="float">
            <text:p>230.020096</text:p>
          </table:table-cell>
          <table:table-cell table:formula="of:= ([times.G607] - [times.F607]) / 1000000" office:value-type="float" office:value="272.946944" calcext:value-type="float">
            <text:p>272.946944</text:p>
          </table:table-cell>
        </table:table-row>
        <table:table-row table:style-name="ro1">
          <table:table-cell table:formula="of:=[times.A608]" office:value-type="float" office:value="606" calcext:value-type="float">
            <text:p>606</text:p>
          </table:table-cell>
          <table:table-cell table:formula="of:= ([times.C608] - [times.B608]) / 1000000" office:value-type="float" office:value="181.92768" calcext:value-type="float">
            <text:p>181.92768</text:p>
          </table:table-cell>
          <table:table-cell table:formula="of:= ([times.E608] - [times.D608]) / 1000000" office:value-type="float" office:value="229.69216" calcext:value-type="float">
            <text:p>229.69216</text:p>
          </table:table-cell>
          <table:table-cell table:formula="of:= ([times.G608] - [times.F608]) / 1000000" office:value-type="float" office:value="272.73472" calcext:value-type="float">
            <text:p>272.73472</text:p>
          </table:table-cell>
        </table:table-row>
        <table:table-row table:style-name="ro1">
          <table:table-cell table:formula="of:=[times.A609]" office:value-type="float" office:value="607" calcext:value-type="float">
            <text:p>607</text:p>
          </table:table-cell>
          <table:table-cell table:formula="of:= ([times.C609] - [times.B609]) / 1000000" office:value-type="float" office:value="181.76512" calcext:value-type="float">
            <text:p>181.76512</text:p>
          </table:table-cell>
          <table:table-cell table:formula="of:= ([times.E609] - [times.D609]) / 1000000" office:value-type="float" office:value="229.50528" calcext:value-type="float">
            <text:p>229.50528</text:p>
          </table:table-cell>
          <table:table-cell table:formula="of:= ([times.G609] - [times.F609]) / 1000000" office:value-type="float" office:value="272.541696" calcext:value-type="float">
            <text:p>272.541696</text:p>
          </table:table-cell>
        </table:table-row>
        <table:table-row table:style-name="ro1">
          <table:table-cell table:formula="of:=[times.A610]" office:value-type="float" office:value="608" calcext:value-type="float">
            <text:p>608</text:p>
          </table:table-cell>
          <table:table-cell table:formula="of:= ([times.C610] - [times.B610]) / 1000000" office:value-type="float" office:value="181.554176" calcext:value-type="float">
            <text:p>181.554176</text:p>
          </table:table-cell>
          <table:table-cell table:formula="of:= ([times.E610] - [times.D610]) / 1000000" office:value-type="float" office:value="229.42208" calcext:value-type="float">
            <text:p>229.42208</text:p>
          </table:table-cell>
          <table:table-cell table:formula="of:= ([times.G610] - [times.F610]) / 1000000" office:value-type="float" office:value="272.344064" calcext:value-type="float">
            <text:p>272.344064</text:p>
          </table:table-cell>
        </table:table-row>
        <table:table-row table:style-name="ro1">
          <table:table-cell table:formula="of:=[times.A611]" office:value-type="float" office:value="609" calcext:value-type="float">
            <text:p>609</text:p>
          </table:table-cell>
          <table:table-cell table:formula="of:= ([times.C611] - [times.B611]) / 1000000" office:value-type="float" office:value="181.140736" calcext:value-type="float">
            <text:p>181.140736</text:p>
          </table:table-cell>
          <table:table-cell table:formula="of:= ([times.E611] - [times.D611]) / 1000000" office:value-type="float" office:value="229.127168" calcext:value-type="float">
            <text:p>229.127168</text:p>
          </table:table-cell>
          <table:table-cell table:formula="of:= ([times.G611] - [times.F611]) / 1000000" office:value-type="float" office:value="272.125184" calcext:value-type="float">
            <text:p>272.125184</text:p>
          </table:table-cell>
        </table:table-row>
        <table:table-row table:style-name="ro1">
          <table:table-cell table:formula="of:=[times.A612]" office:value-type="float" office:value="610" calcext:value-type="float">
            <text:p>610</text:p>
          </table:table-cell>
          <table:table-cell table:formula="of:= ([times.C612] - [times.B612]) / 1000000" office:value-type="float" office:value="180.966656" calcext:value-type="float">
            <text:p>180.966656</text:p>
          </table:table-cell>
          <table:table-cell table:formula="of:= ([times.E612] - [times.D612]) / 1000000" office:value-type="float" office:value="228.952064" calcext:value-type="float">
            <text:p>228.952064</text:p>
          </table:table-cell>
          <table:table-cell table:formula="of:= ([times.G612] - [times.F612]) / 1000000" office:value-type="float" office:value="271.97184" calcext:value-type="float">
            <text:p>271.97184</text:p>
          </table:table-cell>
        </table:table-row>
        <table:table-row table:style-name="ro1">
          <table:table-cell table:formula="of:=[times.A613]" office:value-type="float" office:value="611" calcext:value-type="float">
            <text:p>611</text:p>
          </table:table-cell>
          <table:table-cell table:formula="of:= ([times.C613] - [times.B613]) / 1000000" office:value-type="float" office:value="180.612608" calcext:value-type="float">
            <text:p>180.612608</text:p>
          </table:table-cell>
          <table:table-cell table:formula="of:= ([times.E613] - [times.D613]) / 1000000" office:value-type="float" office:value="228.883968" calcext:value-type="float">
            <text:p>228.883968</text:p>
          </table:table-cell>
          <table:table-cell table:formula="of:= ([times.G613] - [times.F613]) / 1000000" office:value-type="float" office:value="271.82848" calcext:value-type="float">
            <text:p>271.82848</text:p>
          </table:table-cell>
        </table:table-row>
        <table:table-row table:style-name="ro1">
          <table:table-cell table:formula="of:=[times.A614]" office:value-type="float" office:value="612" calcext:value-type="float">
            <text:p>612</text:p>
          </table:table-cell>
          <table:table-cell table:formula="of:= ([times.C614] - [times.B614]) / 1000000" office:value-type="float" office:value="180.311808" calcext:value-type="float">
            <text:p>180.311808</text:p>
          </table:table-cell>
          <table:table-cell table:formula="of:= ([times.E614] - [times.D614]) / 1000000" office:value-type="float" office:value="228.594176" calcext:value-type="float">
            <text:p>228.594176</text:p>
          </table:table-cell>
          <table:table-cell table:formula="of:= ([times.G614] - [times.F614]) / 1000000" office:value-type="float" office:value="271.696128" calcext:value-type="float">
            <text:p>271.696128</text:p>
          </table:table-cell>
        </table:table-row>
        <table:table-row table:style-name="ro1">
          <table:table-cell table:formula="of:=[times.A615]" office:value-type="float" office:value="613" calcext:value-type="float">
            <text:p>613</text:p>
          </table:table-cell>
          <table:table-cell table:formula="of:= ([times.C615] - [times.B615]) / 1000000" office:value-type="float" office:value="180.125952" calcext:value-type="float">
            <text:p>180.125952</text:p>
          </table:table-cell>
          <table:table-cell table:formula="of:= ([times.E615] - [times.D615]) / 1000000" office:value-type="float" office:value="228.42496" calcext:value-type="float">
            <text:p>228.42496</text:p>
          </table:table-cell>
          <table:table-cell table:formula="of:= ([times.G615] - [times.F615]) / 1000000" office:value-type="float" office:value="271.702784" calcext:value-type="float">
            <text:p>271.702784</text:p>
          </table:table-cell>
        </table:table-row>
        <table:table-row table:style-name="ro1">
          <table:table-cell table:formula="of:=[times.A616]" office:value-type="float" office:value="614" calcext:value-type="float">
            <text:p>614</text:p>
          </table:table-cell>
          <table:table-cell table:formula="of:= ([times.C616] - [times.B616]) / 1000000" office:value-type="float" office:value="179.981824" calcext:value-type="float">
            <text:p>179.981824</text:p>
          </table:table-cell>
          <table:table-cell table:formula="of:= ([times.E616] - [times.D616]) / 1000000" office:value-type="float" office:value="228.314112" calcext:value-type="float">
            <text:p>228.314112</text:p>
          </table:table-cell>
          <table:table-cell table:formula="of:= ([times.G616] - [times.F616]) / 1000000" office:value-type="float" office:value="271.361024" calcext:value-type="float">
            <text:p>271.361024</text:p>
          </table:table-cell>
        </table:table-row>
        <table:table-row table:style-name="ro1">
          <table:table-cell table:formula="of:=[times.A617]" office:value-type="float" office:value="615" calcext:value-type="float">
            <text:p>615</text:p>
          </table:table-cell>
          <table:table-cell table:formula="of:= ([times.C617] - [times.B617]) / 1000000" office:value-type="float" office:value="179.693056" calcext:value-type="float">
            <text:p>179.693056</text:p>
          </table:table-cell>
          <table:table-cell table:formula="of:= ([times.E617] - [times.D617]) / 1000000" office:value-type="float" office:value="227.990272" calcext:value-type="float">
            <text:p>227.990272</text:p>
          </table:table-cell>
          <table:table-cell table:formula="of:= ([times.G617] - [times.F617]) / 1000000" office:value-type="float" office:value="271.042816" calcext:value-type="float">
            <text:p>271.042816</text:p>
          </table:table-cell>
        </table:table-row>
        <table:table-row table:style-name="ro1">
          <table:table-cell table:formula="of:=[times.A618]" office:value-type="float" office:value="616" calcext:value-type="float">
            <text:p>616</text:p>
          </table:table-cell>
          <table:table-cell table:formula="of:= ([times.C618] - [times.B618]) / 1000000" office:value-type="float" office:value="179.488256" calcext:value-type="float">
            <text:p>179.488256</text:p>
          </table:table-cell>
          <table:table-cell table:formula="of:= ([times.E618] - [times.D618]) / 1000000" office:value-type="float" office:value="227.808256" calcext:value-type="float">
            <text:p>227.808256</text:p>
          </table:table-cell>
          <table:table-cell table:formula="of:= ([times.G618] - [times.F618]) / 1000000" office:value-type="float" office:value="270.728192" calcext:value-type="float">
            <text:p>270.728192</text:p>
          </table:table-cell>
        </table:table-row>
        <table:table-row table:style-name="ro1">
          <table:table-cell table:formula="of:=[times.A619]" office:value-type="float" office:value="617" calcext:value-type="float">
            <text:p>617</text:p>
          </table:table-cell>
          <table:table-cell table:formula="of:= ([times.C619] - [times.B619]) / 1000000" office:value-type="float" office:value="179.306752" calcext:value-type="float">
            <text:p>179.306752</text:p>
          </table:table-cell>
          <table:table-cell table:formula="of:= ([times.E619] - [times.D619]) / 1000000" office:value-type="float" office:value="227.736064" calcext:value-type="float">
            <text:p>227.736064</text:p>
          </table:table-cell>
          <table:table-cell table:formula="of:= ([times.G619] - [times.F619]) / 1000000" office:value-type="float" office:value="270.57408" calcext:value-type="float">
            <text:p>270.57408</text:p>
          </table:table-cell>
        </table:table-row>
        <table:table-row table:style-name="ro1">
          <table:table-cell table:formula="of:=[times.A620]" office:value-type="float" office:value="618" calcext:value-type="float">
            <text:p>618</text:p>
          </table:table-cell>
          <table:table-cell table:formula="of:= ([times.C620] - [times.B620]) / 1000000" office:value-type="float" office:value="179.149312" calcext:value-type="float">
            <text:p>179.149312</text:p>
          </table:table-cell>
          <table:table-cell table:formula="of:= ([times.E620] - [times.D620]) / 1000000" office:value-type="float" office:value="227.446784" calcext:value-type="float">
            <text:p>227.446784</text:p>
          </table:table-cell>
          <table:table-cell table:formula="of:= ([times.G620] - [times.F620]) / 1000000" office:value-type="float" office:value="270.280448" calcext:value-type="float">
            <text:p>270.280448</text:p>
          </table:table-cell>
        </table:table-row>
        <table:table-row table:style-name="ro1">
          <table:table-cell table:formula="of:=[times.A621]" office:value-type="float" office:value="619" calcext:value-type="float">
            <text:p>619</text:p>
          </table:table-cell>
          <table:table-cell table:formula="of:= ([times.C621] - [times.B621]) / 1000000" office:value-type="float" office:value="179.140096" calcext:value-type="float">
            <text:p>179.140096</text:p>
          </table:table-cell>
          <table:table-cell table:formula="of:= ([times.E621] - [times.D621]) / 1000000" office:value-type="float" office:value="227.276288" calcext:value-type="float">
            <text:p>227.276288</text:p>
          </table:table-cell>
          <table:table-cell table:formula="of:= ([times.G621] - [times.F621]) / 1000000" office:value-type="float" office:value="269.952" calcext:value-type="float">
            <text:p>269.952</text:p>
          </table:table-cell>
        </table:table-row>
        <table:table-row table:style-name="ro1">
          <table:table-cell table:formula="of:=[times.A622]" office:value-type="float" office:value="620" calcext:value-type="float">
            <text:p>620</text:p>
          </table:table-cell>
          <table:table-cell table:formula="of:= ([times.C622] - [times.B622]) / 1000000" office:value-type="float" office:value="178.996736" calcext:value-type="float">
            <text:p>178.996736</text:p>
          </table:table-cell>
          <table:table-cell table:formula="of:= ([times.E622] - [times.D622]) / 1000000" office:value-type="float" office:value="227.20512" calcext:value-type="float">
            <text:p>227.20512</text:p>
          </table:table-cell>
          <table:table-cell table:formula="of:= ([times.G622] - [times.F622]) / 1000000" office:value-type="float" office:value="269.655808" calcext:value-type="float">
            <text:p>269.655808</text:p>
          </table:table-cell>
        </table:table-row>
        <table:table-row table:style-name="ro1">
          <table:table-cell table:formula="of:=[times.A623]" office:value-type="float" office:value="621" calcext:value-type="float">
            <text:p>621</text:p>
          </table:table-cell>
          <table:table-cell table:formula="of:= ([times.C623] - [times.B623]) / 1000000" office:value-type="float" office:value="178.706944" calcext:value-type="float">
            <text:p>178.706944</text:p>
          </table:table-cell>
          <table:table-cell table:formula="of:= ([times.E623] - [times.D623]) / 1000000" office:value-type="float" office:value="226.912256" calcext:value-type="float">
            <text:p>226.912256</text:p>
          </table:table-cell>
          <table:table-cell table:formula="of:= ([times.G623] - [times.F623]) / 1000000" office:value-type="float" office:value="269.351936" calcext:value-type="float">
            <text:p>269.351936</text:p>
          </table:table-cell>
        </table:table-row>
        <table:table-row table:style-name="ro1">
          <table:table-cell table:formula="of:=[times.A624]" office:value-type="float" office:value="622" calcext:value-type="float">
            <text:p>622</text:p>
          </table:table-cell>
          <table:table-cell table:formula="of:= ([times.C624] - [times.B624]) / 1000000" office:value-type="float" office:value="178.592" calcext:value-type="float">
            <text:p>178.592</text:p>
          </table:table-cell>
          <table:table-cell table:formula="of:= ([times.E624] - [times.D624]) / 1000000" office:value-type="float" office:value="226.736896" calcext:value-type="float">
            <text:p>226.736896</text:p>
          </table:table-cell>
          <table:table-cell table:formula="of:= ([times.G624] - [times.F624]) / 1000000" office:value-type="float" office:value="269.257216" calcext:value-type="float">
            <text:p>269.257216</text:p>
          </table:table-cell>
        </table:table-row>
        <table:table-row table:style-name="ro1">
          <table:table-cell table:formula="of:=[times.A625]" office:value-type="float" office:value="623" calcext:value-type="float">
            <text:p>623</text:p>
          </table:table-cell>
          <table:table-cell table:formula="of:= ([times.C625] - [times.B625]) / 1000000" office:value-type="float" office:value="178.411008" calcext:value-type="float">
            <text:p>178.411008</text:p>
          </table:table-cell>
          <table:table-cell table:formula="of:= ([times.E625] - [times.D625]) / 1000000" office:value-type="float" office:value="226.668288" calcext:value-type="float">
            <text:p>226.668288</text:p>
          </table:table-cell>
          <table:table-cell table:formula="of:= ([times.G625] - [times.F625]) / 1000000" office:value-type="float" office:value="268.966144" calcext:value-type="float">
            <text:p>268.966144</text:p>
          </table:table-cell>
        </table:table-row>
        <table:table-row table:style-name="ro1">
          <table:table-cell table:formula="of:=[times.A626]" office:value-type="float" office:value="624" calcext:value-type="float">
            <text:p>624</text:p>
          </table:table-cell>
          <table:table-cell table:formula="of:= ([times.C626] - [times.B626]) / 1000000" office:value-type="float" office:value="178.230272" calcext:value-type="float">
            <text:p>178.230272</text:p>
          </table:table-cell>
          <table:table-cell table:formula="of:= ([times.E626] - [times.D626]) / 1000000" office:value-type="float" office:value="226.328064" calcext:value-type="float">
            <text:p>226.328064</text:p>
          </table:table-cell>
          <table:table-cell table:formula="of:= ([times.G626] - [times.F626]) / 1000000" office:value-type="float" office:value="268.635904" calcext:value-type="float">
            <text:p>268.635904</text:p>
          </table:table-cell>
        </table:table-row>
        <table:table-row table:style-name="ro1">
          <table:table-cell table:formula="of:=[times.A627]" office:value-type="float" office:value="625" calcext:value-type="float">
            <text:p>625</text:p>
          </table:table-cell>
          <table:table-cell table:formula="of:= ([times.C627] - [times.B627]) / 1000000" office:value-type="float" office:value="178.279424" calcext:value-type="float">
            <text:p>178.279424</text:p>
          </table:table-cell>
          <table:table-cell table:formula="of:= ([times.E627] - [times.D627]) / 1000000" office:value-type="float" office:value="226.157312" calcext:value-type="float">
            <text:p>226.157312</text:p>
          </table:table-cell>
          <table:table-cell table:formula="of:= ([times.G627] - [times.F627]) / 1000000" office:value-type="float" office:value="268.338176" calcext:value-type="float">
            <text:p>268.338176</text:p>
          </table:table-cell>
        </table:table-row>
        <table:table-row table:style-name="ro1">
          <table:table-cell table:formula="of:=[times.A628]" office:value-type="float" office:value="626" calcext:value-type="float">
            <text:p>626</text:p>
          </table:table-cell>
          <table:table-cell table:formula="of:= ([times.C628] - [times.B628]) / 1000000" office:value-type="float" office:value="178.15808" calcext:value-type="float">
            <text:p>178.15808</text:p>
          </table:table-cell>
          <table:table-cell table:formula="of:= ([times.E628] - [times.D628]) / 1000000" office:value-type="float" office:value="226.106624" calcext:value-type="float">
            <text:p>226.106624</text:p>
          </table:table-cell>
          <table:table-cell table:formula="of:= ([times.G628] - [times.F628]) / 1000000" office:value-type="float" office:value="267.99616" calcext:value-type="float">
            <text:p>267.99616</text:p>
          </table:table-cell>
        </table:table-row>
        <table:table-row table:style-name="ro1">
          <table:table-cell table:formula="of:=[times.A629]" office:value-type="float" office:value="627" calcext:value-type="float">
            <text:p>627</text:p>
          </table:table-cell>
          <table:table-cell table:formula="of:= ([times.C629] - [times.B629]) / 1000000" office:value-type="float" office:value="177.869056" calcext:value-type="float">
            <text:p>177.869056</text:p>
          </table:table-cell>
          <table:table-cell table:formula="of:= ([times.E629] - [times.D629]) / 1000000" office:value-type="float" office:value="225.810944" calcext:value-type="float">
            <text:p>225.810944</text:p>
          </table:table-cell>
          <table:table-cell table:formula="of:= ([times.G629] - [times.F629]) / 1000000" office:value-type="float" office:value="267.751936" calcext:value-type="float">
            <text:p>267.751936</text:p>
          </table:table-cell>
        </table:table-row>
        <table:table-row table:style-name="ro1">
          <table:table-cell table:formula="of:=[times.A630]" office:value-type="float" office:value="628" calcext:value-type="float">
            <text:p>628</text:p>
          </table:table-cell>
          <table:table-cell table:formula="of:= ([times.C630] - [times.B630]) / 1000000" office:value-type="float" office:value="177.723392" calcext:value-type="float">
            <text:p>177.723392</text:p>
          </table:table-cell>
          <table:table-cell table:formula="of:= ([times.E630] - [times.D630]) / 1000000" office:value-type="float" office:value="225.63712" calcext:value-type="float">
            <text:p>225.63712</text:p>
          </table:table-cell>
          <table:table-cell table:formula="of:= ([times.G630] - [times.F630]) / 1000000" office:value-type="float" office:value="267.665664" calcext:value-type="float">
            <text:p>267.665664</text:p>
          </table:table-cell>
        </table:table-row>
        <table:table-row table:style-name="ro1">
          <table:table-cell table:formula="of:=[times.A631]" office:value-type="float" office:value="629" calcext:value-type="float">
            <text:p>629</text:p>
          </table:table-cell>
          <table:table-cell table:formula="of:= ([times.C631] - [times.B631]) / 1000000" office:value-type="float" office:value="177.415936" calcext:value-type="float">
            <text:p>177.415936</text:p>
          </table:table-cell>
          <table:table-cell table:formula="of:= ([times.E631] - [times.D631]) / 1000000" office:value-type="float" office:value="225.566976" calcext:value-type="float">
            <text:p>225.566976</text:p>
          </table:table-cell>
          <table:table-cell table:formula="of:= ([times.G631] - [times.F631]) / 1000000" office:value-type="float" office:value="267.316224" calcext:value-type="float">
            <text:p>267.316224</text:p>
          </table:table-cell>
        </table:table-row>
        <table:table-row table:style-name="ro1">
          <table:table-cell table:formula="of:=[times.A632]" office:value-type="float" office:value="630" calcext:value-type="float">
            <text:p>630</text:p>
          </table:table-cell>
          <table:table-cell table:formula="of:= ([times.C632] - [times.B632]) / 1000000" office:value-type="float" office:value="177.235456" calcext:value-type="float">
            <text:p>177.235456</text:p>
          </table:table-cell>
          <table:table-cell table:formula="of:= ([times.E632] - [times.D632]) / 1000000" office:value-type="float" office:value="225.274112" calcext:value-type="float">
            <text:p>225.274112</text:p>
          </table:table-cell>
          <table:table-cell table:formula="of:= ([times.G632] - [times.F632]) / 1000000" office:value-type="float" office:value="267.00288" calcext:value-type="float">
            <text:p>267.00288</text:p>
          </table:table-cell>
        </table:table-row>
        <table:table-row table:style-name="ro1">
          <table:table-cell table:formula="of:=[times.A633]" office:value-type="float" office:value="631" calcext:value-type="float">
            <text:p>631</text:p>
          </table:table-cell>
          <table:table-cell table:formula="of:= ([times.C633] - [times.B633]) / 1000000" office:value-type="float" office:value="176.969216" calcext:value-type="float">
            <text:p>176.969216</text:p>
          </table:table-cell>
          <table:table-cell table:formula="of:= ([times.E633] - [times.D633]) / 1000000" office:value-type="float" office:value="225.105152" calcext:value-type="float">
            <text:p>225.105152</text:p>
          </table:table-cell>
          <table:table-cell table:formula="of:= ([times.G633] - [times.F633]) / 1000000" office:value-type="float" office:value="266.91584" calcext:value-type="float">
            <text:p>266.91584</text:p>
          </table:table-cell>
        </table:table-row>
        <table:table-row table:style-name="ro1">
          <table:table-cell table:formula="of:=[times.A634]" office:value-type="float" office:value="632" calcext:value-type="float">
            <text:p>632</text:p>
          </table:table-cell>
          <table:table-cell table:formula="of:= ([times.C634] - [times.B634]) / 1000000" office:value-type="float" office:value="176.61184" calcext:value-type="float">
            <text:p>176.61184</text:p>
          </table:table-cell>
          <table:table-cell table:formula="of:= ([times.E634] - [times.D634]) / 1000000" office:value-type="float" office:value="224.991232" calcext:value-type="float">
            <text:p>224.991232</text:p>
          </table:table-cell>
          <table:table-cell table:formula="of:= ([times.G634] - [times.F634]) / 1000000" office:value-type="float" office:value="266.61888" calcext:value-type="float">
            <text:p>266.61888</text:p>
          </table:table-cell>
        </table:table-row>
        <table:table-row table:style-name="ro1">
          <table:table-cell table:formula="of:=[times.A635]" office:value-type="float" office:value="633" calcext:value-type="float">
            <text:p>633</text:p>
          </table:table-cell>
          <table:table-cell table:formula="of:= ([times.C635] - [times.B635]) / 1000000" office:value-type="float" office:value="176.566272" calcext:value-type="float">
            <text:p>176.566272</text:p>
          </table:table-cell>
          <table:table-cell table:formula="of:= ([times.E635] - [times.D635]) / 1000000" office:value-type="float" office:value="224.692224" calcext:value-type="float">
            <text:p>224.692224</text:p>
          </table:table-cell>
          <table:table-cell table:formula="of:= ([times.G635] - [times.F635]) / 1000000" office:value-type="float" office:value="266.326016" calcext:value-type="float">
            <text:p>266.326016</text:p>
          </table:table-cell>
        </table:table-row>
        <table:table-row table:style-name="ro1">
          <table:table-cell table:formula="of:=[times.A636]" office:value-type="float" office:value="634" calcext:value-type="float">
            <text:p>634</text:p>
          </table:table-cell>
          <table:table-cell table:formula="of:= ([times.C636] - [times.B636]) / 1000000" office:value-type="float" office:value="176.852992" calcext:value-type="float">
            <text:p>176.852992</text:p>
          </table:table-cell>
          <table:table-cell table:formula="of:= ([times.E636] - [times.D636]) / 1000000" office:value-type="float" office:value="224.508672" calcext:value-type="float">
            <text:p>224.508672</text:p>
          </table:table-cell>
          <table:table-cell table:formula="of:= ([times.G636] - [times.F636]) / 1000000" office:value-type="float" office:value="266.028544" calcext:value-type="float">
            <text:p>266.028544</text:p>
          </table:table-cell>
        </table:table-row>
        <table:table-row table:style-name="ro1">
          <table:table-cell table:formula="of:=[times.A637]" office:value-type="float" office:value="635" calcext:value-type="float">
            <text:p>635</text:p>
          </table:table-cell>
          <table:table-cell table:formula="of:= ([times.C637] - [times.B637]) / 1000000" office:value-type="float" office:value="176.670976" calcext:value-type="float">
            <text:p>176.670976</text:p>
          </table:table-cell>
          <table:table-cell table:formula="of:= ([times.E637] - [times.D637]) / 1000000" office:value-type="float" office:value="224.399104" calcext:value-type="float">
            <text:p>224.399104</text:p>
          </table:table-cell>
          <table:table-cell table:formula="of:= ([times.G637] - [times.F637]) / 1000000" office:value-type="float" office:value="265.922304" calcext:value-type="float">
            <text:p>265.922304</text:p>
          </table:table-cell>
        </table:table-row>
        <table:table-row table:style-name="ro1">
          <table:table-cell table:formula="of:=[times.A638]" office:value-type="float" office:value="636" calcext:value-type="float">
            <text:p>636</text:p>
          </table:table-cell>
          <table:table-cell table:formula="of:= ([times.C638] - [times.B638]) / 1000000" office:value-type="float" office:value="176.508672" calcext:value-type="float">
            <text:p>176.508672</text:p>
          </table:table-cell>
          <table:table-cell table:formula="of:= ([times.E638] - [times.D638]) / 1000000" office:value-type="float" office:value="224.099072" calcext:value-type="float">
            <text:p>224.099072</text:p>
          </table:table-cell>
          <table:table-cell table:formula="of:= ([times.G638] - [times.F638]) / 1000000" office:value-type="float" office:value="265.628672" calcext:value-type="float">
            <text:p>265.628672</text:p>
          </table:table-cell>
        </table:table-row>
        <table:table-row table:style-name="ro1">
          <table:table-cell table:formula="of:=[times.A639]" office:value-type="float" office:value="637" calcext:value-type="float">
            <text:p>637</text:p>
          </table:table-cell>
          <table:table-cell table:formula="of:= ([times.C639] - [times.B639]) / 1000000" office:value-type="float" office:value="176.401408" calcext:value-type="float">
            <text:p>176.401408</text:p>
          </table:table-cell>
          <table:table-cell table:formula="of:= ([times.E639] - [times.D639]) / 1000000" office:value-type="float" office:value="223.91168" calcext:value-type="float">
            <text:p>223.91168</text:p>
          </table:table-cell>
          <table:table-cell table:formula="of:= ([times.G639] - [times.F639]) / 1000000" office:value-type="float" office:value="265.330944" calcext:value-type="float">
            <text:p>265.330944</text:p>
          </table:table-cell>
        </table:table-row>
        <table:table-row table:style-name="ro1">
          <table:table-cell table:formula="of:=[times.A640]" office:value-type="float" office:value="638" calcext:value-type="float">
            <text:p>638</text:p>
          </table:table-cell>
          <table:table-cell table:formula="of:= ([times.C640] - [times.B640]) / 1000000" office:value-type="float" office:value="176.088064" calcext:value-type="float">
            <text:p>176.088064</text:p>
          </table:table-cell>
          <table:table-cell table:formula="of:= ([times.E640] - [times.D640]) / 1000000" office:value-type="float" office:value="223.840256" calcext:value-type="float">
            <text:p>223.840256</text:p>
          </table:table-cell>
          <table:table-cell table:formula="of:= ([times.G640] - [times.F640]) / 1000000" office:value-type="float" office:value="265.224192" calcext:value-type="float">
            <text:p>265.224192</text:p>
          </table:table-cell>
        </table:table-row>
        <table:table-row table:style-name="ro1">
          <table:table-cell table:formula="of:=[times.A641]" office:value-type="float" office:value="639" calcext:value-type="float">
            <text:p>639</text:p>
          </table:table-cell>
          <table:table-cell table:formula="of:= ([times.C641] - [times.B641]) / 1000000" office:value-type="float" office:value="175.74912" calcext:value-type="float">
            <text:p>175.74912</text:p>
          </table:table-cell>
          <table:table-cell table:formula="of:= ([times.E641] - [times.D641]) / 1000000" office:value-type="float" office:value="223.551232" calcext:value-type="float">
            <text:p>223.551232</text:p>
          </table:table-cell>
          <table:table-cell table:formula="of:= ([times.G641] - [times.F641]) / 1000000" office:value-type="float" office:value="264.930816" calcext:value-type="float">
            <text:p>264.930816</text:p>
          </table:table-cell>
        </table:table-row>
        <table:table-row table:style-name="ro1">
          <table:table-cell table:formula="of:=[times.A642]" office:value-type="float" office:value="640" calcext:value-type="float">
            <text:p>640</text:p>
          </table:table-cell>
          <table:table-cell table:formula="of:= ([times.C642] - [times.B642]) / 1000000" office:value-type="float" office:value="175.458048" calcext:value-type="float">
            <text:p>175.458048</text:p>
          </table:table-cell>
          <table:table-cell table:formula="of:= ([times.E642] - [times.D642]) / 1000000" office:value-type="float" office:value="223.342848" calcext:value-type="float">
            <text:p>223.342848</text:p>
          </table:table-cell>
          <table:table-cell table:formula="of:= ([times.G642] - [times.F642]) / 1000000" office:value-type="float" office:value="264.639232" calcext:value-type="float">
            <text:p>264.639232</text:p>
          </table:table-cell>
        </table:table-row>
        <table:table-row table:style-name="ro1">
          <table:table-cell table:formula="of:=[times.A643]" office:value-type="float" office:value="641" calcext:value-type="float">
            <text:p>641</text:p>
          </table:table-cell>
          <table:table-cell table:formula="of:= ([times.C643] - [times.B643]) / 1000000" office:value-type="float" office:value="175.316992" calcext:value-type="float">
            <text:p>175.316992</text:p>
          </table:table-cell>
          <table:table-cell table:formula="of:= ([times.E643] - [times.D643]) / 1000000" office:value-type="float" office:value="223.265024" calcext:value-type="float">
            <text:p>223.265024</text:p>
          </table:table-cell>
          <table:table-cell table:formula="of:= ([times.G643] - [times.F643]) / 1000000" office:value-type="float" office:value="264.451328" calcext:value-type="float">
            <text:p>264.451328</text:p>
          </table:table-cell>
        </table:table-row>
        <table:table-row table:style-name="ro1">
          <table:table-cell table:formula="of:=[times.A644]" office:value-type="float" office:value="642" calcext:value-type="float">
            <text:p>642</text:p>
          </table:table-cell>
          <table:table-cell table:formula="of:= ([times.C644] - [times.B644]) / 1000000" office:value-type="float" office:value="175.030016" calcext:value-type="float">
            <text:p>175.030016</text:p>
          </table:table-cell>
          <table:table-cell table:formula="of:= ([times.E644] - [times.D644]) / 1000000" office:value-type="float" office:value="222.949376" calcext:value-type="float">
            <text:p>222.949376</text:p>
          </table:table-cell>
          <table:table-cell table:formula="of:= ([times.G644] - [times.F644]) / 1000000" office:value-type="float" office:value="264.344832" calcext:value-type="float">
            <text:p>264.344832</text:p>
          </table:table-cell>
        </table:table-row>
        <table:table-row table:style-name="ro1">
          <table:table-cell table:formula="of:=[times.A645]" office:value-type="float" office:value="643" calcext:value-type="float">
            <text:p>643</text:p>
          </table:table-cell>
          <table:table-cell table:formula="of:= ([times.C645] - [times.B645]) / 1000000" office:value-type="float" office:value="174.81984" calcext:value-type="float">
            <text:p>174.81984</text:p>
          </table:table-cell>
          <table:table-cell table:formula="of:= ([times.E645] - [times.D645]) / 1000000" office:value-type="float" office:value="222.770944" calcext:value-type="float">
            <text:p>222.770944</text:p>
          </table:table-cell>
          <table:table-cell table:formula="of:= ([times.G645] - [times.F645]) / 1000000" office:value-type="float" office:value="264.050944" calcext:value-type="float">
            <text:p>264.050944</text:p>
          </table:table-cell>
        </table:table-row>
        <table:table-row table:style-name="ro1">
          <table:table-cell table:formula="of:=[times.A646]" office:value-type="float" office:value="644" calcext:value-type="float">
            <text:p>644</text:p>
          </table:table-cell>
          <table:table-cell table:formula="of:= ([times.C646] - [times.B646]) / 1000000" office:value-type="float" office:value="174.350592" calcext:value-type="float">
            <text:p>174.350592</text:p>
          </table:table-cell>
          <table:table-cell table:formula="of:= ([times.E646] - [times.D646]) / 1000000" office:value-type="float" office:value="222.731264" calcext:value-type="float">
            <text:p>222.731264</text:p>
          </table:table-cell>
          <table:table-cell table:formula="of:= ([times.G646] - [times.F646]) / 1000000" office:value-type="float" office:value="263.755008" calcext:value-type="float">
            <text:p>263.755008</text:p>
          </table:table-cell>
        </table:table-row>
        <table:table-row table:style-name="ro1">
          <table:table-cell table:formula="of:=[times.A647]" office:value-type="float" office:value="645" calcext:value-type="float">
            <text:p>645</text:p>
          </table:table-cell>
          <table:table-cell table:formula="of:= ([times.C647] - [times.B647]) / 1000000" office:value-type="float" office:value="174.032896" calcext:value-type="float">
            <text:p>174.032896</text:p>
          </table:table-cell>
          <table:table-cell table:formula="of:= ([times.E647] - [times.D647]) / 1000000" office:value-type="float" office:value="222.366208" calcext:value-type="float">
            <text:p>222.366208</text:p>
          </table:table-cell>
          <table:table-cell table:formula="of:= ([times.G647] - [times.F647]) / 1000000" office:value-type="float" office:value="263.570176" calcext:value-type="float">
            <text:p>263.570176</text:p>
          </table:table-cell>
        </table:table-row>
        <table:table-row table:style-name="ro1">
          <table:table-cell table:formula="of:=[times.A648]" office:value-type="float" office:value="646" calcext:value-type="float">
            <text:p>646</text:p>
          </table:table-cell>
          <table:table-cell table:formula="of:= ([times.C648] - [times.B648]) / 1000000" office:value-type="float" office:value="173.25184" calcext:value-type="float">
            <text:p>173.25184</text:p>
          </table:table-cell>
          <table:table-cell table:formula="of:= ([times.E648] - [times.D648]) / 1000000" office:value-type="float" office:value="222.140928" calcext:value-type="float">
            <text:p>222.140928</text:p>
          </table:table-cell>
          <table:table-cell table:formula="of:= ([times.G648] - [times.F648]) / 1000000" office:value-type="float" office:value="263.4112" calcext:value-type="float">
            <text:p>263.4112</text:p>
          </table:table-cell>
        </table:table-row>
        <table:table-row table:style-name="ro1">
          <table:table-cell table:formula="of:=[times.A649]" office:value-type="float" office:value="647" calcext:value-type="float">
            <text:p>647</text:p>
          </table:table-cell>
          <table:table-cell table:formula="of:= ([times.C649] - [times.B649]) / 1000000" office:value-type="float" office:value="172.920832" calcext:value-type="float">
            <text:p>172.920832</text:p>
          </table:table-cell>
          <table:table-cell table:formula="of:= ([times.E649] - [times.D649]) / 1000000" office:value-type="float" office:value="222.03904" calcext:value-type="float">
            <text:p>222.03904</text:p>
          </table:table-cell>
          <table:table-cell table:formula="of:= ([times.G649] - [times.F649]) / 1000000" office:value-type="float" office:value="263.0848" calcext:value-type="float">
            <text:p>263.0848</text:p>
          </table:table-cell>
        </table:table-row>
        <table:table-row table:style-name="ro1">
          <table:table-cell table:formula="of:=[times.A650]" office:value-type="float" office:value="648" calcext:value-type="float">
            <text:p>648</text:p>
          </table:table-cell>
          <table:table-cell table:formula="of:= ([times.C650] - [times.B650]) / 1000000" office:value-type="float" office:value="172.640768" calcext:value-type="float">
            <text:p>172.640768</text:p>
          </table:table-cell>
          <table:table-cell table:formula="of:= ([times.E650] - [times.D650]) / 1000000" office:value-type="float" office:value="221.734144" calcext:value-type="float">
            <text:p>221.734144</text:p>
          </table:table-cell>
          <table:table-cell table:formula="of:= ([times.G650] - [times.F650]) / 1000000" office:value-type="float" office:value="262.898176" calcext:value-type="float">
            <text:p>262.898176</text:p>
          </table:table-cell>
        </table:table-row>
        <table:table-row table:style-name="ro1">
          <table:table-cell table:formula="of:=[times.A651]" office:value-type="float" office:value="649" calcext:value-type="float">
            <text:p>649</text:p>
          </table:table-cell>
          <table:table-cell table:formula="of:= ([times.C651] - [times.B651]) / 1000000" office:value-type="float" office:value="172.410112" calcext:value-type="float">
            <text:p>172.410112</text:p>
          </table:table-cell>
          <table:table-cell table:formula="of:= ([times.E651] - [times.D651]) / 1000000" office:value-type="float" office:value="221.633024" calcext:value-type="float">
            <text:p>221.633024</text:p>
          </table:table-cell>
          <table:table-cell table:formula="of:= ([times.G651] - [times.F651]) / 1000000" office:value-type="float" office:value="262.679552" calcext:value-type="float">
            <text:p>262.679552</text:p>
          </table:table-cell>
        </table:table-row>
        <table:table-row table:style-name="ro1">
          <table:table-cell table:formula="of:=[times.A652]" office:value-type="float" office:value="650" calcext:value-type="float">
            <text:p>650</text:p>
          </table:table-cell>
          <table:table-cell table:formula="of:= ([times.C652] - [times.B652]) / 1000000" office:value-type="float" office:value="171.99104" calcext:value-type="float">
            <text:p>171.99104</text:p>
          </table:table-cell>
          <table:table-cell table:formula="of:= ([times.E652] - [times.D652]) / 1000000" office:value-type="float" office:value="221.342208" calcext:value-type="float">
            <text:p>221.342208</text:p>
          </table:table-cell>
          <table:table-cell table:formula="of:= ([times.G652] - [times.F652]) / 1000000" office:value-type="float" office:value="262.359296" calcext:value-type="float">
            <text:p>262.359296</text:p>
          </table:table-cell>
        </table:table-row>
        <table:table-row table:style-name="ro1">
          <table:table-cell table:formula="of:=[times.A653]" office:value-type="float" office:value="651" calcext:value-type="float">
            <text:p>651</text:p>
          </table:table-cell>
          <table:table-cell table:formula="of:= ([times.C653] - [times.B653]) / 1000000" office:value-type="float" office:value="171.55712" calcext:value-type="float">
            <text:p>171.55712</text:p>
          </table:table-cell>
          <table:table-cell table:formula="of:= ([times.E653] - [times.D653]) / 1000000" office:value-type="float" office:value="221.131264" calcext:value-type="float">
            <text:p>221.131264</text:p>
          </table:table-cell>
          <table:table-cell table:formula="of:= ([times.G653] - [times.F653]) / 1000000" office:value-type="float" office:value="262.159872" calcext:value-type="float">
            <text:p>262.159872</text:p>
          </table:table-cell>
        </table:table-row>
        <table:table-row table:style-name="ro1">
          <table:table-cell table:formula="of:=[times.A654]" office:value-type="float" office:value="652" calcext:value-type="float">
            <text:p>652</text:p>
          </table:table-cell>
          <table:table-cell table:formula="of:= ([times.C654] - [times.B654]) / 1000000" office:value-type="float" office:value="171.11424" calcext:value-type="float">
            <text:p>171.11424</text:p>
          </table:table-cell>
          <table:table-cell table:formula="of:= ([times.E654] - [times.D654]) / 1000000" office:value-type="float" office:value="221.060096" calcext:value-type="float">
            <text:p>221.060096</text:p>
          </table:table-cell>
          <table:table-cell table:formula="of:= ([times.G654] - [times.F654]) / 1000000" office:value-type="float" office:value="262.004992" calcext:value-type="float">
            <text:p>262.004992</text:p>
          </table:table-cell>
        </table:table-row>
        <table:table-row table:style-name="ro1">
          <table:table-cell table:formula="of:=[times.A655]" office:value-type="float" office:value="653" calcext:value-type="float">
            <text:p>653</text:p>
          </table:table-cell>
          <table:table-cell table:formula="of:= ([times.C655] - [times.B655]) / 1000000" office:value-type="float" office:value="170.777088" calcext:value-type="float">
            <text:p>170.777088</text:p>
          </table:table-cell>
          <table:table-cell table:formula="of:= ([times.E655] - [times.D655]) / 1000000" office:value-type="float" office:value="220.764672" calcext:value-type="float">
            <text:p>220.764672</text:p>
          </table:table-cell>
          <table:table-cell table:formula="of:= ([times.G655] - [times.F655]) / 1000000" office:value-type="float" office:value="261.711872" calcext:value-type="float">
            <text:p>261.711872</text:p>
          </table:table-cell>
        </table:table-row>
        <table:table-row table:style-name="ro1">
          <table:table-cell table:formula="of:=[times.A656]" office:value-type="float" office:value="654" calcext:value-type="float">
            <text:p>654</text:p>
          </table:table-cell>
          <table:table-cell table:formula="of:= ([times.C656] - [times.B656]) / 1000000" office:value-type="float" office:value="170.383872" calcext:value-type="float">
            <text:p>170.383872</text:p>
          </table:table-cell>
          <table:table-cell table:formula="of:= ([times.E656] - [times.D656]) / 1000000" office:value-type="float" office:value="220.590848" calcext:value-type="float">
            <text:p>220.590848</text:p>
          </table:table-cell>
          <table:table-cell table:formula="of:= ([times.G656] - [times.F656]) / 1000000" office:value-type="float" office:value="261.526272" calcext:value-type="float">
            <text:p>261.526272</text:p>
          </table:table-cell>
        </table:table-row>
        <table:table-row table:style-name="ro1">
          <table:table-cell table:formula="of:=[times.A657]" office:value-type="float" office:value="655" calcext:value-type="float">
            <text:p>655</text:p>
          </table:table-cell>
          <table:table-cell table:formula="of:= ([times.C657] - [times.B657]) / 1000000" office:value-type="float" office:value="170.196992" calcext:value-type="float">
            <text:p>170.196992</text:p>
          </table:table-cell>
          <table:table-cell table:formula="of:= ([times.E657] - [times.D657]) / 1000000" office:value-type="float" office:value="220.578816" calcext:value-type="float">
            <text:p>220.578816</text:p>
          </table:table-cell>
          <table:table-cell table:formula="of:= ([times.G657] - [times.F657]) / 1000000" office:value-type="float" office:value="261.403392" calcext:value-type="float">
            <text:p>261.403392</text:p>
          </table:table-cell>
        </table:table-row>
        <table:table-row table:style-name="ro1">
          <table:table-cell table:formula="of:=[times.A658]" office:value-type="float" office:value="656" calcext:value-type="float">
            <text:p>656</text:p>
          </table:table-cell>
          <table:table-cell table:formula="of:= ([times.C658] - [times.B658]) / 1000000" office:value-type="float" office:value="169.889792" calcext:value-type="float">
            <text:p>169.889792</text:p>
          </table:table-cell>
          <table:table-cell table:formula="of:= ([times.E658] - [times.D658]) / 1000000" office:value-type="float" office:value="220.291328" calcext:value-type="float">
            <text:p>220.291328</text:p>
          </table:table-cell>
          <table:table-cell table:formula="of:= ([times.G658] - [times.F658]) / 1000000" office:value-type="float" office:value="261.265152" calcext:value-type="float">
            <text:p>261.265152</text:p>
          </table:table-cell>
        </table:table-row>
        <table:table-row table:style-name="ro1">
          <table:table-cell table:formula="of:=[times.A659]" office:value-type="float" office:value="657" calcext:value-type="float">
            <text:p>657</text:p>
          </table:table-cell>
          <table:table-cell table:formula="of:= ([times.C659] - [times.B659]) / 1000000" office:value-type="float" office:value="169.701376" calcext:value-type="float">
            <text:p>169.701376</text:p>
          </table:table-cell>
          <table:table-cell table:formula="of:= ([times.E659] - [times.D659]) / 1000000" office:value-type="float" office:value="220.195072" calcext:value-type="float">
            <text:p>220.195072</text:p>
          </table:table-cell>
          <table:table-cell table:formula="of:= ([times.G659] - [times.F659]) / 1000000" office:value-type="float" office:value="260.973824" calcext:value-type="float">
            <text:p>260.973824</text:p>
          </table:table-cell>
        </table:table-row>
        <table:table-row table:style-name="ro1">
          <table:table-cell table:formula="of:=[times.A660]" office:value-type="float" office:value="658" calcext:value-type="float">
            <text:p>658</text:p>
          </table:table-cell>
          <table:table-cell table:formula="of:= ([times.C660] - [times.B660]) / 1000000" office:value-type="float" office:value="169.556992" calcext:value-type="float">
            <text:p>169.556992</text:p>
          </table:table-cell>
          <table:table-cell table:formula="of:= ([times.E660] - [times.D660]) / 1000000" office:value-type="float" office:value="219.90528" calcext:value-type="float">
            <text:p>219.90528</text:p>
          </table:table-cell>
          <table:table-cell table:formula="of:= ([times.G660] - [times.F660]) / 1000000" office:value-type="float" office:value="260.791808" calcext:value-type="float">
            <text:p>260.791808</text:p>
          </table:table-cell>
        </table:table-row>
        <table:table-row table:style-name="ro1">
          <table:table-cell table:formula="of:=[times.A661]" office:value-type="float" office:value="659" calcext:value-type="float">
            <text:p>659</text:p>
          </table:table-cell>
          <table:table-cell table:formula="of:= ([times.C661] - [times.B661]) / 1000000" office:value-type="float" office:value="169.270016" calcext:value-type="float">
            <text:p>169.270016</text:p>
          </table:table-cell>
          <table:table-cell table:formula="of:= ([times.E661] - [times.D661]) / 1000000" office:value-type="float" office:value="219.801856" calcext:value-type="float">
            <text:p>219.801856</text:p>
          </table:table-cell>
          <table:table-cell table:formula="of:= ([times.G661] - [times.F661]) / 1000000" office:value-type="float" office:value="260.64512" calcext:value-type="float">
            <text:p>260.64512</text:p>
          </table:table-cell>
        </table:table-row>
        <table:table-row table:style-name="ro1">
          <table:table-cell table:formula="of:=[times.A662]" office:value-type="float" office:value="660" calcext:value-type="float">
            <text:p>660</text:p>
          </table:table-cell>
          <table:table-cell table:formula="of:= ([times.C662] - [times.B662]) / 1000000" office:value-type="float" office:value="169.090304" calcext:value-type="float">
            <text:p>169.090304</text:p>
          </table:table-cell>
          <table:table-cell table:formula="of:= ([times.E662] - [times.D662]) / 1000000" office:value-type="float" office:value="219.510016" calcext:value-type="float">
            <text:p>219.510016</text:p>
          </table:table-cell>
          <table:table-cell table:formula="of:= ([times.G662] - [times.F662]) / 1000000" office:value-type="float" office:value="260.352" calcext:value-type="float">
            <text:p>260.352</text:p>
          </table:table-cell>
        </table:table-row>
        <table:table-row table:style-name="ro1">
          <table:table-cell table:formula="of:=[times.A663]" office:value-type="float" office:value="661" calcext:value-type="float">
            <text:p>661</text:p>
          </table:table-cell>
          <table:table-cell table:formula="of:= ([times.C663] - [times.B663]) / 1000000" office:value-type="float" office:value="168.919296" calcext:value-type="float">
            <text:p>168.919296</text:p>
          </table:table-cell>
          <table:table-cell table:formula="of:= ([times.E663] - [times.D663]) / 1000000" office:value-type="float" office:value="219.336704" calcext:value-type="float">
            <text:p>219.336704</text:p>
          </table:table-cell>
          <table:table-cell table:formula="of:= ([times.G663] - [times.F663]) / 1000000" office:value-type="float" office:value="260.329984" calcext:value-type="float">
            <text:p>260.329984</text:p>
          </table:table-cell>
        </table:table-row>
        <table:table-row table:style-name="ro1">
          <table:table-cell table:formula="of:=[times.A664]" office:value-type="float" office:value="662" calcext:value-type="float">
            <text:p>662</text:p>
          </table:table-cell>
          <table:table-cell table:formula="of:= ([times.C664] - [times.B664]) / 1000000" office:value-type="float" office:value="168.734464" calcext:value-type="float">
            <text:p>168.734464</text:p>
          </table:table-cell>
          <table:table-cell table:formula="of:= ([times.E664] - [times.D664]) / 1000000" office:value-type="float" office:value="219.271168" calcext:value-type="float">
            <text:p>219.271168</text:p>
          </table:table-cell>
          <table:table-cell table:formula="of:= ([times.G664] - [times.F664]) / 1000000" office:value-type="float" office:value="260.215808" calcext:value-type="float">
            <text:p>260.215808</text:p>
          </table:table-cell>
        </table:table-row>
        <table:table-row table:style-name="ro1">
          <table:table-cell table:formula="of:=[times.A665]" office:value-type="float" office:value="663" calcext:value-type="float">
            <text:p>663</text:p>
          </table:table-cell>
          <table:table-cell table:formula="of:= ([times.C665] - [times.B665]) / 1000000" office:value-type="float" office:value="168.548864" calcext:value-type="float">
            <text:p>168.548864</text:p>
          </table:table-cell>
          <table:table-cell table:formula="of:= ([times.E665] - [times.D665]) / 1000000" office:value-type="float" office:value="218.98112" calcext:value-type="float">
            <text:p>218.98112</text:p>
          </table:table-cell>
          <table:table-cell table:formula="of:= ([times.G665] - [times.F665]) / 1000000" office:value-type="float" office:value="260.075264" calcext:value-type="float">
            <text:p>260.075264</text:p>
          </table:table-cell>
        </table:table-row>
        <table:table-row table:style-name="ro1">
          <table:table-cell table:formula="of:=[times.A666]" office:value-type="float" office:value="664" calcext:value-type="float">
            <text:p>664</text:p>
          </table:table-cell>
          <table:table-cell table:formula="of:= ([times.C666] - [times.B666]) / 1000000" office:value-type="float" office:value="168.541184" calcext:value-type="float">
            <text:p>168.541184</text:p>
          </table:table-cell>
          <table:table-cell table:formula="of:= ([times.E666] - [times.D666]) / 1000000" office:value-type="float" office:value="218.87872" calcext:value-type="float">
            <text:p>218.87872</text:p>
          </table:table-cell>
          <table:table-cell table:formula="of:= ([times.G666] - [times.F666]) / 1000000" office:value-type="float" office:value="259.78496" calcext:value-type="float">
            <text:p>259.78496</text:p>
          </table:table-cell>
        </table:table-row>
        <table:table-row table:style-name="ro1">
          <table:table-cell table:formula="of:=[times.A667]" office:value-type="float" office:value="665" calcext:value-type="float">
            <text:p>665</text:p>
          </table:table-cell>
          <table:table-cell table:formula="of:= ([times.C667] - [times.B667]) / 1000000" office:value-type="float" office:value="168.39936" calcext:value-type="float">
            <text:p>168.39936</text:p>
          </table:table-cell>
          <table:table-cell table:formula="of:= ([times.E667] - [times.D667]) / 1000000" office:value-type="float" office:value="218.590208" calcext:value-type="float">
            <text:p>218.590208</text:p>
          </table:table-cell>
          <table:table-cell table:formula="of:= ([times.G667] - [times.F667]) / 1000000" office:value-type="float" office:value="259.681792" calcext:value-type="float">
            <text:p>259.681792</text:p>
          </table:table-cell>
        </table:table-row>
        <table:table-row table:style-name="ro1">
          <table:table-cell table:formula="of:=[times.A668]" office:value-type="float" office:value="666" calcext:value-type="float">
            <text:p>666</text:p>
          </table:table-cell>
          <table:table-cell table:formula="of:= ([times.C668] - [times.B668]) / 1000000" office:value-type="float" office:value="168.109824" calcext:value-type="float">
            <text:p>168.109824</text:p>
          </table:table-cell>
          <table:table-cell table:formula="of:= ([times.E668] - [times.D668]) / 1000000" office:value-type="float" office:value="218.414592" calcext:value-type="float">
            <text:p>218.414592</text:p>
          </table:table-cell>
          <table:table-cell table:formula="of:= ([times.G668] - [times.F668]) / 1000000" office:value-type="float" office:value="259.349248" calcext:value-type="float">
            <text:p>259.349248</text:p>
          </table:table-cell>
        </table:table-row>
        <table:table-row table:style-name="ro1">
          <table:table-cell table:formula="of:=[times.A669]" office:value-type="float" office:value="667" calcext:value-type="float">
            <text:p>667</text:p>
          </table:table-cell>
          <table:table-cell table:formula="of:= ([times.C669] - [times.B669]) / 1000000" office:value-type="float" office:value="167.968" calcext:value-type="float">
            <text:p>167.968</text:p>
          </table:table-cell>
          <table:table-cell table:formula="of:= ([times.E669] - [times.D669]) / 1000000" office:value-type="float" office:value="218.346752" calcext:value-type="float">
            <text:p>218.346752</text:p>
          </table:table-cell>
          <table:table-cell table:formula="of:= ([times.G669] - [times.F669]) / 1000000" office:value-type="float" office:value="259.051264" calcext:value-type="float">
            <text:p>259.051264</text:p>
          </table:table-cell>
        </table:table-row>
        <table:table-row table:style-name="ro1">
          <table:table-cell table:formula="of:=[times.A670]" office:value-type="float" office:value="668" calcext:value-type="float">
            <text:p>668</text:p>
          </table:table-cell>
          <table:table-cell table:formula="of:= ([times.C670] - [times.B670]) / 1000000" office:value-type="float" office:value="167.832832" calcext:value-type="float">
            <text:p>167.832832</text:p>
          </table:table-cell>
          <table:table-cell table:formula="of:= ([times.E670] - [times.D670]) / 1000000" office:value-type="float" office:value="218.056704" calcext:value-type="float">
            <text:p>218.056704</text:p>
          </table:table-cell>
          <table:table-cell table:formula="of:= ([times.G670] - [times.F670]) / 1000000" office:value-type="float" office:value="258.898176" calcext:value-type="float">
            <text:p>258.898176</text:p>
          </table:table-cell>
        </table:table-row>
        <table:table-row table:style-name="ro1">
          <table:table-cell table:formula="of:=[times.A671]" office:value-type="float" office:value="669" calcext:value-type="float">
            <text:p>669</text:p>
          </table:table-cell>
          <table:table-cell table:formula="of:= ([times.C671] - [times.B671]) / 1000000" office:value-type="float" office:value="167.540736" calcext:value-type="float">
            <text:p>167.540736</text:p>
          </table:table-cell>
          <table:table-cell table:formula="of:= ([times.E671] - [times.D671]) / 1000000" office:value-type="float" office:value="217.886976" calcext:value-type="float">
            <text:p>217.886976</text:p>
          </table:table-cell>
          <table:table-cell table:formula="of:= ([times.G671] - [times.F671]) / 1000000" office:value-type="float" office:value="258.603008" calcext:value-type="float">
            <text:p>258.603008</text:p>
          </table:table-cell>
        </table:table-row>
        <table:table-row table:style-name="ro1">
          <table:table-cell table:formula="of:=[times.A672]" office:value-type="float" office:value="670" calcext:value-type="float">
            <text:p>670</text:p>
          </table:table-cell>
          <table:table-cell table:formula="of:= ([times.C672] - [times.B672]) / 1000000" office:value-type="float" office:value="167.4112" calcext:value-type="float">
            <text:p>167.4112</text:p>
          </table:table-cell>
          <table:table-cell table:formula="of:= ([times.E672] - [times.D672]) / 1000000" office:value-type="float" office:value="217.819904" calcext:value-type="float">
            <text:p>217.819904</text:p>
          </table:table-cell>
          <table:table-cell table:formula="of:= ([times.G672] - [times.F672]) / 1000000" office:value-type="float" office:value="258.45888" calcext:value-type="float">
            <text:p>258.45888</text:p>
          </table:table-cell>
        </table:table-row>
        <table:table-row table:style-name="ro1">
          <table:table-cell table:formula="of:=[times.A673]" office:value-type="float" office:value="671" calcext:value-type="float">
            <text:p>671</text:p>
          </table:table-cell>
          <table:table-cell table:formula="of:= ([times.C673] - [times.B673]) / 1000000" office:value-type="float" office:value="167.344384" calcext:value-type="float">
            <text:p>167.344384</text:p>
          </table:table-cell>
          <table:table-cell table:formula="of:= ([times.E673] - [times.D673]) / 1000000" office:value-type="float" office:value="217.529088" calcext:value-type="float">
            <text:p>217.529088</text:p>
          </table:table-cell>
          <table:table-cell table:formula="of:= ([times.G673] - [times.F673]) / 1000000" office:value-type="float" office:value="258.168576" calcext:value-type="float">
            <text:p>258.168576</text:p>
          </table:table-cell>
        </table:table-row>
        <table:table-row table:style-name="ro1">
          <table:table-cell table:formula="of:=[times.A674]" office:value-type="float" office:value="672" calcext:value-type="float">
            <text:p>672</text:p>
          </table:table-cell>
          <table:table-cell table:formula="of:= ([times.C674] - [times.B674]) / 1000000" office:value-type="float" office:value="167.058432" calcext:value-type="float">
            <text:p>167.058432</text:p>
          </table:table-cell>
          <table:table-cell table:formula="of:= ([times.E674] - [times.D674]) / 1000000" office:value-type="float" office:value="217.360128" calcext:value-type="float">
            <text:p>217.360128</text:p>
          </table:table-cell>
          <table:table-cell table:formula="of:= ([times.G674] - [times.F674]) / 1000000" office:value-type="float" office:value="258.02112" calcext:value-type="float">
            <text:p>258.02112</text:p>
          </table:table-cell>
        </table:table-row>
        <table:table-row table:style-name="ro1">
          <table:table-cell table:formula="of:=[times.A675]" office:value-type="float" office:value="673" calcext:value-type="float">
            <text:p>673</text:p>
          </table:table-cell>
          <table:table-cell table:formula="of:= ([times.C675] - [times.B675]) / 1000000" office:value-type="float" office:value="166.610944" calcext:value-type="float">
            <text:p>166.610944</text:p>
          </table:table-cell>
          <table:table-cell table:formula="of:= ([times.E675] - [times.D675]) / 1000000" office:value-type="float" office:value="217.260032" calcext:value-type="float">
            <text:p>217.260032</text:p>
          </table:table-cell>
          <table:table-cell table:formula="of:= ([times.G675] - [times.F675]) / 1000000" office:value-type="float" office:value="257.693696" calcext:value-type="float">
            <text:p>257.693696</text:p>
          </table:table-cell>
        </table:table-row>
        <table:table-row table:style-name="ro1">
          <table:table-cell table:formula="of:=[times.A676]" office:value-type="float" office:value="674" calcext:value-type="float">
            <text:p>674</text:p>
          </table:table-cell>
          <table:table-cell table:formula="of:= ([times.C676] - [times.B676]) / 1000000" office:value-type="float" office:value="166.232064" calcext:value-type="float">
            <text:p>166.232064</text:p>
          </table:table-cell>
          <table:table-cell table:formula="of:= ([times.E676] - [times.D676]) / 1000000" office:value-type="float" office:value="216.913152" calcext:value-type="float">
            <text:p>216.913152</text:p>
          </table:table-cell>
          <table:table-cell table:formula="of:= ([times.G676] - [times.F676]) / 1000000" office:value-type="float" office:value="257.536" calcext:value-type="float">
            <text:p>257.536</text:p>
          </table:table-cell>
        </table:table-row>
        <table:table-row table:style-name="ro1">
          <table:table-cell table:formula="of:=[times.A677]" office:value-type="float" office:value="675" calcext:value-type="float">
            <text:p>675</text:p>
          </table:table-cell>
          <table:table-cell table:formula="of:= ([times.C677] - [times.B677]) / 1000000" office:value-type="float" office:value="165.86112" calcext:value-type="float">
            <text:p>165.86112</text:p>
          </table:table-cell>
          <table:table-cell table:formula="of:= ([times.E677] - [times.D677]) / 1000000" office:value-type="float" office:value="216.710144" calcext:value-type="float">
            <text:p>216.710144</text:p>
          </table:table-cell>
          <table:table-cell table:formula="of:= ([times.G677] - [times.F677]) / 1000000" office:value-type="float" office:value="257.243648" calcext:value-type="float">
            <text:p>257.243648</text:p>
          </table:table-cell>
        </table:table-row>
        <table:table-row table:style-name="ro1">
          <table:table-cell table:formula="of:=[times.A678]" office:value-type="float" office:value="676" calcext:value-type="float">
            <text:p>676</text:p>
          </table:table-cell>
          <table:table-cell table:formula="of:= ([times.C678] - [times.B678]) / 1000000" office:value-type="float" office:value="165.515776" calcext:value-type="float">
            <text:p>165.515776</text:p>
          </table:table-cell>
          <table:table-cell table:formula="of:= ([times.E678] - [times.D678]) / 1000000" office:value-type="float" office:value="216.611584" calcext:value-type="float">
            <text:p>216.611584</text:p>
          </table:table-cell>
          <table:table-cell table:formula="of:= ([times.G678] - [times.F678]) / 1000000" office:value-type="float" office:value="257.039104" calcext:value-type="float">
            <text:p>257.039104</text:p>
          </table:table-cell>
        </table:table-row>
        <table:table-row table:style-name="ro1">
          <table:table-cell table:formula="of:=[times.A679]" office:value-type="float" office:value="677" calcext:value-type="float">
            <text:p>677</text:p>
          </table:table-cell>
          <table:table-cell table:formula="of:= ([times.C679] - [times.B679]) / 1000000" office:value-type="float" office:value="165.296128" calcext:value-type="float">
            <text:p>165.296128</text:p>
          </table:table-cell>
          <table:table-cell table:formula="of:= ([times.E679] - [times.D679]) / 1000000" office:value-type="float" office:value="216.31488" calcext:value-type="float">
            <text:p>216.31488</text:p>
          </table:table-cell>
          <table:table-cell table:formula="of:= ([times.G679] - [times.F679]) / 1000000" office:value-type="float" office:value="256.690688" calcext:value-type="float">
            <text:p>256.690688</text:p>
          </table:table-cell>
        </table:table-row>
        <table:table-row table:style-name="ro1">
          <table:table-cell table:formula="of:=[times.A680]" office:value-type="float" office:value="678" calcext:value-type="float">
            <text:p>678</text:p>
          </table:table-cell>
          <table:table-cell table:formula="of:= ([times.C680] - [times.B680]) / 1000000" office:value-type="float" office:value="164.880128" calcext:value-type="float">
            <text:p>164.880128</text:p>
          </table:table-cell>
          <table:table-cell table:formula="of:= ([times.E680] - [times.D680]) / 1000000" office:value-type="float" office:value="216.140288" calcext:value-type="float">
            <text:p>216.140288</text:p>
          </table:table-cell>
          <table:table-cell table:formula="of:= ([times.G680] - [times.F680]) / 1000000" office:value-type="float" office:value="256.418304" calcext:value-type="float">
            <text:p>256.418304</text:p>
          </table:table-cell>
        </table:table-row>
        <table:table-row table:style-name="ro1">
          <table:table-cell table:formula="of:=[times.A681]" office:value-type="float" office:value="679" calcext:value-type="float">
            <text:p>679</text:p>
          </table:table-cell>
          <table:table-cell table:formula="of:= ([times.C681] - [times.B681]) / 1000000" office:value-type="float" office:value="164.61696" calcext:value-type="float">
            <text:p>164.61696</text:p>
          </table:table-cell>
          <table:table-cell table:formula="of:= ([times.E681] - [times.D681]) / 1000000" office:value-type="float" office:value="216.03328" calcext:value-type="float">
            <text:p>216.03328</text:p>
          </table:table-cell>
          <table:table-cell table:formula="of:= ([times.G681] - [times.F681]) / 1000000" office:value-type="float" office:value="256.295424" calcext:value-type="float">
            <text:p>256.295424</text:p>
          </table:table-cell>
        </table:table-row>
        <table:table-row table:style-name="ro1">
          <table:table-cell table:formula="of:=[times.A682]" office:value-type="float" office:value="680" calcext:value-type="float">
            <text:p>680</text:p>
          </table:table-cell>
          <table:table-cell table:formula="of:= ([times.C682] - [times.B682]) / 1000000" office:value-type="float" office:value="164.417792" calcext:value-type="float">
            <text:p>164.417792</text:p>
          </table:table-cell>
          <table:table-cell table:formula="of:= ([times.E682] - [times.D682]) / 1000000" office:value-type="float" office:value="215.739136" calcext:value-type="float">
            <text:p>215.739136</text:p>
          </table:table-cell>
          <table:table-cell table:formula="of:= ([times.G682] - [times.F682]) / 1000000" office:value-type="float" office:value="256.161792" calcext:value-type="float">
            <text:p>256.161792</text:p>
          </table:table-cell>
        </table:table-row>
        <table:table-row table:style-name="ro1">
          <table:table-cell table:formula="of:=[times.A683]" office:value-type="float" office:value="681" calcext:value-type="float">
            <text:p>681</text:p>
          </table:table-cell>
          <table:table-cell table:formula="of:= ([times.C683] - [times.B683]) / 1000000" office:value-type="float" office:value="164.348672" calcext:value-type="float">
            <text:p>164.348672</text:p>
          </table:table-cell>
          <table:table-cell table:formula="of:= ([times.E683] - [times.D683]) / 1000000" office:value-type="float" office:value="215.568896" calcext:value-type="float">
            <text:p>215.568896</text:p>
          </table:table-cell>
          <table:table-cell table:formula="of:= ([times.G683] - [times.F683]) / 1000000" office:value-type="float" office:value="255.998976" calcext:value-type="float">
            <text:p>255.998976</text:p>
          </table:table-cell>
        </table:table-row>
        <table:table-row table:style-name="ro1">
          <table:table-cell table:formula="of:=[times.A684]" office:value-type="float" office:value="682" calcext:value-type="float">
            <text:p>682</text:p>
          </table:table-cell>
          <table:table-cell table:formula="of:= ([times.C684] - [times.B684]) / 1000000" office:value-type="float" office:value="164.167936" calcext:value-type="float">
            <text:p>164.167936</text:p>
          </table:table-cell>
          <table:table-cell table:formula="of:= ([times.E684] - [times.D684]) / 1000000" office:value-type="float" office:value="215.50336" calcext:value-type="float">
            <text:p>215.50336</text:p>
          </table:table-cell>
          <table:table-cell table:formula="of:= ([times.G684] - [times.F684]) / 1000000" office:value-type="float" office:value="255.684096" calcext:value-type="float">
            <text:p>255.684096</text:p>
          </table:table-cell>
        </table:table-row>
        <table:table-row table:style-name="ro1">
          <table:table-cell table:formula="of:=[times.A685]" office:value-type="float" office:value="683" calcext:value-type="float">
            <text:p>683</text:p>
          </table:table-cell>
          <table:table-cell table:formula="of:= ([times.C685] - [times.B685]) / 1000000" office:value-type="float" office:value="163.985408" calcext:value-type="float">
            <text:p>163.985408</text:p>
          </table:table-cell>
          <table:table-cell table:formula="of:= ([times.E685] - [times.D685]) / 1000000" office:value-type="float" office:value="215.211264" calcext:value-type="float">
            <text:p>215.211264</text:p>
          </table:table-cell>
          <table:table-cell table:formula="of:= ([times.G685] - [times.F685]) / 1000000" office:value-type="float" office:value="255.527168" calcext:value-type="float">
            <text:p>255.527168</text:p>
          </table:table-cell>
        </table:table-row>
        <table:table-row table:style-name="ro1">
          <table:table-cell table:formula="of:=[times.A686]" office:value-type="float" office:value="684" calcext:value-type="float">
            <text:p>684</text:p>
          </table:table-cell>
          <table:table-cell table:formula="of:= ([times.C686] - [times.B686]) / 1000000" office:value-type="float" office:value="163.80416" calcext:value-type="float">
            <text:p>163.80416</text:p>
          </table:table-cell>
          <table:table-cell table:formula="of:= ([times.E686] - [times.D686]) / 1000000" office:value-type="float" office:value="215.041024" calcext:value-type="float">
            <text:p>215.041024</text:p>
          </table:table-cell>
          <table:table-cell table:formula="of:= ([times.G686] - [times.F686]) / 1000000" office:value-type="float" office:value="255.22688" calcext:value-type="float">
            <text:p>255.22688</text:p>
          </table:table-cell>
        </table:table-row>
        <table:table-row table:style-name="ro1">
          <table:table-cell table:formula="of:=[times.A687]" office:value-type="float" office:value="685" calcext:value-type="float">
            <text:p>685</text:p>
          </table:table-cell>
          <table:table-cell table:formula="of:= ([times.C687] - [times.B687]) / 1000000" office:value-type="float" office:value="163.661056" calcext:value-type="float">
            <text:p>163.661056</text:p>
          </table:table-cell>
          <table:table-cell table:formula="of:= ([times.E687] - [times.D687]) / 1000000" office:value-type="float" office:value="214.971904" calcext:value-type="float">
            <text:p>214.971904</text:p>
          </table:table-cell>
          <table:table-cell table:formula="of:= ([times.G687] - [times.F687]) / 1000000" office:value-type="float" office:value="254.920192" calcext:value-type="float">
            <text:p>254.920192</text:p>
          </table:table-cell>
        </table:table-row>
        <table:table-row table:style-name="ro1">
          <table:table-cell table:formula="of:=[times.A688]" office:value-type="float" office:value="686" calcext:value-type="float">
            <text:p>686</text:p>
          </table:table-cell>
          <table:table-cell table:formula="of:= ([times.C688] - [times.B688]) / 1000000" office:value-type="float" office:value="163.266304" calcext:value-type="float">
            <text:p>163.266304</text:p>
          </table:table-cell>
          <table:table-cell table:formula="of:= ([times.E688] - [times.D688]) / 1000000" office:value-type="float" office:value="214.67904" calcext:value-type="float">
            <text:p>214.67904</text:p>
          </table:table-cell>
          <table:table-cell table:formula="of:= ([times.G688] - [times.F688]) / 1000000" office:value-type="float" office:value="254.721792" calcext:value-type="float">
            <text:p>254.721792</text:p>
          </table:table-cell>
        </table:table-row>
        <table:table-row table:style-name="ro1">
          <table:table-cell table:formula="of:=[times.A689]" office:value-type="float" office:value="687" calcext:value-type="float">
            <text:p>687</text:p>
          </table:table-cell>
          <table:table-cell table:formula="of:= ([times.C689] - [times.B689]) / 1000000" office:value-type="float" office:value="163.054592" calcext:value-type="float">
            <text:p>163.054592</text:p>
          </table:table-cell>
          <table:table-cell table:formula="of:= ([times.E689] - [times.D689]) / 1000000" office:value-type="float" office:value="214.486528" calcext:value-type="float">
            <text:p>214.486528</text:p>
          </table:table-cell>
          <table:table-cell table:formula="of:= ([times.G689] - [times.F689]) / 1000000" office:value-type="float" office:value="254.61376" calcext:value-type="float">
            <text:p>254.61376</text:p>
          </table:table-cell>
        </table:table-row>
        <table:table-row table:style-name="ro1">
          <table:table-cell table:formula="of:=[times.A690]" office:value-type="float" office:value="688" calcext:value-type="float">
            <text:p>688</text:p>
          </table:table-cell>
          <table:table-cell table:formula="of:= ([times.C690] - [times.B690]) / 1000000" office:value-type="float" office:value="162.925056" calcext:value-type="float">
            <text:p>162.925056</text:p>
          </table:table-cell>
          <table:table-cell table:formula="of:= ([times.E690] - [times.D690]) / 1000000" office:value-type="float" office:value="214.41792" calcext:value-type="float">
            <text:p>214.41792</text:p>
          </table:table-cell>
          <table:table-cell table:formula="of:= ([times.G690] - [times.F690]) / 1000000" office:value-type="float" office:value="254.324736" calcext:value-type="float">
            <text:p>254.324736</text:p>
          </table:table-cell>
        </table:table-row>
        <table:table-row table:style-name="ro1">
          <table:table-cell table:formula="of:=[times.A691]" office:value-type="float" office:value="689" calcext:value-type="float">
            <text:p>689</text:p>
          </table:table-cell>
          <table:table-cell table:formula="of:= ([times.C691] - [times.B691]) / 1000000" office:value-type="float" office:value="162.663936" calcext:value-type="float">
            <text:p>162.663936</text:p>
          </table:table-cell>
          <table:table-cell table:formula="of:= ([times.E691] - [times.D691]) / 1000000" office:value-type="float" office:value="214.128128" calcext:value-type="float">
            <text:p>214.128128</text:p>
          </table:table-cell>
          <table:table-cell table:formula="of:= ([times.G691] - [times.F691]) / 1000000" office:value-type="float" office:value="254.023936" calcext:value-type="float">
            <text:p>254.023936</text:p>
          </table:table-cell>
        </table:table-row>
        <table:table-row table:style-name="ro1">
          <table:table-cell table:formula="of:=[times.A692]" office:value-type="float" office:value="690" calcext:value-type="float">
            <text:p>690</text:p>
          </table:table-cell>
          <table:table-cell table:formula="of:= ([times.C692] - [times.B692]) / 1000000" office:value-type="float" office:value="162.370816" calcext:value-type="float">
            <text:p>162.370816</text:p>
          </table:table-cell>
          <table:table-cell table:formula="of:= ([times.E692] - [times.D692]) / 1000000" office:value-type="float" office:value="213.95712" calcext:value-type="float">
            <text:p>213.95712</text:p>
          </table:table-cell>
          <table:table-cell table:formula="of:= ([times.G692] - [times.F692]) / 1000000" office:value-type="float" office:value="253.837568" calcext:value-type="float">
            <text:p>253.837568</text:p>
          </table:table-cell>
        </table:table-row>
        <table:table-row table:style-name="ro1">
          <table:table-cell table:formula="of:=[times.A693]" office:value-type="float" office:value="691" calcext:value-type="float">
            <text:p>691</text:p>
          </table:table-cell>
          <table:table-cell table:formula="of:= ([times.C693] - [times.B693]) / 1000000" office:value-type="float" office:value="161.822976" calcext:value-type="float">
            <text:p>161.822976</text:p>
          </table:table-cell>
          <table:table-cell table:formula="of:= ([times.E693] - [times.D693]) / 1000000" office:value-type="float" office:value="213.88416" calcext:value-type="float">
            <text:p>213.88416</text:p>
          </table:table-cell>
          <table:table-cell table:formula="of:= ([times.G693] - [times.F693]) / 1000000" office:value-type="float" office:value="253.732864" calcext:value-type="float">
            <text:p>253.732864</text:p>
          </table:table-cell>
        </table:table-row>
        <table:table-row table:style-name="ro1">
          <table:table-cell table:formula="of:=[times.A694]" office:value-type="float" office:value="692" calcext:value-type="float">
            <text:p>692</text:p>
          </table:table-cell>
          <table:table-cell table:formula="of:= ([times.C694] - [times.B694]) / 1000000" office:value-type="float" office:value="161.54112" calcext:value-type="float">
            <text:p>161.54112</text:p>
          </table:table-cell>
          <table:table-cell table:formula="of:= ([times.E694] - [times.D694]) / 1000000" office:value-type="float" office:value="213.590016" calcext:value-type="float">
            <text:p>213.590016</text:p>
          </table:table-cell>
          <table:table-cell table:formula="of:= ([times.G694] - [times.F694]) / 1000000" office:value-type="float" office:value="253.441792" calcext:value-type="float">
            <text:p>253.441792</text:p>
          </table:table-cell>
        </table:table-row>
        <table:table-row table:style-name="ro1">
          <table:table-cell table:formula="of:=[times.A695]" office:value-type="float" office:value="693" calcext:value-type="float">
            <text:p>693</text:p>
          </table:table-cell>
          <table:table-cell table:formula="of:= ([times.C695] - [times.B695]) / 1000000" office:value-type="float" office:value="161.249024" calcext:value-type="float">
            <text:p>161.249024</text:p>
          </table:table-cell>
          <table:table-cell table:formula="of:= ([times.E695] - [times.D695]) / 1000000" office:value-type="float" office:value="213.419776" calcext:value-type="float">
            <text:p>213.419776</text:p>
          </table:table-cell>
          <table:table-cell table:formula="of:= ([times.G695] - [times.F695]) / 1000000" office:value-type="float" office:value="253.147904" calcext:value-type="float">
            <text:p>253.147904</text:p>
          </table:table-cell>
        </table:table-row>
        <table:table-row table:style-name="ro1">
          <table:table-cell table:formula="of:=[times.A696]" office:value-type="float" office:value="694" calcext:value-type="float">
            <text:p>694</text:p>
          </table:table-cell>
          <table:table-cell table:formula="of:= ([times.C696] - [times.B696]) / 1000000" office:value-type="float" office:value="160.88064" calcext:value-type="float">
            <text:p>160.88064</text:p>
          </table:table-cell>
          <table:table-cell table:formula="of:= ([times.E696] - [times.D696]) / 1000000" office:value-type="float" office:value="213.34912" calcext:value-type="float">
            <text:p>213.34912</text:p>
          </table:table-cell>
          <table:table-cell table:formula="of:= ([times.G696] - [times.F696]) / 1000000" office:value-type="float" office:value="253.041664" calcext:value-type="float">
            <text:p>253.041664</text:p>
          </table:table-cell>
        </table:table-row>
        <table:table-row table:style-name="ro1">
          <table:table-cell table:formula="of:=[times.A697]" office:value-type="float" office:value="695" calcext:value-type="float">
            <text:p>695</text:p>
          </table:table-cell>
          <table:table-cell table:formula="of:= ([times.C697] - [times.B697]) / 1000000" office:value-type="float" office:value="160.74752" calcext:value-type="float">
            <text:p>160.74752</text:p>
          </table:table-cell>
          <table:table-cell table:formula="of:= ([times.E697] - [times.D697]) / 1000000" office:value-type="float" office:value="213.058048" calcext:value-type="float">
            <text:p>213.058048</text:p>
          </table:table-cell>
          <table:table-cell table:formula="of:= ([times.G697] - [times.F697]) / 1000000" office:value-type="float" office:value="252.752896" calcext:value-type="float">
            <text:p>252.752896</text:p>
          </table:table-cell>
        </table:table-row>
        <table:table-row table:style-name="ro1">
          <table:table-cell table:formula="of:=[times.A698]" office:value-type="float" office:value="696" calcext:value-type="float">
            <text:p>696</text:p>
          </table:table-cell>
          <table:table-cell table:formula="of:= ([times.C698] - [times.B698]) / 1000000" office:value-type="float" office:value="160.627456" calcext:value-type="float">
            <text:p>160.627456</text:p>
          </table:table-cell>
          <table:table-cell table:formula="of:= ([times.E698] - [times.D698]) / 1000000" office:value-type="float" office:value="212.83712" calcext:value-type="float">
            <text:p>212.83712</text:p>
          </table:table-cell>
          <table:table-cell table:formula="of:= ([times.G698] - [times.F698]) / 1000000" office:value-type="float" office:value="252.291328" calcext:value-type="float">
            <text:p>252.291328</text:p>
          </table:table-cell>
        </table:table-row>
        <table:table-row table:style-name="ro1">
          <table:table-cell table:formula="of:=[times.A699]" office:value-type="float" office:value="697" calcext:value-type="float">
            <text:p>697</text:p>
          </table:table-cell>
          <table:table-cell table:formula="of:= ([times.C699] - [times.B699]) / 1000000" office:value-type="float" office:value="160.340224" calcext:value-type="float">
            <text:p>160.340224</text:p>
          </table:table-cell>
          <table:table-cell table:formula="of:= ([times.E699] - [times.D699]) / 1000000" office:value-type="float" office:value="212.757248" calcext:value-type="float">
            <text:p>212.757248</text:p>
          </table:table-cell>
          <table:table-cell table:formula="of:= ([times.G699] - [times.F699]) / 1000000" office:value-type="float" office:value="252.130048" calcext:value-type="float">
            <text:p>252.130048</text:p>
          </table:table-cell>
        </table:table-row>
        <table:table-row table:style-name="ro1">
          <table:table-cell table:formula="of:=[times.A700]" office:value-type="float" office:value="698" calcext:value-type="float">
            <text:p>698</text:p>
          </table:table-cell>
          <table:table-cell table:formula="of:= ([times.C700] - [times.B700]) / 1000000" office:value-type="float" office:value="160.156672" calcext:value-type="float">
            <text:p>160.156672</text:p>
          </table:table-cell>
          <table:table-cell table:formula="of:= ([times.E700] - [times.D700]) / 1000000" office:value-type="float" office:value="212.455168" calcext:value-type="float">
            <text:p>212.455168</text:p>
          </table:table-cell>
          <table:table-cell table:formula="of:= ([times.G700] - [times.F700]) / 1000000" office:value-type="float" office:value="251.821824" calcext:value-type="float">
            <text:p>251.821824</text:p>
          </table:table-cell>
        </table:table-row>
        <table:table-row table:style-name="ro1">
          <table:table-cell table:formula="of:=[times.A701]" office:value-type="float" office:value="699" calcext:value-type="float">
            <text:p>699</text:p>
          </table:table-cell>
          <table:table-cell table:formula="of:= ([times.C701] - [times.B701]) / 1000000" office:value-type="float" office:value="160.134144" calcext:value-type="float">
            <text:p>160.134144</text:p>
          </table:table-cell>
          <table:table-cell table:formula="of:= ([times.E701] - [times.D701]) / 1000000" office:value-type="float" office:value="212.283392" calcext:value-type="float">
            <text:p>212.283392</text:p>
          </table:table-cell>
          <table:table-cell table:formula="of:= ([times.G701] - [times.F701]) / 1000000" office:value-type="float" office:value="251.708672" calcext:value-type="float">
            <text:p>251.708672</text:p>
          </table:table-cell>
        </table:table-row>
        <table:table-row table:style-name="ro1">
          <table:table-cell table:formula="of:=[times.A702]" office:value-type="float" office:value="700" calcext:value-type="float">
            <text:p>700</text:p>
          </table:table-cell>
          <table:table-cell table:formula="of:= ([times.C702] - [times.B702]) / 1000000" office:value-type="float" office:value="159.992064" calcext:value-type="float">
            <text:p>159.992064</text:p>
          </table:table-cell>
          <table:table-cell table:formula="of:= ([times.E702] - [times.D702]) / 1000000" office:value-type="float" office:value="212.212736" calcext:value-type="float">
            <text:p>212.212736</text:p>
          </table:table-cell>
          <table:table-cell table:formula="of:= ([times.G702] - [times.F702]) / 1000000" office:value-type="float" office:value="251.417088" calcext:value-type="float">
            <text:p>251.417088</text:p>
          </table:table-cell>
        </table:table-row>
        <table:table-row table:style-name="ro1">
          <table:table-cell table:formula="of:=[times.A703]" office:value-type="float" office:value="701" calcext:value-type="float">
            <text:p>701</text:p>
          </table:table-cell>
          <table:table-cell table:formula="of:= ([times.C703] - [times.B703]) / 1000000" office:value-type="float" office:value="159.682816" calcext:value-type="float">
            <text:p>159.682816</text:p>
          </table:table-cell>
          <table:table-cell table:formula="of:= ([times.E703] - [times.D703]) / 1000000" office:value-type="float" office:value="211.92192" calcext:value-type="float">
            <text:p>211.92192</text:p>
          </table:table-cell>
          <table:table-cell table:formula="of:= ([times.G703] - [times.F703]) / 1000000" office:value-type="float" office:value="251.213824" calcext:value-type="float">
            <text:p>251.213824</text:p>
          </table:table-cell>
        </table:table-row>
        <table:table-row table:style-name="ro1">
          <table:table-cell table:formula="of:=[times.A704]" office:value-type="float" office:value="702" calcext:value-type="float">
            <text:p>702</text:p>
          </table:table-cell>
          <table:table-cell table:formula="of:= ([times.C704] - [times.B704]) / 1000000" office:value-type="float" office:value="159.500032" calcext:value-type="float">
            <text:p>159.500032</text:p>
          </table:table-cell>
          <table:table-cell table:formula="of:= ([times.E704] - [times.D704]) / 1000000" office:value-type="float" office:value="211.751936" calcext:value-type="float">
            <text:p>211.751936</text:p>
          </table:table-cell>
          <table:table-cell table:formula="of:= ([times.G704] - [times.F704]) / 1000000" office:value-type="float" office:value="250.895872" calcext:value-type="float">
            <text:p>250.895872</text:p>
          </table:table-cell>
        </table:table-row>
        <table:table-row table:style-name="ro1">
          <table:table-cell table:formula="of:=[times.A705]" office:value-type="float" office:value="703" calcext:value-type="float">
            <text:p>703</text:p>
          </table:table-cell>
          <table:table-cell table:formula="of:= ([times.C705] - [times.B705]) / 1000000" office:value-type="float" office:value="159.357184" calcext:value-type="float">
            <text:p>159.357184</text:p>
          </table:table-cell>
          <table:table-cell table:formula="of:= ([times.E705] - [times.D705]) / 1000000" office:value-type="float" office:value="211.702528" calcext:value-type="float">
            <text:p>211.702528</text:p>
          </table:table-cell>
          <table:table-cell table:formula="of:= ([times.G705] - [times.F705]) / 1000000" office:value-type="float" office:value="250.687232" calcext:value-type="float">
            <text:p>250.687232</text:p>
          </table:table-cell>
        </table:table-row>
        <table:table-row table:style-name="ro1">
          <table:table-cell table:formula="of:=[times.A706]" office:value-type="float" office:value="704" calcext:value-type="float">
            <text:p>704</text:p>
          </table:table-cell>
          <table:table-cell table:formula="of:= ([times.C706] - [times.B706]) / 1000000" office:value-type="float" office:value="159.070976" calcext:value-type="float">
            <text:p>159.070976</text:p>
          </table:table-cell>
          <table:table-cell table:formula="of:= ([times.E706] - [times.D706]) / 1000000" office:value-type="float" office:value="211.409152" calcext:value-type="float">
            <text:p>211.409152</text:p>
          </table:table-cell>
          <table:table-cell table:formula="of:= ([times.G706] - [times.F706]) / 1000000" office:value-type="float" office:value="250.668032" calcext:value-type="float">
            <text:p>250.668032</text:p>
          </table:table-cell>
        </table:table-row>
        <table:table-row table:style-name="ro1">
          <table:table-cell table:formula="of:=[times.A707]" office:value-type="float" office:value="705" calcext:value-type="float">
            <text:p>705</text:p>
          </table:table-cell>
          <table:table-cell table:formula="of:= ([times.C707] - [times.B707]) / 1000000" office:value-type="float" office:value="158.98112" calcext:value-type="float">
            <text:p>158.98112</text:p>
          </table:table-cell>
          <table:table-cell table:formula="of:= ([times.E707] - [times.D707]) / 1000000" office:value-type="float" office:value="211.2384" calcext:value-type="float">
            <text:p>211.2384</text:p>
          </table:table-cell>
          <table:table-cell table:formula="of:= ([times.G707] - [times.F707]) / 1000000" office:value-type="float" office:value="250.504448" calcext:value-type="float">
            <text:p>250.504448</text:p>
          </table:table-cell>
        </table:table-row>
        <table:table-row table:style-name="ro1">
          <table:table-cell table:formula="of:=[times.A708]" office:value-type="float" office:value="706" calcext:value-type="float">
            <text:p>706</text:p>
          </table:table-cell>
          <table:table-cell table:formula="of:= ([times.C708] - [times.B708]) / 1000000" office:value-type="float" office:value="158.801152" calcext:value-type="float">
            <text:p>158.801152</text:p>
          </table:table-cell>
          <table:table-cell table:formula="of:= ([times.E708] - [times.D708]) / 1000000" office:value-type="float" office:value="211.131136" calcext:value-type="float">
            <text:p>211.131136</text:p>
          </table:table-cell>
          <table:table-cell table:formula="of:= ([times.G708] - [times.F708]) / 1000000" office:value-type="float" office:value="250.140672" calcext:value-type="float">
            <text:p>250.140672</text:p>
          </table:table-cell>
        </table:table-row>
        <table:table-row table:style-name="ro1">
          <table:table-cell table:formula="of:=[times.A709]" office:value-type="float" office:value="707" calcext:value-type="float">
            <text:p>707</text:p>
          </table:table-cell>
          <table:table-cell table:formula="of:= ([times.C709] - [times.B709]) / 1000000" office:value-type="float" office:value="158.615808" calcext:value-type="float">
            <text:p>158.615808</text:p>
          </table:table-cell>
          <table:table-cell table:formula="of:= ([times.E709] - [times.D709]) / 1000000" office:value-type="float" office:value="210.793728" calcext:value-type="float">
            <text:p>210.793728</text:p>
          </table:table-cell>
          <table:table-cell table:formula="of:= ([times.G709] - [times.F709]) / 1000000" office:value-type="float" office:value="250.04416" calcext:value-type="float">
            <text:p>250.04416</text:p>
          </table:table-cell>
        </table:table-row>
        <table:table-row table:style-name="ro1">
          <table:table-cell table:formula="of:=[times.A710]" office:value-type="float" office:value="708" calcext:value-type="float">
            <text:p>708</text:p>
          </table:table-cell>
          <table:table-cell table:formula="of:= ([times.C710] - [times.B710]) / 1000000" office:value-type="float" office:value="158.494208" calcext:value-type="float">
            <text:p>158.494208</text:p>
          </table:table-cell>
          <table:table-cell table:formula="of:= ([times.E710] - [times.D710]) / 1000000" office:value-type="float" office:value="210.596352" calcext:value-type="float">
            <text:p>210.596352</text:p>
          </table:table-cell>
          <table:table-cell table:formula="of:= ([times.G710] - [times.F710]) / 1000000" office:value-type="float" office:value="249.739776" calcext:value-type="float">
            <text:p>249.739776</text:p>
          </table:table-cell>
        </table:table-row>
        <table:table-row table:style-name="ro1">
          <table:table-cell table:formula="of:=[times.A711]" office:value-type="float" office:value="709" calcext:value-type="float">
            <text:p>709</text:p>
          </table:table-cell>
          <table:table-cell table:formula="of:= ([times.C711] - [times.B711]) / 1000000" office:value-type="float" office:value="158.345216" calcext:value-type="float">
            <text:p>158.345216</text:p>
          </table:table-cell>
          <table:table-cell table:formula="of:= ([times.E711] - [times.D711]) / 1000000" office:value-type="float" office:value="210.523392" calcext:value-type="float">
            <text:p>210.523392</text:p>
          </table:table-cell>
          <table:table-cell table:formula="of:= ([times.G711] - [times.F711]) / 1000000" office:value-type="float" office:value="249.43488" calcext:value-type="float">
            <text:p>249.43488</text:p>
          </table:table-cell>
        </table:table-row>
        <table:table-row table:style-name="ro1">
          <table:table-cell table:formula="of:=[times.A712]" office:value-type="float" office:value="710" calcext:value-type="float">
            <text:p>710</text:p>
          </table:table-cell>
          <table:table-cell table:formula="of:= ([times.C712] - [times.B712]) / 1000000" office:value-type="float" office:value="158.098944" calcext:value-type="float">
            <text:p>158.098944</text:p>
          </table:table-cell>
          <table:table-cell table:formula="of:= ([times.E712] - [times.D712]) / 1000000" office:value-type="float" office:value="210.228736" calcext:value-type="float">
            <text:p>210.228736</text:p>
          </table:table-cell>
          <table:table-cell table:formula="of:= ([times.G712] - [times.F712]) / 1000000" office:value-type="float" office:value="249.07904" calcext:value-type="float">
            <text:p>249.07904</text:p>
          </table:table-cell>
        </table:table-row>
        <table:table-row table:style-name="ro1">
          <table:table-cell table:formula="of:=[times.A713]" office:value-type="float" office:value="711" calcext:value-type="float">
            <text:p>711</text:p>
          </table:table-cell>
          <table:table-cell table:formula="of:= ([times.C713] - [times.B713]) / 1000000" office:value-type="float" office:value="157.91616" calcext:value-type="float">
            <text:p>157.91616</text:p>
          </table:table-cell>
          <table:table-cell table:formula="of:= ([times.E713] - [times.D713]) / 1000000" office:value-type="float" office:value="210.017024" calcext:value-type="float">
            <text:p>210.017024</text:p>
          </table:table-cell>
          <table:table-cell table:formula="of:= ([times.G713] - [times.F713]) / 1000000" office:value-type="float" office:value="248.923136" calcext:value-type="float">
            <text:p>248.923136</text:p>
          </table:table-cell>
        </table:table-row>
        <table:table-row table:style-name="ro1">
          <table:table-cell table:formula="of:=[times.A714]" office:value-type="float" office:value="712" calcext:value-type="float">
            <text:p>712</text:p>
          </table:table-cell>
          <table:table-cell table:formula="of:= ([times.C714] - [times.B714]) / 1000000" office:value-type="float" office:value="157.625856" calcext:value-type="float">
            <text:p>157.625856</text:p>
          </table:table-cell>
          <table:table-cell table:formula="of:= ([times.E714] - [times.D714]) / 1000000" office:value-type="float" office:value="209.940992" calcext:value-type="float">
            <text:p>209.940992</text:p>
          </table:table-cell>
          <table:table-cell table:formula="of:= ([times.G714] - [times.F714]) / 1000000" office:value-type="float" office:value="248.617216" calcext:value-type="float">
            <text:p>248.617216</text:p>
          </table:table-cell>
        </table:table-row>
        <table:table-row table:style-name="ro1">
          <table:table-cell table:formula="of:=[times.A715]" office:value-type="float" office:value="713" calcext:value-type="float">
            <text:p>713</text:p>
          </table:table-cell>
          <table:table-cell table:formula="of:= ([times.C715] - [times.B715]) / 1000000" office:value-type="float" office:value="157.496064" calcext:value-type="float">
            <text:p>157.496064</text:p>
          </table:table-cell>
          <table:table-cell table:formula="of:= ([times.E715] - [times.D715]) / 1000000" office:value-type="float" office:value="209.633024" calcext:value-type="float">
            <text:p>209.633024</text:p>
          </table:table-cell>
          <table:table-cell table:formula="of:= ([times.G715] - [times.F715]) / 1000000" office:value-type="float" office:value="248.507136" calcext:value-type="float">
            <text:p>248.507136</text:p>
          </table:table-cell>
        </table:table-row>
        <table:table-row table:style-name="ro1">
          <table:table-cell table:formula="of:=[times.A716]" office:value-type="float" office:value="714" calcext:value-type="float">
            <text:p>714</text:p>
          </table:table-cell>
          <table:table-cell table:formula="of:= ([times.C716] - [times.B716]) / 1000000" office:value-type="float" office:value="157.359104" calcext:value-type="float">
            <text:p>157.359104</text:p>
          </table:table-cell>
          <table:table-cell table:formula="of:= ([times.E716] - [times.D716]) / 1000000" office:value-type="float" office:value="209.461248" calcext:value-type="float">
            <text:p>209.461248</text:p>
          </table:table-cell>
          <table:table-cell table:formula="of:= ([times.G716] - [times.F716]) / 1000000" office:value-type="float" office:value="248.216064" calcext:value-type="float">
            <text:p>248.216064</text:p>
          </table:table-cell>
        </table:table-row>
        <table:table-row table:style-name="ro1">
          <table:table-cell table:formula="of:=[times.A717]" office:value-type="float" office:value="715" calcext:value-type="float">
            <text:p>715</text:p>
          </table:table-cell>
          <table:table-cell table:formula="of:= ([times.C717] - [times.B717]) / 1000000" office:value-type="float" office:value="157.04704" calcext:value-type="float">
            <text:p>157.04704</text:p>
          </table:table-cell>
          <table:table-cell table:formula="of:= ([times.E717] - [times.D717]) / 1000000" office:value-type="float" office:value="209.388288" calcext:value-type="float">
            <text:p>209.388288</text:p>
          </table:table-cell>
          <table:table-cell table:formula="of:= ([times.G717] - [times.F717]) / 1000000" office:value-type="float" office:value="247.9232" calcext:value-type="float">
            <text:p>247.9232</text:p>
          </table:table-cell>
        </table:table-row>
        <table:table-row table:style-name="ro1">
          <table:table-cell table:formula="of:=[times.A718]" office:value-type="float" office:value="716" calcext:value-type="float">
            <text:p>716</text:p>
          </table:table-cell>
          <table:table-cell table:formula="of:= ([times.C718] - [times.B718]) / 1000000" office:value-type="float" office:value="156.757504" calcext:value-type="float">
            <text:p>156.757504</text:p>
          </table:table-cell>
          <table:table-cell table:formula="of:= ([times.E718] - [times.D718]) / 1000000" office:value-type="float" office:value="209.092864" calcext:value-type="float">
            <text:p>209.092864</text:p>
          </table:table-cell>
          <table:table-cell table:formula="of:= ([times.G718] - [times.F718]) / 1000000" office:value-type="float" office:value="247.737856" calcext:value-type="float">
            <text:p>247.737856</text:p>
          </table:table-cell>
        </table:table-row>
        <table:table-row table:style-name="ro1">
          <table:table-cell table:formula="of:=[times.A719]" office:value-type="float" office:value="717" calcext:value-type="float">
            <text:p>717</text:p>
          </table:table-cell>
          <table:table-cell table:formula="of:= ([times.C719] - [times.B719]) / 1000000" office:value-type="float" office:value="156.475392" calcext:value-type="float">
            <text:p>156.475392</text:p>
          </table:table-cell>
          <table:table-cell table:formula="of:= ([times.E719] - [times.D719]) / 1000000" office:value-type="float" office:value="208.92288" calcext:value-type="float">
            <text:p>208.92288</text:p>
          </table:table-cell>
          <table:table-cell table:formula="of:= ([times.G719] - [times.F719]) / 1000000" office:value-type="float" office:value="247.641856" calcext:value-type="float">
            <text:p>247.641856</text:p>
          </table:table-cell>
        </table:table-row>
        <table:table-row table:style-name="ro1">
          <table:table-cell table:formula="of:=[times.A720]" office:value-type="float" office:value="718" calcext:value-type="float">
            <text:p>718</text:p>
          </table:table-cell>
          <table:table-cell table:formula="of:= ([times.C720] - [times.B720]) / 1000000" office:value-type="float" office:value="155.941888" calcext:value-type="float">
            <text:p>155.941888</text:p>
          </table:table-cell>
          <table:table-cell table:formula="of:= ([times.E720] - [times.D720]) / 1000000" office:value-type="float" office:value="208.86272" calcext:value-type="float">
            <text:p>208.86272</text:p>
          </table:table-cell>
          <table:table-cell table:formula="of:= ([times.G720] - [times.F720]) / 1000000" office:value-type="float" office:value="247.338752" calcext:value-type="float">
            <text:p>247.338752</text:p>
          </table:table-cell>
        </table:table-row>
        <table:table-row table:style-name="ro1">
          <table:table-cell table:formula="of:=[times.A721]" office:value-type="float" office:value="719" calcext:value-type="float">
            <text:p>719</text:p>
          </table:table-cell>
          <table:table-cell table:formula="of:= ([times.C721] - [times.B721]) / 1000000" office:value-type="float" office:value="155.621888" calcext:value-type="float">
            <text:p>155.621888</text:p>
          </table:table-cell>
          <table:table-cell table:formula="of:= ([times.E721] - [times.D721]) / 1000000" office:value-type="float" office:value="208.581888" calcext:value-type="float">
            <text:p>208.581888</text:p>
          </table:table-cell>
          <table:table-cell table:formula="of:= ([times.G721] - [times.F721]) / 1000000" office:value-type="float" office:value="247.04768" calcext:value-type="float">
            <text:p>247.04768</text:p>
          </table:table-cell>
        </table:table-row>
        <table:table-row table:style-name="ro1">
          <table:table-cell table:formula="of:=[times.A722]" office:value-type="float" office:value="720" calcext:value-type="float">
            <text:p>720</text:p>
          </table:table-cell>
          <table:table-cell table:formula="of:= ([times.C722] - [times.B722]) / 1000000" office:value-type="float" office:value="155.240704" calcext:value-type="float">
            <text:p>155.240704</text:p>
          </table:table-cell>
          <table:table-cell table:formula="of:= ([times.E722] - [times.D722]) / 1000000" office:value-type="float" office:value="208.407808" calcext:value-type="float">
            <text:p>208.407808</text:p>
          </table:table-cell>
          <table:table-cell table:formula="of:= ([times.G722] - [times.F722]) / 1000000" office:value-type="float" office:value="246.88" calcext:value-type="float">
            <text:p>246.88</text:p>
          </table:table-cell>
        </table:table-row>
        <table:table-row table:style-name="ro1">
          <table:table-cell table:formula="of:=[times.A723]" office:value-type="float" office:value="721" calcext:value-type="float">
            <text:p>721</text:p>
          </table:table-cell>
          <table:table-cell table:formula="of:= ([times.C723] - [times.B723]) / 1000000" office:value-type="float" office:value="154.956032" calcext:value-type="float">
            <text:p>154.956032</text:p>
          </table:table-cell>
          <table:table-cell table:formula="of:= ([times.E723] - [times.D723]) / 1000000" office:value-type="float" office:value="208.336128" calcext:value-type="float">
            <text:p>208.336128</text:p>
          </table:table-cell>
          <table:table-cell table:formula="of:= ([times.G723] - [times.F723]) / 1000000" office:value-type="float" office:value="246.774784" calcext:value-type="float">
            <text:p>246.774784</text:p>
          </table:table-cell>
        </table:table-row>
        <table:table-row table:style-name="ro1">
          <table:table-cell table:formula="of:=[times.A724]" office:value-type="float" office:value="722" calcext:value-type="float">
            <text:p>722</text:p>
          </table:table-cell>
          <table:table-cell table:formula="of:= ([times.C724] - [times.B724]) / 1000000" office:value-type="float" office:value="154.92224" calcext:value-type="float">
            <text:p>154.92224</text:p>
          </table:table-cell>
          <table:table-cell table:formula="of:= ([times.E724] - [times.D724]) / 1000000" office:value-type="float" office:value="208.041216" calcext:value-type="float">
            <text:p>208.041216</text:p>
          </table:table-cell>
          <table:table-cell table:formula="of:= ([times.G724] - [times.F724]) / 1000000" office:value-type="float" office:value="246.485248" calcext:value-type="float">
            <text:p>246.485248</text:p>
          </table:table-cell>
        </table:table-row>
        <table:table-row table:style-name="ro1">
          <table:table-cell table:formula="of:=[times.A725]" office:value-type="float" office:value="723" calcext:value-type="float">
            <text:p>723</text:p>
          </table:table-cell>
          <table:table-cell table:formula="of:= ([times.C725] - [times.B725]) / 1000000" office:value-type="float" office:value="154.802176" calcext:value-type="float">
            <text:p>154.802176</text:p>
          </table:table-cell>
          <table:table-cell table:formula="of:= ([times.E725] - [times.D725]) / 1000000" office:value-type="float" office:value="207.871232" calcext:value-type="float">
            <text:p>207.871232</text:p>
          </table:table-cell>
          <table:table-cell table:formula="of:= ([times.G725] - [times.F725]) / 1000000" office:value-type="float" office:value="246.19264" calcext:value-type="float">
            <text:p>246.19264</text:p>
          </table:table-cell>
        </table:table-row>
        <table:table-row table:style-name="ro1">
          <table:table-cell table:formula="of:=[times.A726]" office:value-type="float" office:value="724" calcext:value-type="float">
            <text:p>724</text:p>
          </table:table-cell>
          <table:table-cell table:formula="of:= ([times.C726] - [times.B726]) / 1000000" office:value-type="float" office:value="154.51392" calcext:value-type="float">
            <text:p>154.51392</text:p>
          </table:table-cell>
          <table:table-cell table:formula="of:= ([times.E726] - [times.D726]) / 1000000" office:value-type="float" office:value="207.80288" calcext:value-type="float">
            <text:p>207.80288</text:p>
          </table:table-cell>
          <table:table-cell table:formula="of:= ([times.G726] - [times.F726]) / 1000000" office:value-type="float" office:value="245.964032" calcext:value-type="float">
            <text:p>245.964032</text:p>
          </table:table-cell>
        </table:table-row>
        <table:table-row table:style-name="ro1">
          <table:table-cell table:formula="of:=[times.A727]" office:value-type="float" office:value="725" calcext:value-type="float">
            <text:p>725</text:p>
          </table:table-cell>
          <table:table-cell table:formula="of:= ([times.C727] - [times.B727]) / 1000000" office:value-type="float" office:value="154.2208" calcext:value-type="float">
            <text:p>154.2208</text:p>
          </table:table-cell>
          <table:table-cell table:formula="of:= ([times.E727] - [times.D727]) / 1000000" office:value-type="float" office:value="207.513856" calcext:value-type="float">
            <text:p>207.513856</text:p>
          </table:table-cell>
          <table:table-cell table:formula="of:= ([times.G727] - [times.F727]) / 1000000" office:value-type="float" office:value="245.816832" calcext:value-type="float">
            <text:p>245.816832</text:p>
          </table:table-cell>
        </table:table-row>
        <table:table-row table:style-name="ro1">
          <table:table-cell table:formula="of:=[times.A728]" office:value-type="float" office:value="726" calcext:value-type="float">
            <text:p>726</text:p>
          </table:table-cell>
          <table:table-cell table:formula="of:= ([times.C728] - [times.B728]) / 1000000" office:value-type="float" office:value="153.969408" calcext:value-type="float">
            <text:p>153.969408</text:p>
          </table:table-cell>
          <table:table-cell table:formula="of:= ([times.E728] - [times.D728]) / 1000000" office:value-type="float" office:value="207.300864" calcext:value-type="float">
            <text:p>207.300864</text:p>
          </table:table-cell>
          <table:table-cell table:formula="of:= ([times.G728] - [times.F728]) / 1000000" office:value-type="float" office:value="245.478144" calcext:value-type="float">
            <text:p>245.478144</text:p>
          </table:table-cell>
        </table:table-row>
        <table:table-row table:style-name="ro1">
          <table:table-cell table:formula="of:=[times.A729]" office:value-type="float" office:value="727" calcext:value-type="float">
            <text:p>727</text:p>
          </table:table-cell>
          <table:table-cell table:formula="of:= ([times.C729] - [times.B729]) / 1000000" office:value-type="float" office:value="153.92512" calcext:value-type="float">
            <text:p>153.92512</text:p>
          </table:table-cell>
          <table:table-cell table:formula="of:= ([times.E729] - [times.D729]) / 1000000" office:value-type="float" office:value="207.220224" calcext:value-type="float">
            <text:p>207.220224</text:p>
          </table:table-cell>
          <table:table-cell table:formula="of:= ([times.G729] - [times.F729]) / 1000000" office:value-type="float" office:value="245.313024" calcext:value-type="float">
            <text:p>245.313024</text:p>
          </table:table-cell>
        </table:table-row>
        <table:table-row table:style-name="ro1">
          <table:table-cell table:formula="of:=[times.A730]" office:value-type="float" office:value="728" calcext:value-type="float">
            <text:p>728</text:p>
          </table:table-cell>
          <table:table-cell table:formula="of:= ([times.C730] - [times.B730]) / 1000000" office:value-type="float" office:value="153.803008" calcext:value-type="float">
            <text:p>153.803008</text:p>
          </table:table-cell>
          <table:table-cell table:formula="of:= ([times.E730] - [times.D730]) / 1000000" office:value-type="float" office:value="206.918144" calcext:value-type="float">
            <text:p>206.918144</text:p>
          </table:table-cell>
          <table:table-cell table:formula="of:= ([times.G730] - [times.F730]) / 1000000" office:value-type="float" office:value="245.007872" calcext:value-type="float">
            <text:p>245.007872</text:p>
          </table:table-cell>
        </table:table-row>
        <table:table-row table:style-name="ro1">
          <table:table-cell table:formula="of:=[times.A731]" office:value-type="float" office:value="729" calcext:value-type="float">
            <text:p>729</text:p>
          </table:table-cell>
          <table:table-cell table:formula="of:= ([times.C731] - [times.B731]) / 1000000" office:value-type="float" office:value="153.515264" calcext:value-type="float">
            <text:p>153.515264</text:p>
          </table:table-cell>
          <table:table-cell table:formula="of:= ([times.E731] - [times.D731]) / 1000000" office:value-type="float" office:value="206.747904" calcext:value-type="float">
            <text:p>206.747904</text:p>
          </table:table-cell>
          <table:table-cell table:formula="of:= ([times.G731] - [times.F731]) / 1000000" office:value-type="float" office:value="244.814336" calcext:value-type="float">
            <text:p>244.814336</text:p>
          </table:table-cell>
        </table:table-row>
        <table:table-row table:style-name="ro1">
          <table:table-cell table:formula="of:=[times.A732]" office:value-type="float" office:value="730" calcext:value-type="float">
            <text:p>730</text:p>
          </table:table-cell>
          <table:table-cell table:formula="of:= ([times.C732] - [times.B732]) / 1000000" office:value-type="float" office:value="164.384256" calcext:value-type="float">
            <text:p>164.384256</text:p>
          </table:table-cell>
          <table:table-cell table:formula="of:= ([times.E732] - [times.D732]) / 1000000" office:value-type="float" office:value="206.678016" calcext:value-type="float">
            <text:p>206.678016</text:p>
          </table:table-cell>
          <table:table-cell table:formula="of:= ([times.G732] - [times.F732]) / 1000000" office:value-type="float" office:value="244.632064" calcext:value-type="float">
            <text:p>244.632064</text:p>
          </table:table-cell>
        </table:table-row>
        <table:table-row table:style-name="ro1">
          <table:table-cell table:formula="of:=[times.A733]" office:value-type="float" office:value="731" calcext:value-type="float">
            <text:p>731</text:p>
          </table:table-cell>
          <table:table-cell table:formula="of:= ([times.C733] - [times.B733]) / 1000000" office:value-type="float" office:value="164.342016" calcext:value-type="float">
            <text:p>164.342016</text:p>
          </table:table-cell>
          <table:table-cell table:formula="of:= ([times.E733] - [times.D733]) / 1000000" office:value-type="float" office:value="206.343168" calcext:value-type="float">
            <text:p>206.343168</text:p>
          </table:table-cell>
          <table:table-cell table:formula="of:= ([times.G733] - [times.F733]) / 1000000" office:value-type="float" office:value="244.287232" calcext:value-type="float">
            <text:p>244.287232</text:p>
          </table:table-cell>
        </table:table-row>
        <table:table-row table:style-name="ro1">
          <table:table-cell table:formula="of:=[times.A734]" office:value-type="float" office:value="732" calcext:value-type="float">
            <text:p>732</text:p>
          </table:table-cell>
          <table:table-cell table:formula="of:= ([times.C734] - [times.B734]) / 1000000" office:value-type="float" office:value="164.015872" calcext:value-type="float">
            <text:p>164.015872</text:p>
          </table:table-cell>
          <table:table-cell table:formula="of:= ([times.E734] - [times.D734]) / 1000000" office:value-type="float" office:value="206.163712" calcext:value-type="float">
            <text:p>206.163712</text:p>
          </table:table-cell>
          <table:table-cell table:formula="of:= ([times.G734] - [times.F734]) / 1000000" office:value-type="float" office:value="244.046592" calcext:value-type="float">
            <text:p>244.046592</text:p>
          </table:table-cell>
        </table:table-row>
        <table:table-row table:style-name="ro1">
          <table:table-cell table:formula="of:=[times.A735]" office:value-type="float" office:value="733" calcext:value-type="float">
            <text:p>733</text:p>
          </table:table-cell>
          <table:table-cell table:formula="of:= ([times.C735] - [times.B735]) / 1000000" office:value-type="float" office:value="163.724032" calcext:value-type="float">
            <text:p>163.724032</text:p>
          </table:table-cell>
          <table:table-cell table:formula="of:= ([times.E735] - [times.D735]) / 1000000" office:value-type="float" office:value="206.08384" calcext:value-type="float">
            <text:p>206.08384</text:p>
          </table:table-cell>
          <table:table-cell table:formula="of:= ([times.G735] - [times.F735]) / 1000000" office:value-type="float" office:value="243.84896" calcext:value-type="float">
            <text:p>243.84896</text:p>
          </table:table-cell>
        </table:table-row>
        <table:table-row table:style-name="ro1">
          <table:table-cell table:formula="of:=[times.A736]" office:value-type="float" office:value="734" calcext:value-type="float">
            <text:p>734</text:p>
          </table:table-cell>
          <table:table-cell table:formula="of:= ([times.C736] - [times.B736]) / 1000000" office:value-type="float" office:value="163.52768" calcext:value-type="float">
            <text:p>163.52768</text:p>
          </table:table-cell>
          <table:table-cell table:formula="of:= ([times.E736] - [times.D736]) / 1000000" office:value-type="float" office:value="205.791744" calcext:value-type="float">
            <text:p>205.791744</text:p>
          </table:table-cell>
          <table:table-cell table:formula="of:= ([times.G736] - [times.F736]) / 1000000" office:value-type="float" office:value="243.826944" calcext:value-type="float">
            <text:p>243.826944</text:p>
          </table:table-cell>
        </table:table-row>
        <table:table-row table:style-name="ro1">
          <table:table-cell table:formula="of:=[times.A737]" office:value-type="float" office:value="735" calcext:value-type="float">
            <text:p>735</text:p>
          </table:table-cell>
          <table:table-cell table:formula="of:= ([times.C737] - [times.B737]) / 1000000" office:value-type="float" office:value="163.922944" calcext:value-type="float">
            <text:p>163.922944</text:p>
          </table:table-cell>
          <table:table-cell table:formula="of:= ([times.E737] - [times.D737]) / 1000000" office:value-type="float" office:value="205.573888" calcext:value-type="float">
            <text:p>205.573888</text:p>
          </table:table-cell>
          <table:table-cell table:formula="of:= ([times.G737] - [times.F737]) / 1000000" office:value-type="float" office:value="243.705856" calcext:value-type="float">
            <text:p>243.705856</text:p>
          </table:table-cell>
        </table:table-row>
        <table:table-row table:style-name="ro1">
          <table:table-cell table:formula="of:=[times.A738]" office:value-type="float" office:value="736" calcext:value-type="float">
            <text:p>736</text:p>
          </table:table-cell>
          <table:table-cell table:formula="of:= ([times.C738] - [times.B738]) / 1000000" office:value-type="float" office:value="163.693312" calcext:value-type="float">
            <text:p>163.693312</text:p>
          </table:table-cell>
          <table:table-cell table:formula="of:= ([times.E738] - [times.D738]) / 1000000" office:value-type="float" office:value="205.504256" calcext:value-type="float">
            <text:p>205.504256</text:p>
          </table:table-cell>
          <table:table-cell table:formula="of:= ([times.G738] - [times.F738]) / 1000000" office:value-type="float" office:value="243.56608" calcext:value-type="float">
            <text:p>243.56608</text:p>
          </table:table-cell>
        </table:table-row>
        <table:table-row table:style-name="ro1">
          <table:table-cell table:formula="of:=[times.A739]" office:value-type="float" office:value="737" calcext:value-type="float">
            <text:p>737</text:p>
          </table:table-cell>
          <table:table-cell table:formula="of:= ([times.C739] - [times.B739]) / 1000000" office:value-type="float" office:value="163.691264" calcext:value-type="float">
            <text:p>163.691264</text:p>
          </table:table-cell>
          <table:table-cell table:formula="of:= ([times.E739] - [times.D739]) / 1000000" office:value-type="float" office:value="205.214976" calcext:value-type="float">
            <text:p>205.214976</text:p>
          </table:table-cell>
          <table:table-cell table:formula="of:= ([times.G739] - [times.F739]) / 1000000" office:value-type="float" office:value="243.276032" calcext:value-type="float">
            <text:p>243.276032</text:p>
          </table:table-cell>
        </table:table-row>
        <table:table-row table:style-name="ro1">
          <table:table-cell table:formula="of:=[times.A740]" office:value-type="float" office:value="738" calcext:value-type="float">
            <text:p>738</text:p>
          </table:table-cell>
          <table:table-cell table:formula="of:= ([times.C740] - [times.B740]) / 1000000" office:value-type="float" office:value="163.401984" calcext:value-type="float">
            <text:p>163.401984</text:p>
          </table:table-cell>
          <table:table-cell table:formula="of:= ([times.E740] - [times.D740]) / 1000000" office:value-type="float" office:value="205.001216" calcext:value-type="float">
            <text:p>205.001216</text:p>
          </table:table-cell>
          <table:table-cell table:formula="of:= ([times.G740] - [times.F740]) / 1000000" office:value-type="float" office:value="243.166976" calcext:value-type="float">
            <text:p>243.166976</text:p>
          </table:table-cell>
        </table:table-row>
        <table:table-row table:style-name="ro1">
          <table:table-cell table:formula="of:=[times.A741]" office:value-type="float" office:value="739" calcext:value-type="float">
            <text:p>739</text:p>
          </table:table-cell>
          <table:table-cell table:formula="of:= ([times.C741] - [times.B741]) / 1000000" office:value-type="float" office:value="163.112192" calcext:value-type="float">
            <text:p>163.112192</text:p>
          </table:table-cell>
          <table:table-cell table:formula="of:= ([times.E741] - [times.D741]) / 1000000" office:value-type="float" office:value="204.924416" calcext:value-type="float">
            <text:p>204.924416</text:p>
          </table:table-cell>
          <table:table-cell table:formula="of:= ([times.G741] - [times.F741]) / 1000000" office:value-type="float" office:value="242.872064" calcext:value-type="float">
            <text:p>242.872064</text:p>
          </table:table-cell>
        </table:table-row>
        <table:table-row table:style-name="ro1">
          <table:table-cell table:formula="of:=[times.A742]" office:value-type="float" office:value="740" calcext:value-type="float">
            <text:p>740</text:p>
          </table:table-cell>
          <table:table-cell table:formula="of:= ([times.C742] - [times.B742]) / 1000000" office:value-type="float" office:value="162.82112" calcext:value-type="float">
            <text:p>162.82112</text:p>
          </table:table-cell>
          <table:table-cell table:formula="of:= ([times.E742] - [times.D742]) / 1000000" office:value-type="float" office:value="204.6208" calcext:value-type="float">
            <text:p>204.6208</text:p>
          </table:table-cell>
          <table:table-cell table:formula="of:= ([times.G742] - [times.F742]) / 1000000" office:value-type="float" office:value="242.577152" calcext:value-type="float">
            <text:p>242.577152</text:p>
          </table:table-cell>
        </table:table-row>
        <table:table-row table:style-name="ro1">
          <table:table-cell table:formula="of:=[times.A743]" office:value-type="float" office:value="741" calcext:value-type="float">
            <text:p>741</text:p>
          </table:table-cell>
          <table:table-cell table:formula="of:= ([times.C743] - [times.B743]) / 1000000" office:value-type="float" office:value="162.52288" calcext:value-type="float">
            <text:p>162.52288</text:p>
          </table:table-cell>
          <table:table-cell table:formula="of:= ([times.E743] - [times.D743]) / 1000000" office:value-type="float" office:value="204.449792" calcext:value-type="float">
            <text:p>204.449792</text:p>
          </table:table-cell>
          <table:table-cell table:formula="of:= ([times.G743] - [times.F743]) / 1000000" office:value-type="float" office:value="242.434048" calcext:value-type="float">
            <text:p>242.434048</text:p>
          </table:table-cell>
        </table:table-row>
        <table:table-row table:style-name="ro1">
          <table:table-cell table:formula="of:=[times.A744]" office:value-type="float" office:value="742" calcext:value-type="float">
            <text:p>742</text:p>
          </table:table-cell>
          <table:table-cell table:formula="of:= ([times.C744] - [times.B744]) / 1000000" office:value-type="float" office:value="162.383104" calcext:value-type="float">
            <text:p>162.383104</text:p>
          </table:table-cell>
          <table:table-cell table:formula="of:= ([times.E744] - [times.D744]) / 1000000" office:value-type="float" office:value="204.382976" calcext:value-type="float">
            <text:p>204.382976</text:p>
          </table:table-cell>
          <table:table-cell table:formula="of:= ([times.G744] - [times.F744]) / 1000000" office:value-type="float" office:value="242.144768" calcext:value-type="float">
            <text:p>242.144768</text:p>
          </table:table-cell>
        </table:table-row>
        <table:table-row table:style-name="ro1">
          <table:table-cell table:formula="of:=[times.A745]" office:value-type="float" office:value="743" calcext:value-type="float">
            <text:p>743</text:p>
          </table:table-cell>
          <table:table-cell table:formula="of:= ([times.C745] - [times.B745]) / 1000000" office:value-type="float" office:value="162.093312" calcext:value-type="float">
            <text:p>162.093312</text:p>
          </table:table-cell>
          <table:table-cell table:formula="of:= ([times.E745] - [times.D745]) / 1000000" office:value-type="float" office:value="204.04864" calcext:value-type="float">
            <text:p>204.04864</text:p>
          </table:table-cell>
          <table:table-cell table:formula="of:= ([times.G745] - [times.F745]) / 1000000" office:value-type="float" office:value="241.999872" calcext:value-type="float">
            <text:p>241.999872</text:p>
          </table:table-cell>
        </table:table-row>
        <table:table-row table:style-name="ro1">
          <table:table-cell table:formula="of:=[times.A746]" office:value-type="float" office:value="744" calcext:value-type="float">
            <text:p>744</text:p>
          </table:table-cell>
          <table:table-cell table:formula="of:= ([times.C746] - [times.B746]) / 1000000" office:value-type="float" office:value="161.949184" calcext:value-type="float">
            <text:p>161.949184</text:p>
          </table:table-cell>
          <table:table-cell table:formula="of:= ([times.E746] - [times.D746]) / 1000000" office:value-type="float" office:value="203.824896" calcext:value-type="float">
            <text:p>203.824896</text:p>
          </table:table-cell>
          <table:table-cell table:formula="of:= ([times.G746] - [times.F746]) / 1000000" office:value-type="float" office:value="241.709824" calcext:value-type="float">
            <text:p>241.709824</text:p>
          </table:table-cell>
        </table:table-row>
        <table:table-row table:style-name="ro1">
          <table:table-cell table:formula="of:=[times.A747]" office:value-type="float" office:value="745" calcext:value-type="float">
            <text:p>745</text:p>
          </table:table-cell>
          <table:table-cell table:formula="of:= ([times.C747] - [times.B747]) / 1000000" office:value-type="float" office:value="161.661952" calcext:value-type="float">
            <text:p>161.661952</text:p>
          </table:table-cell>
          <table:table-cell table:formula="of:= ([times.E747] - [times.D747]) / 1000000" office:value-type="float" office:value="203.727104" calcext:value-type="float">
            <text:p>203.727104</text:p>
          </table:table-cell>
          <table:table-cell table:formula="of:= ([times.G747] - [times.F747]) / 1000000" office:value-type="float" office:value="241.565184" calcext:value-type="float">
            <text:p>241.565184</text:p>
          </table:table-cell>
        </table:table-row>
        <table:table-row table:style-name="ro1">
          <table:table-cell table:formula="of:=[times.A748]" office:value-type="float" office:value="746" calcext:value-type="float">
            <text:p>746</text:p>
          </table:table-cell>
          <table:table-cell table:formula="of:= ([times.C748] - [times.B748]) / 1000000" office:value-type="float" office:value="161.399552" calcext:value-type="float">
            <text:p>161.399552</text:p>
          </table:table-cell>
          <table:table-cell table:formula="of:= ([times.E748] - [times.D748]) / 1000000" office:value-type="float" office:value="203.410176" calcext:value-type="float">
            <text:p>203.410176</text:p>
          </table:table-cell>
          <table:table-cell table:formula="of:= ([times.G748] - [times.F748]) / 1000000" office:value-type="float" office:value="241.272064" calcext:value-type="float">
            <text:p>241.272064</text:p>
          </table:table-cell>
        </table:table-row>
        <table:table-row table:style-name="ro1">
          <table:table-cell table:formula="of:=[times.A749]" office:value-type="float" office:value="747" calcext:value-type="float">
            <text:p>747</text:p>
          </table:table-cell>
          <table:table-cell table:formula="of:= ([times.C749] - [times.B749]) / 1000000" office:value-type="float" office:value="161.041408" calcext:value-type="float">
            <text:p>161.041408</text:p>
          </table:table-cell>
          <table:table-cell table:formula="of:= ([times.E749] - [times.D749]) / 1000000" office:value-type="float" office:value="203.235328" calcext:value-type="float">
            <text:p>203.235328</text:p>
          </table:table-cell>
          <table:table-cell table:formula="of:= ([times.G749] - [times.F749]) / 1000000" office:value-type="float" office:value="241.126144" calcext:value-type="float">
            <text:p>241.126144</text:p>
          </table:table-cell>
        </table:table-row>
        <table:table-row table:style-name="ro1">
          <table:table-cell table:formula="of:=[times.A750]" office:value-type="float" office:value="748" calcext:value-type="float">
            <text:p>748</text:p>
          </table:table-cell>
          <table:table-cell table:formula="of:= ([times.C750] - [times.B750]) / 1000000" office:value-type="float" office:value="160.912896" calcext:value-type="float">
            <text:p>160.912896</text:p>
          </table:table-cell>
          <table:table-cell table:formula="of:= ([times.E750] - [times.D750]) / 1000000" office:value-type="float" office:value="203.214848" calcext:value-type="float">
            <text:p>203.214848</text:p>
          </table:table-cell>
          <table:table-cell table:formula="of:= ([times.G750] - [times.F750]) / 1000000" office:value-type="float" office:value="240.890112" calcext:value-type="float">
            <text:p>240.890112</text:p>
          </table:table-cell>
        </table:table-row>
        <table:table-row table:style-name="ro1">
          <table:table-cell table:formula="of:=[times.A751]" office:value-type="float" office:value="749" calcext:value-type="float">
            <text:p>749</text:p>
          </table:table-cell>
          <table:table-cell table:formula="of:= ([times.C751] - [times.B751]) / 1000000" office:value-type="float" office:value="160.770048" calcext:value-type="float">
            <text:p>160.770048</text:p>
          </table:table-cell>
          <table:table-cell table:formula="of:= ([times.E751] - [times.D751]) / 1000000" office:value-type="float" office:value="202.921472" calcext:value-type="float">
            <text:p>202.921472</text:p>
          </table:table-cell>
          <table:table-cell table:formula="of:= ([times.G751] - [times.F751]) / 1000000" office:value-type="float" office:value="240.710656" calcext:value-type="float">
            <text:p>240.710656</text:p>
          </table:table-cell>
        </table:table-row>
        <table:table-row table:style-name="ro1">
          <table:table-cell table:formula="of:=[times.A752]" office:value-type="float" office:value="750" calcext:value-type="float">
            <text:p>750</text:p>
          </table:table-cell>
          <table:table-cell table:formula="of:= ([times.C752] - [times.B752]) / 1000000" office:value-type="float" office:value="160.479744" calcext:value-type="float">
            <text:p>160.479744</text:p>
          </table:table-cell>
          <table:table-cell table:formula="of:= ([times.E752] - [times.D752]) / 1000000" office:value-type="float" office:value="202.751744" calcext:value-type="float">
            <text:p>202.751744</text:p>
          </table:table-cell>
          <table:table-cell table:formula="of:= ([times.G752] - [times.F752]) / 1000000" office:value-type="float" office:value="240.573952" calcext:value-type="float">
            <text:p>240.573952</text:p>
          </table:table-cell>
        </table:table-row>
        <table:table-row table:style-name="ro1">
          <table:table-cell table:formula="of:=[times.A753]" office:value-type="float" office:value="751" calcext:value-type="float">
            <text:p>751</text:p>
          </table:table-cell>
          <table:table-cell table:formula="of:= ([times.C753] - [times.B753]) / 1000000" office:value-type="float" office:value="160.293888" calcext:value-type="float">
            <text:p>160.293888</text:p>
          </table:table-cell>
          <table:table-cell table:formula="of:= ([times.E753] - [times.D753]) / 1000000" office:value-type="float" office:value="202.688" calcext:value-type="float">
            <text:p>202.688</text:p>
          </table:table-cell>
          <table:table-cell table:formula="of:= ([times.G753] - [times.F753]) / 1000000" office:value-type="float" office:value="240.453888" calcext:value-type="float">
            <text:p>240.453888</text:p>
          </table:table-cell>
        </table:table-row>
        <table:table-row table:style-name="ro1">
          <table:table-cell table:formula="of:=[times.A754]" office:value-type="float" office:value="752" calcext:value-type="float">
            <text:p>752</text:p>
          </table:table-cell>
          <table:table-cell table:formula="of:= ([times.C754] - [times.B754]) / 1000000" office:value-type="float" office:value="160.154624" calcext:value-type="float">
            <text:p>160.154624</text:p>
          </table:table-cell>
          <table:table-cell table:formula="of:= ([times.E754] - [times.D754]) / 1000000" office:value-type="float" office:value="202.396928" calcext:value-type="float">
            <text:p>202.396928</text:p>
          </table:table-cell>
          <table:table-cell table:formula="of:= ([times.G754] - [times.F754]) / 1000000" office:value-type="float" office:value="240.310016" calcext:value-type="float">
            <text:p>240.310016</text:p>
          </table:table-cell>
        </table:table-row>
        <table:table-row table:style-name="ro1">
          <table:table-cell table:formula="of:=[times.A755]" office:value-type="float" office:value="753" calcext:value-type="float">
            <text:p>753</text:p>
          </table:table-cell>
          <table:table-cell table:formula="of:= ([times.C755] - [times.B755]) / 1000000" office:value-type="float" office:value="159.758592" calcext:value-type="float">
            <text:p>159.758592</text:p>
          </table:table-cell>
          <table:table-cell table:formula="of:= ([times.E755] - [times.D755]) / 1000000" office:value-type="float" office:value="202.299904" calcext:value-type="float">
            <text:p>202.299904</text:p>
          </table:table-cell>
          <table:table-cell table:formula="of:= ([times.G755] - [times.F755]) / 1000000" office:value-type="float" office:value="240.02048" calcext:value-type="float">
            <text:p>240.02048</text:p>
          </table:table-cell>
        </table:table-row>
        <table:table-row table:style-name="ro1">
          <table:table-cell table:formula="of:=[times.A756]" office:value-type="float" office:value="754" calcext:value-type="float">
            <text:p>754</text:p>
          </table:table-cell>
          <table:table-cell table:formula="of:= ([times.C756] - [times.B756]) / 1000000" office:value-type="float" office:value="159.352064" calcext:value-type="float">
            <text:p>159.352064</text:p>
          </table:table-cell>
          <table:table-cell table:formula="of:= ([times.E756] - [times.D756]) / 1000000" office:value-type="float" office:value="202.011136" calcext:value-type="float">
            <text:p>202.011136</text:p>
          </table:table-cell>
          <table:table-cell table:formula="of:= ([times.G756] - [times.F756]) / 1000000" office:value-type="float" office:value="239.91296" calcext:value-type="float">
            <text:p>239.91296</text:p>
          </table:table-cell>
        </table:table-row>
        <table:table-row table:style-name="ro1">
          <table:table-cell table:formula="of:=[times.A757]" office:value-type="float" office:value="755" calcext:value-type="float">
            <text:p>755</text:p>
          </table:table-cell>
          <table:table-cell table:formula="of:= ([times.C757] - [times.B757]) / 1000000" office:value-type="float" office:value="159.051776" calcext:value-type="float">
            <text:p>159.051776</text:p>
          </table:table-cell>
          <table:table-cell table:formula="of:= ([times.E757] - [times.D757]) / 1000000" office:value-type="float" office:value="201.842688" calcext:value-type="float">
            <text:p>201.842688</text:p>
          </table:table-cell>
          <table:table-cell table:formula="of:= ([times.G757] - [times.F757]) / 1000000" office:value-type="float" office:value="239.621888" calcext:value-type="float">
            <text:p>239.621888</text:p>
          </table:table-cell>
        </table:table-row>
        <table:table-row table:style-name="ro1">
          <table:table-cell table:formula="of:=[times.A758]" office:value-type="float" office:value="756" calcext:value-type="float">
            <text:p>756</text:p>
          </table:table-cell>
          <table:table-cell table:formula="of:= ([times.C758] - [times.B758]) / 1000000" office:value-type="float" office:value="158.737152" calcext:value-type="float">
            <text:p>158.737152</text:p>
          </table:table-cell>
          <table:table-cell table:formula="of:= ([times.E758] - [times.D758]) / 1000000" office:value-type="float" office:value="201.775104" calcext:value-type="float">
            <text:p>201.775104</text:p>
          </table:table-cell>
          <table:table-cell table:formula="of:= ([times.G758] - [times.F758]) / 1000000" office:value-type="float" office:value="239.326976" calcext:value-type="float">
            <text:p>239.326976</text:p>
          </table:table-cell>
        </table:table-row>
        <table:table-row table:style-name="ro1">
          <table:table-cell table:formula="of:=[times.A759]" office:value-type="float" office:value="757" calcext:value-type="float">
            <text:p>757</text:p>
          </table:table-cell>
          <table:table-cell table:formula="of:= ([times.C759] - [times.B759]) / 1000000" office:value-type="float" office:value="158.498304" calcext:value-type="float">
            <text:p>158.498304</text:p>
          </table:table-cell>
          <table:table-cell table:formula="of:= ([times.E759] - [times.D759]) / 1000000" office:value-type="float" office:value="201.484032" calcext:value-type="float">
            <text:p>201.484032</text:p>
          </table:table-cell>
          <table:table-cell table:formula="of:= ([times.G759] - [times.F759]) / 1000000" office:value-type="float" office:value="239.142912" calcext:value-type="float">
            <text:p>239.142912</text:p>
          </table:table-cell>
        </table:table-row>
        <table:table-row table:style-name="ro1">
          <table:table-cell table:formula="of:=[times.A760]" office:value-type="float" office:value="758" calcext:value-type="float">
            <text:p>758</text:p>
          </table:table-cell>
          <table:table-cell table:formula="of:= ([times.C760] - [times.B760]) / 1000000" office:value-type="float" office:value="158.192896" calcext:value-type="float">
            <text:p>158.192896</text:p>
          </table:table-cell>
          <table:table-cell table:formula="of:= ([times.E760] - [times.D760]) / 1000000" office:value-type="float" office:value="201.315072" calcext:value-type="float">
            <text:p>201.315072</text:p>
          </table:table-cell>
          <table:table-cell table:formula="of:= ([times.G760] - [times.F760]) / 1000000" office:value-type="float" office:value="239.077888" calcext:value-type="float">
            <text:p>239.077888</text:p>
          </table:table-cell>
        </table:table-row>
        <table:table-row table:style-name="ro1">
          <table:table-cell table:formula="of:=[times.A761]" office:value-type="float" office:value="759" calcext:value-type="float">
            <text:p>759</text:p>
          </table:table-cell>
          <table:table-cell table:formula="of:= ([times.C761] - [times.B761]) / 1000000" office:value-type="float" office:value="158.00704" calcext:value-type="float">
            <text:p>158.00704</text:p>
          </table:table-cell>
          <table:table-cell table:formula="of:= ([times.E761] - [times.D761]) / 1000000" office:value-type="float" office:value="201.27616" calcext:value-type="float">
            <text:p>201.27616</text:p>
          </table:table-cell>
          <table:table-cell table:formula="of:= ([times.G761] - [times.F761]) / 1000000" office:value-type="float" office:value="238.73408" calcext:value-type="float">
            <text:p>238.73408</text:p>
          </table:table-cell>
        </table:table-row>
        <table:table-row table:style-name="ro1">
          <table:table-cell table:formula="of:=[times.A762]" office:value-type="float" office:value="760" calcext:value-type="float">
            <text:p>760</text:p>
          </table:table-cell>
          <table:table-cell table:formula="of:= ([times.C762] - [times.B762]) / 1000000" office:value-type="float" office:value="157.85216" calcext:value-type="float">
            <text:p>157.85216</text:p>
          </table:table-cell>
          <table:table-cell table:formula="of:= ([times.E762] - [times.D762]) / 1000000" office:value-type="float" office:value="200.98816" calcext:value-type="float">
            <text:p>200.98816</text:p>
          </table:table-cell>
          <table:table-cell table:formula="of:= ([times.G762] - [times.F762]) / 1000000" office:value-type="float" office:value="238.435328" calcext:value-type="float">
            <text:p>238.435328</text:p>
          </table:table-cell>
        </table:table-row>
        <table:table-row table:style-name="ro1">
          <table:table-cell table:formula="of:=[times.A763]" office:value-type="float" office:value="761" calcext:value-type="float">
            <text:p>761</text:p>
          </table:table-cell>
          <table:table-cell table:formula="of:= ([times.C763] - [times.B763]) / 1000000" office:value-type="float" office:value="157.677824" calcext:value-type="float">
            <text:p>157.677824</text:p>
          </table:table-cell>
          <table:table-cell table:formula="of:= ([times.E763] - [times.D763]) / 1000000" office:value-type="float" office:value="200.814848" calcext:value-type="float">
            <text:p>200.814848</text:p>
          </table:table-cell>
          <table:table-cell table:formula="of:= ([times.G763] - [times.F763]) / 1000000" office:value-type="float" office:value="238.141952" calcext:value-type="float">
            <text:p>238.141952</text:p>
          </table:table-cell>
        </table:table-row>
        <table:table-row table:style-name="ro1">
          <table:table-cell table:formula="of:=[times.A764]" office:value-type="float" office:value="762" calcext:value-type="float">
            <text:p>762</text:p>
          </table:table-cell>
          <table:table-cell table:formula="of:= ([times.C764] - [times.B764]) / 1000000" office:value-type="float" office:value="157.495552" calcext:value-type="float">
            <text:p>157.495552</text:p>
          </table:table-cell>
          <table:table-cell table:formula="of:= ([times.E764] - [times.D764]) / 1000000" office:value-type="float" office:value="200.744704" calcext:value-type="float">
            <text:p>200.744704</text:p>
          </table:table-cell>
          <table:table-cell table:formula="of:= ([times.G764] - [times.F764]) / 1000000" office:value-type="float" office:value="237.917952" calcext:value-type="float">
            <text:p>237.917952</text:p>
          </table:table-cell>
        </table:table-row>
        <table:table-row table:style-name="ro1">
          <table:table-cell table:formula="of:=[times.A765]" office:value-type="float" office:value="763" calcext:value-type="float">
            <text:p>763</text:p>
          </table:table-cell>
          <table:table-cell table:formula="of:= ([times.C765] - [times.B765]) / 1000000" office:value-type="float" office:value="157.421568" calcext:value-type="float">
            <text:p>157.421568</text:p>
          </table:table-cell>
          <table:table-cell table:formula="of:= ([times.E765] - [times.D765]) / 1000000" office:value-type="float" office:value="200.386048" calcext:value-type="float">
            <text:p>200.386048</text:p>
          </table:table-cell>
          <table:table-cell table:formula="of:= ([times.G765] - [times.F765]) / 1000000" office:value-type="float" office:value="237.772288" calcext:value-type="float">
            <text:p>237.772288</text:p>
          </table:table-cell>
        </table:table-row>
        <table:table-row table:style-name="ro1">
          <table:table-cell table:formula="of:=[times.A766]" office:value-type="float" office:value="764" calcext:value-type="float">
            <text:p>764</text:p>
          </table:table-cell>
          <table:table-cell table:formula="of:= ([times.C766] - [times.B766]) / 1000000" office:value-type="float" office:value="157.239552" calcext:value-type="float">
            <text:p>157.239552</text:p>
          </table:table-cell>
          <table:table-cell table:formula="of:= ([times.E766] - [times.D766]) / 1000000" office:value-type="float" office:value="200.242176" calcext:value-type="float">
            <text:p>200.242176</text:p>
          </table:table-cell>
          <table:table-cell table:formula="of:= ([times.G766] - [times.F766]) / 1000000" office:value-type="float" office:value="237.43104" calcext:value-type="float">
            <text:p>237.43104</text:p>
          </table:table-cell>
        </table:table-row>
        <table:table-row table:style-name="ro1">
          <table:table-cell table:formula="of:=[times.A767]" office:value-type="float" office:value="765" calcext:value-type="float">
            <text:p>765</text:p>
          </table:table-cell>
          <table:table-cell table:formula="of:= ([times.C767] - [times.B767]) / 1000000" office:value-type="float" office:value="157.078784" calcext:value-type="float">
            <text:p>157.078784</text:p>
          </table:table-cell>
          <table:table-cell table:formula="of:= ([times.E767] - [times.D767]) / 1000000" office:value-type="float" office:value="199.927552" calcext:value-type="float">
            <text:p>199.927552</text:p>
          </table:table-cell>
          <table:table-cell table:formula="of:= ([times.G767] - [times.F767]) / 1000000" office:value-type="float" office:value="237.263872" calcext:value-type="float">
            <text:p>237.263872</text:p>
          </table:table-cell>
        </table:table-row>
        <table:table-row table:style-name="ro1">
          <table:table-cell table:formula="of:=[times.A768]" office:value-type="float" office:value="766" calcext:value-type="float">
            <text:p>766</text:p>
          </table:table-cell>
          <table:table-cell table:formula="of:= ([times.C768] - [times.B768]) / 1000000" office:value-type="float" office:value="156.896768" calcext:value-type="float">
            <text:p>156.896768</text:p>
          </table:table-cell>
          <table:table-cell table:formula="of:= ([times.E768] - [times.D768]) / 1000000" office:value-type="float" office:value="199.739904" calcext:value-type="float">
            <text:p>199.739904</text:p>
          </table:table-cell>
          <table:table-cell table:formula="of:= ([times.G768] - [times.F768]) / 1000000" office:value-type="float" office:value="236.956928" calcext:value-type="float">
            <text:p>236.956928</text:p>
          </table:table-cell>
        </table:table-row>
        <table:table-row table:style-name="ro1">
          <table:table-cell table:formula="of:=[times.A769]" office:value-type="float" office:value="767" calcext:value-type="float">
            <text:p>767</text:p>
          </table:table-cell>
          <table:table-cell table:formula="of:= ([times.C769] - [times.B769]) / 1000000" office:value-type="float" office:value="156.711936" calcext:value-type="float">
            <text:p>156.711936</text:p>
          </table:table-cell>
          <table:table-cell table:formula="of:= ([times.E769] - [times.D769]) / 1000000" office:value-type="float" office:value="199.671296" calcext:value-type="float">
            <text:p>199.671296</text:p>
          </table:table-cell>
          <table:table-cell table:formula="of:= ([times.G769] - [times.F769]) / 1000000" office:value-type="float" office:value="236.768" calcext:value-type="float">
            <text:p>236.768</text:p>
          </table:table-cell>
        </table:table-row>
        <table:table-row table:style-name="ro1">
          <table:table-cell table:formula="of:=[times.A770]" office:value-type="float" office:value="768" calcext:value-type="float">
            <text:p>768</text:p>
          </table:table-cell>
          <table:table-cell table:formula="of:= ([times.C770] - [times.B770]) / 1000000" office:value-type="float" office:value="156.673024" calcext:value-type="float">
            <text:p>156.673024</text:p>
          </table:table-cell>
          <table:table-cell table:formula="of:= ([times.E770] - [times.D770]) / 1000000" office:value-type="float" office:value="199.380224" calcext:value-type="float">
            <text:p>199.380224</text:p>
          </table:table-cell>
          <table:table-cell table:formula="of:= ([times.G770] - [times.F770]) / 1000000" office:value-type="float" office:value="236.626944" calcext:value-type="float">
            <text:p>236.626944</text:p>
          </table:table-cell>
        </table:table-row>
        <table:table-row table:style-name="ro1">
          <table:table-cell table:formula="of:=[times.A771]" office:value-type="float" office:value="769" calcext:value-type="float">
            <text:p>769</text:p>
          </table:table-cell>
          <table:table-cell table:formula="of:= ([times.C771] - [times.B771]) / 1000000" office:value-type="float" office:value="156.514304" calcext:value-type="float">
            <text:p>156.514304</text:p>
          </table:table-cell>
          <table:table-cell table:formula="of:= ([times.E771] - [times.D771]) / 1000000" office:value-type="float" office:value="199.241984" calcext:value-type="float">
            <text:p>199.241984</text:p>
          </table:table-cell>
          <table:table-cell table:formula="of:= ([times.G771] - [times.F771]) / 1000000" office:value-type="float" office:value="236.483328" calcext:value-type="float">
            <text:p>236.483328</text:p>
          </table:table-cell>
        </table:table-row>
        <table:table-row table:style-name="ro1">
          <table:table-cell table:formula="of:=[times.A772]" office:value-type="float" office:value="770" calcext:value-type="float">
            <text:p>770</text:p>
          </table:table-cell>
          <table:table-cell table:formula="of:= ([times.C772] - [times.B772]) / 1000000" office:value-type="float" office:value="156.337152" calcext:value-type="float">
            <text:p>156.337152</text:p>
          </table:table-cell>
          <table:table-cell table:formula="of:= ([times.E772] - [times.D772]) / 1000000" office:value-type="float" office:value="198.94272" calcext:value-type="float">
            <text:p>198.94272</text:p>
          </table:table-cell>
          <table:table-cell table:formula="of:= ([times.G772] - [times.F772]) / 1000000" office:value-type="float" office:value="236.185088" calcext:value-type="float">
            <text:p>236.185088</text:p>
          </table:table-cell>
        </table:table-row>
        <table:table-row table:style-name="ro1">
          <table:table-cell table:formula="of:=[times.A773]" office:value-type="float" office:value="771" calcext:value-type="float">
            <text:p>771</text:p>
          </table:table-cell>
          <table:table-cell table:formula="of:= ([times.C773] - [times.B773]) / 1000000" office:value-type="float" office:value="156.206592" calcext:value-type="float">
            <text:p>156.206592</text:p>
          </table:table-cell>
          <table:table-cell table:formula="of:= ([times.E773] - [times.D773]) / 1000000" office:value-type="float" office:value="198.756352" calcext:value-type="float">
            <text:p>198.756352</text:p>
          </table:table-cell>
          <table:table-cell table:formula="of:= ([times.G773] - [times.F773]) / 1000000" office:value-type="float" office:value="235.879936" calcext:value-type="float">
            <text:p>235.879936</text:p>
          </table:table-cell>
        </table:table-row>
        <table:table-row table:style-name="ro1">
          <table:table-cell table:formula="of:=[times.A774]" office:value-type="float" office:value="772" calcext:value-type="float">
            <text:p>772</text:p>
          </table:table-cell>
          <table:table-cell table:formula="of:= ([times.C774] - [times.B774]) / 1000000" office:value-type="float" office:value="156.153344" calcext:value-type="float">
            <text:p>156.153344</text:p>
          </table:table-cell>
          <table:table-cell table:formula="of:= ([times.E774] - [times.D774]) / 1000000" office:value-type="float" office:value="198.686976" calcext:value-type="float">
            <text:p>198.686976</text:p>
          </table:table-cell>
          <table:table-cell table:formula="of:= ([times.G774] - [times.F774]) / 1000000" office:value-type="float" office:value="235.955968" calcext:value-type="float">
            <text:p>235.955968</text:p>
          </table:table-cell>
        </table:table-row>
        <table:table-row table:style-name="ro1">
          <table:table-cell table:formula="of:=[times.A775]" office:value-type="float" office:value="773" calcext:value-type="float">
            <text:p>773</text:p>
          </table:table-cell>
          <table:table-cell table:formula="of:= ([times.C775] - [times.B775]) / 1000000" office:value-type="float" office:value="155.978752" calcext:value-type="float">
            <text:p>155.978752</text:p>
          </table:table-cell>
          <table:table-cell table:formula="of:= ([times.E775] - [times.D775]) / 1000000" office:value-type="float" office:value="198.395904" calcext:value-type="float">
            <text:p>198.395904</text:p>
          </table:table-cell>
          <table:table-cell table:formula="of:= ([times.G775] - [times.F775]) / 1000000" office:value-type="float" office:value="235.817216" calcext:value-type="float">
            <text:p>235.817216</text:p>
          </table:table-cell>
        </table:table-row>
        <table:table-row table:style-name="ro1">
          <table:table-cell table:formula="of:=[times.A776]" office:value-type="float" office:value="774" calcext:value-type="float">
            <text:p>774</text:p>
          </table:table-cell>
          <table:table-cell table:formula="of:= ([times.C776] - [times.B776]) / 1000000" office:value-type="float" office:value="155.687936" calcext:value-type="float">
            <text:p>155.687936</text:p>
          </table:table-cell>
          <table:table-cell table:formula="of:= ([times.E776] - [times.D776]) / 1000000" office:value-type="float" office:value="198.224128" calcext:value-type="float">
            <text:p>198.224128</text:p>
          </table:table-cell>
          <table:table-cell table:formula="of:= ([times.G776] - [times.F776]) / 1000000" office:value-type="float" office:value="235.52512" calcext:value-type="float">
            <text:p>235.52512</text:p>
          </table:table-cell>
        </table:table-row>
        <table:table-row table:style-name="ro1">
          <table:table-cell table:formula="of:=[times.A777]" office:value-type="float" office:value="775" calcext:value-type="float">
            <text:p>775</text:p>
          </table:table-cell>
          <table:table-cell table:formula="of:= ([times.C777] - [times.B777]) / 1000000" office:value-type="float" office:value="155.540992" calcext:value-type="float">
            <text:p>155.540992</text:p>
          </table:table-cell>
          <table:table-cell table:formula="of:= ([times.E777] - [times.D777]) / 1000000" office:value-type="float" office:value="198.154752" calcext:value-type="float">
            <text:p>198.154752</text:p>
          </table:table-cell>
          <table:table-cell table:formula="of:= ([times.G777] - [times.F777]) / 1000000" office:value-type="float" office:value="235.337728" calcext:value-type="float">
            <text:p>235.337728</text:p>
          </table:table-cell>
        </table:table-row>
        <table:table-row table:style-name="ro1">
          <table:table-cell table:formula="of:=[times.A778]" office:value-type="float" office:value="776" calcext:value-type="float">
            <text:p>776</text:p>
          </table:table-cell>
          <table:table-cell table:formula="of:= ([times.C778] - [times.B778]) / 1000000" office:value-type="float" office:value="155.358976" calcext:value-type="float">
            <text:p>155.358976</text:p>
          </table:table-cell>
          <table:table-cell table:formula="of:= ([times.E778] - [times.D778]) / 1000000" office:value-type="float" office:value="197.820928" calcext:value-type="float">
            <text:p>197.820928</text:p>
          </table:table-cell>
          <table:table-cell table:formula="of:= ([times.G778] - [times.F778]) / 1000000" office:value-type="float" office:value="235.268864" calcext:value-type="float">
            <text:p>235.268864</text:p>
          </table:table-cell>
        </table:table-row>
        <table:table-row table:style-name="ro1">
          <table:table-cell table:formula="of:=[times.A779]" office:value-type="float" office:value="777" calcext:value-type="float">
            <text:p>777</text:p>
          </table:table-cell>
          <table:table-cell table:formula="of:= ([times.C779] - [times.B779]) / 1000000" office:value-type="float" office:value="154.949888" calcext:value-type="float">
            <text:p>154.949888</text:p>
          </table:table-cell>
          <table:table-cell table:formula="of:= ([times.E779] - [times.D779]) / 1000000" office:value-type="float" office:value="197.60128" calcext:value-type="float">
            <text:p>197.60128</text:p>
          </table:table-cell>
          <table:table-cell table:formula="of:= ([times.G779] - [times.F779]) / 1000000" office:value-type="float" office:value="234.974208" calcext:value-type="float">
            <text:p>234.974208</text:p>
          </table:table-cell>
        </table:table-row>
        <table:table-row table:style-name="ro1">
          <table:table-cell table:formula="of:=[times.A780]" office:value-type="float" office:value="778" calcext:value-type="float">
            <text:p>778</text:p>
          </table:table-cell>
          <table:table-cell table:formula="of:= ([times.C780] - [times.B780]) / 1000000" office:value-type="float" office:value="154.543104" calcext:value-type="float">
            <text:p>154.543104</text:p>
          </table:table-cell>
          <table:table-cell table:formula="of:= ([times.E780] - [times.D780]) / 1000000" office:value-type="float" office:value="197.50272" calcext:value-type="float">
            <text:p>197.50272</text:p>
          </table:table-cell>
          <table:table-cell table:formula="of:= ([times.G780] - [times.F780]) / 1000000" office:value-type="float" office:value="234.679552" calcext:value-type="float">
            <text:p>234.679552</text:p>
          </table:table-cell>
        </table:table-row>
        <table:table-row table:style-name="ro1">
          <table:table-cell table:formula="of:=[times.A781]" office:value-type="float" office:value="779" calcext:value-type="float">
            <text:p>779</text:p>
          </table:table-cell>
          <table:table-cell table:formula="of:= ([times.C781] - [times.B781]) / 1000000" office:value-type="float" office:value="154.332928" calcext:value-type="float">
            <text:p>154.332928</text:p>
          </table:table-cell>
          <table:table-cell table:formula="of:= ([times.E781] - [times.D781]) / 1000000" office:value-type="float" office:value="197.188608" calcext:value-type="float">
            <text:p>197.188608</text:p>
          </table:table-cell>
          <table:table-cell table:formula="of:= ([times.G781] - [times.F781]) / 1000000" office:value-type="float" office:value="234.387968" calcext:value-type="float">
            <text:p>234.387968</text:p>
          </table:table-cell>
        </table:table-row>
        <table:table-row table:style-name="ro1">
          <table:table-cell table:formula="of:=[times.A782]" office:value-type="float" office:value="780" calcext:value-type="float">
            <text:p>780</text:p>
          </table:table-cell>
          <table:table-cell table:formula="of:= ([times.C782] - [times.B782]) / 1000000" office:value-type="float" office:value="154.081792" calcext:value-type="float">
            <text:p>154.081792</text:p>
          </table:table-cell>
          <table:table-cell table:formula="of:= ([times.E782] - [times.D782]) / 1000000" office:value-type="float" office:value="197.012736" calcext:value-type="float">
            <text:p>197.012736</text:p>
          </table:table-cell>
          <table:table-cell table:formula="of:= ([times.G782] - [times.F782]) / 1000000" office:value-type="float" office:value="234.24512" calcext:value-type="float">
            <text:p>234.24512</text:p>
          </table:table-cell>
        </table:table-row>
        <table:table-row table:style-name="ro1">
          <table:table-cell table:formula="of:=[times.A783]" office:value-type="float" office:value="781" calcext:value-type="float">
            <text:p>781</text:p>
          </table:table-cell>
          <table:table-cell table:formula="of:= ([times.C783] - [times.B783]) / 1000000" office:value-type="float" office:value="153.25952" calcext:value-type="float">
            <text:p>153.25952</text:p>
          </table:table-cell>
          <table:table-cell table:formula="of:= ([times.E783] - [times.D783]) / 1000000" office:value-type="float" office:value="196.944896" calcext:value-type="float">
            <text:p>196.944896</text:p>
          </table:table-cell>
          <table:table-cell table:formula="of:= ([times.G783] - [times.F783]) / 1000000" office:value-type="float" office:value="233.955072" calcext:value-type="float">
            <text:p>233.955072</text:p>
          </table:table-cell>
        </table:table-row>
        <table:table-row table:style-name="ro1">
          <table:table-cell table:formula="of:=[times.A784]" office:value-type="float" office:value="782" calcext:value-type="float">
            <text:p>782</text:p>
          </table:table-cell>
          <table:table-cell table:formula="of:= ([times.C784] - [times.B784]) / 1000000" office:value-type="float" office:value="153.076224" calcext:value-type="float">
            <text:p>153.076224</text:p>
          </table:table-cell>
          <table:table-cell table:formula="of:= ([times.E784] - [times.D784]) / 1000000" office:value-type="float" office:value="196.651008" calcext:value-type="float">
            <text:p>196.651008</text:p>
          </table:table-cell>
          <table:table-cell table:formula="of:= ([times.G784] - [times.F784]) / 1000000" office:value-type="float" office:value="233.805824" calcext:value-type="float">
            <text:p>233.805824</text:p>
          </table:table-cell>
        </table:table-row>
        <table:table-row table:style-name="ro1">
          <table:table-cell table:formula="of:=[times.A785]" office:value-type="float" office:value="783" calcext:value-type="float">
            <text:p>783</text:p>
          </table:table-cell>
          <table:table-cell table:formula="of:= ([times.C785] - [times.B785]) / 1000000" office:value-type="float" office:value="153.018368" calcext:value-type="float">
            <text:p>153.018368</text:p>
          </table:table-cell>
          <table:table-cell table:formula="of:= ([times.E785] - [times.D785]) / 1000000" office:value-type="float" office:value="196.548608" calcext:value-type="float">
            <text:p>196.548608</text:p>
          </table:table-cell>
          <table:table-cell table:formula="of:= ([times.G785] - [times.F785]) / 1000000" office:value-type="float" office:value="233.51296" calcext:value-type="float">
            <text:p>233.51296</text:p>
          </table:table-cell>
        </table:table-row>
        <table:table-row table:style-name="ro1">
          <table:table-cell table:formula="of:=[times.A786]" office:value-type="float" office:value="784" calcext:value-type="float">
            <text:p>784</text:p>
          </table:table-cell>
          <table:table-cell table:formula="of:= ([times.C786] - [times.B786]) / 1000000" office:value-type="float" office:value="152.772608" calcext:value-type="float">
            <text:p>152.772608</text:p>
          </table:table-cell>
          <table:table-cell table:formula="of:= ([times.E786] - [times.D786]) / 1000000" office:value-type="float" office:value="196.256512" calcext:value-type="float">
            <text:p>196.256512</text:p>
          </table:table-cell>
          <table:table-cell table:formula="of:= ([times.G786] - [times.F786]) / 1000000" office:value-type="float" office:value="233.368064" calcext:value-type="float">
            <text:p>233.368064</text:p>
          </table:table-cell>
        </table:table-row>
        <table:table-row table:style-name="ro1">
          <table:table-cell table:formula="of:=[times.A787]" office:value-type="float" office:value="785" calcext:value-type="float">
            <text:p>785</text:p>
          </table:table-cell>
          <table:table-cell table:formula="of:= ([times.C787] - [times.B787]) / 1000000" office:value-type="float" office:value="152.41216" calcext:value-type="float">
            <text:p>152.41216</text:p>
          </table:table-cell>
          <table:table-cell table:formula="of:= ([times.E787] - [times.D787]) / 1000000" office:value-type="float" office:value="196.045056" calcext:value-type="float">
            <text:p>196.045056</text:p>
          </table:table-cell>
          <table:table-cell table:formula="of:= ([times.G787] - [times.F787]) / 1000000" office:value-type="float" office:value="233.0752" calcext:value-type="float">
            <text:p>233.0752</text:p>
          </table:table-cell>
        </table:table-row>
        <table:table-row table:style-name="ro1">
          <table:table-cell table:formula="of:=[times.A788]" office:value-type="float" office:value="786" calcext:value-type="float">
            <text:p>786</text:p>
          </table:table-cell>
          <table:table-cell table:formula="of:= ([times.C788] - [times.B788]) / 1000000" office:value-type="float" office:value="151.96416" calcext:value-type="float">
            <text:p>151.96416</text:p>
          </table:table-cell>
          <table:table-cell table:formula="of:= ([times.E788] - [times.D788]) / 1000000" office:value-type="float" office:value="195.967232" calcext:value-type="float">
            <text:p>195.967232</text:p>
          </table:table-cell>
          <table:table-cell table:formula="of:= ([times.G788] - [times.F788]) / 1000000" office:value-type="float" office:value="232.89088" calcext:value-type="float">
            <text:p>232.89088</text:p>
          </table:table-cell>
        </table:table-row>
        <table:table-row table:style-name="ro1">
          <table:table-cell table:formula="of:=[times.A789]" office:value-type="float" office:value="787" calcext:value-type="float">
            <text:p>787</text:p>
          </table:table-cell>
          <table:table-cell table:formula="of:= ([times.C789] - [times.B789]) / 1000000" office:value-type="float" office:value="151.72992" calcext:value-type="float">
            <text:p>151.72992</text:p>
          </table:table-cell>
          <table:table-cell table:formula="of:= ([times.E789] - [times.D789]) / 1000000" office:value-type="float" office:value="195.65824" calcext:value-type="float">
            <text:p>195.65824</text:p>
          </table:table-cell>
          <table:table-cell table:formula="of:= ([times.G789] - [times.F789]) / 1000000" office:value-type="float" office:value="232.634368" calcext:value-type="float">
            <text:p>232.634368</text:p>
          </table:table-cell>
        </table:table-row>
        <table:table-row table:style-name="ro1">
          <table:table-cell table:formula="of:=[times.A790]" office:value-type="float" office:value="788" calcext:value-type="float">
            <text:p>788</text:p>
          </table:table-cell>
          <table:table-cell table:formula="of:= ([times.C790] - [times.B790]) / 1000000" office:value-type="float" office:value="151.345664" calcext:value-type="float">
            <text:p>151.345664</text:p>
          </table:table-cell>
          <table:table-cell table:formula="of:= ([times.E790] - [times.D790]) / 1000000" office:value-type="float" office:value="195.483136" calcext:value-type="float">
            <text:p>195.483136</text:p>
          </table:table-cell>
          <table:table-cell table:formula="of:= ([times.G790] - [times.F790]) / 1000000" office:value-type="float" office:value="232.5312" calcext:value-type="float">
            <text:p>232.5312</text:p>
          </table:table-cell>
        </table:table-row>
        <table:table-row table:style-name="ro1">
          <table:table-cell table:formula="of:=[times.A791]" office:value-type="float" office:value="789" calcext:value-type="float">
            <text:p>789</text:p>
          </table:table-cell>
          <table:table-cell table:formula="of:= ([times.C791] - [times.B791]) / 1000000" office:value-type="float" office:value="151.334912" calcext:value-type="float">
            <text:p>151.334912</text:p>
          </table:table-cell>
          <table:table-cell table:formula="of:= ([times.E791] - [times.D791]) / 1000000" office:value-type="float" office:value="195.376384" calcext:value-type="float">
            <text:p>195.376384</text:p>
          </table:table-cell>
          <table:table-cell table:formula="of:= ([times.G791] - [times.F791]) / 1000000" office:value-type="float" office:value="232.22528" calcext:value-type="float">
            <text:p>232.22528</text:p>
          </table:table-cell>
        </table:table-row>
        <table:table-row table:style-name="ro1">
          <table:table-cell table:formula="of:=[times.A792]" office:value-type="float" office:value="790" calcext:value-type="float">
            <text:p>790</text:p>
          </table:table-cell>
          <table:table-cell table:formula="of:= ([times.C792] - [times.B792]) / 1000000" office:value-type="float" office:value="151.0528" calcext:value-type="float">
            <text:p>151.0528</text:p>
          </table:table-cell>
          <table:table-cell table:formula="of:= ([times.E792] - [times.D792]) / 1000000" office:value-type="float" office:value="195.031808" calcext:value-type="float">
            <text:p>195.031808</text:p>
          </table:table-cell>
          <table:table-cell table:formula="of:= ([times.G792] - [times.F792]) / 1000000" office:value-type="float" office:value="231.90912" calcext:value-type="float">
            <text:p>231.90912</text:p>
          </table:table-cell>
        </table:table-row>
        <table:table-row table:style-name="ro1">
          <table:table-cell table:formula="of:=[times.A793]" office:value-type="float" office:value="791" calcext:value-type="float">
            <text:p>791</text:p>
          </table:table-cell>
          <table:table-cell table:formula="of:= ([times.C793] - [times.B793]) / 1000000" office:value-type="float" office:value="150.927616" calcext:value-type="float">
            <text:p>150.927616</text:p>
          </table:table-cell>
          <table:table-cell table:formula="of:= ([times.E793] - [times.D793]) / 1000000" office:value-type="float" office:value="194.837248" calcext:value-type="float">
            <text:p>194.837248</text:p>
          </table:table-cell>
          <table:table-cell table:formula="of:= ([times.G793] - [times.F793]) / 1000000" office:value-type="float" office:value="231.724032" calcext:value-type="float">
            <text:p>231.724032</text:p>
          </table:table-cell>
        </table:table-row>
        <table:table-row table:style-name="ro1">
          <table:table-cell table:formula="of:=[times.A794]" office:value-type="float" office:value="792" calcext:value-type="float">
            <text:p>792</text:p>
          </table:table-cell>
          <table:table-cell table:formula="of:= ([times.C794] - [times.B794]) / 1000000" office:value-type="float" office:value="150.635776" calcext:value-type="float">
            <text:p>150.635776</text:p>
          </table:table-cell>
          <table:table-cell table:formula="of:= ([times.E794] - [times.D794]) / 1000000" office:value-type="float" office:value="194.764032" calcext:value-type="float">
            <text:p>194.764032</text:p>
          </table:table-cell>
          <table:table-cell table:formula="of:= ([times.G794] - [times.F794]) / 1000000" office:value-type="float" office:value="231.61984" calcext:value-type="float">
            <text:p>231.61984</text:p>
          </table:table-cell>
        </table:table-row>
        <table:table-row table:style-name="ro1">
          <table:table-cell table:formula="of:=[times.A795]" office:value-type="float" office:value="793" calcext:value-type="float">
            <text:p>793</text:p>
          </table:table-cell>
          <table:table-cell table:formula="of:= ([times.C795] - [times.B795]) / 1000000" office:value-type="float" office:value="150.347264" calcext:value-type="float">
            <text:p>150.347264</text:p>
          </table:table-cell>
          <table:table-cell table:formula="of:= ([times.E795] - [times.D795]) / 1000000" office:value-type="float" office:value="194.473984" calcext:value-type="float">
            <text:p>194.473984</text:p>
          </table:table-cell>
          <table:table-cell table:formula="of:= ([times.G795] - [times.F795]) / 1000000" office:value-type="float" office:value="231.330304" calcext:value-type="float">
            <text:p>231.330304</text:p>
          </table:table-cell>
        </table:table-row>
        <table:table-row table:style-name="ro1">
          <table:table-cell table:formula="of:=[times.A796]" office:value-type="float" office:value="794" calcext:value-type="float">
            <text:p>794</text:p>
          </table:table-cell>
          <table:table-cell table:formula="of:= ([times.C796] - [times.B796]) / 1000000" office:value-type="float" office:value="149.914368" calcext:value-type="float">
            <text:p>149.914368</text:p>
          </table:table-cell>
          <table:table-cell table:formula="of:= ([times.E796] - [times.D796]) / 1000000" office:value-type="float" office:value="194.24" calcext:value-type="float">
            <text:p>194.24</text:p>
          </table:table-cell>
          <table:table-cell table:formula="of:= ([times.G796] - [times.F796]) / 1000000" office:value-type="float" office:value="231.02976" calcext:value-type="float">
            <text:p>231.02976</text:p>
          </table:table-cell>
        </table:table-row>
        <table:table-row table:style-name="ro1">
          <table:table-cell table:formula="of:=[times.A797]" office:value-type="float" office:value="795" calcext:value-type="float">
            <text:p>795</text:p>
          </table:table-cell>
          <table:table-cell table:formula="of:= ([times.C797] - [times.B797]) / 1000000" office:value-type="float" office:value="149.414144" calcext:value-type="float">
            <text:p>149.414144</text:p>
          </table:table-cell>
          <table:table-cell table:formula="of:= ([times.E797] - [times.D797]) / 1000000" office:value-type="float" office:value="194.161664" calcext:value-type="float">
            <text:p>194.161664</text:p>
          </table:table-cell>
          <table:table-cell table:formula="of:= ([times.G797] - [times.F797]) / 1000000" office:value-type="float" office:value="230.843648" calcext:value-type="float">
            <text:p>230.843648</text:p>
          </table:table-cell>
        </table:table-row>
        <table:table-row table:style-name="ro1">
          <table:table-cell table:formula="of:=[times.A798]" office:value-type="float" office:value="796" calcext:value-type="float">
            <text:p>796</text:p>
          </table:table-cell>
          <table:table-cell table:formula="of:= ([times.C798] - [times.B798]) / 1000000" office:value-type="float" office:value="149.11488" calcext:value-type="float">
            <text:p>149.11488</text:p>
          </table:table-cell>
          <table:table-cell table:formula="of:= ([times.E798] - [times.D798]) / 1000000" office:value-type="float" office:value="193.856" calcext:value-type="float">
            <text:p>193.856</text:p>
          </table:table-cell>
          <table:table-cell table:formula="of:= ([times.G798] - [times.F798]) / 1000000" office:value-type="float" office:value="230.742016" calcext:value-type="float">
            <text:p>230.742016</text:p>
          </table:table-cell>
        </table:table-row>
        <table:table-row table:style-name="ro1">
          <table:table-cell table:formula="of:=[times.A799]" office:value-type="float" office:value="797" calcext:value-type="float">
            <text:p>797</text:p>
          </table:table-cell>
          <table:table-cell table:formula="of:= ([times.C799] - [times.B799]) / 1000000" office:value-type="float" office:value="148.801792" calcext:value-type="float">
            <text:p>148.801792</text:p>
          </table:table-cell>
          <table:table-cell table:formula="of:= ([times.E799] - [times.D799]) / 1000000" office:value-type="float" office:value="193.682944" calcext:value-type="float">
            <text:p>193.682944</text:p>
          </table:table-cell>
          <table:table-cell table:formula="of:= ([times.G799] - [times.F799]) / 1000000" office:value-type="float" office:value="230.413056" calcext:value-type="float">
            <text:p>230.413056</text:p>
          </table:table-cell>
        </table:table-row>
        <table:table-row table:style-name="ro1">
          <table:table-cell table:formula="of:=[times.A800]" office:value-type="float" office:value="798" calcext:value-type="float">
            <text:p>798</text:p>
          </table:table-cell>
          <table:table-cell table:formula="of:= ([times.C800] - [times.B800]) / 1000000" office:value-type="float" office:value="148.534016" calcext:value-type="float">
            <text:p>148.534016</text:p>
          </table:table-cell>
          <table:table-cell table:formula="of:= ([times.E800] - [times.D800]) / 1000000" office:value-type="float" office:value="193.545216" calcext:value-type="float">
            <text:p>193.545216</text:p>
          </table:table-cell>
          <table:table-cell table:formula="of:= ([times.G800] - [times.F800]) / 1000000" office:value-type="float" office:value="230.111232" calcext:value-type="float">
            <text:p>230.111232</text:p>
          </table:table-cell>
        </table:table-row>
        <table:table-row table:style-name="ro1">
          <table:table-cell table:formula="of:=[times.A801]" office:value-type="float" office:value="799" calcext:value-type="float">
            <text:p>799</text:p>
          </table:table-cell>
          <table:table-cell table:formula="of:= ([times.C801] - [times.B801]) / 1000000" office:value-type="float" office:value="148.099328" calcext:value-type="float">
            <text:p>148.099328</text:p>
          </table:table-cell>
          <table:table-cell table:formula="of:= ([times.E801] - [times.D801]) / 1000000" office:value-type="float" office:value="193.406976" calcext:value-type="float">
            <text:p>193.406976</text:p>
          </table:table-cell>
          <table:table-cell table:formula="of:= ([times.G801] - [times.F801]) / 1000000" office:value-type="float" office:value="229.878528" calcext:value-type="float">
            <text:p>229.878528</text:p>
          </table:table-cell>
        </table:table-row>
        <table:table-row table:style-name="ro1">
          <table:table-cell table:formula="of:=[times.A802]" office:value-type="float" office:value="800" calcext:value-type="float">
            <text:p>800</text:p>
          </table:table-cell>
          <table:table-cell table:formula="of:= ([times.C802] - [times.B802]) / 1000000" office:value-type="float" office:value="147.948288" calcext:value-type="float">
            <text:p>147.948288</text:p>
          </table:table-cell>
          <table:table-cell table:formula="of:= ([times.E802] - [times.D802]) / 1000000" office:value-type="float" office:value="193.339904" calcext:value-type="float">
            <text:p>193.339904</text:p>
          </table:table-cell>
          <table:table-cell table:formula="of:= ([times.G802] - [times.F802]) / 1000000" office:value-type="float" office:value="229.6768" calcext:value-type="float">
            <text:p>229.6768</text:p>
          </table:table-cell>
        </table:table-row>
        <table:table-row table:style-name="ro1">
          <table:table-cell table:formula="of:=[times.A803]" office:value-type="float" office:value="801" calcext:value-type="float">
            <text:p>801</text:p>
          </table:table-cell>
          <table:table-cell table:formula="of:= ([times.C803] - [times.B803]) / 1000000" office:value-type="float" office:value="147.750144" calcext:value-type="float">
            <text:p>147.750144</text:p>
          </table:table-cell>
          <table:table-cell table:formula="of:= ([times.E803] - [times.D803]) / 1000000" office:value-type="float" office:value="193.042176" calcext:value-type="float">
            <text:p>193.042176</text:p>
          </table:table-cell>
          <table:table-cell table:formula="of:= ([times.G803] - [times.F803]) / 1000000" office:value-type="float" office:value="229.805056" calcext:value-type="float">
            <text:p>229.805056</text:p>
          </table:table-cell>
        </table:table-row>
        <table:table-row table:style-name="ro1">
          <table:table-cell table:formula="of:=[times.A804]" office:value-type="float" office:value="802" calcext:value-type="float">
            <text:p>802</text:p>
          </table:table-cell>
          <table:table-cell table:formula="of:= ([times.C804] - [times.B804]) / 1000000" office:value-type="float" office:value="147.452928" calcext:value-type="float">
            <text:p>147.452928</text:p>
          </table:table-cell>
          <table:table-cell table:formula="of:= ([times.E804] - [times.D804]) / 1000000" office:value-type="float" office:value="192.939264" calcext:value-type="float">
            <text:p>192.939264</text:p>
          </table:table-cell>
          <table:table-cell table:formula="of:= ([times.G804] - [times.F804]) / 1000000" office:value-type="float" office:value="229.661184" calcext:value-type="float">
            <text:p>229.661184</text:p>
          </table:table-cell>
        </table:table-row>
        <table:table-row table:style-name="ro1">
          <table:table-cell table:formula="of:=[times.A805]" office:value-type="float" office:value="803" calcext:value-type="float">
            <text:p>803</text:p>
          </table:table-cell>
          <table:table-cell table:formula="of:= ([times.C805] - [times.B805]) / 1000000" office:value-type="float" office:value="147.147264" calcext:value-type="float">
            <text:p>147.147264</text:p>
          </table:table-cell>
          <table:table-cell table:formula="of:= ([times.E805] - [times.D805]) / 1000000" office:value-type="float" office:value="192.651008" calcext:value-type="float">
            <text:p>192.651008</text:p>
          </table:table-cell>
          <table:table-cell table:formula="of:= ([times.G805] - [times.F805]) / 1000000" office:value-type="float" office:value="229.371904" calcext:value-type="float">
            <text:p>229.371904</text:p>
          </table:table-cell>
        </table:table-row>
        <table:table-row table:style-name="ro1">
          <table:table-cell table:formula="of:=[times.A806]" office:value-type="float" office:value="804" calcext:value-type="float">
            <text:p>804</text:p>
          </table:table-cell>
          <table:table-cell table:formula="of:= ([times.C806] - [times.B806]) / 1000000" office:value-type="float" office:value="146.89024" calcext:value-type="float">
            <text:p>146.89024</text:p>
          </table:table-cell>
          <table:table-cell table:formula="of:= ([times.E806] - [times.D806]) / 1000000" office:value-type="float" office:value="192.47872" calcext:value-type="float">
            <text:p>192.47872</text:p>
          </table:table-cell>
          <table:table-cell table:formula="of:= ([times.G806] - [times.F806]) / 1000000" office:value-type="float" office:value="228.95232" calcext:value-type="float">
            <text:p>228.95232</text:p>
          </table:table-cell>
        </table:table-row>
        <table:table-row table:style-name="ro1">
          <table:table-cell table:formula="of:=[times.A807]" office:value-type="float" office:value="805" calcext:value-type="float">
            <text:p>805</text:p>
          </table:table-cell>
          <table:table-cell table:formula="of:= ([times.C807] - [times.B807]) / 1000000" office:value-type="float" office:value="146.774272" calcext:value-type="float">
            <text:p>146.774272</text:p>
          </table:table-cell>
          <table:table-cell table:formula="of:= ([times.E807] - [times.D807]) / 1000000" office:value-type="float" office:value="192.416" calcext:value-type="float">
            <text:p>192.416</text:p>
          </table:table-cell>
          <table:table-cell table:formula="of:= ([times.G807] - [times.F807]) / 1000000" office:value-type="float" office:value="228.79616" calcext:value-type="float">
            <text:p>228.79616</text:p>
          </table:table-cell>
        </table:table-row>
        <table:table-row table:style-name="ro1">
          <table:table-cell table:formula="of:=[times.A808]" office:value-type="float" office:value="806" calcext:value-type="float">
            <text:p>806</text:p>
          </table:table-cell>
          <table:table-cell table:formula="of:= ([times.C808] - [times.B808]) / 1000000" office:value-type="float" office:value="146.2528" calcext:value-type="float">
            <text:p>146.2528</text:p>
          </table:table-cell>
          <table:table-cell table:formula="of:= ([times.E808] - [times.D808]) / 1000000" office:value-type="float" office:value="192.111872" calcext:value-type="float">
            <text:p>192.111872</text:p>
          </table:table-cell>
          <table:table-cell table:formula="of:= ([times.G808] - [times.F808]) / 1000000" office:value-type="float" office:value="228.4928" calcext:value-type="float">
            <text:p>228.4928</text:p>
          </table:table-cell>
        </table:table-row>
        <table:table-row table:style-name="ro1">
          <table:table-cell table:formula="of:=[times.A809]" office:value-type="float" office:value="807" calcext:value-type="float">
            <text:p>807</text:p>
          </table:table-cell>
          <table:table-cell table:formula="of:= ([times.C809] - [times.B809]) / 1000000" office:value-type="float" office:value="146.04928" calcext:value-type="float">
            <text:p>146.04928</text:p>
          </table:table-cell>
          <table:table-cell table:formula="of:= ([times.E809] - [times.D809]) / 1000000" office:value-type="float" office:value="191.803648" calcext:value-type="float">
            <text:p>191.803648</text:p>
          </table:table-cell>
          <table:table-cell table:formula="of:= ([times.G809] - [times.F809]) / 1000000" office:value-type="float" office:value="228.412672" calcext:value-type="float">
            <text:p>228.412672</text:p>
          </table:table-cell>
        </table:table-row>
        <table:table-row table:style-name="ro1">
          <table:table-cell table:formula="of:=[times.A810]" office:value-type="float" office:value="808" calcext:value-type="float">
            <text:p>808</text:p>
          </table:table-cell>
          <table:table-cell table:formula="of:= ([times.C810] - [times.B810]) / 1000000" office:value-type="float" office:value="145.775616" calcext:value-type="float">
            <text:p>145.775616</text:p>
          </table:table-cell>
          <table:table-cell table:formula="of:= ([times.E810] - [times.D810]) / 1000000" office:value-type="float" office:value="191.629824" calcext:value-type="float">
            <text:p>191.629824</text:p>
          </table:table-cell>
          <table:table-cell table:formula="of:= ([times.G810] - [times.F810]) / 1000000" office:value-type="float" office:value="228.118528" calcext:value-type="float">
            <text:p>228.118528</text:p>
          </table:table-cell>
        </table:table-row>
        <table:table-row table:style-name="ro1">
          <table:table-cell table:formula="of:=[times.A811]" office:value-type="float" office:value="809" calcext:value-type="float">
            <text:p>809</text:p>
          </table:table-cell>
          <table:table-cell table:formula="of:= ([times.C811] - [times.B811]) / 1000000" office:value-type="float" office:value="145.58208" calcext:value-type="float">
            <text:p>145.58208</text:p>
          </table:table-cell>
          <table:table-cell table:formula="of:= ([times.E811] - [times.D811]) / 1000000" office:value-type="float" office:value="191.450112" calcext:value-type="float">
            <text:p>191.450112</text:p>
          </table:table-cell>
          <table:table-cell table:formula="of:= ([times.G811] - [times.F811]) / 1000000" office:value-type="float" office:value="227.816448" calcext:value-type="float">
            <text:p>227.816448</text:p>
          </table:table-cell>
        </table:table-row>
        <table:table-row table:style-name="ro1">
          <table:table-cell table:formula="of:=[times.A812]" office:value-type="float" office:value="810" calcext:value-type="float">
            <text:p>810</text:p>
          </table:table-cell>
          <table:table-cell table:formula="of:= ([times.C812] - [times.B812]) / 1000000" office:value-type="float" office:value="145.417984" calcext:value-type="float">
            <text:p>145.417984</text:p>
          </table:table-cell>
          <table:table-cell table:formula="of:= ([times.E812] - [times.D812]) / 1000000" office:value-type="float" office:value="191.420672" calcext:value-type="float">
            <text:p>191.420672</text:p>
          </table:table-cell>
          <table:table-cell table:formula="of:= ([times.G812] - [times.F812]) / 1000000" office:value-type="float" office:value="227.504128" calcext:value-type="float">
            <text:p>227.504128</text:p>
          </table:table-cell>
        </table:table-row>
        <table:table-row table:style-name="ro1">
          <table:table-cell table:formula="of:=[times.A813]" office:value-type="float" office:value="811" calcext:value-type="float">
            <text:p>811</text:p>
          </table:table-cell>
          <table:table-cell table:formula="of:= ([times.C813] - [times.B813]) / 1000000" office:value-type="float" office:value="145.085696" calcext:value-type="float">
            <text:p>145.085696</text:p>
          </table:table-cell>
          <table:table-cell table:formula="of:= ([times.E813] - [times.D813]) / 1000000" office:value-type="float" office:value="191.112192" calcext:value-type="float">
            <text:p>191.112192</text:p>
          </table:table-cell>
          <table:table-cell table:formula="of:= ([times.G813] - [times.F813]) / 1000000" office:value-type="float" office:value="227.193856" calcext:value-type="float">
            <text:p>227.193856</text:p>
          </table:table-cell>
        </table:table-row>
        <table:table-row table:style-name="ro1">
          <table:table-cell table:formula="of:=[times.A814]" office:value-type="float" office:value="812" calcext:value-type="float">
            <text:p>812</text:p>
          </table:table-cell>
          <table:table-cell table:formula="of:= ([times.C814] - [times.B814]) / 1000000" office:value-type="float" office:value="144.962816" calcext:value-type="float">
            <text:p>144.962816</text:p>
          </table:table-cell>
          <table:table-cell table:formula="of:= ([times.E814] - [times.D814]) / 1000000" office:value-type="float" office:value="190.822656" calcext:value-type="float">
            <text:p>190.822656</text:p>
          </table:table-cell>
          <table:table-cell table:formula="of:= ([times.G814] - [times.F814]) / 1000000" office:value-type="float" office:value="226.992384" calcext:value-type="float">
            <text:p>226.992384</text:p>
          </table:table-cell>
        </table:table-row>
        <table:table-row table:style-name="ro1">
          <table:table-cell table:formula="of:=[times.A815]" office:value-type="float" office:value="813" calcext:value-type="float">
            <text:p>813</text:p>
          </table:table-cell>
          <table:table-cell table:formula="of:= ([times.C815] - [times.B815]) / 1000000" office:value-type="float" office:value="144.78208" calcext:value-type="float">
            <text:p>144.78208</text:p>
          </table:table-cell>
          <table:table-cell table:formula="of:= ([times.E815] - [times.D815]) / 1000000" office:value-type="float" office:value="190.651648" calcext:value-type="float">
            <text:p>190.651648</text:p>
          </table:table-cell>
          <table:table-cell table:formula="of:= ([times.G815] - [times.F815]) / 1000000" office:value-type="float" office:value="226.894336" calcext:value-type="float">
            <text:p>226.894336</text:p>
          </table:table-cell>
        </table:table-row>
        <table:table-row table:style-name="ro1">
          <table:table-cell table:formula="of:=[times.A816]" office:value-type="float" office:value="814" calcext:value-type="float">
            <text:p>814</text:p>
          </table:table-cell>
          <table:table-cell table:formula="of:= ([times.C816] - [times.B816]) / 1000000" office:value-type="float" office:value="144.660992" calcext:value-type="float">
            <text:p>144.660992</text:p>
          </table:table-cell>
          <table:table-cell table:formula="of:= ([times.E816] - [times.D816]) / 1000000" office:value-type="float" office:value="190.622464" calcext:value-type="float">
            <text:p>190.622464</text:p>
          </table:table-cell>
          <table:table-cell table:formula="of:= ([times.G816] - [times.F816]) / 1000000" office:value-type="float" office:value="226.52032" calcext:value-type="float">
            <text:p>226.52032</text:p>
          </table:table-cell>
        </table:table-row>
        <table:table-row table:style-name="ro1">
          <table:table-cell table:formula="of:=[times.A817]" office:value-type="float" office:value="815" calcext:value-type="float">
            <text:p>815</text:p>
          </table:table-cell>
          <table:table-cell table:formula="of:= ([times.C817] - [times.B817]) / 1000000" office:value-type="float" office:value="144.371712" calcext:value-type="float">
            <text:p>144.371712</text:p>
          </table:table-cell>
          <table:table-cell table:formula="of:= ([times.E817] - [times.D817]) / 1000000" office:value-type="float" office:value="190.330112" calcext:value-type="float">
            <text:p>190.330112</text:p>
          </table:table-cell>
          <table:table-cell table:formula="of:= ([times.G817] - [times.F817]) / 1000000" office:value-type="float" office:value="226.20032" calcext:value-type="float">
            <text:p>226.20032</text:p>
          </table:table-cell>
        </table:table-row>
        <table:table-row table:style-name="ro1">
          <table:table-cell table:formula="of:=[times.A818]" office:value-type="float" office:value="816" calcext:value-type="float">
            <text:p>816</text:p>
          </table:table-cell>
          <table:table-cell table:formula="of:= ([times.C818] - [times.B818]) / 1000000" office:value-type="float" office:value="144.00384" calcext:value-type="float">
            <text:p>144.00384</text:p>
          </table:table-cell>
          <table:table-cell table:formula="of:= ([times.E818] - [times.D818]) / 1000000" office:value-type="float" office:value="190.035712" calcext:value-type="float">
            <text:p>190.035712</text:p>
          </table:table-cell>
          <table:table-cell table:formula="of:= ([times.G818] - [times.F818]) / 1000000" office:value-type="float" office:value="225.881856" calcext:value-type="float">
            <text:p>225.881856</text:p>
          </table:table-cell>
        </table:table-row>
        <table:table-row table:style-name="ro1">
          <table:table-cell table:formula="of:=[times.A819]" office:value-type="float" office:value="817" calcext:value-type="float">
            <text:p>817</text:p>
          </table:table-cell>
          <table:table-cell table:formula="of:= ([times.C819] - [times.B819]) / 1000000" office:value-type="float" office:value="143.740928" calcext:value-type="float">
            <text:p>143.740928</text:p>
          </table:table-cell>
          <table:table-cell table:formula="of:= ([times.E819] - [times.D819]) / 1000000" office:value-type="float" office:value="189.866752" calcext:value-type="float">
            <text:p>189.866752</text:p>
          </table:table-cell>
          <table:table-cell table:formula="of:= ([times.G819] - [times.F819]) / 1000000" office:value-type="float" office:value="225.564928" calcext:value-type="float">
            <text:p>225.564928</text:p>
          </table:table-cell>
        </table:table-row>
        <table:table-row table:style-name="ro1">
          <table:table-cell table:formula="of:=[times.A820]" office:value-type="float" office:value="818" calcext:value-type="float">
            <text:p>818</text:p>
          </table:table-cell>
          <table:table-cell table:formula="of:= ([times.C820] - [times.B820]) / 1000000" office:value-type="float" office:value="143.63776" calcext:value-type="float">
            <text:p>143.63776</text:p>
          </table:table-cell>
          <table:table-cell table:formula="of:= ([times.E820] - [times.D820]) / 1000000" office:value-type="float" office:value="189.817088" calcext:value-type="float">
            <text:p>189.817088</text:p>
          </table:table-cell>
          <table:table-cell table:formula="of:= ([times.G820] - [times.F820]) / 1000000" office:value-type="float" office:value="225.214976" calcext:value-type="float">
            <text:p>225.214976</text:p>
          </table:table-cell>
        </table:table-row>
        <table:table-row table:style-name="ro1">
          <table:table-cell table:formula="of:=[times.A821]" office:value-type="float" office:value="819" calcext:value-type="float">
            <text:p>819</text:p>
          </table:table-cell>
          <table:table-cell table:formula="of:= ([times.C821] - [times.B821]) / 1000000" office:value-type="float" office:value="143.522048" calcext:value-type="float">
            <text:p>143.522048</text:p>
          </table:table-cell>
          <table:table-cell table:formula="of:= ([times.E821] - [times.D821]) / 1000000" office:value-type="float" office:value="189.524224" calcext:value-type="float">
            <text:p>189.524224</text:p>
          </table:table-cell>
          <table:table-cell table:formula="of:= ([times.G821] - [times.F821]) / 1000000" office:value-type="float" office:value="225.060864" calcext:value-type="float">
            <text:p>225.060864</text:p>
          </table:table-cell>
        </table:table-row>
        <table:table-row table:style-name="ro1">
          <table:table-cell table:formula="of:=[times.A822]" office:value-type="float" office:value="820" calcext:value-type="float">
            <text:p>820</text:p>
          </table:table-cell>
          <table:table-cell table:formula="of:= ([times.C822] - [times.B822]) / 1000000" office:value-type="float" office:value="143.120896" calcext:value-type="float">
            <text:p>143.120896</text:p>
          </table:table-cell>
          <table:table-cell table:formula="of:= ([times.E822] - [times.D822]) / 1000000" office:value-type="float" office:value="189.226752" calcext:value-type="float">
            <text:p>189.226752</text:p>
          </table:table-cell>
          <table:table-cell table:formula="of:= ([times.G822] - [times.F822]) / 1000000" office:value-type="float" office:value="224.738304" calcext:value-type="float">
            <text:p>224.738304</text:p>
          </table:table-cell>
        </table:table-row>
        <table:table-row table:style-name="ro1">
          <table:table-cell table:formula="of:=[times.A823]" office:value-type="float" office:value="821" calcext:value-type="float">
            <text:p>821</text:p>
          </table:table-cell>
          <table:table-cell table:formula="of:= ([times.C823] - [times.B823]) / 1000000" office:value-type="float" office:value="142.906112" calcext:value-type="float">
            <text:p>142.906112</text:p>
          </table:table-cell>
          <table:table-cell table:formula="of:= ([times.E823] - [times.D823]) / 1000000" office:value-type="float" office:value="189.126144" calcext:value-type="float">
            <text:p>189.126144</text:p>
          </table:table-cell>
          <table:table-cell table:formula="of:= ([times.G823] - [times.F823]) / 1000000" office:value-type="float" office:value="224.42624" calcext:value-type="float">
            <text:p>224.42624</text:p>
          </table:table-cell>
        </table:table-row>
        <table:table-row table:style-name="ro1">
          <table:table-cell table:formula="of:=[times.A824]" office:value-type="float" office:value="822" calcext:value-type="float">
            <text:p>822</text:p>
          </table:table-cell>
          <table:table-cell table:formula="of:= ([times.C824] - [times.B824]) / 1000000" office:value-type="float" office:value="142.76992" calcext:value-type="float">
            <text:p>142.76992</text:p>
          </table:table-cell>
          <table:table-cell table:formula="of:= ([times.E824] - [times.D824]) / 1000000" office:value-type="float" office:value="188.833792" calcext:value-type="float">
            <text:p>188.833792</text:p>
          </table:table-cell>
          <table:table-cell table:formula="of:= ([times.G824] - [times.F824]) / 1000000" office:value-type="float" office:value="224.2752" calcext:value-type="float">
            <text:p>224.2752</text:p>
          </table:table-cell>
        </table:table-row>
        <table:table-row table:style-name="ro1">
          <table:table-cell table:formula="of:=[times.A825]" office:value-type="float" office:value="823" calcext:value-type="float">
            <text:p>823</text:p>
          </table:table-cell>
          <table:table-cell table:formula="of:= ([times.C825] - [times.B825]) / 1000000" office:value-type="float" office:value="142.482944" calcext:value-type="float">
            <text:p>142.482944</text:p>
          </table:table-cell>
          <table:table-cell table:formula="of:= ([times.E825] - [times.D825]) / 1000000" office:value-type="float" office:value="188.73216" calcext:value-type="float">
            <text:p>188.73216</text:p>
          </table:table-cell>
          <table:table-cell table:formula="of:= ([times.G825] - [times.F825]) / 1000000" office:value-type="float" office:value="223.981568" calcext:value-type="float">
            <text:p>223.981568</text:p>
          </table:table-cell>
        </table:table-row>
        <table:table-row table:style-name="ro1">
          <table:table-cell table:formula="of:=[times.A826]" office:value-type="float" office:value="824" calcext:value-type="float">
            <text:p>824</text:p>
          </table:table-cell>
          <table:table-cell table:formula="of:= ([times.C826] - [times.B826]) / 1000000" office:value-type="float" office:value="142.354176" calcext:value-type="float">
            <text:p>142.354176</text:p>
          </table:table-cell>
          <table:table-cell table:formula="of:= ([times.E826] - [times.D826]) / 1000000" office:value-type="float" office:value="188.440576" calcext:value-type="float">
            <text:p>188.440576</text:p>
          </table:table-cell>
          <table:table-cell table:formula="of:= ([times.G826] - [times.F826]) / 1000000" office:value-type="float" office:value="223.702272" calcext:value-type="float">
            <text:p>223.702272</text:p>
          </table:table-cell>
        </table:table-row>
        <table:table-row table:style-name="ro1">
          <table:table-cell table:formula="of:=[times.A827]" office:value-type="float" office:value="825" calcext:value-type="float">
            <text:p>825</text:p>
          </table:table-cell>
          <table:table-cell table:formula="of:= ([times.C827] - [times.B827]) / 1000000" office:value-type="float" office:value="142.23616" calcext:value-type="float">
            <text:p>142.23616</text:p>
          </table:table-cell>
          <table:table-cell table:formula="of:= ([times.E827] - [times.D827]) / 1000000" office:value-type="float" office:value="188.34176" calcext:value-type="float">
            <text:p>188.34176</text:p>
          </table:table-cell>
          <table:table-cell table:formula="of:= ([times.G827] - [times.F827]) / 1000000" office:value-type="float" office:value="223.530752" calcext:value-type="float">
            <text:p>223.530752</text:p>
          </table:table-cell>
        </table:table-row>
        <table:table-row table:style-name="ro1">
          <table:table-cell table:formula="of:=[times.A828]" office:value-type="float" office:value="826" calcext:value-type="float">
            <text:p>826</text:p>
          </table:table-cell>
          <table:table-cell table:formula="of:= ([times.C828] - [times.B828]) / 1000000" office:value-type="float" office:value="141.950464" calcext:value-type="float">
            <text:p>141.950464</text:p>
          </table:table-cell>
          <table:table-cell table:formula="of:= ([times.E828] - [times.D828]) / 1000000" office:value-type="float" office:value="188.047872" calcext:value-type="float">
            <text:p>188.047872</text:p>
          </table:table-cell>
          <table:table-cell table:formula="of:= ([times.G828] - [times.F828]) / 1000000" office:value-type="float" office:value="223.216128" calcext:value-type="float">
            <text:p>223.216128</text:p>
          </table:table-cell>
        </table:table-row>
        <table:table-row table:style-name="ro1">
          <table:table-cell table:formula="of:=[times.A829]" office:value-type="float" office:value="827" calcext:value-type="float">
            <text:p>827</text:p>
          </table:table-cell>
          <table:table-cell table:formula="of:= ([times.C829] - [times.B829]) / 1000000" office:value-type="float" office:value="141.609984" calcext:value-type="float">
            <text:p>141.609984</text:p>
          </table:table-cell>
          <table:table-cell table:formula="of:= ([times.E829] - [times.D829]) / 1000000" office:value-type="float" office:value="187.942912" calcext:value-type="float">
            <text:p>187.942912</text:p>
          </table:table-cell>
          <table:table-cell table:formula="of:= ([times.G829] - [times.F829]) / 1000000" office:value-type="float" office:value="223.012352" calcext:value-type="float">
            <text:p>223.012352</text:p>
          </table:table-cell>
        </table:table-row>
        <table:table-row table:style-name="ro1">
          <table:table-cell table:formula="of:=[times.A830]" office:value-type="float" office:value="828" calcext:value-type="float">
            <text:p>828</text:p>
          </table:table-cell>
          <table:table-cell table:formula="of:= ([times.C830] - [times.B830]) / 1000000" office:value-type="float" office:value="141.348096" calcext:value-type="float">
            <text:p>141.348096</text:p>
          </table:table-cell>
          <table:table-cell table:formula="of:= ([times.E830] - [times.D830]) / 1000000" office:value-type="float" office:value="187.649792" calcext:value-type="float">
            <text:p>187.649792</text:p>
          </table:table-cell>
          <table:table-cell table:formula="of:= ([times.G830] - [times.F830]) / 1000000" office:value-type="float" office:value="222.909952" calcext:value-type="float">
            <text:p>222.909952</text:p>
          </table:table-cell>
        </table:table-row>
        <table:table-row table:style-name="ro1">
          <table:table-cell table:formula="of:=[times.A831]" office:value-type="float" office:value="829" calcext:value-type="float">
            <text:p>829</text:p>
          </table:table-cell>
          <table:table-cell table:formula="of:= ([times.C831] - [times.B831]) / 1000000" office:value-type="float" office:value="141.30816" calcext:value-type="float">
            <text:p>141.30816</text:p>
          </table:table-cell>
          <table:table-cell table:formula="of:= ([times.E831] - [times.D831]) / 1000000" office:value-type="float" office:value="187.55072" calcext:value-type="float">
            <text:p>187.55072</text:p>
          </table:table-cell>
          <table:table-cell table:formula="of:= ([times.G831] - [times.F831]) / 1000000" office:value-type="float" office:value="222.781696" calcext:value-type="float">
            <text:p>222.781696</text:p>
          </table:table-cell>
        </table:table-row>
        <table:table-row table:style-name="ro1">
          <table:table-cell table:formula="of:=[times.A832]" office:value-type="float" office:value="830" calcext:value-type="float">
            <text:p>830</text:p>
          </table:table-cell>
          <table:table-cell table:formula="of:= ([times.C832] - [times.B832]) / 1000000" office:value-type="float" office:value="141.009408" calcext:value-type="float">
            <text:p>141.009408</text:p>
          </table:table-cell>
          <table:table-cell table:formula="of:= ([times.E832] - [times.D832]) / 1000000" office:value-type="float" office:value="187.26144" calcext:value-type="float">
            <text:p>187.26144</text:p>
          </table:table-cell>
          <table:table-cell table:formula="of:= ([times.G832] - [times.F832]) / 1000000" office:value-type="float" office:value="222.615808" calcext:value-type="float">
            <text:p>222.615808</text:p>
          </table:table-cell>
        </table:table-row>
        <table:table-row table:style-name="ro1">
          <table:table-cell table:formula="of:=[times.A833]" office:value-type="float" office:value="831" calcext:value-type="float">
            <text:p>831</text:p>
          </table:table-cell>
          <table:table-cell table:formula="of:= ([times.C833] - [times.B833]) / 1000000" office:value-type="float" office:value="140.884992" calcext:value-type="float">
            <text:p>140.884992</text:p>
          </table:table-cell>
          <table:table-cell table:formula="of:= ([times.E833] - [times.D833]) / 1000000" office:value-type="float" office:value="187.134208" calcext:value-type="float">
            <text:p>187.134208</text:p>
          </table:table-cell>
          <table:table-cell table:formula="of:= ([times.G833] - [times.F833]) / 1000000" office:value-type="float" office:value="222.301696" calcext:value-type="float">
            <text:p>222.301696</text:p>
          </table:table-cell>
        </table:table-row>
        <table:table-row table:style-name="ro1">
          <table:table-cell table:formula="of:=[times.A834]" office:value-type="float" office:value="832" calcext:value-type="float">
            <text:p>832</text:p>
          </table:table-cell>
          <table:table-cell table:formula="of:= ([times.C834] - [times.B834]) / 1000000" office:value-type="float" office:value="140.535808" calcext:value-type="float">
            <text:p>140.535808</text:p>
          </table:table-cell>
          <table:table-cell table:formula="of:= ([times.E834] - [times.D834]) / 1000000" office:value-type="float" office:value="186.832128" calcext:value-type="float">
            <text:p>186.832128</text:p>
          </table:table-cell>
          <table:table-cell table:formula="of:= ([times.G834] - [times.F834]) / 1000000" office:value-type="float" office:value="222.185216" calcext:value-type="float">
            <text:p>222.185216</text:p>
          </table:table-cell>
        </table:table-row>
        <table:table-row table:style-name="ro1">
          <table:table-cell table:formula="of:=[times.A835]" office:value-type="float" office:value="833" calcext:value-type="float">
            <text:p>833</text:p>
          </table:table-cell>
          <table:table-cell table:formula="of:= ([times.C835] - [times.B835]) / 1000000" office:value-type="float" office:value="140.239616" calcext:value-type="float">
            <text:p>140.239616</text:p>
          </table:table-cell>
          <table:table-cell table:formula="of:= ([times.E835] - [times.D835]) / 1000000" office:value-type="float" office:value="186.528" calcext:value-type="float">
            <text:p>186.528</text:p>
          </table:table-cell>
          <table:table-cell table:formula="of:= ([times.G835] - [times.F835]) / 1000000" office:value-type="float" office:value="221.83808" calcext:value-type="float">
            <text:p>221.83808</text:p>
          </table:table-cell>
        </table:table-row>
        <table:table-row table:style-name="ro1">
          <table:table-cell table:formula="of:=[times.A836]" office:value-type="float" office:value="834" calcext:value-type="float">
            <text:p>834</text:p>
          </table:table-cell>
          <table:table-cell table:formula="of:= ([times.C836] - [times.B836]) / 1000000" office:value-type="float" office:value="139.947776" calcext:value-type="float">
            <text:p>139.947776</text:p>
          </table:table-cell>
          <table:table-cell table:formula="of:= ([times.E836] - [times.D836]) / 1000000" office:value-type="float" office:value="186.354176" calcext:value-type="float">
            <text:p>186.354176</text:p>
          </table:table-cell>
          <table:table-cell table:formula="of:= ([times.G836] - [times.F836]) / 1000000" office:value-type="float" office:value="221.53728" calcext:value-type="float">
            <text:p>221.53728</text:p>
          </table:table-cell>
        </table:table-row>
        <table:table-row table:style-name="ro1">
          <table:table-cell table:formula="of:=[times.A837]" office:value-type="float" office:value="835" calcext:value-type="float">
            <text:p>835</text:p>
          </table:table-cell>
          <table:table-cell table:formula="of:= ([times.C837] - [times.B837]) / 1000000" office:value-type="float" office:value="139.764224" calcext:value-type="float">
            <text:p>139.764224</text:p>
          </table:table-cell>
          <table:table-cell table:formula="of:= ([times.E837] - [times.D837]) / 1000000" office:value-type="float" office:value="186.292224" calcext:value-type="float">
            <text:p>186.292224</text:p>
          </table:table-cell>
          <table:table-cell table:formula="of:= ([times.G837] - [times.F837]) / 1000000" office:value-type="float" office:value="221.301248" calcext:value-type="float">
            <text:p>221.301248</text:p>
          </table:table-cell>
        </table:table-row>
        <table:table-row table:style-name="ro1">
          <table:table-cell table:formula="of:=[times.A838]" office:value-type="float" office:value="836" calcext:value-type="float">
            <text:p>836</text:p>
          </table:table-cell>
          <table:table-cell table:formula="of:= ([times.C838] - [times.B838]) / 1000000" office:value-type="float" office:value="139.581184" calcext:value-type="float">
            <text:p>139.581184</text:p>
          </table:table-cell>
          <table:table-cell table:formula="of:= ([times.E838] - [times.D838]) / 1000000" office:value-type="float" office:value="185.999872" calcext:value-type="float">
            <text:p>185.999872</text:p>
          </table:table-cell>
          <table:table-cell table:formula="of:= ([times.G838] - [times.F838]) / 1000000" office:value-type="float" office:value="221.181184" calcext:value-type="float">
            <text:p>221.181184</text:p>
          </table:table-cell>
        </table:table-row>
        <table:table-row table:style-name="ro1">
          <table:table-cell table:formula="of:=[times.A839]" office:value-type="float" office:value="837" calcext:value-type="float">
            <text:p>837</text:p>
          </table:table-cell>
          <table:table-cell table:formula="of:= ([times.C839] - [times.B839]) / 1000000" office:value-type="float" office:value="139.48288" calcext:value-type="float">
            <text:p>139.48288</text:p>
          </table:table-cell>
          <table:table-cell table:formula="of:= ([times.E839] - [times.D839]) / 1000000" office:value-type="float" office:value="185.708032" calcext:value-type="float">
            <text:p>185.708032</text:p>
          </table:table-cell>
          <table:table-cell table:formula="of:= ([times.G839] - [times.F839]) / 1000000" office:value-type="float" office:value="220.91008" calcext:value-type="float">
            <text:p>220.91008</text:p>
          </table:table-cell>
        </table:table-row>
        <table:table-row table:style-name="ro1">
          <table:table-cell table:formula="of:=[times.A840]" office:value-type="float" office:value="838" calcext:value-type="float">
            <text:p>838</text:p>
          </table:table-cell>
          <table:table-cell table:formula="of:= ([times.C840] - [times.B840]) / 1000000" office:value-type="float" office:value="139.195392" calcext:value-type="float">
            <text:p>139.195392</text:p>
          </table:table-cell>
          <table:table-cell table:formula="of:= ([times.E840] - [times.D840]) / 1000000" office:value-type="float" office:value="185.56416" calcext:value-type="float">
            <text:p>185.56416</text:p>
          </table:table-cell>
          <table:table-cell table:formula="of:= ([times.G840] - [times.F840]) / 1000000" office:value-type="float" office:value="220.612096" calcext:value-type="float">
            <text:p>220.612096</text:p>
          </table:table-cell>
        </table:table-row>
        <table:table-row table:style-name="ro1">
          <table:table-cell table:formula="of:=[times.A841]" office:value-type="float" office:value="839" calcext:value-type="float">
            <text:p>839</text:p>
          </table:table-cell>
          <table:table-cell table:formula="of:= ([times.C841] - [times.B841]) / 1000000" office:value-type="float" office:value="138.904832" calcext:value-type="float">
            <text:p>138.904832</text:p>
          </table:table-cell>
          <table:table-cell table:formula="of:= ([times.E841] - [times.D841]) / 1000000" office:value-type="float" office:value="185.49376" calcext:value-type="float">
            <text:p>185.49376</text:p>
          </table:table-cell>
          <table:table-cell table:formula="of:= ([times.G841] - [times.F841]) / 1000000" office:value-type="float" office:value="220.519936" calcext:value-type="float">
            <text:p>220.519936</text:p>
          </table:table-cell>
        </table:table-row>
        <table:table-row table:style-name="ro1">
          <table:table-cell table:formula="of:=[times.A842]" office:value-type="float" office:value="840" calcext:value-type="float">
            <text:p>840</text:p>
          </table:table-cell>
          <table:table-cell table:formula="of:= ([times.C842] - [times.B842]) / 1000000" office:value-type="float" office:value="138.722816" calcext:value-type="float">
            <text:p>138.722816</text:p>
          </table:table-cell>
          <table:table-cell table:formula="of:= ([times.E842] - [times.D842]) / 1000000" office:value-type="float" office:value="185.202944" calcext:value-type="float">
            <text:p>185.202944</text:p>
          </table:table-cell>
          <table:table-cell table:formula="of:= ([times.G842] - [times.F842]) / 1000000" office:value-type="float" office:value="220.32768" calcext:value-type="float">
            <text:p>220.32768</text:p>
          </table:table-cell>
        </table:table-row>
        <table:table-row table:style-name="ro1">
          <table:table-cell table:formula="of:=[times.A843]" office:value-type="float" office:value="841" calcext:value-type="float">
            <text:p>841</text:p>
          </table:table-cell>
          <table:table-cell table:formula="of:= ([times.C843] - [times.B843]) / 1000000" office:value-type="float" office:value="138.49088" calcext:value-type="float">
            <text:p>138.49088</text:p>
          </table:table-cell>
          <table:table-cell table:formula="of:= ([times.E843] - [times.D843]) / 1000000" office:value-type="float" office:value="185.125632" calcext:value-type="float">
            <text:p>185.125632</text:p>
          </table:table-cell>
          <table:table-cell table:formula="of:= ([times.G843] - [times.F843]) / 1000000" office:value-type="float" office:value="220.089088" calcext:value-type="float">
            <text:p>220.089088</text:p>
          </table:table-cell>
        </table:table-row>
        <table:table-row table:style-name="ro1">
          <table:table-cell table:formula="of:=[times.A844]" office:value-type="float" office:value="842" calcext:value-type="float">
            <text:p>842</text:p>
          </table:table-cell>
          <table:table-cell table:formula="of:= ([times.C844] - [times.B844]) / 1000000" office:value-type="float" office:value="138.022912" calcext:value-type="float">
            <text:p>138.022912</text:p>
          </table:table-cell>
          <table:table-cell table:formula="of:= ([times.E844] - [times.D844]) / 1000000" office:value-type="float" office:value="184.827392" calcext:value-type="float">
            <text:p>184.827392</text:p>
          </table:table-cell>
          <table:table-cell table:formula="of:= ([times.G844] - [times.F844]) / 1000000" office:value-type="float" office:value="219.785984" calcext:value-type="float">
            <text:p>219.785984</text:p>
          </table:table-cell>
        </table:table-row>
        <table:table-row table:style-name="ro1">
          <table:table-cell table:formula="of:=[times.A845]" office:value-type="float" office:value="843" calcext:value-type="float">
            <text:p>843</text:p>
          </table:table-cell>
          <table:table-cell table:formula="of:= ([times.C845] - [times.B845]) / 1000000" office:value-type="float" office:value="137.897984" calcext:value-type="float">
            <text:p>137.897984</text:p>
          </table:table-cell>
          <table:table-cell table:formula="of:= ([times.E845] - [times.D845]) / 1000000" office:value-type="float" office:value="184.75136" calcext:value-type="float">
            <text:p>184.75136</text:p>
          </table:table-cell>
          <table:table-cell table:formula="of:= ([times.G845] - [times.F845]) / 1000000" office:value-type="float" office:value="219.642368" calcext:value-type="float">
            <text:p>219.642368</text:p>
          </table:table-cell>
        </table:table-row>
        <table:table-row table:style-name="ro1">
          <table:table-cell table:formula="of:=[times.A846]" office:value-type="float" office:value="844" calcext:value-type="float">
            <text:p>844</text:p>
          </table:table-cell>
          <table:table-cell table:formula="of:= ([times.C846] - [times.B846]) / 1000000" office:value-type="float" office:value="137.668096" calcext:value-type="float">
            <text:p>137.668096</text:p>
          </table:table-cell>
          <table:table-cell table:formula="of:= ([times.E846] - [times.D846]) / 1000000" office:value-type="float" office:value="184.455936" calcext:value-type="float">
            <text:p>184.455936</text:p>
          </table:table-cell>
          <table:table-cell table:formula="of:= ([times.G846] - [times.F846]) / 1000000" office:value-type="float" office:value="219.354368" calcext:value-type="float">
            <text:p>219.354368</text:p>
          </table:table-cell>
        </table:table-row>
        <table:table-row table:style-name="ro1">
          <table:table-cell table:formula="of:=[times.A847]" office:value-type="float" office:value="845" calcext:value-type="float">
            <text:p>845</text:p>
          </table:table-cell>
          <table:table-cell table:formula="of:= ([times.C847] - [times.B847]) / 1000000" office:value-type="float" office:value="137.293312" calcext:value-type="float">
            <text:p>137.293312</text:p>
          </table:table-cell>
          <table:table-cell table:formula="of:= ([times.E847] - [times.D847]) / 1000000" office:value-type="float" office:value="184.16" calcext:value-type="float">
            <text:p>184.16</text:p>
          </table:table-cell>
          <table:table-cell table:formula="of:= ([times.G847] - [times.F847]) / 1000000" office:value-type="float" office:value="219.248896" calcext:value-type="float">
            <text:p>219.248896</text:p>
          </table:table-cell>
        </table:table-row>
        <table:table-row table:style-name="ro1">
          <table:table-cell table:formula="of:=[times.A848]" office:value-type="float" office:value="846" calcext:value-type="float">
            <text:p>846</text:p>
          </table:table-cell>
          <table:table-cell table:formula="of:= ([times.C848] - [times.B848]) / 1000000" office:value-type="float" office:value="137.10208" calcext:value-type="float">
            <text:p>137.10208</text:p>
          </table:table-cell>
          <table:table-cell table:formula="of:= ([times.E848] - [times.D848]) / 1000000" office:value-type="float" office:value="184.057856" calcext:value-type="float">
            <text:p>184.057856</text:p>
          </table:table-cell>
          <table:table-cell table:formula="of:= ([times.G848] - [times.F848]) / 1000000" office:value-type="float" office:value="218.954752" calcext:value-type="float">
            <text:p>218.954752</text:p>
          </table:table-cell>
        </table:table-row>
        <table:table-row table:style-name="ro1">
          <table:table-cell table:formula="of:=[times.A849]" office:value-type="float" office:value="847" calcext:value-type="float">
            <text:p>847</text:p>
          </table:table-cell>
          <table:table-cell table:formula="of:= ([times.C849] - [times.B849]) / 1000000" office:value-type="float" office:value="136.894976" calcext:value-type="float">
            <text:p>136.894976</text:p>
          </table:table-cell>
          <table:table-cell table:formula="of:= ([times.E849] - [times.D849]) / 1000000" office:value-type="float" office:value="183.766784" calcext:value-type="float">
            <text:p>183.766784</text:p>
          </table:table-cell>
          <table:table-cell table:formula="of:= ([times.G849] - [times.F849]) / 1000000" office:value-type="float" office:value="218.657024" calcext:value-type="float">
            <text:p>218.657024</text:p>
          </table:table-cell>
        </table:table-row>
        <table:table-row table:style-name="ro1">
          <table:table-cell table:formula="of:=[times.A850]" office:value-type="float" office:value="848" calcext:value-type="float">
            <text:p>848</text:p>
          </table:table-cell>
          <table:table-cell table:formula="of:= ([times.C850] - [times.B850]) / 1000000" office:value-type="float" office:value="136.580608" calcext:value-type="float">
            <text:p>136.580608</text:p>
          </table:table-cell>
          <table:table-cell table:formula="of:= ([times.E850] - [times.D850]) / 1000000" office:value-type="float" office:value="183.471104" calcext:value-type="float">
            <text:p>183.471104</text:p>
          </table:table-cell>
          <table:table-cell table:formula="of:= ([times.G850] - [times.F850]) / 1000000" office:value-type="float" office:value="218.510848" calcext:value-type="float">
            <text:p>218.510848</text:p>
          </table:table-cell>
        </table:table-row>
        <table:table-row table:style-name="ro1">
          <table:table-cell table:formula="of:=[times.A851]" office:value-type="float" office:value="849" calcext:value-type="float">
            <text:p>849</text:p>
          </table:table-cell>
          <table:table-cell table:formula="of:= ([times.C851] - [times.B851]) / 1000000" office:value-type="float" office:value="136.391168" calcext:value-type="float">
            <text:p>136.391168</text:p>
          </table:table-cell>
          <table:table-cell table:formula="of:= ([times.E851] - [times.D851]) / 1000000" office:value-type="float" office:value="183.302144" calcext:value-type="float">
            <text:p>183.302144</text:p>
          </table:table-cell>
          <table:table-cell table:formula="of:= ([times.G851] - [times.F851]) / 1000000" office:value-type="float" office:value="218.219264" calcext:value-type="float">
            <text:p>218.219264</text:p>
          </table:table-cell>
        </table:table-row>
        <table:table-row table:style-name="ro1">
          <table:table-cell table:formula="of:=[times.A852]" office:value-type="float" office:value="850" calcext:value-type="float">
            <text:p>850</text:p>
          </table:table-cell>
          <table:table-cell table:formula="of:= ([times.C852] - [times.B852]) / 1000000" office:value-type="float" office:value="136.20096" calcext:value-type="float">
            <text:p>136.20096</text:p>
          </table:table-cell>
          <table:table-cell table:formula="of:= ([times.E852] - [times.D852]) / 1000000" office:value-type="float" office:value="183.272192" calcext:value-type="float">
            <text:p>183.272192</text:p>
          </table:table-cell>
          <table:table-cell table:formula="of:= ([times.G852] - [times.F852]) / 1000000" office:value-type="float" office:value="218.035968" calcext:value-type="float">
            <text:p>218.035968</text:p>
          </table:table-cell>
        </table:table-row>
        <table:table-row table:style-name="ro1">
          <table:table-cell table:formula="of:=[times.A853]" office:value-type="float" office:value="851" calcext:value-type="float">
            <text:p>851</text:p>
          </table:table-cell>
          <table:table-cell table:formula="of:= ([times.C853] - [times.B853]) / 1000000" office:value-type="float" office:value="136.079872" calcext:value-type="float">
            <text:p>136.079872</text:p>
          </table:table-cell>
          <table:table-cell table:formula="of:= ([times.E853] - [times.D853]) / 1000000" office:value-type="float" office:value="182.977024" calcext:value-type="float">
            <text:p>182.977024</text:p>
          </table:table-cell>
          <table:table-cell table:formula="of:= ([times.G853] - [times.F853]) / 1000000" office:value-type="float" office:value="217.89184" calcext:value-type="float">
            <text:p>217.89184</text:p>
          </table:table-cell>
        </table:table-row>
        <table:table-row table:style-name="ro1">
          <table:table-cell table:formula="of:=[times.A854]" office:value-type="float" office:value="852" calcext:value-type="float">
            <text:p>852</text:p>
          </table:table-cell>
          <table:table-cell table:formula="of:= ([times.C854] - [times.B854]) / 1000000" office:value-type="float" office:value="136.015104" calcext:value-type="float">
            <text:p>136.015104</text:p>
          </table:table-cell>
          <table:table-cell table:formula="of:= ([times.E854] - [times.D854]) / 1000000" office:value-type="float" office:value="182.678016" calcext:value-type="float">
            <text:p>182.678016</text:p>
          </table:table-cell>
          <table:table-cell table:formula="of:= ([times.G854] - [times.F854]) / 1000000" office:value-type="float" office:value="217.554432" calcext:value-type="float">
            <text:p>217.554432</text:p>
          </table:table-cell>
        </table:table-row>
        <table:table-row table:style-name="ro1">
          <table:table-cell table:formula="of:=[times.A855]" office:value-type="float" office:value="853" calcext:value-type="float">
            <text:p>853</text:p>
          </table:table-cell>
          <table:table-cell table:formula="of:= ([times.C855] - [times.B855]) / 1000000" office:value-type="float" office:value="136.077568" calcext:value-type="float">
            <text:p>136.077568</text:p>
          </table:table-cell>
          <table:table-cell table:formula="of:= ([times.E855] - [times.D855]) / 1000000" office:value-type="float" office:value="182.574848" calcext:value-type="float">
            <text:p>182.574848</text:p>
          </table:table-cell>
          <table:table-cell table:formula="of:= ([times.G855] - [times.F855]) / 1000000" office:value-type="float" office:value="217.404672" calcext:value-type="float">
            <text:p>217.404672</text:p>
          </table:table-cell>
        </table:table-row>
        <table:table-row table:style-name="ro1">
          <table:table-cell table:formula="of:=[times.A856]" office:value-type="float" office:value="854" calcext:value-type="float">
            <text:p>854</text:p>
          </table:table-cell>
          <table:table-cell table:formula="of:= ([times.C856] - [times.B856]) / 1000000" office:value-type="float" office:value="135.917824" calcext:value-type="float">
            <text:p>135.917824</text:p>
          </table:table-cell>
          <table:table-cell table:formula="of:= ([times.E856] - [times.D856]) / 1000000" office:value-type="float" office:value="182.28224" calcext:value-type="float">
            <text:p>182.28224</text:p>
          </table:table-cell>
          <table:table-cell table:formula="of:= ([times.G856] - [times.F856]) / 1000000" office:value-type="float" office:value="217.105152" calcext:value-type="float">
            <text:p>217.105152</text:p>
          </table:table-cell>
        </table:table-row>
        <table:table-row table:style-name="ro1">
          <table:table-cell table:formula="of:=[times.A857]" office:value-type="float" office:value="855" calcext:value-type="float">
            <text:p>855</text:p>
          </table:table-cell>
          <table:table-cell table:formula="of:= ([times.C857] - [times.B857]) / 1000000" office:value-type="float" office:value="135.837952" calcext:value-type="float">
            <text:p>135.837952</text:p>
          </table:table-cell>
          <table:table-cell table:formula="of:= ([times.E857] - [times.D857]) / 1000000" office:value-type="float" office:value="182.183424" calcext:value-type="float">
            <text:p>182.183424</text:p>
          </table:table-cell>
          <table:table-cell table:formula="of:= ([times.G857] - [times.F857]) / 1000000" office:value-type="float" office:value="216.948992" calcext:value-type="float">
            <text:p>216.948992</text:p>
          </table:table-cell>
        </table:table-row>
        <table:table-row table:style-name="ro1">
          <table:table-cell table:formula="of:=[times.A858]" office:value-type="float" office:value="856" calcext:value-type="float">
            <text:p>856</text:p>
          </table:table-cell>
          <table:table-cell table:formula="of:= ([times.C858] - [times.B858]) / 1000000" office:value-type="float" office:value="135.552256" calcext:value-type="float">
            <text:p>135.552256</text:p>
          </table:table-cell>
          <table:table-cell table:formula="of:= ([times.E858] - [times.D858]) / 1000000" office:value-type="float" office:value="181.892352" calcext:value-type="float">
            <text:p>181.892352</text:p>
          </table:table-cell>
          <table:table-cell table:formula="of:= ([times.G858] - [times.F858]) / 1000000" office:value-type="float" office:value="216.658176" calcext:value-type="float">
            <text:p>216.658176</text:p>
          </table:table-cell>
        </table:table-row>
        <table:table-row table:style-name="ro1">
          <table:table-cell table:formula="of:=[times.A859]" office:value-type="float" office:value="857" calcext:value-type="float">
            <text:p>857</text:p>
          </table:table-cell>
          <table:table-cell table:formula="of:= ([times.C859] - [times.B859]) / 1000000" office:value-type="float" office:value="135.136" calcext:value-type="float">
            <text:p>135.136</text:p>
          </table:table-cell>
          <table:table-cell table:formula="of:= ([times.E859] - [times.D859]) / 1000000" office:value-type="float" office:value="181.718784" calcext:value-type="float">
            <text:p>181.718784</text:p>
          </table:table-cell>
          <table:table-cell table:formula="of:= ([times.G859] - [times.F859]) / 1000000" office:value-type="float" office:value="216.472832" calcext:value-type="float">
            <text:p>216.472832</text:p>
          </table:table-cell>
        </table:table-row>
        <table:table-row table:style-name="ro1">
          <table:table-cell table:formula="of:=[times.A860]" office:value-type="float" office:value="858" calcext:value-type="float">
            <text:p>858</text:p>
          </table:table-cell>
          <table:table-cell table:formula="of:= ([times.C860] - [times.B860]) / 1000000" office:value-type="float" office:value="134.88384" calcext:value-type="float">
            <text:p>134.88384</text:p>
          </table:table-cell>
          <table:table-cell table:formula="of:= ([times.E860] - [times.D860]) / 1000000" office:value-type="float" office:value="181.66016" calcext:value-type="float">
            <text:p>181.66016</text:p>
          </table:table-cell>
          <table:table-cell table:formula="of:= ([times.G860] - [times.F860]) / 1000000" office:value-type="float" office:value="216.329216" calcext:value-type="float">
            <text:p>216.329216</text:p>
          </table:table-cell>
        </table:table-row>
        <table:table-row table:style-name="ro1">
          <table:table-cell table:formula="of:=[times.A861]" office:value-type="float" office:value="859" calcext:value-type="float">
            <text:p>859</text:p>
          </table:table-cell>
          <table:table-cell table:formula="of:= ([times.C861] - [times.B861]) / 1000000" office:value-type="float" office:value="134.721024" calcext:value-type="float">
            <text:p>134.721024</text:p>
          </table:table-cell>
          <table:table-cell table:formula="of:= ([times.E861] - [times.D861]) / 1000000" office:value-type="float" office:value="181.394944" calcext:value-type="float">
            <text:p>181.394944</text:p>
          </table:table-cell>
          <table:table-cell table:formula="of:= ([times.G861] - [times.F861]) / 1000000" office:value-type="float" office:value="216.035072" calcext:value-type="float">
            <text:p>216.035072</text:p>
          </table:table-cell>
        </table:table-row>
        <table:table-row table:style-name="ro1">
          <table:table-cell table:formula="of:=[times.A862]" office:value-type="float" office:value="860" calcext:value-type="float">
            <text:p>860</text:p>
          </table:table-cell>
          <table:table-cell table:formula="of:= ([times.C862] - [times.B862]) / 1000000" office:value-type="float" office:value="134.431488" calcext:value-type="float">
            <text:p>134.431488</text:p>
          </table:table-cell>
          <table:table-cell table:formula="of:= ([times.E862] - [times.D862]) / 1000000" office:value-type="float" office:value="181.09824" calcext:value-type="float">
            <text:p>181.09824</text:p>
          </table:table-cell>
          <table:table-cell table:formula="of:= ([times.G862] - [times.F862]) / 1000000" office:value-type="float" office:value="215.847936" calcext:value-type="float">
            <text:p>215.847936</text:p>
          </table:table-cell>
        </table:table-row>
        <table:table-row table:style-name="ro1">
          <table:table-cell table:formula="of:=[times.A863]" office:value-type="float" office:value="861" calcext:value-type="float">
            <text:p>861</text:p>
          </table:table-cell>
          <table:table-cell table:formula="of:= ([times.C863] - [times.B863]) / 1000000" office:value-type="float" office:value="134.141184" calcext:value-type="float">
            <text:p>134.141184</text:p>
          </table:table-cell>
          <table:table-cell table:formula="of:= ([times.E863] - [times.D863]) / 1000000" office:value-type="float" office:value="180.925952" calcext:value-type="float">
            <text:p>180.925952</text:p>
          </table:table-cell>
          <table:table-cell table:formula="of:= ([times.G863] - [times.F863]) / 1000000" office:value-type="float" office:value="215.705088" calcext:value-type="float">
            <text:p>215.705088</text:p>
          </table:table-cell>
        </table:table-row>
        <table:table-row table:style-name="ro1">
          <table:table-cell table:formula="of:=[times.A864]" office:value-type="float" office:value="862" calcext:value-type="float">
            <text:p>862</text:p>
          </table:table-cell>
          <table:table-cell table:formula="of:= ([times.C864] - [times.B864]) / 1000000" office:value-type="float" office:value="133.95712" calcext:value-type="float">
            <text:p>133.95712</text:p>
          </table:table-cell>
          <table:table-cell table:formula="of:= ([times.E864] - [times.D864]) / 1000000" office:value-type="float" office:value="180.98304" calcext:value-type="float">
            <text:p>180.98304</text:p>
          </table:table-cell>
          <table:table-cell table:formula="of:= ([times.G864] - [times.F864]) / 1000000" office:value-type="float" office:value="215.392512" calcext:value-type="float">
            <text:p>215.392512</text:p>
          </table:table-cell>
        </table:table-row>
        <table:table-row table:style-name="ro1">
          <table:table-cell table:formula="of:=[times.A865]" office:value-type="float" office:value="863" calcext:value-type="float">
            <text:p>863</text:p>
          </table:table-cell>
          <table:table-cell table:formula="of:= ([times.C865] - [times.B865]) / 1000000" office:value-type="float" office:value="133.837824" calcext:value-type="float">
            <text:p>133.837824</text:p>
          </table:table-cell>
          <table:table-cell table:formula="of:= ([times.E865] - [times.D865]) / 1000000" office:value-type="float" office:value="180.653824" calcext:value-type="float">
            <text:p>180.653824</text:p>
          </table:table-cell>
          <table:table-cell table:formula="of:= ([times.G865] - [times.F865]) / 1000000" office:value-type="float" office:value="215.213056" calcext:value-type="float">
            <text:p>215.213056</text:p>
          </table:table-cell>
        </table:table-row>
        <table:table-row table:style-name="ro1">
          <table:table-cell table:formula="of:=[times.A866]" office:value-type="float" office:value="864" calcext:value-type="float">
            <text:p>864</text:p>
          </table:table-cell>
          <table:table-cell table:formula="of:= ([times.C866] - [times.B866]) / 1000000" office:value-type="float" office:value="133.549824" calcext:value-type="float">
            <text:p>133.549824</text:p>
          </table:table-cell>
          <table:table-cell table:formula="of:= ([times.E866] - [times.D866]) / 1000000" office:value-type="float" office:value="180.352" calcext:value-type="float">
            <text:p>180.352</text:p>
          </table:table-cell>
          <table:table-cell table:formula="of:= ([times.G866] - [times.F866]) / 1000000" office:value-type="float" office:value="215.069952" calcext:value-type="float">
            <text:p>215.069952</text:p>
          </table:table-cell>
        </table:table-row>
        <table:table-row table:style-name="ro1">
          <table:table-cell table:formula="of:=[times.A867]" office:value-type="float" office:value="865" calcext:value-type="float">
            <text:p>865</text:p>
          </table:table-cell>
          <table:table-cell table:formula="of:= ([times.C867] - [times.B867]) / 1000000" office:value-type="float" office:value="133.39648" calcext:value-type="float">
            <text:p>133.39648</text:p>
          </table:table-cell>
          <table:table-cell table:formula="of:= ([times.E867] - [times.D867]) / 1000000" office:value-type="float" office:value="180.043776" calcext:value-type="float">
            <text:p>180.043776</text:p>
          </table:table-cell>
          <table:table-cell table:formula="of:= ([times.G867] - [times.F867]) / 1000000" office:value-type="float" office:value="214.777856" calcext:value-type="float">
            <text:p>214.777856</text:p>
          </table:table-cell>
        </table:table-row>
        <table:table-row table:style-name="ro1">
          <table:table-cell table:formula="of:=[times.A868]" office:value-type="float" office:value="866" calcext:value-type="float">
            <text:p>866</text:p>
          </table:table-cell>
          <table:table-cell table:formula="of:= ([times.C868] - [times.B868]) / 1000000" office:value-type="float" office:value="133.216256" calcext:value-type="float">
            <text:p>133.216256</text:p>
          </table:table-cell>
          <table:table-cell table:formula="of:= ([times.E868] - [times.D868]) / 1000000" office:value-type="float" office:value="179.748608" calcext:value-type="float">
            <text:p>179.748608</text:p>
          </table:table-cell>
          <table:table-cell table:formula="of:= ([times.G868] - [times.F868]) / 1000000" office:value-type="float" office:value="214.593024" calcext:value-type="float">
            <text:p>214.593024</text:p>
          </table:table-cell>
        </table:table-row>
        <table:table-row table:style-name="ro1">
          <table:table-cell table:formula="of:=[times.A869]" office:value-type="float" office:value="867" calcext:value-type="float">
            <text:p>867</text:p>
          </table:table-cell>
          <table:table-cell table:formula="of:= ([times.C869] - [times.B869]) / 1000000" office:value-type="float" office:value="133.035008" calcext:value-type="float">
            <text:p>133.035008</text:p>
          </table:table-cell>
          <table:table-cell table:formula="of:= ([times.E869] - [times.D869]) / 1000000" office:value-type="float" office:value="179.581696" calcext:value-type="float">
            <text:p>179.581696</text:p>
          </table:table-cell>
          <table:table-cell table:formula="of:= ([times.G869] - [times.F869]) / 1000000" office:value-type="float" office:value="214.621952" calcext:value-type="float">
            <text:p>214.621952</text:p>
          </table:table-cell>
        </table:table-row>
        <table:table-row table:style-name="ro1">
          <table:table-cell table:formula="of:=[times.A870]" office:value-type="float" office:value="868" calcext:value-type="float">
            <text:p>868</text:p>
          </table:table-cell>
          <table:table-cell table:formula="of:= ([times.C870] - [times.B870]) / 1000000" office:value-type="float" office:value="132.934656" calcext:value-type="float">
            <text:p>132.934656</text:p>
          </table:table-cell>
          <table:table-cell table:formula="of:= ([times.E870] - [times.D870]) / 1000000" office:value-type="float" office:value="179.517696" calcext:value-type="float">
            <text:p>179.517696</text:p>
          </table:table-cell>
          <table:table-cell table:formula="of:= ([times.G870] - [times.F870]) / 1000000" office:value-type="float" office:value="214.47168" calcext:value-type="float">
            <text:p>214.47168</text:p>
          </table:table-cell>
        </table:table-row>
        <table:table-row table:style-name="ro1">
          <table:table-cell table:formula="of:=[times.A871]" office:value-type="float" office:value="869" calcext:value-type="float">
            <text:p>869</text:p>
          </table:table-cell>
          <table:table-cell table:formula="of:= ([times.C871] - [times.B871]) / 1000000" office:value-type="float" office:value="132.78208" calcext:value-type="float">
            <text:p>132.78208</text:p>
          </table:table-cell>
          <table:table-cell table:formula="of:= ([times.E871] - [times.D871]) / 1000000" office:value-type="float" office:value="179.215872" calcext:value-type="float">
            <text:p>179.215872</text:p>
          </table:table-cell>
          <table:table-cell table:formula="of:= ([times.G871] - [times.F871]) / 1000000" office:value-type="float" office:value="214.330112" calcext:value-type="float">
            <text:p>214.330112</text:p>
          </table:table-cell>
        </table:table-row>
        <table:table-row table:style-name="ro1">
          <table:table-cell table:formula="of:=[times.A872]" office:value-type="float" office:value="870" calcext:value-type="float">
            <text:p>870</text:p>
          </table:table-cell>
          <table:table-cell table:formula="of:= ([times.C872] - [times.B872]) / 1000000" office:value-type="float" office:value="132.481792" calcext:value-type="float">
            <text:p>132.481792</text:p>
          </table:table-cell>
          <table:table-cell table:formula="of:= ([times.E872] - [times.D872]) / 1000000" office:value-type="float" office:value="178.90688" calcext:value-type="float">
            <text:p>178.90688</text:p>
          </table:table-cell>
          <table:table-cell table:formula="of:= ([times.G872] - [times.F872]) / 1000000" office:value-type="float" office:value="214.042624" calcext:value-type="float">
            <text:p>214.042624</text:p>
          </table:table-cell>
        </table:table-row>
        <table:table-row table:style-name="ro1">
          <table:table-cell table:formula="of:=[times.A873]" office:value-type="float" office:value="871" calcext:value-type="float">
            <text:p>871</text:p>
          </table:table-cell>
          <table:table-cell table:formula="of:= ([times.C873] - [times.B873]) / 1000000" office:value-type="float" office:value="132.162816" calcext:value-type="float">
            <text:p>132.162816</text:p>
          </table:table-cell>
          <table:table-cell table:formula="of:= ([times.E873] - [times.D873]) / 1000000" office:value-type="float" office:value="178.80576" calcext:value-type="float">
            <text:p>178.80576</text:p>
          </table:table-cell>
          <table:table-cell table:formula="of:= ([times.G873] - [times.F873]) / 1000000" office:value-type="float" office:value="213.937664" calcext:value-type="float">
            <text:p>213.937664</text:p>
          </table:table-cell>
        </table:table-row>
        <table:table-row table:style-name="ro1">
          <table:table-cell table:formula="of:=[times.A874]" office:value-type="float" office:value="872" calcext:value-type="float">
            <text:p>872</text:p>
          </table:table-cell>
          <table:table-cell table:formula="of:= ([times.C874] - [times.B874]) / 1000000" office:value-type="float" office:value="131.969024" calcext:value-type="float">
            <text:p>131.969024</text:p>
          </table:table-cell>
          <table:table-cell table:formula="of:= ([times.E874] - [times.D874]) / 1000000" office:value-type="float" office:value="178.515456" calcext:value-type="float">
            <text:p>178.515456</text:p>
          </table:table-cell>
          <table:table-cell table:formula="of:= ([times.G874] - [times.F874]) / 1000000" office:value-type="float" office:value="213.641728" calcext:value-type="float">
            <text:p>213.641728</text:p>
          </table:table-cell>
        </table:table-row>
        <table:table-row table:style-name="ro1">
          <table:table-cell table:formula="of:=[times.A875]" office:value-type="float" office:value="873" calcext:value-type="float">
            <text:p>873</text:p>
          </table:table-cell>
          <table:table-cell table:formula="of:= ([times.C875] - [times.B875]) / 1000000" office:value-type="float" office:value="131.787264" calcext:value-type="float">
            <text:p>131.787264</text:p>
          </table:table-cell>
          <table:table-cell table:formula="of:= ([times.E875] - [times.D875]) / 1000000" office:value-type="float" office:value="178.343936" calcext:value-type="float">
            <text:p>178.343936</text:p>
          </table:table-cell>
          <table:table-cell table:formula="of:= ([times.G875] - [times.F875]) / 1000000" office:value-type="float" office:value="213.350656" calcext:value-type="float">
            <text:p>213.350656</text:p>
          </table:table-cell>
        </table:table-row>
        <table:table-row table:style-name="ro1">
          <table:table-cell table:formula="of:=[times.A876]" office:value-type="float" office:value="874" calcext:value-type="float">
            <text:p>874</text:p>
          </table:table-cell>
          <table:table-cell table:formula="of:= ([times.C876] - [times.B876]) / 1000000" office:value-type="float" office:value="131.734784" calcext:value-type="float">
            <text:p>131.734784</text:p>
          </table:table-cell>
          <table:table-cell table:formula="of:= ([times.E876] - [times.D876]) / 1000000" office:value-type="float" office:value="178.404864" calcext:value-type="float">
            <text:p>178.404864</text:p>
          </table:table-cell>
          <table:table-cell table:formula="of:= ([times.G876] - [times.F876]) / 1000000" office:value-type="float" office:value="213.203712" calcext:value-type="float">
            <text:p>213.203712</text:p>
          </table:table-cell>
        </table:table-row>
        <table:table-row table:style-name="ro1">
          <table:table-cell table:formula="of:=[times.A877]" office:value-type="float" office:value="875" calcext:value-type="float">
            <text:p>875</text:p>
          </table:table-cell>
          <table:table-cell table:formula="of:= ([times.C877] - [times.B877]) / 1000000" office:value-type="float" office:value="131.778048" calcext:value-type="float">
            <text:p>131.778048</text:p>
          </table:table-cell>
          <table:table-cell table:formula="of:= ([times.E877] - [times.D877]) / 1000000" office:value-type="float" office:value="178.08" calcext:value-type="float">
            <text:p>178.08</text:p>
          </table:table-cell>
          <table:table-cell table:formula="of:= ([times.G877] - [times.F877]) / 1000000" office:value-type="float" office:value="212.912896" calcext:value-type="float">
            <text:p>212.912896</text:p>
          </table:table-cell>
        </table:table-row>
        <table:table-row table:style-name="ro1">
          <table:table-cell table:formula="of:=[times.A878]" office:value-type="float" office:value="876" calcext:value-type="float">
            <text:p>876</text:p>
          </table:table-cell>
          <table:table-cell table:formula="of:= ([times.C878] - [times.B878]) / 1000000" office:value-type="float" office:value="131.59808" calcext:value-type="float">
            <text:p>131.59808</text:p>
          </table:table-cell>
          <table:table-cell table:formula="of:= ([times.E878] - [times.D878]) / 1000000" office:value-type="float" office:value="177.73696" calcext:value-type="float">
            <text:p>177.73696</text:p>
          </table:table-cell>
          <table:table-cell table:formula="of:= ([times.G878] - [times.F878]) / 1000000" office:value-type="float" office:value="212.730112" calcext:value-type="float">
            <text:p>212.730112</text:p>
          </table:table-cell>
        </table:table-row>
        <table:table-row table:style-name="ro1">
          <table:table-cell table:formula="of:=[times.A879]" office:value-type="float" office:value="877" calcext:value-type="float">
            <text:p>877</text:p>
          </table:table-cell>
          <table:table-cell table:formula="of:= ([times.C879] - [times.B879]) / 1000000" office:value-type="float" office:value="131.49312" calcext:value-type="float">
            <text:p>131.49312</text:p>
          </table:table-cell>
          <table:table-cell table:formula="of:= ([times.E879] - [times.D879]) / 1000000" office:value-type="float" office:value="177.409024" calcext:value-type="float">
            <text:p>177.409024</text:p>
          </table:table-cell>
          <table:table-cell table:formula="of:= ([times.G879] - [times.F879]) / 1000000" office:value-type="float" office:value="212.585216" calcext:value-type="float">
            <text:p>212.585216</text:p>
          </table:table-cell>
        </table:table-row>
        <table:table-row table:style-name="ro1">
          <table:table-cell table:formula="of:=[times.A880]" office:value-type="float" office:value="878" calcext:value-type="float">
            <text:p>878</text:p>
          </table:table-cell>
          <table:table-cell table:formula="of:= ([times.C880] - [times.B880]) / 1000000" office:value-type="float" office:value="131.202048" calcext:value-type="float">
            <text:p>131.202048</text:p>
          </table:table-cell>
          <table:table-cell table:formula="of:= ([times.E880] - [times.D880]) / 1000000" office:value-type="float" office:value="177.28768" calcext:value-type="float">
            <text:p>177.28768</text:p>
          </table:table-cell>
          <table:table-cell table:formula="of:= ([times.G880] - [times.F880]) / 1000000" office:value-type="float" office:value="212.296704" calcext:value-type="float">
            <text:p>212.296704</text:p>
          </table:table-cell>
        </table:table-row>
        <table:table-row table:style-name="ro1">
          <table:table-cell table:formula="of:=[times.A881]" office:value-type="float" office:value="879" calcext:value-type="float">
            <text:p>879</text:p>
          </table:table-cell>
          <table:table-cell table:formula="of:= ([times.C881] - [times.B881]) / 1000000" office:value-type="float" office:value="130.91072" calcext:value-type="float">
            <text:p>130.91072</text:p>
          </table:table-cell>
          <table:table-cell table:formula="of:= ([times.E881] - [times.D881]) / 1000000" office:value-type="float" office:value="176.992256" calcext:value-type="float">
            <text:p>176.992256</text:p>
          </table:table-cell>
          <table:table-cell table:formula="of:= ([times.G881] - [times.F881]) / 1000000" office:value-type="float" office:value="212.152832" calcext:value-type="float">
            <text:p>212.152832</text:p>
          </table:table-cell>
        </table:table-row>
        <table:table-row table:style-name="ro1">
          <table:table-cell table:formula="of:=[times.A882]" office:value-type="float" office:value="880" calcext:value-type="float">
            <text:p>880</text:p>
          </table:table-cell>
          <table:table-cell table:formula="of:= ([times.C882] - [times.B882]) / 1000000" office:value-type="float" office:value="130.72384" calcext:value-type="float">
            <text:p>130.72384</text:p>
          </table:table-cell>
          <table:table-cell table:formula="of:= ([times.E882] - [times.D882]) / 1000000" office:value-type="float" office:value="176.929536" calcext:value-type="float">
            <text:p>176.929536</text:p>
          </table:table-cell>
          <table:table-cell table:formula="of:= ([times.G882] - [times.F882]) / 1000000" office:value-type="float" office:value="212.038144" calcext:value-type="float">
            <text:p>212.038144</text:p>
          </table:table-cell>
        </table:table-row>
        <table:table-row table:style-name="ro1">
          <table:table-cell table:formula="of:=[times.A883]" office:value-type="float" office:value="881" calcext:value-type="float">
            <text:p>881</text:p>
          </table:table-cell>
          <table:table-cell table:formula="of:= ([times.C883] - [times.B883]) / 1000000" office:value-type="float" office:value="130.580736" calcext:value-type="float">
            <text:p>130.580736</text:p>
          </table:table-cell>
          <table:table-cell table:formula="of:= ([times.E883] - [times.D883]) / 1000000" office:value-type="float" office:value="176.636928" calcext:value-type="float">
            <text:p>176.636928</text:p>
          </table:table-cell>
          <table:table-cell table:formula="of:= ([times.G883] - [times.F883]) / 1000000" office:value-type="float" office:value="211.860224" calcext:value-type="float">
            <text:p>211.860224</text:p>
          </table:table-cell>
        </table:table-row>
        <table:table-row table:style-name="ro1">
          <table:table-cell table:formula="of:=[times.A884]" office:value-type="float" office:value="882" calcext:value-type="float">
            <text:p>882</text:p>
          </table:table-cell>
          <table:table-cell table:formula="of:= ([times.C884] - [times.B884]) / 1000000" office:value-type="float" office:value="130.295296" calcext:value-type="float">
            <text:p>130.295296</text:p>
          </table:table-cell>
          <table:table-cell table:formula="of:= ([times.E884] - [times.D884]) / 1000000" office:value-type="float" office:value="176.342272" calcext:value-type="float">
            <text:p>176.342272</text:p>
          </table:table-cell>
          <table:table-cell table:formula="of:= ([times.G884] - [times.F884]) / 1000000" office:value-type="float" office:value="211.54176" calcext:value-type="float">
            <text:p>211.54176</text:p>
          </table:table-cell>
        </table:table-row>
        <table:table-row table:style-name="ro1">
          <table:table-cell table:formula="of:=[times.A885]" office:value-type="float" office:value="883" calcext:value-type="float">
            <text:p>883</text:p>
          </table:table-cell>
          <table:table-cell table:formula="of:= ([times.C885] - [times.B885]) / 1000000" office:value-type="float" office:value="130.11712" calcext:value-type="float">
            <text:p>130.11712</text:p>
          </table:table-cell>
          <table:table-cell table:formula="of:= ([times.E885] - [times.D885]) / 1000000" office:value-type="float" office:value="176.240128" calcext:value-type="float">
            <text:p>176.240128</text:p>
          </table:table-cell>
          <table:table-cell table:formula="of:= ([times.G885] - [times.F885]) / 1000000" office:value-type="float" office:value="211.385856" calcext:value-type="float">
            <text:p>211.385856</text:p>
          </table:table-cell>
        </table:table-row>
        <table:table-row table:style-name="ro1">
          <table:table-cell table:formula="of:=[times.A886]" office:value-type="float" office:value="884" calcext:value-type="float">
            <text:p>884</text:p>
          </table:table-cell>
          <table:table-cell table:formula="of:= ([times.C886] - [times.B886]) / 1000000" office:value-type="float" office:value="129.82784" calcext:value-type="float">
            <text:p>129.82784</text:p>
          </table:table-cell>
          <table:table-cell table:formula="of:= ([times.E886] - [times.D886]) / 1000000" office:value-type="float" office:value="175.95008" calcext:value-type="float">
            <text:p>175.95008</text:p>
          </table:table-cell>
          <table:table-cell table:formula="of:= ([times.G886] - [times.F886]) / 1000000" office:value-type="float" office:value="211.084288" calcext:value-type="float">
            <text:p>211.084288</text:p>
          </table:table-cell>
        </table:table-row>
        <table:table-row table:style-name="ro1">
          <table:table-cell table:formula="of:=[times.A887]" office:value-type="float" office:value="885" calcext:value-type="float">
            <text:p>885</text:p>
          </table:table-cell>
          <table:table-cell table:formula="of:= ([times.C887] - [times.B887]) / 1000000" office:value-type="float" office:value="129.575168" calcext:value-type="float">
            <text:p>129.575168</text:p>
          </table:table-cell>
          <table:table-cell table:formula="of:= ([times.E887] - [times.D887]) / 1000000" office:value-type="float" office:value="175.9168" calcext:value-type="float">
            <text:p>175.9168</text:p>
          </table:table-cell>
          <table:table-cell table:formula="of:= ([times.G887] - [times.F887]) / 1000000" office:value-type="float" office:value="210.93888" calcext:value-type="float">
            <text:p>210.93888</text:p>
          </table:table-cell>
        </table:table-row>
        <table:table-row table:style-name="ro1">
          <table:table-cell table:formula="of:=[times.A888]" office:value-type="float" office:value="886" calcext:value-type="float">
            <text:p>886</text:p>
          </table:table-cell>
          <table:table-cell table:formula="of:= ([times.C888] - [times.B888]) / 1000000" office:value-type="float" office:value="129.491712" calcext:value-type="float">
            <text:p>129.491712</text:p>
          </table:table-cell>
          <table:table-cell table:formula="of:= ([times.E888] - [times.D888]) / 1000000" office:value-type="float" office:value="175.625216" calcext:value-type="float">
            <text:p>175.625216</text:p>
          </table:table-cell>
          <table:table-cell table:formula="of:= ([times.G888] - [times.F888]) / 1000000" office:value-type="float" office:value="210.644992" calcext:value-type="float">
            <text:p>210.644992</text:p>
          </table:table-cell>
        </table:table-row>
        <table:table-row table:style-name="ro1">
          <table:table-cell table:formula="of:=[times.A889]" office:value-type="float" office:value="887" calcext:value-type="float">
            <text:p>887</text:p>
          </table:table-cell>
          <table:table-cell table:formula="of:= ([times.C889] - [times.B889]) / 1000000" office:value-type="float" office:value="129.484032" calcext:value-type="float">
            <text:p>129.484032</text:p>
          </table:table-cell>
          <table:table-cell table:formula="of:= ([times.E889] - [times.D889]) / 1000000" office:value-type="float" office:value="175.328256" calcext:value-type="float">
            <text:p>175.328256</text:p>
          </table:table-cell>
          <table:table-cell table:formula="of:= ([times.G889] - [times.F889]) / 1000000" office:value-type="float" office:value="210.301696" calcext:value-type="float">
            <text:p>210.301696</text:p>
          </table:table-cell>
        </table:table-row>
        <table:table-row table:style-name="ro1">
          <table:table-cell table:formula="of:=[times.A890]" office:value-type="float" office:value="888" calcext:value-type="float">
            <text:p>888</text:p>
          </table:table-cell>
          <table:table-cell table:formula="of:= ([times.C890] - [times.B890]) / 1000000" office:value-type="float" office:value="129.350144" calcext:value-type="float">
            <text:p>129.350144</text:p>
          </table:table-cell>
          <table:table-cell table:formula="of:= ([times.E890] - [times.D890]) / 1000000" office:value-type="float" office:value="175.154176" calcext:value-type="float">
            <text:p>175.154176</text:p>
          </table:table-cell>
          <table:table-cell table:formula="of:= ([times.G890] - [times.F890]) / 1000000" office:value-type="float" office:value="210.140672" calcext:value-type="float">
            <text:p>210.140672</text:p>
          </table:table-cell>
        </table:table-row>
        <table:table-row table:style-name="ro1">
          <table:table-cell table:formula="of:=[times.A891]" office:value-type="float" office:value="889" calcext:value-type="float">
            <text:p>889</text:p>
          </table:table-cell>
          <table:table-cell table:formula="of:= ([times.C891] - [times.B891]) / 1000000" office:value-type="float" office:value="129.063168" calcext:value-type="float">
            <text:p>129.063168</text:p>
          </table:table-cell>
          <table:table-cell table:formula="of:= ([times.E891] - [times.D891]) / 1000000" office:value-type="float" office:value="175.129088" calcext:value-type="float">
            <text:p>175.129088</text:p>
          </table:table-cell>
          <table:table-cell table:formula="of:= ([times.G891] - [times.F891]) / 1000000" office:value-type="float" office:value="209.835264" calcext:value-type="float">
            <text:p>209.835264</text:p>
          </table:table-cell>
        </table:table-row>
        <table:table-row table:style-name="ro1">
          <table:table-cell table:formula="of:=[times.A892]" office:value-type="float" office:value="890" calcext:value-type="float">
            <text:p>890</text:p>
          </table:table-cell>
          <table:table-cell table:formula="of:= ([times.C892] - [times.B892]) / 1000000" office:value-type="float" office:value="128.820224" calcext:value-type="float">
            <text:p>128.820224</text:p>
          </table:table-cell>
          <table:table-cell table:formula="of:= ([times.E892] - [times.D892]) / 1000000" office:value-type="float" office:value="174.837504" calcext:value-type="float">
            <text:p>174.837504</text:p>
          </table:table-cell>
          <table:table-cell table:formula="of:= ([times.G892] - [times.F892]) / 1000000" office:value-type="float" office:value="209.648128" calcext:value-type="float">
            <text:p>209.648128</text:p>
          </table:table-cell>
        </table:table-row>
        <table:table-row table:style-name="ro1">
          <table:table-cell table:formula="of:=[times.A893]" office:value-type="float" office:value="891" calcext:value-type="float">
            <text:p>891</text:p>
          </table:table-cell>
          <table:table-cell table:formula="of:= ([times.C893] - [times.B893]) / 1000000" office:value-type="float" office:value="128.7872" calcext:value-type="float">
            <text:p>128.7872</text:p>
          </table:table-cell>
          <table:table-cell table:formula="of:= ([times.E893] - [times.D893]) / 1000000" office:value-type="float" office:value="174.54464" calcext:value-type="float">
            <text:p>174.54464</text:p>
          </table:table-cell>
          <table:table-cell table:formula="of:= ([times.G893] - [times.F893]) / 1000000" office:value-type="float" office:value="209.508096" calcext:value-type="float">
            <text:p>209.508096</text:p>
          </table:table-cell>
        </table:table-row>
        <table:table-row table:style-name="ro1">
          <table:table-cell table:formula="of:=[times.A894]" office:value-type="float" office:value="892" calcext:value-type="float">
            <text:p>892</text:p>
          </table:table-cell>
          <table:table-cell table:formula="of:= ([times.C894] - [times.B894]) / 1000000" office:value-type="float" office:value="128.558848" calcext:value-type="float">
            <text:p>128.558848</text:p>
          </table:table-cell>
          <table:table-cell table:formula="of:= ([times.E894] - [times.D894]) / 1000000" office:value-type="float" office:value="174.380544" calcext:value-type="float">
            <text:p>174.380544</text:p>
          </table:table-cell>
          <table:table-cell table:formula="of:= ([times.G894] - [times.F894]) / 1000000" office:value-type="float" office:value="209.216" calcext:value-type="float">
            <text:p>209.216</text:p>
          </table:table-cell>
        </table:table-row>
        <table:table-row table:style-name="ro1">
          <table:table-cell table:formula="of:=[times.A895]" office:value-type="float" office:value="893" calcext:value-type="float">
            <text:p>893</text:p>
          </table:table-cell>
          <table:table-cell table:formula="of:= ([times.C895] - [times.B895]) / 1000000" office:value-type="float" office:value="128.19584" calcext:value-type="float">
            <text:p>128.19584</text:p>
          </table:table-cell>
          <table:table-cell table:formula="of:= ([times.E895] - [times.D895]) / 1000000" office:value-type="float" office:value="174.086912" calcext:value-type="float">
            <text:p>174.086912</text:p>
          </table:table-cell>
          <table:table-cell table:formula="of:= ([times.G895] - [times.F895]) / 1000000" office:value-type="float" office:value="209.069056" calcext:value-type="float">
            <text:p>209.069056</text:p>
          </table:table-cell>
        </table:table-row>
        <table:table-row table:style-name="ro1">
          <table:table-cell table:formula="of:=[times.A896]" office:value-type="float" office:value="894" calcext:value-type="float">
            <text:p>894</text:p>
          </table:table-cell>
          <table:table-cell table:formula="of:= ([times.C896] - [times.B896]) / 1000000" office:value-type="float" office:value="127.852032" calcext:value-type="float">
            <text:p>127.852032</text:p>
          </table:table-cell>
          <table:table-cell table:formula="of:= ([times.E896] - [times.D896]) / 1000000" office:value-type="float" office:value="173.98784" calcext:value-type="float">
            <text:p>173.98784</text:p>
          </table:table-cell>
          <table:table-cell table:formula="of:= ([times.G896] - [times.F896]) / 1000000" office:value-type="float" office:value="208.774912" calcext:value-type="float">
            <text:p>208.774912</text:p>
          </table:table-cell>
        </table:table-row>
        <table:table-row table:style-name="ro1">
          <table:table-cell table:formula="of:=[times.A897]" office:value-type="float" office:value="895" calcext:value-type="float">
            <text:p>895</text:p>
          </table:table-cell>
          <table:table-cell table:formula="of:= ([times.C897] - [times.B897]) / 1000000" office:value-type="float" office:value="127.684096" calcext:value-type="float">
            <text:p>127.684096</text:p>
          </table:table-cell>
          <table:table-cell table:formula="of:= ([times.E897] - [times.D897]) / 1000000" office:value-type="float" office:value="173.695744" calcext:value-type="float">
            <text:p>173.695744</text:p>
          </table:table-cell>
          <table:table-cell table:formula="of:= ([times.G897] - [times.F897]) / 1000000" office:value-type="float" office:value="208.587008" calcext:value-type="float">
            <text:p>208.587008</text:p>
          </table:table-cell>
        </table:table-row>
        <table:table-row table:style-name="ro1">
          <table:table-cell table:formula="of:=[times.A898]" office:value-type="float" office:value="896" calcext:value-type="float">
            <text:p>896</text:p>
          </table:table-cell>
          <table:table-cell table:formula="of:= ([times.C898] - [times.B898]) / 1000000" office:value-type="float" office:value="127.392" calcext:value-type="float">
            <text:p>127.392</text:p>
          </table:table-cell>
          <table:table-cell table:formula="of:= ([times.E898] - [times.D898]) / 1000000" office:value-type="float" office:value="173.63584" calcext:value-type="float">
            <text:p>173.63584</text:p>
          </table:table-cell>
          <table:table-cell table:formula="of:= ([times.G898] - [times.F898]) / 1000000" office:value-type="float" office:value="208.358656" calcext:value-type="float">
            <text:p>208.358656</text:p>
          </table:table-cell>
        </table:table-row>
        <table:table-row table:style-name="ro1">
          <table:table-cell table:formula="of:=[times.A899]" office:value-type="float" office:value="897" calcext:value-type="float">
            <text:p>897</text:p>
          </table:table-cell>
          <table:table-cell table:formula="of:= ([times.C899] - [times.B899]) / 1000000" office:value-type="float" office:value="127.20512" calcext:value-type="float">
            <text:p>127.20512</text:p>
          </table:table-cell>
          <table:table-cell table:formula="of:= ([times.E899] - [times.D899]) / 1000000" office:value-type="float" office:value="173.34272" calcext:value-type="float">
            <text:p>173.34272</text:p>
          </table:table-cell>
          <table:table-cell table:formula="of:= ([times.G899] - [times.F899]) / 1000000" office:value-type="float" office:value="208.217088" calcext:value-type="float">
            <text:p>208.217088</text:p>
          </table:table-cell>
        </table:table-row>
        <table:table-row table:style-name="ro1">
          <table:table-cell table:formula="of:=[times.A900]" office:value-type="float" office:value="898" calcext:value-type="float">
            <text:p>898</text:p>
          </table:table-cell>
          <table:table-cell table:formula="of:= ([times.C900] - [times.B900]) / 1000000" office:value-type="float" office:value="127.025152" calcext:value-type="float">
            <text:p>127.025152</text:p>
          </table:table-cell>
          <table:table-cell table:formula="of:= ([times.E900] - [times.D900]) / 1000000" office:value-type="float" office:value="173.000704" calcext:value-type="float">
            <text:p>173.000704</text:p>
          </table:table-cell>
          <table:table-cell table:formula="of:= ([times.G900] - [times.F900]) / 1000000" office:value-type="float" office:value="207.92704" calcext:value-type="float">
            <text:p>207.92704</text:p>
          </table:table-cell>
        </table:table-row>
        <table:table-row table:style-name="ro1">
          <table:table-cell table:formula="of:=[times.A901]" office:value-type="float" office:value="899" calcext:value-type="float">
            <text:p>899</text:p>
          </table:table-cell>
          <table:table-cell table:formula="of:= ([times.C901] - [times.B901]) / 1000000" office:value-type="float" office:value="126.882304" calcext:value-type="float">
            <text:p>126.882304</text:p>
          </table:table-cell>
          <table:table-cell table:formula="of:= ([times.E901] - [times.D901]) / 1000000" office:value-type="float" office:value="172.891648" calcext:value-type="float">
            <text:p>172.891648</text:p>
          </table:table-cell>
          <table:table-cell table:formula="of:= ([times.G901] - [times.F901]) / 1000000" office:value-type="float" office:value="207.780608" calcext:value-type="float">
            <text:p>207.780608</text:p>
          </table:table-cell>
        </table:table-row>
        <table:table-row table:style-name="ro1">
          <table:table-cell table:formula="of:=[times.A902]" office:value-type="float" office:value="900" calcext:value-type="float">
            <text:p>900</text:p>
          </table:table-cell>
          <table:table-cell table:formula="of:= ([times.C902] - [times.B902]) / 1000000" office:value-type="float" office:value="126.592" calcext:value-type="float">
            <text:p>126.592</text:p>
          </table:table-cell>
          <table:table-cell table:formula="of:= ([times.E902] - [times.D902]) / 1000000" office:value-type="float" office:value="172.587008" calcext:value-type="float">
            <text:p>172.587008</text:p>
          </table:table-cell>
          <table:table-cell table:formula="of:= ([times.G902] - [times.F902]) / 1000000" office:value-type="float" office:value="207.48928" calcext:value-type="float">
            <text:p>207.48928</text:p>
          </table:table-cell>
        </table:table-row>
        <table:table-row table:style-name="ro1">
          <table:table-cell table:formula="of:=[times.A903]" office:value-type="float" office:value="901" calcext:value-type="float">
            <text:p>901</text:p>
          </table:table-cell>
          <table:table-cell table:formula="of:= ([times.C903] - [times.B903]) / 1000000" office:value-type="float" office:value="126.452736" calcext:value-type="float">
            <text:p>126.452736</text:p>
          </table:table-cell>
          <table:table-cell table:formula="of:= ([times.E903] - [times.D903]) / 1000000" office:value-type="float" office:value="172.439296" calcext:value-type="float">
            <text:p>172.439296</text:p>
          </table:table-cell>
          <table:table-cell table:formula="of:= ([times.G903] - [times.F903]) / 1000000" office:value-type="float" office:value="207.30112" calcext:value-type="float">
            <text:p>207.30112</text:p>
          </table:table-cell>
        </table:table-row>
        <table:table-row table:style-name="ro1">
          <table:table-cell table:formula="of:=[times.A904]" office:value-type="float" office:value="902" calcext:value-type="float">
            <text:p>902</text:p>
          </table:table-cell>
          <table:table-cell table:formula="of:= ([times.C904] - [times.B904]) / 1000000" office:value-type="float" office:value="126.272768" calcext:value-type="float">
            <text:p>126.272768</text:p>
          </table:table-cell>
          <table:table-cell table:formula="of:= ([times.E904] - [times.D904]) / 1000000" office:value-type="float" office:value="172.145408" calcext:value-type="float">
            <text:p>172.145408</text:p>
          </table:table-cell>
          <table:table-cell table:formula="of:= ([times.G904] - [times.F904]) / 1000000" office:value-type="float" office:value="207.158016" calcext:value-type="float">
            <text:p>207.158016</text:p>
          </table:table-cell>
        </table:table-row>
        <table:table-row table:style-name="ro1">
          <table:table-cell table:formula="of:=[times.A905]" office:value-type="float" office:value="903" calcext:value-type="float">
            <text:p>903</text:p>
          </table:table-cell>
          <table:table-cell table:formula="of:= ([times.C905] - [times.B905]) / 1000000" office:value-type="float" office:value="126.094848" calcext:value-type="float">
            <text:p>126.094848</text:p>
          </table:table-cell>
          <table:table-cell table:formula="of:= ([times.E905] - [times.D905]) / 1000000" office:value-type="float" office:value="172.026368" calcext:value-type="float">
            <text:p>172.026368</text:p>
          </table:table-cell>
          <table:table-cell table:formula="of:= ([times.G905] - [times.F905]) / 1000000" office:value-type="float" office:value="206.866688" calcext:value-type="float">
            <text:p>206.866688</text:p>
          </table:table-cell>
        </table:table-row>
        <table:table-row table:style-name="ro1">
          <table:table-cell table:formula="of:=[times.A906]" office:value-type="float" office:value="904" calcext:value-type="float">
            <text:p>904</text:p>
          </table:table-cell>
          <table:table-cell table:formula="of:= ([times.C906] - [times.B906]) / 1000000" office:value-type="float" office:value="125.910272" calcext:value-type="float">
            <text:p>125.910272</text:p>
          </table:table-cell>
          <table:table-cell table:formula="of:= ([times.E906] - [times.D906]) / 1000000" office:value-type="float" office:value="171.736832" calcext:value-type="float">
            <text:p>171.736832</text:p>
          </table:table-cell>
          <table:table-cell table:formula="of:= ([times.G906] - [times.F906]) / 1000000" office:value-type="float" office:value="206.680832" calcext:value-type="float">
            <text:p>206.680832</text:p>
          </table:table-cell>
        </table:table-row>
        <table:table-row table:style-name="ro1">
          <table:table-cell table:formula="of:=[times.A907]" office:value-type="float" office:value="905" calcext:value-type="float">
            <text:p>905</text:p>
          </table:table-cell>
          <table:table-cell table:formula="of:= ([times.C907] - [times.B907]) / 1000000" office:value-type="float" office:value="125.843968" calcext:value-type="float">
            <text:p>125.843968</text:p>
          </table:table-cell>
          <table:table-cell table:formula="of:= ([times.E907] - [times.D907]) / 1000000" office:value-type="float" office:value="171.671296" calcext:value-type="float">
            <text:p>171.671296</text:p>
          </table:table-cell>
          <table:table-cell table:formula="of:= ([times.G907] - [times.F907]) / 1000000" office:value-type="float" office:value="206.459136" calcext:value-type="float">
            <text:p>206.459136</text:p>
          </table:table-cell>
        </table:table-row>
        <table:table-row table:style-name="ro1">
          <table:table-cell table:formula="of:=[times.A908]" office:value-type="float" office:value="906" calcext:value-type="float">
            <text:p>906</text:p>
          </table:table-cell>
          <table:table-cell table:formula="of:= ([times.C908] - [times.B908]) / 1000000" office:value-type="float" office:value="125.662976" calcext:value-type="float">
            <text:p>125.662976</text:p>
          </table:table-cell>
          <table:table-cell table:formula="of:= ([times.E908] - [times.D908]) / 1000000" office:value-type="float" office:value="171.378944" calcext:value-type="float">
            <text:p>171.378944</text:p>
          </table:table-cell>
          <table:table-cell table:formula="of:= ([times.G908] - [times.F908]) / 1000000" office:value-type="float" office:value="206.356224" calcext:value-type="float">
            <text:p>206.356224</text:p>
          </table:table-cell>
        </table:table-row>
        <table:table-row table:style-name="ro1">
          <table:table-cell table:formula="of:=[times.A909]" office:value-type="float" office:value="907" calcext:value-type="float">
            <text:p>907</text:p>
          </table:table-cell>
          <table:table-cell table:formula="of:= ([times.C909] - [times.B909]) / 1000000" office:value-type="float" office:value="125.483264" calcext:value-type="float">
            <text:p>125.483264</text:p>
          </table:table-cell>
          <table:table-cell table:formula="of:= ([times.E909] - [times.D909]) / 1000000" office:value-type="float" office:value="171.083776" calcext:value-type="float">
            <text:p>171.083776</text:p>
          </table:table-cell>
          <table:table-cell table:formula="of:= ([times.G909] - [times.F909]) / 1000000" office:value-type="float" office:value="206.05312" calcext:value-type="float">
            <text:p>206.05312</text:p>
          </table:table-cell>
        </table:table-row>
        <table:table-row table:style-name="ro1">
          <table:table-cell table:formula="of:=[times.A910]" office:value-type="float" office:value="908" calcext:value-type="float">
            <text:p>908</text:p>
          </table:table-cell>
          <table:table-cell table:formula="of:= ([times.C910] - [times.B910]) / 1000000" office:value-type="float" office:value="125.803776" calcext:value-type="float">
            <text:p>125.803776</text:p>
          </table:table-cell>
          <table:table-cell table:formula="of:= ([times.E910] - [times.D910]) / 1000000" office:value-type="float" office:value="170.91328" calcext:value-type="float">
            <text:p>170.91328</text:p>
          </table:table-cell>
          <table:table-cell table:formula="of:= ([times.G910] - [times.F910]) / 1000000" office:value-type="float" office:value="205.864192" calcext:value-type="float">
            <text:p>205.864192</text:p>
          </table:table-cell>
        </table:table-row>
        <table:table-row table:style-name="ro1">
          <table:table-cell table:formula="of:=[times.A911]" office:value-type="float" office:value="909" calcext:value-type="float">
            <text:p>909</text:p>
          </table:table-cell>
          <table:table-cell table:formula="of:= ([times.C911] - [times.B911]) / 1000000" office:value-type="float" office:value="125.628416" calcext:value-type="float">
            <text:p>125.628416</text:p>
          </table:table-cell>
          <table:table-cell table:formula="of:= ([times.E911] - [times.D911]) / 1000000" office:value-type="float" office:value="170.852864" calcext:value-type="float">
            <text:p>170.852864</text:p>
          </table:table-cell>
          <table:table-cell table:formula="of:= ([times.G911] - [times.F911]) / 1000000" office:value-type="float" office:value="205.681408" calcext:value-type="float">
            <text:p>205.681408</text:p>
          </table:table-cell>
        </table:table-row>
        <table:table-row table:style-name="ro1">
          <table:table-cell table:formula="of:=[times.A912]" office:value-type="float" office:value="910" calcext:value-type="float">
            <text:p>910</text:p>
          </table:table-cell>
          <table:table-cell table:formula="of:= ([times.C912] - [times.B912]) / 1000000" office:value-type="float" office:value="125.60128" calcext:value-type="float">
            <text:p>125.60128</text:p>
          </table:table-cell>
          <table:table-cell table:formula="of:= ([times.E912] - [times.D912]) / 1000000" office:value-type="float" office:value="170.559744" calcext:value-type="float">
            <text:p>170.559744</text:p>
          </table:table-cell>
          <table:table-cell table:formula="of:= ([times.G912] - [times.F912]) / 1000000" office:value-type="float" office:value="205.536" calcext:value-type="float">
            <text:p>205.536</text:p>
          </table:table-cell>
        </table:table-row>
        <table:table-row table:style-name="ro1">
          <table:table-cell table:formula="of:=[times.A913]" office:value-type="float" office:value="911" calcext:value-type="float">
            <text:p>911</text:p>
          </table:table-cell>
          <table:table-cell table:formula="of:= ([times.C913] - [times.B913]) / 1000000" office:value-type="float" office:value="125.138688" calcext:value-type="float">
            <text:p>125.138688</text:p>
          </table:table-cell>
          <table:table-cell table:formula="of:= ([times.E913] - [times.D913]) / 1000000" office:value-type="float" office:value="170.26688" calcext:value-type="float">
            <text:p>170.26688</text:p>
          </table:table-cell>
          <table:table-cell table:formula="of:= ([times.G913] - [times.F913]) / 1000000" office:value-type="float" office:value="205.246976" calcext:value-type="float">
            <text:p>205.246976</text:p>
          </table:table-cell>
        </table:table-row>
        <table:table-row table:style-name="ro1">
          <table:table-cell table:formula="of:=[times.A914]" office:value-type="float" office:value="912" calcext:value-type="float">
            <text:p>912</text:p>
          </table:table-cell>
          <table:table-cell table:formula="of:= ([times.C914] - [times.B914]) / 1000000" office:value-type="float" office:value="124.6208" calcext:value-type="float">
            <text:p>124.6208</text:p>
          </table:table-cell>
          <table:table-cell table:formula="of:= ([times.E914] - [times.D914]) / 1000000" office:value-type="float" office:value="169.997568" calcext:value-type="float">
            <text:p>169.997568</text:p>
          </table:table-cell>
          <table:table-cell table:formula="of:= ([times.G914] - [times.F914]) / 1000000" office:value-type="float" office:value="205.020672" calcext:value-type="float">
            <text:p>205.020672</text:p>
          </table:table-cell>
        </table:table-row>
        <table:table-row table:style-name="ro1">
          <table:table-cell table:formula="of:=[times.A915]" office:value-type="float" office:value="913" calcext:value-type="float">
            <text:p>913</text:p>
          </table:table-cell>
          <table:table-cell table:formula="of:= ([times.C915] - [times.B915]) / 1000000" office:value-type="float" office:value="124.285184" calcext:value-type="float">
            <text:p>124.285184</text:p>
          </table:table-cell>
          <table:table-cell table:formula="of:= ([times.E915] - [times.D915]) / 1000000" office:value-type="float" office:value="169.89696" calcext:value-type="float">
            <text:p>169.89696</text:p>
          </table:table-cell>
          <table:table-cell table:formula="of:= ([times.G915] - [times.F915]) / 1000000" office:value-type="float" office:value="204.888832" calcext:value-type="float">
            <text:p>204.888832</text:p>
          </table:table-cell>
        </table:table-row>
        <table:table-row table:style-name="ro1">
          <table:table-cell table:formula="of:=[times.A916]" office:value-type="float" office:value="914" calcext:value-type="float">
            <text:p>914</text:p>
          </table:table-cell>
          <table:table-cell table:formula="of:= ([times.C916] - [times.B916]) / 1000000" office:value-type="float" office:value="123.990016" calcext:value-type="float">
            <text:p>123.990016</text:p>
          </table:table-cell>
          <table:table-cell table:formula="of:= ([times.E916] - [times.D916]) / 1000000" office:value-type="float" office:value="169.581824" calcext:value-type="float">
            <text:p>169.581824</text:p>
          </table:table-cell>
          <table:table-cell table:formula="of:= ([times.G916] - [times.F916]) / 1000000" office:value-type="float" office:value="204.73472" calcext:value-type="float">
            <text:p>204.73472</text:p>
          </table:table-cell>
        </table:table-row>
        <table:table-row table:style-name="ro1">
          <table:table-cell table:formula="of:=[times.A917]" office:value-type="float" office:value="915" calcext:value-type="float">
            <text:p>915</text:p>
          </table:table-cell>
          <table:table-cell table:formula="of:= ([times.C917] - [times.B917]) / 1000000" office:value-type="float" office:value="123.604736" calcext:value-type="float">
            <text:p>123.604736</text:p>
          </table:table-cell>
          <table:table-cell table:formula="of:= ([times.E917] - [times.D917]) / 1000000" office:value-type="float" office:value="169.52704" calcext:value-type="float">
            <text:p>169.52704</text:p>
          </table:table-cell>
          <table:table-cell table:formula="of:= ([times.G917] - [times.F917]) / 1000000" office:value-type="float" office:value="204.436736" calcext:value-type="float">
            <text:p>204.436736</text:p>
          </table:table-cell>
        </table:table-row>
        <table:table-row table:style-name="ro1">
          <table:table-cell table:formula="of:=[times.A918]" office:value-type="float" office:value="916" calcext:value-type="float">
            <text:p>916</text:p>
          </table:table-cell>
          <table:table-cell table:formula="of:= ([times.C918] - [times.B918]) / 1000000" office:value-type="float" office:value="123.118848" calcext:value-type="float">
            <text:p>123.118848</text:p>
          </table:table-cell>
          <table:table-cell table:formula="of:= ([times.E918] - [times.D918]) / 1000000" office:value-type="float" office:value="169.201152" calcext:value-type="float">
            <text:p>169.201152</text:p>
          </table:table-cell>
          <table:table-cell table:formula="of:= ([times.G918] - [times.F918]) / 1000000" office:value-type="float" office:value="204.253696" calcext:value-type="float">
            <text:p>204.253696</text:p>
          </table:table-cell>
        </table:table-row>
        <table:table-row table:style-name="ro1">
          <table:table-cell table:formula="of:=[times.A919]" office:value-type="float" office:value="917" calcext:value-type="float">
            <text:p>917</text:p>
          </table:table-cell>
          <table:table-cell table:formula="of:= ([times.C919] - [times.B919]) / 1000000" office:value-type="float" office:value="123.01824" calcext:value-type="float">
            <text:p>123.01824</text:p>
          </table:table-cell>
          <table:table-cell table:formula="of:= ([times.E919] - [times.D919]) / 1000000" office:value-type="float" office:value="168.890112" calcext:value-type="float">
            <text:p>168.890112</text:p>
          </table:table-cell>
          <table:table-cell table:formula="of:= ([times.G919] - [times.F919]) / 1000000" office:value-type="float" office:value="204.104192" calcext:value-type="float">
            <text:p>204.104192</text:p>
          </table:table-cell>
        </table:table-row>
        <table:table-row table:style-name="ro1">
          <table:table-cell table:formula="of:=[times.A920]" office:value-type="float" office:value="918" calcext:value-type="float">
            <text:p>918</text:p>
          </table:table-cell>
          <table:table-cell table:formula="of:= ([times.C920] - [times.B920]) / 1000000" office:value-type="float" office:value="122.70592" calcext:value-type="float">
            <text:p>122.70592</text:p>
          </table:table-cell>
          <table:table-cell table:formula="of:= ([times.E920] - [times.D920]) / 1000000" office:value-type="float" office:value="168.589056" calcext:value-type="float">
            <text:p>168.589056</text:p>
          </table:table-cell>
          <table:table-cell table:formula="of:= ([times.G920] - [times.F920]) / 1000000" office:value-type="float" office:value="203.811072" calcext:value-type="float">
            <text:p>203.811072</text:p>
          </table:table-cell>
        </table:table-row>
        <table:table-row table:style-name="ro1">
          <table:table-cell table:formula="of:=[times.A921]" office:value-type="float" office:value="919" calcext:value-type="float">
            <text:p>919</text:p>
          </table:table-cell>
          <table:table-cell table:formula="of:= ([times.C921] - [times.B921]) / 1000000" office:value-type="float" office:value="122.511104" calcext:value-type="float">
            <text:p>122.511104</text:p>
          </table:table-cell>
          <table:table-cell table:formula="of:= ([times.E921] - [times.D921]) / 1000000" office:value-type="float" office:value="168.495616" calcext:value-type="float">
            <text:p>168.495616</text:p>
          </table:table-cell>
          <table:table-cell table:formula="of:= ([times.G921] - [times.F921]) / 1000000" office:value-type="float" office:value="203.623936" calcext:value-type="float">
            <text:p>203.623936</text:p>
          </table:table-cell>
        </table:table-row>
        <table:table-row table:style-name="ro1">
          <table:table-cell table:formula="of:=[times.A922]" office:value-type="float" office:value="920" calcext:value-type="float">
            <text:p>920</text:p>
          </table:table-cell>
          <table:table-cell table:formula="of:= ([times.C922] - [times.B922]) / 1000000" office:value-type="float" office:value="122.200064" calcext:value-type="float">
            <text:p>122.200064</text:p>
          </table:table-cell>
          <table:table-cell table:formula="of:= ([times.E922] - [times.D922]) / 1000000" office:value-type="float" office:value="168.203776" calcext:value-type="float">
            <text:p>168.203776</text:p>
          </table:table-cell>
          <table:table-cell table:formula="of:= ([times.G922] - [times.F922]) / 1000000" office:value-type="float" office:value="203.446016" calcext:value-type="float">
            <text:p>203.446016</text:p>
          </table:table-cell>
        </table:table-row>
        <table:table-row table:style-name="ro1">
          <table:table-cell table:formula="of:=[times.A923]" office:value-type="float" office:value="921" calcext:value-type="float">
            <text:p>921</text:p>
          </table:table-cell>
          <table:table-cell table:formula="of:= ([times.C923] - [times.B923]) / 1000000" office:value-type="float" office:value="121.90464" calcext:value-type="float">
            <text:p>121.90464</text:p>
          </table:table-cell>
          <table:table-cell table:formula="of:= ([times.E923] - [times.D923]) / 1000000" office:value-type="float" office:value="168.143872" calcext:value-type="float">
            <text:p>168.143872</text:p>
          </table:table-cell>
          <table:table-cell table:formula="of:= ([times.G923] - [times.F923]) / 1000000" office:value-type="float" office:value="203.152896" calcext:value-type="float">
            <text:p>203.152896</text:p>
          </table:table-cell>
        </table:table-row>
        <table:table-row table:style-name="ro1">
          <table:table-cell table:formula="of:=[times.A924]" office:value-type="float" office:value="922" calcext:value-type="float">
            <text:p>922</text:p>
          </table:table-cell>
          <table:table-cell table:formula="of:= ([times.C924] - [times.B924]) / 1000000" office:value-type="float" office:value="121.609216" calcext:value-type="float">
            <text:p>121.609216</text:p>
          </table:table-cell>
          <table:table-cell table:formula="of:= ([times.E924] - [times.D924]) / 1000000" office:value-type="float" office:value="167.849728" calcext:value-type="float">
            <text:p>167.849728</text:p>
          </table:table-cell>
          <table:table-cell table:formula="of:= ([times.G924] - [times.F924]) / 1000000" office:value-type="float" office:value="202.918144" calcext:value-type="float">
            <text:p>202.918144</text:p>
          </table:table-cell>
        </table:table-row>
        <table:table-row table:style-name="ro1">
          <table:table-cell table:formula="of:=[times.A925]" office:value-type="float" office:value="923" calcext:value-type="float">
            <text:p>923</text:p>
          </table:table-cell>
          <table:table-cell table:formula="of:= ([times.C925] - [times.B925]) / 1000000" office:value-type="float" office:value="121.42592" calcext:value-type="float">
            <text:p>121.42592</text:p>
          </table:table-cell>
          <table:table-cell table:formula="of:= ([times.E925] - [times.D925]) / 1000000" office:value-type="float" office:value="167.552" calcext:value-type="float">
            <text:p>167.552</text:p>
          </table:table-cell>
          <table:table-cell table:formula="of:= ([times.G925] - [times.F925]) / 1000000" office:value-type="float" office:value="202.772224" calcext:value-type="float">
            <text:p>202.772224</text:p>
          </table:table-cell>
        </table:table-row>
        <table:table-row table:style-name="ro1">
          <table:table-cell table:formula="of:=[times.A926]" office:value-type="float" office:value="924" calcext:value-type="float">
            <text:p>924</text:p>
          </table:table-cell>
          <table:table-cell table:formula="of:= ([times.C926] - [times.B926]) / 1000000" office:value-type="float" office:value="121.32096" calcext:value-type="float">
            <text:p>121.32096</text:p>
          </table:table-cell>
          <table:table-cell table:formula="of:= ([times.E926] - [times.D926]) / 1000000" office:value-type="float" office:value="167.378688" calcext:value-type="float">
            <text:p>167.378688</text:p>
          </table:table-cell>
          <table:table-cell table:formula="of:= ([times.G926] - [times.F926]) / 1000000" office:value-type="float" office:value="202.635776" calcext:value-type="float">
            <text:p>202.635776</text:p>
          </table:table-cell>
        </table:table-row>
        <table:table-row table:style-name="ro1">
          <table:table-cell table:formula="of:=[times.A927]" office:value-type="float" office:value="925" calcext:value-type="float">
            <text:p>925</text:p>
          </table:table-cell>
          <table:table-cell table:formula="of:= ([times.C927] - [times.B927]) / 1000000" office:value-type="float" office:value="121.037056" calcext:value-type="float">
            <text:p>121.037056</text:p>
          </table:table-cell>
          <table:table-cell table:formula="of:= ([times.E927] - [times.D927]) / 1000000" office:value-type="float" office:value="167.314944" calcext:value-type="float">
            <text:p>167.314944</text:p>
          </table:table-cell>
          <table:table-cell table:formula="of:= ([times.G927] - [times.F927]) / 1000000" office:value-type="float" office:value="202.74176" calcext:value-type="float">
            <text:p>202.74176</text:p>
          </table:table-cell>
        </table:table-row>
        <table:table-row table:style-name="ro1">
          <table:table-cell table:formula="of:=[times.A928]" office:value-type="float" office:value="926" calcext:value-type="float">
            <text:p>926</text:p>
          </table:table-cell>
          <table:table-cell table:formula="of:= ([times.C928] - [times.B928]) / 1000000" office:value-type="float" office:value="120.744192" calcext:value-type="float">
            <text:p>120.744192</text:p>
          </table:table-cell>
          <table:table-cell table:formula="of:= ([times.E928] - [times.D928]) / 1000000" office:value-type="float" office:value="167.023872" calcext:value-type="float">
            <text:p>167.023872</text:p>
          </table:table-cell>
          <table:table-cell table:formula="of:= ([times.G928] - [times.F928]) / 1000000" office:value-type="float" office:value="202.852864" calcext:value-type="float">
            <text:p>202.852864</text:p>
          </table:table-cell>
        </table:table-row>
        <table:table-row table:style-name="ro1">
          <table:table-cell table:formula="of:=[times.A929]" office:value-type="float" office:value="927" calcext:value-type="float">
            <text:p>927</text:p>
          </table:table-cell>
          <table:table-cell table:formula="of:= ([times.C929] - [times.B929]) / 1000000" office:value-type="float" office:value="120.558848" calcext:value-type="float">
            <text:p>120.558848</text:p>
          </table:table-cell>
          <table:table-cell table:formula="of:= ([times.E929] - [times.D929]) / 1000000" office:value-type="float" office:value="166.728704" calcext:value-type="float">
            <text:p>166.728704</text:p>
          </table:table-cell>
          <table:table-cell table:formula="of:= ([times.G929] - [times.F929]) / 1000000" office:value-type="float" office:value="202.673408" calcext:value-type="float">
            <text:p>202.673408</text:p>
          </table:table-cell>
        </table:table-row>
        <table:table-row table:style-name="ro1">
          <table:table-cell table:formula="of:=[times.A930]" office:value-type="float" office:value="928" calcext:value-type="float">
            <text:p>928</text:p>
          </table:table-cell>
          <table:table-cell table:formula="of:= ([times.C930] - [times.B930]) / 1000000" office:value-type="float" office:value="120.418048" calcext:value-type="float">
            <text:p>120.418048</text:p>
          </table:table-cell>
          <table:table-cell table:formula="of:= ([times.E930] - [times.D930]) / 1000000" office:value-type="float" office:value="166.592512" calcext:value-type="float">
            <text:p>166.592512</text:p>
          </table:table-cell>
          <table:table-cell table:formula="of:= ([times.G930] - [times.F930]) / 1000000" office:value-type="float" office:value="202.637056" calcext:value-type="float">
            <text:p>202.637056</text:p>
          </table:table-cell>
        </table:table-row>
        <table:table-row table:style-name="ro1">
          <table:table-cell table:formula="of:=[times.A931]" office:value-type="float" office:value="929" calcext:value-type="float">
            <text:p>929</text:p>
          </table:table-cell>
          <table:table-cell table:formula="of:= ([times.C931] - [times.B931]) / 1000000" office:value-type="float" office:value="120.01024" calcext:value-type="float">
            <text:p>120.01024</text:p>
          </table:table-cell>
          <table:table-cell table:formula="of:= ([times.E931] - [times.D931]) / 1000000" office:value-type="float" office:value="166.535936" calcext:value-type="float">
            <text:p>166.535936</text:p>
          </table:table-cell>
          <table:table-cell table:formula="of:= ([times.G931] - [times.F931]) / 1000000" office:value-type="float" office:value="202.34368" calcext:value-type="float">
            <text:p>202.34368</text:p>
          </table:table-cell>
        </table:table-row>
        <table:table-row table:style-name="ro1">
          <table:table-cell table:formula="of:=[times.A932]" office:value-type="float" office:value="930" calcext:value-type="float">
            <text:p>930</text:p>
          </table:table-cell>
          <table:table-cell table:formula="of:= ([times.C932] - [times.B932]) / 1000000" office:value-type="float" office:value="119.761408" calcext:value-type="float">
            <text:p>119.761408</text:p>
          </table:table-cell>
          <table:table-cell table:formula="of:= ([times.E932] - [times.D932]) / 1000000" office:value-type="float" office:value="166.237952" calcext:value-type="float">
            <text:p>166.237952</text:p>
          </table:table-cell>
          <table:table-cell table:formula="of:= ([times.G932] - [times.F932]) / 1000000" office:value-type="float" office:value="202.047232" calcext:value-type="float">
            <text:p>202.047232</text:p>
          </table:table-cell>
        </table:table-row>
        <table:table-row table:style-name="ro1">
          <table:table-cell table:formula="of:=[times.A933]" office:value-type="float" office:value="931" calcext:value-type="float">
            <text:p>931</text:p>
          </table:table-cell>
          <table:table-cell table:formula="of:= ([times.C933] - [times.B933]) / 1000000" office:value-type="float" office:value="119.506944" calcext:value-type="float">
            <text:p>119.506944</text:p>
          </table:table-cell>
          <table:table-cell table:formula="of:= ([times.E933] - [times.D933]) / 1000000" office:value-type="float" office:value="165.944064" calcext:value-type="float">
            <text:p>165.944064</text:p>
          </table:table-cell>
          <table:table-cell table:formula="of:= ([times.G933] - [times.F933]) / 1000000" office:value-type="float" office:value="201.755136" calcext:value-type="float">
            <text:p>201.755136</text:p>
          </table:table-cell>
        </table:table-row>
        <table:table-row table:style-name="ro1">
          <table:table-cell table:formula="of:=[times.A934]" office:value-type="float" office:value="932" calcext:value-type="float">
            <text:p>932</text:p>
          </table:table-cell>
          <table:table-cell table:formula="of:= ([times.C934] - [times.B934]) / 1000000" office:value-type="float" office:value="119.321088" calcext:value-type="float">
            <text:p>119.321088</text:p>
          </table:table-cell>
          <table:table-cell table:formula="of:= ([times.E934] - [times.D934]) / 1000000" office:value-type="float" office:value="165.774336" calcext:value-type="float">
            <text:p>165.774336</text:p>
          </table:table-cell>
          <table:table-cell table:formula="of:= ([times.G934] - [times.F934]) / 1000000" office:value-type="float" office:value="201.686016" calcext:value-type="float">
            <text:p>201.686016</text:p>
          </table:table-cell>
        </table:table-row>
        <table:table-row table:style-name="ro1">
          <table:table-cell table:formula="of:=[times.A935]" office:value-type="float" office:value="933" calcext:value-type="float">
            <text:p>933</text:p>
          </table:table-cell>
          <table:table-cell table:formula="of:= ([times.C935] - [times.B935]) / 1000000" office:value-type="float" office:value="118.883328" calcext:value-type="float">
            <text:p>118.883328</text:p>
          </table:table-cell>
          <table:table-cell table:formula="of:= ([times.E935] - [times.D935]) / 1000000" office:value-type="float" office:value="165.817856" calcext:value-type="float">
            <text:p>165.817856</text:p>
          </table:table-cell>
          <table:table-cell table:formula="of:= ([times.G935] - [times.F935]) / 1000000" office:value-type="float" office:value="201.396992" calcext:value-type="float">
            <text:p>201.396992</text:p>
          </table:table-cell>
        </table:table-row>
        <table:table-row table:style-name="ro1">
          <table:table-cell table:formula="of:=[times.A936]" office:value-type="float" office:value="934" calcext:value-type="float">
            <text:p>934</text:p>
          </table:table-cell>
          <table:table-cell table:formula="of:= ([times.C936] - [times.B936]) / 1000000" office:value-type="float" office:value="118.450688" calcext:value-type="float">
            <text:p>118.450688</text:p>
          </table:table-cell>
          <table:table-cell table:formula="of:= ([times.E936] - [times.D936]) / 1000000" office:value-type="float" office:value="165.552896" calcext:value-type="float">
            <text:p>165.552896</text:p>
          </table:table-cell>
          <table:table-cell table:formula="of:= ([times.G936] - [times.F936]) / 1000000" office:value-type="float" office:value="201.142016" calcext:value-type="float">
            <text:p>201.142016</text:p>
          </table:table-cell>
        </table:table-row>
        <table:table-row table:style-name="ro1">
          <table:table-cell table:formula="of:=[times.A937]" office:value-type="float" office:value="935" calcext:value-type="float">
            <text:p>935</text:p>
          </table:table-cell>
          <table:table-cell table:formula="of:= ([times.C937] - [times.B937]) / 1000000" office:value-type="float" office:value="118.03008" calcext:value-type="float">
            <text:p>118.03008</text:p>
          </table:table-cell>
          <table:table-cell table:formula="of:= ([times.E937] - [times.D937]) / 1000000" office:value-type="float" office:value="165.222912" calcext:value-type="float">
            <text:p>165.222912</text:p>
          </table:table-cell>
          <table:table-cell table:formula="of:= ([times.G937] - [times.F937]) / 1000000" office:value-type="float" office:value="200.847616" calcext:value-type="float">
            <text:p>200.847616</text:p>
          </table:table-cell>
        </table:table-row>
        <table:table-row table:style-name="ro1">
          <table:table-cell table:formula="of:=[times.A938]" office:value-type="float" office:value="936" calcext:value-type="float">
            <text:p>936</text:p>
          </table:table-cell>
          <table:table-cell table:formula="of:= ([times.C938] - [times.B938]) / 1000000" office:value-type="float" office:value="117.866752" calcext:value-type="float">
            <text:p>117.866752</text:p>
          </table:table-cell>
          <table:table-cell table:formula="of:= ([times.E938] - [times.D938]) / 1000000" office:value-type="float" office:value="164.909312" calcext:value-type="float">
            <text:p>164.909312</text:p>
          </table:table-cell>
          <table:table-cell table:formula="of:= ([times.G938] - [times.F938]) / 1000000" office:value-type="float" office:value="200.879104" calcext:value-type="float">
            <text:p>200.879104</text:p>
          </table:table-cell>
        </table:table-row>
        <table:table-row table:style-name="ro1">
          <table:table-cell table:formula="of:=[times.A939]" office:value-type="float" office:value="937" calcext:value-type="float">
            <text:p>937</text:p>
          </table:table-cell>
          <table:table-cell table:formula="of:= ([times.C939] - [times.B939]) / 1000000" office:value-type="float" office:value="117.568" calcext:value-type="float">
            <text:p>117.568</text:p>
          </table:table-cell>
          <table:table-cell table:formula="of:= ([times.E939] - [times.D939]) / 1000000" office:value-type="float" office:value="164.611072" calcext:value-type="float">
            <text:p>164.611072</text:p>
          </table:table-cell>
          <table:table-cell table:formula="of:= ([times.G939] - [times.F939]) / 1000000" office:value-type="float" office:value="200.587776" calcext:value-type="float">
            <text:p>200.587776</text:p>
          </table:table-cell>
        </table:table-row>
        <table:table-row table:style-name="ro1">
          <table:table-cell table:formula="of:=[times.A940]" office:value-type="float" office:value="938" calcext:value-type="float">
            <text:p>938</text:p>
          </table:table-cell>
          <table:table-cell table:formula="of:= ([times.C940] - [times.B940]) / 1000000" office:value-type="float" office:value="117.276928" calcext:value-type="float">
            <text:p>117.276928</text:p>
          </table:table-cell>
          <table:table-cell table:formula="of:= ([times.E940] - [times.D940]) / 1000000" office:value-type="float" office:value="164.445184" calcext:value-type="float">
            <text:p>164.445184</text:p>
          </table:table-cell>
          <table:table-cell table:formula="of:= ([times.G940] - [times.F940]) / 1000000" office:value-type="float" office:value="200.296192" calcext:value-type="float">
            <text:p>200.296192</text:p>
          </table:table-cell>
        </table:table-row>
        <table:table-row table:style-name="ro1">
          <table:table-cell table:formula="of:=[times.A941]" office:value-type="float" office:value="939" calcext:value-type="float">
            <text:p>939</text:p>
          </table:table-cell>
          <table:table-cell table:formula="of:= ([times.C941] - [times.B941]) / 1000000" office:value-type="float" office:value="116.982272" calcext:value-type="float">
            <text:p>116.982272</text:p>
          </table:table-cell>
          <table:table-cell table:formula="of:= ([times.E941] - [times.D941]) / 1000000" office:value-type="float" office:value="164.420352" calcext:value-type="float">
            <text:p>164.420352</text:p>
          </table:table-cell>
          <table:table-cell table:formula="of:= ([times.G941] - [times.F941]) / 1000000" office:value-type="float" office:value="200" calcext:value-type="float">
            <text:p>200</text:p>
          </table:table-cell>
        </table:table-row>
        <table:table-row table:style-name="ro1">
          <table:table-cell table:formula="of:=[times.A942]" office:value-type="float" office:value="940" calcext:value-type="float">
            <text:p>940</text:p>
          </table:table-cell>
          <table:table-cell table:formula="of:= ([times.C942] - [times.B942]) / 1000000" office:value-type="float" office:value="116.656384" calcext:value-type="float">
            <text:p>116.656384</text:p>
          </table:table-cell>
          <table:table-cell table:formula="of:= ([times.E942] - [times.D942]) / 1000000" office:value-type="float" office:value="164.128" calcext:value-type="float">
            <text:p>164.128</text:p>
          </table:table-cell>
          <table:table-cell table:formula="of:= ([times.G942] - [times.F942]) / 1000000" office:value-type="float" office:value="199.708928" calcext:value-type="float">
            <text:p>199.708928</text:p>
          </table:table-cell>
        </table:table-row>
        <table:table-row table:style-name="ro1">
          <table:table-cell table:formula="of:=[times.A943]" office:value-type="float" office:value="941" calcext:value-type="float">
            <text:p>941</text:p>
          </table:table-cell>
          <table:table-cell table:formula="of:= ([times.C943] - [times.B943]) / 1000000" office:value-type="float" office:value="116.430848" calcext:value-type="float">
            <text:p>116.430848</text:p>
          </table:table-cell>
          <table:table-cell table:formula="of:= ([times.E943] - [times.D943]) / 1000000" office:value-type="float" office:value="163.837184" calcext:value-type="float">
            <text:p>163.837184</text:p>
          </table:table-cell>
          <table:table-cell table:formula="of:= ([times.G943] - [times.F943]) / 1000000" office:value-type="float" office:value="199.414016" calcext:value-type="float">
            <text:p>199.414016</text:p>
          </table:table-cell>
        </table:table-row>
        <table:table-row table:style-name="ro1">
          <table:table-cell table:formula="of:=[times.A944]" office:value-type="float" office:value="942" calcext:value-type="float">
            <text:p>942</text:p>
          </table:table-cell>
          <table:table-cell table:formula="of:= ([times.C944] - [times.B944]) / 1000000" office:value-type="float" office:value="116.0192" calcext:value-type="float">
            <text:p>116.0192</text:p>
          </table:table-cell>
          <table:table-cell table:formula="of:= ([times.E944] - [times.D944]) / 1000000" office:value-type="float" office:value="163.69152" calcext:value-type="float">
            <text:p>163.69152</text:p>
          </table:table-cell>
          <table:table-cell table:formula="of:= ([times.G944] - [times.F944]) / 1000000" office:value-type="float" office:value="199.115776" calcext:value-type="float">
            <text:p>199.115776</text:p>
          </table:table-cell>
        </table:table-row>
        <table:table-row table:style-name="ro1">
          <table:table-cell table:formula="of:=[times.A945]" office:value-type="float" office:value="943" calcext:value-type="float">
            <text:p>943</text:p>
          </table:table-cell>
          <table:table-cell table:formula="of:= ([times.C945] - [times.B945]) / 1000000" office:value-type="float" office:value="115.813376" calcext:value-type="float">
            <text:p>115.813376</text:p>
          </table:table-cell>
          <table:table-cell table:formula="of:= ([times.E945] - [times.D945]) / 1000000" office:value-type="float" office:value="163.346688" calcext:value-type="float">
            <text:p>163.346688</text:p>
          </table:table-cell>
          <table:table-cell table:formula="of:= ([times.G945] - [times.F945]) / 1000000" office:value-type="float" office:value="198.934784" calcext:value-type="float">
            <text:p>198.934784</text:p>
          </table:table-cell>
        </table:table-row>
        <table:table-row table:style-name="ro1">
          <table:table-cell table:formula="of:=[times.A946]" office:value-type="float" office:value="944" calcext:value-type="float">
            <text:p>944</text:p>
          </table:table-cell>
          <table:table-cell table:formula="of:= ([times.C946] - [times.B946]) / 1000000" office:value-type="float" office:value="115.623168" calcext:value-type="float">
            <text:p>115.623168</text:p>
          </table:table-cell>
          <table:table-cell table:formula="of:= ([times.E946] - [times.D946]) / 1000000" office:value-type="float" office:value="163.216896" calcext:value-type="float">
            <text:p>163.216896</text:p>
          </table:table-cell>
          <table:table-cell table:formula="of:= ([times.G946] - [times.F946]) / 1000000" office:value-type="float" office:value="199.072" calcext:value-type="float">
            <text:p>199.072</text:p>
          </table:table-cell>
        </table:table-row>
        <table:table-row table:style-name="ro1">
          <table:table-cell table:formula="of:=[times.A947]" office:value-type="float" office:value="945" calcext:value-type="float">
            <text:p>945</text:p>
          </table:table-cell>
          <table:table-cell table:formula="of:= ([times.C947] - [times.B947]) / 1000000" office:value-type="float" office:value="115.440128" calcext:value-type="float">
            <text:p>115.440128</text:p>
          </table:table-cell>
          <table:table-cell table:formula="of:= ([times.E947] - [times.D947]) / 1000000" office:value-type="float" office:value="162.8992" calcext:value-type="float">
            <text:p>162.8992</text:p>
          </table:table-cell>
          <table:table-cell table:formula="of:= ([times.G947] - [times.F947]) / 1000000" office:value-type="float" office:value="198.779904" calcext:value-type="float">
            <text:p>198.779904</text:p>
          </table:table-cell>
        </table:table-row>
        <table:table-row table:style-name="ro1">
          <table:table-cell table:formula="of:=[times.A948]" office:value-type="float" office:value="946" calcext:value-type="float">
            <text:p>946</text:p>
          </table:table-cell>
          <table:table-cell table:formula="of:= ([times.C948] - [times.B948]) / 1000000" office:value-type="float" office:value="115.291904" calcext:value-type="float">
            <text:p>115.291904</text:p>
          </table:table-cell>
          <table:table-cell table:formula="of:= ([times.E948] - [times.D948]) / 1000000" office:value-type="float" office:value="162.724096" calcext:value-type="float">
            <text:p>162.724096</text:p>
          </table:table-cell>
          <table:table-cell table:formula="of:= ([times.G948] - [times.F948]) / 1000000" office:value-type="float" office:value="198.48576" calcext:value-type="float">
            <text:p>198.48576</text:p>
          </table:table-cell>
        </table:table-row>
        <table:table-row table:style-name="ro1">
          <table:table-cell table:formula="of:=[times.A949]" office:value-type="float" office:value="947" calcext:value-type="float">
            <text:p>947</text:p>
          </table:table-cell>
          <table:table-cell table:formula="of:= ([times.C949] - [times.B949]) / 1000000" office:value-type="float" office:value="115.344896" calcext:value-type="float">
            <text:p>115.344896</text:p>
          </table:table-cell>
          <table:table-cell table:formula="of:= ([times.E949] - [times.D949]) / 1000000" office:value-type="float" office:value="162.654976" calcext:value-type="float">
            <text:p>162.654976</text:p>
          </table:table-cell>
          <table:table-cell table:formula="of:= ([times.G949] - [times.F949]) / 1000000" office:value-type="float" office:value="198.191104" calcext:value-type="float">
            <text:p>198.191104</text:p>
          </table:table-cell>
        </table:table-row>
        <table:table-row table:style-name="ro1">
          <table:table-cell table:formula="of:=[times.A950]" office:value-type="float" office:value="948" calcext:value-type="float">
            <text:p>948</text:p>
          </table:table-cell>
          <table:table-cell table:formula="of:= ([times.C950] - [times.B950]) / 1000000" office:value-type="float" office:value="115.377664" calcext:value-type="float">
            <text:p>115.377664</text:p>
          </table:table-cell>
          <table:table-cell table:formula="of:= ([times.E950] - [times.D950]) / 1000000" office:value-type="float" office:value="162.360064" calcext:value-type="float">
            <text:p>162.360064</text:p>
          </table:table-cell>
          <table:table-cell table:formula="of:= ([times.G950] - [times.F950]) / 1000000" office:value-type="float" office:value="197.897728" calcext:value-type="float">
            <text:p>197.897728</text:p>
          </table:table-cell>
        </table:table-row>
        <table:table-row table:style-name="ro1">
          <table:table-cell table:formula="of:=[times.A951]" office:value-type="float" office:value="949" calcext:value-type="float">
            <text:p>949</text:p>
          </table:table-cell>
          <table:table-cell table:formula="of:= ([times.C951] - [times.B951]) / 1000000" office:value-type="float" office:value="115.25888" calcext:value-type="float">
            <text:p>115.25888</text:p>
          </table:table-cell>
          <table:table-cell table:formula="of:= ([times.E951] - [times.D951]) / 1000000" office:value-type="float" office:value="162.19008" calcext:value-type="float">
            <text:p>162.19008</text:p>
          </table:table-cell>
          <table:table-cell table:formula="of:= ([times.G951] - [times.F951]) / 1000000" office:value-type="float" office:value="197.560064" calcext:value-type="float">
            <text:p>197.560064</text:p>
          </table:table-cell>
        </table:table-row>
        <table:table-row table:style-name="ro1">
          <table:table-cell table:formula="of:=[times.A952]" office:value-type="float" office:value="950" calcext:value-type="float">
            <text:p>950</text:p>
          </table:table-cell>
          <table:table-cell table:formula="of:= ([times.C952] - [times.B952]) / 1000000" office:value-type="float" office:value="114.969856" calcext:value-type="float">
            <text:p>114.969856</text:p>
          </table:table-cell>
          <table:table-cell table:formula="of:= ([times.E952] - [times.D952]) / 1000000" office:value-type="float" office:value="162.162944" calcext:value-type="float">
            <text:p>162.162944</text:p>
          </table:table-cell>
          <table:table-cell table:formula="of:= ([times.G952] - [times.F952]) / 1000000" office:value-type="float" office:value="197.2608" calcext:value-type="float">
            <text:p>197.2608</text:p>
          </table:table-cell>
        </table:table-row>
        <table:table-row table:style-name="ro1">
          <table:table-cell table:formula="of:=[times.A953]" office:value-type="float" office:value="951" calcext:value-type="float">
            <text:p>951</text:p>
          </table:table-cell>
          <table:table-cell table:formula="of:= ([times.C953] - [times.B953]) / 1000000" office:value-type="float" office:value="114.904832" calcext:value-type="float">
            <text:p>114.904832</text:p>
          </table:table-cell>
          <table:table-cell table:formula="of:= ([times.E953] - [times.D953]) / 1000000" office:value-type="float" office:value="161.9008" calcext:value-type="float">
            <text:p>161.9008</text:p>
          </table:table-cell>
          <table:table-cell table:formula="of:= ([times.G953] - [times.F953]) / 1000000" office:value-type="float" office:value="196.91904" calcext:value-type="float">
            <text:p>196.91904</text:p>
          </table:table-cell>
        </table:table-row>
        <table:table-row table:style-name="ro1">
          <table:table-cell table:formula="of:=[times.A954]" office:value-type="float" office:value="952" calcext:value-type="float">
            <text:p>952</text:p>
          </table:table-cell>
          <table:table-cell table:formula="of:= ([times.C954] - [times.B954]) / 1000000" office:value-type="float" office:value="114.614784" calcext:value-type="float">
            <text:p>114.614784</text:p>
          </table:table-cell>
          <table:table-cell table:formula="of:= ([times.E954] - [times.D954]) / 1000000" office:value-type="float" office:value="161.606912" calcext:value-type="float">
            <text:p>161.606912</text:p>
          </table:table-cell>
          <table:table-cell table:formula="of:= ([times.G954] - [times.F954]) / 1000000" office:value-type="float" office:value="196.672512" calcext:value-type="float">
            <text:p>196.672512</text:p>
          </table:table-cell>
        </table:table-row>
        <table:table-row table:style-name="ro1">
          <table:table-cell table:formula="of:=[times.A955]" office:value-type="float" office:value="953" calcext:value-type="float">
            <text:p>953</text:p>
          </table:table-cell>
          <table:table-cell table:formula="of:= ([times.C955] - [times.B955]) / 1000000" office:value-type="float" office:value="114.324224" calcext:value-type="float">
            <text:p>114.324224</text:p>
          </table:table-cell>
          <table:table-cell table:formula="of:= ([times.E955] - [times.D955]) / 1000000" office:value-type="float" office:value="161.549312" calcext:value-type="float">
            <text:p>161.549312</text:p>
          </table:table-cell>
          <table:table-cell table:formula="of:= ([times.G955] - [times.F955]) / 1000000" office:value-type="float" office:value="196.62336" calcext:value-type="float">
            <text:p>196.62336</text:p>
          </table:table-cell>
        </table:table-row>
        <table:table-row table:style-name="ro1">
          <table:table-cell table:formula="of:=[times.A956]" office:value-type="float" office:value="954" calcext:value-type="float">
            <text:p>954</text:p>
          </table:table-cell>
          <table:table-cell table:formula="of:= ([times.C956] - [times.B956]) / 1000000" office:value-type="float" office:value="114.03264" calcext:value-type="float">
            <text:p>114.03264</text:p>
          </table:table-cell>
          <table:table-cell table:formula="of:= ([times.E956] - [times.D956]) / 1000000" office:value-type="float" office:value="161.254912" calcext:value-type="float">
            <text:p>161.254912</text:p>
          </table:table-cell>
          <table:table-cell table:formula="of:= ([times.G956] - [times.F956]) / 1000000" office:value-type="float" office:value="196.321792" calcext:value-type="float">
            <text:p>196.321792</text:p>
          </table:table-cell>
        </table:table-row>
        <table:table-row table:style-name="ro1">
          <table:table-cell table:formula="of:=[times.A957]" office:value-type="float" office:value="955" calcext:value-type="float">
            <text:p>955</text:p>
          </table:table-cell>
          <table:table-cell table:formula="of:= ([times.C957] - [times.B957]) / 1000000" office:value-type="float" office:value="113.831168" calcext:value-type="float">
            <text:p>113.831168</text:p>
          </table:table-cell>
          <table:table-cell table:formula="of:= ([times.E957] - [times.D957]) / 1000000" office:value-type="float" office:value="160.959232" calcext:value-type="float">
            <text:p>160.959232</text:p>
          </table:table-cell>
          <table:table-cell table:formula="of:= ([times.G957] - [times.F957]) / 1000000" office:value-type="float" office:value="195.990016" calcext:value-type="float">
            <text:p>195.990016</text:p>
          </table:table-cell>
        </table:table-row>
        <table:table-row table:style-name="ro1">
          <table:table-cell table:formula="of:=[times.A958]" office:value-type="float" office:value="956" calcext:value-type="float">
            <text:p>956</text:p>
          </table:table-cell>
          <table:table-cell table:formula="of:= ([times.C958] - [times.B958]) / 1000000" office:value-type="float" office:value="113.613824" calcext:value-type="float">
            <text:p>113.613824</text:p>
          </table:table-cell>
          <table:table-cell table:formula="of:= ([times.E958] - [times.D958]) / 1000000" office:value-type="float" office:value="160.827136" calcext:value-type="float">
            <text:p>160.827136</text:p>
          </table:table-cell>
          <table:table-cell table:formula="of:= ([times.G958] - [times.F958]) / 1000000" office:value-type="float" office:value="195.691008" calcext:value-type="float">
            <text:p>195.691008</text:p>
          </table:table-cell>
        </table:table-row>
        <table:table-row table:style-name="ro1">
          <table:table-cell table:formula="of:=[times.A959]" office:value-type="float" office:value="957" calcext:value-type="float">
            <text:p>957</text:p>
          </table:table-cell>
          <table:table-cell table:formula="of:= ([times.C959] - [times.B959]) / 1000000" office:value-type="float" office:value="113.156096" calcext:value-type="float">
            <text:p>113.156096</text:p>
          </table:table-cell>
          <table:table-cell table:formula="of:= ([times.E959] - [times.D959]) / 1000000" office:value-type="float" office:value="160.526848" calcext:value-type="float">
            <text:p>160.526848</text:p>
          </table:table-cell>
          <table:table-cell table:formula="of:= ([times.G959] - [times.F959]) / 1000000" office:value-type="float" office:value="195.348224" calcext:value-type="float">
            <text:p>195.348224</text:p>
          </table:table-cell>
        </table:table-row>
        <table:table-row table:style-name="ro1">
          <table:table-cell table:formula="of:=[times.A960]" office:value-type="float" office:value="958" calcext:value-type="float">
            <text:p>958</text:p>
          </table:table-cell>
          <table:table-cell table:formula="of:= ([times.C960] - [times.B960]) / 1000000" office:value-type="float" office:value="112.717056" calcext:value-type="float">
            <text:p>112.717056</text:p>
          </table:table-cell>
          <table:table-cell table:formula="of:= ([times.E960] - [times.D960]) / 1000000" office:value-type="float" office:value="160.359936" calcext:value-type="float">
            <text:p>160.359936</text:p>
          </table:table-cell>
          <table:table-cell table:formula="of:= ([times.G960] - [times.F960]) / 1000000" office:value-type="float" office:value="195.186944" calcext:value-type="float">
            <text:p>195.186944</text:p>
          </table:table-cell>
        </table:table-row>
        <table:table-row table:style-name="ro1">
          <table:table-cell table:formula="of:=[times.A961]" office:value-type="float" office:value="959" calcext:value-type="float">
            <text:p>959</text:p>
          </table:table-cell>
          <table:table-cell table:formula="of:= ([times.C961] - [times.B961]) / 1000000" office:value-type="float" office:value="112.585216" calcext:value-type="float">
            <text:p>112.585216</text:p>
          </table:table-cell>
          <table:table-cell table:formula="of:= ([times.E961] - [times.D961]) / 1000000" office:value-type="float" office:value="160.370432" calcext:value-type="float">
            <text:p>160.370432</text:p>
          </table:table-cell>
          <table:table-cell table:formula="of:= ([times.G961] - [times.F961]) / 1000000" office:value-type="float" office:value="194.883072" calcext:value-type="float">
            <text:p>194.883072</text:p>
          </table:table-cell>
        </table:table-row>
        <table:table-row table:style-name="ro1">
          <table:table-cell table:formula="of:=[times.A962]" office:value-type="float" office:value="960" calcext:value-type="float">
            <text:p>960</text:p>
          </table:table-cell>
          <table:table-cell table:formula="of:= ([times.C962] - [times.B962]) / 1000000" office:value-type="float" office:value="112.466688" calcext:value-type="float">
            <text:p>112.466688</text:p>
          </table:table-cell>
          <table:table-cell table:formula="of:= ([times.E962] - [times.D962]) / 1000000" office:value-type="float" office:value="160.075008" calcext:value-type="float">
            <text:p>160.075008</text:p>
          </table:table-cell>
          <table:table-cell table:formula="of:= ([times.G962] - [times.F962]) / 1000000" office:value-type="float" office:value="194.83392" calcext:value-type="float">
            <text:p>194.83392</text:p>
          </table:table-cell>
        </table:table-row>
        <table:table-row table:style-name="ro1">
          <table:table-cell table:formula="of:=[times.A963]" office:value-type="float" office:value="961" calcext:value-type="float">
            <text:p>961</text:p>
          </table:table-cell>
          <table:table-cell table:formula="of:= ([times.C963] - [times.B963]) / 1000000" office:value-type="float" office:value="112.319488" calcext:value-type="float">
            <text:p>112.319488</text:p>
          </table:table-cell>
          <table:table-cell table:formula="of:= ([times.E963] - [times.D963]) / 1000000" office:value-type="float" office:value="159.776768" calcext:value-type="float">
            <text:p>159.776768</text:p>
          </table:table-cell>
          <table:table-cell table:formula="of:= ([times.G963] - [times.F963]) / 1000000" office:value-type="float" office:value="194.542592" calcext:value-type="float">
            <text:p>194.542592</text:p>
          </table:table-cell>
        </table:table-row>
        <table:table-row table:style-name="ro1">
          <table:table-cell table:formula="of:=[times.A964]" office:value-type="float" office:value="962" calcext:value-type="float">
            <text:p>962</text:p>
          </table:table-cell>
          <table:table-cell table:formula="of:= ([times.C964] - [times.B964]) / 1000000" office:value-type="float" office:value="112.030976" calcext:value-type="float">
            <text:p>112.030976</text:p>
          </table:table-cell>
          <table:table-cell table:formula="of:= ([times.E964] - [times.D964]) / 1000000" office:value-type="float" office:value="159.480576" calcext:value-type="float">
            <text:p>159.480576</text:p>
          </table:table-cell>
          <table:table-cell table:formula="of:= ([times.G964] - [times.F964]) / 1000000" office:value-type="float" office:value="194.246912" calcext:value-type="float">
            <text:p>194.246912</text:p>
          </table:table-cell>
        </table:table-row>
        <table:table-row table:style-name="ro1">
          <table:table-cell table:formula="of:=[times.A965]" office:value-type="float" office:value="963" calcext:value-type="float">
            <text:p>963</text:p>
          </table:table-cell>
          <table:table-cell table:formula="of:= ([times.C965] - [times.B965]) / 1000000" office:value-type="float" office:value="111.926528" calcext:value-type="float">
            <text:p>111.926528</text:p>
          </table:table-cell>
          <table:table-cell table:formula="of:= ([times.E965] - [times.D965]) / 1000000" office:value-type="float" office:value="159.37792" calcext:value-type="float">
            <text:p>159.37792</text:p>
          </table:table-cell>
          <table:table-cell table:formula="of:= ([times.G965] - [times.F965]) / 1000000" office:value-type="float" office:value="193.887744" calcext:value-type="float">
            <text:p>193.887744</text:p>
          </table:table-cell>
        </table:table-row>
        <table:table-row table:style-name="ro1">
          <table:table-cell table:formula="of:=[times.A966]" office:value-type="float" office:value="964" calcext:value-type="float">
            <text:p>964</text:p>
          </table:table-cell>
          <table:table-cell table:formula="of:= ([times.C966] - [times.B966]) / 1000000" office:value-type="float" office:value="111.512064" calcext:value-type="float">
            <text:p>111.512064</text:p>
          </table:table-cell>
          <table:table-cell table:formula="of:= ([times.E966] - [times.D966]) / 1000000" office:value-type="float" office:value="159.088128" calcext:value-type="float">
            <text:p>159.088128</text:p>
          </table:table-cell>
          <table:table-cell table:formula="of:= ([times.G966] - [times.F966]) / 1000000" office:value-type="float" office:value="193.584896" calcext:value-type="float">
            <text:p>193.584896</text:p>
          </table:table-cell>
        </table:table-row>
        <table:table-row table:style-name="ro1">
          <table:table-cell table:formula="of:=[times.A967]" office:value-type="float" office:value="965" calcext:value-type="float">
            <text:p>965</text:p>
          </table:table-cell>
          <table:table-cell table:formula="of:= ([times.C967] - [times.B967]) / 1000000" office:value-type="float" office:value="110.752256" calcext:value-type="float">
            <text:p>110.752256</text:p>
          </table:table-cell>
          <table:table-cell table:formula="of:= ([times.E967] - [times.D967]) / 1000000" office:value-type="float" office:value="158.9888" calcext:value-type="float">
            <text:p>158.9888</text:p>
          </table:table-cell>
          <table:table-cell table:formula="of:= ([times.G967] - [times.F967]) / 1000000" office:value-type="float" office:value="193.396736" calcext:value-type="float">
            <text:p>193.396736</text:p>
          </table:table-cell>
        </table:table-row>
        <table:table-row table:style-name="ro1">
          <table:table-cell table:formula="of:=[times.A968]" office:value-type="float" office:value="966" calcext:value-type="float">
            <text:p>966</text:p>
          </table:table-cell>
          <table:table-cell table:formula="of:= ([times.C968] - [times.B968]) / 1000000" office:value-type="float" office:value="110.508288" calcext:value-type="float">
            <text:p>110.508288</text:p>
          </table:table-cell>
          <table:table-cell table:formula="of:= ([times.E968] - [times.D968]) / 1000000" office:value-type="float" office:value="158.689792" calcext:value-type="float">
            <text:p>158.689792</text:p>
          </table:table-cell>
          <table:table-cell table:formula="of:= ([times.G968] - [times.F968]) / 1000000" office:value-type="float" office:value="193.286144" calcext:value-type="float">
            <text:p>193.286144</text:p>
          </table:table-cell>
        </table:table-row>
        <table:table-row table:style-name="ro1">
          <table:table-cell table:formula="of:=[times.A969]" office:value-type="float" office:value="967" calcext:value-type="float">
            <text:p>967</text:p>
          </table:table-cell>
          <table:table-cell table:formula="of:= ([times.C969] - [times.B969]) / 1000000" office:value-type="float" office:value="110.228992" calcext:value-type="float">
            <text:p>110.228992</text:p>
          </table:table-cell>
          <table:table-cell table:formula="of:= ([times.E969] - [times.D969]) / 1000000" office:value-type="float" office:value="158.381312" calcext:value-type="float">
            <text:p>158.381312</text:p>
          </table:table-cell>
          <table:table-cell table:formula="of:= ([times.G969] - [times.F969]) / 1000000" office:value-type="float" office:value="192.989696" calcext:value-type="float">
            <text:p>192.989696</text:p>
          </table:table-cell>
        </table:table-row>
        <table:table-row table:style-name="ro1">
          <table:table-cell table:formula="of:=[times.A970]" office:value-type="float" office:value="968" calcext:value-type="float">
            <text:p>968</text:p>
          </table:table-cell>
          <table:table-cell table:formula="of:= ([times.C970] - [times.B970]) / 1000000" office:value-type="float" office:value="109.650432" calcext:value-type="float">
            <text:p>109.650432</text:p>
          </table:table-cell>
          <table:table-cell table:formula="of:= ([times.E970] - [times.D970]) / 1000000" office:value-type="float" office:value="158.317056" calcext:value-type="float">
            <text:p>158.317056</text:p>
          </table:table-cell>
          <table:table-cell table:formula="of:= ([times.G970] - [times.F970]) / 1000000" office:value-type="float" office:value="192.69376" calcext:value-type="float">
            <text:p>192.69376</text:p>
          </table:table-cell>
        </table:table-row>
        <table:table-row table:style-name="ro1">
          <table:table-cell table:formula="of:=[times.A971]" office:value-type="float" office:value="969" calcext:value-type="float">
            <text:p>969</text:p>
          </table:table-cell>
          <table:table-cell table:formula="of:= ([times.C971] - [times.B971]) / 1000000" office:value-type="float" office:value="109.167104" calcext:value-type="float">
            <text:p>109.167104</text:p>
          </table:table-cell>
          <table:table-cell table:formula="of:= ([times.E971] - [times.D971]) / 1000000" office:value-type="float" office:value="158.025728" calcext:value-type="float">
            <text:p>158.025728</text:p>
          </table:table-cell>
          <table:table-cell table:formula="of:= ([times.G971] - [times.F971]) / 1000000" office:value-type="float" office:value="192.510208" calcext:value-type="float">
            <text:p>192.510208</text:p>
          </table:table-cell>
        </table:table-row>
        <table:table-row table:style-name="ro1">
          <table:table-cell table:formula="of:=[times.A972]" office:value-type="float" office:value="970" calcext:value-type="float">
            <text:p>970</text:p>
          </table:table-cell>
          <table:table-cell table:formula="of:= ([times.C972] - [times.B972]) / 1000000" office:value-type="float" office:value="108.843264" calcext:value-type="float">
            <text:p>108.843264</text:p>
          </table:table-cell>
          <table:table-cell table:formula="of:= ([times.E972] - [times.D972]) / 1000000" office:value-type="float" office:value="157.729024" calcext:value-type="float">
            <text:p>157.729024</text:p>
          </table:table-cell>
          <table:table-cell table:formula="of:= ([times.G972] - [times.F972]) / 1000000" office:value-type="float" office:value="192.33024" calcext:value-type="float">
            <text:p>192.33024</text:p>
          </table:table-cell>
        </table:table-row>
        <table:table-row table:style-name="ro1">
          <table:table-cell table:formula="of:=[times.A973]" office:value-type="float" office:value="971" calcext:value-type="float">
            <text:p>971</text:p>
          </table:table-cell>
          <table:table-cell table:formula="of:= ([times.C973] - [times.B973]) / 1000000" office:value-type="float" office:value="108.433152" calcext:value-type="float">
            <text:p>108.433152</text:p>
          </table:table-cell>
          <table:table-cell table:formula="of:= ([times.E973] - [times.D973]) / 1000000" office:value-type="float" office:value="157.638912" calcext:value-type="float">
            <text:p>157.638912</text:p>
          </table:table-cell>
          <table:table-cell table:formula="of:= ([times.G973] - [times.F973]) / 1000000" office:value-type="float" office:value="192.212224" calcext:value-type="float">
            <text:p>192.212224</text:p>
          </table:table-cell>
        </table:table-row>
        <table:table-row table:style-name="ro1">
          <table:table-cell table:formula="of:=[times.A974]" office:value-type="float" office:value="972" calcext:value-type="float">
            <text:p>972</text:p>
          </table:table-cell>
          <table:table-cell table:formula="of:= ([times.C974] - [times.B974]) / 1000000" office:value-type="float" office:value="108.38784" calcext:value-type="float">
            <text:p>108.38784</text:p>
          </table:table-cell>
          <table:table-cell table:formula="of:= ([times.E974] - [times.D974]) / 1000000" office:value-type="float" office:value="157.351424" calcext:value-type="float">
            <text:p>157.351424</text:p>
          </table:table-cell>
          <table:table-cell table:formula="of:= ([times.G974] - [times.F974]) / 1000000" office:value-type="float" office:value="192.027648" calcext:value-type="float">
            <text:p>192.027648</text:p>
          </table:table-cell>
        </table:table-row>
        <table:table-row table:style-name="ro1">
          <table:table-cell table:formula="of:=[times.A975]" office:value-type="float" office:value="973" calcext:value-type="float">
            <text:p>973</text:p>
          </table:table-cell>
          <table:table-cell table:formula="of:= ([times.C975] - [times.B975]) / 1000000" office:value-type="float" office:value="108.30592" calcext:value-type="float">
            <text:p>108.30592</text:p>
          </table:table-cell>
          <table:table-cell table:formula="of:= ([times.E975] - [times.D975]) / 1000000" office:value-type="float" office:value="157.287936" calcext:value-type="float">
            <text:p>157.287936</text:p>
          </table:table-cell>
          <table:table-cell table:formula="of:= ([times.G975] - [times.F975]) / 1000000" office:value-type="float" office:value="191.736576" calcext:value-type="float">
            <text:p>191.736576</text:p>
          </table:table-cell>
        </table:table-row>
        <table:table-row table:style-name="ro1">
          <table:table-cell table:formula="of:=[times.A976]" office:value-type="float" office:value="974" calcext:value-type="float">
            <text:p>974</text:p>
          </table:table-cell>
          <table:table-cell table:formula="of:= ([times.C976] - [times.B976]) / 1000000" office:value-type="float" office:value="108.096768" calcext:value-type="float">
            <text:p>108.096768</text:p>
          </table:table-cell>
          <table:table-cell table:formula="of:= ([times.E976] - [times.D976]) / 1000000" office:value-type="float" office:value="156.996352" calcext:value-type="float">
            <text:p>156.996352</text:p>
          </table:table-cell>
          <table:table-cell table:formula="of:= ([times.G976] - [times.F976]) / 1000000" office:value-type="float" office:value="191.616768" calcext:value-type="float">
            <text:p>191.616768</text:p>
          </table:table-cell>
        </table:table-row>
        <table:table-row table:style-name="ro1">
          <table:table-cell table:formula="of:=[times.A977]" office:value-type="float" office:value="975" calcext:value-type="float">
            <text:p>975</text:p>
          </table:table-cell>
          <table:table-cell table:formula="of:= ([times.C977] - [times.B977]) / 1000000" office:value-type="float" office:value="108.018944" calcext:value-type="float">
            <text:p>108.018944</text:p>
          </table:table-cell>
          <table:table-cell table:formula="of:= ([times.E977] - [times.D977]) / 1000000" office:value-type="float" office:value="156.648192" calcext:value-type="float">
            <text:p>156.648192</text:p>
          </table:table-cell>
          <table:table-cell table:formula="of:= ([times.G977] - [times.F977]) / 1000000" office:value-type="float" office:value="191.358208" calcext:value-type="float">
            <text:p>191.358208</text:p>
          </table:table-cell>
        </table:table-row>
        <table:table-row table:style-name="ro1">
          <table:table-cell table:formula="of:=[times.A978]" office:value-type="float" office:value="976" calcext:value-type="float">
            <text:p>976</text:p>
          </table:table-cell>
          <table:table-cell table:formula="of:= ([times.C978] - [times.B978]) / 1000000" office:value-type="float" office:value="107.725824" calcext:value-type="float">
            <text:p>107.725824</text:p>
          </table:table-cell>
          <table:table-cell table:formula="of:= ([times.E978] - [times.D978]) / 1000000" office:value-type="float" office:value="156.540672" calcext:value-type="float">
            <text:p>156.540672</text:p>
          </table:table-cell>
          <table:table-cell table:formula="of:= ([times.G978] - [times.F978]) / 1000000" office:value-type="float" office:value="191.064064" calcext:value-type="float">
            <text:p>191.064064</text:p>
          </table:table-cell>
        </table:table-row>
        <table:table-row table:style-name="ro1">
          <table:table-cell table:formula="of:=[times.A979]" office:value-type="float" office:value="977" calcext:value-type="float">
            <text:p>977</text:p>
          </table:table-cell>
          <table:table-cell table:formula="of:= ([times.C979] - [times.B979]) / 1000000" office:value-type="float" office:value="107.435776" calcext:value-type="float">
            <text:p>107.435776</text:p>
          </table:table-cell>
          <table:table-cell table:formula="of:= ([times.E979] - [times.D979]) / 1000000" office:value-type="float" office:value="156.231168" calcext:value-type="float">
            <text:p>156.231168</text:p>
          </table:table-cell>
          <table:table-cell table:formula="of:= ([times.G979] - [times.F979]) / 1000000" office:value-type="float" office:value="190.919424" calcext:value-type="float">
            <text:p>190.919424</text:p>
          </table:table-cell>
        </table:table-row>
        <table:table-row table:style-name="ro1">
          <table:table-cell table:formula="of:=[times.A980]" office:value-type="float" office:value="978" calcext:value-type="float">
            <text:p>978</text:p>
          </table:table-cell>
          <table:table-cell table:formula="of:= ([times.C980] - [times.B980]) / 1000000" office:value-type="float" office:value="107.252736" calcext:value-type="float">
            <text:p>107.252736</text:p>
          </table:table-cell>
          <table:table-cell table:formula="of:= ([times.E980] - [times.D980]) / 1000000" office:value-type="float" office:value="156.125952" calcext:value-type="float">
            <text:p>156.125952</text:p>
          </table:table-cell>
          <table:table-cell table:formula="of:= ([times.G980] - [times.F980]) / 1000000" office:value-type="float" office:value="190.630656" calcext:value-type="float">
            <text:p>190.630656</text:p>
          </table:table-cell>
        </table:table-row>
        <table:table-row table:style-name="ro1">
          <table:table-cell table:formula="of:=[times.A981]" office:value-type="float" office:value="979" calcext:value-type="float">
            <text:p>979</text:p>
          </table:table-cell>
          <table:table-cell table:formula="of:= ([times.C981] - [times.B981]) / 1000000" office:value-type="float" office:value="107.183872" calcext:value-type="float">
            <text:p>107.183872</text:p>
          </table:table-cell>
          <table:table-cell table:formula="of:= ([times.E981] - [times.D981]) / 1000000" office:value-type="float" office:value="155.833088" calcext:value-type="float">
            <text:p>155.833088</text:p>
          </table:table-cell>
          <table:table-cell table:formula="of:= ([times.G981] - [times.F981]) / 1000000" office:value-type="float" office:value="190.4832" calcext:value-type="float">
            <text:p>190.4832</text:p>
          </table:table-cell>
        </table:table-row>
        <table:table-row table:style-name="ro1">
          <table:table-cell table:formula="of:=[times.A982]" office:value-type="float" office:value="980" calcext:value-type="float">
            <text:p>980</text:p>
          </table:table-cell>
          <table:table-cell table:formula="of:= ([times.C982] - [times.B982]) / 1000000" office:value-type="float" office:value="106.895872" calcext:value-type="float">
            <text:p>106.895872</text:p>
          </table:table-cell>
          <table:table-cell table:formula="of:= ([times.E982] - [times.D982]) / 1000000" office:value-type="float" office:value="155.699968" calcext:value-type="float">
            <text:p>155.699968</text:p>
          </table:table-cell>
          <table:table-cell table:formula="of:= ([times.G982] - [times.F982]) / 1000000" office:value-type="float" office:value="190.188288" calcext:value-type="float">
            <text:p>190.188288</text:p>
          </table:table-cell>
        </table:table-row>
        <table:table-row table:style-name="ro1">
          <table:table-cell table:formula="of:=[times.A983]" office:value-type="float" office:value="981" calcext:value-type="float">
            <text:p>981</text:p>
          </table:table-cell>
          <table:table-cell table:formula="of:= ([times.C983] - [times.B983]) / 1000000" office:value-type="float" office:value="106.189824" calcext:value-type="float">
            <text:p>106.189824</text:p>
          </table:table-cell>
          <table:table-cell table:formula="of:= ([times.E983] - [times.D983]) / 1000000" office:value-type="float" office:value="155.401984" calcext:value-type="float">
            <text:p>155.401984</text:p>
          </table:table-cell>
          <table:table-cell table:formula="of:= ([times.G983] - [times.F983]) / 1000000" office:value-type="float" office:value="189.89696" calcext:value-type="float">
            <text:p>189.89696</text:p>
          </table:table-cell>
        </table:table-row>
        <table:table-row table:style-name="ro1">
          <table:table-cell table:formula="of:=[times.A984]" office:value-type="float" office:value="982" calcext:value-type="float">
            <text:p>982</text:p>
          </table:table-cell>
          <table:table-cell table:formula="of:= ([times.C984] - [times.B984]) / 1000000" office:value-type="float" office:value="105.78688" calcext:value-type="float">
            <text:p>105.78688</text:p>
          </table:table-cell>
          <table:table-cell table:formula="of:= ([times.E984] - [times.D984]) / 1000000" office:value-type="float" office:value="155.236608" calcext:value-type="float">
            <text:p>155.236608</text:p>
          </table:table-cell>
          <table:table-cell table:formula="of:= ([times.G984] - [times.F984]) / 1000000" office:value-type="float" office:value="189.710336" calcext:value-type="float">
            <text:p>189.710336</text:p>
          </table:table-cell>
        </table:table-row>
        <table:table-row table:style-name="ro1">
          <table:table-cell table:formula="of:=[times.A985]" office:value-type="float" office:value="983" calcext:value-type="float">
            <text:p>983</text:p>
          </table:table-cell>
          <table:table-cell table:formula="of:= ([times.C985] - [times.B985]) / 1000000" office:value-type="float" office:value="105.566976" calcext:value-type="float">
            <text:p>105.566976</text:p>
          </table:table-cell>
          <table:table-cell table:formula="of:= ([times.E985] - [times.D985]) / 1000000" office:value-type="float" office:value="154.92608" calcext:value-type="float">
            <text:p>154.92608</text:p>
          </table:table-cell>
          <table:table-cell table:formula="of:= ([times.G985] - [times.F985]) / 1000000" office:value-type="float" office:value="189.547264" calcext:value-type="float">
            <text:p>189.547264</text:p>
          </table:table-cell>
        </table:table-row>
        <table:table-row table:style-name="ro1">
          <table:table-cell table:formula="of:=[times.A986]" office:value-type="float" office:value="984" calcext:value-type="float">
            <text:p>984</text:p>
          </table:table-cell>
          <table:table-cell table:formula="of:= ([times.C986] - [times.B986]) / 1000000" office:value-type="float" office:value="105.285888" calcext:value-type="float">
            <text:p>105.285888</text:p>
          </table:table-cell>
          <table:table-cell table:formula="of:= ([times.E986] - [times.D986]) / 1000000" office:value-type="float" office:value="154.694144" calcext:value-type="float">
            <text:p>154.694144</text:p>
          </table:table-cell>
          <table:table-cell table:formula="of:= ([times.G986] - [times.F986]) / 1000000" office:value-type="float" office:value="189.405696" calcext:value-type="float">
            <text:p>189.405696</text:p>
          </table:table-cell>
        </table:table-row>
        <table:table-row table:style-name="ro1">
          <table:table-cell table:formula="of:=[times.A987]" office:value-type="float" office:value="985" calcext:value-type="float">
            <text:p>985</text:p>
          </table:table-cell>
          <table:table-cell table:formula="of:= ([times.C987] - [times.B987]) / 1000000" office:value-type="float" office:value="104.918016" calcext:value-type="float">
            <text:p>104.918016</text:p>
          </table:table-cell>
          <table:table-cell table:formula="of:= ([times.E987] - [times.D987]) / 1000000" office:value-type="float" office:value="154.59328" calcext:value-type="float">
            <text:p>154.59328</text:p>
          </table:table-cell>
          <table:table-cell table:formula="of:= ([times.G987] - [times.F987]) / 1000000" office:value-type="float" office:value="189.118208" calcext:value-type="float">
            <text:p>189.118208</text:p>
          </table:table-cell>
        </table:table-row>
        <table:table-row table:style-name="ro1">
          <table:table-cell table:formula="of:=[times.A988]" office:value-type="float" office:value="986" calcext:value-type="float">
            <text:p>986</text:p>
          </table:table-cell>
          <table:table-cell table:formula="of:= ([times.C988] - [times.B988]) / 1000000" office:value-type="float" office:value="104.763904" calcext:value-type="float">
            <text:p>104.763904</text:p>
          </table:table-cell>
          <table:table-cell table:formula="of:= ([times.E988] - [times.D988]) / 1000000" office:value-type="float" office:value="154.332928" calcext:value-type="float">
            <text:p>154.332928</text:p>
          </table:table-cell>
          <table:table-cell table:formula="of:= ([times.G988] - [times.F988]) / 1000000" office:value-type="float" office:value="188.978944" calcext:value-type="float">
            <text:p>188.978944</text:p>
          </table:table-cell>
        </table:table-row>
        <table:table-row table:style-name="ro1">
          <table:table-cell table:formula="of:=[times.A989]" office:value-type="float" office:value="987" calcext:value-type="float">
            <text:p>987</text:p>
          </table:table-cell>
          <table:table-cell table:formula="of:= ([times.C989] - [times.B989]) / 1000000" office:value-type="float" office:value="104.54272" calcext:value-type="float">
            <text:p>104.54272</text:p>
          </table:table-cell>
          <table:table-cell table:formula="of:= ([times.E989] - [times.D989]) / 1000000" office:value-type="float" office:value="154.1568" calcext:value-type="float">
            <text:p>154.1568</text:p>
          </table:table-cell>
          <table:table-cell table:formula="of:= ([times.G989] - [times.F989]) / 1000000" office:value-type="float" office:value="188.644864" calcext:value-type="float">
            <text:p>188.644864</text:p>
          </table:table-cell>
        </table:table-row>
        <table:table-row table:style-name="ro1">
          <table:table-cell table:formula="of:=[times.A990]" office:value-type="float" office:value="988" calcext:value-type="float">
            <text:p>988</text:p>
          </table:table-cell>
          <table:table-cell table:formula="of:= ([times.C990] - [times.B990]) / 1000000" office:value-type="float" office:value="104.232192" calcext:value-type="float">
            <text:p>104.232192</text:p>
          </table:table-cell>
          <table:table-cell table:formula="of:= ([times.E990] - [times.D990]) / 1000000" office:value-type="float" office:value="154.12608" calcext:value-type="float">
            <text:p>154.12608</text:p>
          </table:table-cell>
          <table:table-cell table:formula="of:= ([times.G990] - [times.F990]) / 1000000" office:value-type="float" office:value="188.3392" calcext:value-type="float">
            <text:p>188.3392</text:p>
          </table:table-cell>
        </table:table-row>
        <table:table-row table:style-name="ro1">
          <table:table-cell table:formula="of:=[times.A991]" office:value-type="float" office:value="989" calcext:value-type="float">
            <text:p>989</text:p>
          </table:table-cell>
          <table:table-cell table:formula="of:= ([times.C991] - [times.B991]) / 1000000" office:value-type="float" office:value="104.029184" calcext:value-type="float">
            <text:p>104.029184</text:p>
          </table:table-cell>
          <table:table-cell table:formula="of:= ([times.E991] - [times.D991]) / 1000000" office:value-type="float" office:value="153.833472" calcext:value-type="float">
            <text:p>153.833472</text:p>
          </table:table-cell>
          <table:table-cell table:formula="of:= ([times.G991] - [times.F991]) / 1000000" office:value-type="float" office:value="188.137216" calcext:value-type="float">
            <text:p>188.137216</text:p>
          </table:table-cell>
        </table:table-row>
        <table:table-row table:style-name="ro1">
          <table:table-cell table:formula="of:=[times.A992]" office:value-type="float" office:value="990" calcext:value-type="float">
            <text:p>990</text:p>
          </table:table-cell>
          <table:table-cell table:formula="of:= ([times.C992] - [times.B992]) / 1000000" office:value-type="float" office:value="104.004096" calcext:value-type="float">
            <text:p>104.004096</text:p>
          </table:table-cell>
          <table:table-cell table:formula="of:= ([times.E992] - [times.D992]) / 1000000" office:value-type="float" office:value="153.534976" calcext:value-type="float">
            <text:p>153.534976</text:p>
          </table:table-cell>
          <table:table-cell table:formula="of:= ([times.G992] - [times.F992]) / 1000000" office:value-type="float" office:value="187.82208" calcext:value-type="float">
            <text:p>187.82208</text:p>
          </table:table-cell>
        </table:table-row>
        <table:table-row table:style-name="ro1">
          <table:table-cell table:formula="of:=[times.A993]" office:value-type="float" office:value="991" calcext:value-type="float">
            <text:p>991</text:p>
          </table:table-cell>
          <table:table-cell table:formula="of:= ([times.C993] - [times.B993]) / 1000000" office:value-type="float" office:value="103.811072" calcext:value-type="float">
            <text:p>103.811072</text:p>
          </table:table-cell>
          <table:table-cell table:formula="of:= ([times.E993] - [times.D993]) / 1000000" office:value-type="float" office:value="153.473792" calcext:value-type="float">
            <text:p>153.473792</text:p>
          </table:table-cell>
          <table:table-cell table:formula="of:= ([times.G993] - [times.F993]) / 1000000" office:value-type="float" office:value="187.664128" calcext:value-type="float">
            <text:p>187.664128</text:p>
          </table:table-cell>
        </table:table-row>
        <table:table-row table:style-name="ro1">
          <table:table-cell table:formula="of:=[times.A994]" office:value-type="float" office:value="992" calcext:value-type="float">
            <text:p>992</text:p>
          </table:table-cell>
          <table:table-cell table:formula="of:= ([times.C994] - [times.B994]) / 1000000" office:value-type="float" office:value="103.449088" calcext:value-type="float">
            <text:p>103.449088</text:p>
          </table:table-cell>
          <table:table-cell table:formula="of:= ([times.E994] - [times.D994]) / 1000000" office:value-type="float" office:value="153.184256" calcext:value-type="float">
            <text:p>153.184256</text:p>
          </table:table-cell>
          <table:table-cell table:formula="of:= ([times.G994] - [times.F994]) / 1000000" office:value-type="float" office:value="187.361792" calcext:value-type="float">
            <text:p>187.361792</text:p>
          </table:table-cell>
        </table:table-row>
        <table:table-row table:style-name="ro1">
          <table:table-cell table:formula="of:=[times.A995]" office:value-type="float" office:value="993" calcext:value-type="float">
            <text:p>993</text:p>
          </table:table-cell>
          <table:table-cell table:formula="of:= ([times.C995] - [times.B995]) / 1000000" office:value-type="float" office:value="103.143936" calcext:value-type="float">
            <text:p>103.143936</text:p>
          </table:table-cell>
          <table:table-cell table:formula="of:= ([times.E995] - [times.D995]) / 1000000" office:value-type="float" office:value="152.89088" calcext:value-type="float">
            <text:p>152.89088</text:p>
          </table:table-cell>
          <table:table-cell table:formula="of:= ([times.G995] - [times.F995]) / 1000000" office:value-type="float" office:value="187.181056" calcext:value-type="float">
            <text:p>187.181056</text:p>
          </table:table-cell>
        </table:table-row>
        <table:table-row table:style-name="ro1">
          <table:table-cell table:formula="of:=[times.A996]" office:value-type="float" office:value="994" calcext:value-type="float">
            <text:p>994</text:p>
          </table:table-cell>
          <table:table-cell table:formula="of:= ([times.C996] - [times.B996]) / 1000000" office:value-type="float" office:value="102.99904" calcext:value-type="float">
            <text:p>102.99904</text:p>
          </table:table-cell>
          <table:table-cell table:formula="of:= ([times.E996] - [times.D996]) / 1000000" office:value-type="float" office:value="152.79104" calcext:value-type="float">
            <text:p>152.79104</text:p>
          </table:table-cell>
          <table:table-cell table:formula="of:= ([times.G996] - [times.F996]) / 1000000" office:value-type="float" office:value="187.000064" calcext:value-type="float">
            <text:p>187.000064</text:p>
          </table:table-cell>
        </table:table-row>
        <table:table-row table:style-name="ro1">
          <table:table-cell table:formula="of:=[times.A997]" office:value-type="float" office:value="995" calcext:value-type="float">
            <text:p>995</text:p>
          </table:table-cell>
          <table:table-cell table:formula="of:= ([times.C997] - [times.B997]) / 1000000" office:value-type="float" office:value="102.708992" calcext:value-type="float">
            <text:p>102.708992</text:p>
          </table:table-cell>
          <table:table-cell table:formula="of:= ([times.E997] - [times.D997]) / 1000000" office:value-type="float" office:value="152.497152" calcext:value-type="float">
            <text:p>152.497152</text:p>
          </table:table-cell>
          <table:table-cell table:formula="of:= ([times.G997] - [times.F997]) / 1000000" office:value-type="float" office:value="186.875904" calcext:value-type="float">
            <text:p>186.875904</text:p>
          </table:table-cell>
        </table:table-row>
        <table:table-row table:style-name="ro1">
          <table:table-cell table:formula="of:=[times.A998]" office:value-type="float" office:value="996" calcext:value-type="float">
            <text:p>996</text:p>
          </table:table-cell>
          <table:table-cell table:formula="of:= ([times.C998] - [times.B998]) / 1000000" office:value-type="float" office:value="102.569472" calcext:value-type="float">
            <text:p>102.569472</text:p>
          </table:table-cell>
          <table:table-cell table:formula="of:= ([times.E998] - [times.D998]) / 1000000" office:value-type="float" office:value="152.434176" calcext:value-type="float">
            <text:p>152.434176</text:p>
          </table:table-cell>
          <table:table-cell table:formula="of:= ([times.G998] - [times.F998]) / 1000000" office:value-type="float" office:value="186.732032" calcext:value-type="float">
            <text:p>186.732032</text:p>
          </table:table-cell>
        </table:table-row>
        <table:table-row table:style-name="ro1">
          <table:table-cell table:formula="of:=[times.A999]" office:value-type="float" office:value="997" calcext:value-type="float">
            <text:p>997</text:p>
          </table:table-cell>
          <table:table-cell table:formula="of:= ([times.C999] - [times.B999]) / 1000000" office:value-type="float" office:value="102.28096" calcext:value-type="float">
            <text:p>102.28096</text:p>
          </table:table-cell>
          <table:table-cell table:formula="of:= ([times.E999] - [times.D999]) / 1000000" office:value-type="float" office:value="152.1408" calcext:value-type="float">
            <text:p>152.1408</text:p>
          </table:table-cell>
          <table:table-cell table:formula="of:= ([times.G999] - [times.F999]) / 1000000" office:value-type="float" office:value="186.441472" calcext:value-type="float">
            <text:p>186.441472</text:p>
          </table:table-cell>
        </table:table-row>
        <table:table-row table:style-name="ro1">
          <table:table-cell table:formula="of:=[times.A1000]" office:value-type="float" office:value="998" calcext:value-type="float">
            <text:p>998</text:p>
          </table:table-cell>
          <table:table-cell table:formula="of:= ([times.C1000] - [times.B1000]) / 1000000" office:value-type="float" office:value="102.126336" calcext:value-type="float">
            <text:p>102.126336</text:p>
          </table:table-cell>
          <table:table-cell table:formula="of:= ([times.E1000] - [times.D1000]) / 1000000" office:value-type="float" office:value="151.844864" calcext:value-type="float">
            <text:p>151.844864</text:p>
          </table:table-cell>
          <table:table-cell table:formula="of:= ([times.G1000] - [times.F1000]) / 1000000" office:value-type="float" office:value="186.294016" calcext:value-type="float">
            <text:p>186.294016</text:p>
          </table:table-cell>
        </table:table-row>
        <table:table-row table:style-name="ro1">
          <table:table-cell table:formula="of:=[times.A1001]" office:value-type="float" office:value="999" calcext:value-type="float">
            <text:p>999</text:p>
          </table:table-cell>
          <table:table-cell table:formula="of:= ([times.C1001] - [times.B1001]) / 1000000" office:value-type="float" office:value="101.825792" calcext:value-type="float">
            <text:p>101.825792</text:p>
          </table:table-cell>
          <table:table-cell table:formula="of:= ([times.E1001] - [times.D1001]) / 1000000" office:value-type="float" office:value="151.675392" calcext:value-type="float">
            <text:p>151.675392</text:p>
          </table:table-cell>
          <table:table-cell table:formula="of:= ([times.G1001] - [times.F1001]) / 1000000" office:value-type="float" office:value="186.003456" calcext:value-type="float">
            <text:p>186.003456</text:p>
          </table:table-cell>
        </table:table-row>
      </table:table>
      <table:table table:name="Analysis" table:style-name="ta1">
        <table:shapes>
          <draw:frame draw:z-index="0" draw:style-name="gr1" draw:text-style-name="P1" svg:width="388.78mm" svg:height="167.87mm" svg:x="41.3mm" svg:y="18.86mm">
            <loext:p draw:notify-on-update-of-ranges="time_difference_ms.A2:time_difference_ms.A1001 time_difference_ms.B1:time_difference_ms.B1 time_difference_ms.B2:time_difference_ms.B1001 time_difference_ms.C1:time_difference_ms.C1 time_difference_ms.C2:time_difference_ms.C1001 time_difference_ms.D1:time_difference_ms.D1 time_difference_ms.D2:time_difference_ms.D1001 time_difference_ms.E1:time_difference_ms.E1 time_difference_ms.E2:time_difference_ms.E10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8">00/00/0000</text:date>, <text:time style:data-style-name="N2" text:time-value="17:46:06.4904366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18T17:52:23.094429454</dc:date>
    <meta:editing-duration>PT24M57S</meta:editing-duration>
    <meta:editing-cycles>4</meta:editing-cycles>
    <meta:generator>LibreOffice/5.1.4.2$Linux_X86_64 LibreOffice_project/10m0$Build-2</meta:generator>
    <meta:document-statistic meta:table-count="3" meta:cell-count="1101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8.879cm" svg:height="16.788cm" xlink:href=".." xlink:type="simple" chart:class="chart:line" chart:style-name="ch1">
        <chart:title svg:x="15.943cm" svg:y="0.471cm" chart:style-name="ch2">
          <text:p>Experiment 1 - Two Nodes (Run 2)</text:p>
        </chart:title>
        <chart:subtitle svg:x="16.445cm" svg:y="1.585cm" chart:style-name="ch3">
          <text:p>Message Latency vs Message ID</text:p>
        </chart:subtitle>
        <chart:legend chart:legend-position="end" svg:x="36.027cm" svg:y="7.348cm" style:legend-expansion="high" chart:style-name="ch4"/>
        <chart:plot-area chart:style-name="ch5" table:cell-range-address="time_difference_ms.A2:time_difference_ms.E1001 time_difference_ms.B1:time_difference_ms.E1" chart:data-source-has-labels="both" svg:x="1.788cm" svg:y="2.603cm" svg:width="33.462cm" svg:height="12.869cm">
          <chartooo:coordinate-region svg:x="2.595cm" svg:y="2.724cm" svg:width="32.655cm" svg:height="11.746cm"/>
          <chart:axis chart:dimension="x" chart:name="primary-x" chart:style-name="ch6" chartooo:axis-type="auto">
            <chartooo:date-scale/>
            <chart:title svg:x="17.602cm" svg:y="15.807cm" chart:style-name="ch7">
              <text:p>Message ID</text:p>
            </chart:title>
            <chart:categories table:cell-range-address="time_difference_ms.A2:time_difference_ms.A1001"/>
          </chart:axis>
          <chart:axis chart:dimension="y" chart:name="primary-y" chart:style-name="ch6">
            <chart:title svg:x="0.451cm" svg:y="10.721cm" chart:style-name="ch8">
              <text:p>Message Latency (ms)</text:p>
            </chart:title>
            <chart:grid chart:style-name="ch9" chart:class="major"/>
          </chart:axis>
          <chart:series chart:style-name="ch10" chart:values-cell-range-address="time_difference_ms.B2:time_difference_ms.B1001" chart:label-cell-address="time_difference_ms.B1:time_difference_ms.B1" chart:class="chart:line">
            <chart:data-point chart:repeated="1000"/>
          </chart:series>
          <chart:series chart:style-name="ch11" chart:values-cell-range-address="time_difference_ms.C2:time_difference_ms.C1001" chart:label-cell-address="time_difference_ms.C1:time_difference_ms.C1" chart:class="chart:line">
            <chart:data-point chart:repeated="1000"/>
          </chart:series>
          <chart:series chart:style-name="ch12" chart:values-cell-range-address="time_difference_ms.D2:time_difference_ms.D1001" chart:label-cell-address="time_difference_ms.D1:time_difference_ms.D1" chart:class="chart:line">
            <chart:data-point chart:repeated="1000"/>
          </chart:series>
          <chart:series chart:style-name="ch13" chart:values-cell-range-address="time_difference_ms.E2:time_difference_ms.E1001" chart:label-cell-address="time_difference_ms.E1:time_difference_ms.E1" chart:class="chart:line">
            <chart:data-point chart:repeated="100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00</text:p>
                <draw:g>
                  <svg:desc>time_difference_ms.B1:time_difference_ms.B1</svg:desc>
                </draw:g>
              </table:table-cell>
              <table:table-cell office:value-type="string">
                <text:p>100000</text:p>
                <draw:g>
                  <svg:desc>time_difference_ms.C1:time_difference_ms.C1</svg:desc>
                </draw:g>
              </table:table-cell>
              <table:table-cell office:value-type="string">
                <text:p>1000000</text:p>
                <draw:g>
                  <svg:desc>time_difference_ms.D1:time_difference_ms.D1</svg:desc>
                </draw:g>
              </table:table-cell>
              <table:table-cell office:value-type="string">
                <text:p/>
                <draw:g>
                  <svg:desc>time_difference_ms.E1:time_difference_ms.E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time_difference_ms.A2:time_difference_ms.A1001</svg:desc>
                </draw:g>
              </table:table-cell>
              <table:table-cell office:value-type="float" office:value="4.349184">
                <text:p>4.349184</text:p>
                <draw:g>
                  <svg:desc>time_difference_ms.B2:time_difference_ms.B1001</svg:desc>
                </draw:g>
              </table:table-cell>
              <table:table-cell office:value-type="float" office:value="5.9392">
                <text:p>5.9392</text:p>
                <draw:g>
                  <svg:desc>time_difference_ms.C2:time_difference_ms.C1001</svg:desc>
                </draw:g>
              </table:table-cell>
              <table:table-cell office:value-type="float" office:value="5.570048">
                <text:p>5.570048</text:p>
                <draw:g>
                  <svg:desc>time_difference_ms.D2:time_difference_ms.D1001</svg:desc>
                </draw:g>
              </table:table-cell>
              <table:table-cell office:value-type="float" office:value="NaN">
                <text:p>NaN</text:p>
                <draw:g>
                  <svg:desc>time_difference_ms.E2:time_difference_ms.E100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4.510208">
                <text:p>4.510208</text:p>
              </table:table-cell>
              <table:table-cell office:value-type="float" office:value="7.718912">
                <text:p>7.718912</text:p>
              </table:table-cell>
              <table:table-cell office:value-type="float" office:value="10.597888">
                <text:p>10.5978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.42304">
                <text:p>6.42304</text:p>
              </table:table-cell>
              <table:table-cell office:value-type="float" office:value="8.04096">
                <text:p>8.04096</text:p>
              </table:table-cell>
              <table:table-cell office:value-type="float" office:value="11.016192">
                <text:p>11.016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7.02592">
                <text:p>7.02592</text:p>
              </table:table-cell>
              <table:table-cell office:value-type="float" office:value="9.04704">
                <text:p>9.04704</text:p>
              </table:table-cell>
              <table:table-cell office:value-type="float" office:value="11.08992">
                <text:p>11.089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.37024">
                <text:p>7.37024</text:p>
              </table:table-cell>
              <table:table-cell office:value-type="float" office:value="9.325056">
                <text:p>9.325056</text:p>
              </table:table-cell>
              <table:table-cell office:value-type="float" office:value="13.814784">
                <text:p>13.8147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2.404224">
                <text:p>12.404224</text:p>
              </table:table-cell>
              <table:table-cell office:value-type="float" office:value="11.183104">
                <text:p>11.183104</text:p>
              </table:table-cell>
              <table:table-cell office:value-type="float" office:value="16.550144">
                <text:p>16.550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2.69376">
                <text:p>12.69376</text:p>
              </table:table-cell>
              <table:table-cell office:value-type="float" office:value="11.465728">
                <text:p>11.465728</text:p>
              </table:table-cell>
              <table:table-cell office:value-type="float" office:value="21.432832">
                <text:p>21.432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3.728256">
                <text:p>13.728256</text:p>
              </table:table-cell>
              <table:table-cell office:value-type="float" office:value="11.652864">
                <text:p>11.652864</text:p>
              </table:table-cell>
              <table:table-cell office:value-type="float" office:value="24.361984">
                <text:p>24.361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7.131776">
                <text:p>17.131776</text:p>
              </table:table-cell>
              <table:table-cell office:value-type="float" office:value="11.942144">
                <text:p>11.942144</text:p>
              </table:table-cell>
              <table:table-cell office:value-type="float" office:value="25.417984">
                <text:p>25.417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9.217152">
                <text:p>19.217152</text:p>
              </table:table-cell>
              <table:table-cell office:value-type="float" office:value="12.177152">
                <text:p>12.177152</text:p>
              </table:table-cell>
              <table:table-cell office:value-type="float" office:value="25.71008">
                <text:p>25.71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.12928">
                <text:p>20.12928</text:p>
              </table:table-cell>
              <table:table-cell office:value-type="float" office:value="13.598464">
                <text:p>13.598464</text:p>
              </table:table-cell>
              <table:table-cell office:value-type="float" office:value="27.172096">
                <text:p>27.172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0.214016">
                <text:p>20.214016</text:p>
              </table:table-cell>
              <table:table-cell office:value-type="float" office:value="13.857792">
                <text:p>13.857792</text:p>
              </table:table-cell>
              <table:table-cell office:value-type="float" office:value="33.32608">
                <text:p>33.32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0.48384">
                <text:p>20.48384</text:p>
              </table:table-cell>
              <table:table-cell office:value-type="float" office:value="14.027776">
                <text:p>14.027776</text:p>
              </table:table-cell>
              <table:table-cell office:value-type="float" office:value="33.585152">
                <text:p>33.585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0.636416">
                <text:p>20.636416</text:p>
              </table:table-cell>
              <table:table-cell office:value-type="float" office:value="14.226176">
                <text:p>14.226176</text:p>
              </table:table-cell>
              <table:table-cell office:value-type="float" office:value="33.742592">
                <text:p>33.7425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0.688896">
                <text:p>20.688896</text:p>
              </table:table-cell>
              <table:table-cell office:value-type="float" office:value="15.345408">
                <text:p>15.345408</text:p>
              </table:table-cell>
              <table:table-cell office:value-type="float" office:value="34.6752">
                <text:p>34.67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0.400896">
                <text:p>20.400896</text:p>
              </table:table-cell>
              <table:table-cell office:value-type="float" office:value="15.682304">
                <text:p>15.682304</text:p>
              </table:table-cell>
              <table:table-cell office:value-type="float" office:value="34.701312">
                <text:p>34.7013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0.104448">
                <text:p>20.104448</text:p>
              </table:table-cell>
              <table:table-cell office:value-type="float" office:value="17.157888">
                <text:p>17.157888</text:p>
              </table:table-cell>
              <table:table-cell office:value-type="float" office:value="34.69312">
                <text:p>34.693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9.472896">
                <text:p>19.472896</text:p>
              </table:table-cell>
              <table:table-cell office:value-type="float" office:value="18.957056">
                <text:p>18.957056</text:p>
              </table:table-cell>
              <table:table-cell office:value-type="float" office:value="34.756864">
                <text:p>34.7568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8.867968">
                <text:p>18.867968</text:p>
              </table:table-cell>
              <table:table-cell office:value-type="float" office:value="20.7488">
                <text:p>20.7488</text:p>
              </table:table-cell>
              <table:table-cell office:value-type="float" office:value="34.777856">
                <text:p>34.777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8.53184">
                <text:p>18.53184</text:p>
              </table:table-cell>
              <table:table-cell office:value-type="float" office:value="22.264064">
                <text:p>22.264064</text:p>
              </table:table-cell>
              <table:table-cell office:value-type="float" office:value="34.808064">
                <text:p>34.808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9.373312">
                <text:p>19.373312</text:p>
              </table:table-cell>
              <table:table-cell office:value-type="float" office:value="22.546944">
                <text:p>22.546944</text:p>
              </table:table-cell>
              <table:table-cell office:value-type="float" office:value="34.846976">
                <text:p>34.846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0.018176">
                <text:p>20.018176</text:p>
              </table:table-cell>
              <table:table-cell office:value-type="float" office:value="24.859136">
                <text:p>24.859136</text:p>
              </table:table-cell>
              <table:table-cell office:value-type="float" office:value="34.945792">
                <text:p>34.9457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1.378048">
                <text:p>21.378048</text:p>
              </table:table-cell>
              <table:table-cell office:value-type="float" office:value="25.033984">
                <text:p>25.033984</text:p>
              </table:table-cell>
              <table:table-cell office:value-type="float" office:value="34.909696">
                <text:p>34.9096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1.915136">
                <text:p>21.915136</text:p>
              </table:table-cell>
              <table:table-cell office:value-type="float" office:value="26.31808">
                <text:p>26.31808</text:p>
              </table:table-cell>
              <table:table-cell office:value-type="float" office:value="34.92992">
                <text:p>34.929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1.82912">
                <text:p>21.82912</text:p>
              </table:table-cell>
              <table:table-cell office:value-type="float" office:value="26.558208">
                <text:p>26.558208</text:p>
              </table:table-cell>
              <table:table-cell office:value-type="float" office:value="35.301888">
                <text:p>35.3018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2.96832">
                <text:p>22.96832</text:p>
              </table:table-cell>
              <table:table-cell office:value-type="float" office:value="26.81088">
                <text:p>26.81088</text:p>
              </table:table-cell>
              <table:table-cell office:value-type="float" office:value="35.328">
                <text:p>35.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3.290112">
                <text:p>23.290112</text:p>
              </table:table-cell>
              <table:table-cell office:value-type="float" office:value="27.05792">
                <text:p>27.05792</text:p>
              </table:table-cell>
              <table:table-cell office:value-type="float" office:value="36.030976">
                <text:p>36.030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3.66208">
                <text:p>23.66208</text:p>
              </table:table-cell>
              <table:table-cell office:value-type="float" office:value="27.36384">
                <text:p>27.36384</text:p>
              </table:table-cell>
              <table:table-cell office:value-type="float" office:value="36.052736">
                <text:p>36.052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3.38816">
                <text:p>23.38816</text:p>
              </table:table-cell>
              <table:table-cell office:value-type="float" office:value="27.384832">
                <text:p>27.384832</text:p>
              </table:table-cell>
              <table:table-cell office:value-type="float" office:value="36.067328">
                <text:p>36.067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3.096832">
                <text:p>23.096832</text:p>
              </table:table-cell>
              <table:table-cell office:value-type="float" office:value="29.100032">
                <text:p>29.100032</text:p>
              </table:table-cell>
              <table:table-cell office:value-type="float" office:value="36.037888">
                <text:p>36.0378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2.806016">
                <text:p>22.806016</text:p>
              </table:table-cell>
              <table:table-cell office:value-type="float" office:value="29.075968">
                <text:p>29.075968</text:p>
              </table:table-cell>
              <table:table-cell office:value-type="float" office:value="36.12416">
                <text:p>36.124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22.516224">
                <text:p>22.516224</text:p>
              </table:table-cell>
              <table:table-cell office:value-type="float" office:value="29.085184">
                <text:p>29.085184</text:p>
              </table:table-cell>
              <table:table-cell office:value-type="float" office:value="36.141568">
                <text:p>36.141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2.284544">
                <text:p>22.284544</text:p>
              </table:table-cell>
              <table:table-cell office:value-type="float" office:value="29.108992">
                <text:p>29.108992</text:p>
              </table:table-cell>
              <table:table-cell office:value-type="float" office:value="36.147968">
                <text:p>36.1479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25.942272">
                <text:p>25.942272</text:p>
              </table:table-cell>
              <table:table-cell office:value-type="float" office:value="29.125888">
                <text:p>29.125888</text:p>
              </table:table-cell>
              <table:table-cell office:value-type="float" office:value="36.441088">
                <text:p>36.4410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26.038784">
                <text:p>26.038784</text:p>
              </table:table-cell>
              <table:table-cell office:value-type="float" office:value="29.091328">
                <text:p>29.091328</text:p>
              </table:table-cell>
              <table:table-cell office:value-type="float" office:value="36.300032">
                <text:p>36.300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25.737728">
                <text:p>25.737728</text:p>
              </table:table-cell>
              <table:table-cell office:value-type="float" office:value="29.103104">
                <text:p>29.103104</text:p>
              </table:table-cell>
              <table:table-cell office:value-type="float" office:value="37.009664">
                <text:p>37.009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25.752064">
                <text:p>25.752064</text:p>
              </table:table-cell>
              <table:table-cell office:value-type="float" office:value="29.173248">
                <text:p>29.173248</text:p>
              </table:table-cell>
              <table:table-cell office:value-type="float" office:value="37.03296">
                <text:p>37.03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25.60896">
                <text:p>25.60896</text:p>
              </table:table-cell>
              <table:table-cell office:value-type="float" office:value="29.158656">
                <text:p>29.158656</text:p>
              </table:table-cell>
              <table:table-cell office:value-type="float" office:value="37.039616">
                <text:p>37.039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25.34528">
                <text:p>25.34528</text:p>
              </table:table-cell>
              <table:table-cell office:value-type="float" office:value="29.125632">
                <text:p>29.125632</text:p>
              </table:table-cell>
              <table:table-cell office:value-type="float" office:value="37.113856">
                <text:p>37.113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25.051136">
                <text:p>25.051136</text:p>
              </table:table-cell>
              <table:table-cell office:value-type="float" office:value="29.113856">
                <text:p>29.113856</text:p>
              </table:table-cell>
              <table:table-cell office:value-type="float" office:value="37.071616">
                <text:p>37.071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4.751872">
                <text:p>24.751872</text:p>
              </table:table-cell>
              <table:table-cell office:value-type="float" office:value="29.086976">
                <text:p>29.086976</text:p>
              </table:table-cell>
              <table:table-cell office:value-type="float" office:value="37.083136">
                <text:p>37.083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24.459008">
                <text:p>24.459008</text:p>
              </table:table-cell>
              <table:table-cell office:value-type="float" office:value="29.083136">
                <text:p>29.083136</text:p>
              </table:table-cell>
              <table:table-cell office:value-type="float" office:value="37.197056">
                <text:p>37.197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24.168192">
                <text:p>24.168192</text:p>
              </table:table-cell>
              <table:table-cell office:value-type="float" office:value="29.153792">
                <text:p>29.153792</text:p>
              </table:table-cell>
              <table:table-cell office:value-type="float" office:value="37.414144">
                <text:p>37.414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23.987968">
                <text:p>23.987968</text:p>
              </table:table-cell>
              <table:table-cell office:value-type="float" office:value="29.199104">
                <text:p>29.199104</text:p>
              </table:table-cell>
              <table:table-cell office:value-type="float" office:value="37.488128">
                <text:p>37.488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23.948288">
                <text:p>23.948288</text:p>
              </table:table-cell>
              <table:table-cell office:value-type="float" office:value="29.204736">
                <text:p>29.204736</text:p>
              </table:table-cell>
              <table:table-cell office:value-type="float" office:value="38.945024">
                <text:p>38.945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23.66208">
                <text:p>23.66208</text:p>
              </table:table-cell>
              <table:table-cell office:value-type="float" office:value="29.170688">
                <text:p>29.170688</text:p>
              </table:table-cell>
              <table:table-cell office:value-type="float" office:value="39.666688">
                <text:p>39.6666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23.332096">
                <text:p>23.332096</text:p>
              </table:table-cell>
              <table:table-cell office:value-type="float" office:value="29.220864">
                <text:p>29.220864</text:p>
              </table:table-cell>
              <table:table-cell office:value-type="float" office:value="41.174272">
                <text:p>41.174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23.426048">
                <text:p>23.426048</text:p>
              </table:table-cell>
              <table:table-cell office:value-type="float" office:value="29.232896">
                <text:p>29.232896</text:p>
              </table:table-cell>
              <table:table-cell office:value-type="float" office:value="42.193152">
                <text:p>42.193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23.138816">
                <text:p>23.138816</text:p>
              </table:table-cell>
              <table:table-cell office:value-type="float" office:value="29.259776">
                <text:p>29.259776</text:p>
              </table:table-cell>
              <table:table-cell office:value-type="float" office:value="43.315456">
                <text:p>43.315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23.151872">
                <text:p>23.151872</text:p>
              </table:table-cell>
              <table:table-cell office:value-type="float" office:value="29.422592">
                <text:p>29.422592</text:p>
              </table:table-cell>
              <table:table-cell office:value-type="float" office:value="43.631872">
                <text:p>43.631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3.012096">
                <text:p>23.012096</text:p>
              </table:table-cell>
              <table:table-cell office:value-type="float" office:value="32.16512">
                <text:p>32.16512</text:p>
              </table:table-cell>
              <table:table-cell office:value-type="float" office:value="44.41984">
                <text:p>44.41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22.886144">
                <text:p>22.886144</text:p>
              </table:table-cell>
              <table:table-cell office:value-type="float" office:value="32.13696">
                <text:p>32.13696</text:p>
              </table:table-cell>
              <table:table-cell office:value-type="float" office:value="46.56384">
                <text:p>46.56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22.78528">
                <text:p>22.78528</text:p>
              </table:table-cell>
              <table:table-cell office:value-type="float" office:value="32.137984">
                <text:p>32.137984</text:p>
              </table:table-cell>
              <table:table-cell office:value-type="float" office:value="47.22176">
                <text:p>47.22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22.562048">
                <text:p>22.562048</text:p>
              </table:table-cell>
              <table:table-cell office:value-type="float" office:value="32.11904">
                <text:p>32.11904</text:p>
              </table:table-cell>
              <table:table-cell office:value-type="float" office:value="47.29984">
                <text:p>47.29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23.218176">
                <text:p>23.218176</text:p>
              </table:table-cell>
              <table:table-cell office:value-type="float" office:value="32.18176">
                <text:p>32.18176</text:p>
              </table:table-cell>
              <table:table-cell office:value-type="float" office:value="47.31904">
                <text:p>47.31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22.951936">
                <text:p>22.951936</text:p>
              </table:table-cell>
              <table:table-cell office:value-type="float" office:value="32.158976">
                <text:p>32.158976</text:p>
              </table:table-cell>
              <table:table-cell office:value-type="float" office:value="47.35104">
                <text:p>47.35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22.893568">
                <text:p>22.893568</text:p>
              </table:table-cell>
              <table:table-cell office:value-type="float" office:value="32.163072">
                <text:p>32.163072</text:p>
              </table:table-cell>
              <table:table-cell office:value-type="float" office:value="47.370752">
                <text:p>47.3707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22.605824">
                <text:p>22.605824</text:p>
              </table:table-cell>
              <table:table-cell office:value-type="float" office:value="32.166144">
                <text:p>32.166144</text:p>
              </table:table-cell>
              <table:table-cell office:value-type="float" office:value="47.389952">
                <text:p>47.3899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22.046976">
                <text:p>22.046976</text:p>
              </table:table-cell>
              <table:table-cell office:value-type="float" office:value="32.178432">
                <text:p>32.178432</text:p>
              </table:table-cell>
              <table:table-cell office:value-type="float" office:value="47.679232">
                <text:p>47.679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22.514176">
                <text:p>22.514176</text:p>
              </table:table-cell>
              <table:table-cell office:value-type="float" office:value="32.196608">
                <text:p>32.196608</text:p>
              </table:table-cell>
              <table:table-cell office:value-type="float" office:value="50.555648">
                <text:p>50.555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2.406144">
                <text:p>22.406144</text:p>
              </table:table-cell>
              <table:table-cell office:value-type="float" office:value="32.187392">
                <text:p>32.187392</text:p>
              </table:table-cell>
              <table:table-cell office:value-type="float" office:value="52.607232">
                <text:p>52.607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21.433856">
                <text:p>21.433856</text:p>
              </table:table-cell>
              <table:table-cell office:value-type="float" office:value="32.20864">
                <text:p>32.20864</text:p>
              </table:table-cell>
              <table:table-cell office:value-type="float" office:value="52.504064">
                <text:p>52.504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21.21984">
                <text:p>21.21984</text:p>
              </table:table-cell>
              <table:table-cell office:value-type="float" office:value="32.211712">
                <text:p>32.211712</text:p>
              </table:table-cell>
              <table:table-cell office:value-type="float" office:value="64.10368">
                <text:p>64.10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21.439232">
                <text:p>21.439232</text:p>
              </table:table-cell>
              <table:table-cell office:value-type="float" office:value="32.233984">
                <text:p>32.233984</text:p>
              </table:table-cell>
              <table:table-cell office:value-type="float" office:value="64.333824">
                <text:p>64.333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1.295872">
                <text:p>21.295872</text:p>
              </table:table-cell>
              <table:table-cell office:value-type="float" office:value="32.253952">
                <text:p>32.253952</text:p>
              </table:table-cell>
              <table:table-cell office:value-type="float" office:value="65.800192">
                <text:p>65.800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20.845056">
                <text:p>20.845056</text:p>
              </table:table-cell>
              <table:table-cell office:value-type="float" office:value="32.287744">
                <text:p>32.287744</text:p>
              </table:table-cell>
              <table:table-cell office:value-type="float" office:value="71.588352">
                <text:p>71.588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20.703232">
                <text:p>20.703232</text:p>
              </table:table-cell>
              <table:table-cell office:value-type="float" office:value="32.267776">
                <text:p>32.267776</text:p>
              </table:table-cell>
              <table:table-cell office:value-type="float" office:value="73.000192">
                <text:p>73.000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20.359168">
                <text:p>20.359168</text:p>
              </table:table-cell>
              <table:table-cell office:value-type="float" office:value="32.278016">
                <text:p>32.278016</text:p>
              </table:table-cell>
              <table:table-cell office:value-type="float" office:value="73.368832">
                <text:p>73.368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20.516352">
                <text:p>20.516352</text:p>
              </table:table-cell>
              <table:table-cell office:value-type="float" office:value="32.292352">
                <text:p>32.292352</text:p>
              </table:table-cell>
              <table:table-cell office:value-type="float" office:value="73.381888">
                <text:p>73.3818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20.065024">
                <text:p>20.065024</text:p>
              </table:table-cell>
              <table:table-cell office:value-type="float" office:value="32.379904">
                <text:p>32.379904</text:p>
              </table:table-cell>
              <table:table-cell office:value-type="float" office:value="80.208896">
                <text:p>80.2088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9.979008">
                <text:p>19.979008</text:p>
              </table:table-cell>
              <table:table-cell office:value-type="float" office:value="32.345088">
                <text:p>32.345088</text:p>
              </table:table-cell>
              <table:table-cell office:value-type="float" office:value="81.625856">
                <text:p>81.625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9.158784">
                <text:p>19.158784</text:p>
              </table:table-cell>
              <table:table-cell office:value-type="float" office:value="32.358912">
                <text:p>32.358912</text:p>
              </table:table-cell>
              <table:table-cell office:value-type="float" office:value="83.67872">
                <text:p>83.67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8.626304">
                <text:p>18.626304</text:p>
              </table:table-cell>
              <table:table-cell office:value-type="float" office:value="32.354048">
                <text:p>32.354048</text:p>
              </table:table-cell>
              <table:table-cell office:value-type="float" office:value="83.943168">
                <text:p>83.943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18.965248">
                <text:p>18.965248</text:p>
              </table:table-cell>
              <table:table-cell office:value-type="float" office:value="32.3712">
                <text:p>32.3712</text:p>
              </table:table-cell>
              <table:table-cell office:value-type="float" office:value="86.373376">
                <text:p>86.373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18.855936">
                <text:p>18.855936</text:p>
              </table:table-cell>
              <table:table-cell office:value-type="float" office:value="32.396288">
                <text:p>32.396288</text:p>
              </table:table-cell>
              <table:table-cell office:value-type="float" office:value="87.459328">
                <text:p>87.459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20.514048">
                <text:p>20.514048</text:p>
              </table:table-cell>
              <table:table-cell office:value-type="float" office:value="32.40192">
                <text:p>32.40192</text:p>
              </table:table-cell>
              <table:table-cell office:value-type="float" office:value="91.471104">
                <text:p>91.471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9.37024">
                <text:p>19.37024</text:p>
              </table:table-cell>
              <table:table-cell office:value-type="float" office:value="32.374528">
                <text:p>32.374528</text:p>
              </table:table-cell>
              <table:table-cell office:value-type="float" office:value="91.622656">
                <text:p>91.622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19.200512">
                <text:p>19.200512</text:p>
              </table:table-cell>
              <table:table-cell office:value-type="float" office:value="32.342272">
                <text:p>32.342272</text:p>
              </table:table-cell>
              <table:table-cell office:value-type="float" office:value="92.058112">
                <text:p>92.058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19.363072">
                <text:p>19.363072</text:p>
              </table:table-cell>
              <table:table-cell office:value-type="float" office:value="32.3648">
                <text:p>32.3648</text:p>
              </table:table-cell>
              <table:table-cell office:value-type="float" office:value="93.913088">
                <text:p>93.9130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19.602176">
                <text:p>19.602176</text:p>
              </table:table-cell>
              <table:table-cell office:value-type="float" office:value="32.337152">
                <text:p>32.337152</text:p>
              </table:table-cell>
              <table:table-cell office:value-type="float" office:value="95.765504">
                <text:p>95.765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9.791872">
                <text:p>19.791872</text:p>
              </table:table-cell>
              <table:table-cell office:value-type="float" office:value="32.33792">
                <text:p>32.33792</text:p>
              </table:table-cell>
              <table:table-cell office:value-type="float" office:value="96.139008">
                <text:p>96.139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20.019712">
                <text:p>20.019712</text:p>
              </table:table-cell>
              <table:table-cell office:value-type="float" office:value="32.383232">
                <text:p>32.383232</text:p>
              </table:table-cell>
              <table:table-cell office:value-type="float" office:value="96.513792">
                <text:p>96.5137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19.885056">
                <text:p>19.885056</text:p>
              </table:table-cell>
              <table:table-cell office:value-type="float" office:value="32.403712">
                <text:p>32.403712</text:p>
              </table:table-cell>
              <table:table-cell office:value-type="float" office:value="96.9088">
                <text:p>96.90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19.897856">
                <text:p>19.897856</text:p>
              </table:table-cell>
              <table:table-cell office:value-type="float" office:value="32.484096">
                <text:p>32.484096</text:p>
              </table:table-cell>
              <table:table-cell office:value-type="float" office:value="98.696704">
                <text:p>98.696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9.81312">
                <text:p>19.81312</text:p>
              </table:table-cell>
              <table:table-cell office:value-type="float" office:value="32.79104">
                <text:p>32.79104</text:p>
              </table:table-cell>
              <table:table-cell office:value-type="float" office:value="98.934016">
                <text:p>98.934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9.11808">
                <text:p>19.11808</text:p>
              </table:table-cell>
              <table:table-cell office:value-type="float" office:value="34.422272">
                <text:p>34.422272</text:p>
              </table:table-cell>
              <table:table-cell office:value-type="float" office:value="99.919104">
                <text:p>99.919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18.31808">
                <text:p>18.31808</text:p>
              </table:table-cell>
              <table:table-cell office:value-type="float" office:value="34.367232">
                <text:p>34.367232</text:p>
              </table:table-cell>
              <table:table-cell office:value-type="float" office:value="100.329984">
                <text:p>100.329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16.503552">
                <text:p>16.503552</text:p>
              </table:table-cell>
              <table:table-cell office:value-type="float" office:value="34.372352">
                <text:p>34.372352</text:p>
              </table:table-cell>
              <table:table-cell office:value-type="float" office:value="102.49472">
                <text:p>102.49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15.652864">
                <text:p>15.652864</text:p>
              </table:table-cell>
              <table:table-cell office:value-type="float" office:value="34.38464">
                <text:p>34.38464</text:p>
              </table:table-cell>
              <table:table-cell office:value-type="float" office:value="103.929856">
                <text:p>103.929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15.003904">
                <text:p>15.003904</text:p>
              </table:table-cell>
              <table:table-cell office:value-type="float" office:value="34.400256">
                <text:p>34.400256</text:p>
              </table:table-cell>
              <table:table-cell office:value-type="float" office:value="105.429248">
                <text:p>105.429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4.849536">
                <text:p>14.849536</text:p>
              </table:table-cell>
              <table:table-cell office:value-type="float" office:value="34.38976">
                <text:p>34.38976</text:p>
              </table:table-cell>
              <table:table-cell office:value-type="float" office:value="106.07104">
                <text:p>106.07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14.98496">
                <text:p>14.98496</text:p>
              </table:table-cell>
              <table:table-cell office:value-type="float" office:value="34.420736">
                <text:p>34.420736</text:p>
              </table:table-cell>
              <table:table-cell office:value-type="float" office:value="106.322688">
                <text:p>106.3226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14.597632">
                <text:p>14.597632</text:p>
              </table:table-cell>
              <table:table-cell office:value-type="float" office:value="34.393344">
                <text:p>34.393344</text:p>
              </table:table-cell>
              <table:table-cell office:value-type="float" office:value="107.307008">
                <text:p>107.307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14.20032">
                <text:p>14.20032</text:p>
              </table:table-cell>
              <table:table-cell office:value-type="float" office:value="34.412544">
                <text:p>34.412544</text:p>
              </table:table-cell>
              <table:table-cell office:value-type="float" office:value="107.56096">
                <text:p>107.56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13.566976">
                <text:p>13.566976</text:p>
              </table:table-cell>
              <table:table-cell office:value-type="float" office:value="34.37824">
                <text:p>34.37824</text:p>
              </table:table-cell>
              <table:table-cell office:value-type="float" office:value="108.89216">
                <text:p>108.89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13.338112">
                <text:p>13.338112</text:p>
              </table:table-cell>
              <table:table-cell office:value-type="float" office:value="34.343936">
                <text:p>34.343936</text:p>
              </table:table-cell>
              <table:table-cell office:value-type="float" office:value="109.201152">
                <text:p>109.201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12.416768">
                <text:p>12.416768</text:p>
              </table:table-cell>
              <table:table-cell office:value-type="float" office:value="34.368">
                <text:p>34.368</text:p>
              </table:table-cell>
              <table:table-cell office:value-type="float" office:value="109.464576">
                <text:p>109.4645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11.460864">
                <text:p>11.460864</text:p>
              </table:table-cell>
              <table:table-cell office:value-type="float" office:value="34.274304">
                <text:p>34.274304</text:p>
              </table:table-cell>
              <table:table-cell office:value-type="float" office:value="109.705216">
                <text:p>109.705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11.24992">
                <text:p>11.24992</text:p>
              </table:table-cell>
              <table:table-cell office:value-type="float" office:value="33.878016">
                <text:p>33.878016</text:p>
              </table:table-cell>
              <table:table-cell office:value-type="float" office:value="111.02208">
                <text:p>111.02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11.435776">
                <text:p>11.435776</text:p>
              </table:table-cell>
              <table:table-cell office:value-type="float" office:value="33.85472">
                <text:p>33.85472</text:p>
              </table:table-cell>
              <table:table-cell office:value-type="float" office:value="111.161088">
                <text:p>111.1610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1.668736">
                <text:p>11.668736</text:p>
              </table:table-cell>
              <table:table-cell office:value-type="float" office:value="33.848832">
                <text:p>33.848832</text:p>
              </table:table-cell>
              <table:table-cell office:value-type="float" office:value="111.87712">
                <text:p>111.87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11.915776">
                <text:p>11.915776</text:p>
              </table:table-cell>
              <table:table-cell office:value-type="float" office:value="33.795072">
                <text:p>33.795072</text:p>
              </table:table-cell>
              <table:table-cell office:value-type="float" office:value="111.884288">
                <text:p>111.884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11.187968">
                <text:p>11.187968</text:p>
              </table:table-cell>
              <table:table-cell office:value-type="float" office:value="33.85216">
                <text:p>33.85216</text:p>
              </table:table-cell>
              <table:table-cell office:value-type="float" office:value="111.705856">
                <text:p>111.705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10.542592">
                <text:p>10.542592</text:p>
              </table:table-cell>
              <table:table-cell office:value-type="float" office:value="33.880064">
                <text:p>33.880064</text:p>
              </table:table-cell>
              <table:table-cell office:value-type="float" office:value="111.700736">
                <text:p>111.700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9.971968">
                <text:p>9.971968</text:p>
              </table:table-cell>
              <table:table-cell office:value-type="float" office:value="34.164224">
                <text:p>34.164224</text:p>
              </table:table-cell>
              <table:table-cell office:value-type="float" office:value="111.69408">
                <text:p>111.694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9.174016">
                <text:p>9.174016</text:p>
              </table:table-cell>
              <table:table-cell office:value-type="float" office:value="35.25632">
                <text:p>35.25632</text:p>
              </table:table-cell>
              <table:table-cell office:value-type="float" office:value="111.757056">
                <text:p>111.757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8.692224">
                <text:p>8.692224</text:p>
              </table:table-cell>
              <table:table-cell office:value-type="float" office:value="35.26912">
                <text:p>35.26912</text:p>
              </table:table-cell>
              <table:table-cell office:value-type="float" office:value="111.771136">
                <text:p>111.771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9.415168">
                <text:p>9.415168</text:p>
              </table:table-cell>
              <table:table-cell office:value-type="float" office:value="35.260416">
                <text:p>35.260416</text:p>
              </table:table-cell>
              <table:table-cell office:value-type="float" office:value="112.057344">
                <text:p>112.057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12.659712">
                <text:p>12.659712</text:p>
              </table:table-cell>
              <table:table-cell office:value-type="float" office:value="35.240192">
                <text:p>35.240192</text:p>
              </table:table-cell>
              <table:table-cell office:value-type="float" office:value="112.472064">
                <text:p>112.472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12.51328">
                <text:p>12.51328</text:p>
              </table:table-cell>
              <table:table-cell office:value-type="float" office:value="35.284224">
                <text:p>35.284224</text:p>
              </table:table-cell>
              <table:table-cell office:value-type="float" office:value="113.645056">
                <text:p>113.645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3.783552">
                <text:p>13.783552</text:p>
              </table:table-cell>
              <table:table-cell office:value-type="float" office:value="35.012864">
                <text:p>35.012864</text:p>
              </table:table-cell>
              <table:table-cell office:value-type="float" office:value="116.83712">
                <text:p>116.83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18.30016">
                <text:p>18.30016</text:p>
              </table:table-cell>
              <table:table-cell office:value-type="float" office:value="34.997248">
                <text:p>34.997248</text:p>
              </table:table-cell>
              <table:table-cell office:value-type="float" office:value="118.262784">
                <text:p>118.2627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19.30496">
                <text:p>19.30496</text:p>
              </table:table-cell>
              <table:table-cell office:value-type="float" office:value="35.031808">
                <text:p>35.031808</text:p>
              </table:table-cell>
              <table:table-cell office:value-type="float" office:value="126.759168">
                <text:p>126.759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20.591104">
                <text:p>20.591104</text:p>
              </table:table-cell>
              <table:table-cell office:value-type="float" office:value="35.070976">
                <text:p>35.070976</text:p>
              </table:table-cell>
              <table:table-cell office:value-type="float" office:value="126.966784">
                <text:p>126.9667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21.728768">
                <text:p>21.728768</text:p>
              </table:table-cell>
              <table:table-cell office:value-type="float" office:value="35.005696">
                <text:p>35.005696</text:p>
              </table:table-cell>
              <table:table-cell office:value-type="float" office:value="128.449024">
                <text:p>128.449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22.93888">
                <text:p>22.93888</text:p>
              </table:table-cell>
              <table:table-cell office:value-type="float" office:value="35.041024">
                <text:p>35.041024</text:p>
              </table:table-cell>
              <table:table-cell office:value-type="float" office:value="130.566144">
                <text:p>130.566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23.138304">
                <text:p>23.138304</text:p>
              </table:table-cell>
              <table:table-cell office:value-type="float" office:value="35.026176">
                <text:p>35.026176</text:p>
              </table:table-cell>
              <table:table-cell office:value-type="float" office:value="130.623488">
                <text:p>130.623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24.289024">
                <text:p>24.289024</text:p>
              </table:table-cell>
              <table:table-cell office:value-type="float" office:value="35.017472">
                <text:p>35.017472</text:p>
              </table:table-cell>
              <table:table-cell office:value-type="float" office:value="137.861888">
                <text:p>137.8618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24.228864">
                <text:p>24.228864</text:p>
              </table:table-cell>
              <table:table-cell office:value-type="float" office:value="35.053312">
                <text:p>35.053312</text:p>
              </table:table-cell>
              <table:table-cell office:value-type="float" office:value="139.29728">
                <text:p>139.29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23.973632">
                <text:p>23.973632</text:p>
              </table:table-cell>
              <table:table-cell office:value-type="float" office:value="35.395072">
                <text:p>35.395072</text:p>
              </table:table-cell>
              <table:table-cell office:value-type="float" office:value="142.584064">
                <text:p>142.584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3.984128">
                <text:p>23.984128</text:p>
              </table:table-cell>
              <table:table-cell office:value-type="float" office:value="35.405056">
                <text:p>35.405056</text:p>
              </table:table-cell>
              <table:table-cell office:value-type="float" office:value="142.885376">
                <text:p>142.885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24.029696">
                <text:p>24.029696</text:p>
              </table:table-cell>
              <table:table-cell office:value-type="float" office:value="36.87424">
                <text:p>36.87424</text:p>
              </table:table-cell>
              <table:table-cell office:value-type="float" office:value="148.950784">
                <text:p>148.9507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23.837952">
                <text:p>23.837952</text:p>
              </table:table-cell>
              <table:table-cell office:value-type="float" office:value="44.002304">
                <text:p>44.002304</text:p>
              </table:table-cell>
              <table:table-cell office:value-type="float" office:value="150.41408">
                <text:p>150.414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23.857408">
                <text:p>23.857408</text:p>
              </table:table-cell>
              <table:table-cell office:value-type="float" office:value="45.03552">
                <text:p>45.03552</text:p>
              </table:table-cell>
              <table:table-cell office:value-type="float" office:value="152.53504">
                <text:p>152.53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23.9232">
                <text:p>23.9232</text:p>
              </table:table-cell>
              <table:table-cell office:value-type="float" office:value="47.408384">
                <text:p>47.408384</text:p>
              </table:table-cell>
              <table:table-cell office:value-type="float" office:value="152.806656">
                <text:p>152.806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23.992576">
                <text:p>23.992576</text:p>
              </table:table-cell>
              <table:table-cell office:value-type="float" office:value="49.177344">
                <text:p>49.177344</text:p>
              </table:table-cell>
              <table:table-cell office:value-type="float" office:value="154.742784">
                <text:p>154.7427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24.079872">
                <text:p>24.079872</text:p>
              </table:table-cell>
              <table:table-cell office:value-type="float" office:value="49.068544">
                <text:p>49.068544</text:p>
              </table:table-cell>
              <table:table-cell office:value-type="float" office:value="157.922816">
                <text:p>157.9228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24.30976">
                <text:p>24.30976</text:p>
              </table:table-cell>
              <table:table-cell office:value-type="float" office:value="49.894912">
                <text:p>49.894912</text:p>
              </table:table-cell>
              <table:table-cell office:value-type="float" office:value="158.297856">
                <text:p>158.297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24.3072">
                <text:p>24.3072</text:p>
              </table:table-cell>
              <table:table-cell office:value-type="float" office:value="51.288064">
                <text:p>51.288064</text:p>
              </table:table-cell>
              <table:table-cell office:value-type="float" office:value="158.144">
                <text:p>158.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24.503296">
                <text:p>24.503296</text:p>
              </table:table-cell>
              <table:table-cell office:value-type="float" office:value="52.756224">
                <text:p>52.756224</text:p>
              </table:table-cell>
              <table:table-cell office:value-type="float" office:value="158.140928">
                <text:p>158.140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24.710656">
                <text:p>24.710656</text:p>
              </table:table-cell>
              <table:table-cell office:value-type="float" office:value="54.185728">
                <text:p>54.185728</text:p>
              </table:table-cell>
              <table:table-cell office:value-type="float" office:value="161.069056">
                <text:p>161.069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24.428032">
                <text:p>24.428032</text:p>
              </table:table-cell>
              <table:table-cell office:value-type="float" office:value="55.662848">
                <text:p>55.662848</text:p>
              </table:table-cell>
              <table:table-cell office:value-type="float" office:value="161.365248">
                <text:p>161.365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23.960064">
                <text:p>23.960064</text:p>
              </table:table-cell>
              <table:table-cell office:value-type="float" office:value="56.359168">
                <text:p>56.359168</text:p>
              </table:table-cell>
              <table:table-cell office:value-type="float" office:value="162.986496">
                <text:p>162.986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27.622912">
                <text:p>27.622912</text:p>
              </table:table-cell>
              <table:table-cell office:value-type="float" office:value="58.515456">
                <text:p>58.515456</text:p>
              </table:table-cell>
              <table:table-cell office:value-type="float" office:value="169.022208">
                <text:p>169.022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27.785472">
                <text:p>27.785472</text:p>
              </table:table-cell>
              <table:table-cell office:value-type="float" office:value="58.619904">
                <text:p>58.619904</text:p>
              </table:table-cell>
              <table:table-cell office:value-type="float" office:value="173.460224">
                <text:p>173.460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27.778304">
                <text:p>27.778304</text:p>
              </table:table-cell>
              <table:table-cell office:value-type="float" office:value="58.461184">
                <text:p>58.461184</text:p>
              </table:table-cell>
              <table:table-cell office:value-type="float" office:value="173.342208">
                <text:p>173.342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27.68896">
                <text:p>27.68896</text:p>
              </table:table-cell>
              <table:table-cell office:value-type="float" office:value="58.3232">
                <text:p>58.3232</text:p>
              </table:table-cell>
              <table:table-cell office:value-type="float" office:value="173.332224">
                <text:p>173.332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27.362048">
                <text:p>27.362048</text:p>
              </table:table-cell>
              <table:table-cell office:value-type="float" office:value="58.180864">
                <text:p>58.180864</text:p>
              </table:table-cell>
              <table:table-cell office:value-type="float" office:value="174.2592">
                <text:p>174.25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27.350784">
                <text:p>27.350784</text:p>
              </table:table-cell>
              <table:table-cell office:value-type="float" office:value="58.038272">
                <text:p>58.038272</text:p>
              </table:table-cell>
              <table:table-cell office:value-type="float" office:value="174.771712">
                <text:p>174.771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27.305984">
                <text:p>27.305984</text:p>
              </table:table-cell>
              <table:table-cell office:value-type="float" office:value="59.576064">
                <text:p>59.576064</text:p>
              </table:table-cell>
              <table:table-cell office:value-type="float" office:value="175.072512">
                <text:p>175.072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27.203072">
                <text:p>27.203072</text:p>
              </table:table-cell>
              <table:table-cell office:value-type="float" office:value="59.355136">
                <text:p>59.355136</text:p>
              </table:table-cell>
              <table:table-cell office:value-type="float" office:value="174.86208">
                <text:p>174.86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27.225856">
                <text:p>27.225856</text:p>
              </table:table-cell>
              <table:table-cell office:value-type="float" office:value="60.57472">
                <text:p>60.57472</text:p>
              </table:table-cell>
              <table:table-cell office:value-type="float" office:value="174.708736">
                <text:p>174.708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27.243776">
                <text:p>27.243776</text:p>
              </table:table-cell>
              <table:table-cell office:value-type="float" office:value="61.638656">
                <text:p>61.638656</text:p>
              </table:table-cell>
              <table:table-cell office:value-type="float" office:value="174.722048">
                <text:p>174.7220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27.508224">
                <text:p>27.508224</text:p>
              </table:table-cell>
              <table:table-cell office:value-type="float" office:value="62.364928">
                <text:p>62.364928</text:p>
              </table:table-cell>
              <table:table-cell office:value-type="float" office:value="176.162048">
                <text:p>176.1620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27.565824">
                <text:p>27.565824</text:p>
              </table:table-cell>
              <table:table-cell office:value-type="float" office:value="62.246656">
                <text:p>62.246656</text:p>
              </table:table-cell>
              <table:table-cell office:value-type="float" office:value="179.874048">
                <text:p>179.8740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27.628288">
                <text:p>27.628288</text:p>
              </table:table-cell>
              <table:table-cell office:value-type="float" office:value="62.686976">
                <text:p>62.686976</text:p>
              </table:table-cell>
              <table:table-cell office:value-type="float" office:value="180.060928">
                <text:p>180.060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27.696384">
                <text:p>27.696384</text:p>
              </table:table-cell>
              <table:table-cell office:value-type="float" office:value="63.97696">
                <text:p>63.97696</text:p>
              </table:table-cell>
              <table:table-cell office:value-type="float" office:value="180.294912">
                <text:p>180.294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27.799296">
                <text:p>27.799296</text:p>
              </table:table-cell>
              <table:table-cell office:value-type="float" office:value="63.928064">
                <text:p>63.928064</text:p>
              </table:table-cell>
              <table:table-cell office:value-type="float" office:value="180.543744">
                <text:p>180.5437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27.853568">
                <text:p>27.853568</text:p>
              </table:table-cell>
              <table:table-cell office:value-type="float" office:value="65.032192">
                <text:p>65.032192</text:p>
              </table:table-cell>
              <table:table-cell office:value-type="float" office:value="186.681856">
                <text:p>186.681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27.929088">
                <text:p>27.929088</text:p>
              </table:table-cell>
              <table:table-cell office:value-type="float" office:value="66.464256">
                <text:p>66.464256</text:p>
              </table:table-cell>
              <table:table-cell office:value-type="float" office:value="187.008">
                <text:p>187.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7.98592">
                <text:p>27.98592</text:p>
              </table:table-cell>
              <table:table-cell office:value-type="float" office:value="67.883776">
                <text:p>67.883776</text:p>
              </table:table-cell>
              <table:table-cell office:value-type="float" office:value="192.679936">
                <text:p>192.679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28.448">
                <text:p>28.448</text:p>
              </table:table-cell>
              <table:table-cell office:value-type="float" office:value="68.575232">
                <text:p>68.575232</text:p>
              </table:table-cell>
              <table:table-cell office:value-type="float" office:value="195.101952">
                <text:p>195.1019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28.386048">
                <text:p>28.386048</text:p>
              </table:table-cell>
              <table:table-cell office:value-type="float" office:value="69.327872">
                <text:p>69.327872</text:p>
              </table:table-cell>
              <table:table-cell office:value-type="float" office:value="195.657984">
                <text:p>195.657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28.542976">
                <text:p>28.542976</text:p>
              </table:table-cell>
              <table:table-cell office:value-type="float" office:value="70.446848">
                <text:p>70.446848</text:p>
              </table:table-cell>
              <table:table-cell office:value-type="float" office:value="196.134144">
                <text:p>196.134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28.746752">
                <text:p>28.746752</text:p>
              </table:table-cell>
              <table:table-cell office:value-type="float" office:value="71.008">
                <text:p>71.008</text:p>
              </table:table-cell>
              <table:table-cell office:value-type="float" office:value="196.35712">
                <text:p>196.35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28.432384">
                <text:p>28.432384</text:p>
              </table:table-cell>
              <table:table-cell office:value-type="float" office:value="72.245504">
                <text:p>72.245504</text:p>
              </table:table-cell>
              <table:table-cell office:value-type="float" office:value="197.328128">
                <text:p>197.328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28.45696">
                <text:p>28.45696</text:p>
              </table:table-cell>
              <table:table-cell office:value-type="float" office:value="72.125696">
                <text:p>72.125696</text:p>
              </table:table-cell>
              <table:table-cell office:value-type="float" office:value="201.658368">
                <text:p>201.658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28.70528">
                <text:p>28.70528</text:p>
              </table:table-cell>
              <table:table-cell office:value-type="float" office:value="72.961792">
                <text:p>72.961792</text:p>
              </table:table-cell>
              <table:table-cell office:value-type="float" office:value="202.341632">
                <text:p>202.3416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28.573952">
                <text:p>28.573952</text:p>
              </table:table-cell>
              <table:table-cell office:value-type="float" office:value="72.845568">
                <text:p>72.845568</text:p>
              </table:table-cell>
              <table:table-cell office:value-type="float" office:value="202.320896">
                <text:p>202.3208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28.2752">
                <text:p>28.2752</text:p>
              </table:table-cell>
              <table:table-cell office:value-type="float" office:value="73.227776">
                <text:p>73.227776</text:p>
              </table:table-cell>
              <table:table-cell office:value-type="float" office:value="202.333952">
                <text:p>202.3339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27.678208">
                <text:p>27.678208</text:p>
              </table:table-cell>
              <table:table-cell office:value-type="float" office:value="75.137536">
                <text:p>75.137536</text:p>
              </table:table-cell>
              <table:table-cell office:value-type="float" office:value="202.379776">
                <text:p>202.379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27.59808">
                <text:p>27.59808</text:p>
              </table:table-cell>
              <table:table-cell office:value-type="float" office:value="76.607488">
                <text:p>76.607488</text:p>
              </table:table-cell>
              <table:table-cell office:value-type="float" office:value="202.36544">
                <text:p>202.365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27.2704">
                <text:p>27.2704</text:p>
              </table:table-cell>
              <table:table-cell office:value-type="float" office:value="77.28512">
                <text:p>77.28512</text:p>
              </table:table-cell>
              <table:table-cell office:value-type="float" office:value="202.34496">
                <text:p>202.34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26.962944">
                <text:p>26.962944</text:p>
              </table:table-cell>
              <table:table-cell office:value-type="float" office:value="78.0992">
                <text:p>78.0992</text:p>
              </table:table-cell>
              <table:table-cell office:value-type="float" office:value="202.351104">
                <text:p>202.351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26.361088">
                <text:p>26.361088</text:p>
              </table:table-cell>
              <table:table-cell office:value-type="float" office:value="79.23968">
                <text:p>79.23968</text:p>
              </table:table-cell>
              <table:table-cell office:value-type="float" office:value="202.605568">
                <text:p>202.605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26.159104">
                <text:p>26.159104</text:p>
              </table:table-cell>
              <table:table-cell office:value-type="float" office:value="79.925248">
                <text:p>79.925248</text:p>
              </table:table-cell>
              <table:table-cell office:value-type="float" office:value="202.884864">
                <text:p>202.8848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26.139904">
                <text:p>26.139904</text:p>
              </table:table-cell>
              <table:table-cell office:value-type="float" office:value="81.0752">
                <text:p>81.0752</text:p>
              </table:table-cell>
              <table:table-cell office:value-type="float" office:value="203.291904">
                <text:p>203.291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25.970176">
                <text:p>25.970176</text:p>
              </table:table-cell>
              <table:table-cell office:value-type="float" office:value="81.05216">
                <text:p>81.05216</text:p>
              </table:table-cell>
              <table:table-cell office:value-type="float" office:value="207.92704">
                <text:p>207.92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25.676032">
                <text:p>25.676032</text:p>
              </table:table-cell>
              <table:table-cell office:value-type="float" office:value="81.412096">
                <text:p>81.412096</text:p>
              </table:table-cell>
              <table:table-cell office:value-type="float" office:value="208.359936">
                <text:p>208.359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25.568768">
                <text:p>25.568768</text:p>
              </table:table-cell>
              <table:table-cell office:value-type="float" office:value="81.49504">
                <text:p>81.49504</text:p>
              </table:table-cell>
              <table:table-cell office:value-type="float" office:value="209.51424">
                <text:p>209.514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5.992448">
                <text:p>25.992448</text:p>
              </table:table-cell>
              <table:table-cell office:value-type="float" office:value="82.694656">
                <text:p>82.694656</text:p>
              </table:table-cell>
              <table:table-cell office:value-type="float" office:value="209.937152">
                <text:p>209.937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25.839616">
                <text:p>25.839616</text:p>
              </table:table-cell>
              <table:table-cell office:value-type="float" office:value="83.81696">
                <text:p>83.81696</text:p>
              </table:table-cell>
              <table:table-cell office:value-type="float" office:value="220.250112">
                <text:p>220.250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25.251328">
                <text:p>25.251328</text:p>
              </table:table-cell>
              <table:table-cell office:value-type="float" office:value="85.089792">
                <text:p>85.089792</text:p>
              </table:table-cell>
              <table:table-cell office:value-type="float" office:value="220.504064">
                <text:p>220.504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24.194816">
                <text:p>24.194816</text:p>
              </table:table-cell>
              <table:table-cell office:value-type="float" office:value="85.766656">
                <text:p>85.766656</text:p>
              </table:table-cell>
              <table:table-cell office:value-type="float" office:value="222.013184">
                <text:p>222.013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23.587072">
                <text:p>23.587072</text:p>
              </table:table-cell>
              <table:table-cell office:value-type="float" office:value="87.316736">
                <text:p>87.316736</text:p>
              </table:table-cell>
              <table:table-cell office:value-type="float" office:value="227.92064">
                <text:p>227.92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23.465984">
                <text:p>23.465984</text:p>
              </table:table-cell>
              <table:table-cell office:value-type="float" office:value="87.16288">
                <text:p>87.16288</text:p>
              </table:table-cell>
              <table:table-cell office:value-type="float" office:value="231.24096">
                <text:p>231.24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22.583552">
                <text:p>22.583552</text:p>
              </table:table-cell>
              <table:table-cell office:value-type="float" office:value="88.209152">
                <text:p>88.209152</text:p>
              </table:table-cell>
              <table:table-cell office:value-type="float" office:value="231.510016">
                <text:p>231.510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24.122112">
                <text:p>24.122112</text:p>
              </table:table-cell>
              <table:table-cell office:value-type="float" office:value="89.685248">
                <text:p>89.685248</text:p>
              </table:table-cell>
              <table:table-cell office:value-type="float" office:value="233.01504">
                <text:p>233.01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23.786752">
                <text:p>23.786752</text:p>
              </table:table-cell>
              <table:table-cell office:value-type="float" office:value="89.591808">
                <text:p>89.591808</text:p>
              </table:table-cell>
              <table:table-cell office:value-type="float" office:value="234.011136">
                <text:p>234.011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23.014144">
                <text:p>23.014144</text:p>
              </table:table-cell>
              <table:table-cell office:value-type="float" office:value="90.047488">
                <text:p>90.047488</text:p>
              </table:table-cell>
              <table:table-cell office:value-type="float" office:value="234.025984">
                <text:p>234.025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3.025664">
                <text:p>23.025664</text:p>
              </table:table-cell>
              <table:table-cell office:value-type="float" office:value="91.913472">
                <text:p>91.913472</text:p>
              </table:table-cell>
              <table:table-cell office:value-type="float" office:value="234.03008">
                <text:p>234.03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22.84288">
                <text:p>22.84288</text:p>
              </table:table-cell>
              <table:table-cell office:value-type="float" office:value="93.359616">
                <text:p>93.359616</text:p>
              </table:table-cell>
              <table:table-cell office:value-type="float" office:value="233.990912">
                <text:p>233.990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23.368448">
                <text:p>23.368448</text:p>
              </table:table-cell>
              <table:table-cell office:value-type="float" office:value="94.743296">
                <text:p>94.743296</text:p>
              </table:table-cell>
              <table:table-cell office:value-type="float" office:value="234.00192">
                <text:p>234.00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23.513856">
                <text:p>23.513856</text:p>
              </table:table-cell>
              <table:table-cell office:value-type="float" office:value="95.462144">
                <text:p>95.462144</text:p>
              </table:table-cell>
              <table:table-cell office:value-type="float" office:value="234.002944">
                <text:p>234.002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23.48928">
                <text:p>23.48928</text:p>
              </table:table-cell>
              <table:table-cell office:value-type="float" office:value="96.201728">
                <text:p>96.201728</text:p>
              </table:table-cell>
              <table:table-cell office:value-type="float" office:value="233.997312">
                <text:p>233.9973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23.527424">
                <text:p>23.527424</text:p>
              </table:table-cell>
              <table:table-cell office:value-type="float" office:value="96.987904">
                <text:p>96.987904</text:p>
              </table:table-cell>
              <table:table-cell office:value-type="float" office:value="234.012672">
                <text:p>234.012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23.802368">
                <text:p>23.802368</text:p>
              </table:table-cell>
              <table:table-cell office:value-type="float" office:value="96.951808">
                <text:p>96.951808</text:p>
              </table:table-cell>
              <table:table-cell office:value-type="float" office:value="234.029056">
                <text:p>234.029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23.901696">
                <text:p>23.901696</text:p>
              </table:table-cell>
              <table:table-cell office:value-type="float" office:value="98.100224">
                <text:p>98.100224</text:p>
              </table:table-cell>
              <table:table-cell office:value-type="float" office:value="234.040064">
                <text:p>234.040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23.79392">
                <text:p>23.79392</text:p>
              </table:table-cell>
              <table:table-cell office:value-type="float" office:value="99.161088">
                <text:p>99.161088</text:p>
              </table:table-cell>
              <table:table-cell office:value-type="float" office:value="234.06592">
                <text:p>234.065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23.188992">
                <text:p>23.188992</text:p>
              </table:table-cell>
              <table:table-cell office:value-type="float" office:value="99.972352">
                <text:p>99.972352</text:p>
              </table:table-cell>
              <table:table-cell office:value-type="float" office:value="234.37312">
                <text:p>234.373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2.084096">
                <text:p>22.084096</text:p>
              </table:table-cell>
              <table:table-cell office:value-type="float" office:value="99.921152">
                <text:p>99.921152</text:p>
              </table:table-cell>
              <table:table-cell office:value-type="float" office:value="235.139072">
                <text:p>235.1390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21.678592">
                <text:p>21.678592</text:p>
              </table:table-cell>
              <table:table-cell office:value-type="float" office:value="100.230912">
                <text:p>100.230912</text:p>
              </table:table-cell>
              <table:table-cell office:value-type="float" office:value="235.21152">
                <text:p>235.21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20.538368">
                <text:p>20.538368</text:p>
              </table:table-cell>
              <table:table-cell office:value-type="float" office:value="102.153728">
                <text:p>102.153728</text:p>
              </table:table-cell>
              <table:table-cell office:value-type="float" office:value="235.256576">
                <text:p>235.2565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20.156928">
                <text:p>20.156928</text:p>
              </table:table-cell>
              <table:table-cell office:value-type="float" office:value="102.88512">
                <text:p>102.88512</text:p>
              </table:table-cell>
              <table:table-cell office:value-type="float" office:value="235.277056">
                <text:p>235.277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19.383552">
                <text:p>19.383552</text:p>
              </table:table-cell>
              <table:table-cell office:value-type="float" office:value="103.686656">
                <text:p>103.686656</text:p>
              </table:table-cell>
              <table:table-cell office:value-type="float" office:value="235.271168">
                <text:p>235.271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18.819072">
                <text:p>18.819072</text:p>
              </table:table-cell>
              <table:table-cell office:value-type="float" office:value="104.830208">
                <text:p>104.830208</text:p>
              </table:table-cell>
              <table:table-cell office:value-type="float" office:value="235.279872">
                <text:p>235.279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18.60608">
                <text:p>18.60608</text:p>
              </table:table-cell>
              <table:table-cell office:value-type="float" office:value="104.717312">
                <text:p>104.717312</text:p>
              </table:table-cell>
              <table:table-cell office:value-type="float" office:value="235.301376">
                <text:p>235.301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20.811776">
                <text:p>20.811776</text:p>
              </table:table-cell>
              <table:table-cell office:value-type="float" office:value="108.066816">
                <text:p>108.066816</text:p>
              </table:table-cell>
              <table:table-cell office:value-type="float" office:value="235.371008">
                <text:p>235.371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20.51328">
                <text:p>20.51328</text:p>
              </table:table-cell>
              <table:table-cell office:value-type="float" office:value="111.931648">
                <text:p>111.931648</text:p>
              </table:table-cell>
              <table:table-cell office:value-type="float" office:value="235.657984">
                <text:p>235.657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20.260864">
                <text:p>20.260864</text:p>
              </table:table-cell>
              <table:table-cell office:value-type="float" office:value="112.335104">
                <text:p>112.335104</text:p>
              </table:table-cell>
              <table:table-cell office:value-type="float" office:value="236.260864">
                <text:p>236.2608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.262912">
                <text:p>20.262912</text:p>
              </table:table-cell>
              <table:table-cell office:value-type="float" office:value="115.3152">
                <text:p>115.3152</text:p>
              </table:table-cell>
              <table:table-cell office:value-type="float" office:value="236.553472">
                <text:p>236.553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19.532288">
                <text:p>19.532288</text:p>
              </table:table-cell>
              <table:table-cell office:value-type="float" office:value="115.433216">
                <text:p>115.433216</text:p>
              </table:table-cell>
              <table:table-cell office:value-type="float" office:value="238.004736">
                <text:p>238.004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18.747136">
                <text:p>18.747136</text:p>
              </table:table-cell>
              <table:table-cell office:value-type="float" office:value="115.54304">
                <text:p>115.54304</text:p>
              </table:table-cell>
              <table:table-cell office:value-type="float" office:value="242.014208">
                <text:p>242.014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17.918976">
                <text:p>17.918976</text:p>
              </table:table-cell>
              <table:table-cell office:value-type="float" office:value="115.954944">
                <text:p>115.954944</text:p>
              </table:table-cell>
              <table:table-cell office:value-type="float" office:value="251.297536">
                <text:p>251.297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17.88288">
                <text:p>17.88288</text:p>
              </table:table-cell>
              <table:table-cell office:value-type="float" office:value="115.65312">
                <text:p>115.65312</text:p>
              </table:table-cell>
              <table:table-cell office:value-type="float" office:value="251.626752">
                <text:p>251.6267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17.825024">
                <text:p>17.825024</text:p>
              </table:table-cell>
              <table:table-cell office:value-type="float" office:value="115.62496">
                <text:p>115.62496</text:p>
              </table:table-cell>
              <table:table-cell office:value-type="float" office:value="252.774144">
                <text:p>252.774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16.870144">
                <text:p>16.870144</text:p>
              </table:table-cell>
              <table:table-cell office:value-type="float" office:value="115.323904">
                <text:p>115.323904</text:p>
              </table:table-cell>
              <table:table-cell office:value-type="float" office:value="253.008128">
                <text:p>253.008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16.388864">
                <text:p>16.388864</text:p>
              </table:table-cell>
              <table:table-cell office:value-type="float" office:value="115.208448">
                <text:p>115.208448</text:p>
              </table:table-cell>
              <table:table-cell office:value-type="float" office:value="259.183104">
                <text:p>259.183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16.489728">
                <text:p>16.489728</text:p>
              </table:table-cell>
              <table:table-cell office:value-type="float" office:value="116.061952">
                <text:p>116.061952</text:p>
              </table:table-cell>
              <table:table-cell office:value-type="float" office:value="261.303296">
                <text:p>261.303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16.477184">
                <text:p>16.477184</text:p>
              </table:table-cell>
              <table:table-cell office:value-type="float" office:value="118.956288">
                <text:p>118.956288</text:p>
              </table:table-cell>
              <table:table-cell office:value-type="float" office:value="263.904512">
                <text:p>263.904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6.512512">
                <text:p>16.512512</text:p>
              </table:table-cell>
              <table:table-cell office:value-type="float" office:value="118.880256">
                <text:p>118.880256</text:p>
              </table:table-cell>
              <table:table-cell office:value-type="float" office:value="264.204288">
                <text:p>264.204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16.52096">
                <text:p>16.52096</text:p>
              </table:table-cell>
              <table:table-cell office:value-type="float" office:value="121.48608">
                <text:p>121.48608</text:p>
              </table:table-cell>
              <table:table-cell office:value-type="float" office:value="273.453056">
                <text:p>273.453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16.470016">
                <text:p>16.470016</text:p>
              </table:table-cell>
              <table:table-cell office:value-type="float" office:value="122.640384">
                <text:p>122.640384</text:p>
              </table:table-cell>
              <table:table-cell office:value-type="float" office:value="273.925888">
                <text:p>273.9258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15.44192">
                <text:p>15.44192</text:p>
              </table:table-cell>
              <table:table-cell office:value-type="float" office:value="123.640064">
                <text:p>123.640064</text:p>
              </table:table-cell>
              <table:table-cell office:value-type="float" office:value="275.102208">
                <text:p>275.102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14.931968">
                <text:p>14.931968</text:p>
              </table:table-cell>
              <table:table-cell office:value-type="float" office:value="123.84">
                <text:p>123.84</text:p>
              </table:table-cell>
              <table:table-cell office:value-type="float" office:value="275.41376">
                <text:p>275.41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14.60992">
                <text:p>14.60992</text:p>
              </table:table-cell>
              <table:table-cell office:value-type="float" office:value="123.924992">
                <text:p>123.924992</text:p>
              </table:table-cell>
              <table:table-cell office:value-type="float" office:value="277.33376">
                <text:p>277.33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13.735424">
                <text:p>13.735424</text:p>
              </table:table-cell>
              <table:table-cell office:value-type="float" office:value="124.443136">
                <text:p>124.443136</text:p>
              </table:table-cell>
              <table:table-cell office:value-type="float" office:value="280.12032">
                <text:p>280.12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12.95616">
                <text:p>12.95616</text:p>
              </table:table-cell>
              <table:table-cell office:value-type="float" office:value="124.683776">
                <text:p>124.683776</text:p>
              </table:table-cell>
              <table:table-cell office:value-type="float" office:value="284.820992">
                <text:p>284.8209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12.605952">
                <text:p>12.605952</text:p>
              </table:table-cell>
              <table:table-cell office:value-type="float" office:value="124.649216">
                <text:p>124.649216</text:p>
              </table:table-cell>
              <table:table-cell office:value-type="float" office:value="285.071872">
                <text:p>285.071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11.65312">
                <text:p>11.65312</text:p>
              </table:table-cell>
              <table:table-cell office:value-type="float" office:value="124.510976">
                <text:p>124.510976</text:p>
              </table:table-cell>
              <table:table-cell office:value-type="float" office:value="285.322752">
                <text:p>285.3227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1.884288">
                <text:p>11.884288</text:p>
              </table:table-cell>
              <table:table-cell office:value-type="float" office:value="135.344128">
                <text:p>135.344128</text:p>
              </table:table-cell>
              <table:table-cell office:value-type="float" office:value="288.827648">
                <text:p>288.827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11.558912">
                <text:p>11.558912</text:p>
              </table:table-cell>
              <table:table-cell office:value-type="float" office:value="135.597056">
                <text:p>135.597056</text:p>
              </table:table-cell>
              <table:table-cell office:value-type="float" office:value="289.101824">
                <text:p>289.101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13.007872">
                <text:p>13.007872</text:p>
              </table:table-cell>
              <table:table-cell office:value-type="float" office:value="137.195008">
                <text:p>137.195008</text:p>
              </table:table-cell>
              <table:table-cell office:value-type="float" office:value="291.91296">
                <text:p>291.91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12.976896">
                <text:p>12.976896</text:p>
              </table:table-cell>
              <table:table-cell office:value-type="float" office:value="138.54976">
                <text:p>138.54976</text:p>
              </table:table-cell>
              <table:table-cell office:value-type="float" office:value="291.9168">
                <text:p>291.9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12.695552">
                <text:p>12.695552</text:p>
              </table:table-cell>
              <table:table-cell office:value-type="float" office:value="142.172928">
                <text:p>142.172928</text:p>
              </table:table-cell>
              <table:table-cell office:value-type="float" office:value="291.94112">
                <text:p>291.94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12.40832">
                <text:p>12.40832</text:p>
              </table:table-cell>
              <table:table-cell office:value-type="float" office:value="145.810944">
                <text:p>145.810944</text:p>
              </table:table-cell>
              <table:table-cell office:value-type="float" office:value="291.973888">
                <text:p>291.9738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12.684032">
                <text:p>12.684032</text:p>
              </table:table-cell>
              <table:table-cell office:value-type="float" office:value="146.489344">
                <text:p>146.489344</text:p>
              </table:table-cell>
              <table:table-cell office:value-type="float" office:value="292.015104">
                <text:p>292.015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12.159232">
                <text:p>12.159232</text:p>
              </table:table-cell>
              <table:table-cell office:value-type="float" office:value="152.56192">
                <text:p>152.56192</text:p>
              </table:table-cell>
              <table:table-cell office:value-type="float" office:value="292.066816">
                <text:p>292.0668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11.566336">
                <text:p>11.566336</text:p>
              </table:table-cell>
              <table:table-cell office:value-type="float" office:value="153.390336">
                <text:p>153.390336</text:p>
              </table:table-cell>
              <table:table-cell office:value-type="float" office:value="292.114176">
                <text:p>292.114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11.529728">
                <text:p>11.529728</text:p>
              </table:table-cell>
              <table:table-cell office:value-type="float" office:value="154.921472">
                <text:p>154.921472</text:p>
              </table:table-cell>
              <table:table-cell office:value-type="float" office:value="292.18688">
                <text:p>292.186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0.939392">
                <text:p>10.939392</text:p>
              </table:table-cell>
              <table:table-cell office:value-type="float" office:value="156.331776">
                <text:p>156.331776</text:p>
              </table:table-cell>
              <table:table-cell office:value-type="float" office:value="292.245248">
                <text:p>292.245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10.368768">
                <text:p>10.368768</text:p>
              </table:table-cell>
              <table:table-cell office:value-type="float" office:value="156.203776">
                <text:p>156.203776</text:p>
              </table:table-cell>
              <table:table-cell office:value-type="float" office:value="292.300032">
                <text:p>292.300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9.682432">
                <text:p>9.682432</text:p>
              </table:table-cell>
              <table:table-cell office:value-type="float" office:value="165.57312">
                <text:p>165.57312</text:p>
              </table:table-cell>
              <table:table-cell office:value-type="float" office:value="292.347904">
                <text:p>292.347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9.764608">
                <text:p>9.764608</text:p>
              </table:table-cell>
              <table:table-cell office:value-type="float" office:value="165.577216">
                <text:p>165.577216</text:p>
              </table:table-cell>
              <table:table-cell office:value-type="float" office:value="292.475648">
                <text:p>292.475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10.262784">
                <text:p>10.262784</text:p>
              </table:table-cell>
              <table:table-cell office:value-type="float" office:value="173.09824">
                <text:p>173.09824</text:p>
              </table:table-cell>
              <table:table-cell office:value-type="float" office:value="292.154368">
                <text:p>292.154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10.265088">
                <text:p>10.265088</text:p>
              </table:table-cell>
              <table:table-cell office:value-type="float" office:value="176.351744">
                <text:p>176.351744</text:p>
              </table:table-cell>
              <table:table-cell office:value-type="float" office:value="292.098816">
                <text:p>292.0988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9.95584">
                <text:p>9.95584</text:p>
              </table:table-cell>
              <table:table-cell office:value-type="float" office:value="177.820928">
                <text:p>177.820928</text:p>
              </table:table-cell>
              <table:table-cell office:value-type="float" office:value="291.992064">
                <text:p>291.992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10.235904">
                <text:p>10.235904</text:p>
              </table:table-cell>
              <table:table-cell office:value-type="float" office:value="182.715904">
                <text:p>182.715904</text:p>
              </table:table-cell>
              <table:table-cell office:value-type="float" office:value="291.969792">
                <text:p>291.9697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12.502272">
                <text:p>12.502272</text:p>
              </table:table-cell>
              <table:table-cell office:value-type="float" office:value="184.16">
                <text:p>184.16</text:p>
              </table:table-cell>
              <table:table-cell office:value-type="float" office:value="291.975168">
                <text:p>291.975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13.639936">
                <text:p>13.639936</text:p>
              </table:table-cell>
              <table:table-cell office:value-type="float" office:value="186.384128">
                <text:p>186.384128</text:p>
              </table:table-cell>
              <table:table-cell office:value-type="float" office:value="291.984896">
                <text:p>291.9848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3.586176">
                <text:p>13.586176</text:p>
              </table:table-cell>
              <table:table-cell office:value-type="float" office:value="187.755008">
                <text:p>187.755008</text:p>
              </table:table-cell>
              <table:table-cell office:value-type="float" office:value="291.997184">
                <text:p>291.997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13.292032">
                <text:p>13.292032</text:p>
              </table:table-cell>
              <table:table-cell office:value-type="float" office:value="187.723776">
                <text:p>187.723776</text:p>
              </table:table-cell>
              <table:table-cell office:value-type="float" office:value="291.979776">
                <text:p>291.979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12.762368">
                <text:p>12.762368</text:p>
              </table:table-cell>
              <table:table-cell office:value-type="float" office:value="194.166272">
                <text:p>194.166272</text:p>
              </table:table-cell>
              <table:table-cell office:value-type="float" office:value="292.007936">
                <text:p>292.007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13.032704">
                <text:p>13.032704</text:p>
              </table:table-cell>
              <table:table-cell office:value-type="float" office:value="194.082304">
                <text:p>194.082304</text:p>
              </table:table-cell>
              <table:table-cell office:value-type="float" office:value="291.930112">
                <text:p>291.930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12.867072">
                <text:p>12.867072</text:p>
              </table:table-cell>
              <table:table-cell office:value-type="float" office:value="195.59808">
                <text:p>195.59808</text:p>
              </table:table-cell>
              <table:table-cell office:value-type="float" office:value="292.054016">
                <text:p>292.054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12.844032">
                <text:p>12.844032</text:p>
              </table:table-cell>
              <table:table-cell office:value-type="float" office:value="197.715712">
                <text:p>197.715712</text:p>
              </table:table-cell>
              <table:table-cell office:value-type="float" office:value="292.00512">
                <text:p>292.00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12.918016">
                <text:p>12.918016</text:p>
              </table:table-cell>
              <table:table-cell office:value-type="float" office:value="197.805056">
                <text:p>197.805056</text:p>
              </table:table-cell>
              <table:table-cell office:value-type="float" office:value="292.025088">
                <text:p>292.0250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12.92544">
                <text:p>12.92544</text:p>
              </table:table-cell>
              <table:table-cell office:value-type="float" office:value="200.359936">
                <text:p>200.359936</text:p>
              </table:table-cell>
              <table:table-cell office:value-type="float" office:value="292.077568">
                <text:p>292.077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12.744448">
                <text:p>12.744448</text:p>
              </table:table-cell>
              <table:table-cell office:value-type="float" office:value="201.495552">
                <text:p>201.495552</text:p>
              </table:table-cell>
              <table:table-cell office:value-type="float" office:value="292.103936">
                <text:p>292.103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13.824768">
                <text:p>13.824768</text:p>
              </table:table-cell>
              <table:table-cell office:value-type="float" office:value="202.93888">
                <text:p>202.93888</text:p>
              </table:table-cell>
              <table:table-cell office:value-type="float" office:value="292.12416">
                <text:p>292.124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3.765376">
                <text:p>13.765376</text:p>
              </table:table-cell>
              <table:table-cell office:value-type="float" office:value="206.51392">
                <text:p>206.51392</text:p>
              </table:table-cell>
              <table:table-cell office:value-type="float" office:value="292.128">
                <text:p>292.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13.9328">
                <text:p>13.9328</text:p>
              </table:table-cell>
              <table:table-cell office:value-type="float" office:value="207.579648">
                <text:p>207.579648</text:p>
              </table:table-cell>
              <table:table-cell office:value-type="float" office:value="292.143616">
                <text:p>292.143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14.064896">
                <text:p>14.064896</text:p>
              </table:table-cell>
              <table:table-cell office:value-type="float" office:value="214.972928">
                <text:p>214.972928</text:p>
              </table:table-cell>
              <table:table-cell office:value-type="float" office:value="292.171008">
                <text:p>292.171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13.961984">
                <text:p>13.961984</text:p>
              </table:table-cell>
              <table:table-cell office:value-type="float" office:value="218.227968">
                <text:p>218.227968</text:p>
              </table:table-cell>
              <table:table-cell office:value-type="float" office:value="292.237312">
                <text:p>292.2373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13.712128">
                <text:p>13.712128</text:p>
              </table:table-cell>
              <table:table-cell office:value-type="float" office:value="225.64992">
                <text:p>225.64992</text:p>
              </table:table-cell>
              <table:table-cell office:value-type="float" office:value="292.254976">
                <text:p>292.254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13.510912">
                <text:p>13.510912</text:p>
              </table:table-cell>
              <table:table-cell office:value-type="float" office:value="227.132928">
                <text:p>227.132928</text:p>
              </table:table-cell>
              <table:table-cell office:value-type="float" office:value="292.27008">
                <text:p>292.27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3.21984">
                <text:p>13.21984</text:p>
              </table:table-cell>
              <table:table-cell office:value-type="float" office:value="229.404672">
                <text:p>229.404672</text:p>
              </table:table-cell>
              <table:table-cell office:value-type="float" office:value="292.385024">
                <text:p>292.385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12.85888">
                <text:p>12.85888</text:p>
              </table:table-cell>
              <table:table-cell office:value-type="float" office:value="229.351936">
                <text:p>229.351936</text:p>
              </table:table-cell>
              <table:table-cell office:value-type="float" office:value="292.392448">
                <text:p>292.392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13.042944">
                <text:p>13.042944</text:p>
              </table:table-cell>
              <table:table-cell office:value-type="float" office:value="236.839424">
                <text:p>236.839424</text:p>
              </table:table-cell>
              <table:table-cell office:value-type="float" office:value="338.107136">
                <text:p>338.107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20.389888">
                <text:p>20.389888</text:p>
              </table:table-cell>
              <table:table-cell office:value-type="float" office:value="241.707776">
                <text:p>241.707776</text:p>
              </table:table-cell>
              <table:table-cell office:value-type="float" office:value="337.981952">
                <text:p>337.9819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9.558912">
                <text:p>19.558912</text:p>
              </table:table-cell>
              <table:table-cell office:value-type="float" office:value="241.694464">
                <text:p>241.694464</text:p>
              </table:table-cell>
              <table:table-cell office:value-type="float" office:value="337.880064">
                <text:p>337.880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19.509248">
                <text:p>19.509248</text:p>
              </table:table-cell>
              <table:table-cell office:value-type="float" office:value="241.597952">
                <text:p>241.597952</text:p>
              </table:table-cell>
              <table:table-cell office:value-type="float" office:value="337.7088">
                <text:p>337.70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19.737344">
                <text:p>19.737344</text:p>
              </table:table-cell>
              <table:table-cell office:value-type="float" office:value="241.41824">
                <text:p>241.41824</text:p>
              </table:table-cell>
              <table:table-cell office:value-type="float" office:value="337.547264">
                <text:p>337.547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19.675136">
                <text:p>19.675136</text:p>
              </table:table-cell>
              <table:table-cell office:value-type="float" office:value="241.364224">
                <text:p>241.364224</text:p>
              </table:table-cell>
              <table:table-cell office:value-type="float" office:value="337.297152">
                <text:p>337.297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20.104192">
                <text:p>20.104192</text:p>
              </table:table-cell>
              <table:table-cell office:value-type="float" office:value="247.85024">
                <text:p>247.85024</text:p>
              </table:table-cell>
              <table:table-cell office:value-type="float" office:value="337.167104">
                <text:p>337.167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20.205824">
                <text:p>20.205824</text:p>
              </table:table-cell>
              <table:table-cell office:value-type="float" office:value="250.319872">
                <text:p>250.319872</text:p>
              </table:table-cell>
              <table:table-cell office:value-type="float" office:value="336.97024">
                <text:p>336.97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20.046592">
                <text:p>20.046592</text:p>
              </table:table-cell>
              <table:table-cell office:value-type="float" office:value="250.340864">
                <text:p>250.340864</text:p>
              </table:table-cell>
              <table:table-cell office:value-type="float" office:value="336.812288">
                <text:p>336.812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20.048896">
                <text:p>20.048896</text:p>
              </table:table-cell>
              <table:table-cell office:value-type="float" office:value="257.851904">
                <text:p>257.851904</text:p>
              </table:table-cell>
              <table:table-cell office:value-type="float" office:value="336.615936">
                <text:p>336.615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19.609856">
                <text:p>19.609856</text:p>
              </table:table-cell>
              <table:table-cell office:value-type="float" office:value="261.055744">
                <text:p>261.055744</text:p>
              </table:table-cell>
              <table:table-cell office:value-type="float" office:value="336.454656">
                <text:p>336.454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19.230208">
                <text:p>19.230208</text:p>
              </table:table-cell>
              <table:table-cell office:value-type="float" office:value="262.500864">
                <text:p>262.500864</text:p>
              </table:table-cell>
              <table:table-cell office:value-type="float" office:value="336.26624">
                <text:p>336.266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18.79168">
                <text:p>18.79168</text:p>
              </table:table-cell>
              <table:table-cell office:value-type="float" office:value="262.802944">
                <text:p>262.802944</text:p>
              </table:table-cell>
              <table:table-cell office:value-type="float" office:value="336.124928">
                <text:p>336.124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18.391808">
                <text:p>18.391808</text:p>
              </table:table-cell>
              <table:table-cell office:value-type="float" office:value="269.069824">
                <text:p>269.069824</text:p>
              </table:table-cell>
              <table:table-cell office:value-type="float" office:value="335.924992">
                <text:p>335.9249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18.33216">
                <text:p>18.33216</text:p>
              </table:table-cell>
              <table:table-cell office:value-type="float" office:value="269.071872">
                <text:p>269.071872</text:p>
              </table:table-cell>
              <table:table-cell office:value-type="float" office:value="335.780352">
                <text:p>335.780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18.16576">
                <text:p>18.16576</text:p>
              </table:table-cell>
              <table:table-cell office:value-type="float" office:value="269.220864">
                <text:p>269.220864</text:p>
              </table:table-cell>
              <table:table-cell office:value-type="float" office:value="335.597056">
                <text:p>335.597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18.518016">
                <text:p>18.518016</text:p>
              </table:table-cell>
              <table:table-cell office:value-type="float" office:value="269.085952">
                <text:p>269.085952</text:p>
              </table:table-cell>
              <table:table-cell office:value-type="float" office:value="335.457536">
                <text:p>335.457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18.678016">
                <text:p>18.678016</text:p>
              </table:table-cell>
              <table:table-cell office:value-type="float" office:value="268.955904">
                <text:p>268.955904</text:p>
              </table:table-cell>
              <table:table-cell office:value-type="float" office:value="335.314944">
                <text:p>335.314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19.264">
                <text:p>19.264</text:p>
              </table:table-cell>
              <table:table-cell office:value-type="float" office:value="268.929024">
                <text:p>268.929024</text:p>
              </table:table-cell>
              <table:table-cell office:value-type="float" office:value="335.158272">
                <text:p>335.158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20.873984">
                <text:p>20.873984</text:p>
              </table:table-cell>
              <table:table-cell office:value-type="float" office:value="268.729856">
                <text:p>268.729856</text:p>
              </table:table-cell>
              <table:table-cell office:value-type="float" office:value="334.976768">
                <text:p>334.9767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22.770176">
                <text:p>22.770176</text:p>
              </table:table-cell>
              <table:table-cell office:value-type="float" office:value="268.702976">
                <text:p>268.702976</text:p>
              </table:table-cell>
              <table:table-cell office:value-type="float" office:value="334.79424">
                <text:p>334.794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23.0208">
                <text:p>23.0208</text:p>
              </table:table-cell>
              <table:table-cell office:value-type="float" office:value="268.421888">
                <text:p>268.421888</text:p>
              </table:table-cell>
              <table:table-cell office:value-type="float" office:value="334.636288">
                <text:p>334.636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2.836992">
                <text:p>22.836992</text:p>
              </table:table-cell>
              <table:table-cell office:value-type="float" office:value="268.336896">
                <text:p>268.336896</text:p>
              </table:table-cell>
              <table:table-cell office:value-type="float" office:value="334.50112">
                <text:p>334.50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22.69056">
                <text:p>22.69056</text:p>
              </table:table-cell>
              <table:table-cell office:value-type="float" office:value="268.097024">
                <text:p>268.097024</text:p>
              </table:table-cell>
              <table:table-cell office:value-type="float" office:value="334.3168">
                <text:p>334.3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22.618112">
                <text:p>22.618112</text:p>
              </table:table-cell>
              <table:table-cell office:value-type="float" office:value="267.999744">
                <text:p>267.999744</text:p>
              </table:table-cell>
              <table:table-cell office:value-type="float" office:value="334.221056">
                <text:p>334.221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22.295808">
                <text:p>22.295808</text:p>
              </table:table-cell>
              <table:table-cell office:value-type="float" office:value="267.746304">
                <text:p>267.746304</text:p>
              </table:table-cell>
              <table:table-cell office:value-type="float" office:value="334.038016">
                <text:p>334.038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22.138112">
                <text:p>22.138112</text:p>
              </table:table-cell>
              <table:table-cell office:value-type="float" office:value="272.592128">
                <text:p>272.592128</text:p>
              </table:table-cell>
              <table:table-cell office:value-type="float" office:value="333.854976">
                <text:p>333.854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21.847808">
                <text:p>21.847808</text:p>
              </table:table-cell>
              <table:table-cell office:value-type="float" office:value="272.509952">
                <text:p>272.509952</text:p>
              </table:table-cell>
              <table:table-cell office:value-type="float" office:value="333.673728">
                <text:p>333.673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21.784832">
                <text:p>21.784832</text:p>
              </table:table-cell>
              <table:table-cell office:value-type="float" office:value="272.402944">
                <text:p>272.402944</text:p>
              </table:table-cell>
              <table:table-cell office:value-type="float" office:value="333.449472">
                <text:p>333.449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22.82624">
                <text:p>22.82624</text:p>
              </table:table-cell>
              <table:table-cell office:value-type="float" office:value="272.34432">
                <text:p>272.34432</text:p>
              </table:table-cell>
              <table:table-cell office:value-type="float" office:value="333.30304">
                <text:p>333.30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23.327232">
                <text:p>23.327232</text:p>
              </table:table-cell>
              <table:table-cell office:value-type="float" office:value="272.045568">
                <text:p>272.045568</text:p>
              </table:table-cell>
              <table:table-cell office:value-type="float" office:value="333.113856">
                <text:p>333.113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23.529984">
                <text:p>23.529984</text:p>
              </table:table-cell>
              <table:table-cell office:value-type="float" office:value="271.943936">
                <text:p>271.943936</text:p>
              </table:table-cell>
              <table:table-cell office:value-type="float" office:value="332.969984">
                <text:p>332.969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8.16384">
                <text:p>28.16384</text:p>
              </table:table-cell>
              <table:table-cell office:value-type="float" office:value="271.968">
                <text:p>271.968</text:p>
              </table:table-cell>
              <table:table-cell office:value-type="float" office:value="332.819456">
                <text:p>332.819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29.789696">
                <text:p>29.789696</text:p>
              </table:table-cell>
              <table:table-cell office:value-type="float" office:value="271.696896">
                <text:p>271.696896</text:p>
              </table:table-cell>
              <table:table-cell office:value-type="float" office:value="332.603136">
                <text:p>332.603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30.290944">
                <text:p>30.290944</text:p>
              </table:table-cell>
              <table:table-cell office:value-type="float" office:value="271.38816">
                <text:p>271.38816</text:p>
              </table:table-cell>
              <table:table-cell office:value-type="float" office:value="332.456192">
                <text:p>332.456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30.150144">
                <text:p>30.150144</text:p>
              </table:table-cell>
              <table:table-cell office:value-type="float" office:value="271.322624">
                <text:p>271.322624</text:p>
              </table:table-cell>
              <table:table-cell office:value-type="float" office:value="332.296448">
                <text:p>332.296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30.82112">
                <text:p>30.82112</text:p>
              </table:table-cell>
              <table:table-cell office:value-type="float" office:value="271.067136">
                <text:p>271.067136</text:p>
              </table:table-cell>
              <table:table-cell office:value-type="float" office:value="332.107776">
                <text:p>332.107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31.065856">
                <text:p>31.065856</text:p>
              </table:table-cell>
              <table:table-cell office:value-type="float" office:value="270.976">
                <text:p>270.976</text:p>
              </table:table-cell>
              <table:table-cell office:value-type="float" office:value="331.97312">
                <text:p>331.973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31.29088">
                <text:p>31.29088</text:p>
              </table:table-cell>
              <table:table-cell office:value-type="float" office:value="270.650368">
                <text:p>270.650368</text:p>
              </table:table-cell>
              <table:table-cell office:value-type="float" office:value="331.812096">
                <text:p>331.812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32.082688">
                <text:p>32.082688</text:p>
              </table:table-cell>
              <table:table-cell office:value-type="float" office:value="270.58432">
                <text:p>270.58432</text:p>
              </table:table-cell>
              <table:table-cell office:value-type="float" office:value="331.700736">
                <text:p>331.700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32.348672">
                <text:p>32.348672</text:p>
              </table:table-cell>
              <table:table-cell office:value-type="float" office:value="270.276864">
                <text:p>270.276864</text:p>
              </table:table-cell>
              <table:table-cell office:value-type="float" office:value="331.48416">
                <text:p>331.484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32.573696">
                <text:p>32.573696</text:p>
              </table:table-cell>
              <table:table-cell office:value-type="float" office:value="269.979136">
                <text:p>269.979136</text:p>
              </table:table-cell>
              <table:table-cell office:value-type="float" office:value="331.307264">
                <text:p>331.307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2.747264">
                <text:p>32.747264</text:p>
              </table:table-cell>
              <table:table-cell office:value-type="float" office:value="269.853184">
                <text:p>269.853184</text:p>
              </table:table-cell>
              <table:table-cell office:value-type="float" office:value="331.108352">
                <text:p>331.108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32.669184">
                <text:p>32.669184</text:p>
              </table:table-cell>
              <table:table-cell office:value-type="float" office:value="269.552896">
                <text:p>269.552896</text:p>
              </table:table-cell>
              <table:table-cell office:value-type="float" office:value="330.938112">
                <text:p>330.938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32.146944">
                <text:p>32.146944</text:p>
              </table:table-cell>
              <table:table-cell office:value-type="float" office:value="269.44512">
                <text:p>269.44512</text:p>
              </table:table-cell>
              <table:table-cell office:value-type="float" office:value="330.732032">
                <text:p>330.732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32.17792">
                <text:p>32.17792</text:p>
              </table:table-cell>
              <table:table-cell office:value-type="float" office:value="269.100032">
                <text:p>269.100032</text:p>
              </table:table-cell>
              <table:table-cell office:value-type="float" office:value="330.58304">
                <text:p>330.58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33.867776">
                <text:p>33.867776</text:p>
              </table:table-cell>
              <table:table-cell office:value-type="float" office:value="268.987392">
                <text:p>268.987392</text:p>
              </table:table-cell>
              <table:table-cell office:value-type="float" office:value="330.439936">
                <text:p>330.439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35.060224">
                <text:p>35.060224</text:p>
              </table:table-cell>
              <table:table-cell office:value-type="float" office:value="268.671232">
                <text:p>268.671232</text:p>
              </table:table-cell>
              <table:table-cell office:value-type="float" office:value="330.2592">
                <text:p>330.25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35.10784">
                <text:p>35.10784</text:p>
              </table:table-cell>
              <table:table-cell office:value-type="float" office:value="268.393984">
                <text:p>268.393984</text:p>
              </table:table-cell>
              <table:table-cell office:value-type="float" office:value="330.04416">
                <text:p>330.044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36.809728">
                <text:p>36.809728</text:p>
              </table:table-cell>
              <table:table-cell office:value-type="float" office:value="268.290304">
                <text:p>268.290304</text:p>
              </table:table-cell>
              <table:table-cell office:value-type="float" office:value="329.858048">
                <text:p>329.8580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38.41792">
                <text:p>38.41792</text:p>
              </table:table-cell>
              <table:table-cell office:value-type="float" office:value="267.98976">
                <text:p>267.98976</text:p>
              </table:table-cell>
              <table:table-cell office:value-type="float" office:value="329.671424">
                <text:p>329.6714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38.32704">
                <text:p>38.32704</text:p>
              </table:table-cell>
              <table:table-cell office:value-type="float" office:value="267.815168">
                <text:p>267.815168</text:p>
              </table:table-cell>
              <table:table-cell office:value-type="float" office:value="329.49888">
                <text:p>329.498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39.022336">
                <text:p>39.022336</text:p>
              </table:table-cell>
              <table:table-cell office:value-type="float" office:value="267.712768">
                <text:p>267.712768</text:p>
              </table:table-cell>
              <table:table-cell office:value-type="float" office:value="329.32608">
                <text:p>329.32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41.209856">
                <text:p>41.209856</text:p>
              </table:table-cell>
              <table:table-cell office:value-type="float" office:value="267.382272">
                <text:p>267.382272</text:p>
              </table:table-cell>
              <table:table-cell office:value-type="float" office:value="329.106944">
                <text:p>329.106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44.137728">
                <text:p>44.137728</text:p>
              </table:table-cell>
              <table:table-cell office:value-type="float" office:value="267.181056">
                <text:p>267.181056</text:p>
              </table:table-cell>
              <table:table-cell office:value-type="float" office:value="328.947712">
                <text:p>328.947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47.549184">
                <text:p>47.549184</text:p>
              </table:table-cell>
              <table:table-cell office:value-type="float" office:value="267.10528">
                <text:p>267.10528</text:p>
              </table:table-cell>
              <table:table-cell office:value-type="float" office:value="328.779008">
                <text:p>328.779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51.84512">
                <text:p>51.84512</text:p>
              </table:table-cell>
              <table:table-cell office:value-type="float" office:value="266.85696">
                <text:p>266.85696</text:p>
              </table:table-cell>
              <table:table-cell office:value-type="float" office:value="328.580608">
                <text:p>328.580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51.981312">
                <text:p>51.981312</text:p>
              </table:table-cell>
              <table:table-cell office:value-type="float" office:value="266.653184">
                <text:p>266.653184</text:p>
              </table:table-cell>
              <table:table-cell office:value-type="float" office:value="328.425216">
                <text:p>328.425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55.549696">
                <text:p>55.549696</text:p>
              </table:table-cell>
              <table:table-cell office:value-type="float" office:value="266.62016">
                <text:p>266.62016</text:p>
              </table:table-cell>
              <table:table-cell office:value-type="float" office:value="326.576896">
                <text:p>326.5768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57.723904">
                <text:p>57.723904</text:p>
              </table:table-cell>
              <table:table-cell office:value-type="float" office:value="266.317312">
                <text:p>266.317312</text:p>
              </table:table-cell>
              <table:table-cell office:value-type="float" office:value="326.332416">
                <text:p>326.3324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58.087936">
                <text:p>58.087936</text:p>
              </table:table-cell>
              <table:table-cell office:value-type="float" office:value="266.0224">
                <text:p>266.0224</text:p>
              </table:table-cell>
              <table:table-cell office:value-type="float" office:value="325.790976">
                <text:p>325.790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60.553216">
                <text:p>60.553216</text:p>
              </table:table-cell>
              <table:table-cell office:value-type="float" office:value="265.851392">
                <text:p>265.851392</text:p>
              </table:table-cell>
              <table:table-cell office:value-type="float" office:value="325.604352">
                <text:p>325.604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64.111872">
                <text:p>64.111872</text:p>
              </table:table-cell>
              <table:table-cell office:value-type="float" office:value="265.748224">
                <text:p>265.748224</text:p>
              </table:table-cell>
              <table:table-cell office:value-type="float" office:value="325.40416">
                <text:p>325.404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65.705984">
                <text:p>65.705984</text:p>
              </table:table-cell>
              <table:table-cell office:value-type="float" office:value="265.445888">
                <text:p>265.445888</text:p>
              </table:table-cell>
              <table:table-cell office:value-type="float" office:value="325.196288">
                <text:p>325.196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67.144704">
                <text:p>67.144704</text:p>
              </table:table-cell>
              <table:table-cell office:value-type="float" office:value="265.259776">
                <text:p>265.259776</text:p>
              </table:table-cell>
              <table:table-cell office:value-type="float" office:value="325.020928">
                <text:p>325.020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69.1328">
                <text:p>69.1328</text:p>
              </table:table-cell>
              <table:table-cell office:value-type="float" office:value="265.191424">
                <text:p>265.191424</text:p>
              </table:table-cell>
              <table:table-cell office:value-type="float" office:value="324.829952">
                <text:p>324.8299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69.501696">
                <text:p>69.501696</text:p>
              </table:table-cell>
              <table:table-cell office:value-type="float" office:value="264.89984">
                <text:p>264.89984</text:p>
              </table:table-cell>
              <table:table-cell office:value-type="float" office:value="324.669696">
                <text:p>324.6696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69.39264">
                <text:p>69.39264</text:p>
              </table:table-cell>
              <table:table-cell office:value-type="float" office:value="264.692992">
                <text:p>264.692992</text:p>
              </table:table-cell>
              <table:table-cell office:value-type="float" office:value="324.510976">
                <text:p>324.510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69.110272">
                <text:p>69.110272</text:p>
              </table:table-cell>
              <table:table-cell office:value-type="float" office:value="264.611072">
                <text:p>264.611072</text:p>
              </table:table-cell>
              <table:table-cell office:value-type="float" office:value="324.352">
                <text:p>324.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68.939776">
                <text:p>68.939776</text:p>
              </table:table-cell>
              <table:table-cell office:value-type="float" office:value="264.307712">
                <text:p>264.307712</text:p>
              </table:table-cell>
              <table:table-cell office:value-type="float" office:value="324.094208">
                <text:p>324.094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68.805888">
                <text:p>68.805888</text:p>
              </table:table-cell>
              <table:table-cell office:value-type="float" office:value="264.097024">
                <text:p>264.097024</text:p>
              </table:table-cell>
              <table:table-cell office:value-type="float" office:value="323.954176">
                <text:p>323.954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68.172032">
                <text:p>68.172032</text:p>
              </table:table-cell>
              <table:table-cell office:value-type="float" office:value="264.0192">
                <text:p>264.0192</text:p>
              </table:table-cell>
              <table:table-cell office:value-type="float" office:value="323.78112">
                <text:p>323.78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67.971072">
                <text:p>67.971072</text:p>
              </table:table-cell>
              <table:table-cell office:value-type="float" office:value="263.713792">
                <text:p>263.713792</text:p>
              </table:table-cell>
              <table:table-cell office:value-type="float" office:value="323.615232">
                <text:p>323.615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67.868672">
                <text:p>67.868672</text:p>
              </table:table-cell>
              <table:table-cell office:value-type="float" office:value="263.512064">
                <text:p>263.512064</text:p>
              </table:table-cell>
              <table:table-cell office:value-type="float" office:value="323.453184">
                <text:p>323.453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67.578624">
                <text:p>67.578624</text:p>
              </table:table-cell>
              <table:table-cell office:value-type="float" office:value="263.4368">
                <text:p>263.4368</text:p>
              </table:table-cell>
              <table:table-cell office:value-type="float" office:value="323.272192">
                <text:p>323.272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68.368896">
                <text:p>68.368896</text:p>
              </table:table-cell>
              <table:table-cell office:value-type="float" office:value="263.083776">
                <text:p>263.083776</text:p>
              </table:table-cell>
              <table:table-cell office:value-type="float" office:value="323.083008">
                <text:p>323.083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68.268288">
                <text:p>68.268288</text:p>
              </table:table-cell>
              <table:table-cell office:value-type="float" office:value="262.902784">
                <text:p>262.902784</text:p>
              </table:table-cell>
              <table:table-cell office:value-type="float" office:value="322.918912">
                <text:p>322.918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68.130048">
                <text:p>68.130048</text:p>
              </table:table-cell>
              <table:table-cell office:value-type="float" office:value="262.806016">
                <text:p>262.806016</text:p>
              </table:table-cell>
              <table:table-cell office:value-type="float" office:value="322.706688">
                <text:p>322.7066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67.77216">
                <text:p>67.77216</text:p>
              </table:table-cell>
              <table:table-cell office:value-type="float" office:value="262.50496">
                <text:p>262.50496</text:p>
              </table:table-cell>
              <table:table-cell office:value-type="float" office:value="322.511872">
                <text:p>322.511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67.331328">
                <text:p>67.331328</text:p>
              </table:table-cell>
              <table:table-cell office:value-type="float" office:value="262.39488">
                <text:p>262.39488</text:p>
              </table:table-cell>
              <table:table-cell office:value-type="float" office:value="322.320896">
                <text:p>322.3208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67.042304">
                <text:p>67.042304</text:p>
              </table:table-cell>
              <table:table-cell office:value-type="float" office:value="262.05184">
                <text:p>262.05184</text:p>
              </table:table-cell>
              <table:table-cell office:value-type="float" office:value="322.105856">
                <text:p>322.105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66.706944">
                <text:p>66.706944</text:p>
              </table:table-cell>
              <table:table-cell office:value-type="float" office:value="261.862912">
                <text:p>261.862912</text:p>
              </table:table-cell>
              <table:table-cell office:value-type="float" office:value="321.908224">
                <text:p>321.908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66.3232">
                <text:p>66.3232</text:p>
              </table:table-cell>
              <table:table-cell office:value-type="float" office:value="261.790976">
                <text:p>261.790976</text:p>
              </table:table-cell>
              <table:table-cell office:value-type="float" office:value="321.749504">
                <text:p>321.749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66.03008">
                <text:p>66.03008</text:p>
              </table:table-cell>
              <table:table-cell office:value-type="float" office:value="261.49888">
                <text:p>261.49888</text:p>
              </table:table-cell>
              <table:table-cell office:value-type="float" office:value="321.622528">
                <text:p>321.6225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65.961984">
                <text:p>65.961984</text:p>
              </table:table-cell>
              <table:table-cell office:value-type="float" office:value="261.303296">
                <text:p>261.303296</text:p>
              </table:table-cell>
              <table:table-cell office:value-type="float" office:value="321.43488">
                <text:p>321.43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65.45408">
                <text:p>65.45408</text:p>
              </table:table-cell>
              <table:table-cell office:value-type="float" office:value="261.200896">
                <text:p>261.200896</text:p>
              </table:table-cell>
              <table:table-cell office:value-type="float" office:value="321.289984">
                <text:p>321.289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64.985856">
                <text:p>64.985856</text:p>
              </table:table-cell>
              <table:table-cell office:value-type="float" office:value="260.878848">
                <text:p>260.878848</text:p>
              </table:table-cell>
              <table:table-cell office:value-type="float" office:value="321.108736">
                <text:p>321.108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64.65792">
                <text:p>64.65792</text:p>
              </table:table-cell>
              <table:table-cell office:value-type="float" office:value="260.691968">
                <text:p>260.691968</text:p>
              </table:table-cell>
              <table:table-cell office:value-type="float" office:value="320.905472">
                <text:p>320.905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64.403968">
                <text:p>64.403968</text:p>
              </table:table-cell>
              <table:table-cell office:value-type="float" office:value="260.559104">
                <text:p>260.559104</text:p>
              </table:table-cell>
              <table:table-cell office:value-type="float" office:value="320.717056">
                <text:p>320.717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64.475648">
                <text:p>64.475648</text:p>
              </table:table-cell>
              <table:table-cell office:value-type="float" office:value="260.251392">
                <text:p>260.251392</text:p>
              </table:table-cell>
              <table:table-cell office:value-type="float" office:value="320.562944">
                <text:p>320.562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64.335872">
                <text:p>64.335872</text:p>
              </table:table-cell>
              <table:table-cell office:value-type="float" office:value="260.052992">
                <text:p>260.052992</text:p>
              </table:table-cell>
              <table:table-cell office:value-type="float" office:value="320.364288">
                <text:p>320.364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64.04992">
                <text:p>64.04992</text:p>
              </table:table-cell>
              <table:table-cell office:value-type="float" office:value="259.921152">
                <text:p>259.921152</text:p>
              </table:table-cell>
              <table:table-cell office:value-type="float" office:value="320.203008">
                <text:p>320.203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67.522816">
                <text:p>67.522816</text:p>
              </table:table-cell>
              <table:table-cell office:value-type="float" office:value="259.607808">
                <text:p>259.607808</text:p>
              </table:table-cell>
              <table:table-cell office:value-type="float" office:value="319.9872">
                <text:p>319.9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71.069952">
                <text:p>71.069952</text:p>
              </table:table-cell>
              <table:table-cell office:value-type="float" office:value="259.428864">
                <text:p>259.428864</text:p>
              </table:table-cell>
              <table:table-cell office:value-type="float" office:value="319.839232">
                <text:p>319.839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73.37984">
                <text:p>73.37984</text:p>
              </table:table-cell>
              <table:table-cell office:value-type="float" office:value="259.359744">
                <text:p>259.359744</text:p>
              </table:table-cell>
              <table:table-cell office:value-type="float" office:value="319.613696">
                <text:p>319.6136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73.438976">
                <text:p>73.438976</text:p>
              </table:table-cell>
              <table:table-cell office:value-type="float" office:value="259.067904">
                <text:p>259.067904</text:p>
              </table:table-cell>
              <table:table-cell office:value-type="float" office:value="319.453952">
                <text:p>319.4539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73.324288">
                <text:p>73.324288</text:p>
              </table:table-cell>
              <table:table-cell office:value-type="float" office:value="258.89792">
                <text:p>258.89792</text:p>
              </table:table-cell>
              <table:table-cell office:value-type="float" office:value="319.20896">
                <text:p>319.208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73.037824">
                <text:p>73.037824</text:p>
              </table:table-cell>
              <table:table-cell office:value-type="float" office:value="258.793984">
                <text:p>258.793984</text:p>
              </table:table-cell>
              <table:table-cell office:value-type="float" office:value="319.048192">
                <text:p>319.048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72.862464">
                <text:p>72.862464</text:p>
              </table:table-cell>
              <table:table-cell office:value-type="float" office:value="258.49088">
                <text:p>258.49088</text:p>
              </table:table-cell>
              <table:table-cell office:value-type="float" office:value="318.863872">
                <text:p>318.863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72.70528">
                <text:p>72.70528</text:p>
              </table:table-cell>
              <table:table-cell office:value-type="float" office:value="258.304256">
                <text:p>258.304256</text:p>
              </table:table-cell>
              <table:table-cell office:value-type="float" office:value="318.70208">
                <text:p>318.70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72.841984">
                <text:p>72.841984</text:p>
              </table:table-cell>
              <table:table-cell office:value-type="float" office:value="258.23488">
                <text:p>258.23488</text:p>
              </table:table-cell>
              <table:table-cell office:value-type="float" office:value="318.56">
                <text:p>318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72.617984">
                <text:p>72.617984</text:p>
              </table:table-cell>
              <table:table-cell office:value-type="float" office:value="257.946368">
                <text:p>257.946368</text:p>
              </table:table-cell>
              <table:table-cell office:value-type="float" office:value="318.34368">
                <text:p>318.34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72.428288">
                <text:p>72.428288</text:p>
              </table:table-cell>
              <table:table-cell office:value-type="float" office:value="257.695232">
                <text:p>257.695232</text:p>
              </table:table-cell>
              <table:table-cell office:value-type="float" office:value="318.176256">
                <text:p>318.176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73.691136">
                <text:p>73.691136</text:p>
              </table:table-cell>
              <table:table-cell office:value-type="float" office:value="257.609984">
                <text:p>257.609984</text:p>
              </table:table-cell>
              <table:table-cell office:value-type="float" office:value="318.006016">
                <text:p>318.006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73.690368">
                <text:p>73.690368</text:p>
              </table:table-cell>
              <table:table-cell office:value-type="float" office:value="257.302016">
                <text:p>257.302016</text:p>
              </table:table-cell>
              <table:table-cell office:value-type="float" office:value="317.821952">
                <text:p>317.8219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73.560064">
                <text:p>73.560064</text:p>
              </table:table-cell>
              <table:table-cell office:value-type="float" office:value="257.077248">
                <text:p>257.077248</text:p>
              </table:table-cell>
              <table:table-cell office:value-type="float" office:value="317.667072">
                <text:p>317.6670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73.349888">
                <text:p>73.349888</text:p>
              </table:table-cell>
              <table:table-cell office:value-type="float" office:value="257.00096">
                <text:p>257.00096</text:p>
              </table:table-cell>
              <table:table-cell office:value-type="float" office:value="317.47584">
                <text:p>317.475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73.055744">
                <text:p>73.055744</text:p>
              </table:table-cell>
              <table:table-cell office:value-type="float" office:value="256.696832">
                <text:p>256.696832</text:p>
              </table:table-cell>
              <table:table-cell office:value-type="float" office:value="317.314048">
                <text:p>317.3140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72.759296">
                <text:p>72.759296</text:p>
              </table:table-cell>
              <table:table-cell office:value-type="float" office:value="256.459264">
                <text:p>256.459264</text:p>
              </table:table-cell>
              <table:table-cell office:value-type="float" office:value="317.124096">
                <text:p>317.124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72.726016">
                <text:p>72.726016</text:p>
              </table:table-cell>
              <table:table-cell office:value-type="float" office:value="256.373248">
                <text:p>256.373248</text:p>
              </table:table-cell>
              <table:table-cell office:value-type="float" office:value="316.965632">
                <text:p>316.9656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72.317184">
                <text:p>72.317184</text:p>
              </table:table-cell>
              <table:table-cell office:value-type="float" office:value="256.068096">
                <text:p>256.068096</text:p>
              </table:table-cell>
              <table:table-cell office:value-type="float" office:value="316.804096">
                <text:p>316.804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72.125952">
                <text:p>72.125952</text:p>
              </table:table-cell>
              <table:table-cell office:value-type="float" office:value="255.897856">
                <text:p>255.897856</text:p>
              </table:table-cell>
              <table:table-cell office:value-type="float" office:value="316.594176">
                <text:p>316.594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71.908864">
                <text:p>71.908864</text:p>
              </table:table-cell>
              <table:table-cell office:value-type="float" office:value="255.730944">
                <text:p>255.730944</text:p>
              </table:table-cell>
              <table:table-cell office:value-type="float" office:value="316.436736">
                <text:p>316.436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71.59808">
                <text:p>71.59808</text:p>
              </table:table-cell>
              <table:table-cell office:value-type="float" office:value="255.680768">
                <text:p>255.680768</text:p>
              </table:table-cell>
              <table:table-cell office:value-type="float" office:value="316.271872">
                <text:p>316.271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72.60672">
                <text:p>72.60672</text:p>
              </table:table-cell>
              <table:table-cell office:value-type="float" office:value="255.370752">
                <text:p>255.370752</text:p>
              </table:table-cell>
              <table:table-cell office:value-type="float" office:value="316.04224">
                <text:p>316.04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72.60416">
                <text:p>72.60416</text:p>
              </table:table-cell>
              <table:table-cell office:value-type="float" office:value="255.16416">
                <text:p>255.16416</text:p>
              </table:table-cell>
              <table:table-cell office:value-type="float" office:value="315.856128">
                <text:p>315.856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73.62304">
                <text:p>73.62304</text:p>
              </table:table-cell>
              <table:table-cell office:value-type="float" office:value="255.085056">
                <text:p>255.085056</text:p>
              </table:table-cell>
              <table:table-cell office:value-type="float" office:value="315.67488">
                <text:p>315.67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73.552128">
                <text:p>73.552128</text:p>
              </table:table-cell>
              <table:table-cell office:value-type="float" office:value="254.860288">
                <text:p>254.860288</text:p>
              </table:table-cell>
              <table:table-cell office:value-type="float" office:value="315.547904">
                <text:p>315.547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74.941952">
                <text:p>74.941952</text:p>
              </table:table-cell>
              <table:table-cell office:value-type="float" office:value="254.695936">
                <text:p>254.695936</text:p>
              </table:table-cell>
              <table:table-cell office:value-type="float" office:value="315.35616">
                <text:p>315.35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80.04608">
                <text:p>80.04608</text:p>
              </table:table-cell>
              <table:table-cell office:value-type="float" office:value="254.5984">
                <text:p>254.5984</text:p>
              </table:table-cell>
              <table:table-cell office:value-type="float" office:value="315.13216">
                <text:p>315.13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79.854336">
                <text:p>79.854336</text:p>
              </table:table-cell>
              <table:table-cell office:value-type="float" office:value="254.255872">
                <text:p>254.255872</text:p>
              </table:table-cell>
              <table:table-cell office:value-type="float" office:value="314.926592">
                <text:p>314.9265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79.84384">
                <text:p>79.84384</text:p>
              </table:table-cell>
              <table:table-cell office:value-type="float" office:value="254.119424">
                <text:p>254.119424</text:p>
              </table:table-cell>
              <table:table-cell office:value-type="float" office:value="314.727936">
                <text:p>314.727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79.7568">
                <text:p>79.7568</text:p>
              </table:table-cell>
              <table:table-cell office:value-type="float" office:value="253.755136">
                <text:p>253.755136</text:p>
              </table:table-cell>
              <table:table-cell office:value-type="float" office:value="314.52928">
                <text:p>314.52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81.00608">
                <text:p>81.00608</text:p>
              </table:table-cell>
              <table:table-cell office:value-type="float" office:value="253.52192">
                <text:p>253.52192</text:p>
              </table:table-cell>
              <table:table-cell office:value-type="float" office:value="314.289152">
                <text:p>314.289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88.522496">
                <text:p>88.522496</text:p>
              </table:table-cell>
              <table:table-cell office:value-type="float" office:value="253.424896">
                <text:p>253.424896</text:p>
              </table:table-cell>
              <table:table-cell office:value-type="float" office:value="314.155264">
                <text:p>314.155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90.162944">
                <text:p>90.162944</text:p>
              </table:table-cell>
              <table:table-cell office:value-type="float" office:value="253.108736">
                <text:p>253.108736</text:p>
              </table:table-cell>
              <table:table-cell office:value-type="float" office:value="313.958912">
                <text:p>313.958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91.660032">
                <text:p>91.660032</text:p>
              </table:table-cell>
              <table:table-cell office:value-type="float" office:value="252.935168">
                <text:p>252.935168</text:p>
              </table:table-cell>
              <table:table-cell office:value-type="float" office:value="313.770752">
                <text:p>313.7707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92.137216">
                <text:p>92.137216</text:p>
              </table:table-cell>
              <table:table-cell office:value-type="float" office:value="252.835072">
                <text:p>252.835072</text:p>
              </table:table-cell>
              <table:table-cell office:value-type="float" office:value="313.569024">
                <text:p>313.569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99.674112">
                <text:p>99.674112</text:p>
              </table:table-cell>
              <table:table-cell office:value-type="float" office:value="252.4928">
                <text:p>252.4928</text:p>
              </table:table-cell>
              <table:table-cell office:value-type="float" office:value="313.355776">
                <text:p>313.355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101.291264">
                <text:p>101.291264</text:p>
              </table:table-cell>
              <table:table-cell office:value-type="float" office:value="252.304896">
                <text:p>252.304896</text:p>
              </table:table-cell>
              <table:table-cell office:value-type="float" office:value="313.171712">
                <text:p>313.171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103.515136">
                <text:p>103.515136</text:p>
              </table:table-cell>
              <table:table-cell office:value-type="float" office:value="252.248832">
                <text:p>252.248832</text:p>
              </table:table-cell>
              <table:table-cell office:value-type="float" office:value="312.916736">
                <text:p>312.916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103.31008">
                <text:p>103.31008</text:p>
              </table:table-cell>
              <table:table-cell office:value-type="float" office:value="251.919872">
                <text:p>251.919872</text:p>
              </table:table-cell>
              <table:table-cell office:value-type="float" office:value="312.73728">
                <text:p>312.73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103.972096">
                <text:p>103.972096</text:p>
              </table:table-cell>
              <table:table-cell office:value-type="float" office:value="251.809024">
                <text:p>251.809024</text:p>
              </table:table-cell>
              <table:table-cell office:value-type="float" office:value="312.56192">
                <text:p>312.56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104.66304">
                <text:p>104.66304</text:p>
              </table:table-cell>
              <table:table-cell office:value-type="float" office:value="251.504128">
                <text:p>251.504128</text:p>
              </table:table-cell>
              <table:table-cell office:value-type="float" office:value="312.395776">
                <text:p>312.395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104.4672">
                <text:p>104.4672</text:p>
              </table:table-cell>
              <table:table-cell office:value-type="float" office:value="251.332352">
                <text:p>251.332352</text:p>
              </table:table-cell>
              <table:table-cell office:value-type="float" office:value="312.164864">
                <text:p>312.1648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104.42112">
                <text:p>104.42112</text:p>
              </table:table-cell>
              <table:table-cell office:value-type="float" office:value="251.264">
                <text:p>251.264</text:p>
              </table:table-cell>
              <table:table-cell office:value-type="float" office:value="311.98592">
                <text:p>311.985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104.01408">
                <text:p>104.01408</text:p>
              </table:table-cell>
              <table:table-cell office:value-type="float" office:value="250.936064">
                <text:p>250.936064</text:p>
              </table:table-cell>
              <table:table-cell office:value-type="float" office:value="311.617024">
                <text:p>311.617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103.646208">
                <text:p>103.646208</text:p>
              </table:table-cell>
              <table:table-cell office:value-type="float" office:value="250.754816">
                <text:p>250.754816</text:p>
              </table:table-cell>
              <table:table-cell office:value-type="float" office:value="311.429888">
                <text:p>311.4298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103.346944">
                <text:p>103.346944</text:p>
              </table:table-cell>
              <table:table-cell office:value-type="float" office:value="250.6752">
                <text:p>250.6752</text:p>
              </table:table-cell>
              <table:table-cell office:value-type="float" office:value="311.246592">
                <text:p>311.2465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103.182848">
                <text:p>103.182848</text:p>
              </table:table-cell>
              <table:table-cell office:value-type="float" office:value="250.336256">
                <text:p>250.336256</text:p>
              </table:table-cell>
              <table:table-cell office:value-type="float" office:value="311.060736">
                <text:p>311.060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103.01184">
                <text:p>103.01184</text:p>
              </table:table-cell>
              <table:table-cell office:value-type="float" office:value="250.155008">
                <text:p>250.155008</text:p>
              </table:table-cell>
              <table:table-cell office:value-type="float" office:value="310.831104">
                <text:p>310.831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102.889984">
                <text:p>102.889984</text:p>
              </table:table-cell>
              <table:table-cell office:value-type="float" office:value="250.074112">
                <text:p>250.074112</text:p>
              </table:table-cell>
              <table:table-cell office:value-type="float" office:value="310.631168">
                <text:p>310.631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02.545152">
                <text:p>102.545152</text:p>
              </table:table-cell>
              <table:table-cell office:value-type="float" office:value="249.76">
                <text:p>249.76</text:p>
              </table:table-cell>
              <table:table-cell office:value-type="float" office:value="310.470656">
                <text:p>310.470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102.383104">
                <text:p>102.383104</text:p>
              </table:table-cell>
              <table:table-cell office:value-type="float" office:value="249.588736">
                <text:p>249.588736</text:p>
              </table:table-cell>
              <table:table-cell office:value-type="float" office:value="310.21824">
                <text:p>310.21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2">
                <text:p>402</text:p>
              </table:table-cell>
              <table:table-cell office:value-type="float" office:value="102.133248">
                <text:p>102.133248</text:p>
              </table:table-cell>
              <table:table-cell office:value-type="float" office:value="249.48096">
                <text:p>249.48096</text:p>
              </table:table-cell>
              <table:table-cell office:value-type="float" office:value="310.049792">
                <text:p>310.0497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">
                <text:p>403</text:p>
              </table:table-cell>
              <table:table-cell office:value-type="float" office:value="102.040064">
                <text:p>102.040064</text:p>
              </table:table-cell>
              <table:table-cell office:value-type="float" office:value="249.150208">
                <text:p>249.150208</text:p>
              </table:table-cell>
              <table:table-cell office:value-type="float" office:value="309.846784">
                <text:p>309.8467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">
                <text:p>404</text:p>
              </table:table-cell>
              <table:table-cell office:value-type="float" office:value="101.85728">
                <text:p>101.85728</text:p>
              </table:table-cell>
              <table:table-cell office:value-type="float" office:value="248.945408">
                <text:p>248.945408</text:p>
              </table:table-cell>
              <table:table-cell office:value-type="float" office:value="309.66912">
                <text:p>309.66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">
                <text:p>405</text:p>
              </table:table-cell>
              <table:table-cell office:value-type="float" office:value="101.686784">
                <text:p>101.686784</text:p>
              </table:table-cell>
              <table:table-cell office:value-type="float" office:value="248.856832">
                <text:p>248.856832</text:p>
              </table:table-cell>
              <table:table-cell office:value-type="float" office:value="309.496832">
                <text:p>309.496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">
                <text:p>406</text:p>
              </table:table-cell>
              <table:table-cell office:value-type="float" office:value="101.864704">
                <text:p>101.864704</text:p>
              </table:table-cell>
              <table:table-cell office:value-type="float" office:value="248.563712">
                <text:p>248.563712</text:p>
              </table:table-cell>
              <table:table-cell office:value-type="float" office:value="309.257728">
                <text:p>309.25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">
                <text:p>407</text:p>
              </table:table-cell>
              <table:table-cell office:value-type="float" office:value="108.196864">
                <text:p>108.196864</text:p>
              </table:table-cell>
              <table:table-cell office:value-type="float" office:value="248.353792">
                <text:p>248.353792</text:p>
              </table:table-cell>
              <table:table-cell office:value-type="float" office:value="309.05216">
                <text:p>309.05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">
                <text:p>408</text:p>
              </table:table-cell>
              <table:table-cell office:value-type="float" office:value="108.18816">
                <text:p>108.18816</text:p>
              </table:table-cell>
              <table:table-cell office:value-type="float" office:value="248.27392">
                <text:p>248.27392</text:p>
              </table:table-cell>
              <table:table-cell office:value-type="float" office:value="308.84736">
                <text:p>308.84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">
                <text:p>409</text:p>
              </table:table-cell>
              <table:table-cell office:value-type="float" office:value="108.272128">
                <text:p>108.272128</text:p>
              </table:table-cell>
              <table:table-cell office:value-type="float" office:value="247.971072">
                <text:p>247.971072</text:p>
              </table:table-cell>
              <table:table-cell office:value-type="float" office:value="308.694016">
                <text:p>308.694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108.205056">
                <text:p>108.205056</text:p>
              </table:table-cell>
              <table:table-cell office:value-type="float" office:value="247.79904">
                <text:p>247.79904</text:p>
              </table:table-cell>
              <table:table-cell office:value-type="float" office:value="308.50304">
                <text:p>308.50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">
                <text:p>411</text:p>
              </table:table-cell>
              <table:table-cell office:value-type="float" office:value="108.035584">
                <text:p>108.035584</text:p>
              </table:table-cell>
              <table:table-cell office:value-type="float" office:value="247.730944">
                <text:p>247.730944</text:p>
              </table:table-cell>
              <table:table-cell office:value-type="float" office:value="308.35072">
                <text:p>308.350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">
                <text:p>412</text:p>
              </table:table-cell>
              <table:table-cell office:value-type="float" office:value="107.91552">
                <text:p>107.91552</text:p>
              </table:table-cell>
              <table:table-cell office:value-type="float" office:value="247.369984">
                <text:p>247.369984</text:p>
              </table:table-cell>
              <table:table-cell office:value-type="float" office:value="308.16">
                <text:p>308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">
                <text:p>413</text:p>
              </table:table-cell>
              <table:table-cell office:value-type="float" office:value="107.626752">
                <text:p>107.626752</text:p>
              </table:table-cell>
              <table:table-cell office:value-type="float" office:value="247.143936">
                <text:p>247.143936</text:p>
              </table:table-cell>
              <table:table-cell office:value-type="float" office:value="307.997696">
                <text:p>307.9976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">
                <text:p>414</text:p>
              </table:table-cell>
              <table:table-cell office:value-type="float" office:value="107.723264">
                <text:p>107.723264</text:p>
              </table:table-cell>
              <table:table-cell office:value-type="float" office:value="247.032832">
                <text:p>247.032832</text:p>
              </table:table-cell>
              <table:table-cell office:value-type="float" office:value="307.824128">
                <text:p>307.824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">
                <text:p>415</text:p>
              </table:table-cell>
              <table:table-cell office:value-type="float" office:value="108.210944">
                <text:p>108.210944</text:p>
              </table:table-cell>
              <table:table-cell office:value-type="float" office:value="246.678016">
                <text:p>246.678016</text:p>
              </table:table-cell>
              <table:table-cell office:value-type="float" office:value="307.67104">
                <text:p>307.67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">
                <text:p>416</text:p>
              </table:table-cell>
              <table:table-cell office:value-type="float" office:value="110.816768">
                <text:p>110.816768</text:p>
              </table:table-cell>
              <table:table-cell office:value-type="float" office:value="246.48576">
                <text:p>246.48576</text:p>
              </table:table-cell>
              <table:table-cell office:value-type="float" office:value="307.52896">
                <text:p>307.528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">
                <text:p>417</text:p>
              </table:table-cell>
              <table:table-cell office:value-type="float" office:value="111.527936">
                <text:p>111.527936</text:p>
              </table:table-cell>
              <table:table-cell office:value-type="float" office:value="246.50112">
                <text:p>246.50112</text:p>
              </table:table-cell>
              <table:table-cell office:value-type="float" office:value="307.365632">
                <text:p>307.3656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8">
                <text:p>418</text:p>
              </table:table-cell>
              <table:table-cell office:value-type="float" office:value="111.441152">
                <text:p>111.441152</text:p>
              </table:table-cell>
              <table:table-cell office:value-type="float" office:value="246.21312">
                <text:p>246.21312</text:p>
              </table:table-cell>
              <table:table-cell office:value-type="float" office:value="307.183872">
                <text:p>307.183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">
                <text:p>419</text:p>
              </table:table-cell>
              <table:table-cell office:value-type="float" office:value="111.41632">
                <text:p>111.41632</text:p>
              </table:table-cell>
              <table:table-cell office:value-type="float" office:value="246.04928">
                <text:p>246.04928</text:p>
              </table:table-cell>
              <table:table-cell office:value-type="float" office:value="307.052032">
                <text:p>307.052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111.24992">
                <text:p>111.24992</text:p>
              </table:table-cell>
              <table:table-cell office:value-type="float" office:value="246.022912">
                <text:p>246.022912</text:p>
              </table:table-cell>
              <table:table-cell office:value-type="float" office:value="306.85696">
                <text:p>306.856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">
                <text:p>421</text:p>
              </table:table-cell>
              <table:table-cell office:value-type="float" office:value="111.120896">
                <text:p>111.120896</text:p>
              </table:table-cell>
              <table:table-cell office:value-type="float" office:value="245.694976">
                <text:p>245.694976</text:p>
              </table:table-cell>
              <table:table-cell office:value-type="float" office:value="306.693888">
                <text:p>306.6938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">
                <text:p>422</text:p>
              </table:table-cell>
              <table:table-cell office:value-type="float" office:value="111.126528">
                <text:p>111.126528</text:p>
              </table:table-cell>
              <table:table-cell office:value-type="float" office:value="245.389568">
                <text:p>245.389568</text:p>
              </table:table-cell>
              <table:table-cell office:value-type="float" office:value="306.543616">
                <text:p>306.543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">
                <text:p>423</text:p>
              </table:table-cell>
              <table:table-cell office:value-type="float" office:value="111.62112">
                <text:p>111.62112</text:p>
              </table:table-cell>
              <table:table-cell office:value-type="float" office:value="245.206016">
                <text:p>245.206016</text:p>
              </table:table-cell>
              <table:table-cell office:value-type="float" office:value="306.35392">
                <text:p>306.353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">
                <text:p>424</text:p>
              </table:table-cell>
              <table:table-cell office:value-type="float" office:value="117.193984">
                <text:p>117.193984</text:p>
              </table:table-cell>
              <table:table-cell office:value-type="float" office:value="245.140224">
                <text:p>245.140224</text:p>
              </table:table-cell>
              <table:table-cell office:value-type="float" office:value="306.215168">
                <text:p>306.215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119.50976">
                <text:p>119.50976</text:p>
              </table:table-cell>
              <table:table-cell office:value-type="float" office:value="244.849152">
                <text:p>244.849152</text:p>
              </table:table-cell>
              <table:table-cell office:value-type="float" office:value="306.029824">
                <text:p>306.029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6">
                <text:p>426</text:p>
              </table:table-cell>
              <table:table-cell office:value-type="float" office:value="119.636224">
                <text:p>119.636224</text:p>
              </table:table-cell>
              <table:table-cell office:value-type="float" office:value="244.686336">
                <text:p>244.686336</text:p>
              </table:table-cell>
              <table:table-cell office:value-type="float" office:value="305.851904">
                <text:p>305.851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7">
                <text:p>427</text:p>
              </table:table-cell>
              <table:table-cell office:value-type="float" office:value="119.833088">
                <text:p>119.833088</text:p>
              </table:table-cell>
              <table:table-cell office:value-type="float" office:value="244.417792">
                <text:p>244.417792</text:p>
              </table:table-cell>
              <table:table-cell office:value-type="float" office:value="305.694464">
                <text:p>305.6944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8">
                <text:p>428</text:p>
              </table:table-cell>
              <table:table-cell office:value-type="float" office:value="119.710208">
                <text:p>119.710208</text:p>
              </table:table-cell>
              <table:table-cell office:value-type="float" office:value="244.240128">
                <text:p>244.240128</text:p>
              </table:table-cell>
              <table:table-cell office:value-type="float" office:value="305.527552">
                <text:p>305.5275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9">
                <text:p>429</text:p>
              </table:table-cell>
              <table:table-cell office:value-type="float" office:value="120.035328">
                <text:p>120.035328</text:p>
              </table:table-cell>
              <table:table-cell office:value-type="float" office:value="265.890048">
                <text:p>265.890048</text:p>
              </table:table-cell>
              <table:table-cell office:value-type="float" office:value="305.365504">
                <text:p>305.365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121.705984">
                <text:p>121.705984</text:p>
              </table:table-cell>
              <table:table-cell office:value-type="float" office:value="265.784064">
                <text:p>265.784064</text:p>
              </table:table-cell>
              <table:table-cell office:value-type="float" office:value="305.206016">
                <text:p>305.206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1">
                <text:p>431</text:p>
              </table:table-cell>
              <table:table-cell office:value-type="float" office:value="128.99328">
                <text:p>128.99328</text:p>
              </table:table-cell>
              <table:table-cell office:value-type="float" office:value="265.6128">
                <text:p>265.6128</text:p>
              </table:table-cell>
              <table:table-cell office:value-type="float" office:value="305.04704">
                <text:p>305.04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2">
                <text:p>432</text:p>
              </table:table-cell>
              <table:table-cell office:value-type="float" office:value="131.215104">
                <text:p>131.215104</text:p>
              </table:table-cell>
              <table:table-cell office:value-type="float" office:value="265.462016">
                <text:p>265.462016</text:p>
              </table:table-cell>
              <table:table-cell office:value-type="float" office:value="304.868096">
                <text:p>304.868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3">
                <text:p>433</text:p>
              </table:table-cell>
              <table:table-cell office:value-type="float" office:value="131.385856">
                <text:p>131.385856</text:p>
              </table:table-cell>
              <table:table-cell office:value-type="float" office:value="265.375488">
                <text:p>265.375488</text:p>
              </table:table-cell>
              <table:table-cell office:value-type="float" office:value="304.7232">
                <text:p>304.7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4">
                <text:p>434</text:p>
              </table:table-cell>
              <table:table-cell office:value-type="float" office:value="131.45088">
                <text:p>131.45088</text:p>
              </table:table-cell>
              <table:table-cell office:value-type="float" office:value="265.202944">
                <text:p>265.202944</text:p>
              </table:table-cell>
              <table:table-cell office:value-type="float" office:value="304.559616">
                <text:p>304.559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131.294976">
                <text:p>131.294976</text:p>
              </table:table-cell>
              <table:table-cell office:value-type="float" office:value="265.059328">
                <text:p>265.059328</text:p>
              </table:table-cell>
              <table:table-cell office:value-type="float" office:value="304.364288">
                <text:p>304.364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6">
                <text:p>436</text:p>
              </table:table-cell>
              <table:table-cell office:value-type="float" office:value="131.442432">
                <text:p>131.442432</text:p>
              </table:table-cell>
              <table:table-cell office:value-type="float" office:value="264.907008">
                <text:p>264.907008</text:p>
              </table:table-cell>
              <table:table-cell office:value-type="float" office:value="304.194816">
                <text:p>304.1948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">
                <text:p>437</text:p>
              </table:table-cell>
              <table:table-cell office:value-type="float" office:value="138.735616">
                <text:p>138.735616</text:p>
              </table:table-cell>
              <table:table-cell office:value-type="float" office:value="264.740608">
                <text:p>264.740608</text:p>
              </table:table-cell>
              <table:table-cell office:value-type="float" office:value="304.034816">
                <text:p>304.0348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">
                <text:p>438</text:p>
              </table:table-cell>
              <table:table-cell office:value-type="float" office:value="138.7008">
                <text:p>138.7008</text:p>
              </table:table-cell>
              <table:table-cell office:value-type="float" office:value="264.592896">
                <text:p>264.592896</text:p>
              </table:table-cell>
              <table:table-cell office:value-type="float" office:value="303.859968">
                <text:p>303.8599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">
                <text:p>439</text:p>
              </table:table-cell>
              <table:table-cell office:value-type="float" office:value="139.486976">
                <text:p>139.486976</text:p>
              </table:table-cell>
              <table:table-cell office:value-type="float" office:value="264.439296">
                <text:p>264.439296</text:p>
              </table:table-cell>
              <table:table-cell office:value-type="float" office:value="303.707648">
                <text:p>303.707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139.639808">
                <text:p>139.639808</text:p>
              </table:table-cell>
              <table:table-cell office:value-type="float" office:value="264.268032">
                <text:p>264.268032</text:p>
              </table:table-cell>
              <table:table-cell office:value-type="float" office:value="303.551232">
                <text:p>303.551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">
                <text:p>441</text:p>
              </table:table-cell>
              <table:table-cell office:value-type="float" office:value="140.314624">
                <text:p>140.314624</text:p>
              </table:table-cell>
              <table:table-cell office:value-type="float" office:value="264.029184">
                <text:p>264.029184</text:p>
              </table:table-cell>
              <table:table-cell office:value-type="float" office:value="303.369984">
                <text:p>303.369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2">
                <text:p>442</text:p>
              </table:table-cell>
              <table:table-cell office:value-type="float" office:value="140.122624">
                <text:p>140.122624</text:p>
              </table:table-cell>
              <table:table-cell office:value-type="float" office:value="263.853824">
                <text:p>263.853824</text:p>
              </table:table-cell>
              <table:table-cell office:value-type="float" office:value="303.222016">
                <text:p>303.222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">
                <text:p>443</text:p>
              </table:table-cell>
              <table:table-cell office:value-type="float" office:value="139.73632">
                <text:p>139.73632</text:p>
              </table:table-cell>
              <table:table-cell office:value-type="float" office:value="263.775744">
                <text:p>263.775744</text:p>
              </table:table-cell>
              <table:table-cell office:value-type="float" office:value="303.062272">
                <text:p>303.062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">
                <text:p>444</text:p>
              </table:table-cell>
              <table:table-cell office:value-type="float" office:value="139.377152">
                <text:p>139.377152</text:p>
              </table:table-cell>
              <table:table-cell office:value-type="float" office:value="263.481856">
                <text:p>263.481856</text:p>
              </table:table-cell>
              <table:table-cell office:value-type="float" office:value="302.879744">
                <text:p>302.8797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">
                <text:p>445</text:p>
              </table:table-cell>
              <table:table-cell office:value-type="float" office:value="139.080192">
                <text:p>139.080192</text:p>
              </table:table-cell>
              <table:table-cell office:value-type="float" office:value="263.284736">
                <text:p>263.284736</text:p>
              </table:table-cell>
              <table:table-cell office:value-type="float" office:value="302.728192">
                <text:p>302.728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6">
                <text:p>446</text:p>
              </table:table-cell>
              <table:table-cell office:value-type="float" office:value="138.915072">
                <text:p>138.915072</text:p>
              </table:table-cell>
              <table:table-cell office:value-type="float" office:value="263.207936">
                <text:p>263.207936</text:p>
              </table:table-cell>
              <table:table-cell office:value-type="float" office:value="302.566656">
                <text:p>302.566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7">
                <text:p>447</text:p>
              </table:table-cell>
              <table:table-cell office:value-type="float" office:value="138.804736">
                <text:p>138.804736</text:p>
              </table:table-cell>
              <table:table-cell office:value-type="float" office:value="262.899712">
                <text:p>262.899712</text:p>
              </table:table-cell>
              <table:table-cell office:value-type="float" office:value="302.407168">
                <text:p>302.407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138.678784">
                <text:p>138.678784</text:p>
              </table:table-cell>
              <table:table-cell office:value-type="float" office:value="262.723328">
                <text:p>262.723328</text:p>
              </table:table-cell>
              <table:table-cell office:value-type="float" office:value="302.232064">
                <text:p>302.232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9">
                <text:p>449</text:p>
              </table:table-cell>
              <table:table-cell office:value-type="float" office:value="138.39104">
                <text:p>138.39104</text:p>
              </table:table-cell>
              <table:table-cell office:value-type="float" office:value="262.621696">
                <text:p>262.621696</text:p>
              </table:table-cell>
              <table:table-cell office:value-type="float" office:value="302.083072">
                <text:p>302.0830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138.253056">
                <text:p>138.253056</text:p>
              </table:table-cell>
              <table:table-cell office:value-type="float" office:value="262.320896">
                <text:p>262.320896</text:p>
              </table:table-cell>
              <table:table-cell office:value-type="float" office:value="301.865984">
                <text:p>301.865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1">
                <text:p>451</text:p>
              </table:table-cell>
              <table:table-cell office:value-type="float" office:value="137.965312">
                <text:p>137.965312</text:p>
              </table:table-cell>
              <table:table-cell office:value-type="float" office:value="262.127616">
                <text:p>262.127616</text:p>
              </table:table-cell>
              <table:table-cell office:value-type="float" office:value="301.717248">
                <text:p>301.717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2">
                <text:p>452</text:p>
              </table:table-cell>
              <table:table-cell office:value-type="float" office:value="137.789696">
                <text:p>137.789696</text:p>
              </table:table-cell>
              <table:table-cell office:value-type="float" office:value="261.945856">
                <text:p>261.945856</text:p>
              </table:table-cell>
              <table:table-cell office:value-type="float" office:value="301.485824">
                <text:p>301.485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">
                <text:p>453</text:p>
              </table:table-cell>
              <table:table-cell office:value-type="float" office:value="137.784832">
                <text:p>137.784832</text:p>
              </table:table-cell>
              <table:table-cell office:value-type="float" office:value="261.846016">
                <text:p>261.846016</text:p>
              </table:table-cell>
              <table:table-cell office:value-type="float" office:value="301.321984">
                <text:p>301.321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">
                <text:p>454</text:p>
              </table:table-cell>
              <table:table-cell office:value-type="float" office:value="137.655296">
                <text:p>137.655296</text:p>
              </table:table-cell>
              <table:table-cell office:value-type="float" office:value="261.524992">
                <text:p>261.524992</text:p>
              </table:table-cell>
              <table:table-cell office:value-type="float" office:value="301.121792">
                <text:p>301.1217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">
                <text:p>455</text:p>
              </table:table-cell>
              <table:table-cell office:value-type="float" office:value="137.569024">
                <text:p>137.569024</text:p>
              </table:table-cell>
              <table:table-cell office:value-type="float" office:value="261.284352">
                <text:p>261.284352</text:p>
              </table:table-cell>
              <table:table-cell office:value-type="float" office:value="300.973056">
                <text:p>300.973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">
                <text:p>456</text:p>
              </table:table-cell>
              <table:table-cell office:value-type="float" office:value="137.281536">
                <text:p>137.281536</text:p>
              </table:table-cell>
              <table:table-cell office:value-type="float" office:value="261.195776">
                <text:p>261.195776</text:p>
              </table:table-cell>
              <table:table-cell office:value-type="float" office:value="300.794112">
                <text:p>300.794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">
                <text:p>457</text:p>
              </table:table-cell>
              <table:table-cell office:value-type="float" office:value="136.99072">
                <text:p>136.99072</text:p>
              </table:table-cell>
              <table:table-cell office:value-type="float" office:value="260.893696">
                <text:p>260.893696</text:p>
              </table:table-cell>
              <table:table-cell office:value-type="float" office:value="300.600064">
                <text:p>300.600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">
                <text:p>458</text:p>
              </table:table-cell>
              <table:table-cell office:value-type="float" office:value="136.815872">
                <text:p>136.815872</text:p>
              </table:table-cell>
              <table:table-cell office:value-type="float" office:value="260.723456">
                <text:p>260.723456</text:p>
              </table:table-cell>
              <table:table-cell office:value-type="float" office:value="300.440064">
                <text:p>300.440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">
                <text:p>459</text:p>
              </table:table-cell>
              <table:table-cell office:value-type="float" office:value="138.620928">
                <text:p>138.620928</text:p>
              </table:table-cell>
              <table:table-cell office:value-type="float" office:value="260.656128">
                <text:p>260.656128</text:p>
              </table:table-cell>
              <table:table-cell office:value-type="float" office:value="300.246016">
                <text:p>300.246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138.680064">
                <text:p>138.680064</text:p>
              </table:table-cell>
              <table:table-cell office:value-type="float" office:value="260.362752">
                <text:p>260.362752</text:p>
              </table:table-cell>
              <table:table-cell office:value-type="float" office:value="300.098304">
                <text:p>300.098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1">
                <text:p>461</text:p>
              </table:table-cell>
              <table:table-cell office:value-type="float" office:value="138.46144">
                <text:p>138.46144</text:p>
              </table:table-cell>
              <table:table-cell office:value-type="float" office:value="260.158976">
                <text:p>260.158976</text:p>
              </table:table-cell>
              <table:table-cell office:value-type="float" office:value="299.916288">
                <text:p>299.916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2">
                <text:p>462</text:p>
              </table:table-cell>
              <table:table-cell office:value-type="float" office:value="138.64192">
                <text:p>138.64192</text:p>
              </table:table-cell>
              <table:table-cell office:value-type="float" office:value="260.079104">
                <text:p>260.079104</text:p>
              </table:table-cell>
              <table:table-cell office:value-type="float" office:value="299.773184">
                <text:p>299.773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3">
                <text:p>463</text:p>
              </table:table-cell>
              <table:table-cell office:value-type="float" office:value="138.624768">
                <text:p>138.624768</text:p>
              </table:table-cell>
              <table:table-cell office:value-type="float" office:value="259.774208">
                <text:p>259.774208</text:p>
              </table:table-cell>
              <table:table-cell office:value-type="float" office:value="299.556096">
                <text:p>299.556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4">
                <text:p>464</text:p>
              </table:table-cell>
              <table:table-cell office:value-type="float" office:value="138.504448">
                <text:p>138.504448</text:p>
              </table:table-cell>
              <table:table-cell office:value-type="float" office:value="259.56224">
                <text:p>259.56224</text:p>
              </table:table-cell>
              <table:table-cell office:value-type="float" office:value="299.408896">
                <text:p>299.4088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5">
                <text:p>465</text:p>
              </table:table-cell>
              <table:table-cell office:value-type="float" office:value="138.214912">
                <text:p>138.214912</text:p>
              </table:table-cell>
              <table:table-cell office:value-type="float" office:value="259.478016">
                <text:p>259.478016</text:p>
              </table:table-cell>
              <table:table-cell office:value-type="float" office:value="299.189248">
                <text:p>299.189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6">
                <text:p>466</text:p>
              </table:table-cell>
              <table:table-cell office:value-type="float" office:value="137.92128">
                <text:p>137.92128</text:p>
              </table:table-cell>
              <table:table-cell office:value-type="float" office:value="259.175424">
                <text:p>259.175424</text:p>
              </table:table-cell>
              <table:table-cell office:value-type="float" office:value="298.992128">
                <text:p>298.992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7">
                <text:p>467</text:p>
              </table:table-cell>
              <table:table-cell office:value-type="float" office:value="137.79712">
                <text:p>137.79712</text:p>
              </table:table-cell>
              <table:table-cell office:value-type="float" office:value="258.912">
                <text:p>258.912</text:p>
              </table:table-cell>
              <table:table-cell office:value-type="float" office:value="298.788864">
                <text:p>298.7888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8">
                <text:p>468</text:p>
              </table:table-cell>
              <table:table-cell office:value-type="float" office:value="137.595392">
                <text:p>137.595392</text:p>
              </table:table-cell>
              <table:table-cell office:value-type="float" office:value="258.89408">
                <text:p>258.89408</text:p>
              </table:table-cell>
              <table:table-cell office:value-type="float" office:value="298.649856">
                <text:p>298.649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9">
                <text:p>469</text:p>
              </table:table-cell>
              <table:table-cell office:value-type="float" office:value="137.439744">
                <text:p>137.439744</text:p>
              </table:table-cell>
              <table:table-cell office:value-type="float" office:value="258.587648">
                <text:p>258.587648</text:p>
              </table:table-cell>
              <table:table-cell office:value-type="float" office:value="298.46272">
                <text:p>298.46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138.235392">
                <text:p>138.235392</text:p>
              </table:table-cell>
              <table:table-cell office:value-type="float" office:value="258.41664">
                <text:p>258.41664</text:p>
              </table:table-cell>
              <table:table-cell office:value-type="float" office:value="298.276608">
                <text:p>298.276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1">
                <text:p>471</text:p>
              </table:table-cell>
              <table:table-cell office:value-type="float" office:value="139.259904">
                <text:p>139.259904</text:p>
              </table:table-cell>
              <table:table-cell office:value-type="float" office:value="258.324224">
                <text:p>258.324224</text:p>
              </table:table-cell>
              <table:table-cell office:value-type="float" office:value="298.091264">
                <text:p>298.091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2">
                <text:p>472</text:p>
              </table:table-cell>
              <table:table-cell office:value-type="float" office:value="142.97344">
                <text:p>142.97344</text:p>
              </table:table-cell>
              <table:table-cell office:value-type="float" office:value="257.9648">
                <text:p>257.9648</text:p>
              </table:table-cell>
              <table:table-cell office:value-type="float" office:value="297.909248">
                <text:p>297.909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3">
                <text:p>473</text:p>
              </table:table-cell>
              <table:table-cell office:value-type="float" office:value="144.24576">
                <text:p>144.24576</text:p>
              </table:table-cell>
              <table:table-cell office:value-type="float" office:value="257.810944">
                <text:p>257.810944</text:p>
              </table:table-cell>
              <table:table-cell office:value-type="float" office:value="297.728">
                <text:p>297.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4">
                <text:p>474</text:p>
              </table:table-cell>
              <table:table-cell office:value-type="float" office:value="146.553856">
                <text:p>146.553856</text:p>
              </table:table-cell>
              <table:table-cell office:value-type="float" office:value="257.73056">
                <text:p>257.73056</text:p>
              </table:table-cell>
              <table:table-cell office:value-type="float" office:value="297.541376">
                <text:p>297.541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5">
                <text:p>475</text:p>
              </table:table-cell>
              <table:table-cell office:value-type="float" office:value="146.512896">
                <text:p>146.512896</text:p>
              </table:table-cell>
              <table:table-cell office:value-type="float" office:value="257.437952">
                <text:p>257.437952</text:p>
              </table:table-cell>
              <table:table-cell office:value-type="float" office:value="297.384704">
                <text:p>297.384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6">
                <text:p>476</text:p>
              </table:table-cell>
              <table:table-cell office:value-type="float" office:value="147.251712">
                <text:p>147.251712</text:p>
              </table:table-cell>
              <table:table-cell office:value-type="float" office:value="257.268224">
                <text:p>257.268224</text:p>
              </table:table-cell>
              <table:table-cell office:value-type="float" office:value="297.198848">
                <text:p>297.1988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7">
                <text:p>477</text:p>
              </table:table-cell>
              <table:table-cell office:value-type="float" office:value="151.00672">
                <text:p>151.00672</text:p>
              </table:table-cell>
              <table:table-cell office:value-type="float" office:value="257.198592">
                <text:p>257.198592</text:p>
              </table:table-cell>
              <table:table-cell office:value-type="float" office:value="297.04064">
                <text:p>297.04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8">
                <text:p>478</text:p>
              </table:table-cell>
              <table:table-cell office:value-type="float" office:value="150.935808">
                <text:p>150.935808</text:p>
              </table:table-cell>
              <table:table-cell office:value-type="float" office:value="256.910336">
                <text:p>256.910336</text:p>
              </table:table-cell>
              <table:table-cell office:value-type="float" office:value="296.894208">
                <text:p>296.894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9">
                <text:p>479</text:p>
              </table:table-cell>
              <table:table-cell office:value-type="float" office:value="151.713792">
                <text:p>151.713792</text:p>
              </table:table-cell>
              <table:table-cell office:value-type="float" office:value="256.731648">
                <text:p>256.731648</text:p>
              </table:table-cell>
              <table:table-cell office:value-type="float" office:value="296.735232">
                <text:p>296.735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156.185856">
                <text:p>156.185856</text:p>
              </table:table-cell>
              <table:table-cell office:value-type="float" office:value="256.660992">
                <text:p>256.660992</text:p>
              </table:table-cell>
              <table:table-cell office:value-type="float" office:value="296.555776">
                <text:p>296.555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1">
                <text:p>481</text:p>
              </table:table-cell>
              <table:table-cell office:value-type="float" office:value="160.475136">
                <text:p>160.475136</text:p>
              </table:table-cell>
              <table:table-cell office:value-type="float" office:value="256.371968">
                <text:p>256.371968</text:p>
              </table:table-cell>
              <table:table-cell office:value-type="float" office:value="296.41728">
                <text:p>296.41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2">
                <text:p>482</text:p>
              </table:table-cell>
              <table:table-cell office:value-type="float" office:value="160.513024">
                <text:p>160.513024</text:p>
              </table:table-cell>
              <table:table-cell office:value-type="float" office:value="256.163072">
                <text:p>256.163072</text:p>
              </table:table-cell>
              <table:table-cell office:value-type="float" office:value="296.257024">
                <text:p>296.257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3">
                <text:p>483</text:p>
              </table:table-cell>
              <table:table-cell office:value-type="float" office:value="164.892928">
                <text:p>164.892928</text:p>
              </table:table-cell>
              <table:table-cell office:value-type="float" office:value="256.091904">
                <text:p>256.091904</text:p>
              </table:table-cell>
              <table:table-cell office:value-type="float" office:value="296.080128">
                <text:p>296.080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4">
                <text:p>484</text:p>
              </table:table-cell>
              <table:table-cell office:value-type="float" office:value="167.580928">
                <text:p>167.580928</text:p>
              </table:table-cell>
              <table:table-cell office:value-type="float" office:value="255.783936">
                <text:p>255.783936</text:p>
              </table:table-cell>
              <table:table-cell office:value-type="float" office:value="295.943936">
                <text:p>295.943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5">
                <text:p>485</text:p>
              </table:table-cell>
              <table:table-cell office:value-type="float" office:value="174.134016">
                <text:p>174.134016</text:p>
              </table:table-cell>
              <table:table-cell office:value-type="float" office:value="255.61216">
                <text:p>255.61216</text:p>
              </table:table-cell>
              <table:table-cell office:value-type="float" office:value="295.796736">
                <text:p>295.796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6">
                <text:p>486</text:p>
              </table:table-cell>
              <table:table-cell office:value-type="float" office:value="174.013952">
                <text:p>174.013952</text:p>
              </table:table-cell>
              <table:table-cell office:value-type="float" office:value="255.542016">
                <text:p>255.542016</text:p>
              </table:table-cell>
              <table:table-cell office:value-type="float" office:value="295.616">
                <text:p>295.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7">
                <text:p>487</text:p>
              </table:table-cell>
              <table:table-cell office:value-type="float" office:value="174.744832">
                <text:p>174.744832</text:p>
              </table:table-cell>
              <table:table-cell office:value-type="float" office:value="255.248896">
                <text:p>255.248896</text:p>
              </table:table-cell>
              <table:table-cell office:value-type="float" office:value="295.446016">
                <text:p>295.446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8">
                <text:p>488</text:p>
              </table:table-cell>
              <table:table-cell office:value-type="float" office:value="174.931968">
                <text:p>174.931968</text:p>
              </table:table-cell>
              <table:table-cell office:value-type="float" office:value="255.079936">
                <text:p>255.079936</text:p>
              </table:table-cell>
              <table:table-cell office:value-type="float" office:value="295.29472">
                <text:p>295.29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9">
                <text:p>489</text:p>
              </table:table-cell>
              <table:table-cell office:value-type="float" office:value="175.2064">
                <text:p>175.2064</text:p>
              </table:table-cell>
              <table:table-cell office:value-type="float" office:value="255.027968">
                <text:p>255.027968</text:p>
              </table:table-cell>
              <table:table-cell office:value-type="float" office:value="295.129856">
                <text:p>295.129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175.07712">
                <text:p>175.07712</text:p>
              </table:table-cell>
              <table:table-cell office:value-type="float" office:value="254.735616">
                <text:p>254.735616</text:p>
              </table:table-cell>
              <table:table-cell office:value-type="float" office:value="294.979072">
                <text:p>294.9790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1">
                <text:p>491</text:p>
              </table:table-cell>
              <table:table-cell office:value-type="float" office:value="174.662912">
                <text:p>174.662912</text:p>
              </table:table-cell>
              <table:table-cell office:value-type="float" office:value="254.565888">
                <text:p>254.565888</text:p>
              </table:table-cell>
              <table:table-cell office:value-type="float" office:value="294.774016">
                <text:p>294.774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2">
                <text:p>492</text:p>
              </table:table-cell>
              <table:table-cell office:value-type="float" office:value="174.411776">
                <text:p>174.411776</text:p>
              </table:table-cell>
              <table:table-cell office:value-type="float" office:value="254.493952">
                <text:p>254.493952</text:p>
              </table:table-cell>
              <table:table-cell office:value-type="float" office:value="294.564864">
                <text:p>294.5648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3">
                <text:p>493</text:p>
              </table:table-cell>
              <table:table-cell office:value-type="float" office:value="174.503424">
                <text:p>174.503424</text:p>
              </table:table-cell>
              <table:table-cell office:value-type="float" office:value="254.200832">
                <text:p>254.200832</text:p>
              </table:table-cell>
              <table:table-cell office:value-type="float" office:value="294.427136">
                <text:p>294.427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4">
                <text:p>494</text:p>
              </table:table-cell>
              <table:table-cell office:value-type="float" office:value="174.337024">
                <text:p>174.337024</text:p>
              </table:table-cell>
              <table:table-cell office:value-type="float" office:value="254.004992">
                <text:p>254.004992</text:p>
              </table:table-cell>
              <table:table-cell office:value-type="float" office:value="294.262272">
                <text:p>294.262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5">
                <text:p>495</text:p>
              </table:table-cell>
              <table:table-cell office:value-type="float" office:value="178.075904">
                <text:p>178.075904</text:p>
              </table:table-cell>
              <table:table-cell office:value-type="float" office:value="253.880064">
                <text:p>253.880064</text:p>
              </table:table-cell>
              <table:table-cell office:value-type="float" office:value="294.072064">
                <text:p>294.072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6">
                <text:p>496</text:p>
              </table:table-cell>
              <table:table-cell office:value-type="float" office:value="178.596608">
                <text:p>178.596608</text:p>
              </table:table-cell>
              <table:table-cell office:value-type="float" office:value="253.522944">
                <text:p>253.522944</text:p>
              </table:table-cell>
              <table:table-cell office:value-type="float" office:value="293.932032">
                <text:p>293.932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7">
                <text:p>497</text:p>
              </table:table-cell>
              <table:table-cell office:value-type="float" office:value="178.15808">
                <text:p>178.15808</text:p>
              </table:table-cell>
              <table:table-cell office:value-type="float" office:value="253.334528">
                <text:p>253.334528</text:p>
              </table:table-cell>
              <table:table-cell office:value-type="float" office:value="293.773824">
                <text:p>293.773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8">
                <text:p>498</text:p>
              </table:table-cell>
              <table:table-cell office:value-type="float" office:value="177.980928">
                <text:p>177.980928</text:p>
              </table:table-cell>
              <table:table-cell office:value-type="float" office:value="253.25312">
                <text:p>253.25312</text:p>
              </table:table-cell>
              <table:table-cell office:value-type="float" office:value="293.59488">
                <text:p>293.59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9">
                <text:p>499</text:p>
              </table:table-cell>
              <table:table-cell office:value-type="float" office:value="177.681152">
                <text:p>177.681152</text:p>
              </table:table-cell>
              <table:table-cell office:value-type="float" office:value="252.962304">
                <text:p>252.962304</text:p>
              </table:table-cell>
              <table:table-cell office:value-type="float" office:value="293.456128">
                <text:p>293.456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77.742848">
                <text:p>177.742848</text:p>
              </table:table-cell>
              <table:table-cell office:value-type="float" office:value="252.792832">
                <text:p>252.792832</text:p>
              </table:table-cell>
              <table:table-cell office:value-type="float" office:value="293.29408">
                <text:p>293.294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1">
                <text:p>501</text:p>
              </table:table-cell>
              <table:table-cell office:value-type="float" office:value="177.85728">
                <text:p>177.85728</text:p>
              </table:table-cell>
              <table:table-cell office:value-type="float" office:value="252.723968">
                <text:p>252.723968</text:p>
              </table:table-cell>
              <table:table-cell office:value-type="float" office:value="293.110784">
                <text:p>293.1107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2">
                <text:p>502</text:p>
              </table:table-cell>
              <table:table-cell office:value-type="float" office:value="179.113216">
                <text:p>179.113216</text:p>
              </table:table-cell>
              <table:table-cell office:value-type="float" office:value="252.4288">
                <text:p>252.4288</text:p>
              </table:table-cell>
              <table:table-cell office:value-type="float" office:value="292.946944">
                <text:p>292.946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3">
                <text:p>503</text:p>
              </table:table-cell>
              <table:table-cell office:value-type="float" office:value="179.147008">
                <text:p>179.147008</text:p>
              </table:table-cell>
              <table:table-cell office:value-type="float" office:value="252.255744">
                <text:p>252.255744</text:p>
              </table:table-cell>
              <table:table-cell office:value-type="float" office:value="292.751104">
                <text:p>292.751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4">
                <text:p>504</text:p>
              </table:table-cell>
              <table:table-cell office:value-type="float" office:value="179.621632">
                <text:p>179.621632</text:p>
              </table:table-cell>
              <table:table-cell office:value-type="float" office:value="252.177664">
                <text:p>252.177664</text:p>
              </table:table-cell>
              <table:table-cell office:value-type="float" office:value="292.558848">
                <text:p>292.5588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5">
                <text:p>505</text:p>
              </table:table-cell>
              <table:table-cell office:value-type="float" office:value="184.101376">
                <text:p>184.101376</text:p>
              </table:table-cell>
              <table:table-cell office:value-type="float" office:value="251.689984">
                <text:p>251.689984</text:p>
              </table:table-cell>
              <table:table-cell office:value-type="float" office:value="292.37632">
                <text:p>292.376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6">
                <text:p>506</text:p>
              </table:table-cell>
              <table:table-cell office:value-type="float" office:value="184.210432">
                <text:p>184.210432</text:p>
              </table:table-cell>
              <table:table-cell office:value-type="float" office:value="251.452672">
                <text:p>251.452672</text:p>
              </table:table-cell>
              <table:table-cell office:value-type="float" office:value="292.181248">
                <text:p>292.181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7">
                <text:p>507</text:p>
              </table:table-cell>
              <table:table-cell office:value-type="float" office:value="184.18304">
                <text:p>184.18304</text:p>
              </table:table-cell>
              <table:table-cell office:value-type="float" office:value="251.350016">
                <text:p>251.350016</text:p>
              </table:table-cell>
              <table:table-cell office:value-type="float" office:value="292.021248">
                <text:p>292.021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8">
                <text:p>508</text:p>
              </table:table-cell>
              <table:table-cell office:value-type="float" office:value="186.040832">
                <text:p>186.040832</text:p>
              </table:table-cell>
              <table:table-cell office:value-type="float" office:value="250.886912">
                <text:p>250.886912</text:p>
              </table:table-cell>
              <table:table-cell office:value-type="float" office:value="291.866368">
                <text:p>291.866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9">
                <text:p>509</text:p>
              </table:table-cell>
              <table:table-cell office:value-type="float" office:value="186.128128">
                <text:p>186.128128</text:p>
              </table:table-cell>
              <table:table-cell office:value-type="float" office:value="250.254336">
                <text:p>250.254336</text:p>
              </table:table-cell>
              <table:table-cell office:value-type="float" office:value="291.684352">
                <text:p>291.684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186.512128">
                <text:p>186.512128</text:p>
              </table:table-cell>
              <table:table-cell office:value-type="float" office:value="250.129664">
                <text:p>250.129664</text:p>
              </table:table-cell>
              <table:table-cell office:value-type="float" office:value="291.532032">
                <text:p>291.532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11">
                <text:p>511</text:p>
              </table:table-cell>
              <table:table-cell office:value-type="float" office:value="186.356992">
                <text:p>186.356992</text:p>
              </table:table-cell>
              <table:table-cell office:value-type="float" office:value="249.801728">
                <text:p>249.801728</text:p>
              </table:table-cell>
              <table:table-cell office:value-type="float" office:value="291.368448">
                <text:p>291.368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186.114816">
                <text:p>186.114816</text:p>
              </table:table-cell>
              <table:table-cell office:value-type="float" office:value="249.334272">
                <text:p>249.334272</text:p>
              </table:table-cell>
              <table:table-cell office:value-type="float" office:value="291.190784">
                <text:p>291.1907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13">
                <text:p>513</text:p>
              </table:table-cell>
              <table:table-cell office:value-type="float" office:value="185.661696">
                <text:p>185.661696</text:p>
              </table:table-cell>
              <table:table-cell office:value-type="float" office:value="249.230336">
                <text:p>249.230336</text:p>
              </table:table-cell>
              <table:table-cell office:value-type="float" office:value="291.038208">
                <text:p>291.038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14">
                <text:p>514</text:p>
              </table:table-cell>
              <table:table-cell office:value-type="float" office:value="185.495296">
                <text:p>185.495296</text:p>
              </table:table-cell>
              <table:table-cell office:value-type="float" office:value="248.909568">
                <text:p>248.909568</text:p>
              </table:table-cell>
              <table:table-cell office:value-type="float" office:value="290.878208">
                <text:p>290.878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15">
                <text:p>515</text:p>
              </table:table-cell>
              <table:table-cell office:value-type="float" office:value="185.320192">
                <text:p>185.320192</text:p>
              </table:table-cell>
              <table:table-cell office:value-type="float" office:value="248.727808">
                <text:p>248.727808</text:p>
              </table:table-cell>
              <table:table-cell office:value-type="float" office:value="290.71872">
                <text:p>290.71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16">
                <text:p>516</text:p>
              </table:table-cell>
              <table:table-cell office:value-type="float" office:value="185.14432">
                <text:p>185.14432</text:p>
              </table:table-cell>
              <table:table-cell office:value-type="float" office:value="248.65792">
                <text:p>248.65792</text:p>
              </table:table-cell>
              <table:table-cell office:value-type="float" office:value="290.552832">
                <text:p>290.552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17">
                <text:p>517</text:p>
              </table:table-cell>
              <table:table-cell office:value-type="float" office:value="185.114112">
                <text:p>185.114112</text:p>
              </table:table-cell>
              <table:table-cell office:value-type="float" office:value="247.966976">
                <text:p>247.966976</text:p>
              </table:table-cell>
              <table:table-cell office:value-type="float" office:value="290.392832">
                <text:p>290.392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18">
                <text:p>518</text:p>
              </table:table-cell>
              <table:table-cell office:value-type="float" office:value="184.779264">
                <text:p>184.779264</text:p>
              </table:table-cell>
              <table:table-cell office:value-type="float" office:value="247.736064">
                <text:p>247.736064</text:p>
              </table:table-cell>
              <table:table-cell office:value-type="float" office:value="290.242816">
                <text:p>290.2428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19">
                <text:p>519</text:p>
              </table:table-cell>
              <table:table-cell office:value-type="float" office:value="184.67584">
                <text:p>184.67584</text:p>
              </table:table-cell>
              <table:table-cell office:value-type="float" office:value="247.663104">
                <text:p>247.663104</text:p>
              </table:table-cell>
              <table:table-cell office:value-type="float" office:value="289.985792">
                <text:p>289.9857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184.536832">
                <text:p>184.536832</text:p>
              </table:table-cell>
              <table:table-cell office:value-type="float" office:value="247.306752">
                <text:p>247.306752</text:p>
              </table:table-cell>
              <table:table-cell office:value-type="float" office:value="289.802752">
                <text:p>289.8027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1">
                <text:p>521</text:p>
              </table:table-cell>
              <table:table-cell office:value-type="float" office:value="184.438016">
                <text:p>184.438016</text:p>
              </table:table-cell>
              <table:table-cell office:value-type="float" office:value="247.074816">
                <text:p>247.074816</text:p>
              </table:table-cell>
              <table:table-cell office:value-type="float" office:value="289.667072">
                <text:p>289.6670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2">
                <text:p>522</text:p>
              </table:table-cell>
              <table:table-cell office:value-type="float" office:value="184.416">
                <text:p>184.416</text:p>
              </table:table-cell>
              <table:table-cell office:value-type="float" office:value="246.974976">
                <text:p>246.974976</text:p>
              </table:table-cell>
              <table:table-cell office:value-type="float" office:value="289.444864">
                <text:p>289.4448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3">
                <text:p>523</text:p>
              </table:table-cell>
              <table:table-cell office:value-type="float" office:value="187.83488">
                <text:p>187.83488</text:p>
              </table:table-cell>
              <table:table-cell office:value-type="float" office:value="246.664192">
                <text:p>246.664192</text:p>
              </table:table-cell>
              <table:table-cell office:value-type="float" office:value="289.297408">
                <text:p>289.2974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4">
                <text:p>524</text:p>
              </table:table-cell>
              <table:table-cell office:value-type="float" office:value="188.002048">
                <text:p>188.002048</text:p>
              </table:table-cell>
              <table:table-cell office:value-type="float" office:value="246.440192">
                <text:p>246.440192</text:p>
              </table:table-cell>
              <table:table-cell office:value-type="float" office:value="289.1008">
                <text:p>289.1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5">
                <text:p>525</text:p>
              </table:table-cell>
              <table:table-cell office:value-type="float" office:value="188.297728">
                <text:p>188.297728</text:p>
              </table:table-cell>
              <table:table-cell office:value-type="float" office:value="246.365184">
                <text:p>246.365184</text:p>
              </table:table-cell>
              <table:table-cell office:value-type="float" office:value="288.950016">
                <text:p>288.950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6">
                <text:p>526</text:p>
              </table:table-cell>
              <table:table-cell office:value-type="float" office:value="187.790848">
                <text:p>187.790848</text:p>
              </table:table-cell>
              <table:table-cell office:value-type="float" office:value="246.072832">
                <text:p>246.072832</text:p>
              </table:table-cell>
              <table:table-cell office:value-type="float" office:value="288.765184">
                <text:p>288.765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7">
                <text:p>527</text:p>
              </table:table-cell>
              <table:table-cell office:value-type="float" office:value="187.531776">
                <text:p>187.531776</text:p>
              </table:table-cell>
              <table:table-cell office:value-type="float" office:value="245.900288">
                <text:p>245.900288</text:p>
              </table:table-cell>
              <table:table-cell office:value-type="float" office:value="288.572928">
                <text:p>288.572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8">
                <text:p>528</text:p>
              </table:table-cell>
              <table:table-cell office:value-type="float" office:value="187.221248">
                <text:p>187.221248</text:p>
              </table:table-cell>
              <table:table-cell office:value-type="float" office:value="245.835264">
                <text:p>245.835264</text:p>
              </table:table-cell>
              <table:table-cell office:value-type="float" office:value="288.416256">
                <text:p>288.416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9">
                <text:p>529</text:p>
              </table:table-cell>
              <table:table-cell office:value-type="float" office:value="186.92608">
                <text:p>186.92608</text:p>
              </table:table-cell>
              <table:table-cell office:value-type="float" office:value="245.502976">
                <text:p>245.502976</text:p>
              </table:table-cell>
              <table:table-cell office:value-type="float" office:value="288.221696">
                <text:p>288.2216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186.4128">
                <text:p>186.4128</text:p>
              </table:table-cell>
              <table:table-cell office:value-type="float" office:value="245.378048">
                <text:p>245.378048</text:p>
              </table:table-cell>
              <table:table-cell office:value-type="float" office:value="288.074496">
                <text:p>288.074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1">
                <text:p>531</text:p>
              </table:table-cell>
              <table:table-cell office:value-type="float" office:value="186.115072">
                <text:p>186.115072</text:p>
              </table:table-cell>
              <table:table-cell office:value-type="float" office:value="245.195776">
                <text:p>245.195776</text:p>
              </table:table-cell>
              <table:table-cell office:value-type="float" office:value="287.8912">
                <text:p>287.8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2">
                <text:p>532</text:p>
              </table:table-cell>
              <table:table-cell office:value-type="float" office:value="185.17632">
                <text:p>185.17632</text:p>
              </table:table-cell>
              <table:table-cell office:value-type="float" office:value="245.125888">
                <text:p>245.125888</text:p>
              </table:table-cell>
              <table:table-cell office:value-type="float" office:value="287.74912">
                <text:p>287.74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3">
                <text:p>533</text:p>
              </table:table-cell>
              <table:table-cell office:value-type="float" office:value="184.537856">
                <text:p>184.537856</text:p>
              </table:table-cell>
              <table:table-cell office:value-type="float" office:value="244.791296">
                <text:p>244.791296</text:p>
              </table:table-cell>
              <table:table-cell office:value-type="float" office:value="287.568896">
                <text:p>287.5688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4">
                <text:p>534</text:p>
              </table:table-cell>
              <table:table-cell office:value-type="float" office:value="183.979264">
                <text:p>183.979264</text:p>
              </table:table-cell>
              <table:table-cell office:value-type="float" office:value="244.5568">
                <text:p>244.5568</text:p>
              </table:table-cell>
              <table:table-cell office:value-type="float" office:value="287.396096">
                <text:p>287.396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5">
                <text:p>535</text:p>
              </table:table-cell>
              <table:table-cell office:value-type="float" office:value="185.473792">
                <text:p>185.473792</text:p>
              </table:table-cell>
              <table:table-cell office:value-type="float" office:value="243.834368">
                <text:p>243.834368</text:p>
              </table:table-cell>
              <table:table-cell office:value-type="float" office:value="287.180032">
                <text:p>287.180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6">
                <text:p>536</text:p>
              </table:table-cell>
              <table:table-cell office:value-type="float" office:value="187.981056">
                <text:p>187.981056</text:p>
              </table:table-cell>
              <table:table-cell office:value-type="float" office:value="243.389184">
                <text:p>243.389184</text:p>
              </table:table-cell>
              <table:table-cell office:value-type="float" office:value="287.024896">
                <text:p>287.0248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7">
                <text:p>537</text:p>
              </table:table-cell>
              <table:table-cell office:value-type="float" office:value="188.468736">
                <text:p>188.468736</text:p>
              </table:table-cell>
              <table:table-cell office:value-type="float" office:value="243.114752">
                <text:p>243.114752</text:p>
              </table:table-cell>
              <table:table-cell office:value-type="float" office:value="286.822144">
                <text:p>286.822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8">
                <text:p>538</text:p>
              </table:table-cell>
              <table:table-cell office:value-type="float" office:value="188.836096">
                <text:p>188.836096</text:p>
              </table:table-cell>
              <table:table-cell office:value-type="float" office:value="242.991872">
                <text:p>242.991872</text:p>
              </table:table-cell>
              <table:table-cell office:value-type="float" office:value="286.655488">
                <text:p>286.655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9">
                <text:p>539</text:p>
              </table:table-cell>
              <table:table-cell office:value-type="float" office:value="188.064">
                <text:p>188.064</text:p>
              </table:table-cell>
              <table:table-cell office:value-type="float" office:value="242.470656">
                <text:p>242.470656</text:p>
              </table:table-cell>
              <table:table-cell office:value-type="float" office:value="286.464">
                <text:p>286.4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187.611136">
                <text:p>187.611136</text:p>
              </table:table-cell>
              <table:table-cell office:value-type="float" office:value="242.14784">
                <text:p>242.14784</text:p>
              </table:table-cell>
              <table:table-cell office:value-type="float" office:value="286.321152">
                <text:p>286.321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41">
                <text:p>541</text:p>
              </table:table-cell>
              <table:table-cell office:value-type="float" office:value="187.40992">
                <text:p>187.40992</text:p>
              </table:table-cell>
              <table:table-cell office:value-type="float" office:value="241.781504">
                <text:p>241.781504</text:p>
              </table:table-cell>
              <table:table-cell office:value-type="float" office:value="286.13632">
                <text:p>286.136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42">
                <text:p>542</text:p>
              </table:table-cell>
              <table:table-cell office:value-type="float" office:value="187.294208">
                <text:p>187.294208</text:p>
              </table:table-cell>
              <table:table-cell office:value-type="float" office:value="241.43104">
                <text:p>241.43104</text:p>
              </table:table-cell>
              <table:table-cell office:value-type="float" office:value="285.970176">
                <text:p>285.970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43">
                <text:p>543</text:p>
              </table:table-cell>
              <table:table-cell office:value-type="float" office:value="186.950144">
                <text:p>186.950144</text:p>
              </table:table-cell>
              <table:table-cell office:value-type="float" office:value="241.213184">
                <text:p>241.213184</text:p>
              </table:table-cell>
              <table:table-cell office:value-type="float" office:value="285.807104">
                <text:p>285.807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44">
                <text:p>544</text:p>
              </table:table-cell>
              <table:table-cell office:value-type="float" office:value="186.825984">
                <text:p>186.825984</text:p>
              </table:table-cell>
              <table:table-cell office:value-type="float" office:value="241.138176">
                <text:p>241.138176</text:p>
              </table:table-cell>
              <table:table-cell office:value-type="float" office:value="285.592576">
                <text:p>285.5925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45">
                <text:p>545</text:p>
              </table:table-cell>
              <table:table-cell office:value-type="float" office:value="186.422784">
                <text:p>186.422784</text:p>
              </table:table-cell>
              <table:table-cell office:value-type="float" office:value="240.847104">
                <text:p>240.847104</text:p>
              </table:table-cell>
              <table:table-cell office:value-type="float" office:value="285.433088">
                <text:p>285.4330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46">
                <text:p>546</text:p>
              </table:table-cell>
              <table:table-cell office:value-type="float" office:value="186.113024">
                <text:p>186.113024</text:p>
              </table:table-cell>
              <table:table-cell office:value-type="float" office:value="240.676096">
                <text:p>240.676096</text:p>
              </table:table-cell>
              <table:table-cell office:value-type="float" office:value="285.18016">
                <text:p>285.18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47">
                <text:p>547</text:p>
              </table:table-cell>
              <table:table-cell office:value-type="float" office:value="193.806592">
                <text:p>193.806592</text:p>
              </table:table-cell>
              <table:table-cell office:value-type="float" office:value="240.607232">
                <text:p>240.607232</text:p>
              </table:table-cell>
              <table:table-cell office:value-type="float" office:value="285.03296">
                <text:p>285.03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48">
                <text:p>548</text:p>
              </table:table-cell>
              <table:table-cell office:value-type="float" office:value="193.66272">
                <text:p>193.66272</text:p>
              </table:table-cell>
              <table:table-cell office:value-type="float" office:value="240.313856">
                <text:p>240.313856</text:p>
              </table:table-cell>
              <table:table-cell office:value-type="float" office:value="284.848896">
                <text:p>284.8488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49">
                <text:p>549</text:p>
              </table:table-cell>
              <table:table-cell office:value-type="float" office:value="193.191936">
                <text:p>193.191936</text:p>
              </table:table-cell>
              <table:table-cell office:value-type="float" office:value="240.140288">
                <text:p>240.140288</text:p>
              </table:table-cell>
              <table:table-cell office:value-type="float" office:value="284.687104">
                <text:p>284.687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192.846592">
                <text:p>192.846592</text:p>
              </table:table-cell>
              <table:table-cell office:value-type="float" office:value="239.996672">
                <text:p>239.996672</text:p>
              </table:table-cell>
              <table:table-cell office:value-type="float" office:value="284.532992">
                <text:p>284.5329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51">
                <text:p>551</text:p>
              </table:table-cell>
              <table:table-cell office:value-type="float" office:value="192.664064">
                <text:p>192.664064</text:p>
              </table:table-cell>
              <table:table-cell office:value-type="float" office:value="239.855872">
                <text:p>239.855872</text:p>
              </table:table-cell>
              <table:table-cell office:value-type="float" office:value="284.352">
                <text:p>284.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52">
                <text:p>552</text:p>
              </table:table-cell>
              <table:table-cell office:value-type="float" office:value="192.358656">
                <text:p>192.358656</text:p>
              </table:table-cell>
              <table:table-cell office:value-type="float" office:value="239.789056">
                <text:p>239.789056</text:p>
              </table:table-cell>
              <table:table-cell office:value-type="float" office:value="284.12928">
                <text:p>284.12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53">
                <text:p>553</text:p>
              </table:table-cell>
              <table:table-cell office:value-type="float" office:value="192.208128">
                <text:p>192.208128</text:p>
              </table:table-cell>
              <table:table-cell office:value-type="float" office:value="239.500032">
                <text:p>239.500032</text:p>
              </table:table-cell>
              <table:table-cell office:value-type="float" office:value="283.938816">
                <text:p>283.9388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54">
                <text:p>554</text:p>
              </table:table-cell>
              <table:table-cell office:value-type="float" office:value="192.045056">
                <text:p>192.045056</text:p>
              </table:table-cell>
              <table:table-cell office:value-type="float" office:value="239.325696">
                <text:p>239.325696</text:p>
              </table:table-cell>
              <table:table-cell office:value-type="float" office:value="283.782144">
                <text:p>283.782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55">
                <text:p>555</text:p>
              </table:table-cell>
              <table:table-cell office:value-type="float" office:value="191.90784">
                <text:p>191.90784</text:p>
              </table:table-cell>
              <table:table-cell office:value-type="float" office:value="239.185408">
                <text:p>239.185408</text:p>
              </table:table-cell>
              <table:table-cell office:value-type="float" office:value="283.590912">
                <text:p>283.590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56">
                <text:p>556</text:p>
              </table:table-cell>
              <table:table-cell office:value-type="float" office:value="191.792896">
                <text:p>191.792896</text:p>
              </table:table-cell>
              <table:table-cell office:value-type="float" office:value="239.113216">
                <text:p>239.113216</text:p>
              </table:table-cell>
              <table:table-cell office:value-type="float" office:value="283.443712">
                <text:p>283.443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57">
                <text:p>557</text:p>
              </table:table-cell>
              <table:table-cell office:value-type="float" office:value="191.505408">
                <text:p>191.505408</text:p>
              </table:table-cell>
              <table:table-cell office:value-type="float" office:value="238.819328">
                <text:p>238.819328</text:p>
              </table:table-cell>
              <table:table-cell office:value-type="float" office:value="283.243776">
                <text:p>283.243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58">
                <text:p>558</text:p>
              </table:table-cell>
              <table:table-cell office:value-type="float" office:value="191.213056">
                <text:p>191.213056</text:p>
              </table:table-cell>
              <table:table-cell office:value-type="float" office:value="238.647808">
                <text:p>238.647808</text:p>
              </table:table-cell>
              <table:table-cell office:value-type="float" office:value="283.081984">
                <text:p>283.081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59">
                <text:p>559</text:p>
              </table:table-cell>
              <table:table-cell office:value-type="float" office:value="190.986752">
                <text:p>190.986752</text:p>
              </table:table-cell>
              <table:table-cell office:value-type="float" office:value="238.5792">
                <text:p>238.5792</text:p>
              </table:table-cell>
              <table:table-cell office:value-type="float" office:value="282.8928">
                <text:p>282.8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190.802944">
                <text:p>190.802944</text:p>
              </table:table-cell>
              <table:table-cell office:value-type="float" office:value="238.28736">
                <text:p>238.28736</text:p>
              </table:table-cell>
              <table:table-cell office:value-type="float" office:value="282.750976">
                <text:p>282.750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61">
                <text:p>561</text:p>
              </table:table-cell>
              <table:table-cell office:value-type="float" office:value="190.62016">
                <text:p>190.62016</text:p>
              </table:table-cell>
              <table:table-cell office:value-type="float" office:value="238.116608">
                <text:p>238.116608</text:p>
              </table:table-cell>
              <table:table-cell office:value-type="float" office:value="282.571264">
                <text:p>282.571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62">
                <text:p>562</text:p>
              </table:table-cell>
              <table:table-cell office:value-type="float" office:value="190.523904">
                <text:p>190.523904</text:p>
              </table:table-cell>
              <table:table-cell office:value-type="float" office:value="238.104832">
                <text:p>238.104832</text:p>
              </table:table-cell>
              <table:table-cell office:value-type="float" office:value="282.438144">
                <text:p>282.438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63">
                <text:p>563</text:p>
              </table:table-cell>
              <table:table-cell office:value-type="float" office:value="190.433024">
                <text:p>190.433024</text:p>
              </table:table-cell>
              <table:table-cell office:value-type="float" office:value="237.814784">
                <text:p>237.814784</text:p>
              </table:table-cell>
              <table:table-cell office:value-type="float" office:value="282.25536">
                <text:p>282.25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64">
                <text:p>564</text:p>
              </table:table-cell>
              <table:table-cell office:value-type="float" office:value="190.253568">
                <text:p>190.253568</text:p>
              </table:table-cell>
              <table:table-cell office:value-type="float" office:value="237.642752">
                <text:p>237.642752</text:p>
              </table:table-cell>
              <table:table-cell office:value-type="float" office:value="282.07616">
                <text:p>282.07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65">
                <text:p>565</text:p>
              </table:table-cell>
              <table:table-cell office:value-type="float" office:value="190.072064">
                <text:p>190.072064</text:p>
              </table:table-cell>
              <table:table-cell office:value-type="float" office:value="237.57696">
                <text:p>237.57696</text:p>
              </table:table-cell>
              <table:table-cell office:value-type="float" office:value="281.857792">
                <text:p>281.8577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66">
                <text:p>566</text:p>
              </table:table-cell>
              <table:table-cell office:value-type="float" office:value="190.04672">
                <text:p>190.04672</text:p>
              </table:table-cell>
              <table:table-cell office:value-type="float" office:value="237.286144">
                <text:p>237.286144</text:p>
              </table:table-cell>
              <table:table-cell office:value-type="float" office:value="281.700608">
                <text:p>281.700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67">
                <text:p>567</text:p>
              </table:table-cell>
              <table:table-cell office:value-type="float" office:value="190.006016">
                <text:p>190.006016</text:p>
              </table:table-cell>
              <table:table-cell office:value-type="float" office:value="237.112064">
                <text:p>237.112064</text:p>
              </table:table-cell>
              <table:table-cell office:value-type="float" office:value="281.468672">
                <text:p>281.468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68">
                <text:p>568</text:p>
              </table:table-cell>
              <table:table-cell office:value-type="float" office:value="189.934848">
                <text:p>189.934848</text:p>
              </table:table-cell>
              <table:table-cell office:value-type="float" office:value="237.048064">
                <text:p>237.048064</text:p>
              </table:table-cell>
              <table:table-cell office:value-type="float" office:value="281.309952">
                <text:p>281.3099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69">
                <text:p>569</text:p>
              </table:table-cell>
              <table:table-cell office:value-type="float" office:value="189.495296">
                <text:p>189.495296</text:p>
              </table:table-cell>
              <table:table-cell office:value-type="float" office:value="236.701696">
                <text:p>236.701696</text:p>
              </table:table-cell>
              <table:table-cell office:value-type="float" office:value="281.131776">
                <text:p>281.131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189.08416">
                <text:p>189.08416</text:p>
              </table:table-cell>
              <table:table-cell office:value-type="float" office:value="236.527872">
                <text:p>236.527872</text:p>
              </table:table-cell>
              <table:table-cell office:value-type="float" office:value="280.946944">
                <text:p>280.946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71">
                <text:p>571</text:p>
              </table:table-cell>
              <table:table-cell office:value-type="float" office:value="188.642048">
                <text:p>188.642048</text:p>
              </table:table-cell>
              <table:table-cell office:value-type="float" office:value="236.460288">
                <text:p>236.460288</text:p>
              </table:table-cell>
              <table:table-cell office:value-type="float" office:value="280.832768">
                <text:p>280.8327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72">
                <text:p>572</text:p>
              </table:table-cell>
              <table:table-cell office:value-type="float" office:value="188.40064">
                <text:p>188.40064</text:p>
              </table:table-cell>
              <table:table-cell office:value-type="float" office:value="236.125952">
                <text:p>236.125952</text:p>
              </table:table-cell>
              <table:table-cell office:value-type="float" office:value="280.516096">
                <text:p>280.516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73">
                <text:p>573</text:p>
              </table:table-cell>
              <table:table-cell office:value-type="float" office:value="188.06784">
                <text:p>188.06784</text:p>
              </table:table-cell>
              <table:table-cell office:value-type="float" office:value="235.947008">
                <text:p>235.947008</text:p>
              </table:table-cell>
              <table:table-cell office:value-type="float" office:value="280.286208">
                <text:p>280.286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74">
                <text:p>574</text:p>
              </table:table-cell>
              <table:table-cell office:value-type="float" office:value="187.88096">
                <text:p>187.88096</text:p>
              </table:table-cell>
              <table:table-cell office:value-type="float" office:value="235.809792">
                <text:p>235.809792</text:p>
              </table:table-cell>
              <table:table-cell office:value-type="float" office:value="280.105216">
                <text:p>280.105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75">
                <text:p>575</text:p>
              </table:table-cell>
              <table:table-cell office:value-type="float" office:value="187.708928">
                <text:p>187.708928</text:p>
              </table:table-cell>
              <table:table-cell office:value-type="float" office:value="235.495936">
                <text:p>235.495936</text:p>
              </table:table-cell>
              <table:table-cell office:value-type="float" office:value="279.906048">
                <text:p>279.9060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187.505408">
                <text:p>187.505408</text:p>
              </table:table-cell>
              <table:table-cell office:value-type="float" office:value="235.398912">
                <text:p>235.398912</text:p>
              </table:table-cell>
              <table:table-cell office:value-type="float" office:value="279.76832">
                <text:p>279.76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77">
                <text:p>577</text:p>
              </table:table-cell>
              <table:table-cell office:value-type="float" office:value="187.200256">
                <text:p>187.200256</text:p>
              </table:table-cell>
              <table:table-cell office:value-type="float" office:value="235.374848">
                <text:p>235.374848</text:p>
              </table:table-cell>
              <table:table-cell office:value-type="float" office:value="279.604224">
                <text:p>279.604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78">
                <text:p>578</text:p>
              </table:table-cell>
              <table:table-cell office:value-type="float" office:value="187.07328">
                <text:p>187.07328</text:p>
              </table:table-cell>
              <table:table-cell office:value-type="float" office:value="235.084032">
                <text:p>235.084032</text:p>
              </table:table-cell>
              <table:table-cell office:value-type="float" office:value="279.441152">
                <text:p>279.441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79">
                <text:p>579</text:p>
              </table:table-cell>
              <table:table-cell office:value-type="float" office:value="186.953472">
                <text:p>186.953472</text:p>
              </table:table-cell>
              <table:table-cell office:value-type="float" office:value="234.755328">
                <text:p>234.755328</text:p>
              </table:table-cell>
              <table:table-cell office:value-type="float" office:value="279.297024">
                <text:p>279.297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186.665216">
                <text:p>186.665216</text:p>
              </table:table-cell>
              <table:table-cell office:value-type="float" office:value="234.591232">
                <text:p>234.591232</text:p>
              </table:table-cell>
              <table:table-cell office:value-type="float" office:value="279.1488">
                <text:p>279.1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81">
                <text:p>581</text:p>
              </table:table-cell>
              <table:table-cell office:value-type="float" office:value="186.534912">
                <text:p>186.534912</text:p>
              </table:table-cell>
              <table:table-cell office:value-type="float" office:value="234.506752">
                <text:p>234.506752</text:p>
              </table:table-cell>
              <table:table-cell office:value-type="float" office:value="278.969088">
                <text:p>278.9690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82">
                <text:p>582</text:p>
              </table:table-cell>
              <table:table-cell office:value-type="float" office:value="186.41792">
                <text:p>186.41792</text:p>
              </table:table-cell>
              <table:table-cell office:value-type="float" office:value="234.214656">
                <text:p>234.214656</text:p>
              </table:table-cell>
              <table:table-cell office:value-type="float" office:value="278.838016">
                <text:p>278.838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83">
                <text:p>583</text:p>
              </table:table-cell>
              <table:table-cell office:value-type="float" office:value="186.134016">
                <text:p>186.134016</text:p>
              </table:table-cell>
              <table:table-cell office:value-type="float" office:value="234.115328">
                <text:p>234.115328</text:p>
              </table:table-cell>
              <table:table-cell office:value-type="float" office:value="278.656">
                <text:p>278.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84">
                <text:p>584</text:p>
              </table:table-cell>
              <table:table-cell office:value-type="float" office:value="185.999104">
                <text:p>185.999104</text:p>
              </table:table-cell>
              <table:table-cell office:value-type="float" office:value="233.780224">
                <text:p>233.780224</text:p>
              </table:table-cell>
              <table:table-cell office:value-type="float" office:value="278.514176">
                <text:p>278.514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85">
                <text:p>585</text:p>
              </table:table-cell>
              <table:table-cell office:value-type="float" office:value="185.88416">
                <text:p>185.88416</text:p>
              </table:table-cell>
              <table:table-cell office:value-type="float" office:value="233.668096">
                <text:p>233.668096</text:p>
              </table:table-cell>
              <table:table-cell office:value-type="float" office:value="278.356736">
                <text:p>278.356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86">
                <text:p>586</text:p>
              </table:table-cell>
              <table:table-cell office:value-type="float" office:value="185.82912">
                <text:p>185.82912</text:p>
              </table:table-cell>
              <table:table-cell office:value-type="float" office:value="233.36704">
                <text:p>233.36704</text:p>
              </table:table-cell>
              <table:table-cell office:value-type="float" office:value="278.196224">
                <text:p>278.196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87">
                <text:p>587</text:p>
              </table:table-cell>
              <table:table-cell office:value-type="float" office:value="185.645824">
                <text:p>185.645824</text:p>
              </table:table-cell>
              <table:table-cell office:value-type="float" office:value="233.242112">
                <text:p>233.242112</text:p>
              </table:table-cell>
              <table:table-cell office:value-type="float" office:value="278.03136">
                <text:p>278.03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88">
                <text:p>588</text:p>
              </table:table-cell>
              <table:table-cell office:value-type="float" office:value="185.577472">
                <text:p>185.577472</text:p>
              </table:table-cell>
              <table:table-cell office:value-type="float" office:value="233.181184">
                <text:p>233.181184</text:p>
              </table:table-cell>
              <table:table-cell office:value-type="float" office:value="277.881856">
                <text:p>277.881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89">
                <text:p>589</text:p>
              </table:table-cell>
              <table:table-cell office:value-type="float" office:value="185.290496">
                <text:p>185.290496</text:p>
              </table:table-cell>
              <table:table-cell office:value-type="float" office:value="232.889088">
                <text:p>232.889088</text:p>
              </table:table-cell>
              <table:table-cell office:value-type="float" office:value="277.721088">
                <text:p>277.7210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185.001984">
                <text:p>185.001984</text:p>
              </table:table-cell>
              <table:table-cell office:value-type="float" office:value="232.786432">
                <text:p>232.786432</text:p>
              </table:table-cell>
              <table:table-cell office:value-type="float" office:value="277.51168">
                <text:p>277.51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91">
                <text:p>591</text:p>
              </table:table-cell>
              <table:table-cell office:value-type="float" office:value="184.8192">
                <text:p>184.8192</text:p>
              </table:table-cell>
              <table:table-cell office:value-type="float" office:value="232.491776">
                <text:p>232.491776</text:p>
              </table:table-cell>
              <table:table-cell office:value-type="float" office:value="277.362944">
                <text:p>277.362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92">
                <text:p>592</text:p>
              </table:table-cell>
              <table:table-cell office:value-type="float" office:value="184.6784">
                <text:p>184.6784</text:p>
              </table:table-cell>
              <table:table-cell office:value-type="float" office:value="232.32">
                <text:p>232.32</text:p>
              </table:table-cell>
              <table:table-cell office:value-type="float" office:value="277.186048">
                <text:p>277.1860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93">
                <text:p>593</text:p>
              </table:table-cell>
              <table:table-cell office:value-type="float" office:value="184.388864">
                <text:p>184.388864</text:p>
              </table:table-cell>
              <table:table-cell office:value-type="float" office:value="232.25216">
                <text:p>232.25216</text:p>
              </table:table-cell>
              <table:table-cell office:value-type="float" office:value="277.017088">
                <text:p>277.0170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94">
                <text:p>594</text:p>
              </table:table-cell>
              <table:table-cell office:value-type="float" office:value="184.205312">
                <text:p>184.205312</text:p>
              </table:table-cell>
              <table:table-cell office:value-type="float" office:value="231.960832">
                <text:p>231.960832</text:p>
              </table:table-cell>
              <table:table-cell office:value-type="float" office:value="276.864768">
                <text:p>276.8647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95">
                <text:p>595</text:p>
              </table:table-cell>
              <table:table-cell office:value-type="float" office:value="184.00768">
                <text:p>184.00768</text:p>
              </table:table-cell>
              <table:table-cell office:value-type="float" office:value="231.74912">
                <text:p>231.74912</text:p>
              </table:table-cell>
              <table:table-cell office:value-type="float" office:value="276.852992">
                <text:p>276.8529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96">
                <text:p>596</text:p>
              </table:table-cell>
              <table:table-cell office:value-type="float" office:value="184.08192">
                <text:p>184.08192</text:p>
              </table:table-cell>
              <table:table-cell office:value-type="float" office:value="231.627264">
                <text:p>231.627264</text:p>
              </table:table-cell>
              <table:table-cell office:value-type="float" office:value="276.672768">
                <text:p>276.6727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97">
                <text:p>597</text:p>
              </table:table-cell>
              <table:table-cell office:value-type="float" office:value="183.92704">
                <text:p>183.92704</text:p>
              </table:table-cell>
              <table:table-cell office:value-type="float" office:value="231.317248">
                <text:p>231.317248</text:p>
              </table:table-cell>
              <table:table-cell office:value-type="float" office:value="276.48384">
                <text:p>276.48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98">
                <text:p>598</text:p>
              </table:table-cell>
              <table:table-cell office:value-type="float" office:value="183.664896">
                <text:p>183.664896</text:p>
              </table:table-cell>
              <table:table-cell office:value-type="float" office:value="231.147264">
                <text:p>231.147264</text:p>
              </table:table-cell>
              <table:table-cell office:value-type="float" office:value="276.297984">
                <text:p>276.297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99">
                <text:p>599</text:p>
              </table:table-cell>
              <table:table-cell office:value-type="float" office:value="183.629056">
                <text:p>183.629056</text:p>
              </table:table-cell>
              <table:table-cell office:value-type="float" office:value="231.08096">
                <text:p>231.08096</text:p>
              </table:table-cell>
              <table:table-cell office:value-type="float" office:value="276.154112">
                <text:p>276.154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83.340288">
                <text:p>183.340288</text:p>
              </table:table-cell>
              <table:table-cell office:value-type="float" office:value="230.786816">
                <text:p>230.786816</text:p>
              </table:table-cell>
              <table:table-cell office:value-type="float" office:value="275.809024">
                <text:p>275.809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1">
                <text:p>601</text:p>
              </table:table-cell>
              <table:table-cell office:value-type="float" office:value="183.049728">
                <text:p>183.049728</text:p>
              </table:table-cell>
              <table:table-cell office:value-type="float" office:value="230.619136">
                <text:p>230.619136</text:p>
              </table:table-cell>
              <table:table-cell office:value-type="float" office:value="275.574784">
                <text:p>275.5747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2">
                <text:p>602</text:p>
              </table:table-cell>
              <table:table-cell office:value-type="float" office:value="182.638592">
                <text:p>182.638592</text:p>
              </table:table-cell>
              <table:table-cell office:value-type="float" office:value="230.54592">
                <text:p>230.54592</text:p>
              </table:table-cell>
              <table:table-cell office:value-type="float" office:value="274.249984">
                <text:p>274.249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3">
                <text:p>603</text:p>
              </table:table-cell>
              <table:table-cell office:value-type="float" office:value="182.391552">
                <text:p>182.391552</text:p>
              </table:table-cell>
              <table:table-cell office:value-type="float" office:value="230.254848">
                <text:p>230.254848</text:p>
              </table:table-cell>
              <table:table-cell office:value-type="float" office:value="273.878016">
                <text:p>273.878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4">
                <text:p>604</text:p>
              </table:table-cell>
              <table:table-cell office:value-type="float" office:value="182.241792">
                <text:p>182.241792</text:p>
              </table:table-cell>
              <table:table-cell office:value-type="float" office:value="230.0864">
                <text:p>230.0864</text:p>
              </table:table-cell>
              <table:table-cell office:value-type="float" office:value="273.181184">
                <text:p>273.181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5">
                <text:p>605</text:p>
              </table:table-cell>
              <table:table-cell office:value-type="float" office:value="181.954816">
                <text:p>181.954816</text:p>
              </table:table-cell>
              <table:table-cell office:value-type="float" office:value="230.020096">
                <text:p>230.020096</text:p>
              </table:table-cell>
              <table:table-cell office:value-type="float" office:value="272.946944">
                <text:p>272.946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6">
                <text:p>606</text:p>
              </table:table-cell>
              <table:table-cell office:value-type="float" office:value="181.92768">
                <text:p>181.92768</text:p>
              </table:table-cell>
              <table:table-cell office:value-type="float" office:value="229.69216">
                <text:p>229.69216</text:p>
              </table:table-cell>
              <table:table-cell office:value-type="float" office:value="272.73472">
                <text:p>272.73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7">
                <text:p>607</text:p>
              </table:table-cell>
              <table:table-cell office:value-type="float" office:value="181.76512">
                <text:p>181.76512</text:p>
              </table:table-cell>
              <table:table-cell office:value-type="float" office:value="229.50528">
                <text:p>229.50528</text:p>
              </table:table-cell>
              <table:table-cell office:value-type="float" office:value="272.541696">
                <text:p>272.5416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8">
                <text:p>608</text:p>
              </table:table-cell>
              <table:table-cell office:value-type="float" office:value="181.554176">
                <text:p>181.554176</text:p>
              </table:table-cell>
              <table:table-cell office:value-type="float" office:value="229.42208">
                <text:p>229.42208</text:p>
              </table:table-cell>
              <table:table-cell office:value-type="float" office:value="272.344064">
                <text:p>272.344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9">
                <text:p>609</text:p>
              </table:table-cell>
              <table:table-cell office:value-type="float" office:value="181.140736">
                <text:p>181.140736</text:p>
              </table:table-cell>
              <table:table-cell office:value-type="float" office:value="229.127168">
                <text:p>229.127168</text:p>
              </table:table-cell>
              <table:table-cell office:value-type="float" office:value="272.125184">
                <text:p>272.125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180.966656">
                <text:p>180.966656</text:p>
              </table:table-cell>
              <table:table-cell office:value-type="float" office:value="228.952064">
                <text:p>228.952064</text:p>
              </table:table-cell>
              <table:table-cell office:value-type="float" office:value="271.97184">
                <text:p>271.97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11">
                <text:p>611</text:p>
              </table:table-cell>
              <table:table-cell office:value-type="float" office:value="180.612608">
                <text:p>180.612608</text:p>
              </table:table-cell>
              <table:table-cell office:value-type="float" office:value="228.883968">
                <text:p>228.883968</text:p>
              </table:table-cell>
              <table:table-cell office:value-type="float" office:value="271.82848">
                <text:p>271.828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12">
                <text:p>612</text:p>
              </table:table-cell>
              <table:table-cell office:value-type="float" office:value="180.311808">
                <text:p>180.311808</text:p>
              </table:table-cell>
              <table:table-cell office:value-type="float" office:value="228.594176">
                <text:p>228.594176</text:p>
              </table:table-cell>
              <table:table-cell office:value-type="float" office:value="271.696128">
                <text:p>271.696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13">
                <text:p>613</text:p>
              </table:table-cell>
              <table:table-cell office:value-type="float" office:value="180.125952">
                <text:p>180.125952</text:p>
              </table:table-cell>
              <table:table-cell office:value-type="float" office:value="228.42496">
                <text:p>228.42496</text:p>
              </table:table-cell>
              <table:table-cell office:value-type="float" office:value="271.702784">
                <text:p>271.7027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14">
                <text:p>614</text:p>
              </table:table-cell>
              <table:table-cell office:value-type="float" office:value="179.981824">
                <text:p>179.981824</text:p>
              </table:table-cell>
              <table:table-cell office:value-type="float" office:value="228.314112">
                <text:p>228.314112</text:p>
              </table:table-cell>
              <table:table-cell office:value-type="float" office:value="271.361024">
                <text:p>271.361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15">
                <text:p>615</text:p>
              </table:table-cell>
              <table:table-cell office:value-type="float" office:value="179.693056">
                <text:p>179.693056</text:p>
              </table:table-cell>
              <table:table-cell office:value-type="float" office:value="227.990272">
                <text:p>227.990272</text:p>
              </table:table-cell>
              <table:table-cell office:value-type="float" office:value="271.042816">
                <text:p>271.0428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16">
                <text:p>616</text:p>
              </table:table-cell>
              <table:table-cell office:value-type="float" office:value="179.488256">
                <text:p>179.488256</text:p>
              </table:table-cell>
              <table:table-cell office:value-type="float" office:value="227.808256">
                <text:p>227.808256</text:p>
              </table:table-cell>
              <table:table-cell office:value-type="float" office:value="270.728192">
                <text:p>270.728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17">
                <text:p>617</text:p>
              </table:table-cell>
              <table:table-cell office:value-type="float" office:value="179.306752">
                <text:p>179.306752</text:p>
              </table:table-cell>
              <table:table-cell office:value-type="float" office:value="227.736064">
                <text:p>227.736064</text:p>
              </table:table-cell>
              <table:table-cell office:value-type="float" office:value="270.57408">
                <text:p>270.574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18">
                <text:p>618</text:p>
              </table:table-cell>
              <table:table-cell office:value-type="float" office:value="179.149312">
                <text:p>179.149312</text:p>
              </table:table-cell>
              <table:table-cell office:value-type="float" office:value="227.446784">
                <text:p>227.446784</text:p>
              </table:table-cell>
              <table:table-cell office:value-type="float" office:value="270.280448">
                <text:p>270.280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19">
                <text:p>619</text:p>
              </table:table-cell>
              <table:table-cell office:value-type="float" office:value="179.140096">
                <text:p>179.140096</text:p>
              </table:table-cell>
              <table:table-cell office:value-type="float" office:value="227.276288">
                <text:p>227.276288</text:p>
              </table:table-cell>
              <table:table-cell office:value-type="float" office:value="269.952">
                <text:p>269.9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178.996736">
                <text:p>178.996736</text:p>
              </table:table-cell>
              <table:table-cell office:value-type="float" office:value="227.20512">
                <text:p>227.20512</text:p>
              </table:table-cell>
              <table:table-cell office:value-type="float" office:value="269.655808">
                <text:p>269.6558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21">
                <text:p>621</text:p>
              </table:table-cell>
              <table:table-cell office:value-type="float" office:value="178.706944">
                <text:p>178.706944</text:p>
              </table:table-cell>
              <table:table-cell office:value-type="float" office:value="226.912256">
                <text:p>226.912256</text:p>
              </table:table-cell>
              <table:table-cell office:value-type="float" office:value="269.351936">
                <text:p>269.351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22">
                <text:p>622</text:p>
              </table:table-cell>
              <table:table-cell office:value-type="float" office:value="178.592">
                <text:p>178.592</text:p>
              </table:table-cell>
              <table:table-cell office:value-type="float" office:value="226.736896">
                <text:p>226.736896</text:p>
              </table:table-cell>
              <table:table-cell office:value-type="float" office:value="269.257216">
                <text:p>269.257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23">
                <text:p>623</text:p>
              </table:table-cell>
              <table:table-cell office:value-type="float" office:value="178.411008">
                <text:p>178.411008</text:p>
              </table:table-cell>
              <table:table-cell office:value-type="float" office:value="226.668288">
                <text:p>226.668288</text:p>
              </table:table-cell>
              <table:table-cell office:value-type="float" office:value="268.966144">
                <text:p>268.966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24">
                <text:p>624</text:p>
              </table:table-cell>
              <table:table-cell office:value-type="float" office:value="178.230272">
                <text:p>178.230272</text:p>
              </table:table-cell>
              <table:table-cell office:value-type="float" office:value="226.328064">
                <text:p>226.328064</text:p>
              </table:table-cell>
              <table:table-cell office:value-type="float" office:value="268.635904">
                <text:p>268.635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25">
                <text:p>625</text:p>
              </table:table-cell>
              <table:table-cell office:value-type="float" office:value="178.279424">
                <text:p>178.279424</text:p>
              </table:table-cell>
              <table:table-cell office:value-type="float" office:value="226.157312">
                <text:p>226.157312</text:p>
              </table:table-cell>
              <table:table-cell office:value-type="float" office:value="268.338176">
                <text:p>268.338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26">
                <text:p>626</text:p>
              </table:table-cell>
              <table:table-cell office:value-type="float" office:value="178.15808">
                <text:p>178.15808</text:p>
              </table:table-cell>
              <table:table-cell office:value-type="float" office:value="226.106624">
                <text:p>226.106624</text:p>
              </table:table-cell>
              <table:table-cell office:value-type="float" office:value="267.99616">
                <text:p>267.99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27">
                <text:p>627</text:p>
              </table:table-cell>
              <table:table-cell office:value-type="float" office:value="177.869056">
                <text:p>177.869056</text:p>
              </table:table-cell>
              <table:table-cell office:value-type="float" office:value="225.810944">
                <text:p>225.810944</text:p>
              </table:table-cell>
              <table:table-cell office:value-type="float" office:value="267.751936">
                <text:p>267.751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28">
                <text:p>628</text:p>
              </table:table-cell>
              <table:table-cell office:value-type="float" office:value="177.723392">
                <text:p>177.723392</text:p>
              </table:table-cell>
              <table:table-cell office:value-type="float" office:value="225.63712">
                <text:p>225.63712</text:p>
              </table:table-cell>
              <table:table-cell office:value-type="float" office:value="267.665664">
                <text:p>267.665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29">
                <text:p>629</text:p>
              </table:table-cell>
              <table:table-cell office:value-type="float" office:value="177.415936">
                <text:p>177.415936</text:p>
              </table:table-cell>
              <table:table-cell office:value-type="float" office:value="225.566976">
                <text:p>225.566976</text:p>
              </table:table-cell>
              <table:table-cell office:value-type="float" office:value="267.316224">
                <text:p>267.316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177.235456">
                <text:p>177.235456</text:p>
              </table:table-cell>
              <table:table-cell office:value-type="float" office:value="225.274112">
                <text:p>225.274112</text:p>
              </table:table-cell>
              <table:table-cell office:value-type="float" office:value="267.00288">
                <text:p>267.00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31">
                <text:p>631</text:p>
              </table:table-cell>
              <table:table-cell office:value-type="float" office:value="176.969216">
                <text:p>176.969216</text:p>
              </table:table-cell>
              <table:table-cell office:value-type="float" office:value="225.105152">
                <text:p>225.105152</text:p>
              </table:table-cell>
              <table:table-cell office:value-type="float" office:value="266.91584">
                <text:p>266.915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32">
                <text:p>632</text:p>
              </table:table-cell>
              <table:table-cell office:value-type="float" office:value="176.61184">
                <text:p>176.61184</text:p>
              </table:table-cell>
              <table:table-cell office:value-type="float" office:value="224.991232">
                <text:p>224.991232</text:p>
              </table:table-cell>
              <table:table-cell office:value-type="float" office:value="266.61888">
                <text:p>266.618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33">
                <text:p>633</text:p>
              </table:table-cell>
              <table:table-cell office:value-type="float" office:value="176.566272">
                <text:p>176.566272</text:p>
              </table:table-cell>
              <table:table-cell office:value-type="float" office:value="224.692224">
                <text:p>224.692224</text:p>
              </table:table-cell>
              <table:table-cell office:value-type="float" office:value="266.326016">
                <text:p>266.326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34">
                <text:p>634</text:p>
              </table:table-cell>
              <table:table-cell office:value-type="float" office:value="176.852992">
                <text:p>176.852992</text:p>
              </table:table-cell>
              <table:table-cell office:value-type="float" office:value="224.508672">
                <text:p>224.508672</text:p>
              </table:table-cell>
              <table:table-cell office:value-type="float" office:value="266.028544">
                <text:p>266.0285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35">
                <text:p>635</text:p>
              </table:table-cell>
              <table:table-cell office:value-type="float" office:value="176.670976">
                <text:p>176.670976</text:p>
              </table:table-cell>
              <table:table-cell office:value-type="float" office:value="224.399104">
                <text:p>224.399104</text:p>
              </table:table-cell>
              <table:table-cell office:value-type="float" office:value="265.922304">
                <text:p>265.922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36">
                <text:p>636</text:p>
              </table:table-cell>
              <table:table-cell office:value-type="float" office:value="176.508672">
                <text:p>176.508672</text:p>
              </table:table-cell>
              <table:table-cell office:value-type="float" office:value="224.099072">
                <text:p>224.099072</text:p>
              </table:table-cell>
              <table:table-cell office:value-type="float" office:value="265.628672">
                <text:p>265.628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37">
                <text:p>637</text:p>
              </table:table-cell>
              <table:table-cell office:value-type="float" office:value="176.401408">
                <text:p>176.401408</text:p>
              </table:table-cell>
              <table:table-cell office:value-type="float" office:value="223.91168">
                <text:p>223.91168</text:p>
              </table:table-cell>
              <table:table-cell office:value-type="float" office:value="265.330944">
                <text:p>265.330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38">
                <text:p>638</text:p>
              </table:table-cell>
              <table:table-cell office:value-type="float" office:value="176.088064">
                <text:p>176.088064</text:p>
              </table:table-cell>
              <table:table-cell office:value-type="float" office:value="223.840256">
                <text:p>223.840256</text:p>
              </table:table-cell>
              <table:table-cell office:value-type="float" office:value="265.224192">
                <text:p>265.224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39">
                <text:p>639</text:p>
              </table:table-cell>
              <table:table-cell office:value-type="float" office:value="175.74912">
                <text:p>175.74912</text:p>
              </table:table-cell>
              <table:table-cell office:value-type="float" office:value="223.551232">
                <text:p>223.551232</text:p>
              </table:table-cell>
              <table:table-cell office:value-type="float" office:value="264.930816">
                <text:p>264.9308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175.458048">
                <text:p>175.458048</text:p>
              </table:table-cell>
              <table:table-cell office:value-type="float" office:value="223.342848">
                <text:p>223.342848</text:p>
              </table:table-cell>
              <table:table-cell office:value-type="float" office:value="264.639232">
                <text:p>264.639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41">
                <text:p>641</text:p>
              </table:table-cell>
              <table:table-cell office:value-type="float" office:value="175.316992">
                <text:p>175.316992</text:p>
              </table:table-cell>
              <table:table-cell office:value-type="float" office:value="223.265024">
                <text:p>223.265024</text:p>
              </table:table-cell>
              <table:table-cell office:value-type="float" office:value="264.451328">
                <text:p>264.451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42">
                <text:p>642</text:p>
              </table:table-cell>
              <table:table-cell office:value-type="float" office:value="175.030016">
                <text:p>175.030016</text:p>
              </table:table-cell>
              <table:table-cell office:value-type="float" office:value="222.949376">
                <text:p>222.949376</text:p>
              </table:table-cell>
              <table:table-cell office:value-type="float" office:value="264.344832">
                <text:p>264.344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43">
                <text:p>643</text:p>
              </table:table-cell>
              <table:table-cell office:value-type="float" office:value="174.81984">
                <text:p>174.81984</text:p>
              </table:table-cell>
              <table:table-cell office:value-type="float" office:value="222.770944">
                <text:p>222.770944</text:p>
              </table:table-cell>
              <table:table-cell office:value-type="float" office:value="264.050944">
                <text:p>264.050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44">
                <text:p>644</text:p>
              </table:table-cell>
              <table:table-cell office:value-type="float" office:value="174.350592">
                <text:p>174.350592</text:p>
              </table:table-cell>
              <table:table-cell office:value-type="float" office:value="222.731264">
                <text:p>222.731264</text:p>
              </table:table-cell>
              <table:table-cell office:value-type="float" office:value="263.755008">
                <text:p>263.755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45">
                <text:p>645</text:p>
              </table:table-cell>
              <table:table-cell office:value-type="float" office:value="174.032896">
                <text:p>174.032896</text:p>
              </table:table-cell>
              <table:table-cell office:value-type="float" office:value="222.366208">
                <text:p>222.366208</text:p>
              </table:table-cell>
              <table:table-cell office:value-type="float" office:value="263.570176">
                <text:p>263.570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46">
                <text:p>646</text:p>
              </table:table-cell>
              <table:table-cell office:value-type="float" office:value="173.25184">
                <text:p>173.25184</text:p>
              </table:table-cell>
              <table:table-cell office:value-type="float" office:value="222.140928">
                <text:p>222.140928</text:p>
              </table:table-cell>
              <table:table-cell office:value-type="float" office:value="263.4112">
                <text:p>263.4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47">
                <text:p>647</text:p>
              </table:table-cell>
              <table:table-cell office:value-type="float" office:value="172.920832">
                <text:p>172.920832</text:p>
              </table:table-cell>
              <table:table-cell office:value-type="float" office:value="222.03904">
                <text:p>222.03904</text:p>
              </table:table-cell>
              <table:table-cell office:value-type="float" office:value="263.0848">
                <text:p>263.08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48">
                <text:p>648</text:p>
              </table:table-cell>
              <table:table-cell office:value-type="float" office:value="172.640768">
                <text:p>172.640768</text:p>
              </table:table-cell>
              <table:table-cell office:value-type="float" office:value="221.734144">
                <text:p>221.734144</text:p>
              </table:table-cell>
              <table:table-cell office:value-type="float" office:value="262.898176">
                <text:p>262.898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49">
                <text:p>649</text:p>
              </table:table-cell>
              <table:table-cell office:value-type="float" office:value="172.410112">
                <text:p>172.410112</text:p>
              </table:table-cell>
              <table:table-cell office:value-type="float" office:value="221.633024">
                <text:p>221.633024</text:p>
              </table:table-cell>
              <table:table-cell office:value-type="float" office:value="262.679552">
                <text:p>262.6795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171.99104">
                <text:p>171.99104</text:p>
              </table:table-cell>
              <table:table-cell office:value-type="float" office:value="221.342208">
                <text:p>221.342208</text:p>
              </table:table-cell>
              <table:table-cell office:value-type="float" office:value="262.359296">
                <text:p>262.359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51">
                <text:p>651</text:p>
              </table:table-cell>
              <table:table-cell office:value-type="float" office:value="171.55712">
                <text:p>171.55712</text:p>
              </table:table-cell>
              <table:table-cell office:value-type="float" office:value="221.131264">
                <text:p>221.131264</text:p>
              </table:table-cell>
              <table:table-cell office:value-type="float" office:value="262.159872">
                <text:p>262.159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52">
                <text:p>652</text:p>
              </table:table-cell>
              <table:table-cell office:value-type="float" office:value="171.11424">
                <text:p>171.11424</text:p>
              </table:table-cell>
              <table:table-cell office:value-type="float" office:value="221.060096">
                <text:p>221.060096</text:p>
              </table:table-cell>
              <table:table-cell office:value-type="float" office:value="262.004992">
                <text:p>262.0049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53">
                <text:p>653</text:p>
              </table:table-cell>
              <table:table-cell office:value-type="float" office:value="170.777088">
                <text:p>170.777088</text:p>
              </table:table-cell>
              <table:table-cell office:value-type="float" office:value="220.764672">
                <text:p>220.764672</text:p>
              </table:table-cell>
              <table:table-cell office:value-type="float" office:value="261.711872">
                <text:p>261.711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54">
                <text:p>654</text:p>
              </table:table-cell>
              <table:table-cell office:value-type="float" office:value="170.383872">
                <text:p>170.383872</text:p>
              </table:table-cell>
              <table:table-cell office:value-type="float" office:value="220.590848">
                <text:p>220.590848</text:p>
              </table:table-cell>
              <table:table-cell office:value-type="float" office:value="261.526272">
                <text:p>261.526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55">
                <text:p>655</text:p>
              </table:table-cell>
              <table:table-cell office:value-type="float" office:value="170.196992">
                <text:p>170.196992</text:p>
              </table:table-cell>
              <table:table-cell office:value-type="float" office:value="220.578816">
                <text:p>220.578816</text:p>
              </table:table-cell>
              <table:table-cell office:value-type="float" office:value="261.403392">
                <text:p>261.4033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56">
                <text:p>656</text:p>
              </table:table-cell>
              <table:table-cell office:value-type="float" office:value="169.889792">
                <text:p>169.889792</text:p>
              </table:table-cell>
              <table:table-cell office:value-type="float" office:value="220.291328">
                <text:p>220.291328</text:p>
              </table:table-cell>
              <table:table-cell office:value-type="float" office:value="261.265152">
                <text:p>261.265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57">
                <text:p>657</text:p>
              </table:table-cell>
              <table:table-cell office:value-type="float" office:value="169.701376">
                <text:p>169.701376</text:p>
              </table:table-cell>
              <table:table-cell office:value-type="float" office:value="220.195072">
                <text:p>220.195072</text:p>
              </table:table-cell>
              <table:table-cell office:value-type="float" office:value="260.973824">
                <text:p>260.973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58">
                <text:p>658</text:p>
              </table:table-cell>
              <table:table-cell office:value-type="float" office:value="169.556992">
                <text:p>169.556992</text:p>
              </table:table-cell>
              <table:table-cell office:value-type="float" office:value="219.90528">
                <text:p>219.90528</text:p>
              </table:table-cell>
              <table:table-cell office:value-type="float" office:value="260.791808">
                <text:p>260.7918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59">
                <text:p>659</text:p>
              </table:table-cell>
              <table:table-cell office:value-type="float" office:value="169.270016">
                <text:p>169.270016</text:p>
              </table:table-cell>
              <table:table-cell office:value-type="float" office:value="219.801856">
                <text:p>219.801856</text:p>
              </table:table-cell>
              <table:table-cell office:value-type="float" office:value="260.64512">
                <text:p>260.64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169.090304">
                <text:p>169.090304</text:p>
              </table:table-cell>
              <table:table-cell office:value-type="float" office:value="219.510016">
                <text:p>219.510016</text:p>
              </table:table-cell>
              <table:table-cell office:value-type="float" office:value="260.352">
                <text:p>260.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61">
                <text:p>661</text:p>
              </table:table-cell>
              <table:table-cell office:value-type="float" office:value="168.919296">
                <text:p>168.919296</text:p>
              </table:table-cell>
              <table:table-cell office:value-type="float" office:value="219.336704">
                <text:p>219.336704</text:p>
              </table:table-cell>
              <table:table-cell office:value-type="float" office:value="260.329984">
                <text:p>260.329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62">
                <text:p>662</text:p>
              </table:table-cell>
              <table:table-cell office:value-type="float" office:value="168.734464">
                <text:p>168.734464</text:p>
              </table:table-cell>
              <table:table-cell office:value-type="float" office:value="219.271168">
                <text:p>219.271168</text:p>
              </table:table-cell>
              <table:table-cell office:value-type="float" office:value="260.215808">
                <text:p>260.2158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168.548864">
                <text:p>168.548864</text:p>
              </table:table-cell>
              <table:table-cell office:value-type="float" office:value="218.98112">
                <text:p>218.98112</text:p>
              </table:table-cell>
              <table:table-cell office:value-type="float" office:value="260.075264">
                <text:p>260.075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64">
                <text:p>664</text:p>
              </table:table-cell>
              <table:table-cell office:value-type="float" office:value="168.541184">
                <text:p>168.541184</text:p>
              </table:table-cell>
              <table:table-cell office:value-type="float" office:value="218.87872">
                <text:p>218.87872</text:p>
              </table:table-cell>
              <table:table-cell office:value-type="float" office:value="259.78496">
                <text:p>259.78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65">
                <text:p>665</text:p>
              </table:table-cell>
              <table:table-cell office:value-type="float" office:value="168.39936">
                <text:p>168.39936</text:p>
              </table:table-cell>
              <table:table-cell office:value-type="float" office:value="218.590208">
                <text:p>218.590208</text:p>
              </table:table-cell>
              <table:table-cell office:value-type="float" office:value="259.681792">
                <text:p>259.6817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66">
                <text:p>666</text:p>
              </table:table-cell>
              <table:table-cell office:value-type="float" office:value="168.109824">
                <text:p>168.109824</text:p>
              </table:table-cell>
              <table:table-cell office:value-type="float" office:value="218.414592">
                <text:p>218.414592</text:p>
              </table:table-cell>
              <table:table-cell office:value-type="float" office:value="259.349248">
                <text:p>259.349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67">
                <text:p>667</text:p>
              </table:table-cell>
              <table:table-cell office:value-type="float" office:value="167.968">
                <text:p>167.968</text:p>
              </table:table-cell>
              <table:table-cell office:value-type="float" office:value="218.346752">
                <text:p>218.346752</text:p>
              </table:table-cell>
              <table:table-cell office:value-type="float" office:value="259.051264">
                <text:p>259.051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68">
                <text:p>668</text:p>
              </table:table-cell>
              <table:table-cell office:value-type="float" office:value="167.832832">
                <text:p>167.832832</text:p>
              </table:table-cell>
              <table:table-cell office:value-type="float" office:value="218.056704">
                <text:p>218.056704</text:p>
              </table:table-cell>
              <table:table-cell office:value-type="float" office:value="258.898176">
                <text:p>258.898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69">
                <text:p>669</text:p>
              </table:table-cell>
              <table:table-cell office:value-type="float" office:value="167.540736">
                <text:p>167.540736</text:p>
              </table:table-cell>
              <table:table-cell office:value-type="float" office:value="217.886976">
                <text:p>217.886976</text:p>
              </table:table-cell>
              <table:table-cell office:value-type="float" office:value="258.603008">
                <text:p>258.603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167.4112">
                <text:p>167.4112</text:p>
              </table:table-cell>
              <table:table-cell office:value-type="float" office:value="217.819904">
                <text:p>217.819904</text:p>
              </table:table-cell>
              <table:table-cell office:value-type="float" office:value="258.45888">
                <text:p>258.458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71">
                <text:p>671</text:p>
              </table:table-cell>
              <table:table-cell office:value-type="float" office:value="167.344384">
                <text:p>167.344384</text:p>
              </table:table-cell>
              <table:table-cell office:value-type="float" office:value="217.529088">
                <text:p>217.529088</text:p>
              </table:table-cell>
              <table:table-cell office:value-type="float" office:value="258.168576">
                <text:p>258.1685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72">
                <text:p>672</text:p>
              </table:table-cell>
              <table:table-cell office:value-type="float" office:value="167.058432">
                <text:p>167.058432</text:p>
              </table:table-cell>
              <table:table-cell office:value-type="float" office:value="217.360128">
                <text:p>217.360128</text:p>
              </table:table-cell>
              <table:table-cell office:value-type="float" office:value="258.02112">
                <text:p>258.02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73">
                <text:p>673</text:p>
              </table:table-cell>
              <table:table-cell office:value-type="float" office:value="166.610944">
                <text:p>166.610944</text:p>
              </table:table-cell>
              <table:table-cell office:value-type="float" office:value="217.260032">
                <text:p>217.260032</text:p>
              </table:table-cell>
              <table:table-cell office:value-type="float" office:value="257.693696">
                <text:p>257.6936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74">
                <text:p>674</text:p>
              </table:table-cell>
              <table:table-cell office:value-type="float" office:value="166.232064">
                <text:p>166.232064</text:p>
              </table:table-cell>
              <table:table-cell office:value-type="float" office:value="216.913152">
                <text:p>216.913152</text:p>
              </table:table-cell>
              <table:table-cell office:value-type="float" office:value="257.536">
                <text:p>257.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75">
                <text:p>675</text:p>
              </table:table-cell>
              <table:table-cell office:value-type="float" office:value="165.86112">
                <text:p>165.86112</text:p>
              </table:table-cell>
              <table:table-cell office:value-type="float" office:value="216.710144">
                <text:p>216.710144</text:p>
              </table:table-cell>
              <table:table-cell office:value-type="float" office:value="257.243648">
                <text:p>257.243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76">
                <text:p>676</text:p>
              </table:table-cell>
              <table:table-cell office:value-type="float" office:value="165.515776">
                <text:p>165.515776</text:p>
              </table:table-cell>
              <table:table-cell office:value-type="float" office:value="216.611584">
                <text:p>216.611584</text:p>
              </table:table-cell>
              <table:table-cell office:value-type="float" office:value="257.039104">
                <text:p>257.039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77">
                <text:p>677</text:p>
              </table:table-cell>
              <table:table-cell office:value-type="float" office:value="165.296128">
                <text:p>165.296128</text:p>
              </table:table-cell>
              <table:table-cell office:value-type="float" office:value="216.31488">
                <text:p>216.31488</text:p>
              </table:table-cell>
              <table:table-cell office:value-type="float" office:value="256.690688">
                <text:p>256.6906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78">
                <text:p>678</text:p>
              </table:table-cell>
              <table:table-cell office:value-type="float" office:value="164.880128">
                <text:p>164.880128</text:p>
              </table:table-cell>
              <table:table-cell office:value-type="float" office:value="216.140288">
                <text:p>216.140288</text:p>
              </table:table-cell>
              <table:table-cell office:value-type="float" office:value="256.418304">
                <text:p>256.418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79">
                <text:p>679</text:p>
              </table:table-cell>
              <table:table-cell office:value-type="float" office:value="164.61696">
                <text:p>164.61696</text:p>
              </table:table-cell>
              <table:table-cell office:value-type="float" office:value="216.03328">
                <text:p>216.03328</text:p>
              </table:table-cell>
              <table:table-cell office:value-type="float" office:value="256.295424">
                <text:p>256.2954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164.417792">
                <text:p>164.417792</text:p>
              </table:table-cell>
              <table:table-cell office:value-type="float" office:value="215.739136">
                <text:p>215.739136</text:p>
              </table:table-cell>
              <table:table-cell office:value-type="float" office:value="256.161792">
                <text:p>256.1617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81">
                <text:p>681</text:p>
              </table:table-cell>
              <table:table-cell office:value-type="float" office:value="164.348672">
                <text:p>164.348672</text:p>
              </table:table-cell>
              <table:table-cell office:value-type="float" office:value="215.568896">
                <text:p>215.568896</text:p>
              </table:table-cell>
              <table:table-cell office:value-type="float" office:value="255.998976">
                <text:p>255.998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82">
                <text:p>682</text:p>
              </table:table-cell>
              <table:table-cell office:value-type="float" office:value="164.167936">
                <text:p>164.167936</text:p>
              </table:table-cell>
              <table:table-cell office:value-type="float" office:value="215.50336">
                <text:p>215.50336</text:p>
              </table:table-cell>
              <table:table-cell office:value-type="float" office:value="255.684096">
                <text:p>255.684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83">
                <text:p>683</text:p>
              </table:table-cell>
              <table:table-cell office:value-type="float" office:value="163.985408">
                <text:p>163.985408</text:p>
              </table:table-cell>
              <table:table-cell office:value-type="float" office:value="215.211264">
                <text:p>215.211264</text:p>
              </table:table-cell>
              <table:table-cell office:value-type="float" office:value="255.527168">
                <text:p>255.527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84">
                <text:p>684</text:p>
              </table:table-cell>
              <table:table-cell office:value-type="float" office:value="163.80416">
                <text:p>163.80416</text:p>
              </table:table-cell>
              <table:table-cell office:value-type="float" office:value="215.041024">
                <text:p>215.041024</text:p>
              </table:table-cell>
              <table:table-cell office:value-type="float" office:value="255.22688">
                <text:p>255.226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85">
                <text:p>685</text:p>
              </table:table-cell>
              <table:table-cell office:value-type="float" office:value="163.661056">
                <text:p>163.661056</text:p>
              </table:table-cell>
              <table:table-cell office:value-type="float" office:value="214.971904">
                <text:p>214.971904</text:p>
              </table:table-cell>
              <table:table-cell office:value-type="float" office:value="254.920192">
                <text:p>254.920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86">
                <text:p>686</text:p>
              </table:table-cell>
              <table:table-cell office:value-type="float" office:value="163.266304">
                <text:p>163.266304</text:p>
              </table:table-cell>
              <table:table-cell office:value-type="float" office:value="214.67904">
                <text:p>214.67904</text:p>
              </table:table-cell>
              <table:table-cell office:value-type="float" office:value="254.721792">
                <text:p>254.7217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87">
                <text:p>687</text:p>
              </table:table-cell>
              <table:table-cell office:value-type="float" office:value="163.054592">
                <text:p>163.054592</text:p>
              </table:table-cell>
              <table:table-cell office:value-type="float" office:value="214.486528">
                <text:p>214.486528</text:p>
              </table:table-cell>
              <table:table-cell office:value-type="float" office:value="254.61376">
                <text:p>254.61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88">
                <text:p>688</text:p>
              </table:table-cell>
              <table:table-cell office:value-type="float" office:value="162.925056">
                <text:p>162.925056</text:p>
              </table:table-cell>
              <table:table-cell office:value-type="float" office:value="214.41792">
                <text:p>214.41792</text:p>
              </table:table-cell>
              <table:table-cell office:value-type="float" office:value="254.324736">
                <text:p>254.324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89">
                <text:p>689</text:p>
              </table:table-cell>
              <table:table-cell office:value-type="float" office:value="162.663936">
                <text:p>162.663936</text:p>
              </table:table-cell>
              <table:table-cell office:value-type="float" office:value="214.128128">
                <text:p>214.128128</text:p>
              </table:table-cell>
              <table:table-cell office:value-type="float" office:value="254.023936">
                <text:p>254.023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162.370816">
                <text:p>162.370816</text:p>
              </table:table-cell>
              <table:table-cell office:value-type="float" office:value="213.95712">
                <text:p>213.95712</text:p>
              </table:table-cell>
              <table:table-cell office:value-type="float" office:value="253.837568">
                <text:p>253.837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91">
                <text:p>691</text:p>
              </table:table-cell>
              <table:table-cell office:value-type="float" office:value="161.822976">
                <text:p>161.822976</text:p>
              </table:table-cell>
              <table:table-cell office:value-type="float" office:value="213.88416">
                <text:p>213.88416</text:p>
              </table:table-cell>
              <table:table-cell office:value-type="float" office:value="253.732864">
                <text:p>253.7328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92">
                <text:p>692</text:p>
              </table:table-cell>
              <table:table-cell office:value-type="float" office:value="161.54112">
                <text:p>161.54112</text:p>
              </table:table-cell>
              <table:table-cell office:value-type="float" office:value="213.590016">
                <text:p>213.590016</text:p>
              </table:table-cell>
              <table:table-cell office:value-type="float" office:value="253.441792">
                <text:p>253.4417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93">
                <text:p>693</text:p>
              </table:table-cell>
              <table:table-cell office:value-type="float" office:value="161.249024">
                <text:p>161.249024</text:p>
              </table:table-cell>
              <table:table-cell office:value-type="float" office:value="213.419776">
                <text:p>213.419776</text:p>
              </table:table-cell>
              <table:table-cell office:value-type="float" office:value="253.147904">
                <text:p>253.147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94">
                <text:p>694</text:p>
              </table:table-cell>
              <table:table-cell office:value-type="float" office:value="160.88064">
                <text:p>160.88064</text:p>
              </table:table-cell>
              <table:table-cell office:value-type="float" office:value="213.34912">
                <text:p>213.34912</text:p>
              </table:table-cell>
              <table:table-cell office:value-type="float" office:value="253.041664">
                <text:p>253.041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95">
                <text:p>695</text:p>
              </table:table-cell>
              <table:table-cell office:value-type="float" office:value="160.74752">
                <text:p>160.74752</text:p>
              </table:table-cell>
              <table:table-cell office:value-type="float" office:value="213.058048">
                <text:p>213.058048</text:p>
              </table:table-cell>
              <table:table-cell office:value-type="float" office:value="252.752896">
                <text:p>252.7528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96">
                <text:p>696</text:p>
              </table:table-cell>
              <table:table-cell office:value-type="float" office:value="160.627456">
                <text:p>160.627456</text:p>
              </table:table-cell>
              <table:table-cell office:value-type="float" office:value="212.83712">
                <text:p>212.83712</text:p>
              </table:table-cell>
              <table:table-cell office:value-type="float" office:value="252.291328">
                <text:p>252.291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97">
                <text:p>697</text:p>
              </table:table-cell>
              <table:table-cell office:value-type="float" office:value="160.340224">
                <text:p>160.340224</text:p>
              </table:table-cell>
              <table:table-cell office:value-type="float" office:value="212.757248">
                <text:p>212.757248</text:p>
              </table:table-cell>
              <table:table-cell office:value-type="float" office:value="252.130048">
                <text:p>252.1300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98">
                <text:p>698</text:p>
              </table:table-cell>
              <table:table-cell office:value-type="float" office:value="160.156672">
                <text:p>160.156672</text:p>
              </table:table-cell>
              <table:table-cell office:value-type="float" office:value="212.455168">
                <text:p>212.455168</text:p>
              </table:table-cell>
              <table:table-cell office:value-type="float" office:value="251.821824">
                <text:p>251.821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99">
                <text:p>699</text:p>
              </table:table-cell>
              <table:table-cell office:value-type="float" office:value="160.134144">
                <text:p>160.134144</text:p>
              </table:table-cell>
              <table:table-cell office:value-type="float" office:value="212.283392">
                <text:p>212.283392</text:p>
              </table:table-cell>
              <table:table-cell office:value-type="float" office:value="251.708672">
                <text:p>251.708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59.992064">
                <text:p>159.992064</text:p>
              </table:table-cell>
              <table:table-cell office:value-type="float" office:value="212.212736">
                <text:p>212.212736</text:p>
              </table:table-cell>
              <table:table-cell office:value-type="float" office:value="251.417088">
                <text:p>251.4170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1">
                <text:p>701</text:p>
              </table:table-cell>
              <table:table-cell office:value-type="float" office:value="159.682816">
                <text:p>159.682816</text:p>
              </table:table-cell>
              <table:table-cell office:value-type="float" office:value="211.92192">
                <text:p>211.92192</text:p>
              </table:table-cell>
              <table:table-cell office:value-type="float" office:value="251.213824">
                <text:p>251.213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2">
                <text:p>702</text:p>
              </table:table-cell>
              <table:table-cell office:value-type="float" office:value="159.500032">
                <text:p>159.500032</text:p>
              </table:table-cell>
              <table:table-cell office:value-type="float" office:value="211.751936">
                <text:p>211.751936</text:p>
              </table:table-cell>
              <table:table-cell office:value-type="float" office:value="250.895872">
                <text:p>250.895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3">
                <text:p>703</text:p>
              </table:table-cell>
              <table:table-cell office:value-type="float" office:value="159.357184">
                <text:p>159.357184</text:p>
              </table:table-cell>
              <table:table-cell office:value-type="float" office:value="211.702528">
                <text:p>211.702528</text:p>
              </table:table-cell>
              <table:table-cell office:value-type="float" office:value="250.687232">
                <text:p>250.687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159.070976">
                <text:p>159.070976</text:p>
              </table:table-cell>
              <table:table-cell office:value-type="float" office:value="211.409152">
                <text:p>211.409152</text:p>
              </table:table-cell>
              <table:table-cell office:value-type="float" office:value="250.668032">
                <text:p>250.668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5">
                <text:p>705</text:p>
              </table:table-cell>
              <table:table-cell office:value-type="float" office:value="158.98112">
                <text:p>158.98112</text:p>
              </table:table-cell>
              <table:table-cell office:value-type="float" office:value="211.2384">
                <text:p>211.2384</text:p>
              </table:table-cell>
              <table:table-cell office:value-type="float" office:value="250.504448">
                <text:p>250.504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6">
                <text:p>706</text:p>
              </table:table-cell>
              <table:table-cell office:value-type="float" office:value="158.801152">
                <text:p>158.801152</text:p>
              </table:table-cell>
              <table:table-cell office:value-type="float" office:value="211.131136">
                <text:p>211.131136</text:p>
              </table:table-cell>
              <table:table-cell office:value-type="float" office:value="250.140672">
                <text:p>250.140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7">
                <text:p>707</text:p>
              </table:table-cell>
              <table:table-cell office:value-type="float" office:value="158.615808">
                <text:p>158.615808</text:p>
              </table:table-cell>
              <table:table-cell office:value-type="float" office:value="210.793728">
                <text:p>210.793728</text:p>
              </table:table-cell>
              <table:table-cell office:value-type="float" office:value="250.04416">
                <text:p>250.044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8">
                <text:p>708</text:p>
              </table:table-cell>
              <table:table-cell office:value-type="float" office:value="158.494208">
                <text:p>158.494208</text:p>
              </table:table-cell>
              <table:table-cell office:value-type="float" office:value="210.596352">
                <text:p>210.596352</text:p>
              </table:table-cell>
              <table:table-cell office:value-type="float" office:value="249.739776">
                <text:p>249.739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9">
                <text:p>709</text:p>
              </table:table-cell>
              <table:table-cell office:value-type="float" office:value="158.345216">
                <text:p>158.345216</text:p>
              </table:table-cell>
              <table:table-cell office:value-type="float" office:value="210.523392">
                <text:p>210.523392</text:p>
              </table:table-cell>
              <table:table-cell office:value-type="float" office:value="249.43488">
                <text:p>249.43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158.098944">
                <text:p>158.098944</text:p>
              </table:table-cell>
              <table:table-cell office:value-type="float" office:value="210.228736">
                <text:p>210.228736</text:p>
              </table:table-cell>
              <table:table-cell office:value-type="float" office:value="249.07904">
                <text:p>249.07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11">
                <text:p>711</text:p>
              </table:table-cell>
              <table:table-cell office:value-type="float" office:value="157.91616">
                <text:p>157.91616</text:p>
              </table:table-cell>
              <table:table-cell office:value-type="float" office:value="210.017024">
                <text:p>210.017024</text:p>
              </table:table-cell>
              <table:table-cell office:value-type="float" office:value="248.923136">
                <text:p>248.923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12">
                <text:p>712</text:p>
              </table:table-cell>
              <table:table-cell office:value-type="float" office:value="157.625856">
                <text:p>157.625856</text:p>
              </table:table-cell>
              <table:table-cell office:value-type="float" office:value="209.940992">
                <text:p>209.940992</text:p>
              </table:table-cell>
              <table:table-cell office:value-type="float" office:value="248.617216">
                <text:p>248.617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13">
                <text:p>713</text:p>
              </table:table-cell>
              <table:table-cell office:value-type="float" office:value="157.496064">
                <text:p>157.496064</text:p>
              </table:table-cell>
              <table:table-cell office:value-type="float" office:value="209.633024">
                <text:p>209.633024</text:p>
              </table:table-cell>
              <table:table-cell office:value-type="float" office:value="248.507136">
                <text:p>248.507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14">
                <text:p>714</text:p>
              </table:table-cell>
              <table:table-cell office:value-type="float" office:value="157.359104">
                <text:p>157.359104</text:p>
              </table:table-cell>
              <table:table-cell office:value-type="float" office:value="209.461248">
                <text:p>209.461248</text:p>
              </table:table-cell>
              <table:table-cell office:value-type="float" office:value="248.216064">
                <text:p>248.216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15">
                <text:p>715</text:p>
              </table:table-cell>
              <table:table-cell office:value-type="float" office:value="157.04704">
                <text:p>157.04704</text:p>
              </table:table-cell>
              <table:table-cell office:value-type="float" office:value="209.388288">
                <text:p>209.388288</text:p>
              </table:table-cell>
              <table:table-cell office:value-type="float" office:value="247.9232">
                <text:p>247.9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16">
                <text:p>716</text:p>
              </table:table-cell>
              <table:table-cell office:value-type="float" office:value="156.757504">
                <text:p>156.757504</text:p>
              </table:table-cell>
              <table:table-cell office:value-type="float" office:value="209.092864">
                <text:p>209.092864</text:p>
              </table:table-cell>
              <table:table-cell office:value-type="float" office:value="247.737856">
                <text:p>247.737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17">
                <text:p>717</text:p>
              </table:table-cell>
              <table:table-cell office:value-type="float" office:value="156.475392">
                <text:p>156.475392</text:p>
              </table:table-cell>
              <table:table-cell office:value-type="float" office:value="208.92288">
                <text:p>208.92288</text:p>
              </table:table-cell>
              <table:table-cell office:value-type="float" office:value="247.641856">
                <text:p>247.641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18">
                <text:p>718</text:p>
              </table:table-cell>
              <table:table-cell office:value-type="float" office:value="155.941888">
                <text:p>155.941888</text:p>
              </table:table-cell>
              <table:table-cell office:value-type="float" office:value="208.86272">
                <text:p>208.86272</text:p>
              </table:table-cell>
              <table:table-cell office:value-type="float" office:value="247.338752">
                <text:p>247.3387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19">
                <text:p>719</text:p>
              </table:table-cell>
              <table:table-cell office:value-type="float" office:value="155.621888">
                <text:p>155.621888</text:p>
              </table:table-cell>
              <table:table-cell office:value-type="float" office:value="208.581888">
                <text:p>208.581888</text:p>
              </table:table-cell>
              <table:table-cell office:value-type="float" office:value="247.04768">
                <text:p>247.047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155.240704">
                <text:p>155.240704</text:p>
              </table:table-cell>
              <table:table-cell office:value-type="float" office:value="208.407808">
                <text:p>208.407808</text:p>
              </table:table-cell>
              <table:table-cell office:value-type="float" office:value="246.88">
                <text:p>246.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21">
                <text:p>721</text:p>
              </table:table-cell>
              <table:table-cell office:value-type="float" office:value="154.956032">
                <text:p>154.956032</text:p>
              </table:table-cell>
              <table:table-cell office:value-type="float" office:value="208.336128">
                <text:p>208.336128</text:p>
              </table:table-cell>
              <table:table-cell office:value-type="float" office:value="246.774784">
                <text:p>246.7747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22">
                <text:p>722</text:p>
              </table:table-cell>
              <table:table-cell office:value-type="float" office:value="154.92224">
                <text:p>154.92224</text:p>
              </table:table-cell>
              <table:table-cell office:value-type="float" office:value="208.041216">
                <text:p>208.041216</text:p>
              </table:table-cell>
              <table:table-cell office:value-type="float" office:value="246.485248">
                <text:p>246.485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23">
                <text:p>723</text:p>
              </table:table-cell>
              <table:table-cell office:value-type="float" office:value="154.802176">
                <text:p>154.802176</text:p>
              </table:table-cell>
              <table:table-cell office:value-type="float" office:value="207.871232">
                <text:p>207.871232</text:p>
              </table:table-cell>
              <table:table-cell office:value-type="float" office:value="246.19264">
                <text:p>246.19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24">
                <text:p>724</text:p>
              </table:table-cell>
              <table:table-cell office:value-type="float" office:value="154.51392">
                <text:p>154.51392</text:p>
              </table:table-cell>
              <table:table-cell office:value-type="float" office:value="207.80288">
                <text:p>207.80288</text:p>
              </table:table-cell>
              <table:table-cell office:value-type="float" office:value="245.964032">
                <text:p>245.964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25">
                <text:p>725</text:p>
              </table:table-cell>
              <table:table-cell office:value-type="float" office:value="154.2208">
                <text:p>154.2208</text:p>
              </table:table-cell>
              <table:table-cell office:value-type="float" office:value="207.513856">
                <text:p>207.513856</text:p>
              </table:table-cell>
              <table:table-cell office:value-type="float" office:value="245.816832">
                <text:p>245.816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26">
                <text:p>726</text:p>
              </table:table-cell>
              <table:table-cell office:value-type="float" office:value="153.969408">
                <text:p>153.969408</text:p>
              </table:table-cell>
              <table:table-cell office:value-type="float" office:value="207.300864">
                <text:p>207.300864</text:p>
              </table:table-cell>
              <table:table-cell office:value-type="float" office:value="245.478144">
                <text:p>245.478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27">
                <text:p>727</text:p>
              </table:table-cell>
              <table:table-cell office:value-type="float" office:value="153.92512">
                <text:p>153.92512</text:p>
              </table:table-cell>
              <table:table-cell office:value-type="float" office:value="207.220224">
                <text:p>207.220224</text:p>
              </table:table-cell>
              <table:table-cell office:value-type="float" office:value="245.313024">
                <text:p>245.313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28">
                <text:p>728</text:p>
              </table:table-cell>
              <table:table-cell office:value-type="float" office:value="153.803008">
                <text:p>153.803008</text:p>
              </table:table-cell>
              <table:table-cell office:value-type="float" office:value="206.918144">
                <text:p>206.918144</text:p>
              </table:table-cell>
              <table:table-cell office:value-type="float" office:value="245.007872">
                <text:p>245.007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29">
                <text:p>729</text:p>
              </table:table-cell>
              <table:table-cell office:value-type="float" office:value="153.515264">
                <text:p>153.515264</text:p>
              </table:table-cell>
              <table:table-cell office:value-type="float" office:value="206.747904">
                <text:p>206.747904</text:p>
              </table:table-cell>
              <table:table-cell office:value-type="float" office:value="244.814336">
                <text:p>244.8143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164.384256">
                <text:p>164.384256</text:p>
              </table:table-cell>
              <table:table-cell office:value-type="float" office:value="206.678016">
                <text:p>206.678016</text:p>
              </table:table-cell>
              <table:table-cell office:value-type="float" office:value="244.632064">
                <text:p>244.632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31">
                <text:p>731</text:p>
              </table:table-cell>
              <table:table-cell office:value-type="float" office:value="164.342016">
                <text:p>164.342016</text:p>
              </table:table-cell>
              <table:table-cell office:value-type="float" office:value="206.343168">
                <text:p>206.343168</text:p>
              </table:table-cell>
              <table:table-cell office:value-type="float" office:value="244.287232">
                <text:p>244.287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32">
                <text:p>732</text:p>
              </table:table-cell>
              <table:table-cell office:value-type="float" office:value="164.015872">
                <text:p>164.015872</text:p>
              </table:table-cell>
              <table:table-cell office:value-type="float" office:value="206.163712">
                <text:p>206.163712</text:p>
              </table:table-cell>
              <table:table-cell office:value-type="float" office:value="244.046592">
                <text:p>244.0465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33">
                <text:p>733</text:p>
              </table:table-cell>
              <table:table-cell office:value-type="float" office:value="163.724032">
                <text:p>163.724032</text:p>
              </table:table-cell>
              <table:table-cell office:value-type="float" office:value="206.08384">
                <text:p>206.08384</text:p>
              </table:table-cell>
              <table:table-cell office:value-type="float" office:value="243.84896">
                <text:p>243.848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34">
                <text:p>734</text:p>
              </table:table-cell>
              <table:table-cell office:value-type="float" office:value="163.52768">
                <text:p>163.52768</text:p>
              </table:table-cell>
              <table:table-cell office:value-type="float" office:value="205.791744">
                <text:p>205.791744</text:p>
              </table:table-cell>
              <table:table-cell office:value-type="float" office:value="243.826944">
                <text:p>243.826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35">
                <text:p>735</text:p>
              </table:table-cell>
              <table:table-cell office:value-type="float" office:value="163.922944">
                <text:p>163.922944</text:p>
              </table:table-cell>
              <table:table-cell office:value-type="float" office:value="205.573888">
                <text:p>205.573888</text:p>
              </table:table-cell>
              <table:table-cell office:value-type="float" office:value="243.705856">
                <text:p>243.705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36">
                <text:p>736</text:p>
              </table:table-cell>
              <table:table-cell office:value-type="float" office:value="163.693312">
                <text:p>163.693312</text:p>
              </table:table-cell>
              <table:table-cell office:value-type="float" office:value="205.504256">
                <text:p>205.504256</text:p>
              </table:table-cell>
              <table:table-cell office:value-type="float" office:value="243.56608">
                <text:p>243.56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37">
                <text:p>737</text:p>
              </table:table-cell>
              <table:table-cell office:value-type="float" office:value="163.691264">
                <text:p>163.691264</text:p>
              </table:table-cell>
              <table:table-cell office:value-type="float" office:value="205.214976">
                <text:p>205.214976</text:p>
              </table:table-cell>
              <table:table-cell office:value-type="float" office:value="243.276032">
                <text:p>243.276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38">
                <text:p>738</text:p>
              </table:table-cell>
              <table:table-cell office:value-type="float" office:value="163.401984">
                <text:p>163.401984</text:p>
              </table:table-cell>
              <table:table-cell office:value-type="float" office:value="205.001216">
                <text:p>205.001216</text:p>
              </table:table-cell>
              <table:table-cell office:value-type="float" office:value="243.166976">
                <text:p>243.166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39">
                <text:p>739</text:p>
              </table:table-cell>
              <table:table-cell office:value-type="float" office:value="163.112192">
                <text:p>163.112192</text:p>
              </table:table-cell>
              <table:table-cell office:value-type="float" office:value="204.924416">
                <text:p>204.924416</text:p>
              </table:table-cell>
              <table:table-cell office:value-type="float" office:value="242.872064">
                <text:p>242.872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162.82112">
                <text:p>162.82112</text:p>
              </table:table-cell>
              <table:table-cell office:value-type="float" office:value="204.6208">
                <text:p>204.6208</text:p>
              </table:table-cell>
              <table:table-cell office:value-type="float" office:value="242.577152">
                <text:p>242.577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41">
                <text:p>741</text:p>
              </table:table-cell>
              <table:table-cell office:value-type="float" office:value="162.52288">
                <text:p>162.52288</text:p>
              </table:table-cell>
              <table:table-cell office:value-type="float" office:value="204.449792">
                <text:p>204.449792</text:p>
              </table:table-cell>
              <table:table-cell office:value-type="float" office:value="242.434048">
                <text:p>242.4340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42">
                <text:p>742</text:p>
              </table:table-cell>
              <table:table-cell office:value-type="float" office:value="162.383104">
                <text:p>162.383104</text:p>
              </table:table-cell>
              <table:table-cell office:value-type="float" office:value="204.382976">
                <text:p>204.382976</text:p>
              </table:table-cell>
              <table:table-cell office:value-type="float" office:value="242.144768">
                <text:p>242.1447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43">
                <text:p>743</text:p>
              </table:table-cell>
              <table:table-cell office:value-type="float" office:value="162.093312">
                <text:p>162.093312</text:p>
              </table:table-cell>
              <table:table-cell office:value-type="float" office:value="204.04864">
                <text:p>204.04864</text:p>
              </table:table-cell>
              <table:table-cell office:value-type="float" office:value="241.999872">
                <text:p>241.999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44">
                <text:p>744</text:p>
              </table:table-cell>
              <table:table-cell office:value-type="float" office:value="161.949184">
                <text:p>161.949184</text:p>
              </table:table-cell>
              <table:table-cell office:value-type="float" office:value="203.824896">
                <text:p>203.824896</text:p>
              </table:table-cell>
              <table:table-cell office:value-type="float" office:value="241.709824">
                <text:p>241.709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45">
                <text:p>745</text:p>
              </table:table-cell>
              <table:table-cell office:value-type="float" office:value="161.661952">
                <text:p>161.661952</text:p>
              </table:table-cell>
              <table:table-cell office:value-type="float" office:value="203.727104">
                <text:p>203.727104</text:p>
              </table:table-cell>
              <table:table-cell office:value-type="float" office:value="241.565184">
                <text:p>241.565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46">
                <text:p>746</text:p>
              </table:table-cell>
              <table:table-cell office:value-type="float" office:value="161.399552">
                <text:p>161.399552</text:p>
              </table:table-cell>
              <table:table-cell office:value-type="float" office:value="203.410176">
                <text:p>203.410176</text:p>
              </table:table-cell>
              <table:table-cell office:value-type="float" office:value="241.272064">
                <text:p>241.272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47">
                <text:p>747</text:p>
              </table:table-cell>
              <table:table-cell office:value-type="float" office:value="161.041408">
                <text:p>161.041408</text:p>
              </table:table-cell>
              <table:table-cell office:value-type="float" office:value="203.235328">
                <text:p>203.235328</text:p>
              </table:table-cell>
              <table:table-cell office:value-type="float" office:value="241.126144">
                <text:p>241.126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48">
                <text:p>748</text:p>
              </table:table-cell>
              <table:table-cell office:value-type="float" office:value="160.912896">
                <text:p>160.912896</text:p>
              </table:table-cell>
              <table:table-cell office:value-type="float" office:value="203.214848">
                <text:p>203.214848</text:p>
              </table:table-cell>
              <table:table-cell office:value-type="float" office:value="240.890112">
                <text:p>240.890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49">
                <text:p>749</text:p>
              </table:table-cell>
              <table:table-cell office:value-type="float" office:value="160.770048">
                <text:p>160.770048</text:p>
              </table:table-cell>
              <table:table-cell office:value-type="float" office:value="202.921472">
                <text:p>202.921472</text:p>
              </table:table-cell>
              <table:table-cell office:value-type="float" office:value="240.710656">
                <text:p>240.710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160.479744">
                <text:p>160.479744</text:p>
              </table:table-cell>
              <table:table-cell office:value-type="float" office:value="202.751744">
                <text:p>202.751744</text:p>
              </table:table-cell>
              <table:table-cell office:value-type="float" office:value="240.573952">
                <text:p>240.5739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1">
                <text:p>751</text:p>
              </table:table-cell>
              <table:table-cell office:value-type="float" office:value="160.293888">
                <text:p>160.293888</text:p>
              </table:table-cell>
              <table:table-cell office:value-type="float" office:value="202.688">
                <text:p>202.688</text:p>
              </table:table-cell>
              <table:table-cell office:value-type="float" office:value="240.453888">
                <text:p>240.4538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2">
                <text:p>752</text:p>
              </table:table-cell>
              <table:table-cell office:value-type="float" office:value="160.154624">
                <text:p>160.154624</text:p>
              </table:table-cell>
              <table:table-cell office:value-type="float" office:value="202.396928">
                <text:p>202.396928</text:p>
              </table:table-cell>
              <table:table-cell office:value-type="float" office:value="240.310016">
                <text:p>240.310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3">
                <text:p>753</text:p>
              </table:table-cell>
              <table:table-cell office:value-type="float" office:value="159.758592">
                <text:p>159.758592</text:p>
              </table:table-cell>
              <table:table-cell office:value-type="float" office:value="202.299904">
                <text:p>202.299904</text:p>
              </table:table-cell>
              <table:table-cell office:value-type="float" office:value="240.02048">
                <text:p>240.020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4">
                <text:p>754</text:p>
              </table:table-cell>
              <table:table-cell office:value-type="float" office:value="159.352064">
                <text:p>159.352064</text:p>
              </table:table-cell>
              <table:table-cell office:value-type="float" office:value="202.011136">
                <text:p>202.011136</text:p>
              </table:table-cell>
              <table:table-cell office:value-type="float" office:value="239.91296">
                <text:p>239.91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5">
                <text:p>755</text:p>
              </table:table-cell>
              <table:table-cell office:value-type="float" office:value="159.051776">
                <text:p>159.051776</text:p>
              </table:table-cell>
              <table:table-cell office:value-type="float" office:value="201.842688">
                <text:p>201.842688</text:p>
              </table:table-cell>
              <table:table-cell office:value-type="float" office:value="239.621888">
                <text:p>239.6218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6">
                <text:p>756</text:p>
              </table:table-cell>
              <table:table-cell office:value-type="float" office:value="158.737152">
                <text:p>158.737152</text:p>
              </table:table-cell>
              <table:table-cell office:value-type="float" office:value="201.775104">
                <text:p>201.775104</text:p>
              </table:table-cell>
              <table:table-cell office:value-type="float" office:value="239.326976">
                <text:p>239.326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7">
                <text:p>757</text:p>
              </table:table-cell>
              <table:table-cell office:value-type="float" office:value="158.498304">
                <text:p>158.498304</text:p>
              </table:table-cell>
              <table:table-cell office:value-type="float" office:value="201.484032">
                <text:p>201.484032</text:p>
              </table:table-cell>
              <table:table-cell office:value-type="float" office:value="239.142912">
                <text:p>239.142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8">
                <text:p>758</text:p>
              </table:table-cell>
              <table:table-cell office:value-type="float" office:value="158.192896">
                <text:p>158.192896</text:p>
              </table:table-cell>
              <table:table-cell office:value-type="float" office:value="201.315072">
                <text:p>201.315072</text:p>
              </table:table-cell>
              <table:table-cell office:value-type="float" office:value="239.077888">
                <text:p>239.0778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9">
                <text:p>759</text:p>
              </table:table-cell>
              <table:table-cell office:value-type="float" office:value="158.00704">
                <text:p>158.00704</text:p>
              </table:table-cell>
              <table:table-cell office:value-type="float" office:value="201.27616">
                <text:p>201.27616</text:p>
              </table:table-cell>
              <table:table-cell office:value-type="float" office:value="238.73408">
                <text:p>238.734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157.85216">
                <text:p>157.85216</text:p>
              </table:table-cell>
              <table:table-cell office:value-type="float" office:value="200.98816">
                <text:p>200.98816</text:p>
              </table:table-cell>
              <table:table-cell office:value-type="float" office:value="238.435328">
                <text:p>238.435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61">
                <text:p>761</text:p>
              </table:table-cell>
              <table:table-cell office:value-type="float" office:value="157.677824">
                <text:p>157.677824</text:p>
              </table:table-cell>
              <table:table-cell office:value-type="float" office:value="200.814848">
                <text:p>200.814848</text:p>
              </table:table-cell>
              <table:table-cell office:value-type="float" office:value="238.141952">
                <text:p>238.1419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62">
                <text:p>762</text:p>
              </table:table-cell>
              <table:table-cell office:value-type="float" office:value="157.495552">
                <text:p>157.495552</text:p>
              </table:table-cell>
              <table:table-cell office:value-type="float" office:value="200.744704">
                <text:p>200.744704</text:p>
              </table:table-cell>
              <table:table-cell office:value-type="float" office:value="237.917952">
                <text:p>237.9179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63">
                <text:p>763</text:p>
              </table:table-cell>
              <table:table-cell office:value-type="float" office:value="157.421568">
                <text:p>157.421568</text:p>
              </table:table-cell>
              <table:table-cell office:value-type="float" office:value="200.386048">
                <text:p>200.386048</text:p>
              </table:table-cell>
              <table:table-cell office:value-type="float" office:value="237.772288">
                <text:p>237.772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64">
                <text:p>764</text:p>
              </table:table-cell>
              <table:table-cell office:value-type="float" office:value="157.239552">
                <text:p>157.239552</text:p>
              </table:table-cell>
              <table:table-cell office:value-type="float" office:value="200.242176">
                <text:p>200.242176</text:p>
              </table:table-cell>
              <table:table-cell office:value-type="float" office:value="237.43104">
                <text:p>237.43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65">
                <text:p>765</text:p>
              </table:table-cell>
              <table:table-cell office:value-type="float" office:value="157.078784">
                <text:p>157.078784</text:p>
              </table:table-cell>
              <table:table-cell office:value-type="float" office:value="199.927552">
                <text:p>199.927552</text:p>
              </table:table-cell>
              <table:table-cell office:value-type="float" office:value="237.263872">
                <text:p>237.263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66">
                <text:p>766</text:p>
              </table:table-cell>
              <table:table-cell office:value-type="float" office:value="156.896768">
                <text:p>156.896768</text:p>
              </table:table-cell>
              <table:table-cell office:value-type="float" office:value="199.739904">
                <text:p>199.739904</text:p>
              </table:table-cell>
              <table:table-cell office:value-type="float" office:value="236.956928">
                <text:p>236.956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67">
                <text:p>767</text:p>
              </table:table-cell>
              <table:table-cell office:value-type="float" office:value="156.711936">
                <text:p>156.711936</text:p>
              </table:table-cell>
              <table:table-cell office:value-type="float" office:value="199.671296">
                <text:p>199.671296</text:p>
              </table:table-cell>
              <table:table-cell office:value-type="float" office:value="236.768">
                <text:p>236.7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156.673024">
                <text:p>156.673024</text:p>
              </table:table-cell>
              <table:table-cell office:value-type="float" office:value="199.380224">
                <text:p>199.380224</text:p>
              </table:table-cell>
              <table:table-cell office:value-type="float" office:value="236.626944">
                <text:p>236.626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69">
                <text:p>769</text:p>
              </table:table-cell>
              <table:table-cell office:value-type="float" office:value="156.514304">
                <text:p>156.514304</text:p>
              </table:table-cell>
              <table:table-cell office:value-type="float" office:value="199.241984">
                <text:p>199.241984</text:p>
              </table:table-cell>
              <table:table-cell office:value-type="float" office:value="236.483328">
                <text:p>236.483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156.337152">
                <text:p>156.337152</text:p>
              </table:table-cell>
              <table:table-cell office:value-type="float" office:value="198.94272">
                <text:p>198.94272</text:p>
              </table:table-cell>
              <table:table-cell office:value-type="float" office:value="236.185088">
                <text:p>236.1850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71">
                <text:p>771</text:p>
              </table:table-cell>
              <table:table-cell office:value-type="float" office:value="156.206592">
                <text:p>156.206592</text:p>
              </table:table-cell>
              <table:table-cell office:value-type="float" office:value="198.756352">
                <text:p>198.756352</text:p>
              </table:table-cell>
              <table:table-cell office:value-type="float" office:value="235.879936">
                <text:p>235.879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72">
                <text:p>772</text:p>
              </table:table-cell>
              <table:table-cell office:value-type="float" office:value="156.153344">
                <text:p>156.153344</text:p>
              </table:table-cell>
              <table:table-cell office:value-type="float" office:value="198.686976">
                <text:p>198.686976</text:p>
              </table:table-cell>
              <table:table-cell office:value-type="float" office:value="235.955968">
                <text:p>235.9559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73">
                <text:p>773</text:p>
              </table:table-cell>
              <table:table-cell office:value-type="float" office:value="155.978752">
                <text:p>155.978752</text:p>
              </table:table-cell>
              <table:table-cell office:value-type="float" office:value="198.395904">
                <text:p>198.395904</text:p>
              </table:table-cell>
              <table:table-cell office:value-type="float" office:value="235.817216">
                <text:p>235.817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74">
                <text:p>774</text:p>
              </table:table-cell>
              <table:table-cell office:value-type="float" office:value="155.687936">
                <text:p>155.687936</text:p>
              </table:table-cell>
              <table:table-cell office:value-type="float" office:value="198.224128">
                <text:p>198.224128</text:p>
              </table:table-cell>
              <table:table-cell office:value-type="float" office:value="235.52512">
                <text:p>235.52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75">
                <text:p>775</text:p>
              </table:table-cell>
              <table:table-cell office:value-type="float" office:value="155.540992">
                <text:p>155.540992</text:p>
              </table:table-cell>
              <table:table-cell office:value-type="float" office:value="198.154752">
                <text:p>198.154752</text:p>
              </table:table-cell>
              <table:table-cell office:value-type="float" office:value="235.337728">
                <text:p>235.33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76">
                <text:p>776</text:p>
              </table:table-cell>
              <table:table-cell office:value-type="float" office:value="155.358976">
                <text:p>155.358976</text:p>
              </table:table-cell>
              <table:table-cell office:value-type="float" office:value="197.820928">
                <text:p>197.820928</text:p>
              </table:table-cell>
              <table:table-cell office:value-type="float" office:value="235.268864">
                <text:p>235.2688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77">
                <text:p>777</text:p>
              </table:table-cell>
              <table:table-cell office:value-type="float" office:value="154.949888">
                <text:p>154.949888</text:p>
              </table:table-cell>
              <table:table-cell office:value-type="float" office:value="197.60128">
                <text:p>197.60128</text:p>
              </table:table-cell>
              <table:table-cell office:value-type="float" office:value="234.974208">
                <text:p>234.974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78">
                <text:p>778</text:p>
              </table:table-cell>
              <table:table-cell office:value-type="float" office:value="154.543104">
                <text:p>154.543104</text:p>
              </table:table-cell>
              <table:table-cell office:value-type="float" office:value="197.50272">
                <text:p>197.50272</text:p>
              </table:table-cell>
              <table:table-cell office:value-type="float" office:value="234.679552">
                <text:p>234.6795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79">
                <text:p>779</text:p>
              </table:table-cell>
              <table:table-cell office:value-type="float" office:value="154.332928">
                <text:p>154.332928</text:p>
              </table:table-cell>
              <table:table-cell office:value-type="float" office:value="197.188608">
                <text:p>197.188608</text:p>
              </table:table-cell>
              <table:table-cell office:value-type="float" office:value="234.387968">
                <text:p>234.3879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154.081792">
                <text:p>154.081792</text:p>
              </table:table-cell>
              <table:table-cell office:value-type="float" office:value="197.012736">
                <text:p>197.012736</text:p>
              </table:table-cell>
              <table:table-cell office:value-type="float" office:value="234.24512">
                <text:p>234.24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81">
                <text:p>781</text:p>
              </table:table-cell>
              <table:table-cell office:value-type="float" office:value="153.25952">
                <text:p>153.25952</text:p>
              </table:table-cell>
              <table:table-cell office:value-type="float" office:value="196.944896">
                <text:p>196.944896</text:p>
              </table:table-cell>
              <table:table-cell office:value-type="float" office:value="233.955072">
                <text:p>233.9550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82">
                <text:p>782</text:p>
              </table:table-cell>
              <table:table-cell office:value-type="float" office:value="153.076224">
                <text:p>153.076224</text:p>
              </table:table-cell>
              <table:table-cell office:value-type="float" office:value="196.651008">
                <text:p>196.651008</text:p>
              </table:table-cell>
              <table:table-cell office:value-type="float" office:value="233.805824">
                <text:p>233.805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83">
                <text:p>783</text:p>
              </table:table-cell>
              <table:table-cell office:value-type="float" office:value="153.018368">
                <text:p>153.018368</text:p>
              </table:table-cell>
              <table:table-cell office:value-type="float" office:value="196.548608">
                <text:p>196.548608</text:p>
              </table:table-cell>
              <table:table-cell office:value-type="float" office:value="233.51296">
                <text:p>233.51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84">
                <text:p>784</text:p>
              </table:table-cell>
              <table:table-cell office:value-type="float" office:value="152.772608">
                <text:p>152.772608</text:p>
              </table:table-cell>
              <table:table-cell office:value-type="float" office:value="196.256512">
                <text:p>196.256512</text:p>
              </table:table-cell>
              <table:table-cell office:value-type="float" office:value="233.368064">
                <text:p>233.368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85">
                <text:p>785</text:p>
              </table:table-cell>
              <table:table-cell office:value-type="float" office:value="152.41216">
                <text:p>152.41216</text:p>
              </table:table-cell>
              <table:table-cell office:value-type="float" office:value="196.045056">
                <text:p>196.045056</text:p>
              </table:table-cell>
              <table:table-cell office:value-type="float" office:value="233.0752">
                <text:p>233.07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86">
                <text:p>786</text:p>
              </table:table-cell>
              <table:table-cell office:value-type="float" office:value="151.96416">
                <text:p>151.96416</text:p>
              </table:table-cell>
              <table:table-cell office:value-type="float" office:value="195.967232">
                <text:p>195.967232</text:p>
              </table:table-cell>
              <table:table-cell office:value-type="float" office:value="232.89088">
                <text:p>232.890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87">
                <text:p>787</text:p>
              </table:table-cell>
              <table:table-cell office:value-type="float" office:value="151.72992">
                <text:p>151.72992</text:p>
              </table:table-cell>
              <table:table-cell office:value-type="float" office:value="195.65824">
                <text:p>195.65824</text:p>
              </table:table-cell>
              <table:table-cell office:value-type="float" office:value="232.634368">
                <text:p>232.634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88">
                <text:p>788</text:p>
              </table:table-cell>
              <table:table-cell office:value-type="float" office:value="151.345664">
                <text:p>151.345664</text:p>
              </table:table-cell>
              <table:table-cell office:value-type="float" office:value="195.483136">
                <text:p>195.483136</text:p>
              </table:table-cell>
              <table:table-cell office:value-type="float" office:value="232.5312">
                <text:p>232.53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89">
                <text:p>789</text:p>
              </table:table-cell>
              <table:table-cell office:value-type="float" office:value="151.334912">
                <text:p>151.334912</text:p>
              </table:table-cell>
              <table:table-cell office:value-type="float" office:value="195.376384">
                <text:p>195.376384</text:p>
              </table:table-cell>
              <table:table-cell office:value-type="float" office:value="232.22528">
                <text:p>232.225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151.0528">
                <text:p>151.0528</text:p>
              </table:table-cell>
              <table:table-cell office:value-type="float" office:value="195.031808">
                <text:p>195.031808</text:p>
              </table:table-cell>
              <table:table-cell office:value-type="float" office:value="231.90912">
                <text:p>231.90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91">
                <text:p>791</text:p>
              </table:table-cell>
              <table:table-cell office:value-type="float" office:value="150.927616">
                <text:p>150.927616</text:p>
              </table:table-cell>
              <table:table-cell office:value-type="float" office:value="194.837248">
                <text:p>194.837248</text:p>
              </table:table-cell>
              <table:table-cell office:value-type="float" office:value="231.724032">
                <text:p>231.724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92">
                <text:p>792</text:p>
              </table:table-cell>
              <table:table-cell office:value-type="float" office:value="150.635776">
                <text:p>150.635776</text:p>
              </table:table-cell>
              <table:table-cell office:value-type="float" office:value="194.764032">
                <text:p>194.764032</text:p>
              </table:table-cell>
              <table:table-cell office:value-type="float" office:value="231.61984">
                <text:p>231.61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93">
                <text:p>793</text:p>
              </table:table-cell>
              <table:table-cell office:value-type="float" office:value="150.347264">
                <text:p>150.347264</text:p>
              </table:table-cell>
              <table:table-cell office:value-type="float" office:value="194.473984">
                <text:p>194.473984</text:p>
              </table:table-cell>
              <table:table-cell office:value-type="float" office:value="231.330304">
                <text:p>231.330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94">
                <text:p>794</text:p>
              </table:table-cell>
              <table:table-cell office:value-type="float" office:value="149.914368">
                <text:p>149.914368</text:p>
              </table:table-cell>
              <table:table-cell office:value-type="float" office:value="194.24">
                <text:p>194.24</text:p>
              </table:table-cell>
              <table:table-cell office:value-type="float" office:value="231.02976">
                <text:p>231.02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95">
                <text:p>795</text:p>
              </table:table-cell>
              <table:table-cell office:value-type="float" office:value="149.414144">
                <text:p>149.414144</text:p>
              </table:table-cell>
              <table:table-cell office:value-type="float" office:value="194.161664">
                <text:p>194.161664</text:p>
              </table:table-cell>
              <table:table-cell office:value-type="float" office:value="230.843648">
                <text:p>230.843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96">
                <text:p>796</text:p>
              </table:table-cell>
              <table:table-cell office:value-type="float" office:value="149.11488">
                <text:p>149.11488</text:p>
              </table:table-cell>
              <table:table-cell office:value-type="float" office:value="193.856">
                <text:p>193.856</text:p>
              </table:table-cell>
              <table:table-cell office:value-type="float" office:value="230.742016">
                <text:p>230.742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97">
                <text:p>797</text:p>
              </table:table-cell>
              <table:table-cell office:value-type="float" office:value="148.801792">
                <text:p>148.801792</text:p>
              </table:table-cell>
              <table:table-cell office:value-type="float" office:value="193.682944">
                <text:p>193.682944</text:p>
              </table:table-cell>
              <table:table-cell office:value-type="float" office:value="230.413056">
                <text:p>230.413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98">
                <text:p>798</text:p>
              </table:table-cell>
              <table:table-cell office:value-type="float" office:value="148.534016">
                <text:p>148.534016</text:p>
              </table:table-cell>
              <table:table-cell office:value-type="float" office:value="193.545216">
                <text:p>193.545216</text:p>
              </table:table-cell>
              <table:table-cell office:value-type="float" office:value="230.111232">
                <text:p>230.111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99">
                <text:p>799</text:p>
              </table:table-cell>
              <table:table-cell office:value-type="float" office:value="148.099328">
                <text:p>148.099328</text:p>
              </table:table-cell>
              <table:table-cell office:value-type="float" office:value="193.406976">
                <text:p>193.406976</text:p>
              </table:table-cell>
              <table:table-cell office:value-type="float" office:value="229.878528">
                <text:p>229.8785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47.948288">
                <text:p>147.948288</text:p>
              </table:table-cell>
              <table:table-cell office:value-type="float" office:value="193.339904">
                <text:p>193.339904</text:p>
              </table:table-cell>
              <table:table-cell office:value-type="float" office:value="229.6768">
                <text:p>229.67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1">
                <text:p>801</text:p>
              </table:table-cell>
              <table:table-cell office:value-type="float" office:value="147.750144">
                <text:p>147.750144</text:p>
              </table:table-cell>
              <table:table-cell office:value-type="float" office:value="193.042176">
                <text:p>193.042176</text:p>
              </table:table-cell>
              <table:table-cell office:value-type="float" office:value="229.805056">
                <text:p>229.805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2">
                <text:p>802</text:p>
              </table:table-cell>
              <table:table-cell office:value-type="float" office:value="147.452928">
                <text:p>147.452928</text:p>
              </table:table-cell>
              <table:table-cell office:value-type="float" office:value="192.939264">
                <text:p>192.939264</text:p>
              </table:table-cell>
              <table:table-cell office:value-type="float" office:value="229.661184">
                <text:p>229.661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3">
                <text:p>803</text:p>
              </table:table-cell>
              <table:table-cell office:value-type="float" office:value="147.147264">
                <text:p>147.147264</text:p>
              </table:table-cell>
              <table:table-cell office:value-type="float" office:value="192.651008">
                <text:p>192.651008</text:p>
              </table:table-cell>
              <table:table-cell office:value-type="float" office:value="229.371904">
                <text:p>229.371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4">
                <text:p>804</text:p>
              </table:table-cell>
              <table:table-cell office:value-type="float" office:value="146.89024">
                <text:p>146.89024</text:p>
              </table:table-cell>
              <table:table-cell office:value-type="float" office:value="192.47872">
                <text:p>192.47872</text:p>
              </table:table-cell>
              <table:table-cell office:value-type="float" office:value="228.95232">
                <text:p>228.95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5">
                <text:p>805</text:p>
              </table:table-cell>
              <table:table-cell office:value-type="float" office:value="146.774272">
                <text:p>146.774272</text:p>
              </table:table-cell>
              <table:table-cell office:value-type="float" office:value="192.416">
                <text:p>192.416</text:p>
              </table:table-cell>
              <table:table-cell office:value-type="float" office:value="228.79616">
                <text:p>228.79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6">
                <text:p>806</text:p>
              </table:table-cell>
              <table:table-cell office:value-type="float" office:value="146.2528">
                <text:p>146.2528</text:p>
              </table:table-cell>
              <table:table-cell office:value-type="float" office:value="192.111872">
                <text:p>192.111872</text:p>
              </table:table-cell>
              <table:table-cell office:value-type="float" office:value="228.4928">
                <text:p>228.4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7">
                <text:p>807</text:p>
              </table:table-cell>
              <table:table-cell office:value-type="float" office:value="146.04928">
                <text:p>146.04928</text:p>
              </table:table-cell>
              <table:table-cell office:value-type="float" office:value="191.803648">
                <text:p>191.803648</text:p>
              </table:table-cell>
              <table:table-cell office:value-type="float" office:value="228.412672">
                <text:p>228.412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8">
                <text:p>808</text:p>
              </table:table-cell>
              <table:table-cell office:value-type="float" office:value="145.775616">
                <text:p>145.775616</text:p>
              </table:table-cell>
              <table:table-cell office:value-type="float" office:value="191.629824">
                <text:p>191.629824</text:p>
              </table:table-cell>
              <table:table-cell office:value-type="float" office:value="228.118528">
                <text:p>228.1185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9">
                <text:p>809</text:p>
              </table:table-cell>
              <table:table-cell office:value-type="float" office:value="145.58208">
                <text:p>145.58208</text:p>
              </table:table-cell>
              <table:table-cell office:value-type="float" office:value="191.450112">
                <text:p>191.450112</text:p>
              </table:table-cell>
              <table:table-cell office:value-type="float" office:value="227.816448">
                <text:p>227.816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145.417984">
                <text:p>145.417984</text:p>
              </table:table-cell>
              <table:table-cell office:value-type="float" office:value="191.420672">
                <text:p>191.420672</text:p>
              </table:table-cell>
              <table:table-cell office:value-type="float" office:value="227.504128">
                <text:p>227.504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11">
                <text:p>811</text:p>
              </table:table-cell>
              <table:table-cell office:value-type="float" office:value="145.085696">
                <text:p>145.085696</text:p>
              </table:table-cell>
              <table:table-cell office:value-type="float" office:value="191.112192">
                <text:p>191.112192</text:p>
              </table:table-cell>
              <table:table-cell office:value-type="float" office:value="227.193856">
                <text:p>227.193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12">
                <text:p>812</text:p>
              </table:table-cell>
              <table:table-cell office:value-type="float" office:value="144.962816">
                <text:p>144.962816</text:p>
              </table:table-cell>
              <table:table-cell office:value-type="float" office:value="190.822656">
                <text:p>190.822656</text:p>
              </table:table-cell>
              <table:table-cell office:value-type="float" office:value="226.992384">
                <text:p>226.992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13">
                <text:p>813</text:p>
              </table:table-cell>
              <table:table-cell office:value-type="float" office:value="144.78208">
                <text:p>144.78208</text:p>
              </table:table-cell>
              <table:table-cell office:value-type="float" office:value="190.651648">
                <text:p>190.651648</text:p>
              </table:table-cell>
              <table:table-cell office:value-type="float" office:value="226.894336">
                <text:p>226.8943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14">
                <text:p>814</text:p>
              </table:table-cell>
              <table:table-cell office:value-type="float" office:value="144.660992">
                <text:p>144.660992</text:p>
              </table:table-cell>
              <table:table-cell office:value-type="float" office:value="190.622464">
                <text:p>190.622464</text:p>
              </table:table-cell>
              <table:table-cell office:value-type="float" office:value="226.52032">
                <text:p>226.52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15">
                <text:p>815</text:p>
              </table:table-cell>
              <table:table-cell office:value-type="float" office:value="144.371712">
                <text:p>144.371712</text:p>
              </table:table-cell>
              <table:table-cell office:value-type="float" office:value="190.330112">
                <text:p>190.330112</text:p>
              </table:table-cell>
              <table:table-cell office:value-type="float" office:value="226.20032">
                <text:p>226.20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16">
                <text:p>816</text:p>
              </table:table-cell>
              <table:table-cell office:value-type="float" office:value="144.00384">
                <text:p>144.00384</text:p>
              </table:table-cell>
              <table:table-cell office:value-type="float" office:value="190.035712">
                <text:p>190.035712</text:p>
              </table:table-cell>
              <table:table-cell office:value-type="float" office:value="225.881856">
                <text:p>225.881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17">
                <text:p>817</text:p>
              </table:table-cell>
              <table:table-cell office:value-type="float" office:value="143.740928">
                <text:p>143.740928</text:p>
              </table:table-cell>
              <table:table-cell office:value-type="float" office:value="189.866752">
                <text:p>189.866752</text:p>
              </table:table-cell>
              <table:table-cell office:value-type="float" office:value="225.564928">
                <text:p>225.564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18">
                <text:p>818</text:p>
              </table:table-cell>
              <table:table-cell office:value-type="float" office:value="143.63776">
                <text:p>143.63776</text:p>
              </table:table-cell>
              <table:table-cell office:value-type="float" office:value="189.817088">
                <text:p>189.817088</text:p>
              </table:table-cell>
              <table:table-cell office:value-type="float" office:value="225.214976">
                <text:p>225.214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19">
                <text:p>819</text:p>
              </table:table-cell>
              <table:table-cell office:value-type="float" office:value="143.522048">
                <text:p>143.522048</text:p>
              </table:table-cell>
              <table:table-cell office:value-type="float" office:value="189.524224">
                <text:p>189.524224</text:p>
              </table:table-cell>
              <table:table-cell office:value-type="float" office:value="225.060864">
                <text:p>225.0608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143.120896">
                <text:p>143.120896</text:p>
              </table:table-cell>
              <table:table-cell office:value-type="float" office:value="189.226752">
                <text:p>189.226752</text:p>
              </table:table-cell>
              <table:table-cell office:value-type="float" office:value="224.738304">
                <text:p>224.738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1">
                <text:p>821</text:p>
              </table:table-cell>
              <table:table-cell office:value-type="float" office:value="142.906112">
                <text:p>142.906112</text:p>
              </table:table-cell>
              <table:table-cell office:value-type="float" office:value="189.126144">
                <text:p>189.126144</text:p>
              </table:table-cell>
              <table:table-cell office:value-type="float" office:value="224.42624">
                <text:p>224.426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2">
                <text:p>822</text:p>
              </table:table-cell>
              <table:table-cell office:value-type="float" office:value="142.76992">
                <text:p>142.76992</text:p>
              </table:table-cell>
              <table:table-cell office:value-type="float" office:value="188.833792">
                <text:p>188.833792</text:p>
              </table:table-cell>
              <table:table-cell office:value-type="float" office:value="224.2752">
                <text:p>224.27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3">
                <text:p>823</text:p>
              </table:table-cell>
              <table:table-cell office:value-type="float" office:value="142.482944">
                <text:p>142.482944</text:p>
              </table:table-cell>
              <table:table-cell office:value-type="float" office:value="188.73216">
                <text:p>188.73216</text:p>
              </table:table-cell>
              <table:table-cell office:value-type="float" office:value="223.981568">
                <text:p>223.981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4">
                <text:p>824</text:p>
              </table:table-cell>
              <table:table-cell office:value-type="float" office:value="142.354176">
                <text:p>142.354176</text:p>
              </table:table-cell>
              <table:table-cell office:value-type="float" office:value="188.440576">
                <text:p>188.440576</text:p>
              </table:table-cell>
              <table:table-cell office:value-type="float" office:value="223.702272">
                <text:p>223.702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142.23616">
                <text:p>142.23616</text:p>
              </table:table-cell>
              <table:table-cell office:value-type="float" office:value="188.34176">
                <text:p>188.34176</text:p>
              </table:table-cell>
              <table:table-cell office:value-type="float" office:value="223.530752">
                <text:p>223.5307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6">
                <text:p>826</text:p>
              </table:table-cell>
              <table:table-cell office:value-type="float" office:value="141.950464">
                <text:p>141.950464</text:p>
              </table:table-cell>
              <table:table-cell office:value-type="float" office:value="188.047872">
                <text:p>188.047872</text:p>
              </table:table-cell>
              <table:table-cell office:value-type="float" office:value="223.216128">
                <text:p>223.216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7">
                <text:p>827</text:p>
              </table:table-cell>
              <table:table-cell office:value-type="float" office:value="141.609984">
                <text:p>141.609984</text:p>
              </table:table-cell>
              <table:table-cell office:value-type="float" office:value="187.942912">
                <text:p>187.942912</text:p>
              </table:table-cell>
              <table:table-cell office:value-type="float" office:value="223.012352">
                <text:p>223.012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8">
                <text:p>828</text:p>
              </table:table-cell>
              <table:table-cell office:value-type="float" office:value="141.348096">
                <text:p>141.348096</text:p>
              </table:table-cell>
              <table:table-cell office:value-type="float" office:value="187.649792">
                <text:p>187.649792</text:p>
              </table:table-cell>
              <table:table-cell office:value-type="float" office:value="222.909952">
                <text:p>222.9099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9">
                <text:p>829</text:p>
              </table:table-cell>
              <table:table-cell office:value-type="float" office:value="141.30816">
                <text:p>141.30816</text:p>
              </table:table-cell>
              <table:table-cell office:value-type="float" office:value="187.55072">
                <text:p>187.55072</text:p>
              </table:table-cell>
              <table:table-cell office:value-type="float" office:value="222.781696">
                <text:p>222.7816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141.009408">
                <text:p>141.009408</text:p>
              </table:table-cell>
              <table:table-cell office:value-type="float" office:value="187.26144">
                <text:p>187.26144</text:p>
              </table:table-cell>
              <table:table-cell office:value-type="float" office:value="222.615808">
                <text:p>222.6158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31">
                <text:p>831</text:p>
              </table:table-cell>
              <table:table-cell office:value-type="float" office:value="140.884992">
                <text:p>140.884992</text:p>
              </table:table-cell>
              <table:table-cell office:value-type="float" office:value="187.134208">
                <text:p>187.134208</text:p>
              </table:table-cell>
              <table:table-cell office:value-type="float" office:value="222.301696">
                <text:p>222.3016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140.535808">
                <text:p>140.535808</text:p>
              </table:table-cell>
              <table:table-cell office:value-type="float" office:value="186.832128">
                <text:p>186.832128</text:p>
              </table:table-cell>
              <table:table-cell office:value-type="float" office:value="222.185216">
                <text:p>222.185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33">
                <text:p>833</text:p>
              </table:table-cell>
              <table:table-cell office:value-type="float" office:value="140.239616">
                <text:p>140.239616</text:p>
              </table:table-cell>
              <table:table-cell office:value-type="float" office:value="186.528">
                <text:p>186.528</text:p>
              </table:table-cell>
              <table:table-cell office:value-type="float" office:value="221.83808">
                <text:p>221.838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34">
                <text:p>834</text:p>
              </table:table-cell>
              <table:table-cell office:value-type="float" office:value="139.947776">
                <text:p>139.947776</text:p>
              </table:table-cell>
              <table:table-cell office:value-type="float" office:value="186.354176">
                <text:p>186.354176</text:p>
              </table:table-cell>
              <table:table-cell office:value-type="float" office:value="221.53728">
                <text:p>221.53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35">
                <text:p>835</text:p>
              </table:table-cell>
              <table:table-cell office:value-type="float" office:value="139.764224">
                <text:p>139.764224</text:p>
              </table:table-cell>
              <table:table-cell office:value-type="float" office:value="186.292224">
                <text:p>186.292224</text:p>
              </table:table-cell>
              <table:table-cell office:value-type="float" office:value="221.301248">
                <text:p>221.301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36">
                <text:p>836</text:p>
              </table:table-cell>
              <table:table-cell office:value-type="float" office:value="139.581184">
                <text:p>139.581184</text:p>
              </table:table-cell>
              <table:table-cell office:value-type="float" office:value="185.999872">
                <text:p>185.999872</text:p>
              </table:table-cell>
              <table:table-cell office:value-type="float" office:value="221.181184">
                <text:p>221.181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37">
                <text:p>837</text:p>
              </table:table-cell>
              <table:table-cell office:value-type="float" office:value="139.48288">
                <text:p>139.48288</text:p>
              </table:table-cell>
              <table:table-cell office:value-type="float" office:value="185.708032">
                <text:p>185.708032</text:p>
              </table:table-cell>
              <table:table-cell office:value-type="float" office:value="220.91008">
                <text:p>220.91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38">
                <text:p>838</text:p>
              </table:table-cell>
              <table:table-cell office:value-type="float" office:value="139.195392">
                <text:p>139.195392</text:p>
              </table:table-cell>
              <table:table-cell office:value-type="float" office:value="185.56416">
                <text:p>185.56416</text:p>
              </table:table-cell>
              <table:table-cell office:value-type="float" office:value="220.612096">
                <text:p>220.612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39">
                <text:p>839</text:p>
              </table:table-cell>
              <table:table-cell office:value-type="float" office:value="138.904832">
                <text:p>138.904832</text:p>
              </table:table-cell>
              <table:table-cell office:value-type="float" office:value="185.49376">
                <text:p>185.49376</text:p>
              </table:table-cell>
              <table:table-cell office:value-type="float" office:value="220.519936">
                <text:p>220.519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138.722816">
                <text:p>138.722816</text:p>
              </table:table-cell>
              <table:table-cell office:value-type="float" office:value="185.202944">
                <text:p>185.202944</text:p>
              </table:table-cell>
              <table:table-cell office:value-type="float" office:value="220.32768">
                <text:p>220.327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41">
                <text:p>841</text:p>
              </table:table-cell>
              <table:table-cell office:value-type="float" office:value="138.49088">
                <text:p>138.49088</text:p>
              </table:table-cell>
              <table:table-cell office:value-type="float" office:value="185.125632">
                <text:p>185.125632</text:p>
              </table:table-cell>
              <table:table-cell office:value-type="float" office:value="220.089088">
                <text:p>220.0890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42">
                <text:p>842</text:p>
              </table:table-cell>
              <table:table-cell office:value-type="float" office:value="138.022912">
                <text:p>138.022912</text:p>
              </table:table-cell>
              <table:table-cell office:value-type="float" office:value="184.827392">
                <text:p>184.827392</text:p>
              </table:table-cell>
              <table:table-cell office:value-type="float" office:value="219.785984">
                <text:p>219.785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43">
                <text:p>843</text:p>
              </table:table-cell>
              <table:table-cell office:value-type="float" office:value="137.897984">
                <text:p>137.897984</text:p>
              </table:table-cell>
              <table:table-cell office:value-type="float" office:value="184.75136">
                <text:p>184.75136</text:p>
              </table:table-cell>
              <table:table-cell office:value-type="float" office:value="219.642368">
                <text:p>219.642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44">
                <text:p>844</text:p>
              </table:table-cell>
              <table:table-cell office:value-type="float" office:value="137.668096">
                <text:p>137.668096</text:p>
              </table:table-cell>
              <table:table-cell office:value-type="float" office:value="184.455936">
                <text:p>184.455936</text:p>
              </table:table-cell>
              <table:table-cell office:value-type="float" office:value="219.354368">
                <text:p>219.354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45">
                <text:p>845</text:p>
              </table:table-cell>
              <table:table-cell office:value-type="float" office:value="137.293312">
                <text:p>137.293312</text:p>
              </table:table-cell>
              <table:table-cell office:value-type="float" office:value="184.16">
                <text:p>184.16</text:p>
              </table:table-cell>
              <table:table-cell office:value-type="float" office:value="219.248896">
                <text:p>219.2488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46">
                <text:p>846</text:p>
              </table:table-cell>
              <table:table-cell office:value-type="float" office:value="137.10208">
                <text:p>137.10208</text:p>
              </table:table-cell>
              <table:table-cell office:value-type="float" office:value="184.057856">
                <text:p>184.057856</text:p>
              </table:table-cell>
              <table:table-cell office:value-type="float" office:value="218.954752">
                <text:p>218.9547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47">
                <text:p>847</text:p>
              </table:table-cell>
              <table:table-cell office:value-type="float" office:value="136.894976">
                <text:p>136.894976</text:p>
              </table:table-cell>
              <table:table-cell office:value-type="float" office:value="183.766784">
                <text:p>183.766784</text:p>
              </table:table-cell>
              <table:table-cell office:value-type="float" office:value="218.657024">
                <text:p>218.657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48">
                <text:p>848</text:p>
              </table:table-cell>
              <table:table-cell office:value-type="float" office:value="136.580608">
                <text:p>136.580608</text:p>
              </table:table-cell>
              <table:table-cell office:value-type="float" office:value="183.471104">
                <text:p>183.471104</text:p>
              </table:table-cell>
              <table:table-cell office:value-type="float" office:value="218.510848">
                <text:p>218.5108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49">
                <text:p>849</text:p>
              </table:table-cell>
              <table:table-cell office:value-type="float" office:value="136.391168">
                <text:p>136.391168</text:p>
              </table:table-cell>
              <table:table-cell office:value-type="float" office:value="183.302144">
                <text:p>183.302144</text:p>
              </table:table-cell>
              <table:table-cell office:value-type="float" office:value="218.219264">
                <text:p>218.219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136.20096">
                <text:p>136.20096</text:p>
              </table:table-cell>
              <table:table-cell office:value-type="float" office:value="183.272192">
                <text:p>183.272192</text:p>
              </table:table-cell>
              <table:table-cell office:value-type="float" office:value="218.035968">
                <text:p>218.0359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1">
                <text:p>851</text:p>
              </table:table-cell>
              <table:table-cell office:value-type="float" office:value="136.079872">
                <text:p>136.079872</text:p>
              </table:table-cell>
              <table:table-cell office:value-type="float" office:value="182.977024">
                <text:p>182.977024</text:p>
              </table:table-cell>
              <table:table-cell office:value-type="float" office:value="217.89184">
                <text:p>217.89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2">
                <text:p>852</text:p>
              </table:table-cell>
              <table:table-cell office:value-type="float" office:value="136.015104">
                <text:p>136.015104</text:p>
              </table:table-cell>
              <table:table-cell office:value-type="float" office:value="182.678016">
                <text:p>182.678016</text:p>
              </table:table-cell>
              <table:table-cell office:value-type="float" office:value="217.554432">
                <text:p>217.554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3">
                <text:p>853</text:p>
              </table:table-cell>
              <table:table-cell office:value-type="float" office:value="136.077568">
                <text:p>136.077568</text:p>
              </table:table-cell>
              <table:table-cell office:value-type="float" office:value="182.574848">
                <text:p>182.574848</text:p>
              </table:table-cell>
              <table:table-cell office:value-type="float" office:value="217.404672">
                <text:p>217.404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4">
                <text:p>854</text:p>
              </table:table-cell>
              <table:table-cell office:value-type="float" office:value="135.917824">
                <text:p>135.917824</text:p>
              </table:table-cell>
              <table:table-cell office:value-type="float" office:value="182.28224">
                <text:p>182.28224</text:p>
              </table:table-cell>
              <table:table-cell office:value-type="float" office:value="217.105152">
                <text:p>217.105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5">
                <text:p>855</text:p>
              </table:table-cell>
              <table:table-cell office:value-type="float" office:value="135.837952">
                <text:p>135.837952</text:p>
              </table:table-cell>
              <table:table-cell office:value-type="float" office:value="182.183424">
                <text:p>182.183424</text:p>
              </table:table-cell>
              <table:table-cell office:value-type="float" office:value="216.948992">
                <text:p>216.9489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6">
                <text:p>856</text:p>
              </table:table-cell>
              <table:table-cell office:value-type="float" office:value="135.552256">
                <text:p>135.552256</text:p>
              </table:table-cell>
              <table:table-cell office:value-type="float" office:value="181.892352">
                <text:p>181.892352</text:p>
              </table:table-cell>
              <table:table-cell office:value-type="float" office:value="216.658176">
                <text:p>216.658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7">
                <text:p>857</text:p>
              </table:table-cell>
              <table:table-cell office:value-type="float" office:value="135.136">
                <text:p>135.136</text:p>
              </table:table-cell>
              <table:table-cell office:value-type="float" office:value="181.718784">
                <text:p>181.718784</text:p>
              </table:table-cell>
              <table:table-cell office:value-type="float" office:value="216.472832">
                <text:p>216.472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8">
                <text:p>858</text:p>
              </table:table-cell>
              <table:table-cell office:value-type="float" office:value="134.88384">
                <text:p>134.88384</text:p>
              </table:table-cell>
              <table:table-cell office:value-type="float" office:value="181.66016">
                <text:p>181.66016</text:p>
              </table:table-cell>
              <table:table-cell office:value-type="float" office:value="216.329216">
                <text:p>216.329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9">
                <text:p>859</text:p>
              </table:table-cell>
              <table:table-cell office:value-type="float" office:value="134.721024">
                <text:p>134.721024</text:p>
              </table:table-cell>
              <table:table-cell office:value-type="float" office:value="181.394944">
                <text:p>181.394944</text:p>
              </table:table-cell>
              <table:table-cell office:value-type="float" office:value="216.035072">
                <text:p>216.0350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134.431488">
                <text:p>134.431488</text:p>
              </table:table-cell>
              <table:table-cell office:value-type="float" office:value="181.09824">
                <text:p>181.09824</text:p>
              </table:table-cell>
              <table:table-cell office:value-type="float" office:value="215.847936">
                <text:p>215.847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61">
                <text:p>861</text:p>
              </table:table-cell>
              <table:table-cell office:value-type="float" office:value="134.141184">
                <text:p>134.141184</text:p>
              </table:table-cell>
              <table:table-cell office:value-type="float" office:value="180.925952">
                <text:p>180.925952</text:p>
              </table:table-cell>
              <table:table-cell office:value-type="float" office:value="215.705088">
                <text:p>215.7050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62">
                <text:p>862</text:p>
              </table:table-cell>
              <table:table-cell office:value-type="float" office:value="133.95712">
                <text:p>133.95712</text:p>
              </table:table-cell>
              <table:table-cell office:value-type="float" office:value="180.98304">
                <text:p>180.98304</text:p>
              </table:table-cell>
              <table:table-cell office:value-type="float" office:value="215.392512">
                <text:p>215.392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63">
                <text:p>863</text:p>
              </table:table-cell>
              <table:table-cell office:value-type="float" office:value="133.837824">
                <text:p>133.837824</text:p>
              </table:table-cell>
              <table:table-cell office:value-type="float" office:value="180.653824">
                <text:p>180.653824</text:p>
              </table:table-cell>
              <table:table-cell office:value-type="float" office:value="215.213056">
                <text:p>215.213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64">
                <text:p>864</text:p>
              </table:table-cell>
              <table:table-cell office:value-type="float" office:value="133.549824">
                <text:p>133.549824</text:p>
              </table:table-cell>
              <table:table-cell office:value-type="float" office:value="180.352">
                <text:p>180.352</text:p>
              </table:table-cell>
              <table:table-cell office:value-type="float" office:value="215.069952">
                <text:p>215.0699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65">
                <text:p>865</text:p>
              </table:table-cell>
              <table:table-cell office:value-type="float" office:value="133.39648">
                <text:p>133.39648</text:p>
              </table:table-cell>
              <table:table-cell office:value-type="float" office:value="180.043776">
                <text:p>180.043776</text:p>
              </table:table-cell>
              <table:table-cell office:value-type="float" office:value="214.777856">
                <text:p>214.777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66">
                <text:p>866</text:p>
              </table:table-cell>
              <table:table-cell office:value-type="float" office:value="133.216256">
                <text:p>133.216256</text:p>
              </table:table-cell>
              <table:table-cell office:value-type="float" office:value="179.748608">
                <text:p>179.748608</text:p>
              </table:table-cell>
              <table:table-cell office:value-type="float" office:value="214.593024">
                <text:p>214.593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67">
                <text:p>867</text:p>
              </table:table-cell>
              <table:table-cell office:value-type="float" office:value="133.035008">
                <text:p>133.035008</text:p>
              </table:table-cell>
              <table:table-cell office:value-type="float" office:value="179.581696">
                <text:p>179.581696</text:p>
              </table:table-cell>
              <table:table-cell office:value-type="float" office:value="214.621952">
                <text:p>214.6219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68">
                <text:p>868</text:p>
              </table:table-cell>
              <table:table-cell office:value-type="float" office:value="132.934656">
                <text:p>132.934656</text:p>
              </table:table-cell>
              <table:table-cell office:value-type="float" office:value="179.517696">
                <text:p>179.517696</text:p>
              </table:table-cell>
              <table:table-cell office:value-type="float" office:value="214.47168">
                <text:p>214.47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69">
                <text:p>869</text:p>
              </table:table-cell>
              <table:table-cell office:value-type="float" office:value="132.78208">
                <text:p>132.78208</text:p>
              </table:table-cell>
              <table:table-cell office:value-type="float" office:value="179.215872">
                <text:p>179.215872</text:p>
              </table:table-cell>
              <table:table-cell office:value-type="float" office:value="214.330112">
                <text:p>214.330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132.481792">
                <text:p>132.481792</text:p>
              </table:table-cell>
              <table:table-cell office:value-type="float" office:value="178.90688">
                <text:p>178.90688</text:p>
              </table:table-cell>
              <table:table-cell office:value-type="float" office:value="214.042624">
                <text:p>214.0426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71">
                <text:p>871</text:p>
              </table:table-cell>
              <table:table-cell office:value-type="float" office:value="132.162816">
                <text:p>132.162816</text:p>
              </table:table-cell>
              <table:table-cell office:value-type="float" office:value="178.80576">
                <text:p>178.80576</text:p>
              </table:table-cell>
              <table:table-cell office:value-type="float" office:value="213.937664">
                <text:p>213.937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72">
                <text:p>872</text:p>
              </table:table-cell>
              <table:table-cell office:value-type="float" office:value="131.969024">
                <text:p>131.969024</text:p>
              </table:table-cell>
              <table:table-cell office:value-type="float" office:value="178.515456">
                <text:p>178.515456</text:p>
              </table:table-cell>
              <table:table-cell office:value-type="float" office:value="213.641728">
                <text:p>213.641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73">
                <text:p>873</text:p>
              </table:table-cell>
              <table:table-cell office:value-type="float" office:value="131.787264">
                <text:p>131.787264</text:p>
              </table:table-cell>
              <table:table-cell office:value-type="float" office:value="178.343936">
                <text:p>178.343936</text:p>
              </table:table-cell>
              <table:table-cell office:value-type="float" office:value="213.350656">
                <text:p>213.350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74">
                <text:p>874</text:p>
              </table:table-cell>
              <table:table-cell office:value-type="float" office:value="131.734784">
                <text:p>131.734784</text:p>
              </table:table-cell>
              <table:table-cell office:value-type="float" office:value="178.404864">
                <text:p>178.404864</text:p>
              </table:table-cell>
              <table:table-cell office:value-type="float" office:value="213.203712">
                <text:p>213.203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75">
                <text:p>875</text:p>
              </table:table-cell>
              <table:table-cell office:value-type="float" office:value="131.778048">
                <text:p>131.778048</text:p>
              </table:table-cell>
              <table:table-cell office:value-type="float" office:value="178.08">
                <text:p>178.08</text:p>
              </table:table-cell>
              <table:table-cell office:value-type="float" office:value="212.912896">
                <text:p>212.9128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76">
                <text:p>876</text:p>
              </table:table-cell>
              <table:table-cell office:value-type="float" office:value="131.59808">
                <text:p>131.59808</text:p>
              </table:table-cell>
              <table:table-cell office:value-type="float" office:value="177.73696">
                <text:p>177.73696</text:p>
              </table:table-cell>
              <table:table-cell office:value-type="float" office:value="212.730112">
                <text:p>212.730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77">
                <text:p>877</text:p>
              </table:table-cell>
              <table:table-cell office:value-type="float" office:value="131.49312">
                <text:p>131.49312</text:p>
              </table:table-cell>
              <table:table-cell office:value-type="float" office:value="177.409024">
                <text:p>177.409024</text:p>
              </table:table-cell>
              <table:table-cell office:value-type="float" office:value="212.585216">
                <text:p>212.585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78">
                <text:p>878</text:p>
              </table:table-cell>
              <table:table-cell office:value-type="float" office:value="131.202048">
                <text:p>131.202048</text:p>
              </table:table-cell>
              <table:table-cell office:value-type="float" office:value="177.28768">
                <text:p>177.28768</text:p>
              </table:table-cell>
              <table:table-cell office:value-type="float" office:value="212.296704">
                <text:p>212.296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79">
                <text:p>879</text:p>
              </table:table-cell>
              <table:table-cell office:value-type="float" office:value="130.91072">
                <text:p>130.91072</text:p>
              </table:table-cell>
              <table:table-cell office:value-type="float" office:value="176.992256">
                <text:p>176.992256</text:p>
              </table:table-cell>
              <table:table-cell office:value-type="float" office:value="212.152832">
                <text:p>212.152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130.72384">
                <text:p>130.72384</text:p>
              </table:table-cell>
              <table:table-cell office:value-type="float" office:value="176.929536">
                <text:p>176.929536</text:p>
              </table:table-cell>
              <table:table-cell office:value-type="float" office:value="212.038144">
                <text:p>212.038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81">
                <text:p>881</text:p>
              </table:table-cell>
              <table:table-cell office:value-type="float" office:value="130.580736">
                <text:p>130.580736</text:p>
              </table:table-cell>
              <table:table-cell office:value-type="float" office:value="176.636928">
                <text:p>176.636928</text:p>
              </table:table-cell>
              <table:table-cell office:value-type="float" office:value="211.860224">
                <text:p>211.860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82">
                <text:p>882</text:p>
              </table:table-cell>
              <table:table-cell office:value-type="float" office:value="130.295296">
                <text:p>130.295296</text:p>
              </table:table-cell>
              <table:table-cell office:value-type="float" office:value="176.342272">
                <text:p>176.342272</text:p>
              </table:table-cell>
              <table:table-cell office:value-type="float" office:value="211.54176">
                <text:p>211.54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83">
                <text:p>883</text:p>
              </table:table-cell>
              <table:table-cell office:value-type="float" office:value="130.11712">
                <text:p>130.11712</text:p>
              </table:table-cell>
              <table:table-cell office:value-type="float" office:value="176.240128">
                <text:p>176.240128</text:p>
              </table:table-cell>
              <table:table-cell office:value-type="float" office:value="211.385856">
                <text:p>211.385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84">
                <text:p>884</text:p>
              </table:table-cell>
              <table:table-cell office:value-type="float" office:value="129.82784">
                <text:p>129.82784</text:p>
              </table:table-cell>
              <table:table-cell office:value-type="float" office:value="175.95008">
                <text:p>175.95008</text:p>
              </table:table-cell>
              <table:table-cell office:value-type="float" office:value="211.084288">
                <text:p>211.084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85">
                <text:p>885</text:p>
              </table:table-cell>
              <table:table-cell office:value-type="float" office:value="129.575168">
                <text:p>129.575168</text:p>
              </table:table-cell>
              <table:table-cell office:value-type="float" office:value="175.9168">
                <text:p>175.9168</text:p>
              </table:table-cell>
              <table:table-cell office:value-type="float" office:value="210.93888">
                <text:p>210.938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86">
                <text:p>886</text:p>
              </table:table-cell>
              <table:table-cell office:value-type="float" office:value="129.491712">
                <text:p>129.491712</text:p>
              </table:table-cell>
              <table:table-cell office:value-type="float" office:value="175.625216">
                <text:p>175.625216</text:p>
              </table:table-cell>
              <table:table-cell office:value-type="float" office:value="210.644992">
                <text:p>210.6449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87">
                <text:p>887</text:p>
              </table:table-cell>
              <table:table-cell office:value-type="float" office:value="129.484032">
                <text:p>129.484032</text:p>
              </table:table-cell>
              <table:table-cell office:value-type="float" office:value="175.328256">
                <text:p>175.328256</text:p>
              </table:table-cell>
              <table:table-cell office:value-type="float" office:value="210.301696">
                <text:p>210.3016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88">
                <text:p>888</text:p>
              </table:table-cell>
              <table:table-cell office:value-type="float" office:value="129.350144">
                <text:p>129.350144</text:p>
              </table:table-cell>
              <table:table-cell office:value-type="float" office:value="175.154176">
                <text:p>175.154176</text:p>
              </table:table-cell>
              <table:table-cell office:value-type="float" office:value="210.140672">
                <text:p>210.140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89">
                <text:p>889</text:p>
              </table:table-cell>
              <table:table-cell office:value-type="float" office:value="129.063168">
                <text:p>129.063168</text:p>
              </table:table-cell>
              <table:table-cell office:value-type="float" office:value="175.129088">
                <text:p>175.129088</text:p>
              </table:table-cell>
              <table:table-cell office:value-type="float" office:value="209.835264">
                <text:p>209.835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128.820224">
                <text:p>128.820224</text:p>
              </table:table-cell>
              <table:table-cell office:value-type="float" office:value="174.837504">
                <text:p>174.837504</text:p>
              </table:table-cell>
              <table:table-cell office:value-type="float" office:value="209.648128">
                <text:p>209.648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91">
                <text:p>891</text:p>
              </table:table-cell>
              <table:table-cell office:value-type="float" office:value="128.7872">
                <text:p>128.7872</text:p>
              </table:table-cell>
              <table:table-cell office:value-type="float" office:value="174.54464">
                <text:p>174.54464</text:p>
              </table:table-cell>
              <table:table-cell office:value-type="float" office:value="209.508096">
                <text:p>209.508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92">
                <text:p>892</text:p>
              </table:table-cell>
              <table:table-cell office:value-type="float" office:value="128.558848">
                <text:p>128.558848</text:p>
              </table:table-cell>
              <table:table-cell office:value-type="float" office:value="174.380544">
                <text:p>174.380544</text:p>
              </table:table-cell>
              <table:table-cell office:value-type="float" office:value="209.216">
                <text:p>209.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93">
                <text:p>893</text:p>
              </table:table-cell>
              <table:table-cell office:value-type="float" office:value="128.19584">
                <text:p>128.19584</text:p>
              </table:table-cell>
              <table:table-cell office:value-type="float" office:value="174.086912">
                <text:p>174.086912</text:p>
              </table:table-cell>
              <table:table-cell office:value-type="float" office:value="209.069056">
                <text:p>209.069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94">
                <text:p>894</text:p>
              </table:table-cell>
              <table:table-cell office:value-type="float" office:value="127.852032">
                <text:p>127.852032</text:p>
              </table:table-cell>
              <table:table-cell office:value-type="float" office:value="173.98784">
                <text:p>173.98784</text:p>
              </table:table-cell>
              <table:table-cell office:value-type="float" office:value="208.774912">
                <text:p>208.774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95">
                <text:p>895</text:p>
              </table:table-cell>
              <table:table-cell office:value-type="float" office:value="127.684096">
                <text:p>127.684096</text:p>
              </table:table-cell>
              <table:table-cell office:value-type="float" office:value="173.695744">
                <text:p>173.695744</text:p>
              </table:table-cell>
              <table:table-cell office:value-type="float" office:value="208.587008">
                <text:p>208.587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127.392">
                <text:p>127.392</text:p>
              </table:table-cell>
              <table:table-cell office:value-type="float" office:value="173.63584">
                <text:p>173.63584</text:p>
              </table:table-cell>
              <table:table-cell office:value-type="float" office:value="208.358656">
                <text:p>208.358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97">
                <text:p>897</text:p>
              </table:table-cell>
              <table:table-cell office:value-type="float" office:value="127.20512">
                <text:p>127.20512</text:p>
              </table:table-cell>
              <table:table-cell office:value-type="float" office:value="173.34272">
                <text:p>173.34272</text:p>
              </table:table-cell>
              <table:table-cell office:value-type="float" office:value="208.217088">
                <text:p>208.2170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98">
                <text:p>898</text:p>
              </table:table-cell>
              <table:table-cell office:value-type="float" office:value="127.025152">
                <text:p>127.025152</text:p>
              </table:table-cell>
              <table:table-cell office:value-type="float" office:value="173.000704">
                <text:p>173.000704</text:p>
              </table:table-cell>
              <table:table-cell office:value-type="float" office:value="207.92704">
                <text:p>207.92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99">
                <text:p>899</text:p>
              </table:table-cell>
              <table:table-cell office:value-type="float" office:value="126.882304">
                <text:p>126.882304</text:p>
              </table:table-cell>
              <table:table-cell office:value-type="float" office:value="172.891648">
                <text:p>172.891648</text:p>
              </table:table-cell>
              <table:table-cell office:value-type="float" office:value="207.780608">
                <text:p>207.780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126.592">
                <text:p>126.592</text:p>
              </table:table-cell>
              <table:table-cell office:value-type="float" office:value="172.587008">
                <text:p>172.587008</text:p>
              </table:table-cell>
              <table:table-cell office:value-type="float" office:value="207.48928">
                <text:p>207.48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1">
                <text:p>901</text:p>
              </table:table-cell>
              <table:table-cell office:value-type="float" office:value="126.452736">
                <text:p>126.452736</text:p>
              </table:table-cell>
              <table:table-cell office:value-type="float" office:value="172.439296">
                <text:p>172.439296</text:p>
              </table:table-cell>
              <table:table-cell office:value-type="float" office:value="207.30112">
                <text:p>207.30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2">
                <text:p>902</text:p>
              </table:table-cell>
              <table:table-cell office:value-type="float" office:value="126.272768">
                <text:p>126.272768</text:p>
              </table:table-cell>
              <table:table-cell office:value-type="float" office:value="172.145408">
                <text:p>172.145408</text:p>
              </table:table-cell>
              <table:table-cell office:value-type="float" office:value="207.158016">
                <text:p>207.158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3">
                <text:p>903</text:p>
              </table:table-cell>
              <table:table-cell office:value-type="float" office:value="126.094848">
                <text:p>126.094848</text:p>
              </table:table-cell>
              <table:table-cell office:value-type="float" office:value="172.026368">
                <text:p>172.026368</text:p>
              </table:table-cell>
              <table:table-cell office:value-type="float" office:value="206.866688">
                <text:p>206.8666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4">
                <text:p>904</text:p>
              </table:table-cell>
              <table:table-cell office:value-type="float" office:value="125.910272">
                <text:p>125.910272</text:p>
              </table:table-cell>
              <table:table-cell office:value-type="float" office:value="171.736832">
                <text:p>171.736832</text:p>
              </table:table-cell>
              <table:table-cell office:value-type="float" office:value="206.680832">
                <text:p>206.680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5">
                <text:p>905</text:p>
              </table:table-cell>
              <table:table-cell office:value-type="float" office:value="125.843968">
                <text:p>125.843968</text:p>
              </table:table-cell>
              <table:table-cell office:value-type="float" office:value="171.671296">
                <text:p>171.671296</text:p>
              </table:table-cell>
              <table:table-cell office:value-type="float" office:value="206.459136">
                <text:p>206.459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6">
                <text:p>906</text:p>
              </table:table-cell>
              <table:table-cell office:value-type="float" office:value="125.662976">
                <text:p>125.662976</text:p>
              </table:table-cell>
              <table:table-cell office:value-type="float" office:value="171.378944">
                <text:p>171.378944</text:p>
              </table:table-cell>
              <table:table-cell office:value-type="float" office:value="206.356224">
                <text:p>206.356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7">
                <text:p>907</text:p>
              </table:table-cell>
              <table:table-cell office:value-type="float" office:value="125.483264">
                <text:p>125.483264</text:p>
              </table:table-cell>
              <table:table-cell office:value-type="float" office:value="171.083776">
                <text:p>171.083776</text:p>
              </table:table-cell>
              <table:table-cell office:value-type="float" office:value="206.05312">
                <text:p>206.053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8">
                <text:p>908</text:p>
              </table:table-cell>
              <table:table-cell office:value-type="float" office:value="125.803776">
                <text:p>125.803776</text:p>
              </table:table-cell>
              <table:table-cell office:value-type="float" office:value="170.91328">
                <text:p>170.91328</text:p>
              </table:table-cell>
              <table:table-cell office:value-type="float" office:value="205.864192">
                <text:p>205.864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9">
                <text:p>909</text:p>
              </table:table-cell>
              <table:table-cell office:value-type="float" office:value="125.628416">
                <text:p>125.628416</text:p>
              </table:table-cell>
              <table:table-cell office:value-type="float" office:value="170.852864">
                <text:p>170.852864</text:p>
              </table:table-cell>
              <table:table-cell office:value-type="float" office:value="205.681408">
                <text:p>205.6814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125.60128">
                <text:p>125.60128</text:p>
              </table:table-cell>
              <table:table-cell office:value-type="float" office:value="170.559744">
                <text:p>170.559744</text:p>
              </table:table-cell>
              <table:table-cell office:value-type="float" office:value="205.536">
                <text:p>205.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11">
                <text:p>911</text:p>
              </table:table-cell>
              <table:table-cell office:value-type="float" office:value="125.138688">
                <text:p>125.138688</text:p>
              </table:table-cell>
              <table:table-cell office:value-type="float" office:value="170.26688">
                <text:p>170.26688</text:p>
              </table:table-cell>
              <table:table-cell office:value-type="float" office:value="205.246976">
                <text:p>205.246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12">
                <text:p>912</text:p>
              </table:table-cell>
              <table:table-cell office:value-type="float" office:value="124.6208">
                <text:p>124.6208</text:p>
              </table:table-cell>
              <table:table-cell office:value-type="float" office:value="169.997568">
                <text:p>169.997568</text:p>
              </table:table-cell>
              <table:table-cell office:value-type="float" office:value="205.020672">
                <text:p>205.020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13">
                <text:p>913</text:p>
              </table:table-cell>
              <table:table-cell office:value-type="float" office:value="124.285184">
                <text:p>124.285184</text:p>
              </table:table-cell>
              <table:table-cell office:value-type="float" office:value="169.89696">
                <text:p>169.89696</text:p>
              </table:table-cell>
              <table:table-cell office:value-type="float" office:value="204.888832">
                <text:p>204.888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14">
                <text:p>914</text:p>
              </table:table-cell>
              <table:table-cell office:value-type="float" office:value="123.990016">
                <text:p>123.990016</text:p>
              </table:table-cell>
              <table:table-cell office:value-type="float" office:value="169.581824">
                <text:p>169.581824</text:p>
              </table:table-cell>
              <table:table-cell office:value-type="float" office:value="204.73472">
                <text:p>204.73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15">
                <text:p>915</text:p>
              </table:table-cell>
              <table:table-cell office:value-type="float" office:value="123.604736">
                <text:p>123.604736</text:p>
              </table:table-cell>
              <table:table-cell office:value-type="float" office:value="169.52704">
                <text:p>169.52704</text:p>
              </table:table-cell>
              <table:table-cell office:value-type="float" office:value="204.436736">
                <text:p>204.436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16">
                <text:p>916</text:p>
              </table:table-cell>
              <table:table-cell office:value-type="float" office:value="123.118848">
                <text:p>123.118848</text:p>
              </table:table-cell>
              <table:table-cell office:value-type="float" office:value="169.201152">
                <text:p>169.201152</text:p>
              </table:table-cell>
              <table:table-cell office:value-type="float" office:value="204.253696">
                <text:p>204.2536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17">
                <text:p>917</text:p>
              </table:table-cell>
              <table:table-cell office:value-type="float" office:value="123.01824">
                <text:p>123.01824</text:p>
              </table:table-cell>
              <table:table-cell office:value-type="float" office:value="168.890112">
                <text:p>168.890112</text:p>
              </table:table-cell>
              <table:table-cell office:value-type="float" office:value="204.104192">
                <text:p>204.104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18">
                <text:p>918</text:p>
              </table:table-cell>
              <table:table-cell office:value-type="float" office:value="122.70592">
                <text:p>122.70592</text:p>
              </table:table-cell>
              <table:table-cell office:value-type="float" office:value="168.589056">
                <text:p>168.589056</text:p>
              </table:table-cell>
              <table:table-cell office:value-type="float" office:value="203.811072">
                <text:p>203.8110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19">
                <text:p>919</text:p>
              </table:table-cell>
              <table:table-cell office:value-type="float" office:value="122.511104">
                <text:p>122.511104</text:p>
              </table:table-cell>
              <table:table-cell office:value-type="float" office:value="168.495616">
                <text:p>168.495616</text:p>
              </table:table-cell>
              <table:table-cell office:value-type="float" office:value="203.623936">
                <text:p>203.623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122.200064">
                <text:p>122.200064</text:p>
              </table:table-cell>
              <table:table-cell office:value-type="float" office:value="168.203776">
                <text:p>168.203776</text:p>
              </table:table-cell>
              <table:table-cell office:value-type="float" office:value="203.446016">
                <text:p>203.446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21">
                <text:p>921</text:p>
              </table:table-cell>
              <table:table-cell office:value-type="float" office:value="121.90464">
                <text:p>121.90464</text:p>
              </table:table-cell>
              <table:table-cell office:value-type="float" office:value="168.143872">
                <text:p>168.143872</text:p>
              </table:table-cell>
              <table:table-cell office:value-type="float" office:value="203.152896">
                <text:p>203.1528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22">
                <text:p>922</text:p>
              </table:table-cell>
              <table:table-cell office:value-type="float" office:value="121.609216">
                <text:p>121.609216</text:p>
              </table:table-cell>
              <table:table-cell office:value-type="float" office:value="167.849728">
                <text:p>167.849728</text:p>
              </table:table-cell>
              <table:table-cell office:value-type="float" office:value="202.918144">
                <text:p>202.918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23">
                <text:p>923</text:p>
              </table:table-cell>
              <table:table-cell office:value-type="float" office:value="121.42592">
                <text:p>121.42592</text:p>
              </table:table-cell>
              <table:table-cell office:value-type="float" office:value="167.552">
                <text:p>167.552</text:p>
              </table:table-cell>
              <table:table-cell office:value-type="float" office:value="202.772224">
                <text:p>202.772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24">
                <text:p>924</text:p>
              </table:table-cell>
              <table:table-cell office:value-type="float" office:value="121.32096">
                <text:p>121.32096</text:p>
              </table:table-cell>
              <table:table-cell office:value-type="float" office:value="167.378688">
                <text:p>167.378688</text:p>
              </table:table-cell>
              <table:table-cell office:value-type="float" office:value="202.635776">
                <text:p>202.635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25">
                <text:p>925</text:p>
              </table:table-cell>
              <table:table-cell office:value-type="float" office:value="121.037056">
                <text:p>121.037056</text:p>
              </table:table-cell>
              <table:table-cell office:value-type="float" office:value="167.314944">
                <text:p>167.314944</text:p>
              </table:table-cell>
              <table:table-cell office:value-type="float" office:value="202.74176">
                <text:p>202.74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26">
                <text:p>926</text:p>
              </table:table-cell>
              <table:table-cell office:value-type="float" office:value="120.744192">
                <text:p>120.744192</text:p>
              </table:table-cell>
              <table:table-cell office:value-type="float" office:value="167.023872">
                <text:p>167.023872</text:p>
              </table:table-cell>
              <table:table-cell office:value-type="float" office:value="202.852864">
                <text:p>202.8528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27">
                <text:p>927</text:p>
              </table:table-cell>
              <table:table-cell office:value-type="float" office:value="120.558848">
                <text:p>120.558848</text:p>
              </table:table-cell>
              <table:table-cell office:value-type="float" office:value="166.728704">
                <text:p>166.728704</text:p>
              </table:table-cell>
              <table:table-cell office:value-type="float" office:value="202.673408">
                <text:p>202.6734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28">
                <text:p>928</text:p>
              </table:table-cell>
              <table:table-cell office:value-type="float" office:value="120.418048">
                <text:p>120.418048</text:p>
              </table:table-cell>
              <table:table-cell office:value-type="float" office:value="166.592512">
                <text:p>166.592512</text:p>
              </table:table-cell>
              <table:table-cell office:value-type="float" office:value="202.637056">
                <text:p>202.637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29">
                <text:p>929</text:p>
              </table:table-cell>
              <table:table-cell office:value-type="float" office:value="120.01024">
                <text:p>120.01024</text:p>
              </table:table-cell>
              <table:table-cell office:value-type="float" office:value="166.535936">
                <text:p>166.535936</text:p>
              </table:table-cell>
              <table:table-cell office:value-type="float" office:value="202.34368">
                <text:p>202.34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119.761408">
                <text:p>119.761408</text:p>
              </table:table-cell>
              <table:table-cell office:value-type="float" office:value="166.237952">
                <text:p>166.237952</text:p>
              </table:table-cell>
              <table:table-cell office:value-type="float" office:value="202.047232">
                <text:p>202.047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31">
                <text:p>931</text:p>
              </table:table-cell>
              <table:table-cell office:value-type="float" office:value="119.506944">
                <text:p>119.506944</text:p>
              </table:table-cell>
              <table:table-cell office:value-type="float" office:value="165.944064">
                <text:p>165.944064</text:p>
              </table:table-cell>
              <table:table-cell office:value-type="float" office:value="201.755136">
                <text:p>201.755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32">
                <text:p>932</text:p>
              </table:table-cell>
              <table:table-cell office:value-type="float" office:value="119.321088">
                <text:p>119.321088</text:p>
              </table:table-cell>
              <table:table-cell office:value-type="float" office:value="165.774336">
                <text:p>165.774336</text:p>
              </table:table-cell>
              <table:table-cell office:value-type="float" office:value="201.686016">
                <text:p>201.686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33">
                <text:p>933</text:p>
              </table:table-cell>
              <table:table-cell office:value-type="float" office:value="118.883328">
                <text:p>118.883328</text:p>
              </table:table-cell>
              <table:table-cell office:value-type="float" office:value="165.817856">
                <text:p>165.817856</text:p>
              </table:table-cell>
              <table:table-cell office:value-type="float" office:value="201.396992">
                <text:p>201.3969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34">
                <text:p>934</text:p>
              </table:table-cell>
              <table:table-cell office:value-type="float" office:value="118.450688">
                <text:p>118.450688</text:p>
              </table:table-cell>
              <table:table-cell office:value-type="float" office:value="165.552896">
                <text:p>165.552896</text:p>
              </table:table-cell>
              <table:table-cell office:value-type="float" office:value="201.142016">
                <text:p>201.142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35">
                <text:p>935</text:p>
              </table:table-cell>
              <table:table-cell office:value-type="float" office:value="118.03008">
                <text:p>118.03008</text:p>
              </table:table-cell>
              <table:table-cell office:value-type="float" office:value="165.222912">
                <text:p>165.222912</text:p>
              </table:table-cell>
              <table:table-cell office:value-type="float" office:value="200.847616">
                <text:p>200.847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36">
                <text:p>936</text:p>
              </table:table-cell>
              <table:table-cell office:value-type="float" office:value="117.866752">
                <text:p>117.866752</text:p>
              </table:table-cell>
              <table:table-cell office:value-type="float" office:value="164.909312">
                <text:p>164.909312</text:p>
              </table:table-cell>
              <table:table-cell office:value-type="float" office:value="200.879104">
                <text:p>200.879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37">
                <text:p>937</text:p>
              </table:table-cell>
              <table:table-cell office:value-type="float" office:value="117.568">
                <text:p>117.568</text:p>
              </table:table-cell>
              <table:table-cell office:value-type="float" office:value="164.611072">
                <text:p>164.611072</text:p>
              </table:table-cell>
              <table:table-cell office:value-type="float" office:value="200.587776">
                <text:p>200.587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38">
                <text:p>938</text:p>
              </table:table-cell>
              <table:table-cell office:value-type="float" office:value="117.276928">
                <text:p>117.276928</text:p>
              </table:table-cell>
              <table:table-cell office:value-type="float" office:value="164.445184">
                <text:p>164.445184</text:p>
              </table:table-cell>
              <table:table-cell office:value-type="float" office:value="200.296192">
                <text:p>200.296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39">
                <text:p>939</text:p>
              </table:table-cell>
              <table:table-cell office:value-type="float" office:value="116.982272">
                <text:p>116.982272</text:p>
              </table:table-cell>
              <table:table-cell office:value-type="float" office:value="164.420352">
                <text:p>164.420352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116.656384">
                <text:p>116.656384</text:p>
              </table:table-cell>
              <table:table-cell office:value-type="float" office:value="164.128">
                <text:p>164.128</text:p>
              </table:table-cell>
              <table:table-cell office:value-type="float" office:value="199.708928">
                <text:p>199.708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41">
                <text:p>941</text:p>
              </table:table-cell>
              <table:table-cell office:value-type="float" office:value="116.430848">
                <text:p>116.430848</text:p>
              </table:table-cell>
              <table:table-cell office:value-type="float" office:value="163.837184">
                <text:p>163.837184</text:p>
              </table:table-cell>
              <table:table-cell office:value-type="float" office:value="199.414016">
                <text:p>199.414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42">
                <text:p>942</text:p>
              </table:table-cell>
              <table:table-cell office:value-type="float" office:value="116.0192">
                <text:p>116.0192</text:p>
              </table:table-cell>
              <table:table-cell office:value-type="float" office:value="163.69152">
                <text:p>163.69152</text:p>
              </table:table-cell>
              <table:table-cell office:value-type="float" office:value="199.115776">
                <text:p>199.115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43">
                <text:p>943</text:p>
              </table:table-cell>
              <table:table-cell office:value-type="float" office:value="115.813376">
                <text:p>115.813376</text:p>
              </table:table-cell>
              <table:table-cell office:value-type="float" office:value="163.346688">
                <text:p>163.346688</text:p>
              </table:table-cell>
              <table:table-cell office:value-type="float" office:value="198.934784">
                <text:p>198.9347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44">
                <text:p>944</text:p>
              </table:table-cell>
              <table:table-cell office:value-type="float" office:value="115.623168">
                <text:p>115.623168</text:p>
              </table:table-cell>
              <table:table-cell office:value-type="float" office:value="163.216896">
                <text:p>163.216896</text:p>
              </table:table-cell>
              <table:table-cell office:value-type="float" office:value="199.072">
                <text:p>199.0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45">
                <text:p>945</text:p>
              </table:table-cell>
              <table:table-cell office:value-type="float" office:value="115.440128">
                <text:p>115.440128</text:p>
              </table:table-cell>
              <table:table-cell office:value-type="float" office:value="162.8992">
                <text:p>162.8992</text:p>
              </table:table-cell>
              <table:table-cell office:value-type="float" office:value="198.779904">
                <text:p>198.779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46">
                <text:p>946</text:p>
              </table:table-cell>
              <table:table-cell office:value-type="float" office:value="115.291904">
                <text:p>115.291904</text:p>
              </table:table-cell>
              <table:table-cell office:value-type="float" office:value="162.724096">
                <text:p>162.724096</text:p>
              </table:table-cell>
              <table:table-cell office:value-type="float" office:value="198.48576">
                <text:p>198.485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47">
                <text:p>947</text:p>
              </table:table-cell>
              <table:table-cell office:value-type="float" office:value="115.344896">
                <text:p>115.344896</text:p>
              </table:table-cell>
              <table:table-cell office:value-type="float" office:value="162.654976">
                <text:p>162.654976</text:p>
              </table:table-cell>
              <table:table-cell office:value-type="float" office:value="198.191104">
                <text:p>198.191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48">
                <text:p>948</text:p>
              </table:table-cell>
              <table:table-cell office:value-type="float" office:value="115.377664">
                <text:p>115.377664</text:p>
              </table:table-cell>
              <table:table-cell office:value-type="float" office:value="162.360064">
                <text:p>162.360064</text:p>
              </table:table-cell>
              <table:table-cell office:value-type="float" office:value="197.897728">
                <text:p>197.897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49">
                <text:p>949</text:p>
              </table:table-cell>
              <table:table-cell office:value-type="float" office:value="115.25888">
                <text:p>115.25888</text:p>
              </table:table-cell>
              <table:table-cell office:value-type="float" office:value="162.19008">
                <text:p>162.19008</text:p>
              </table:table-cell>
              <table:table-cell office:value-type="float" office:value="197.560064">
                <text:p>197.560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114.969856">
                <text:p>114.969856</text:p>
              </table:table-cell>
              <table:table-cell office:value-type="float" office:value="162.162944">
                <text:p>162.162944</text:p>
              </table:table-cell>
              <table:table-cell office:value-type="float" office:value="197.2608">
                <text:p>197.2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1">
                <text:p>951</text:p>
              </table:table-cell>
              <table:table-cell office:value-type="float" office:value="114.904832">
                <text:p>114.904832</text:p>
              </table:table-cell>
              <table:table-cell office:value-type="float" office:value="161.9008">
                <text:p>161.9008</text:p>
              </table:table-cell>
              <table:table-cell office:value-type="float" office:value="196.91904">
                <text:p>196.91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2">
                <text:p>952</text:p>
              </table:table-cell>
              <table:table-cell office:value-type="float" office:value="114.614784">
                <text:p>114.614784</text:p>
              </table:table-cell>
              <table:table-cell office:value-type="float" office:value="161.606912">
                <text:p>161.606912</text:p>
              </table:table-cell>
              <table:table-cell office:value-type="float" office:value="196.672512">
                <text:p>196.672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3">
                <text:p>953</text:p>
              </table:table-cell>
              <table:table-cell office:value-type="float" office:value="114.324224">
                <text:p>114.324224</text:p>
              </table:table-cell>
              <table:table-cell office:value-type="float" office:value="161.549312">
                <text:p>161.549312</text:p>
              </table:table-cell>
              <table:table-cell office:value-type="float" office:value="196.62336">
                <text:p>196.623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4">
                <text:p>954</text:p>
              </table:table-cell>
              <table:table-cell office:value-type="float" office:value="114.03264">
                <text:p>114.03264</text:p>
              </table:table-cell>
              <table:table-cell office:value-type="float" office:value="161.254912">
                <text:p>161.254912</text:p>
              </table:table-cell>
              <table:table-cell office:value-type="float" office:value="196.321792">
                <text:p>196.3217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5">
                <text:p>955</text:p>
              </table:table-cell>
              <table:table-cell office:value-type="float" office:value="113.831168">
                <text:p>113.831168</text:p>
              </table:table-cell>
              <table:table-cell office:value-type="float" office:value="160.959232">
                <text:p>160.959232</text:p>
              </table:table-cell>
              <table:table-cell office:value-type="float" office:value="195.990016">
                <text:p>195.990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6">
                <text:p>956</text:p>
              </table:table-cell>
              <table:table-cell office:value-type="float" office:value="113.613824">
                <text:p>113.613824</text:p>
              </table:table-cell>
              <table:table-cell office:value-type="float" office:value="160.827136">
                <text:p>160.827136</text:p>
              </table:table-cell>
              <table:table-cell office:value-type="float" office:value="195.691008">
                <text:p>195.691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7">
                <text:p>957</text:p>
              </table:table-cell>
              <table:table-cell office:value-type="float" office:value="113.156096">
                <text:p>113.156096</text:p>
              </table:table-cell>
              <table:table-cell office:value-type="float" office:value="160.526848">
                <text:p>160.526848</text:p>
              </table:table-cell>
              <table:table-cell office:value-type="float" office:value="195.348224">
                <text:p>195.348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8">
                <text:p>958</text:p>
              </table:table-cell>
              <table:table-cell office:value-type="float" office:value="112.717056">
                <text:p>112.717056</text:p>
              </table:table-cell>
              <table:table-cell office:value-type="float" office:value="160.359936">
                <text:p>160.359936</text:p>
              </table:table-cell>
              <table:table-cell office:value-type="float" office:value="195.186944">
                <text:p>195.186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9">
                <text:p>959</text:p>
              </table:table-cell>
              <table:table-cell office:value-type="float" office:value="112.585216">
                <text:p>112.585216</text:p>
              </table:table-cell>
              <table:table-cell office:value-type="float" office:value="160.370432">
                <text:p>160.370432</text:p>
              </table:table-cell>
              <table:table-cell office:value-type="float" office:value="194.883072">
                <text:p>194.8830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112.466688">
                <text:p>112.466688</text:p>
              </table:table-cell>
              <table:table-cell office:value-type="float" office:value="160.075008">
                <text:p>160.075008</text:p>
              </table:table-cell>
              <table:table-cell office:value-type="float" office:value="194.83392">
                <text:p>194.833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61">
                <text:p>961</text:p>
              </table:table-cell>
              <table:table-cell office:value-type="float" office:value="112.319488">
                <text:p>112.319488</text:p>
              </table:table-cell>
              <table:table-cell office:value-type="float" office:value="159.776768">
                <text:p>159.776768</text:p>
              </table:table-cell>
              <table:table-cell office:value-type="float" office:value="194.542592">
                <text:p>194.5425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62">
                <text:p>962</text:p>
              </table:table-cell>
              <table:table-cell office:value-type="float" office:value="112.030976">
                <text:p>112.030976</text:p>
              </table:table-cell>
              <table:table-cell office:value-type="float" office:value="159.480576">
                <text:p>159.480576</text:p>
              </table:table-cell>
              <table:table-cell office:value-type="float" office:value="194.246912">
                <text:p>194.246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63">
                <text:p>963</text:p>
              </table:table-cell>
              <table:table-cell office:value-type="float" office:value="111.926528">
                <text:p>111.926528</text:p>
              </table:table-cell>
              <table:table-cell office:value-type="float" office:value="159.37792">
                <text:p>159.37792</text:p>
              </table:table-cell>
              <table:table-cell office:value-type="float" office:value="193.887744">
                <text:p>193.8877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64">
                <text:p>964</text:p>
              </table:table-cell>
              <table:table-cell office:value-type="float" office:value="111.512064">
                <text:p>111.512064</text:p>
              </table:table-cell>
              <table:table-cell office:value-type="float" office:value="159.088128">
                <text:p>159.088128</text:p>
              </table:table-cell>
              <table:table-cell office:value-type="float" office:value="193.584896">
                <text:p>193.5848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65">
                <text:p>965</text:p>
              </table:table-cell>
              <table:table-cell office:value-type="float" office:value="110.752256">
                <text:p>110.752256</text:p>
              </table:table-cell>
              <table:table-cell office:value-type="float" office:value="158.9888">
                <text:p>158.9888</text:p>
              </table:table-cell>
              <table:table-cell office:value-type="float" office:value="193.396736">
                <text:p>193.396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66">
                <text:p>966</text:p>
              </table:table-cell>
              <table:table-cell office:value-type="float" office:value="110.508288">
                <text:p>110.508288</text:p>
              </table:table-cell>
              <table:table-cell office:value-type="float" office:value="158.689792">
                <text:p>158.689792</text:p>
              </table:table-cell>
              <table:table-cell office:value-type="float" office:value="193.286144">
                <text:p>193.286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67">
                <text:p>967</text:p>
              </table:table-cell>
              <table:table-cell office:value-type="float" office:value="110.228992">
                <text:p>110.228992</text:p>
              </table:table-cell>
              <table:table-cell office:value-type="float" office:value="158.381312">
                <text:p>158.381312</text:p>
              </table:table-cell>
              <table:table-cell office:value-type="float" office:value="192.989696">
                <text:p>192.9896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68">
                <text:p>968</text:p>
              </table:table-cell>
              <table:table-cell office:value-type="float" office:value="109.650432">
                <text:p>109.650432</text:p>
              </table:table-cell>
              <table:table-cell office:value-type="float" office:value="158.317056">
                <text:p>158.317056</text:p>
              </table:table-cell>
              <table:table-cell office:value-type="float" office:value="192.69376">
                <text:p>192.69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69">
                <text:p>969</text:p>
              </table:table-cell>
              <table:table-cell office:value-type="float" office:value="109.167104">
                <text:p>109.167104</text:p>
              </table:table-cell>
              <table:table-cell office:value-type="float" office:value="158.025728">
                <text:p>158.025728</text:p>
              </table:table-cell>
              <table:table-cell office:value-type="float" office:value="192.510208">
                <text:p>192.510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108.843264">
                <text:p>108.843264</text:p>
              </table:table-cell>
              <table:table-cell office:value-type="float" office:value="157.729024">
                <text:p>157.729024</text:p>
              </table:table-cell>
              <table:table-cell office:value-type="float" office:value="192.33024">
                <text:p>192.33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71">
                <text:p>971</text:p>
              </table:table-cell>
              <table:table-cell office:value-type="float" office:value="108.433152">
                <text:p>108.433152</text:p>
              </table:table-cell>
              <table:table-cell office:value-type="float" office:value="157.638912">
                <text:p>157.638912</text:p>
              </table:table-cell>
              <table:table-cell office:value-type="float" office:value="192.212224">
                <text:p>192.212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72">
                <text:p>972</text:p>
              </table:table-cell>
              <table:table-cell office:value-type="float" office:value="108.38784">
                <text:p>108.38784</text:p>
              </table:table-cell>
              <table:table-cell office:value-type="float" office:value="157.351424">
                <text:p>157.351424</text:p>
              </table:table-cell>
              <table:table-cell office:value-type="float" office:value="192.027648">
                <text:p>192.027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73">
                <text:p>973</text:p>
              </table:table-cell>
              <table:table-cell office:value-type="float" office:value="108.30592">
                <text:p>108.30592</text:p>
              </table:table-cell>
              <table:table-cell office:value-type="float" office:value="157.287936">
                <text:p>157.287936</text:p>
              </table:table-cell>
              <table:table-cell office:value-type="float" office:value="191.736576">
                <text:p>191.7365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74">
                <text:p>974</text:p>
              </table:table-cell>
              <table:table-cell office:value-type="float" office:value="108.096768">
                <text:p>108.096768</text:p>
              </table:table-cell>
              <table:table-cell office:value-type="float" office:value="156.996352">
                <text:p>156.996352</text:p>
              </table:table-cell>
              <table:table-cell office:value-type="float" office:value="191.616768">
                <text:p>191.6167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75">
                <text:p>975</text:p>
              </table:table-cell>
              <table:table-cell office:value-type="float" office:value="108.018944">
                <text:p>108.018944</text:p>
              </table:table-cell>
              <table:table-cell office:value-type="float" office:value="156.648192">
                <text:p>156.648192</text:p>
              </table:table-cell>
              <table:table-cell office:value-type="float" office:value="191.358208">
                <text:p>191.358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76">
                <text:p>976</text:p>
              </table:table-cell>
              <table:table-cell office:value-type="float" office:value="107.725824">
                <text:p>107.725824</text:p>
              </table:table-cell>
              <table:table-cell office:value-type="float" office:value="156.540672">
                <text:p>156.540672</text:p>
              </table:table-cell>
              <table:table-cell office:value-type="float" office:value="191.064064">
                <text:p>191.064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77">
                <text:p>977</text:p>
              </table:table-cell>
              <table:table-cell office:value-type="float" office:value="107.435776">
                <text:p>107.435776</text:p>
              </table:table-cell>
              <table:table-cell office:value-type="float" office:value="156.231168">
                <text:p>156.231168</text:p>
              </table:table-cell>
              <table:table-cell office:value-type="float" office:value="190.919424">
                <text:p>190.9194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78">
                <text:p>978</text:p>
              </table:table-cell>
              <table:table-cell office:value-type="float" office:value="107.252736">
                <text:p>107.252736</text:p>
              </table:table-cell>
              <table:table-cell office:value-type="float" office:value="156.125952">
                <text:p>156.125952</text:p>
              </table:table-cell>
              <table:table-cell office:value-type="float" office:value="190.630656">
                <text:p>190.630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79">
                <text:p>979</text:p>
              </table:table-cell>
              <table:table-cell office:value-type="float" office:value="107.183872">
                <text:p>107.183872</text:p>
              </table:table-cell>
              <table:table-cell office:value-type="float" office:value="155.833088">
                <text:p>155.833088</text:p>
              </table:table-cell>
              <table:table-cell office:value-type="float" office:value="190.4832">
                <text:p>190.4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106.895872">
                <text:p>106.895872</text:p>
              </table:table-cell>
              <table:table-cell office:value-type="float" office:value="155.699968">
                <text:p>155.699968</text:p>
              </table:table-cell>
              <table:table-cell office:value-type="float" office:value="190.188288">
                <text:p>190.188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81">
                <text:p>981</text:p>
              </table:table-cell>
              <table:table-cell office:value-type="float" office:value="106.189824">
                <text:p>106.189824</text:p>
              </table:table-cell>
              <table:table-cell office:value-type="float" office:value="155.401984">
                <text:p>155.401984</text:p>
              </table:table-cell>
              <table:table-cell office:value-type="float" office:value="189.89696">
                <text:p>189.896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82">
                <text:p>982</text:p>
              </table:table-cell>
              <table:table-cell office:value-type="float" office:value="105.78688">
                <text:p>105.78688</text:p>
              </table:table-cell>
              <table:table-cell office:value-type="float" office:value="155.236608">
                <text:p>155.236608</text:p>
              </table:table-cell>
              <table:table-cell office:value-type="float" office:value="189.710336">
                <text:p>189.7103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83">
                <text:p>983</text:p>
              </table:table-cell>
              <table:table-cell office:value-type="float" office:value="105.566976">
                <text:p>105.566976</text:p>
              </table:table-cell>
              <table:table-cell office:value-type="float" office:value="154.92608">
                <text:p>154.92608</text:p>
              </table:table-cell>
              <table:table-cell office:value-type="float" office:value="189.547264">
                <text:p>189.547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84">
                <text:p>984</text:p>
              </table:table-cell>
              <table:table-cell office:value-type="float" office:value="105.285888">
                <text:p>105.285888</text:p>
              </table:table-cell>
              <table:table-cell office:value-type="float" office:value="154.694144">
                <text:p>154.694144</text:p>
              </table:table-cell>
              <table:table-cell office:value-type="float" office:value="189.405696">
                <text:p>189.4056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85">
                <text:p>985</text:p>
              </table:table-cell>
              <table:table-cell office:value-type="float" office:value="104.918016">
                <text:p>104.918016</text:p>
              </table:table-cell>
              <table:table-cell office:value-type="float" office:value="154.59328">
                <text:p>154.59328</text:p>
              </table:table-cell>
              <table:table-cell office:value-type="float" office:value="189.118208">
                <text:p>189.118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86">
                <text:p>986</text:p>
              </table:table-cell>
              <table:table-cell office:value-type="float" office:value="104.763904">
                <text:p>104.763904</text:p>
              </table:table-cell>
              <table:table-cell office:value-type="float" office:value="154.332928">
                <text:p>154.332928</text:p>
              </table:table-cell>
              <table:table-cell office:value-type="float" office:value="188.978944">
                <text:p>188.978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87">
                <text:p>987</text:p>
              </table:table-cell>
              <table:table-cell office:value-type="float" office:value="104.54272">
                <text:p>104.54272</text:p>
              </table:table-cell>
              <table:table-cell office:value-type="float" office:value="154.1568">
                <text:p>154.1568</text:p>
              </table:table-cell>
              <table:table-cell office:value-type="float" office:value="188.644864">
                <text:p>188.6448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88">
                <text:p>988</text:p>
              </table:table-cell>
              <table:table-cell office:value-type="float" office:value="104.232192">
                <text:p>104.232192</text:p>
              </table:table-cell>
              <table:table-cell office:value-type="float" office:value="154.12608">
                <text:p>154.12608</text:p>
              </table:table-cell>
              <table:table-cell office:value-type="float" office:value="188.3392">
                <text:p>188.33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89">
                <text:p>989</text:p>
              </table:table-cell>
              <table:table-cell office:value-type="float" office:value="104.029184">
                <text:p>104.029184</text:p>
              </table:table-cell>
              <table:table-cell office:value-type="float" office:value="153.833472">
                <text:p>153.833472</text:p>
              </table:table-cell>
              <table:table-cell office:value-type="float" office:value="188.137216">
                <text:p>188.137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104.004096">
                <text:p>104.004096</text:p>
              </table:table-cell>
              <table:table-cell office:value-type="float" office:value="153.534976">
                <text:p>153.534976</text:p>
              </table:table-cell>
              <table:table-cell office:value-type="float" office:value="187.82208">
                <text:p>187.82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91">
                <text:p>991</text:p>
              </table:table-cell>
              <table:table-cell office:value-type="float" office:value="103.811072">
                <text:p>103.811072</text:p>
              </table:table-cell>
              <table:table-cell office:value-type="float" office:value="153.473792">
                <text:p>153.473792</text:p>
              </table:table-cell>
              <table:table-cell office:value-type="float" office:value="187.664128">
                <text:p>187.664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92">
                <text:p>992</text:p>
              </table:table-cell>
              <table:table-cell office:value-type="float" office:value="103.449088">
                <text:p>103.449088</text:p>
              </table:table-cell>
              <table:table-cell office:value-type="float" office:value="153.184256">
                <text:p>153.184256</text:p>
              </table:table-cell>
              <table:table-cell office:value-type="float" office:value="187.361792">
                <text:p>187.3617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93">
                <text:p>993</text:p>
              </table:table-cell>
              <table:table-cell office:value-type="float" office:value="103.143936">
                <text:p>103.143936</text:p>
              </table:table-cell>
              <table:table-cell office:value-type="float" office:value="152.89088">
                <text:p>152.89088</text:p>
              </table:table-cell>
              <table:table-cell office:value-type="float" office:value="187.181056">
                <text:p>187.181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94">
                <text:p>994</text:p>
              </table:table-cell>
              <table:table-cell office:value-type="float" office:value="102.99904">
                <text:p>102.99904</text:p>
              </table:table-cell>
              <table:table-cell office:value-type="float" office:value="152.79104">
                <text:p>152.79104</text:p>
              </table:table-cell>
              <table:table-cell office:value-type="float" office:value="187.000064">
                <text:p>187.000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95">
                <text:p>995</text:p>
              </table:table-cell>
              <table:table-cell office:value-type="float" office:value="102.708992">
                <text:p>102.708992</text:p>
              </table:table-cell>
              <table:table-cell office:value-type="float" office:value="152.497152">
                <text:p>152.497152</text:p>
              </table:table-cell>
              <table:table-cell office:value-type="float" office:value="186.875904">
                <text:p>186.875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96">
                <text:p>996</text:p>
              </table:table-cell>
              <table:table-cell office:value-type="float" office:value="102.569472">
                <text:p>102.569472</text:p>
              </table:table-cell>
              <table:table-cell office:value-type="float" office:value="152.434176">
                <text:p>152.434176</text:p>
              </table:table-cell>
              <table:table-cell office:value-type="float" office:value="186.732032">
                <text:p>186.732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97">
                <text:p>997</text:p>
              </table:table-cell>
              <table:table-cell office:value-type="float" office:value="102.28096">
                <text:p>102.28096</text:p>
              </table:table-cell>
              <table:table-cell office:value-type="float" office:value="152.1408">
                <text:p>152.1408</text:p>
              </table:table-cell>
              <table:table-cell office:value-type="float" office:value="186.441472">
                <text:p>186.441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98">
                <text:p>998</text:p>
              </table:table-cell>
              <table:table-cell office:value-type="float" office:value="102.126336">
                <text:p>102.126336</text:p>
              </table:table-cell>
              <table:table-cell office:value-type="float" office:value="151.844864">
                <text:p>151.844864</text:p>
              </table:table-cell>
              <table:table-cell office:value-type="float" office:value="186.294016">
                <text:p>186.294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99">
                <text:p>999</text:p>
              </table:table-cell>
              <table:table-cell office:value-type="float" office:value="101.825792">
                <text:p>101.825792</text:p>
              </table:table-cell>
              <table:table-cell office:value-type="float" office:value="151.675392">
                <text:p>151.675392</text:p>
              </table:table-cell>
              <table:table-cell office:value-type="float" office:value="186.003456">
                <text:p>186.00345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